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start" fo:margin-left="1.412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 style:vertical-align="top" style:repeat-content="false"/>
      <style:paragraph-properties fo:text-align="end" fo:margin-right="0cm"/>
    </style:style>
    <style:style style:name="ce8" style:family="table-cell" style:parent-style-name="Default" style:data-style-name="N3"/>
    <style:style style:name="ce9" style:family="table-cell" style:parent-style-name="Default" style:data-style-name="N36"/>
    <style:style style:name="ce10" style:family="table-cell" style:parent-style-name="Default" style:data-style-name="N0"/>
    <style:style style:name="ce11" style:family="table-cell" style:parent-style-name="Default" style:data-style-name="N0"/>
    <style:style style:name="ce12" style:family="table-cell" style:parent-style-name="Default" style:data-style-name="N2"/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-top="thin solid #000000" fo:border-bottom="none" fo:border-left="none" fo:border-right="none" style:vertical-align="top" fo:wrap-option="wrap" style:repeat-content="false"/>
      <style:paragraph-properties fo:text-align="end" fo:margin-right="0cm"/>
    </style:style>
    <style:style style:name="ce16" style:family="table-cell" style:parent-style-name="Default" style:data-style-name="N37"/>
    <style:style style:name="ce17" style:family="table-cell" style:parent-style-name="Default" style:data-style-name="N3">
      <style:table-cell-properties fo:border-top="thin solid #000000" fo:border-bottom="none" fo:border-left="none" fo:border-right="none" style:vertical-align="top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20" style:family="table-cell" style:parent-style-name="Default" style:data-style-name="N37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22" style:family="table-cell" style:parent-style-name="Default" style:data-style-name="N37"/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1.765cm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start" fo:margin-left="0cm"/>
    </style:style>
    <style:style style:name="ce27" style:family="table-cell" style:parent-style-name="Default" style:data-style-name="N36">
      <style:table-cell-properties fo:border-top="thin solid #000000" fo:border-bottom="none" fo:border-left="none" fo:border-right="none" style:vertical-align="automatic" fo:wrap-option="wrap"/>
    </style:style>
    <style:style style:name="ce28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start" fo:margin-left="1.412cm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30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2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to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2pt solid #000000" fo:border-bottom="none" fo:border-left="none" fo:border-right="none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2pt solid #000000" fo:border-bottom="none" fo:border-left="none" fo:border-right="none"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order-top="2pt solid #000000" fo:border-bottom="none" fo:border-left="none" fo:border-right="none"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-top="2pt solid #000000" fo:border-bottom="none" fo:border-left="none" fo:border-right="none"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2pt solid #000000" fo:border-bottom="none" fo:border-left="none" fo:border-right="none" style:vertical-align="top" style:repeat-content="false"/>
      <style:paragraph-properties fo:text-align="end" fo:margin-right="0cm"/>
    </style:style>
    <style:style style:name="ce53" style:family="table-cell" style:parent-style-name="Default" style:data-style-name="N3">
      <style:table-cell-properties style:vertical-align="top" style:repeat-content="false"/>
      <style:paragraph-properties fo:text-align="end" fo:margin-right="0cm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6" style:family="table-cell" style:parent-style-name="Default" style:data-style-name="N3">
      <style:table-cell-properties fo:border-top="thin solid #000000" fo:border-bottom="none" fo:border-left="none" fo:border-right="none" style:vertical-align="top" style:repeat-content="false"/>
      <style:paragraph-properties fo:text-align="end" fo:margin-right="0cm"/>
    </style:style>
    <style:style style:name="ce57" style:family="table-cell" style:parent-style-name="Default" style:data-style-name="N36">
      <style:table-cell-properties fo:border-top="thin solid #000000" fo:border-bottom="none" fo:border-left="none" fo:border-right="none" style:vertical-align="top" style:repeat-content="false"/>
      <style:paragraph-properties fo:text-align="end" fo:margin-right="0cm"/>
    </style:style>
    <style:style style:name="ce58" style:family="table-cell" style:parent-style-name="Default" style:data-style-name="N36">
      <style:table-cell-properties style:vertical-align="top" style:repeat-content="false"/>
      <style:paragraph-properties fo:text-align="end" fo:margin-right="0cm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start" fo:margin-left="0cm"/>
    </style:style>
    <style:style style:name="ce61" style:family="table-cell" style:parent-style-name="Default" style:data-style-name="N37">
      <style:table-cell-properties fo:border-top="thin solid #000000" fo:border-bottom="none" fo:border-left="none" fo:border-right="none" style:vertical-align="top" fo:wrap-option="wrap" style:repeat-content="false"/>
      <style:paragraph-properties fo:text-align="end" fo:margin-right="0cm"/>
    </style:style>
    <style:style style:name="ce62" style:family="table-cell" style:parent-style-name="Default" style:data-style-name="N37">
      <style:table-cell-properties style:vertical-align="top" fo:wrap-option="wrap" style:repeat-content="false"/>
      <style:paragraph-properties fo:text-align="end" fo:margin-right="0cm"/>
    </style:style>
    <style:style style:name="ce63" style:family="table-cell" style:parent-style-name="Default" style:data-style-name="N36">
      <style:table-cell-properties fo:border-top="thin solid #000000" fo:border-bottom="none" fo:border-left="none" fo:border-right="none" style:vertical-align="top" fo:wrap-option="wrap" style:repeat-content="false"/>
      <style:paragraph-properties fo:text-align="end" fo:margin-right="0cm"/>
    </style:style>
    <style:style style:name="ce64" style:family="table-cell" style:parent-style-name="Default" style:data-style-name="N36">
      <style:table-cell-properties style:vertical-align="top" fo:wrap-option="wrap" style:repeat-content="false"/>
      <style:paragraph-properties fo:text-align="end" fo:margin-right="0cm"/>
    </style:style>
    <style:style style:name="ce6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2pt solid #000000" fo:border-bottom="none" fo:border-left="none" fo:border-right="none" style:vertical-align="top" fo:wrap-option="wrap" style:repeat-content="false"/>
      <style:paragraph-properties fo:text-align="end" fo:margin-right="0cm"/>
    </style:style>
    <style:style style:name="ce68" style:family="table-cell" style:parent-style-name="Default" style:data-style-name="N3">
      <style:table-cell-properties style:vertical-align="top" fo:wrap-option="wrap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71" style:family="table-cell" style:parent-style-name="Default" style:data-style-name="N37">
      <style:table-cell-properties fo:border-top="2pt solid #000000" fo:border-bottom="none" fo:border-left="none" fo:border-right="none" style:vertical-align="top" fo:wrap-option="wrap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-top="2pt solid #000000" fo:border-bottom="thin solid #000000" fo:border-left="none" fo:border-right="none"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76" style:family="table-cell" style:parent-style-name="Default" style:data-style-name="N37">
      <style:table-cell-properties fo:border-top="2pt solid #000000" fo:border-bottom="none" fo:border-left="none" fo:border-right="none"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7" style:family="table-cell" style:parent-style-name="Default" style:data-style-name="N37">
      <style:table-cell-properties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8" style:family="table-cell" style:parent-style-name="Default" style:data-style-name="N3">
      <style:table-cell-properties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80" style:family="table-cell" style:parent-style-name="Default" style:data-style-name="N37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82" style:family="table-cell" style:parent-style-name="Default" style:data-style-name="N3">
      <style:table-cell-properties fo:border-top="2pt solid #000000" fo:border-bottom="thin solid #000000" fo:border-left="none" fo:border-right="none" style:vertical-align="top" style:repeat-content="false"/>
      <style:paragraph-properties fo:text-align="end" fo:margin-right="0cm"/>
    </style:style>
    <style:style style:name="ce83" style:family="table-cell" style:parent-style-name="Default" style:data-style-name="N36">
      <style:table-cell-properties fo:border-top="thin solid #000000" fo:border-bottom="thin solid #000000" fo:border-left="none" fo:border-right="none" style:vertical-align="top" style:repeat-content="false"/>
      <style:paragraph-properties fo:text-align="end" fo:margin-right="0cm"/>
    </style:style>
    <style:style style:name="ce84" style:family="table-cell" style:parent-style-name="Default" style:data-style-name="N3">
      <style:table-cell-properties fo:border-top="2pt solid #000000" fo:border-bottom="2pt solid #000000" fo:border-left="none" fo:border-right="none"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2pt solid #000000" fo:border-bottom="2pt solid #000000" fo:border-left="none" fo:border-right="none" style:vertical-align="top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fo:border-top="2pt solid #000000" fo:border-bottom="thin solid #000000" fo:border-left="none" fo:border-right="none" style:vertical-align="top" fo:wrap-option="wrap" style:repeat-content="false"/>
      <style:paragraph-properties fo:text-align="end" fo:margin-right="0cm"/>
    </style:style>
    <style:style style:name="ce88" style:family="table-cell" style:parent-style-name="Default" style:data-style-name="N36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end" fo:margin-right="0cm"/>
    </style:style>
    <style:style style:name="ce89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-top="2pt solid #000000" fo:border-bottom="thin solid #000000" fo:border-left="none" fo:border-right="none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3">
      <style:table-cell-properties fo:border-top="2pt solid #000000" fo:border-bottom="thin solid #000000" fo:border-left="none" fo:border-right="none" style:vertical-align="top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7">
      <style:table-cell-properties fo:border-top="2pt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4.4991666666667cm" style:use-optimal-column-width="true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1.349375cm" style:use-optimal-column-width="true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1.031875cm" style:use-optimal-column-width="true"/>
    </style:style>
    <style:style style:name="co10" style:family="table-column">
      <style:table-column-properties fo:break-before="auto" style:column-width="5.02708333333333cm"/>
    </style:style>
    <style:style style:name="co11" style:family="table-column">
      <style:table-column-properties fo:break-before="auto" style:column-width="1.56104166666667cm" style:use-optimal-column-width="true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0.16cm"/>
    </style:style>
    <style:style style:name="co14" style:family="table-column">
      <style:table-column-properties fo:break-before="auto" style:column-width="3.4925cm" style:use-optimal-column-width="true"/>
    </style:style>
    <style:style style:name="co15" style:family="table-column">
      <style:table-column-properties fo:break-before="auto" style:column-width="3.22791666666667cm" style:use-optimal-column-width="true"/>
    </style:style>
    <style:style style:name="co16" style:family="table-column">
      <style:table-column-properties fo:break-before="auto" style:column-width="3.75708333333333cm"/>
    </style:style>
    <style:style style:name="co17" style:family="table-column">
      <style:table-column-properties fo:break-before="auto" style:column-width="4.39208333333333cm"/>
    </style:style>
    <style:style style:name="co18" style:family="table-column">
      <style:table-column-properties fo:break-before="auto" style:column-width="3.413125cm" style:use-optimal-column-width="true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5.05354166666667cm"/>
    </style:style>
    <style:style style:name="co21" style:family="table-column">
      <style:table-column-properties fo:break-before="auto" style:column-width="5.10645833333333cm" style:use-optimal-column-width="true"/>
    </style:style>
    <style:style style:name="co22" style:family="table-column">
      <style:table-column-properties fo:break-before="auto" style:column-width="4.94770833333333cm"/>
    </style:style>
    <style:style style:name="co23" style:family="table-column">
      <style:table-column-properties fo:break-before="auto" style:column-width="2.301875cm"/>
    </style:style>
    <style:style style:name="co24" style:family="table-column">
      <style:table-column-properties fo:break-before="auto" style:column-width="7.83166666666667cm"/>
    </style:style>
    <style:style style:name="co25" style:family="table-column">
      <style:table-column-properties fo:break-before="auto" style:column-width="3.83645833333333cm" style:use-optimal-column-width="true"/>
    </style:style>
    <style:style style:name="co26" style:family="table-column">
      <style:table-column-properties fo:break-before="auto" style:column-width="8.22854166666667cm"/>
    </style:style>
    <style:style style:name="co27" style:family="table-column">
      <style:table-column-properties fo:break-before="auto" style:column-width="3.62479166666667cm" style:use-optimal-column-width="true"/>
    </style:style>
    <style:style style:name="co28" style:family="table-column">
      <style:table-column-properties fo:break-before="auto" style:column-width="4.33916666666667cm" style:use-optimal-column-width="true"/>
    </style:style>
    <style:style style:name="co29" style:family="table-column">
      <style:table-column-properties fo:break-before="auto" style:column-width="3.571875cm"/>
    </style:style>
    <style:style style:name="co30" style:family="table-column">
      <style:table-column-properties fo:break-before="auto" style:column-width="4.10104166666667cm" style:use-optimal-column-width="true"/>
    </style:style>
    <style:style style:name="co31" style:family="table-column">
      <style:table-column-properties fo:break-before="auto" style:column-width="4.28625cm" style:use-optimal-column-width="true"/>
    </style:style>
    <style:style style:name="co32" style:family="table-column">
      <style:table-column-properties fo:break-before="auto" style:column-width="7.72583333333333cm"/>
    </style:style>
    <style:style style:name="co33" style:family="table-column">
      <style:table-column-properties fo:break-before="auto" style:column-width="3.51895833333333cm"/>
    </style:style>
    <style:style style:name="co34" style:family="table-column">
      <style:table-column-properties fo:break-before="auto" style:column-width="3.96875cm"/>
    </style:style>
    <style:style style:name="co35" style:family="table-column">
      <style:table-column-properties fo:break-before="auto" style:column-width="2.98979166666667cm"/>
    </style:style>
    <style:style style:name="co36" style:family="table-column">
      <style:table-column-properties fo:break-before="auto" style:column-width="3.33375cm"/>
    </style:style>
    <style:style style:name="co37" style:family="table-column">
      <style:table-column-properties fo:break-before="auto" style:column-width="5.74145833333333cm"/>
    </style:style>
    <style:style style:name="co38" style:family="table-column">
      <style:table-column-properties fo:break-before="auto" style:column-width="14.2875cm" style:use-optimal-column-width="true"/>
    </style:style>
    <style:style style:name="co39" style:family="table-column">
      <style:table-column-properties fo:break-before="auto" style:column-width="3.83645833333333cm"/>
    </style:style>
    <style:style style:name="co40" style:family="table-column">
      <style:table-column-properties fo:break-before="auto" style:column-width="2.936875cm"/>
    </style:style>
    <style:style style:name="co41" style:family="table-column">
      <style:table-column-properties fo:break-before="auto" style:column-width="2.40770833333333cm"/>
    </style:style>
    <style:style style:name="co42" style:family="table-column">
      <style:table-column-properties fo:break-before="auto" style:column-width="5.18583333333333cm" style:use-optimal-column-width="true"/>
    </style:style>
    <style:style style:name="co43" style:family="table-column">
      <style:table-column-properties fo:break-before="auto" style:column-width="5.23875cm" style:use-optimal-column-width="true"/>
    </style:style>
    <style:style style:name="co44" style:family="table-column">
      <style:table-column-properties fo:break-before="auto" style:column-width="3.4925cm"/>
    </style:style>
    <style:style style:name="co45" style:family="table-column">
      <style:table-column-properties fo:break-before="auto" style:column-width="3.70416666666667cm" style:use-optimal-column-width="true"/>
    </style:style>
    <style:style style:name="co46" style:family="table-column">
      <style:table-column-properties fo:break-before="auto" style:column-width="3.99520833333333cm" style:use-optimal-column-width="true"/>
    </style:style>
    <style:style style:name="co47" style:family="table-column">
      <style:table-column-properties fo:break-before="auto" style:column-width="6.53520833333333cm" style:use-optimal-column-width="true"/>
    </style:style>
    <style:style style:name="co48" style:family="table-column">
      <style:table-column-properties fo:break-before="auto" style:column-width="4.365625cm" style:use-optimal-column-width="true"/>
    </style:style>
    <style:style style:name="co49" style:family="table-column">
      <style:table-column-properties fo:break-before="auto" style:column-width="2.56645833333333cm" style:use-optimal-column-width="true"/>
    </style:style>
    <style:style style:name="co50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63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2.25pt" style:use-optimal-row-height="false" fo:break-before="auto"/>
    </style:style>
    <style:style style:name="ro5" style:family="table-row">
      <style:table-row-properties style:row-height="76.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45pt" style:use-optimal-row-height="true" fo:break-before="auto"/>
    </style:style>
    <style:style style:name="ro10" style:family="table-row">
      <style:table-row-properties style:row-height="64.5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36.75pt" style:use-optimal-row-height="false" fo:break-before="auto"/>
    </style:style>
    <style:style style:name="ro14" style:family="table-row">
      <style:table-row-properties style:row-height="150.75pt" style:use-optimal-row-height="false" fo:break-before="auto"/>
    </style:style>
    <style:style style:name="ro15" style:family="table-row">
      <style:table-row-properties style:row-height="33.75pt" style:use-optimal-row-height="false" fo:break-before="auto"/>
    </style:style>
    <style:style style:name="ro16" style:family="table-row">
      <style:table-row-properties style:row-height="80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a_1_1_Revisada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1"/>
        <table:table-row table:style-name="ro1">
          <table:table-cell office:value-type="string" table:number-columns-spanned="11" table:number-rows-spanned="1" table:style-name="ce39">
            <text:p><text:span text:style-name="T2">Tabela 1.1<text:s/></text:span><text:s text:c="16"/>Municípios brasileiros que participam de arranjos populacionais – 2010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8">
            <text:p>Arranjos populacionais e municípios brasileiros</text:p>
          </table:table-cell>
          <table:table-cell office:value-type="string" table:style-name="ce32">
            <text:p>Código do município</text:p>
          </table:table-cell>
          <table:table-cell office:value-type="string" table:style-name="ce33">
            <text:p>População</text:p>
          </table:table-cell>
          <table:table-cell office:value-type="string" table:style-name="ce34">
            <text:p>Núcleo</text:p>
          </table:table-cell>
          <table:table-cell office:value-type="string" table:style-name="ce35">
            <text:p>Pessoas que trabalham e estudam em outros municípios do arranjo</text:p>
          </table:table-cell>
          <table:table-cell office:value-type="string" table:style-name="ce36">
            <text:p>Índice de integração do município com o arranjo</text:p>
          </table:table-cell>
          <table:table-cell office:value-type="string" table:style-name="ce37">
            <text:p>Mancha Urbanizada Contígua</text:p>
          </table:table-cell>
          <table:table-cell office:value-type="string" table:style-name="ce37">
            <text:p>Município desmembrado de outro do arranjo, após 1988</text:p>
          </table:table-cell>
          <table:table-cell office:value-type="string" table:style-name="ce34">
            <text:p>Nível</text:p>
          </table:table-cell>
          <table:table-cell office:value-type="string" table:style-name="ce34">
            <text:p>Via</text:p>
          </table:table-cell>
          <table:table-cell office:value-type="string" table:style-name="ce34">
            <text:p>Iteração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damantina - Lucéli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damantina (SP)</text:p>
          </table:table-cell>
          <table:table-cell office:value-type="float" office:value="3500105" table:style-name="ce4">
            <text:p>3500105</text:p>
          </table:table-cell>
          <table:table-cell office:value-type="float" office:value="33797" table:style-name="ce6">
            <text:p>33.797</text:p>
          </table:table-cell>
          <table:table-cell office:value-type="string" table:style-name="ce4">
            <text:p>Sim</text:p>
          </table:table-cell>
          <table:table-cell office:value-type="float" office:value="2268" table:style-name="ce6">
            <text:p>2.268</text:p>
          </table:table-cell>
          <table:table-cell office:value-type="float" office:value="9.7906000000000007E-2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núbia Paulista (SP)</text:p>
          </table:table-cell>
          <table:table-cell office:value-type="float" office:value="3520806" table:style-name="ce4">
            <text:p>3520806</text:p>
          </table:table-cell>
          <table:table-cell office:value-type="float" office:value="3630" table:style-name="ce6">
            <text:p>3.630</text:p>
          </table:table-cell>
          <table:table-cell office:value-type="string" table:style-name="ce4">
            <text:p>Não</text:p>
          </table:table-cell>
          <table:table-cell office:value-type="float" office:value="423" table:style-name="ce6">
            <text:p>423</text:p>
          </table:table-cell>
          <table:table-cell office:value-type="float" office:value="0.17195099999999999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ucélia (SP)</text:p>
          </table:table-cell>
          <table:table-cell office:value-type="float" office:value="3527405" table:style-name="ce4">
            <text:p>3527405</text:p>
          </table:table-cell>
          <table:table-cell office:value-type="float" office:value="19882" table:style-name="ce6">
            <text:p>19.882</text:p>
          </table:table-cell>
          <table:table-cell office:value-type="string" table:style-name="ce4">
            <text:p>Sim</text:p>
          </table:table-cell>
          <table:table-cell office:value-type="float" office:value="2289" table:style-name="ce6">
            <text:p>2.289</text:p>
          </table:table-cell>
          <table:table-cell office:value-type="float" office:value="0.177731" table:style-name="ce5">
            <text:p>0,1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iápolis (SP)</text:p>
          </table:table-cell>
          <table:table-cell office:value-type="float" office:value="3528908" table:style-name="ce4">
            <text:p>3528908</text:p>
          </table:table-cell>
          <table:table-cell office:value-type="float" office:value="3916" table:style-name="ce6">
            <text:p>3.916</text:p>
          </table:table-cell>
          <table:table-cell office:value-type="string" table:style-name="ce4">
            <text:p>Não</text:p>
          </table:table-cell>
          <table:table-cell office:value-type="float" office:value="499" table:style-name="ce6">
            <text:p>499</text:p>
          </table:table-cell>
          <table:table-cell office:value-type="float" office:value="0.19583999999999999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racinha (SP)</text:p>
          </table:table-cell>
          <table:table-cell office:value-type="float" office:value="3540853" table:style-name="ce4">
            <text:p>3540853</text:p>
          </table:table-cell>
          <table:table-cell office:value-type="float" office:value="2858" table:style-name="ce6">
            <text:p>2.858</text:p>
          </table:table-cell>
          <table:table-cell office:value-type="string" table:style-name="ce4">
            <text:p>Não</text:p>
          </table:table-cell>
          <table:table-cell office:value-type="float" office:value="261" table:style-name="ce6">
            <text:p>261</text:p>
          </table:table-cell>
          <table:table-cell office:value-type="float" office:value="0.26284000000000002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drianópolis/PR - Ribeir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drianópolis (PR)</text:p>
          </table:table-cell>
          <table:table-cell office:value-type="float" office:value="4100202" table:style-name="ce4">
            <text:p>4100202</text:p>
          </table:table-cell>
          <table:table-cell office:value-type="float" office:value="6376" table:style-name="ce6">
            <text:p>6.376</text:p>
          </table:table-cell>
          <table:table-cell office:value-type="string" table:style-name="ce4">
            <text:p>Sim</text:p>
          </table:table-cell>
          <table:table-cell office:value-type="float" office:value="180" table:style-name="ce6">
            <text:p>180</text:p>
          </table:table-cell>
          <table:table-cell office:value-type="float" office:value="4.4010000000000001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beira (SP)</text:p>
          </table:table-cell>
          <table:table-cell office:value-type="float" office:value="3542800" table:style-name="ce4">
            <text:p>3542800</text:p>
          </table:table-cell>
          <table:table-cell office:value-type="float" office:value="3358" table:style-name="ce6">
            <text:p>3.358</text:p>
          </table:table-cell>
          <table:table-cell office:value-type="string" table:style-name="ce4">
            <text:p>Sim</text:p>
          </table:table-cell>
          <table:table-cell office:value-type="float" office:value="180" table:style-name="ce6">
            <text:p>180</text:p>
          </table:table-cell>
          <table:table-cell office:value-type="float" office:value="8.3603999999999998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Águas de Lindói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Águas de Lindóia (SP)</text:p>
          </table:table-cell>
          <table:table-cell office:value-type="float" office:value="3500501" table:style-name="ce4">
            <text:p>3500501</text:p>
          </table:table-cell>
          <table:table-cell office:value-type="float" office:value="17266" table:style-name="ce6">
            <text:p>17.266</text:p>
          </table:table-cell>
          <table:table-cell office:value-type="string" table:style-name="ce4">
            <text:p>Sim</text:p>
          </table:table-cell>
          <table:table-cell office:value-type="float" office:value="458" table:style-name="ce6">
            <text:p>458</text:p>
          </table:table-cell>
          <table:table-cell office:value-type="float" office:value="3.8371000000000002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indóia (SP)</text:p>
          </table:table-cell>
          <table:table-cell office:value-type="float" office:value="3527009" table:style-name="ce4">
            <text:p>3527009</text:p>
          </table:table-cell>
          <table:table-cell office:value-type="float" office:value="6712" table:style-name="ce6">
            <text:p>6.712</text:p>
          </table:table-cell>
          <table:table-cell office:value-type="string" table:style-name="ce4">
            <text:p>Não</text:p>
          </table:table-cell>
          <table:table-cell office:value-type="float" office:value="458" table:style-name="ce6">
            <text:p>458</text:p>
          </table:table-cell>
          <table:table-cell office:value-type="float" office:value="9.2656000000000002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lém Paraíba/MG - Sapucaia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lém Paraíba (MG)</text:p>
          </table:table-cell>
          <table:table-cell office:value-type="float" office:value="3101508" table:style-name="ce4">
            <text:p>3101508</text:p>
          </table:table-cell>
          <table:table-cell office:value-type="float" office:value="34349" table:style-name="ce6">
            <text:p>34.349</text:p>
          </table:table-cell>
          <table:table-cell office:value-type="string" table:style-name="ce4">
            <text:p>Sim</text:p>
          </table:table-cell>
          <table:table-cell office:value-type="float" office:value="2197" table:style-name="ce6">
            <text:p>2.197</text:p>
          </table:table-cell>
          <table:table-cell office:value-type="float" office:value="9.4694E-2" table:style-name="ce5">
            <text:p>0,0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pucaia (RJ)</text:p>
          </table:table-cell>
          <table:table-cell office:value-type="float" office:value="3305406" table:style-name="ce4">
            <text:p>3305406</text:p>
          </table:table-cell>
          <table:table-cell office:value-type="float" office:value="17525" table:style-name="ce6">
            <text:p>17.525</text:p>
          </table:table-cell>
          <table:table-cell office:value-type="string" table:style-name="ce4">
            <text:p>Sim</text:p>
          </table:table-cell>
          <table:table-cell office:value-type="float" office:value="2197" table:style-name="ce6">
            <text:p>2.197</text:p>
          </table:table-cell>
          <table:table-cell office:value-type="float" office:value="0.195219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lto Araguaia/MT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lto Araguaia (MT)</text:p>
          </table:table-cell>
          <table:table-cell office:value-type="float" office:value="5100300" table:style-name="ce4">
            <text:p>5100300</text:p>
          </table:table-cell>
          <table:table-cell office:value-type="float" office:value="15644" table:style-name="ce6">
            <text:p>15.644</text:p>
          </table:table-cell>
          <table:table-cell office:value-type="string" table:style-name="ce4">
            <text:p>Sim</text:p>
          </table:table-cell>
          <table:table-cell office:value-type="float" office:value="1435" table:style-name="ce6">
            <text:p>1.435</text:p>
          </table:table-cell>
          <table:table-cell office:value-type="float" office:value="0.12705900000000001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Rita do Araguaia (GO)</text:p>
          </table:table-cell>
          <table:table-cell office:value-type="float" office:value="5219407" table:style-name="ce4">
            <text:p>5219407</text:p>
          </table:table-cell>
          <table:table-cell office:value-type="float" office:value="6924" table:style-name="ce6">
            <text:p>6.924</text:p>
          </table:table-cell>
          <table:table-cell office:value-type="string" table:style-name="ce4">
            <text:p>Não</text:p>
          </table:table-cell>
          <table:table-cell office:value-type="float" office:value="1435" table:style-name="ce6">
            <text:p>1.435</text:p>
          </table:table-cell>
          <table:table-cell office:value-type="float" office:value="0.29808899999999999" table:style-name="ce5">
            <text:p>0,3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lto Parnaíba/MA - Santa Filomena/PI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lto Parnaíba (MA)</text:p>
          </table:table-cell>
          <table:table-cell office:value-type="float" office:value="2100501" table:style-name="ce4">
            <text:p>2100501</text:p>
          </table:table-cell>
          <table:table-cell office:value-type="float" office:value="10766" table:style-name="ce6">
            <text:p>10.766</text:p>
          </table:table-cell>
          <table:table-cell office:value-type="string" table:style-name="ce4">
            <text:p>Sim</text:p>
          </table:table-cell>
          <table:table-cell office:value-type="float" office:value="166" table:style-name="ce6">
            <text:p>166</text:p>
          </table:table-cell>
          <table:table-cell office:value-type="float" office:value="2.393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Filomena (PI)</text:p>
          </table:table-cell>
          <table:table-cell office:value-type="float" office:value="2209203" table:style-name="ce4">
            <text:p>2209203</text:p>
          </table:table-cell>
          <table:table-cell office:value-type="float" office:value="6096" table:style-name="ce6">
            <text:p>6.096</text:p>
          </table:table-cell>
          <table:table-cell office:value-type="string" table:style-name="ce4">
            <text:p>Não</text:p>
          </table:table-cell>
          <table:table-cell office:value-type="float" office:value="166" table:style-name="ce6">
            <text:p>166</text:p>
          </table:table-cell>
          <table:table-cell office:value-type="float" office:value="4.3307999999999999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lvorada do Norte - Simolândia/G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lvorada do Norte (GO)</text:p>
          </table:table-cell>
          <table:table-cell office:value-type="float" office:value="5200803" table:style-name="ce4">
            <text:p>5200803</text:p>
          </table:table-cell>
          <table:table-cell office:value-type="float" office:value="8084" table:style-name="ce6">
            <text:p>8.084</text:p>
          </table:table-cell>
          <table:table-cell office:value-type="string" table:style-name="ce4">
            <text:p>Sim</text:p>
          </table:table-cell>
          <table:table-cell office:value-type="float" office:value="418" table:style-name="ce6">
            <text:p>418</text:p>
          </table:table-cell>
          <table:table-cell office:value-type="float" office:value="7.2007000000000002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imolândia (GO)</text:p>
          </table:table-cell>
          <table:table-cell office:value-type="float" office:value="5220686" table:style-name="ce4">
            <text:p>5220686</text:p>
          </table:table-cell>
          <table:table-cell office:value-type="float" office:value="6514" table:style-name="ce6">
            <text:p>6.514</text:p>
          </table:table-cell>
          <table:table-cell office:value-type="string" table:style-name="ce4">
            <text:p>Sim</text:p>
          </table:table-cell>
          <table:table-cell office:value-type="float" office:value="418" table:style-name="ce6">
            <text:p>418</text:p>
          </table:table-cell>
          <table:table-cell office:value-type="float" office:value="0.101358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marante/PI - São Francisco do Maranhão/M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marante (PI)</text:p>
          </table:table-cell>
          <table:table-cell office:value-type="float" office:value="2200509" table:style-name="ce4">
            <text:p>2200509</text:p>
          </table:table-cell>
          <table:table-cell office:value-type="float" office:value="17135" table:style-name="ce6">
            <text:p>17.135</text:p>
          </table:table-cell>
          <table:table-cell office:value-type="string" table:style-name="ce4">
            <text:p>Sim</text:p>
          </table:table-cell>
          <table:table-cell office:value-type="float" office:value="316" table:style-name="ce6">
            <text:p>316</text:p>
          </table:table-cell>
          <table:table-cell office:value-type="float" office:value="2.8795000000000001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Francisco do Maranhão (MA)</text:p>
          </table:table-cell>
          <table:table-cell office:value-type="float" office:value="2110906" table:style-name="ce4">
            <text:p>2110906</text:p>
          </table:table-cell>
          <table:table-cell office:value-type="float" office:value="12146" table:style-name="ce6">
            <text:p>12.146</text:p>
          </table:table-cell>
          <table:table-cell office:value-type="string" table:style-name="ce4">
            <text:p>Sim</text:p>
          </table:table-cell>
          <table:table-cell office:value-type="float" office:value="316" table:style-name="ce6">
            <text:p>316</text:p>
          </table:table-cell>
          <table:table-cell office:value-type="float" office:value="4.0157999999999999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mericana - Santa Bárbara d´Oeste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mericana (SP)</text:p>
          </table:table-cell>
          <table:table-cell office:value-type="float" office:value="3501608" table:style-name="ce4">
            <text:p>3501608</text:p>
          </table:table-cell>
          <table:table-cell office:value-type="float" office:value="210638" table:style-name="ce6">
            <text:p>210.638</text:p>
          </table:table-cell>
          <table:table-cell office:value-type="string" table:style-name="ce4">
            <text:p>Sim</text:p>
          </table:table-cell>
          <table:table-cell office:value-type="float" office:value="41118" table:style-name="ce6">
            <text:p>41.118</text:p>
          </table:table-cell>
          <table:table-cell office:value-type="float" office:value="0.26507900000000001" table:style-name="ce5">
            <text:p>0,2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Odessa (SP)</text:p>
          </table:table-cell>
          <table:table-cell office:value-type="float" office:value="3533403" table:style-name="ce4">
            <text:p>3533403</text:p>
          </table:table-cell>
          <table:table-cell office:value-type="float" office:value="51242" table:style-name="ce6">
            <text:p>51.242</text:p>
          </table:table-cell>
          <table:table-cell office:value-type="string" table:style-name="ce4">
            <text:p>Não</text:p>
          </table:table-cell>
          <table:table-cell office:value-type="float" office:value="10848" table:style-name="ce6">
            <text:p>10.848</text:p>
          </table:table-cell>
          <table:table-cell office:value-type="float" office:value="0.29342699999999999" table:style-name="ce5">
            <text:p>0,2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Bárbara d´Oeste (SP)</text:p>
          </table:table-cell>
          <table:table-cell office:value-type="float" office:value="3545803" table:style-name="ce4">
            <text:p>3545803</text:p>
          </table:table-cell>
          <table:table-cell office:value-type="float" office:value="180009" table:style-name="ce6">
            <text:p>180.009</text:p>
          </table:table-cell>
          <table:table-cell office:value-type="string" table:style-name="ce4">
            <text:p>Sim</text:p>
          </table:table-cell>
          <table:table-cell office:value-type="float" office:value="35560" table:style-name="ce6">
            <text:p>35.560</text:p>
          </table:table-cell>
          <table:table-cell office:value-type="float" office:value="0.27284999999999998" table:style-name="ce5">
            <text:p>0,2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mpar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mparo (SP)</text:p>
          </table:table-cell>
          <table:table-cell office:value-type="float" office:value="3501905" table:style-name="ce4">
            <text:p>3501905</text:p>
          </table:table-cell>
          <table:table-cell office:value-type="float" office:value="65829" table:style-name="ce6">
            <text:p>65.829</text:p>
          </table:table-cell>
          <table:table-cell office:value-type="string" table:style-name="ce4">
            <text:p>Sim</text:p>
          </table:table-cell>
          <table:table-cell office:value-type="float" office:value="1218" table:style-name="ce6">
            <text:p>1.218</text:p>
          </table:table-cell>
          <table:table-cell office:value-type="float" office:value="2.5364999999999999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nte Alegre do Sul (SP)</text:p>
          </table:table-cell>
          <table:table-cell office:value-type="float" office:value="3531209" table:style-name="ce4">
            <text:p>3531209</text:p>
          </table:table-cell>
          <table:table-cell office:value-type="float" office:value="7152" table:style-name="ce6">
            <text:p>7.152</text:p>
          </table:table-cell>
          <table:table-cell office:value-type="string" table:style-name="ce4">
            <text:p>Não</text:p>
          </table:table-cell>
          <table:table-cell office:value-type="float" office:value="1218" table:style-name="ce6">
            <text:p>1.218</text:p>
          </table:table-cell>
          <table:table-cell office:value-type="float" office:value="0.23147100000000001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ngical do Piauí/PI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ngical do Piauí (PI)</text:p>
          </table:table-cell>
          <table:table-cell office:value-type="float" office:value="2200608" table:style-name="ce4">
            <text:p>2200608</text:p>
          </table:table-cell>
          <table:table-cell office:value-type="float" office:value="6672" table:style-name="ce6">
            <text:p>6.672</text:p>
          </table:table-cell>
          <table:table-cell office:value-type="string" table:style-name="ce4">
            <text:p>Sim</text:p>
          </table:table-cell>
          <table:table-cell office:value-type="float" office:value="105" table:style-name="ce6">
            <text:p>105</text:p>
          </table:table-cell>
          <table:table-cell office:value-type="float" office:value="2.4233000000000001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o Antônio dos Milagres (PI)</text:p>
          </table:table-cell>
          <table:table-cell office:value-type="float" office:value="2209450" table:style-name="ce4">
            <text:p>2209450</text:p>
          </table:table-cell>
          <table:table-cell office:value-type="float" office:value="2059" table:style-name="ce6">
            <text:p>2.059</text:p>
          </table:table-cell>
          <table:table-cell office:value-type="string" table:style-name="ce4">
            <text:p>Não</text:p>
          </table:table-cell>
          <table:table-cell office:value-type="float" office:value="105" table:style-name="ce6">
            <text:p>105</text:p>
          </table:table-cell>
          <table:table-cell office:value-type="float" office:value="7.5922000000000003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ntônio Prado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ntônio Prado (RS)</text:p>
          </table:table-cell>
          <table:table-cell office:value-type="float" office:value="4300802" table:style-name="ce4">
            <text:p>4300802</text:p>
          </table:table-cell>
          <table:table-cell office:value-type="float" office:value="12833" table:style-name="ce6">
            <text:p>12.833</text:p>
          </table:table-cell>
          <table:table-cell office:value-type="string" table:style-name="ce4">
            <text:p>Sim</text:p>
          </table:table-cell>
          <table:table-cell office:value-type="float" office:value="517" table:style-name="ce6">
            <text:p>517</text:p>
          </table:table-cell>
          <table:table-cell office:value-type="float" office:value="4.9383999999999997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pê (RS)</text:p>
          </table:table-cell>
          <table:table-cell office:value-type="float" office:value="4310439" table:style-name="ce4">
            <text:p>4310439</text:p>
          </table:table-cell>
          <table:table-cell office:value-type="float" office:value="6016" table:style-name="ce6">
            <text:p>6.016</text:p>
          </table:table-cell>
          <table:table-cell office:value-type="string" table:style-name="ce4">
            <text:p>Não</text:p>
          </table:table-cell>
          <table:table-cell office:value-type="float" office:value="517" table:style-name="ce6">
            <text:p>517</text:p>
          </table:table-cell>
          <table:table-cell office:value-type="float" office:value="0.10735" table:style-name="ce5">
            <text:p>0,1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quidauana - Anastácio/M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nastácio (MS)</text:p>
          </table:table-cell>
          <table:table-cell office:value-type="float" office:value="5000708" table:style-name="ce4">
            <text:p>5000708</text:p>
          </table:table-cell>
          <table:table-cell office:value-type="float" office:value="23835" table:style-name="ce6">
            <text:p>23.835</text:p>
          </table:table-cell>
          <table:table-cell office:value-type="string" table:style-name="ce4">
            <text:p>Sim</text:p>
          </table:table-cell>
          <table:table-cell office:value-type="float" office:value="3572" table:style-name="ce6">
            <text:p>3.572</text:p>
          </table:table-cell>
          <table:table-cell office:value-type="float" office:value="0.20746899999999999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Aquidauana (MS)</text:p>
          </table:table-cell>
          <table:table-cell office:value-type="float" office:value="5001102" table:style-name="ce4">
            <text:p>5001102</text:p>
          </table:table-cell>
          <table:table-cell office:value-type="float" office:value="45614" table:style-name="ce6">
            <text:p>45.614</text:p>
          </table:table-cell>
          <table:table-cell office:value-type="string" table:style-name="ce4">
            <text:p>Sim</text:p>
          </table:table-cell>
          <table:table-cell office:value-type="float" office:value="3572" table:style-name="ce6">
            <text:p>3.572</text:p>
          </table:table-cell>
          <table:table-cell office:value-type="float" office:value="0.114172" table:style-name="ce5">
            <text:p>0,1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racaju/SE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acaju (SE)</text:p>
          </table:table-cell>
          <table:table-cell office:value-type="float" office:value="2800308" table:style-name="ce4">
            <text:p>2800308</text:p>
          </table:table-cell>
          <table:table-cell office:value-type="float" office:value="571149" table:style-name="ce6">
            <text:p>571.149</text:p>
          </table:table-cell>
          <table:table-cell office:value-type="string" table:style-name="ce4">
            <text:p>Sim</text:p>
          </table:table-cell>
          <table:table-cell office:value-type="float" office:value="86935" table:style-name="ce6">
            <text:p>86.935</text:p>
          </table:table-cell>
          <table:table-cell office:value-type="float" office:value="0.213812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arra dos Coqueiros (SE)</text:p>
          </table:table-cell>
          <table:table-cell office:value-type="float" office:value="2800605" table:style-name="ce4">
            <text:p>2800605</text:p>
          </table:table-cell>
          <table:table-cell office:value-type="float" office:value="24976" table:style-name="ce6">
            <text:p>24.976</text:p>
          </table:table-cell>
          <table:table-cell office:value-type="string" table:style-name="ce4">
            <text:p>Não</text:p>
          </table:table-cell>
          <table:table-cell office:value-type="float" office:value="5362" table:style-name="ce6">
            <text:p>5.362</text:p>
          </table:table-cell>
          <table:table-cell office:value-type="float" office:value="0.34739199999999998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rmópolis (SE)</text:p>
          </table:table-cell>
          <table:table-cell office:value-type="float" office:value="2801504" table:style-name="ce4">
            <text:p>2801504</text:p>
          </table:table-cell>
          <table:table-cell office:value-type="float" office:value="13503" table:style-name="ce6">
            <text:p>13.503</text:p>
          </table:table-cell>
          <table:table-cell office:value-type="string" table:style-name="ce4">
            <text:p>Não</text:p>
          </table:table-cell>
          <table:table-cell office:value-type="float" office:value="3310" table:style-name="ce6">
            <text:p>3.310</text:p>
          </table:table-cell>
          <table:table-cell office:value-type="float" office:value="0.36477799999999999" table:style-name="ce5">
            <text:p>0,3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Divina Pastora (SE)</text:p>
          </table:table-cell>
          <table:table-cell office:value-type="float" office:value="2802007" table:style-name="ce4">
            <text:p>2802007</text:p>
          </table:table-cell>
          <table:table-cell office:value-type="float" office:value="4326" table:style-name="ce6">
            <text:p>4.326</text:p>
          </table:table-cell>
          <table:table-cell office:value-type="string" table:style-name="ce4">
            <text:p>Não</text:p>
          </table:table-cell>
          <table:table-cell office:value-type="float" office:value="761" table:style-name="ce6">
            <text:p>761</text:p>
          </table:table-cell>
          <table:table-cell office:value-type="float" office:value="0.25692100000000001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eneral Maynard (SE)</text:p>
          </table:table-cell>
          <table:table-cell office:value-type="float" office:value="2802502" table:style-name="ce4">
            <text:p>2802502</text:p>
          </table:table-cell>
          <table:table-cell office:value-type="float" office:value="2929" table:style-name="ce6">
            <text:p>2.929</text:p>
          </table:table-cell>
          <table:table-cell office:value-type="string" table:style-name="ce4">
            <text:p>Não</text:p>
          </table:table-cell>
          <table:table-cell office:value-type="float" office:value="791" table:style-name="ce6">
            <text:p>791</text:p>
          </table:table-cell>
          <table:table-cell office:value-type="float" office:value="0.415441" table:style-name="ce5">
            <text:p>0,4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Carmópolis (SE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ranjeiras (SE)</text:p>
          </table:table-cell>
          <table:table-cell office:value-type="float" office:value="2803609" table:style-name="ce4">
            <text:p>2803609</text:p>
          </table:table-cell>
          <table:table-cell office:value-type="float" office:value="26902" table:style-name="ce6">
            <text:p>26.902</text:p>
          </table:table-cell>
          <table:table-cell office:value-type="string" table:style-name="ce4">
            <text:p>Não</text:p>
          </table:table-cell>
          <table:table-cell office:value-type="float" office:value="5004" table:style-name="ce6">
            <text:p>5.004</text:p>
          </table:table-cell>
          <table:table-cell office:value-type="float" office:value="0.30010799999999999" table:style-name="ce5">
            <text:p>0,3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uim (SE)</text:p>
          </table:table-cell>
          <table:table-cell office:value-type="float" office:value="2804003" table:style-name="ce4">
            <text:p>2804003</text:p>
          </table:table-cell>
          <table:table-cell office:value-type="float" office:value="16343" table:style-name="ce6">
            <text:p>16.343</text:p>
          </table:table-cell>
          <table:table-cell office:value-type="string" table:style-name="ce4">
            <text:p>Não</text:p>
          </table:table-cell>
          <table:table-cell office:value-type="float" office:value="2348" table:style-name="ce6">
            <text:p>2.348</text:p>
          </table:table-cell>
          <table:table-cell office:value-type="float" office:value="0.225856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ssa Senhora do Socorro (SE)</text:p>
          </table:table-cell>
          <table:table-cell office:value-type="float" office:value="2804805" table:style-name="ce4">
            <text:p>2804805</text:p>
          </table:table-cell>
          <table:table-cell office:value-type="float" office:value="160827" table:style-name="ce6">
            <text:p>160.827</text:p>
          </table:table-cell>
          <table:table-cell office:value-type="string" table:style-name="ce4">
            <text:p>Não</text:p>
          </table:table-cell>
          <table:table-cell office:value-type="float" office:value="49533" table:style-name="ce6">
            <text:p>49.533</text:p>
          </table:table-cell>
          <table:table-cell office:value-type="float" office:value="0.44603799999999999" table:style-name="ce5">
            <text:p>0,4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achuelo (SE)</text:p>
          </table:table-cell>
          <table:table-cell office:value-type="float" office:value="2805901" table:style-name="ce4">
            <text:p>2805901</text:p>
          </table:table-cell>
          <table:table-cell office:value-type="float" office:value="9355" table:style-name="ce6">
            <text:p>9.355</text:p>
          </table:table-cell>
          <table:table-cell office:value-type="string" table:style-name="ce4">
            <text:p>Não</text:p>
          </table:table-cell>
          <table:table-cell office:value-type="float" office:value="1359" table:style-name="ce6">
            <text:p>1.359</text:p>
          </table:table-cell>
          <table:table-cell office:value-type="float" office:value="0.221552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osário do Catete (SE)</text:p>
          </table:table-cell>
          <table:table-cell office:value-type="float" office:value="2806107" table:style-name="ce4">
            <text:p>2806107</text:p>
          </table:table-cell>
          <table:table-cell office:value-type="float" office:value="9221" table:style-name="ce6">
            <text:p>9.221</text:p>
          </table:table-cell>
          <table:table-cell office:value-type="string" table:style-name="ce4">
            <text:p>Não</text:p>
          </table:table-cell>
          <table:table-cell office:value-type="float" office:value="2257" table:style-name="ce6">
            <text:p>2.257</text:p>
          </table:table-cell>
          <table:table-cell office:value-type="float" office:value="0.366873" table:style-name="ce5">
            <text:p>0,3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Cristóvão (SE)</text:p>
          </table:table-cell>
          <table:table-cell office:value-type="float" office:value="2806701" table:style-name="ce4">
            <text:p>2806701</text:p>
          </table:table-cell>
          <table:table-cell office:value-type="float" office:value="78864" table:style-name="ce6">
            <text:p>78.864</text:p>
          </table:table-cell>
          <table:table-cell office:value-type="string" table:style-name="ce4">
            <text:p>Não</text:p>
          </table:table-cell>
          <table:table-cell office:value-type="float" office:value="30049" table:style-name="ce6">
            <text:p>30.049</text:p>
          </table:table-cell>
          <table:table-cell office:value-type="float" office:value="0.54498800000000003" table:style-name="ce5">
            <text:p>0,5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iriri (SE)</text:p>
          </table:table-cell>
          <table:table-cell office:value-type="float" office:value="2807204" table:style-name="ce4">
            <text:p>2807204</text:p>
          </table:table-cell>
          <table:table-cell office:value-type="float" office:value="8004" table:style-name="ce6">
            <text:p>8.004</text:p>
          </table:table-cell>
          <table:table-cell office:value-type="string" table:style-name="ce4">
            <text:p>Não</text:p>
          </table:table-cell>
          <table:table-cell office:value-type="float" office:value="1097" table:style-name="ce6">
            <text:p>1.097</text:p>
          </table:table-cell>
          <table:table-cell office:value-type="float" office:value="0.219752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raranguá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aranguá (SC)</text:p>
          </table:table-cell>
          <table:table-cell office:value-type="float" office:value="4201406" table:style-name="ce4">
            <text:p>4201406</text:p>
          </table:table-cell>
          <table:table-cell office:value-type="float" office:value="61310" table:style-name="ce6">
            <text:p>61.310</text:p>
          </table:table-cell>
          <table:table-cell office:value-type="string" table:style-name="ce4">
            <text:p>Sim</text:p>
          </table:table-cell>
          <table:table-cell office:value-type="float" office:value="2090" table:style-name="ce6">
            <text:p>2.090</text:p>
          </table:table-cell>
          <table:table-cell office:value-type="float" office:value="4.4725000000000001E-2" table:style-name="ce5">
            <text:p>0,0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alneário Arroio do Silva (SC)</text:p>
          </table:table-cell>
          <table:table-cell office:value-type="float" office:value="4201950" table:style-name="ce4">
            <text:p>4201950</text:p>
          </table:table-cell>
          <table:table-cell office:value-type="float" office:value="9586" table:style-name="ce6">
            <text:p>9.586</text:p>
          </table:table-cell>
          <table:table-cell office:value-type="string" table:style-name="ce4">
            <text:p>Não</text:p>
          </table:table-cell>
          <table:table-cell office:value-type="float" office:value="1831" table:style-name="ce6">
            <text:p>1.831</text:p>
          </table:table-cell>
          <table:table-cell office:value-type="float" office:value="0.29063499999999998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rmo (SC)</text:p>
          </table:table-cell>
          <table:table-cell office:value-type="float" office:value="4205191" table:style-name="ce4">
            <text:p>4205191</text:p>
          </table:table-cell>
          <table:table-cell office:value-type="float" office:value="2050" table:style-name="ce6">
            <text:p>2.050</text:p>
          </table:table-cell>
          <table:table-cell office:value-type="string" table:style-name="ce4">
            <text:p>Não</text:p>
          </table:table-cell>
          <table:table-cell office:value-type="float" office:value="281" table:style-name="ce6">
            <text:p>281</text:p>
          </table:table-cell>
          <table:table-cell office:value-type="float" office:value="0.182705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raraquar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mérico Brasiliense (SP)</text:p>
          </table:table-cell>
          <table:table-cell office:value-type="float" office:value="3501707" table:style-name="ce4">
            <text:p>3501707</text:p>
          </table:table-cell>
          <table:table-cell office:value-type="float" office:value="34478" table:style-name="ce6">
            <text:p>34.478</text:p>
          </table:table-cell>
          <table:table-cell office:value-type="string" table:style-name="ce4">
            <text:p>Não</text:p>
          </table:table-cell>
          <table:table-cell office:value-type="float" office:value="9857" table:style-name="ce6">
            <text:p>9.857</text:p>
          </table:table-cell>
          <table:table-cell office:value-type="float" office:value="0.39557700000000001" table:style-name="ce5">
            <text:p>0,4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Araraquara (SP)</text:p>
          </table:table-cell>
          <table:table-cell office:value-type="float" office:value="3503208" table:style-name="ce4">
            <text:p>3503208</text:p>
          </table:table-cell>
          <table:table-cell office:value-type="float" office:value="208662" table:style-name="ce6">
            <text:p>208.662</text:p>
          </table:table-cell>
          <table:table-cell office:value-type="string" table:style-name="ce4">
            <text:p>Sim</text:p>
          </table:table-cell>
          <table:table-cell office:value-type="float" office:value="11927" table:style-name="ce6">
            <text:p>11.927</text:p>
          </table:table-cell>
          <table:table-cell office:value-type="float" office:value="7.8825999999999993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avião Peixoto (SP)</text:p>
          </table:table-cell>
          <table:table-cell office:value-type="float" office:value="3516853" table:style-name="ce4">
            <text:p>3516853</text:p>
          </table:table-cell>
          <table:table-cell office:value-type="float" office:value="4419" table:style-name="ce6">
            <text:p>4.419</text:p>
          </table:table-cell>
          <table:table-cell office:value-type="string" table:style-name="ce4">
            <text:p>Não</text:p>
          </table:table-cell>
          <table:table-cell office:value-type="float" office:value="1595" table:style-name="ce6">
            <text:p>1.595</text:p>
          </table:table-cell>
          <table:table-cell office:value-type="float" office:value="0.45610499999999998" table:style-name="ce5">
            <text:p>0,4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ncão (SP)</text:p>
          </table:table-cell>
          <table:table-cell office:value-type="float" office:value="3543709" table:style-name="ce4">
            <text:p>3543709</text:p>
          </table:table-cell>
          <table:table-cell office:value-type="float" office:value="10414" table:style-name="ce6">
            <text:p>10.414</text:p>
          </table:table-cell>
          <table:table-cell office:value-type="string" table:style-name="ce4">
            <text:p>Não</text:p>
          </table:table-cell>
          <table:table-cell office:value-type="float" office:value="1276" table:style-name="ce6">
            <text:p>1.276</text:p>
          </table:table-cell>
          <table:table-cell office:value-type="float" office:value="0.176146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Lúcia (SP)</text:p>
          </table:table-cell>
          <table:table-cell office:value-type="float" office:value="3546900" table:style-name="ce4">
            <text:p>3546900</text:p>
          </table:table-cell>
          <table:table-cell office:value-type="float" office:value="8248" table:style-name="ce6">
            <text:p>8.248</text:p>
          </table:table-cell>
          <table:table-cell office:value-type="string" table:style-name="ce4">
            <text:p>Não</text:p>
          </table:table-cell>
          <table:table-cell office:value-type="float" office:value="2745" table:style-name="ce6">
            <text:p>2.745</text:p>
          </table:table-cell>
          <table:table-cell office:value-type="float" office:value="0.49593500000000001" table:style-name="ce5">
            <text:p>0,5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raripina/PE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aripina (PE)</text:p>
          </table:table-cell>
          <table:table-cell office:value-type="float" office:value="2601102" table:style-name="ce4">
            <text:p>2601102</text:p>
          </table:table-cell>
          <table:table-cell office:value-type="float" office:value="77302" table:style-name="ce6">
            <text:p>77.302</text:p>
          </table:table-cell>
          <table:table-cell office:value-type="string" table:style-name="ce4">
            <text:p>Sim</text:p>
          </table:table-cell>
          <table:table-cell office:value-type="float" office:value="1523" table:style-name="ce6">
            <text:p>1.523</text:p>
          </table:table-cell>
          <table:table-cell office:value-type="float" office:value="2.8426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colândia (PI)</text:p>
          </table:table-cell>
          <table:table-cell office:value-type="float" office:value="2205953" table:style-name="ce4">
            <text:p>2205953</text:p>
          </table:table-cell>
          <table:table-cell office:value-type="float" office:value="7812" table:style-name="ce6">
            <text:p>7.812</text:p>
          </table:table-cell>
          <table:table-cell office:value-type="string" table:style-name="ce4">
            <text:p>Não</text:p>
          </table:table-cell>
          <table:table-cell office:value-type="float" office:value="1523" table:style-name="ce6">
            <text:p>1.523</text:p>
          </table:table-cell>
          <table:table-cell office:value-type="float" office:value="0.27022699999999999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raruama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aruama (RJ)</text:p>
          </table:table-cell>
          <table:table-cell office:value-type="float" office:value="3300209" table:style-name="ce4">
            <text:p>3300209</text:p>
          </table:table-cell>
          <table:table-cell office:value-type="float" office:value="112008" table:style-name="ce6">
            <text:p>112.008</text:p>
          </table:table-cell>
          <table:table-cell office:value-type="string" table:style-name="ce4">
            <text:p>Sim</text:p>
          </table:table-cell>
          <table:table-cell office:value-type="float" office:value="1151" table:style-name="ce6">
            <text:p>1.151</text:p>
          </table:table-cell>
          <table:table-cell office:value-type="float" office:value="1.5484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guaba Grande (RJ)</text:p>
          </table:table-cell>
          <table:table-cell office:value-type="float" office:value="3301876" table:style-name="ce4">
            <text:p>3301876</text:p>
          </table:table-cell>
          <table:table-cell office:value-type="float" office:value="22851" table:style-name="ce6">
            <text:p>22.851</text:p>
          </table:table-cell>
          <table:table-cell office:value-type="string" table:style-name="ce4">
            <text:p>Não</text:p>
          </table:table-cell>
          <table:table-cell office:value-type="float" office:value="1151" table:style-name="ce6">
            <text:p>1.151</text:p>
          </table:table-cell>
          <table:table-cell office:value-type="float" office:value="7.9919000000000004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raxá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axá (MG)</text:p>
          </table:table-cell>
          <table:table-cell office:value-type="float" office:value="3104007" table:style-name="ce4">
            <text:p>3104007</text:p>
          </table:table-cell>
          <table:table-cell office:value-type="float" office:value="93672" table:style-name="ce6">
            <text:p>93.672</text:p>
          </table:table-cell>
          <table:table-cell office:value-type="string" table:style-name="ce4">
            <text:p>Sim</text:p>
          </table:table-cell>
          <table:table-cell office:value-type="float" office:value="835" table:style-name="ce6">
            <text:p>835</text:p>
          </table:table-cell>
          <table:table-cell office:value-type="float" office:value="1.2031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apira (MG)</text:p>
          </table:table-cell>
          <table:table-cell office:value-type="float" office:value="3168101" table:style-name="ce4">
            <text:p>3168101</text:p>
          </table:table-cell>
          <table:table-cell office:value-type="float" office:value="4112" table:style-name="ce6">
            <text:p>4.112</text:p>
          </table:table-cell>
          <table:table-cell office:value-type="string" table:style-name="ce4">
            <text:p>Não</text:p>
          </table:table-cell>
          <table:table-cell office:value-type="float" office:value="835" table:style-name="ce6">
            <text:p>835</text:p>
          </table:table-cell>
          <table:table-cell office:value-type="float" office:value="0.26961600000000002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renápolis - Nortelândia/MT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enápolis (MT)</text:p>
          </table:table-cell>
          <table:table-cell office:value-type="float" office:value="5101308" table:style-name="ce4">
            <text:p>5101308</text:p>
          </table:table-cell>
          <table:table-cell office:value-type="float" office:value="10316" table:style-name="ce6">
            <text:p>10.316</text:p>
          </table:table-cell>
          <table:table-cell office:value-type="string" table:style-name="ce4">
            <text:p>Sim</text:p>
          </table:table-cell>
          <table:table-cell office:value-type="float" office:value="265" table:style-name="ce6">
            <text:p>265</text:p>
          </table:table-cell>
          <table:table-cell office:value-type="float" office:value="3.6186999999999997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rtelândia (MT)</text:p>
          </table:table-cell>
          <table:table-cell office:value-type="float" office:value="5106000" table:style-name="ce4">
            <text:p>5106000</text:p>
          </table:table-cell>
          <table:table-cell office:value-type="float" office:value="6436" table:style-name="ce6">
            <text:p>6.436</text:p>
          </table:table-cell>
          <table:table-cell office:value-type="string" table:style-name="ce4">
            <text:p>Sim</text:p>
          </table:table-cell>
          <table:table-cell office:value-type="float" office:value="265" table:style-name="ce6">
            <text:p>265</text:p>
          </table:table-cell>
          <table:table-cell office:value-type="float" office:value="5.9995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rtur Nogueir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tur Nogueira (SP)</text:p>
          </table:table-cell>
          <table:table-cell office:value-type="float" office:value="3503802" table:style-name="ce4">
            <text:p>3503802</text:p>
          </table:table-cell>
          <table:table-cell office:value-type="float" office:value="44177" table:style-name="ce6">
            <text:p>44.177</text:p>
          </table:table-cell>
          <table:table-cell office:value-type="string" table:style-name="ce4">
            <text:p>Sim</text:p>
          </table:table-cell>
          <table:table-cell office:value-type="float" office:value="2836" table:style-name="ce6">
            <text:p>2.836</text:p>
          </table:table-cell>
          <table:table-cell office:value-type="float" office:value="8.5926000000000002E-2" table:style-name="ce5">
            <text:p>0,0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Holambra (SP)</text:p>
          </table:table-cell>
          <table:table-cell office:value-type="float" office:value="3519055" table:style-name="ce4">
            <text:p>3519055</text:p>
          </table:table-cell>
          <table:table-cell office:value-type="float" office:value="11299" table:style-name="ce6">
            <text:p>11.299</text:p>
          </table:table-cell>
          <table:table-cell office:value-type="string" table:style-name="ce4">
            <text:p>Não</text:p>
          </table:table-cell>
          <table:table-cell office:value-type="float" office:value="2836" table:style-name="ce6">
            <text:p>2.836</text:p>
          </table:table-cell>
          <table:table-cell office:value-type="float" office:value="0.31041999999999997" table:style-name="ce5">
            <text:p>0,3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Atibai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tibaia (SP)</text:p>
          </table:table-cell>
          <table:table-cell office:value-type="float" office:value="3504107" table:style-name="ce4">
            <text:p>3504107</text:p>
          </table:table-cell>
          <table:table-cell office:value-type="float" office:value="126603" table:style-name="ce6">
            <text:p>126.603</text:p>
          </table:table-cell>
          <table:table-cell office:value-type="string" table:style-name="ce4">
            <text:p>Sim</text:p>
          </table:table-cell>
          <table:table-cell office:value-type="float" office:value="2317" table:style-name="ce6">
            <text:p>2.317</text:p>
          </table:table-cell>
          <table:table-cell office:value-type="float" office:value="2.4937000000000001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om Jesus dos Perdões (SP)</text:p>
          </table:table-cell>
          <table:table-cell office:value-type="float" office:value="3507100" table:style-name="ce4">
            <text:p>3507100</text:p>
          </table:table-cell>
          <table:table-cell office:value-type="float" office:value="19708" table:style-name="ce6">
            <text:p>19.708</text:p>
          </table:table-cell>
          <table:table-cell office:value-type="string" table:style-name="ce4">
            <text:p>Não</text:p>
          </table:table-cell>
          <table:table-cell office:value-type="float" office:value="2317" table:style-name="ce6">
            <text:p>2.317</text:p>
          </table:table-cell>
          <table:table-cell office:value-type="float" office:value="0.17206299999999999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agé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ceguá (RS)</text:p>
          </table:table-cell>
          <table:table-cell office:value-type="float" office:value="4300034" table:style-name="ce4">
            <text:p>4300034</text:p>
          </table:table-cell>
          <table:table-cell office:value-type="float" office:value="4394" table:style-name="ce6">
            <text:p>4.394</text:p>
          </table:table-cell>
          <table:table-cell office:value-type="string" table:style-name="ce4">
            <text:p>Não</text:p>
          </table:table-cell>
          <table:table-cell office:value-type="float" office:value="616" table:style-name="ce6">
            <text:p>616</text:p>
          </table:table-cell>
          <table:table-cell office:value-type="float" office:value="0.20923900000000001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agé (RS)</text:p>
          </table:table-cell>
          <table:table-cell office:value-type="float" office:value="4301602" table:style-name="ce4">
            <text:p>4301602</text:p>
          </table:table-cell>
          <table:table-cell office:value-type="float" office:value="116794" table:style-name="ce6">
            <text:p>116.794</text:p>
          </table:table-cell>
          <table:table-cell office:value-type="string" table:style-name="ce4">
            <text:p>Sim</text:p>
          </table:table-cell>
          <table:table-cell office:value-type="float" office:value="3313" table:style-name="ce6">
            <text:p>3.313</text:p>
          </table:table-cell>
          <table:table-cell office:value-type="float" office:value="4.2645000000000002E-2" table:style-name="ce5">
            <text:p>0,0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ndiota (RS)</text:p>
          </table:table-cell>
          <table:table-cell office:value-type="float" office:value="4304358" table:style-name="ce4">
            <text:p>4304358</text:p>
          </table:table-cell>
          <table:table-cell office:value-type="float" office:value="8771" table:style-name="ce6">
            <text:p>8.771</text:p>
          </table:table-cell>
          <table:table-cell office:value-type="string" table:style-name="ce4">
            <text:p>Não</text:p>
          </table:table-cell>
          <table:table-cell office:value-type="float" office:value="2153" table:style-name="ce6">
            <text:p>2.153</text:p>
          </table:table-cell>
          <table:table-cell office:value-type="float" office:value="0.341692" table:style-name="ce5">
            <text:p>0,3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Hulha Negra (RS)</text:p>
          </table:table-cell>
          <table:table-cell office:value-type="float" office:value="4309654" table:style-name="ce4">
            <text:p>4309654</text:p>
          </table:table-cell>
          <table:table-cell office:value-type="float" office:value="6043" table:style-name="ce6">
            <text:p>6.043</text:p>
          </table:table-cell>
          <table:table-cell office:value-type="string" table:style-name="ce4">
            <text:p>Não</text:p>
          </table:table-cell>
          <table:table-cell office:value-type="float" office:value="1150" table:style-name="ce6">
            <text:p>1.150</text:p>
          </table:table-cell>
          <table:table-cell office:value-type="float" office:value="0.27538299999999999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aixada Santist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ubatão (SP)</text:p>
          </table:table-cell>
          <table:table-cell office:value-type="float" office:value="3513504" table:style-name="ce4">
            <text:p>3513504</text:p>
          </table:table-cell>
          <table:table-cell office:value-type="float" office:value="118720" table:style-name="ce6">
            <text:p>118.720</text:p>
          </table:table-cell>
          <table:table-cell office:value-type="string" table:style-name="ce4">
            <text:p>Não</text:p>
          </table:table-cell>
          <table:table-cell office:value-type="float" office:value="38891" table:style-name="ce6">
            <text:p>38.891</text:p>
          </table:table-cell>
          <table:table-cell office:value-type="float" office:value="0.48636200000000002" table:style-name="ce5">
            <text:p>0,4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uarujá (SP)</text:p>
          </table:table-cell>
          <table:table-cell office:value-type="float" office:value="3518701" table:style-name="ce4">
            <text:p>3518701</text:p>
          </table:table-cell>
          <table:table-cell office:value-type="float" office:value="290752" table:style-name="ce6">
            <text:p>290.752</text:p>
          </table:table-cell>
          <table:table-cell office:value-type="string" table:style-name="ce4">
            <text:p>Sim</text:p>
          </table:table-cell>
          <table:table-cell office:value-type="float" office:value="25816" table:style-name="ce6">
            <text:p>25.816</text:p>
          </table:table-cell>
          <table:table-cell office:value-type="float" office:value="0.12956100000000001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nhaém (SP)</text:p>
          </table:table-cell>
          <table:table-cell office:value-type="float" office:value="3522109" table:style-name="ce4">
            <text:p>3522109</text:p>
          </table:table-cell>
          <table:table-cell office:value-type="float" office:value="87057" table:style-name="ce6">
            <text:p>87.057</text:p>
          </table:table-cell>
          <table:table-cell office:value-type="string" table:style-name="ce4">
            <text:p>Não</text:p>
          </table:table-cell>
          <table:table-cell office:value-type="float" office:value="3696" table:style-name="ce6">
            <text:p>3.696</text:p>
          </table:table-cell>
          <table:table-cell office:value-type="float" office:value="6.3095999999999999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Via Mongaguá (SP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ngaguá (SP)</text:p>
          </table:table-cell>
          <table:table-cell office:value-type="float" office:value="3531100" table:style-name="ce4">
            <text:p>3531100</text:p>
          </table:table-cell>
          <table:table-cell office:value-type="float" office:value="46293" table:style-name="ce6">
            <text:p>46.293</text:p>
          </table:table-cell>
          <table:table-cell office:value-type="string" table:style-name="ce4">
            <text:p>Não</text:p>
          </table:table-cell>
          <table:table-cell office:value-type="float" office:value="4585" table:style-name="ce6">
            <text:p>4.585</text:p>
          </table:table-cell>
          <table:table-cell office:value-type="float" office:value="0.15756600000000001" table:style-name="ce5">
            <text:p>0,1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Praia Grande (SP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raia Grande (SP)</text:p>
          </table:table-cell>
          <table:table-cell office:value-type="float" office:value="3541000" table:style-name="ce4">
            <text:p>3541000</text:p>
          </table:table-cell>
          <table:table-cell office:value-type="float" office:value="262051" table:style-name="ce6">
            <text:p>262.051</text:p>
          </table:table-cell>
          <table:table-cell office:value-type="string" table:style-name="ce4">
            <text:p>Sim</text:p>
          </table:table-cell>
          <table:table-cell office:value-type="float" office:value="37890" table:style-name="ce6">
            <text:p>37.890</text:p>
          </table:table-cell>
          <table:table-cell office:value-type="float" office:value="0.21254899999999999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os (SP)</text:p>
          </table:table-cell>
          <table:table-cell office:value-type="float" office:value="3548500" table:style-name="ce4">
            <text:p>3548500</text:p>
          </table:table-cell>
          <table:table-cell office:value-type="float" office:value="419400" table:style-name="ce6">
            <text:p>419.400</text:p>
          </table:table-cell>
          <table:table-cell office:value-type="string" table:style-name="ce4">
            <text:p>Sim</text:p>
          </table:table-cell>
          <table:table-cell office:value-type="float" office:value="126157" table:style-name="ce6">
            <text:p>126.157</text:p>
          </table:table-cell>
          <table:table-cell office:value-type="float" office:value="0.44147599999999998" table:style-name="ce5">
            <text:p>0,4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Vicente (SP)</text:p>
          </table:table-cell>
          <table:table-cell office:value-type="float" office:value="3551009" table:style-name="ce4">
            <text:p>3551009</text:p>
          </table:table-cell>
          <table:table-cell office:value-type="float" office:value="332445" table:style-name="ce6">
            <text:p>332.445</text:p>
          </table:table-cell>
          <table:table-cell office:value-type="string" table:style-name="ce4">
            <text:p>Sim</text:p>
          </table:table-cell>
          <table:table-cell office:value-type="float" office:value="89899" table:style-name="ce6">
            <text:p>89.899</text:p>
          </table:table-cell>
          <table:table-cell office:value-type="float" office:value="0.39824100000000001" table:style-name="ce5">
            <text:p>0,4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arbacena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lfredo Vasconcelos (MG)</text:p>
          </table:table-cell>
          <table:table-cell office:value-type="float" office:value="3101631" table:style-name="ce4">
            <text:p>3101631</text:p>
          </table:table-cell>
          <table:table-cell office:value-type="float" office:value="6075" table:style-name="ce6">
            <text:p>6.075</text:p>
          </table:table-cell>
          <table:table-cell office:value-type="string" table:style-name="ce4">
            <text:p>Não</text:p>
          </table:table-cell>
          <table:table-cell office:value-type="float" office:value="886" table:style-name="ce6">
            <text:p>886</text:p>
          </table:table-cell>
          <table:table-cell office:value-type="float" office:value="0.218227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Antônio Carlos (MG)</text:p>
          </table:table-cell>
          <table:table-cell office:value-type="float" office:value="3102902" table:style-name="ce4">
            <text:p>3102902</text:p>
          </table:table-cell>
          <table:table-cell office:value-type="float" office:value="11114" table:style-name="ce6">
            <text:p>11.114</text:p>
          </table:table-cell>
          <table:table-cell office:value-type="string" table:style-name="ce4">
            <text:p>Não</text:p>
          </table:table-cell>
          <table:table-cell office:value-type="float" office:value="1824" table:style-name="ce6">
            <text:p>1.824</text:p>
          </table:table-cell>
          <table:table-cell office:value-type="float" office:value="0.25883400000000001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arbacena (MG)</text:p>
          </table:table-cell>
          <table:table-cell office:value-type="float" office:value="3105608" table:style-name="ce4">
            <text:p>3105608</text:p>
          </table:table-cell>
          <table:table-cell office:value-type="float" office:value="126284" table:style-name="ce6">
            <text:p>126.284</text:p>
          </table:table-cell>
          <table:table-cell office:value-type="string" table:style-name="ce4">
            <text:p>Sim</text:p>
          </table:table-cell>
          <table:table-cell office:value-type="float" office:value="2664" table:style-name="ce6">
            <text:p>2.664</text:p>
          </table:table-cell>
          <table:table-cell office:value-type="float" office:value="3.2665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arra Bonita - Igaraçu do Tietê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rra Bonita (SP)</text:p>
          </table:table-cell>
          <table:table-cell office:value-type="float" office:value="3505302" table:style-name="ce4">
            <text:p>3505302</text:p>
          </table:table-cell>
          <table:table-cell office:value-type="float" office:value="35246" table:style-name="ce6">
            <text:p>35.246</text:p>
          </table:table-cell>
          <table:table-cell office:value-type="string" table:style-name="ce4">
            <text:p>Sim</text:p>
          </table:table-cell>
          <table:table-cell office:value-type="float" office:value="3257" table:style-name="ce6">
            <text:p>3.257</text:p>
          </table:table-cell>
          <table:table-cell office:value-type="float" office:value="0.127466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garaçu do Tietê (SP)</text:p>
          </table:table-cell>
          <table:table-cell office:value-type="float" office:value="3520004" table:style-name="ce4">
            <text:p>3520004</text:p>
          </table:table-cell>
          <table:table-cell office:value-type="float" office:value="23362" table:style-name="ce6">
            <text:p>23.362</text:p>
          </table:table-cell>
          <table:table-cell office:value-type="string" table:style-name="ce4">
            <text:p>Sim</text:p>
          </table:table-cell>
          <table:table-cell office:value-type="float" office:value="3257" table:style-name="ce6">
            <text:p>3.257</text:p>
          </table:table-cell>
          <table:table-cell office:value-type="float" office:value="0.200826" table:style-name="ce5">
            <text:p>0,2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arra do Garças/MT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agarças (GO)</text:p>
          </table:table-cell>
          <table:table-cell office:value-type="float" office:value="5201702" table:style-name="ce4">
            <text:p>5201702</text:p>
          </table:table-cell>
          <table:table-cell office:value-type="float" office:value="18305" table:style-name="ce6">
            <text:p>18.305</text:p>
          </table:table-cell>
          <table:table-cell office:value-type="string" table:style-name="ce4">
            <text:p>Não</text:p>
          </table:table-cell>
          <table:table-cell office:value-type="float" office:value="4771" table:style-name="ce6">
            <text:p>4.771</text:p>
          </table:table-cell>
          <table:table-cell office:value-type="float" office:value="0.36892999999999998" table:style-name="ce5">
            <text:p>0,3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arra do Garças (MT)</text:p>
          </table:table-cell>
          <table:table-cell office:value-type="float" office:value="5101803" table:style-name="ce4">
            <text:p>5101803</text:p>
          </table:table-cell>
          <table:table-cell office:value-type="float" office:value="56560" table:style-name="ce6">
            <text:p>56.560</text:p>
          </table:table-cell>
          <table:table-cell office:value-type="string" table:style-name="ce4">
            <text:p>Sim</text:p>
          </table:table-cell>
          <table:table-cell office:value-type="float" office:value="6286" table:style-name="ce6">
            <text:p>6.286</text:p>
          </table:table-cell>
          <table:table-cell office:value-type="float" office:value="0.161328" table:style-name="ce5">
            <text:p>0,1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ntal do Araguaia (MT)</text:p>
          </table:table-cell>
          <table:table-cell office:value-type="float" office:value="5106653" table:style-name="ce4">
            <text:p>5106653</text:p>
          </table:table-cell>
          <table:table-cell office:value-type="float" office:value="5395" table:style-name="ce6">
            <text:p>5.395</text:p>
          </table:table-cell>
          <table:table-cell office:value-type="string" table:style-name="ce4">
            <text:p>Não</text:p>
          </table:table-cell>
          <table:table-cell office:value-type="float" office:value="2463" table:style-name="ce6">
            <text:p>2.463</text:p>
          </table:table-cell>
          <table:table-cell office:value-type="float" office:value="0.61806799999999995" table:style-name="ce5">
            <text:p>0,6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auru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uru (SP)</text:p>
          </table:table-cell>
          <table:table-cell office:value-type="float" office:value="3506003" table:style-name="ce4">
            <text:p>3506003</text:p>
          </table:table-cell>
          <table:table-cell office:value-type="float" office:value="343937" table:style-name="ce6">
            <text:p>343.937</text:p>
          </table:table-cell>
          <table:table-cell office:value-type="string" table:style-name="ce4">
            <text:p>Sim</text:p>
          </table:table-cell>
          <table:table-cell office:value-type="float" office:value="2299" table:style-name="ce6">
            <text:p>2.299</text:p>
          </table:table-cell>
          <table:table-cell office:value-type="float" office:value="9.2300000000000004E-3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ratininga (SP)</text:p>
          </table:table-cell>
          <table:table-cell office:value-type="float" office:value="3539400" table:style-name="ce4">
            <text:p>3539400</text:p>
          </table:table-cell>
          <table:table-cell office:value-type="float" office:value="12072" table:style-name="ce6">
            <text:p>12.072</text:p>
          </table:table-cell>
          <table:table-cell office:value-type="string" table:style-name="ce4">
            <text:p>Não</text:p>
          </table:table-cell>
          <table:table-cell office:value-type="float" office:value="2299" table:style-name="ce6">
            <text:p>2.299</text:p>
          </table:table-cell>
          <table:table-cell office:value-type="float" office:value="0.26133899999999999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elém/P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nanindeua (PA)</text:p>
          </table:table-cell>
          <table:table-cell office:value-type="float" office:value="1500800" table:style-name="ce4">
            <text:p>1500800</text:p>
          </table:table-cell>
          <table:table-cell office:value-type="float" office:value="471980" table:style-name="ce6">
            <text:p>471.980</text:p>
          </table:table-cell>
          <table:table-cell office:value-type="string" table:style-name="ce4">
            <text:p>Não</text:p>
          </table:table-cell>
          <table:table-cell office:value-type="float" office:value="102379" table:style-name="ce6">
            <text:p>102.379</text:p>
          </table:table-cell>
          <table:table-cell office:value-type="float" office:value="0.305425" table:style-name="ce5">
            <text:p>0,3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elém (PA)</text:p>
          </table:table-cell>
          <table:table-cell office:value-type="float" office:value="1501402" table:style-name="ce4">
            <text:p>1501402</text:p>
          </table:table-cell>
          <table:table-cell office:value-type="float" office:value="1393399" table:style-name="ce6">
            <text:p>1.393.399</text:p>
          </table:table-cell>
          <table:table-cell office:value-type="string" table:style-name="ce4">
            <text:p>Sim</text:p>
          </table:table-cell>
          <table:table-cell office:value-type="float" office:value="113341" table:style-name="ce6">
            <text:p>113.341</text:p>
          </table:table-cell>
          <table:table-cell office:value-type="float" office:value="0.11640200000000001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enevides (PA)</text:p>
          </table:table-cell>
          <table:table-cell office:value-type="float" office:value="1501501" table:style-name="ce4">
            <text:p>1501501</text:p>
          </table:table-cell>
          <table:table-cell office:value-type="float" office:value="51651" table:style-name="ce6">
            <text:p>51.651</text:p>
          </table:table-cell>
          <table:table-cell office:value-type="string" table:style-name="ce4">
            <text:p>Não</text:p>
          </table:table-cell>
          <table:table-cell office:value-type="float" office:value="8557" table:style-name="ce6">
            <text:p>8.557</text:p>
          </table:table-cell>
          <table:table-cell office:value-type="float" office:value="0.24121899999999999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ituba (PA)</text:p>
          </table:table-cell>
          <table:table-cell office:value-type="float" office:value="1504422" table:style-name="ce4">
            <text:p>1504422</text:p>
          </table:table-cell>
          <table:table-cell office:value-type="float" office:value="108246" table:style-name="ce6">
            <text:p>108.246</text:p>
          </table:table-cell>
          <table:table-cell office:value-type="string" table:style-name="ce4">
            <text:p>Não</text:p>
          </table:table-cell>
          <table:table-cell office:value-type="float" office:value="22081" table:style-name="ce6">
            <text:p>22.081</text:p>
          </table:table-cell>
          <table:table-cell office:value-type="float" office:value="0.29974899999999999" table:style-name="ce5">
            <text:p>0,3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elo Horizonte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elo Horizonte (MG)</text:p>
          </table:table-cell>
          <table:table-cell office:value-type="float" office:value="3106200" table:style-name="ce4">
            <text:p>3106200</text:p>
          </table:table-cell>
          <table:table-cell office:value-type="float" office:value="2375151" table:style-name="ce6">
            <text:p>2.375.151</text:p>
          </table:table-cell>
          <table:table-cell office:value-type="string" table:style-name="ce4">
            <text:p>Sim</text:p>
          </table:table-cell>
          <table:table-cell office:value-type="float" office:value="452064" table:style-name="ce6">
            <text:p>452.064</text:p>
          </table:table-cell>
          <table:table-cell office:value-type="float" office:value="0.25587100000000002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etim (MG)</text:p>
          </table:table-cell>
          <table:table-cell office:value-type="float" office:value="3106705" table:style-name="ce4">
            <text:p>3106705</text:p>
          </table:table-cell>
          <table:table-cell office:value-type="float" office:value="378089" table:style-name="ce6">
            <text:p>378.089</text:p>
          </table:table-cell>
          <table:table-cell office:value-type="string" table:style-name="ce4">
            <text:p>Não</text:p>
          </table:table-cell>
          <table:table-cell office:value-type="float" office:value="97944" table:style-name="ce6">
            <text:p>97.944</text:p>
          </table:table-cell>
          <table:table-cell office:value-type="float" office:value="0.35355999999999999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rumadinho (MG)</text:p>
          </table:table-cell>
          <table:table-cell office:value-type="float" office:value="3109006" table:style-name="ce4">
            <text:p>3109006</text:p>
          </table:table-cell>
          <table:table-cell office:value-type="float" office:value="33973" table:style-name="ce6">
            <text:p>33.973</text:p>
          </table:table-cell>
          <table:table-cell office:value-type="string" table:style-name="ce4">
            <text:p>Não</text:p>
          </table:table-cell>
          <table:table-cell office:value-type="float" office:value="5239" table:style-name="ce6">
            <text:p>5.239</text:p>
          </table:table-cell>
          <table:table-cell office:value-type="float" office:value="0.212587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eté (MG)</text:p>
          </table:table-cell>
          <table:table-cell office:value-type="float" office:value="3110004" table:style-name="ce4">
            <text:p>3110004</text:p>
          </table:table-cell>
          <table:table-cell office:value-type="float" office:value="40750" table:style-name="ce6">
            <text:p>40.750</text:p>
          </table:table-cell>
          <table:table-cell office:value-type="string" table:style-name="ce4">
            <text:p>Não</text:p>
          </table:table-cell>
          <table:table-cell office:value-type="float" office:value="5020" table:style-name="ce6">
            <text:p>5.020</text:p>
          </table:table-cell>
          <table:table-cell office:value-type="float" office:value="0.185637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nfins (MG)</text:p>
          </table:table-cell>
          <table:table-cell office:value-type="float" office:value="3117876" table:style-name="ce4">
            <text:p>3117876</text:p>
          </table:table-cell>
          <table:table-cell office:value-type="float" office:value="5936" table:style-name="ce6">
            <text:p>5.936</text:p>
          </table:table-cell>
          <table:table-cell office:value-type="string" table:style-name="ce4">
            <text:p>Não</text:p>
          </table:table-cell>
          <table:table-cell office:value-type="float" office:value="4264" table:style-name="ce6">
            <text:p>4.264</text:p>
          </table:table-cell>
          <table:table-cell office:value-type="float" office:value="0.92958399999999997" table:style-name="ce5">
            <text:p>0,9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ntagem (MG)</text:p>
          </table:table-cell>
          <table:table-cell office:value-type="float" office:value="3118601" table:style-name="ce4">
            <text:p>3118601</text:p>
          </table:table-cell>
          <table:table-cell office:value-type="float" office:value="603442" table:style-name="ce6">
            <text:p>603.442</text:p>
          </table:table-cell>
          <table:table-cell office:value-type="string" table:style-name="ce4">
            <text:p>Não</text:p>
          </table:table-cell>
          <table:table-cell office:value-type="float" office:value="194652" table:style-name="ce6">
            <text:p>194.652</text:p>
          </table:table-cell>
          <table:table-cell office:value-type="float" office:value="0.43759900000000002" table:style-name="ce5">
            <text:p>0,4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smeraldas (MG)</text:p>
          </table:table-cell>
          <table:table-cell office:value-type="float" office:value="3124104" table:style-name="ce4">
            <text:p>3124104</text:p>
          </table:table-cell>
          <table:table-cell office:value-type="float" office:value="60271" table:style-name="ce6">
            <text:p>60.271</text:p>
          </table:table-cell>
          <table:table-cell office:value-type="string" table:style-name="ce4">
            <text:p>Não</text:p>
          </table:table-cell>
          <table:table-cell office:value-type="float" office:value="14671" table:style-name="ce6">
            <text:p>14.671</text:p>
          </table:table-cell>
          <table:table-cell office:value-type="float" office:value="0.35270200000000002" table:style-name="ce5">
            <text:p>0,3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birité (MG)</text:p>
          </table:table-cell>
          <table:table-cell office:value-type="float" office:value="3129806" table:style-name="ce4">
            <text:p>3129806</text:p>
          </table:table-cell>
          <table:table-cell office:value-type="float" office:value="158954" table:style-name="ce6">
            <text:p>158.954</text:p>
          </table:table-cell>
          <table:table-cell office:value-type="string" table:style-name="ce4">
            <text:p>Não</text:p>
          </table:table-cell>
          <table:table-cell office:value-type="float" office:value="56968" table:style-name="ce6">
            <text:p>56.968</text:p>
          </table:table-cell>
          <table:table-cell office:value-type="float" office:value="0.50547500000000001" table:style-name="ce5">
            <text:p>0,5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garapé (MG)</text:p>
          </table:table-cell>
          <table:table-cell office:value-type="float" office:value="3130101" table:style-name="ce4">
            <text:p>3130101</text:p>
          </table:table-cell>
          <table:table-cell office:value-type="float" office:value="34851" table:style-name="ce6">
            <text:p>34.851</text:p>
          </table:table-cell>
          <table:table-cell office:value-type="string" table:style-name="ce4">
            <text:p>Não</text:p>
          </table:table-cell>
          <table:table-cell office:value-type="float" office:value="5852" table:style-name="ce6">
            <text:p>5.852</text:p>
          </table:table-cell>
          <table:table-cell office:value-type="float" office:value="0.243448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Via São Joaquim de Bicas (MG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uatuba (MG)</text:p>
          </table:table-cell>
          <table:table-cell office:value-type="float" office:value="3136652" table:style-name="ce4">
            <text:p>3136652</text:p>
          </table:table-cell>
          <table:table-cell office:value-type="float" office:value="22202" table:style-name="ce6">
            <text:p>22.202</text:p>
          </table:table-cell>
          <table:table-cell office:value-type="string" table:style-name="ce4">
            <text:p>Não</text:p>
          </table:table-cell>
          <table:table-cell office:value-type="float" office:value="2805" table:style-name="ce6">
            <text:p>2.805</text:p>
          </table:table-cell>
          <table:table-cell office:value-type="float" office:value="0.181930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goa Santa (MG)</text:p>
          </table:table-cell>
          <table:table-cell office:value-type="float" office:value="3137601" table:style-name="ce4">
            <text:p>3137601</text:p>
          </table:table-cell>
          <table:table-cell office:value-type="float" office:value="52520" table:style-name="ce6">
            <text:p>52.520</text:p>
          </table:table-cell>
          <table:table-cell office:value-type="string" table:style-name="ce4">
            <text:p>Não</text:p>
          </table:table-cell>
          <table:table-cell office:value-type="float" office:value="10124" table:style-name="ce6">
            <text:p>10.124</text:p>
          </table:table-cell>
          <table:table-cell office:value-type="float" office:value="0.25533400000000001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Vespasiano (MG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ário Campos (MG)</text:p>
          </table:table-cell>
          <table:table-cell office:value-type="float" office:value="3140159" table:style-name="ce4">
            <text:p>3140159</text:p>
          </table:table-cell>
          <table:table-cell office:value-type="float" office:value="13192" table:style-name="ce6">
            <text:p>13.192</text:p>
          </table:table-cell>
          <table:table-cell office:value-type="string" table:style-name="ce4">
            <text:p>Não</text:p>
          </table:table-cell>
          <table:table-cell office:value-type="float" office:value="3311" table:style-name="ce6">
            <text:p>3.311</text:p>
          </table:table-cell>
          <table:table-cell office:value-type="float" office:value="0.35617500000000002" table:style-name="ce5">
            <text:p>0,3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Via Sarzedo (MG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Lima (MG)</text:p>
          </table:table-cell>
          <table:table-cell office:value-type="float" office:value="3144805" table:style-name="ce4">
            <text:p>3144805</text:p>
          </table:table-cell>
          <table:table-cell office:value-type="float" office:value="80998" table:style-name="ce6">
            <text:p>80.998</text:p>
          </table:table-cell>
          <table:table-cell office:value-type="string" table:style-name="ce4">
            <text:p>Não</text:p>
          </table:table-cell>
          <table:table-cell office:value-type="float" office:value="30273" table:style-name="ce6">
            <text:p>30.273</text:p>
          </table:table-cell>
          <table:table-cell office:value-type="float" office:value="0.49351200000000001" table:style-name="ce5">
            <text:p>0,4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edro Leopoldo (MG)</text:p>
          </table:table-cell>
          <table:table-cell office:value-type="float" office:value="3149309" table:style-name="ce4">
            <text:p>3149309</text:p>
          </table:table-cell>
          <table:table-cell office:value-type="float" office:value="58740" table:style-name="ce6">
            <text:p>58.740</text:p>
          </table:table-cell>
          <table:table-cell office:value-type="string" table:style-name="ce4">
            <text:p>Não</text:p>
          </table:table-cell>
          <table:table-cell office:value-type="float" office:value="8467" table:style-name="ce6">
            <text:p>8.467</text:p>
          </table:table-cell>
          <table:table-cell office:value-type="float" office:value="0.204068" table:style-name="ce5">
            <text:p>0,2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Confins (MG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aposos (MG)</text:p>
          </table:table-cell>
          <table:table-cell office:value-type="float" office:value="3153905" table:style-name="ce4">
            <text:p>3153905</text:p>
          </table:table-cell>
          <table:table-cell office:value-type="float" office:value="15342" table:style-name="ce6">
            <text:p>15.342</text:p>
          </table:table-cell>
          <table:table-cell office:value-type="string" table:style-name="ce4">
            <text:p>Não</text:p>
          </table:table-cell>
          <table:table-cell office:value-type="float" office:value="4819" table:style-name="ce6">
            <text:p>4.819</text:p>
          </table:table-cell>
          <table:table-cell office:value-type="float" office:value="0.47520000000000001" table:style-name="ce5">
            <text:p>0,4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beirão das Neves (MG)</text:p>
          </table:table-cell>
          <table:table-cell office:value-type="float" office:value="3154606" table:style-name="ce4">
            <text:p>3154606</text:p>
          </table:table-cell>
          <table:table-cell office:value-type="float" office:value="296317" table:style-name="ce6">
            <text:p>296.317</text:p>
          </table:table-cell>
          <table:table-cell office:value-type="string" table:style-name="ce4">
            <text:p>Não</text:p>
          </table:table-cell>
          <table:table-cell office:value-type="float" office:value="97370" table:style-name="ce6">
            <text:p>97.370</text:p>
          </table:table-cell>
          <table:table-cell office:value-type="float" office:value="0.455096" table:style-name="ce5">
            <text:p>0,4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Acima (MG)</text:p>
          </table:table-cell>
          <table:table-cell office:value-type="float" office:value="3154804" table:style-name="ce4">
            <text:p>3154804</text:p>
          </table:table-cell>
          <table:table-cell office:value-type="float" office:value="9090" table:style-name="ce6">
            <text:p>9.090</text:p>
          </table:table-cell>
          <table:table-cell office:value-type="string" table:style-name="ce4">
            <text:p>Não</text:p>
          </table:table-cell>
          <table:table-cell office:value-type="float" office:value="1764" table:style-name="ce6">
            <text:p>1.764</text:p>
          </table:table-cell>
          <table:table-cell office:value-type="float" office:value="0.27463799999999999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bará (MG)</text:p>
          </table:table-cell>
          <table:table-cell office:value-type="float" office:value="3156700" table:style-name="ce4">
            <text:p>3156700</text:p>
          </table:table-cell>
          <table:table-cell office:value-type="float" office:value="126269" table:style-name="ce6">
            <text:p>126.269</text:p>
          </table:table-cell>
          <table:table-cell office:value-type="string" table:style-name="ce4">
            <text:p>Não</text:p>
          </table:table-cell>
          <table:table-cell office:value-type="float" office:value="42913" table:style-name="ce6">
            <text:p>42.913</text:p>
          </table:table-cell>
          <table:table-cell office:value-type="float" office:value="0.472688" table:style-name="ce5">
            <text:p>0,4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Luzia (MG)</text:p>
          </table:table-cell>
          <table:table-cell office:value-type="float" office:value="3157807" table:style-name="ce4">
            <text:p>3157807</text:p>
          </table:table-cell>
          <table:table-cell office:value-type="float" office:value="202942" table:style-name="ce6">
            <text:p>202.942</text:p>
          </table:table-cell>
          <table:table-cell office:value-type="string" table:style-name="ce4">
            <text:p>Não</text:p>
          </table:table-cell>
          <table:table-cell office:value-type="float" office:value="55031" table:style-name="ce6">
            <text:p>55.031</text:p>
          </table:table-cell>
          <table:table-cell office:value-type="float" office:value="0.38354500000000002" table:style-name="ce5">
            <text:p>0,3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aquim de Bicas (MG)</text:p>
          </table:table-cell>
          <table:table-cell office:value-type="float" office:value="3162922" table:style-name="ce4">
            <text:p>3162922</text:p>
          </table:table-cell>
          <table:table-cell office:value-type="float" office:value="25537" table:style-name="ce6">
            <text:p>25.537</text:p>
          </table:table-cell>
          <table:table-cell office:value-type="string" table:style-name="ce4">
            <text:p>Não</text:p>
          </table:table-cell>
          <table:table-cell office:value-type="float" office:value="5668" table:style-name="ce6">
            <text:p>5.668</text:p>
          </table:table-cell>
          <table:table-cell office:value-type="float" office:value="0.35078599999999999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Betim (MG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sé da Lapa (MG)</text:p>
          </table:table-cell>
          <table:table-cell office:value-type="float" office:value="3162955" table:style-name="ce4">
            <text:p>3162955</text:p>
          </table:table-cell>
          <table:table-cell office:value-type="float" office:value="19799" table:style-name="ce6">
            <text:p>19.799</text:p>
          </table:table-cell>
          <table:table-cell office:value-type="string" table:style-name="ce4">
            <text:p>Não</text:p>
          </table:table-cell>
          <table:table-cell office:value-type="float" office:value="5784" table:style-name="ce6">
            <text:p>5.784</text:p>
          </table:table-cell>
          <table:table-cell office:value-type="float" office:value="0.39955800000000002" table:style-name="ce5">
            <text:p>0,4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rzedo (MG)</text:p>
          </table:table-cell>
          <table:table-cell office:value-type="float" office:value="3165537" table:style-name="ce4">
            <text:p>3165537</text:p>
          </table:table-cell>
          <table:table-cell office:value-type="float" office:value="25814" table:style-name="ce6">
            <text:p>25.814</text:p>
          </table:table-cell>
          <table:table-cell office:value-type="string" table:style-name="ce4">
            <text:p>Não</text:p>
          </table:table-cell>
          <table:table-cell office:value-type="float" office:value="8083" table:style-name="ce6">
            <text:p>8.083</text:p>
          </table:table-cell>
          <table:table-cell office:value-type="float" office:value="0.43190000000000001" table:style-name="ce5">
            <text:p>0,4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Betim (MG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espasiano (MG)</text:p>
          </table:table-cell>
          <table:table-cell office:value-type="float" office:value="3171204" table:style-name="ce4">
            <text:p>3171204</text:p>
          </table:table-cell>
          <table:table-cell office:value-type="float" office:value="104527" table:style-name="ce6">
            <text:p>104.527</text:p>
          </table:table-cell>
          <table:table-cell office:value-type="string" table:style-name="ce4">
            <text:p>Não</text:p>
          </table:table-cell>
          <table:table-cell office:value-type="float" office:value="34474" table:style-name="ce6">
            <text:p>34.474</text:p>
          </table:table-cell>
          <table:table-cell office:value-type="float" office:value="0.46063599999999999" table:style-name="ce5">
            <text:p>0,4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ento Gonçalves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ento Gonçalves (RS)</text:p>
          </table:table-cell>
          <table:table-cell office:value-type="float" office:value="4302105" table:style-name="ce4">
            <text:p>4302105</text:p>
          </table:table-cell>
          <table:table-cell office:value-type="float" office:value="107278" table:style-name="ce6">
            <text:p>107.278</text:p>
          </table:table-cell>
          <table:table-cell office:value-type="string" table:style-name="ce4">
            <text:p>Sim</text:p>
          </table:table-cell>
          <table:table-cell office:value-type="float" office:value="4707" table:style-name="ce6">
            <text:p>4.707</text:p>
          </table:table-cell>
          <table:table-cell office:value-type="float" office:value="5.654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rlos Barbosa (RS)</text:p>
          </table:table-cell>
          <table:table-cell office:value-type="float" office:value="4304804" table:style-name="ce4">
            <text:p>4304804</text:p>
          </table:table-cell>
          <table:table-cell office:value-type="float" office:value="25192" table:style-name="ce6">
            <text:p>25.192</text:p>
          </table:table-cell>
          <table:table-cell office:value-type="string" table:style-name="ce4">
            <text:p>Não</text:p>
          </table:table-cell>
          <table:table-cell office:value-type="float" office:value="2814" table:style-name="ce6">
            <text:p>2.814</text:p>
          </table:table-cell>
          <table:table-cell office:value-type="float" office:value="0.13397400000000001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Garibaldi (RS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aribaldi (RS)</text:p>
          </table:table-cell>
          <table:table-cell office:value-type="float" office:value="4308607" table:style-name="ce4">
            <text:p>4308607</text:p>
          </table:table-cell>
          <table:table-cell office:value-type="float" office:value="30689" table:style-name="ce6">
            <text:p>30.689</text:p>
          </table:table-cell>
          <table:table-cell office:value-type="string" table:style-name="ce4">
            <text:p>Não</text:p>
          </table:table-cell>
          <table:table-cell office:value-type="float" office:value="4669" table:style-name="ce6">
            <text:p>4.669</text:p>
          </table:table-cell>
          <table:table-cell office:value-type="float" office:value="0.195217" table:style-name="ce5">
            <text:p>0,2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nte Belo do Sul (RS)</text:p>
          </table:table-cell>
          <table:table-cell office:value-type="float" office:value="4312385" table:style-name="ce4">
            <text:p>4312385</text:p>
          </table:table-cell>
          <table:table-cell office:value-type="float" office:value="2670" table:style-name="ce6">
            <text:p>2.670</text:p>
          </table:table-cell>
          <table:table-cell office:value-type="string" table:style-name="ce4">
            <text:p>Não</text:p>
          </table:table-cell>
          <table:table-cell office:value-type="float" office:value="546" table:style-name="ce6">
            <text:p>546</text:p>
          </table:table-cell>
          <table:table-cell office:value-type="float" office:value="0.27561799999999997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icas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icas (MG)</text:p>
          </table:table-cell>
          <table:table-cell office:value-type="float" office:value="3106903" table:style-name="ce4">
            <text:p>3106903</text:p>
          </table:table-cell>
          <table:table-cell office:value-type="float" office:value="13653" table:style-name="ce6">
            <text:p>13.653</text:p>
          </table:table-cell>
          <table:table-cell office:value-type="string" table:style-name="ce4">
            <text:p>Sim</text:p>
          </table:table-cell>
          <table:table-cell office:value-type="float" office:value="616" table:style-name="ce6">
            <text:p>616</text:p>
          </table:table-cell>
          <table:table-cell office:value-type="float" office:value="7.2148000000000004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uarará (MG)</text:p>
          </table:table-cell>
          <table:table-cell office:value-type="float" office:value="3128501" table:style-name="ce4">
            <text:p>3128501</text:p>
          </table:table-cell>
          <table:table-cell office:value-type="float" office:value="3929" table:style-name="ce6">
            <text:p>3.929</text:p>
          </table:table-cell>
          <table:table-cell office:value-type="string" table:style-name="ce4">
            <text:p>Não</text:p>
          </table:table-cell>
          <table:table-cell office:value-type="float" office:value="616" table:style-name="ce6">
            <text:p>616</text:p>
          </table:table-cell>
          <table:table-cell office:value-type="float" office:value="0.23838999999999999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irigui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irigui (SP)</text:p>
          </table:table-cell>
          <table:table-cell office:value-type="float" office:value="3506508" table:style-name="ce4">
            <text:p>3506508</text:p>
          </table:table-cell>
          <table:table-cell office:value-type="float" office:value="108728" table:style-name="ce6">
            <text:p>108.728</text:p>
          </table:table-cell>
          <table:table-cell office:value-type="string" table:style-name="ce4">
            <text:p>Sim</text:p>
          </table:table-cell>
          <table:table-cell office:value-type="float" office:value="2126" table:style-name="ce6">
            <text:p>2.126</text:p>
          </table:table-cell>
          <table:table-cell office:value-type="float" office:value="2.6069999999999999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raúna (SP)</text:p>
          </table:table-cell>
          <table:table-cell office:value-type="float" office:value="3507704" table:style-name="ce4">
            <text:p>3507704</text:p>
          </table:table-cell>
          <table:table-cell office:value-type="float" office:value="5021" table:style-name="ce6">
            <text:p>5.021</text:p>
          </table:table-cell>
          <table:table-cell office:value-type="string" table:style-name="ce4">
            <text:p>Não</text:p>
          </table:table-cell>
          <table:table-cell office:value-type="float" office:value="613" table:style-name="ce6">
            <text:p>613</text:p>
          </table:table-cell>
          <table:table-cell office:value-type="float" office:value="0.177578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rejo Alegre (SP)</text:p>
          </table:table-cell>
          <table:table-cell office:value-type="float" office:value="3507753" table:style-name="ce4">
            <text:p>3507753</text:p>
          </table:table-cell>
          <table:table-cell office:value-type="float" office:value="2573" table:style-name="ce6">
            <text:p>2.573</text:p>
          </table:table-cell>
          <table:table-cell office:value-type="string" table:style-name="ce4">
            <text:p>Não</text:p>
          </table:table-cell>
          <table:table-cell office:value-type="float" office:value="877" table:style-name="ce6">
            <text:p>877</text:p>
          </table:table-cell>
          <table:table-cell office:value-type="float" office:value="0.48479800000000001" table:style-name="ce5">
            <text:p>0,4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roados (SP)</text:p>
          </table:table-cell>
          <table:table-cell office:value-type="float" office:value="3512506" table:style-name="ce4">
            <text:p>3512506</text:p>
          </table:table-cell>
          <table:table-cell office:value-type="float" office:value="5238" table:style-name="ce6">
            <text:p>5.238</text:p>
          </table:table-cell>
          <table:table-cell office:value-type="string" table:style-name="ce4">
            <text:p>Não</text:p>
          </table:table-cell>
          <table:table-cell office:value-type="float" office:value="1184" table:style-name="ce6">
            <text:p>1.184</text:p>
          </table:table-cell>
          <table:table-cell office:value-type="float" office:value="0.30390099999999998" table:style-name="ce5">
            <text:p>0,3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lumenau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lumenau (SC)</text:p>
          </table:table-cell>
          <table:table-cell office:value-type="float" office:value="4202404" table:style-name="ce4">
            <text:p>4202404</text:p>
          </table:table-cell>
          <table:table-cell office:value-type="float" office:value="309011" table:style-name="ce6">
            <text:p>309.011</text:p>
          </table:table-cell>
          <table:table-cell office:value-type="string" table:style-name="ce4">
            <text:p>Sim</text:p>
          </table:table-cell>
          <table:table-cell office:value-type="float" office:value="13479" table:style-name="ce6">
            <text:p>13.479</text:p>
          </table:table-cell>
          <table:table-cell office:value-type="float" office:value="5.5007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aspar (SC)</text:p>
          </table:table-cell>
          <table:table-cell office:value-type="float" office:value="4205902" table:style-name="ce4">
            <text:p>4205902</text:p>
          </table:table-cell>
          <table:table-cell office:value-type="float" office:value="57981" table:style-name="ce6">
            <text:p>57.981</text:p>
          </table:table-cell>
          <table:table-cell office:value-type="string" table:style-name="ce4">
            <text:p>Não</text:p>
          </table:table-cell>
          <table:table-cell office:value-type="float" office:value="9055" table:style-name="ce6">
            <text:p>9.055</text:p>
          </table:table-cell>
          <table:table-cell office:value-type="float" office:value="0.19775100000000001" table:style-name="ce5">
            <text:p>0,2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lhota (SC)</text:p>
          </table:table-cell>
          <table:table-cell office:value-type="float" office:value="4207106" table:style-name="ce4">
            <text:p>4207106</text:p>
          </table:table-cell>
          <table:table-cell office:value-type="float" office:value="12355" table:style-name="ce6">
            <text:p>12.355</text:p>
          </table:table-cell>
          <table:table-cell office:value-type="string" table:style-name="ce4">
            <text:p>Não</text:p>
          </table:table-cell>
          <table:table-cell office:value-type="float" office:value="1672" table:style-name="ce6">
            <text:p>1.672</text:p>
          </table:table-cell>
          <table:table-cell office:value-type="float" office:value="0.17886199999999999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ndaial (SC)</text:p>
          </table:table-cell>
          <table:table-cell office:value-type="float" office:value="4207502" table:style-name="ce4">
            <text:p>4207502</text:p>
          </table:table-cell>
          <table:table-cell office:value-type="float" office:value="54854" table:style-name="ce6">
            <text:p>54.854</text:p>
          </table:table-cell>
          <table:table-cell office:value-type="string" table:style-name="ce4">
            <text:p>Não</text:p>
          </table:table-cell>
          <table:table-cell office:value-type="float" office:value="5526" table:style-name="ce6">
            <text:p>5.526</text:p>
          </table:table-cell>
          <table:table-cell office:value-type="float" office:value="0.12310400000000001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oituva - Iperó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oituva (SP)</text:p>
          </table:table-cell>
          <table:table-cell office:value-type="float" office:value="3507001" table:style-name="ce4">
            <text:p>3507001</text:p>
          </table:table-cell>
          <table:table-cell office:value-type="float" office:value="48314" table:style-name="ce6">
            <text:p>48.314</text:p>
          </table:table-cell>
          <table:table-cell office:value-type="string" table:style-name="ce4">
            <text:p>Sim</text:p>
          </table:table-cell>
          <table:table-cell office:value-type="float" office:value="1344" table:style-name="ce6">
            <text:p>1.344</text:p>
          </table:table-cell>
          <table:table-cell office:value-type="float" office:value="3.8584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peró (SP)</text:p>
          </table:table-cell>
          <table:table-cell office:value-type="float" office:value="3521002" table:style-name="ce4">
            <text:p>3521002</text:p>
          </table:table-cell>
          <table:table-cell office:value-type="float" office:value="28300" table:style-name="ce6">
            <text:p>28.300</text:p>
          </table:table-cell>
          <table:table-cell office:value-type="string" table:style-name="ce4">
            <text:p>Sim</text:p>
          </table:table-cell>
          <table:table-cell office:value-type="float" office:value="1344" table:style-name="ce6">
            <text:p>1.344</text:p>
          </table:table-cell>
          <table:table-cell office:value-type="float" office:value="7.4837000000000001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om Jesus do Itabapoana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om Jesus do Itabapoana (RJ)</text:p>
          </table:table-cell>
          <table:table-cell office:value-type="float" office:value="3300605" table:style-name="ce4">
            <text:p>3300605</text:p>
          </table:table-cell>
          <table:table-cell office:value-type="float" office:value="35411" table:style-name="ce6">
            <text:p>35.411</text:p>
          </table:table-cell>
          <table:table-cell office:value-type="string" table:style-name="ce4">
            <text:p>Sim</text:p>
          </table:table-cell>
          <table:table-cell office:value-type="float" office:value="2932" table:style-name="ce6">
            <text:p>2.932</text:p>
          </table:table-cell>
          <table:table-cell office:value-type="float" office:value="0.12103700000000001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om Jesus do Norte (ES)</text:p>
          </table:table-cell>
          <table:table-cell office:value-type="float" office:value="3201100" table:style-name="ce4">
            <text:p>3201100</text:p>
          </table:table-cell>
          <table:table-cell office:value-type="float" office:value="9476" table:style-name="ce6">
            <text:p>9.476</text:p>
          </table:table-cell>
          <table:table-cell office:value-type="string" table:style-name="ce4">
            <text:p>Não</text:p>
          </table:table-cell>
          <table:table-cell office:value-type="float" office:value="2932" table:style-name="ce6">
            <text:p>2.932</text:p>
          </table:table-cell>
          <table:table-cell office:value-type="float" office:value="0.45912900000000001" table:style-name="ce5">
            <text:p>0,4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rasília/DF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Águas Lindas de Goiás (GO)</text:p>
          </table:table-cell>
          <table:table-cell office:value-type="float" office:value="5200258" table:style-name="ce4">
            <text:p>5200258</text:p>
          </table:table-cell>
          <table:table-cell office:value-type="float" office:value="159378" table:style-name="ce6">
            <text:p>159.378</text:p>
          </table:table-cell>
          <table:table-cell office:value-type="string" table:style-name="ce4">
            <text:p>Não</text:p>
          </table:table-cell>
          <table:table-cell office:value-type="float" office:value="45494" table:style-name="ce6">
            <text:p>45.494</text:p>
          </table:table-cell>
          <table:table-cell office:value-type="float" office:value="0.39113399999999998" table:style-name="ce5">
            <text:p>0,3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rasília (DF)</text:p>
          </table:table-cell>
          <table:table-cell office:value-type="float" office:value="5300108" table:style-name="ce4">
            <text:p>5300108</text:p>
          </table:table-cell>
          <table:table-cell office:value-type="float" office:value="2570160" table:style-name="ce6">
            <text:p>2.570.160</text:p>
          </table:table-cell>
          <table:table-cell office:value-type="string" table:style-name="ce4">
            <text:p>Sim</text:p>
          </table:table-cell>
          <table:table-cell office:value-type="float" office:value="190371" table:style-name="ce6">
            <text:p>190.371</text:p>
          </table:table-cell>
          <table:table-cell office:value-type="float" office:value="9.7563999999999998E-2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idade Ocidental (GO)</text:p>
          </table:table-cell>
          <table:table-cell office:value-type="float" office:value="5205497" table:style-name="ce4">
            <text:p>5205497</text:p>
          </table:table-cell>
          <table:table-cell office:value-type="float" office:value="55915" table:style-name="ce6">
            <text:p>55.915</text:p>
          </table:table-cell>
          <table:table-cell office:value-type="string" table:style-name="ce4">
            <text:p>Não</text:p>
          </table:table-cell>
          <table:table-cell office:value-type="float" office:value="19120" table:style-name="ce6">
            <text:p>19.120</text:p>
          </table:table-cell>
          <table:table-cell office:value-type="float" office:value="0.46002500000000002" table:style-name="ce5">
            <text:p>0,4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uziânia (GO)</text:p>
          </table:table-cell>
          <table:table-cell office:value-type="float" office:value="5212501" table:style-name="ce4">
            <text:p>5212501</text:p>
          </table:table-cell>
          <table:table-cell office:value-type="float" office:value="174531" table:style-name="ce6">
            <text:p>174.531</text:p>
          </table:table-cell>
          <table:table-cell office:value-type="string" table:style-name="ce4">
            <text:p>Não</text:p>
          </table:table-cell>
          <table:table-cell office:value-type="float" office:value="31225" table:style-name="ce6">
            <text:p>31.225</text:p>
          </table:table-cell>
          <table:table-cell office:value-type="float" office:value="0.252523" table:style-name="ce5">
            <text:p>0,2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o Gama (GO)</text:p>
          </table:table-cell>
          <table:table-cell office:value-type="float" office:value="5215231" table:style-name="ce4">
            <text:p>5215231</text:p>
          </table:table-cell>
          <table:table-cell office:value-type="float" office:value="95018" table:style-name="ce6">
            <text:p>95.018</text:p>
          </table:table-cell>
          <table:table-cell office:value-type="string" table:style-name="ce4">
            <text:p>Não</text:p>
          </table:table-cell>
          <table:table-cell office:value-type="float" office:value="30352" table:style-name="ce6">
            <text:p>30.352</text:p>
          </table:table-cell>
          <table:table-cell office:value-type="float" office:value="0.457681" table:style-name="ce5">
            <text:p>0,4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dre Bernardo (GO)</text:p>
          </table:table-cell>
          <table:table-cell office:value-type="float" office:value="5215603" table:style-name="ce4">
            <text:p>5215603</text:p>
          </table:table-cell>
          <table:table-cell office:value-type="float" office:value="27671" table:style-name="ce6">
            <text:p>27.671</text:p>
          </table:table-cell>
          <table:table-cell office:value-type="string" table:style-name="ce4">
            <text:p>Não</text:p>
          </table:table-cell>
          <table:table-cell office:value-type="float" office:value="3380" table:style-name="ce6">
            <text:p>3.380</text:p>
          </table:table-cell>
          <table:table-cell office:value-type="float" office:value="0.180517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lanaltina (GO)</text:p>
          </table:table-cell>
          <table:table-cell office:value-type="float" office:value="5217609" table:style-name="ce4">
            <text:p>5217609</text:p>
          </table:table-cell>
          <table:table-cell office:value-type="float" office:value="81649" table:style-name="ce6">
            <text:p>81.649</text:p>
          </table:table-cell>
          <table:table-cell office:value-type="string" table:style-name="ce4">
            <text:p>Não</text:p>
          </table:table-cell>
          <table:table-cell office:value-type="float" office:value="18511" table:style-name="ce6">
            <text:p>18.511</text:p>
          </table:table-cell>
          <table:table-cell office:value-type="float" office:value="0.31675199999999998" table:style-name="ce5">
            <text:p>0,3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o Antônio do Descoberto (GO)</text:p>
          </table:table-cell>
          <table:table-cell office:value-type="float" office:value="5219753" table:style-name="ce4">
            <text:p>5219753</text:p>
          </table:table-cell>
          <table:table-cell office:value-type="float" office:value="63248" table:style-name="ce6">
            <text:p>63.248</text:p>
          </table:table-cell>
          <table:table-cell office:value-type="string" table:style-name="ce4">
            <text:p>Não</text:p>
          </table:table-cell>
          <table:table-cell office:value-type="float" office:value="15815" table:style-name="ce6">
            <text:p>15.815</text:p>
          </table:table-cell>
          <table:table-cell office:value-type="float" office:value="0.35056399999999999" table:style-name="ce5">
            <text:p>0,3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alparaíso de Goiás (GO)</text:p>
          </table:table-cell>
          <table:table-cell office:value-type="float" office:value="5221858" table:style-name="ce4">
            <text:p>5221858</text:p>
          </table:table-cell>
          <table:table-cell office:value-type="float" office:value="132982" table:style-name="ce6">
            <text:p>132.982</text:p>
          </table:table-cell>
          <table:table-cell office:value-type="string" table:style-name="ce4">
            <text:p>Não</text:p>
          </table:table-cell>
          <table:table-cell office:value-type="float" office:value="44744" table:style-name="ce6">
            <text:p>44.744</text:p>
          </table:table-cell>
          <table:table-cell office:value-type="float" office:value="0.44791500000000001" table:style-name="ce5">
            <text:p>0,4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rejões - Nova Itarana/B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rejões (BA)</text:p>
          </table:table-cell>
          <table:table-cell office:value-type="float" office:value="2904308" table:style-name="ce4">
            <text:p>2904308</text:p>
          </table:table-cell>
          <table:table-cell office:value-type="float" office:value="14282" table:style-name="ce6">
            <text:p>14.282</text:p>
          </table:table-cell>
          <table:table-cell office:value-type="string" table:style-name="ce4">
            <text:p>Sim</text:p>
          </table:table-cell>
          <table:table-cell office:value-type="float" office:value="759" table:style-name="ce6">
            <text:p>759</text:p>
          </table:table-cell>
          <table:table-cell office:value-type="float" office:value="8.4053000000000003E-2" table:style-name="ce5">
            <text:p>0,0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Itarana (BA)</text:p>
          </table:table-cell>
          <table:table-cell office:value-type="float" office:value="2922805" table:style-name="ce4">
            <text:p>2922805</text:p>
          </table:table-cell>
          <table:table-cell office:value-type="float" office:value="7435" table:style-name="ce6">
            <text:p>7.435</text:p>
          </table:table-cell>
          <table:table-cell office:value-type="string" table:style-name="ce4">
            <text:p>Sim</text:p>
          </table:table-cell>
          <table:table-cell office:value-type="float" office:value="759" table:style-name="ce6">
            <text:p>759</text:p>
          </table:table-cell>
          <table:table-cell office:value-type="float" office:value="0.17614299999999999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Brusque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otuverá (SC)</text:p>
          </table:table-cell>
          <table:table-cell office:value-type="float" office:value="4202701" table:style-name="ce4">
            <text:p>4202701</text:p>
          </table:table-cell>
          <table:table-cell office:value-type="float" office:value="4468" table:style-name="ce6">
            <text:p>4.468</text:p>
          </table:table-cell>
          <table:table-cell office:value-type="string" table:style-name="ce4">
            <text:p>Não</text:p>
          </table:table-cell>
          <table:table-cell office:value-type="float" office:value="706" table:style-name="ce6">
            <text:p>706</text:p>
          </table:table-cell>
          <table:table-cell office:value-type="float" office:value="0.20381099999999999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rusque (SC)</text:p>
          </table:table-cell>
          <table:table-cell office:value-type="float" office:value="4202909" table:style-name="ce4">
            <text:p>4202909</text:p>
          </table:table-cell>
          <table:table-cell office:value-type="float" office:value="105503" table:style-name="ce6">
            <text:p>105.503</text:p>
          </table:table-cell>
          <table:table-cell office:value-type="string" table:style-name="ce4">
            <text:p>Sim</text:p>
          </table:table-cell>
          <table:table-cell office:value-type="float" office:value="3648" table:style-name="ce6">
            <text:p>3.648</text:p>
          </table:table-cell>
          <table:table-cell office:value-type="float" office:value="4.3936999999999997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uabiruba (SC)</text:p>
          </table:table-cell>
          <table:table-cell office:value-type="float" office:value="4206306" table:style-name="ce4">
            <text:p>4206306</text:p>
          </table:table-cell>
          <table:table-cell office:value-type="float" office:value="18430" table:style-name="ce6">
            <text:p>18.430</text:p>
          </table:table-cell>
          <table:table-cell office:value-type="string" table:style-name="ce4">
            <text:p>Não</text:p>
          </table:table-cell>
          <table:table-cell office:value-type="float" office:value="3110" table:style-name="ce6">
            <text:p>3.110</text:p>
          </table:table-cell>
          <table:table-cell office:value-type="float" office:value="0.22634599999999999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bo Frio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mação dos Búzios (RJ)</text:p>
          </table:table-cell>
          <table:table-cell office:value-type="float" office:value="3300233" table:style-name="ce4">
            <text:p>3300233</text:p>
          </table:table-cell>
          <table:table-cell office:value-type="float" office:value="27560" table:style-name="ce6">
            <text:p>27.560</text:p>
          </table:table-cell>
          <table:table-cell office:value-type="string" table:style-name="ce4">
            <text:p>Não</text:p>
          </table:table-cell>
          <table:table-cell office:value-type="float" office:value="8118" table:style-name="ce6">
            <text:p>8.118</text:p>
          </table:table-cell>
          <table:table-cell office:value-type="float" office:value="0.40023700000000001" table:style-name="ce5">
            <text:p>0,4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Arraial do Cabo (RJ)</text:p>
          </table:table-cell>
          <table:table-cell office:value-type="float" office:value="3300258" table:style-name="ce4">
            <text:p>3300258</text:p>
          </table:table-cell>
          <table:table-cell office:value-type="float" office:value="27715" table:style-name="ce6">
            <text:p>27.715</text:p>
          </table:table-cell>
          <table:table-cell office:value-type="string" table:style-name="ce4">
            <text:p>Não</text:p>
          </table:table-cell>
          <table:table-cell office:value-type="float" office:value="3311" table:style-name="ce6">
            <text:p>3.311</text:p>
          </table:table-cell>
          <table:table-cell office:value-type="float" office:value="0.16955999999999999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bo Frio (RJ)</text:p>
          </table:table-cell>
          <table:table-cell office:value-type="float" office:value="3300704" table:style-name="ce4">
            <text:p>3300704</text:p>
          </table:table-cell>
          <table:table-cell office:value-type="float" office:value="186227" table:style-name="ce6">
            <text:p>186.227</text:p>
          </table:table-cell>
          <table:table-cell office:value-type="string" table:style-name="ce4">
            <text:p>Sim</text:p>
          </table:table-cell>
          <table:table-cell office:value-type="float" office:value="23489" table:style-name="ce6">
            <text:p>23.489</text:p>
          </table:table-cell>
          <table:table-cell office:value-type="float" office:value="0.177124" table:style-name="ce5">
            <text:p>0,1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Pedro da Aldeia (RJ)</text:p>
          </table:table-cell>
          <table:table-cell office:value-type="float" office:value="3305208" table:style-name="ce4">
            <text:p>3305208</text:p>
          </table:table-cell>
          <table:table-cell office:value-type="float" office:value="87875" table:style-name="ce6">
            <text:p>87.875</text:p>
          </table:table-cell>
          <table:table-cell office:value-type="string" table:style-name="ce4">
            <text:p>Não</text:p>
          </table:table-cell>
          <table:table-cell office:value-type="float" office:value="14946" table:style-name="ce6">
            <text:p>14.946</text:p>
          </table:table-cell>
          <table:table-cell office:value-type="float" office:value="0.24759400000000001" table:style-name="ce5">
            <text:p>0,2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choeira - Muritiba - Governador Mangabeira/B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choeira (BA)</text:p>
          </table:table-cell>
          <table:table-cell office:value-type="float" office:value="2904902" table:style-name="ce4">
            <text:p>2904902</text:p>
          </table:table-cell>
          <table:table-cell office:value-type="float" office:value="32026" table:style-name="ce6">
            <text:p>32.026</text:p>
          </table:table-cell>
          <table:table-cell office:value-type="string" table:style-name="ce4">
            <text:p>Sim</text:p>
          </table:table-cell>
          <table:table-cell office:value-type="float" office:value="1629" table:style-name="ce6">
            <text:p>1.629</text:p>
          </table:table-cell>
          <table:table-cell office:value-type="float" office:value="7.3339000000000001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overnador Mangabeira (BA)</text:p>
          </table:table-cell>
          <table:table-cell office:value-type="float" office:value="2911600" table:style-name="ce4">
            <text:p>2911600</text:p>
          </table:table-cell>
          <table:table-cell office:value-type="float" office:value="19818" table:style-name="ce6">
            <text:p>19.818</text:p>
          </table:table-cell>
          <table:table-cell office:value-type="string" table:style-name="ce4">
            <text:p>Não</text:p>
          </table:table-cell>
          <table:table-cell office:value-type="float" office:value="744" table:style-name="ce6">
            <text:p>744</text:p>
          </table:table-cell>
          <table:table-cell office:value-type="float" office:value="5.1473999999999999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uritiba (BA)</text:p>
          </table:table-cell>
          <table:table-cell office:value-type="float" office:value="2922300" table:style-name="ce4">
            <text:p>2922300</text:p>
          </table:table-cell>
          <table:table-cell office:value-type="float" office:value="28899" table:style-name="ce6">
            <text:p>28.899</text:p>
          </table:table-cell>
          <table:table-cell office:value-type="string" table:style-name="ce4">
            <text:p>Sim</text:p>
          </table:table-cell>
          <table:table-cell office:value-type="float" office:value="1496" table:style-name="ce6">
            <text:p>1.496</text:p>
          </table:table-cell>
          <table:table-cell office:value-type="float" office:value="8.0223000000000003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Félix (BA)</text:p>
          </table:table-cell>
          <table:table-cell office:value-type="float" office:value="2929008" table:style-name="ce4">
            <text:p>2929008</text:p>
          </table:table-cell>
          <table:table-cell office:value-type="float" office:value="14098" table:style-name="ce6">
            <text:p>14.098</text:p>
          </table:table-cell>
          <table:table-cell office:value-type="string" table:style-name="ce4">
            <text:p>Não</text:p>
          </table:table-cell>
          <table:table-cell office:value-type="float" office:value="1417" table:style-name="ce6">
            <text:p>1.417</text:p>
          </table:table-cell>
          <table:table-cell office:value-type="float" office:value="0.148782" table:style-name="ce5">
            <text:p>0,1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etés - Capoeiras/PE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etés (PE)</text:p>
          </table:table-cell>
          <table:table-cell office:value-type="float" office:value="2603207" table:style-name="ce4">
            <text:p>2603207</text:p>
          </table:table-cell>
          <table:table-cell office:value-type="float" office:value="26577" table:style-name="ce6">
            <text:p>26.577</text:p>
          </table:table-cell>
          <table:table-cell office:value-type="string" table:style-name="ce4">
            <text:p>Sim</text:p>
          </table:table-cell>
          <table:table-cell office:value-type="float" office:value="172" table:style-name="ce6">
            <text:p>172</text:p>
          </table:table-cell>
          <table:table-cell office:value-type="float" office:value="1.0026E-2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poeiras (PE)</text:p>
          </table:table-cell>
          <table:table-cell office:value-type="float" office:value="2603801" table:style-name="ce4">
            <text:p>2603801</text:p>
          </table:table-cell>
          <table:table-cell office:value-type="float" office:value="19593" table:style-name="ce6">
            <text:p>19.593</text:p>
          </table:table-cell>
          <table:table-cell office:value-type="string" table:style-name="ce4">
            <text:p>Sim</text:p>
          </table:table-cell>
          <table:table-cell office:value-type="float" office:value="172" table:style-name="ce6">
            <text:p>172</text:p>
          </table:table-cell>
          <table:table-cell office:value-type="float" office:value="1.255E-2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içara - Logradouro/PB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içara (PB)</text:p>
          </table:table-cell>
          <table:table-cell office:value-type="float" office:value="2503605" table:style-name="ce4">
            <text:p>2503605</text:p>
          </table:table-cell>
          <table:table-cell office:value-type="float" office:value="7220" table:style-name="ce6">
            <text:p>7.220</text:p>
          </table:table-cell>
          <table:table-cell office:value-type="string" table:style-name="ce4">
            <text:p>Sim</text:p>
          </table:table-cell>
          <table:table-cell office:value-type="float" office:value="183" table:style-name="ce6">
            <text:p>183</text:p>
          </table:table-cell>
          <table:table-cell office:value-type="float" office:value="3.7415999999999998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ogradouro (PB)</text:p>
          </table:table-cell>
          <table:table-cell office:value-type="float" office:value="2508554" table:style-name="ce4">
            <text:p>2508554</text:p>
          </table:table-cell>
          <table:table-cell office:value-type="float" office:value="3942" table:style-name="ce6">
            <text:p>3.942</text:p>
          </table:table-cell>
          <table:table-cell office:value-type="string" table:style-name="ce4">
            <text:p>Sim</text:p>
          </table:table-cell>
          <table:table-cell office:value-type="float" office:value="183" table:style-name="ce6">
            <text:p>183</text:p>
          </table:table-cell>
          <table:table-cell office:value-type="float" office:value="7.1429000000000006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içara do Norte/RN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içara do Norte (RN)</text:p>
          </table:table-cell>
          <table:table-cell office:value-type="float" office:value="2401859" table:style-name="ce4">
            <text:p>2401859</text:p>
          </table:table-cell>
          <table:table-cell office:value-type="float" office:value="6016" table:style-name="ce6">
            <text:p>6.016</text:p>
          </table:table-cell>
          <table:table-cell office:value-type="string" table:style-name="ce4">
            <text:p>Sim</text:p>
          </table:table-cell>
          <table:table-cell office:value-type="float" office:value="479" table:style-name="ce6">
            <text:p>479</text:p>
          </table:table-cell>
          <table:table-cell office:value-type="float" office:value="0.127022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Bento do Norte (RN)</text:p>
          </table:table-cell>
          <table:table-cell office:value-type="float" office:value="2411601" table:style-name="ce4">
            <text:p>2411601</text:p>
          </table:table-cell>
          <table:table-cell office:value-type="float" office:value="2975" table:style-name="ce6">
            <text:p>2.975</text:p>
          </table:table-cell>
          <table:table-cell office:value-type="string" table:style-name="ce4">
            <text:p>Não</text:p>
          </table:table-cell>
          <table:table-cell office:value-type="float" office:value="479" table:style-name="ce6">
            <text:p>479</text:p>
          </table:table-cell>
          <table:table-cell office:value-type="float" office:value="0.27046900000000001" table:style-name="ce5">
            <text:p>0,2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ldas Novas/G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ldas Novas (GO)</text:p>
          </table:table-cell>
          <table:table-cell office:value-type="float" office:value="5204508" table:style-name="ce4">
            <text:p>5204508</text:p>
          </table:table-cell>
          <table:table-cell office:value-type="float" office:value="70473" table:style-name="ce6">
            <text:p>70.473</text:p>
          </table:table-cell>
          <table:table-cell office:value-type="string" table:style-name="ce4">
            <text:p>Sim</text:p>
          </table:table-cell>
          <table:table-cell office:value-type="float" office:value="899" table:style-name="ce6">
            <text:p>899</text:p>
          </table:table-cell>
          <table:table-cell office:value-type="float" office:value="1.7212999999999999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Quente (GO)</text:p>
          </table:table-cell>
          <table:table-cell office:value-type="float" office:value="5218789" table:style-name="ce4">
            <text:p>5218789</text:p>
          </table:table-cell>
          <table:table-cell office:value-type="float" office:value="3312" table:style-name="ce6">
            <text:p>3.312</text:p>
          </table:table-cell>
          <table:table-cell office:value-type="string" table:style-name="ce4">
            <text:p>Não</text:p>
          </table:table-cell>
          <table:table-cell office:value-type="float" office:value="899" table:style-name="ce6">
            <text:p>899</text:p>
          </table:table-cell>
          <table:table-cell office:value-type="float" office:value="0.330758" table:style-name="ce5">
            <text:p>0,3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mbuí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mbuí (MG)</text:p>
          </table:table-cell>
          <table:table-cell office:value-type="float" office:value="3110608" table:style-name="ce4">
            <text:p>3110608</text:p>
          </table:table-cell>
          <table:table-cell office:value-type="float" office:value="26488" table:style-name="ce6">
            <text:p>26.488</text:p>
          </table:table-cell>
          <table:table-cell office:value-type="string" table:style-name="ce4">
            <text:p>Sim</text:p>
          </table:table-cell>
          <table:table-cell office:value-type="float" office:value="452" table:style-name="ce6">
            <text:p>452</text:p>
          </table:table-cell>
          <table:table-cell office:value-type="float" office:value="2.3563000000000001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órrego do Bom Jesus (MG)</text:p>
          </table:table-cell>
          <table:table-cell office:value-type="float" office:value="3119906" table:style-name="ce4">
            <text:p>3119906</text:p>
          </table:table-cell>
          <table:table-cell office:value-type="float" office:value="3730" table:style-name="ce6">
            <text:p>3.730</text:p>
          </table:table-cell>
          <table:table-cell office:value-type="string" table:style-name="ce4">
            <text:p>Não</text:p>
          </table:table-cell>
          <table:table-cell office:value-type="float" office:value="452" table:style-name="ce6">
            <text:p>452</text:p>
          </table:table-cell>
          <table:table-cell office:value-type="float" office:value="0.186085" table:style-name="ce5">
            <text:p>0,1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mpina Grande/PB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mpina Grande (PB)</text:p>
          </table:table-cell>
          <table:table-cell office:value-type="float" office:value="2504009" table:style-name="ce4">
            <text:p>2504009</text:p>
          </table:table-cell>
          <table:table-cell office:value-type="float" office:value="385213" table:style-name="ce6">
            <text:p>385.213</text:p>
          </table:table-cell>
          <table:table-cell office:value-type="string" table:style-name="ce4">
            <text:p>Sim</text:p>
          </table:table-cell>
          <table:table-cell office:value-type="float" office:value="14039" table:style-name="ce6">
            <text:p>14.039</text:p>
          </table:table-cell>
          <table:table-cell office:value-type="float" office:value="5.2547000000000003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goa Seca (PB)</text:p>
          </table:table-cell>
          <table:table-cell office:value-type="float" office:value="2508307" table:style-name="ce4">
            <text:p>2508307</text:p>
          </table:table-cell>
          <table:table-cell office:value-type="float" office:value="25900" table:style-name="ce6">
            <text:p>25.900</text:p>
          </table:table-cell>
          <table:table-cell office:value-type="string" table:style-name="ce4">
            <text:p>Não</text:p>
          </table:table-cell>
          <table:table-cell office:value-type="float" office:value="4643" table:style-name="ce6">
            <text:p>4.643</text:p>
          </table:table-cell>
          <table:table-cell office:value-type="float" office:value="0.25095899999999999" table:style-name="ce5">
            <text:p>0,2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ssaranduba (PB)</text:p>
          </table:table-cell>
          <table:table-cell office:value-type="float" office:value="2509206" table:style-name="ce4">
            <text:p>2509206</text:p>
          </table:table-cell>
          <table:table-cell office:value-type="float" office:value="12902" table:style-name="ce6">
            <text:p>12.902</text:p>
          </table:table-cell>
          <table:table-cell office:value-type="string" table:style-name="ce4">
            <text:p>Não</text:p>
          </table:table-cell>
          <table:table-cell office:value-type="float" office:value="1892" table:style-name="ce6">
            <text:p>1.892</text:p>
          </table:table-cell>
          <table:table-cell office:value-type="float" office:value="0.22634299999999999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uxinanã (PB)</text:p>
          </table:table-cell>
          <table:table-cell office:value-type="float" office:value="2512408" table:style-name="ce4">
            <text:p>2512408</text:p>
          </table:table-cell>
          <table:table-cell office:value-type="float" office:value="12923" table:style-name="ce6">
            <text:p>12.923</text:p>
          </table:table-cell>
          <table:table-cell office:value-type="string" table:style-name="ce4">
            <text:p>Não</text:p>
          </table:table-cell>
          <table:table-cell office:value-type="float" office:value="2876" table:style-name="ce6">
            <text:p>2.876</text:p>
          </table:table-cell>
          <table:table-cell office:value-type="float" office:value="0.31064999999999998" table:style-name="ce5">
            <text:p>0,3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Queimadas (PB)</text:p>
          </table:table-cell>
          <table:table-cell office:value-type="float" office:value="2512507" table:style-name="ce4">
            <text:p>2512507</text:p>
          </table:table-cell>
          <table:table-cell office:value-type="float" office:value="41049" table:style-name="ce6">
            <text:p>41.049</text:p>
          </table:table-cell>
          <table:table-cell office:value-type="string" table:style-name="ce4">
            <text:p>Não</text:p>
          </table:table-cell>
          <table:table-cell office:value-type="float" office:value="6102" table:style-name="ce6">
            <text:p>6.102</text:p>
          </table:table-cell>
          <table:table-cell office:value-type="float" office:value="0.21590799999999999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mpinas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mpinas (SP)</text:p>
          </table:table-cell>
          <table:table-cell office:value-type="float" office:value="3509502" table:style-name="ce4">
            <text:p>3509502</text:p>
          </table:table-cell>
          <table:table-cell office:value-type="float" office:value="1080113" table:style-name="ce6">
            <text:p>1.080.113</text:p>
          </table:table-cell>
          <table:table-cell office:value-type="string" table:style-name="ce4">
            <text:p>Sim</text:p>
          </table:table-cell>
          <table:table-cell office:value-type="float" office:value="127498" table:style-name="ce6">
            <text:p>127.498</text:p>
          </table:table-cell>
          <table:table-cell office:value-type="float" office:value="0.16217400000000001" table:style-name="ce5">
            <text:p>0,1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smópolis (SP)</text:p>
          </table:table-cell>
          <table:table-cell office:value-type="float" office:value="3512803" table:style-name="ce4">
            <text:p>3512803</text:p>
          </table:table-cell>
          <table:table-cell office:value-type="float" office:value="58827" table:style-name="ce6">
            <text:p>58.827</text:p>
          </table:table-cell>
          <table:table-cell office:value-type="string" table:style-name="ce4">
            <text:p>Não</text:p>
          </table:table-cell>
          <table:table-cell office:value-type="float" office:value="9044" table:style-name="ce6">
            <text:p>9.044</text:p>
          </table:table-cell>
          <table:table-cell office:value-type="float" office:value="0.224768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Paulínia (SP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Hortolândia (SP)</text:p>
          </table:table-cell>
          <table:table-cell office:value-type="float" office:value="3519071" table:style-name="ce4">
            <text:p>3519071</text:p>
          </table:table-cell>
          <table:table-cell office:value-type="float" office:value="192692" table:style-name="ce6">
            <text:p>192.692</text:p>
          </table:table-cell>
          <table:table-cell office:value-type="string" table:style-name="ce4">
            <text:p>Não</text:p>
          </table:table-cell>
          <table:table-cell office:value-type="float" office:value="58472" table:style-name="ce6">
            <text:p>58.472</text:p>
          </table:table-cell>
          <table:table-cell office:value-type="float" office:value="0.42107099999999997" table:style-name="ce5">
            <text:p>0,4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nte Mor (SP)</text:p>
          </table:table-cell>
          <table:table-cell office:value-type="float" office:value="3531803" table:style-name="ce4">
            <text:p>3531803</text:p>
          </table:table-cell>
          <table:table-cell office:value-type="float" office:value="48949" table:style-name="ce6">
            <text:p>48.949</text:p>
          </table:table-cell>
          <table:table-cell office:value-type="string" table:style-name="ce4">
            <text:p>Não</text:p>
          </table:table-cell>
          <table:table-cell office:value-type="float" office:value="9796" table:style-name="ce6">
            <text:p>9.796</text:p>
          </table:table-cell>
          <table:table-cell office:value-type="float" office:value="0.279136" table:style-name="ce5">
            <text:p>0,2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ulínia (SP)</text:p>
          </table:table-cell>
          <table:table-cell office:value-type="float" office:value="3536505" table:style-name="ce4">
            <text:p>3536505</text:p>
          </table:table-cell>
          <table:table-cell office:value-type="float" office:value="82146" table:style-name="ce6">
            <text:p>82.146</text:p>
          </table:table-cell>
          <table:table-cell office:value-type="string" table:style-name="ce4">
            <text:p>Não</text:p>
          </table:table-cell>
          <table:table-cell office:value-type="float" office:value="27275" table:style-name="ce6">
            <text:p>27.275</text:p>
          </table:table-cell>
          <table:table-cell office:value-type="float" office:value="0.432751" table:style-name="ce5">
            <text:p>0,4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umaré (SP)</text:p>
          </table:table-cell>
          <table:table-cell office:value-type="float" office:value="3552403" table:style-name="ce4">
            <text:p>3552403</text:p>
          </table:table-cell>
          <table:table-cell office:value-type="float" office:value="241311" table:style-name="ce6">
            <text:p>241.311</text:p>
          </table:table-cell>
          <table:table-cell office:value-type="string" table:style-name="ce4">
            <text:p>Não</text:p>
          </table:table-cell>
          <table:table-cell office:value-type="float" office:value="51788" table:style-name="ce6">
            <text:p>51.788</text:p>
          </table:table-cell>
          <table:table-cell office:value-type="float" office:value="0.29881000000000002" table:style-name="ce5">
            <text:p>0,3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alinhos (SP)</text:p>
          </table:table-cell>
          <table:table-cell office:value-type="float" office:value="3556206" table:style-name="ce4">
            <text:p>3556206</text:p>
          </table:table-cell>
          <table:table-cell office:value-type="float" office:value="106793" table:style-name="ce6">
            <text:p>106.793</text:p>
          </table:table-cell>
          <table:table-cell office:value-type="string" table:style-name="ce4">
            <text:p>Não</text:p>
          </table:table-cell>
          <table:table-cell office:value-type="float" office:value="27886" table:style-name="ce6">
            <text:p>27.886</text:p>
          </table:table-cell>
          <table:table-cell office:value-type="float" office:value="0.34504299999999999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inhedo (SP)</text:p>
          </table:table-cell>
          <table:table-cell office:value-type="float" office:value="3556701" table:style-name="ce4">
            <text:p>3556701</text:p>
          </table:table-cell>
          <table:table-cell office:value-type="float" office:value="63611" table:style-name="ce6">
            <text:p>63.611</text:p>
          </table:table-cell>
          <table:table-cell office:value-type="string" table:style-name="ce4">
            <text:p>Não</text:p>
          </table:table-cell>
          <table:table-cell office:value-type="float" office:value="12313" table:style-name="ce6">
            <text:p>12.313</text:p>
          </table:table-cell>
          <table:table-cell office:value-type="float" office:value="0.25284400000000001" table:style-name="ce5">
            <text:p>0,2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mpos dos Goytacazes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mpos dos Goytacazes (RJ)</text:p>
          </table:table-cell>
          <table:table-cell office:value-type="float" office:value="3301009" table:style-name="ce4">
            <text:p>3301009</text:p>
          </table:table-cell>
          <table:table-cell office:value-type="float" office:value="463731" table:style-name="ce6">
            <text:p>463.731</text:p>
          </table:table-cell>
          <table:table-cell office:value-type="string" table:style-name="ce4">
            <text:p>Sim</text:p>
          </table:table-cell>
          <table:table-cell office:value-type="float" office:value="3913" table:style-name="ce6">
            <text:p>3.913</text:p>
          </table:table-cell>
          <table:table-cell office:value-type="float" office:value="1.2491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ão da Barra (RJ)</text:p>
          </table:table-cell>
          <table:table-cell office:value-type="float" office:value="3305000" table:style-name="ce4">
            <text:p>3305000</text:p>
          </table:table-cell>
          <table:table-cell office:value-type="float" office:value="32747" table:style-name="ce6">
            <text:p>32.747</text:p>
          </table:table-cell>
          <table:table-cell office:value-type="string" table:style-name="ce4">
            <text:p>Sim</text:p>
          </table:table-cell>
          <table:table-cell office:value-type="float" office:value="3913" table:style-name="ce6">
            <text:p>3.913</text:p>
          </table:table-cell>
          <table:table-cell office:value-type="float" office:value="0.174205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nela - Gramado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nela (RS)</text:p>
          </table:table-cell>
          <table:table-cell office:value-type="float" office:value="4304408" table:style-name="ce4">
            <text:p>4304408</text:p>
          </table:table-cell>
          <table:table-cell office:value-type="float" office:value="39229" table:style-name="ce6">
            <text:p>39.229</text:p>
          </table:table-cell>
          <table:table-cell office:value-type="string" table:style-name="ce4">
            <text:p>Sim</text:p>
          </table:table-cell>
          <table:table-cell office:value-type="float" office:value="5444" table:style-name="ce6">
            <text:p>5.444</text:p>
          </table:table-cell>
          <table:table-cell office:value-type="float" office:value="0.19033600000000001" table:style-name="ce5">
            <text:p>0,1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ramado (RS)</text:p>
          </table:table-cell>
          <table:table-cell office:value-type="float" office:value="4309100" table:style-name="ce4">
            <text:p>4309100</text:p>
          </table:table-cell>
          <table:table-cell office:value-type="float" office:value="32273" table:style-name="ce6">
            <text:p>32.273</text:p>
          </table:table-cell>
          <table:table-cell office:value-type="string" table:style-name="ce4">
            <text:p>Sim</text:p>
          </table:table-cell>
          <table:table-cell office:value-type="float" office:value="5444" table:style-name="ce6">
            <text:p>5.444</text:p>
          </table:table-cell>
          <table:table-cell office:value-type="float" office:value="0.214339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noinhas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noinhas (SC)</text:p>
          </table:table-cell>
          <table:table-cell office:value-type="float" office:value="4203808" table:style-name="ce4">
            <text:p>4203808</text:p>
          </table:table-cell>
          <table:table-cell office:value-type="float" office:value="52765" table:style-name="ce6">
            <text:p>52.765</text:p>
          </table:table-cell>
          <table:table-cell office:value-type="string" table:style-name="ce4">
            <text:p>Sim</text:p>
          </table:table-cell>
          <table:table-cell office:value-type="float" office:value="2541" table:style-name="ce6">
            <text:p>2.541</text:p>
          </table:table-cell>
          <table:table-cell office:value-type="float" office:value="6.8146999999999999E-2" table:style-name="ce5">
            <text:p>0,0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rês Barras (SC)</text:p>
          </table:table-cell>
          <table:table-cell office:value-type="float" office:value="4218301" table:style-name="ce4">
            <text:p>4218301</text:p>
          </table:table-cell>
          <table:table-cell office:value-type="float" office:value="18129" table:style-name="ce6">
            <text:p>18.129</text:p>
          </table:table-cell>
          <table:table-cell office:value-type="string" table:style-name="ce4">
            <text:p>Não</text:p>
          </table:table-cell>
          <table:table-cell office:value-type="float" office:value="2541" table:style-name="ce6">
            <text:p>2.541</text:p>
          </table:table-cell>
          <table:table-cell office:value-type="float" office:value="0.20935999999999999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pão Bonit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pão Bonito (SP)</text:p>
          </table:table-cell>
          <table:table-cell office:value-type="float" office:value="3510203" table:style-name="ce4">
            <text:p>3510203</text:p>
          </table:table-cell>
          <table:table-cell office:value-type="float" office:value="46178" table:style-name="ce6">
            <text:p>46.178</text:p>
          </table:table-cell>
          <table:table-cell office:value-type="string" table:style-name="ce4">
            <text:p>Sim</text:p>
          </table:table-cell>
          <table:table-cell office:value-type="float" office:value="1046" table:style-name="ce6">
            <text:p>1.046</text:p>
          </table:table-cell>
          <table:table-cell office:value-type="float" office:value="3.2863000000000003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beirão Grande (SP)</text:p>
          </table:table-cell>
          <table:table-cell office:value-type="float" office:value="3543253" table:style-name="ce4">
            <text:p>3543253</text:p>
          </table:table-cell>
          <table:table-cell office:value-type="float" office:value="7422" table:style-name="ce6">
            <text:p>7.422</text:p>
          </table:table-cell>
          <table:table-cell office:value-type="string" table:style-name="ce4">
            <text:p>Não</text:p>
          </table:table-cell>
          <table:table-cell office:value-type="float" office:value="1046" table:style-name="ce6">
            <text:p>1.046</text:p>
          </table:table-cell>
          <table:table-cell office:value-type="float" office:value="0.211399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pão da Canoa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pão da Canoa (RS)</text:p>
          </table:table-cell>
          <table:table-cell office:value-type="float" office:value="4304630" table:style-name="ce4">
            <text:p>4304630</text:p>
          </table:table-cell>
          <table:table-cell office:value-type="float" office:value="42040" table:style-name="ce6">
            <text:p>42.040</text:p>
          </table:table-cell>
          <table:table-cell office:value-type="string" table:style-name="ce4">
            <text:p>Sim</text:p>
          </table:table-cell>
          <table:table-cell office:value-type="float" office:value="2552" table:style-name="ce6">
            <text:p>2.552</text:p>
          </table:table-cell>
          <table:table-cell office:value-type="float" office:value="8.4928000000000003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erra de Areia (RS)</text:p>
          </table:table-cell>
          <table:table-cell office:value-type="float" office:value="4321436" table:style-name="ce4">
            <text:p>4321436</text:p>
          </table:table-cell>
          <table:table-cell office:value-type="float" office:value="9878" table:style-name="ce6">
            <text:p>9.878</text:p>
          </table:table-cell>
          <table:table-cell office:value-type="string" table:style-name="ce4">
            <text:p>Não</text:p>
          </table:table-cell>
          <table:table-cell office:value-type="float" office:value="471" table:style-name="ce6">
            <text:p>471</text:p>
          </table:table-cell>
          <table:table-cell office:value-type="float" office:value="6.8469000000000002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Xangri-lá (RS)</text:p>
          </table:table-cell>
          <table:table-cell office:value-type="float" office:value="4323804" table:style-name="ce4">
            <text:p>4323804</text:p>
          </table:table-cell>
          <table:table-cell office:value-type="float" office:value="12434" table:style-name="ce6">
            <text:p>12.434</text:p>
          </table:table-cell>
          <table:table-cell office:value-type="string" table:style-name="ce4">
            <text:p>Não</text:p>
          </table:table-cell>
          <table:table-cell office:value-type="float" office:value="2089" table:style-name="ce6">
            <text:p>2.089</text:p>
          </table:table-cell>
          <table:table-cell office:value-type="float" office:value="0.218218" table:style-name="ce5">
            <text:p>0,2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pinzal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pinzal (SC)</text:p>
          </table:table-cell>
          <table:table-cell office:value-type="float" office:value="4203907" table:style-name="ce4">
            <text:p>4203907</text:p>
          </table:table-cell>
          <table:table-cell office:value-type="float" office:value="20769" table:style-name="ce6">
            <text:p>20.769</text:p>
          </table:table-cell>
          <table:table-cell office:value-type="string" table:style-name="ce4">
            <text:p>Sim</text:p>
          </table:table-cell>
          <table:table-cell office:value-type="float" office:value="2633" table:style-name="ce6">
            <text:p>2.633</text:p>
          </table:table-cell>
          <table:table-cell office:value-type="float" office:value="0.16534799999999999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Ouro (SC)</text:p>
          </table:table-cell>
          <table:table-cell office:value-type="float" office:value="4211801" table:style-name="ce4">
            <text:p>4211801</text:p>
          </table:table-cell>
          <table:table-cell office:value-type="float" office:value="7372" table:style-name="ce6">
            <text:p>7.372</text:p>
          </table:table-cell>
          <table:table-cell office:value-type="string" table:style-name="ce4">
            <text:p>Não</text:p>
          </table:table-cell>
          <table:table-cell office:value-type="float" office:value="1878" table:style-name="ce6">
            <text:p>1.878</text:p>
          </table:table-cell>
          <table:table-cell office:value-type="float" office:value="0.31446800000000003" table:style-name="ce5">
            <text:p>0,3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Zortéa (SC)</text:p>
          </table:table-cell>
          <table:table-cell office:value-type="float" office:value="4219853" table:style-name="ce4">
            <text:p>4219853</text:p>
          </table:table-cell>
          <table:table-cell office:value-type="float" office:value="2991" table:style-name="ce6">
            <text:p>2.991</text:p>
          </table:table-cell>
          <table:table-cell office:value-type="string" table:style-name="ce4">
            <text:p>Não</text:p>
          </table:table-cell>
          <table:table-cell office:value-type="float" office:value="771" table:style-name="ce6">
            <text:p>771</text:p>
          </table:table-cell>
          <table:table-cell office:value-type="float" office:value="0.30354300000000001" table:style-name="ce5">
            <text:p>0,3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pivari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pivari (SP)</text:p>
          </table:table-cell>
          <table:table-cell office:value-type="float" office:value="3510401" table:style-name="ce4">
            <text:p>3510401</text:p>
          </table:table-cell>
          <table:table-cell office:value-type="float" office:value="48576" table:style-name="ce6">
            <text:p>48.576</text:p>
          </table:table-cell>
          <table:table-cell office:value-type="string" table:style-name="ce4">
            <text:p>Sim</text:p>
          </table:table-cell>
          <table:table-cell office:value-type="float" office:value="2791" table:style-name="ce6">
            <text:p>2.791</text:p>
          </table:table-cell>
          <table:table-cell office:value-type="float" office:value="7.9103000000000007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afard (SP)</text:p>
          </table:table-cell>
          <table:table-cell office:value-type="float" office:value="3542107" table:style-name="ce4">
            <text:p>3542107</text:p>
          </table:table-cell>
          <table:table-cell office:value-type="float" office:value="8612" table:style-name="ce6">
            <text:p>8.612</text:p>
          </table:table-cell>
          <table:table-cell office:value-type="string" table:style-name="ce4">
            <text:p>Não</text:p>
          </table:table-cell>
          <table:table-cell office:value-type="float" office:value="2791" table:style-name="ce6">
            <text:p>2.791</text:p>
          </table:table-cell>
          <table:table-cell office:value-type="float" office:value="0.46048499999999998" table:style-name="ce5">
            <text:p>0,4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raguatatuba - Ubatuba - São Sebastiã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raguatatuba (SP)</text:p>
          </table:table-cell>
          <table:table-cell office:value-type="float" office:value="3510500" table:style-name="ce4">
            <text:p>3510500</text:p>
          </table:table-cell>
          <table:table-cell office:value-type="float" office:value="100840" table:style-name="ce6">
            <text:p>100.840</text:p>
          </table:table-cell>
          <table:table-cell office:value-type="string" table:style-name="ce4">
            <text:p>Sim</text:p>
          </table:table-cell>
          <table:table-cell office:value-type="float" office:value="6509" table:style-name="ce6">
            <text:p>6.509</text:p>
          </table:table-cell>
          <table:table-cell office:value-type="float" office:value="9.0582999999999997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lhabela (SP)</text:p>
          </table:table-cell>
          <table:table-cell office:value-type="float" office:value="3520400" table:style-name="ce4">
            <text:p>3520400</text:p>
          </table:table-cell>
          <table:table-cell office:value-type="float" office:value="28196" table:style-name="ce6">
            <text:p>28.196</text:p>
          </table:table-cell>
          <table:table-cell office:value-type="string" table:style-name="ce4">
            <text:p>Não</text:p>
          </table:table-cell>
          <table:table-cell office:value-type="float" office:value="1438" table:style-name="ce6">
            <text:p>1.438</text:p>
          </table:table-cell>
          <table:table-cell office:value-type="float" office:value="6.4815999999999999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Sebastião (SP)</text:p>
          </table:table-cell>
          <table:table-cell office:value-type="float" office:value="3550704" table:style-name="ce4">
            <text:p>3550704</text:p>
          </table:table-cell>
          <table:table-cell office:value-type="float" office:value="73942" table:style-name="ce6">
            <text:p>73.942</text:p>
          </table:table-cell>
          <table:table-cell office:value-type="string" table:style-name="ce4">
            <text:p>Sim</text:p>
          </table:table-cell>
          <table:table-cell office:value-type="float" office:value="5695" table:style-name="ce6">
            <text:p>5.695</text:p>
          </table:table-cell>
          <table:table-cell office:value-type="float" office:value="9.7566E-2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Ubatuba (SP)</text:p>
          </table:table-cell>
          <table:table-cell office:value-type="float" office:value="3555406" table:style-name="ce4">
            <text:p>3555406</text:p>
          </table:table-cell>
          <table:table-cell office:value-type="float" office:value="78801" table:style-name="ce6">
            <text:p>78.801</text:p>
          </table:table-cell>
          <table:table-cell office:value-type="string" table:style-name="ce4">
            <text:p>Sim</text:p>
          </table:table-cell>
          <table:table-cell office:value-type="float" office:value="1392" table:style-name="ce6">
            <text:p>1.392</text:p>
          </table:table-cell>
          <table:table-cell office:value-type="float" office:value="2.3532999999999998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raí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raí (MG)</text:p>
          </table:table-cell>
          <table:table-cell office:value-type="float" office:value="3113008" table:style-name="ce4">
            <text:p>3113008</text:p>
          </table:table-cell>
          <table:table-cell office:value-type="float" office:value="22343" table:style-name="ce6">
            <text:p>22.343</text:p>
          </table:table-cell>
          <table:table-cell office:value-type="string" table:style-name="ce4">
            <text:p>Sim</text:p>
          </table:table-cell>
          <table:table-cell office:value-type="float" office:value="828" table:style-name="ce6">
            <text:p>828</text:p>
          </table:table-cell>
          <table:table-cell office:value-type="float" office:value="5.5833000000000001E-2" table:style-name="ce5">
            <text:p>0,0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tuji (MG)</text:p>
          </table:table-cell>
          <table:table-cell office:value-type="float" office:value="3115458" table:style-name="ce4">
            <text:p>3115458</text:p>
          </table:table-cell>
          <table:table-cell office:value-type="float" office:value="6708" table:style-name="ce6">
            <text:p>6.708</text:p>
          </table:table-cell>
          <table:table-cell office:value-type="string" table:style-name="ce4">
            <text:p>Não</text:p>
          </table:table-cell>
          <table:table-cell office:value-type="float" office:value="828" table:style-name="ce6">
            <text:p>828</text:p>
          </table:table-cell>
          <table:table-cell office:value-type="float" office:value="0.20835400000000001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rolina/M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rolina (MA)</text:p>
          </table:table-cell>
          <table:table-cell office:value-type="float" office:value="2102804" table:style-name="ce4">
            <text:p>2102804</text:p>
          </table:table-cell>
          <table:table-cell office:value-type="float" office:value="23959" table:style-name="ce6">
            <text:p>23.959</text:p>
          </table:table-cell>
          <table:table-cell office:value-type="string" table:style-name="ce4">
            <text:p>Sim</text:p>
          </table:table-cell>
          <table:table-cell office:value-type="float" office:value="444" table:style-name="ce6">
            <text:p>444</text:p>
          </table:table-cell>
          <table:table-cell office:value-type="float" office:value="2.7473999999999998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iladélfia (TO)</text:p>
          </table:table-cell>
          <table:table-cell office:value-type="float" office:value="1707702" table:style-name="ce4">
            <text:p>1707702</text:p>
          </table:table-cell>
          <table:table-cell office:value-type="float" office:value="8505" table:style-name="ce6">
            <text:p>8.505</text:p>
          </table:table-cell>
          <table:table-cell office:value-type="string" table:style-name="ce4">
            <text:p>Não</text:p>
          </table:table-cell>
          <table:table-cell office:value-type="float" office:value="444" table:style-name="ce6">
            <text:p>444</text:p>
          </table:table-cell>
          <table:table-cell office:value-type="float" office:value="8.5269999999999999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scavel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scavel (PR)</text:p>
          </table:table-cell>
          <table:table-cell office:value-type="float" office:value="4104808" table:style-name="ce4">
            <text:p>4104808</text:p>
          </table:table-cell>
          <table:table-cell office:value-type="float" office:value="286205" table:style-name="ce6">
            <text:p>286.205</text:p>
          </table:table-cell>
          <table:table-cell office:value-type="string" table:style-name="ce4">
            <text:p>Sim</text:p>
          </table:table-cell>
          <table:table-cell office:value-type="float" office:value="1717" table:style-name="ce6">
            <text:p>1.717</text:p>
          </table:table-cell>
          <table:table-cell office:value-type="float" office:value="7.842E-3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Tereza do Oeste (PR)</text:p>
          </table:table-cell>
          <table:table-cell office:value-type="float" office:value="4124020" table:style-name="ce4">
            <text:p>4124020</text:p>
          </table:table-cell>
          <table:table-cell office:value-type="float" office:value="10332" table:style-name="ce6">
            <text:p>10.332</text:p>
          </table:table-cell>
          <table:table-cell office:value-type="string" table:style-name="ce4">
            <text:p>Não</text:p>
          </table:table-cell>
          <table:table-cell office:value-type="float" office:value="1717" table:style-name="ce6">
            <text:p>1.717</text:p>
          </table:table-cell>
          <table:table-cell office:value-type="float" office:value="0.224915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talão/G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talão (GO)</text:p>
          </table:table-cell>
          <table:table-cell office:value-type="float" office:value="5205109" table:style-name="ce4">
            <text:p>5205109</text:p>
          </table:table-cell>
          <table:table-cell office:value-type="float" office:value="86647" table:style-name="ce6">
            <text:p>86.647</text:p>
          </table:table-cell>
          <table:table-cell office:value-type="string" table:style-name="ce4">
            <text:p>Sim</text:p>
          </table:table-cell>
          <table:table-cell office:value-type="float" office:value="2205" table:style-name="ce6">
            <text:p>2.205</text:p>
          </table:table-cell>
          <table:table-cell office:value-type="float" office:value="3.4249000000000002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oiandira (GO)</text:p>
          </table:table-cell>
          <table:table-cell office:value-type="float" office:value="5208509" table:style-name="ce4">
            <text:p>5208509</text:p>
          </table:table-cell>
          <table:table-cell office:value-type="float" office:value="5265" table:style-name="ce6">
            <text:p>5.265</text:p>
          </table:table-cell>
          <table:table-cell office:value-type="string" table:style-name="ce4">
            <text:p>Não</text:p>
          </table:table-cell>
          <table:table-cell office:value-type="float" office:value="746" table:style-name="ce6">
            <text:p>746</text:p>
          </table:table-cell>
          <table:table-cell office:value-type="float" office:value="0.20902200000000001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Ouvidor (GO)</text:p>
          </table:table-cell>
          <table:table-cell office:value-type="float" office:value="5215504" table:style-name="ce4">
            <text:p>5215504</text:p>
          </table:table-cell>
          <table:table-cell office:value-type="float" office:value="5467" table:style-name="ce6">
            <text:p>5.467</text:p>
          </table:table-cell>
          <table:table-cell office:value-type="string" table:style-name="ce4">
            <text:p>Não</text:p>
          </table:table-cell>
          <table:table-cell office:value-type="float" office:value="1187" table:style-name="ce6">
            <text:p>1.187</text:p>
          </table:table-cell>
          <table:table-cell office:value-type="float" office:value="0.32618900000000001" table:style-name="ce5">
            <text:p>0,3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rês Ranchos (GO)</text:p>
          </table:table-cell>
          <table:table-cell office:value-type="float" office:value="5221304" table:style-name="ce4">
            <text:p>5221304</text:p>
          </table:table-cell>
          <table:table-cell office:value-type="float" office:value="2819" table:style-name="ce6">
            <text:p>2.819</text:p>
          </table:table-cell>
          <table:table-cell office:value-type="string" table:style-name="ce4">
            <text:p>Não</text:p>
          </table:table-cell>
          <table:table-cell office:value-type="float" office:value="390" table:style-name="ce6">
            <text:p>390</text:p>
          </table:table-cell>
          <table:table-cell office:value-type="float" office:value="0.18931999999999999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tanduv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tanduva (SP)</text:p>
          </table:table-cell>
          <table:table-cell office:value-type="float" office:value="3511102" table:style-name="ce4">
            <text:p>3511102</text:p>
          </table:table-cell>
          <table:table-cell office:value-type="float" office:value="112820" table:style-name="ce6">
            <text:p>112.820</text:p>
          </table:table-cell>
          <table:table-cell office:value-type="string" table:style-name="ce4">
            <text:p>Sim</text:p>
          </table:table-cell>
          <table:table-cell office:value-type="float" office:value="5635" table:style-name="ce6">
            <text:p>5.635</text:p>
          </table:table-cell>
          <table:table-cell office:value-type="float" office:value="6.9868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tiguá (SP)</text:p>
          </table:table-cell>
          <table:table-cell office:value-type="float" office:value="3511201" table:style-name="ce4">
            <text:p>3511201</text:p>
          </table:table-cell>
          <table:table-cell office:value-type="float" office:value="7127" table:style-name="ce6">
            <text:p>7.127</text:p>
          </table:table-cell>
          <table:table-cell office:value-type="string" table:style-name="ce4">
            <text:p>Não</text:p>
          </table:table-cell>
          <table:table-cell office:value-type="float" office:value="2049" table:style-name="ce6">
            <text:p>2.049</text:p>
          </table:table-cell>
          <table:table-cell office:value-type="float" office:value="0.43319200000000002" table:style-name="ce5">
            <text:p>0,4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lisiário (SP)</text:p>
          </table:table-cell>
          <table:table-cell office:value-type="float" office:value="3514924" table:style-name="ce4">
            <text:p>3514924</text:p>
          </table:table-cell>
          <table:table-cell office:value-type="float" office:value="3120" table:style-name="ce6">
            <text:p>3.120</text:p>
          </table:table-cell>
          <table:table-cell office:value-type="string" table:style-name="ce4">
            <text:p>Não</text:p>
          </table:table-cell>
          <table:table-cell office:value-type="float" office:value="734" table:style-name="ce6">
            <text:p>734</text:p>
          </table:table-cell>
          <table:table-cell office:value-type="float" office:value="0.33793699999999999" table:style-name="ce5">
            <text:p>0,3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mbaúba (SP)</text:p>
          </table:table-cell>
          <table:table-cell office:value-type="float" office:value="3514957" table:style-name="ce4">
            <text:p>3514957</text:p>
          </table:table-cell>
          <table:table-cell office:value-type="float" office:value="2423" table:style-name="ce6">
            <text:p>2.423</text:p>
          </table:table-cell>
          <table:table-cell office:value-type="string" table:style-name="ce4">
            <text:p>Não</text:p>
          </table:table-cell>
          <table:table-cell office:value-type="float" office:value="300" table:style-name="ce6">
            <text:p>300</text:p>
          </table:table-cell>
          <table:table-cell office:value-type="float" office:value="0.17281099999999999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apoama (SP)</text:p>
          </table:table-cell>
          <table:table-cell office:value-type="float" office:value="3528858" table:style-name="ce4">
            <text:p>3528858</text:p>
          </table:table-cell>
          <table:table-cell office:value-type="float" office:value="2633" table:style-name="ce6">
            <text:p>2.633</text:p>
          </table:table-cell>
          <table:table-cell office:value-type="string" table:style-name="ce4">
            <text:p>Não</text:p>
          </table:table-cell>
          <table:table-cell office:value-type="float" office:value="338" table:style-name="ce6">
            <text:p>338</text:p>
          </table:table-cell>
          <table:table-cell office:value-type="float" office:value="0.184397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is (SP)</text:p>
          </table:table-cell>
          <table:table-cell office:value-type="float" office:value="3533254" table:style-name="ce4">
            <text:p>3533254</text:p>
          </table:table-cell>
          <table:table-cell office:value-type="float" office:value="4592" table:style-name="ce6">
            <text:p>4.592</text:p>
          </table:table-cell>
          <table:table-cell office:value-type="string" table:style-name="ce4">
            <text:p>Não</text:p>
          </table:table-cell>
          <table:table-cell office:value-type="float" office:value="670" table:style-name="ce6">
            <text:p>670</text:p>
          </table:table-cell>
          <table:table-cell office:value-type="float" office:value="0.198577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ndorama (SP)</text:p>
          </table:table-cell>
          <table:table-cell office:value-type="float" office:value="3538105" table:style-name="ce4">
            <text:p>3538105</text:p>
          </table:table-cell>
          <table:table-cell office:value-type="float" office:value="15039" table:style-name="ce6">
            <text:p>15.039</text:p>
          </table:table-cell>
          <table:table-cell office:value-type="string" table:style-name="ce4">
            <text:p>Não</text:p>
          </table:table-cell>
          <table:table-cell office:value-type="float" office:value="2086" table:style-name="ce6">
            <text:p>2.086</text:p>
          </table:table-cell>
          <table:table-cell office:value-type="float" office:value="0.207459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xambu - Baependi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ependi (MG)</text:p>
          </table:table-cell>
          <table:table-cell office:value-type="float" office:value="3104908" table:style-name="ce4">
            <text:p>3104908</text:p>
          </table:table-cell>
          <table:table-cell office:value-type="float" office:value="18307" table:style-name="ce6">
            <text:p>18.307</text:p>
          </table:table-cell>
          <table:table-cell office:value-type="string" table:style-name="ce4">
            <text:p>Sim</text:p>
          </table:table-cell>
          <table:table-cell office:value-type="float" office:value="833" table:style-name="ce6">
            <text:p>833</text:p>
          </table:table-cell>
          <table:table-cell office:value-type="float" office:value="6.7718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xambu (MG)</text:p>
          </table:table-cell>
          <table:table-cell office:value-type="float" office:value="3115508" table:style-name="ce4">
            <text:p>3115508</text:p>
          </table:table-cell>
          <table:table-cell office:value-type="float" office:value="21705" table:style-name="ce6">
            <text:p>21.705</text:p>
          </table:table-cell>
          <table:table-cell office:value-type="string" table:style-name="ce4">
            <text:p>Sim</text:p>
          </table:table-cell>
          <table:table-cell office:value-type="float" office:value="833" table:style-name="ce6">
            <text:p>833</text:p>
          </table:table-cell>
          <table:table-cell office:value-type="float" office:value="5.5227999999999999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axias do Sul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xias do Sul (RS)</text:p>
          </table:table-cell>
          <table:table-cell office:value-type="float" office:value="4305108" table:style-name="ce4">
            <text:p>4305108</text:p>
          </table:table-cell>
          <table:table-cell office:value-type="float" office:value="435564" table:style-name="ce6">
            <text:p>435.564</text:p>
          </table:table-cell>
          <table:table-cell office:value-type="string" table:style-name="ce4">
            <text:p>Sim</text:p>
          </table:table-cell>
          <table:table-cell office:value-type="float" office:value="6521" table:style-name="ce6">
            <text:p>6.521</text:p>
          </table:table-cell>
          <table:table-cell office:value-type="float" office:value="1.9882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arroupilha (RS)</text:p>
          </table:table-cell>
          <table:table-cell office:value-type="float" office:value="4307906" table:style-name="ce4">
            <text:p>4307906</text:p>
          </table:table-cell>
          <table:table-cell office:value-type="float" office:value="63635" table:style-name="ce6">
            <text:p>63.635</text:p>
          </table:table-cell>
          <table:table-cell office:value-type="string" table:style-name="ce4">
            <text:p>Não</text:p>
          </table:table-cell>
          <table:table-cell office:value-type="float" office:value="5379" table:style-name="ce6">
            <text:p>5.379</text:p>
          </table:table-cell>
          <table:table-cell office:value-type="float" office:value="0.106325" table:style-name="ce5">
            <text:p>0,1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ale Real (RS)</text:p>
          </table:table-cell>
          <table:table-cell office:value-type="float" office:value="4322541" table:style-name="ce4">
            <text:p>4322541</text:p>
          </table:table-cell>
          <table:table-cell office:value-type="float" office:value="5118" table:style-name="ce6">
            <text:p>5.118</text:p>
          </table:table-cell>
          <table:table-cell office:value-type="string" table:style-name="ce4">
            <text:p>Não</text:p>
          </table:table-cell>
          <table:table-cell office:value-type="float" office:value="1142" table:style-name="ce6">
            <text:p>1.142</text:p>
          </table:table-cell>
          <table:table-cell office:value-type="float" office:value="0.27080900000000002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eres - Rialma/G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eres (GO)</text:p>
          </table:table-cell>
          <table:table-cell office:value-type="float" office:value="5205406" table:style-name="ce4">
            <text:p>5205406</text:p>
          </table:table-cell>
          <table:table-cell office:value-type="float" office:value="20722" table:style-name="ce6">
            <text:p>20.722</text:p>
          </table:table-cell>
          <table:table-cell office:value-type="string" table:style-name="ce4">
            <text:p>Sim</text:p>
          </table:table-cell>
          <table:table-cell office:value-type="float" office:value="1798" table:style-name="ce6">
            <text:p>1.798</text:p>
          </table:table-cell>
          <table:table-cell office:value-type="float" office:value="0.115776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alma (GO)</text:p>
          </table:table-cell>
          <table:table-cell office:value-type="float" office:value="5218607" table:style-name="ce4">
            <text:p>5218607</text:p>
          </table:table-cell>
          <table:table-cell office:value-type="float" office:value="10523" table:style-name="ce6">
            <text:p>10.523</text:p>
          </table:table-cell>
          <table:table-cell office:value-type="string" table:style-name="ce4">
            <text:p>Não</text:p>
          </table:table-cell>
          <table:table-cell office:value-type="float" office:value="1798" table:style-name="ce6">
            <text:p>1.798</text:p>
          </table:table-cell>
          <table:table-cell office:value-type="float" office:value="0.243731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erquilho - Tietê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erquilho (SP)</text:p>
          </table:table-cell>
          <table:table-cell office:value-type="float" office:value="3511508" table:style-name="ce4">
            <text:p>3511508</text:p>
          </table:table-cell>
          <table:table-cell office:value-type="float" office:value="39617" table:style-name="ce6">
            <text:p>39.617</text:p>
          </table:table-cell>
          <table:table-cell office:value-type="string" table:style-name="ce4">
            <text:p>Sim</text:p>
          </table:table-cell>
          <table:table-cell office:value-type="float" office:value="1825" table:style-name="ce6">
            <text:p>1.825</text:p>
          </table:table-cell>
          <table:table-cell office:value-type="float" office:value="6.0174999999999999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ietê (SP)</text:p>
          </table:table-cell>
          <table:table-cell office:value-type="float" office:value="3554508" table:style-name="ce4">
            <text:p>3554508</text:p>
          </table:table-cell>
          <table:table-cell office:value-type="float" office:value="36835" table:style-name="ce6">
            <text:p>36.835</text:p>
          </table:table-cell>
          <table:table-cell office:value-type="string" table:style-name="ce4">
            <text:p>Sim</text:p>
          </table:table-cell>
          <table:table-cell office:value-type="float" office:value="1825" table:style-name="ce6">
            <text:p>1.825</text:p>
          </table:table-cell>
          <table:table-cell office:value-type="float" office:value="6.7029000000000005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erro Largo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erro Largo (RS)</text:p>
          </table:table-cell>
          <table:table-cell office:value-type="float" office:value="4305207" table:style-name="ce4">
            <text:p>4305207</text:p>
          </table:table-cell>
          <table:table-cell office:value-type="float" office:value="13289" table:style-name="ce6">
            <text:p>13.289</text:p>
          </table:table-cell>
          <table:table-cell office:value-type="string" table:style-name="ce4">
            <text:p>Sim</text:p>
          </table:table-cell>
          <table:table-cell office:value-type="float" office:value="352" table:style-name="ce6">
            <text:p>352</text:p>
          </table:table-cell>
          <table:table-cell office:value-type="float" office:value="3.5505000000000002E-2" table:style-name="ce5">
            <text:p>0,0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lvador das Missões (RS)</text:p>
          </table:table-cell>
          <table:table-cell office:value-type="float" office:value="4316477" table:style-name="ce4">
            <text:p>4316477</text:p>
          </table:table-cell>
          <table:table-cell office:value-type="float" office:value="2669" table:style-name="ce6">
            <text:p>2.669</text:p>
          </table:table-cell>
          <table:table-cell office:value-type="string" table:style-name="ce4">
            <text:p>Não</text:p>
          </table:table-cell>
          <table:table-cell office:value-type="float" office:value="352" table:style-name="ce6">
            <text:p>352</text:p>
          </table:table-cell>
          <table:table-cell office:value-type="float" office:value="0.170791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hapecó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hapecó (SC)</text:p>
          </table:table-cell>
          <table:table-cell office:value-type="float" office:value="4204202" table:style-name="ce4">
            <text:p>4204202</text:p>
          </table:table-cell>
          <table:table-cell office:value-type="float" office:value="183530" table:style-name="ce6">
            <text:p>183.530</text:p>
          </table:table-cell>
          <table:table-cell office:value-type="string" table:style-name="ce4">
            <text:p>Sim</text:p>
          </table:table-cell>
          <table:table-cell office:value-type="float" office:value="1528" table:style-name="ce6">
            <text:p>1.528</text:p>
          </table:table-cell>
          <table:table-cell office:value-type="float" office:value="1.0396000000000001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rdilheira Alta (SC)</text:p>
          </table:table-cell>
          <table:table-cell office:value-type="float" office:value="4204350" table:style-name="ce4">
            <text:p>4204350</text:p>
          </table:table-cell>
          <table:table-cell office:value-type="float" office:value="3767" table:style-name="ce6">
            <text:p>3.767</text:p>
          </table:table-cell>
          <table:table-cell office:value-type="string" table:style-name="ce4">
            <text:p>Não</text:p>
          </table:table-cell>
          <table:table-cell office:value-type="float" office:value="717" table:style-name="ce6">
            <text:p>717</text:p>
          </table:table-cell>
          <table:table-cell office:value-type="float" office:value="0.242066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uatambú (SC)</text:p>
          </table:table-cell>
          <table:table-cell office:value-type="float" office:value="4206652" table:style-name="ce4">
            <text:p>4206652</text:p>
          </table:table-cell>
          <table:table-cell office:value-type="float" office:value="4679" table:style-name="ce6">
            <text:p>4.679</text:p>
          </table:table-cell>
          <table:table-cell office:value-type="string" table:style-name="ce4">
            <text:p>Não</text:p>
          </table:table-cell>
          <table:table-cell office:value-type="float" office:value="811" table:style-name="ce6">
            <text:p>811</text:p>
          </table:table-cell>
          <table:table-cell office:value-type="float" office:value="0.231516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harqueadas - Triunfo - São Jerônimo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harqueadas (RS)</text:p>
          </table:table-cell>
          <table:table-cell office:value-type="float" office:value="4305355" table:style-name="ce4">
            <text:p>4305355</text:p>
          </table:table-cell>
          <table:table-cell office:value-type="float" office:value="35320" table:style-name="ce6">
            <text:p>35.320</text:p>
          </table:table-cell>
          <table:table-cell office:value-type="string" table:style-name="ce4">
            <text:p>Sim</text:p>
          </table:table-cell>
          <table:table-cell office:value-type="float" office:value="2427" table:style-name="ce6">
            <text:p>2.427</text:p>
          </table:table-cell>
          <table:table-cell office:value-type="float" office:value="0.10627" table:style-name="ce5">
            <text:p>0,1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erônimo (RS)</text:p>
          </table:table-cell>
          <table:table-cell office:value-type="float" office:value="4318408" table:style-name="ce4">
            <text:p>4318408</text:p>
          </table:table-cell>
          <table:table-cell office:value-type="float" office:value="22134" table:style-name="ce6">
            <text:p>22.134</text:p>
          </table:table-cell>
          <table:table-cell office:value-type="string" table:style-name="ce4">
            <text:p>Sim</text:p>
          </table:table-cell>
          <table:table-cell office:value-type="float" office:value="2610" table:style-name="ce6">
            <text:p>2.610</text:p>
          </table:table-cell>
          <table:table-cell office:value-type="float" office:value="0.17366400000000001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riunfo (RS)</text:p>
          </table:table-cell>
          <table:table-cell office:value-type="float" office:value="4322004" table:style-name="ce4">
            <text:p>4322004</text:p>
          </table:table-cell>
          <table:table-cell office:value-type="float" office:value="25793" table:style-name="ce6">
            <text:p>25.793</text:p>
          </table:table-cell>
          <table:table-cell office:value-type="string" table:style-name="ce4">
            <text:p>Sim</text:p>
          </table:table-cell>
          <table:table-cell office:value-type="float" office:value="657" table:style-name="ce6">
            <text:p>657</text:p>
          </table:table-cell>
          <table:table-cell office:value-type="float" office:value="3.4563000000000003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idreira - Balneário Pinhal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lneário Pinhal (RS)</text:p>
          </table:table-cell>
          <table:table-cell office:value-type="float" office:value="4301636" table:style-name="ce4">
            <text:p>4301636</text:p>
          </table:table-cell>
          <table:table-cell office:value-type="float" office:value="10856" table:style-name="ce6">
            <text:p>10.856</text:p>
          </table:table-cell>
          <table:table-cell office:value-type="string" table:style-name="ce4">
            <text:p>Sim</text:p>
          </table:table-cell>
          <table:table-cell office:value-type="float" office:value="291" table:style-name="ce6">
            <text:p>291</text:p>
          </table:table-cell>
          <table:table-cell office:value-type="float" office:value="4.3825000000000003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idreira (RS)</text:p>
          </table:table-cell>
          <table:table-cell office:value-type="float" office:value="4305454" table:style-name="ce4">
            <text:p>4305454</text:p>
          </table:table-cell>
          <table:table-cell office:value-type="float" office:value="12668" table:style-name="ce6">
            <text:p>12.668</text:p>
          </table:table-cell>
          <table:table-cell office:value-type="string" table:style-name="ce4">
            <text:p>Sim</text:p>
          </table:table-cell>
          <table:table-cell office:value-type="float" office:value="291" table:style-name="ce6">
            <text:p>291</text:p>
          </table:table-cell>
          <table:table-cell office:value-type="float" office:value="3.6825999999999998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olorado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olorado (PR)</text:p>
          </table:table-cell>
          <table:table-cell office:value-type="float" office:value="4105904" table:style-name="ce4">
            <text:p>4105904</text:p>
          </table:table-cell>
          <table:table-cell office:value-type="float" office:value="22345" table:style-name="ce6">
            <text:p>22.345</text:p>
          </table:table-cell>
          <table:table-cell office:value-type="string" table:style-name="ce4">
            <text:p>Sim</text:p>
          </table:table-cell>
          <table:table-cell office:value-type="float" office:value="523" table:style-name="ce6">
            <text:p>523</text:p>
          </table:table-cell>
          <table:table-cell office:value-type="float" office:value="3.2272000000000002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ssa Senhora das Graças (PR)</text:p>
          </table:table-cell>
          <table:table-cell office:value-type="float" office:value="4116406" table:style-name="ce4">
            <text:p>4116406</text:p>
          </table:table-cell>
          <table:table-cell office:value-type="float" office:value="3836" table:style-name="ce6">
            <text:p>3.836</text:p>
          </table:table-cell>
          <table:table-cell office:value-type="string" table:style-name="ce4">
            <text:p>Não</text:p>
          </table:table-cell>
          <table:table-cell office:value-type="float" office:value="523" table:style-name="ce6">
            <text:p>523</text:p>
          </table:table-cell>
          <table:table-cell office:value-type="float" office:value="0.19370399999999999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onceição do Almeida - Sapeaçu/B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onceição do Almeida (BA)</text:p>
          </table:table-cell>
          <table:table-cell office:value-type="float" office:value="2908309" table:style-name="ce4">
            <text:p>2908309</text:p>
          </table:table-cell>
          <table:table-cell office:value-type="float" office:value="17889" table:style-name="ce6">
            <text:p>17.889</text:p>
          </table:table-cell>
          <table:table-cell office:value-type="string" table:style-name="ce4">
            <text:p>Sim</text:p>
          </table:table-cell>
          <table:table-cell office:value-type="float" office:value="154" table:style-name="ce6">
            <text:p>154</text:p>
          </table:table-cell>
          <table:table-cell office:value-type="float" office:value="1.5450999999999999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peaçu (BA)</text:p>
          </table:table-cell>
          <table:table-cell office:value-type="float" office:value="2929602" table:style-name="ce4">
            <text:p>2929602</text:p>
          </table:table-cell>
          <table:table-cell office:value-type="float" office:value="16585" table:style-name="ce6">
            <text:p>16.585</text:p>
          </table:table-cell>
          <table:table-cell office:value-type="string" table:style-name="ce4">
            <text:p>Sim</text:p>
          </table:table-cell>
          <table:table-cell office:value-type="float" office:value="154" table:style-name="ce6">
            <text:p>154</text:p>
          </table:table-cell>
          <table:table-cell office:value-type="float" office:value="1.278E-2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onselheiro Lafaiete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ongonhas (MG)</text:p>
          </table:table-cell>
          <table:table-cell office:value-type="float" office:value="3118007" table:style-name="ce4">
            <text:p>3118007</text:p>
          </table:table-cell>
          <table:table-cell office:value-type="float" office:value="48519" table:style-name="ce6">
            <text:p>48.519</text:p>
          </table:table-cell>
          <table:table-cell office:value-type="string" table:style-name="ce4">
            <text:p>Não</text:p>
          </table:table-cell>
          <table:table-cell office:value-type="float" office:value="6112" table:style-name="ce6">
            <text:p>6.112</text:p>
          </table:table-cell>
          <table:table-cell office:value-type="float" office:value="0.183032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nselheiro Lafaiete (MG)</text:p>
          </table:table-cell>
          <table:table-cell office:value-type="float" office:value="3118304" table:style-name="ce4">
            <text:p>3118304</text:p>
          </table:table-cell>
          <table:table-cell office:value-type="float" office:value="116512" table:style-name="ce6">
            <text:p>116.512</text:p>
          </table:table-cell>
          <table:table-cell office:value-type="string" table:style-name="ce4">
            <text:p>Sim</text:p>
          </table:table-cell>
          <table:table-cell office:value-type="float" office:value="11789" table:style-name="ce6">
            <text:p>11.789</text:p>
          </table:table-cell>
          <table:table-cell office:value-type="float" office:value="0.14876300000000001" table:style-name="ce5">
            <text:p>0,1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eceaba (MG)</text:p>
          </table:table-cell>
          <table:table-cell office:value-type="float" office:value="3135407" table:style-name="ce4">
            <text:p>3135407</text:p>
          </table:table-cell>
          <table:table-cell office:value-type="float" office:value="5395" table:style-name="ce6">
            <text:p>5.395</text:p>
          </table:table-cell>
          <table:table-cell office:value-type="string" table:style-name="ce4">
            <text:p>Não</text:p>
          </table:table-cell>
          <table:table-cell office:value-type="float" office:value="3672" table:style-name="ce6">
            <text:p>3.672</text:p>
          </table:table-cell>
          <table:table-cell office:value-type="float" office:value="1.269271" table:style-name="ce5">
            <text:p>1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Ouro Branco (MG)</text:p>
          </table:table-cell>
          <table:table-cell office:value-type="float" office:value="3145901" table:style-name="ce4">
            <text:p>3145901</text:p>
          </table:table-cell>
          <table:table-cell office:value-type="float" office:value="35268" table:style-name="ce6">
            <text:p>35.268</text:p>
          </table:table-cell>
          <table:table-cell office:value-type="string" table:style-name="ce4">
            <text:p>Não</text:p>
          </table:table-cell>
          <table:table-cell office:value-type="float" office:value="6517" table:style-name="ce6">
            <text:p>6.517</text:p>
          </table:table-cell>
          <table:table-cell office:value-type="float" office:value="0.25499899999999998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Queluzito (MG)</text:p>
          </table:table-cell>
          <table:table-cell office:value-type="float" office:value="3153806" table:style-name="ce4">
            <text:p>3153806</text:p>
          </table:table-cell>
          <table:table-cell office:value-type="float" office:value="1861" table:style-name="ce6">
            <text:p>1.861</text:p>
          </table:table-cell>
          <table:table-cell office:value-type="string" table:style-name="ce4">
            <text:p>Não</text:p>
          </table:table-cell>
          <table:table-cell office:value-type="float" office:value="201" table:style-name="ce6">
            <text:p>201</text:p>
          </table:table-cell>
          <table:table-cell office:value-type="float" office:value="0.183898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Brás do Suaçuí (MG)</text:p>
          </table:table-cell>
          <table:table-cell office:value-type="float" office:value="3160900" table:style-name="ce4">
            <text:p>3160900</text:p>
          </table:table-cell>
          <table:table-cell office:value-type="float" office:value="3513" table:style-name="ce6">
            <text:p>3.513</text:p>
          </table:table-cell>
          <table:table-cell office:value-type="string" table:style-name="ce4">
            <text:p>Não</text:p>
          </table:table-cell>
          <table:table-cell office:value-type="float" office:value="503" table:style-name="ce6">
            <text:p>503</text:p>
          </table:table-cell>
          <table:table-cell office:value-type="float" office:value="0.26376500000000003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ordeiro - Cantagalo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ntagalo (RJ)</text:p>
          </table:table-cell>
          <table:table-cell office:value-type="float" office:value="3301108" table:style-name="ce4">
            <text:p>3301108</text:p>
          </table:table-cell>
          <table:table-cell office:value-type="float" office:value="19830" table:style-name="ce6">
            <text:p>19.830</text:p>
          </table:table-cell>
          <table:table-cell office:value-type="string" table:style-name="ce4">
            <text:p>Sim</text:p>
          </table:table-cell>
          <table:table-cell office:value-type="float" office:value="1753" table:style-name="ce6">
            <text:p>1.753</text:p>
          </table:table-cell>
          <table:table-cell office:value-type="float" office:value="0.12001100000000001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rdeiro (RJ)</text:p>
          </table:table-cell>
          <table:table-cell office:value-type="float" office:value="3301504" table:style-name="ce4">
            <text:p>3301504</text:p>
          </table:table-cell>
          <table:table-cell office:value-type="float" office:value="20430" table:style-name="ce6">
            <text:p>20.430</text:p>
          </table:table-cell>
          <table:table-cell office:value-type="string" table:style-name="ce4">
            <text:p>Sim</text:p>
          </table:table-cell>
          <table:table-cell office:value-type="float" office:value="1753" table:style-name="ce6">
            <text:p>1.753</text:p>
          </table:table-cell>
          <table:table-cell office:value-type="float" office:value="0.11983000000000001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riciúma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ocal do Sul (SC)</text:p>
          </table:table-cell>
          <table:table-cell office:value-type="float" office:value="4204251" table:style-name="ce4">
            <text:p>4204251</text:p>
          </table:table-cell>
          <table:table-cell office:value-type="float" office:value="15159" table:style-name="ce6">
            <text:p>15.159</text:p>
          </table:table-cell>
          <table:table-cell office:value-type="string" table:style-name="ce4">
            <text:p>Não</text:p>
          </table:table-cell>
          <table:table-cell office:value-type="float" office:value="4008" table:style-name="ce6">
            <text:p>4.008</text:p>
          </table:table-cell>
          <table:table-cell office:value-type="float" office:value="0.356742" table:style-name="ce5">
            <text:p>0,3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riciúma (SC)</text:p>
          </table:table-cell>
          <table:table-cell office:value-type="float" office:value="4204608" table:style-name="ce4">
            <text:p>4204608</text:p>
          </table:table-cell>
          <table:table-cell office:value-type="float" office:value="192308" table:style-name="ce6">
            <text:p>192.308</text:p>
          </table:table-cell>
          <table:table-cell office:value-type="string" table:style-name="ce4">
            <text:p>Sim</text:p>
          </table:table-cell>
          <table:table-cell office:value-type="float" office:value="25568" table:style-name="ce6">
            <text:p>25.568</text:p>
          </table:table-cell>
          <table:table-cell office:value-type="float" office:value="0.174736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orquilhinha (SC)</text:p>
          </table:table-cell>
          <table:table-cell office:value-type="float" office:value="4205456" table:style-name="ce4">
            <text:p>4205456</text:p>
          </table:table-cell>
          <table:table-cell office:value-type="float" office:value="22548" table:style-name="ce6">
            <text:p>22.548</text:p>
          </table:table-cell>
          <table:table-cell office:value-type="string" table:style-name="ce4">
            <text:p>Não</text:p>
          </table:table-cell>
          <table:table-cell office:value-type="float" office:value="7136" table:style-name="ce6">
            <text:p>7.136</text:p>
          </table:table-cell>
          <table:table-cell office:value-type="float" office:value="0.40377999999999997" table:style-name="ce5">
            <text:p>0,4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çara (SC)</text:p>
          </table:table-cell>
          <table:table-cell office:value-type="float" office:value="4207007" table:style-name="ce4">
            <text:p>4207007</text:p>
          </table:table-cell>
          <table:table-cell office:value-type="float" office:value="58833" table:style-name="ce6">
            <text:p>58.833</text:p>
          </table:table-cell>
          <table:table-cell office:value-type="string" table:style-name="ce4">
            <text:p>Não</text:p>
          </table:table-cell>
          <table:table-cell office:value-type="float" office:value="10675" table:style-name="ce6">
            <text:p>10.675</text:p>
          </table:table-cell>
          <table:table-cell office:value-type="float" office:value="0.249912" table:style-name="ce5">
            <text:p>0,2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rro da Fumaça (SC)</text:p>
          </table:table-cell>
          <table:table-cell office:value-type="float" office:value="4211207" table:style-name="ce4">
            <text:p>4211207</text:p>
          </table:table-cell>
          <table:table-cell office:value-type="float" office:value="16126" table:style-name="ce6">
            <text:p>16.126</text:p>
          </table:table-cell>
          <table:table-cell office:value-type="string" table:style-name="ce4">
            <text:p>Não</text:p>
          </table:table-cell>
          <table:table-cell office:value-type="float" office:value="2514" table:style-name="ce6">
            <text:p>2.514</text:p>
          </table:table-cell>
          <table:table-cell office:value-type="float" office:value="0.20669199999999999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rro Grande (SC)</text:p>
          </table:table-cell>
          <table:table-cell office:value-type="float" office:value="4211256" table:style-name="ce4">
            <text:p>4211256</text:p>
          </table:table-cell>
          <table:table-cell office:value-type="float" office:value="2890" table:style-name="ce6">
            <text:p>2.890</text:p>
          </table:table-cell>
          <table:table-cell office:value-type="string" table:style-name="ce4">
            <text:p>Não</text:p>
          </table:table-cell>
          <table:table-cell office:value-type="float" office:value="408" table:style-name="ce6">
            <text:p>408</text:p>
          </table:table-cell>
          <table:table-cell office:value-type="float" office:value="0.177160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Veneza (SC)</text:p>
          </table:table-cell>
          <table:table-cell office:value-type="float" office:value="4211603" table:style-name="ce4">
            <text:p>4211603</text:p>
          </table:table-cell>
          <table:table-cell office:value-type="float" office:value="13309" table:style-name="ce6">
            <text:p>13.309</text:p>
          </table:table-cell>
          <table:table-cell office:value-type="string" table:style-name="ce4">
            <text:p>Não</text:p>
          </table:table-cell>
          <table:table-cell office:value-type="float" office:value="5345" table:style-name="ce6">
            <text:p>5.345</text:p>
          </table:table-cell>
          <table:table-cell office:value-type="float" office:value="0.52499799999999996" table:style-name="ce5">
            <text:p>0,5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iderópolis (SC)</text:p>
          </table:table-cell>
          <table:table-cell office:value-type="float" office:value="4217600" table:style-name="ce4">
            <text:p>4217600</text:p>
          </table:table-cell>
          <table:table-cell office:value-type="float" office:value="12998" table:style-name="ce6">
            <text:p>12.998</text:p>
          </table:table-cell>
          <table:table-cell office:value-type="string" table:style-name="ce4">
            <text:p>Não</text:p>
          </table:table-cell>
          <table:table-cell office:value-type="float" office:value="3259" table:style-name="ce6">
            <text:p>3.259</text:p>
          </table:table-cell>
          <table:table-cell office:value-type="float" office:value="0.33597900000000003" table:style-name="ce5">
            <text:p>0,3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reviso (SC)</text:p>
          </table:table-cell>
          <table:table-cell office:value-type="float" office:value="4218350" table:style-name="ce4">
            <text:p>4218350</text:p>
          </table:table-cell>
          <table:table-cell office:value-type="float" office:value="3527" table:style-name="ce6">
            <text:p>3.527</text:p>
          </table:table-cell>
          <table:table-cell office:value-type="string" table:style-name="ce4">
            <text:p>Não</text:p>
          </table:table-cell>
          <table:table-cell office:value-type="float" office:value="907" table:style-name="ce6">
            <text:p>907</text:p>
          </table:table-cell>
          <table:table-cell office:value-type="float" office:value="0.37839" table:style-name="ce5">
            <text:p>0,3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Urussanga (SC)</text:p>
          </table:table-cell>
          <table:table-cell office:value-type="float" office:value="4219002" table:style-name="ce4">
            <text:p>4219002</text:p>
          </table:table-cell>
          <table:table-cell office:value-type="float" office:value="20223" table:style-name="ce6">
            <text:p>20.223</text:p>
          </table:table-cell>
          <table:table-cell office:value-type="string" table:style-name="ce4">
            <text:p>Não</text:p>
          </table:table-cell>
          <table:table-cell office:value-type="float" office:value="2878" table:style-name="ce6">
            <text:p>2.878</text:p>
          </table:table-cell>
          <table:table-cell office:value-type="float" office:value="0.19401399999999999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ruzeir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ruzeiro (SP)</text:p>
          </table:table-cell>
          <table:table-cell office:value-type="float" office:value="3513405" table:style-name="ce4">
            <text:p>3513405</text:p>
          </table:table-cell>
          <table:table-cell office:value-type="float" office:value="77039" table:style-name="ce6">
            <text:p>77.039</text:p>
          </table:table-cell>
          <table:table-cell office:value-type="string" table:style-name="ce4">
            <text:p>Sim</text:p>
          </table:table-cell>
          <table:table-cell office:value-type="float" office:value="1406" table:style-name="ce6">
            <text:p>1.406</text:p>
          </table:table-cell>
          <table:table-cell office:value-type="float" office:value="2.7224000000000002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vrinhas (SP)</text:p>
          </table:table-cell>
          <table:table-cell office:value-type="float" office:value="3526605" table:style-name="ce4">
            <text:p>3526605</text:p>
          </table:table-cell>
          <table:table-cell office:value-type="float" office:value="6590" table:style-name="ce6">
            <text:p>6.590</text:p>
          </table:table-cell>
          <table:table-cell office:value-type="string" table:style-name="ce4">
            <text:p>Não</text:p>
          </table:table-cell>
          <table:table-cell office:value-type="float" office:value="1406" table:style-name="ce6">
            <text:p>1.406</text:p>
          </table:table-cell>
          <table:table-cell office:value-type="float" office:value="0.352823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uiabá/MT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uiabá (MT)</text:p>
          </table:table-cell>
          <table:table-cell office:value-type="float" office:value="5103403" table:style-name="ce4">
            <text:p>5103403</text:p>
          </table:table-cell>
          <table:table-cell office:value-type="float" office:value="551098" table:style-name="ce6">
            <text:p>551.098</text:p>
          </table:table-cell>
          <table:table-cell office:value-type="string" table:style-name="ce4">
            <text:p>Sim</text:p>
          </table:table-cell>
          <table:table-cell office:value-type="float" office:value="41305" table:style-name="ce6">
            <text:p>41.305</text:p>
          </table:table-cell>
          <table:table-cell office:value-type="float" office:value="9.8981E-2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árzea Grande (MT)</text:p>
          </table:table-cell>
          <table:table-cell office:value-type="float" office:value="5108402" table:style-name="ce4">
            <text:p>5108402</text:p>
          </table:table-cell>
          <table:table-cell office:value-type="float" office:value="252596" table:style-name="ce6">
            <text:p>252.596</text:p>
          </table:table-cell>
          <table:table-cell office:value-type="string" table:style-name="ce4">
            <text:p>Não</text:p>
          </table:table-cell>
          <table:table-cell office:value-type="float" office:value="41305" table:style-name="ce6">
            <text:p>41.305</text:p>
          </table:table-cell>
          <table:table-cell office:value-type="float" office:value="0.22533600000000001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uité - Nova Floresta/PB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uité (PB)</text:p>
          </table:table-cell>
          <table:table-cell office:value-type="float" office:value="2505105" table:style-name="ce4">
            <text:p>2505105</text:p>
          </table:table-cell>
          <table:table-cell office:value-type="float" office:value="19978" table:style-name="ce6">
            <text:p>19.978</text:p>
          </table:table-cell>
          <table:table-cell office:value-type="string" table:style-name="ce4">
            <text:p>Sim</text:p>
          </table:table-cell>
          <table:table-cell office:value-type="float" office:value="383" table:style-name="ce6">
            <text:p>383</text:p>
          </table:table-cell>
          <table:table-cell office:value-type="float" office:value="2.7351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Floresta (PB)</text:p>
          </table:table-cell>
          <table:table-cell office:value-type="float" office:value="2510105" table:style-name="ce4">
            <text:p>2510105</text:p>
          </table:table-cell>
          <table:table-cell office:value-type="float" office:value="10533" table:style-name="ce6">
            <text:p>10.533</text:p>
          </table:table-cell>
          <table:table-cell office:value-type="string" table:style-name="ce4">
            <text:p>Sim</text:p>
          </table:table-cell>
          <table:table-cell office:value-type="float" office:value="383" table:style-name="ce6">
            <text:p>383</text:p>
          </table:table-cell>
          <table:table-cell office:value-type="float" office:value="5.5051999999999997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uritiba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lmirante Tamandaré (PR)</text:p>
          </table:table-cell>
          <table:table-cell office:value-type="float" office:value="4100400" table:style-name="ce4">
            <text:p>4100400</text:p>
          </table:table-cell>
          <table:table-cell office:value-type="float" office:value="103204" table:style-name="ce6">
            <text:p>103.204</text:p>
          </table:table-cell>
          <table:table-cell office:value-type="string" table:style-name="ce4">
            <text:p>Não</text:p>
          </table:table-cell>
          <table:table-cell office:value-type="float" office:value="39952" table:style-name="ce6">
            <text:p>39.952</text:p>
          </table:table-cell>
          <table:table-cell office:value-type="float" office:value="0.52028300000000005" table:style-name="ce5">
            <text:p>0,5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Araucária (PR)</text:p>
          </table:table-cell>
          <table:table-cell office:value-type="float" office:value="4101804" table:style-name="ce4">
            <text:p>4101804</text:p>
          </table:table-cell>
          <table:table-cell office:value-type="float" office:value="119123" table:style-name="ce6">
            <text:p>119.123</text:p>
          </table:table-cell>
          <table:table-cell office:value-type="string" table:style-name="ce4">
            <text:p>Não</text:p>
          </table:table-cell>
          <table:table-cell office:value-type="float" office:value="31624" table:style-name="ce6">
            <text:p>31.624</text:p>
          </table:table-cell>
          <table:table-cell office:value-type="float" office:value="0.352211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alsa Nova (PR)</text:p>
          </table:table-cell>
          <table:table-cell office:value-type="float" office:value="4102307" table:style-name="ce4">
            <text:p>4102307</text:p>
          </table:table-cell>
          <table:table-cell office:value-type="float" office:value="11300" table:style-name="ce6">
            <text:p>11.300</text:p>
          </table:table-cell>
          <table:table-cell office:value-type="string" table:style-name="ce4">
            <text:p>Não</text:p>
          </table:table-cell>
          <table:table-cell office:value-type="float" office:value="2923" table:style-name="ce6">
            <text:p>2.923</text:p>
          </table:table-cell>
          <table:table-cell office:value-type="float" office:value="0.36229499999999998" table:style-name="ce5">
            <text:p>0,3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Campo Largo (PR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ocaiúva do Sul (PR)</text:p>
          </table:table-cell>
          <table:table-cell office:value-type="float" office:value="4103107" table:style-name="ce4">
            <text:p>4103107</text:p>
          </table:table-cell>
          <table:table-cell office:value-type="float" office:value="10987" table:style-name="ce6">
            <text:p>10.987</text:p>
          </table:table-cell>
          <table:table-cell office:value-type="string" table:style-name="ce4">
            <text:p>Não</text:p>
          </table:table-cell>
          <table:table-cell office:value-type="float" office:value="2198" table:style-name="ce6">
            <text:p>2.198</text:p>
          </table:table-cell>
          <table:table-cell office:value-type="float" office:value="0.26749400000000001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mpina Grande do Sul (PR)</text:p>
          </table:table-cell>
          <table:table-cell office:value-type="float" office:value="4104006" table:style-name="ce4">
            <text:p>4104006</text:p>
          </table:table-cell>
          <table:table-cell office:value-type="float" office:value="38769" table:style-name="ce6">
            <text:p>38.769</text:p>
          </table:table-cell>
          <table:table-cell office:value-type="string" table:style-name="ce4">
            <text:p>Não</text:p>
          </table:table-cell>
          <table:table-cell office:value-type="float" office:value="11572" table:style-name="ce6">
            <text:p>11.572</text:p>
          </table:table-cell>
          <table:table-cell office:value-type="float" office:value="0.39972400000000002" table:style-name="ce5">
            <text:p>0,4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mpo Largo (PR)</text:p>
          </table:table-cell>
          <table:table-cell office:value-type="float" office:value="4104204" table:style-name="ce4">
            <text:p>4104204</text:p>
          </table:table-cell>
          <table:table-cell office:value-type="float" office:value="112377" table:style-name="ce6">
            <text:p>112.377</text:p>
          </table:table-cell>
          <table:table-cell office:value-type="string" table:style-name="ce4">
            <text:p>Não</text:p>
          </table:table-cell>
          <table:table-cell office:value-type="float" office:value="21646" table:style-name="ce6">
            <text:p>21.646</text:p>
          </table:table-cell>
          <table:table-cell office:value-type="float" office:value="0.26035599999999998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mpo Magro (PR)</text:p>
          </table:table-cell>
          <table:table-cell office:value-type="float" office:value="4104253" table:style-name="ce4">
            <text:p>4104253</text:p>
          </table:table-cell>
          <table:table-cell office:value-type="float" office:value="24843" table:style-name="ce6">
            <text:p>24.843</text:p>
          </table:table-cell>
          <table:table-cell office:value-type="string" table:style-name="ce4">
            <text:p>Não</text:p>
          </table:table-cell>
          <table:table-cell office:value-type="float" office:value="8513" table:style-name="ce6">
            <text:p>8.513</text:p>
          </table:table-cell>
          <table:table-cell office:value-type="float" office:value="0.47294399999999998" table:style-name="ce5">
            <text:p>0,4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lombo (PR)</text:p>
          </table:table-cell>
          <table:table-cell office:value-type="float" office:value="4105805" table:style-name="ce4">
            <text:p>4105805</text:p>
          </table:table-cell>
          <table:table-cell office:value-type="float" office:value="212967" table:style-name="ce6">
            <text:p>212.967</text:p>
          </table:table-cell>
          <table:table-cell office:value-type="string" table:style-name="ce4">
            <text:p>Não</text:p>
          </table:table-cell>
          <table:table-cell office:value-type="float" office:value="74746" table:style-name="ce6">
            <text:p>74.746</text:p>
          </table:table-cell>
          <table:table-cell office:value-type="float" office:value="0.462617" table:style-name="ce5">
            <text:p>0,4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ntenda (PR)</text:p>
          </table:table-cell>
          <table:table-cell office:value-type="float" office:value="4106209" table:style-name="ce4">
            <text:p>4106209</text:p>
          </table:table-cell>
          <table:table-cell office:value-type="float" office:value="15891" table:style-name="ce6">
            <text:p>15.891</text:p>
          </table:table-cell>
          <table:table-cell office:value-type="string" table:style-name="ce4">
            <text:p>Não</text:p>
          </table:table-cell>
          <table:table-cell office:value-type="float" office:value="2671" table:style-name="ce6">
            <text:p>2.671</text:p>
          </table:table-cell>
          <table:table-cell office:value-type="float" office:value="0.22570599999999999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uritiba (PR)</text:p>
          </table:table-cell>
          <table:table-cell office:value-type="float" office:value="4106902" table:style-name="ce4">
            <text:p>4106902</text:p>
          </table:table-cell>
          <table:table-cell office:value-type="float" office:value="1751907" table:style-name="ce6">
            <text:p>1.751.907</text:p>
          </table:table-cell>
          <table:table-cell office:value-type="string" table:style-name="ce4">
            <text:p>Sim</text:p>
          </table:table-cell>
          <table:table-cell office:value-type="float" office:value="297948" table:style-name="ce6">
            <text:p>297.948</text:p>
          </table:table-cell>
          <table:table-cell office:value-type="float" office:value="0.222188" table:style-name="ce5">
            <text:p>0,2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azenda Rio Grande (PR)</text:p>
          </table:table-cell>
          <table:table-cell office:value-type="float" office:value="4107652" table:style-name="ce4">
            <text:p>4107652</text:p>
          </table:table-cell>
          <table:table-cell office:value-type="float" office:value="81675" table:style-name="ce6">
            <text:p>81.675</text:p>
          </table:table-cell>
          <table:table-cell office:value-type="string" table:style-name="ce4">
            <text:p>Não</text:p>
          </table:table-cell>
          <table:table-cell office:value-type="float" office:value="22828" table:style-name="ce6">
            <text:p>22.828</text:p>
          </table:table-cell>
          <table:table-cell office:value-type="float" office:value="0.38611699999999999" table:style-name="ce5">
            <text:p>0,3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peruçu (PR)</text:p>
          </table:table-cell>
          <table:table-cell office:value-type="float" office:value="4111258" table:style-name="ce4">
            <text:p>4111258</text:p>
          </table:table-cell>
          <table:table-cell office:value-type="float" office:value="23887" table:style-name="ce6">
            <text:p>23.887</text:p>
          </table:table-cell>
          <table:table-cell office:value-type="string" table:style-name="ce4">
            <text:p>Não</text:p>
          </table:table-cell>
          <table:table-cell office:value-type="float" office:value="6655" table:style-name="ce6">
            <text:p>6.655</text:p>
          </table:table-cell>
          <table:table-cell office:value-type="float" office:value="0.39714700000000003" table:style-name="ce5">
            <text:p>0,4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ndirituba (PR)</text:p>
          </table:table-cell>
          <table:table-cell office:value-type="float" office:value="4114302" table:style-name="ce4">
            <text:p>4114302</text:p>
          </table:table-cell>
          <table:table-cell office:value-type="float" office:value="22220" table:style-name="ce6">
            <text:p>22.220</text:p>
          </table:table-cell>
          <table:table-cell office:value-type="string" table:style-name="ce4">
            <text:p>Não</text:p>
          </table:table-cell>
          <table:table-cell office:value-type="float" office:value="3074" table:style-name="ce6">
            <text:p>3.074</text:p>
          </table:table-cell>
          <table:table-cell office:value-type="float" office:value="0.191027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nhais (PR)</text:p>
          </table:table-cell>
          <table:table-cell office:value-type="float" office:value="4119152" table:style-name="ce4">
            <text:p>4119152</text:p>
          </table:table-cell>
          <table:table-cell office:value-type="float" office:value="117008" table:style-name="ce6">
            <text:p>117.008</text:p>
          </table:table-cell>
          <table:table-cell office:value-type="string" table:style-name="ce4">
            <text:p>Não</text:p>
          </table:table-cell>
          <table:table-cell office:value-type="float" office:value="52743" table:style-name="ce6">
            <text:p>52.743</text:p>
          </table:table-cell>
          <table:table-cell office:value-type="float" office:value="0.60145700000000002" table:style-name="ce5">
            <text:p>0,6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raquara (PR)</text:p>
          </table:table-cell>
          <table:table-cell office:value-type="float" office:value="4119509" table:style-name="ce4">
            <text:p>4119509</text:p>
          </table:table-cell>
          <table:table-cell office:value-type="float" office:value="93207" table:style-name="ce6">
            <text:p>93.207</text:p>
          </table:table-cell>
          <table:table-cell office:value-type="string" table:style-name="ce4">
            <text:p>Não</text:p>
          </table:table-cell>
          <table:table-cell office:value-type="float" office:value="30015" table:style-name="ce6">
            <text:p>30.015</text:p>
          </table:table-cell>
          <table:table-cell office:value-type="float" office:value="0.45791599999999999" table:style-name="ce5">
            <text:p>0,4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Quatro Barras (PR)</text:p>
          </table:table-cell>
          <table:table-cell office:value-type="float" office:value="4120804" table:style-name="ce4">
            <text:p>4120804</text:p>
          </table:table-cell>
          <table:table-cell office:value-type="float" office:value="19851" table:style-name="ce6">
            <text:p>19.851</text:p>
          </table:table-cell>
          <table:table-cell office:value-type="string" table:style-name="ce4">
            <text:p>Não</text:p>
          </table:table-cell>
          <table:table-cell office:value-type="float" office:value="9833" table:style-name="ce6">
            <text:p>9.833</text:p>
          </table:table-cell>
          <table:table-cell office:value-type="float" office:value="0.66959500000000005" table:style-name="ce5">
            <text:p>0,6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Branco do Sul (PR)</text:p>
          </table:table-cell>
          <table:table-cell office:value-type="float" office:value="4122206" table:style-name="ce4">
            <text:p>4122206</text:p>
          </table:table-cell>
          <table:table-cell office:value-type="float" office:value="30650" table:style-name="ce6">
            <text:p>30.650</text:p>
          </table:table-cell>
          <table:table-cell office:value-type="string" table:style-name="ce4">
            <text:p>Não</text:p>
          </table:table-cell>
          <table:table-cell office:value-type="float" office:value="6443" table:style-name="ce6">
            <text:p>6.443</text:p>
          </table:table-cell>
          <table:table-cell office:value-type="float" office:value="0.30130000000000001" table:style-name="ce5">
            <text:p>0,3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sé dos Pinhais (PR)</text:p>
          </table:table-cell>
          <table:table-cell office:value-type="float" office:value="4125506" table:style-name="ce4">
            <text:p>4125506</text:p>
          </table:table-cell>
          <table:table-cell office:value-type="float" office:value="264210" table:style-name="ce6">
            <text:p>264.210</text:p>
          </table:table-cell>
          <table:table-cell office:value-type="string" table:style-name="ce4">
            <text:p>Não</text:p>
          </table:table-cell>
          <table:table-cell office:value-type="float" office:value="62922" table:style-name="ce6">
            <text:p>62.922</text:p>
          </table:table-cell>
          <table:table-cell office:value-type="float" office:value="0.31139499999999998" table:style-name="ce5">
            <text:p>0,3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Curvelo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urvelo (MG)</text:p>
          </table:table-cell>
          <table:table-cell office:value-type="float" office:value="3120904" table:style-name="ce4">
            <text:p>3120904</text:p>
          </table:table-cell>
          <table:table-cell office:value-type="float" office:value="74219" table:style-name="ce6">
            <text:p>74.219</text:p>
          </table:table-cell>
          <table:table-cell office:value-type="string" table:style-name="ce4">
            <text:p>Sim</text:p>
          </table:table-cell>
          <table:table-cell office:value-type="float" office:value="786" table:style-name="ce6">
            <text:p>786</text:p>
          </table:table-cell>
          <table:table-cell office:value-type="float" office:value="1.5540999999999999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nimutaba (MG)</text:p>
          </table:table-cell>
          <table:table-cell office:value-type="float" office:value="3131109" table:style-name="ce4">
            <text:p>3131109</text:p>
          </table:table-cell>
          <table:table-cell office:value-type="float" office:value="6724" table:style-name="ce6">
            <text:p>6.724</text:p>
          </table:table-cell>
          <table:table-cell office:value-type="string" table:style-name="ce4">
            <text:p>Não</text:p>
          </table:table-cell>
          <table:table-cell office:value-type="float" office:value="786" table:style-name="ce6">
            <text:p>786</text:p>
          </table:table-cell>
          <table:table-cell office:value-type="float" office:value="0.17113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Duas Estradas - Serra da Raiz/PB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Duas Estradas (PB)</text:p>
          </table:table-cell>
          <table:table-cell office:value-type="float" office:value="2505808" table:style-name="ce4">
            <text:p>2505808</text:p>
          </table:table-cell>
          <table:table-cell office:value-type="float" office:value="3638" table:style-name="ce6">
            <text:p>3.638</text:p>
          </table:table-cell>
          <table:table-cell office:value-type="string" table:style-name="ce4">
            <text:p>Sim</text:p>
          </table:table-cell>
          <table:table-cell office:value-type="float" office:value="255" table:style-name="ce6">
            <text:p>255</text:p>
          </table:table-cell>
          <table:table-cell office:value-type="float" office:value="0.108928" table:style-name="ce5">
            <text:p>0,1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erra da Raiz (PB)</text:p>
          </table:table-cell>
          <table:table-cell office:value-type="float" office:value="2515609" table:style-name="ce4">
            <text:p>2515609</text:p>
          </table:table-cell>
          <table:table-cell office:value-type="float" office:value="3204" table:style-name="ce6">
            <text:p>3.204</text:p>
          </table:table-cell>
          <table:table-cell office:value-type="string" table:style-name="ce4">
            <text:p>Sim</text:p>
          </table:table-cell>
          <table:table-cell office:value-type="float" office:value="255" table:style-name="ce6">
            <text:p>255</text:p>
          </table:table-cell>
          <table:table-cell office:value-type="float" office:value="0.11927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Estreito/M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guiarnópolis (TO)</text:p>
          </table:table-cell>
          <table:table-cell office:value-type="float" office:value="1700301" table:style-name="ce4">
            <text:p>1700301</text:p>
          </table:table-cell>
          <table:table-cell office:value-type="float" office:value="5162" table:style-name="ce6">
            <text:p>5.162</text:p>
          </table:table-cell>
          <table:table-cell office:value-type="string" table:style-name="ce4">
            <text:p>Não</text:p>
          </table:table-cell>
          <table:table-cell office:value-type="float" office:value="720" table:style-name="ce6">
            <text:p>720</text:p>
          </table:table-cell>
          <table:table-cell office:value-type="float" office:value="0.21176500000000001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streito (MA)</text:p>
          </table:table-cell>
          <table:table-cell office:value-type="float" office:value="2104057" table:style-name="ce4">
            <text:p>2104057</text:p>
          </table:table-cell>
          <table:table-cell office:value-type="float" office:value="35835" table:style-name="ce6">
            <text:p>35.835</text:p>
          </table:table-cell>
          <table:table-cell office:value-type="string" table:style-name="ce4">
            <text:p>Sim</text:p>
          </table:table-cell>
          <table:table-cell office:value-type="float" office:value="720" table:style-name="ce6">
            <text:p>720</text:p>
          </table:table-cell>
          <table:table-cell office:value-type="float" office:value="3.0831000000000001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Fernandópolis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Fernandópolis (SP)</text:p>
          </table:table-cell>
          <table:table-cell office:value-type="float" office:value="3515509" table:style-name="ce4">
            <text:p>3515509</text:p>
          </table:table-cell>
          <table:table-cell office:value-type="float" office:value="64696" table:style-name="ce6">
            <text:p>64.696</text:p>
          </table:table-cell>
          <table:table-cell office:value-type="string" table:style-name="ce4">
            <text:p>Sim</text:p>
          </table:table-cell>
          <table:table-cell office:value-type="float" office:value="901" table:style-name="ce6">
            <text:p>901</text:p>
          </table:table-cell>
          <table:table-cell office:value-type="float" office:value="1.9216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cedônia (SP)</text:p>
          </table:table-cell>
          <table:table-cell office:value-type="float" office:value="3528205" table:style-name="ce4">
            <text:p>3528205</text:p>
          </table:table-cell>
          <table:table-cell office:value-type="float" office:value="3664" table:style-name="ce6">
            <text:p>3.664</text:p>
          </table:table-cell>
          <table:table-cell office:value-type="string" table:style-name="ce4">
            <text:p>Não</text:p>
          </table:table-cell>
          <table:table-cell office:value-type="float" office:value="508" table:style-name="ce6">
            <text:p>508</text:p>
          </table:table-cell>
          <table:table-cell office:value-type="float" office:value="0.1855370000000000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edranópolis (SP)</text:p>
          </table:table-cell>
          <table:table-cell office:value-type="float" office:value="3536901" table:style-name="ce4">
            <text:p>3536901</text:p>
          </table:table-cell>
          <table:table-cell office:value-type="float" office:value="2558" table:style-name="ce6">
            <text:p>2.558</text:p>
          </table:table-cell>
          <table:table-cell office:value-type="string" table:style-name="ce4">
            <text:p>Não</text:p>
          </table:table-cell>
          <table:table-cell office:value-type="float" office:value="447" table:style-name="ce6">
            <text:p>447</text:p>
          </table:table-cell>
          <table:table-cell office:value-type="float" office:value="0.256749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Floriano/PI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rão de Grajaú (MA)</text:p>
          </table:table-cell>
          <table:table-cell office:value-type="float" office:value="2101509" table:style-name="ce4">
            <text:p>2101509</text:p>
          </table:table-cell>
          <table:table-cell office:value-type="float" office:value="17841" table:style-name="ce6">
            <text:p>17.841</text:p>
          </table:table-cell>
          <table:table-cell office:value-type="string" table:style-name="ce4">
            <text:p>Não</text:p>
          </table:table-cell>
          <table:table-cell office:value-type="float" office:value="1389" table:style-name="ce6">
            <text:p>1.389</text:p>
          </table:table-cell>
          <table:table-cell office:value-type="float" office:value="0.12444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loriano (PI)</text:p>
          </table:table-cell>
          <table:table-cell office:value-type="float" office:value="2203909" table:style-name="ce4">
            <text:p>2203909</text:p>
          </table:table-cell>
          <table:table-cell office:value-type="float" office:value="57690" table:style-name="ce6">
            <text:p>57.690</text:p>
          </table:table-cell>
          <table:table-cell office:value-type="string" table:style-name="ce4">
            <text:p>Sim</text:p>
          </table:table-cell>
          <table:table-cell office:value-type="float" office:value="1389" table:style-name="ce6">
            <text:p>1.389</text:p>
          </table:table-cell>
          <table:table-cell office:value-type="float" office:value="3.3364999999999999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Florianópolis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Águas Mornas (SC)</text:p>
          </table:table-cell>
          <table:table-cell office:value-type="float" office:value="4200606" table:style-name="ce4">
            <text:p>4200606</text:p>
          </table:table-cell>
          <table:table-cell office:value-type="float" office:value="5548" table:style-name="ce6">
            <text:p>5.548</text:p>
          </table:table-cell>
          <table:table-cell office:value-type="string" table:style-name="ce4">
            <text:p>Não</text:p>
          </table:table-cell>
          <table:table-cell office:value-type="float" office:value="1615" table:style-name="ce6">
            <text:p>1.615</text:p>
          </table:table-cell>
          <table:table-cell office:value-type="float" office:value="0.34746100000000002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Via Santo Amaro da Imperatriz (SC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Antônio Carlos (SC)</text:p>
          </table:table-cell>
          <table:table-cell office:value-type="float" office:value="4201208" table:style-name="ce4">
            <text:p>4201208</text:p>
          </table:table-cell>
          <table:table-cell office:value-type="float" office:value="7458" table:style-name="ce6">
            <text:p>7.458</text:p>
          </table:table-cell>
          <table:table-cell office:value-type="string" table:style-name="ce4">
            <text:p>Não</text:p>
          </table:table-cell>
          <table:table-cell office:value-type="float" office:value="1399" table:style-name="ce6">
            <text:p>1.399</text:p>
          </table:table-cell>
          <table:table-cell office:value-type="float" office:value="0.24394099999999999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iguaçu (SC)</text:p>
          </table:table-cell>
          <table:table-cell office:value-type="float" office:value="4202305" table:style-name="ce4">
            <text:p>4202305</text:p>
          </table:table-cell>
          <table:table-cell office:value-type="float" office:value="58206" table:style-name="ce6">
            <text:p>58.206</text:p>
          </table:table-cell>
          <table:table-cell office:value-type="string" table:style-name="ce4">
            <text:p>Não</text:p>
          </table:table-cell>
          <table:table-cell office:value-type="float" office:value="17841" table:style-name="ce6">
            <text:p>17.841</text:p>
          </table:table-cell>
          <table:table-cell office:value-type="float" office:value="0.41136699999999998" table:style-name="ce5">
            <text:p>0,4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lorianópolis (SC)</text:p>
          </table:table-cell>
          <table:table-cell office:value-type="float" office:value="4205407" table:style-name="ce4">
            <text:p>4205407</text:p>
          </table:table-cell>
          <table:table-cell office:value-type="float" office:value="421240" table:style-name="ce6">
            <text:p>421.240</text:p>
          </table:table-cell>
          <table:table-cell office:value-type="string" table:style-name="ce4">
            <text:p>Sim</text:p>
          </table:table-cell>
          <table:table-cell office:value-type="float" office:value="88709" table:style-name="ce6">
            <text:p>88.709</text:p>
          </table:table-cell>
          <table:table-cell office:value-type="float" office:value="0.27465000000000001" table:style-name="ce5">
            <text:p>0,2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overnador Celso Ramos (SC)</text:p>
          </table:table-cell>
          <table:table-cell office:value-type="float" office:value="4206009" table:style-name="ce4">
            <text:p>4206009</text:p>
          </table:table-cell>
          <table:table-cell office:value-type="float" office:value="12999" table:style-name="ce6">
            <text:p>12.999</text:p>
          </table:table-cell>
          <table:table-cell office:value-type="string" table:style-name="ce4">
            <text:p>Não</text:p>
          </table:table-cell>
          <table:table-cell office:value-type="float" office:value="2714" table:style-name="ce6">
            <text:p>2.714</text:p>
          </table:table-cell>
          <table:table-cell office:value-type="float" office:value="0.28571400000000002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lhoça (SC)</text:p>
          </table:table-cell>
          <table:table-cell office:value-type="float" office:value="4211900" table:style-name="ce4">
            <text:p>4211900</text:p>
          </table:table-cell>
          <table:table-cell office:value-type="float" office:value="137334" table:style-name="ce6">
            <text:p>137.334</text:p>
          </table:table-cell>
          <table:table-cell office:value-type="string" table:style-name="ce4">
            <text:p>Não</text:p>
          </table:table-cell>
          <table:table-cell office:value-type="float" office:value="42655" table:style-name="ce6">
            <text:p>42.655</text:p>
          </table:table-cell>
          <table:table-cell office:value-type="float" office:value="0.40093099999999998" table:style-name="ce5">
            <text:p>0,4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ulo Lopes (SC)</text:p>
          </table:table-cell>
          <table:table-cell office:value-type="float" office:value="4212304" table:style-name="ce4">
            <text:p>4212304</text:p>
          </table:table-cell>
          <table:table-cell office:value-type="float" office:value="6692" table:style-name="ce6">
            <text:p>6.692</text:p>
          </table:table-cell>
          <table:table-cell office:value-type="string" table:style-name="ce4">
            <text:p>Não</text:p>
          </table:table-cell>
          <table:table-cell office:value-type="float" office:value="813" table:style-name="ce6">
            <text:p>813</text:p>
          </table:table-cell>
          <table:table-cell office:value-type="float" office:value="0.1850670000000000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o Amaro da Imperatriz (SC)</text:p>
          </table:table-cell>
          <table:table-cell office:value-type="float" office:value="4215703" table:style-name="ce4">
            <text:p>4215703</text:p>
          </table:table-cell>
          <table:table-cell office:value-type="float" office:value="19823" table:style-name="ce6">
            <text:p>19.823</text:p>
          </table:table-cell>
          <table:table-cell office:value-type="string" table:style-name="ce4">
            <text:p>Não</text:p>
          </table:table-cell>
          <table:table-cell office:value-type="float" office:value="5767" table:style-name="ce6">
            <text:p>5.767</text:p>
          </table:table-cell>
          <table:table-cell office:value-type="float" office:value="0.376166" table:style-name="ce5">
            <text:p>0,3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Palhoça (SC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sé (SC)</text:p>
          </table:table-cell>
          <table:table-cell office:value-type="float" office:value="4216602" table:style-name="ce4">
            <text:p>4216602</text:p>
          </table:table-cell>
          <table:table-cell office:value-type="float" office:value="209804" table:style-name="ce6">
            <text:p>209.804</text:p>
          </table:table-cell>
          <table:table-cell office:value-type="string" table:style-name="ce4">
            <text:p>Não</text:p>
          </table:table-cell>
          <table:table-cell office:value-type="float" office:value="81590" table:style-name="ce6">
            <text:p>81.590</text:p>
          </table:table-cell>
          <table:table-cell office:value-type="float" office:value="0.49978600000000001" table:style-name="ce5">
            <text:p>0,5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Pedro de Alcântara (SC)</text:p>
          </table:table-cell>
          <table:table-cell office:value-type="float" office:value="4217253" table:style-name="ce4">
            <text:p>4217253</text:p>
          </table:table-cell>
          <table:table-cell office:value-type="float" office:value="4704" table:style-name="ce6">
            <text:p>4.704</text:p>
          </table:table-cell>
          <table:table-cell office:value-type="string" table:style-name="ce4">
            <text:p>Não</text:p>
          </table:table-cell>
          <table:table-cell office:value-type="float" office:value="1099" table:style-name="ce6">
            <text:p>1.099</text:p>
          </table:table-cell>
          <table:table-cell office:value-type="float" office:value="0.40256399999999998" table:style-name="ce5">
            <text:p>0,4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Fortaleza/CE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quiraz (CE)</text:p>
          </table:table-cell>
          <table:table-cell office:value-type="float" office:value="2301000" table:style-name="ce4">
            <text:p>2301000</text:p>
          </table:table-cell>
          <table:table-cell office:value-type="float" office:value="72628" table:style-name="ce6">
            <text:p>72.628</text:p>
          </table:table-cell>
          <table:table-cell office:value-type="string" table:style-name="ce4">
            <text:p>Não</text:p>
          </table:table-cell>
          <table:table-cell office:value-type="float" office:value="7781" table:style-name="ce6">
            <text:p>7.781</text:p>
          </table:table-cell>
          <table:table-cell office:value-type="float" office:value="0.162912" table:style-name="ce5">
            <text:p>0,1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ucaia (CE)</text:p>
          </table:table-cell>
          <table:table-cell office:value-type="float" office:value="2303709" table:style-name="ce4">
            <text:p>2303709</text:p>
          </table:table-cell>
          <table:table-cell office:value-type="float" office:value="325441" table:style-name="ce6">
            <text:p>325.441</text:p>
          </table:table-cell>
          <table:table-cell office:value-type="string" table:style-name="ce4">
            <text:p>Não</text:p>
          </table:table-cell>
          <table:table-cell office:value-type="float" office:value="59378" table:style-name="ce6">
            <text:p>59.378</text:p>
          </table:table-cell>
          <table:table-cell office:value-type="float" office:value="0.262928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usébio (CE)</text:p>
          </table:table-cell>
          <table:table-cell office:value-type="float" office:value="2304285" table:style-name="ce4">
            <text:p>2304285</text:p>
          </table:table-cell>
          <table:table-cell office:value-type="float" office:value="46033" table:style-name="ce6">
            <text:p>46.033</text:p>
          </table:table-cell>
          <table:table-cell office:value-type="string" table:style-name="ce4">
            <text:p>Não</text:p>
          </table:table-cell>
          <table:table-cell office:value-type="float" office:value="11488" table:style-name="ce6">
            <text:p>11.488</text:p>
          </table:table-cell>
          <table:table-cell office:value-type="float" office:value="0.345441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ortaleza (CE)</text:p>
          </table:table-cell>
          <table:table-cell office:value-type="float" office:value="2304400" table:style-name="ce4">
            <text:p>2304400</text:p>
          </table:table-cell>
          <table:table-cell office:value-type="float" office:value="2452185" table:style-name="ce6">
            <text:p>2.452.185</text:p>
          </table:table-cell>
          <table:table-cell office:value-type="string" table:style-name="ce4">
            <text:p>Sim</text:p>
          </table:table-cell>
          <table:table-cell office:value-type="float" office:value="115585" table:style-name="ce6">
            <text:p>115.585</text:p>
          </table:table-cell>
          <table:table-cell office:value-type="float" office:value="6.5686999999999995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itinga (CE)</text:p>
          </table:table-cell>
          <table:table-cell office:value-type="float" office:value="2306256" table:style-name="ce4">
            <text:p>2306256</text:p>
          </table:table-cell>
          <table:table-cell office:value-type="float" office:value="35817" table:style-name="ce6">
            <text:p>35.817</text:p>
          </table:table-cell>
          <table:table-cell office:value-type="string" table:style-name="ce4">
            <text:p>Não</text:p>
          </table:table-cell>
          <table:table-cell office:value-type="float" office:value="5377" table:style-name="ce6">
            <text:p>5.377</text:p>
          </table:table-cell>
          <table:table-cell office:value-type="float" office:value="0.251309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acanaú (CE)</text:p>
          </table:table-cell>
          <table:table-cell office:value-type="float" office:value="2307650" table:style-name="ce4">
            <text:p>2307650</text:p>
          </table:table-cell>
          <table:table-cell office:value-type="float" office:value="209057" table:style-name="ce6">
            <text:p>209.057</text:p>
          </table:table-cell>
          <table:table-cell office:value-type="string" table:style-name="ce4">
            <text:p>Não</text:p>
          </table:table-cell>
          <table:table-cell office:value-type="float" office:value="45222" table:style-name="ce6">
            <text:p>45.222</text:p>
          </table:table-cell>
          <table:table-cell office:value-type="float" office:value="0.31672099999999997" table:style-name="ce5">
            <text:p>0,3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anguape (CE)</text:p>
          </table:table-cell>
          <table:table-cell office:value-type="float" office:value="2307700" table:style-name="ce4">
            <text:p>2307700</text:p>
          </table:table-cell>
          <table:table-cell office:value-type="float" office:value="113561" table:style-name="ce6">
            <text:p>113.561</text:p>
          </table:table-cell>
          <table:table-cell office:value-type="string" table:style-name="ce4">
            <text:p>Não</text:p>
          </table:table-cell>
          <table:table-cell office:value-type="float" office:value="10238" table:style-name="ce6">
            <text:p>10.238</text:p>
          </table:table-cell>
          <table:table-cell office:value-type="float" office:value="0.140761" table:style-name="ce5">
            <text:p>0,1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catuba (CE)</text:p>
          </table:table-cell>
          <table:table-cell office:value-type="float" office:value="2309706" table:style-name="ce4">
            <text:p>2309706</text:p>
          </table:table-cell>
          <table:table-cell office:value-type="float" office:value="72299" table:style-name="ce6">
            <text:p>72.299</text:p>
          </table:table-cell>
          <table:table-cell office:value-type="string" table:style-name="ce4">
            <text:p>Não</text:p>
          </table:table-cell>
          <table:table-cell office:value-type="float" office:value="13943" table:style-name="ce6">
            <text:p>13.943</text:p>
          </table:table-cell>
          <table:table-cell office:value-type="float" office:value="0.285993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Franc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laraval (MG)</text:p>
          </table:table-cell>
          <table:table-cell office:value-type="float" office:value="3116407" table:style-name="ce4">
            <text:p>3116407</text:p>
          </table:table-cell>
          <table:table-cell office:value-type="float" office:value="4542" table:style-name="ce6">
            <text:p>4.542</text:p>
          </table:table-cell>
          <table:table-cell office:value-type="string" table:style-name="ce4">
            <text:p>Não</text:p>
          </table:table-cell>
          <table:table-cell office:value-type="float" office:value="589" table:style-name="ce6">
            <text:p>589</text:p>
          </table:table-cell>
          <table:table-cell office:value-type="float" office:value="0.184639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ristais Paulista (SP)</text:p>
          </table:table-cell>
          <table:table-cell office:value-type="float" office:value="3513207" table:style-name="ce4">
            <text:p>3513207</text:p>
          </table:table-cell>
          <table:table-cell office:value-type="float" office:value="7588" table:style-name="ce6">
            <text:p>7.588</text:p>
          </table:table-cell>
          <table:table-cell office:value-type="string" table:style-name="ce4">
            <text:p>Não</text:p>
          </table:table-cell>
          <table:table-cell office:value-type="float" office:value="1429" table:style-name="ce6">
            <text:p>1.429</text:p>
          </table:table-cell>
          <table:table-cell office:value-type="float" office:value="0.25883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ranca (SP)</text:p>
          </table:table-cell>
          <table:table-cell office:value-type="float" office:value="3516200" table:style-name="ce4">
            <text:p>3516200</text:p>
          </table:table-cell>
          <table:table-cell office:value-type="float" office:value="318640" table:style-name="ce6">
            <text:p>318.640</text:p>
          </table:table-cell>
          <table:table-cell office:value-type="string" table:style-name="ce4">
            <text:p>Sim</text:p>
          </table:table-cell>
          <table:table-cell office:value-type="float" office:value="6503" table:style-name="ce6">
            <text:p>6.503</text:p>
          </table:table-cell>
          <table:table-cell office:value-type="float" office:value="2.7497000000000001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irapuã (SP)</text:p>
          </table:table-cell>
          <table:table-cell office:value-type="float" office:value="3523701" table:style-name="ce4">
            <text:p>3523701</text:p>
          </table:table-cell>
          <table:table-cell office:value-type="float" office:value="5914" table:style-name="ce6">
            <text:p>5.914</text:p>
          </table:table-cell>
          <table:table-cell office:value-type="string" table:style-name="ce4">
            <text:p>Não</text:p>
          </table:table-cell>
          <table:table-cell office:value-type="float" office:value="854" table:style-name="ce6">
            <text:p>854</text:p>
          </table:table-cell>
          <table:table-cell office:value-type="float" office:value="0.208955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trocínio Paulista (SP)</text:p>
          </table:table-cell>
          <table:table-cell office:value-type="float" office:value="3536307" table:style-name="ce4">
            <text:p>3536307</text:p>
          </table:table-cell>
          <table:table-cell office:value-type="float" office:value="13000" table:style-name="ce6">
            <text:p>13.000</text:p>
          </table:table-cell>
          <table:table-cell office:value-type="string" table:style-name="ce4">
            <text:p>Não</text:p>
          </table:table-cell>
          <table:table-cell office:value-type="float" office:value="1840" table:style-name="ce6">
            <text:p>1.840</text:p>
          </table:table-cell>
          <table:table-cell office:value-type="float" office:value="0.19874700000000001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estinga (SP)</text:p>
          </table:table-cell>
          <table:table-cell office:value-type="float" office:value="3542701" table:style-name="ce4">
            <text:p>3542701</text:p>
          </table:table-cell>
          <table:table-cell office:value-type="float" office:value="6587" table:style-name="ce6">
            <text:p>6.587</text:p>
          </table:table-cell>
          <table:table-cell office:value-type="string" table:style-name="ce4">
            <text:p>Não</text:p>
          </table:table-cell>
          <table:table-cell office:value-type="float" office:value="1769" table:style-name="ce6">
            <text:p>1.769</text:p>
          </table:table-cell>
          <table:table-cell office:value-type="float" office:value="0.37718600000000002" table:style-name="ce5">
            <text:p>0,3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beirão Corrente (SP)</text:p>
          </table:table-cell>
          <table:table-cell office:value-type="float" office:value="3543105" table:style-name="ce4">
            <text:p>3543105</text:p>
          </table:table-cell>
          <table:table-cell office:value-type="float" office:value="4273" table:style-name="ce6">
            <text:p>4.273</text:p>
          </table:table-cell>
          <table:table-cell office:value-type="string" table:style-name="ce4">
            <text:p>Não</text:p>
          </table:table-cell>
          <table:table-cell office:value-type="float" office:value="586" table:style-name="ce6">
            <text:p>586</text:p>
          </table:table-cell>
          <table:table-cell office:value-type="float" office:value="0.177522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Gastão Vidigal - Monções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Gastão Vidigal (SP)</text:p>
          </table:table-cell>
          <table:table-cell office:value-type="float" office:value="3516804" table:style-name="ce4">
            <text:p>3516804</text:p>
          </table:table-cell>
          <table:table-cell office:value-type="float" office:value="4193" table:style-name="ce6">
            <text:p>4.193</text:p>
          </table:table-cell>
          <table:table-cell office:value-type="string" table:style-name="ce4">
            <text:p>Sim</text:p>
          </table:table-cell>
          <table:table-cell office:value-type="float" office:value="353" table:style-name="ce6">
            <text:p>353</text:p>
          </table:table-cell>
          <table:table-cell office:value-type="float" office:value="0.119702" table:style-name="ce5">
            <text:p>0,1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nções (SP)</text:p>
          </table:table-cell>
          <table:table-cell office:value-type="float" office:value="3531001" table:style-name="ce4">
            <text:p>3531001</text:p>
          </table:table-cell>
          <table:table-cell office:value-type="float" office:value="2132" table:style-name="ce6">
            <text:p>2.132</text:p>
          </table:table-cell>
          <table:table-cell office:value-type="string" table:style-name="ce4">
            <text:p>Sim</text:p>
          </table:table-cell>
          <table:table-cell office:value-type="float" office:value="353" table:style-name="ce6">
            <text:p>353</text:p>
          </table:table-cell>
          <table:table-cell office:value-type="float" office:value="0.246336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Getúlio Vargas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Estação (RS)</text:p>
          </table:table-cell>
          <table:table-cell office:value-type="float" office:value="4307559" table:style-name="ce4">
            <text:p>4307559</text:p>
          </table:table-cell>
          <table:table-cell office:value-type="float" office:value="6011" table:style-name="ce6">
            <text:p>6.011</text:p>
          </table:table-cell>
          <table:table-cell office:value-type="string" table:style-name="ce4">
            <text:p>Não</text:p>
          </table:table-cell>
          <table:table-cell office:value-type="float" office:value="679" table:style-name="ce6">
            <text:p>679</text:p>
          </table:table-cell>
          <table:table-cell office:value-type="float" office:value="0.15576999999999999" table:style-name="ce5">
            <text:p>0,1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etúlio Vargas (RS)</text:p>
          </table:table-cell>
          <table:table-cell office:value-type="float" office:value="4308904" table:style-name="ce4">
            <text:p>4308904</text:p>
          </table:table-cell>
          <table:table-cell office:value-type="float" office:value="16154" table:style-name="ce6">
            <text:p>16.154</text:p>
          </table:table-cell>
          <table:table-cell office:value-type="string" table:style-name="ce4">
            <text:p>Sim</text:p>
          </table:table-cell>
          <table:table-cell office:value-type="float" office:value="679" table:style-name="ce6">
            <text:p>679</text:p>
          </table:table-cell>
          <table:table-cell office:value-type="float" office:value="5.7722999999999997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Goianésia/G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rro Alto (GO)</text:p>
          </table:table-cell>
          <table:table-cell office:value-type="float" office:value="5203203" table:style-name="ce4">
            <text:p>5203203</text:p>
          </table:table-cell>
          <table:table-cell office:value-type="float" office:value="8716" table:style-name="ce6">
            <text:p>8.716</text:p>
          </table:table-cell>
          <table:table-cell office:value-type="string" table:style-name="ce4">
            <text:p>Não</text:p>
          </table:table-cell>
          <table:table-cell office:value-type="float" office:value="1420" table:style-name="ce6">
            <text:p>1.420</text:p>
          </table:table-cell>
          <table:table-cell office:value-type="float" office:value="0.21639700000000001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oianésia (GO)</text:p>
          </table:table-cell>
          <table:table-cell office:value-type="float" office:value="5208608" table:style-name="ce4">
            <text:p>5208608</text:p>
          </table:table-cell>
          <table:table-cell office:value-type="float" office:value="59549" table:style-name="ce6">
            <text:p>59.549</text:p>
          </table:table-cell>
          <table:table-cell office:value-type="string" table:style-name="ce4">
            <text:p>Sim</text:p>
          </table:table-cell>
          <table:table-cell office:value-type="float" office:value="1606" table:style-name="ce6">
            <text:p>1.606</text:p>
          </table:table-cell>
          <table:table-cell office:value-type="float" office:value="3.7208999999999999E-2" table:style-name="ce5">
            <text:p>0,0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Rita do Novo Destino (GO)</text:p>
          </table:table-cell>
          <table:table-cell office:value-type="float" office:value="5219456" table:style-name="ce4">
            <text:p>5219456</text:p>
          </table:table-cell>
          <table:table-cell office:value-type="float" office:value="3173" table:style-name="ce6">
            <text:p>3.173</text:p>
          </table:table-cell>
          <table:table-cell office:value-type="string" table:style-name="ce4">
            <text:p>Não</text:p>
          </table:table-cell>
          <table:table-cell office:value-type="float" office:value="416" table:style-name="ce6">
            <text:p>416</text:p>
          </table:table-cell>
          <table:table-cell office:value-type="float" office:value="0.20563500000000001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Goiânia/G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badia de Goiás (GO)</text:p>
          </table:table-cell>
          <table:table-cell office:value-type="float" office:value="5200050" table:style-name="ce4">
            <text:p>5200050</text:p>
          </table:table-cell>
          <table:table-cell office:value-type="float" office:value="6876" table:style-name="ce6">
            <text:p>6.876</text:p>
          </table:table-cell>
          <table:table-cell office:value-type="string" table:style-name="ce4">
            <text:p>Não</text:p>
          </table:table-cell>
          <table:table-cell office:value-type="float" office:value="1990" table:style-name="ce6">
            <text:p>1.990</text:p>
          </table:table-cell>
          <table:table-cell office:value-type="float" office:value="0.39460600000000001" table:style-name="ce5">
            <text:p>0,3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Aparecida de Goiânia (GO)</text:p>
          </table:table-cell>
          <table:table-cell office:value-type="float" office:value="5201405" table:style-name="ce4">
            <text:p>5201405</text:p>
          </table:table-cell>
          <table:table-cell office:value-type="float" office:value="455657" table:style-name="ce6">
            <text:p>455.657</text:p>
          </table:table-cell>
          <table:table-cell office:value-type="string" table:style-name="ce4">
            <text:p>Não</text:p>
          </table:table-cell>
          <table:table-cell office:value-type="float" office:value="127272" table:style-name="ce6">
            <text:p>127.272</text:p>
          </table:table-cell>
          <table:table-cell office:value-type="float" office:value="0.374473" table:style-name="ce5">
            <text:p>0,3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Aragoiânia (GO)</text:p>
          </table:table-cell>
          <table:table-cell office:value-type="float" office:value="5201801" table:style-name="ce4">
            <text:p>5201801</text:p>
          </table:table-cell>
          <table:table-cell office:value-type="float" office:value="8365" table:style-name="ce6">
            <text:p>8.365</text:p>
          </table:table-cell>
          <table:table-cell office:value-type="string" table:style-name="ce4">
            <text:p>Não</text:p>
          </table:table-cell>
          <table:table-cell office:value-type="float" office:value="1417" table:style-name="ce6">
            <text:p>1.417</text:p>
          </table:table-cell>
          <table:table-cell office:value-type="float" office:value="0.23855199999999999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onfinópolis (GO)</text:p>
          </table:table-cell>
          <table:table-cell office:value-type="float" office:value="5203559" table:style-name="ce4">
            <text:p>5203559</text:p>
          </table:table-cell>
          <table:table-cell office:value-type="float" office:value="7536" table:style-name="ce6">
            <text:p>7.536</text:p>
          </table:table-cell>
          <table:table-cell office:value-type="string" table:style-name="ce4">
            <text:p>Não</text:p>
          </table:table-cell>
          <table:table-cell office:value-type="float" office:value="1707" table:style-name="ce6">
            <text:p>1.707</text:p>
          </table:table-cell>
          <table:table-cell office:value-type="float" office:value="0.31870799999999999" table:style-name="ce5">
            <text:p>0,3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razabrantes (GO)</text:p>
          </table:table-cell>
          <table:table-cell office:value-type="float" office:value="5203609" table:style-name="ce4">
            <text:p>5203609</text:p>
          </table:table-cell>
          <table:table-cell office:value-type="float" office:value="3232" table:style-name="ce6">
            <text:p>3.232</text:p>
          </table:table-cell>
          <table:table-cell office:value-type="string" table:style-name="ce4">
            <text:p>Não</text:p>
          </table:table-cell>
          <table:table-cell office:value-type="float" office:value="593" table:style-name="ce6">
            <text:p>593</text:p>
          </table:table-cell>
          <table:table-cell office:value-type="float" office:value="0.27077600000000002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ldazinha (GO)</text:p>
          </table:table-cell>
          <table:table-cell office:value-type="float" office:value="5204557" table:style-name="ce4">
            <text:p>5204557</text:p>
          </table:table-cell>
          <table:table-cell office:value-type="float" office:value="3325" table:style-name="ce6">
            <text:p>3.325</text:p>
          </table:table-cell>
          <table:table-cell office:value-type="string" table:style-name="ce4">
            <text:p>Não</text:p>
          </table:table-cell>
          <table:table-cell office:value-type="float" office:value="648" table:style-name="ce6">
            <text:p>648</text:p>
          </table:table-cell>
          <table:table-cell office:value-type="float" office:value="0.286219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oiânia (GO)</text:p>
          </table:table-cell>
          <table:table-cell office:value-type="float" office:value="5208707" table:style-name="ce4">
            <text:p>5208707</text:p>
          </table:table-cell>
          <table:table-cell office:value-type="float" office:value="1302001" table:style-name="ce6">
            <text:p>1.302.001</text:p>
          </table:table-cell>
          <table:table-cell office:value-type="string" table:style-name="ce4">
            <text:p>Sim</text:p>
          </table:table-cell>
          <table:table-cell office:value-type="float" office:value="191537" table:style-name="ce6">
            <text:p>191.537</text:p>
          </table:table-cell>
          <table:table-cell office:value-type="float" office:value="0.19298499999999999" table:style-name="ce5">
            <text:p>0,1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oianira (GO)</text:p>
          </table:table-cell>
          <table:table-cell office:value-type="float" office:value="5208806" table:style-name="ce4">
            <text:p>5208806</text:p>
          </table:table-cell>
          <table:table-cell office:value-type="float" office:value="34060" table:style-name="ce6">
            <text:p>34.060</text:p>
          </table:table-cell>
          <table:table-cell office:value-type="string" table:style-name="ce4">
            <text:p>Não</text:p>
          </table:table-cell>
          <table:table-cell office:value-type="float" office:value="9542" table:style-name="ce6">
            <text:p>9.542</text:p>
          </table:table-cell>
          <table:table-cell office:value-type="float" office:value="0.38755499999999998" table:style-name="ce5">
            <text:p>0,3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uapó (GO)</text:p>
          </table:table-cell>
          <table:table-cell office:value-type="float" office:value="5209200" table:style-name="ce4">
            <text:p>5209200</text:p>
          </table:table-cell>
          <table:table-cell office:value-type="float" office:value="13976" table:style-name="ce6">
            <text:p>13.976</text:p>
          </table:table-cell>
          <table:table-cell office:value-type="string" table:style-name="ce4">
            <text:p>Não</text:p>
          </table:table-cell>
          <table:table-cell office:value-type="float" office:value="2021" table:style-name="ce6">
            <text:p>2.021</text:p>
          </table:table-cell>
          <table:table-cell office:value-type="float" office:value="0.20675199999999999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Hidrolândia (GO)</text:p>
          </table:table-cell>
          <table:table-cell office:value-type="float" office:value="5209705" table:style-name="ce4">
            <text:p>5209705</text:p>
          </table:table-cell>
          <table:table-cell office:value-type="float" office:value="17398" table:style-name="ce6">
            <text:p>17.398</text:p>
          </table:table-cell>
          <table:table-cell office:value-type="string" table:style-name="ce4">
            <text:p>Não</text:p>
          </table:table-cell>
          <table:table-cell office:value-type="float" office:value="2699" table:style-name="ce6">
            <text:p>2.699</text:p>
          </table:table-cell>
          <table:table-cell office:value-type="float" office:value="0.21185200000000001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erópolis (GO)</text:p>
          </table:table-cell>
          <table:table-cell office:value-type="float" office:value="5214507" table:style-name="ce4">
            <text:p>5214507</text:p>
          </table:table-cell>
          <table:table-cell office:value-type="float" office:value="24210" table:style-name="ce6">
            <text:p>24.210</text:p>
          </table:table-cell>
          <table:table-cell office:value-type="string" table:style-name="ce4">
            <text:p>Não</text:p>
          </table:table-cell>
          <table:table-cell office:value-type="float" office:value="2970" table:style-name="ce6">
            <text:p>2.970</text:p>
          </table:table-cell>
          <table:table-cell office:value-type="float" office:value="0.17250399999999999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3" table:style-name="ce4">
            <text:p>3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Veneza (GO)</text:p>
          </table:table-cell>
          <table:table-cell office:value-type="float" office:value="5215009" table:style-name="ce4">
            <text:p>5215009</text:p>
          </table:table-cell>
          <table:table-cell office:value-type="float" office:value="8129" table:style-name="ce6">
            <text:p>8.129</text:p>
          </table:table-cell>
          <table:table-cell office:value-type="string" table:style-name="ce4">
            <text:p>Não</text:p>
          </table:table-cell>
          <table:table-cell office:value-type="float" office:value="1285" table:style-name="ce6">
            <text:p>1.285</text:p>
          </table:table-cell>
          <table:table-cell office:value-type="float" office:value="0.21853700000000001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o Antônio de Goiás (GO)</text:p>
          </table:table-cell>
          <table:table-cell office:value-type="float" office:value="5219738" table:style-name="ce4">
            <text:p>5219738</text:p>
          </table:table-cell>
          <table:table-cell office:value-type="float" office:value="4703" table:style-name="ce6">
            <text:p>4.703</text:p>
          </table:table-cell>
          <table:table-cell office:value-type="string" table:style-name="ce4">
            <text:p>Não</text:p>
          </table:table-cell>
          <table:table-cell office:value-type="float" office:value="1067" table:style-name="ce6">
            <text:p>1.067</text:p>
          </table:table-cell>
          <table:table-cell office:value-type="float" office:value="0.31098799999999999" table:style-name="ce5">
            <text:p>0,3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enador Canedo (GO)</text:p>
          </table:table-cell>
          <table:table-cell office:value-type="float" office:value="5220454" table:style-name="ce4">
            <text:p>5220454</text:p>
          </table:table-cell>
          <table:table-cell office:value-type="float" office:value="84443" table:style-name="ce6">
            <text:p>84.443</text:p>
          </table:table-cell>
          <table:table-cell office:value-type="string" table:style-name="ce4">
            <text:p>Não</text:p>
          </table:table-cell>
          <table:table-cell office:value-type="float" office:value="26515" table:style-name="ce6">
            <text:p>26.515</text:p>
          </table:table-cell>
          <table:table-cell office:value-type="float" office:value="0.42309600000000003" table:style-name="ce5">
            <text:p>0,4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rindade (GO)</text:p>
          </table:table-cell>
          <table:table-cell office:value-type="float" office:value="5221403" table:style-name="ce4">
            <text:p>5221403</text:p>
          </table:table-cell>
          <table:table-cell office:value-type="float" office:value="104488" table:style-name="ce6">
            <text:p>104.488</text:p>
          </table:table-cell>
          <table:table-cell office:value-type="string" table:style-name="ce4">
            <text:p>Não</text:p>
          </table:table-cell>
          <table:table-cell office:value-type="float" office:value="22175" table:style-name="ce6">
            <text:p>22.175</text:p>
          </table:table-cell>
          <table:table-cell office:value-type="float" office:value="0.298348" table:style-name="ce5">
            <text:p>0,3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Guarabira/PB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Guarabira (PB)</text:p>
          </table:table-cell>
          <table:table-cell office:value-type="float" office:value="2506301" table:style-name="ce4">
            <text:p>2506301</text:p>
          </table:table-cell>
          <table:table-cell office:value-type="float" office:value="55326" table:style-name="ce6">
            <text:p>55.326</text:p>
          </table:table-cell>
          <table:table-cell office:value-type="string" table:style-name="ce4">
            <text:p>Sim</text:p>
          </table:table-cell>
          <table:table-cell office:value-type="float" office:value="507" table:style-name="ce6">
            <text:p>507</text:p>
          </table:table-cell>
          <table:table-cell office:value-type="float" office:value="1.3916E-2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lõezinhos (PB)</text:p>
          </table:table-cell>
          <table:table-cell office:value-type="float" office:value="2511707" table:style-name="ce4">
            <text:p>2511707</text:p>
          </table:table-cell>
          <table:table-cell office:value-type="float" office:value="5155" table:style-name="ce6">
            <text:p>5.155</text:p>
          </table:table-cell>
          <table:table-cell office:value-type="string" table:style-name="ce4">
            <text:p>Não</text:p>
          </table:table-cell>
          <table:table-cell office:value-type="float" office:value="507" table:style-name="ce6">
            <text:p>507</text:p>
          </table:table-cell>
          <table:table-cell office:value-type="float" office:value="0.14205699999999999" table:style-name="ce5">
            <text:p>0,1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Guaratinguetá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parecida (SP)</text:p>
          </table:table-cell>
          <table:table-cell office:value-type="float" office:value="3502507" table:style-name="ce4">
            <text:p>3502507</text:p>
          </table:table-cell>
          <table:table-cell office:value-type="float" office:value="35007" table:style-name="ce6">
            <text:p>35.007</text:p>
          </table:table-cell>
          <table:table-cell office:value-type="string" table:style-name="ce4">
            <text:p>Não</text:p>
          </table:table-cell>
          <table:table-cell office:value-type="float" office:value="9545" table:style-name="ce6">
            <text:p>9.545</text:p>
          </table:table-cell>
          <table:table-cell office:value-type="float" office:value="0.36438300000000001" table:style-name="ce5">
            <text:p>0,3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uaratinguetá (SP)</text:p>
          </table:table-cell>
          <table:table-cell office:value-type="float" office:value="3518404" table:style-name="ce4">
            <text:p>3518404</text:p>
          </table:table-cell>
          <table:table-cell office:value-type="float" office:value="112072" table:style-name="ce6">
            <text:p>112.072</text:p>
          </table:table-cell>
          <table:table-cell office:value-type="string" table:style-name="ce4">
            <text:p>Sim</text:p>
          </table:table-cell>
          <table:table-cell office:value-type="float" office:value="4851" table:style-name="ce6">
            <text:p>4.851</text:p>
          </table:table-cell>
          <table:table-cell office:value-type="float" office:value="6.2889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tim (SP)</text:p>
          </table:table-cell>
          <table:table-cell office:value-type="float" office:value="3540754" table:style-name="ce4">
            <text:p>3540754</text:p>
          </table:table-cell>
          <table:table-cell office:value-type="float" office:value="19397" table:style-name="ce6">
            <text:p>19.397</text:p>
          </table:table-cell>
          <table:table-cell office:value-type="string" table:style-name="ce4">
            <text:p>Não</text:p>
          </table:table-cell>
          <table:table-cell office:value-type="float" office:value="5970" table:style-name="ce6">
            <text:p>5.970</text:p>
          </table:table-cell>
          <table:table-cell office:value-type="float" office:value="0.46860299999999999" table:style-name="ce5">
            <text:p>0,4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oseira (SP)</text:p>
          </table:table-cell>
          <table:table-cell office:value-type="float" office:value="3544301" table:style-name="ce4">
            <text:p>3544301</text:p>
          </table:table-cell>
          <table:table-cell office:value-type="float" office:value="9599" table:style-name="ce6">
            <text:p>9.599</text:p>
          </table:table-cell>
          <table:table-cell office:value-type="string" table:style-name="ce4">
            <text:p>Não</text:p>
          </table:table-cell>
          <table:table-cell office:value-type="float" office:value="1724" table:style-name="ce6">
            <text:p>1.724</text:p>
          </table:table-cell>
          <table:table-cell office:value-type="float" office:value="0.25878099999999998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Guarib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Guariba (SP)</text:p>
          </table:table-cell>
          <table:table-cell office:value-type="float" office:value="3518602" table:style-name="ce4">
            <text:p>3518602</text:p>
          </table:table-cell>
          <table:table-cell office:value-type="float" office:value="35486" table:style-name="ce6">
            <text:p>35.486</text:p>
          </table:table-cell>
          <table:table-cell office:value-type="string" table:style-name="ce4">
            <text:p>Sim</text:p>
          </table:table-cell>
          <table:table-cell office:value-type="float" office:value="1017" table:style-name="ce6">
            <text:p>1.017</text:p>
          </table:table-cell>
          <table:table-cell office:value-type="float" office:value="4.1888000000000002E-2" table:style-name="ce5">
            <text:p>0,0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Ernestina (SP)</text:p>
          </table:table-cell>
          <table:table-cell office:value-type="float" office:value="3546504" table:style-name="ce4">
            <text:p>3546504</text:p>
          </table:table-cell>
          <table:table-cell office:value-type="float" office:value="5568" table:style-name="ce6">
            <text:p>5.568</text:p>
          </table:table-cell>
          <table:table-cell office:value-type="string" table:style-name="ce4">
            <text:p>Não</text:p>
          </table:table-cell>
          <table:table-cell office:value-type="float" office:value="1017" table:style-name="ce6">
            <text:p>1.017</text:p>
          </table:table-cell>
          <table:table-cell office:value-type="float" office:value="0.25877899999999998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garapav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amina (SP)</text:p>
          </table:table-cell>
          <table:table-cell office:value-type="float" office:value="3503000" table:style-name="ce4">
            <text:p>3503000</text:p>
          </table:table-cell>
          <table:table-cell office:value-type="float" office:value="5152" table:style-name="ce6">
            <text:p>5.152</text:p>
          </table:table-cell>
          <table:table-cell office:value-type="string" table:style-name="ce4">
            <text:p>Não</text:p>
          </table:table-cell>
          <table:table-cell office:value-type="float" office:value="775" table:style-name="ce6">
            <text:p>775</text:p>
          </table:table-cell>
          <table:table-cell office:value-type="float" office:value="0.22767299999999999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Delta (MG)</text:p>
          </table:table-cell>
          <table:table-cell office:value-type="float" office:value="3121258" table:style-name="ce4">
            <text:p>3121258</text:p>
          </table:table-cell>
          <table:table-cell office:value-type="float" office:value="8089" table:style-name="ce6">
            <text:p>8.089</text:p>
          </table:table-cell>
          <table:table-cell office:value-type="string" table:style-name="ce4">
            <text:p>Não</text:p>
          </table:table-cell>
          <table:table-cell office:value-type="float" office:value="1548" table:style-name="ce6">
            <text:p>1.548</text:p>
          </table:table-cell>
          <table:table-cell office:value-type="float" office:value="0.27937200000000001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garapava (SP)</text:p>
          </table:table-cell>
          <table:table-cell office:value-type="float" office:value="3520103" table:style-name="ce4">
            <text:p>3520103</text:p>
          </table:table-cell>
          <table:table-cell office:value-type="float" office:value="27952" table:style-name="ce6">
            <text:p>27.952</text:p>
          </table:table-cell>
          <table:table-cell office:value-type="string" table:style-name="ce4">
            <text:p>Sim</text:p>
          </table:table-cell>
          <table:table-cell office:value-type="float" office:value="1929" table:style-name="ce6">
            <text:p>1.929</text:p>
          </table:table-cell>
          <table:table-cell office:value-type="float" office:value="9.9927000000000002E-2" table:style-name="ce5">
            <text:p>0,1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guape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guape (SP)</text:p>
          </table:table-cell>
          <table:table-cell office:value-type="float" office:value="3520301" table:style-name="ce4">
            <text:p>3520301</text:p>
          </table:table-cell>
          <table:table-cell office:value-type="float" office:value="28841" table:style-name="ce6">
            <text:p>28.841</text:p>
          </table:table-cell>
          <table:table-cell office:value-type="string" table:style-name="ce4">
            <text:p>Sim</text:p>
          </table:table-cell>
          <table:table-cell office:value-type="float" office:value="632" table:style-name="ce6">
            <text:p>632</text:p>
          </table:table-cell>
          <table:table-cell office:value-type="float" office:value="3.2819000000000001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lha Comprida (SP)</text:p>
          </table:table-cell>
          <table:table-cell office:value-type="float" office:value="3520426" table:style-name="ce4">
            <text:p>3520426</text:p>
          </table:table-cell>
          <table:table-cell office:value-type="float" office:value="9025" table:style-name="ce6">
            <text:p>9.025</text:p>
          </table:table-cell>
          <table:table-cell office:value-type="string" table:style-name="ce4">
            <text:p>Não</text:p>
          </table:table-cell>
          <table:table-cell office:value-type="float" office:value="632" table:style-name="ce6">
            <text:p>632</text:p>
          </table:table-cell>
          <table:table-cell office:value-type="float" office:value="0.112096" table:style-name="ce5">
            <text:p>0,1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mbituba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Garopaba (SC)</text:p>
          </table:table-cell>
          <table:table-cell office:value-type="float" office:value="4205704" table:style-name="ce4">
            <text:p>4205704</text:p>
          </table:table-cell>
          <table:table-cell office:value-type="float" office:value="18138" table:style-name="ce6">
            <text:p>18.138</text:p>
          </table:table-cell>
          <table:table-cell office:value-type="string" table:style-name="ce4">
            <text:p>Não</text:p>
          </table:table-cell>
          <table:table-cell office:value-type="float" office:value="661" table:style-name="ce6">
            <text:p>661</text:p>
          </table:table-cell>
          <table:table-cell office:value-type="float" office:value="5.1496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mbituba (SC)</text:p>
          </table:table-cell>
          <table:table-cell office:value-type="float" office:value="4207304" table:style-name="ce4">
            <text:p>4207304</text:p>
          </table:table-cell>
          <table:table-cell office:value-type="float" office:value="40170" table:style-name="ce6">
            <text:p>40.170</text:p>
          </table:table-cell>
          <table:table-cell office:value-type="string" table:style-name="ce4">
            <text:p>Sim</text:p>
          </table:table-cell>
          <table:table-cell office:value-type="float" office:value="661" table:style-name="ce6">
            <text:p>661</text:p>
          </table:table-cell>
          <table:table-cell office:value-type="float" office:value="2.4419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mperatriz/M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Davinópolis (MA)</text:p>
          </table:table-cell>
          <table:table-cell office:value-type="float" office:value="2103752" table:style-name="ce4">
            <text:p>2103752</text:p>
          </table:table-cell>
          <table:table-cell office:value-type="float" office:value="12579" table:style-name="ce6">
            <text:p>12.579</text:p>
          </table:table-cell>
          <table:table-cell office:value-type="string" table:style-name="ce4">
            <text:p>Não</text:p>
          </table:table-cell>
          <table:table-cell office:value-type="float" office:value="1527" table:style-name="ce6">
            <text:p>1.527</text:p>
          </table:table-cell>
          <table:table-cell office:value-type="float" office:value="0.177765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mperatriz (MA)</text:p>
          </table:table-cell>
          <table:table-cell office:value-type="float" office:value="2105302" table:style-name="ce4">
            <text:p>2105302</text:p>
          </table:table-cell>
          <table:table-cell office:value-type="float" office:value="247505" table:style-name="ce6">
            <text:p>247.505</text:p>
          </table:table-cell>
          <table:table-cell office:value-type="string" table:style-name="ce4">
            <text:p>Sim</text:p>
          </table:table-cell>
          <table:table-cell office:value-type="float" office:value="1527" table:style-name="ce6">
            <text:p>1.527</text:p>
          </table:table-cell>
          <table:table-cell office:value-type="float" office:value="8.3490000000000005E-3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diara/G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ndiara (GO)</text:p>
          </table:table-cell>
          <table:table-cell office:value-type="float" office:value="5209952" table:style-name="ce4">
            <text:p>5209952</text:p>
          </table:table-cell>
          <table:table-cell office:value-type="float" office:value="13687" table:style-name="ce6">
            <text:p>13.687</text:p>
          </table:table-cell>
          <table:table-cell office:value-type="string" table:style-name="ce4">
            <text:p>Sim</text:p>
          </table:table-cell>
          <table:table-cell office:value-type="float" office:value="929" table:style-name="ce6">
            <text:p>929</text:p>
          </table:table-cell>
          <table:table-cell office:value-type="float" office:value="9.8432000000000006E-2" table:style-name="ce5">
            <text:p>0,1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ndaia (GO)</text:p>
          </table:table-cell>
          <table:table-cell office:value-type="float" office:value="5211701" table:style-name="ce4">
            <text:p>5211701</text:p>
          </table:table-cell>
          <table:table-cell office:value-type="float" office:value="6164" table:style-name="ce6">
            <text:p>6.164</text:p>
          </table:table-cell>
          <table:table-cell office:value-type="string" table:style-name="ce4">
            <text:p>Não</text:p>
          </table:table-cell>
          <table:table-cell office:value-type="float" office:value="929" table:style-name="ce6">
            <text:p>929</text:p>
          </table:table-cell>
          <table:table-cell office:value-type="float" office:value="0.22087499999999999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Chuy/Uruguai - Chuí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huí (RS)</text:p>
          </table:table-cell>
          <table:table-cell office:value-type="float" office:value="4305439" table:style-name="ce4">
            <text:p>4305439</text:p>
          </table:table-cell>
          <table:table-cell office:value-type="float" office:value="5917" table:style-name="ce6">
            <text:p>5.917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Artigas/Uruguai - Quaraí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Quaraí (RS)</text:p>
          </table:table-cell>
          <table:table-cell office:value-type="float" office:value="4315305" table:style-name="ce4">
            <text:p>4315305</text:p>
          </table:table-cell>
          <table:table-cell office:value-type="float" office:value="23021" table:style-name="ce6">
            <text:p>23.021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Assis Brasil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ssis Brasil (AC)</text:p>
          </table:table-cell>
          <table:table-cell office:value-type="float" office:value="1200054" table:style-name="ce4">
            <text:p>1200054</text:p>
          </table:table-cell>
          <table:table-cell office:value-type="float" office:value="6072" table:style-name="ce6">
            <text:p>6.072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Bela Vista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ela Vista (MS)</text:p>
          </table:table-cell>
          <table:table-cell office:value-type="float" office:value="5002100" table:style-name="ce4">
            <text:p>5002100</text:p>
          </table:table-cell>
          <table:table-cell office:value-type="float" office:value="23181" table:style-name="ce6">
            <text:p>23.181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Bella Unión/Uruguai - Monte Caseros/Argentin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rra do Quaraí (RS)</text:p>
          </table:table-cell>
          <table:table-cell office:value-type="float" office:value="4301875" table:style-name="ce4">
            <text:p>4301875</text:p>
          </table:table-cell>
          <table:table-cell office:value-type="float" office:value="4012" table:style-name="ce6">
            <text:p>4.012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Bonfim/Brasil - Ireng/Guian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onfim (RR)</text:p>
          </table:table-cell>
          <table:table-cell office:value-type="float" office:value="1400159" table:style-name="ce4">
            <text:p>1400159</text:p>
          </table:table-cell>
          <table:table-cell office:value-type="float" office:value="10943" table:style-name="ce6">
            <text:p>10.943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Capitán Bado/Paraguai - Coronel Sapucaia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oronel Sapucaia (MS)</text:p>
          </table:table-cell>
          <table:table-cell office:value-type="float" office:value="5003157" table:style-name="ce4">
            <text:p>5003157</text:p>
          </table:table-cell>
          <table:table-cell office:value-type="float" office:value="14064" table:style-name="ce6">
            <text:p>14.064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Cobija/Bolívia - Brasiléia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rasiléia (AC)</text:p>
          </table:table-cell>
          <table:table-cell office:value-type="float" office:value="1200104" table:style-name="ce4">
            <text:p>1200104</text:p>
          </table:table-cell>
          <table:table-cell office:value-type="float" office:value="21398" table:style-name="ce6">
            <text:p>21.398</text:p>
          </table:table-cell>
          <table:table-cell office:value-type="string" table:style-name="ce4">
            <text:p>Sim</text:p>
          </table:table-cell>
          <table:table-cell office:value-type="float" office:value="1127" table:style-name="ce6">
            <text:p>1.127</text:p>
          </table:table-cell>
          <table:table-cell office:value-type="float" office:value="8.0754000000000006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pitaciolândia (AC)</text:p>
          </table:table-cell>
          <table:table-cell office:value-type="float" office:value="1200252" table:style-name="ce4">
            <text:p>1200252</text:p>
          </table:table-cell>
          <table:table-cell office:value-type="float" office:value="15100" table:style-name="ce6">
            <text:p>15.100</text:p>
          </table:table-cell>
          <table:table-cell office:value-type="string" table:style-name="ce4">
            <text:p>Não</text:p>
          </table:table-cell>
          <table:table-cell office:value-type="float" office:value="1127" table:style-name="ce6">
            <text:p>1.127</text:p>
          </table:table-cell>
          <table:table-cell office:value-type="float" office:value="0.106041" table:style-name="ce5">
            <text:p>0,1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Corumbá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orumbá (MS)</text:p>
          </table:table-cell>
          <table:table-cell office:value-type="float" office:value="5003207" table:style-name="ce4">
            <text:p>5003207</text:p>
          </table:table-cell>
          <table:table-cell office:value-type="float" office:value="103703" table:style-name="ce6">
            <text:p>103.703</text:p>
          </table:table-cell>
          <table:table-cell office:value-type="string" table:style-name="ce4">
            <text:p>Sim</text:p>
          </table:table-cell>
          <table:table-cell office:value-type="float" office:value="4384" table:style-name="ce6">
            <text:p>4.384</text:p>
          </table:table-cell>
          <table:table-cell office:value-type="float" office:value="5.9895999999999998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dário (MS)</text:p>
          </table:table-cell>
          <table:table-cell office:value-type="float" office:value="5005202" table:style-name="ce4">
            <text:p>5005202</text:p>
          </table:table-cell>
          <table:table-cell office:value-type="float" office:value="19617" table:style-name="ce6">
            <text:p>19.617</text:p>
          </table:table-cell>
          <table:table-cell office:value-type="string" table:style-name="ce4">
            <text:p>Não</text:p>
          </table:table-cell>
          <table:table-cell office:value-type="float" office:value="4384" table:style-name="ce6">
            <text:p>4.384</text:p>
          </table:table-cell>
          <table:table-cell office:value-type="float" office:value="0.32387700000000003" table:style-name="ce5">
            <text:p>0,3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Dionísio Cerqueira-Barracão/Brasil - Bernardo de Irigoyen/Argentin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rracão (PR)</text:p>
          </table:table-cell>
          <table:table-cell office:value-type="float" office:value="4102604" table:style-name="ce4">
            <text:p>4102604</text:p>
          </table:table-cell>
          <table:table-cell office:value-type="float" office:value="9735" table:style-name="ce6">
            <text:p>9.735</text:p>
          </table:table-cell>
          <table:table-cell office:value-type="string" table:style-name="ce4">
            <text:p>Sim</text:p>
          </table:table-cell>
          <table:table-cell office:value-type="float" office:value="1505" table:style-name="ce6">
            <text:p>1.505</text:p>
          </table:table-cell>
          <table:table-cell office:value-type="float" office:value="0.20996100000000001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Dionísio Cerqueira (SC)</text:p>
          </table:table-cell>
          <table:table-cell office:value-type="float" office:value="4205001" table:style-name="ce4">
            <text:p>4205001</text:p>
          </table:table-cell>
          <table:table-cell office:value-type="float" office:value="14811" table:style-name="ce6">
            <text:p>14.811</text:p>
          </table:table-cell>
          <table:table-cell office:value-type="string" table:style-name="ce4">
            <text:p>Sim</text:p>
          </table:table-cell>
          <table:table-cell office:value-type="float" office:value="1505" table:style-name="ce6">
            <text:p>1.505</text:p>
          </table:table-cell>
          <table:table-cell office:value-type="float" office:value="0.14694399999999999" table:style-name="ce5">
            <text:p>0,1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Foz do Iguaçu/Brasil - Ciudad del Este/Paraguai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Foz do Iguaçu (PR)</text:p>
          </table:table-cell>
          <table:table-cell office:value-type="float" office:value="4108304" table:style-name="ce4">
            <text:p>4108304</text:p>
          </table:table-cell>
          <table:table-cell office:value-type="float" office:value="256088" table:style-name="ce6">
            <text:p>256.088</text:p>
          </table:table-cell>
          <table:table-cell office:value-type="string" table:style-name="ce4">
            <text:p>Sim</text:p>
          </table:table-cell>
          <table:table-cell office:value-type="float" office:value="2946" table:style-name="ce6">
            <text:p>2.946</text:p>
          </table:table-cell>
          <table:table-cell office:value-type="float" office:value="1.5521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Terezinha de Itaipu (PR)</text:p>
          </table:table-cell>
          <table:table-cell office:value-type="float" office:value="4124053" table:style-name="ce4">
            <text:p>4124053</text:p>
          </table:table-cell>
          <table:table-cell office:value-type="float" office:value="20841" table:style-name="ce6">
            <text:p>20.841</text:p>
          </table:table-cell>
          <table:table-cell office:value-type="string" table:style-name="ce4">
            <text:p>Não</text:p>
          </table:table-cell>
          <table:table-cell office:value-type="float" office:value="2946" table:style-name="ce6">
            <text:p>2.946</text:p>
          </table:table-cell>
          <table:table-cell office:value-type="float" office:value="0.18788299999999999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Garruchos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Garruchos (RS)</text:p>
          </table:table-cell>
          <table:table-cell office:value-type="float" office:value="4308656" table:style-name="ce4">
            <text:p>4308656</text:p>
          </table:table-cell>
          <table:table-cell office:value-type="float" office:value="3234" table:style-name="ce6">
            <text:p>3.234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Guaíra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Guaíra (PR)</text:p>
          </table:table-cell>
          <table:table-cell office:value-type="float" office:value="4108809" table:style-name="ce4">
            <text:p>4108809</text:p>
          </table:table-cell>
          <table:table-cell office:value-type="float" office:value="30704" table:style-name="ce6">
            <text:p>30.704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Guajará-Mirim/Brasil - Guayaramerín/Bolívi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Guajará-Mirim (RO)</text:p>
          </table:table-cell>
          <table:table-cell office:value-type="float" office:value="1100106" table:style-name="ce4">
            <text:p>1100106</text:p>
          </table:table-cell>
          <table:table-cell office:value-type="float" office:value="41656" table:style-name="ce6">
            <text:p>41.656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Itaqui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taqui (RS)</text:p>
          </table:table-cell>
          <table:table-cell office:value-type="float" office:value="4310603" table:style-name="ce4">
            <text:p>4310603</text:p>
          </table:table-cell>
          <table:table-cell office:value-type="float" office:value="38159" table:style-name="ce6">
            <text:p>38.159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Jaguarão/Brasil - Rio Branco/Uruguai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Jaguarão (RS)</text:p>
          </table:table-cell>
          <table:table-cell office:value-type="float" office:value="4311007" table:style-name="ce4">
            <text:p>4311007</text:p>
          </table:table-cell>
          <table:table-cell office:value-type="float" office:value="27931" table:style-name="ce6">
            <text:p>27.931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Oiapoque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Oiapoque (AP)</text:p>
          </table:table-cell>
          <table:table-cell office:value-type="float" office:value="1600501" table:style-name="ce4">
            <text:p>1600501</text:p>
          </table:table-cell>
          <table:table-cell office:value-type="float" office:value="20509" table:style-name="ce6">
            <text:p>20.509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Paranhos/Brasil - Ypejhú/Paraguai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aranhos (MS)</text:p>
          </table:table-cell>
          <table:table-cell office:value-type="float" office:value="5006358" table:style-name="ce4">
            <text:p>5006358</text:p>
          </table:table-cell>
          <table:table-cell office:value-type="float" office:value="12350" table:style-name="ce6">
            <text:p>12.350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Pedro Juan Caballero/Paraguai - Ponta Porã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onta Porã (MS)</text:p>
          </table:table-cell>
          <table:table-cell office:value-type="float" office:value="5006606" table:style-name="ce4">
            <text:p>5006606</text:p>
          </table:table-cell>
          <table:table-cell office:value-type="float" office:value="77872" table:style-name="ce6">
            <text:p>77.872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Porto Mauá/Brasil - Alba Posse/Argentin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orto Mauá (RS)</text:p>
          </table:table-cell>
          <table:table-cell office:value-type="float" office:value="4315057" table:style-name="ce4">
            <text:p>4315057</text:p>
          </table:table-cell>
          <table:table-cell office:value-type="float" office:value="2542" table:style-name="ce6">
            <text:p>2.542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Porto Vera Cruz/Brasil - Panambí/Argentin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orto Vera Cruz (RS)</text:p>
          </table:table-cell>
          <table:table-cell office:value-type="float" office:value="4315073" table:style-name="ce4">
            <text:p>4315073</text:p>
          </table:table-cell>
          <table:table-cell office:value-type="float" office:value="1852" table:style-name="ce6">
            <text:p>1.852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Porto Xavier/Brasil - San Javier/Argentin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orto Xavier (RS)</text:p>
          </table:table-cell>
          <table:table-cell office:value-type="float" office:value="4315107" table:style-name="ce4">
            <text:p>4315107</text:p>
          </table:table-cell>
          <table:table-cell office:value-type="float" office:value="10558" table:style-name="ce6">
            <text:p>10.558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Sant'Ana do Livramento/Brasil - Rivera/Uruguai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ant´Ana do Livramento (RS)</text:p>
          </table:table-cell>
          <table:table-cell office:value-type="float" office:value="4317103" table:style-name="ce4">
            <text:p>4317103</text:p>
          </table:table-cell>
          <table:table-cell office:value-type="float" office:value="82464" table:style-name="ce6">
            <text:p>82.464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Santo Antônio do Sudoeste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ranchita (PR)</text:p>
          </table:table-cell>
          <table:table-cell office:value-type="float" office:value="4120358" table:style-name="ce4">
            <text:p>4120358</text:p>
          </table:table-cell>
          <table:table-cell office:value-type="float" office:value="5628" table:style-name="ce6">
            <text:p>5.628</text:p>
          </table:table-cell>
          <table:table-cell office:value-type="string" table:style-name="ce4">
            <text:p>Não</text:p>
          </table:table-cell>
          <table:table-cell office:value-type="float" office:value="273" table:style-name="ce6">
            <text:p>273</text:p>
          </table:table-cell>
          <table:table-cell office:value-type="float" office:value="6.3034000000000007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o Antônio do Sudoeste (PR)</text:p>
          </table:table-cell>
          <table:table-cell office:value-type="float" office:value="4124400" table:style-name="ce4">
            <text:p>4124400</text:p>
          </table:table-cell>
          <table:table-cell office:value-type="float" office:value="18893" table:style-name="ce6">
            <text:p>18.893</text:p>
          </table:table-cell>
          <table:table-cell office:value-type="string" table:style-name="ce4">
            <text:p>Sim</text:p>
          </table:table-cell>
          <table:table-cell office:value-type="float" office:value="273" table:style-name="ce6">
            <text:p>273</text:p>
          </table:table-cell>
          <table:table-cell office:value-type="float" office:value="2.0115999999999998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São Borja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ão Borja (RS)</text:p>
          </table:table-cell>
          <table:table-cell office:value-type="float" office:value="4318002" table:style-name="ce4">
            <text:p>4318002</text:p>
          </table:table-cell>
          <table:table-cell office:value-type="float" office:value="61671" table:style-name="ce6">
            <text:p>61.671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Tabatinga/Brasil - Letícia/Colômbi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Tabatinga (AM)</text:p>
          </table:table-cell>
          <table:table-cell office:value-type="float" office:value="1304062" table:style-name="ce4">
            <text:p>1304062</text:p>
          </table:table-cell>
          <table:table-cell office:value-type="float" office:value="52272" table:style-name="ce6">
            <text:p>52.272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nternacional de Uruguaiana/Brasi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Uruguaiana (RS)</text:p>
          </table:table-cell>
          <table:table-cell office:value-type="float" office:value="4322400" table:style-name="ce4">
            <text:p>4322400</text:p>
          </table:table-cell>
          <table:table-cell office:value-type="float" office:value="125435" table:style-name="ce6">
            <text:p>125.435</text:p>
          </table:table-cell>
          <table:table-cell office:value-type="string" table:style-name="ce4">
            <text:p>Si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,0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patinga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elo Oriente (MG)</text:p>
          </table:table-cell>
          <table:table-cell office:value-type="float" office:value="3106309" table:style-name="ce4">
            <text:p>3106309</text:p>
          </table:table-cell>
          <table:table-cell office:value-type="float" office:value="23397" table:style-name="ce6">
            <text:p>23.397</text:p>
          </table:table-cell>
          <table:table-cell office:value-type="string" table:style-name="ce4">
            <text:p>Não</text:p>
          </table:table-cell>
          <table:table-cell office:value-type="float" office:value="3176" table:style-name="ce6">
            <text:p>3.176</text:p>
          </table:table-cell>
          <table:table-cell office:value-type="float" office:value="0.20911199999999999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ugre (MG)</text:p>
          </table:table-cell>
          <table:table-cell office:value-type="float" office:value="3109253" table:style-name="ce4">
            <text:p>3109253</text:p>
          </table:table-cell>
          <table:table-cell office:value-type="float" office:value="3992" table:style-name="ce6">
            <text:p>3.992</text:p>
          </table:table-cell>
          <table:table-cell office:value-type="string" table:style-name="ce4">
            <text:p>Não</text:p>
          </table:table-cell>
          <table:table-cell office:value-type="float" office:value="417" table:style-name="ce6">
            <text:p>417</text:p>
          </table:table-cell>
          <table:table-cell office:value-type="float" office:value="0.181147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ronel Fabriciano (MG)</text:p>
          </table:table-cell>
          <table:table-cell office:value-type="float" office:value="3119401" table:style-name="ce4">
            <text:p>3119401</text:p>
          </table:table-cell>
          <table:table-cell office:value-type="float" office:value="103694" table:style-name="ce6">
            <text:p>103.694</text:p>
          </table:table-cell>
          <table:table-cell office:value-type="string" table:style-name="ce4">
            <text:p>Não</text:p>
          </table:table-cell>
          <table:table-cell office:value-type="float" office:value="20909" table:style-name="ce6">
            <text:p>20.909</text:p>
          </table:table-cell>
          <table:table-cell office:value-type="float" office:value="0.30545499999999998" table:style-name="ce5">
            <text:p>0,3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paba (MG)</text:p>
          </table:table-cell>
          <table:table-cell office:value-type="float" office:value="3131158" table:style-name="ce4">
            <text:p>3131158</text:p>
          </table:table-cell>
          <table:table-cell office:value-type="float" office:value="16708" table:style-name="ce6">
            <text:p>16.708</text:p>
          </table:table-cell>
          <table:table-cell office:value-type="string" table:style-name="ce4">
            <text:p>Não</text:p>
          </table:table-cell>
          <table:table-cell office:value-type="float" office:value="2742" table:style-name="ce6">
            <text:p>2.742</text:p>
          </table:table-cell>
          <table:table-cell office:value-type="float" office:value="0.26015199999999999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patinga (MG)</text:p>
          </table:table-cell>
          <table:table-cell office:value-type="float" office:value="3131307" table:style-name="ce4">
            <text:p>3131307</text:p>
          </table:table-cell>
          <table:table-cell office:value-type="float" office:value="239468" table:style-name="ce6">
            <text:p>239.468</text:p>
          </table:table-cell>
          <table:table-cell office:value-type="string" table:style-name="ce4">
            <text:p>Sim</text:p>
          </table:table-cell>
          <table:table-cell office:value-type="float" office:value="30670" table:style-name="ce6">
            <text:p>30.670</text:p>
          </table:table-cell>
          <table:table-cell office:value-type="float" office:value="0.18817700000000001" table:style-name="ce5">
            <text:p>0,1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guaraçu (MG)</text:p>
          </table:table-cell>
          <table:table-cell office:value-type="float" office:value="3135001" table:style-name="ce4">
            <text:p>3135001</text:p>
          </table:table-cell>
          <table:table-cell office:value-type="float" office:value="2990" table:style-name="ce6">
            <text:p>2.990</text:p>
          </table:table-cell>
          <table:table-cell office:value-type="string" table:style-name="ce4">
            <text:p>Não</text:p>
          </table:table-cell>
          <table:table-cell office:value-type="float" office:value="746" table:style-name="ce6">
            <text:p>746</text:p>
          </table:table-cell>
          <table:table-cell office:value-type="float" office:value="0.386328" table:style-name="ce5">
            <text:p>0,3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Timóteo (MG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liéria (MG)</text:p>
          </table:table-cell>
          <table:table-cell office:value-type="float" office:value="3140308" table:style-name="ce4">
            <text:p>3140308</text:p>
          </table:table-cell>
          <table:table-cell office:value-type="float" office:value="4012" table:style-name="ce6">
            <text:p>4.012</text:p>
          </table:table-cell>
          <table:table-cell office:value-type="string" table:style-name="ce4">
            <text:p>Não</text:p>
          </table:table-cell>
          <table:table-cell office:value-type="float" office:value="741" table:style-name="ce6">
            <text:p>741</text:p>
          </table:table-cell>
          <table:table-cell office:value-type="float" office:value="0.29346499999999998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aque (MG)</text:p>
          </table:table-cell>
          <table:table-cell office:value-type="float" office:value="3144359" table:style-name="ce4">
            <text:p>3144359</text:p>
          </table:table-cell>
          <table:table-cell office:value-type="float" office:value="6341" table:style-name="ce6">
            <text:p>6.341</text:p>
          </table:table-cell>
          <table:table-cell office:value-type="string" table:style-name="ce4">
            <text:p>Não</text:p>
          </table:table-cell>
          <table:table-cell office:value-type="float" office:value="715" table:style-name="ce6">
            <text:p>715</text:p>
          </table:table-cell>
          <table:table-cell office:value-type="float" office:value="0.17610799999999999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na do Paraíso (MG)</text:p>
          </table:table-cell>
          <table:table-cell office:value-type="float" office:value="3158953" table:style-name="ce4">
            <text:p>3158953</text:p>
          </table:table-cell>
          <table:table-cell office:value-type="float" office:value="27265" table:style-name="ce6">
            <text:p>27.265</text:p>
          </table:table-cell>
          <table:table-cell office:value-type="string" table:style-name="ce4">
            <text:p>Não</text:p>
          </table:table-cell>
          <table:table-cell office:value-type="float" office:value="8449" table:style-name="ce6">
            <text:p>8.449</text:p>
          </table:table-cell>
          <table:table-cell office:value-type="float" office:value="0.47514299999999998" table:style-name="ce5">
            <text:p>0,4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imóteo (MG)</text:p>
          </table:table-cell>
          <table:table-cell office:value-type="float" office:value="3168705" table:style-name="ce4">
            <text:p>3168705</text:p>
          </table:table-cell>
          <table:table-cell office:value-type="float" office:value="81243" table:style-name="ce6">
            <text:p>81.243</text:p>
          </table:table-cell>
          <table:table-cell office:value-type="string" table:style-name="ce4">
            <text:p>Não</text:p>
          </table:table-cell>
          <table:table-cell office:value-type="float" office:value="12367" table:style-name="ce6">
            <text:p>12.367</text:p>
          </table:table-cell>
          <table:table-cell office:value-type="float" office:value="0.226581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tajaí - Balneário Camboriú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lneário Camboriú (SC)</text:p>
          </table:table-cell>
          <table:table-cell office:value-type="float" office:value="4202008" table:style-name="ce4">
            <text:p>4202008</text:p>
          </table:table-cell>
          <table:table-cell office:value-type="float" office:value="108089" table:style-name="ce6">
            <text:p>108.089</text:p>
          </table:table-cell>
          <table:table-cell office:value-type="string" table:style-name="ce4">
            <text:p>Sim</text:p>
          </table:table-cell>
          <table:table-cell office:value-type="float" office:value="29231" table:style-name="ce6">
            <text:p>29.231</text:p>
          </table:table-cell>
          <table:table-cell office:value-type="float" office:value="0.35217199999999999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alneário Piçarras (SC)</text:p>
          </table:table-cell>
          <table:table-cell office:value-type="float" office:value="4212809" table:style-name="ce4">
            <text:p>4212809</text:p>
          </table:table-cell>
          <table:table-cell office:value-type="float" office:value="17078" table:style-name="ce6">
            <text:p>17.078</text:p>
          </table:table-cell>
          <table:table-cell office:value-type="string" table:style-name="ce4">
            <text:p>Não</text:p>
          </table:table-cell>
          <table:table-cell office:value-type="float" office:value="3384" table:style-name="ce6">
            <text:p>3.384</text:p>
          </table:table-cell>
          <table:table-cell office:value-type="float" office:value="0.27801500000000001" table:style-name="ce5">
            <text:p>0,2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arra Velha (SC)</text:p>
          </table:table-cell>
          <table:table-cell office:value-type="float" office:value="4202107" table:style-name="ce4">
            <text:p>4202107</text:p>
          </table:table-cell>
          <table:table-cell office:value-type="float" office:value="22386" table:style-name="ce6">
            <text:p>22.386</text:p>
          </table:table-cell>
          <table:table-cell office:value-type="string" table:style-name="ce4">
            <text:p>Não</text:p>
          </table:table-cell>
          <table:table-cell office:value-type="float" office:value="1277" table:style-name="ce6">
            <text:p>1.277</text:p>
          </table:table-cell>
          <table:table-cell office:value-type="float" office:value="8.2376000000000005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mboriú (SC)</text:p>
          </table:table-cell>
          <table:table-cell office:value-type="float" office:value="4203204" table:style-name="ce4">
            <text:p>4203204</text:p>
          </table:table-cell>
          <table:table-cell office:value-type="float" office:value="62361" table:style-name="ce6">
            <text:p>62.361</text:p>
          </table:table-cell>
          <table:table-cell office:value-type="string" table:style-name="ce4">
            <text:p>Não</text:p>
          </table:table-cell>
          <table:table-cell office:value-type="float" office:value="18653" table:style-name="ce6">
            <text:p>18.653</text:p>
          </table:table-cell>
          <table:table-cell office:value-type="float" office:value="0.38796599999999998" table:style-name="ce5">
            <text:p>0,3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jaí (SC)</text:p>
          </table:table-cell>
          <table:table-cell office:value-type="float" office:value="4208203" table:style-name="ce4">
            <text:p>4208203</text:p>
          </table:table-cell>
          <table:table-cell office:value-type="float" office:value="183373" table:style-name="ce6">
            <text:p>183.373</text:p>
          </table:table-cell>
          <table:table-cell office:value-type="string" table:style-name="ce4">
            <text:p>Sim</text:p>
          </table:table-cell>
          <table:table-cell office:value-type="float" office:value="24510" table:style-name="ce6">
            <text:p>24.510</text:p>
          </table:table-cell>
          <table:table-cell office:value-type="float" office:value="0.17388999999999999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avegantes (SC)</text:p>
          </table:table-cell>
          <table:table-cell office:value-type="float" office:value="4211306" table:style-name="ce4">
            <text:p>4211306</text:p>
          </table:table-cell>
          <table:table-cell office:value-type="float" office:value="60556" table:style-name="ce6">
            <text:p>60.556</text:p>
          </table:table-cell>
          <table:table-cell office:value-type="string" table:style-name="ce4">
            <text:p>Não</text:p>
          </table:table-cell>
          <table:table-cell office:value-type="float" office:value="10049" table:style-name="ce6">
            <text:p>10.049</text:p>
          </table:table-cell>
          <table:table-cell office:value-type="float" office:value="0.229875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enha (SC)</text:p>
          </table:table-cell>
          <table:table-cell office:value-type="float" office:value="4212502" table:style-name="ce4">
            <text:p>4212502</text:p>
          </table:table-cell>
          <table:table-cell office:value-type="float" office:value="25141" table:style-name="ce6">
            <text:p>25.141</text:p>
          </table:table-cell>
          <table:table-cell office:value-type="string" table:style-name="ce4">
            <text:p>Não</text:p>
          </table:table-cell>
          <table:table-cell office:value-type="float" office:value="4874" table:style-name="ce6">
            <text:p>4.874</text:p>
          </table:table-cell>
          <table:table-cell office:value-type="float" office:value="0.273314" table:style-name="ce5">
            <text:p>0,2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tajubá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tajubá (MG)</text:p>
          </table:table-cell>
          <table:table-cell office:value-type="float" office:value="3132404" table:style-name="ce4">
            <text:p>3132404</text:p>
          </table:table-cell>
          <table:table-cell office:value-type="float" office:value="90658" table:style-name="ce6">
            <text:p>90.658</text:p>
          </table:table-cell>
          <table:table-cell office:value-type="string" table:style-name="ce4">
            <text:p>Sim</text:p>
          </table:table-cell>
          <table:table-cell office:value-type="float" office:value="2644" table:style-name="ce6">
            <text:p>2.644</text:p>
          </table:table-cell>
          <table:table-cell office:value-type="float" office:value="4.1184999999999999E-2" table:style-name="ce5">
            <text:p>0,0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ranguçu (MG)</text:p>
          </table:table-cell>
          <table:table-cell office:value-type="float" office:value="3150901" table:style-name="ce4">
            <text:p>3150901</text:p>
          </table:table-cell>
          <table:table-cell office:value-type="float" office:value="5217" table:style-name="ce6">
            <text:p>5.217</text:p>
          </table:table-cell>
          <table:table-cell office:value-type="string" table:style-name="ce4">
            <text:p>Não</text:p>
          </table:table-cell>
          <table:table-cell office:value-type="float" office:value="810" table:style-name="ce6">
            <text:p>810</text:p>
          </table:table-cell>
          <table:table-cell office:value-type="float" office:value="0.22939699999999999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ranguinho (MG)</text:p>
          </table:table-cell>
          <table:table-cell office:value-type="float" office:value="3151008" table:style-name="ce4">
            <text:p>3151008</text:p>
          </table:table-cell>
          <table:table-cell office:value-type="float" office:value="8016" table:style-name="ce6">
            <text:p>8.016</text:p>
          </table:table-cell>
          <table:table-cell office:value-type="string" table:style-name="ce4">
            <text:p>Não</text:p>
          </table:table-cell>
          <table:table-cell office:value-type="float" office:value="1080" table:style-name="ce6">
            <text:p>1.080</text:p>
          </table:table-cell>
          <table:table-cell office:value-type="float" office:value="0.19061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sé do Alegre (MG)</text:p>
          </table:table-cell>
          <table:table-cell office:value-type="float" office:value="3163201" table:style-name="ce4">
            <text:p>3163201</text:p>
          </table:table-cell>
          <table:table-cell office:value-type="float" office:value="3996" table:style-name="ce6">
            <text:p>3.996</text:p>
          </table:table-cell>
          <table:table-cell office:value-type="string" table:style-name="ce4">
            <text:p>Não</text:p>
          </table:table-cell>
          <table:table-cell office:value-type="float" office:value="576" table:style-name="ce6">
            <text:p>576</text:p>
          </table:table-cell>
          <table:table-cell office:value-type="float" office:value="0.20719399999999999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Wenceslau Braz (MG)</text:p>
          </table:table-cell>
          <table:table-cell office:value-type="float" office:value="3172202" table:style-name="ce4">
            <text:p>3172202</text:p>
          </table:table-cell>
          <table:table-cell office:value-type="float" office:value="2553" table:style-name="ce6">
            <text:p>2.553</text:p>
          </table:table-cell>
          <table:table-cell office:value-type="string" table:style-name="ce4">
            <text:p>Não</text:p>
          </table:table-cell>
          <table:table-cell office:value-type="float" office:value="386" table:style-name="ce6">
            <text:p>386</text:p>
          </table:table-cell>
          <table:table-cell office:value-type="float" office:value="0.246173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també/PE - Pedras de Fogo/PB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mutanga (PE)</text:p>
          </table:table-cell>
          <table:table-cell office:value-type="float" office:value="2603603" table:style-name="ce4">
            <text:p>2603603</text:p>
          </table:table-cell>
          <table:table-cell office:value-type="float" office:value="8156" table:style-name="ce6">
            <text:p>8.156</text:p>
          </table:table-cell>
          <table:table-cell office:value-type="string" table:style-name="ce4">
            <text:p>Não</text:p>
          </table:table-cell>
          <table:table-cell office:value-type="float" office:value="1489" table:style-name="ce6">
            <text:p>1.489</text:p>
          </table:table-cell>
          <table:table-cell office:value-type="float" office:value="0.28845399999999999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mbé (PE)</text:p>
          </table:table-cell>
          <table:table-cell office:value-type="float" office:value="2607653" table:style-name="ce4">
            <text:p>2607653</text:p>
          </table:table-cell>
          <table:table-cell office:value-type="float" office:value="35398" table:style-name="ce6">
            <text:p>35.398</text:p>
          </table:table-cell>
          <table:table-cell office:value-type="string" table:style-name="ce4">
            <text:p>Sim</text:p>
          </table:table-cell>
          <table:table-cell office:value-type="float" office:value="5806" table:style-name="ce6">
            <text:p>5.806</text:p>
          </table:table-cell>
          <table:table-cell office:value-type="float" office:value="0.27237800000000001" table:style-name="ce5">
            <text:p>0,2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uripiranga (PB)</text:p>
          </table:table-cell>
          <table:table-cell office:value-type="float" office:value="2507903" table:style-name="ce4">
            <text:p>2507903</text:p>
          </table:table-cell>
          <table:table-cell office:value-type="float" office:value="10237" table:style-name="ce6">
            <text:p>10.237</text:p>
          </table:table-cell>
          <table:table-cell office:value-type="string" table:style-name="ce4">
            <text:p>Não</text:p>
          </table:table-cell>
          <table:table-cell office:value-type="float" office:value="1255" table:style-name="ce6">
            <text:p>1.255</text:p>
          </table:table-cell>
          <table:table-cell office:value-type="float" office:value="0.22637099999999999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edras de Fogo (PB)</text:p>
          </table:table-cell>
          <table:table-cell office:value-type="float" office:value="2511202" table:style-name="ce4">
            <text:p>2511202</text:p>
          </table:table-cell>
          <table:table-cell office:value-type="float" office:value="27032" table:style-name="ce6">
            <text:p>27.032</text:p>
          </table:table-cell>
          <table:table-cell office:value-type="string" table:style-name="ce4">
            <text:p>Sim</text:p>
          </table:table-cell>
          <table:table-cell office:value-type="float" office:value="3800" table:style-name="ce6">
            <text:p>3.800</text:p>
          </table:table-cell>
          <table:table-cell office:value-type="float" office:value="0.21404799999999999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taocara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peribé (RJ)</text:p>
          </table:table-cell>
          <table:table-cell office:value-type="float" office:value="3300159" table:style-name="ce4">
            <text:p>3300159</text:p>
          </table:table-cell>
          <table:table-cell office:value-type="float" office:value="10213" table:style-name="ce6">
            <text:p>10.213</text:p>
          </table:table-cell>
          <table:table-cell office:value-type="string" table:style-name="ce4">
            <text:p>Não</text:p>
          </table:table-cell>
          <table:table-cell office:value-type="float" office:value="638" table:style-name="ce6">
            <text:p>638</text:p>
          </table:table-cell>
          <table:table-cell office:value-type="float" office:value="9.0611999999999998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ocara (RJ)</text:p>
          </table:table-cell>
          <table:table-cell office:value-type="float" office:value="3302106" table:style-name="ce4">
            <text:p>3302106</text:p>
          </table:table-cell>
          <table:table-cell office:value-type="float" office:value="22899" table:style-name="ce6">
            <text:p>22.899</text:p>
          </table:table-cell>
          <table:table-cell office:value-type="string" table:style-name="ce4">
            <text:p>Sim</text:p>
          </table:table-cell>
          <table:table-cell office:value-type="float" office:value="638" table:style-name="ce6">
            <text:p>638</text:p>
          </table:table-cell>
          <table:table-cell office:value-type="float" office:value="4.0203999999999997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tapema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ombinhas (SC)</text:p>
          </table:table-cell>
          <table:table-cell office:value-type="float" office:value="4202453" table:style-name="ce4">
            <text:p>4202453</text:p>
          </table:table-cell>
          <table:table-cell office:value-type="float" office:value="14293" table:style-name="ce6">
            <text:p>14.293</text:p>
          </table:table-cell>
          <table:table-cell office:value-type="string" table:style-name="ce4">
            <text:p>Não</text:p>
          </table:table-cell>
          <table:table-cell office:value-type="float" office:value="930" table:style-name="ce6">
            <text:p>930</text:p>
          </table:table-cell>
          <table:table-cell office:value-type="float" office:value="8.6008000000000001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pema (SC)</text:p>
          </table:table-cell>
          <table:table-cell office:value-type="float" office:value="4208302" table:style-name="ce4">
            <text:p>4208302</text:p>
          </table:table-cell>
          <table:table-cell office:value-type="float" office:value="45797" table:style-name="ce6">
            <text:p>45.797</text:p>
          </table:table-cell>
          <table:table-cell office:value-type="string" table:style-name="ce4">
            <text:p>Sim</text:p>
          </table:table-cell>
          <table:table-cell office:value-type="float" office:value="2358" table:style-name="ce6">
            <text:p>2.358</text:p>
          </table:table-cell>
          <table:table-cell office:value-type="float" office:value="7.0712999999999998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rto Belo (SC)</text:p>
          </table:table-cell>
          <table:table-cell office:value-type="float" office:value="4213500" table:style-name="ce4">
            <text:p>4213500</text:p>
          </table:table-cell>
          <table:table-cell office:value-type="float" office:value="16083" table:style-name="ce6">
            <text:p>16.083</text:p>
          </table:table-cell>
          <table:table-cell office:value-type="string" table:style-name="ce4">
            <text:p>Não</text:p>
          </table:table-cell>
          <table:table-cell office:value-type="float" office:value="2746" table:style-name="ce6">
            <text:p>2.746</text:p>
          </table:table-cell>
          <table:table-cell office:value-type="float" office:value="0.23169100000000001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tapetining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lambari (SP)</text:p>
          </table:table-cell>
          <table:table-cell office:value-type="float" office:value="3500758" table:style-name="ce4">
            <text:p>3500758</text:p>
          </table:table-cell>
          <table:table-cell office:value-type="float" office:value="4884" table:style-name="ce6">
            <text:p>4.884</text:p>
          </table:table-cell>
          <table:table-cell office:value-type="string" table:style-name="ce4">
            <text:p>Não</text:p>
          </table:table-cell>
          <table:table-cell office:value-type="float" office:value="591" table:style-name="ce6">
            <text:p>591</text:p>
          </table:table-cell>
          <table:table-cell office:value-type="float" office:value="0.181623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petininga (SP)</text:p>
          </table:table-cell>
          <table:table-cell office:value-type="float" office:value="3522307" table:style-name="ce4">
            <text:p>3522307</text:p>
          </table:table-cell>
          <table:table-cell office:value-type="float" office:value="144377" table:style-name="ce6">
            <text:p>144.377</text:p>
          </table:table-cell>
          <table:table-cell office:value-type="string" table:style-name="ce4">
            <text:p>Sim</text:p>
          </table:table-cell>
          <table:table-cell office:value-type="float" office:value="591" table:style-name="ce6">
            <text:p>591</text:p>
          </table:table-cell>
          <table:table-cell office:value-type="float" office:value="5.9610000000000002E-3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tapiranga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rra do Guarita (RS)</text:p>
          </table:table-cell>
          <table:table-cell office:value-type="float" office:value="4301859" table:style-name="ce4">
            <text:p>4301859</text:p>
          </table:table-cell>
          <table:table-cell office:value-type="float" office:value="3089" table:style-name="ce6">
            <text:p>3.089</text:p>
          </table:table-cell>
          <table:table-cell office:value-type="string" table:style-name="ce4">
            <text:p>Não</text:p>
          </table:table-cell>
          <table:table-cell office:value-type="float" office:value="622" table:style-name="ce6">
            <text:p>622</text:p>
          </table:table-cell>
          <table:table-cell office:value-type="float" office:value="0.255546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piranga (SC)</text:p>
          </table:table-cell>
          <table:table-cell office:value-type="float" office:value="4208401" table:style-name="ce4">
            <text:p>4208401</text:p>
          </table:table-cell>
          <table:table-cell office:value-type="float" office:value="15409" table:style-name="ce6">
            <text:p>15.409</text:p>
          </table:table-cell>
          <table:table-cell office:value-type="string" table:style-name="ce4">
            <text:p>Sim</text:p>
          </table:table-cell>
          <table:table-cell office:value-type="float" office:value="622" table:style-name="ce6">
            <text:p>622</text:p>
          </table:table-cell>
          <table:table-cell office:value-type="float" office:value="4.8772999999999997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taúna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tatiaiuçu (MG)</text:p>
          </table:table-cell>
          <table:table-cell office:value-type="float" office:value="3133709" table:style-name="ce4">
            <text:p>3133709</text:p>
          </table:table-cell>
          <table:table-cell office:value-type="float" office:value="9928" table:style-name="ce6">
            <text:p>9.928</text:p>
          </table:table-cell>
          <table:table-cell office:value-type="string" table:style-name="ce4">
            <text:p>Não</text:p>
          </table:table-cell>
          <table:table-cell office:value-type="float" office:value="1284" table:style-name="ce6">
            <text:p>1.284</text:p>
          </table:table-cell>
          <table:table-cell office:value-type="float" office:value="0.19210099999999999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úna (MG)</text:p>
          </table:table-cell>
          <table:table-cell office:value-type="float" office:value="3133808" table:style-name="ce4">
            <text:p>3133808</text:p>
          </table:table-cell>
          <table:table-cell office:value-type="float" office:value="85463" table:style-name="ce6">
            <text:p>85.463</text:p>
          </table:table-cell>
          <table:table-cell office:value-type="string" table:style-name="ce4">
            <text:p>Sim</text:p>
          </table:table-cell>
          <table:table-cell office:value-type="float" office:value="1284" table:style-name="ce6">
            <text:p>1.284</text:p>
          </table:table-cell>
          <table:table-cell office:value-type="float" office:value="2.0785999999999999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tu - Salt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tu (SP)</text:p>
          </table:table-cell>
          <table:table-cell office:value-type="float" office:value="3523909" table:style-name="ce4">
            <text:p>3523909</text:p>
          </table:table-cell>
          <table:table-cell office:value-type="float" office:value="154147" table:style-name="ce6">
            <text:p>154.147</text:p>
          </table:table-cell>
          <table:table-cell office:value-type="string" table:style-name="ce4">
            <text:p>Sim</text:p>
          </table:table-cell>
          <table:table-cell office:value-type="float" office:value="4295" table:style-name="ce6">
            <text:p>4.295</text:p>
          </table:table-cell>
          <table:table-cell office:value-type="float" office:value="3.8420000000000003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lto (SP)</text:p>
          </table:table-cell>
          <table:table-cell office:value-type="float" office:value="3545209" table:style-name="ce4">
            <text:p>3545209</text:p>
          </table:table-cell>
          <table:table-cell office:value-type="float" office:value="105516" table:style-name="ce6">
            <text:p>105.516</text:p>
          </table:table-cell>
          <table:table-cell office:value-type="string" table:style-name="ce4">
            <text:p>Sim</text:p>
          </table:table-cell>
          <table:table-cell office:value-type="float" office:value="4295" table:style-name="ce6">
            <text:p>4.295</text:p>
          </table:table-cell>
          <table:table-cell office:value-type="float" office:value="5.6807999999999997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tumbiara/G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aporã (MG)</text:p>
          </table:table-cell>
          <table:table-cell office:value-type="float" office:value="3103751" table:style-name="ce4">
            <text:p>3103751</text:p>
          </table:table-cell>
          <table:table-cell office:value-type="float" office:value="6144" table:style-name="ce6">
            <text:p>6.144</text:p>
          </table:table-cell>
          <table:table-cell office:value-type="string" table:style-name="ce4">
            <text:p>Não</text:p>
          </table:table-cell>
          <table:table-cell office:value-type="float" office:value="1335" table:style-name="ce6">
            <text:p>1.335</text:p>
          </table:table-cell>
          <table:table-cell office:value-type="float" office:value="0.31367499999999998" table:style-name="ce5">
            <text:p>0,3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umbiara (GO)</text:p>
          </table:table-cell>
          <table:table-cell office:value-type="float" office:value="5211503" table:style-name="ce4">
            <text:p>5211503</text:p>
          </table:table-cell>
          <table:table-cell office:value-type="float" office:value="92883" table:style-name="ce6">
            <text:p>92.883</text:p>
          </table:table-cell>
          <table:table-cell office:value-type="string" table:style-name="ce4">
            <text:p>Sim</text:p>
          </table:table-cell>
          <table:table-cell office:value-type="float" office:value="1335" table:style-name="ce6">
            <text:p>1.335</text:p>
          </table:table-cell>
          <table:table-cell office:value-type="float" office:value="2.0081000000000002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Ivoti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voti (RS)</text:p>
          </table:table-cell>
          <table:table-cell office:value-type="float" office:value="4310801" table:style-name="ce4">
            <text:p>4310801</text:p>
          </table:table-cell>
          <table:table-cell office:value-type="float" office:value="19874" table:style-name="ce6">
            <text:p>19.874</text:p>
          </table:table-cell>
          <table:table-cell office:value-type="string" table:style-name="ce4">
            <text:p>Sim</text:p>
          </table:table-cell>
          <table:table-cell office:value-type="float" office:value="1324" table:style-name="ce6">
            <text:p>1.324</text:p>
          </table:table-cell>
          <table:table-cell office:value-type="float" office:value="8.0890000000000004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indolfo Collor (RS)</text:p>
          </table:table-cell>
          <table:table-cell office:value-type="float" office:value="4311627" table:style-name="ce4">
            <text:p>4311627</text:p>
          </table:table-cell>
          <table:table-cell office:value-type="float" office:value="5227" table:style-name="ce6">
            <text:p>5.227</text:p>
          </table:table-cell>
          <table:table-cell office:value-type="string" table:style-name="ce4">
            <text:p>Não</text:p>
          </table:table-cell>
          <table:table-cell office:value-type="float" office:value="1057" table:style-name="ce6">
            <text:p>1.057</text:p>
          </table:table-cell>
          <table:table-cell office:value-type="float" office:value="0.25894200000000001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residente Lucena (RS)</text:p>
          </table:table-cell>
          <table:table-cell office:value-type="float" office:value="4315149" table:style-name="ce4">
            <text:p>4315149</text:p>
          </table:table-cell>
          <table:table-cell office:value-type="float" office:value="2484" table:style-name="ce6">
            <text:p>2.484</text:p>
          </table:table-cell>
          <table:table-cell office:value-type="string" table:style-name="ce4">
            <text:p>Não</text:p>
          </table:table-cell>
          <table:table-cell office:value-type="float" office:value="375" table:style-name="ce6">
            <text:p>375</text:p>
          </table:table-cell>
          <table:table-cell office:value-type="float" office:value="0.17994199999999999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acaraú/PB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Jacaraú (PB)</text:p>
          </table:table-cell>
          <table:table-cell office:value-type="float" office:value="2507309" table:style-name="ce4">
            <text:p>2507309</text:p>
          </table:table-cell>
          <table:table-cell office:value-type="float" office:value="13942" table:style-name="ce6">
            <text:p>13.942</text:p>
          </table:table-cell>
          <table:table-cell office:value-type="string" table:style-name="ce4">
            <text:p>Sim</text:p>
          </table:table-cell>
          <table:table-cell office:value-type="float" office:value="188" table:style-name="ce6">
            <text:p>188</text:p>
          </table:table-cell>
          <table:table-cell office:value-type="float" office:value="2.1069000000000001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edro Régis (PB)</text:p>
          </table:table-cell>
          <table:table-cell office:value-type="float" office:value="2512721" table:style-name="ce4">
            <text:p>2512721</text:p>
          </table:table-cell>
          <table:table-cell office:value-type="float" office:value="5765" table:style-name="ce6">
            <text:p>5.765</text:p>
          </table:table-cell>
          <table:table-cell office:value-type="string" table:style-name="ce4">
            <text:p>Não</text:p>
          </table:table-cell>
          <table:table-cell office:value-type="float" office:value="188" table:style-name="ce6">
            <text:p>188</text:p>
          </table:table-cell>
          <table:table-cell office:value-type="float" office:value="5.5587999999999999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aciara/MT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Jaciara (MT)</text:p>
          </table:table-cell>
          <table:table-cell office:value-type="float" office:value="5104807" table:style-name="ce4">
            <text:p>5104807</text:p>
          </table:table-cell>
          <table:table-cell office:value-type="float" office:value="25647" table:style-name="ce6">
            <text:p>25.647</text:p>
          </table:table-cell>
          <table:table-cell office:value-type="string" table:style-name="ce4">
            <text:p>Sim</text:p>
          </table:table-cell>
          <table:table-cell office:value-type="float" office:value="1046" table:style-name="ce6">
            <text:p>1.046</text:p>
          </table:table-cell>
          <table:table-cell office:value-type="float" office:value="5.5884999999999997E-2" table:style-name="ce5">
            <text:p>0,0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Pedro da Cipa (MT)</text:p>
          </table:table-cell>
          <table:table-cell office:value-type="float" office:value="5107404" table:style-name="ce4">
            <text:p>5107404</text:p>
          </table:table-cell>
          <table:table-cell office:value-type="float" office:value="4158" table:style-name="ce6">
            <text:p>4.158</text:p>
          </table:table-cell>
          <table:table-cell office:value-type="string" table:style-name="ce4">
            <text:p>Não</text:p>
          </table:table-cell>
          <table:table-cell office:value-type="float" office:value="1046" table:style-name="ce6">
            <text:p>1.046</text:p>
          </table:table-cell>
          <table:table-cell office:value-type="float" office:value="0.36843999999999999" table:style-name="ce5">
            <text:p>0,3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ales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Dirce Reis (SP)</text:p>
          </table:table-cell>
          <table:table-cell office:value-type="float" office:value="3513850" table:style-name="ce4">
            <text:p>3513850</text:p>
          </table:table-cell>
          <table:table-cell office:value-type="float" office:value="1689" table:style-name="ce6">
            <text:p>1.689</text:p>
          </table:table-cell>
          <table:table-cell office:value-type="string" table:style-name="ce4">
            <text:p>Não</text:p>
          </table:table-cell>
          <table:table-cell office:value-type="float" office:value="260" table:style-name="ce6">
            <text:p>260</text:p>
          </table:table-cell>
          <table:table-cell office:value-type="float" office:value="0.224138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les (SP)</text:p>
          </table:table-cell>
          <table:table-cell office:value-type="float" office:value="3524808" table:style-name="ce4">
            <text:p>3524808</text:p>
          </table:table-cell>
          <table:table-cell office:value-type="float" office:value="47012" table:style-name="ce6">
            <text:p>47.012</text:p>
          </table:table-cell>
          <table:table-cell office:value-type="string" table:style-name="ce4">
            <text:p>Sim</text:p>
          </table:table-cell>
          <table:table-cell office:value-type="float" office:value="548" table:style-name="ce6">
            <text:p>548</text:p>
          </table:table-cell>
          <table:table-cell office:value-type="float" office:value="1.6326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itória Brasil (SP)</text:p>
          </table:table-cell>
          <table:table-cell office:value-type="float" office:value="3556958" table:style-name="ce4">
            <text:p>3556958</text:p>
          </table:table-cell>
          <table:table-cell office:value-type="float" office:value="1737" table:style-name="ce6">
            <text:p>1.737</text:p>
          </table:table-cell>
          <table:table-cell office:value-type="string" table:style-name="ce4">
            <text:p>Não</text:p>
          </table:table-cell>
          <table:table-cell office:value-type="float" office:value="292" table:style-name="ce6">
            <text:p>292</text:p>
          </table:table-cell>
          <table:table-cell office:value-type="float" office:value="0.237398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anaúba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Janaúba (MG)</text:p>
          </table:table-cell>
          <table:table-cell office:value-type="float" office:value="3135100" table:style-name="ce4">
            <text:p>3135100</text:p>
          </table:table-cell>
          <table:table-cell office:value-type="float" office:value="66803" table:style-name="ce6">
            <text:p>66.803</text:p>
          </table:table-cell>
          <table:table-cell office:value-type="string" table:style-name="ce4">
            <text:p>Sim</text:p>
          </table:table-cell>
          <table:table-cell office:value-type="float" office:value="2260" table:style-name="ce6">
            <text:p>2.260</text:p>
          </table:table-cell>
          <table:table-cell office:value-type="float" office:value="4.7169999999999997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Porteirinha (MG)</text:p>
          </table:table-cell>
          <table:table-cell office:value-type="float" office:value="3145059" table:style-name="ce4">
            <text:p>3145059</text:p>
          </table:table-cell>
          <table:table-cell office:value-type="float" office:value="7398" table:style-name="ce6">
            <text:p>7.398</text:p>
          </table:table-cell>
          <table:table-cell office:value-type="string" table:style-name="ce4">
            <text:p>Não</text:p>
          </table:table-cell>
          <table:table-cell office:value-type="float" office:value="2260" table:style-name="ce6">
            <text:p>2.260</text:p>
          </table:table-cell>
          <table:table-cell office:value-type="float" office:value="0.417128" table:style-name="ce5">
            <text:p>0,4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andaia do Sul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mbira (PR)</text:p>
          </table:table-cell>
          <table:table-cell office:value-type="float" office:value="4103800" table:style-name="ce4">
            <text:p>4103800</text:p>
          </table:table-cell>
          <table:table-cell office:value-type="float" office:value="7236" table:style-name="ce6">
            <text:p>7.236</text:p>
          </table:table-cell>
          <table:table-cell office:value-type="string" table:style-name="ce4">
            <text:p>Não</text:p>
          </table:table-cell>
          <table:table-cell office:value-type="float" office:value="383" table:style-name="ce6">
            <text:p>383</text:p>
          </table:table-cell>
          <table:table-cell office:value-type="float" office:value="7.2020000000000001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ndaia do Sul (PR)</text:p>
          </table:table-cell>
          <table:table-cell office:value-type="float" office:value="4112108" table:style-name="ce4">
            <text:p>4112108</text:p>
          </table:table-cell>
          <table:table-cell office:value-type="float" office:value="20269" table:style-name="ce6">
            <text:p>20.269</text:p>
          </table:table-cell>
          <table:table-cell office:value-type="string" table:style-name="ce4">
            <text:p>Sim</text:p>
          </table:table-cell>
          <table:table-cell office:value-type="float" office:value="383" table:style-name="ce6">
            <text:p>383</text:p>
          </table:table-cell>
          <table:table-cell office:value-type="float" office:value="2.5270999999999998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araguá do Sul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orupá (SC)</text:p>
          </table:table-cell>
          <table:table-cell office:value-type="float" office:value="4204509" table:style-name="ce4">
            <text:p>4204509</text:p>
          </table:table-cell>
          <table:table-cell office:value-type="float" office:value="13852" table:style-name="ce6">
            <text:p>13.852</text:p>
          </table:table-cell>
          <table:table-cell office:value-type="string" table:style-name="ce4">
            <text:p>Não</text:p>
          </table:table-cell>
          <table:table-cell office:value-type="float" office:value="2035" table:style-name="ce6">
            <text:p>2.035</text:p>
          </table:table-cell>
          <table:table-cell office:value-type="float" office:value="0.19395699999999999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uaramirim (SC)</text:p>
          </table:table-cell>
          <table:table-cell office:value-type="float" office:value="4206504" table:style-name="ce4">
            <text:p>4206504</text:p>
          </table:table-cell>
          <table:table-cell office:value-type="float" office:value="35172" table:style-name="ce6">
            <text:p>35.172</text:p>
          </table:table-cell>
          <table:table-cell office:value-type="string" table:style-name="ce4">
            <text:p>Não</text:p>
          </table:table-cell>
          <table:table-cell office:value-type="float" office:value="6670" table:style-name="ce6">
            <text:p>6.670</text:p>
          </table:table-cell>
          <table:table-cell office:value-type="float" office:value="0.25843699999999997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raguá do Sul (SC)</text:p>
          </table:table-cell>
          <table:table-cell office:value-type="float" office:value="4208906" table:style-name="ce4">
            <text:p>4208906</text:p>
          </table:table-cell>
          <table:table-cell office:value-type="float" office:value="143123" table:style-name="ce6">
            <text:p>143.123</text:p>
          </table:table-cell>
          <table:table-cell office:value-type="string" table:style-name="ce4">
            <text:p>Sim</text:p>
          </table:table-cell>
          <table:table-cell office:value-type="float" office:value="11625" table:style-name="ce6">
            <text:p>11.625</text:p>
          </table:table-cell>
          <table:table-cell office:value-type="float" office:value="0.100435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chroeder (SC)</text:p>
          </table:table-cell>
          <table:table-cell office:value-type="float" office:value="4217402" table:style-name="ce4">
            <text:p>4217402</text:p>
          </table:table-cell>
          <table:table-cell office:value-type="float" office:value="15316" table:style-name="ce6">
            <text:p>15.316</text:p>
          </table:table-cell>
          <table:table-cell office:value-type="string" table:style-name="ce4">
            <text:p>Não</text:p>
          </table:table-cell>
          <table:table-cell office:value-type="float" office:value="4718" table:style-name="ce6">
            <text:p>4.718</text:p>
          </table:table-cell>
          <table:table-cell office:value-type="float" office:value="0.37560700000000002" table:style-name="ce5">
            <text:p>0,3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ardim/M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Guia Lopes da Laguna (MS)</text:p>
          </table:table-cell>
          <table:table-cell office:value-type="float" office:value="5004106" table:style-name="ce4">
            <text:p>5004106</text:p>
          </table:table-cell>
          <table:table-cell office:value-type="float" office:value="10366" table:style-name="ce6">
            <text:p>10.366</text:p>
          </table:table-cell>
          <table:table-cell office:value-type="string" table:style-name="ce4">
            <text:p>Não</text:p>
          </table:table-cell>
          <table:table-cell office:value-type="float" office:value="894" table:style-name="ce6">
            <text:p>894</text:p>
          </table:table-cell>
          <table:table-cell office:value-type="float" office:value="0.132799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rdim (MS)</text:p>
          </table:table-cell>
          <table:table-cell office:value-type="float" office:value="5005004" table:style-name="ce4">
            <text:p>5005004</text:p>
          </table:table-cell>
          <table:table-cell office:value-type="float" office:value="24346" table:style-name="ce6">
            <text:p>24.346</text:p>
          </table:table-cell>
          <table:table-cell office:value-type="string" table:style-name="ce4">
            <text:p>Sim</text:p>
          </table:table-cell>
          <table:table-cell office:value-type="float" office:value="894" table:style-name="ce6">
            <text:p>894</text:p>
          </table:table-cell>
          <table:table-cell office:value-type="float" office:value="5.1950000000000003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oaçaba - Herval d´Oeste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Herval d´Oeste (SC)</text:p>
          </table:table-cell>
          <table:table-cell office:value-type="float" office:value="4206702" table:style-name="ce4">
            <text:p>4206702</text:p>
          </table:table-cell>
          <table:table-cell office:value-type="float" office:value="21239" table:style-name="ce6">
            <text:p>21.239</text:p>
          </table:table-cell>
          <table:table-cell office:value-type="string" table:style-name="ce4">
            <text:p>Sim</text:p>
          </table:table-cell>
          <table:table-cell office:value-type="float" office:value="7403" table:style-name="ce6">
            <text:p>7.403</text:p>
          </table:table-cell>
          <table:table-cell office:value-type="float" office:value="0.479097" table:style-name="ce5">
            <text:p>0,4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oaçaba (SC)</text:p>
          </table:table-cell>
          <table:table-cell office:value-type="float" office:value="4209003" table:style-name="ce4">
            <text:p>4209003</text:p>
          </table:table-cell>
          <table:table-cell office:value-type="float" office:value="27020" table:style-name="ce6">
            <text:p>27.020</text:p>
          </table:table-cell>
          <table:table-cell office:value-type="string" table:style-name="ce4">
            <text:p>Sim</text:p>
          </table:table-cell>
          <table:table-cell office:value-type="float" office:value="8037" table:style-name="ce6">
            <text:p>8.037</text:p>
          </table:table-cell>
          <table:table-cell office:value-type="float" office:value="0.37391799999999997" table:style-name="ce5">
            <text:p>0,3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uzerna (SC)</text:p>
          </table:table-cell>
          <table:table-cell office:value-type="float" office:value="4210035" table:style-name="ce4">
            <text:p>4210035</text:p>
          </table:table-cell>
          <table:table-cell office:value-type="float" office:value="5600" table:style-name="ce6">
            <text:p>5.600</text:p>
          </table:table-cell>
          <table:table-cell office:value-type="string" table:style-name="ce4">
            <text:p>Não</text:p>
          </table:table-cell>
          <table:table-cell office:value-type="float" office:value="1562" table:style-name="ce6">
            <text:p>1.562</text:p>
          </table:table-cell>
          <table:table-cell office:value-type="float" office:value="0.36435699999999999" table:style-name="ce5">
            <text:p>0,3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oão Monlevade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ela Vista de Minas (MG)</text:p>
          </table:table-cell>
          <table:table-cell office:value-type="float" office:value="3106002" table:style-name="ce4">
            <text:p>3106002</text:p>
          </table:table-cell>
          <table:table-cell office:value-type="float" office:value="10004" table:style-name="ce6">
            <text:p>10.004</text:p>
          </table:table-cell>
          <table:table-cell office:value-type="string" table:style-name="ce4">
            <text:p>Não</text:p>
          </table:table-cell>
          <table:table-cell office:value-type="float" office:value="1513" table:style-name="ce6">
            <text:p>1.513</text:p>
          </table:table-cell>
          <table:table-cell office:value-type="float" office:value="0.24177100000000001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oão Monlevade (MG)</text:p>
          </table:table-cell>
          <table:table-cell office:value-type="float" office:value="3136207" table:style-name="ce4">
            <text:p>3136207</text:p>
          </table:table-cell>
          <table:table-cell office:value-type="float" office:value="73610" table:style-name="ce6">
            <text:p>73.610</text:p>
          </table:table-cell>
          <table:table-cell office:value-type="string" table:style-name="ce4">
            <text:p>Sim</text:p>
          </table:table-cell>
          <table:table-cell office:value-type="float" office:value="1513" table:style-name="ce6">
            <text:p>1.513</text:p>
          </table:table-cell>
          <table:table-cell office:value-type="float" office:value="3.0839999999999999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oão Pessoa/PB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yeux (PB)</text:p>
          </table:table-cell>
          <table:table-cell office:value-type="float" office:value="2501807" table:style-name="ce4">
            <text:p>2501807</text:p>
          </table:table-cell>
          <table:table-cell office:value-type="float" office:value="99716" table:style-name="ce6">
            <text:p>99.716</text:p>
          </table:table-cell>
          <table:table-cell office:value-type="string" table:style-name="ce4">
            <text:p>Não</text:p>
          </table:table-cell>
          <table:table-cell office:value-type="float" office:value="21880" table:style-name="ce6">
            <text:p>21.880</text:p>
          </table:table-cell>
          <table:table-cell office:value-type="float" office:value="0.33324199999999998" table:style-name="ce5">
            <text:p>0,3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bedelo (PB)</text:p>
          </table:table-cell>
          <table:table-cell office:value-type="float" office:value="2503209" table:style-name="ce4">
            <text:p>2503209</text:p>
          </table:table-cell>
          <table:table-cell office:value-type="float" office:value="57944" table:style-name="ce6">
            <text:p>57.944</text:p>
          </table:table-cell>
          <table:table-cell office:value-type="string" table:style-name="ce4">
            <text:p>Não</text:p>
          </table:table-cell>
          <table:table-cell office:value-type="float" office:value="16677" table:style-name="ce6">
            <text:p>16.677</text:p>
          </table:table-cell>
          <table:table-cell office:value-type="float" office:value="0.420796" table:style-name="ce5">
            <text:p>0,4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nde (PB)</text:p>
          </table:table-cell>
          <table:table-cell office:value-type="float" office:value="2504603" table:style-name="ce4">
            <text:p>2504603</text:p>
          </table:table-cell>
          <table:table-cell office:value-type="float" office:value="21400" table:style-name="ce6">
            <text:p>21.400</text:p>
          </table:table-cell>
          <table:table-cell office:value-type="string" table:style-name="ce4">
            <text:p>Não</text:p>
          </table:table-cell>
          <table:table-cell office:value-type="float" office:value="2954" table:style-name="ce6">
            <text:p>2.954</text:p>
          </table:table-cell>
          <table:table-cell office:value-type="float" office:value="0.20937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oão Pessoa (PB)</text:p>
          </table:table-cell>
          <table:table-cell office:value-type="float" office:value="2507507" table:style-name="ce4">
            <text:p>2507507</text:p>
          </table:table-cell>
          <table:table-cell office:value-type="float" office:value="723515" table:style-name="ce6">
            <text:p>723.515</text:p>
          </table:table-cell>
          <table:table-cell office:value-type="string" table:style-name="ce4">
            <text:p>Sim</text:p>
          </table:table-cell>
          <table:table-cell office:value-type="float" office:value="51052" table:style-name="ce6">
            <text:p>51.052</text:p>
          </table:table-cell>
          <table:table-cell office:value-type="float" office:value="9.9195000000000005E-2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ucena (PB)</text:p>
          </table:table-cell>
          <table:table-cell office:value-type="float" office:value="2508604" table:style-name="ce4">
            <text:p>2508604</text:p>
          </table:table-cell>
          <table:table-cell office:value-type="float" office:value="11730" table:style-name="ce6">
            <text:p>11.730</text:p>
          </table:table-cell>
          <table:table-cell office:value-type="string" table:style-name="ce4">
            <text:p>Não</text:p>
          </table:table-cell>
          <table:table-cell office:value-type="float" office:value="1076" table:style-name="ce6">
            <text:p>1.076</text:p>
          </table:table-cell>
          <table:table-cell office:value-type="float" office:value="0.15279799999999999" table:style-name="ce5">
            <text:p>0,1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Cabedelo (PB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Rita (PB)</text:p>
          </table:table-cell>
          <table:table-cell office:value-type="float" office:value="2513703" table:style-name="ce4">
            <text:p>2513703</text:p>
          </table:table-cell>
          <table:table-cell office:value-type="float" office:value="120310" table:style-name="ce6">
            <text:p>120.310</text:p>
          </table:table-cell>
          <table:table-cell office:value-type="string" table:style-name="ce4">
            <text:p>Não</text:p>
          </table:table-cell>
          <table:table-cell office:value-type="float" office:value="19277" table:style-name="ce6">
            <text:p>19.277</text:p>
          </table:table-cell>
          <table:table-cell office:value-type="float" office:value="0.25236999999999998" table:style-name="ce5">
            <text:p>0,2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oinville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aquari (SC)</text:p>
          </table:table-cell>
          <table:table-cell office:value-type="float" office:value="4201307" table:style-name="ce4">
            <text:p>4201307</text:p>
          </table:table-cell>
          <table:table-cell office:value-type="float" office:value="24810" table:style-name="ce6">
            <text:p>24.810</text:p>
          </table:table-cell>
          <table:table-cell office:value-type="string" table:style-name="ce4">
            <text:p>Não</text:p>
          </table:table-cell>
          <table:table-cell office:value-type="float" office:value="5713" table:style-name="ce6">
            <text:p>5.713</text:p>
          </table:table-cell>
          <table:table-cell office:value-type="float" office:value="0.31402200000000002" table:style-name="ce5">
            <text:p>0,3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oinville (SC)</text:p>
          </table:table-cell>
          <table:table-cell office:value-type="float" office:value="4209102" table:style-name="ce4">
            <text:p>4209102</text:p>
          </table:table-cell>
          <table:table-cell office:value-type="float" office:value="515288" table:style-name="ce6">
            <text:p>515.288</text:p>
          </table:table-cell>
          <table:table-cell office:value-type="string" table:style-name="ce4">
            <text:p>Sim</text:p>
          </table:table-cell>
          <table:table-cell office:value-type="float" office:value="5713" table:style-name="ce6">
            <text:p>5.713</text:p>
          </table:table-cell>
          <table:table-cell office:value-type="float" office:value="1.4706E-2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uazeiro do Norte/CE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rbalha (CE)</text:p>
          </table:table-cell>
          <table:table-cell office:value-type="float" office:value="2301901" table:style-name="ce4">
            <text:p>2301901</text:p>
          </table:table-cell>
          <table:table-cell office:value-type="float" office:value="55323" table:style-name="ce6">
            <text:p>55.323</text:p>
          </table:table-cell>
          <table:table-cell office:value-type="string" table:style-name="ce4">
            <text:p>Não</text:p>
          </table:table-cell>
          <table:table-cell office:value-type="float" office:value="5991" table:style-name="ce6">
            <text:p>5.991</text:p>
          </table:table-cell>
          <table:table-cell office:value-type="float" office:value="0.156718" table:style-name="ce5">
            <text:p>0,1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rato (CE)</text:p>
          </table:table-cell>
          <table:table-cell office:value-type="float" office:value="2304202" table:style-name="ce4">
            <text:p>2304202</text:p>
          </table:table-cell>
          <table:table-cell office:value-type="float" office:value="121428" table:style-name="ce6">
            <text:p>121.428</text:p>
          </table:table-cell>
          <table:table-cell office:value-type="string" table:style-name="ce4">
            <text:p>Não</text:p>
          </table:table-cell>
          <table:table-cell office:value-type="float" office:value="9501" table:style-name="ce6">
            <text:p>9.501</text:p>
          </table:table-cell>
          <table:table-cell office:value-type="float" office:value="0.111155" table:style-name="ce5">
            <text:p>0,1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uazeiro do Norte (CE)</text:p>
          </table:table-cell>
          <table:table-cell office:value-type="float" office:value="2307304" table:style-name="ce4">
            <text:p>2307304</text:p>
          </table:table-cell>
          <table:table-cell office:value-type="float" office:value="249939" table:style-name="ce6">
            <text:p>249.939</text:p>
          </table:table-cell>
          <table:table-cell office:value-type="string" table:style-name="ce4">
            <text:p>Sim</text:p>
          </table:table-cell>
          <table:table-cell office:value-type="float" office:value="13440" table:style-name="ce6">
            <text:p>13.440</text:p>
          </table:table-cell>
          <table:table-cell office:value-type="float" office:value="7.6994000000000007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ucás - Cariús/CE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riús (CE)</text:p>
          </table:table-cell>
          <table:table-cell office:value-type="float" office:value="2303303" table:style-name="ce4">
            <text:p>2303303</text:p>
          </table:table-cell>
          <table:table-cell office:value-type="float" office:value="18567" table:style-name="ce6">
            <text:p>18.567</text:p>
          </table:table-cell>
          <table:table-cell office:value-type="string" table:style-name="ce4">
            <text:p>Sim</text:p>
          </table:table-cell>
          <table:table-cell office:value-type="float" office:value="246" table:style-name="ce6">
            <text:p>246</text:p>
          </table:table-cell>
          <table:table-cell office:value-type="float" office:value="2.3040000000000001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ucás (CE)</text:p>
          </table:table-cell>
          <table:table-cell office:value-type="float" office:value="2307403" table:style-name="ce4">
            <text:p>2307403</text:p>
          </table:table-cell>
          <table:table-cell office:value-type="float" office:value="23807" table:style-name="ce6">
            <text:p>23.807</text:p>
          </table:table-cell>
          <table:table-cell office:value-type="string" table:style-name="ce4">
            <text:p>Sim</text:p>
          </table:table-cell>
          <table:table-cell office:value-type="float" office:value="246" table:style-name="ce6">
            <text:p>246</text:p>
          </table:table-cell>
          <table:table-cell office:value-type="float" office:value="1.8672000000000001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uiz de Fora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hácara (MG)</text:p>
          </table:table-cell>
          <table:table-cell office:value-type="float" office:value="3115904" table:style-name="ce4">
            <text:p>3115904</text:p>
          </table:table-cell>
          <table:table-cell office:value-type="float" office:value="2792" table:style-name="ce6">
            <text:p>2.792</text:p>
          </table:table-cell>
          <table:table-cell office:value-type="string" table:style-name="ce4">
            <text:p>Não</text:p>
          </table:table-cell>
          <table:table-cell office:value-type="float" office:value="318" table:style-name="ce6">
            <text:p>318</text:p>
          </table:table-cell>
          <table:table-cell office:value-type="float" office:value="0.17310800000000001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wbank da Câmara (MG)</text:p>
          </table:table-cell>
          <table:table-cell office:value-type="float" office:value="3125002" table:style-name="ce4">
            <text:p>3125002</text:p>
          </table:table-cell>
          <table:table-cell office:value-type="float" office:value="3753" table:style-name="ce6">
            <text:p>3.753</text:p>
          </table:table-cell>
          <table:table-cell office:value-type="string" table:style-name="ce4">
            <text:p>Não</text:p>
          </table:table-cell>
          <table:table-cell office:value-type="float" office:value="755" table:style-name="ce6">
            <text:p>755</text:p>
          </table:table-cell>
          <table:table-cell office:value-type="float" office:value="0.32086700000000001" table:style-name="ce5">
            <text:p>0,3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uiz de Fora (MG)</text:p>
          </table:table-cell>
          <table:table-cell office:value-type="float" office:value="3136702" table:style-name="ce4">
            <text:p>3136702</text:p>
          </table:table-cell>
          <table:table-cell office:value-type="float" office:value="516247" table:style-name="ce6">
            <text:p>516.247</text:p>
          </table:table-cell>
          <table:table-cell office:value-type="string" table:style-name="ce4">
            <text:p>Sim</text:p>
          </table:table-cell>
          <table:table-cell office:value-type="float" office:value="3729" table:style-name="ce6">
            <text:p>3.729</text:p>
          </table:table-cell>
          <table:table-cell office:value-type="float" office:value="1.0248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tias Barbosa (MG)</text:p>
          </table:table-cell>
          <table:table-cell office:value-type="float" office:value="3140803" table:style-name="ce4">
            <text:p>3140803</text:p>
          </table:table-cell>
          <table:table-cell office:value-type="float" office:value="13435" table:style-name="ce6">
            <text:p>13.435</text:p>
          </table:table-cell>
          <table:table-cell office:value-type="string" table:style-name="ce4">
            <text:p>Não</text:p>
          </table:table-cell>
          <table:table-cell office:value-type="float" office:value="2678" table:style-name="ce6">
            <text:p>2.678</text:p>
          </table:table-cell>
          <table:table-cell office:value-type="float" office:value="0.29435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imão Pereira (MG)</text:p>
          </table:table-cell>
          <table:table-cell office:value-type="float" office:value="3167509" table:style-name="ce4">
            <text:p>3167509</text:p>
          </table:table-cell>
          <table:table-cell office:value-type="float" office:value="2537" table:style-name="ce6">
            <text:p>2.537</text:p>
          </table:table-cell>
          <table:table-cell office:value-type="string" table:style-name="ce4">
            <text:p>Não</text:p>
          </table:table-cell>
          <table:table-cell office:value-type="float" office:value="280" table:style-name="ce6">
            <text:p>280</text:p>
          </table:table-cell>
          <table:table-cell office:value-type="float" office:value="0.1865420000000000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Jundiaí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breúva (SP)</text:p>
          </table:table-cell>
          <table:table-cell office:value-type="float" office:value="3508405" table:style-name="ce4">
            <text:p>3508405</text:p>
          </table:table-cell>
          <table:table-cell office:value-type="float" office:value="41604" table:style-name="ce6">
            <text:p>41.604</text:p>
          </table:table-cell>
          <table:table-cell office:value-type="string" table:style-name="ce4">
            <text:p>Não</text:p>
          </table:table-cell>
          <table:table-cell office:value-type="float" office:value="5645" table:style-name="ce6">
            <text:p>5.645</text:p>
          </table:table-cell>
          <table:table-cell office:value-type="float" office:value="0.1850150000000000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mpo Limpo Paulista (SP)</text:p>
          </table:table-cell>
          <table:table-cell office:value-type="float" office:value="3509601" table:style-name="ce4">
            <text:p>3509601</text:p>
          </table:table-cell>
          <table:table-cell office:value-type="float" office:value="74074" table:style-name="ce6">
            <text:p>74.074</text:p>
          </table:table-cell>
          <table:table-cell office:value-type="string" table:style-name="ce4">
            <text:p>Não</text:p>
          </table:table-cell>
          <table:table-cell office:value-type="float" office:value="18588" table:style-name="ce6">
            <text:p>18.588</text:p>
          </table:table-cell>
          <table:table-cell office:value-type="float" office:value="0.34706900000000002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upeva (SP)</text:p>
          </table:table-cell>
          <table:table-cell office:value-type="float" office:value="3524006" table:style-name="ce4">
            <text:p>3524006</text:p>
          </table:table-cell>
          <table:table-cell office:value-type="float" office:value="44859" table:style-name="ce6">
            <text:p>44.859</text:p>
          </table:table-cell>
          <table:table-cell office:value-type="string" table:style-name="ce4">
            <text:p>Não</text:p>
          </table:table-cell>
          <table:table-cell office:value-type="float" office:value="9705" table:style-name="ce6">
            <text:p>9.705</text:p>
          </table:table-cell>
          <table:table-cell office:value-type="float" office:value="0.28705399999999998" table:style-name="ce5">
            <text:p>0,2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rinu (SP)</text:p>
          </table:table-cell>
          <table:table-cell office:value-type="float" office:value="3525201" table:style-name="ce4">
            <text:p>3525201</text:p>
          </table:table-cell>
          <table:table-cell office:value-type="float" office:value="23847" table:style-name="ce6">
            <text:p>23.847</text:p>
          </table:table-cell>
          <table:table-cell office:value-type="string" table:style-name="ce4">
            <text:p>Não</text:p>
          </table:table-cell>
          <table:table-cell office:value-type="float" office:value="2285" table:style-name="ce6">
            <text:p>2.285</text:p>
          </table:table-cell>
          <table:table-cell office:value-type="float" office:value="0.12845699999999999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Campo Limpo (SP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undiaí (SP)</text:p>
          </table:table-cell>
          <table:table-cell office:value-type="float" office:value="3525904" table:style-name="ce4">
            <text:p>3525904</text:p>
          </table:table-cell>
          <table:table-cell office:value-type="float" office:value="370126" table:style-name="ce6">
            <text:p>370.126</text:p>
          </table:table-cell>
          <table:table-cell office:value-type="string" table:style-name="ce4">
            <text:p>Sim</text:p>
          </table:table-cell>
          <table:table-cell office:value-type="float" office:value="59670" table:style-name="ce6">
            <text:p>59.670</text:p>
          </table:table-cell>
          <table:table-cell office:value-type="float" office:value="0.2215" table:style-name="ce5">
            <text:p>0,2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ouveira (SP)</text:p>
          </table:table-cell>
          <table:table-cell office:value-type="float" office:value="3527306" table:style-name="ce4">
            <text:p>3527306</text:p>
          </table:table-cell>
          <table:table-cell office:value-type="float" office:value="37125" table:style-name="ce6">
            <text:p>37.125</text:p>
          </table:table-cell>
          <table:table-cell office:value-type="string" table:style-name="ce4">
            <text:p>Não</text:p>
          </table:table-cell>
          <table:table-cell office:value-type="float" office:value="5388" table:style-name="ce6">
            <text:p>5.388</text:p>
          </table:table-cell>
          <table:table-cell office:value-type="float" office:value="0.183453" table:style-name="ce5">
            <text:p>0,1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árzea Paulista (SP)</text:p>
          </table:table-cell>
          <table:table-cell office:value-type="float" office:value="3556503" table:style-name="ce4">
            <text:p>3556503</text:p>
          </table:table-cell>
          <table:table-cell office:value-type="float" office:value="107089" table:style-name="ce6">
            <text:p>107.089</text:p>
          </table:table-cell>
          <table:table-cell office:value-type="string" table:style-name="ce4">
            <text:p>Não</text:p>
          </table:table-cell>
          <table:table-cell office:value-type="float" office:value="35727" table:style-name="ce6">
            <text:p>35.727</text:p>
          </table:table-cell>
          <table:table-cell office:value-type="float" office:value="0.48039500000000002" table:style-name="ce5">
            <text:p>0,4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Lagoa da Prata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Japaraíba (MG)</text:p>
          </table:table-cell>
          <table:table-cell office:value-type="float" office:value="3135308" table:style-name="ce4">
            <text:p>3135308</text:p>
          </table:table-cell>
          <table:table-cell office:value-type="float" office:value="3939" table:style-name="ce6">
            <text:p>3.939</text:p>
          </table:table-cell>
          <table:table-cell office:value-type="string" table:style-name="ce4">
            <text:p>Não</text:p>
          </table:table-cell>
          <table:table-cell office:value-type="float" office:value="494" table:style-name="ce6">
            <text:p>494</text:p>
          </table:table-cell>
          <table:table-cell office:value-type="float" office:value="0.175551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goa da Prata (MG)</text:p>
          </table:table-cell>
          <table:table-cell office:value-type="float" office:value="3137205" table:style-name="ce4">
            <text:p>3137205</text:p>
          </table:table-cell>
          <table:table-cell office:value-type="float" office:value="45984" table:style-name="ce6">
            <text:p>45.984</text:p>
          </table:table-cell>
          <table:table-cell office:value-type="string" table:style-name="ce4">
            <text:p>Sim</text:p>
          </table:table-cell>
          <table:table-cell office:value-type="float" office:value="494" table:style-name="ce6">
            <text:p>494</text:p>
          </table:table-cell>
          <table:table-cell office:value-type="float" office:value="1.4446000000000001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Lagoa Vermelha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pão Bonito do Sul (RS)</text:p>
          </table:table-cell>
          <table:table-cell office:value-type="float" office:value="4304622" table:style-name="ce4">
            <text:p>4304622</text:p>
          </table:table-cell>
          <table:table-cell office:value-type="float" office:value="1754" table:style-name="ce6">
            <text:p>1.754</text:p>
          </table:table-cell>
          <table:table-cell office:value-type="string" table:style-name="ce4">
            <text:p>Não</text:p>
          </table:table-cell>
          <table:table-cell office:value-type="float" office:value="194" table:style-name="ce6">
            <text:p>194</text:p>
          </table:table-cell>
          <table:table-cell office:value-type="float" office:value="0.182846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goa Vermelha (RS)</text:p>
          </table:table-cell>
          <table:table-cell office:value-type="float" office:value="4311304" table:style-name="ce4">
            <text:p>4311304</text:p>
          </table:table-cell>
          <table:table-cell office:value-type="float" office:value="27525" table:style-name="ce6">
            <text:p>27.525</text:p>
          </table:table-cell>
          <table:table-cell office:value-type="string" table:style-name="ce4">
            <text:p>Sim</text:p>
          </table:table-cell>
          <table:table-cell office:value-type="float" office:value="194" table:style-name="ce6">
            <text:p>194</text:p>
          </table:table-cell>
          <table:table-cell office:value-type="float" office:value="1.0069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Lajeado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roio do Meio (RS)</text:p>
          </table:table-cell>
          <table:table-cell office:value-type="float" office:value="4301008" table:style-name="ce4">
            <text:p>4301008</text:p>
          </table:table-cell>
          <table:table-cell office:value-type="float" office:value="18783" table:style-name="ce6">
            <text:p>18.783</text:p>
          </table:table-cell>
          <table:table-cell office:value-type="string" table:style-name="ce4">
            <text:p>Não</text:p>
          </table:table-cell>
          <table:table-cell office:value-type="float" office:value="3031" table:style-name="ce6">
            <text:p>3.031</text:p>
          </table:table-cell>
          <table:table-cell office:value-type="float" office:value="0.19425799999999999" table:style-name="ce5">
            <text:p>0,1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om Retiro do Sul (RS)</text:p>
          </table:table-cell>
          <table:table-cell office:value-type="float" office:value="4302402" table:style-name="ce4">
            <text:p>4302402</text:p>
          </table:table-cell>
          <table:table-cell office:value-type="float" office:value="11472" table:style-name="ce6">
            <text:p>11.472</text:p>
          </table:table-cell>
          <table:table-cell office:value-type="string" table:style-name="ce4">
            <text:p>Não</text:p>
          </table:table-cell>
          <table:table-cell office:value-type="float" office:value="1753" table:style-name="ce6">
            <text:p>1.753</text:p>
          </table:table-cell>
          <table:table-cell office:value-type="float" office:value="0.195713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ruzeiro do Sul (RS)</text:p>
          </table:table-cell>
          <table:table-cell office:value-type="float" office:value="4306205" table:style-name="ce4">
            <text:p>4306205</text:p>
          </table:table-cell>
          <table:table-cell office:value-type="float" office:value="12320" table:style-name="ce6">
            <text:p>12.320</text:p>
          </table:table-cell>
          <table:table-cell office:value-type="string" table:style-name="ce4">
            <text:p>Não</text:p>
          </table:table-cell>
          <table:table-cell office:value-type="float" office:value="3442" table:style-name="ce6">
            <text:p>3.442</text:p>
          </table:table-cell>
          <table:table-cell office:value-type="float" office:value="0.34420000000000001" table:style-name="ce5">
            <text:p>0,3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strela (RS)</text:p>
          </table:table-cell>
          <table:table-cell office:value-type="float" office:value="4307807" table:style-name="ce4">
            <text:p>4307807</text:p>
          </table:table-cell>
          <table:table-cell office:value-type="float" office:value="30619" table:style-name="ce6">
            <text:p>30.619</text:p>
          </table:table-cell>
          <table:table-cell office:value-type="string" table:style-name="ce4">
            <text:p>Não</text:p>
          </table:table-cell>
          <table:table-cell office:value-type="float" office:value="5883" table:style-name="ce6">
            <text:p>5.883</text:p>
          </table:table-cell>
          <table:table-cell office:value-type="float" office:value="0.23821700000000001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azenda Vilanova (RS)</text:p>
          </table:table-cell>
          <table:table-cell office:value-type="float" office:value="4308078" table:style-name="ce4">
            <text:p>4308078</text:p>
          </table:table-cell>
          <table:table-cell office:value-type="float" office:value="3697" table:style-name="ce6">
            <text:p>3.697</text:p>
          </table:table-cell>
          <table:table-cell office:value-type="string" table:style-name="ce4">
            <text:p>Não</text:p>
          </table:table-cell>
          <table:table-cell office:value-type="float" office:value="499" table:style-name="ce6">
            <text:p>499</text:p>
          </table:table-cell>
          <table:table-cell office:value-type="float" office:value="0.172545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orquetinha (RS)</text:p>
          </table:table-cell>
          <table:table-cell office:value-type="float" office:value="4308433" table:style-name="ce4">
            <text:p>4308433</text:p>
          </table:table-cell>
          <table:table-cell office:value-type="float" office:value="2479" table:style-name="ce6">
            <text:p>2.479</text:p>
          </table:table-cell>
          <table:table-cell office:value-type="string" table:style-name="ce4">
            <text:p>Não</text:p>
          </table:table-cell>
          <table:table-cell office:value-type="float" office:value="449" table:style-name="ce6">
            <text:p>449</text:p>
          </table:table-cell>
          <table:table-cell office:value-type="float" office:value="0.21370800000000001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jeado (RS)</text:p>
          </table:table-cell>
          <table:table-cell office:value-type="float" office:value="4311403" table:style-name="ce4">
            <text:p>4311403</text:p>
          </table:table-cell>
          <table:table-cell office:value-type="float" office:value="71445" table:style-name="ce6">
            <text:p>71.445</text:p>
          </table:table-cell>
          <table:table-cell office:value-type="string" table:style-name="ce4">
            <text:p>Sim</text:p>
          </table:table-cell>
          <table:table-cell office:value-type="float" office:value="12476" table:style-name="ce6">
            <text:p>12.476</text:p>
          </table:table-cell>
          <table:table-cell office:value-type="float" office:value="0.217834" table:style-name="ce5">
            <text:p>0,2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Clara do Sul (RS)</text:p>
          </table:table-cell>
          <table:table-cell office:value-type="float" office:value="4316758" table:style-name="ce4">
            <text:p>4316758</text:p>
          </table:table-cell>
          <table:table-cell office:value-type="float" office:value="5697" table:style-name="ce6">
            <text:p>5.697</text:p>
          </table:table-cell>
          <table:table-cell office:value-type="string" table:style-name="ce4">
            <text:p>Não</text:p>
          </table:table-cell>
          <table:table-cell office:value-type="float" office:value="1329" table:style-name="ce6">
            <text:p>1.329</text:p>
          </table:table-cell>
          <table:table-cell office:value-type="float" office:value="0.28379199999999999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Laranjal do Jari/AP - Almeirim/P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lmeirim (PA)</text:p>
          </table:table-cell>
          <table:table-cell office:value-type="float" office:value="1500503" table:style-name="ce4">
            <text:p>1500503</text:p>
          </table:table-cell>
          <table:table-cell office:value-type="float" office:value="33614" table:style-name="ce6">
            <text:p>33.614</text:p>
          </table:table-cell>
          <table:table-cell office:value-type="string" table:style-name="ce4">
            <text:p>Sim</text:p>
          </table:table-cell>
          <table:table-cell office:value-type="float" office:value="5263" table:style-name="ce6">
            <text:p>5.263</text:p>
          </table:table-cell>
          <table:table-cell office:value-type="float" office:value="0.22225500000000001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ranjal do Jari (AP)</text:p>
          </table:table-cell>
          <table:table-cell office:value-type="float" office:value="1600279" table:style-name="ce4">
            <text:p>1600279</text:p>
          </table:table-cell>
          <table:table-cell office:value-type="float" office:value="39942" table:style-name="ce6">
            <text:p>39.942</text:p>
          </table:table-cell>
          <table:table-cell office:value-type="string" table:style-name="ce4">
            <text:p>Sim</text:p>
          </table:table-cell>
          <table:table-cell office:value-type="float" office:value="4556" table:style-name="ce6">
            <text:p>4.556</text:p>
          </table:table-cell>
          <table:table-cell office:value-type="float" office:value="0.15939500000000001" table:style-name="ce5">
            <text:p>0,1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itória do Jari (AP)</text:p>
          </table:table-cell>
          <table:table-cell office:value-type="float" office:value="1600808" table:style-name="ce4">
            <text:p>1600808</text:p>
          </table:table-cell>
          <table:table-cell office:value-type="float" office:value="12428" table:style-name="ce6">
            <text:p>12.428</text:p>
          </table:table-cell>
          <table:table-cell office:value-type="string" table:style-name="ce4">
            <text:p>Não</text:p>
          </table:table-cell>
          <table:table-cell office:value-type="float" office:value="1541" table:style-name="ce6">
            <text:p>1.541</text:p>
          </table:table-cell>
          <table:table-cell office:value-type="float" office:value="0.180762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Lavras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jaci (MG)</text:p>
          </table:table-cell>
          <table:table-cell office:value-type="float" office:value="3130408" table:style-name="ce4">
            <text:p>3130408</text:p>
          </table:table-cell>
          <table:table-cell office:value-type="float" office:value="5859" table:style-name="ce6">
            <text:p>5.859</text:p>
          </table:table-cell>
          <table:table-cell office:value-type="string" table:style-name="ce4">
            <text:p>Não</text:p>
          </table:table-cell>
          <table:table-cell office:value-type="float" office:value="1046" table:style-name="ce6">
            <text:p>1.046</text:p>
          </table:table-cell>
          <table:table-cell office:value-type="float" office:value="0.26447500000000002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umirim (MG)</text:p>
          </table:table-cell>
          <table:table-cell office:value-type="float" office:value="3134301" table:style-name="ce4">
            <text:p>3134301</text:p>
          </table:table-cell>
          <table:table-cell office:value-type="float" office:value="6139" table:style-name="ce6">
            <text:p>6.139</text:p>
          </table:table-cell>
          <table:table-cell office:value-type="string" table:style-name="ce4">
            <text:p>Não</text:p>
          </table:table-cell>
          <table:table-cell office:value-type="float" office:value="694" table:style-name="ce6">
            <text:p>694</text:p>
          </table:table-cell>
          <table:table-cell office:value-type="float" office:value="0.1948890000000000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vras (MG)</text:p>
          </table:table-cell>
          <table:table-cell office:value-type="float" office:value="3138203" table:style-name="ce4">
            <text:p>3138203</text:p>
          </table:table-cell>
          <table:table-cell office:value-type="float" office:value="92200" table:style-name="ce6">
            <text:p>92.200</text:p>
          </table:table-cell>
          <table:table-cell office:value-type="string" table:style-name="ce4">
            <text:p>Sim</text:p>
          </table:table-cell>
          <table:table-cell office:value-type="float" office:value="2399" table:style-name="ce6">
            <text:p>2.399</text:p>
          </table:table-cell>
          <table:table-cell office:value-type="float" office:value="3.5811000000000003E-2" table:style-name="ce5">
            <text:p>0,0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beirão Vermelho (MG)</text:p>
          </table:table-cell>
          <table:table-cell office:value-type="float" office:value="3154705" table:style-name="ce4">
            <text:p>3154705</text:p>
          </table:table-cell>
          <table:table-cell office:value-type="float" office:value="3826" table:style-name="ce6">
            <text:p>3.826</text:p>
          </table:table-cell>
          <table:table-cell office:value-type="string" table:style-name="ce4">
            <text:p>Não</text:p>
          </table:table-cell>
          <table:table-cell office:value-type="float" office:value="711" table:style-name="ce6">
            <text:p>711</text:p>
          </table:table-cell>
          <table:table-cell office:value-type="float" office:value="0.28565699999999999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Leme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Leme (SP)</text:p>
          </table:table-cell>
          <table:table-cell office:value-type="float" office:value="3526704" table:style-name="ce4">
            <text:p>3526704</text:p>
          </table:table-cell>
          <table:table-cell office:value-type="float" office:value="91756" table:style-name="ce6">
            <text:p>91.756</text:p>
          </table:table-cell>
          <table:table-cell office:value-type="string" table:style-name="ce4">
            <text:p>Sim</text:p>
          </table:table-cell>
          <table:table-cell office:value-type="float" office:value="718" table:style-name="ce6">
            <text:p>718</text:p>
          </table:table-cell>
          <table:table-cell office:value-type="float" office:value="1.068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Cruz da Conceição (SP)</text:p>
          </table:table-cell>
          <table:table-cell office:value-type="float" office:value="3546207" table:style-name="ce4">
            <text:p>3546207</text:p>
          </table:table-cell>
          <table:table-cell office:value-type="float" office:value="4002" table:style-name="ce6">
            <text:p>4.002</text:p>
          </table:table-cell>
          <table:table-cell office:value-type="string" table:style-name="ce4">
            <text:p>Não</text:p>
          </table:table-cell>
          <table:table-cell office:value-type="float" office:value="718" table:style-name="ce6">
            <text:p>718</text:p>
          </table:table-cell>
          <table:table-cell office:value-type="float" office:value="0.24265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Limeir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racemápolis (SP)</text:p>
          </table:table-cell>
          <table:table-cell office:value-type="float" office:value="3521408" table:style-name="ce4">
            <text:p>3521408</text:p>
          </table:table-cell>
          <table:table-cell office:value-type="float" office:value="20029" table:style-name="ce6">
            <text:p>20.029</text:p>
          </table:table-cell>
          <table:table-cell office:value-type="string" table:style-name="ce4">
            <text:p>Não</text:p>
          </table:table-cell>
          <table:table-cell office:value-type="float" office:value="2722" table:style-name="ce6">
            <text:p>2.722</text:p>
          </table:table-cell>
          <table:table-cell office:value-type="float" office:value="0.20125699999999999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imeira (SP)</text:p>
          </table:table-cell>
          <table:table-cell office:value-type="float" office:value="3526902" table:style-name="ce4">
            <text:p>3526902</text:p>
          </table:table-cell>
          <table:table-cell office:value-type="float" office:value="276022" table:style-name="ce6">
            <text:p>276.022</text:p>
          </table:table-cell>
          <table:table-cell office:value-type="string" table:style-name="ce4">
            <text:p>Sim</text:p>
          </table:table-cell>
          <table:table-cell office:value-type="float" office:value="2722" table:style-name="ce6">
            <text:p>2.722</text:p>
          </table:table-cell>
          <table:table-cell office:value-type="float" office:value="1.3459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Londrina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mbé (PR)</text:p>
          </table:table-cell>
          <table:table-cell office:value-type="float" office:value="4103701" table:style-name="ce4">
            <text:p>4103701</text:p>
          </table:table-cell>
          <table:table-cell office:value-type="float" office:value="96733" table:style-name="ce6">
            <text:p>96.733</text:p>
          </table:table-cell>
          <table:table-cell office:value-type="string" table:style-name="ce4">
            <text:p>Não</text:p>
          </table:table-cell>
          <table:table-cell office:value-type="float" office:value="23768" table:style-name="ce6">
            <text:p>23.768</text:p>
          </table:table-cell>
          <table:table-cell office:value-type="float" office:value="0.33240999999999998" table:style-name="ce5">
            <text:p>0,3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biporã (PR)</text:p>
          </table:table-cell>
          <table:table-cell office:value-type="float" office:value="4109807" table:style-name="ce4">
            <text:p>4109807</text:p>
          </table:table-cell>
          <table:table-cell office:value-type="float" office:value="48198" table:style-name="ce6">
            <text:p>48.198</text:p>
          </table:table-cell>
          <table:table-cell office:value-type="string" table:style-name="ce4">
            <text:p>Não</text:p>
          </table:table-cell>
          <table:table-cell office:value-type="float" office:value="7940" table:style-name="ce6">
            <text:p>7.940</text:p>
          </table:table-cell>
          <table:table-cell office:value-type="float" office:value="0.23849600000000001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taizinho (PR)</text:p>
          </table:table-cell>
          <table:table-cell office:value-type="float" office:value="4112702" table:style-name="ce4">
            <text:p>4112702</text:p>
          </table:table-cell>
          <table:table-cell office:value-type="float" office:value="11875" table:style-name="ce6">
            <text:p>11.875</text:p>
          </table:table-cell>
          <table:table-cell office:value-type="string" table:style-name="ce4">
            <text:p>Não</text:p>
          </table:table-cell>
          <table:table-cell office:value-type="float" office:value="2276" table:style-name="ce6">
            <text:p>2.276</text:p>
          </table:table-cell>
          <table:table-cell office:value-type="float" office:value="0.28737400000000002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ondrina (PR)</text:p>
          </table:table-cell>
          <table:table-cell office:value-type="float" office:value="4113700" table:style-name="ce4">
            <text:p>4113700</text:p>
          </table:table-cell>
          <table:table-cell office:value-type="float" office:value="506701" table:style-name="ce6">
            <text:p>506.701</text:p>
          </table:table-cell>
          <table:table-cell office:value-type="string" table:style-name="ce4">
            <text:p>Sim</text:p>
          </table:table-cell>
          <table:table-cell office:value-type="float" office:value="31344" table:style-name="ce6">
            <text:p>31.344</text:p>
          </table:table-cell>
          <table:table-cell office:value-type="float" office:value="8.3751000000000006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Loren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nas (SP)</text:p>
          </table:table-cell>
          <table:table-cell office:value-type="float" office:value="3509957" table:style-name="ce4">
            <text:p>3509957</text:p>
          </table:table-cell>
          <table:table-cell office:value-type="float" office:value="4385" table:style-name="ce6">
            <text:p>4.385</text:p>
          </table:table-cell>
          <table:table-cell office:value-type="string" table:style-name="ce4">
            <text:p>Não</text:p>
          </table:table-cell>
          <table:table-cell office:value-type="float" office:value="552" table:style-name="ce6">
            <text:p>552</text:p>
          </table:table-cell>
          <table:table-cell office:value-type="float" office:value="0.19193299999999999" table:style-name="ce5">
            <text:p>0,1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orena (SP)</text:p>
          </table:table-cell>
          <table:table-cell office:value-type="float" office:value="3527207" table:style-name="ce4">
            <text:p>3527207</text:p>
          </table:table-cell>
          <table:table-cell office:value-type="float" office:value="82537" table:style-name="ce6">
            <text:p>82.537</text:p>
          </table:table-cell>
          <table:table-cell office:value-type="string" table:style-name="ce4">
            <text:p>Sim</text:p>
          </table:table-cell>
          <table:table-cell office:value-type="float" office:value="552" table:style-name="ce6">
            <text:p>552</text:p>
          </table:table-cell>
          <table:table-cell office:value-type="float" office:value="1.0024E-2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caé - Rio das Ostras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rapebus (RJ)</text:p>
          </table:table-cell>
          <table:table-cell office:value-type="float" office:value="3300936" table:style-name="ce4">
            <text:p>3300936</text:p>
          </table:table-cell>
          <table:table-cell office:value-type="float" office:value="13359" table:style-name="ce6">
            <text:p>13.359</text:p>
          </table:table-cell>
          <table:table-cell office:value-type="string" table:style-name="ce4">
            <text:p>Não</text:p>
          </table:table-cell>
          <table:table-cell office:value-type="float" office:value="2627" table:style-name="ce6">
            <text:p>2.627</text:p>
          </table:table-cell>
          <table:table-cell office:value-type="float" office:value="0.28579199999999999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simiro de Abreu (RJ)</text:p>
          </table:table-cell>
          <table:table-cell office:value-type="float" office:value="3301306" table:style-name="ce4">
            <text:p>3301306</text:p>
          </table:table-cell>
          <table:table-cell office:value-type="float" office:value="35347" table:style-name="ce6">
            <text:p>35.347</text:p>
          </table:table-cell>
          <table:table-cell office:value-type="string" table:style-name="ce4">
            <text:p>Não</text:p>
          </table:table-cell>
          <table:table-cell office:value-type="float" office:value="6527" table:style-name="ce6">
            <text:p>6.527</text:p>
          </table:table-cell>
          <table:table-cell office:value-type="float" office:value="0.25226100000000001" table:style-name="ce5">
            <text:p>0,2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nceição de Macabu (RJ)</text:p>
          </table:table-cell>
          <table:table-cell office:value-type="float" office:value="3301405" table:style-name="ce4">
            <text:p>3301405</text:p>
          </table:table-cell>
          <table:table-cell office:value-type="float" office:value="21211" table:style-name="ce6">
            <text:p>21.211</text:p>
          </table:table-cell>
          <table:table-cell office:value-type="string" table:style-name="ce4">
            <text:p>Não</text:p>
          </table:table-cell>
          <table:table-cell office:value-type="float" office:value="3064" table:style-name="ce6">
            <text:p>3.064</text:p>
          </table:table-cell>
          <table:table-cell office:value-type="float" office:value="0.200484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caé (RJ)</text:p>
          </table:table-cell>
          <table:table-cell office:value-type="float" office:value="3302403" table:style-name="ce4">
            <text:p>3302403</text:p>
          </table:table-cell>
          <table:table-cell office:value-type="float" office:value="206728" table:style-name="ce6">
            <text:p>206.728</text:p>
          </table:table-cell>
          <table:table-cell office:value-type="string" table:style-name="ce4">
            <text:p>Sim</text:p>
          </table:table-cell>
          <table:table-cell office:value-type="float" office:value="20670" table:style-name="ce6">
            <text:p>20.670</text:p>
          </table:table-cell>
          <table:table-cell office:value-type="float" office:value="0.13538600000000001" table:style-name="ce5">
            <text:p>0,1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das Ostras (RJ)</text:p>
          </table:table-cell>
          <table:table-cell office:value-type="float" office:value="3304524" table:style-name="ce4">
            <text:p>3304524</text:p>
          </table:table-cell>
          <table:table-cell office:value-type="float" office:value="105676" table:style-name="ce6">
            <text:p>105.676</text:p>
          </table:table-cell>
          <table:table-cell office:value-type="string" table:style-name="ce4">
            <text:p>Sim</text:p>
          </table:table-cell>
          <table:table-cell office:value-type="float" office:value="17870" table:style-name="ce6">
            <text:p>17.870</text:p>
          </table:table-cell>
          <table:table-cell office:value-type="float" office:value="0.234878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capá/A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capá (AP)</text:p>
          </table:table-cell>
          <table:table-cell office:value-type="float" office:value="1600303" table:style-name="ce4">
            <text:p>1600303</text:p>
          </table:table-cell>
          <table:table-cell office:value-type="float" office:value="398204" table:style-name="ce6">
            <text:p>398.204</text:p>
          </table:table-cell>
          <table:table-cell office:value-type="string" table:style-name="ce4">
            <text:p>Sim</text:p>
          </table:table-cell>
          <table:table-cell office:value-type="float" office:value="8594" table:style-name="ce6">
            <text:p>8.594</text:p>
          </table:table-cell>
          <table:table-cell office:value-type="float" office:value="3.0088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na (AP)</text:p>
          </table:table-cell>
          <table:table-cell office:value-type="float" office:value="1600600" table:style-name="ce4">
            <text:p>1600600</text:p>
          </table:table-cell>
          <table:table-cell office:value-type="float" office:value="101262" table:style-name="ce6">
            <text:p>101.262</text:p>
          </table:table-cell>
          <table:table-cell office:value-type="string" table:style-name="ce4">
            <text:p>Não</text:p>
          </table:table-cell>
          <table:table-cell office:value-type="float" office:value="8594" table:style-name="ce6">
            <text:p>8.594</text:p>
          </table:table-cell>
          <table:table-cell office:value-type="float" office:value="0.123919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ceió/A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rra de Santo Antônio (AL)</text:p>
          </table:table-cell>
          <table:table-cell office:value-type="float" office:value="2700508" table:style-name="ce4">
            <text:p>2700508</text:p>
          </table:table-cell>
          <table:table-cell office:value-type="float" office:value="14230" table:style-name="ce6">
            <text:p>14.230</text:p>
          </table:table-cell>
          <table:table-cell office:value-type="string" table:style-name="ce4">
            <text:p>Não</text:p>
          </table:table-cell>
          <table:table-cell office:value-type="float" office:value="1216" table:style-name="ce6">
            <text:p>1.216</text:p>
          </table:table-cell>
          <table:table-cell office:value-type="float" office:value="0.14121500000000001" table:style-name="ce5">
            <text:p>0,1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Paripueira (AL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queiro Seco (AL)</text:p>
          </table:table-cell>
          <table:table-cell office:value-type="float" office:value="2702207" table:style-name="ce4">
            <text:p>2702207</text:p>
          </table:table-cell>
          <table:table-cell office:value-type="float" office:value="5526" table:style-name="ce6">
            <text:p>5.526</text:p>
          </table:table-cell>
          <table:table-cell office:value-type="string" table:style-name="ce4">
            <text:p>Não</text:p>
          </table:table-cell>
          <table:table-cell office:value-type="float" office:value="931" table:style-name="ce6">
            <text:p>931</text:p>
          </table:table-cell>
          <table:table-cell office:value-type="float" office:value="0.280169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ceió (AL)</text:p>
          </table:table-cell>
          <table:table-cell office:value-type="float" office:value="2704302" table:style-name="ce4">
            <text:p>2704302</text:p>
          </table:table-cell>
          <table:table-cell office:value-type="float" office:value="932748" table:style-name="ce6">
            <text:p>932.748</text:p>
          </table:table-cell>
          <table:table-cell office:value-type="string" table:style-name="ce4">
            <text:p>Sim</text:p>
          </table:table-cell>
          <table:table-cell office:value-type="float" office:value="22990" table:style-name="ce6">
            <text:p>22.990</text:p>
          </table:table-cell>
          <table:table-cell office:value-type="float" office:value="3.5675999999999999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echal Deodoro (AL)</text:p>
          </table:table-cell>
          <table:table-cell office:value-type="float" office:value="2704708" table:style-name="ce4">
            <text:p>2704708</text:p>
          </table:table-cell>
          <table:table-cell office:value-type="float" office:value="45977" table:style-name="ce6">
            <text:p>45.977</text:p>
          </table:table-cell>
          <table:table-cell office:value-type="string" table:style-name="ce4">
            <text:p>Não</text:p>
          </table:table-cell>
          <table:table-cell office:value-type="float" office:value="5648" table:style-name="ce6">
            <text:p>5.648</text:p>
          </table:table-cell>
          <table:table-cell office:value-type="float" office:value="0.19361700000000001" table:style-name="ce5">
            <text:p>0,1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essias (AL)</text:p>
          </table:table-cell>
          <table:table-cell office:value-type="float" office:value="2705200" table:style-name="ce4">
            <text:p>2705200</text:p>
          </table:table-cell>
          <table:table-cell office:value-type="float" office:value="15682" table:style-name="ce6">
            <text:p>15.682</text:p>
          </table:table-cell>
          <table:table-cell office:value-type="string" table:style-name="ce4">
            <text:p>Não</text:p>
          </table:table-cell>
          <table:table-cell office:value-type="float" office:value="2162" table:style-name="ce6">
            <text:p>2.162</text:p>
          </table:table-cell>
          <table:table-cell office:value-type="float" office:value="0.234185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ripueira (AL)</text:p>
          </table:table-cell>
          <table:table-cell office:value-type="float" office:value="2706448" table:style-name="ce4">
            <text:p>2706448</text:p>
          </table:table-cell>
          <table:table-cell office:value-type="float" office:value="11347" table:style-name="ce6">
            <text:p>11.347</text:p>
          </table:table-cell>
          <table:table-cell office:value-type="string" table:style-name="ce4">
            <text:p>Não</text:p>
          </table:table-cell>
          <table:table-cell office:value-type="float" office:value="1971" table:style-name="ce6">
            <text:p>1.971</text:p>
          </table:table-cell>
          <table:table-cell office:value-type="float" office:value="0.25958100000000001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Largo (AL)</text:p>
          </table:table-cell>
          <table:table-cell office:value-type="float" office:value="2707701" table:style-name="ce4">
            <text:p>2707701</text:p>
          </table:table-cell>
          <table:table-cell office:value-type="float" office:value="68481" table:style-name="ce6">
            <text:p>68.481</text:p>
          </table:table-cell>
          <table:table-cell office:value-type="string" table:style-name="ce4">
            <text:p>Não</text:p>
          </table:table-cell>
          <table:table-cell office:value-type="float" office:value="11714" table:style-name="ce6">
            <text:p>11.714</text:p>
          </table:table-cell>
          <table:table-cell office:value-type="float" office:value="0.27590300000000001" table:style-name="ce5">
            <text:p>0,2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Luzia do Norte (AL)</text:p>
          </table:table-cell>
          <table:table-cell office:value-type="float" office:value="2707909" table:style-name="ce4">
            <text:p>2707909</text:p>
          </table:table-cell>
          <table:table-cell office:value-type="float" office:value="6891" table:style-name="ce6">
            <text:p>6.891</text:p>
          </table:table-cell>
          <table:table-cell office:value-type="string" table:style-name="ce4">
            <text:p>Não</text:p>
          </table:table-cell>
          <table:table-cell office:value-type="float" office:value="1068" table:style-name="ce6">
            <text:p>1.068</text:p>
          </table:table-cell>
          <table:table-cell office:value-type="float" office:value="0.25422499999999998" table:style-name="ce5">
            <text:p>0,2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tuba (AL)</text:p>
          </table:table-cell>
          <table:table-cell office:value-type="float" office:value="2708907" table:style-name="ce4">
            <text:p>2708907</text:p>
          </table:table-cell>
          <table:table-cell office:value-type="float" office:value="14603" table:style-name="ce6">
            <text:p>14.603</text:p>
          </table:table-cell>
          <table:table-cell office:value-type="string" table:style-name="ce4">
            <text:p>Não</text:p>
          </table:table-cell>
          <table:table-cell office:value-type="float" office:value="3826" table:style-name="ce6">
            <text:p>3.826</text:p>
          </table:table-cell>
          <table:table-cell office:value-type="float" office:value="0.439467" table:style-name="ce5">
            <text:p>0,4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fra/SC - Rio Negro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fra (SC)</text:p>
          </table:table-cell>
          <table:table-cell office:value-type="float" office:value="4210100" table:style-name="ce4">
            <text:p>4210100</text:p>
          </table:table-cell>
          <table:table-cell office:value-type="float" office:value="52912" table:style-name="ce6">
            <text:p>52.912</text:p>
          </table:table-cell>
          <table:table-cell office:value-type="string" table:style-name="ce4">
            <text:p>Sim</text:p>
          </table:table-cell>
          <table:table-cell office:value-type="float" office:value="5969" table:style-name="ce6">
            <text:p>5.969</text:p>
          </table:table-cell>
          <table:table-cell office:value-type="float" office:value="0.14918000000000001" table:style-name="ce5">
            <text:p>0,1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Negro (PR)</text:p>
          </table:table-cell>
          <table:table-cell office:value-type="float" office:value="4122305" table:style-name="ce4">
            <text:p>4122305</text:p>
          </table:table-cell>
          <table:table-cell office:value-type="float" office:value="31274" table:style-name="ce6">
            <text:p>31.274</text:p>
          </table:table-cell>
          <table:table-cell office:value-type="string" table:style-name="ce4">
            <text:p>Sim</text:p>
          </table:table-cell>
          <table:table-cell office:value-type="float" office:value="5969" table:style-name="ce6">
            <text:p>5.969</text:p>
          </table:table-cell>
          <table:table-cell office:value-type="float" office:value="0.25782899999999997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manguape - Rio Tinto/PB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manguape (PB)</text:p>
          </table:table-cell>
          <table:table-cell office:value-type="float" office:value="2508901" table:style-name="ce4">
            <text:p>2508901</text:p>
          </table:table-cell>
          <table:table-cell office:value-type="float" office:value="42303" table:style-name="ce6">
            <text:p>42.303</text:p>
          </table:table-cell>
          <table:table-cell office:value-type="string" table:style-name="ce4">
            <text:p>Sim</text:p>
          </table:table-cell>
          <table:table-cell office:value-type="float" office:value="1471" table:style-name="ce6">
            <text:p>1.471</text:p>
          </table:table-cell>
          <table:table-cell office:value-type="float" office:value="5.5475999999999998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Tinto (PB)</text:p>
          </table:table-cell>
          <table:table-cell office:value-type="float" office:value="2512903" table:style-name="ce4">
            <text:p>2512903</text:p>
          </table:table-cell>
          <table:table-cell office:value-type="float" office:value="22976" table:style-name="ce6">
            <text:p>22.976</text:p>
          </table:table-cell>
          <table:table-cell office:value-type="string" table:style-name="ce4">
            <text:p>Sim</text:p>
          </table:table-cell>
          <table:table-cell office:value-type="float" office:value="1471" table:style-name="ce6">
            <text:p>1.471</text:p>
          </table:table-cell>
          <table:table-cell office:value-type="float" office:value="0.101919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ragogi/AL - São José da Coroa Grande/PE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ragogi (AL)</text:p>
          </table:table-cell>
          <table:table-cell office:value-type="float" office:value="2704500" table:style-name="ce4">
            <text:p>2704500</text:p>
          </table:table-cell>
          <table:table-cell office:value-type="float" office:value="28749" table:style-name="ce6">
            <text:p>28.749</text:p>
          </table:table-cell>
          <table:table-cell office:value-type="string" table:style-name="ce4">
            <text:p>Sim</text:p>
          </table:table-cell>
          <table:table-cell office:value-type="float" office:value="844" table:style-name="ce6">
            <text:p>844</text:p>
          </table:table-cell>
          <table:table-cell office:value-type="float" office:value="4.4789000000000002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sé da Coroa Grande (PE)</text:p>
          </table:table-cell>
          <table:table-cell office:value-type="float" office:value="2613404" table:style-name="ce4">
            <text:p>2613404</text:p>
          </table:table-cell>
          <table:table-cell office:value-type="float" office:value="18180" table:style-name="ce6">
            <text:p>18.180</text:p>
          </table:table-cell>
          <table:table-cell office:value-type="string" table:style-name="ce4">
            <text:p>Sim</text:p>
          </table:table-cell>
          <table:table-cell office:value-type="float" office:value="844" table:style-name="ce6">
            <text:p>844</text:p>
          </table:table-cell>
          <table:table-cell office:value-type="float" office:value="7.6477000000000003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ríli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rília (SP)</text:p>
          </table:table-cell>
          <table:table-cell office:value-type="float" office:value="3529005" table:style-name="ce4">
            <text:p>3529005</text:p>
          </table:table-cell>
          <table:table-cell office:value-type="float" office:value="216745" table:style-name="ce6">
            <text:p>216.745</text:p>
          </table:table-cell>
          <table:table-cell office:value-type="string" table:style-name="ce4">
            <text:p>Sim</text:p>
          </table:table-cell>
          <table:table-cell office:value-type="float" office:value="2753" table:style-name="ce6">
            <text:p>2.753</text:p>
          </table:table-cell>
          <table:table-cell office:value-type="float" office:value="1.7644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Oriente (SP)</text:p>
          </table:table-cell>
          <table:table-cell office:value-type="float" office:value="3534104" table:style-name="ce4">
            <text:p>3534104</text:p>
          </table:table-cell>
          <table:table-cell office:value-type="float" office:value="6097" table:style-name="ce6">
            <text:p>6.097</text:p>
          </table:table-cell>
          <table:table-cell office:value-type="string" table:style-name="ce4">
            <text:p>Não</text:p>
          </table:table-cell>
          <table:table-cell office:value-type="float" office:value="887" table:style-name="ce6">
            <text:p>887</text:p>
          </table:table-cell>
          <table:table-cell office:value-type="float" office:value="0.218527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era Cruz (SP)</text:p>
          </table:table-cell>
          <table:table-cell office:value-type="float" office:value="3556602" table:style-name="ce4">
            <text:p>3556602</text:p>
          </table:table-cell>
          <table:table-cell office:value-type="float" office:value="10769" table:style-name="ce6">
            <text:p>10.769</text:p>
          </table:table-cell>
          <table:table-cell office:value-type="string" table:style-name="ce4">
            <text:p>Não</text:p>
          </table:table-cell>
          <table:table-cell office:value-type="float" office:value="1872" table:style-name="ce6">
            <text:p>1.872</text:p>
          </table:table-cell>
          <table:table-cell office:value-type="float" office:value="0.24324299999999999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ringá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Floresta (PR)</text:p>
          </table:table-cell>
          <table:table-cell office:value-type="float" office:value="4107900" table:style-name="ce4">
            <text:p>4107900</text:p>
          </table:table-cell>
          <table:table-cell office:value-type="float" office:value="5931" table:style-name="ce6">
            <text:p>5.931</text:p>
          </table:table-cell>
          <table:table-cell office:value-type="string" table:style-name="ce4">
            <text:p>Não</text:p>
          </table:table-cell>
          <table:table-cell office:value-type="float" office:value="1237" table:style-name="ce6">
            <text:p>1.237</text:p>
          </table:table-cell>
          <table:table-cell office:value-type="float" office:value="0.28352100000000002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guaraçu (PR)</text:p>
          </table:table-cell>
          <table:table-cell office:value-type="float" office:value="4110003" table:style-name="ce4">
            <text:p>4110003</text:p>
          </table:table-cell>
          <table:table-cell office:value-type="float" office:value="3982" table:style-name="ce6">
            <text:p>3.982</text:p>
          </table:table-cell>
          <table:table-cell office:value-type="string" table:style-name="ce4">
            <text:p>Não</text:p>
          </table:table-cell>
          <table:table-cell office:value-type="float" office:value="611" table:style-name="ce6">
            <text:p>611</text:p>
          </table:table-cell>
          <table:table-cell office:value-type="float" office:value="0.201983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mbé (PR)</text:p>
          </table:table-cell>
          <table:table-cell office:value-type="float" office:value="4111100" table:style-name="ce4">
            <text:p>4111100</text:p>
          </table:table-cell>
          <table:table-cell office:value-type="float" office:value="5979" table:style-name="ce6">
            <text:p>5.979</text:p>
          </table:table-cell>
          <table:table-cell office:value-type="string" table:style-name="ce4">
            <text:p>Não</text:p>
          </table:table-cell>
          <table:table-cell office:value-type="float" office:value="784" table:style-name="ce6">
            <text:p>784</text:p>
          </table:table-cell>
          <table:table-cell office:value-type="float" office:value="0.191687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ndaguaçu (PR)</text:p>
          </table:table-cell>
          <table:table-cell office:value-type="float" office:value="4114104" table:style-name="ce4">
            <text:p>4114104</text:p>
          </table:table-cell>
          <table:table-cell office:value-type="float" office:value="19781" table:style-name="ce6">
            <text:p>19.781</text:p>
          </table:table-cell>
          <table:table-cell office:value-type="string" table:style-name="ce4">
            <text:p>Não</text:p>
          </table:table-cell>
          <table:table-cell office:value-type="float" office:value="4135" table:style-name="ce6">
            <text:p>4.135</text:p>
          </table:table-cell>
          <table:table-cell office:value-type="float" office:value="0.28753200000000001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ialva (PR)</text:p>
          </table:table-cell>
          <table:table-cell office:value-type="float" office:value="4114807" table:style-name="ce4">
            <text:p>4114807</text:p>
          </table:table-cell>
          <table:table-cell office:value-type="float" office:value="31959" table:style-name="ce6">
            <text:p>31.959</text:p>
          </table:table-cell>
          <table:table-cell office:value-type="string" table:style-name="ce4">
            <text:p>Não</text:p>
          </table:table-cell>
          <table:table-cell office:value-type="float" office:value="4309" table:style-name="ce6">
            <text:p>4.309</text:p>
          </table:table-cell>
          <table:table-cell office:value-type="float" office:value="0.17864099999999999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ingá (PR)</text:p>
          </table:table-cell>
          <table:table-cell office:value-type="float" office:value="4115200" table:style-name="ce4">
            <text:p>4115200</text:p>
          </table:table-cell>
          <table:table-cell office:value-type="float" office:value="357077" table:style-name="ce6">
            <text:p>357.077</text:p>
          </table:table-cell>
          <table:table-cell office:value-type="string" table:style-name="ce4">
            <text:p>Sim</text:p>
          </table:table-cell>
          <table:table-cell office:value-type="float" office:value="45406" table:style-name="ce6">
            <text:p>45.406</text:p>
          </table:table-cell>
          <table:table-cell office:value-type="float" office:value="0.16548599999999999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Ourizona (PR)</text:p>
          </table:table-cell>
          <table:table-cell office:value-type="float" office:value="4117404" table:style-name="ce4">
            <text:p>4117404</text:p>
          </table:table-cell>
          <table:table-cell office:value-type="float" office:value="3380" table:style-name="ce6">
            <text:p>3.380</text:p>
          </table:table-cell>
          <table:table-cell office:value-type="string" table:style-name="ce4">
            <text:p>Não</text:p>
          </table:table-cell>
          <table:table-cell office:value-type="float" office:value="671" table:style-name="ce6">
            <text:p>671</text:p>
          </table:table-cell>
          <table:table-cell office:value-type="float" office:value="0.27421299999999998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içandu (PR)</text:p>
          </table:table-cell>
          <table:table-cell office:value-type="float" office:value="4117503" table:style-name="ce4">
            <text:p>4117503</text:p>
          </table:table-cell>
          <table:table-cell office:value-type="float" office:value="35936" table:style-name="ce6">
            <text:p>35.936</text:p>
          </table:table-cell>
          <table:table-cell office:value-type="string" table:style-name="ce4">
            <text:p>Não</text:p>
          </table:table-cell>
          <table:table-cell office:value-type="float" office:value="10757" table:style-name="ce6">
            <text:p>10.757</text:p>
          </table:table-cell>
          <table:table-cell office:value-type="float" office:value="0.40305000000000002" table:style-name="ce5">
            <text:p>0,4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residente Castelo Branco (PR)</text:p>
          </table:table-cell>
          <table:table-cell office:value-type="float" office:value="4120408" table:style-name="ce4">
            <text:p>4120408</text:p>
          </table:table-cell>
          <table:table-cell office:value-type="float" office:value="4784" table:style-name="ce6">
            <text:p>4.784</text:p>
          </table:table-cell>
          <table:table-cell office:value-type="string" table:style-name="ce4">
            <text:p>Não</text:p>
          </table:table-cell>
          <table:table-cell office:value-type="float" office:value="710" table:style-name="ce6">
            <text:p>710</text:p>
          </table:table-cell>
          <table:table-cell office:value-type="float" office:value="0.20245199999999999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randi (PR)</text:p>
          </table:table-cell>
          <table:table-cell office:value-type="float" office:value="4126256" table:style-name="ce4">
            <text:p>4126256</text:p>
          </table:table-cell>
          <table:table-cell office:value-type="float" office:value="82847" table:style-name="ce6">
            <text:p>82.847</text:p>
          </table:table-cell>
          <table:table-cell office:value-type="string" table:style-name="ce4">
            <text:p>Não</text:p>
          </table:table-cell>
          <table:table-cell office:value-type="float" office:value="25420" table:style-name="ce6">
            <text:p>25.420</text:p>
          </table:table-cell>
          <table:table-cell office:value-type="float" office:value="0.41871199999999997" table:style-name="ce5">
            <text:p>0,4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tã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Dobrada (SP)</text:p>
          </table:table-cell>
          <table:table-cell office:value-type="float" office:value="3514007" table:style-name="ce4">
            <text:p>3514007</text:p>
          </table:table-cell>
          <table:table-cell office:value-type="float" office:value="7939" table:style-name="ce6">
            <text:p>7.939</text:p>
          </table:table-cell>
          <table:table-cell office:value-type="string" table:style-name="ce4">
            <text:p>Não</text:p>
          </table:table-cell>
          <table:table-cell office:value-type="float" office:value="987" table:style-name="ce6">
            <text:p>987</text:p>
          </table:table-cell>
          <table:table-cell office:value-type="float" office:value="0.17222100000000001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tão (SP)</text:p>
          </table:table-cell>
          <table:table-cell office:value-type="float" office:value="3529302" table:style-name="ce4">
            <text:p>3529302</text:p>
          </table:table-cell>
          <table:table-cell office:value-type="float" office:value="76786" table:style-name="ce6">
            <text:p>76.786</text:p>
          </table:table-cell>
          <table:table-cell office:value-type="string" table:style-name="ce4">
            <text:p>Sim</text:p>
          </table:table-cell>
          <table:table-cell office:value-type="float" office:value="987" table:style-name="ce6">
            <text:p>987</text:p>
          </table:table-cell>
          <table:table-cell office:value-type="float" office:value="1.8376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tinhos - Pontal do Paraná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tinhos (PR)</text:p>
          </table:table-cell>
          <table:table-cell office:value-type="float" office:value="4115705" table:style-name="ce4">
            <text:p>4115705</text:p>
          </table:table-cell>
          <table:table-cell office:value-type="float" office:value="29428" table:style-name="ce6">
            <text:p>29.428</text:p>
          </table:table-cell>
          <table:table-cell office:value-type="string" table:style-name="ce4">
            <text:p>Sim</text:p>
          </table:table-cell>
          <table:table-cell office:value-type="float" office:value="426" table:style-name="ce6">
            <text:p>426</text:p>
          </table:table-cell>
          <table:table-cell office:value-type="float" office:value="1.9880999999999999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ntal do Paraná (PR)</text:p>
          </table:table-cell>
          <table:table-cell office:value-type="float" office:value="4119954" table:style-name="ce4">
            <text:p>4119954</text:p>
          </table:table-cell>
          <table:table-cell office:value-type="float" office:value="20920" table:style-name="ce6">
            <text:p>20.920</text:p>
          </table:table-cell>
          <table:table-cell office:value-type="string" table:style-name="ce4">
            <text:p>Sim</text:p>
          </table:table-cell>
          <table:table-cell office:value-type="float" office:value="426" table:style-name="ce6">
            <text:p>426</text:p>
          </table:table-cell>
          <table:table-cell office:value-type="float" office:value="2.9432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tozinhos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pim Branco (MG)</text:p>
          </table:table-cell>
          <table:table-cell office:value-type="float" office:value="3112505" table:style-name="ce4">
            <text:p>3112505</text:p>
          </table:table-cell>
          <table:table-cell office:value-type="float" office:value="8881" table:style-name="ce6">
            <text:p>8.881</text:p>
          </table:table-cell>
          <table:table-cell office:value-type="string" table:style-name="ce4">
            <text:p>Não</text:p>
          </table:table-cell>
          <table:table-cell office:value-type="float" office:value="1399" table:style-name="ce6">
            <text:p>1.399</text:p>
          </table:table-cell>
          <table:table-cell office:value-type="float" office:value="0.23078199999999999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tozinhos (MG)</text:p>
          </table:table-cell>
          <table:table-cell office:value-type="float" office:value="3141108" table:style-name="ce4">
            <text:p>3141108</text:p>
          </table:table-cell>
          <table:table-cell office:value-type="float" office:value="33955" table:style-name="ce6">
            <text:p>33.955</text:p>
          </table:table-cell>
          <table:table-cell office:value-type="string" table:style-name="ce4">
            <text:p>Sim</text:p>
          </table:table-cell>
          <table:table-cell office:value-type="float" office:value="1399" table:style-name="ce6">
            <text:p>1.399</text:p>
          </table:table-cell>
          <table:table-cell office:value-type="float" office:value="5.7520000000000002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aurilândia/G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urilândia (GO)</text:p>
          </table:table-cell>
          <table:table-cell office:value-type="float" office:value="5213004" table:style-name="ce4">
            <text:p>5213004</text:p>
          </table:table-cell>
          <table:table-cell office:value-type="float" office:value="11521" table:style-name="ce6">
            <text:p>11.521</text:p>
          </table:table-cell>
          <table:table-cell office:value-type="string" table:style-name="ce4">
            <text:p>Sim</text:p>
          </table:table-cell>
          <table:table-cell office:value-type="float" office:value="1027" table:style-name="ce6">
            <text:p>1.027</text:p>
          </table:table-cell>
          <table:table-cell office:value-type="float" office:value="0.129639" table:style-name="ce5">
            <text:p>0,1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rteirão (GO)</text:p>
          </table:table-cell>
          <table:table-cell office:value-type="float" office:value="5218052" table:style-name="ce4">
            <text:p>5218052</text:p>
          </table:table-cell>
          <table:table-cell office:value-type="float" office:value="3347" table:style-name="ce6">
            <text:p>3.347</text:p>
          </table:table-cell>
          <table:table-cell office:value-type="string" table:style-name="ce4">
            <text:p>Não</text:p>
          </table:table-cell>
          <table:table-cell office:value-type="float" office:value="486" table:style-name="ce6">
            <text:p>486</text:p>
          </table:table-cell>
          <table:table-cell office:value-type="float" office:value="0.203347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urvelândia (GO)</text:p>
          </table:table-cell>
          <table:table-cell office:value-type="float" office:value="5221551" table:style-name="ce4">
            <text:p>5221551</text:p>
          </table:table-cell>
          <table:table-cell office:value-type="float" office:value="4399" table:style-name="ce6">
            <text:p>4.399</text:p>
          </table:table-cell>
          <table:table-cell office:value-type="string" table:style-name="ce4">
            <text:p>Não</text:p>
          </table:table-cell>
          <table:table-cell office:value-type="float" office:value="1007" table:style-name="ce6">
            <text:p>1.007</text:p>
          </table:table-cell>
          <table:table-cell office:value-type="float" office:value="0.317967" table:style-name="ce5">
            <text:p>0,3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endes - Engenheiro Paulo de Frontin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Engenheiro Paulo de Frontin (RJ)</text:p>
          </table:table-cell>
          <table:table-cell office:value-type="float" office:value="3301801" table:style-name="ce4">
            <text:p>3301801</text:p>
          </table:table-cell>
          <table:table-cell office:value-type="float" office:value="13237" table:style-name="ce6">
            <text:p>13.237</text:p>
          </table:table-cell>
          <table:table-cell office:value-type="string" table:style-name="ce4">
            <text:p>Sim</text:p>
          </table:table-cell>
          <table:table-cell office:value-type="float" office:value="814" table:style-name="ce6">
            <text:p>814</text:p>
          </table:table-cell>
          <table:table-cell office:value-type="float" office:value="9.7578999999999999E-2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endes (RJ)</text:p>
          </table:table-cell>
          <table:table-cell office:value-type="float" office:value="3302809" table:style-name="ce4">
            <text:p>3302809</text:p>
          </table:table-cell>
          <table:table-cell office:value-type="float" office:value="17935" table:style-name="ce6">
            <text:p>17.935</text:p>
          </table:table-cell>
          <table:table-cell office:value-type="string" table:style-name="ce4">
            <text:p>Sim</text:p>
          </table:table-cell>
          <table:table-cell office:value-type="float" office:value="814" table:style-name="ce6">
            <text:p>814</text:p>
          </table:table-cell>
          <table:table-cell office:value-type="float" office:value="6.7692000000000002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iracema do Tocantins/T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iracema do Tocantins (TO)</text:p>
          </table:table-cell>
          <table:table-cell office:value-type="float" office:value="1713205" table:style-name="ce4">
            <text:p>1713205</text:p>
          </table:table-cell>
          <table:table-cell office:value-type="float" office:value="20684" table:style-name="ce6">
            <text:p>20.684</text:p>
          </table:table-cell>
          <table:table-cell office:value-type="string" table:style-name="ce4">
            <text:p>Sim</text:p>
          </table:table-cell>
          <table:table-cell office:value-type="float" office:value="184" table:style-name="ce6">
            <text:p>184</text:p>
          </table:table-cell>
          <table:table-cell office:value-type="float" office:value="1.2862E-2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ocantínia (TO)</text:p>
          </table:table-cell>
          <table:table-cell office:value-type="float" office:value="1721109" table:style-name="ce4">
            <text:p>1721109</text:p>
          </table:table-cell>
          <table:table-cell office:value-type="float" office:value="6736" table:style-name="ce6">
            <text:p>6.736</text:p>
          </table:table-cell>
          <table:table-cell office:value-type="string" table:style-name="ce4">
            <text:p>Não</text:p>
          </table:table-cell>
          <table:table-cell office:value-type="float" office:value="184" table:style-name="ce6">
            <text:p>184</text:p>
          </table:table-cell>
          <table:table-cell office:value-type="float" office:value="4.5989000000000002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ogi Guaçu - Mogi Mirim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Estiva Gerbi (SP)</text:p>
          </table:table-cell>
          <table:table-cell office:value-type="float" office:value="3557303" table:style-name="ce4">
            <text:p>3557303</text:p>
          </table:table-cell>
          <table:table-cell office:value-type="float" office:value="10044" table:style-name="ce6">
            <text:p>10.044</text:p>
          </table:table-cell>
          <table:table-cell office:value-type="string" table:style-name="ce4">
            <text:p>Não</text:p>
          </table:table-cell>
          <table:table-cell office:value-type="float" office:value="2201" table:style-name="ce6">
            <text:p>2.201</text:p>
          </table:table-cell>
          <table:table-cell office:value-type="float" office:value="0.32334400000000002" table:style-name="ce5">
            <text:p>0,3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gi Guaçu (SP)</text:p>
          </table:table-cell>
          <table:table-cell office:value-type="float" office:value="3530706" table:style-name="ce4">
            <text:p>3530706</text:p>
          </table:table-cell>
          <table:table-cell office:value-type="float" office:value="137245" table:style-name="ce6">
            <text:p>137.245</text:p>
          </table:table-cell>
          <table:table-cell office:value-type="string" table:style-name="ce4">
            <text:p>Sim</text:p>
          </table:table-cell>
          <table:table-cell office:value-type="float" office:value="8296" table:style-name="ce6">
            <text:p>8.296</text:p>
          </table:table-cell>
          <table:table-cell office:value-type="float" office:value="8.6935999999999999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gi Mirim (SP)</text:p>
          </table:table-cell>
          <table:table-cell office:value-type="float" office:value="3530805" table:style-name="ce4">
            <text:p>3530805</text:p>
          </table:table-cell>
          <table:table-cell office:value-type="float" office:value="86505" table:style-name="ce6">
            <text:p>86.505</text:p>
          </table:table-cell>
          <table:table-cell office:value-type="string" table:style-name="ce4">
            <text:p>Sim</text:p>
          </table:table-cell>
          <table:table-cell office:value-type="float" office:value="6327" table:style-name="ce6">
            <text:p>6.327</text:p>
          </table:table-cell>
          <table:table-cell office:value-type="float" office:value="0.103912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Morros - Axixá/M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xixá (MA)</text:p>
          </table:table-cell>
          <table:table-cell office:value-type="float" office:value="2101103" table:style-name="ce4">
            <text:p>2101103</text:p>
          </table:table-cell>
          <table:table-cell office:value-type="float" office:value="11407" table:style-name="ce6">
            <text:p>11.407</text:p>
          </table:table-cell>
          <table:table-cell office:value-type="string" table:style-name="ce4">
            <text:p>Sim</text:p>
          </table:table-cell>
          <table:table-cell office:value-type="float" office:value="151" table:style-name="ce6">
            <text:p>151</text:p>
          </table:table-cell>
          <table:table-cell office:value-type="float" office:value="1.9143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rros (MA)</text:p>
          </table:table-cell>
          <table:table-cell office:value-type="float" office:value="2107100" table:style-name="ce4">
            <text:p>2107100</text:p>
          </table:table-cell>
          <table:table-cell office:value-type="float" office:value="17783" table:style-name="ce6">
            <text:p>17.783</text:p>
          </table:table-cell>
          <table:table-cell office:value-type="string" table:style-name="ce4">
            <text:p>Sim</text:p>
          </table:table-cell>
          <table:table-cell office:value-type="float" office:value="151" table:style-name="ce6">
            <text:p>151</text:p>
          </table:table-cell>
          <table:table-cell office:value-type="float" office:value="1.1963E-2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Natal/RN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Extremoz (RN)</text:p>
          </table:table-cell>
          <table:table-cell office:value-type="float" office:value="2403608" table:style-name="ce4">
            <text:p>2403608</text:p>
          </table:table-cell>
          <table:table-cell office:value-type="float" office:value="24569" table:style-name="ce6">
            <text:p>24.569</text:p>
          </table:table-cell>
          <table:table-cell office:value-type="string" table:style-name="ce4">
            <text:p>Não</text:p>
          </table:table-cell>
          <table:table-cell office:value-type="float" office:value="10804" table:style-name="ce6">
            <text:p>10.804</text:p>
          </table:table-cell>
          <table:table-cell office:value-type="float" office:value="0.67919799999999997" table:style-name="ce5">
            <text:p>0,6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caíba (RN)</text:p>
          </table:table-cell>
          <table:table-cell office:value-type="float" office:value="2407104" table:style-name="ce4">
            <text:p>2407104</text:p>
          </table:table-cell>
          <table:table-cell office:value-type="float" office:value="69467" table:style-name="ce6">
            <text:p>69.467</text:p>
          </table:table-cell>
          <table:table-cell office:value-type="string" table:style-name="ce4">
            <text:p>Não</text:p>
          </table:table-cell>
          <table:table-cell office:value-type="float" office:value="12066" table:style-name="ce6">
            <text:p>12.066</text:p>
          </table:table-cell>
          <table:table-cell office:value-type="float" office:value="0.257463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atal (RN)</text:p>
          </table:table-cell>
          <table:table-cell office:value-type="float" office:value="2408102" table:style-name="ce4">
            <text:p>2408102</text:p>
          </table:table-cell>
          <table:table-cell office:value-type="float" office:value="803739" table:style-name="ce6">
            <text:p>803.739</text:p>
          </table:table-cell>
          <table:table-cell office:value-type="string" table:style-name="ce4">
            <text:p>Sim</text:p>
          </table:table-cell>
          <table:table-cell office:value-type="float" office:value="87188" table:style-name="ce6">
            <text:p>87.188</text:p>
          </table:table-cell>
          <table:table-cell office:value-type="float" office:value="0.15344099999999999" table:style-name="ce5">
            <text:p>0,1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rnamirim (RN)</text:p>
          </table:table-cell>
          <table:table-cell office:value-type="float" office:value="2403251" table:style-name="ce4">
            <text:p>2403251</text:p>
          </table:table-cell>
          <table:table-cell office:value-type="float" office:value="202456" table:style-name="ce6">
            <text:p>202.456</text:p>
          </table:table-cell>
          <table:table-cell office:value-type="string" table:style-name="ce4">
            <text:p>Não</text:p>
          </table:table-cell>
          <table:table-cell office:value-type="float" office:value="55379" table:style-name="ce6">
            <text:p>55.379</text:p>
          </table:table-cell>
          <table:table-cell office:value-type="float" office:value="0.37808599999999998" table:style-name="ce5">
            <text:p>0,3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Gonçalo do Amarante (RN)</text:p>
          </table:table-cell>
          <table:table-cell office:value-type="float" office:value="2412005" table:style-name="ce4">
            <text:p>2412005</text:p>
          </table:table-cell>
          <table:table-cell office:value-type="float" office:value="87668" table:style-name="ce6">
            <text:p>87.668</text:p>
          </table:table-cell>
          <table:table-cell office:value-type="string" table:style-name="ce4">
            <text:p>Não</text:p>
          </table:table-cell>
          <table:table-cell office:value-type="float" office:value="25089" table:style-name="ce6">
            <text:p>25.089</text:p>
          </table:table-cell>
          <table:table-cell office:value-type="float" office:value="0.42577900000000002" table:style-name="ce5">
            <text:p>0,4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Nhamundá/AM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Faro (PA)</text:p>
          </table:table-cell>
          <table:table-cell office:value-type="float" office:value="1503002" table:style-name="ce4">
            <text:p>1503002</text:p>
          </table:table-cell>
          <table:table-cell office:value-type="float" office:value="8177" table:style-name="ce6">
            <text:p>8.177</text:p>
          </table:table-cell>
          <table:table-cell office:value-type="string" table:style-name="ce4">
            <text:p>Não</text:p>
          </table:table-cell>
          <table:table-cell office:value-type="float" office:value="333" table:style-name="ce6">
            <text:p>333</text:p>
          </table:table-cell>
          <table:table-cell office:value-type="float" office:value="5.7522999999999998E-2" table:style-name="ce5">
            <text:p>0,0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hamundá (AM)</text:p>
          </table:table-cell>
          <table:table-cell office:value-type="float" office:value="1303007" table:style-name="ce4">
            <text:p>1303007</text:p>
          </table:table-cell>
          <table:table-cell office:value-type="float" office:value="18278" table:style-name="ce6">
            <text:p>18.278</text:p>
          </table:table-cell>
          <table:table-cell office:value-type="string" table:style-name="ce4">
            <text:p>Sim</text:p>
          </table:table-cell>
          <table:table-cell office:value-type="float" office:value="333" table:style-name="ce6">
            <text:p>333</text:p>
          </table:table-cell>
          <table:table-cell office:value-type="float" office:value="2.8983999999999999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Nova Granad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Nova Granada (SP)</text:p>
          </table:table-cell>
          <table:table-cell office:value-type="float" office:value="3533007" table:style-name="ce4">
            <text:p>3533007</text:p>
          </table:table-cell>
          <table:table-cell office:value-type="float" office:value="19180" table:style-name="ce6">
            <text:p>19.180</text:p>
          </table:table-cell>
          <table:table-cell office:value-type="string" table:style-name="ce4">
            <text:p>Sim</text:p>
          </table:table-cell>
          <table:table-cell office:value-type="float" office:value="1538" table:style-name="ce6">
            <text:p>1.538</text:p>
          </table:table-cell>
          <table:table-cell office:value-type="float" office:value="0.11526599999999999" table:style-name="ce5">
            <text:p>0,1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Onda Verde (SP)</text:p>
          </table:table-cell>
          <table:table-cell office:value-type="float" office:value="3534005" table:style-name="ce4">
            <text:p>3534005</text:p>
          </table:table-cell>
          <table:table-cell office:value-type="float" office:value="3884" table:style-name="ce6">
            <text:p>3.884</text:p>
          </table:table-cell>
          <table:table-cell office:value-type="string" table:style-name="ce4">
            <text:p>Não</text:p>
          </table:table-cell>
          <table:table-cell office:value-type="float" office:value="1538" table:style-name="ce6">
            <text:p>1.538</text:p>
          </table:table-cell>
          <table:table-cell office:value-type="float" office:value="0.57603000000000004" table:style-name="ce5">
            <text:p>0,5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Nova Londrina - Marilena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rilena (PR)</text:p>
          </table:table-cell>
          <table:table-cell office:value-type="float" office:value="4115002" table:style-name="ce4">
            <text:p>4115002</text:p>
          </table:table-cell>
          <table:table-cell office:value-type="float" office:value="6858" table:style-name="ce6">
            <text:p>6.858</text:p>
          </table:table-cell>
          <table:table-cell office:value-type="string" table:style-name="ce4">
            <text:p>Sim</text:p>
          </table:table-cell>
          <table:table-cell office:value-type="float" office:value="889" table:style-name="ce6">
            <text:p>889</text:p>
          </table:table-cell>
          <table:table-cell office:value-type="float" office:value="0.182809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Londrina (PR)</text:p>
          </table:table-cell>
          <table:table-cell office:value-type="float" office:value="4117107" table:style-name="ce4">
            <text:p>4117107</text:p>
          </table:table-cell>
          <table:table-cell office:value-type="float" office:value="13067" table:style-name="ce6">
            <text:p>13.067</text:p>
          </table:table-cell>
          <table:table-cell office:value-type="string" table:style-name="ce4">
            <text:p>Sim</text:p>
          </table:table-cell>
          <table:table-cell office:value-type="float" office:value="889" table:style-name="ce6">
            <text:p>889</text:p>
          </table:table-cell>
          <table:table-cell office:value-type="float" office:value="9.2029E-2" table:style-name="ce5">
            <text:p>0,0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Nova Serrana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Leandro Ferreira (MG)</text:p>
          </table:table-cell>
          <table:table-cell office:value-type="float" office:value="3138302" table:style-name="ce4">
            <text:p>3138302</text:p>
          </table:table-cell>
          <table:table-cell office:value-type="float" office:value="3205" table:style-name="ce6">
            <text:p>3.205</text:p>
          </table:table-cell>
          <table:table-cell office:value-type="string" table:style-name="ce4">
            <text:p>Não</text:p>
          </table:table-cell>
          <table:table-cell office:value-type="float" office:value="465" table:style-name="ce6">
            <text:p>465</text:p>
          </table:table-cell>
          <table:table-cell office:value-type="float" office:value="0.20657500000000001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Serrana (MG)</text:p>
          </table:table-cell>
          <table:table-cell office:value-type="float" office:value="3145208" table:style-name="ce4">
            <text:p>3145208</text:p>
          </table:table-cell>
          <table:table-cell office:value-type="float" office:value="73699" table:style-name="ce6">
            <text:p>73.699</text:p>
          </table:table-cell>
          <table:table-cell office:value-type="string" table:style-name="ce4">
            <text:p>Sim</text:p>
          </table:table-cell>
          <table:table-cell office:value-type="float" office:value="465" table:style-name="ce6">
            <text:p>465</text:p>
          </table:table-cell>
          <table:table-cell office:value-type="float" office:value="7.8069999999999997E-3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Novo Hamburgo - São Leopoldo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mpo Bom (RS)</text:p>
          </table:table-cell>
          <table:table-cell office:value-type="float" office:value="4303905" table:style-name="ce4">
            <text:p>4303905</text:p>
          </table:table-cell>
          <table:table-cell office:value-type="float" office:value="60074" table:style-name="ce6">
            <text:p>60.074</text:p>
          </table:table-cell>
          <table:table-cell office:value-type="string" table:style-name="ce4">
            <text:p>Não</text:p>
          </table:table-cell>
          <table:table-cell office:value-type="float" office:value="11370" table:style-name="ce6">
            <text:p>11.370</text:p>
          </table:table-cell>
          <table:table-cell office:value-type="float" office:value="0.244953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stância Velha (RS)</text:p>
          </table:table-cell>
          <table:table-cell office:value-type="float" office:value="4307609" table:style-name="ce4">
            <text:p>4307609</text:p>
          </table:table-cell>
          <table:table-cell office:value-type="float" office:value="42574" table:style-name="ce6">
            <text:p>42.574</text:p>
          </table:table-cell>
          <table:table-cell office:value-type="string" table:style-name="ce4">
            <text:p>Não</text:p>
          </table:table-cell>
          <table:table-cell office:value-type="float" office:value="12426" table:style-name="ce6">
            <text:p>12.426</text:p>
          </table:table-cell>
          <table:table-cell office:value-type="float" office:value="0.36934899999999998" table:style-name="ce5">
            <text:p>0,3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o Hamburgo (RS)</text:p>
          </table:table-cell>
          <table:table-cell office:value-type="float" office:value="4313409" table:style-name="ce4">
            <text:p>4313409</text:p>
          </table:table-cell>
          <table:table-cell office:value-type="float" office:value="238940" table:style-name="ce6">
            <text:p>238.940</text:p>
          </table:table-cell>
          <table:table-cell office:value-type="string" table:style-name="ce4">
            <text:p>Sim</text:p>
          </table:table-cell>
          <table:table-cell office:value-type="float" office:value="39936" table:style-name="ce6">
            <text:p>39.936</text:p>
          </table:table-cell>
          <table:table-cell office:value-type="float" office:value="0.226102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rtão (RS)</text:p>
          </table:table-cell>
          <table:table-cell office:value-type="float" office:value="4314803" table:style-name="ce4">
            <text:p>4314803</text:p>
          </table:table-cell>
          <table:table-cell office:value-type="float" office:value="30920" table:style-name="ce6">
            <text:p>30.920</text:p>
          </table:table-cell>
          <table:table-cell office:value-type="string" table:style-name="ce4">
            <text:p>Não</text:p>
          </table:table-cell>
          <table:table-cell office:value-type="float" office:value="5037" table:style-name="ce6">
            <text:p>5.037</text:p>
          </table:table-cell>
          <table:table-cell office:value-type="float" office:value="0.22489600000000001" table:style-name="ce5">
            <text:p>0,2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Leopoldo (RS)</text:p>
          </table:table-cell>
          <table:table-cell office:value-type="float" office:value="4318705" table:style-name="ce4">
            <text:p>4318705</text:p>
          </table:table-cell>
          <table:table-cell office:value-type="float" office:value="214087" table:style-name="ce6">
            <text:p>214.087</text:p>
          </table:table-cell>
          <table:table-cell office:value-type="string" table:style-name="ce4">
            <text:p>Sim</text:p>
          </table:table-cell>
          <table:table-cell office:value-type="float" office:value="24793" table:style-name="ce6">
            <text:p>24.793</text:p>
          </table:table-cell>
          <table:table-cell office:value-type="float" office:value="0.163914" table:style-name="ce5">
            <text:p>0,1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Otacílio Costa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Otacílio Costa (SC)</text:p>
          </table:table-cell>
          <table:table-cell office:value-type="float" office:value="4211751" table:style-name="ce4">
            <text:p>4211751</text:p>
          </table:table-cell>
          <table:table-cell office:value-type="float" office:value="16337" table:style-name="ce6">
            <text:p>16.337</text:p>
          </table:table-cell>
          <table:table-cell office:value-type="string" table:style-name="ce4">
            <text:p>Sim</text:p>
          </table:table-cell>
          <table:table-cell office:value-type="float" office:value="352" table:style-name="ce6">
            <text:p>352</text:p>
          </table:table-cell>
          <table:table-cell office:value-type="float" office:value="3.0116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lmeira (SC)</text:p>
          </table:table-cell>
          <table:table-cell office:value-type="float" office:value="4212056" table:style-name="ce4">
            <text:p>4212056</text:p>
          </table:table-cell>
          <table:table-cell office:value-type="float" office:value="2373" table:style-name="ce6">
            <text:p>2.373</text:p>
          </table:table-cell>
          <table:table-cell office:value-type="string" table:style-name="ce4">
            <text:p>Não</text:p>
          </table:table-cell>
          <table:table-cell office:value-type="float" office:value="352" table:style-name="ce6">
            <text:p>352</text:p>
          </table:table-cell>
          <table:table-cell office:value-type="float" office:value="0.20669399999999999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Ourinhos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nitar (SP)</text:p>
          </table:table-cell>
          <table:table-cell office:value-type="float" office:value="3510153" table:style-name="ce4">
            <text:p>3510153</text:p>
          </table:table-cell>
          <table:table-cell office:value-type="float" office:value="4369" table:style-name="ce6">
            <text:p>4.369</text:p>
          </table:table-cell>
          <table:table-cell office:value-type="string" table:style-name="ce4">
            <text:p>Não</text:p>
          </table:table-cell>
          <table:table-cell office:value-type="float" office:value="777" table:style-name="ce6">
            <text:p>777</text:p>
          </table:table-cell>
          <table:table-cell office:value-type="float" office:value="0.25433699999999998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Ourinhos (SP)</text:p>
          </table:table-cell>
          <table:table-cell office:value-type="float" office:value="3534708" table:style-name="ce4">
            <text:p>3534708</text:p>
          </table:table-cell>
          <table:table-cell office:value-type="float" office:value="103035" table:style-name="ce6">
            <text:p>103.035</text:p>
          </table:table-cell>
          <table:table-cell office:value-type="string" table:style-name="ce4">
            <text:p>Sim</text:p>
          </table:table-cell>
          <table:table-cell office:value-type="float" office:value="777" table:style-name="ce6">
            <text:p>777</text:p>
          </table:table-cell>
          <table:table-cell office:value-type="float" office:value="1.0933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araguaçu Paulist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orá (SP)</text:p>
          </table:table-cell>
          <table:table-cell office:value-type="float" office:value="3507209" table:style-name="ce4">
            <text:p>3507209</text:p>
          </table:table-cell>
          <table:table-cell office:value-type="float" office:value="805" table:style-name="ce6">
            <text:p>805</text:p>
          </table:table-cell>
          <table:table-cell office:value-type="string" table:style-name="ce4">
            <text:p>Não</text:p>
          </table:table-cell>
          <table:table-cell office:value-type="float" office:value="527" table:style-name="ce6">
            <text:p>527</text:p>
          </table:table-cell>
          <table:table-cell office:value-type="float" office:value="0.90549800000000003" table:style-name="ce5">
            <text:p>0,9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raguaçu Paulista (SP)</text:p>
          </table:table-cell>
          <table:table-cell office:value-type="float" office:value="3535507" table:style-name="ce4">
            <text:p>3535507</text:p>
          </table:table-cell>
          <table:table-cell office:value-type="float" office:value="42278" table:style-name="ce6">
            <text:p>42.278</text:p>
          </table:table-cell>
          <table:table-cell office:value-type="string" table:style-name="ce4">
            <text:p>Sim</text:p>
          </table:table-cell>
          <table:table-cell office:value-type="float" office:value="527" table:style-name="ce6">
            <text:p>527</text:p>
          </table:table-cell>
          <table:table-cell office:value-type="float" office:value="1.8633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aranacity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ruzeiro do Sul (PR)</text:p>
          </table:table-cell>
          <table:table-cell office:value-type="float" office:value="4106704" table:style-name="ce4">
            <text:p>4106704</text:p>
          </table:table-cell>
          <table:table-cell office:value-type="float" office:value="4563" table:style-name="ce6">
            <text:p>4.563</text:p>
          </table:table-cell>
          <table:table-cell office:value-type="string" table:style-name="ce4">
            <text:p>Não</text:p>
          </table:table-cell>
          <table:table-cell office:value-type="float" office:value="685" table:style-name="ce6">
            <text:p>685</text:p>
          </table:table-cell>
          <table:table-cell office:value-type="float" office:value="0.213064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ranacity (PR)</text:p>
          </table:table-cell>
          <table:table-cell office:value-type="float" office:value="4118105" table:style-name="ce4">
            <text:p>4118105</text:p>
          </table:table-cell>
          <table:table-cell office:value-type="float" office:value="10250" table:style-name="ce6">
            <text:p>10.250</text:p>
          </table:table-cell>
          <table:table-cell office:value-type="string" table:style-name="ce4">
            <text:p>Sim</text:p>
          </table:table-cell>
          <table:table-cell office:value-type="float" office:value="685" table:style-name="ce6">
            <text:p>685</text:p>
          </table:table-cell>
          <table:table-cell office:value-type="float" office:value="9.2368000000000006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aranavaí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Nova Aliança do Ivaí (PR)</text:p>
          </table:table-cell>
          <table:table-cell office:value-type="float" office:value="4116505" table:style-name="ce4">
            <text:p>4116505</text:p>
          </table:table-cell>
          <table:table-cell office:value-type="float" office:value="1431" table:style-name="ce6">
            <text:p>1.431</text:p>
          </table:table-cell>
          <table:table-cell office:value-type="string" table:style-name="ce4">
            <text:p>Não</text:p>
          </table:table-cell>
          <table:table-cell office:value-type="float" office:value="188" table:style-name="ce6">
            <text:p>188</text:p>
          </table:table-cell>
          <table:table-cell office:value-type="float" office:value="0.175373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ranavaí (PR)</text:p>
          </table:table-cell>
          <table:table-cell office:value-type="float" office:value="4118402" table:style-name="ce4">
            <text:p>4118402</text:p>
          </table:table-cell>
          <table:table-cell office:value-type="float" office:value="81590" table:style-name="ce6">
            <text:p>81.590</text:p>
          </table:table-cell>
          <table:table-cell office:value-type="string" table:style-name="ce4">
            <text:p>Sim</text:p>
          </table:table-cell>
          <table:table-cell office:value-type="float" office:value="188" table:style-name="ce6">
            <text:p>188</text:p>
          </table:table-cell>
          <table:table-cell office:value-type="float" office:value="3.1510000000000002E-3" table:style-name="ce5">
            <text:p>0,0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araopeba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etanópolis (MG)</text:p>
          </table:table-cell>
          <table:table-cell office:value-type="float" office:value="3109907" table:style-name="ce4">
            <text:p>3109907</text:p>
          </table:table-cell>
          <table:table-cell office:value-type="float" office:value="10218" table:style-name="ce6">
            <text:p>10.218</text:p>
          </table:table-cell>
          <table:table-cell office:value-type="string" table:style-name="ce4">
            <text:p>Não</text:p>
          </table:table-cell>
          <table:table-cell office:value-type="float" office:value="1451" table:style-name="ce6">
            <text:p>1.451</text:p>
          </table:table-cell>
          <table:table-cell office:value-type="float" office:value="0.20702000000000001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raopeba (MG)</text:p>
          </table:table-cell>
          <table:table-cell office:value-type="float" office:value="3147402" table:style-name="ce4">
            <text:p>3147402</text:p>
          </table:table-cell>
          <table:table-cell office:value-type="float" office:value="22563" table:style-name="ce6">
            <text:p>22.563</text:p>
          </table:table-cell>
          <table:table-cell office:value-type="string" table:style-name="ce4">
            <text:p>Sim</text:p>
          </table:table-cell>
          <table:table-cell office:value-type="float" office:value="1451" table:style-name="ce6">
            <text:p>1.451</text:p>
          </table:table-cell>
          <table:table-cell office:value-type="float" office:value="8.8089000000000001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assos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Fortaleza de Minas (MG)</text:p>
          </table:table-cell>
          <table:table-cell office:value-type="float" office:value="3126307" table:style-name="ce4">
            <text:p>3126307</text:p>
          </table:table-cell>
          <table:table-cell office:value-type="float" office:value="4098" table:style-name="ce6">
            <text:p>4.098</text:p>
          </table:table-cell>
          <table:table-cell office:value-type="string" table:style-name="ce4">
            <text:p>Não</text:p>
          </table:table-cell>
          <table:table-cell office:value-type="float" office:value="450" table:style-name="ce6">
            <text:p>450</text:p>
          </table:table-cell>
          <table:table-cell office:value-type="float" office:value="0.171429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ssos (MG)</text:p>
          </table:table-cell>
          <table:table-cell office:value-type="float" office:value="3147907" table:style-name="ce4">
            <text:p>3147907</text:p>
          </table:table-cell>
          <table:table-cell office:value-type="float" office:value="106290" table:style-name="ce6">
            <text:p>106.290</text:p>
          </table:table-cell>
          <table:table-cell office:value-type="string" table:style-name="ce4">
            <text:p>Sim</text:p>
          </table:table-cell>
          <table:table-cell office:value-type="float" office:value="450" table:style-name="ce6">
            <text:p>450</text:p>
          </table:table-cell>
          <table:table-cell office:value-type="float" office:value="6.1700000000000001E-3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ato Branco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ato Branco (PR)</text:p>
          </table:table-cell>
          <table:table-cell office:value-type="float" office:value="4118501" table:style-name="ce4">
            <text:p>4118501</text:p>
          </table:table-cell>
          <table:table-cell office:value-type="float" office:value="72370" table:style-name="ce6">
            <text:p>72.370</text:p>
          </table:table-cell>
          <table:table-cell office:value-type="string" table:style-name="ce4">
            <text:p>Sim</text:p>
          </table:table-cell>
          <table:table-cell office:value-type="float" office:value="959" table:style-name="ce6">
            <text:p>959</text:p>
          </table:table-cell>
          <table:table-cell office:value-type="float" office:value="1.7033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itorino (PR)</text:p>
          </table:table-cell>
          <table:table-cell office:value-type="float" office:value="4128708" table:style-name="ce4">
            <text:p>4128708</text:p>
          </table:table-cell>
          <table:table-cell office:value-type="float" office:value="6513" table:style-name="ce6">
            <text:p>6.513</text:p>
          </table:table-cell>
          <table:table-cell office:value-type="string" table:style-name="ce4">
            <text:p>Não</text:p>
          </table:table-cell>
          <table:table-cell office:value-type="float" office:value="959" table:style-name="ce6">
            <text:p>959</text:p>
          </table:table-cell>
          <table:table-cell office:value-type="float" office:value="0.199708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atos/PB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atos (PB)</text:p>
          </table:table-cell>
          <table:table-cell office:value-type="float" office:value="2510808" table:style-name="ce4">
            <text:p>2510808</text:p>
          </table:table-cell>
          <table:table-cell office:value-type="float" office:value="100674" table:style-name="ce6">
            <text:p>100.674</text:p>
          </table:table-cell>
          <table:table-cell office:value-type="string" table:style-name="ce4">
            <text:p>Sim</text:p>
          </table:table-cell>
          <table:table-cell office:value-type="float" office:value="219" table:style-name="ce6">
            <text:p>219</text:p>
          </table:table-cell>
          <table:table-cell office:value-type="float" office:value="3.2309999999999999E-3" table:style-name="ce5">
            <text:p>0,0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Quixabá (PB)</text:p>
          </table:table-cell>
          <table:table-cell office:value-type="float" office:value="2512606" table:style-name="ce4">
            <text:p>2512606</text:p>
          </table:table-cell>
          <table:table-cell office:value-type="float" office:value="1699" table:style-name="ce6">
            <text:p>1.699</text:p>
          </table:table-cell>
          <table:table-cell office:value-type="string" table:style-name="ce4">
            <text:p>Não</text:p>
          </table:table-cell>
          <table:table-cell office:value-type="float" office:value="219" table:style-name="ce6">
            <text:p>219</text:p>
          </table:table-cell>
          <table:table-cell office:value-type="float" office:value="0.195886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aty do Alferes - Miguel Pereira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iguel Pereira (RJ)</text:p>
          </table:table-cell>
          <table:table-cell office:value-type="float" office:value="3302908" table:style-name="ce4">
            <text:p>3302908</text:p>
          </table:table-cell>
          <table:table-cell office:value-type="float" office:value="24642" table:style-name="ce6">
            <text:p>24.642</text:p>
          </table:table-cell>
          <table:table-cell office:value-type="string" table:style-name="ce4">
            <text:p>Sim</text:p>
          </table:table-cell>
          <table:table-cell office:value-type="float" office:value="2568" table:style-name="ce6">
            <text:p>2.568</text:p>
          </table:table-cell>
          <table:table-cell office:value-type="float" office:value="0.154895" table:style-name="ce5">
            <text:p>0,1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ty do Alferes (RJ)</text:p>
          </table:table-cell>
          <table:table-cell office:value-type="float" office:value="3303856" table:style-name="ce4">
            <text:p>3303856</text:p>
          </table:table-cell>
          <table:table-cell office:value-type="float" office:value="26359" table:style-name="ce6">
            <text:p>26.359</text:p>
          </table:table-cell>
          <table:table-cell office:value-type="string" table:style-name="ce4">
            <text:p>Sim</text:p>
          </table:table-cell>
          <table:table-cell office:value-type="float" office:value="2568" table:style-name="ce6">
            <text:p>2.568</text:p>
          </table:table-cell>
          <table:table-cell office:value-type="float" office:value="0.13627700000000001" table:style-name="ce5">
            <text:p>0,1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aulo de Faria - Orindiúv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Orindiúva (SP)</text:p>
          </table:table-cell>
          <table:table-cell office:value-type="float" office:value="3534203" table:style-name="ce4">
            <text:p>3534203</text:p>
          </table:table-cell>
          <table:table-cell office:value-type="float" office:value="5675" table:style-name="ce6">
            <text:p>5.675</text:p>
          </table:table-cell>
          <table:table-cell office:value-type="string" table:style-name="ce4">
            <text:p>Sim</text:p>
          </table:table-cell>
          <table:table-cell office:value-type="float" office:value="919" table:style-name="ce6">
            <text:p>919</text:p>
          </table:table-cell>
          <table:table-cell office:value-type="float" office:value="0.21782399999999999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ulo de Faria (SP)</text:p>
          </table:table-cell>
          <table:table-cell office:value-type="float" office:value="3536604" table:style-name="ce4">
            <text:p>3536604</text:p>
          </table:table-cell>
          <table:table-cell office:value-type="float" office:value="8589" table:style-name="ce6">
            <text:p>8.589</text:p>
          </table:table-cell>
          <table:table-cell office:value-type="string" table:style-name="ce4">
            <text:p>Sim</text:p>
          </table:table-cell>
          <table:table-cell office:value-type="float" office:value="919" table:style-name="ce6">
            <text:p>919</text:p>
          </table:table-cell>
          <table:table-cell office:value-type="float" office:value="0.154922" table:style-name="ce5">
            <text:p>0,1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edreiras/M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edreiras (MA)</text:p>
          </table:table-cell>
          <table:table-cell office:value-type="float" office:value="2108207" table:style-name="ce4">
            <text:p>2108207</text:p>
          </table:table-cell>
          <table:table-cell office:value-type="float" office:value="39448" table:style-name="ce6">
            <text:p>39.448</text:p>
          </table:table-cell>
          <table:table-cell office:value-type="string" table:style-name="ce4">
            <text:p>Sim</text:p>
          </table:table-cell>
          <table:table-cell office:value-type="float" office:value="2057" table:style-name="ce6">
            <text:p>2.057</text:p>
          </table:table-cell>
          <table:table-cell office:value-type="float" office:value="7.6707999999999998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rizidela do Vale (MA)</text:p>
          </table:table-cell>
          <table:table-cell office:value-type="float" office:value="2112233" table:style-name="ce4">
            <text:p>2112233</text:p>
          </table:table-cell>
          <table:table-cell office:value-type="float" office:value="18953" table:style-name="ce6">
            <text:p>18.953</text:p>
          </table:table-cell>
          <table:table-cell office:value-type="string" table:style-name="ce4">
            <text:p>Não</text:p>
          </table:table-cell>
          <table:table-cell office:value-type="float" office:value="2057" table:style-name="ce6">
            <text:p>2.057</text:p>
          </table:table-cell>
          <table:table-cell office:value-type="float" office:value="0.16828899999999999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edro Afonso/T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om Jesus do Tocantins (TO)</text:p>
          </table:table-cell>
          <table:table-cell office:value-type="float" office:value="1703305" table:style-name="ce4">
            <text:p>1703305</text:p>
          </table:table-cell>
          <table:table-cell office:value-type="float" office:value="3768" table:style-name="ce6">
            <text:p>3.768</text:p>
          </table:table-cell>
          <table:table-cell office:value-type="string" table:style-name="ce4">
            <text:p>Não</text:p>
          </table:table-cell>
          <table:table-cell office:value-type="float" office:value="819" table:style-name="ce6">
            <text:p>819</text:p>
          </table:table-cell>
          <table:table-cell office:value-type="float" office:value="0.30893999999999999" table:style-name="ce5">
            <text:p>0,3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edro Afonso (TO)</text:p>
          </table:table-cell>
          <table:table-cell office:value-type="float" office:value="1716505" table:style-name="ce4">
            <text:p>1716505</text:p>
          </table:table-cell>
          <table:table-cell office:value-type="float" office:value="11539" table:style-name="ce6">
            <text:p>11.539</text:p>
          </table:table-cell>
          <table:table-cell office:value-type="string" table:style-name="ce4">
            <text:p>Sim</text:p>
          </table:table-cell>
          <table:table-cell office:value-type="float" office:value="982" table:style-name="ce6">
            <text:p>982</text:p>
          </table:table-cell>
          <table:table-cell office:value-type="float" office:value="0.11795799999999999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upirama (TO)</text:p>
          </table:table-cell>
          <table:table-cell office:value-type="float" office:value="1721257" table:style-name="ce4">
            <text:p>1721257</text:p>
          </table:table-cell>
          <table:table-cell office:value-type="float" office:value="1574" table:style-name="ce6">
            <text:p>1.574</text:p>
          </table:table-cell>
          <table:table-cell office:value-type="string" table:style-name="ce4">
            <text:p>Não</text:p>
          </table:table-cell>
          <table:table-cell office:value-type="float" office:value="175" table:style-name="ce6">
            <text:p>175</text:p>
          </table:table-cell>
          <table:table-cell office:value-type="float" office:value="0.169409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edro Osório - Cerrito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errito (RS)</text:p>
          </table:table-cell>
          <table:table-cell office:value-type="float" office:value="4305124" table:style-name="ce4">
            <text:p>4305124</text:p>
          </table:table-cell>
          <table:table-cell office:value-type="float" office:value="6402" table:style-name="ce6">
            <text:p>6.402</text:p>
          </table:table-cell>
          <table:table-cell office:value-type="string" table:style-name="ce4">
            <text:p>Sim</text:p>
          </table:table-cell>
          <table:table-cell office:value-type="float" office:value="376" table:style-name="ce6">
            <text:p>376</text:p>
          </table:table-cell>
          <table:table-cell office:value-type="float" office:value="8.9205000000000007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edro Osório (RS)</text:p>
          </table:table-cell>
          <table:table-cell office:value-type="float" office:value="4314209" table:style-name="ce4">
            <text:p>4314209</text:p>
          </table:table-cell>
          <table:table-cell office:value-type="float" office:value="7811" table:style-name="ce6">
            <text:p>7.811</text:p>
          </table:table-cell>
          <table:table-cell office:value-type="string" table:style-name="ce4">
            <text:p>Sim</text:p>
          </table:table-cell>
          <table:table-cell office:value-type="float" office:value="376" table:style-name="ce6">
            <text:p>376</text:p>
          </table:table-cell>
          <table:table-cell office:value-type="float" office:value="8.2692000000000002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elotas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roio do Padre (RS)</text:p>
          </table:table-cell>
          <table:table-cell office:value-type="float" office:value="4301073" table:style-name="ce4">
            <text:p>4301073</text:p>
          </table:table-cell>
          <table:table-cell office:value-type="float" office:value="2730" table:style-name="ce6">
            <text:p>2.730</text:p>
          </table:table-cell>
          <table:table-cell office:value-type="string" table:style-name="ce4">
            <text:p>Não</text:p>
          </table:table-cell>
          <table:table-cell office:value-type="float" office:value="471" table:style-name="ce6">
            <text:p>471</text:p>
          </table:table-cell>
          <table:table-cell office:value-type="float" office:value="0.237759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pão do Leão (RS)</text:p>
          </table:table-cell>
          <table:table-cell office:value-type="float" office:value="4304663" table:style-name="ce4">
            <text:p>4304663</text:p>
          </table:table-cell>
          <table:table-cell office:value-type="float" office:value="24298" table:style-name="ce6">
            <text:p>24.298</text:p>
          </table:table-cell>
          <table:table-cell office:value-type="string" table:style-name="ce4">
            <text:p>Não</text:p>
          </table:table-cell>
          <table:table-cell office:value-type="float" office:value="5428" table:style-name="ce6">
            <text:p>5.428</text:p>
          </table:table-cell>
          <table:table-cell office:value-type="float" office:value="0.35799999999999998" table:style-name="ce5">
            <text:p>0,3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elotas (RS)</text:p>
          </table:table-cell>
          <table:table-cell office:value-type="float" office:value="4314407" table:style-name="ce4">
            <text:p>4314407</text:p>
          </table:table-cell>
          <table:table-cell office:value-type="float" office:value="328275" table:style-name="ce6">
            <text:p>328.275</text:p>
          </table:table-cell>
          <table:table-cell office:value-type="string" table:style-name="ce4">
            <text:p>Sim</text:p>
          </table:table-cell>
          <table:table-cell office:value-type="float" office:value="5879" table:style-name="ce6">
            <text:p>5.879</text:p>
          </table:table-cell>
          <table:table-cell office:value-type="float" office:value="2.6266999999999999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enedo/AL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Neópolis (SE)</text:p>
          </table:table-cell>
          <table:table-cell office:value-type="float" office:value="2804409" table:style-name="ce4">
            <text:p>2804409</text:p>
          </table:table-cell>
          <table:table-cell office:value-type="float" office:value="18506" table:style-name="ce6">
            <text:p>18.506</text:p>
          </table:table-cell>
          <table:table-cell office:value-type="string" table:style-name="ce4">
            <text:p>Não</text:p>
          </table:table-cell>
          <table:table-cell office:value-type="float" office:value="375" table:style-name="ce6">
            <text:p>375</text:p>
          </table:table-cell>
          <table:table-cell office:value-type="float" office:value="3.3602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enedo (AL)</text:p>
          </table:table-cell>
          <table:table-cell office:value-type="float" office:value="2706703" table:style-name="ce4">
            <text:p>2706703</text:p>
          </table:table-cell>
          <table:table-cell office:value-type="float" office:value="60378" table:style-name="ce6">
            <text:p>60.378</text:p>
          </table:table-cell>
          <table:table-cell office:value-type="string" table:style-name="ce4">
            <text:p>Sim</text:p>
          </table:table-cell>
          <table:table-cell office:value-type="float" office:value="375" table:style-name="ce6">
            <text:p>375</text:p>
          </table:table-cell>
          <table:table-cell office:value-type="float" office:value="9.7529999999999995E-3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etrolina/PE - Juazeiro/B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Juazeiro (BA)</text:p>
          </table:table-cell>
          <table:table-cell office:value-type="float" office:value="2918407" table:style-name="ce4">
            <text:p>2918407</text:p>
          </table:table-cell>
          <table:table-cell office:value-type="float" office:value="197965" table:style-name="ce6">
            <text:p>197.965</text:p>
          </table:table-cell>
          <table:table-cell office:value-type="string" table:style-name="ce4">
            <text:p>Sim</text:p>
          </table:table-cell>
          <table:table-cell office:value-type="float" office:value="13286" table:style-name="ce6">
            <text:p>13.286</text:p>
          </table:table-cell>
          <table:table-cell office:value-type="float" office:value="9.6840999999999997E-2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etrolina (PE)</text:p>
          </table:table-cell>
          <table:table-cell office:value-type="float" office:value="2611101" table:style-name="ce4">
            <text:p>2611101</text:p>
          </table:table-cell>
          <table:table-cell office:value-type="float" office:value="293962" table:style-name="ce6">
            <text:p>293.962</text:p>
          </table:table-cell>
          <table:table-cell office:value-type="string" table:style-name="ce4">
            <text:p>Sim</text:p>
          </table:table-cell>
          <table:table-cell office:value-type="float" office:value="13286" table:style-name="ce6">
            <text:p>13.286</text:p>
          </table:table-cell>
          <table:table-cell office:value-type="float" office:value="6.4050999999999997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etrópolis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eal (RJ)</text:p>
          </table:table-cell>
          <table:table-cell office:value-type="float" office:value="3300225" table:style-name="ce4">
            <text:p>3300225</text:p>
          </table:table-cell>
          <table:table-cell office:value-type="float" office:value="11423" table:style-name="ce6">
            <text:p>11.423</text:p>
          </table:table-cell>
          <table:table-cell office:value-type="string" table:style-name="ce4">
            <text:p>Não</text:p>
          </table:table-cell>
          <table:table-cell office:value-type="float" office:value="1464" table:style-name="ce6">
            <text:p>1.464</text:p>
          </table:table-cell>
          <table:table-cell office:value-type="float" office:value="0.1859520000000000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etrópolis (RJ)</text:p>
          </table:table-cell>
          <table:table-cell office:value-type="float" office:value="3303906" table:style-name="ce4">
            <text:p>3303906</text:p>
          </table:table-cell>
          <table:table-cell office:value-type="float" office:value="295917" table:style-name="ce6">
            <text:p>295.917</text:p>
          </table:table-cell>
          <table:table-cell office:value-type="string" table:style-name="ce4">
            <text:p>Sim</text:p>
          </table:table-cell>
          <table:table-cell office:value-type="float" office:value="1464" table:style-name="ce6">
            <text:p>1.464</text:p>
          </table:table-cell>
          <table:table-cell office:value-type="float" office:value="6.9930000000000001E-3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icos/PI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Geminiano (PI)</text:p>
          </table:table-cell>
          <table:table-cell office:value-type="float" office:value="2204352" table:style-name="ce4">
            <text:p>2204352</text:p>
          </table:table-cell>
          <table:table-cell office:value-type="float" office:value="5475" table:style-name="ce6">
            <text:p>5.475</text:p>
          </table:table-cell>
          <table:table-cell office:value-type="string" table:style-name="ce4">
            <text:p>Não</text:p>
          </table:table-cell>
          <table:table-cell office:value-type="float" office:value="691" table:style-name="ce6">
            <text:p>691</text:p>
          </table:table-cell>
          <table:table-cell office:value-type="float" office:value="0.20017399999999999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cos (PI)</text:p>
          </table:table-cell>
          <table:table-cell office:value-type="float" office:value="2208007" table:style-name="ce4">
            <text:p>2208007</text:p>
          </table:table-cell>
          <table:table-cell office:value-type="float" office:value="73414" table:style-name="ce6">
            <text:p>73.414</text:p>
          </table:table-cell>
          <table:table-cell office:value-type="string" table:style-name="ce4">
            <text:p>Sim</text:p>
          </table:table-cell>
          <table:table-cell office:value-type="float" office:value="691" table:style-name="ce6">
            <text:p>691</text:p>
          </table:table-cell>
          <table:table-cell office:value-type="float" office:value="1.2985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iracicab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harqueada (SP)</text:p>
          </table:table-cell>
          <table:table-cell office:value-type="float" office:value="3511706" table:style-name="ce4">
            <text:p>3511706</text:p>
          </table:table-cell>
          <table:table-cell office:value-type="float" office:value="15085" table:style-name="ce6">
            <text:p>15.085</text:p>
          </table:table-cell>
          <table:table-cell office:value-type="string" table:style-name="ce4">
            <text:p>Não</text:p>
          </table:table-cell>
          <table:table-cell office:value-type="float" office:value="2296" table:style-name="ce6">
            <text:p>2.296</text:p>
          </table:table-cell>
          <table:table-cell office:value-type="float" office:value="0.22145100000000001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racicaba (SP)</text:p>
          </table:table-cell>
          <table:table-cell office:value-type="float" office:value="3538709" table:style-name="ce4">
            <text:p>3538709</text:p>
          </table:table-cell>
          <table:table-cell office:value-type="float" office:value="364571" table:style-name="ce6">
            <text:p>364.571</text:p>
          </table:table-cell>
          <table:table-cell office:value-type="string" table:style-name="ce4">
            <text:p>Sim</text:p>
          </table:table-cell>
          <table:table-cell office:value-type="float" office:value="8169" table:style-name="ce6">
            <text:p>8.169</text:p>
          </table:table-cell>
          <table:table-cell office:value-type="float" office:value="3.1095000000000001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das Pedras (SP)</text:p>
          </table:table-cell>
          <table:table-cell office:value-type="float" office:value="3544004" table:style-name="ce4">
            <text:p>3544004</text:p>
          </table:table-cell>
          <table:table-cell office:value-type="float" office:value="29501" table:style-name="ce6">
            <text:p>29.501</text:p>
          </table:table-cell>
          <table:table-cell office:value-type="string" table:style-name="ce4">
            <text:p>Não</text:p>
          </table:table-cell>
          <table:table-cell office:value-type="float" office:value="4650" table:style-name="ce6">
            <text:p>4.650</text:p>
          </table:table-cell>
          <table:table-cell office:value-type="float" office:value="0.215198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ltinho (SP)</text:p>
          </table:table-cell>
          <table:table-cell office:value-type="float" office:value="3545159" table:style-name="ce4">
            <text:p>3545159</text:p>
          </table:table-cell>
          <table:table-cell office:value-type="float" office:value="7059" table:style-name="ce6">
            <text:p>7.059</text:p>
          </table:table-cell>
          <table:table-cell office:value-type="string" table:style-name="ce4">
            <text:p>Não</text:p>
          </table:table-cell>
          <table:table-cell office:value-type="float" office:value="1681" table:style-name="ce6">
            <text:p>1.681</text:p>
          </table:table-cell>
          <table:table-cell office:value-type="float" office:value="0.32092399999999999" table:style-name="ce5">
            <text:p>0,3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irajuí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lbinos (SP)</text:p>
          </table:table-cell>
          <table:table-cell office:value-type="float" office:value="3504701" table:style-name="ce4">
            <text:p>3504701</text:p>
          </table:table-cell>
          <table:table-cell office:value-type="float" office:value="3702" table:style-name="ce6">
            <text:p>3.702</text:p>
          </table:table-cell>
          <table:table-cell office:value-type="string" table:style-name="ce4">
            <text:p>Não</text:p>
          </table:table-cell>
          <table:table-cell office:value-type="float" office:value="256" table:style-name="ce6">
            <text:p>256</text:p>
          </table:table-cell>
          <table:table-cell office:value-type="float" office:value="0.1853730000000000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rajuí (SP)</text:p>
          </table:table-cell>
          <table:table-cell office:value-type="float" office:value="3538907" table:style-name="ce4">
            <text:p>3538907</text:p>
          </table:table-cell>
          <table:table-cell office:value-type="float" office:value="22704" table:style-name="ce6">
            <text:p>22.704</text:p>
          </table:table-cell>
          <table:table-cell office:value-type="string" table:style-name="ce4">
            <text:p>Sim</text:p>
          </table:table-cell>
          <table:table-cell office:value-type="float" office:value="256" table:style-name="ce6">
            <text:p>256</text:p>
          </table:table-cell>
          <table:table-cell office:value-type="float" office:value="1.8008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irapora - Buritizeiro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uritizeiro (MG)</text:p>
          </table:table-cell>
          <table:table-cell office:value-type="float" office:value="3109402" table:style-name="ce4">
            <text:p>3109402</text:p>
          </table:table-cell>
          <table:table-cell office:value-type="float" office:value="26922" table:style-name="ce6">
            <text:p>26.922</text:p>
          </table:table-cell>
          <table:table-cell office:value-type="string" table:style-name="ce4">
            <text:p>Sim</text:p>
          </table:table-cell>
          <table:table-cell office:value-type="float" office:value="2459" table:style-name="ce6">
            <text:p>2.459</text:p>
          </table:table-cell>
          <table:table-cell office:value-type="float" office:value="0.132496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rapora (MG)</text:p>
          </table:table-cell>
          <table:table-cell office:value-type="float" office:value="3151206" table:style-name="ce4">
            <text:p>3151206</text:p>
          </table:table-cell>
          <table:table-cell office:value-type="float" office:value="53368" table:style-name="ce6">
            <text:p>53.368</text:p>
          </table:table-cell>
          <table:table-cell office:value-type="string" table:style-name="ce4">
            <text:p>Sim</text:p>
          </table:table-cell>
          <table:table-cell office:value-type="float" office:value="2459" table:style-name="ce6">
            <text:p>2.459</text:p>
          </table:table-cell>
          <table:table-cell office:value-type="float" office:value="6.4937999999999996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irapozinh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Narandiba (SP)</text:p>
          </table:table-cell>
          <table:table-cell office:value-type="float" office:value="3532207" table:style-name="ce4">
            <text:p>3532207</text:p>
          </table:table-cell>
          <table:table-cell office:value-type="float" office:value="4288" table:style-name="ce6">
            <text:p>4.288</text:p>
          </table:table-cell>
          <table:table-cell office:value-type="string" table:style-name="ce4">
            <text:p>Não</text:p>
          </table:table-cell>
          <table:table-cell office:value-type="float" office:value="779" table:style-name="ce6">
            <text:p>779</text:p>
          </table:table-cell>
          <table:table-cell office:value-type="float" office:value="0.25975300000000001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rapozinho (SP)</text:p>
          </table:table-cell>
          <table:table-cell office:value-type="float" office:value="3539202" table:style-name="ce4">
            <text:p>3539202</text:p>
          </table:table-cell>
          <table:table-cell office:value-type="float" office:value="24694" table:style-name="ce6">
            <text:p>24.694</text:p>
          </table:table-cell>
          <table:table-cell office:value-type="string" table:style-name="ce4">
            <text:p>Sim</text:p>
          </table:table-cell>
          <table:table-cell office:value-type="float" office:value="779" table:style-name="ce6">
            <text:p>779</text:p>
          </table:table-cell>
          <table:table-cell office:value-type="float" office:value="4.4541999999999998E-2" table:style-name="ce5">
            <text:p>0,0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iratuba - Ipira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pira (SC)</text:p>
          </table:table-cell>
          <table:table-cell office:value-type="float" office:value="4207601" table:style-name="ce4">
            <text:p>4207601</text:p>
          </table:table-cell>
          <table:table-cell office:value-type="float" office:value="4752" table:style-name="ce6">
            <text:p>4.752</text:p>
          </table:table-cell>
          <table:table-cell office:value-type="string" table:style-name="ce4">
            <text:p>Não</text:p>
          </table:table-cell>
          <table:table-cell office:value-type="float" office:value="681" table:style-name="ce6">
            <text:p>681</text:p>
          </table:table-cell>
          <table:table-cell office:value-type="float" office:value="0.179258" table:style-name="ce5">
            <text:p>0,1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ratuba (SC)</text:p>
          </table:table-cell>
          <table:table-cell office:value-type="float" office:value="4213104" table:style-name="ce4">
            <text:p>4213104</text:p>
          </table:table-cell>
          <table:table-cell office:value-type="float" office:value="4786" table:style-name="ce6">
            <text:p>4.786</text:p>
          </table:table-cell>
          <table:table-cell office:value-type="string" table:style-name="ce4">
            <text:p>Sim</text:p>
          </table:table-cell>
          <table:table-cell office:value-type="float" office:value="681" table:style-name="ce6">
            <text:p>681</text:p>
          </table:table-cell>
          <table:table-cell office:value-type="float" office:value="0.18281900000000001" table:style-name="ce5">
            <text:p>0,1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ires do Rio/G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almelo (GO)</text:p>
          </table:table-cell>
          <table:table-cell office:value-type="float" office:value="5215801" table:style-name="ce4">
            <text:p>5215801</text:p>
          </table:table-cell>
          <table:table-cell office:value-type="float" office:value="2335" table:style-name="ce6">
            <text:p>2.335</text:p>
          </table:table-cell>
          <table:table-cell office:value-type="string" table:style-name="ce4">
            <text:p>Não</text:p>
          </table:table-cell>
          <table:table-cell office:value-type="float" office:value="288" table:style-name="ce6">
            <text:p>288</text:p>
          </table:table-cell>
          <table:table-cell office:value-type="float" office:value="0.176687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res do Rio (GO)</text:p>
          </table:table-cell>
          <table:table-cell office:value-type="float" office:value="5217401" table:style-name="ce4">
            <text:p>5217401</text:p>
          </table:table-cell>
          <table:table-cell office:value-type="float" office:value="28762" table:style-name="ce6">
            <text:p>28.762</text:p>
          </table:table-cell>
          <table:table-cell office:value-type="string" table:style-name="ce4">
            <text:p>Sim</text:p>
          </table:table-cell>
          <table:table-cell office:value-type="float" office:value="685" table:style-name="ce6">
            <text:p>685</text:p>
          </table:table-cell>
          <table:table-cell office:value-type="float" office:value="3.3514000000000002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Urutaí (GO)</text:p>
          </table:table-cell>
          <table:table-cell office:value-type="float" office:value="5221809" table:style-name="ce4">
            <text:p>5221809</text:p>
          </table:table-cell>
          <table:table-cell office:value-type="float" office:value="3074" table:style-name="ce6">
            <text:p>3.074</text:p>
          </table:table-cell>
          <table:table-cell office:value-type="string" table:style-name="ce4">
            <text:p>Não</text:p>
          </table:table-cell>
          <table:table-cell office:value-type="float" office:value="413" table:style-name="ce6">
            <text:p>413</text:p>
          </table:table-cell>
          <table:table-cell office:value-type="float" office:value="0.1878130000000000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itangui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onceição do Pará (MG)</text:p>
          </table:table-cell>
          <table:table-cell office:value-type="float" office:value="3117603" table:style-name="ce4">
            <text:p>3117603</text:p>
          </table:table-cell>
          <table:table-cell office:value-type="float" office:value="5158" table:style-name="ce6">
            <text:p>5.158</text:p>
          </table:table-cell>
          <table:table-cell office:value-type="string" table:style-name="ce4">
            <text:p>Não</text:p>
          </table:table-cell>
          <table:table-cell office:value-type="float" office:value="805" table:style-name="ce6">
            <text:p>805</text:p>
          </table:table-cell>
          <table:table-cell office:value-type="float" office:value="0.23125499999999999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tangui (MG)</text:p>
          </table:table-cell>
          <table:table-cell office:value-type="float" office:value="3151404" table:style-name="ce4">
            <text:p>3151404</text:p>
          </table:table-cell>
          <table:table-cell office:value-type="float" office:value="25311" table:style-name="ce6">
            <text:p>25.311</text:p>
          </table:table-cell>
          <table:table-cell office:value-type="string" table:style-name="ce4">
            <text:p>Sim</text:p>
          </table:table-cell>
          <table:table-cell office:value-type="float" office:value="805" table:style-name="ce6">
            <text:p>805</text:p>
          </table:table-cell>
          <table:table-cell office:value-type="float" office:value="4.4802000000000002E-2" table:style-name="ce5">
            <text:p>0,0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lanura/MG - Colômbi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olômbia (SP)</text:p>
          </table:table-cell>
          <table:table-cell office:value-type="float" office:value="3512100" table:style-name="ce4">
            <text:p>3512100</text:p>
          </table:table-cell>
          <table:table-cell office:value-type="float" office:value="5994" table:style-name="ce6">
            <text:p>5.994</text:p>
          </table:table-cell>
          <table:table-cell office:value-type="string" table:style-name="ce4">
            <text:p>Sim</text:p>
          </table:table-cell>
          <table:table-cell office:value-type="float" office:value="1209" table:style-name="ce6">
            <text:p>1.209</text:p>
          </table:table-cell>
          <table:table-cell office:value-type="float" office:value="0.27882800000000002" table:style-name="ce5">
            <text:p>0,2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lanura (MG)</text:p>
          </table:table-cell>
          <table:table-cell office:value-type="float" office:value="3151602" table:style-name="ce4">
            <text:p>3151602</text:p>
          </table:table-cell>
          <table:table-cell office:value-type="float" office:value="10384" table:style-name="ce6">
            <text:p>10.384</text:p>
          </table:table-cell>
          <table:table-cell office:value-type="string" table:style-name="ce4">
            <text:p>Sim</text:p>
          </table:table-cell>
          <table:table-cell office:value-type="float" office:value="1209" table:style-name="ce6">
            <text:p>1.209</text:p>
          </table:table-cell>
          <table:table-cell office:value-type="float" office:value="0.16777700000000001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ompéi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ompéia (SP)</text:p>
          </table:table-cell>
          <table:table-cell office:value-type="float" office:value="3540002" table:style-name="ce4">
            <text:p>3540002</text:p>
          </table:table-cell>
          <table:table-cell office:value-type="float" office:value="19964" table:style-name="ce6">
            <text:p>19.964</text:p>
          </table:table-cell>
          <table:table-cell office:value-type="string" table:style-name="ce4">
            <text:p>Sim</text:p>
          </table:table-cell>
          <table:table-cell office:value-type="float" office:value="676" table:style-name="ce6">
            <text:p>676</text:p>
          </table:table-cell>
          <table:table-cell office:value-type="float" office:value="4.9000000000000002E-2" table:style-name="ce5">
            <text:p>0,0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Quintana (SP)</text:p>
          </table:table-cell>
          <table:table-cell office:value-type="float" office:value="3542008" table:style-name="ce4">
            <text:p>3542008</text:p>
          </table:table-cell>
          <table:table-cell office:value-type="float" office:value="6004" table:style-name="ce6">
            <text:p>6.004</text:p>
          </table:table-cell>
          <table:table-cell office:value-type="string" table:style-name="ce4">
            <text:p>Não</text:p>
          </table:table-cell>
          <table:table-cell office:value-type="float" office:value="676" table:style-name="ce6">
            <text:p>676</text:p>
          </table:table-cell>
          <table:table-cell office:value-type="float" office:value="0.172537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onta Grossa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rambeí (PR)</text:p>
          </table:table-cell>
          <table:table-cell office:value-type="float" office:value="4104659" table:style-name="ce4">
            <text:p>4104659</text:p>
          </table:table-cell>
          <table:table-cell office:value-type="float" office:value="19163" table:style-name="ce6">
            <text:p>19.163</text:p>
          </table:table-cell>
          <table:table-cell office:value-type="string" table:style-name="ce4">
            <text:p>Não</text:p>
          </table:table-cell>
          <table:table-cell office:value-type="float" office:value="2742" table:style-name="ce6">
            <text:p>2.742</text:p>
          </table:table-cell>
          <table:table-cell office:value-type="float" office:value="0.20311100000000001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nta Grossa (PR)</text:p>
          </table:table-cell>
          <table:table-cell office:value-type="float" office:value="4119905" table:style-name="ce4">
            <text:p>4119905</text:p>
          </table:table-cell>
          <table:table-cell office:value-type="float" office:value="311611" table:style-name="ce6">
            <text:p>311.611</text:p>
          </table:table-cell>
          <table:table-cell office:value-type="string" table:style-name="ce4">
            <text:p>Sim</text:p>
          </table:table-cell>
          <table:table-cell office:value-type="float" office:value="2742" table:style-name="ce6">
            <text:p>2.742</text:p>
          </table:table-cell>
          <table:table-cell office:value-type="float" office:value="1.2588999999999999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onte Nova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Oratórios (MG)</text:p>
          </table:table-cell>
          <table:table-cell office:value-type="float" office:value="3145851" table:style-name="ce4">
            <text:p>3145851</text:p>
          </table:table-cell>
          <table:table-cell office:value-type="float" office:value="4493" table:style-name="ce6">
            <text:p>4.493</text:p>
          </table:table-cell>
          <table:table-cell office:value-type="string" table:style-name="ce4">
            <text:p>Não</text:p>
          </table:table-cell>
          <table:table-cell office:value-type="float" office:value="551" table:style-name="ce6">
            <text:p>551</text:p>
          </table:table-cell>
          <table:table-cell office:value-type="float" office:value="0.184651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nte Nova (MG)</text:p>
          </table:table-cell>
          <table:table-cell office:value-type="float" office:value="3152105" table:style-name="ce4">
            <text:p>3152105</text:p>
          </table:table-cell>
          <table:table-cell office:value-type="float" office:value="57390" table:style-name="ce6">
            <text:p>57.390</text:p>
          </table:table-cell>
          <table:table-cell office:value-type="string" table:style-name="ce4">
            <text:p>Sim</text:p>
          </table:table-cell>
          <table:table-cell office:value-type="float" office:value="551" table:style-name="ce6">
            <text:p>551</text:p>
          </table:table-cell>
          <table:table-cell office:value-type="float" office:value="1.3845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onto Belo - Mucurici/E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ucurici (ES)</text:p>
          </table:table-cell>
          <table:table-cell office:value-type="float" office:value="3203601" table:style-name="ce4">
            <text:p>3203601</text:p>
          </table:table-cell>
          <table:table-cell office:value-type="float" office:value="5655" table:style-name="ce6">
            <text:p>5.655</text:p>
          </table:table-cell>
          <table:table-cell office:value-type="string" table:style-name="ce4">
            <text:p>Sim</text:p>
          </table:table-cell>
          <table:table-cell office:value-type="float" office:value="246" table:style-name="ce6">
            <text:p>246</text:p>
          </table:table-cell>
          <table:table-cell office:value-type="float" office:value="6.3912999999999998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nto Belo (ES)</text:p>
          </table:table-cell>
          <table:table-cell office:value-type="float" office:value="3204252" table:style-name="ce4">
            <text:p>3204252</text:p>
          </table:table-cell>
          <table:table-cell office:value-type="float" office:value="6979" table:style-name="ce6">
            <text:p>6.979</text:p>
          </table:table-cell>
          <table:table-cell office:value-type="string" table:style-name="ce4">
            <text:p>Sim</text:p>
          </table:table-cell>
          <table:table-cell office:value-type="float" office:value="246" table:style-name="ce6">
            <text:p>246</text:p>
          </table:table-cell>
          <table:table-cell office:value-type="float" office:value="5.9665000000000003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orto Alegre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lvorada (RS)</text:p>
          </table:table-cell>
          <table:table-cell office:value-type="float" office:value="4300604" table:style-name="ce4">
            <text:p>4300604</text:p>
          </table:table-cell>
          <table:table-cell office:value-type="float" office:value="195673" table:style-name="ce6">
            <text:p>195.673</text:p>
          </table:table-cell>
          <table:table-cell office:value-type="string" table:style-name="ce4">
            <text:p>Não</text:p>
          </table:table-cell>
          <table:table-cell office:value-type="float" office:value="65188" table:style-name="ce6">
            <text:p>65.188</text:p>
          </table:table-cell>
          <table:table-cell office:value-type="float" office:value="0.47711700000000001" table:style-name="ce5">
            <text:p>0,4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choeirinha (RS)</text:p>
          </table:table-cell>
          <table:table-cell office:value-type="float" office:value="4303103" table:style-name="ce4">
            <text:p>4303103</text:p>
          </table:table-cell>
          <table:table-cell office:value-type="float" office:value="118278" table:style-name="ce6">
            <text:p>118.278</text:p>
          </table:table-cell>
          <table:table-cell office:value-type="string" table:style-name="ce4">
            <text:p>Não</text:p>
          </table:table-cell>
          <table:table-cell office:value-type="float" office:value="50275" table:style-name="ce6">
            <text:p>50.275</text:p>
          </table:table-cell>
          <table:table-cell office:value-type="float" office:value="0.593005" table:style-name="ce5">
            <text:p>0,5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noas (RS)</text:p>
          </table:table-cell>
          <table:table-cell office:value-type="float" office:value="4304606" table:style-name="ce4">
            <text:p>4304606</text:p>
          </table:table-cell>
          <table:table-cell office:value-type="float" office:value="323827" table:style-name="ce6">
            <text:p>323.827</text:p>
          </table:table-cell>
          <table:table-cell office:value-type="string" table:style-name="ce4">
            <text:p>Não</text:p>
          </table:table-cell>
          <table:table-cell office:value-type="float" office:value="87891" table:style-name="ce6">
            <text:p>87.891</text:p>
          </table:table-cell>
          <table:table-cell office:value-type="float" office:value="0.38467400000000002" table:style-name="ce5">
            <text:p>0,3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ldorado do Sul (RS)</text:p>
          </table:table-cell>
          <table:table-cell office:value-type="float" office:value="4306767" table:style-name="ce4">
            <text:p>4306767</text:p>
          </table:table-cell>
          <table:table-cell office:value-type="float" office:value="34343" table:style-name="ce6">
            <text:p>34.343</text:p>
          </table:table-cell>
          <table:table-cell office:value-type="string" table:style-name="ce4">
            <text:p>Não</text:p>
          </table:table-cell>
          <table:table-cell office:value-type="float" office:value="13737" table:style-name="ce6">
            <text:p>13.737</text:p>
          </table:table-cell>
          <table:table-cell office:value-type="float" office:value="0.54223600000000005" table:style-name="ce5">
            <text:p>0,5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steio (RS)</text:p>
          </table:table-cell>
          <table:table-cell office:value-type="float" office:value="4307708" table:style-name="ce4">
            <text:p>4307708</text:p>
          </table:table-cell>
          <table:table-cell office:value-type="float" office:value="80755" table:style-name="ce6">
            <text:p>80.755</text:p>
          </table:table-cell>
          <table:table-cell office:value-type="string" table:style-name="ce4">
            <text:p>Não</text:p>
          </table:table-cell>
          <table:table-cell office:value-type="float" office:value="31362" table:style-name="ce6">
            <text:p>31.362</text:p>
          </table:table-cell>
          <table:table-cell office:value-type="float" office:value="0.55331699999999995" table:style-name="ce5">
            <text:p>0,5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lorinha (RS)</text:p>
          </table:table-cell>
          <table:table-cell office:value-type="float" office:value="4309050" table:style-name="ce4">
            <text:p>4309050</text:p>
          </table:table-cell>
          <table:table-cell office:value-type="float" office:value="6891" table:style-name="ce6">
            <text:p>6.891</text:p>
          </table:table-cell>
          <table:table-cell office:value-type="string" table:style-name="ce4">
            <text:p>Não</text:p>
          </table:table-cell>
          <table:table-cell office:value-type="float" office:value="1369" table:style-name="ce6">
            <text:p>1.369</text:p>
          </table:table-cell>
          <table:table-cell office:value-type="float" office:value="0.28232600000000002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ravataí (RS)</text:p>
          </table:table-cell>
          <table:table-cell office:value-type="float" office:value="4309209" table:style-name="ce4">
            <text:p>4309209</text:p>
          </table:table-cell>
          <table:table-cell office:value-type="float" office:value="255660" table:style-name="ce6">
            <text:p>255.660</text:p>
          </table:table-cell>
          <table:table-cell office:value-type="string" table:style-name="ce4">
            <text:p>Não</text:p>
          </table:table-cell>
          <table:table-cell office:value-type="float" office:value="58760" table:style-name="ce6">
            <text:p>58.760</text:p>
          </table:table-cell>
          <table:table-cell office:value-type="float" office:value="0.33546300000000001" table:style-name="ce5">
            <text:p>0,3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uaíba (RS)</text:p>
          </table:table-cell>
          <table:table-cell office:value-type="float" office:value="4309308" table:style-name="ce4">
            <text:p>4309308</text:p>
          </table:table-cell>
          <table:table-cell office:value-type="float" office:value="95204" table:style-name="ce6">
            <text:p>95.204</text:p>
          </table:table-cell>
          <table:table-cell office:value-type="string" table:style-name="ce4">
            <text:p>Não</text:p>
          </table:table-cell>
          <table:table-cell office:value-type="float" office:value="21065" table:style-name="ce6">
            <text:p>21.065</text:p>
          </table:table-cell>
          <table:table-cell office:value-type="float" office:value="0.318193" table:style-name="ce5">
            <text:p>0,3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Santa Rita (RS)</text:p>
          </table:table-cell>
          <table:table-cell office:value-type="float" office:value="4313375" table:style-name="ce4">
            <text:p>4313375</text:p>
          </table:table-cell>
          <table:table-cell office:value-type="float" office:value="22716" table:style-name="ce6">
            <text:p>22.716</text:p>
          </table:table-cell>
          <table:table-cell office:value-type="string" table:style-name="ce4">
            <text:p>Não</text:p>
          </table:table-cell>
          <table:table-cell office:value-type="float" office:value="6260" table:style-name="ce6">
            <text:p>6.260</text:p>
          </table:table-cell>
          <table:table-cell office:value-type="float" office:value="0.38179999999999997" table:style-name="ce5">
            <text:p>0,3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Canoas (RS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rto Alegre (RS)</text:p>
          </table:table-cell>
          <table:table-cell office:value-type="float" office:value="4314902" table:style-name="ce4">
            <text:p>4314902</text:p>
          </table:table-cell>
          <table:table-cell office:value-type="float" office:value="1409351" table:style-name="ce6">
            <text:p>1.409.351</text:p>
          </table:table-cell>
          <table:table-cell office:value-type="string" table:style-name="ce4">
            <text:p>Sim</text:p>
          </table:table-cell>
          <table:table-cell office:value-type="float" office:value="268777" table:style-name="ce6">
            <text:p>268.777</text:p>
          </table:table-cell>
          <table:table-cell office:value-type="float" office:value="0.26293800000000001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pucaia do Sul (RS)</text:p>
          </table:table-cell>
          <table:table-cell office:value-type="float" office:value="4320008" table:style-name="ce4">
            <text:p>4320008</text:p>
          </table:table-cell>
          <table:table-cell office:value-type="float" office:value="130957" table:style-name="ce6">
            <text:p>130.957</text:p>
          </table:table-cell>
          <table:table-cell office:value-type="string" table:style-name="ce4">
            <text:p>Não</text:p>
          </table:table-cell>
          <table:table-cell office:value-type="float" office:value="33464" table:style-name="ce6">
            <text:p>33.464</text:p>
          </table:table-cell>
          <table:table-cell office:value-type="float" office:value="0.37181799999999998" table:style-name="ce5">
            <text:p>0,3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iamão (RS)</text:p>
          </table:table-cell>
          <table:table-cell office:value-type="float" office:value="4323002" table:style-name="ce4">
            <text:p>4323002</text:p>
          </table:table-cell>
          <table:table-cell office:value-type="float" office:value="239384" table:style-name="ce6">
            <text:p>239.384</text:p>
          </table:table-cell>
          <table:table-cell office:value-type="string" table:style-name="ce4">
            <text:p>Não</text:p>
          </table:table-cell>
          <table:table-cell office:value-type="float" office:value="74160" table:style-name="ce6">
            <text:p>74.160</text:p>
          </table:table-cell>
          <table:table-cell office:value-type="float" office:value="0.43823600000000001" table:style-name="ce5">
            <text:p>0,4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orto Velho/R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ndeias do Jamari (RO)</text:p>
          </table:table-cell>
          <table:table-cell office:value-type="float" office:value="1100809" table:style-name="ce4">
            <text:p>1100809</text:p>
          </table:table-cell>
          <table:table-cell office:value-type="float" office:value="19779" table:style-name="ce6">
            <text:p>19.779</text:p>
          </table:table-cell>
          <table:table-cell office:value-type="string" table:style-name="ce4">
            <text:p>Não</text:p>
          </table:table-cell>
          <table:table-cell office:value-type="float" office:value="3402" table:style-name="ce6">
            <text:p>3.402</text:p>
          </table:table-cell>
          <table:table-cell office:value-type="float" office:value="0.24609400000000001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rto Velho (RO)</text:p>
          </table:table-cell>
          <table:table-cell office:value-type="float" office:value="1100205" table:style-name="ce4">
            <text:p>1100205</text:p>
          </table:table-cell>
          <table:table-cell office:value-type="float" office:value="428527" table:style-name="ce6">
            <text:p>428.527</text:p>
          </table:table-cell>
          <table:table-cell office:value-type="string" table:style-name="ce4">
            <text:p>Sim</text:p>
          </table:table-cell>
          <table:table-cell office:value-type="float" office:value="3402" table:style-name="ce6">
            <text:p>3.402</text:p>
          </table:table-cell>
          <table:table-cell office:value-type="float" office:value="1.081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ouso Alto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ouso Alto (MG)</text:p>
          </table:table-cell>
          <table:table-cell office:value-type="float" office:value="3152600" table:style-name="ce4">
            <text:p>3152600</text:p>
          </table:table-cell>
          <table:table-cell office:value-type="float" office:value="6213" table:style-name="ce6">
            <text:p>6.213</text:p>
          </table:table-cell>
          <table:table-cell office:value-type="string" table:style-name="ce4">
            <text:p>Sim</text:p>
          </table:table-cell>
          <table:table-cell office:value-type="float" office:value="163" table:style-name="ce6">
            <text:p>163</text:p>
          </table:table-cell>
          <table:table-cell office:value-type="float" office:value="4.0176999999999997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Sebastião do Rio Verde (MG)</text:p>
          </table:table-cell>
          <table:table-cell office:value-type="float" office:value="3164902" table:style-name="ce4">
            <text:p>3164902</text:p>
          </table:table-cell>
          <table:table-cell office:value-type="float" office:value="2110" table:style-name="ce6">
            <text:p>2.110</text:p>
          </table:table-cell>
          <table:table-cell office:value-type="string" table:style-name="ce4">
            <text:p>Sim</text:p>
          </table:table-cell>
          <table:table-cell office:value-type="float" office:value="163" table:style-name="ce6">
            <text:p>163</text:p>
          </table:table-cell>
          <table:table-cell office:value-type="float" office:value="0.12864999999999999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aia Grande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mpituba (RS)</text:p>
          </table:table-cell>
          <table:table-cell office:value-type="float" office:value="4311734" table:style-name="ce4">
            <text:p>4311734</text:p>
          </table:table-cell>
          <table:table-cell office:value-type="float" office:value="3003" table:style-name="ce6">
            <text:p>3.003</text:p>
          </table:table-cell>
          <table:table-cell office:value-type="string" table:style-name="ce4">
            <text:p>Não</text:p>
          </table:table-cell>
          <table:table-cell office:value-type="float" office:value="205" table:style-name="ce6">
            <text:p>205</text:p>
          </table:table-cell>
          <table:table-cell office:value-type="float" office:value="9.4469999999999998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raia Grande (SC)</text:p>
          </table:table-cell>
          <table:table-cell office:value-type="float" office:value="4213807" table:style-name="ce4">
            <text:p>4213807</text:p>
          </table:table-cell>
          <table:table-cell office:value-type="float" office:value="7267" table:style-name="ce6">
            <text:p>7.267</text:p>
          </table:table-cell>
          <table:table-cell office:value-type="string" table:style-name="ce4">
            <text:p>Sim</text:p>
          </table:table-cell>
          <table:table-cell office:value-type="float" office:value="205" table:style-name="ce6">
            <text:p>205</text:p>
          </table:table-cell>
          <table:table-cell office:value-type="float" office:value="3.8462000000000003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esidente Juscelino - Cachoeira Grande/M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choeira Grande (MA)</text:p>
          </table:table-cell>
          <table:table-cell office:value-type="float" office:value="2102374" table:style-name="ce4">
            <text:p>2102374</text:p>
          </table:table-cell>
          <table:table-cell office:value-type="float" office:value="8446" table:style-name="ce6">
            <text:p>8.446</text:p>
          </table:table-cell>
          <table:table-cell office:value-type="string" table:style-name="ce4">
            <text:p>Sim</text:p>
          </table:table-cell>
          <table:table-cell office:value-type="float" office:value="120" table:style-name="ce6">
            <text:p>120</text:p>
          </table:table-cell>
          <table:table-cell office:value-type="float" office:value="2.2002000000000001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residente Juscelino (MA)</text:p>
          </table:table-cell>
          <table:table-cell office:value-type="float" office:value="2109205" table:style-name="ce4">
            <text:p>2109205</text:p>
          </table:table-cell>
          <table:table-cell office:value-type="float" office:value="11541" table:style-name="ce6">
            <text:p>11.541</text:p>
          </table:table-cell>
          <table:table-cell office:value-type="string" table:style-name="ce4">
            <text:p>Sim</text:p>
          </table:table-cell>
          <table:table-cell office:value-type="float" office:value="120" table:style-name="ce6">
            <text:p>120</text:p>
          </table:table-cell>
          <table:table-cell office:value-type="float" office:value="1.6789999999999999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esidente Prudente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lfredo Marcondes (SP)</text:p>
          </table:table-cell>
          <table:table-cell office:value-type="float" office:value="3500808" table:style-name="ce4">
            <text:p>3500808</text:p>
          </table:table-cell>
          <table:table-cell office:value-type="float" office:value="3891" table:style-name="ce6">
            <text:p>3.891</text:p>
          </table:table-cell>
          <table:table-cell office:value-type="string" table:style-name="ce4">
            <text:p>Não</text:p>
          </table:table-cell>
          <table:table-cell office:value-type="float" office:value="842" table:style-name="ce6">
            <text:p>842</text:p>
          </table:table-cell>
          <table:table-cell office:value-type="float" office:value="0.33965299999999998" table:style-name="ce5">
            <text:p>0,3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Álvares Machado (SP)</text:p>
          </table:table-cell>
          <table:table-cell office:value-type="float" office:value="3501301" table:style-name="ce4">
            <text:p>3501301</text:p>
          </table:table-cell>
          <table:table-cell office:value-type="float" office:value="23513" table:style-name="ce6">
            <text:p>23.513</text:p>
          </table:table-cell>
          <table:table-cell office:value-type="string" table:style-name="ce4">
            <text:p>Não</text:p>
          </table:table-cell>
          <table:table-cell office:value-type="float" office:value="6273" table:style-name="ce6">
            <text:p>6.273</text:p>
          </table:table-cell>
          <table:table-cell office:value-type="float" office:value="0.37743700000000002" table:style-name="ce5">
            <text:p>0,3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Anhumas (SP)</text:p>
          </table:table-cell>
          <table:table-cell office:value-type="float" office:value="3502408" table:style-name="ce4">
            <text:p>3502408</text:p>
          </table:table-cell>
          <table:table-cell office:value-type="float" office:value="3738" table:style-name="ce6">
            <text:p>3.738</text:p>
          </table:table-cell>
          <table:table-cell office:value-type="string" table:style-name="ce4">
            <text:p>Não</text:p>
          </table:table-cell>
          <table:table-cell office:value-type="float" office:value="774" table:style-name="ce6">
            <text:p>774</text:p>
          </table:table-cell>
          <table:table-cell office:value-type="float" office:value="0.29086800000000002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iabu (SP)</text:p>
          </table:table-cell>
          <table:table-cell office:value-type="float" office:value="3508900" table:style-name="ce4">
            <text:p>3508900</text:p>
          </table:table-cell>
          <table:table-cell office:value-type="float" office:value="4072" table:style-name="ce6">
            <text:p>4.072</text:p>
          </table:table-cell>
          <table:table-cell office:value-type="string" table:style-name="ce4">
            <text:p>Não</text:p>
          </table:table-cell>
          <table:table-cell office:value-type="float" office:value="735" table:style-name="ce6">
            <text:p>735</text:p>
          </table:table-cell>
          <table:table-cell office:value-type="float" office:value="0.285215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milianópolis (SP)</text:p>
          </table:table-cell>
          <table:table-cell office:value-type="float" office:value="3515129" table:style-name="ce4">
            <text:p>3515129</text:p>
          </table:table-cell>
          <table:table-cell office:value-type="float" office:value="3020" table:style-name="ce6">
            <text:p>3.020</text:p>
          </table:table-cell>
          <table:table-cell office:value-type="string" table:style-name="ce4">
            <text:p>Não</text:p>
          </table:table-cell>
          <table:table-cell office:value-type="float" office:value="405" table:style-name="ce6">
            <text:p>405</text:p>
          </table:table-cell>
          <table:table-cell office:value-type="float" office:value="0.188635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ndiana (SP)</text:p>
          </table:table-cell>
          <table:table-cell office:value-type="float" office:value="3520608" table:style-name="ce4">
            <text:p>3520608</text:p>
          </table:table-cell>
          <table:table-cell office:value-type="float" office:value="4825" table:style-name="ce6">
            <text:p>4.825</text:p>
          </table:table-cell>
          <table:table-cell office:value-type="string" table:style-name="ce4">
            <text:p>Não</text:p>
          </table:table-cell>
          <table:table-cell office:value-type="float" office:value="895" table:style-name="ce6">
            <text:p>895</text:p>
          </table:table-cell>
          <table:table-cell office:value-type="float" office:value="0.27328200000000002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residente Bernardes (SP)</text:p>
          </table:table-cell>
          <table:table-cell office:value-type="float" office:value="3541208" table:style-name="ce4">
            <text:p>3541208</text:p>
          </table:table-cell>
          <table:table-cell office:value-type="float" office:value="13570" table:style-name="ce6">
            <text:p>13.570</text:p>
          </table:table-cell>
          <table:table-cell office:value-type="string" table:style-name="ce4">
            <text:p>Não</text:p>
          </table:table-cell>
          <table:table-cell office:value-type="float" office:value="1749" table:style-name="ce6">
            <text:p>1.749</text:p>
          </table:table-cell>
          <table:table-cell office:value-type="float" office:value="0.194269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residente Prudente (SP)</text:p>
          </table:table-cell>
          <table:table-cell office:value-type="float" office:value="3541406" table:style-name="ce4">
            <text:p>3541406</text:p>
          </table:table-cell>
          <table:table-cell office:value-type="float" office:value="207610" table:style-name="ce6">
            <text:p>207.610</text:p>
          </table:table-cell>
          <table:table-cell office:value-type="string" table:style-name="ce4">
            <text:p>Sim</text:p>
          </table:table-cell>
          <table:table-cell office:value-type="float" office:value="14407" table:style-name="ce6">
            <text:p>14.407</text:p>
          </table:table-cell>
          <table:table-cell office:value-type="float" office:value="9.6291000000000002E-2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egente Feijó (SP)</text:p>
          </table:table-cell>
          <table:table-cell office:value-type="float" office:value="3542404" table:style-name="ce4">
            <text:p>3542404</text:p>
          </table:table-cell>
          <table:table-cell office:value-type="float" office:value="18494" table:style-name="ce6">
            <text:p>18.494</text:p>
          </table:table-cell>
          <table:table-cell office:value-type="string" table:style-name="ce4">
            <text:p>Não</text:p>
          </table:table-cell>
          <table:table-cell office:value-type="float" office:value="3724" table:style-name="ce6">
            <text:p>3.724</text:p>
          </table:table-cell>
          <table:table-cell office:value-type="float" office:value="0.28067500000000001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o Expedito (SP)</text:p>
          </table:table-cell>
          <table:table-cell office:value-type="float" office:value="3548302" table:style-name="ce4">
            <text:p>3548302</text:p>
          </table:table-cell>
          <table:table-cell office:value-type="float" office:value="2803" table:style-name="ce6">
            <text:p>2.803</text:p>
          </table:table-cell>
          <table:table-cell office:value-type="string" table:style-name="ce4">
            <text:p>Não</text:p>
          </table:table-cell>
          <table:table-cell office:value-type="float" office:value="402" table:style-name="ce6">
            <text:p>402</text:p>
          </table:table-cell>
          <table:table-cell office:value-type="float" office:value="0.22737599999999999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aciba (SP)</text:p>
          </table:table-cell>
          <table:table-cell office:value-type="float" office:value="3552908" table:style-name="ce4">
            <text:p>3552908</text:p>
          </table:table-cell>
          <table:table-cell office:value-type="float" office:value="5714" table:style-name="ce6">
            <text:p>5.714</text:p>
          </table:table-cell>
          <table:table-cell office:value-type="string" table:style-name="ce4">
            <text:p>Não</text:p>
          </table:table-cell>
          <table:table-cell office:value-type="float" office:value="777" table:style-name="ce6">
            <text:p>777</text:p>
          </table:table-cell>
          <table:table-cell office:value-type="float" office:value="0.20202800000000001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arabai (SP)</text:p>
          </table:table-cell>
          <table:table-cell office:value-type="float" office:value="3553906" table:style-name="ce4">
            <text:p>3553906</text:p>
          </table:table-cell>
          <table:table-cell office:value-type="float" office:value="6607" table:style-name="ce6">
            <text:p>6.607</text:p>
          </table:table-cell>
          <table:table-cell office:value-type="string" table:style-name="ce4">
            <text:p>Não</text:p>
          </table:table-cell>
          <table:table-cell office:value-type="float" office:value="801" table:style-name="ce6">
            <text:p>801</text:p>
          </table:table-cell>
          <table:table-cell office:value-type="float" office:value="0.178715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esidente Venceslau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iuá (SP)</text:p>
          </table:table-cell>
          <table:table-cell office:value-type="float" office:value="3509106" table:style-name="ce4">
            <text:p>3509106</text:p>
          </table:table-cell>
          <table:table-cell office:value-type="float" office:value="5039" table:style-name="ce6">
            <text:p>5.039</text:p>
          </table:table-cell>
          <table:table-cell office:value-type="string" table:style-name="ce4">
            <text:p>Não</text:p>
          </table:table-cell>
          <table:table-cell office:value-type="float" office:value="666" table:style-name="ce6">
            <text:p>666</text:p>
          </table:table-cell>
          <table:table-cell office:value-type="float" office:value="0.22170400000000001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residente Venceslau (SP)</text:p>
          </table:table-cell>
          <table:table-cell office:value-type="float" office:value="3541505" table:style-name="ce4">
            <text:p>3541505</text:p>
          </table:table-cell>
          <table:table-cell office:value-type="float" office:value="37910" table:style-name="ce6">
            <text:p>37.910</text:p>
          </table:table-cell>
          <table:table-cell office:value-type="string" table:style-name="ce4">
            <text:p>Sim</text:p>
          </table:table-cell>
          <table:table-cell office:value-type="float" office:value="666" table:style-name="ce6">
            <text:p>666</text:p>
          </table:table-cell>
          <table:table-cell office:value-type="float" office:value="2.7740999999999998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Propriá/SE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ropriá (SE)</text:p>
          </table:table-cell>
          <table:table-cell office:value-type="float" office:value="2805703" table:style-name="ce4">
            <text:p>2805703</text:p>
          </table:table-cell>
          <table:table-cell office:value-type="float" office:value="28451" table:style-name="ce6">
            <text:p>28.451</text:p>
          </table:table-cell>
          <table:table-cell office:value-type="string" table:style-name="ce4">
            <text:p>Sim</text:p>
          </table:table-cell>
          <table:table-cell office:value-type="float" office:value="465" table:style-name="ce6">
            <text:p>465</text:p>
          </table:table-cell>
          <table:table-cell office:value-type="float" office:value="2.4417999999999999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elha (SE)</text:p>
          </table:table-cell>
          <table:table-cell office:value-type="float" office:value="2807303" table:style-name="ce4">
            <text:p>2807303</text:p>
          </table:table-cell>
          <table:table-cell office:value-type="float" office:value="2957" table:style-name="ce6">
            <text:p>2.957</text:p>
          </table:table-cell>
          <table:table-cell office:value-type="string" table:style-name="ce4">
            <text:p>Não</text:p>
          </table:table-cell>
          <table:table-cell office:value-type="float" office:value="465" table:style-name="ce6">
            <text:p>465</text:p>
          </table:table-cell>
          <table:table-cell office:value-type="float" office:value="0.24707799999999999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Recife/PE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breu e Lima (PE)</text:p>
          </table:table-cell>
          <table:table-cell office:value-type="float" office:value="2600054" table:style-name="ce4">
            <text:p>2600054</text:p>
          </table:table-cell>
          <table:table-cell office:value-type="float" office:value="94429" table:style-name="ce6">
            <text:p>94.429</text:p>
          </table:table-cell>
          <table:table-cell office:value-type="string" table:style-name="ce4">
            <text:p>Não</text:p>
          </table:table-cell>
          <table:table-cell office:value-type="float" office:value="27867" table:style-name="ce6">
            <text:p>27.867</text:p>
          </table:table-cell>
          <table:table-cell office:value-type="float" office:value="0.46499200000000002" table:style-name="ce5">
            <text:p>0,4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Araçoiaba (PE)</text:p>
          </table:table-cell>
          <table:table-cell office:value-type="float" office:value="2601052" table:style-name="ce4">
            <text:p>2601052</text:p>
          </table:table-cell>
          <table:table-cell office:value-type="float" office:value="18156" table:style-name="ce6">
            <text:p>18.156</text:p>
          </table:table-cell>
          <table:table-cell office:value-type="string" table:style-name="ce4">
            <text:p>Não</text:p>
          </table:table-cell>
          <table:table-cell office:value-type="float" office:value="2356" table:style-name="ce6">
            <text:p>2.356</text:p>
          </table:table-cell>
          <table:table-cell office:value-type="float" office:value="0.219224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bo de Santo Agostinho (PE)</text:p>
          </table:table-cell>
          <table:table-cell office:value-type="float" office:value="2602902" table:style-name="ce4">
            <text:p>2602902</text:p>
          </table:table-cell>
          <table:table-cell office:value-type="float" office:value="185025" table:style-name="ce6">
            <text:p>185.025</text:p>
          </table:table-cell>
          <table:table-cell office:value-type="string" table:style-name="ce4">
            <text:p>Não</text:p>
          </table:table-cell>
          <table:table-cell office:value-type="float" office:value="34129" table:style-name="ce6">
            <text:p>34.129</text:p>
          </table:table-cell>
          <table:table-cell office:value-type="float" office:value="0.292215" table:style-name="ce5">
            <text:p>0,2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maragibe (PE)</text:p>
          </table:table-cell>
          <table:table-cell office:value-type="float" office:value="2603454" table:style-name="ce4">
            <text:p>2603454</text:p>
          </table:table-cell>
          <table:table-cell office:value-type="float" office:value="144466" table:style-name="ce6">
            <text:p>144.466</text:p>
          </table:table-cell>
          <table:table-cell office:value-type="string" table:style-name="ce4">
            <text:p>Não</text:p>
          </table:table-cell>
          <table:table-cell office:value-type="float" office:value="39109" table:style-name="ce6">
            <text:p>39.109</text:p>
          </table:table-cell>
          <table:table-cell office:value-type="float" office:value="0.42168800000000001" table:style-name="ce5">
            <text:p>0,4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garassu (PE)</text:p>
          </table:table-cell>
          <table:table-cell office:value-type="float" office:value="2606804" table:style-name="ce4">
            <text:p>2606804</text:p>
          </table:table-cell>
          <table:table-cell office:value-type="float" office:value="102021" table:style-name="ce6">
            <text:p>102.021</text:p>
          </table:table-cell>
          <table:table-cell office:value-type="string" table:style-name="ce4">
            <text:p>Não</text:p>
          </table:table-cell>
          <table:table-cell office:value-type="float" office:value="21565" table:style-name="ce6">
            <text:p>21.565</text:p>
          </table:table-cell>
          <table:table-cell office:value-type="float" office:value="0.33005800000000002" table:style-name="ce5">
            <text:p>0,3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Abreu e Lima (PE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lha de Itamaracá (PE)</text:p>
          </table:table-cell>
          <table:table-cell office:value-type="float" office:value="2607604" table:style-name="ce4">
            <text:p>2607604</text:p>
          </table:table-cell>
          <table:table-cell office:value-type="float" office:value="21884" table:style-name="ce6">
            <text:p>21.884</text:p>
          </table:table-cell>
          <table:table-cell office:value-type="string" table:style-name="ce4">
            <text:p>Não</text:p>
          </table:table-cell>
          <table:table-cell office:value-type="float" office:value="3139" table:style-name="ce6">
            <text:p>3.139</text:p>
          </table:table-cell>
          <table:table-cell office:value-type="float" office:value="0.24633099999999999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pojuca (PE)</text:p>
          </table:table-cell>
          <table:table-cell office:value-type="float" office:value="2607208" table:style-name="ce4">
            <text:p>2607208</text:p>
          </table:table-cell>
          <table:table-cell office:value-type="float" office:value="80637" table:style-name="ce6">
            <text:p>80.637</text:p>
          </table:table-cell>
          <table:table-cell office:value-type="string" table:style-name="ce4">
            <text:p>Não</text:p>
          </table:table-cell>
          <table:table-cell office:value-type="float" office:value="16124" table:style-name="ce6">
            <text:p>16.124</text:p>
          </table:table-cell>
          <table:table-cell office:value-type="float" office:value="0.306423" table:style-name="ce5">
            <text:p>0,3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pissuma (PE)</text:p>
          </table:table-cell>
          <table:table-cell office:value-type="float" office:value="2607752" table:style-name="ce4">
            <text:p>2607752</text:p>
          </table:table-cell>
          <table:table-cell office:value-type="float" office:value="23769" table:style-name="ce6">
            <text:p>23.769</text:p>
          </table:table-cell>
          <table:table-cell office:value-type="string" table:style-name="ce4">
            <text:p>Não</text:p>
          </table:table-cell>
          <table:table-cell office:value-type="float" office:value="5268" table:style-name="ce6">
            <text:p>5.268</text:p>
          </table:table-cell>
          <table:table-cell office:value-type="float" office:value="0.351692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Via Igarassu (PE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boatão dos Guararapes (PE)</text:p>
          </table:table-cell>
          <table:table-cell office:value-type="float" office:value="2607901" table:style-name="ce4">
            <text:p>2607901</text:p>
          </table:table-cell>
          <table:table-cell office:value-type="float" office:value="644620" table:style-name="ce6">
            <text:p>644.620</text:p>
          </table:table-cell>
          <table:table-cell office:value-type="string" table:style-name="ce4">
            <text:p>Não</text:p>
          </table:table-cell>
          <table:table-cell office:value-type="float" office:value="148004" table:style-name="ce6">
            <text:p>148.004</text:p>
          </table:table-cell>
          <table:table-cell office:value-type="float" office:value="0.34145799999999998" table:style-name="ce5">
            <text:p>0,3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reno (PE)</text:p>
          </table:table-cell>
          <table:table-cell office:value-type="float" office:value="2609402" table:style-name="ce4">
            <text:p>2609402</text:p>
          </table:table-cell>
          <table:table-cell office:value-type="float" office:value="56696" table:style-name="ce6">
            <text:p>56.696</text:p>
          </table:table-cell>
          <table:table-cell office:value-type="string" table:style-name="ce4">
            <text:p>Não</text:p>
          </table:table-cell>
          <table:table-cell office:value-type="float" office:value="8255" table:style-name="ce6">
            <text:p>8.255</text:p>
          </table:table-cell>
          <table:table-cell office:value-type="float" office:value="0.242089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Olinda (PE)</text:p>
          </table:table-cell>
          <table:table-cell office:value-type="float" office:value="2609600" table:style-name="ce4">
            <text:p>2609600</text:p>
          </table:table-cell>
          <table:table-cell office:value-type="float" office:value="377779" table:style-name="ce6">
            <text:p>377.779</text:p>
          </table:table-cell>
          <table:table-cell office:value-type="string" table:style-name="ce4">
            <text:p>Não</text:p>
          </table:table-cell>
          <table:table-cell office:value-type="float" office:value="113601" table:style-name="ce6">
            <text:p>113.601</text:p>
          </table:table-cell>
          <table:table-cell office:value-type="float" office:value="0.455125" table:style-name="ce5">
            <text:p>0,4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udalho (PE)</text:p>
          </table:table-cell>
          <table:table-cell office:value-type="float" office:value="2610608" table:style-name="ce4">
            <text:p>2610608</text:p>
          </table:table-cell>
          <table:table-cell office:value-type="float" office:value="51357" table:style-name="ce6">
            <text:p>51.357</text:p>
          </table:table-cell>
          <table:table-cell office:value-type="string" table:style-name="ce4">
            <text:p>Não</text:p>
          </table:table-cell>
          <table:table-cell office:value-type="float" office:value="5485" table:style-name="ce6">
            <text:p>5.485</text:p>
          </table:table-cell>
          <table:table-cell office:value-type="float" office:value="0.17596999999999999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ulista (PE)</text:p>
          </table:table-cell>
          <table:table-cell office:value-type="float" office:value="2610707" table:style-name="ce4">
            <text:p>2610707</text:p>
          </table:table-cell>
          <table:table-cell office:value-type="float" office:value="300466" table:style-name="ce6">
            <text:p>300.466</text:p>
          </table:table-cell>
          <table:table-cell office:value-type="string" table:style-name="ce4">
            <text:p>Não</text:p>
          </table:table-cell>
          <table:table-cell office:value-type="float" office:value="86539" table:style-name="ce6">
            <text:p>86.539</text:p>
          </table:table-cell>
          <table:table-cell office:value-type="float" office:value="0.43720900000000001" table:style-name="ce5">
            <text:p>0,4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ecife (PE)</text:p>
          </table:table-cell>
          <table:table-cell office:value-type="float" office:value="2611606" table:style-name="ce4">
            <text:p>2611606</text:p>
          </table:table-cell>
          <table:table-cell office:value-type="float" office:value="1537704" table:style-name="ce6">
            <text:p>1.537.704</text:p>
          </table:table-cell>
          <table:table-cell office:value-type="string" table:style-name="ce4">
            <text:p>Sim</text:p>
          </table:table-cell>
          <table:table-cell office:value-type="float" office:value="338674" table:style-name="ce6">
            <text:p>338.674</text:p>
          </table:table-cell>
          <table:table-cell office:value-type="float" office:value="0.321106" table:style-name="ce5">
            <text:p>0,3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Lourenço da Mata (PE)</text:p>
          </table:table-cell>
          <table:table-cell office:value-type="float" office:value="2613701" table:style-name="ce4">
            <text:p>2613701</text:p>
          </table:table-cell>
          <table:table-cell office:value-type="float" office:value="102895" table:style-name="ce6">
            <text:p>102.895</text:p>
          </table:table-cell>
          <table:table-cell office:value-type="string" table:style-name="ce4">
            <text:p>Não</text:p>
          </table:table-cell>
          <table:table-cell office:value-type="float" office:value="20735" table:style-name="ce6">
            <text:p>20.735</text:p>
          </table:table-cell>
          <table:table-cell office:value-type="float" office:value="0.32517299999999999" table:style-name="ce5">
            <text:p>0,3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Redenção - Acarape/CE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carape (CE)</text:p>
          </table:table-cell>
          <table:table-cell office:value-type="float" office:value="2300150" table:style-name="ce4">
            <text:p>2300150</text:p>
          </table:table-cell>
          <table:table-cell office:value-type="float" office:value="15338" table:style-name="ce6">
            <text:p>15.338</text:p>
          </table:table-cell>
          <table:table-cell office:value-type="string" table:style-name="ce4">
            <text:p>Sim</text:p>
          </table:table-cell>
          <table:table-cell office:value-type="float" office:value="745" table:style-name="ce6">
            <text:p>745</text:p>
          </table:table-cell>
          <table:table-cell office:value-type="float" office:value="7.9901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edenção (CE)</text:p>
          </table:table-cell>
          <table:table-cell office:value-type="float" office:value="2311603" table:style-name="ce4">
            <text:p>2311603</text:p>
          </table:table-cell>
          <table:table-cell office:value-type="float" office:value="26415" table:style-name="ce6">
            <text:p>26.415</text:p>
          </table:table-cell>
          <table:table-cell office:value-type="string" table:style-name="ce4">
            <text:p>Sim</text:p>
          </table:table-cell>
          <table:table-cell office:value-type="float" office:value="745" table:style-name="ce6">
            <text:p>745</text:p>
          </table:table-cell>
          <table:table-cell office:value-type="float" office:value="4.2223999999999998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Resende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tatiaia (RJ)</text:p>
          </table:table-cell>
          <table:table-cell office:value-type="float" office:value="3302254" table:style-name="ce4">
            <text:p>3302254</text:p>
          </table:table-cell>
          <table:table-cell office:value-type="float" office:value="28783" table:style-name="ce6">
            <text:p>28.783</text:p>
          </table:table-cell>
          <table:table-cell office:value-type="string" table:style-name="ce4">
            <text:p>Não</text:p>
          </table:table-cell>
          <table:table-cell office:value-type="float" office:value="5591" table:style-name="ce6">
            <text:p>5.591</text:p>
          </table:table-cell>
          <table:table-cell office:value-type="float" office:value="0.27585399999999999" table:style-name="ce5">
            <text:p>0,2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rto Real (RJ)</text:p>
          </table:table-cell>
          <table:table-cell office:value-type="float" office:value="3304110" table:style-name="ce4">
            <text:p>3304110</text:p>
          </table:table-cell>
          <table:table-cell office:value-type="float" office:value="16592" table:style-name="ce6">
            <text:p>16.592</text:p>
          </table:table-cell>
          <table:table-cell office:value-type="string" table:style-name="ce4">
            <text:p>Não</text:p>
          </table:table-cell>
          <table:table-cell office:value-type="float" office:value="6725" table:style-name="ce6">
            <text:p>6.725</text:p>
          </table:table-cell>
          <table:table-cell office:value-type="float" office:value="0.56794199999999995" table:style-name="ce5">
            <text:p>0,5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Quatis (RJ)</text:p>
          </table:table-cell>
          <table:table-cell office:value-type="float" office:value="3304128" table:style-name="ce4">
            <text:p>3304128</text:p>
          </table:table-cell>
          <table:table-cell office:value-type="float" office:value="12793" table:style-name="ce6">
            <text:p>12.793</text:p>
          </table:table-cell>
          <table:table-cell office:value-type="string" table:style-name="ce4">
            <text:p>Não</text:p>
          </table:table-cell>
          <table:table-cell office:value-type="float" office:value="2055" table:style-name="ce6">
            <text:p>2.055</text:p>
          </table:table-cell>
          <table:table-cell office:value-type="float" office:value="0.23596300000000001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Porto Real (RJ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esende (RJ)</text:p>
          </table:table-cell>
          <table:table-cell office:value-type="float" office:value="3304201" table:style-name="ce4">
            <text:p>3304201</text:p>
          </table:table-cell>
          <table:table-cell office:value-type="float" office:value="119769" table:style-name="ce6">
            <text:p>119.769</text:p>
          </table:table-cell>
          <table:table-cell office:value-type="string" table:style-name="ce4">
            <text:p>Sim</text:p>
          </table:table-cell>
          <table:table-cell office:value-type="float" office:value="10317" table:style-name="ce6">
            <text:p>10.317</text:p>
          </table:table-cell>
          <table:table-cell office:value-type="float" office:value="0.118961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Ribeirão Pret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rodowski (SP)</text:p>
          </table:table-cell>
          <table:table-cell office:value-type="float" office:value="3507803" table:style-name="ce4">
            <text:p>3507803</text:p>
          </table:table-cell>
          <table:table-cell office:value-type="float" office:value="21107" table:style-name="ce6">
            <text:p>21.107</text:p>
          </table:table-cell>
          <table:table-cell office:value-type="string" table:style-name="ce4">
            <text:p>Não</text:p>
          </table:table-cell>
          <table:table-cell office:value-type="float" office:value="3025" table:style-name="ce6">
            <text:p>3.025</text:p>
          </table:table-cell>
          <table:table-cell office:value-type="float" office:value="0.19070699999999999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ravinhos (SP)</text:p>
          </table:table-cell>
          <table:table-cell office:value-type="float" office:value="3513108" table:style-name="ce4">
            <text:p>3513108</text:p>
          </table:table-cell>
          <table:table-cell office:value-type="float" office:value="31691" table:style-name="ce6">
            <text:p>31.691</text:p>
          </table:table-cell>
          <table:table-cell office:value-type="string" table:style-name="ce4">
            <text:p>Não</text:p>
          </table:table-cell>
          <table:table-cell office:value-type="float" office:value="5738" table:style-name="ce6">
            <text:p>5.738</text:p>
          </table:table-cell>
          <table:table-cell office:value-type="float" office:value="0.24185499999999999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rdinópolis (SP)</text:p>
          </table:table-cell>
          <table:table-cell office:value-type="float" office:value="3525102" table:style-name="ce4">
            <text:p>3525102</text:p>
          </table:table-cell>
          <table:table-cell office:value-type="float" office:value="37661" table:style-name="ce6">
            <text:p>37.661</text:p>
          </table:table-cell>
          <table:table-cell office:value-type="string" table:style-name="ce4">
            <text:p>Não</text:p>
          </table:table-cell>
          <table:table-cell office:value-type="float" office:value="5385" table:style-name="ce6">
            <text:p>5.385</text:p>
          </table:table-cell>
          <table:table-cell office:value-type="float" office:value="0.21087900000000001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beirão Preto (SP)</text:p>
          </table:table-cell>
          <table:table-cell office:value-type="float" office:value="3543402" table:style-name="ce4">
            <text:p>3543402</text:p>
          </table:table-cell>
          <table:table-cell office:value-type="float" office:value="604682" table:style-name="ce6">
            <text:p>604.682</text:p>
          </table:table-cell>
          <table:table-cell office:value-type="string" table:style-name="ce4">
            <text:p>Sim</text:p>
          </table:table-cell>
          <table:table-cell office:value-type="float" office:value="21899" table:style-name="ce6">
            <text:p>21.899</text:p>
          </table:table-cell>
          <table:table-cell office:value-type="float" office:value="4.7964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Cruz da Esperança (SP)</text:p>
          </table:table-cell>
          <table:table-cell office:value-type="float" office:value="3546256" table:style-name="ce4">
            <text:p>3546256</text:p>
          </table:table-cell>
          <table:table-cell office:value-type="float" office:value="1953" table:style-name="ce6">
            <text:p>1.953</text:p>
          </table:table-cell>
          <table:table-cell office:value-type="string" table:style-name="ce4">
            <text:p>Não</text:p>
          </table:table-cell>
          <table:table-cell office:value-type="float" office:value="289" table:style-name="ce6">
            <text:p>289</text:p>
          </table:table-cell>
          <table:table-cell office:value-type="float" office:value="0.19566700000000001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erra Azul (SP)</text:p>
          </table:table-cell>
          <table:table-cell office:value-type="float" office:value="3551405" table:style-name="ce4">
            <text:p>3551405</text:p>
          </table:table-cell>
          <table:table-cell office:value-type="float" office:value="11256" table:style-name="ce6">
            <text:p>11.256</text:p>
          </table:table-cell>
          <table:table-cell office:value-type="string" table:style-name="ce4">
            <text:p>Não</text:p>
          </table:table-cell>
          <table:table-cell office:value-type="float" office:value="2069" table:style-name="ce6">
            <text:p>2.069</text:p>
          </table:table-cell>
          <table:table-cell office:value-type="float" office:value="0.279142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errana (SP)</text:p>
          </table:table-cell>
          <table:table-cell office:value-type="float" office:value="3551504" table:style-name="ce4">
            <text:p>3551504</text:p>
          </table:table-cell>
          <table:table-cell office:value-type="float" office:value="38878" table:style-name="ce6">
            <text:p>38.878</text:p>
          </table:table-cell>
          <table:table-cell office:value-type="string" table:style-name="ce4">
            <text:p>Não</text:p>
          </table:table-cell>
          <table:table-cell office:value-type="float" office:value="7723" table:style-name="ce6">
            <text:p>7.723</text:p>
          </table:table-cell>
          <table:table-cell office:value-type="float" office:value="0.266044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Rio Clar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peúna (SP)</text:p>
          </table:table-cell>
          <table:table-cell office:value-type="float" office:value="3521101" table:style-name="ce4">
            <text:p>3521101</text:p>
          </table:table-cell>
          <table:table-cell office:value-type="float" office:value="6016" table:style-name="ce6">
            <text:p>6.016</text:p>
          </table:table-cell>
          <table:table-cell office:value-type="string" table:style-name="ce4">
            <text:p>Não</text:p>
          </table:table-cell>
          <table:table-cell office:value-type="float" office:value="1001" table:style-name="ce6">
            <text:p>1.001</text:p>
          </table:table-cell>
          <table:table-cell office:value-type="float" office:value="0.21985499999999999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Claro (SP)</text:p>
          </table:table-cell>
          <table:table-cell office:value-type="float" office:value="3543907" table:style-name="ce4">
            <text:p>3543907</text:p>
          </table:table-cell>
          <table:table-cell office:value-type="float" office:value="186253" table:style-name="ce6">
            <text:p>186.253</text:p>
          </table:table-cell>
          <table:table-cell office:value-type="string" table:style-name="ce4">
            <text:p>Sim</text:p>
          </table:table-cell>
          <table:table-cell office:value-type="float" office:value="3951" table:style-name="ce6">
            <text:p>3.951</text:p>
          </table:table-cell>
          <table:table-cell office:value-type="float" office:value="2.9078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Gertrudes (SP)</text:p>
          </table:table-cell>
          <table:table-cell office:value-type="float" office:value="3546702" table:style-name="ce4">
            <text:p>3546702</text:p>
          </table:table-cell>
          <table:table-cell office:value-type="float" office:value="21634" table:style-name="ce6">
            <text:p>21.634</text:p>
          </table:table-cell>
          <table:table-cell office:value-type="string" table:style-name="ce4">
            <text:p>Não</text:p>
          </table:table-cell>
          <table:table-cell office:value-type="float" office:value="3064" table:style-name="ce6">
            <text:p>3.064</text:p>
          </table:table-cell>
          <table:table-cell office:value-type="float" office:value="0.19789399999999999" table:style-name="ce5">
            <text:p>0,2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Rio de Janeiro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elford Roxo (RJ)</text:p>
          </table:table-cell>
          <table:table-cell office:value-type="float" office:value="3300456" table:style-name="ce4">
            <text:p>3300456</text:p>
          </table:table-cell>
          <table:table-cell office:value-type="float" office:value="469332" table:style-name="ce6">
            <text:p>469.332</text:p>
          </table:table-cell>
          <table:table-cell office:value-type="string" table:style-name="ce4">
            <text:p>Não</text:p>
          </table:table-cell>
          <table:table-cell office:value-type="float" office:value="131294" table:style-name="ce6">
            <text:p>131.294</text:p>
          </table:table-cell>
          <table:table-cell office:value-type="float" office:value="0.40942200000000001" table:style-name="ce5">
            <text:p>0,4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Duque de Caxias (RJ)</text:p>
          </table:table-cell>
          <table:table-cell office:value-type="float" office:value="3301702" table:style-name="ce4">
            <text:p>3301702</text:p>
          </table:table-cell>
          <table:table-cell office:value-type="float" office:value="855048" table:style-name="ce6">
            <text:p>855.048</text:p>
          </table:table-cell>
          <table:table-cell office:value-type="string" table:style-name="ce4">
            <text:p>Não</text:p>
          </table:table-cell>
          <table:table-cell office:value-type="float" office:value="189399" table:style-name="ce6">
            <text:p>189.399</text:p>
          </table:table-cell>
          <table:table-cell office:value-type="float" office:value="0.326486" table:style-name="ce5">
            <text:p>0,3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uapimirim (RJ)</text:p>
          </table:table-cell>
          <table:table-cell office:value-type="float" office:value="3301850" table:style-name="ce4">
            <text:p>3301850</text:p>
          </table:table-cell>
          <table:table-cell office:value-type="float" office:value="51483" table:style-name="ce6">
            <text:p>51.483</text:p>
          </table:table-cell>
          <table:table-cell office:value-type="string" table:style-name="ce4">
            <text:p>Não</text:p>
          </table:table-cell>
          <table:table-cell office:value-type="float" office:value="8736" table:style-name="ce6">
            <text:p>8.736</text:p>
          </table:table-cell>
          <table:table-cell office:value-type="float" office:value="0.247528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boraí (RJ)</text:p>
          </table:table-cell>
          <table:table-cell office:value-type="float" office:value="3301900" table:style-name="ce4">
            <text:p>3301900</text:p>
          </table:table-cell>
          <table:table-cell office:value-type="float" office:value="218008" table:style-name="ce6">
            <text:p>218.008</text:p>
          </table:table-cell>
          <table:table-cell office:value-type="string" table:style-name="ce4">
            <text:p>Não</text:p>
          </table:table-cell>
          <table:table-cell office:value-type="float" office:value="49269" table:style-name="ce6">
            <text:p>49.269</text:p>
          </table:table-cell>
          <table:table-cell office:value-type="float" office:value="0.32519700000000001" table:style-name="ce5">
            <text:p>0,3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guaí (RJ)</text:p>
          </table:table-cell>
          <table:table-cell office:value-type="float" office:value="3302007" table:style-name="ce4">
            <text:p>3302007</text:p>
          </table:table-cell>
          <table:table-cell office:value-type="float" office:value="109091" table:style-name="ce6">
            <text:p>109.091</text:p>
          </table:table-cell>
          <table:table-cell office:value-type="string" table:style-name="ce4">
            <text:p>Não</text:p>
          </table:table-cell>
          <table:table-cell office:value-type="float" office:value="21090" table:style-name="ce6">
            <text:p>21.090</text:p>
          </table:table-cell>
          <table:table-cell office:value-type="float" office:value="0.28681800000000002" table:style-name="ce5">
            <text:p>0,2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peri (RJ)</text:p>
          </table:table-cell>
          <table:table-cell office:value-type="float" office:value="3302270" table:style-name="ce4">
            <text:p>3302270</text:p>
          </table:table-cell>
          <table:table-cell office:value-type="float" office:value="95492" table:style-name="ce6">
            <text:p>95.492</text:p>
          </table:table-cell>
          <table:table-cell office:value-type="string" table:style-name="ce4">
            <text:p>Não</text:p>
          </table:table-cell>
          <table:table-cell office:value-type="float" office:value="23522" table:style-name="ce6">
            <text:p>23.522</text:p>
          </table:table-cell>
          <table:table-cell office:value-type="float" office:value="0.386214" table:style-name="ce5">
            <text:p>0,3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gé (RJ)</text:p>
          </table:table-cell>
          <table:table-cell office:value-type="float" office:value="3302502" table:style-name="ce4">
            <text:p>3302502</text:p>
          </table:table-cell>
          <table:table-cell office:value-type="float" office:value="227322" table:style-name="ce6">
            <text:p>227.322</text:p>
          </table:table-cell>
          <table:table-cell office:value-type="string" table:style-name="ce4">
            <text:p>Não</text:p>
          </table:table-cell>
          <table:table-cell office:value-type="float" office:value="40673" table:style-name="ce6">
            <text:p>40.673</text:p>
          </table:table-cell>
          <table:table-cell office:value-type="float" office:value="0.26849899999999999" table:style-name="ce5">
            <text:p>0,2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ngaratiba (RJ)</text:p>
          </table:table-cell>
          <table:table-cell office:value-type="float" office:value="3302601" table:style-name="ce4">
            <text:p>3302601</text:p>
          </table:table-cell>
          <table:table-cell office:value-type="float" office:value="36456" table:style-name="ce6">
            <text:p>36.456</text:p>
          </table:table-cell>
          <table:table-cell office:value-type="string" table:style-name="ce4">
            <text:p>Não</text:p>
          </table:table-cell>
          <table:table-cell office:value-type="float" office:value="6702" table:style-name="ce6">
            <text:p>6.702</text:p>
          </table:table-cell>
          <table:table-cell office:value-type="float" office:value="0.264681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ricá (RJ)</text:p>
          </table:table-cell>
          <table:table-cell office:value-type="float" office:value="3302700" table:style-name="ce4">
            <text:p>3302700</text:p>
          </table:table-cell>
          <table:table-cell office:value-type="float" office:value="127461" table:style-name="ce6">
            <text:p>127.461</text:p>
          </table:table-cell>
          <table:table-cell office:value-type="string" table:style-name="ce4">
            <text:p>Não</text:p>
          </table:table-cell>
          <table:table-cell office:value-type="float" office:value="23124" table:style-name="ce6">
            <text:p>23.124</text:p>
          </table:table-cell>
          <table:table-cell office:value-type="float" office:value="0.27034900000000001" table:style-name="ce5">
            <text:p>0,2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esquita (RJ)</text:p>
          </table:table-cell>
          <table:table-cell office:value-type="float" office:value="3302858" table:style-name="ce4">
            <text:p>3302858</text:p>
          </table:table-cell>
          <table:table-cell office:value-type="float" office:value="168376" table:style-name="ce6">
            <text:p>168.376</text:p>
          </table:table-cell>
          <table:table-cell office:value-type="string" table:style-name="ce4">
            <text:p>Não</text:p>
          </table:table-cell>
          <table:table-cell office:value-type="float" office:value="60154" table:style-name="ce6">
            <text:p>60.154</text:p>
          </table:table-cell>
          <table:table-cell office:value-type="float" office:value="0.52887300000000004" table:style-name="ce5">
            <text:p>0,5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ilópolis (RJ)</text:p>
          </table:table-cell>
          <table:table-cell office:value-type="float" office:value="3303203" table:style-name="ce4">
            <text:p>3303203</text:p>
          </table:table-cell>
          <table:table-cell office:value-type="float" office:value="157425" table:style-name="ce6">
            <text:p>157.425</text:p>
          </table:table-cell>
          <table:table-cell office:value-type="string" table:style-name="ce4">
            <text:p>Não</text:p>
          </table:table-cell>
          <table:table-cell office:value-type="float" office:value="60172" table:style-name="ce6">
            <text:p>60.172</text:p>
          </table:table-cell>
          <table:table-cell office:value-type="float" office:value="0.57960199999999995" table:style-name="ce5">
            <text:p>0,5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iterói (RJ)</text:p>
          </table:table-cell>
          <table:table-cell office:value-type="float" office:value="3303302" table:style-name="ce4">
            <text:p>3303302</text:p>
          </table:table-cell>
          <table:table-cell office:value-type="float" office:value="487562" table:style-name="ce6">
            <text:p>487.562</text:p>
          </table:table-cell>
          <table:table-cell office:value-type="string" table:style-name="ce4">
            <text:p>Não</text:p>
          </table:table-cell>
          <table:table-cell office:value-type="float" office:value="236479" table:style-name="ce6">
            <text:p>236.479</text:p>
          </table:table-cell>
          <table:table-cell office:value-type="float" office:value="0.69079299999999999" table:style-name="ce5">
            <text:p>0,6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Iguaçu (RJ)</text:p>
          </table:table-cell>
          <table:table-cell office:value-type="float" office:value="3303500" table:style-name="ce4">
            <text:p>3303500</text:p>
          </table:table-cell>
          <table:table-cell office:value-type="float" office:value="796257" table:style-name="ce6">
            <text:p>796.257</text:p>
          </table:table-cell>
          <table:table-cell office:value-type="string" table:style-name="ce4">
            <text:p>Não</text:p>
          </table:table-cell>
          <table:table-cell office:value-type="float" office:value="190455" table:style-name="ce6">
            <text:p>190.455</text:p>
          </table:table-cell>
          <table:table-cell office:value-type="float" office:value="0.35768499999999998" table:style-name="ce5">
            <text:p>0,3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racambi (RJ)</text:p>
          </table:table-cell>
          <table:table-cell office:value-type="float" office:value="3303609" table:style-name="ce4">
            <text:p>3303609</text:p>
          </table:table-cell>
          <table:table-cell office:value-type="float" office:value="47124" table:style-name="ce6">
            <text:p>47.124</text:p>
          </table:table-cell>
          <table:table-cell office:value-type="string" table:style-name="ce4">
            <text:p>Não</text:p>
          </table:table-cell>
          <table:table-cell office:value-type="float" office:value="6743" table:style-name="ce6">
            <text:p>6.743</text:p>
          </table:table-cell>
          <table:table-cell office:value-type="float" office:value="0.23988799999999999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Queimados (RJ)</text:p>
          </table:table-cell>
          <table:table-cell office:value-type="float" office:value="3304144" table:style-name="ce4">
            <text:p>3304144</text:p>
          </table:table-cell>
          <table:table-cell office:value-type="float" office:value="137962" table:style-name="ce6">
            <text:p>137.962</text:p>
          </table:table-cell>
          <table:table-cell office:value-type="string" table:style-name="ce4">
            <text:p>Não</text:p>
          </table:table-cell>
          <table:table-cell office:value-type="float" office:value="38145" table:style-name="ce6">
            <text:p>38.145</text:p>
          </table:table-cell>
          <table:table-cell office:value-type="float" office:value="0.41628500000000002" table:style-name="ce5">
            <text:p>0,4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de Janeiro (RJ)</text:p>
          </table:table-cell>
          <table:table-cell office:value-type="float" office:value="3304557" table:style-name="ce4">
            <text:p>3304557</text:p>
          </table:table-cell>
          <table:table-cell office:value-type="float" office:value="6320446" table:style-name="ce6">
            <text:p>6.320.446</text:p>
          </table:table-cell>
          <table:table-cell office:value-type="string" table:style-name="ce4">
            <text:p>Sim</text:p>
          </table:table-cell>
          <table:table-cell office:value-type="float" office:value="713562" table:style-name="ce6">
            <text:p>713.562</text:p>
          </table:table-cell>
          <table:table-cell office:value-type="float" office:value="0.16223699999999999" table:style-name="ce5">
            <text:p>0,1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Gonçalo (RJ)</text:p>
          </table:table-cell>
          <table:table-cell office:value-type="float" office:value="3304904" table:style-name="ce4">
            <text:p>3304904</text:p>
          </table:table-cell>
          <table:table-cell office:value-type="float" office:value="999728" table:style-name="ce6">
            <text:p>999.728</text:p>
          </table:table-cell>
          <table:table-cell office:value-type="string" table:style-name="ce4">
            <text:p>Não</text:p>
          </table:table-cell>
          <table:table-cell office:value-type="float" office:value="219971" table:style-name="ce6">
            <text:p>219.971</text:p>
          </table:table-cell>
          <table:table-cell office:value-type="float" office:value="0.32108799999999998" table:style-name="ce5">
            <text:p>0,3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ão de Meriti (RJ)</text:p>
          </table:table-cell>
          <table:table-cell office:value-type="float" office:value="3305109" table:style-name="ce4">
            <text:p>3305109</text:p>
          </table:table-cell>
          <table:table-cell office:value-type="float" office:value="458673" table:style-name="ce6">
            <text:p>458.673</text:p>
          </table:table-cell>
          <table:table-cell office:value-type="string" table:style-name="ce4">
            <text:p>Não</text:p>
          </table:table-cell>
          <table:table-cell office:value-type="float" office:value="136558" table:style-name="ce6">
            <text:p>136.558</text:p>
          </table:table-cell>
          <table:table-cell office:value-type="float" office:value="0.43815500000000002" table:style-name="ce5">
            <text:p>0,4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quarema (RJ)</text:p>
          </table:table-cell>
          <table:table-cell office:value-type="float" office:value="3305505" table:style-name="ce4">
            <text:p>3305505</text:p>
          </table:table-cell>
          <table:table-cell office:value-type="float" office:value="74234" table:style-name="ce6">
            <text:p>74.234</text:p>
          </table:table-cell>
          <table:table-cell office:value-type="string" table:style-name="ce4">
            <text:p>Não</text:p>
          </table:table-cell>
          <table:table-cell office:value-type="float" office:value="3300" table:style-name="ce6">
            <text:p>3.300</text:p>
          </table:table-cell>
          <table:table-cell office:value-type="float" office:value="6.7879999999999996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eropédica (RJ)</text:p>
          </table:table-cell>
          <table:table-cell office:value-type="float" office:value="3305554" table:style-name="ce4">
            <text:p>3305554</text:p>
          </table:table-cell>
          <table:table-cell office:value-type="float" office:value="78186" table:style-name="ce6">
            <text:p>78.186</text:p>
          </table:table-cell>
          <table:table-cell office:value-type="string" table:style-name="ce4">
            <text:p>Não</text:p>
          </table:table-cell>
          <table:table-cell office:value-type="float" office:value="20613" table:style-name="ce6">
            <text:p>20.613</text:p>
          </table:table-cell>
          <table:table-cell office:value-type="float" office:value="0.37802599999999997" table:style-name="ce5">
            <text:p>0,3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anguá (RJ)</text:p>
          </table:table-cell>
          <table:table-cell office:value-type="float" office:value="3305752" table:style-name="ce4">
            <text:p>3305752</text:p>
          </table:table-cell>
          <table:table-cell office:value-type="float" office:value="30732" table:style-name="ce6">
            <text:p>30.732</text:p>
          </table:table-cell>
          <table:table-cell office:value-type="string" table:style-name="ce4">
            <text:p>Não</text:p>
          </table:table-cell>
          <table:table-cell office:value-type="float" office:value="5059" table:style-name="ce6">
            <text:p>5.059</text:p>
          </table:table-cell>
          <table:table-cell office:value-type="float" office:value="0.25239499999999998" table:style-name="ce5">
            <text:p>0,2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Rio do Sul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gronômica (SC)</text:p>
          </table:table-cell>
          <table:table-cell office:value-type="float" office:value="4200309" table:style-name="ce4">
            <text:p>4200309</text:p>
          </table:table-cell>
          <table:table-cell office:value-type="float" office:value="4904" table:style-name="ce6">
            <text:p>4.904</text:p>
          </table:table-cell>
          <table:table-cell office:value-type="string" table:style-name="ce4">
            <text:p>Não</text:p>
          </table:table-cell>
          <table:table-cell office:value-type="float" office:value="450" table:style-name="ce6">
            <text:p>450</text:p>
          </table:table-cell>
          <table:table-cell office:value-type="float" office:value="0.114855" table:style-name="ce5">
            <text:p>0,1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ontras (SC)</text:p>
          </table:table-cell>
          <table:table-cell office:value-type="float" office:value="4209904" table:style-name="ce4">
            <text:p>4209904</text:p>
          </table:table-cell>
          <table:table-cell office:value-type="float" office:value="10244" table:style-name="ce6">
            <text:p>10.244</text:p>
          </table:table-cell>
          <table:table-cell office:value-type="string" table:style-name="ce4">
            <text:p>Não</text:p>
          </table:table-cell>
          <table:table-cell office:value-type="float" office:value="1478" table:style-name="ce6">
            <text:p>1.478</text:p>
          </table:table-cell>
          <table:table-cell office:value-type="float" office:value="0.17612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do Sul (SC)</text:p>
          </table:table-cell>
          <table:table-cell office:value-type="float" office:value="4214805" table:style-name="ce4">
            <text:p>4214805</text:p>
          </table:table-cell>
          <table:table-cell office:value-type="float" office:value="61198" table:style-name="ce6">
            <text:p>61.198</text:p>
          </table:table-cell>
          <table:table-cell office:value-type="string" table:style-name="ce4">
            <text:p>Sim</text:p>
          </table:table-cell>
          <table:table-cell office:value-type="float" office:value="1924" table:style-name="ce6">
            <text:p>1.924</text:p>
          </table:table-cell>
          <table:table-cell office:value-type="float" office:value="3.9673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Riolândi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ontes Gestal (SP)</text:p>
          </table:table-cell>
          <table:table-cell office:value-type="float" office:value="3540309" table:style-name="ce4">
            <text:p>3540309</text:p>
          </table:table-cell>
          <table:table-cell office:value-type="float" office:value="2518" table:style-name="ce6">
            <text:p>2.518</text:p>
          </table:table-cell>
          <table:table-cell office:value-type="string" table:style-name="ce4">
            <text:p>Não</text:p>
          </table:table-cell>
          <table:table-cell office:value-type="float" office:value="605" table:style-name="ce6">
            <text:p>605</text:p>
          </table:table-cell>
          <table:table-cell office:value-type="float" office:value="0.348302" table:style-name="ce5">
            <text:p>0,3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lândia (SP)</text:p>
          </table:table-cell>
          <table:table-cell office:value-type="float" office:value="3544202" table:style-name="ce4">
            <text:p>3544202</text:p>
          </table:table-cell>
          <table:table-cell office:value-type="float" office:value="10575" table:style-name="ce6">
            <text:p>10.575</text:p>
          </table:table-cell>
          <table:table-cell office:value-type="string" table:style-name="ce4">
            <text:p>Sim</text:p>
          </table:table-cell>
          <table:table-cell office:value-type="float" office:value="605" table:style-name="ce6">
            <text:p>605</text:p>
          </table:table-cell>
          <table:table-cell office:value-type="float" office:value="9.1763999999999998E-2" table:style-name="ce5">
            <text:p>0,0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lvador do Sul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alvador do Sul (RS)</text:p>
          </table:table-cell>
          <table:table-cell office:value-type="float" office:value="4316501" table:style-name="ce4">
            <text:p>4316501</text:p>
          </table:table-cell>
          <table:table-cell office:value-type="float" office:value="6747" table:style-name="ce6">
            <text:p>6.747</text:p>
          </table:table-cell>
          <table:table-cell office:value-type="string" table:style-name="ce4">
            <text:p>Sim</text:p>
          </table:table-cell>
          <table:table-cell office:value-type="float" office:value="591" table:style-name="ce6">
            <text:p>591</text:p>
          </table:table-cell>
          <table:table-cell office:value-type="float" office:value="0.103033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Pedro da Serra (RS)</text:p>
          </table:table-cell>
          <table:table-cell office:value-type="float" office:value="4319356" table:style-name="ce4">
            <text:p>4319356</text:p>
          </table:table-cell>
          <table:table-cell office:value-type="float" office:value="3315" table:style-name="ce6">
            <text:p>3.315</text:p>
          </table:table-cell>
          <table:table-cell office:value-type="string" table:style-name="ce4">
            <text:p>Não</text:p>
          </table:table-cell>
          <table:table-cell office:value-type="float" office:value="591" table:style-name="ce6">
            <text:p>591</text:p>
          </table:table-cell>
          <table:table-cell office:value-type="float" office:value="0.21704000000000001" table:style-name="ce5">
            <text:p>0,2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lvador/B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maçari (BA)</text:p>
          </table:table-cell>
          <table:table-cell office:value-type="float" office:value="2905701" table:style-name="ce4">
            <text:p>2905701</text:p>
          </table:table-cell>
          <table:table-cell office:value-type="float" office:value="242970" table:style-name="ce6">
            <text:p>242.970</text:p>
          </table:table-cell>
          <table:table-cell office:value-type="string" table:style-name="ce4">
            <text:p>Não</text:p>
          </table:table-cell>
          <table:table-cell office:value-type="float" office:value="45590" table:style-name="ce6">
            <text:p>45.590</text:p>
          </table:table-cell>
          <table:table-cell office:value-type="float" office:value="0.27080300000000002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ndeias (BA)</text:p>
          </table:table-cell>
          <table:table-cell office:value-type="float" office:value="2906501" table:style-name="ce4">
            <text:p>2906501</text:p>
          </table:table-cell>
          <table:table-cell office:value-type="float" office:value="83158" table:style-name="ce6">
            <text:p>83.158</text:p>
          </table:table-cell>
          <table:table-cell office:value-type="string" table:style-name="ce4">
            <text:p>Não</text:p>
          </table:table-cell>
          <table:table-cell office:value-type="float" office:value="16422" table:style-name="ce6">
            <text:p>16.422</text:p>
          </table:table-cell>
          <table:table-cell office:value-type="float" office:value="0.30043399999999998" table:style-name="ce5">
            <text:p>0,3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Dias d´Ávila (BA)</text:p>
          </table:table-cell>
          <table:table-cell office:value-type="float" office:value="2910057" table:style-name="ce4">
            <text:p>2910057</text:p>
          </table:table-cell>
          <table:table-cell office:value-type="float" office:value="66440" table:style-name="ce6">
            <text:p>66.440</text:p>
          </table:table-cell>
          <table:table-cell office:value-type="string" table:style-name="ce4">
            <text:p>Não</text:p>
          </table:table-cell>
          <table:table-cell office:value-type="float" office:value="11604" table:style-name="ce6">
            <text:p>11.604</text:p>
          </table:table-cell>
          <table:table-cell office:value-type="float" office:value="0.26453300000000002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Camaçari (BA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uro de Freitas (BA)</text:p>
          </table:table-cell>
          <table:table-cell office:value-type="float" office:value="2919207" table:style-name="ce4">
            <text:p>2919207</text:p>
          </table:table-cell>
          <table:table-cell office:value-type="float" office:value="163449" table:style-name="ce6">
            <text:p>163.449</text:p>
          </table:table-cell>
          <table:table-cell office:value-type="string" table:style-name="ce4">
            <text:p>Não</text:p>
          </table:table-cell>
          <table:table-cell office:value-type="float" office:value="49269" table:style-name="ce6">
            <text:p>49.269</text:p>
          </table:table-cell>
          <table:table-cell office:value-type="float" office:value="0.41042800000000002" table:style-name="ce5">
            <text:p>0,4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dre de Deus (BA)</text:p>
          </table:table-cell>
          <table:table-cell office:value-type="float" office:value="2919926" table:style-name="ce4">
            <text:p>2919926</text:p>
          </table:table-cell>
          <table:table-cell office:value-type="float" office:value="17376" table:style-name="ce6">
            <text:p>17.376</text:p>
          </table:table-cell>
          <table:table-cell office:value-type="string" table:style-name="ce4">
            <text:p>Não</text:p>
          </table:table-cell>
          <table:table-cell office:value-type="float" office:value="6004" table:style-name="ce6">
            <text:p>6.004</text:p>
          </table:table-cell>
          <table:table-cell office:value-type="float" office:value="0.55361899999999997" table:style-name="ce5">
            <text:p>0,5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ta de São João (BA)</text:p>
          </table:table-cell>
          <table:table-cell office:value-type="float" office:value="2921005" table:style-name="ce4">
            <text:p>2921005</text:p>
          </table:table-cell>
          <table:table-cell office:value-type="float" office:value="40183" table:style-name="ce6">
            <text:p>40.183</text:p>
          </table:table-cell>
          <table:table-cell office:value-type="string" table:style-name="ce4">
            <text:p>Não</text:p>
          </table:table-cell>
          <table:table-cell office:value-type="float" office:value="6031" table:style-name="ce6">
            <text:p>6.031</text:p>
          </table:table-cell>
          <table:table-cell office:value-type="float" office:value="0.226491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lvador (BA)</text:p>
          </table:table-cell>
          <table:table-cell office:value-type="float" office:value="2927408" table:style-name="ce4">
            <text:p>2927408</text:p>
          </table:table-cell>
          <table:table-cell office:value-type="float" office:value="2675656" table:style-name="ce6">
            <text:p>2.675.656</text:p>
          </table:table-cell>
          <table:table-cell office:value-type="string" table:style-name="ce4">
            <text:p>Sim</text:p>
          </table:table-cell>
          <table:table-cell office:value-type="float" office:value="97908" table:style-name="ce6">
            <text:p>97.908</text:p>
          </table:table-cell>
          <table:table-cell office:value-type="float" office:value="5.1128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Francisco do Conde (BA)</text:p>
          </table:table-cell>
          <table:table-cell office:value-type="float" office:value="2929206" table:style-name="ce4">
            <text:p>2929206</text:p>
          </table:table-cell>
          <table:table-cell office:value-type="float" office:value="33183" table:style-name="ce6">
            <text:p>33.183</text:p>
          </table:table-cell>
          <table:table-cell office:value-type="string" table:style-name="ce4">
            <text:p>Não</text:p>
          </table:table-cell>
          <table:table-cell office:value-type="float" office:value="7424" table:style-name="ce6">
            <text:p>7.424</text:p>
          </table:table-cell>
          <table:table-cell office:value-type="float" office:value="0.327872" table:style-name="ce5">
            <text:p>0,3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Sebastião do Passé (BA)</text:p>
          </table:table-cell>
          <table:table-cell office:value-type="float" office:value="2929503" table:style-name="ce4">
            <text:p>2929503</text:p>
          </table:table-cell>
          <table:table-cell office:value-type="float" office:value="42153" table:style-name="ce6">
            <text:p>42.153</text:p>
          </table:table-cell>
          <table:table-cell office:value-type="string" table:style-name="ce4">
            <text:p>Não</text:p>
          </table:table-cell>
          <table:table-cell office:value-type="float" office:value="4830" table:style-name="ce6">
            <text:p>4.830</text:p>
          </table:table-cell>
          <table:table-cell office:value-type="float" office:value="0.177267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imões Filho (BA)</text:p>
          </table:table-cell>
          <table:table-cell office:value-type="float" office:value="2930709" table:style-name="ce4">
            <text:p>2930709</text:p>
          </table:table-cell>
          <table:table-cell office:value-type="float" office:value="118047" table:style-name="ce6">
            <text:p>118.047</text:p>
          </table:table-cell>
          <table:table-cell office:value-type="string" table:style-name="ce4">
            <text:p>Não</text:p>
          </table:table-cell>
          <table:table-cell office:value-type="float" office:value="23918" table:style-name="ce6">
            <text:p>23.918</text:p>
          </table:table-cell>
          <table:table-cell office:value-type="float" office:value="0.29902699999999999" table:style-name="ce5">
            <text:p>0,3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nta Adélia - Palmares Paulista - Ariranh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iranha (SP)</text:p>
          </table:table-cell>
          <table:table-cell office:value-type="float" office:value="3503703" table:style-name="ce4">
            <text:p>3503703</text:p>
          </table:table-cell>
          <table:table-cell office:value-type="float" office:value="8547" table:style-name="ce6">
            <text:p>8.547</text:p>
          </table:table-cell>
          <table:table-cell office:value-type="string" table:style-name="ce4">
            <text:p>Sim</text:p>
          </table:table-cell>
          <table:table-cell office:value-type="float" office:value="2787" table:style-name="ce6">
            <text:p>2.787</text:p>
          </table:table-cell>
          <table:table-cell office:value-type="float" office:value="0.465976" table:style-name="ce5">
            <text:p>0,4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lmares Paulista (SP)</text:p>
          </table:table-cell>
          <table:table-cell office:value-type="float" office:value="3535101" table:style-name="ce4">
            <text:p>3535101</text:p>
          </table:table-cell>
          <table:table-cell office:value-type="float" office:value="10934" table:style-name="ce6">
            <text:p>10.934</text:p>
          </table:table-cell>
          <table:table-cell office:value-type="string" table:style-name="ce4">
            <text:p>Sim</text:p>
          </table:table-cell>
          <table:table-cell office:value-type="float" office:value="1458" table:style-name="ce6">
            <text:p>1.458</text:p>
          </table:table-cell>
          <table:table-cell office:value-type="float" office:value="0.1809610000000000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Adélia (SP)</text:p>
          </table:table-cell>
          <table:table-cell office:value-type="float" office:value="3545605" table:style-name="ce4">
            <text:p>3545605</text:p>
          </table:table-cell>
          <table:table-cell office:value-type="float" office:value="14333" table:style-name="ce6">
            <text:p>14.333</text:p>
          </table:table-cell>
          <table:table-cell office:value-type="string" table:style-name="ce4">
            <text:p>Sim</text:p>
          </table:table-cell>
          <table:table-cell office:value-type="float" office:value="1459" table:style-name="ce6">
            <text:p>1.459</text:p>
          </table:table-cell>
          <table:table-cell office:value-type="float" office:value="0.14536199999999999" table:style-name="ce5">
            <text:p>0,1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nta Cruz do Sul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anta Cruz do Sul (RS)</text:p>
          </table:table-cell>
          <table:table-cell office:value-type="float" office:value="4316808" table:style-name="ce4">
            <text:p>4316808</text:p>
          </table:table-cell>
          <table:table-cell office:value-type="float" office:value="118374" table:style-name="ce6">
            <text:p>118.374</text:p>
          </table:table-cell>
          <table:table-cell office:value-type="string" table:style-name="ce4">
            <text:p>Sim</text:p>
          </table:table-cell>
          <table:table-cell office:value-type="float" office:value="3760" table:style-name="ce6">
            <text:p>3.760</text:p>
          </table:table-cell>
          <table:table-cell office:value-type="float" office:value="4.1871999999999999E-2" table:style-name="ce5">
            <text:p>0,0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era Cruz (RS)</text:p>
          </table:table-cell>
          <table:table-cell office:value-type="float" office:value="4322707" table:style-name="ce4">
            <text:p>4322707</text:p>
          </table:table-cell>
          <table:table-cell office:value-type="float" office:value="23983" table:style-name="ce6">
            <text:p>23.983</text:p>
          </table:table-cell>
          <table:table-cell office:value-type="string" table:style-name="ce4">
            <text:p>Não</text:p>
          </table:table-cell>
          <table:table-cell office:value-type="float" office:value="3760" table:style-name="ce6">
            <text:p>3.760</text:p>
          </table:table-cell>
          <table:table-cell office:value-type="float" office:value="0.20544200000000001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nta Fé do Sul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Rubinéia (SP)</text:p>
          </table:table-cell>
          <table:table-cell office:value-type="float" office:value="3544509" table:style-name="ce4">
            <text:p>3544509</text:p>
          </table:table-cell>
          <table:table-cell office:value-type="float" office:value="2862" table:style-name="ce6">
            <text:p>2.862</text:p>
          </table:table-cell>
          <table:table-cell office:value-type="string" table:style-name="ce4">
            <text:p>Não</text:p>
          </table:table-cell>
          <table:table-cell office:value-type="float" office:value="452" table:style-name="ce6">
            <text:p>452</text:p>
          </table:table-cell>
          <table:table-cell office:value-type="float" office:value="0.23603099999999999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Clara d´Oeste (SP)</text:p>
          </table:table-cell>
          <table:table-cell office:value-type="float" office:value="3546108" table:style-name="ce4">
            <text:p>3546108</text:p>
          </table:table-cell>
          <table:table-cell office:value-type="float" office:value="2084" table:style-name="ce6">
            <text:p>2.084</text:p>
          </table:table-cell>
          <table:table-cell office:value-type="string" table:style-name="ce4">
            <text:p>Não</text:p>
          </table:table-cell>
          <table:table-cell office:value-type="float" office:value="347" table:style-name="ce6">
            <text:p>347</text:p>
          </table:table-cell>
          <table:table-cell office:value-type="float" office:value="0.24198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Fé do Sul (SP)</text:p>
          </table:table-cell>
          <table:table-cell office:value-type="float" office:value="3546603" table:style-name="ce4">
            <text:p>3546603</text:p>
          </table:table-cell>
          <table:table-cell office:value-type="float" office:value="29239" table:style-name="ce6">
            <text:p>29.239</text:p>
          </table:table-cell>
          <table:table-cell office:value-type="string" table:style-name="ce4">
            <text:p>Sim</text:p>
          </table:table-cell>
          <table:table-cell office:value-type="float" office:value="2110" table:style-name="ce6">
            <text:p>2.110</text:p>
          </table:table-cell>
          <table:table-cell office:value-type="float" office:value="0.100157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Rita d´Oeste (SP)</text:p>
          </table:table-cell>
          <table:table-cell office:value-type="float" office:value="3547403" table:style-name="ce4">
            <text:p>3547403</text:p>
          </table:table-cell>
          <table:table-cell office:value-type="float" office:value="2543" table:style-name="ce6">
            <text:p>2.543</text:p>
          </table:table-cell>
          <table:table-cell office:value-type="string" table:style-name="ce4">
            <text:p>Não</text:p>
          </table:table-cell>
          <table:table-cell office:value-type="float" office:value="397" table:style-name="ce6">
            <text:p>397</text:p>
          </table:table-cell>
          <table:table-cell office:value-type="float" office:value="0.226469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na da Ponte Pensa (SP)</text:p>
          </table:table-cell>
          <table:table-cell office:value-type="float" office:value="3547205" table:style-name="ce4">
            <text:p>3547205</text:p>
          </table:table-cell>
          <table:table-cell office:value-type="float" office:value="1641" table:style-name="ce6">
            <text:p>1.641</text:p>
          </table:table-cell>
          <table:table-cell office:value-type="string" table:style-name="ce4">
            <text:p>Não</text:p>
          </table:table-cell>
          <table:table-cell office:value-type="float" office:value="195" table:style-name="ce6">
            <text:p>195</text:p>
          </table:table-cell>
          <table:table-cell office:value-type="float" office:value="0.170455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rês Fronteiras (SP)</text:p>
          </table:table-cell>
          <table:table-cell office:value-type="float" office:value="3554904" table:style-name="ce4">
            <text:p>3554904</text:p>
          </table:table-cell>
          <table:table-cell office:value-type="float" office:value="5427" table:style-name="ce6">
            <text:p>5.427</text:p>
          </table:table-cell>
          <table:table-cell office:value-type="string" table:style-name="ce4">
            <text:p>Não</text:p>
          </table:table-cell>
          <table:table-cell office:value-type="float" office:value="937" table:style-name="ce6">
            <text:p>937</text:p>
          </table:table-cell>
          <table:table-cell office:value-type="float" office:value="0.25636100000000001" table:style-name="ce5">
            <text:p>0,2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nta Helena - Turilândia/M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anta Helena (MA)</text:p>
          </table:table-cell>
          <table:table-cell office:value-type="float" office:value="2109809" table:style-name="ce4">
            <text:p>2109809</text:p>
          </table:table-cell>
          <table:table-cell office:value-type="float" office:value="39110" table:style-name="ce6">
            <text:p>39.110</text:p>
          </table:table-cell>
          <table:table-cell office:value-type="string" table:style-name="ce4">
            <text:p>Sim</text:p>
          </table:table-cell>
          <table:table-cell office:value-type="float" office:value="653" table:style-name="ce6">
            <text:p>653</text:p>
          </table:table-cell>
          <table:table-cell office:value-type="float" office:value="2.4296000000000002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urilândia (MA)</text:p>
          </table:table-cell>
          <table:table-cell office:value-type="float" office:value="2112456" table:style-name="ce4">
            <text:p>2112456</text:p>
          </table:table-cell>
          <table:table-cell office:value-type="float" office:value="22846" table:style-name="ce6">
            <text:p>22.846</text:p>
          </table:table-cell>
          <table:table-cell office:value-type="string" table:style-name="ce4">
            <text:p>Sim</text:p>
          </table:table-cell>
          <table:table-cell office:value-type="float" office:value="653" table:style-name="ce6">
            <text:p>653</text:p>
          </table:table-cell>
          <table:table-cell office:value-type="float" office:value="3.8198000000000003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nta Maria da Vitória/B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anta Maria da Vitória (BA)</text:p>
          </table:table-cell>
          <table:table-cell office:value-type="float" office:value="2928109" table:style-name="ce4">
            <text:p>2928109</text:p>
          </table:table-cell>
          <table:table-cell office:value-type="float" office:value="40309" table:style-name="ce6">
            <text:p>40.309</text:p>
          </table:table-cell>
          <table:table-cell office:value-type="string" table:style-name="ce4">
            <text:p>Sim</text:p>
          </table:table-cell>
          <table:table-cell office:value-type="float" office:value="1229" table:style-name="ce6">
            <text:p>1.229</text:p>
          </table:table-cell>
          <table:table-cell office:value-type="float" office:value="4.5699999999999998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Félix do Coribe (BA)</text:p>
          </table:table-cell>
          <table:table-cell office:value-type="float" office:value="2929057" table:style-name="ce4">
            <text:p>2929057</text:p>
          </table:table-cell>
          <table:table-cell office:value-type="float" office:value="13048" table:style-name="ce6">
            <text:p>13.048</text:p>
          </table:table-cell>
          <table:table-cell office:value-type="string" table:style-name="ce4">
            <text:p>Não</text:p>
          </table:table-cell>
          <table:table-cell office:value-type="float" office:value="1229" table:style-name="ce6">
            <text:p>1.229</text:p>
          </table:table-cell>
          <table:table-cell office:value-type="float" office:value="0.13872899999999999" table:style-name="ce5">
            <text:p>0,1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nta Maria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taara (RS)</text:p>
          </table:table-cell>
          <table:table-cell office:value-type="float" office:value="4310538" table:style-name="ce4">
            <text:p>4310538</text:p>
          </table:table-cell>
          <table:table-cell office:value-type="float" office:value="5010" table:style-name="ce6">
            <text:p>5.010</text:p>
          </table:table-cell>
          <table:table-cell office:value-type="string" table:style-name="ce4">
            <text:p>Não</text:p>
          </table:table-cell>
          <table:table-cell office:value-type="float" office:value="871" table:style-name="ce6">
            <text:p>871</text:p>
          </table:table-cell>
          <table:table-cell office:value-type="float" office:value="0.25512600000000002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Maria (RS)</text:p>
          </table:table-cell>
          <table:table-cell office:value-type="float" office:value="4316907" table:style-name="ce4">
            <text:p>4316907</text:p>
          </table:table-cell>
          <table:table-cell office:value-type="float" office:value="261031" table:style-name="ce6">
            <text:p>261.031</text:p>
          </table:table-cell>
          <table:table-cell office:value-type="string" table:style-name="ce4">
            <text:p>Sim</text:p>
          </table:table-cell>
          <table:table-cell office:value-type="float" office:value="871" table:style-name="ce6">
            <text:p>871</text:p>
          </table:table-cell>
          <table:table-cell office:value-type="float" office:value="4.7619999999999997E-3" table:style-name="ce5">
            <text:p>0,0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nto Ângelo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Entre-Ijuís (RS)</text:p>
          </table:table-cell>
          <table:table-cell office:value-type="float" office:value="4306932" table:style-name="ce4">
            <text:p>4306932</text:p>
          </table:table-cell>
          <table:table-cell office:value-type="float" office:value="8938" table:style-name="ce6">
            <text:p>8.938</text:p>
          </table:table-cell>
          <table:table-cell office:value-type="string" table:style-name="ce4">
            <text:p>Não</text:p>
          </table:table-cell>
          <table:table-cell office:value-type="float" office:value="1041" table:style-name="ce6">
            <text:p>1.041</text:p>
          </table:table-cell>
          <table:table-cell office:value-type="float" office:value="0.163525" table:style-name="ce5">
            <text:p>0,1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o Ângelo (RS)</text:p>
          </table:table-cell>
          <table:table-cell office:value-type="float" office:value="4317509" table:style-name="ce4">
            <text:p>4317509</text:p>
          </table:table-cell>
          <table:table-cell office:value-type="float" office:value="76275" table:style-name="ce6">
            <text:p>76.275</text:p>
          </table:table-cell>
          <table:table-cell office:value-type="string" table:style-name="ce4">
            <text:p>Sim</text:p>
          </table:table-cell>
          <table:table-cell office:value-type="float" office:value="1041" table:style-name="ce6">
            <text:p>1.041</text:p>
          </table:table-cell>
          <table:table-cell office:value-type="float" office:value="1.8734000000000001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nto Antônio de Pádua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irapetinga (MG)</text:p>
          </table:table-cell>
          <table:table-cell office:value-type="float" office:value="3151107" table:style-name="ce4">
            <text:p>3151107</text:p>
          </table:table-cell>
          <table:table-cell office:value-type="float" office:value="10364" table:style-name="ce6">
            <text:p>10.364</text:p>
          </table:table-cell>
          <table:table-cell office:value-type="string" table:style-name="ce4">
            <text:p>Não</text:p>
          </table:table-cell>
          <table:table-cell office:value-type="float" office:value="1467" table:style-name="ce6">
            <text:p>1.467</text:p>
          </table:table-cell>
          <table:table-cell office:value-type="float" office:value="0.21264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o Antônio de Pádua (RJ)</text:p>
          </table:table-cell>
          <table:table-cell office:value-type="float" office:value="3304706" table:style-name="ce4">
            <text:p>3304706</text:p>
          </table:table-cell>
          <table:table-cell office:value-type="float" office:value="40589" table:style-name="ce6">
            <text:p>40.589</text:p>
          </table:table-cell>
          <table:table-cell office:value-type="string" table:style-name="ce4">
            <text:p>Sim</text:p>
          </table:table-cell>
          <table:table-cell office:value-type="float" office:value="1467" table:style-name="ce6">
            <text:p>1.467</text:p>
          </table:table-cell>
          <table:table-cell office:value-type="float" office:value="5.2532000000000002E-2" table:style-name="ce5">
            <text:p>0,0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nto Antônio do Aracanguá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Nova Luzitânia (SP)</text:p>
          </table:table-cell>
          <table:table-cell office:value-type="float" office:value="3533304" table:style-name="ce4">
            <text:p>3533304</text:p>
          </table:table-cell>
          <table:table-cell office:value-type="float" office:value="3441" table:style-name="ce6">
            <text:p>3.441</text:p>
          </table:table-cell>
          <table:table-cell office:value-type="string" table:style-name="ce4">
            <text:p>Não</text:p>
          </table:table-cell>
          <table:table-cell office:value-type="float" office:value="449" table:style-name="ce6">
            <text:p>449</text:p>
          </table:table-cell>
          <table:table-cell office:value-type="float" office:value="0.185002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o Antônio do Aracanguá (SP)</text:p>
          </table:table-cell>
          <table:table-cell office:value-type="float" office:value="3548054" table:style-name="ce4">
            <text:p>3548054</text:p>
          </table:table-cell>
          <table:table-cell office:value-type="float" office:value="7626" table:style-name="ce6">
            <text:p>7.626</text:p>
          </table:table-cell>
          <table:table-cell office:value-type="string" table:style-name="ce4">
            <text:p>Sim</text:p>
          </table:table-cell>
          <table:table-cell office:value-type="float" office:value="449" table:style-name="ce6">
            <text:p>449</text:p>
          </table:table-cell>
          <table:table-cell office:value-type="float" office:value="7.7307000000000001E-2" table:style-name="ce5">
            <text:p>0,0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nto Antônio/RN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anto Antônio (RN)</text:p>
          </table:table-cell>
          <table:table-cell office:value-type="float" office:value="2411502" table:style-name="ce4">
            <text:p>2411502</text:p>
          </table:table-cell>
          <table:table-cell office:value-type="float" office:value="22216" table:style-name="ce6">
            <text:p>22.216</text:p>
          </table:table-cell>
          <table:table-cell office:value-type="string" table:style-name="ce4">
            <text:p>Sim</text:p>
          </table:table-cell>
          <table:table-cell office:value-type="float" office:value="269" table:style-name="ce6">
            <text:p>269</text:p>
          </table:table-cell>
          <table:table-cell office:value-type="float" office:value="1.907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errinha (RN)</text:p>
          </table:table-cell>
          <table:table-cell office:value-type="float" office:value="2413508" table:style-name="ce4">
            <text:p>2413508</text:p>
          </table:table-cell>
          <table:table-cell office:value-type="float" office:value="6581" table:style-name="ce6">
            <text:p>6.581</text:p>
          </table:table-cell>
          <table:table-cell office:value-type="string" table:style-name="ce4">
            <text:p>Não</text:p>
          </table:table-cell>
          <table:table-cell office:value-type="float" office:value="269" table:style-name="ce6">
            <text:p>269</text:p>
          </table:table-cell>
          <table:table-cell office:value-type="float" office:value="6.0192000000000002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Bento do Sul - Rio Negrinho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Rio Negrinho (SC)</text:p>
          </table:table-cell>
          <table:table-cell office:value-type="float" office:value="4215000" table:style-name="ce4">
            <text:p>4215000</text:p>
          </table:table-cell>
          <table:table-cell office:value-type="float" office:value="39846" table:style-name="ce6">
            <text:p>39.846</text:p>
          </table:table-cell>
          <table:table-cell office:value-type="string" table:style-name="ce4">
            <text:p>Sim</text:p>
          </table:table-cell>
          <table:table-cell office:value-type="float" office:value="1385" table:style-name="ce6">
            <text:p>1.385</text:p>
          </table:table-cell>
          <table:table-cell office:value-type="float" office:value="4.6739999999999997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Bento do Sul (SC)</text:p>
          </table:table-cell>
          <table:table-cell office:value-type="float" office:value="4215802" table:style-name="ce4">
            <text:p>4215802</text:p>
          </table:table-cell>
          <table:table-cell office:value-type="float" office:value="74801" table:style-name="ce6">
            <text:p>74.801</text:p>
          </table:table-cell>
          <table:table-cell office:value-type="string" table:style-name="ce4">
            <text:p>Sim</text:p>
          </table:table-cell>
          <table:table-cell office:value-type="float" office:value="1385" table:style-name="ce6">
            <text:p>1.385</text:p>
          </table:table-cell>
          <table:table-cell office:value-type="float" office:value="2.3637999999999999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Carlos - Águas de Chapecó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Águas de Chapecó (SC)</text:p>
          </table:table-cell>
          <table:table-cell office:value-type="float" office:value="4200507" table:style-name="ce4">
            <text:p>4200507</text:p>
          </table:table-cell>
          <table:table-cell office:value-type="float" office:value="6110" table:style-name="ce6">
            <text:p>6.110</text:p>
          </table:table-cell>
          <table:table-cell office:value-type="string" table:style-name="ce4">
            <text:p>Sim</text:p>
          </table:table-cell>
          <table:table-cell office:value-type="float" office:value="659" table:style-name="ce6">
            <text:p>659</text:p>
          </table:table-cell>
          <table:table-cell office:value-type="float" office:value="0.144708" table:style-name="ce5">
            <text:p>0,1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Carlos (SC)</text:p>
          </table:table-cell>
          <table:table-cell office:value-type="float" office:value="4216008" table:style-name="ce4">
            <text:p>4216008</text:p>
          </table:table-cell>
          <table:table-cell office:value-type="float" office:value="10291" table:style-name="ce6">
            <text:p>10.291</text:p>
          </table:table-cell>
          <table:table-cell office:value-type="string" table:style-name="ce4">
            <text:p>Sim</text:p>
          </table:table-cell>
          <table:table-cell office:value-type="float" office:value="659" table:style-name="ce6">
            <text:p>659</text:p>
          </table:table-cell>
          <table:table-cell office:value-type="float" office:value="7.9083000000000001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Carlos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baté (SP)</text:p>
          </table:table-cell>
          <table:table-cell office:value-type="float" office:value="3519303" table:style-name="ce4">
            <text:p>3519303</text:p>
          </table:table-cell>
          <table:table-cell office:value-type="float" office:value="30734" table:style-name="ce6">
            <text:p>30.734</text:p>
          </table:table-cell>
          <table:table-cell office:value-type="string" table:style-name="ce4">
            <text:p>Não</text:p>
          </table:table-cell>
          <table:table-cell office:value-type="float" office:value="3741" table:style-name="ce6">
            <text:p>3.741</text:p>
          </table:table-cell>
          <table:table-cell office:value-type="float" office:value="0.181171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Carlos (SP)</text:p>
          </table:table-cell>
          <table:table-cell office:value-type="float" office:value="3548906" table:style-name="ce4">
            <text:p>3548906</text:p>
          </table:table-cell>
          <table:table-cell office:value-type="float" office:value="221950" table:style-name="ce6">
            <text:p>221.950</text:p>
          </table:table-cell>
          <table:table-cell office:value-type="string" table:style-name="ce4">
            <text:p>Sim</text:p>
          </table:table-cell>
          <table:table-cell office:value-type="float" office:value="3741" table:style-name="ce6">
            <text:p>3.741</text:p>
          </table:table-cell>
          <table:table-cell office:value-type="float" office:value="2.3231999999999999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Gabriel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anta Margarida do Sul (RS)</text:p>
          </table:table-cell>
          <table:table-cell office:value-type="float" office:value="4316972" table:style-name="ce4">
            <text:p>4316972</text:p>
          </table:table-cell>
          <table:table-cell office:value-type="float" office:value="2352" table:style-name="ce6">
            <text:p>2.352</text:p>
          </table:table-cell>
          <table:table-cell office:value-type="string" table:style-name="ce4">
            <text:p>Não</text:p>
          </table:table-cell>
          <table:table-cell office:value-type="float" office:value="387" table:style-name="ce6">
            <text:p>387</text:p>
          </table:table-cell>
          <table:table-cell office:value-type="float" office:value="0.26237300000000002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Gabriel (RS)</text:p>
          </table:table-cell>
          <table:table-cell office:value-type="float" office:value="4318309" table:style-name="ce4">
            <text:p>4318309</text:p>
          </table:table-cell>
          <table:table-cell office:value-type="float" office:value="60425" table:style-name="ce6">
            <text:p>60.425</text:p>
          </table:table-cell>
          <table:table-cell office:value-type="string" table:style-name="ce4">
            <text:p>Sim</text:p>
          </table:table-cell>
          <table:table-cell office:value-type="float" office:value="387" table:style-name="ce6">
            <text:p>387</text:p>
          </table:table-cell>
          <table:table-cell office:value-type="float" office:value="9.8320000000000005E-3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Geraldo do Araguaia/P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ão Geraldo do Araguaia (PA)</text:p>
          </table:table-cell>
          <table:table-cell office:value-type="float" office:value="1507458" table:style-name="ce4">
            <text:p>1507458</text:p>
          </table:table-cell>
          <table:table-cell office:value-type="float" office:value="25587" table:style-name="ce6">
            <text:p>25.587</text:p>
          </table:table-cell>
          <table:table-cell office:value-type="string" table:style-name="ce4">
            <text:p>Sim</text:p>
          </table:table-cell>
          <table:table-cell office:value-type="float" office:value="258" table:style-name="ce6">
            <text:p>258</text:p>
          </table:table-cell>
          <table:table-cell office:value-type="float" office:value="1.5008000000000001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Xambioá (TO)</text:p>
          </table:table-cell>
          <table:table-cell office:value-type="float" office:value="1722107" table:style-name="ce4">
            <text:p>1722107</text:p>
          </table:table-cell>
          <table:table-cell office:value-type="float" office:value="11484" table:style-name="ce6">
            <text:p>11.484</text:p>
          </table:table-cell>
          <table:table-cell office:value-type="string" table:style-name="ce4">
            <text:p>Não</text:p>
          </table:table-cell>
          <table:table-cell office:value-type="float" office:value="258" table:style-name="ce6">
            <text:p>258</text:p>
          </table:table-cell>
          <table:table-cell office:value-type="float" office:value="3.4978000000000002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João da Boa Vist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Águas da Prata (SP)</text:p>
          </table:table-cell>
          <table:table-cell office:value-type="float" office:value="3500402" table:style-name="ce4">
            <text:p>3500402</text:p>
          </table:table-cell>
          <table:table-cell office:value-type="float" office:value="7584" table:style-name="ce6">
            <text:p>7.584</text:p>
          </table:table-cell>
          <table:table-cell office:value-type="string" table:style-name="ce4">
            <text:p>Não</text:p>
          </table:table-cell>
          <table:table-cell office:value-type="float" office:value="1015" table:style-name="ce6">
            <text:p>1.015</text:p>
          </table:table-cell>
          <table:table-cell office:value-type="float" office:value="0.201629" table:style-name="ce5">
            <text:p>0,2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ão da Boa Vista (SP)</text:p>
          </table:table-cell>
          <table:table-cell office:value-type="float" office:value="3549102" table:style-name="ce4">
            <text:p>3549102</text:p>
          </table:table-cell>
          <table:table-cell office:value-type="float" office:value="83639" table:style-name="ce6">
            <text:p>83.639</text:p>
          </table:table-cell>
          <table:table-cell office:value-type="string" table:style-name="ce4">
            <text:p>Sim</text:p>
          </table:table-cell>
          <table:table-cell office:value-type="float" office:value="1015" table:style-name="ce6">
            <text:p>1.015</text:p>
          </table:table-cell>
          <table:table-cell office:value-type="float" office:value="1.7180000000000001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João del Rei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oronel Xavier Chaves (MG)</text:p>
          </table:table-cell>
          <table:table-cell office:value-type="float" office:value="3119708" table:style-name="ce4">
            <text:p>3119708</text:p>
          </table:table-cell>
          <table:table-cell office:value-type="float" office:value="3301" table:style-name="ce6">
            <text:p>3.301</text:p>
          </table:table-cell>
          <table:table-cell office:value-type="string" table:style-name="ce4">
            <text:p>Não</text:p>
          </table:table-cell>
          <table:table-cell office:value-type="float" office:value="346" table:style-name="ce6">
            <text:p>346</text:p>
          </table:table-cell>
          <table:table-cell office:value-type="float" office:value="0.17299999999999999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Cruz de Minas (MG)</text:p>
          </table:table-cell>
          <table:table-cell office:value-type="float" office:value="3157336" table:style-name="ce4">
            <text:p>3157336</text:p>
          </table:table-cell>
          <table:table-cell office:value-type="float" office:value="7865" table:style-name="ce6">
            <text:p>7.865</text:p>
          </table:table-cell>
          <table:table-cell office:value-type="string" table:style-name="ce4">
            <text:p>Não</text:p>
          </table:table-cell>
          <table:table-cell office:value-type="float" office:value="3030" table:style-name="ce6">
            <text:p>3.030</text:p>
          </table:table-cell>
          <table:table-cell office:value-type="float" office:value="0.57245400000000002" table:style-name="ce5">
            <text:p>0,5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ão del Rei (MG)</text:p>
          </table:table-cell>
          <table:table-cell office:value-type="float" office:value="3162500" table:style-name="ce4">
            <text:p>3162500</text:p>
          </table:table-cell>
          <table:table-cell office:value-type="float" office:value="84469" table:style-name="ce6">
            <text:p>84.469</text:p>
          </table:table-cell>
          <table:table-cell office:value-type="string" table:style-name="ce4">
            <text:p>Sim</text:p>
          </table:table-cell>
          <table:table-cell office:value-type="float" office:value="4310" table:style-name="ce6">
            <text:p>4.310</text:p>
          </table:table-cell>
          <table:table-cell office:value-type="float" office:value="7.6142000000000001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iradentes (MG)</text:p>
          </table:table-cell>
          <table:table-cell office:value-type="float" office:value="3168804" table:style-name="ce4">
            <text:p>3168804</text:p>
          </table:table-cell>
          <table:table-cell office:value-type="float" office:value="6961" table:style-name="ce6">
            <text:p>6.961</text:p>
          </table:table-cell>
          <table:table-cell office:value-type="string" table:style-name="ce4">
            <text:p>Não</text:p>
          </table:table-cell>
          <table:table-cell office:value-type="float" office:value="1256" table:style-name="ce6">
            <text:p>1.256</text:p>
          </table:table-cell>
          <table:table-cell office:value-type="float" office:value="0.24454799999999999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José de Mipibu - Nísia Floresta/RN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Nísia Floresta (RN)</text:p>
          </table:table-cell>
          <table:table-cell office:value-type="float" office:value="2408201" table:style-name="ce4">
            <text:p>2408201</text:p>
          </table:table-cell>
          <table:table-cell office:value-type="float" office:value="23784" table:style-name="ce6">
            <text:p>23.784</text:p>
          </table:table-cell>
          <table:table-cell office:value-type="string" table:style-name="ce4">
            <text:p>Sim</text:p>
          </table:table-cell>
          <table:table-cell office:value-type="float" office:value="1664" table:style-name="ce6">
            <text:p>1.664</text:p>
          </table:table-cell>
          <table:table-cell office:value-type="float" office:value="0.107933" table:style-name="ce5">
            <text:p>0,1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sé de Mipibu (RN)</text:p>
          </table:table-cell>
          <table:table-cell office:value-type="float" office:value="2412203" table:style-name="ce4">
            <text:p>2412203</text:p>
          </table:table-cell>
          <table:table-cell office:value-type="float" office:value="39776" table:style-name="ce6">
            <text:p>39.776</text:p>
          </table:table-cell>
          <table:table-cell office:value-type="string" table:style-name="ce4">
            <text:p>Sim</text:p>
          </table:table-cell>
          <table:table-cell office:value-type="float" office:value="1664" table:style-name="ce6">
            <text:p>1.664</text:p>
          </table:table-cell>
          <table:table-cell office:value-type="float" office:value="6.5818000000000002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José do Rio Pret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dy Bassitt (SP)</text:p>
          </table:table-cell>
          <table:table-cell office:value-type="float" office:value="3504602" table:style-name="ce4">
            <text:p>3504602</text:p>
          </table:table-cell>
          <table:table-cell office:value-type="float" office:value="14603" table:style-name="ce6">
            <text:p>14.603</text:p>
          </table:table-cell>
          <table:table-cell office:value-type="string" table:style-name="ce4">
            <text:p>Não</text:p>
          </table:table-cell>
          <table:table-cell office:value-type="float" office:value="4108" table:style-name="ce6">
            <text:p>4.108</text:p>
          </table:table-cell>
          <table:table-cell office:value-type="float" office:value="0.36139700000000002" table:style-name="ce5">
            <text:p>0,3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álsamo (SP)</text:p>
          </table:table-cell>
          <table:table-cell office:value-type="float" office:value="3504800" table:style-name="ce4">
            <text:p>3504800</text:p>
          </table:table-cell>
          <table:table-cell office:value-type="float" office:value="8160" table:style-name="ce6">
            <text:p>8.160</text:p>
          </table:table-cell>
          <table:table-cell office:value-type="string" table:style-name="ce4">
            <text:p>Não</text:p>
          </table:table-cell>
          <table:table-cell office:value-type="float" office:value="1606" table:style-name="ce6">
            <text:p>1.606</text:p>
          </table:table-cell>
          <table:table-cell office:value-type="float" office:value="0.27500000000000002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edral (SP)</text:p>
          </table:table-cell>
          <table:table-cell office:value-type="float" office:value="3511300" table:style-name="ce4">
            <text:p>3511300</text:p>
          </table:table-cell>
          <table:table-cell office:value-type="float" office:value="7972" table:style-name="ce6">
            <text:p>7.972</text:p>
          </table:table-cell>
          <table:table-cell office:value-type="string" table:style-name="ce4">
            <text:p>Não</text:p>
          </table:table-cell>
          <table:table-cell office:value-type="float" office:value="1723" table:style-name="ce6">
            <text:p>1.723</text:p>
          </table:table-cell>
          <table:table-cell office:value-type="float" office:value="0.30900300000000003" table:style-name="ce5">
            <text:p>0,3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uapiaçu (SP)</text:p>
          </table:table-cell>
          <table:table-cell office:value-type="float" office:value="3517505" table:style-name="ce4">
            <text:p>3517505</text:p>
          </table:table-cell>
          <table:table-cell office:value-type="float" office:value="17869" table:style-name="ce6">
            <text:p>17.869</text:p>
          </table:table-cell>
          <table:table-cell office:value-type="string" table:style-name="ce4">
            <text:p>Não</text:p>
          </table:table-cell>
          <table:table-cell office:value-type="float" office:value="3540" table:style-name="ce6">
            <text:p>3.540</text:p>
          </table:table-cell>
          <table:table-cell office:value-type="float" office:value="0.279997" table:style-name="ce5">
            <text:p>0,2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piguá (SP)</text:p>
          </table:table-cell>
          <table:table-cell office:value-type="float" office:value="3521150" table:style-name="ce4">
            <text:p>3521150</text:p>
          </table:table-cell>
          <table:table-cell office:value-type="float" office:value="4463" table:style-name="ce6">
            <text:p>4.463</text:p>
          </table:table-cell>
          <table:table-cell office:value-type="string" table:style-name="ce4">
            <text:p>Não</text:p>
          </table:table-cell>
          <table:table-cell office:value-type="float" office:value="1254" table:style-name="ce6">
            <text:p>1.254</text:p>
          </table:table-cell>
          <table:table-cell office:value-type="float" office:value="0.43241400000000002" table:style-name="ce5">
            <text:p>0,4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ci (SP)</text:p>
          </table:table-cell>
          <table:table-cell office:value-type="float" office:value="3524501" table:style-name="ce4">
            <text:p>3524501</text:p>
          </table:table-cell>
          <table:table-cell office:value-type="float" office:value="5657" table:style-name="ce6">
            <text:p>5.657</text:p>
          </table:table-cell>
          <table:table-cell office:value-type="string" table:style-name="ce4">
            <text:p>Não</text:p>
          </table:table-cell>
          <table:table-cell office:value-type="float" office:value="1206" table:style-name="ce6">
            <text:p>1.206</text:p>
          </table:table-cell>
          <table:table-cell office:value-type="float" office:value="0.29836699999999999" table:style-name="ce5">
            <text:p>0,3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irassol (SP)</text:p>
          </table:table-cell>
          <table:table-cell office:value-type="float" office:value="3530300" table:style-name="ce4">
            <text:p>3530300</text:p>
          </table:table-cell>
          <table:table-cell office:value-type="float" office:value="53792" table:style-name="ce6">
            <text:p>53.792</text:p>
          </table:table-cell>
          <table:table-cell office:value-type="string" table:style-name="ce4">
            <text:p>Não</text:p>
          </table:table-cell>
          <table:table-cell office:value-type="float" office:value="7817" table:style-name="ce6">
            <text:p>7.817</text:p>
          </table:table-cell>
          <table:table-cell office:value-type="float" office:value="0.20646600000000001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irassolândia (SP)</text:p>
          </table:table-cell>
          <table:table-cell office:value-type="float" office:value="3530409" table:style-name="ce4">
            <text:p>3530409</text:p>
          </table:table-cell>
          <table:table-cell office:value-type="float" office:value="4295" table:style-name="ce6">
            <text:p>4.295</text:p>
          </table:table-cell>
          <table:table-cell office:value-type="string" table:style-name="ce4">
            <text:p>Não</text:p>
          </table:table-cell>
          <table:table-cell office:value-type="float" office:value="759" table:style-name="ce6">
            <text:p>759</text:p>
          </table:table-cell>
          <table:table-cell office:value-type="float" office:value="0.25842700000000002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eves Paulista (SP)</text:p>
          </table:table-cell>
          <table:table-cell office:value-type="float" office:value="3532504" table:style-name="ce4">
            <text:p>3532504</text:p>
          </table:table-cell>
          <table:table-cell office:value-type="float" office:value="8772" table:style-name="ce6">
            <text:p>8.772</text:p>
          </table:table-cell>
          <table:table-cell office:value-type="string" table:style-name="ce4">
            <text:p>Não</text:p>
          </table:table-cell>
          <table:table-cell office:value-type="float" office:value="1540" table:style-name="ce6">
            <text:p>1.540</text:p>
          </table:table-cell>
          <table:table-cell office:value-type="float" office:value="0.25670900000000002" table:style-name="ce5">
            <text:p>0,26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Aliança (SP)</text:p>
          </table:table-cell>
          <table:table-cell office:value-type="float" office:value="3532801" table:style-name="ce4">
            <text:p>3532801</text:p>
          </table:table-cell>
          <table:table-cell office:value-type="float" office:value="5891" table:style-name="ce6">
            <text:p>5.891</text:p>
          </table:table-cell>
          <table:table-cell office:value-type="string" table:style-name="ce4">
            <text:p>Não</text:p>
          </table:table-cell>
          <table:table-cell office:value-type="float" office:value="1156" table:style-name="ce6">
            <text:p>1.156</text:p>
          </table:table-cell>
          <table:table-cell office:value-type="float" office:value="0.28065099999999998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sé do Rio Preto (SP)</text:p>
          </table:table-cell>
          <table:table-cell office:value-type="float" office:value="3549805" table:style-name="ce4">
            <text:p>3549805</text:p>
          </table:table-cell>
          <table:table-cell office:value-type="float" office:value="408258" table:style-name="ce6">
            <text:p>408.258</text:p>
          </table:table-cell>
          <table:table-cell office:value-type="string" table:style-name="ce4">
            <text:p>Sim</text:p>
          </table:table-cell>
          <table:table-cell office:value-type="float" office:value="20046" table:style-name="ce6">
            <text:p>20.046</text:p>
          </table:table-cell>
          <table:table-cell office:value-type="float" office:value="6.5855999999999998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Uchoa (SP)</text:p>
          </table:table-cell>
          <table:table-cell office:value-type="float" office:value="3555604" table:style-name="ce4">
            <text:p>3555604</text:p>
          </table:table-cell>
          <table:table-cell office:value-type="float" office:value="9471" table:style-name="ce6">
            <text:p>9.471</text:p>
          </table:table-cell>
          <table:table-cell office:value-type="string" table:style-name="ce4">
            <text:p>Não</text:p>
          </table:table-cell>
          <table:table-cell office:value-type="float" office:value="1355" table:style-name="ce6">
            <text:p>1.355</text:p>
          </table:table-cell>
          <table:table-cell office:value-type="float" office:value="0.21218300000000001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José dos Campos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çapava (SP)</text:p>
          </table:table-cell>
          <table:table-cell office:value-type="float" office:value="3508504" table:style-name="ce4">
            <text:p>3508504</text:p>
          </table:table-cell>
          <table:table-cell office:value-type="float" office:value="84752" table:style-name="ce6">
            <text:p>84.752</text:p>
          </table:table-cell>
          <table:table-cell office:value-type="string" table:style-name="ce4">
            <text:p>Não</text:p>
          </table:table-cell>
          <table:table-cell office:value-type="float" office:value="6979" table:style-name="ce6">
            <text:p>6.979</text:p>
          </table:table-cell>
          <table:table-cell office:value-type="float" office:value="0.122805" table:style-name="ce5">
            <text:p>0,1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careí (SP)</text:p>
          </table:table-cell>
          <table:table-cell office:value-type="float" office:value="3524402" table:style-name="ce4">
            <text:p>3524402</text:p>
          </table:table-cell>
          <table:table-cell office:value-type="float" office:value="211214" table:style-name="ce6">
            <text:p>211.214</text:p>
          </table:table-cell>
          <table:table-cell office:value-type="string" table:style-name="ce4">
            <text:p>Não</text:p>
          </table:table-cell>
          <table:table-cell office:value-type="float" office:value="26174" table:style-name="ce6">
            <text:p>26.174</text:p>
          </table:table-cell>
          <table:table-cell office:value-type="float" office:value="0.17876700000000001" table:style-name="ce5">
            <text:p>0,1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mbeiro (SP)</text:p>
          </table:table-cell>
          <table:table-cell office:value-type="float" office:value="3524907" table:style-name="ce4">
            <text:p>3524907</text:p>
          </table:table-cell>
          <table:table-cell office:value-type="float" office:value="5349" table:style-name="ce6">
            <text:p>5.349</text:p>
          </table:table-cell>
          <table:table-cell office:value-type="string" table:style-name="ce4">
            <text:p>Não</text:p>
          </table:table-cell>
          <table:table-cell office:value-type="float" office:value="1066" table:style-name="ce6">
            <text:p>1.066</text:p>
          </table:table-cell>
          <table:table-cell office:value-type="float" office:value="0.27531" table:style-name="ce5">
            <text:p>0,2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nteiro Lobato (SP)</text:p>
          </table:table-cell>
          <table:table-cell office:value-type="float" office:value="3531704" table:style-name="ce4">
            <text:p>3531704</text:p>
          </table:table-cell>
          <table:table-cell office:value-type="float" office:value="4120" table:style-name="ce6">
            <text:p>4.120</text:p>
          </table:table-cell>
          <table:table-cell office:value-type="string" table:style-name="ce4">
            <text:p>Não</text:p>
          </table:table-cell>
          <table:table-cell office:value-type="float" office:value="679" table:style-name="ce6">
            <text:p>679</text:p>
          </table:table-cell>
          <table:table-cell office:value-type="float" office:value="0.24001400000000001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Branca (SP)</text:p>
          </table:table-cell>
          <table:table-cell office:value-type="float" office:value="3546009" table:style-name="ce4">
            <text:p>3546009</text:p>
          </table:table-cell>
          <table:table-cell office:value-type="float" office:value="13763" table:style-name="ce6">
            <text:p>13.763</text:p>
          </table:table-cell>
          <table:table-cell office:value-type="string" table:style-name="ce4">
            <text:p>Não</text:p>
          </table:table-cell>
          <table:table-cell office:value-type="float" office:value="1983" table:style-name="ce6">
            <text:p>1.983</text:p>
          </table:table-cell>
          <table:table-cell office:value-type="float" office:value="0.213616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sé dos Campos (SP)</text:p>
          </table:table-cell>
          <table:table-cell office:value-type="float" office:value="3549904" table:style-name="ce4">
            <text:p>3549904</text:p>
          </table:table-cell>
          <table:table-cell office:value-type="float" office:value="629921" table:style-name="ce6">
            <text:p>629.921</text:p>
          </table:table-cell>
          <table:table-cell office:value-type="string" table:style-name="ce4">
            <text:p>Sim</text:p>
          </table:table-cell>
          <table:table-cell office:value-type="float" office:value="32625" table:style-name="ce6">
            <text:p>32.625</text:p>
          </table:table-cell>
          <table:table-cell office:value-type="float" office:value="7.1249000000000007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Lourenço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ão Lourenço (MG)</text:p>
          </table:table-cell>
          <table:table-cell office:value-type="float" office:value="3163706" table:style-name="ce4">
            <text:p>3163706</text:p>
          </table:table-cell>
          <table:table-cell office:value-type="float" office:value="41657" table:style-name="ce6">
            <text:p>41.657</text:p>
          </table:table-cell>
          <table:table-cell office:value-type="string" table:style-name="ce4">
            <text:p>Sim</text:p>
          </table:table-cell>
          <table:table-cell office:value-type="float" office:value="1026" table:style-name="ce6">
            <text:p>1.026</text:p>
          </table:table-cell>
          <table:table-cell office:value-type="float" office:value="3.4898999999999999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oledade de Minas (MG)</text:p>
          </table:table-cell>
          <table:table-cell office:value-type="float" office:value="3167806" table:style-name="ce4">
            <text:p>3167806</text:p>
          </table:table-cell>
          <table:table-cell office:value-type="float" office:value="5676" table:style-name="ce6">
            <text:p>5.676</text:p>
          </table:table-cell>
          <table:table-cell office:value-type="string" table:style-name="ce4">
            <text:p>Não</text:p>
          </table:table-cell>
          <table:table-cell office:value-type="float" office:value="1026" table:style-name="ce6">
            <text:p>1.026</text:p>
          </table:table-cell>
          <table:table-cell office:value-type="float" office:value="0.26893800000000001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Luís/M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aço do Lumiar (MA)</text:p>
          </table:table-cell>
          <table:table-cell office:value-type="float" office:value="2107506" table:style-name="ce4">
            <text:p>2107506</text:p>
          </table:table-cell>
          <table:table-cell office:value-type="float" office:value="105121" table:style-name="ce6">
            <text:p>105.121</text:p>
          </table:table-cell>
          <table:table-cell office:value-type="string" table:style-name="ce4">
            <text:p>Não</text:p>
          </table:table-cell>
          <table:table-cell office:value-type="float" office:value="27414" table:style-name="ce6">
            <text:p>27.414</text:p>
          </table:table-cell>
          <table:table-cell office:value-type="float" office:value="0.37645699999999999" table:style-name="ce5">
            <text:p>0,3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aposa (MA)</text:p>
          </table:table-cell>
          <table:table-cell office:value-type="float" office:value="2109452" table:style-name="ce4">
            <text:p>2109452</text:p>
          </table:table-cell>
          <table:table-cell office:value-type="float" office:value="26327" table:style-name="ce6">
            <text:p>26.327</text:p>
          </table:table-cell>
          <table:table-cell office:value-type="string" table:style-name="ce4">
            <text:p>Não</text:p>
          </table:table-cell>
          <table:table-cell office:value-type="float" office:value="3085" table:style-name="ce6">
            <text:p>3.085</text:p>
          </table:table-cell>
          <table:table-cell office:value-type="float" office:value="0.17059299999999999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José de Ribamar (MA)</text:p>
          </table:table-cell>
          <table:table-cell office:value-type="float" office:value="2111201" table:style-name="ce4">
            <text:p>2111201</text:p>
          </table:table-cell>
          <table:table-cell office:value-type="float" office:value="163045" table:style-name="ce6">
            <text:p>163.045</text:p>
          </table:table-cell>
          <table:table-cell office:value-type="string" table:style-name="ce4">
            <text:p>Não</text:p>
          </table:table-cell>
          <table:table-cell office:value-type="float" office:value="39227" table:style-name="ce6">
            <text:p>39.227</text:p>
          </table:table-cell>
          <table:table-cell office:value-type="float" office:value="0.35226299999999999" table:style-name="ce5">
            <text:p>0,3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Luís (MA)</text:p>
          </table:table-cell>
          <table:table-cell office:value-type="float" office:value="2111300" table:style-name="ce4">
            <text:p>2111300</text:p>
          </table:table-cell>
          <table:table-cell office:value-type="float" office:value="1014837" table:style-name="ce6">
            <text:p>1.014.837</text:p>
          </table:table-cell>
          <table:table-cell office:value-type="string" table:style-name="ce4">
            <text:p>Sim</text:p>
          </table:table-cell>
          <table:table-cell office:value-type="float" office:value="59394" table:style-name="ce6">
            <text:p>59.394</text:p>
          </table:table-cell>
          <table:table-cell office:value-type="float" office:value="8.1806000000000004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Paul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ujá (SP)</text:p>
          </table:table-cell>
          <table:table-cell office:value-type="float" office:value="3503901" table:style-name="ce4">
            <text:p>3503901</text:p>
          </table:table-cell>
          <table:table-cell office:value-type="float" office:value="74905" table:style-name="ce6">
            <text:p>74.905</text:p>
          </table:table-cell>
          <table:table-cell office:value-type="string" table:style-name="ce4">
            <text:p>Não</text:p>
          </table:table-cell>
          <table:table-cell office:value-type="float" office:value="26607" table:style-name="ce6">
            <text:p>26.607</text:p>
          </table:table-cell>
          <table:table-cell office:value-type="float" office:value="0.491948" table:style-name="ce5">
            <text:p>0,4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arueri (SP)</text:p>
          </table:table-cell>
          <table:table-cell office:value-type="float" office:value="3505708" table:style-name="ce4">
            <text:p>3505708</text:p>
          </table:table-cell>
          <table:table-cell office:value-type="float" office:value="240749" table:style-name="ce6">
            <text:p>240.749</text:p>
          </table:table-cell>
          <table:table-cell office:value-type="string" table:style-name="ce4">
            <text:p>Não</text:p>
          </table:table-cell>
          <table:table-cell office:value-type="float" office:value="143227" table:style-name="ce6">
            <text:p>143.227</text:p>
          </table:table-cell>
          <table:table-cell office:value-type="float" office:value="0.802338" table:style-name="ce5">
            <text:p>0,8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Biritiba-Mirim (SP)</text:p>
          </table:table-cell>
          <table:table-cell office:value-type="float" office:value="3506607" table:style-name="ce4">
            <text:p>3506607</text:p>
          </table:table-cell>
          <table:table-cell office:value-type="float" office:value="28575" table:style-name="ce6">
            <text:p>28.575</text:p>
          </table:table-cell>
          <table:table-cell office:value-type="string" table:style-name="ce4">
            <text:p>Não</text:p>
          </table:table-cell>
          <table:table-cell office:value-type="float" office:value="4775" table:style-name="ce6">
            <text:p>4.775</text:p>
          </table:table-cell>
          <table:table-cell office:value-type="float" office:value="0.23941999999999999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ieiras (SP)</text:p>
          </table:table-cell>
          <table:table-cell office:value-type="float" office:value="3509007" table:style-name="ce4">
            <text:p>3509007</text:p>
          </table:table-cell>
          <table:table-cell office:value-type="float" office:value="86529" table:style-name="ce6">
            <text:p>86.529</text:p>
          </table:table-cell>
          <table:table-cell office:value-type="string" table:style-name="ce4">
            <text:p>Não</text:p>
          </table:table-cell>
          <table:table-cell office:value-type="float" office:value="28741" table:style-name="ce6">
            <text:p>28.741</text:p>
          </table:table-cell>
          <table:table-cell office:value-type="float" office:value="0.45470500000000003" table:style-name="ce5">
            <text:p>0,4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jamar (SP)</text:p>
          </table:table-cell>
          <table:table-cell office:value-type="float" office:value="3509205" table:style-name="ce4">
            <text:p>3509205</text:p>
          </table:table-cell>
          <table:table-cell office:value-type="float" office:value="64114" table:style-name="ce6">
            <text:p>64.114</text:p>
          </table:table-cell>
          <table:table-cell office:value-type="string" table:style-name="ce4">
            <text:p>Não</text:p>
          </table:table-cell>
          <table:table-cell office:value-type="float" office:value="14120" table:style-name="ce6">
            <text:p>14.120</text:p>
          </table:table-cell>
          <table:table-cell office:value-type="float" office:value="0.31041200000000002" table:style-name="ce5">
            <text:p>0,3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arapicuíba (SP)</text:p>
          </table:table-cell>
          <table:table-cell office:value-type="float" office:value="3510609" table:style-name="ce4">
            <text:p>3510609</text:p>
          </table:table-cell>
          <table:table-cell office:value-type="float" office:value="369584" table:style-name="ce6">
            <text:p>369.584</text:p>
          </table:table-cell>
          <table:table-cell office:value-type="string" table:style-name="ce4">
            <text:p>Não</text:p>
          </table:table-cell>
          <table:table-cell office:value-type="float" office:value="116482" table:style-name="ce6">
            <text:p>116.482</text:p>
          </table:table-cell>
          <table:table-cell office:value-type="float" office:value="0.447882" table:style-name="ce5">
            <text:p>0,4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tia (SP)</text:p>
          </table:table-cell>
          <table:table-cell office:value-type="float" office:value="3513009" table:style-name="ce4">
            <text:p>3513009</text:p>
          </table:table-cell>
          <table:table-cell office:value-type="float" office:value="201150" table:style-name="ce6">
            <text:p>201.150</text:p>
          </table:table-cell>
          <table:table-cell office:value-type="string" table:style-name="ce4">
            <text:p>Não</text:p>
          </table:table-cell>
          <table:table-cell office:value-type="float" office:value="65792" table:style-name="ce6">
            <text:p>65.792</text:p>
          </table:table-cell>
          <table:table-cell office:value-type="float" office:value="0.43007200000000001" table:style-name="ce5">
            <text:p>0,4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Diadema (SP)</text:p>
          </table:table-cell>
          <table:table-cell office:value-type="float" office:value="3513801" table:style-name="ce4">
            <text:p>3513801</text:p>
          </table:table-cell>
          <table:table-cell office:value-type="float" office:value="386089" table:style-name="ce6">
            <text:p>386.089</text:p>
          </table:table-cell>
          <table:table-cell office:value-type="string" table:style-name="ce4">
            <text:p>Não</text:p>
          </table:table-cell>
          <table:table-cell office:value-type="float" office:value="134708" table:style-name="ce6">
            <text:p>134.708</text:p>
          </table:table-cell>
          <table:table-cell office:value-type="float" office:value="0.480846" table:style-name="ce5">
            <text:p>0,4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mbu (SP)</text:p>
          </table:table-cell>
          <table:table-cell office:value-type="float" office:value="3515004" table:style-name="ce4">
            <text:p>3515004</text:p>
          </table:table-cell>
          <table:table-cell office:value-type="float" office:value="240230" table:style-name="ce6">
            <text:p>240.230</text:p>
          </table:table-cell>
          <table:table-cell office:value-type="string" table:style-name="ce4">
            <text:p>Não</text:p>
          </table:table-cell>
          <table:table-cell office:value-type="float" office:value="76341" table:style-name="ce6">
            <text:p>76.341</text:p>
          </table:table-cell>
          <table:table-cell office:value-type="float" office:value="0.43654900000000002" table:style-name="ce5">
            <text:p>0,4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Embu-Guaçu (SP)</text:p>
          </table:table-cell>
          <table:table-cell office:value-type="float" office:value="3515103" table:style-name="ce4">
            <text:p>3515103</text:p>
          </table:table-cell>
          <table:table-cell office:value-type="float" office:value="62769" table:style-name="ce6">
            <text:p>62.769</text:p>
          </table:table-cell>
          <table:table-cell office:value-type="string" table:style-name="ce4">
            <text:p>Não</text:p>
          </table:table-cell>
          <table:table-cell office:value-type="float" office:value="11033" table:style-name="ce6">
            <text:p>11.033</text:p>
          </table:table-cell>
          <table:table-cell office:value-type="float" office:value="0.24860299999999999" table:style-name="ce5">
            <text:p>0,2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erraz de Vasconcelos (SP)</text:p>
          </table:table-cell>
          <table:table-cell office:value-type="float" office:value="3515707" table:style-name="ce4">
            <text:p>3515707</text:p>
          </table:table-cell>
          <table:table-cell office:value-type="float" office:value="168306" table:style-name="ce6">
            <text:p>168.306</text:p>
          </table:table-cell>
          <table:table-cell office:value-type="string" table:style-name="ce4">
            <text:p>Não</text:p>
          </table:table-cell>
          <table:table-cell office:value-type="float" office:value="58308" table:style-name="ce6">
            <text:p>58.308</text:p>
          </table:table-cell>
          <table:table-cell office:value-type="float" office:value="0.482155" table:style-name="ce5">
            <text:p>0,4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rancisco Morato (SP)</text:p>
          </table:table-cell>
          <table:table-cell office:value-type="float" office:value="3516309" table:style-name="ce4">
            <text:p>3516309</text:p>
          </table:table-cell>
          <table:table-cell office:value-type="float" office:value="154472" table:style-name="ce6">
            <text:p>154.472</text:p>
          </table:table-cell>
          <table:table-cell office:value-type="string" table:style-name="ce4">
            <text:p>Não</text:p>
          </table:table-cell>
          <table:table-cell office:value-type="float" office:value="40815" table:style-name="ce6">
            <text:p>40.815</text:p>
          </table:table-cell>
          <table:table-cell office:value-type="float" office:value="0.37920500000000001" table:style-name="ce5">
            <text:p>0,3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ranco da Rocha (SP)</text:p>
          </table:table-cell>
          <table:table-cell office:value-type="float" office:value="3516408" table:style-name="ce4">
            <text:p>3516408</text:p>
          </table:table-cell>
          <table:table-cell office:value-type="float" office:value="131604" table:style-name="ce6">
            <text:p>131.604</text:p>
          </table:table-cell>
          <table:table-cell office:value-type="string" table:style-name="ce4">
            <text:p>Não</text:p>
          </table:table-cell>
          <table:table-cell office:value-type="float" office:value="35410" table:style-name="ce6">
            <text:p>35.410</text:p>
          </table:table-cell>
          <table:table-cell office:value-type="float" office:value="0.40580300000000002" table:style-name="ce5">
            <text:p>0,4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uarulhos (SP)</text:p>
          </table:table-cell>
          <table:table-cell office:value-type="float" office:value="3518800" table:style-name="ce4">
            <text:p>3518800</text:p>
          </table:table-cell>
          <table:table-cell office:value-type="float" office:value="1221979" table:style-name="ce6">
            <text:p>1.221.979</text:p>
          </table:table-cell>
          <table:table-cell office:value-type="string" table:style-name="ce4">
            <text:p>Não</text:p>
          </table:table-cell>
          <table:table-cell office:value-type="float" office:value="182900" table:style-name="ce6">
            <text:p>182.900</text:p>
          </table:table-cell>
          <table:table-cell office:value-type="float" office:value="0.20482900000000001" table:style-name="ce5">
            <text:p>0,2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pecerica da Serra (SP)</text:p>
          </table:table-cell>
          <table:table-cell office:value-type="float" office:value="3522208" table:style-name="ce4">
            <text:p>3522208</text:p>
          </table:table-cell>
          <table:table-cell office:value-type="float" office:value="152614" table:style-name="ce6">
            <text:p>152.614</text:p>
          </table:table-cell>
          <table:table-cell office:value-type="string" table:style-name="ce4">
            <text:p>Não</text:p>
          </table:table-cell>
          <table:table-cell office:value-type="float" office:value="44052" table:style-name="ce6">
            <text:p>44.052</text:p>
          </table:table-cell>
          <table:table-cell office:value-type="float" office:value="0.402221" table:style-name="ce5">
            <text:p>0,4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pevi (SP)</text:p>
          </table:table-cell>
          <table:table-cell office:value-type="float" office:value="3522505" table:style-name="ce4">
            <text:p>3522505</text:p>
          </table:table-cell>
          <table:table-cell office:value-type="float" office:value="200769" table:style-name="ce6">
            <text:p>200.769</text:p>
          </table:table-cell>
          <table:table-cell office:value-type="string" table:style-name="ce4">
            <text:p>Não</text:p>
          </table:table-cell>
          <table:table-cell office:value-type="float" office:value="59964" table:style-name="ce6">
            <text:p>59.964</text:p>
          </table:table-cell>
          <table:table-cell office:value-type="float" office:value="0.42998500000000001" table:style-name="ce5">
            <text:p>0,4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Itaquaquecetuba (SP)</text:p>
          </table:table-cell>
          <table:table-cell office:value-type="float" office:value="3523107" table:style-name="ce4">
            <text:p>3523107</text:p>
          </table:table-cell>
          <table:table-cell office:value-type="float" office:value="321770" table:style-name="ce6">
            <text:p>321.770</text:p>
          </table:table-cell>
          <table:table-cell office:value-type="string" table:style-name="ce4">
            <text:p>Não</text:p>
          </table:table-cell>
          <table:table-cell office:value-type="float" office:value="82528" table:style-name="ce6">
            <text:p>82.528</text:p>
          </table:table-cell>
          <table:table-cell office:value-type="float" office:value="0.37508799999999998" table:style-name="ce5">
            <text:p>0,3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Jandira (SP)</text:p>
          </table:table-cell>
          <table:table-cell office:value-type="float" office:value="3525003" table:style-name="ce4">
            <text:p>3525003</text:p>
          </table:table-cell>
          <table:table-cell office:value-type="float" office:value="108344" table:style-name="ce6">
            <text:p>108.344</text:p>
          </table:table-cell>
          <table:table-cell office:value-type="string" table:style-name="ce4">
            <text:p>Não</text:p>
          </table:table-cell>
          <table:table-cell office:value-type="float" office:value="48781" table:style-name="ce6">
            <text:p>48.781</text:p>
          </table:table-cell>
          <table:table-cell office:value-type="float" office:value="0.59738199999999997" table:style-name="ce5">
            <text:p>0,6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iriporã (SP)</text:p>
          </table:table-cell>
          <table:table-cell office:value-type="float" office:value="3528502" table:style-name="ce4">
            <text:p>3528502</text:p>
          </table:table-cell>
          <table:table-cell office:value-type="float" office:value="80956" table:style-name="ce6">
            <text:p>80.956</text:p>
          </table:table-cell>
          <table:table-cell office:value-type="string" table:style-name="ce4">
            <text:p>Não</text:p>
          </table:table-cell>
          <table:table-cell office:value-type="float" office:value="11899" table:style-name="ce6">
            <text:p>11.899</text:p>
          </table:table-cell>
          <table:table-cell office:value-type="float" office:value="0.20628299999999999" table:style-name="ce5">
            <text:p>0,2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auá (SP)</text:p>
          </table:table-cell>
          <table:table-cell office:value-type="float" office:value="3529401" table:style-name="ce4">
            <text:p>3529401</text:p>
          </table:table-cell>
          <table:table-cell office:value-type="float" office:value="417064" table:style-name="ce6">
            <text:p>417.064</text:p>
          </table:table-cell>
          <table:table-cell office:value-type="string" table:style-name="ce4">
            <text:p>Não</text:p>
          </table:table-cell>
          <table:table-cell office:value-type="float" office:value="118864" table:style-name="ce6">
            <text:p>118.864</text:p>
          </table:table-cell>
          <table:table-cell office:value-type="float" office:value="0.41023399999999999" table:style-name="ce5">
            <text:p>0,4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Mogi das Cruzes (SP)</text:p>
          </table:table-cell>
          <table:table-cell office:value-type="float" office:value="3530607" table:style-name="ce4">
            <text:p>3530607</text:p>
          </table:table-cell>
          <table:table-cell office:value-type="float" office:value="387779" table:style-name="ce6">
            <text:p>387.779</text:p>
          </table:table-cell>
          <table:table-cell office:value-type="string" table:style-name="ce4">
            <text:p>Não</text:p>
          </table:table-cell>
          <table:table-cell office:value-type="float" office:value="61387" table:style-name="ce6">
            <text:p>61.387</text:p>
          </table:table-cell>
          <table:table-cell office:value-type="float" office:value="0.22611600000000001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Osasco (SP)</text:p>
          </table:table-cell>
          <table:table-cell office:value-type="float" office:value="3534401" table:style-name="ce4">
            <text:p>3534401</text:p>
          </table:table-cell>
          <table:table-cell office:value-type="float" office:value="666740" table:style-name="ce6">
            <text:p>666.740</text:p>
          </table:table-cell>
          <table:table-cell office:value-type="string" table:style-name="ce4">
            <text:p>Não</text:p>
          </table:table-cell>
          <table:table-cell office:value-type="float" office:value="202932" table:style-name="ce6">
            <text:p>202.932</text:p>
          </table:table-cell>
          <table:table-cell office:value-type="float" office:value="0.419234" table:style-name="ce5">
            <text:p>0,4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rapora do Bom Jesus (SP)</text:p>
          </table:table-cell>
          <table:table-cell office:value-type="float" office:value="3539103" table:style-name="ce4">
            <text:p>3539103</text:p>
          </table:table-cell>
          <table:table-cell office:value-type="float" office:value="15733" table:style-name="ce6">
            <text:p>15.733</text:p>
          </table:table-cell>
          <table:table-cell office:value-type="string" table:style-name="ce4">
            <text:p>Não</text:p>
          </table:table-cell>
          <table:table-cell office:value-type="float" office:value="3419" table:style-name="ce6">
            <text:p>3.419</text:p>
          </table:table-cell>
          <table:table-cell office:value-type="float" office:value="0.30562299999999998" table:style-name="ce5">
            <text:p>0,3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oá (SP)</text:p>
          </table:table-cell>
          <table:table-cell office:value-type="float" office:value="3539806" table:style-name="ce4">
            <text:p>3539806</text:p>
          </table:table-cell>
          <table:table-cell office:value-type="float" office:value="106013" table:style-name="ce6">
            <text:p>106.013</text:p>
          </table:table-cell>
          <table:table-cell office:value-type="string" table:style-name="ce4">
            <text:p>Não</text:p>
          </table:table-cell>
          <table:table-cell office:value-type="float" office:value="43082" table:style-name="ce6">
            <text:p>43.082</text:p>
          </table:table-cell>
          <table:table-cell office:value-type="float" office:value="0.57801000000000002" table:style-name="ce5">
            <text:p>0,5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beirão Pires (SP)</text:p>
          </table:table-cell>
          <table:table-cell office:value-type="float" office:value="3543303" table:style-name="ce4">
            <text:p>3543303</text:p>
          </table:table-cell>
          <table:table-cell office:value-type="float" office:value="113068" table:style-name="ce6">
            <text:p>113.068</text:p>
          </table:table-cell>
          <table:table-cell office:value-type="string" table:style-name="ce4">
            <text:p>Não</text:p>
          </table:table-cell>
          <table:table-cell office:value-type="float" office:value="41394" table:style-name="ce6">
            <text:p>41.394</text:p>
          </table:table-cell>
          <table:table-cell office:value-type="float" office:value="0.540462" table:style-name="ce5">
            <text:p>0,5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io Grande da Serra (SP)</text:p>
          </table:table-cell>
          <table:table-cell office:value-type="float" office:value="3544103" table:style-name="ce4">
            <text:p>3544103</text:p>
          </table:table-cell>
          <table:table-cell office:value-type="float" office:value="43974" table:style-name="ce6">
            <text:p>43.974</text:p>
          </table:table-cell>
          <table:table-cell office:value-type="string" table:style-name="ce4">
            <text:p>Não</text:p>
          </table:table-cell>
          <table:table-cell office:value-type="float" office:value="16952" table:style-name="ce6">
            <text:p>16.952</text:p>
          </table:table-cell>
          <table:table-cell office:value-type="float" office:value="0.55362500000000003" table:style-name="ce5">
            <text:p>0,5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lesópolis (SP)</text:p>
          </table:table-cell>
          <table:table-cell office:value-type="float" office:value="3545001" table:style-name="ce4">
            <text:p>3545001</text:p>
          </table:table-cell>
          <table:table-cell office:value-type="float" office:value="15635" table:style-name="ce6">
            <text:p>15.635</text:p>
          </table:table-cell>
          <table:table-cell office:value-type="string" table:style-name="ce4">
            <text:p>Não</text:p>
          </table:table-cell>
          <table:table-cell office:value-type="float" office:value="1982" table:style-name="ce6">
            <text:p>1.982</text:p>
          </table:table-cell>
          <table:table-cell office:value-type="float" office:value="0.18324699999999999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2" table:style-name="ce4">
            <text:p>2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 Isabel (SP)</text:p>
          </table:table-cell>
          <table:table-cell office:value-type="float" office:value="3546801" table:style-name="ce4">
            <text:p>3546801</text:p>
          </table:table-cell>
          <table:table-cell office:value-type="float" office:value="50453" table:style-name="ce6">
            <text:p>50.453</text:p>
          </table:table-cell>
          <table:table-cell office:value-type="string" table:style-name="ce4">
            <text:p>Não</text:p>
          </table:table-cell>
          <table:table-cell office:value-type="float" office:value="7520" table:style-name="ce6">
            <text:p>7.520</text:p>
          </table:table-cell>
          <table:table-cell office:value-type="float" office:value="0.219864" table:style-name="ce5">
            <text:p>0,2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na de Parnaíba (SP)</text:p>
          </table:table-cell>
          <table:table-cell office:value-type="float" office:value="3547304" table:style-name="ce4">
            <text:p>3547304</text:p>
          </table:table-cell>
          <table:table-cell office:value-type="float" office:value="108813" table:style-name="ce6">
            <text:p>108.813</text:p>
          </table:table-cell>
          <table:table-cell office:value-type="string" table:style-name="ce4">
            <text:p>Não</text:p>
          </table:table-cell>
          <table:table-cell office:value-type="float" office:value="43295" table:style-name="ce6">
            <text:p>43.295</text:p>
          </table:table-cell>
          <table:table-cell office:value-type="float" office:value="0.51879500000000001" table:style-name="ce5">
            <text:p>0,5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o André (SP)</text:p>
          </table:table-cell>
          <table:table-cell office:value-type="float" office:value="3547809" table:style-name="ce4">
            <text:p>3547809</text:p>
          </table:table-cell>
          <table:table-cell office:value-type="float" office:value="676407" table:style-name="ce6">
            <text:p>676.407</text:p>
          </table:table-cell>
          <table:table-cell office:value-type="string" table:style-name="ce4">
            <text:p>Não</text:p>
          </table:table-cell>
          <table:table-cell office:value-type="float" office:value="245614" table:style-name="ce6">
            <text:p>245.614</text:p>
          </table:table-cell>
          <table:table-cell office:value-type="float" office:value="0.51274799999999998" table:style-name="ce5">
            <text:p>0,5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Bernardo do Campo (SP)</text:p>
          </table:table-cell>
          <table:table-cell office:value-type="float" office:value="3548708" table:style-name="ce4">
            <text:p>3548708</text:p>
          </table:table-cell>
          <table:table-cell office:value-type="float" office:value="765463" table:style-name="ce6">
            <text:p>765.463</text:p>
          </table:table-cell>
          <table:table-cell office:value-type="string" table:style-name="ce4">
            <text:p>Não</text:p>
          </table:table-cell>
          <table:table-cell office:value-type="float" office:value="253897" table:style-name="ce6">
            <text:p>253.897</text:p>
          </table:table-cell>
          <table:table-cell office:value-type="float" office:value="0.45492199999999999" table:style-name="ce5">
            <text:p>0,4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Caetano do Sul (SP)</text:p>
          </table:table-cell>
          <table:table-cell office:value-type="float" office:value="3548807" table:style-name="ce4">
            <text:p>3548807</text:p>
          </table:table-cell>
          <table:table-cell office:value-type="float" office:value="149263" table:style-name="ce6">
            <text:p>149.263</text:p>
          </table:table-cell>
          <table:table-cell office:value-type="string" table:style-name="ce4">
            <text:p>Não</text:p>
          </table:table-cell>
          <table:table-cell office:value-type="float" office:value="107654" table:style-name="ce6">
            <text:p>107.654</text:p>
          </table:table-cell>
          <table:table-cell office:value-type="float" office:value="1.012014" table:style-name="ce5">
            <text:p>1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Lourenço da Serra (SP)</text:p>
          </table:table-cell>
          <table:table-cell office:value-type="float" office:value="3549953" table:style-name="ce4">
            <text:p>3549953</text:p>
          </table:table-cell>
          <table:table-cell office:value-type="float" office:value="13973" table:style-name="ce6">
            <text:p>13.973</text:p>
          </table:table-cell>
          <table:table-cell office:value-type="string" table:style-name="ce4">
            <text:p>Não</text:p>
          </table:table-cell>
          <table:table-cell office:value-type="float" office:value="2448" table:style-name="ce6">
            <text:p>2.448</text:p>
          </table:table-cell>
          <table:table-cell office:value-type="float" office:value="0.23055200000000001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Paulo (SP)</text:p>
          </table:table-cell>
          <table:table-cell office:value-type="float" office:value="3550308" table:style-name="ce4">
            <text:p>3550308</text:p>
          </table:table-cell>
          <table:table-cell office:value-type="float" office:value="11253503" table:style-name="ce6">
            <text:p>11.253.503</text:p>
          </table:table-cell>
          <table:table-cell office:value-type="string" table:style-name="ce4">
            <text:p>Sim</text:p>
          </table:table-cell>
          <table:table-cell office:value-type="float" office:value="1100697" table:style-name="ce6">
            <text:p>1.100.697</text:p>
          </table:table-cell>
          <table:table-cell office:value-type="float" office:value="0.133046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uzano (SP)</text:p>
          </table:table-cell>
          <table:table-cell office:value-type="float" office:value="3552502" table:style-name="ce4">
            <text:p>3552502</text:p>
          </table:table-cell>
          <table:table-cell office:value-type="float" office:value="262480" table:style-name="ce6">
            <text:p>262.480</text:p>
          </table:table-cell>
          <table:table-cell office:value-type="string" table:style-name="ce4">
            <text:p>Não</text:p>
          </table:table-cell>
          <table:table-cell office:value-type="float" office:value="64151" table:style-name="ce6">
            <text:p>64.151</text:p>
          </table:table-cell>
          <table:table-cell office:value-type="float" office:value="0.35663800000000001" table:style-name="ce5">
            <text:p>0,3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aboão da Serra (SP)</text:p>
          </table:table-cell>
          <table:table-cell office:value-type="float" office:value="3552809" table:style-name="ce4">
            <text:p>3552809</text:p>
          </table:table-cell>
          <table:table-cell office:value-type="float" office:value="244528" table:style-name="ce6">
            <text:p>244.528</text:p>
          </table:table-cell>
          <table:table-cell office:value-type="string" table:style-name="ce4">
            <text:p>Não</text:p>
          </table:table-cell>
          <table:table-cell office:value-type="float" office:value="90936" table:style-name="ce6">
            <text:p>90.936</text:p>
          </table:table-cell>
          <table:table-cell office:value-type="float" office:value="0.49776700000000002" table:style-name="ce5">
            <text:p>0,5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argem Grande Paulista (SP)</text:p>
          </table:table-cell>
          <table:table-cell office:value-type="float" office:value="3556453" table:style-name="ce4">
            <text:p>3556453</text:p>
          </table:table-cell>
          <table:table-cell office:value-type="float" office:value="42997" table:style-name="ce6">
            <text:p>42.997</text:p>
          </table:table-cell>
          <table:table-cell office:value-type="string" table:style-name="ce4">
            <text:p>Não</text:p>
          </table:table-cell>
          <table:table-cell office:value-type="float" office:value="11049" table:style-name="ce6">
            <text:p>11.049</text:p>
          </table:table-cell>
          <table:table-cell office:value-type="float" office:value="0.35604000000000002" table:style-name="ce5">
            <text:p>0,3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Pedr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Águas de São Pedro (SP)</text:p>
          </table:table-cell>
          <table:table-cell office:value-type="float" office:value="3500600" table:style-name="ce4">
            <text:p>3500600</text:p>
          </table:table-cell>
          <table:table-cell office:value-type="float" office:value="2707" table:style-name="ce6">
            <text:p>2.707</text:p>
          </table:table-cell>
          <table:table-cell office:value-type="string" table:style-name="ce4">
            <text:p>Não</text:p>
          </table:table-cell>
          <table:table-cell office:value-type="float" office:value="1602" table:style-name="ce6">
            <text:p>1.602</text:p>
          </table:table-cell>
          <table:table-cell office:value-type="float" office:value="0.86594599999999999" table:style-name="ce5">
            <text:p>0,8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Pedro (SP)</text:p>
          </table:table-cell>
          <table:table-cell office:value-type="float" office:value="3550407" table:style-name="ce4">
            <text:p>3550407</text:p>
          </table:table-cell>
          <table:table-cell office:value-type="float" office:value="31662" table:style-name="ce6">
            <text:p>31.662</text:p>
          </table:table-cell>
          <table:table-cell office:value-type="string" table:style-name="ce4">
            <text:p>Sim</text:p>
          </table:table-cell>
          <table:table-cell office:value-type="float" office:value="1602" table:style-name="ce6">
            <text:p>1.602</text:p>
          </table:table-cell>
          <table:table-cell office:value-type="float" office:value="7.2188000000000002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Roque - Mairinque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irinque (SP)</text:p>
          </table:table-cell>
          <table:table-cell office:value-type="float" office:value="3528403" table:style-name="ce4">
            <text:p>3528403</text:p>
          </table:table-cell>
          <table:table-cell office:value-type="float" office:value="43223" table:style-name="ce6">
            <text:p>43.223</text:p>
          </table:table-cell>
          <table:table-cell office:value-type="string" table:style-name="ce4">
            <text:p>Sim</text:p>
          </table:table-cell>
          <table:table-cell office:value-type="float" office:value="3746" table:style-name="ce6">
            <text:p>3.746</text:p>
          </table:table-cell>
          <table:table-cell office:value-type="float" office:value="0.128025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Roque (SP)</text:p>
          </table:table-cell>
          <table:table-cell office:value-type="float" office:value="3550605" table:style-name="ce4">
            <text:p>3550605</text:p>
          </table:table-cell>
          <table:table-cell office:value-type="float" office:value="78821" table:style-name="ce6">
            <text:p>78.821</text:p>
          </table:table-cell>
          <table:table-cell office:value-type="string" table:style-name="ce4">
            <text:p>Sim</text:p>
          </table:table-cell>
          <table:table-cell office:value-type="float" office:value="3746" table:style-name="ce6">
            <text:p>3.746</text:p>
          </table:table-cell>
          <table:table-cell office:value-type="float" office:value="6.5994999999999998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ão Sebastião da Amoreira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Nova América da Colina (PR)</text:p>
          </table:table-cell>
          <table:table-cell office:value-type="float" office:value="4116604" table:style-name="ce4">
            <text:p>4116604</text:p>
          </table:table-cell>
          <table:table-cell office:value-type="float" office:value="3478" table:style-name="ce6">
            <text:p>3.478</text:p>
          </table:table-cell>
          <table:table-cell office:value-type="string" table:style-name="ce4">
            <text:p>Não</text:p>
          </table:table-cell>
          <table:table-cell office:value-type="float" office:value="618" table:style-name="ce6">
            <text:p>618</text:p>
          </table:table-cell>
          <table:table-cell office:value-type="float" office:value="0.252245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ão Sebastião da Amoreira (PR)</text:p>
          </table:table-cell>
          <table:table-cell office:value-type="float" office:value="4126009" table:style-name="ce4">
            <text:p>4126009</text:p>
          </table:table-cell>
          <table:table-cell office:value-type="float" office:value="8626" table:style-name="ce6">
            <text:p>8.626</text:p>
          </table:table-cell>
          <table:table-cell office:value-type="string" table:style-name="ce4">
            <text:p>Sim</text:p>
          </table:table-cell>
          <table:table-cell office:value-type="float" office:value="618" table:style-name="ce6">
            <text:p>618</text:p>
          </table:table-cell>
          <table:table-cell office:value-type="float" office:value="0.103293" table:style-name="ce5">
            <text:p>0,1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apiranga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aricá (RS)</text:p>
          </table:table-cell>
          <table:table-cell office:value-type="float" office:value="4300877" table:style-name="ce4">
            <text:p>4300877</text:p>
          </table:table-cell>
          <table:table-cell office:value-type="float" office:value="4864" table:style-name="ce6">
            <text:p>4.864</text:p>
          </table:table-cell>
          <table:table-cell office:value-type="string" table:style-name="ce4">
            <text:p>Não</text:p>
          </table:table-cell>
          <table:table-cell office:value-type="float" office:value="1038" table:style-name="ce6">
            <text:p>1.038</text:p>
          </table:table-cell>
          <table:table-cell office:value-type="float" office:value="0.28046500000000002" table:style-name="ce5">
            <text:p>0,2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Nova Hartz (RS)</text:p>
          </table:table-cell>
          <table:table-cell office:value-type="float" office:value="4313060" table:style-name="ce4">
            <text:p>4313060</text:p>
          </table:table-cell>
          <table:table-cell office:value-type="float" office:value="18346" table:style-name="ce6">
            <text:p>18.346</text:p>
          </table:table-cell>
          <table:table-cell office:value-type="string" table:style-name="ce4">
            <text:p>Não</text:p>
          </table:table-cell>
          <table:table-cell office:value-type="float" office:value="884" table:style-name="ce6">
            <text:p>884</text:p>
          </table:table-cell>
          <table:table-cell office:value-type="float" office:value="6.2118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Araricá (RS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piranga (RS)</text:p>
          </table:table-cell>
          <table:table-cell office:value-type="float" office:value="4319901" table:style-name="ce4">
            <text:p>4319901</text:p>
          </table:table-cell>
          <table:table-cell office:value-type="float" office:value="74985" table:style-name="ce6">
            <text:p>74.985</text:p>
          </table:table-cell>
          <table:table-cell office:value-type="string" table:style-name="ce4">
            <text:p>Sim</text:p>
          </table:table-cell>
          <table:table-cell office:value-type="float" office:value="1166" table:style-name="ce6">
            <text:p>1.166</text:p>
          </table:table-cell>
          <table:table-cell office:value-type="float" office:value="1.9774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erranos - Seritinga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eritinga (MG)</text:p>
          </table:table-cell>
          <table:table-cell office:value-type="float" office:value="3166402" table:style-name="ce4">
            <text:p>3166402</text:p>
          </table:table-cell>
          <table:table-cell office:value-type="float" office:value="1789" table:style-name="ce6">
            <text:p>1.789</text:p>
          </table:table-cell>
          <table:table-cell office:value-type="string" table:style-name="ce4">
            <text:p>Não</text:p>
          </table:table-cell>
          <table:table-cell office:value-type="float" office:value="65" table:style-name="ce6">
            <text:p>65</text:p>
          </table:table-cell>
          <table:table-cell office:value-type="float" office:value="5.3454000000000002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erranos (MG)</text:p>
          </table:table-cell>
          <table:table-cell office:value-type="float" office:value="3167004" table:style-name="ce4">
            <text:p>3167004</text:p>
          </table:table-cell>
          <table:table-cell office:value-type="float" office:value="1995" table:style-name="ce6">
            <text:p>1.995</text:p>
          </table:table-cell>
          <table:table-cell office:value-type="string" table:style-name="ce4">
            <text:p>Sim</text:p>
          </table:table-cell>
          <table:table-cell office:value-type="float" office:value="65" table:style-name="ce6">
            <text:p>65</text:p>
          </table:table-cell>
          <table:table-cell office:value-type="float" office:value="5.2631999999999998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ete Lagoas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nhaúma (MG)</text:p>
          </table:table-cell>
          <table:table-cell office:value-type="float" office:value="3131000" table:style-name="ce4">
            <text:p>3131000</text:p>
          </table:table-cell>
          <table:table-cell office:value-type="float" office:value="5760" table:style-name="ce6">
            <text:p>5.760</text:p>
          </table:table-cell>
          <table:table-cell office:value-type="string" table:style-name="ce4">
            <text:p>Não</text:p>
          </table:table-cell>
          <table:table-cell office:value-type="float" office:value="739" table:style-name="ce6">
            <text:p>739</text:p>
          </table:table-cell>
          <table:table-cell office:value-type="float" office:value="0.18011199999999999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rudente de Morais (MG)</text:p>
          </table:table-cell>
          <table:table-cell office:value-type="float" office:value="3153608" table:style-name="ce4">
            <text:p>3153608</text:p>
          </table:table-cell>
          <table:table-cell office:value-type="float" office:value="9573" table:style-name="ce6">
            <text:p>9.573</text:p>
          </table:table-cell>
          <table:table-cell office:value-type="string" table:style-name="ce4">
            <text:p>Não</text:p>
          </table:table-cell>
          <table:table-cell office:value-type="float" office:value="1743" table:style-name="ce6">
            <text:p>1.743</text:p>
          </table:table-cell>
          <table:table-cell office:value-type="float" office:value="0.26716699999999999" table:style-name="ce5">
            <text:p>0,2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ete Lagoas (MG)</text:p>
          </table:table-cell>
          <table:table-cell office:value-type="float" office:value="3167202" table:style-name="ce4">
            <text:p>3167202</text:p>
          </table:table-cell>
          <table:table-cell office:value-type="float" office:value="214152" table:style-name="ce6">
            <text:p>214.152</text:p>
          </table:table-cell>
          <table:table-cell office:value-type="string" table:style-name="ce4">
            <text:p>Sim</text:p>
          </table:table-cell>
          <table:table-cell office:value-type="float" office:value="2470" table:style-name="ce6">
            <text:p>2.470</text:p>
          </table:table-cell>
          <table:table-cell office:value-type="float" office:value="1.5682999999999999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bral/CE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Forquilha (CE)</text:p>
          </table:table-cell>
          <table:table-cell office:value-type="float" office:value="2304350" table:style-name="ce4">
            <text:p>2304350</text:p>
          </table:table-cell>
          <table:table-cell office:value-type="float" office:value="21786" table:style-name="ce6">
            <text:p>21.786</text:p>
          </table:table-cell>
          <table:table-cell office:value-type="string" table:style-name="ce4">
            <text:p>Não</text:p>
          </table:table-cell>
          <table:table-cell office:value-type="float" office:value="2592" table:style-name="ce6">
            <text:p>2.592</text:p>
          </table:table-cell>
          <table:table-cell office:value-type="float" office:value="0.17194000000000001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obral (CE)</text:p>
          </table:table-cell>
          <table:table-cell office:value-type="float" office:value="2312908" table:style-name="ce4">
            <text:p>2312908</text:p>
          </table:table-cell>
          <table:table-cell office:value-type="float" office:value="188233" table:style-name="ce6">
            <text:p>188.233</text:p>
          </table:table-cell>
          <table:table-cell office:value-type="string" table:style-name="ce4">
            <text:p>Sim</text:p>
          </table:table-cell>
          <table:table-cell office:value-type="float" office:value="2592" table:style-name="ce6">
            <text:p>2.592</text:p>
          </table:table-cell>
          <table:table-cell office:value-type="float" office:value="1.9297000000000002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lânea - Bananeiras/PB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naneiras (PB)</text:p>
          </table:table-cell>
          <table:table-cell office:value-type="float" office:value="2501500" table:style-name="ce4">
            <text:p>2501500</text:p>
          </table:table-cell>
          <table:table-cell office:value-type="float" office:value="21851" table:style-name="ce6">
            <text:p>21.851</text:p>
          </table:table-cell>
          <table:table-cell office:value-type="string" table:style-name="ce4">
            <text:p>Sim</text:p>
          </table:table-cell>
          <table:table-cell office:value-type="float" office:value="1089" table:style-name="ce6">
            <text:p>1.089</text:p>
          </table:table-cell>
          <table:table-cell office:value-type="float" office:value="7.9751000000000002E-2" table:style-name="ce5">
            <text:p>0,0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olânea (PB)</text:p>
          </table:table-cell>
          <table:table-cell office:value-type="float" office:value="2516003" table:style-name="ce4">
            <text:p>2516003</text:p>
          </table:table-cell>
          <table:table-cell office:value-type="float" office:value="26693" table:style-name="ce6">
            <text:p>26.693</text:p>
          </table:table-cell>
          <table:table-cell office:value-type="string" table:style-name="ce4">
            <text:p>Sim</text:p>
          </table:table-cell>
          <table:table-cell office:value-type="float" office:value="1089" table:style-name="ce6">
            <text:p>1.089</text:p>
          </table:table-cell>
          <table:table-cell office:value-type="float" office:value="6.6277000000000003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mbrio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lneário Gaivota (SC)</text:p>
          </table:table-cell>
          <table:table-cell office:value-type="float" office:value="4202073" table:style-name="ce4">
            <text:p>4202073</text:p>
          </table:table-cell>
          <table:table-cell office:value-type="float" office:value="8234" table:style-name="ce6">
            <text:p>8.234</text:p>
          </table:table-cell>
          <table:table-cell office:value-type="string" table:style-name="ce4">
            <text:p>Não</text:p>
          </table:table-cell>
          <table:table-cell office:value-type="float" office:value="1242" table:style-name="ce6">
            <text:p>1.242</text:p>
          </table:table-cell>
          <table:table-cell office:value-type="float" office:value="0.22135099999999999" table:style-name="ce5">
            <text:p>0,2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ombrio (SC)</text:p>
          </table:table-cell>
          <table:table-cell office:value-type="float" office:value="4217709" table:style-name="ce4">
            <text:p>4217709</text:p>
          </table:table-cell>
          <table:table-cell office:value-type="float" office:value="26613" table:style-name="ce6">
            <text:p>26.613</text:p>
          </table:table-cell>
          <table:table-cell office:value-type="string" table:style-name="ce4">
            <text:p>Sim</text:p>
          </table:table-cell>
          <table:table-cell office:value-type="float" office:value="1242" table:style-name="ce6">
            <text:p>1.242</text:p>
          </table:table-cell>
          <table:table-cell office:value-type="float" office:value="5.9834999999999999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rocab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lumínio (SP)</text:p>
          </table:table-cell>
          <table:table-cell office:value-type="float" office:value="3501152" table:style-name="ce4">
            <text:p>3501152</text:p>
          </table:table-cell>
          <table:table-cell office:value-type="float" office:value="16839" table:style-name="ce6">
            <text:p>16.839</text:p>
          </table:table-cell>
          <table:table-cell office:value-type="string" table:style-name="ce4">
            <text:p>Não</text:p>
          </table:table-cell>
          <table:table-cell office:value-type="float" office:value="2832" table:style-name="ce6">
            <text:p>2.832</text:p>
          </table:table-cell>
          <table:table-cell office:value-type="float" office:value="0.243592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Araçoiaba da Serra (SP)</text:p>
          </table:table-cell>
          <table:table-cell office:value-type="float" office:value="3502903" table:style-name="ce4">
            <text:p>3502903</text:p>
          </table:table-cell>
          <table:table-cell office:value-type="float" office:value="27299" table:style-name="ce6">
            <text:p>27.299</text:p>
          </table:table-cell>
          <table:table-cell office:value-type="string" table:style-name="ce4">
            <text:p>Não</text:p>
          </table:table-cell>
          <table:table-cell office:value-type="float" office:value="4639" table:style-name="ce6">
            <text:p>4.639</text:p>
          </table:table-cell>
          <table:table-cell office:value-type="float" office:value="0.242727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lto de Pirapora (SP)</text:p>
          </table:table-cell>
          <table:table-cell office:value-type="float" office:value="3545308" table:style-name="ce4">
            <text:p>3545308</text:p>
          </table:table-cell>
          <table:table-cell office:value-type="float" office:value="40132" table:style-name="ce6">
            <text:p>40.132</text:p>
          </table:table-cell>
          <table:table-cell office:value-type="string" table:style-name="ce4">
            <text:p>Não</text:p>
          </table:table-cell>
          <table:table-cell office:value-type="float" office:value="6516" table:style-name="ce6">
            <text:p>6.516</text:p>
          </table:table-cell>
          <table:table-cell office:value-type="float" office:value="0.24328900000000001" table:style-name="ce5">
            <text:p>0,2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orocaba (SP)</text:p>
          </table:table-cell>
          <table:table-cell office:value-type="float" office:value="3552205" table:style-name="ce4">
            <text:p>3552205</text:p>
          </table:table-cell>
          <table:table-cell office:value-type="float" office:value="586625" table:style-name="ce6">
            <text:p>586.625</text:p>
          </table:table-cell>
          <table:table-cell office:value-type="string" table:style-name="ce4">
            <text:p>Sim</text:p>
          </table:table-cell>
          <table:table-cell office:value-type="float" office:value="38271" table:style-name="ce6">
            <text:p>38.271</text:p>
          </table:table-cell>
          <table:table-cell office:value-type="float" office:value="9.2436000000000004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otorantim (SP)</text:p>
          </table:table-cell>
          <table:table-cell office:value-type="float" office:value="3557006" table:style-name="ce4">
            <text:p>3557006</text:p>
          </table:table-cell>
          <table:table-cell office:value-type="float" office:value="108809" table:style-name="ce6">
            <text:p>108.809</text:p>
          </table:table-cell>
          <table:table-cell office:value-type="string" table:style-name="ce4">
            <text:p>Não</text:p>
          </table:table-cell>
          <table:table-cell office:value-type="float" office:value="27900" table:style-name="ce6">
            <text:p>27.900</text:p>
          </table:table-cell>
          <table:table-cell office:value-type="float" office:value="0.36987900000000001" table:style-name="ce5">
            <text:p>0,3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Soure - Salvaterra/P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Salvaterra (PA)</text:p>
          </table:table-cell>
          <table:table-cell office:value-type="float" office:value="1506302" table:style-name="ce4">
            <text:p>1506302</text:p>
          </table:table-cell>
          <table:table-cell office:value-type="float" office:value="20183" table:style-name="ce6">
            <text:p>20.183</text:p>
          </table:table-cell>
          <table:table-cell office:value-type="string" table:style-name="ce4">
            <text:p>Sim</text:p>
          </table:table-cell>
          <table:table-cell office:value-type="float" office:value="348" table:style-name="ce6">
            <text:p>348</text:p>
          </table:table-cell>
          <table:table-cell office:value-type="float" office:value="2.5610999999999998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oure (PA)</text:p>
          </table:table-cell>
          <table:table-cell office:value-type="float" office:value="1507904" table:style-name="ce4">
            <text:p>1507904</text:p>
          </table:table-cell>
          <table:table-cell office:value-type="float" office:value="23001" table:style-name="ce6">
            <text:p>23.001</text:p>
          </table:table-cell>
          <table:table-cell office:value-type="string" table:style-name="ce4">
            <text:p>Sim</text:p>
          </table:table-cell>
          <table:table-cell office:value-type="float" office:value="348" table:style-name="ce6">
            <text:p>348</text:p>
          </table:table-cell>
          <table:table-cell office:value-type="float" office:value="2.2995000000000002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aquara - Parobé - Igrejinha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grejinha (RS)</text:p>
          </table:table-cell>
          <table:table-cell office:value-type="float" office:value="4310108" table:style-name="ce4">
            <text:p>4310108</text:p>
          </table:table-cell>
          <table:table-cell office:value-type="float" office:value="31660" table:style-name="ce6">
            <text:p>31.660</text:p>
          </table:table-cell>
          <table:table-cell office:value-type="string" table:style-name="ce4">
            <text:p>Sim</text:p>
          </table:table-cell>
          <table:table-cell office:value-type="float" office:value="5855" table:style-name="ce6">
            <text:p>5.855</text:p>
          </table:table-cell>
          <table:table-cell office:value-type="float" office:value="0.22714000000000001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robé (RS)</text:p>
          </table:table-cell>
          <table:table-cell office:value-type="float" office:value="4314050" table:style-name="ce4">
            <text:p>4314050</text:p>
          </table:table-cell>
          <table:table-cell office:value-type="float" office:value="51502" table:style-name="ce6">
            <text:p>51.502</text:p>
          </table:table-cell>
          <table:table-cell office:value-type="string" table:style-name="ce4">
            <text:p>Sim</text:p>
          </table:table-cell>
          <table:table-cell office:value-type="float" office:value="5982" table:style-name="ce6">
            <text:p>5.982</text:p>
          </table:table-cell>
          <table:table-cell office:value-type="float" office:value="0.15362500000000001" table:style-name="ce5">
            <text:p>0,1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aquara (RS)</text:p>
          </table:table-cell>
          <table:table-cell office:value-type="float" office:value="4321204" table:style-name="ce4">
            <text:p>4321204</text:p>
          </table:table-cell>
          <table:table-cell office:value-type="float" office:value="54643" table:style-name="ce6">
            <text:p>54.643</text:p>
          </table:table-cell>
          <table:table-cell office:value-type="string" table:style-name="ce4">
            <text:p>Sim</text:p>
          </table:table-cell>
          <table:table-cell office:value-type="float" office:value="7510" table:style-name="ce6">
            <text:p>7.510</text:p>
          </table:table-cell>
          <table:table-cell office:value-type="float" office:value="0.18631500000000001" table:style-name="ce5">
            <text:p>0,1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rês Coroas (RS)</text:p>
          </table:table-cell>
          <table:table-cell office:value-type="float" office:value="4321709" table:style-name="ce4">
            <text:p>4321709</text:p>
          </table:table-cell>
          <table:table-cell office:value-type="float" office:value="23848" table:style-name="ce6">
            <text:p>23.848</text:p>
          </table:table-cell>
          <table:table-cell office:value-type="string" table:style-name="ce4">
            <text:p>Não</text:p>
          </table:table-cell>
          <table:table-cell office:value-type="float" office:value="2845" table:style-name="ce6">
            <text:p>2.845</text:p>
          </table:table-cell>
          <table:table-cell office:value-type="float" office:value="0.14948500000000001" table:style-name="ce5">
            <text:p>0,1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aquaruçu do Sul - Vista Alegre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Taquaruçu do Sul (RS)</text:p>
          </table:table-cell>
          <table:table-cell office:value-type="float" office:value="4321329" table:style-name="ce4">
            <text:p>4321329</text:p>
          </table:table-cell>
          <table:table-cell office:value-type="float" office:value="2966" table:style-name="ce6">
            <text:p>2.966</text:p>
          </table:table-cell>
          <table:table-cell office:value-type="string" table:style-name="ce4">
            <text:p>Sim</text:p>
          </table:table-cell>
          <table:table-cell office:value-type="float" office:value="34" table:style-name="ce6">
            <text:p>34</text:p>
          </table:table-cell>
          <table:table-cell office:value-type="float" office:value="1.3799000000000001E-2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ista Alegre (RS)</text:p>
          </table:table-cell>
          <table:table-cell office:value-type="float" office:value="4323507" table:style-name="ce4">
            <text:p>4323507</text:p>
          </table:table-cell>
          <table:table-cell office:value-type="float" office:value="2832" table:style-name="ce6">
            <text:p>2.832</text:p>
          </table:table-cell>
          <table:table-cell office:value-type="string" table:style-name="ce4">
            <text:p>Sim</text:p>
          </table:table-cell>
          <table:table-cell office:value-type="float" office:value="34" table:style-name="ce6">
            <text:p>34</text:p>
          </table:table-cell>
          <table:table-cell office:value-type="float" office:value="1.5131E-2" table:style-name="ce5">
            <text:p>0,0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aubaté - Pindamonhangab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indamonhangaba (SP)</text:p>
          </table:table-cell>
          <table:table-cell office:value-type="float" office:value="3538006" table:style-name="ce4">
            <text:p>3538006</text:p>
          </table:table-cell>
          <table:table-cell office:value-type="float" office:value="146995" table:style-name="ce6">
            <text:p>146.995</text:p>
          </table:table-cell>
          <table:table-cell office:value-type="string" table:style-name="ce4">
            <text:p>Não</text:p>
          </table:table-cell>
          <table:table-cell office:value-type="float" office:value="10625" table:style-name="ce6">
            <text:p>10.625</text:p>
          </table:table-cell>
          <table:table-cell office:value-type="float" office:value="0.104452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Redenção da Serra (SP)</text:p>
          </table:table-cell>
          <table:table-cell office:value-type="float" office:value="3542305" table:style-name="ce4">
            <text:p>3542305</text:p>
          </table:table-cell>
          <table:table-cell office:value-type="float" office:value="3873" table:style-name="ce6">
            <text:p>3.873</text:p>
          </table:table-cell>
          <table:table-cell office:value-type="string" table:style-name="ce4">
            <text:p>Não</text:p>
          </table:table-cell>
          <table:table-cell office:value-type="float" office:value="491" table:style-name="ce6">
            <text:p>491</text:p>
          </table:table-cell>
          <table:table-cell office:value-type="float" office:value="0.22512599999999999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aubaté (SP)</text:p>
          </table:table-cell>
          <table:table-cell office:value-type="float" office:value="3554102" table:style-name="ce4">
            <text:p>3554102</text:p>
          </table:table-cell>
          <table:table-cell office:value-type="float" office:value="278686" table:style-name="ce6">
            <text:p>278.686</text:p>
          </table:table-cell>
          <table:table-cell office:value-type="string" table:style-name="ce4">
            <text:p>Sim</text:p>
          </table:table-cell>
          <table:table-cell office:value-type="float" office:value="19600" table:style-name="ce6">
            <text:p>19.600</text:p>
          </table:table-cell>
          <table:table-cell office:value-type="float" office:value="9.9321999999999994E-2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remembé (SP)</text:p>
          </table:table-cell>
          <table:table-cell office:value-type="float" office:value="3554805" table:style-name="ce4">
            <text:p>3554805</text:p>
          </table:table-cell>
          <table:table-cell office:value-type="float" office:value="40984" table:style-name="ce6">
            <text:p>40.984</text:p>
          </table:table-cell>
          <table:table-cell office:value-type="string" table:style-name="ce4">
            <text:p>Não</text:p>
          </table:table-cell>
          <table:table-cell office:value-type="float" office:value="10924" table:style-name="ce6">
            <text:p>10.924</text:p>
          </table:table-cell>
          <table:table-cell office:value-type="float" office:value="0.40887800000000002" table:style-name="ce5">
            <text:p>0,4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eresina/PI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Teresina (PI)</text:p>
          </table:table-cell>
          <table:table-cell office:value-type="float" office:value="2211001" table:style-name="ce4">
            <text:p>2211001</text:p>
          </table:table-cell>
          <table:table-cell office:value-type="float" office:value="814230" table:style-name="ce6">
            <text:p>814.230</text:p>
          </table:table-cell>
          <table:table-cell office:value-type="string" table:style-name="ce4">
            <text:p>Sim</text:p>
          </table:table-cell>
          <table:table-cell office:value-type="float" office:value="24460" table:style-name="ce6">
            <text:p>24.460</text:p>
          </table:table-cell>
          <table:table-cell office:value-type="float" office:value="4.0777000000000001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imon (MA)</text:p>
          </table:table-cell>
          <table:table-cell office:value-type="float" office:value="2112209" table:style-name="ce4">
            <text:p>2112209</text:p>
          </table:table-cell>
          <table:table-cell office:value-type="float" office:value="155460" table:style-name="ce6">
            <text:p>155.460</text:p>
          </table:table-cell>
          <table:table-cell office:value-type="string" table:style-name="ce4">
            <text:p>Não</text:p>
          </table:table-cell>
          <table:table-cell office:value-type="float" office:value="24460" table:style-name="ce6">
            <text:p>24.460</text:p>
          </table:table-cell>
          <table:table-cell office:value-type="float" office:value="0.22244700000000001" table:style-name="ce5">
            <text:p>0,2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eutônia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averama (RS)</text:p>
          </table:table-cell>
          <table:table-cell office:value-type="float" office:value="4314159" table:style-name="ce4">
            <text:p>4314159</text:p>
          </table:table-cell>
          <table:table-cell office:value-type="float" office:value="8044" table:style-name="ce6">
            <text:p>8.044</text:p>
          </table:table-cell>
          <table:table-cell office:value-type="string" table:style-name="ce4">
            <text:p>Não</text:p>
          </table:table-cell>
          <table:table-cell office:value-type="float" office:value="1207" table:style-name="ce6">
            <text:p>1.207</text:p>
          </table:table-cell>
          <table:table-cell office:value-type="float" office:value="0.1861790000000000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eutônia (RS)</text:p>
          </table:table-cell>
          <table:table-cell office:value-type="float" office:value="4321451" table:style-name="ce4">
            <text:p>4321451</text:p>
          </table:table-cell>
          <table:table-cell office:value-type="float" office:value="27272" table:style-name="ce6">
            <text:p>27.272</text:p>
          </table:table-cell>
          <table:table-cell office:value-type="string" table:style-name="ce4">
            <text:p>Sim</text:p>
          </table:table-cell>
          <table:table-cell office:value-type="float" office:value="1702" table:style-name="ce6">
            <text:p>1.702</text:p>
          </table:table-cell>
          <table:table-cell office:value-type="float" office:value="7.4935000000000002E-2" table:style-name="ce5">
            <text:p>0,0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Westfalia (RS)</text:p>
          </table:table-cell>
          <table:table-cell office:value-type="float" office:value="4323770" table:style-name="ce4">
            <text:p>4323770</text:p>
          </table:table-cell>
          <table:table-cell office:value-type="float" office:value="2793" table:style-name="ce6">
            <text:p>2.793</text:p>
          </table:table-cell>
          <table:table-cell office:value-type="string" table:style-name="ce4">
            <text:p>Não</text:p>
          </table:table-cell>
          <table:table-cell office:value-type="float" office:value="507" table:style-name="ce6">
            <text:p>507</text:p>
          </table:table-cell>
          <table:table-cell office:value-type="float" office:value="0.210199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ocantinópolis/TO - Porto Franco/M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orto Franco (MA)</text:p>
          </table:table-cell>
          <table:table-cell office:value-type="float" office:value="2109007" table:style-name="ce4">
            <text:p>2109007</text:p>
          </table:table-cell>
          <table:table-cell office:value-type="float" office:value="21530" table:style-name="ce6">
            <text:p>21.530</text:p>
          </table:table-cell>
          <table:table-cell office:value-type="string" table:style-name="ce4">
            <text:p>Sim</text:p>
          </table:table-cell>
          <table:table-cell office:value-type="float" office:value="186" table:style-name="ce6">
            <text:p>186</text:p>
          </table:table-cell>
          <table:table-cell office:value-type="float" office:value="1.2370000000000001E-2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ocantinópolis (TO)</text:p>
          </table:table-cell>
          <table:table-cell office:value-type="float" office:value="1721208" table:style-name="ce4">
            <text:p>1721208</text:p>
          </table:table-cell>
          <table:table-cell office:value-type="float" office:value="22619" table:style-name="ce6">
            <text:p>22.619</text:p>
          </table:table-cell>
          <table:table-cell office:value-type="string" table:style-name="ce4">
            <text:p>Sim</text:p>
          </table:table-cell>
          <table:table-cell office:value-type="float" office:value="186" table:style-name="ce6">
            <text:p>186</text:p>
          </table:table-cell>
          <table:table-cell office:value-type="float" office:value="1.2147E-2" table:style-name="ce5">
            <text:p>0,0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oledo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Ouro Verde do Oeste (PR)</text:p>
          </table:table-cell>
          <table:table-cell office:value-type="float" office:value="4117453" table:style-name="ce4">
            <text:p>4117453</text:p>
          </table:table-cell>
          <table:table-cell office:value-type="float" office:value="5692" table:style-name="ce6">
            <text:p>5.692</text:p>
          </table:table-cell>
          <table:table-cell office:value-type="string" table:style-name="ce4">
            <text:p>Não</text:p>
          </table:table-cell>
          <table:table-cell office:value-type="float" office:value="925" table:style-name="ce6">
            <text:p>925</text:p>
          </table:table-cell>
          <table:table-cell office:value-type="float" office:value="0.227329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oledo (PR)</text:p>
          </table:table-cell>
          <table:table-cell office:value-type="float" office:value="4127700" table:style-name="ce4">
            <text:p>4127700</text:p>
          </table:table-cell>
          <table:table-cell office:value-type="float" office:value="119313" table:style-name="ce6">
            <text:p>119.313</text:p>
          </table:table-cell>
          <table:table-cell office:value-type="string" table:style-name="ce4">
            <text:p>Sim</text:p>
          </table:table-cell>
          <table:table-cell office:value-type="float" office:value="925" table:style-name="ce6">
            <text:p>925</text:p>
          </table:table-cell>
          <table:table-cell office:value-type="float" office:value="9.7769999999999992E-3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orixoréu/MT - Baliza/GO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liza (GO)</text:p>
          </table:table-cell>
          <table:table-cell office:value-type="float" office:value="5203104" table:style-name="ce4">
            <text:p>5203104</text:p>
          </table:table-cell>
          <table:table-cell office:value-type="float" office:value="3714" table:style-name="ce6">
            <text:p>3.714</text:p>
          </table:table-cell>
          <table:table-cell office:value-type="string" table:style-name="ce4">
            <text:p>Não</text:p>
          </table:table-cell>
          <table:table-cell office:value-type="float" office:value="120" table:style-name="ce6">
            <text:p>120</text:p>
          </table:table-cell>
          <table:table-cell office:value-type="float" office:value="4.9586999999999999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orixoréu (MT)</text:p>
          </table:table-cell>
          <table:table-cell office:value-type="float" office:value="5108204" table:style-name="ce4">
            <text:p>5108204</text:p>
          </table:table-cell>
          <table:table-cell office:value-type="float" office:value="4071" table:style-name="ce6">
            <text:p>4.071</text:p>
          </table:table-cell>
          <table:table-cell office:value-type="string" table:style-name="ce4">
            <text:p>Sim</text:p>
          </table:table-cell>
          <table:table-cell office:value-type="float" office:value="120" table:style-name="ce6">
            <text:p>120</text:p>
          </table:table-cell>
          <table:table-cell office:value-type="float" office:value="4.7961999999999998E-2" table:style-name="ce5">
            <text:p>0,05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orres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asso de Torres (SC)</text:p>
          </table:table-cell>
          <table:table-cell office:value-type="float" office:value="4212254" table:style-name="ce4">
            <text:p>4212254</text:p>
          </table:table-cell>
          <table:table-cell office:value-type="float" office:value="6627" table:style-name="ce6">
            <text:p>6.627</text:p>
          </table:table-cell>
          <table:table-cell office:value-type="string" table:style-name="ce4">
            <text:p>Não</text:p>
          </table:table-cell>
          <table:table-cell office:value-type="float" office:value="1517" table:style-name="ce6">
            <text:p>1.517</text:p>
          </table:table-cell>
          <table:table-cell office:value-type="float" office:value="0.32386799999999999" table:style-name="ce5">
            <text:p>0,3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orres (RS)</text:p>
          </table:table-cell>
          <table:table-cell office:value-type="float" office:value="4321501" table:style-name="ce4">
            <text:p>4321501</text:p>
          </table:table-cell>
          <table:table-cell office:value-type="float" office:value="34656" table:style-name="ce6">
            <text:p>34.656</text:p>
          </table:table-cell>
          <table:table-cell office:value-type="string" table:style-name="ce4">
            <text:p>Sim</text:p>
          </table:table-cell>
          <table:table-cell office:value-type="float" office:value="1517" table:style-name="ce6">
            <text:p>1.517</text:p>
          </table:table-cell>
          <table:table-cell office:value-type="float" office:value="6.1150000000000003E-2" table:style-name="ce5">
            <text:p>0,0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ramandaí - Osório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mbé (RS)</text:p>
          </table:table-cell>
          <table:table-cell office:value-type="float" office:value="4310330" table:style-name="ce4">
            <text:p>4310330</text:p>
          </table:table-cell>
          <table:table-cell office:value-type="float" office:value="17670" table:style-name="ce6">
            <text:p>17.670</text:p>
          </table:table-cell>
          <table:table-cell office:value-type="string" table:style-name="ce4">
            <text:p>Não</text:p>
          </table:table-cell>
          <table:table-cell office:value-type="float" office:value="2613" table:style-name="ce6">
            <text:p>2.613</text:p>
          </table:table-cell>
          <table:table-cell office:value-type="float" office:value="0.22514200000000001" table:style-name="ce5">
            <text:p>0,2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Osório (RS)</text:p>
          </table:table-cell>
          <table:table-cell office:value-type="float" office:value="4313508" table:style-name="ce4">
            <text:p>4313508</text:p>
          </table:table-cell>
          <table:table-cell office:value-type="float" office:value="40906" table:style-name="ce6">
            <text:p>40.906</text:p>
          </table:table-cell>
          <table:table-cell office:value-type="string" table:style-name="ce4">
            <text:p>Sim</text:p>
          </table:table-cell>
          <table:table-cell office:value-type="float" office:value="2090" table:style-name="ce6">
            <text:p>2.090</text:p>
          </table:table-cell>
          <table:table-cell office:value-type="float" office:value="7.1634000000000003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ramandaí (RS)</text:p>
          </table:table-cell>
          <table:table-cell office:value-type="float" office:value="4321600" table:style-name="ce4">
            <text:p>4321600</text:p>
          </table:table-cell>
          <table:table-cell office:value-type="float" office:value="41585" table:style-name="ce6">
            <text:p>41.585</text:p>
          </table:table-cell>
          <table:table-cell office:value-type="string" table:style-name="ce4">
            <text:p>Sim</text:p>
          </table:table-cell>
          <table:table-cell office:value-type="float" office:value="3701" table:style-name="ce6">
            <text:p>3.701</text:p>
          </table:table-cell>
          <table:table-cell office:value-type="float" office:value="0.135295" table:style-name="ce5">
            <text:p>0,1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rês Rios - Paraíba do Sul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hiador (MG)</text:p>
          </table:table-cell>
          <table:table-cell office:value-type="float" office:value="3116209" table:style-name="ce4">
            <text:p>3116209</text:p>
          </table:table-cell>
          <table:table-cell office:value-type="float" office:value="2785" table:style-name="ce6">
            <text:p>2.785</text:p>
          </table:table-cell>
          <table:table-cell office:value-type="string" table:style-name="ce4">
            <text:p>Não</text:p>
          </table:table-cell>
          <table:table-cell office:value-type="float" office:value="342" table:style-name="ce6">
            <text:p>342</text:p>
          </table:table-cell>
          <table:table-cell office:value-type="float" office:value="0.18328" table:style-name="ce5">
            <text:p>0,1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Comendador Levy Gasparian (RJ)</text:p>
          </table:table-cell>
          <table:table-cell office:value-type="float" office:value="3300951" table:style-name="ce4">
            <text:p>3300951</text:p>
          </table:table-cell>
          <table:table-cell office:value-type="float" office:value="8180" table:style-name="ce6">
            <text:p>8.180</text:p>
          </table:table-cell>
          <table:table-cell office:value-type="string" table:style-name="ce4">
            <text:p>Não</text:p>
          </table:table-cell>
          <table:table-cell office:value-type="float" office:value="1730" table:style-name="ce6">
            <text:p>1.730</text:p>
          </table:table-cell>
          <table:table-cell office:value-type="float" office:value="0.30484600000000001" table:style-name="ce5">
            <text:p>0,3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raíba do Sul (RJ)</text:p>
          </table:table-cell>
          <table:table-cell office:value-type="float" office:value="3303708" table:style-name="ce4">
            <text:p>3303708</text:p>
          </table:table-cell>
          <table:table-cell office:value-type="float" office:value="41084" table:style-name="ce6">
            <text:p>41.084</text:p>
          </table:table-cell>
          <table:table-cell office:value-type="string" table:style-name="ce4">
            <text:p>Sim</text:p>
          </table:table-cell>
          <table:table-cell office:value-type="float" office:value="2559" table:style-name="ce6">
            <text:p>2.559</text:p>
          </table:table-cell>
          <table:table-cell office:value-type="float" office:value="9.2358999999999997E-2" table:style-name="ce5">
            <text:p>0,0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antana do Deserto (MG)</text:p>
          </table:table-cell>
          <table:table-cell office:value-type="float" office:value="3158607" table:style-name="ce4">
            <text:p>3158607</text:p>
          </table:table-cell>
          <table:table-cell office:value-type="float" office:value="3860" table:style-name="ce6">
            <text:p>3.860</text:p>
          </table:table-cell>
          <table:table-cell office:value-type="string" table:style-name="ce4">
            <text:p>Não</text:p>
          </table:table-cell>
          <table:table-cell office:value-type="float" office:value="630" table:style-name="ce6">
            <text:p>630</text:p>
          </table:table-cell>
          <table:table-cell office:value-type="float" office:value="0.26559899999999997" table:style-name="ce5">
            <text:p>0,2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ia Comendador Levy Gasparian (RJ)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rês Rios (RJ)</text:p>
          </table:table-cell>
          <table:table-cell office:value-type="float" office:value="3306008" table:style-name="ce4">
            <text:p>3306008</text:p>
          </table:table-cell>
          <table:table-cell office:value-type="float" office:value="77432" table:style-name="ce6">
            <text:p>77.432</text:p>
          </table:table-cell>
          <table:table-cell office:value-type="string" table:style-name="ce4">
            <text:p>Sim</text:p>
          </table:table-cell>
          <table:table-cell office:value-type="float" office:value="4137" table:style-name="ce6">
            <text:p>4.137</text:p>
          </table:table-cell>
          <table:table-cell office:value-type="float" office:value="7.9642000000000004E-2" table:style-name="ce5">
            <text:p>0,0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ubarão - Laguna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pivari de Baixo (SC)</text:p>
          </table:table-cell>
          <table:table-cell office:value-type="float" office:value="4203956" table:style-name="ce4">
            <text:p>4203956</text:p>
          </table:table-cell>
          <table:table-cell office:value-type="float" office:value="21674" table:style-name="ce6">
            <text:p>21.674</text:p>
          </table:table-cell>
          <table:table-cell office:value-type="string" table:style-name="ce4">
            <text:p>Não</text:p>
          </table:table-cell>
          <table:table-cell office:value-type="float" office:value="7702" table:style-name="ce6">
            <text:p>7.702</text:p>
          </table:table-cell>
          <table:table-cell office:value-type="float" office:value="0.48694399999999999" table:style-name="ce5">
            <text:p>0,4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Gravatal (SC)</text:p>
          </table:table-cell>
          <table:table-cell office:value-type="float" office:value="4206207" table:style-name="ce4">
            <text:p>4206207</text:p>
          </table:table-cell>
          <table:table-cell office:value-type="float" office:value="10635" table:style-name="ce6">
            <text:p>10.635</text:p>
          </table:table-cell>
          <table:table-cell office:value-type="string" table:style-name="ce4">
            <text:p>Não</text:p>
          </table:table-cell>
          <table:table-cell office:value-type="float" office:value="1569" table:style-name="ce6">
            <text:p>1.569</text:p>
          </table:table-cell>
          <table:table-cell office:value-type="float" office:value="0.197657" table:style-name="ce5">
            <text:p>0,2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Laguna (SC)</text:p>
          </table:table-cell>
          <table:table-cell office:value-type="float" office:value="4209409" table:style-name="ce4">
            <text:p>4209409</text:p>
          </table:table-cell>
          <table:table-cell office:value-type="float" office:value="51562" table:style-name="ce6">
            <text:p>51.562</text:p>
          </table:table-cell>
          <table:table-cell office:value-type="string" table:style-name="ce4">
            <text:p>Sim</text:p>
          </table:table-cell>
          <table:table-cell office:value-type="float" office:value="4464" table:style-name="ce6">
            <text:p>4.464</text:p>
          </table:table-cell>
          <table:table-cell office:value-type="float" office:value="0.12976399999999999" table:style-name="ce5">
            <text:p>0,1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ubarão (SC)</text:p>
          </table:table-cell>
          <table:table-cell office:value-type="float" office:value="4218707" table:style-name="ce4">
            <text:p>4218707</text:p>
          </table:table-cell>
          <table:table-cell office:value-type="float" office:value="97235" table:style-name="ce6">
            <text:p>97.235</text:p>
          </table:table-cell>
          <table:table-cell office:value-type="string" table:style-name="ce4">
            <text:p>Sim</text:p>
          </table:table-cell>
          <table:table-cell office:value-type="float" office:value="10345" table:style-name="ce6">
            <text:p>10.345</text:p>
          </table:table-cell>
          <table:table-cell office:value-type="float" office:value="0.144621" table:style-name="ce5">
            <text:p>0,1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upã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rco-Íris (SP)</text:p>
          </table:table-cell>
          <table:table-cell office:value-type="float" office:value="3503356" table:style-name="ce4">
            <text:p>3503356</text:p>
          </table:table-cell>
          <table:table-cell office:value-type="float" office:value="1925" table:style-name="ce6">
            <text:p>1.925</text:p>
          </table:table-cell>
          <table:table-cell office:value-type="string" table:style-name="ce4">
            <text:p>Não</text:p>
          </table:table-cell>
          <table:table-cell office:value-type="float" office:value="257" table:style-name="ce6">
            <text:p>257</text:p>
          </table:table-cell>
          <table:table-cell office:value-type="float" office:value="0.19891600000000001" table:style-name="ce5">
            <text:p>0,20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Queiroz (SP)</text:p>
          </table:table-cell>
          <table:table-cell office:value-type="float" office:value="3541802" table:style-name="ce4">
            <text:p>3541802</text:p>
          </table:table-cell>
          <table:table-cell office:value-type="float" office:value="2808" table:style-name="ce6">
            <text:p>2.808</text:p>
          </table:table-cell>
          <table:table-cell office:value-type="string" table:style-name="ce4">
            <text:p>Não</text:p>
          </table:table-cell>
          <table:table-cell office:value-type="float" office:value="448" table:style-name="ce6">
            <text:p>448</text:p>
          </table:table-cell>
          <table:table-cell office:value-type="float" office:value="0.245614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upã (SP)</text:p>
          </table:table-cell>
          <table:table-cell office:value-type="float" office:value="3555000" table:style-name="ce4">
            <text:p>3555000</text:p>
          </table:table-cell>
          <table:table-cell office:value-type="float" office:value="63476" table:style-name="ce6">
            <text:p>63.476</text:p>
          </table:table-cell>
          <table:table-cell office:value-type="string" table:style-name="ce4">
            <text:p>Sim</text:p>
          </table:table-cell>
          <table:table-cell office:value-type="float" office:value="695" table:style-name="ce6">
            <text:p>695</text:p>
          </table:table-cell>
          <table:table-cell office:value-type="float" office:value="1.6552000000000001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Tupi Paulist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Nova Guataporanga (SP)</text:p>
          </table:table-cell>
          <table:table-cell office:value-type="float" office:value="3533106" table:style-name="ce4">
            <text:p>3533106</text:p>
          </table:table-cell>
          <table:table-cell office:value-type="float" office:value="2177" table:style-name="ce6">
            <text:p>2.177</text:p>
          </table:table-cell>
          <table:table-cell office:value-type="string" table:style-name="ce4">
            <text:p>Não</text:p>
          </table:table-cell>
          <table:table-cell office:value-type="float" office:value="303" table:style-name="ce6">
            <text:p>303</text:p>
          </table:table-cell>
          <table:table-cell office:value-type="float" office:value="0.212482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Tupi Paulista (SP)</text:p>
          </table:table-cell>
          <table:table-cell office:value-type="float" office:value="3555109" table:style-name="ce4">
            <text:p>3555109</text:p>
          </table:table-cell>
          <table:table-cell office:value-type="float" office:value="14269" table:style-name="ce6">
            <text:p>14.269</text:p>
          </table:table-cell>
          <table:table-cell office:value-type="string" table:style-name="ce4">
            <text:p>Sim</text:p>
          </table:table-cell>
          <table:table-cell office:value-type="float" office:value="303" table:style-name="ce6">
            <text:p>303</text:p>
          </table:table-cell>
          <table:table-cell office:value-type="float" office:value="3.3165E-2" table:style-name="ce5">
            <text:p>0,0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Ubá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Rodeiro (MG)</text:p>
          </table:table-cell>
          <table:table-cell office:value-type="float" office:value="3156304" table:style-name="ce4">
            <text:p>3156304</text:p>
          </table:table-cell>
          <table:table-cell office:value-type="float" office:value="6867" table:style-name="ce6">
            <text:p>6.867</text:p>
          </table:table-cell>
          <table:table-cell office:value-type="string" table:style-name="ce4">
            <text:p>Não</text:p>
          </table:table-cell>
          <table:table-cell office:value-type="float" office:value="916" table:style-name="ce6">
            <text:p>916</text:p>
          </table:table-cell>
          <table:table-cell office:value-type="float" office:value="0.18755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Ubá (MG)</text:p>
          </table:table-cell>
          <table:table-cell office:value-type="float" office:value="3169901" table:style-name="ce4">
            <text:p>3169901</text:p>
          </table:table-cell>
          <table:table-cell office:value-type="float" office:value="101519" table:style-name="ce6">
            <text:p>101.519</text:p>
          </table:table-cell>
          <table:table-cell office:value-type="string" table:style-name="ce4">
            <text:p>Sim</text:p>
          </table:table-cell>
          <table:table-cell office:value-type="float" office:value="916" table:style-name="ce6">
            <text:p>916</text:p>
          </table:table-cell>
          <table:table-cell office:value-type="float" office:value="1.2795000000000001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Ubaitaba - Aurelino Leal/B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Aurelino Leal (BA)</text:p>
          </table:table-cell>
          <table:table-cell office:value-type="float" office:value="2902401" table:style-name="ce4">
            <text:p>2902401</text:p>
          </table:table-cell>
          <table:table-cell office:value-type="float" office:value="13595" table:style-name="ce6">
            <text:p>13.595</text:p>
          </table:table-cell>
          <table:table-cell office:value-type="string" table:style-name="ce4">
            <text:p>Sim</text:p>
          </table:table-cell>
          <table:table-cell office:value-type="float" office:value="914" table:style-name="ce6">
            <text:p>914</text:p>
          </table:table-cell>
          <table:table-cell office:value-type="float" office:value="0.10372199999999999" table:style-name="ce5">
            <text:p>0,1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Ubaitaba (BA)</text:p>
          </table:table-cell>
          <table:table-cell office:value-type="float" office:value="2932200" table:style-name="ce4">
            <text:p>2932200</text:p>
          </table:table-cell>
          <table:table-cell office:value-type="float" office:value="20691" table:style-name="ce6">
            <text:p>20.691</text:p>
          </table:table-cell>
          <table:table-cell office:value-type="string" table:style-name="ce4">
            <text:p>Sim</text:p>
          </table:table-cell>
          <table:table-cell office:value-type="float" office:value="914" table:style-name="ce6">
            <text:p>914</text:p>
          </table:table-cell>
          <table:table-cell office:value-type="float" office:value="6.6540000000000002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Umuarama/PR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ria Helena (PR)</text:p>
          </table:table-cell>
          <table:table-cell office:value-type="float" office:value="4114708" table:style-name="ce4">
            <text:p>4114708</text:p>
          </table:table-cell>
          <table:table-cell office:value-type="float" office:value="5956" table:style-name="ce6">
            <text:p>5.956</text:p>
          </table:table-cell>
          <table:table-cell office:value-type="string" table:style-name="ce4">
            <text:p>Não</text:p>
          </table:table-cell>
          <table:table-cell office:value-type="float" office:value="743" table:style-name="ce6">
            <text:p>743</text:p>
          </table:table-cell>
          <table:table-cell office:value-type="float" office:value="0.174536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Umuarama (PR)</text:p>
          </table:table-cell>
          <table:table-cell office:value-type="float" office:value="4128104" table:style-name="ce4">
            <text:p>4128104</text:p>
          </table:table-cell>
          <table:table-cell office:value-type="float" office:value="100676" table:style-name="ce6">
            <text:p>100.676</text:p>
          </table:table-cell>
          <table:table-cell office:value-type="string" table:style-name="ce4">
            <text:p>Sim</text:p>
          </table:table-cell>
          <table:table-cell office:value-type="float" office:value="743" table:style-name="ce6">
            <text:p>743</text:p>
          </table:table-cell>
          <table:table-cell office:value-type="float" office:value="9.9340000000000001E-3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União da Vitória/PR - Porto União/SC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Porto União (SC)</text:p>
          </table:table-cell>
          <table:table-cell office:value-type="float" office:value="4213609" table:style-name="ce4">
            <text:p>4213609</text:p>
          </table:table-cell>
          <table:table-cell office:value-type="float" office:value="33493" table:style-name="ce6">
            <text:p>33.493</text:p>
          </table:table-cell>
          <table:table-cell office:value-type="string" table:style-name="ce4">
            <text:p>Sim</text:p>
          </table:table-cell>
          <table:table-cell office:value-type="float" office:value="9194" table:style-name="ce6">
            <text:p>9.194</text:p>
          </table:table-cell>
          <table:table-cell office:value-type="float" office:value="0.37459300000000001" table:style-name="ce5">
            <text:p>0,3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União da Vitória (PR)</text:p>
          </table:table-cell>
          <table:table-cell office:value-type="float" office:value="4128203" table:style-name="ce4">
            <text:p>4128203</text:p>
          </table:table-cell>
          <table:table-cell office:value-type="float" office:value="52735" table:style-name="ce6">
            <text:p>52.735</text:p>
          </table:table-cell>
          <table:table-cell office:value-type="string" table:style-name="ce4">
            <text:p>Sim</text:p>
          </table:table-cell>
          <table:table-cell office:value-type="float" office:value="9194" table:style-name="ce6">
            <text:p>9.194</text:p>
          </table:table-cell>
          <table:table-cell office:value-type="float" office:value="0.244417" table:style-name="ce5">
            <text:p>0,2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Uruçuí/PI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enedito Leite (MA)</text:p>
          </table:table-cell>
          <table:table-cell office:value-type="float" office:value="2101806" table:style-name="ce4">
            <text:p>2101806</text:p>
          </table:table-cell>
          <table:table-cell office:value-type="float" office:value="5469" table:style-name="ce6">
            <text:p>5.469</text:p>
          </table:table-cell>
          <table:table-cell office:value-type="string" table:style-name="ce4">
            <text:p>Não</text:p>
          </table:table-cell>
          <table:table-cell office:value-type="float" office:value="399" table:style-name="ce6">
            <text:p>399</text:p>
          </table:table-cell>
          <table:table-cell office:value-type="float" office:value="0.114952" table:style-name="ce5">
            <text:p>0,11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Uruçuí (PI)</text:p>
          </table:table-cell>
          <table:table-cell office:value-type="float" office:value="2211209" table:style-name="ce4">
            <text:p>2211209</text:p>
          </table:table-cell>
          <table:table-cell office:value-type="float" office:value="20149" table:style-name="ce6">
            <text:p>20.149</text:p>
          </table:table-cell>
          <table:table-cell office:value-type="string" table:style-name="ce4">
            <text:p>Sim</text:p>
          </table:table-cell>
          <table:table-cell office:value-type="float" office:value="399" table:style-name="ce6">
            <text:p>399</text:p>
          </table:table-cell>
          <table:table-cell office:value-type="float" office:value="3.0325999999999999E-2" table:style-name="ce5">
            <text:p>0,03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Valença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Rio Preto (MG)</text:p>
          </table:table-cell>
          <table:table-cell office:value-type="float" office:value="3155900" table:style-name="ce4">
            <text:p>3155900</text:p>
          </table:table-cell>
          <table:table-cell office:value-type="float" office:value="5292" table:style-name="ce6">
            <text:p>5.292</text:p>
          </table:table-cell>
          <table:table-cell office:value-type="string" table:style-name="ce4">
            <text:p>Não</text:p>
          </table:table-cell>
          <table:table-cell office:value-type="float" office:value="709" table:style-name="ce6">
            <text:p>709</text:p>
          </table:table-cell>
          <table:table-cell office:value-type="float" office:value="0.212085" table:style-name="ce5">
            <text:p>0,2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alença (RJ)</text:p>
          </table:table-cell>
          <table:table-cell office:value-type="float" office:value="3306107" table:style-name="ce4">
            <text:p>3306107</text:p>
          </table:table-cell>
          <table:table-cell office:value-type="float" office:value="71843" table:style-name="ce6">
            <text:p>71.843</text:p>
          </table:table-cell>
          <table:table-cell office:value-type="string" table:style-name="ce4">
            <text:p>Sim</text:p>
          </table:table-cell>
          <table:table-cell office:value-type="float" office:value="709" table:style-name="ce6">
            <text:p>709</text:p>
          </table:table-cell>
          <table:table-cell office:value-type="float" office:value="1.4213E-2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Valparaíso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ento de Abreu (SP)</text:p>
          </table:table-cell>
          <table:table-cell office:value-type="float" office:value="3506201" table:style-name="ce4">
            <text:p>3506201</text:p>
          </table:table-cell>
          <table:table-cell office:value-type="float" office:value="2674" table:style-name="ce6">
            <text:p>2.674</text:p>
          </table:table-cell>
          <table:table-cell office:value-type="string" table:style-name="ce4">
            <text:p>Não</text:p>
          </table:table-cell>
          <table:table-cell office:value-type="float" office:value="525" table:style-name="ce6">
            <text:p>525</text:p>
          </table:table-cell>
          <table:table-cell office:value-type="float" office:value="0.288462" table:style-name="ce5">
            <text:p>0,2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alparaíso (SP)</text:p>
          </table:table-cell>
          <table:table-cell office:value-type="float" office:value="3556305" table:style-name="ce4">
            <text:p>3556305</text:p>
          </table:table-cell>
          <table:table-cell office:value-type="float" office:value="22576" table:style-name="ce6">
            <text:p>22.576</text:p>
          </table:table-cell>
          <table:table-cell office:value-type="string" table:style-name="ce4">
            <text:p>Sim</text:p>
          </table:table-cell>
          <table:table-cell office:value-type="float" office:value="525" table:style-name="ce6">
            <text:p>525</text:p>
          </table:table-cell>
          <table:table-cell office:value-type="float" office:value="3.8449999999999998E-2" table:style-name="ce5">
            <text:p>0,04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Venâncio Aires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Mato Leitão (RS)</text:p>
          </table:table-cell>
          <table:table-cell office:value-type="float" office:value="4312153" table:style-name="ce4">
            <text:p>4312153</text:p>
          </table:table-cell>
          <table:table-cell office:value-type="float" office:value="3865" table:style-name="ce6">
            <text:p>3.865</text:p>
          </table:table-cell>
          <table:table-cell office:value-type="string" table:style-name="ce4">
            <text:p>Não</text:p>
          </table:table-cell>
          <table:table-cell office:value-type="float" office:value="779" table:style-name="ce6">
            <text:p>779</text:p>
          </table:table-cell>
          <table:table-cell office:value-type="float" office:value="0.25341599999999997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enâncio Aires (RS)</text:p>
          </table:table-cell>
          <table:table-cell office:value-type="float" office:value="4322608" table:style-name="ce4">
            <text:p>4322608</text:p>
          </table:table-cell>
          <table:table-cell office:value-type="float" office:value="65946" table:style-name="ce6">
            <text:p>65.946</text:p>
          </table:table-cell>
          <table:table-cell office:value-type="string" table:style-name="ce4">
            <text:p>Sim</text:p>
          </table:table-cell>
          <table:table-cell office:value-type="float" office:value="779" table:style-name="ce6">
            <text:p>779</text:p>
          </table:table-cell>
          <table:table-cell office:value-type="float" office:value="1.5119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Vera Cruz - Itaparica/BA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Itaparica (BA)</text:p>
          </table:table-cell>
          <table:table-cell office:value-type="float" office:value="2916104" table:style-name="ce4">
            <text:p>2916104</text:p>
          </table:table-cell>
          <table:table-cell office:value-type="float" office:value="20725" table:style-name="ce6">
            <text:p>20.725</text:p>
          </table:table-cell>
          <table:table-cell office:value-type="string" table:style-name="ce4">
            <text:p>Sim</text:p>
          </table:table-cell>
          <table:table-cell office:value-type="float" office:value="952" table:style-name="ce6">
            <text:p>952</text:p>
          </table:table-cell>
          <table:table-cell office:value-type="float" office:value="7.0278999999999994E-2" table:style-name="ce5">
            <text:p>0,0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era Cruz (BA)</text:p>
          </table:table-cell>
          <table:table-cell office:value-type="float" office:value="2933208" table:style-name="ce4">
            <text:p>2933208</text:p>
          </table:table-cell>
          <table:table-cell office:value-type="float" office:value="37567" table:style-name="ce6">
            <text:p>37.567</text:p>
          </table:table-cell>
          <table:table-cell office:value-type="string" table:style-name="ce4">
            <text:p>Sim</text:p>
          </table:table-cell>
          <table:table-cell office:value-type="float" office:value="952" table:style-name="ce6">
            <text:p>952</text:p>
          </table:table-cell>
          <table:table-cell office:value-type="float" office:value="3.5979999999999998E-2" table:style-name="ce5">
            <text:p>0,0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Veranópolis/R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Veranópolis (RS)</text:p>
          </table:table-cell>
          <table:table-cell office:value-type="float" office:value="4322806" table:style-name="ce4">
            <text:p>4322806</text:p>
          </table:table-cell>
          <table:table-cell office:value-type="float" office:value="22810" table:style-name="ce6">
            <text:p>22.810</text:p>
          </table:table-cell>
          <table:table-cell office:value-type="string" table:style-name="ce4">
            <text:p>Sim</text:p>
          </table:table-cell>
          <table:table-cell office:value-type="float" office:value="436" table:style-name="ce6">
            <text:p>436</text:p>
          </table:table-cell>
          <table:table-cell office:value-type="float" office:value="2.4857000000000001E-2" table:style-name="ce5">
            <text:p>0,0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ila Flores (RS)</text:p>
          </table:table-cell>
          <table:table-cell office:value-type="float" office:value="4323309" table:style-name="ce4">
            <text:p>4323309</text:p>
          </table:table-cell>
          <table:table-cell office:value-type="float" office:value="3207" table:style-name="ce6">
            <text:p>3.207</text:p>
          </table:table-cell>
          <table:table-cell office:value-type="string" table:style-name="ce4">
            <text:p>Não</text:p>
          </table:table-cell>
          <table:table-cell office:value-type="float" office:value="436" table:style-name="ce6">
            <text:p>436</text:p>
          </table:table-cell>
          <table:table-cell office:value-type="float" office:value="0.18656400000000001" table:style-name="ce5">
            <text:p>0,19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Viçosa/MG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juri (MG)</text:p>
          </table:table-cell>
          <table:table-cell office:value-type="float" office:value="3110202" table:style-name="ce4">
            <text:p>3110202</text:p>
          </table:table-cell>
          <table:table-cell office:value-type="float" office:value="4047" table:style-name="ce6">
            <text:p>4.047</text:p>
          </table:table-cell>
          <table:table-cell office:value-type="string" table:style-name="ce4">
            <text:p>Não</text:p>
          </table:table-cell>
          <table:table-cell office:value-type="float" office:value="452" table:style-name="ce6">
            <text:p>452</text:p>
          </table:table-cell>
          <table:table-cell office:value-type="float" office:value="0.17371300000000001" table:style-name="ce5">
            <text:p>0,17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içosa (MG)</text:p>
          </table:table-cell>
          <table:table-cell office:value-type="float" office:value="3171303" table:style-name="ce4">
            <text:p>3171303</text:p>
          </table:table-cell>
          <table:table-cell office:value-type="float" office:value="72220" table:style-name="ce6">
            <text:p>72.220</text:p>
          </table:table-cell>
          <table:table-cell office:value-type="string" table:style-name="ce4">
            <text:p>Sim</text:p>
          </table:table-cell>
          <table:table-cell office:value-type="float" office:value="452" table:style-name="ce6">
            <text:p>452</text:p>
          </table:table-cell>
          <table:table-cell office:value-type="float" office:value="8.2660000000000008E-3" table:style-name="ce5">
            <text:p>0,01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Vitória/ES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Cariacica (ES)</text:p>
          </table:table-cell>
          <table:table-cell office:value-type="float" office:value="3201308" table:style-name="ce4">
            <text:p>3201308</text:p>
          </table:table-cell>
          <table:table-cell office:value-type="float" office:value="348738" table:style-name="ce6">
            <text:p>348.738</text:p>
          </table:table-cell>
          <table:table-cell office:value-type="string" table:style-name="ce4">
            <text:p>Sim</text:p>
          </table:table-cell>
          <table:table-cell office:value-type="float" office:value="93737" table:style-name="ce6">
            <text:p>93.737</text:p>
          </table:table-cell>
          <table:table-cell office:value-type="float" office:value="0.39154600000000001" table:style-name="ce5">
            <text:p>0,39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Fundão (ES)</text:p>
          </table:table-cell>
          <table:table-cell office:value-type="float" office:value="3202207" table:style-name="ce4">
            <text:p>3202207</text:p>
          </table:table-cell>
          <table:table-cell office:value-type="float" office:value="17025" table:style-name="ce6">
            <text:p>17.025</text:p>
          </table:table-cell>
          <table:table-cell office:value-type="string" table:style-name="ce4">
            <text:p>Não</text:p>
          </table:table-cell>
          <table:table-cell office:value-type="float" office:value="2763" table:style-name="ce6">
            <text:p>2.763</text:p>
          </table:table-cell>
          <table:table-cell office:value-type="float" office:value="0.22836600000000001" table:style-name="ce5">
            <text:p>0,23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1" table:style-name="ce4">
            <text:p>1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erra (ES)</text:p>
          </table:table-cell>
          <table:table-cell office:value-type="float" office:value="3205002" table:style-name="ce4">
            <text:p>3205002</text:p>
          </table:table-cell>
          <table:table-cell office:value-type="float" office:value="409267" table:style-name="ce6">
            <text:p>409.267</text:p>
          </table:table-cell>
          <table:table-cell office:value-type="string" table:style-name="ce4">
            <text:p>Sim</text:p>
          </table:table-cell>
          <table:table-cell office:value-type="float" office:value="86763" table:style-name="ce6">
            <text:p>86.763</text:p>
          </table:table-cell>
          <table:table-cell office:value-type="float" office:value="0.29875000000000002" table:style-name="ce5">
            <text:p>0,30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iana (ES)</text:p>
          </table:table-cell>
          <table:table-cell office:value-type="float" office:value="3205101" table:style-name="ce4">
            <text:p>3205101</text:p>
          </table:table-cell>
          <table:table-cell office:value-type="float" office:value="65001" table:style-name="ce6">
            <text:p>65.001</text:p>
          </table:table-cell>
          <table:table-cell office:value-type="string" table:style-name="ce4">
            <text:p>Não</text:p>
          </table:table-cell>
          <table:table-cell office:value-type="float" office:value="20578" table:style-name="ce6">
            <text:p>20.578</text:p>
          </table:table-cell>
          <table:table-cell office:value-type="float" office:value="0.47948400000000002" table:style-name="ce5">
            <text:p>0,48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ila Velha (ES)</text:p>
          </table:table-cell>
          <table:table-cell office:value-type="float" office:value="3205200" table:style-name="ce4">
            <text:p>3205200</text:p>
          </table:table-cell>
          <table:table-cell office:value-type="float" office:value="414586" table:style-name="ce6">
            <text:p>414.586</text:p>
          </table:table-cell>
          <table:table-cell office:value-type="string" table:style-name="ce4">
            <text:p>Sim</text:p>
          </table:table-cell>
          <table:table-cell office:value-type="float" office:value="94509" table:style-name="ce6">
            <text:p>94.509</text:p>
          </table:table-cell>
          <table:table-cell office:value-type="float" office:value="0.31563799999999997" table:style-name="ce5">
            <text:p>0,32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itória (ES)</text:p>
          </table:table-cell>
          <table:table-cell office:value-type="float" office:value="3205309" table:style-name="ce4">
            <text:p>3205309</text:p>
          </table:table-cell>
          <table:table-cell office:value-type="float" office:value="327801" table:style-name="ce6">
            <text:p>327.801</text:p>
          </table:table-cell>
          <table:table-cell office:value-type="string" table:style-name="ce4">
            <text:p>Sim</text:p>
          </table:table-cell>
          <table:table-cell office:value-type="float" office:value="162936" table:style-name="ce6">
            <text:p>162.936</text:p>
          </table:table-cell>
          <table:table-cell office:value-type="float" office:value="0.66337999999999997" table:style-name="ce5">
            <text:p>0,66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Volta Redonda - Barra Mansa/RJ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Barra Mansa (RJ)</text:p>
          </table:table-cell>
          <table:table-cell office:value-type="float" office:value="3300407" table:style-name="ce4">
            <text:p>3300407</text:p>
          </table:table-cell>
          <table:table-cell office:value-type="float" office:value="177813" table:style-name="ce6">
            <text:p>177.813</text:p>
          </table:table-cell>
          <table:table-cell office:value-type="string" table:style-name="ce4">
            <text:p>Sim</text:p>
          </table:table-cell>
          <table:table-cell office:value-type="float" office:value="20812" table:style-name="ce6">
            <text:p>20.812</text:p>
          </table:table-cell>
          <table:table-cell office:value-type="float" office:value="0.17278099999999999" table:style-name="ce5">
            <text:p>0,1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inheiral (RJ)</text:p>
          </table:table-cell>
          <table:table-cell office:value-type="float" office:value="3303955" table:style-name="ce4">
            <text:p>3303955</text:p>
          </table:table-cell>
          <table:table-cell office:value-type="float" office:value="22719" table:style-name="ce6">
            <text:p>22.719</text:p>
          </table:table-cell>
          <table:table-cell office:value-type="string" table:style-name="ce4">
            <text:p>Não</text:p>
          </table:table-cell>
          <table:table-cell office:value-type="float" office:value="3787" table:style-name="ce6">
            <text:p>3.787</text:p>
          </table:table-cell>
          <table:table-cell office:value-type="float" office:value="0.272976" table:style-name="ce5">
            <text:p>0,27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Volta Redonda (RJ)</text:p>
          </table:table-cell>
          <table:table-cell office:value-type="float" office:value="3306305" table:style-name="ce4">
            <text:p>3306305</text:p>
          </table:table-cell>
          <table:table-cell office:value-type="float" office:value="257803" table:style-name="ce6">
            <text:p>257.803</text:p>
          </table:table-cell>
          <table:table-cell office:value-type="string" table:style-name="ce4">
            <text:p>Sim</text:p>
          </table:table-cell>
          <table:table-cell office:value-type="float" office:value="24057" table:style-name="ce6">
            <text:p>24.057</text:p>
          </table:table-cell>
          <table:table-cell office:value-type="float" office:value="0.136936" table:style-name="ce5">
            <text:p>0,14</text:p>
          </table:table-cell>
          <table:table-cell office:value-type="string" table:style-name="ce4">
            <text:p>Sim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Votuporanga/SP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5"/>
          <table:table-cell table:number-columns-repeated="5" table:style-name="ce4"/>
          <table:table-cell table:number-columns-repeated="16373"/>
        </table:table-row>
        <table:table-row table:style-name="ro3">
          <table:table-cell office:value-type="string" table:style-name="ce3">
            <text:p>Álvares Florence (SP)</text:p>
          </table:table-cell>
          <table:table-cell office:value-type="float" office:value="3501202" table:style-name="ce4">
            <text:p>3501202</text:p>
          </table:table-cell>
          <table:table-cell office:value-type="float" office:value="3897" table:style-name="ce6">
            <text:p>3.897</text:p>
          </table:table-cell>
          <table:table-cell office:value-type="string" table:style-name="ce4">
            <text:p>Não</text:p>
          </table:table-cell>
          <table:table-cell office:value-type="float" office:value="609" table:style-name="ce6">
            <text:p>609</text:p>
          </table:table-cell>
          <table:table-cell office:value-type="float" office:value="0.25041099999999999" table:style-name="ce5">
            <text:p>0,25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Parisi (SP)</text:p>
          </table:table-cell>
          <table:table-cell office:value-type="float" office:value="3536257" table:style-name="ce4">
            <text:p>3536257</text:p>
          </table:table-cell>
          <table:table-cell office:value-type="float" office:value="2032" table:style-name="ce6">
            <text:p>2.032</text:p>
          </table:table-cell>
          <table:table-cell office:value-type="string" table:style-name="ce4">
            <text:p>Não</text:p>
          </table:table-cell>
          <table:table-cell office:value-type="float" office:value="464" table:style-name="ce6">
            <text:p>464</text:p>
          </table:table-cell>
          <table:table-cell office:value-type="float" office:value="0.31500299999999998" table:style-name="ce5">
            <text:p>0,32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Sim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3">
            <text:p>Sebastianópolis do Sul (SP)</text:p>
          </table:table-cell>
          <table:table-cell office:value-type="float" office:value="3551306" table:style-name="ce4">
            <text:p>3551306</text:p>
          </table:table-cell>
          <table:table-cell office:value-type="float" office:value="3031" table:style-name="ce6">
            <text:p>3.031</text:p>
          </table:table-cell>
          <table:table-cell office:value-type="string" table:style-name="ce4">
            <text:p>Não</text:p>
          </table:table-cell>
          <table:table-cell office:value-type="float" office:value="797" table:style-name="ce6">
            <text:p>797</text:p>
          </table:table-cell>
          <table:table-cell office:value-type="float" office:value="0.37523499999999999" table:style-name="ce5">
            <text:p>0,38</text:p>
          </table:table-cell>
          <table:table-cell office:value-type="string" table:style-name="ce4">
            <text:p>Não</text:p>
          </table:table-cell>
          <table:table-cell office:value-type="string" table:style-name="ce4">
            <text:p>Não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3"/>
        </table:table-row>
        <table:table-row table:style-name="ro3">
          <table:table-cell office:value-type="string" table:style-name="ce28">
            <text:p>Votuporanga (SP)</text:p>
          </table:table-cell>
          <table:table-cell office:value-type="float" office:value="3557105" table:style-name="ce29">
            <text:p>3557105</text:p>
          </table:table-cell>
          <table:table-cell office:value-type="float" office:value="84692" table:style-name="ce30">
            <text:p>84.692</text:p>
          </table:table-cell>
          <table:table-cell office:value-type="string" table:style-name="ce29">
            <text:p>Sim</text:p>
          </table:table-cell>
          <table:table-cell office:value-type="float" office:value="1766" table:style-name="ce30">
            <text:p>1.766</text:p>
          </table:table-cell>
          <table:table-cell office:value-type="float" office:value="2.8922E-2" table:style-name="ce31">
            <text:p>0,03</text:p>
          </table:table-cell>
          <table:table-cell office:value-type="string" table:style-name="ce29">
            <text:p>Não</text:p>
          </table:table-cell>
          <table:table-cell office:value-type="string" table:style-name="ce29">
            <text:p>Não</text:p>
          </table:table-cell>
          <table:table-cell office:value-type="float" office:value="1" table:style-name="ce29">
            <text:p>1</text:p>
          </table:table-cell>
          <table:table-cell office:value-type="string" table:style-name="ce29">
            <text:p>-</text:p>
          </table:table-cell>
          <table:table-cell office:value-type="float" office:value="0" table:style-name="ce29">
            <text:p>0</text:p>
          </table:table-cell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40">
            <text:p>Fonte: IBGE, Censo Demográfico 2010.<text:s/></text:p>
            <text:p>Nota: Arranjos populacionais identificados segundo metodologia desenvolvida pela Coordenação de Geografia do IBGE.<text:s text:c="3"/></text:p>
          </table:table-cell>
          <table:covered-table-cell table:number-columns-repeated="10"/>
          <table:table-cell table:number-columns-repeated="16373"/>
        </table:table-row>
        <table:table-row table:number-rows-repeated="1047326" table:style-name="ro3">
          <table:table-cell table:number-columns-repeated="16384"/>
        </table:table-row>
      </table:table>
      <table:table table:name="Tabela_1_2_Revisada" table:style-name="ta1">
        <table:table-column table:style-name="co13" table:default-cell-style-name="ce1"/>
        <table:table-column table:style-name="co14" table:default-cell-style-name="ce8"/>
        <table:table-column table:style-name="co15" table:default-cell-style-name="ce8"/>
        <table:table-column table:style-name="co16" table:default-cell-style-name="ce9"/>
        <table:table-column table:style-name="co17" table:default-cell-style-name="ce9"/>
        <table:table-column table:style-name="co18" table:default-cell-style-name="ce8"/>
        <table:table-column table:style-name="co16" table:default-cell-style-name="ce9"/>
        <table:table-column table:style-name="co19" table:default-cell-style-name="ce1"/>
        <table:table-column table:style-name="co20" table:default-cell-style-name="ce1"/>
        <table:table-column table:style-name="co21" table:default-cell-style-name="ce8"/>
        <table:table-column table:style-name="co22" table:default-cell-style-name="ce8"/>
        <table:table-column table:style-name="co17" table:default-cell-style-name="ce12"/>
        <table:table-column table:style-name="co12" table:default-cell-style-name="ce1"/>
        <table:table-column table:style-name="co23" table:default-cell-style-name="ce1"/>
        <table:table-column table:style-name="co12" table:number-columns-repeated="2" table:default-cell-style-name="ce1"/>
        <table:table-column table:style-name="co16" table:default-cell-style-name="ce1"/>
        <table:table-column table:style-name="co12" table:number-columns-repeated="16367" table:default-cell-style-name="ce1"/>
        <table:table-row table:style-name="ro1">
          <table:table-cell office:value-type="string" table:number-columns-spanned="12" table:number-rows-spanned="1" table:style-name="ce42">
            <text:p><text:span text:style-name="T2">Tabela 1.2<text:s/></text:span><text:s text:c="4"/>Arranjos populacionais, por características da população, dos municípios e dos deslocamentos – 2010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43">
            <text:p>Arranjos populacionais</text:p>
          </table:table-cell>
          <table:table-cell office:value-type="string" table:number-columns-spanned="6" table:number-rows-spanned="1" table:style-name="ce84">
            <text:p>População</text:p>
          </table:table-cell>
          <table:covered-table-cell table:number-columns-repeated="5"/>
          <table:table-cell office:value-type="string" table:number-columns-spanned="1" table:number-rows-spanned="4" table:style-name="ce46">
            <text:p>Municípios com mancha urbanizada contígua</text:p>
          </table:table-cell>
          <table:table-cell office:value-type="string" table:number-columns-spanned="1" table:number-rows-spanned="4" table:style-name="ce46">
            <text:p>Municípios desmembrados de outro do arranjo, após 1988</text:p>
          </table:table-cell>
          <table:table-cell office:value-type="string" table:number-columns-spanned="1" table:number-rows-spanned="4" table:style-name="ce48">
            <text:p>Pessoas que se deslocam</text:p>
            <text:p>para trabalhar ou estudar em outro município do arranjo</text:p>
          </table:table-cell>
          <table:table-cell office:value-type="string" table:number-columns-spanned="1" table:number-rows-spanned="4" table:style-name="ce48">
            <text:p>Pessoas que trabalham e</text:p>
            <text:p>estudam em municípios do arranjo</text:p>
          </table:table-cell>
          <table:table-cell office:value-type="string" table:number-columns-spanned="1" table:number-rows-spanned="4" table:style-name="ce50">
            <text:p>Índice de integração interna do arranjo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number-columns-spanned="1" table:number-rows-spanned="3" table:style-name="ce52">
            <text:p>Total</text:p>
          </table:table-cell>
          <table:table-cell office:value-type="string" table:number-columns-spanned="3" table:number-rows-spanned="1" table:style-name="ce82">
            <text:p>No Brasil</text:p>
          </table:table-cell>
          <table:covered-table-cell table:number-columns-repeated="2"/>
          <table:table-cell office:value-type="string" table:number-columns-spanned="2" table:number-rows-spanned="1" table:style-name="ce82">
            <text:p>Em países vizinhos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56">
            <text:p>Total</text:p>
          </table:table-cell>
          <table:table-cell office:value-type="string" table:number-columns-spanned="2" table:number-rows-spanned="1" table:style-name="ce83">
            <text:p>Percentual (%)</text:p>
          </table:table-cell>
          <table:covered-table-cell/>
          <table:table-cell office:value-type="string" table:number-columns-spanned="1" table:number-rows-spanned="2" table:style-name="ce56">
            <text:p>Total</text:p>
          </table:table-cell>
          <table:table-cell office:value-type="string" table:number-columns-spanned="1" table:number-rows-spanned="2" table:style-name="ce57">
            <text:p>Percentual (%)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Urbano</text:p>
          </table:table-cell>
          <table:table-cell office:value-type="string" table:style-name="ce7">
            <text:p>Ru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3">
          <table:table-cell office:value-type="string" table:style-name="ce1">
            <text:p>Adamantina - Lucélia/SP</text:p>
          </table:table-cell>
          <table:table-cell office:value-type="float" office:value="64083" table:style-name="ce8">
            <text:p>64.083</text:p>
          </table:table-cell>
          <table:table-cell office:value-type="float" office:value="64083" table:style-name="ce8">
            <text:p>64.083</text:p>
          </table:table-cell>
          <table:table-cell office:value-type="float" office:value="88.627249036405914" table:style-name="ce9">
            <text:p>88,6</text:p>
          </table:table-cell>
          <table:table-cell office:value-type="float" office:value="11.372750963594088" table:style-name="ce9">
            <text:p>11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870" table:style-name="ce8">
            <text:p>2.870</text:p>
          </table:table-cell>
          <table:table-cell office:value-type="float" office:value="42045" table:style-name="ce8">
            <text:p>42.045</text:p>
          </table:table-cell>
          <table:table-cell office:value-type="float" office:value="6.8260000000000001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drianópolis/PR - Ribeira/SP</text:p>
          </table:table-cell>
          <table:table-cell office:value-type="float" office:value="9734" table:style-name="ce8">
            <text:p>9.734</text:p>
          </table:table-cell>
          <table:table-cell office:value-type="float" office:value="9734" table:style-name="ce8">
            <text:p>9.734</text:p>
          </table:table-cell>
          <table:table-cell office:value-type="float" office:value="33.860694472981301" table:style-name="ce9">
            <text:p>33,9</text:p>
          </table:table-cell>
          <table:table-cell office:value-type="float" office:value="66.139305527018706" table:style-name="ce9">
            <text:p>66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80" table:style-name="ce8">
            <text:p>180</text:p>
          </table:table-cell>
          <table:table-cell office:value-type="float" office:value="6243" table:style-name="ce8">
            <text:p>6.243</text:p>
          </table:table-cell>
          <table:table-cell office:value-type="float" office:value="2.8832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Águas de Lindóia/SP</text:p>
          </table:table-cell>
          <table:table-cell office:value-type="float" office:value="23978" table:style-name="ce8">
            <text:p>23.978</text:p>
          </table:table-cell>
          <table:table-cell office:value-type="float" office:value="23978" table:style-name="ce8">
            <text:p>23.978</text:p>
          </table:table-cell>
          <table:table-cell office:value-type="float" office:value="51.447159896571861" table:style-name="ce9">
            <text:p>51,4</text:p>
          </table:table-cell>
          <table:table-cell office:value-type="float" office:value="48.552840103428139" table:style-name="ce9">
            <text:p>48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458" table:style-name="ce8">
            <text:p>458</text:p>
          </table:table-cell>
          <table:table-cell office:value-type="float" office:value="16879" table:style-name="ce8">
            <text:p>16.879</text:p>
          </table:table-cell>
          <table:table-cell office:value-type="float" office:value="2.7133999999999998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lém Paraíba/MG - Sapucaia/RJ</text:p>
          </table:table-cell>
          <table:table-cell office:value-type="float" office:value="51874" table:style-name="ce8">
            <text:p>51.874</text:p>
          </table:table-cell>
          <table:table-cell office:value-type="float" office:value="51874" table:style-name="ce8">
            <text:p>51.874</text:p>
          </table:table-cell>
          <table:table-cell office:value-type="float" office:value="87.404094536762159" table:style-name="ce9">
            <text:p>87,4</text:p>
          </table:table-cell>
          <table:table-cell office:value-type="float" office:value="12.595905463237845" table:style-name="ce9">
            <text:p>12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97" table:style-name="ce8">
            <text:p>2.197</text:p>
          </table:table-cell>
          <table:table-cell office:value-type="float" office:value="34455" table:style-name="ce8">
            <text:p>34.455</text:p>
          </table:table-cell>
          <table:table-cell office:value-type="float" office:value="6.3764000000000001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lto Araguaia/MT</text:p>
          </table:table-cell>
          <table:table-cell office:value-type="float" office:value="22568" table:style-name="ce8">
            <text:p>22.568</text:p>
          </table:table-cell>
          <table:table-cell office:value-type="float" office:value="22568" table:style-name="ce8">
            <text:p>22.568</text:p>
          </table:table-cell>
          <table:table-cell office:value-type="float" office:value="88.009571074087205" table:style-name="ce9">
            <text:p>88,0</text:p>
          </table:table-cell>
          <table:table-cell office:value-type="float" office:value="11.990428925912797" table:style-name="ce9">
            <text:p>12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435" table:style-name="ce8">
            <text:p>1.435</text:p>
          </table:table-cell>
          <table:table-cell office:value-type="float" office:value="16108" table:style-name="ce8">
            <text:p>16.108</text:p>
          </table:table-cell>
          <table:table-cell office:value-type="float" office:value="8.9085999999999999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lto Parnaíba/MA - Santa Filomena/PI</text:p>
          </table:table-cell>
          <table:table-cell office:value-type="float" office:value="16862" table:style-name="ce8">
            <text:p>16.862</text:p>
          </table:table-cell>
          <table:table-cell office:value-type="float" office:value="16862" table:style-name="ce8">
            <text:p>16.862</text:p>
          </table:table-cell>
          <table:table-cell office:value-type="float" office:value="60.111493298541099" table:style-name="ce9">
            <text:p>60,1</text:p>
          </table:table-cell>
          <table:table-cell office:value-type="float" office:value="39.888506701458901" table:style-name="ce9">
            <text:p>39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66" table:style-name="ce8">
            <text:p>166</text:p>
          </table:table-cell>
          <table:table-cell office:value-type="float" office:value="10770" table:style-name="ce8">
            <text:p>10.770</text:p>
          </table:table-cell>
          <table:table-cell office:value-type="float" office:value="1.5413E-2" table:style-name="ce5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lvorada do Norte - Simolândia/GO</text:p>
          </table:table-cell>
          <table:table-cell office:value-type="float" office:value="14598" table:style-name="ce8">
            <text:p>14.598</text:p>
          </table:table-cell>
          <table:table-cell office:value-type="float" office:value="14598" table:style-name="ce8">
            <text:p>14.598</text:p>
          </table:table-cell>
          <table:table-cell office:value-type="float" office:value="82.141389231401561" table:style-name="ce9">
            <text:p>82,1</text:p>
          </table:table-cell>
          <table:table-cell office:value-type="float" office:value="17.858610768598439" table:style-name="ce9">
            <text:p>17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418" table:style-name="ce8">
            <text:p>418</text:p>
          </table:table-cell>
          <table:table-cell office:value-type="float" office:value="9929" table:style-name="ce8">
            <text:p>9.929</text:p>
          </table:table-cell>
          <table:table-cell office:value-type="float" office:value="4.2098999999999998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marante/PI - São Francisco do Maranhão/MA</text:p>
          </table:table-cell>
          <table:table-cell office:value-type="float" office:value="29281" table:style-name="ce8">
            <text:p>29.281</text:p>
          </table:table-cell>
          <table:table-cell office:value-type="float" office:value="29281" table:style-name="ce8">
            <text:p>29.281</text:p>
          </table:table-cell>
          <table:table-cell office:value-type="float" office:value="43.973907994945527" table:style-name="ce9">
            <text:p>44,0</text:p>
          </table:table-cell>
          <table:table-cell office:value-type="float" office:value="56.026092005054473" table:style-name="ce9">
            <text:p>56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16" table:style-name="ce8">
            <text:p>316</text:p>
          </table:table-cell>
          <table:table-cell office:value-type="float" office:value="18843" table:style-name="ce8">
            <text:p>18.843</text:p>
          </table:table-cell>
          <table:table-cell office:value-type="float" office:value="1.677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mericana - Santa Bárbara d´Oeste/SP</text:p>
          </table:table-cell>
          <table:table-cell office:value-type="float" office:value="441889" table:style-name="ce8">
            <text:p>441.889</text:p>
          </table:table-cell>
          <table:table-cell office:value-type="float" office:value="441889" table:style-name="ce8">
            <text:p>441.889</text:p>
          </table:table-cell>
          <table:table-cell office:value-type="float" office:value="99.180110842315599" table:style-name="ce9">
            <text:p>99,2</text:p>
          </table:table-cell>
          <table:table-cell office:value-type="float" office:value="0.81988915768439574" table:style-name="ce9">
            <text:p>0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43763" table:style-name="ce8">
            <text:p>43.763</text:p>
          </table:table-cell>
          <table:table-cell office:value-type="float" office:value="322414" table:style-name="ce8">
            <text:p>322.414</text:p>
          </table:table-cell>
          <table:table-cell office:value-type="float" office:value="0.13573499999999999" table:style-name="ce12">
            <text:p>0,1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mparo/SP</text:p>
          </table:table-cell>
          <table:table-cell office:value-type="float" office:value="72981" table:style-name="ce8">
            <text:p>72.981</text:p>
          </table:table-cell>
          <table:table-cell office:value-type="float" office:value="72981" table:style-name="ce8">
            <text:p>72.981</text:p>
          </table:table-cell>
          <table:table-cell office:value-type="float" office:value="77.880544251243478" table:style-name="ce9">
            <text:p>77,9</text:p>
          </table:table-cell>
          <table:table-cell office:value-type="float" office:value="22.119455748756526" table:style-name="ce9">
            <text:p>22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218" table:style-name="ce8">
            <text:p>1.218</text:p>
          </table:table-cell>
          <table:table-cell office:value-type="float" office:value="53281" table:style-name="ce8">
            <text:p>53.281</text:p>
          </table:table-cell>
          <table:table-cell office:value-type="float" office:value="2.2859999999999998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ngical do Piauí/PI</text:p>
          </table:table-cell>
          <table:table-cell office:value-type="float" office:value="8731" table:style-name="ce8">
            <text:p>8.731</text:p>
          </table:table-cell>
          <table:table-cell office:value-type="float" office:value="8731" table:style-name="ce8">
            <text:p>8.731</text:p>
          </table:table-cell>
          <table:table-cell office:value-type="float" office:value="68.961172832436148" table:style-name="ce9">
            <text:p>69,0</text:p>
          </table:table-cell>
          <table:table-cell office:value-type="float" office:value="31.038827167563852" table:style-name="ce9">
            <text:p>31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05" table:style-name="ce8">
            <text:p>105</text:p>
          </table:table-cell>
          <table:table-cell office:value-type="float" office:value="5716" table:style-name="ce8">
            <text:p>5.716</text:p>
          </table:table-cell>
          <table:table-cell office:value-type="float" office:value="1.836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ntônio Prado/RS</text:p>
          </table:table-cell>
          <table:table-cell office:value-type="float" office:value="18849" table:style-name="ce8">
            <text:p>18.849</text:p>
          </table:table-cell>
          <table:table-cell office:value-type="float" office:value="18849" table:style-name="ce8">
            <text:p>18.849</text:p>
          </table:table-cell>
          <table:table-cell office:value-type="float" office:value="41.853679240277998" table:style-name="ce9">
            <text:p>41,9</text:p>
          </table:table-cell>
          <table:table-cell office:value-type="float" office:value="58.146320759722002" table:style-name="ce9">
            <text:p>58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517" table:style-name="ce8">
            <text:p>517</text:p>
          </table:table-cell>
          <table:table-cell office:value-type="float" office:value="15285" table:style-name="ce8">
            <text:p>15.285</text:p>
          </table:table-cell>
          <table:table-cell office:value-type="float" office:value="3.3824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quidauana - Anastácio/MS</text:p>
          </table:table-cell>
          <table:table-cell office:value-type="float" office:value="69449" table:style-name="ce8">
            <text:p>69.449</text:p>
          </table:table-cell>
          <table:table-cell office:value-type="float" office:value="69449" table:style-name="ce8">
            <text:p>69.449</text:p>
          </table:table-cell>
          <table:table-cell office:value-type="float" office:value="79.811084392863833" table:style-name="ce9">
            <text:p>79,8</text:p>
          </table:table-cell>
          <table:table-cell office:value-type="float" office:value="20.18891560713617" table:style-name="ce9">
            <text:p>20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572" table:style-name="ce8">
            <text:p>3.572</text:p>
          </table:table-cell>
          <table:table-cell office:value-type="float" office:value="48503" table:style-name="ce8">
            <text:p>48.503</text:p>
          </table:table-cell>
          <table:table-cell office:value-type="float" office:value="7.3645000000000002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racaju/SE</text:p>
          </table:table-cell>
          <table:table-cell office:value-type="float" office:value="926399" table:style-name="ce8">
            <text:p>926.399</text:p>
          </table:table-cell>
          <table:table-cell office:value-type="float" office:value="926399" table:style-name="ce8">
            <text:p>926.399</text:p>
          </table:table-cell>
          <table:table-cell office:value-type="float" office:value="95.099411808518795" table:style-name="ce9">
            <text:p>95,1</text:p>
          </table:table-cell>
          <table:table-cell office:value-type="float" office:value="4.9005881914812077" table:style-name="ce9">
            <text:p>4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94403" table:style-name="ce8">
            <text:p>94.403</text:p>
          </table:table-cell>
          <table:table-cell office:value-type="float" office:value="646507" table:style-name="ce8">
            <text:p>646.507</text:p>
          </table:table-cell>
          <table:table-cell office:value-type="float" office:value="0.14602000000000001" table:style-name="ce12">
            <text:p>0,1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raranguá/SC</text:p>
          </table:table-cell>
          <table:table-cell office:value-type="float" office:value="72946" table:style-name="ce8">
            <text:p>72.946</text:p>
          </table:table-cell>
          <table:table-cell office:value-type="float" office:value="72946" table:style-name="ce8">
            <text:p>72.946</text:p>
          </table:table-cell>
          <table:table-cell office:value-type="float" office:value="63.662161050640201" table:style-name="ce9">
            <text:p>63,7</text:p>
          </table:table-cell>
          <table:table-cell office:value-type="float" office:value="36.337838949359799" table:style-name="ce9">
            <text:p>36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2101" table:style-name="ce8">
            <text:p>2.101</text:p>
          </table:table-cell>
          <table:table-cell office:value-type="float" office:value="54568" table:style-name="ce8">
            <text:p>54.568</text:p>
          </table:table-cell>
          <table:table-cell office:value-type="float" office:value="3.8502000000000002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raraquara/SP</text:p>
          </table:table-cell>
          <table:table-cell office:value-type="float" office:value="266221" table:style-name="ce8">
            <text:p>266.221</text:p>
          </table:table-cell>
          <table:table-cell office:value-type="float" office:value="266221" table:style-name="ce8">
            <text:p>266.221</text:p>
          </table:table-cell>
          <table:table-cell office:value-type="float" office:value="96.437170621401009" table:style-name="ce9">
            <text:p>96,4</text:p>
          </table:table-cell>
          <table:table-cell office:value-type="float" office:value="3.5628293785989835" table:style-name="ce9">
            <text:p>3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13700" table:style-name="ce8">
            <text:p>13.700</text:p>
          </table:table-cell>
          <table:table-cell office:value-type="float" office:value="192502" table:style-name="ce8">
            <text:p>192.502</text:p>
          </table:table-cell>
          <table:table-cell office:value-type="float" office:value="7.1167999999999995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raripina/PE</text:p>
          </table:table-cell>
          <table:table-cell office:value-type="float" office:value="85114" table:style-name="ce8">
            <text:p>85.114</text:p>
          </table:table-cell>
          <table:table-cell office:value-type="float" office:value="85114" table:style-name="ce8">
            <text:p>85.114</text:p>
          </table:table-cell>
          <table:table-cell office:value-type="float" office:value="60.636323049087103" table:style-name="ce9">
            <text:p>60,6</text:p>
          </table:table-cell>
          <table:table-cell office:value-type="float" office:value="39.363676950912897" table:style-name="ce9">
            <text:p>39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23" table:style-name="ce8">
            <text:p>1.523</text:p>
          </table:table-cell>
          <table:table-cell office:value-type="float" office:value="59213" table:style-name="ce8">
            <text:p>59.213</text:p>
          </table:table-cell>
          <table:table-cell office:value-type="float" office:value="2.5721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raruama/RJ</text:p>
          </table:table-cell>
          <table:table-cell office:value-type="float" office:value="134859" table:style-name="ce8">
            <text:p>134.859</text:p>
          </table:table-cell>
          <table:table-cell office:value-type="float" office:value="134859" table:style-name="ce8">
            <text:p>134.859</text:p>
          </table:table-cell>
          <table:table-cell office:value-type="float" office:value="96.389562431873287" table:style-name="ce9">
            <text:p>96,4</text:p>
          </table:table-cell>
          <table:table-cell office:value-type="float" office:value="3.6104375681267098" table:style-name="ce9">
            <text:p>3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151" table:style-name="ce8">
            <text:p>1.151</text:p>
          </table:table-cell>
          <table:table-cell office:value-type="float" office:value="88735" table:style-name="ce8">
            <text:p>88.735</text:p>
          </table:table-cell>
          <table:table-cell office:value-type="float" office:value="1.2971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raxá/MG</text:p>
          </table:table-cell>
          <table:table-cell office:value-type="float" office:value="97784" table:style-name="ce8">
            <text:p>97.784</text:p>
          </table:table-cell>
          <table:table-cell office:value-type="float" office:value="97784" table:style-name="ce8">
            <text:p>97.784</text:p>
          </table:table-cell>
          <table:table-cell office:value-type="float" office:value="93.733126073795304" table:style-name="ce9">
            <text:p>93,7</text:p>
          </table:table-cell>
          <table:table-cell office:value-type="float" office:value="6.2668739262046955" table:style-name="ce9">
            <text:p>6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35" table:style-name="ce8">
            <text:p>835</text:p>
          </table:table-cell>
          <table:table-cell office:value-type="float" office:value="72502" table:style-name="ce8">
            <text:p>72.502</text:p>
          </table:table-cell>
          <table:table-cell office:value-type="float" office:value="1.1516999999999999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renápolis - Nortelândia/MT</text:p>
          </table:table-cell>
          <table:table-cell office:value-type="float" office:value="16752" table:style-name="ce8">
            <text:p>16.752</text:p>
          </table:table-cell>
          <table:table-cell office:value-type="float" office:value="16752" table:style-name="ce8">
            <text:p>16.752</text:p>
          </table:table-cell>
          <table:table-cell office:value-type="float" office:value="87.24331423113658" table:style-name="ce9">
            <text:p>87,2</text:p>
          </table:table-cell>
          <table:table-cell office:value-type="float" office:value="12.756685768863418" table:style-name="ce9">
            <text:p>12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65" table:style-name="ce8">
            <text:p>265</text:p>
          </table:table-cell>
          <table:table-cell office:value-type="float" office:value="11740" table:style-name="ce8">
            <text:p>11.740</text:p>
          </table:table-cell>
          <table:table-cell office:value-type="float" office:value="2.2571999999999998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rtur Nogueira/SP</text:p>
          </table:table-cell>
          <table:table-cell office:value-type="float" office:value="55476" table:style-name="ce8">
            <text:p>55.476</text:p>
          </table:table-cell>
          <table:table-cell office:value-type="float" office:value="55476" table:style-name="ce8">
            <text:p>55.476</text:p>
          </table:table-cell>
          <table:table-cell office:value-type="float" office:value="86.468022207801582" table:style-name="ce9">
            <text:p>86,5</text:p>
          </table:table-cell>
          <table:table-cell office:value-type="float" office:value="13.531977792198427" table:style-name="ce9">
            <text:p>13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2836" table:style-name="ce8">
            <text:p>2.836</text:p>
          </table:table-cell>
          <table:table-cell office:value-type="float" office:value="42141" table:style-name="ce8">
            <text:p>42.141</text:p>
          </table:table-cell>
          <table:table-cell office:value-type="float" office:value="6.7297999999999997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Atibaia/SP</text:p>
          </table:table-cell>
          <table:table-cell office:value-type="float" office:value="146311" table:style-name="ce8">
            <text:p>146.311</text:p>
          </table:table-cell>
          <table:table-cell office:value-type="float" office:value="146311" table:style-name="ce8">
            <text:p>146.311</text:p>
          </table:table-cell>
          <table:table-cell office:value-type="float" office:value="79.624225109526975" table:style-name="ce9">
            <text:p>79,6</text:p>
          </table:table-cell>
          <table:table-cell office:value-type="float" office:value="20.375774890473032" table:style-name="ce9">
            <text:p>20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317" table:style-name="ce8">
            <text:p>2.317</text:p>
          </table:table-cell>
          <table:table-cell office:value-type="float" office:value="106379" table:style-name="ce8">
            <text:p>106.379</text:p>
          </table:table-cell>
          <table:table-cell office:value-type="float" office:value="2.1780999999999998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agé/RS</text:p>
          </table:table-cell>
          <table:table-cell office:value-type="float" office:value="137513" table:style-name="ce8">
            <text:p>137.513</text:p>
          </table:table-cell>
          <table:table-cell office:value-type="float" office:value="136002" table:style-name="ce8">
            <text:p>136.002</text:p>
          </table:table-cell>
          <table:table-cell office:value-type="float" office:value="85.148747812532164" table:style-name="ce9">
            <text:p>85,1</text:p>
          </table:table-cell>
          <table:table-cell office:value-type="float" office:value="14.85125218746783" table:style-name="ce9">
            <text:p>14,9</text:p>
          </table:table-cell>
          <table:table-cell office:value-type="float" office:value="1511" table:style-name="ce8">
            <text:p>1.511</text:p>
          </table:table-cell>
          <table:table-cell office:value-type="float" office:value="1.0988052038716338" table:style-name="ce9">
            <text:p>1,1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616" table:style-name="ce8">
            <text:p>3.616</text:p>
          </table:table-cell>
          <table:table-cell office:value-type="float" office:value="91108" table:style-name="ce8">
            <text:p>91.108</text:p>
          </table:table-cell>
          <table:table-cell office:value-type="float" office:value="3.9689000000000002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aixada Santista/SP</text:p>
          </table:table-cell>
          <table:table-cell office:value-type="float" office:value="1556718" table:style-name="ce8">
            <text:p>1.556.718</text:p>
          </table:table-cell>
          <table:table-cell office:value-type="float" office:value="1556718" table:style-name="ce8">
            <text:p>1.556.718</text:p>
          </table:table-cell>
          <table:table-cell office:value-type="float" office:value="99.610012860389617" table:style-name="ce9">
            <text:p>99,6</text:p>
          </table:table-cell>
          <table:table-cell office:value-type="float" office:value="0.38998713961038545" table:style-name="ce9">
            <text:p>0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163467" table:style-name="ce8">
            <text:p>163.467</text:p>
          </table:table-cell>
          <table:table-cell office:value-type="float" office:value="1056663" table:style-name="ce8">
            <text:p>1.056.663</text:p>
          </table:table-cell>
          <table:table-cell office:value-type="float" office:value="0.15470100000000001" table:style-name="ce12">
            <text:p>0,1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arbacena/MG</text:p>
          </table:table-cell>
          <table:table-cell office:value-type="float" office:value="143473" table:style-name="ce8">
            <text:p>143.473</text:p>
          </table:table-cell>
          <table:table-cell office:value-type="float" office:value="143473" table:style-name="ce8">
            <text:p>143.473</text:p>
          </table:table-cell>
          <table:table-cell office:value-type="float" office:value="88.814620172436619" table:style-name="ce9">
            <text:p>88,8</text:p>
          </table:table-cell>
          <table:table-cell office:value-type="float" office:value="11.185379827563374" table:style-name="ce9">
            <text:p>11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687" table:style-name="ce8">
            <text:p>2.687</text:p>
          </table:table-cell>
          <table:table-cell office:value-type="float" office:value="92663" table:style-name="ce8">
            <text:p>92.663</text:p>
          </table:table-cell>
          <table:table-cell office:value-type="float" office:value="2.8997999999999999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arra Bonita - Igaraçu do Tietê/SP</text:p>
          </table:table-cell>
          <table:table-cell office:value-type="float" office:value="58608" table:style-name="ce8">
            <text:p>58.608</text:p>
          </table:table-cell>
          <table:table-cell office:value-type="float" office:value="58608" table:style-name="ce8">
            <text:p>58.608</text:p>
          </table:table-cell>
          <table:table-cell office:value-type="float" office:value="98.510442260442261" table:style-name="ce9">
            <text:p>98,5</text:p>
          </table:table-cell>
          <table:table-cell office:value-type="float" office:value="1.4895577395577395" table:style-name="ce9">
            <text:p>1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257" table:style-name="ce8">
            <text:p>3.257</text:p>
          </table:table-cell>
          <table:table-cell office:value-type="float" office:value="41770" table:style-name="ce8">
            <text:p>41.770</text:p>
          </table:table-cell>
          <table:table-cell office:value-type="float" office:value="7.7975000000000003E-2" table:style-name="ce12">
            <text:p>0,0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arra do Garças/MT</text:p>
          </table:table-cell>
          <table:table-cell office:value-type="float" office:value="80260" table:style-name="ce8">
            <text:p>80.260</text:p>
          </table:table-cell>
          <table:table-cell office:value-type="float" office:value="80260" table:style-name="ce8">
            <text:p>80.260</text:p>
          </table:table-cell>
          <table:table-cell office:value-type="float" office:value="88.154747072015951" table:style-name="ce9">
            <text:p>88,2</text:p>
          </table:table-cell>
          <table:table-cell office:value-type="float" office:value="11.845252927984051" table:style-name="ce9">
            <text:p>11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760" table:style-name="ce8">
            <text:p>6.760</text:p>
          </table:table-cell>
          <table:table-cell office:value-type="float" office:value="55881" table:style-name="ce8">
            <text:p>55.881</text:p>
          </table:table-cell>
          <table:table-cell office:value-type="float" office:value="0.120971" table:style-name="ce12">
            <text:p>0,1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auru/SP</text:p>
          </table:table-cell>
          <table:table-cell office:value-type="float" office:value="356009" table:style-name="ce8">
            <text:p>356.009</text:p>
          </table:table-cell>
          <table:table-cell office:value-type="float" office:value="356009" table:style-name="ce8">
            <text:p>356.009</text:p>
          </table:table-cell>
          <table:table-cell office:value-type="float" office:value="97.473097590229457" table:style-name="ce9">
            <text:p>97,5</text:p>
          </table:table-cell>
          <table:table-cell office:value-type="float" office:value="2.5269024097705395" table:style-name="ce9">
            <text:p>2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299" table:style-name="ce8">
            <text:p>2.299</text:p>
          </table:table-cell>
          <table:table-cell office:value-type="float" office:value="257864" table:style-name="ce8">
            <text:p>257.864</text:p>
          </table:table-cell>
          <table:table-cell office:value-type="float" office:value="8.9160000000000003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elém/PA</text:p>
          </table:table-cell>
          <table:table-cell office:value-type="float" office:value="2025276" table:style-name="ce8">
            <text:p>2.025.276</text:p>
          </table:table-cell>
          <table:table-cell office:value-type="float" office:value="2025276" table:style-name="ce8">
            <text:p>2.025.276</text:p>
          </table:table-cell>
          <table:table-cell office:value-type="float" office:value="97.452050979718322" table:style-name="ce9">
            <text:p>97,5</text:p>
          </table:table-cell>
          <table:table-cell office:value-type="float" office:value="2.5479490202816804" table:style-name="ce9">
            <text:p>2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23179" table:style-name="ce8">
            <text:p>123.179</text:p>
          </table:table-cell>
          <table:table-cell office:value-type="float" office:value="1418048" table:style-name="ce8">
            <text:p>1.418.048</text:p>
          </table:table-cell>
          <table:table-cell office:value-type="float" office:value="8.6864999999999998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elo Horizonte/MG</text:p>
          </table:table-cell>
          <table:table-cell office:value-type="float" office:value="4744706" table:style-name="ce8">
            <text:p>4.744.706</text:p>
          </table:table-cell>
          <table:table-cell office:value-type="float" office:value="4744706" table:style-name="ce8">
            <text:p>4.744.706</text:p>
          </table:table-cell>
          <table:table-cell office:value-type="float" office:value="98.071029058491717" table:style-name="ce9">
            <text:p>98,1</text:p>
          </table:table-cell>
          <table:table-cell office:value-type="float" office:value="1.9289709415082832" table:style-name="ce9">
            <text:p>1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16" table:style-name="ce10">
            <text:p>16</text:p>
          </table:table-cell>
          <table:table-cell office:value-type="float" office:value="5" table:style-name="ce10">
            <text:p>5</text:p>
          </table:table-cell>
          <table:table-cell office:value-type="float" office:value="573780" table:style-name="ce8">
            <text:p>573.780</text:p>
          </table:table-cell>
          <table:table-cell office:value-type="float" office:value="3479382" table:style-name="ce8">
            <text:p>3.479.382</text:p>
          </table:table-cell>
          <table:table-cell office:value-type="float" office:value="0.164909" table:style-name="ce12">
            <text:p>0,1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ento Gonçalves/RS</text:p>
          </table:table-cell>
          <table:table-cell office:value-type="float" office:value="165829" table:style-name="ce8">
            <text:p>165.829</text:p>
          </table:table-cell>
          <table:table-cell office:value-type="float" office:value="165829" table:style-name="ce8">
            <text:p>165.829</text:p>
          </table:table-cell>
          <table:table-cell office:value-type="float" office:value="87.417761670154192" table:style-name="ce9">
            <text:p>87,4</text:p>
          </table:table-cell>
          <table:table-cell office:value-type="float" office:value="12.582238329845804" table:style-name="ce9">
            <text:p>12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6368" table:style-name="ce8">
            <text:p>6.368</text:p>
          </table:table-cell>
          <table:table-cell office:value-type="float" office:value="130153" table:style-name="ce8">
            <text:p>130.153</text:p>
          </table:table-cell>
          <table:table-cell office:value-type="float" office:value="4.8926999999999998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icas/MG</text:p>
          </table:table-cell>
          <table:table-cell office:value-type="float" office:value="17582" table:style-name="ce8">
            <text:p>17.582</text:p>
          </table:table-cell>
          <table:table-cell office:value-type="float" office:value="17582" table:style-name="ce8">
            <text:p>17.582</text:p>
          </table:table-cell>
          <table:table-cell office:value-type="float" office:value="93.527471277442842" table:style-name="ce9">
            <text:p>93,5</text:p>
          </table:table-cell>
          <table:table-cell office:value-type="float" office:value="6.4725287225571613" table:style-name="ce9">
            <text:p>6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16" table:style-name="ce8">
            <text:p>616</text:p>
          </table:table-cell>
          <table:table-cell office:value-type="float" office:value="11122" table:style-name="ce8">
            <text:p>11.122</text:p>
          </table:table-cell>
          <table:table-cell office:value-type="float" office:value="5.5385999999999998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irigui/SP</text:p>
          </table:table-cell>
          <table:table-cell office:value-type="float" office:value="121560" table:style-name="ce8">
            <text:p>121.560</text:p>
          </table:table-cell>
          <table:table-cell office:value-type="float" office:value="121560" table:style-name="ce8">
            <text:p>121.560</text:p>
          </table:table-cell>
          <table:table-cell office:value-type="float" office:value="95.61451135241856" table:style-name="ce9">
            <text:p>95,6</text:p>
          </table:table-cell>
          <table:table-cell office:value-type="float" office:value="4.3854886475814414" table:style-name="ce9">
            <text:p>4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2400" table:style-name="ce8">
            <text:p>2.400</text:p>
          </table:table-cell>
          <table:table-cell office:value-type="float" office:value="90708" table:style-name="ce8">
            <text:p>90.708</text:p>
          </table:table-cell>
          <table:table-cell office:value-type="float" office:value="2.6459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lumenau/SC</text:p>
          </table:table-cell>
          <table:table-cell office:value-type="float" office:value="434201" table:style-name="ce8">
            <text:p>434.201</text:p>
          </table:table-cell>
          <table:table-cell office:value-type="float" office:value="434201" table:style-name="ce8">
            <text:p>434.201</text:p>
          </table:table-cell>
          <table:table-cell office:value-type="float" office:value="87.907213479471494" table:style-name="ce9">
            <text:p>87,9</text:p>
          </table:table-cell>
          <table:table-cell office:value-type="float" office:value="12.092786520528511" table:style-name="ce9">
            <text:p>12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4866" table:style-name="ce8">
            <text:p>14.866</text:p>
          </table:table-cell>
          <table:table-cell office:value-type="float" office:value="345068" table:style-name="ce8">
            <text:p>345.068</text:p>
          </table:table-cell>
          <table:table-cell office:value-type="float" office:value="4.3081000000000001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oituva - Iperó/SP</text:p>
          </table:table-cell>
          <table:table-cell office:value-type="float" office:value="76614" table:style-name="ce8">
            <text:p>76.614</text:p>
          </table:table-cell>
          <table:table-cell office:value-type="float" office:value="76614" table:style-name="ce8">
            <text:p>76.614</text:p>
          </table:table-cell>
          <table:table-cell office:value-type="float" office:value="79.260970579789586" table:style-name="ce9">
            <text:p>79,3</text:p>
          </table:table-cell>
          <table:table-cell office:value-type="float" office:value="20.739029420210407" table:style-name="ce9">
            <text:p>20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344" table:style-name="ce8">
            <text:p>1.344</text:p>
          </table:table-cell>
          <table:table-cell office:value-type="float" office:value="52792" table:style-name="ce8">
            <text:p>52.792</text:p>
          </table:table-cell>
          <table:table-cell office:value-type="float" office:value="2.5458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om Jesus do Itabapoana/RJ</text:p>
          </table:table-cell>
          <table:table-cell office:value-type="float" office:value="44887" table:style-name="ce8">
            <text:p>44.887</text:p>
          </table:table-cell>
          <table:table-cell office:value-type="float" office:value="44887" table:style-name="ce8">
            <text:p>44.887</text:p>
          </table:table-cell>
          <table:table-cell office:value-type="float" office:value="86.051640786864795" table:style-name="ce9">
            <text:p>86,1</text:p>
          </table:table-cell>
          <table:table-cell office:value-type="float" office:value="13.948359213135205" table:style-name="ce9">
            <text:p>13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932" table:style-name="ce8">
            <text:p>2.932</text:p>
          </table:table-cell>
          <table:table-cell office:value-type="float" office:value="30610" table:style-name="ce8">
            <text:p>30.610</text:p>
          </table:table-cell>
          <table:table-cell office:value-type="float" office:value="9.5785999999999996E-2" table:style-name="ce12">
            <text:p>0,1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rasília/DF</text:p>
          </table:table-cell>
          <table:table-cell office:value-type="float" office:value="3360552" table:style-name="ce8">
            <text:p>3.360.552</text:p>
          </table:table-cell>
          <table:table-cell office:value-type="float" office:value="3360552" table:style-name="ce8">
            <text:p>3.360.552</text:p>
          </table:table-cell>
          <table:table-cell office:value-type="float" office:value="95.88258119499416" table:style-name="ce9">
            <text:p>95,9</text:p>
          </table:table-cell>
          <table:table-cell office:value-type="float" office:value="4.117418805005844" table:style-name="ce9">
            <text:p>4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199506" table:style-name="ce8">
            <text:p>199.506</text:p>
          </table:table-cell>
          <table:table-cell office:value-type="float" office:value="2521255" table:style-name="ce8">
            <text:p>2.521.255</text:p>
          </table:table-cell>
          <table:table-cell office:value-type="float" office:value="7.9130000000000006E-2" table:style-name="ce12">
            <text:p>0,0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rejões - Nova Itarana/BA</text:p>
          </table:table-cell>
          <table:table-cell office:value-type="float" office:value="21717" table:style-name="ce8">
            <text:p>21.717</text:p>
          </table:table-cell>
          <table:table-cell office:value-type="float" office:value="21717" table:style-name="ce8">
            <text:p>21.717</text:p>
          </table:table-cell>
          <table:table-cell office:value-type="float" office:value="35.235069300547956" table:style-name="ce9">
            <text:p>35,2</text:p>
          </table:table-cell>
          <table:table-cell office:value-type="float" office:value="64.764930699452037" table:style-name="ce9">
            <text:p>64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59" table:style-name="ce8">
            <text:p>759</text:p>
          </table:table-cell>
          <table:table-cell office:value-type="float" office:value="13339" table:style-name="ce8">
            <text:p>13.339</text:p>
          </table:table-cell>
          <table:table-cell office:value-type="float" office:value="5.6901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Brusque/SC</text:p>
          </table:table-cell>
          <table:table-cell office:value-type="float" office:value="128401" table:style-name="ce8">
            <text:p>128.401</text:p>
          </table:table-cell>
          <table:table-cell office:value-type="float" office:value="128401" table:style-name="ce8">
            <text:p>128.401</text:p>
          </table:table-cell>
          <table:table-cell office:value-type="float" office:value="93.769518928980304" table:style-name="ce9">
            <text:p>93,8</text:p>
          </table:table-cell>
          <table:table-cell office:value-type="float" office:value="6.2304810710196961" table:style-name="ce9">
            <text:p>6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732" table:style-name="ce8">
            <text:p>3.732</text:p>
          </table:table-cell>
          <table:table-cell office:value-type="float" office:value="100232" table:style-name="ce8">
            <text:p>100.232</text:p>
          </table:table-cell>
          <table:table-cell office:value-type="float" office:value="3.7234000000000003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bo Frio/RJ</text:p>
          </table:table-cell>
          <table:table-cell office:value-type="float" office:value="329377" table:style-name="ce8">
            <text:p>329.377</text:p>
          </table:table-cell>
          <table:table-cell office:value-type="float" office:value="329377" table:style-name="ce8">
            <text:p>329.377</text:p>
          </table:table-cell>
          <table:table-cell office:value-type="float" office:value="96.622411400917485" table:style-name="ce9">
            <text:p>96,6</text:p>
          </table:table-cell>
          <table:table-cell office:value-type="float" office:value="3.3775885990825101" table:style-name="ce9">
            <text:p>3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24932" table:style-name="ce8">
            <text:p>24.932</text:p>
          </table:table-cell>
          <table:table-cell office:value-type="float" office:value="232788" table:style-name="ce8">
            <text:p>232.788</text:p>
          </table:table-cell>
          <table:table-cell office:value-type="float" office:value="0.107102" table:style-name="ce12">
            <text:p>0,1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choeira - Muritiba - Governador Mangabeira/BA</text:p>
          </table:table-cell>
          <table:table-cell office:value-type="float" office:value="94841" table:style-name="ce8">
            <text:p>94.841</text:p>
          </table:table-cell>
          <table:table-cell office:value-type="float" office:value="94841" table:style-name="ce8">
            <text:p>94.841</text:p>
          </table:table-cell>
          <table:table-cell office:value-type="float" office:value="53.889140772450737" table:style-name="ce9">
            <text:p>53,9</text:p>
          </table:table-cell>
          <table:table-cell office:value-type="float" office:value="46.11085922754927" table:style-name="ce9">
            <text:p>46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2643" table:style-name="ce8">
            <text:p>2.643</text:p>
          </table:table-cell>
          <table:table-cell office:value-type="float" office:value="64838" table:style-name="ce8">
            <text:p>64.838</text:p>
          </table:table-cell>
          <table:table-cell office:value-type="float" office:value="4.0763000000000001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etés - Capoeiras/PE</text:p>
          </table:table-cell>
          <table:table-cell office:value-type="float" office:value="46170" table:style-name="ce8">
            <text:p>46.170</text:p>
          </table:table-cell>
          <table:table-cell office:value-type="float" office:value="46170" table:style-name="ce8">
            <text:p>46.170</text:p>
          </table:table-cell>
          <table:table-cell office:value-type="float" office:value="25.834957764782324" table:style-name="ce9">
            <text:p>25,8</text:p>
          </table:table-cell>
          <table:table-cell office:value-type="float" office:value="74.165042235217669" table:style-name="ce9">
            <text:p>74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72" table:style-name="ce8">
            <text:p>172</text:p>
          </table:table-cell>
          <table:table-cell office:value-type="float" office:value="30861" table:style-name="ce8">
            <text:p>30.861</text:p>
          </table:table-cell>
          <table:table-cell office:value-type="float" office:value="5.5729999999999998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içara - Logradouro/PB</text:p>
          </table:table-cell>
          <table:table-cell office:value-type="float" office:value="11162" table:style-name="ce8">
            <text:p>11.162</text:p>
          </table:table-cell>
          <table:table-cell office:value-type="float" office:value="11162" table:style-name="ce8">
            <text:p>11.162</text:p>
          </table:table-cell>
          <table:table-cell office:value-type="float" office:value="61.933345278623911" table:style-name="ce9">
            <text:p>61,9</text:p>
          </table:table-cell>
          <table:table-cell office:value-type="float" office:value="38.066654721376096" table:style-name="ce9">
            <text:p>38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83" table:style-name="ce8">
            <text:p>183</text:p>
          </table:table-cell>
          <table:table-cell office:value-type="float" office:value="7453" table:style-name="ce8">
            <text:p>7.453</text:p>
          </table:table-cell>
          <table:table-cell office:value-type="float" office:value="2.4553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içara do Norte/RN</text:p>
          </table:table-cell>
          <table:table-cell office:value-type="float" office:value="8991" table:style-name="ce8">
            <text:p>8.991</text:p>
          </table:table-cell>
          <table:table-cell office:value-type="float" office:value="8991" table:style-name="ce8">
            <text:p>8.991</text:p>
          </table:table-cell>
          <table:table-cell office:value-type="float" office:value="77.099321543765981" table:style-name="ce9">
            <text:p>77,1</text:p>
          </table:table-cell>
          <table:table-cell office:value-type="float" office:value="22.900678456234012" table:style-name="ce9">
            <text:p>22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479" table:style-name="ce8">
            <text:p>479</text:p>
          </table:table-cell>
          <table:table-cell office:value-type="float" office:value="5542" table:style-name="ce8">
            <text:p>5.542</text:p>
          </table:table-cell>
          <table:table-cell office:value-type="float" office:value="8.6430999999999994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ldas Novas/GO</text:p>
          </table:table-cell>
          <table:table-cell office:value-type="float" office:value="73785" table:style-name="ce8">
            <text:p>73.785</text:p>
          </table:table-cell>
          <table:table-cell office:value-type="float" office:value="73785" table:style-name="ce8">
            <text:p>73.785</text:p>
          </table:table-cell>
          <table:table-cell office:value-type="float" office:value="95.337805787084093" table:style-name="ce9">
            <text:p>95,3</text:p>
          </table:table-cell>
          <table:table-cell office:value-type="float" office:value="4.6621942129159049" table:style-name="ce9">
            <text:p>4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899" table:style-name="ce8">
            <text:p>899</text:p>
          </table:table-cell>
          <table:table-cell office:value-type="float" office:value="54947" table:style-name="ce8">
            <text:p>54.947</text:p>
          </table:table-cell>
          <table:table-cell office:value-type="float" office:value="1.6361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mbuí/MG</text:p>
          </table:table-cell>
          <table:table-cell office:value-type="float" office:value="30218" table:style-name="ce8">
            <text:p>30.218</text:p>
          </table:table-cell>
          <table:table-cell office:value-type="float" office:value="30218" table:style-name="ce8">
            <text:p>30.218</text:p>
          </table:table-cell>
          <table:table-cell office:value-type="float" office:value="80.773049175987822" table:style-name="ce9">
            <text:p>80,8</text:p>
          </table:table-cell>
          <table:table-cell office:value-type="float" office:value="19.226950824012178" table:style-name="ce9">
            <text:p>19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452" table:style-name="ce8">
            <text:p>452</text:p>
          </table:table-cell>
          <table:table-cell office:value-type="float" office:value="21612" table:style-name="ce8">
            <text:p>21.612</text:p>
          </table:table-cell>
          <table:table-cell office:value-type="float" office:value="2.0913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mpina Grande/PB</text:p>
          </table:table-cell>
          <table:table-cell office:value-type="float" office:value="477987" table:style-name="ce8">
            <text:p>477.987</text:p>
          </table:table-cell>
          <table:table-cell office:value-type="float" office:value="477987" table:style-name="ce8">
            <text:p>477.987</text:p>
          </table:table-cell>
          <table:table-cell office:value-type="float" office:value="88.615171542322287" table:style-name="ce9">
            <text:p>88,6</text:p>
          </table:table-cell>
          <table:table-cell office:value-type="float" office:value="11.384828457677719" table:style-name="ce9">
            <text:p>11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4776" table:style-name="ce8">
            <text:p>14.776</text:p>
          </table:table-cell>
          <table:table-cell office:value-type="float" office:value="331548" table:style-name="ce8">
            <text:p>331.548</text:p>
          </table:table-cell>
          <table:table-cell office:value-type="float" office:value="4.4567000000000002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mpinas/SP</text:p>
          </table:table-cell>
          <table:table-cell office:value-type="float" office:value="1874442" table:style-name="ce8">
            <text:p>1.874.442</text:p>
          </table:table-cell>
          <table:table-cell office:value-type="float" office:value="1874442" table:style-name="ce8">
            <text:p>1.874.442</text:p>
          </table:table-cell>
          <table:table-cell office:value-type="float" office:value="97.349344498256016" table:style-name="ce9">
            <text:p>97,3</text:p>
          </table:table-cell>
          <table:table-cell office:value-type="float" office:value="2.6506555017439855" table:style-name="ce9">
            <text:p>2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7" table:style-name="ce10">
            <text:p>7</text:p>
          </table:table-cell>
          <table:table-cell office:value-type="float" office:value="1" table:style-name="ce10">
            <text:p>1</text:p>
          </table:table-cell>
          <table:table-cell office:value-type="float" office:value="162036" table:style-name="ce8">
            <text:p>162.036</text:p>
          </table:table-cell>
          <table:table-cell office:value-type="float" office:value="1366234" table:style-name="ce8">
            <text:p>1.366.234</text:p>
          </table:table-cell>
          <table:table-cell office:value-type="float" office:value="0.1186" table:style-name="ce12">
            <text:p>0,1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mpos dos Goytacazes/RJ</text:p>
          </table:table-cell>
          <table:table-cell office:value-type="float" office:value="496478" table:style-name="ce8">
            <text:p>496.478</text:p>
          </table:table-cell>
          <table:table-cell office:value-type="float" office:value="496478" table:style-name="ce8">
            <text:p>496.478</text:p>
          </table:table-cell>
          <table:table-cell office:value-type="float" office:value="89.354211062725838" table:style-name="ce9">
            <text:p>89,4</text:p>
          </table:table-cell>
          <table:table-cell office:value-type="float" office:value="10.645788937274158" table:style-name="ce9">
            <text:p>10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913" table:style-name="ce8">
            <text:p>3.913</text:p>
          </table:table-cell>
          <table:table-cell office:value-type="float" office:value="335716" table:style-name="ce8">
            <text:p>335.716</text:p>
          </table:table-cell>
          <table:table-cell office:value-type="float" office:value="1.1656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nela - Gramado/RS</text:p>
          </table:table-cell>
          <table:table-cell office:value-type="float" office:value="71502" table:style-name="ce8">
            <text:p>71.502</text:p>
          </table:table-cell>
          <table:table-cell office:value-type="float" office:value="71502" table:style-name="ce8">
            <text:p>71.502</text:p>
          </table:table-cell>
          <table:table-cell office:value-type="float" office:value="92.765237336018572" table:style-name="ce9">
            <text:p>92,8</text:p>
          </table:table-cell>
          <table:table-cell office:value-type="float" office:value="7.2347626639814271" table:style-name="ce9">
            <text:p>7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5444" table:style-name="ce8">
            <text:p>5.444</text:p>
          </table:table-cell>
          <table:table-cell office:value-type="float" office:value="54001" table:style-name="ce8">
            <text:p>54.001</text:p>
          </table:table-cell>
          <table:table-cell office:value-type="float" office:value="0.100813" table:style-name="ce12">
            <text:p>0,1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noinhas/SC</text:p>
          </table:table-cell>
          <table:table-cell office:value-type="float" office:value="70894" table:style-name="ce8">
            <text:p>70.894</text:p>
          </table:table-cell>
          <table:table-cell office:value-type="float" office:value="70894" table:style-name="ce8">
            <text:p>70.894</text:p>
          </table:table-cell>
          <table:table-cell office:value-type="float" office:value="79.077213868592537" table:style-name="ce9">
            <text:p>79,1</text:p>
          </table:table-cell>
          <table:table-cell office:value-type="float" office:value="20.922786131407452" table:style-name="ce9">
            <text:p>20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541" table:style-name="ce8">
            <text:p>2.541</text:p>
          </table:table-cell>
          <table:table-cell office:value-type="float" office:value="49424" table:style-name="ce8">
            <text:p>49.424</text:p>
          </table:table-cell>
          <table:table-cell office:value-type="float" office:value="5.1411999999999999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pão Bonito/SP</text:p>
          </table:table-cell>
          <table:table-cell office:value-type="float" office:value="53600" table:style-name="ce8">
            <text:p>53.600</text:p>
          </table:table-cell>
          <table:table-cell office:value-type="float" office:value="53600" table:style-name="ce8">
            <text:p>53.600</text:p>
          </table:table-cell>
          <table:table-cell office:value-type="float" office:value="74.940298507462686" table:style-name="ce9">
            <text:p>74,9</text:p>
          </table:table-cell>
          <table:table-cell office:value-type="float" office:value="25.059701492537311" table:style-name="ce9">
            <text:p>25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046" table:style-name="ce8">
            <text:p>1.046</text:p>
          </table:table-cell>
          <table:table-cell office:value-type="float" office:value="36777" table:style-name="ce8">
            <text:p>36.777</text:p>
          </table:table-cell>
          <table:table-cell office:value-type="float" office:value="2.8441999999999999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pão da Canoa/RS</text:p>
          </table:table-cell>
          <table:table-cell office:value-type="float" office:value="64352" table:style-name="ce8">
            <text:p>64.352</text:p>
          </table:table-cell>
          <table:table-cell office:value-type="float" office:value="64352" table:style-name="ce8">
            <text:p>64.352</text:p>
          </table:table-cell>
          <table:table-cell office:value-type="float" office:value="87.114619592242676" table:style-name="ce9">
            <text:p>87,1</text:p>
          </table:table-cell>
          <table:table-cell office:value-type="float" office:value="12.885380407757335" table:style-name="ce9">
            <text:p>12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2556" table:style-name="ce8">
            <text:p>2.556</text:p>
          </table:table-cell>
          <table:table-cell office:value-type="float" office:value="46501" table:style-name="ce8">
            <text:p>46.501</text:p>
          </table:table-cell>
          <table:table-cell office:value-type="float" office:value="5.4967000000000002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pinzal/SC</text:p>
          </table:table-cell>
          <table:table-cell office:value-type="float" office:value="31132" table:style-name="ce8">
            <text:p>31.132</text:p>
          </table:table-cell>
          <table:table-cell office:value-type="float" office:value="31132" table:style-name="ce8">
            <text:p>31.132</text:p>
          </table:table-cell>
          <table:table-cell office:value-type="float" office:value="61.45445201079275" table:style-name="ce9">
            <text:p>61,5</text:p>
          </table:table-cell>
          <table:table-cell office:value-type="float" office:value="38.545547989207243" table:style-name="ce9">
            <text:p>38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641" table:style-name="ce8">
            <text:p>2.641</text:p>
          </table:table-cell>
          <table:table-cell office:value-type="float" office:value="24436" table:style-name="ce8">
            <text:p>24.436</text:p>
          </table:table-cell>
          <table:table-cell office:value-type="float" office:value="0.10807799999999999" table:style-name="ce12">
            <text:p>0,1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pivari/SP</text:p>
          </table:table-cell>
          <table:table-cell office:value-type="float" office:value="57188" table:style-name="ce8">
            <text:p>57.188</text:p>
          </table:table-cell>
          <table:table-cell office:value-type="float" office:value="57188" table:style-name="ce8">
            <text:p>57.188</text:p>
          </table:table-cell>
          <table:table-cell office:value-type="float" office:value="93.542351542281594" table:style-name="ce9">
            <text:p>93,5</text:p>
          </table:table-cell>
          <table:table-cell office:value-type="float" office:value="6.4576484577184026" table:style-name="ce9">
            <text:p>6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791" table:style-name="ce8">
            <text:p>2.791</text:p>
          </table:table-cell>
          <table:table-cell office:value-type="float" office:value="41344" table:style-name="ce8">
            <text:p>41.344</text:p>
          </table:table-cell>
          <table:table-cell office:value-type="float" office:value="6.7506999999999998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raguatatuba - Ubatuba - São Sebastião/SP</text:p>
          </table:table-cell>
          <table:table-cell office:value-type="float" office:value="281779" table:style-name="ce8">
            <text:p>281.779</text:p>
          </table:table-cell>
          <table:table-cell office:value-type="float" office:value="281779" table:style-name="ce8">
            <text:p>281.779</text:p>
          </table:table-cell>
          <table:table-cell office:value-type="float" office:value="90.007772048307373" table:style-name="ce9">
            <text:p>90,0</text:p>
          </table:table-cell>
          <table:table-cell office:value-type="float" office:value="9.9922279516926373" table:style-name="ce9">
            <text:p>10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7517" table:style-name="ce8">
            <text:p>7.517</text:p>
          </table:table-cell>
          <table:table-cell office:value-type="float" office:value="211565" table:style-name="ce8">
            <text:p>211.565</text:p>
          </table:table-cell>
          <table:table-cell office:value-type="float" office:value="3.5529999999999999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raí/MG</text:p>
          </table:table-cell>
          <table:table-cell office:value-type="float" office:value="29051" table:style-name="ce8">
            <text:p>29.051</text:p>
          </table:table-cell>
          <table:table-cell office:value-type="float" office:value="29051" table:style-name="ce8">
            <text:p>29.051</text:p>
          </table:table-cell>
          <table:table-cell office:value-type="float" office:value="36.122680802726244" table:style-name="ce9">
            <text:p>36,1</text:p>
          </table:table-cell>
          <table:table-cell office:value-type="float" office:value="63.877319197273764" table:style-name="ce9">
            <text:p>63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28" table:style-name="ce8">
            <text:p>828</text:p>
          </table:table-cell>
          <table:table-cell office:value-type="float" office:value="18804" table:style-name="ce8">
            <text:p>18.804</text:p>
          </table:table-cell>
          <table:table-cell office:value-type="float" office:value="4.4033000000000003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rolina/MA</text:p>
          </table:table-cell>
          <table:table-cell office:value-type="float" office:value="32464" table:style-name="ce8">
            <text:p>32.464</text:p>
          </table:table-cell>
          <table:table-cell office:value-type="float" office:value="32464" table:style-name="ce8">
            <text:p>32.464</text:p>
          </table:table-cell>
          <table:table-cell office:value-type="float" office:value="67.074297683587972" table:style-name="ce9">
            <text:p>67,1</text:p>
          </table:table-cell>
          <table:table-cell office:value-type="float" office:value="32.925702316412028" table:style-name="ce9">
            <text:p>32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444" table:style-name="ce8">
            <text:p>444</text:p>
          </table:table-cell>
          <table:table-cell office:value-type="float" office:value="21368" table:style-name="ce8">
            <text:p>21.368</text:p>
          </table:table-cell>
          <table:table-cell office:value-type="float" office:value="2.0778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scavel/PR</text:p>
          </table:table-cell>
          <table:table-cell office:value-type="float" office:value="296537" table:style-name="ce8">
            <text:p>296.537</text:p>
          </table:table-cell>
          <table:table-cell office:value-type="float" office:value="296537" table:style-name="ce8">
            <text:p>296.537</text:p>
          </table:table-cell>
          <table:table-cell office:value-type="float" office:value="90.474713104941372" table:style-name="ce9">
            <text:p>90,5</text:p>
          </table:table-cell>
          <table:table-cell office:value-type="float" office:value="9.5252868950586276" table:style-name="ce9">
            <text:p>9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717" table:style-name="ce8">
            <text:p>1.717</text:p>
          </table:table-cell>
          <table:table-cell office:value-type="float" office:value="226593" table:style-name="ce8">
            <text:p>226.593</text:p>
          </table:table-cell>
          <table:table-cell office:value-type="float" office:value="7.5770000000000004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talão/GO</text:p>
          </table:table-cell>
          <table:table-cell office:value-type="float" office:value="100198" table:style-name="ce8">
            <text:p>100.198</text:p>
          </table:table-cell>
          <table:table-cell office:value-type="float" office:value="100198" table:style-name="ce8">
            <text:p>100.198</text:p>
          </table:table-cell>
          <table:table-cell office:value-type="float" office:value="92.078684205273547" table:style-name="ce9">
            <text:p>92,1</text:p>
          </table:table-cell>
          <table:table-cell office:value-type="float" office:value="7.921315794726441" table:style-name="ce9">
            <text:p>7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264" table:style-name="ce8">
            <text:p>2.264</text:p>
          </table:table-cell>
          <table:table-cell office:value-type="float" office:value="73649" table:style-name="ce8">
            <text:p>73.649</text:p>
          </table:table-cell>
          <table:table-cell office:value-type="float" office:value="3.074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tanduva/SP</text:p>
          </table:table-cell>
          <table:table-cell office:value-type="float" office:value="147754" table:style-name="ce8">
            <text:p>147.754</text:p>
          </table:table-cell>
          <table:table-cell office:value-type="float" office:value="147754" table:style-name="ce8">
            <text:p>147.754</text:p>
          </table:table-cell>
          <table:table-cell office:value-type="float" office:value="97.377397566224943" table:style-name="ce9">
            <text:p>97,4</text:p>
          </table:table-cell>
          <table:table-cell office:value-type="float" office:value="2.6226024337750586" table:style-name="ce9">
            <text:p>2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5906" table:style-name="ce8">
            <text:p>5.906</text:p>
          </table:table-cell>
          <table:table-cell office:value-type="float" office:value="104552" table:style-name="ce8">
            <text:p>104.552</text:p>
          </table:table-cell>
          <table:table-cell office:value-type="float" office:value="5.6488999999999998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xambu - Baependi/MG</text:p>
          </table:table-cell>
          <table:table-cell office:value-type="float" office:value="40012" table:style-name="ce8">
            <text:p>40.012</text:p>
          </table:table-cell>
          <table:table-cell office:value-type="float" office:value="40012" table:style-name="ce8">
            <text:p>40.012</text:p>
          </table:table-cell>
          <table:table-cell office:value-type="float" office:value="84.849545136459056" table:style-name="ce9">
            <text:p>84,8</text:p>
          </table:table-cell>
          <table:table-cell office:value-type="float" office:value="15.150454863540938" table:style-name="ce9">
            <text:p>15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833" table:style-name="ce8">
            <text:p>833</text:p>
          </table:table-cell>
          <table:table-cell office:value-type="float" office:value="27384" table:style-name="ce8">
            <text:p>27.384</text:p>
          </table:table-cell>
          <table:table-cell office:value-type="float" office:value="3.0419000000000002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axias do Sul/RS</text:p>
          </table:table-cell>
          <table:table-cell office:value-type="float" office:value="504317" table:style-name="ce8">
            <text:p>504.317</text:p>
          </table:table-cell>
          <table:table-cell office:value-type="float" office:value="504317" table:style-name="ce8">
            <text:p>504.317</text:p>
          </table:table-cell>
          <table:table-cell office:value-type="float" office:value="89.997957633789866" table:style-name="ce9">
            <text:p>90,0</text:p>
          </table:table-cell>
          <table:table-cell office:value-type="float" office:value="10.002042366210141" table:style-name="ce9">
            <text:p>10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521" table:style-name="ce8">
            <text:p>6.521</text:p>
          </table:table-cell>
          <table:table-cell office:value-type="float" office:value="382796" table:style-name="ce8">
            <text:p>382.796</text:p>
          </table:table-cell>
          <table:table-cell office:value-type="float" office:value="1.7035000000000002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eres - Rialma/GO</text:p>
          </table:table-cell>
          <table:table-cell office:value-type="float" office:value="31245" table:style-name="ce8">
            <text:p>31.245</text:p>
          </table:table-cell>
          <table:table-cell office:value-type="float" office:value="31245" table:style-name="ce8">
            <text:p>31.245</text:p>
          </table:table-cell>
          <table:table-cell office:value-type="float" office:value="92.55240838534165" table:style-name="ce9">
            <text:p>92,6</text:p>
          </table:table-cell>
          <table:table-cell office:value-type="float" office:value="7.4475916146583456" table:style-name="ce9">
            <text:p>7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798" table:style-name="ce8">
            <text:p>1.798</text:p>
          </table:table-cell>
          <table:table-cell office:value-type="float" office:value="22907" table:style-name="ce8">
            <text:p>22.907</text:p>
          </table:table-cell>
          <table:table-cell office:value-type="float" office:value="7.8491000000000005E-2" table:style-name="ce12">
            <text:p>0,0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erquilho - Tietê/SP</text:p>
          </table:table-cell>
          <table:table-cell office:value-type="float" office:value="76452" table:style-name="ce8">
            <text:p>76.452</text:p>
          </table:table-cell>
          <table:table-cell office:value-type="float" office:value="76452" table:style-name="ce8">
            <text:p>76.452</text:p>
          </table:table-cell>
          <table:table-cell office:value-type="float" office:value="90.506461570658715" table:style-name="ce9">
            <text:p>90,5</text:p>
          </table:table-cell>
          <table:table-cell office:value-type="float" office:value="9.4935384293412852" table:style-name="ce9">
            <text:p>9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825" table:style-name="ce8">
            <text:p>1.825</text:p>
          </table:table-cell>
          <table:table-cell office:value-type="float" office:value="57555" table:style-name="ce8">
            <text:p>57.555</text:p>
          </table:table-cell>
          <table:table-cell office:value-type="float" office:value="3.1709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erro Largo/RS</text:p>
          </table:table-cell>
          <table:table-cell office:value-type="float" office:value="15958" table:style-name="ce8">
            <text:p>15.958</text:p>
          </table:table-cell>
          <table:table-cell office:value-type="float" office:value="15958" table:style-name="ce8">
            <text:p>15.958</text:p>
          </table:table-cell>
          <table:table-cell office:value-type="float" office:value="73.098132598069938" table:style-name="ce9">
            <text:p>73,1</text:p>
          </table:table-cell>
          <table:table-cell office:value-type="float" office:value="26.901867401930069" table:style-name="ce9">
            <text:p>26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352" table:style-name="ce8">
            <text:p>352</text:p>
          </table:table-cell>
          <table:table-cell office:value-type="float" office:value="11975" table:style-name="ce8">
            <text:p>11.975</text:p>
          </table:table-cell>
          <table:table-cell office:value-type="float" office:value="2.9395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hapecó/SC</text:p>
          </table:table-cell>
          <table:table-cell office:value-type="float" office:value="191976" table:style-name="ce8">
            <text:p>191.976</text:p>
          </table:table-cell>
          <table:table-cell office:value-type="float" office:value="191976" table:style-name="ce8">
            <text:p>191.976</text:p>
          </table:table-cell>
          <table:table-cell office:value-type="float" office:value="89.932074842688664" table:style-name="ce9">
            <text:p>89,9</text:p>
          </table:table-cell>
          <table:table-cell office:value-type="float" office:value="10.067925157311331" table:style-name="ce9">
            <text:p>10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1528" table:style-name="ce8">
            <text:p>1.528</text:p>
          </table:table-cell>
          <table:table-cell office:value-type="float" office:value="153442" table:style-name="ce8">
            <text:p>153.442</text:p>
          </table:table-cell>
          <table:table-cell office:value-type="float" office:value="9.9579999999999998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harqueadas - Triunfo - São Jerônimo/RS</text:p>
          </table:table-cell>
          <table:table-cell office:value-type="float" office:value="83247" table:style-name="ce8">
            <text:p>83.247</text:p>
          </table:table-cell>
          <table:table-cell office:value-type="float" office:value="83247" table:style-name="ce8">
            <text:p>83.247</text:p>
          </table:table-cell>
          <table:table-cell office:value-type="float" office:value="75.024925823152785" table:style-name="ce9">
            <text:p>75,0</text:p>
          </table:table-cell>
          <table:table-cell office:value-type="float" office:value="24.975074176847215" table:style-name="ce9">
            <text:p>25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2847" table:style-name="ce8">
            <text:p>2.847</text:p>
          </table:table-cell>
          <table:table-cell office:value-type="float" office:value="56876" table:style-name="ce8">
            <text:p>56.876</text:p>
          </table:table-cell>
          <table:table-cell office:value-type="float" office:value="5.0056000000000003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idreira - Balneário Pinhal/RS</text:p>
          </table:table-cell>
          <table:table-cell office:value-type="float" office:value="23524" table:style-name="ce8">
            <text:p>23.524</text:p>
          </table:table-cell>
          <table:table-cell office:value-type="float" office:value="23524" table:style-name="ce8">
            <text:p>23.524</text:p>
          </table:table-cell>
          <table:table-cell office:value-type="float" office:value="96.144363203536813" table:style-name="ce9">
            <text:p>96,1</text:p>
          </table:table-cell>
          <table:table-cell office:value-type="float" office:value="3.855636796463187" table:style-name="ce9">
            <text:p>3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291" table:style-name="ce8">
            <text:p>291</text:p>
          </table:table-cell>
          <table:table-cell office:value-type="float" office:value="14542" table:style-name="ce8">
            <text:p>14.542</text:p>
          </table:table-cell>
          <table:table-cell office:value-type="float" office:value="2.0011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lorado/PR</text:p>
          </table:table-cell>
          <table:table-cell office:value-type="float" office:value="26181" table:style-name="ce8">
            <text:p>26.181</text:p>
          </table:table-cell>
          <table:table-cell office:value-type="float" office:value="26181" table:style-name="ce8">
            <text:p>26.181</text:p>
          </table:table-cell>
          <table:table-cell office:value-type="float" office:value="92.383789771208129" table:style-name="ce9">
            <text:p>92,4</text:p>
          </table:table-cell>
          <table:table-cell office:value-type="float" office:value="7.6162102287918723" table:style-name="ce9">
            <text:p>7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23" table:style-name="ce8">
            <text:p>523</text:p>
          </table:table-cell>
          <table:table-cell office:value-type="float" office:value="18906" table:style-name="ce8">
            <text:p>18.906</text:p>
          </table:table-cell>
          <table:table-cell office:value-type="float" office:value="2.7663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ceição do Almeida - Sapeaçu/BA</text:p>
          </table:table-cell>
          <table:table-cell office:value-type="float" office:value="34474" table:style-name="ce8">
            <text:p>34.474</text:p>
          </table:table-cell>
          <table:table-cell office:value-type="float" office:value="34474" table:style-name="ce8">
            <text:p>34.474</text:p>
          </table:table-cell>
          <table:table-cell office:value-type="float" office:value="46.440795962174391" table:style-name="ce9">
            <text:p>46,4</text:p>
          </table:table-cell>
          <table:table-cell office:value-type="float" office:value="53.559204037825602" table:style-name="ce9">
            <text:p>53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54" table:style-name="ce8">
            <text:p>154</text:p>
          </table:table-cell>
          <table:table-cell office:value-type="float" office:value="22017" table:style-name="ce8">
            <text:p>22.017</text:p>
          </table:table-cell>
          <table:table-cell office:value-type="float" office:value="6.9950000000000003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nselheiro Lafaiete/MG</text:p>
          </table:table-cell>
          <table:table-cell office:value-type="float" office:value="211068" table:style-name="ce8">
            <text:p>211.068</text:p>
          </table:table-cell>
          <table:table-cell office:value-type="float" office:value="211068" table:style-name="ce8">
            <text:p>211.068</text:p>
          </table:table-cell>
          <table:table-cell office:value-type="float" office:value="92.747834821005554" table:style-name="ce9">
            <text:p>92,7</text:p>
          </table:table-cell>
          <table:table-cell office:value-type="float" office:value="7.2521651789944475" table:style-name="ce9">
            <text:p>7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397" table:style-name="ce8">
            <text:p>14.397</text:p>
          </table:table-cell>
          <table:table-cell office:value-type="float" office:value="144090" table:style-name="ce8">
            <text:p>144.090</text:p>
          </table:table-cell>
          <table:table-cell office:value-type="float" office:value="9.9917000000000006E-2" table:style-name="ce12">
            <text:p>0,1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ordeiro - Cantagalo/RJ</text:p>
          </table:table-cell>
          <table:table-cell office:value-type="float" office:value="40260" table:style-name="ce8">
            <text:p>40.260</text:p>
          </table:table-cell>
          <table:table-cell office:value-type="float" office:value="40260" table:style-name="ce8">
            <text:p>40.260</text:p>
          </table:table-cell>
          <table:table-cell office:value-type="float" office:value="87.486338797814213" table:style-name="ce9">
            <text:p>87,5</text:p>
          </table:table-cell>
          <table:table-cell office:value-type="float" office:value="12.513661202185791" table:style-name="ce9">
            <text:p>12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753" table:style-name="ce8">
            <text:p>1.753</text:p>
          </table:table-cell>
          <table:table-cell office:value-type="float" office:value="29236" table:style-name="ce8">
            <text:p>29.236</text:p>
          </table:table-cell>
          <table:table-cell office:value-type="float" office:value="5.9959999999999999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iciúma/SC</text:p>
          </table:table-cell>
          <table:table-cell office:value-type="float" office:value="357921" table:style-name="ce8">
            <text:p>357.921</text:p>
          </table:table-cell>
          <table:table-cell office:value-type="float" office:value="357921" table:style-name="ce8">
            <text:p>357.921</text:p>
          </table:table-cell>
          <table:table-cell office:value-type="float" office:value="81.3562210655424" table:style-name="ce9">
            <text:p>81,4</text:p>
          </table:table-cell>
          <table:table-cell office:value-type="float" office:value="18.643778934457604" table:style-name="ce9">
            <text:p>18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31349" table:style-name="ce8">
            <text:p>31.349</text:p>
          </table:table-cell>
          <table:table-cell office:value-type="float" office:value="269525" table:style-name="ce8">
            <text:p>269.525</text:p>
          </table:table-cell>
          <table:table-cell office:value-type="float" office:value="0.116312" table:style-name="ce12">
            <text:p>0,1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ruzeiro/SP</text:p>
          </table:table-cell>
          <table:table-cell office:value-type="float" office:value="83629" table:style-name="ce8">
            <text:p>83.629</text:p>
          </table:table-cell>
          <table:table-cell office:value-type="float" office:value="83629" table:style-name="ce8">
            <text:p>83.629</text:p>
          </table:table-cell>
          <table:table-cell office:value-type="float" office:value="97.005823338793959" table:style-name="ce9">
            <text:p>97,0</text:p>
          </table:table-cell>
          <table:table-cell office:value-type="float" office:value="2.994176661206041" table:style-name="ce9">
            <text:p>3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406" table:style-name="ce8">
            <text:p>1.406</text:p>
          </table:table-cell>
          <table:table-cell office:value-type="float" office:value="55630" table:style-name="ce8">
            <text:p>55.630</text:p>
          </table:table-cell>
          <table:table-cell office:value-type="float" office:value="2.5274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uiabá/MT</text:p>
          </table:table-cell>
          <table:table-cell office:value-type="float" office:value="803694" table:style-name="ce8">
            <text:p>803.694</text:p>
          </table:table-cell>
          <table:table-cell office:value-type="float" office:value="803694" table:style-name="ce8">
            <text:p>803.694</text:p>
          </table:table-cell>
          <table:table-cell office:value-type="float" office:value="97.193334776668721" table:style-name="ce9">
            <text:p>97,2</text:p>
          </table:table-cell>
          <table:table-cell office:value-type="float" office:value="2.8066652233312679" table:style-name="ce9">
            <text:p>2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41305" table:style-name="ce8">
            <text:p>41.305</text:p>
          </table:table-cell>
          <table:table-cell office:value-type="float" office:value="600605" table:style-name="ce8">
            <text:p>600.605</text:p>
          </table:table-cell>
          <table:table-cell office:value-type="float" office:value="6.8772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uité - Nova Floresta/PB</text:p>
          </table:table-cell>
          <table:table-cell office:value-type="float" office:value="30511" table:style-name="ce8">
            <text:p>30.511</text:p>
          </table:table-cell>
          <table:table-cell office:value-type="float" office:value="30511" table:style-name="ce8">
            <text:p>30.511</text:p>
          </table:table-cell>
          <table:table-cell office:value-type="float" office:value="74.999180623381733" table:style-name="ce9">
            <text:p>75,0</text:p>
          </table:table-cell>
          <table:table-cell office:value-type="float" office:value="25.000819376618267" table:style-name="ce9">
            <text:p>25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83" table:style-name="ce8">
            <text:p>383</text:p>
          </table:table-cell>
          <table:table-cell office:value-type="float" office:value="20960" table:style-name="ce8">
            <text:p>20.960</text:p>
          </table:table-cell>
          <table:table-cell office:value-type="float" office:value="1.8273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uritiba/PR</text:p>
          </table:table-cell>
          <table:table-cell office:value-type="float" office:value="3054076" table:style-name="ce8">
            <text:p>3.054.076</text:p>
          </table:table-cell>
          <table:table-cell office:value-type="float" office:value="3054076" table:style-name="ce8">
            <text:p>3.054.076</text:p>
          </table:table-cell>
          <table:table-cell office:value-type="float" office:value="93.108881376887808" table:style-name="ce9">
            <text:p>93,1</text:p>
          </table:table-cell>
          <table:table-cell office:value-type="float" office:value="6.8911186231121953" table:style-name="ce9">
            <text:p>6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14" table:style-name="ce10">
            <text:p>14</text:p>
          </table:table-cell>
          <table:table-cell office:value-type="float" office:value="4" table:style-name="ce10">
            <text:p>4</text:p>
          </table:table-cell>
          <table:table-cell office:value-type="float" office:value="344153" table:style-name="ce8">
            <text:p>344.153</text:p>
          </table:table-cell>
          <table:table-cell office:value-type="float" office:value="2310673" table:style-name="ce8">
            <text:p>2.310.673</text:p>
          </table:table-cell>
          <table:table-cell office:value-type="float" office:value="0.14894099999999999" table:style-name="ce12">
            <text:p>0,1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Curvelo/MG</text:p>
          </table:table-cell>
          <table:table-cell office:value-type="float" office:value="80943" table:style-name="ce8">
            <text:p>80.943</text:p>
          </table:table-cell>
          <table:table-cell office:value-type="float" office:value="80943" table:style-name="ce8">
            <text:p>80.943</text:p>
          </table:table-cell>
          <table:table-cell office:value-type="float" office:value="89.105914038273852" table:style-name="ce9">
            <text:p>89,1</text:p>
          </table:table-cell>
          <table:table-cell office:value-type="float" office:value="10.894085961726153" table:style-name="ce9">
            <text:p>10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786" table:style-name="ce8">
            <text:p>786</text:p>
          </table:table-cell>
          <table:table-cell office:value-type="float" office:value="55169" table:style-name="ce8">
            <text:p>55.169</text:p>
          </table:table-cell>
          <table:table-cell office:value-type="float" office:value="1.4246999999999999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Duas Estradas - Serra da Raiz/PB</text:p>
          </table:table-cell>
          <table:table-cell office:value-type="float" office:value="6842" table:style-name="ce8">
            <text:p>6.842</text:p>
          </table:table-cell>
          <table:table-cell office:value-type="float" office:value="6842" table:style-name="ce8">
            <text:p>6.842</text:p>
          </table:table-cell>
          <table:table-cell office:value-type="float" office:value="78.12043262204034" table:style-name="ce9">
            <text:p>78,1</text:p>
          </table:table-cell>
          <table:table-cell office:value-type="float" office:value="21.87956737795966" table:style-name="ce9">
            <text:p>21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55" table:style-name="ce8">
            <text:p>255</text:p>
          </table:table-cell>
          <table:table-cell office:value-type="float" office:value="4479" table:style-name="ce8">
            <text:p>4.479</text:p>
          </table:table-cell>
          <table:table-cell office:value-type="float" office:value="5.6932000000000003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Estreito/MA</text:p>
          </table:table-cell>
          <table:table-cell office:value-type="float" office:value="40997" table:style-name="ce8">
            <text:p>40.997</text:p>
          </table:table-cell>
          <table:table-cell office:value-type="float" office:value="40997" table:style-name="ce8">
            <text:p>40.997</text:p>
          </table:table-cell>
          <table:table-cell office:value-type="float" office:value="72.980949825596994" table:style-name="ce9">
            <text:p>73,0</text:p>
          </table:table-cell>
          <table:table-cell office:value-type="float" office:value="27.019050174403002" table:style-name="ce9">
            <text:p>27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720" table:style-name="ce8">
            <text:p>720</text:p>
          </table:table-cell>
          <table:table-cell office:value-type="float" office:value="26753" table:style-name="ce8">
            <text:p>26.753</text:p>
          </table:table-cell>
          <table:table-cell office:value-type="float" office:value="2.6912999999999999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Fernandópolis/SP</text:p>
          </table:table-cell>
          <table:table-cell office:value-type="float" office:value="70918" table:style-name="ce8">
            <text:p>70.918</text:p>
          </table:table-cell>
          <table:table-cell office:value-type="float" office:value="70918" table:style-name="ce8">
            <text:p>70.918</text:p>
          </table:table-cell>
          <table:table-cell office:value-type="float" office:value="94.572604980399902" table:style-name="ce9">
            <text:p>94,6</text:p>
          </table:table-cell>
          <table:table-cell office:value-type="float" office:value="5.4273950196001017" table:style-name="ce9">
            <text:p>5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28" table:style-name="ce8">
            <text:p>928</text:p>
          </table:table-cell>
          <table:table-cell office:value-type="float" office:value="51366" table:style-name="ce8">
            <text:p>51.366</text:p>
          </table:table-cell>
          <table:table-cell office:value-type="float" office:value="1.8065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Floriano/PI</text:p>
          </table:table-cell>
          <table:table-cell office:value-type="float" office:value="75531" table:style-name="ce8">
            <text:p>75.531</text:p>
          </table:table-cell>
          <table:table-cell office:value-type="float" office:value="75531" table:style-name="ce8">
            <text:p>75.531</text:p>
          </table:table-cell>
          <table:table-cell office:value-type="float" office:value="79.845361507195719" table:style-name="ce9">
            <text:p>79,8</text:p>
          </table:table-cell>
          <table:table-cell office:value-type="float" office:value="20.154638492804278" table:style-name="ce9">
            <text:p>20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389" table:style-name="ce8">
            <text:p>1.389</text:p>
          </table:table-cell>
          <table:table-cell office:value-type="float" office:value="52792" table:style-name="ce8">
            <text:p>52.792</text:p>
          </table:table-cell>
          <table:table-cell office:value-type="float" office:value="2.6311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Florianópolis/SC</text:p>
          </table:table-cell>
          <table:table-cell office:value-type="float" office:value="883808" table:style-name="ce8">
            <text:p>883.808</text:p>
          </table:table-cell>
          <table:table-cell office:value-type="float" office:value="883808" table:style-name="ce8">
            <text:p>883.808</text:p>
          </table:table-cell>
          <table:table-cell office:value-type="float" office:value="93.842893479126687" table:style-name="ce9">
            <text:p>93,8</text:p>
          </table:table-cell>
          <table:table-cell office:value-type="float" office:value="6.1571065208733113" table:style-name="ce9">
            <text:p>6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0">
            <text:p>1</text:p>
          </table:table-cell>
          <table:table-cell office:value-type="float" office:value="122101" table:style-name="ce8">
            <text:p>122.101</text:p>
          </table:table-cell>
          <table:table-cell office:value-type="float" office:value="678335" table:style-name="ce8">
            <text:p>678.335</text:p>
          </table:table-cell>
          <table:table-cell office:value-type="float" office:value="0.18000099999999999" table:style-name="ce12">
            <text:p>0,1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Fortaleza/CE</text:p>
          </table:table-cell>
          <table:table-cell office:value-type="float" office:value="3327021" table:style-name="ce8">
            <text:p>3.327.021</text:p>
          </table:table-cell>
          <table:table-cell office:value-type="float" office:value="3327021" table:style-name="ce8">
            <text:p>3.327.021</text:p>
          </table:table-cell>
          <table:table-cell office:value-type="float" office:value="95.948597859767034" table:style-name="ce9">
            <text:p>95,9</text:p>
          </table:table-cell>
          <table:table-cell office:value-type="float" office:value="4.051402140232959" table:style-name="ce9">
            <text:p>4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6" table:style-name="ce10">
            <text:p>6</text:p>
          </table:table-cell>
          <table:table-cell office:value-type="float" office:value="2" table:style-name="ce10">
            <text:p>2</text:p>
          </table:table-cell>
          <table:table-cell office:value-type="float" office:value="134506" table:style-name="ce8">
            <text:p>134.506</text:p>
          </table:table-cell>
          <table:table-cell office:value-type="float" office:value="2352141" table:style-name="ce8">
            <text:p>2.352.141</text:p>
          </table:table-cell>
          <table:table-cell office:value-type="float" office:value="5.7183999999999999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Franca/SP</text:p>
          </table:table-cell>
          <table:table-cell office:value-type="float" office:value="360544" table:style-name="ce8">
            <text:p>360.544</text:p>
          </table:table-cell>
          <table:table-cell office:value-type="float" office:value="360544" table:style-name="ce8">
            <text:p>360.544</text:p>
          </table:table-cell>
          <table:table-cell office:value-type="float" office:value="95.718691754681814" table:style-name="ce9">
            <text:p>95,7</text:p>
          </table:table-cell>
          <table:table-cell office:value-type="float" office:value="4.2813082453181854" table:style-name="ce9">
            <text:p>4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785" table:style-name="ce8">
            <text:p>6.785</text:p>
          </table:table-cell>
          <table:table-cell office:value-type="float" office:value="266547" table:style-name="ce8">
            <text:p>266.547</text:p>
          </table:table-cell>
          <table:table-cell office:value-type="float" office:value="2.5454999999999998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Gastão Vidigal - Monções/SP</text:p>
          </table:table-cell>
          <table:table-cell office:value-type="float" office:value="6325" table:style-name="ce8">
            <text:p>6.325</text:p>
          </table:table-cell>
          <table:table-cell office:value-type="float" office:value="6325" table:style-name="ce8">
            <text:p>6.325</text:p>
          </table:table-cell>
          <table:table-cell office:value-type="float" office:value="88.411067193675891" table:style-name="ce9">
            <text:p>88,4</text:p>
          </table:table-cell>
          <table:table-cell office:value-type="float" office:value="11.588932806324111" table:style-name="ce9">
            <text:p>11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53" table:style-name="ce8">
            <text:p>353</text:p>
          </table:table-cell>
          <table:table-cell office:value-type="float" office:value="4382" table:style-name="ce8">
            <text:p>4.382</text:p>
          </table:table-cell>
          <table:table-cell office:value-type="float" office:value="8.0557000000000004E-2" table:style-name="ce12">
            <text:p>0,0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Getúlio Vargas/RS</text:p>
          </table:table-cell>
          <table:table-cell office:value-type="float" office:value="22165" table:style-name="ce8">
            <text:p>22.165</text:p>
          </table:table-cell>
          <table:table-cell office:value-type="float" office:value="22165" table:style-name="ce8">
            <text:p>22.165</text:p>
          </table:table-cell>
          <table:table-cell office:value-type="float" office:value="85.635010151139184" table:style-name="ce9">
            <text:p>85,6</text:p>
          </table:table-cell>
          <table:table-cell office:value-type="float" office:value="14.364989848860818" table:style-name="ce9">
            <text:p>14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679" table:style-name="ce8">
            <text:p>679</text:p>
          </table:table-cell>
          <table:table-cell office:value-type="float" office:value="16122" table:style-name="ce8">
            <text:p>16.122</text:p>
          </table:table-cell>
          <table:table-cell office:value-type="float" office:value="4.2116000000000001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Goianésia/GO</text:p>
          </table:table-cell>
          <table:table-cell office:value-type="float" office:value="71438" table:style-name="ce8">
            <text:p>71.438</text:p>
          </table:table-cell>
          <table:table-cell office:value-type="float" office:value="71438" table:style-name="ce8">
            <text:p>71.438</text:p>
          </table:table-cell>
          <table:table-cell office:value-type="float" office:value="87.78381253674516" table:style-name="ce9">
            <text:p>87,8</text:p>
          </table:table-cell>
          <table:table-cell office:value-type="float" office:value="12.216187463254851" table:style-name="ce9">
            <text:p>12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721" table:style-name="ce8">
            <text:p>1.721</text:p>
          </table:table-cell>
          <table:table-cell office:value-type="float" office:value="51747" table:style-name="ce8">
            <text:p>51.747</text:p>
          </table:table-cell>
          <table:table-cell office:value-type="float" office:value="3.3258000000000003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Goiânia/GO</text:p>
          </table:table-cell>
          <table:table-cell office:value-type="float" office:value="2078399" table:style-name="ce8">
            <text:p>2.078.399</text:p>
          </table:table-cell>
          <table:table-cell office:value-type="float" office:value="2078399" table:style-name="ce8">
            <text:p>2.078.399</text:p>
          </table:table-cell>
          <table:table-cell office:value-type="float" office:value="98.386835251556604" table:style-name="ce9">
            <text:p>98,4</text:p>
          </table:table-cell>
          <table:table-cell office:value-type="float" office:value="1.6131647484433933" table:style-name="ce9">
            <text:p>1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5" table:style-name="ce10">
            <text:p>5</text:p>
          </table:table-cell>
          <table:table-cell office:value-type="float" office:value="3" table:style-name="ce10">
            <text:p>3</text:p>
          </table:table-cell>
          <table:table-cell office:value-type="float" office:value="196719" table:style-name="ce8">
            <text:p>196.719</text:p>
          </table:table-cell>
          <table:table-cell office:value-type="float" office:value="1563821" table:style-name="ce8">
            <text:p>1.563.821</text:p>
          </table:table-cell>
          <table:table-cell office:value-type="float" office:value="0.12579399999999999" table:style-name="ce12">
            <text:p>0,1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Guarabira/PB</text:p>
          </table:table-cell>
          <table:table-cell office:value-type="float" office:value="60481" table:style-name="ce8">
            <text:p>60.481</text:p>
          </table:table-cell>
          <table:table-cell office:value-type="float" office:value="60481" table:style-name="ce8">
            <text:p>60.481</text:p>
          </table:table-cell>
          <table:table-cell office:value-type="float" office:value="86.038590631768656" table:style-name="ce9">
            <text:p>86,0</text:p>
          </table:table-cell>
          <table:table-cell office:value-type="float" office:value="13.961409368231346" table:style-name="ce9">
            <text:p>14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507" table:style-name="ce8">
            <text:p>507</text:p>
          </table:table-cell>
          <table:table-cell office:value-type="float" office:value="40002" table:style-name="ce8">
            <text:p>40.002</text:p>
          </table:table-cell>
          <table:table-cell office:value-type="float" office:value="1.2674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Guaratinguetá/SP</text:p>
          </table:table-cell>
          <table:table-cell office:value-type="float" office:value="176075" table:style-name="ce8">
            <text:p>176.075</text:p>
          </table:table-cell>
          <table:table-cell office:value-type="float" office:value="176075" table:style-name="ce8">
            <text:p>176.075</text:p>
          </table:table-cell>
          <table:table-cell office:value-type="float" office:value="94.791424109044442" table:style-name="ce9">
            <text:p>94,8</text:p>
          </table:table-cell>
          <table:table-cell office:value-type="float" office:value="5.2085758909555588" table:style-name="ce9">
            <text:p>5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1045" table:style-name="ce8">
            <text:p>11.045</text:p>
          </table:table-cell>
          <table:table-cell office:value-type="float" office:value="122733" table:style-name="ce8">
            <text:p>122.733</text:p>
          </table:table-cell>
          <table:table-cell office:value-type="float" office:value="8.9992000000000003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Guariba/SP</text:p>
          </table:table-cell>
          <table:table-cell office:value-type="float" office:value="41054" table:style-name="ce8">
            <text:p>41.054</text:p>
          </table:table-cell>
          <table:table-cell office:value-type="float" office:value="41054" table:style-name="ce8">
            <text:p>41.054</text:p>
          </table:table-cell>
          <table:table-cell office:value-type="float" office:value="97.172017343011646" table:style-name="ce9">
            <text:p>97,2</text:p>
          </table:table-cell>
          <table:table-cell office:value-type="float" office:value="2.827982656988357" table:style-name="ce9">
            <text:p>2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17" table:style-name="ce8">
            <text:p>1.017</text:p>
          </table:table-cell>
          <table:table-cell office:value-type="float" office:value="28209" table:style-name="ce8">
            <text:p>28.209</text:p>
          </table:table-cell>
          <table:table-cell office:value-type="float" office:value="3.6052000000000001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garapava/SP</text:p>
          </table:table-cell>
          <table:table-cell office:value-type="float" office:value="41193" table:style-name="ce8">
            <text:p>41.193</text:p>
          </table:table-cell>
          <table:table-cell office:value-type="float" office:value="41193" table:style-name="ce8">
            <text:p>41.193</text:p>
          </table:table-cell>
          <table:table-cell office:value-type="float" office:value="94.098511883086928" table:style-name="ce9">
            <text:p>94,1</text:p>
          </table:table-cell>
          <table:table-cell office:value-type="float" office:value="5.9014881169130682" table:style-name="ce9">
            <text:p>5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26" table:style-name="ce8">
            <text:p>2.126</text:p>
          </table:table-cell>
          <table:table-cell office:value-type="float" office:value="28249" table:style-name="ce8">
            <text:p>28.249</text:p>
          </table:table-cell>
          <table:table-cell office:value-type="float" office:value="7.5259000000000006E-2" table:style-name="ce12">
            <text:p>0,0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guape/SP</text:p>
          </table:table-cell>
          <table:table-cell office:value-type="float" office:value="37866" table:style-name="ce8">
            <text:p>37.866</text:p>
          </table:table-cell>
          <table:table-cell office:value-type="float" office:value="37866" table:style-name="ce8">
            <text:p>37.866</text:p>
          </table:table-cell>
          <table:table-cell office:value-type="float" office:value="59.853166428986427" table:style-name="ce9">
            <text:p>59,9</text:p>
          </table:table-cell>
          <table:table-cell office:value-type="float" office:value="40.146833571013573" table:style-name="ce9">
            <text:p>40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632" table:style-name="ce8">
            <text:p>632</text:p>
          </table:table-cell>
          <table:table-cell office:value-type="float" office:value="24895" table:style-name="ce8">
            <text:p>24.895</text:p>
          </table:table-cell>
          <table:table-cell office:value-type="float" office:value="2.5387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mbituba/SC</text:p>
          </table:table-cell>
          <table:table-cell office:value-type="float" office:value="58308" table:style-name="ce8">
            <text:p>58.308</text:p>
          </table:table-cell>
          <table:table-cell office:value-type="float" office:value="58308" table:style-name="ce8">
            <text:p>58.308</text:p>
          </table:table-cell>
          <table:table-cell office:value-type="float" office:value="93.095287096110312" table:style-name="ce9">
            <text:p>93,1</text:p>
          </table:table-cell>
          <table:table-cell office:value-type="float" office:value="6.9047129038896902" table:style-name="ce9">
            <text:p>6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61" table:style-name="ce8">
            <text:p>661</text:p>
          </table:table-cell>
          <table:table-cell office:value-type="float" office:value="39905" table:style-name="ce8">
            <text:p>39.905</text:p>
          </table:table-cell>
          <table:table-cell office:value-type="float" office:value="1.6563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mperatriz/MA</text:p>
          </table:table-cell>
          <table:table-cell office:value-type="float" office:value="260084" table:style-name="ce8">
            <text:p>260.084</text:p>
          </table:table-cell>
          <table:table-cell office:value-type="float" office:value="260084" table:style-name="ce8">
            <text:p>260.084</text:p>
          </table:table-cell>
          <table:table-cell office:value-type="float" office:value="94.213407975884707" table:style-name="ce9">
            <text:p>94,2</text:p>
          </table:table-cell>
          <table:table-cell office:value-type="float" office:value="5.7865920241152855" table:style-name="ce9">
            <text:p>5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527" table:style-name="ce8">
            <text:p>1.527</text:p>
          </table:table-cell>
          <table:table-cell office:value-type="float" office:value="191479" table:style-name="ce8">
            <text:p>191.479</text:p>
          </table:table-cell>
          <table:table-cell office:value-type="float" office:value="7.9749999999999995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ndiara/GO</text:p>
          </table:table-cell>
          <table:table-cell office:value-type="float" office:value="19851" table:style-name="ce8">
            <text:p>19.851</text:p>
          </table:table-cell>
          <table:table-cell office:value-type="float" office:value="19851" table:style-name="ce8">
            <text:p>19.851</text:p>
          </table:table-cell>
          <table:table-cell office:value-type="float" office:value="79.6332678454486" table:style-name="ce9">
            <text:p>79,6</text:p>
          </table:table-cell>
          <table:table-cell office:value-type="float" office:value="20.366732154551411" table:style-name="ce9">
            <text:p>20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29" table:style-name="ce8">
            <text:p>929</text:p>
          </table:table-cell>
          <table:table-cell office:value-type="float" office:value="13644" table:style-name="ce8">
            <text:p>13.644</text:p>
          </table:table-cell>
          <table:table-cell office:value-type="float" office:value="6.8088999999999997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nternacional Chuy/Uruguai - Chuí/Brasil</text:p>
          </table:table-cell>
          <table:table-cell office:value-type="float" office:value="15962" table:style-name="ce8">
            <text:p>15.962</text:p>
          </table:table-cell>
          <table:table-cell office:value-type="float" office:value="5917" table:style-name="ce8">
            <text:p>5.917</text:p>
          </table:table-cell>
          <table:table-cell office:value-type="float" office:value="96.281899611289504" table:style-name="ce9">
            <text:p>96,3</text:p>
          </table:table-cell>
          <table:table-cell office:value-type="float" office:value="3.7181003887104951" table:style-name="ce9">
            <text:p>3,7</text:p>
          </table:table-cell>
          <table:table-cell office:value-type="float" office:value="10045" table:style-name="ce8">
            <text:p>10.045</text:p>
          </table:table-cell>
          <table:table-cell office:value-type="float" office:value="62.93071043728856" table:style-name="ce9">
            <text:p>62,9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4430" table:style-name="ce8">
            <text:p>4.430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Artigas/Uruguai - Quaraí/Brasil</text:p>
          </table:table-cell>
          <table:table-cell office:value-type="float" office:value="66588" table:style-name="ce8">
            <text:p>66.588</text:p>
          </table:table-cell>
          <table:table-cell office:value-type="float" office:value="23021" table:style-name="ce8">
            <text:p>23.021</text:p>
          </table:table-cell>
          <table:table-cell office:value-type="float" office:value="92.567655618782851" table:style-name="ce9">
            <text:p>92,6</text:p>
          </table:table-cell>
          <table:table-cell office:value-type="float" office:value="7.4323443812171499" table:style-name="ce9">
            <text:p>7,4</text:p>
          </table:table-cell>
          <table:table-cell office:value-type="float" office:value="43567" table:style-name="ce8">
            <text:p>43.567</text:p>
          </table:table-cell>
          <table:table-cell office:value-type="float" office:value="65.427704691536022" table:style-name="ce9">
            <text:p>65,4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15462" table:style-name="ce8">
            <text:p>15.462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Assis Brasil/Brasil</text:p>
          </table:table-cell>
          <table:table-cell office:value-type="float" office:value="8554" table:style-name="ce8">
            <text:p>8.554</text:p>
          </table:table-cell>
          <table:table-cell office:value-type="float" office:value="6072" table:style-name="ce8">
            <text:p>6.072</text:p>
          </table:table-cell>
          <table:table-cell office:value-type="float" office:value="60.935441370223977" table:style-name="ce9">
            <text:p>60,9</text:p>
          </table:table-cell>
          <table:table-cell office:value-type="float" office:value="39.064558629776016" table:style-name="ce9">
            <text:p>39,1</text:p>
          </table:table-cell>
          <table:table-cell office:value-type="float" office:value="2482" table:style-name="ce8">
            <text:p>2.482</text:p>
          </table:table-cell>
          <table:table-cell office:value-type="float" office:value="29.015665185877953" table:style-name="ce9">
            <text:p>29,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3735" table:style-name="ce8">
            <text:p>3.735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Bela Vista/Brasil</text:p>
          </table:table-cell>
          <table:table-cell office:value-type="float" office:value="32792" table:style-name="ce8">
            <text:p>32.792</text:p>
          </table:table-cell>
          <table:table-cell office:value-type="float" office:value="23181" table:style-name="ce8">
            <text:p>23.181</text:p>
          </table:table-cell>
          <table:table-cell office:value-type="float" office:value="62.766921185453604" table:style-name="ce9">
            <text:p>62,8</text:p>
          </table:table-cell>
          <table:table-cell office:value-type="float" office:value="37.233078814546396" table:style-name="ce9">
            <text:p>37,2</text:p>
          </table:table-cell>
          <table:table-cell office:value-type="float" office:value="9611" table:style-name="ce8">
            <text:p>9.611</text:p>
          </table:table-cell>
          <table:table-cell office:value-type="float" office:value="29.308977799463282" table:style-name="ce9">
            <text:p>29,3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16484" table:style-name="ce8">
            <text:p>16.484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Bella Unión/Uruguai - Monte Caseros/Argentina</text:p>
          </table:table-cell>
          <table:table-cell office:value-type="float" office:value="28846" table:style-name="ce8">
            <text:p>28.846</text:p>
          </table:table-cell>
          <table:table-cell office:value-type="float" office:value="4012" table:style-name="ce8">
            <text:p>4.012</text:p>
          </table:table-cell>
          <table:table-cell office:value-type="float" office:value="70.787637088733803" table:style-name="ce9">
            <text:p>70,8</text:p>
          </table:table-cell>
          <table:table-cell office:value-type="float" office:value="29.212362911266197" table:style-name="ce9">
            <text:p>29,2</text:p>
          </table:table-cell>
          <table:table-cell office:value-type="float" office:value="24834" table:style-name="ce8">
            <text:p>24.834</text:p>
          </table:table-cell>
          <table:table-cell office:value-type="float" office:value="86.091659155515501" table:style-name="ce9">
            <text:p>86,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2424" table:style-name="ce8">
            <text:p>2.424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Bonfim/Brasil - Ireng/Guiana</text:p>
          </table:table-cell>
          <table:table-cell office:value-type="float" office:value="16921" table:style-name="ce8">
            <text:p>16.921</text:p>
          </table:table-cell>
          <table:table-cell office:value-type="float" office:value="10943" table:style-name="ce8">
            <text:p>10.943</text:p>
          </table:table-cell>
          <table:table-cell office:value-type="float" office:value="33.912089920497124" table:style-name="ce9">
            <text:p>33,9</text:p>
          </table:table-cell>
          <table:table-cell office:value-type="float" office:value="66.087910079502876" table:style-name="ce9">
            <text:p>66,1</text:p>
          </table:table-cell>
          <table:table-cell office:value-type="float" office:value="5978" table:style-name="ce8">
            <text:p>5.978</text:p>
          </table:table-cell>
          <table:table-cell office:value-type="float" office:value="35.328881271792447" table:style-name="ce9">
            <text:p>35,3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7362" table:style-name="ce8">
            <text:p>7.362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Capitán Bado/Paraguai - Coronel Sapucaia/Brasil</text:p>
          </table:table-cell>
          <table:table-cell office:value-type="float" office:value="31181" table:style-name="ce8">
            <text:p>31.181</text:p>
          </table:table-cell>
          <table:table-cell office:value-type="float" office:value="14064" table:style-name="ce8">
            <text:p>14.064</text:p>
          </table:table-cell>
          <table:table-cell office:value-type="float" office:value="59.478100113765642" table:style-name="ce9">
            <text:p>59,5</text:p>
          </table:table-cell>
          <table:table-cell office:value-type="float" office:value="40.521899886234358" table:style-name="ce9">
            <text:p>40,5</text:p>
          </table:table-cell>
          <table:table-cell office:value-type="float" office:value="17117" table:style-name="ce8">
            <text:p>17.117</text:p>
          </table:table-cell>
          <table:table-cell office:value-type="float" office:value="54.895609505788777" table:style-name="ce9">
            <text:p>54,9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8802" table:style-name="ce8">
            <text:p>8.802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Cobija/Bolívia - Brasiléia/Brasil</text:p>
          </table:table-cell>
          <table:table-cell office:value-type="float" office:value="58822" table:style-name="ce8">
            <text:p>58.822</text:p>
          </table:table-cell>
          <table:table-cell office:value-type="float" office:value="36498" table:style-name="ce8">
            <text:p>36.498</text:p>
          </table:table-cell>
          <table:table-cell office:value-type="float" office:value="66.576250753465942" table:style-name="ce9">
            <text:p>66,6</text:p>
          </table:table-cell>
          <table:table-cell office:value-type="float" office:value="33.423749246534058" table:style-name="ce9">
            <text:p>33,4</text:p>
          </table:table-cell>
          <table:table-cell office:value-type="float" office:value="22324" table:style-name="ce8">
            <text:p>22.324</text:p>
          </table:table-cell>
          <table:table-cell office:value-type="float" office:value="37.951786746455404" table:style-name="ce9">
            <text:p>38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127" table:style-name="ce8">
            <text:p>1.127</text:p>
          </table:table-cell>
          <table:table-cell office:value-type="float" office:value="24584" table:style-name="ce8">
            <text:p>24.584</text:p>
          </table:table-cell>
          <table:table-cell office:value-type="float" office:value="4.5843000000000002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nternacional de Corumbá/Brasil</text:p>
          </table:table-cell>
          <table:table-cell office:value-type="float" office:value="151432" table:style-name="ce8">
            <text:p>151.432</text:p>
          </table:table-cell>
          <table:table-cell office:value-type="float" office:value="123320" table:style-name="ce8">
            <text:p>123.320</text:p>
          </table:table-cell>
          <table:table-cell office:value-type="float" office:value="89.948913396042812" table:style-name="ce9">
            <text:p>89,9</text:p>
          </table:table-cell>
          <table:table-cell office:value-type="float" office:value="10.051086603957184" table:style-name="ce9">
            <text:p>10,1</text:p>
          </table:table-cell>
          <table:table-cell office:value-type="float" office:value="28112" table:style-name="ce8">
            <text:p>28.112</text:p>
          </table:table-cell>
          <table:table-cell office:value-type="float" office:value="18.564107982460776" table:style-name="ce9">
            <text:p>18,6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4384" table:style-name="ce8">
            <text:p>4.384</text:p>
          </table:table-cell>
          <table:table-cell office:value-type="float" office:value="86729" table:style-name="ce8">
            <text:p>86.729</text:p>
          </table:table-cell>
          <table:table-cell office:value-type="float" office:value="5.0548000000000003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nternacional de Dionísio Cerqueira-Barracão/Brasil - Bernardo de Irigoyen/Argentina</text:p>
          </table:table-cell>
          <table:table-cell office:value-type="float" office:value="38314" table:style-name="ce8">
            <text:p>38.314</text:p>
          </table:table-cell>
          <table:table-cell office:value-type="float" office:value="24546" table:style-name="ce8">
            <text:p>24.546</text:p>
          </table:table-cell>
          <table:table-cell office:value-type="float" office:value="59.516825552024763" table:style-name="ce9">
            <text:p>59,5</text:p>
          </table:table-cell>
          <table:table-cell office:value-type="float" office:value="40.48317444797523" table:style-name="ce9">
            <text:p>40,5</text:p>
          </table:table-cell>
          <table:table-cell office:value-type="float" office:value="13768" table:style-name="ce8">
            <text:p>13.768</text:p>
          </table:table-cell>
          <table:table-cell office:value-type="float" office:value="35.934645299368377" table:style-name="ce9">
            <text:p>35,9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505" table:style-name="ce8">
            <text:p>1.505</text:p>
          </table:table-cell>
          <table:table-cell office:value-type="float" office:value="17410" table:style-name="ce8">
            <text:p>17.410</text:p>
          </table:table-cell>
          <table:table-cell office:value-type="float" office:value="8.6444999999999994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nternacional de Foz do Iguaçu/Brasil - Ciudad del Este/Paraguai</text:p>
          </table:table-cell>
          <table:table-cell office:value-type="float" office:value="674669" table:style-name="ce8">
            <text:p>674.669</text:p>
          </table:table-cell>
          <table:table-cell office:value-type="float" office:value="276929" table:style-name="ce8">
            <text:p>276.929</text:p>
          </table:table-cell>
          <table:table-cell office:value-type="float" office:value="90.848917953699328" table:style-name="ce9">
            <text:p>90,8</text:p>
          </table:table-cell>
          <table:table-cell office:value-type="float" office:value="9.1510820463006759" table:style-name="ce9">
            <text:p>9,2</text:p>
          </table:table-cell>
          <table:table-cell office:value-type="float" office:value="397740" table:style-name="ce8">
            <text:p>397.740</text:p>
          </table:table-cell>
          <table:table-cell office:value-type="float" office:value="58.953353422196663" table:style-name="ce9">
            <text:p>59,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2946" table:style-name="ce8">
            <text:p>2.946</text:p>
          </table:table-cell>
          <table:table-cell office:value-type="float" office:value="205490" table:style-name="ce8">
            <text:p>205.490</text:p>
          </table:table-cell>
          <table:table-cell office:value-type="float" office:value="1.4336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nternacional de Garruchos/Brasil</text:p>
          </table:table-cell>
          <table:table-cell office:value-type="float" office:value="4280" table:style-name="ce8">
            <text:p>4.280</text:p>
          </table:table-cell>
          <table:table-cell office:value-type="float" office:value="3234" table:style-name="ce8">
            <text:p>3.234</text:p>
          </table:table-cell>
          <table:table-cell office:value-type="float" office:value="32.683982683982684" table:style-name="ce9">
            <text:p>32,7</text:p>
          </table:table-cell>
          <table:table-cell office:value-type="float" office:value="67.316017316017323" table:style-name="ce9">
            <text:p>67,3</text:p>
          </table:table-cell>
          <table:table-cell office:value-type="float" office:value="1046" table:style-name="ce8">
            <text:p>1.046</text:p>
          </table:table-cell>
          <table:table-cell office:value-type="float" office:value="24.439252336448597" table:style-name="ce9">
            <text:p>24,4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2237" table:style-name="ce8">
            <text:p>2.237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Guaíra/Brasil</text:p>
          </table:table-cell>
          <table:table-cell office:value-type="float" office:value="42002" table:style-name="ce8">
            <text:p>42.002</text:p>
          </table:table-cell>
          <table:table-cell office:value-type="float" office:value="30704" table:style-name="ce8">
            <text:p>30.704</text:p>
          </table:table-cell>
          <table:table-cell office:value-type="float" office:value="90.994658676393954" table:style-name="ce9">
            <text:p>91,0</text:p>
          </table:table-cell>
          <table:table-cell office:value-type="float" office:value="9.0053413236060447" table:style-name="ce9">
            <text:p>9,0</text:p>
          </table:table-cell>
          <table:table-cell office:value-type="float" office:value="11298" table:style-name="ce8">
            <text:p>11.298</text:p>
          </table:table-cell>
          <table:table-cell office:value-type="float" office:value="26.898719108613879" table:style-name="ce9">
            <text:p>26,9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21812" table:style-name="ce8">
            <text:p>21.812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Guajará-Mirim/Brasil - Guayaramerín/Bolívia</text:p>
          </table:table-cell>
          <table:table-cell office:value-type="float" office:value="82100" table:style-name="ce8">
            <text:p>82.100</text:p>
          </table:table-cell>
          <table:table-cell office:value-type="float" office:value="41656" table:style-name="ce8">
            <text:p>41.656</text:p>
          </table:table-cell>
          <table:table-cell office:value-type="float" office:value="84.518436719800278" table:style-name="ce9">
            <text:p>84,5</text:p>
          </table:table-cell>
          <table:table-cell office:value-type="float" office:value="15.481563280199731" table:style-name="ce9">
            <text:p>15,5</text:p>
          </table:table-cell>
          <table:table-cell office:value-type="float" office:value="40444" table:style-name="ce8">
            <text:p>40.444</text:p>
          </table:table-cell>
          <table:table-cell office:value-type="float" office:value="49.261875761266751" table:style-name="ce9">
            <text:p>49,3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27933" table:style-name="ce8">
            <text:p>27.933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Itaqui/Brasil</text:p>
          </table:table-cell>
          <table:table-cell office:value-type="float" office:value="40457" table:style-name="ce8">
            <text:p>40.457</text:p>
          </table:table-cell>
          <table:table-cell office:value-type="float" office:value="38159" table:style-name="ce8">
            <text:p>38.159</text:p>
          </table:table-cell>
          <table:table-cell office:value-type="float" office:value="87.295264550957825" table:style-name="ce9">
            <text:p>87,3</text:p>
          </table:table-cell>
          <table:table-cell office:value-type="float" office:value="12.704735449042165" table:style-name="ce9">
            <text:p>12,7</text:p>
          </table:table-cell>
          <table:table-cell office:value-type="float" office:value="2298" table:style-name="ce8">
            <text:p>2.298</text:p>
          </table:table-cell>
          <table:table-cell office:value-type="float" office:value="5.6801048026299528" table:style-name="ce9">
            <text:p>5,7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26232" table:style-name="ce8">
            <text:p>26.232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Jaguarão/Brasil - Rio Branco/Uruguai</text:p>
          </table:table-cell>
          <table:table-cell office:value-type="float" office:value="42535" table:style-name="ce8">
            <text:p>42.535</text:p>
          </table:table-cell>
          <table:table-cell office:value-type="float" office:value="27931" table:style-name="ce8">
            <text:p>27.931</text:p>
          </table:table-cell>
          <table:table-cell office:value-type="float" office:value="93.462461064766742" table:style-name="ce9">
            <text:p>93,5</text:p>
          </table:table-cell>
          <table:table-cell office:value-type="float" office:value="6.5375389352332531" table:style-name="ce9">
            <text:p>6,5</text:p>
          </table:table-cell>
          <table:table-cell office:value-type="float" office:value="14604" table:style-name="ce8">
            <text:p>14.604</text:p>
          </table:table-cell>
          <table:table-cell office:value-type="float" office:value="34.334077818267311" table:style-name="ce9">
            <text:p>34,3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17705" table:style-name="ce8">
            <text:p>17.705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Oiapoque/Brasil</text:p>
          </table:table-cell>
          <table:table-cell office:value-type="float" office:value="24455" table:style-name="ce8">
            <text:p>24.455</text:p>
          </table:table-cell>
          <table:table-cell office:value-type="float" office:value="20509" table:style-name="ce8">
            <text:p>20.509</text:p>
          </table:table-cell>
          <table:table-cell office:value-type="float" office:value="67.541079526061736" table:style-name="ce9">
            <text:p>67,5</text:p>
          </table:table-cell>
          <table:table-cell office:value-type="float" office:value="32.458920473938271" table:style-name="ce9">
            <text:p>32,5</text:p>
          </table:table-cell>
          <table:table-cell office:value-type="float" office:value="3946" table:style-name="ce8">
            <text:p>3.946</text:p>
          </table:table-cell>
          <table:table-cell office:value-type="float" office:value="16.13575955837252" table:style-name="ce9">
            <text:p>16,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14765" table:style-name="ce8">
            <text:p>14.765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Paranhos/Brasil - Ypejhú/Paraguai</text:p>
          </table:table-cell>
          <table:table-cell office:value-type="float" office:value="18243" table:style-name="ce8">
            <text:p>18.243</text:p>
          </table:table-cell>
          <table:table-cell office:value-type="float" office:value="12350" table:style-name="ce8">
            <text:p>12.350</text:p>
          </table:table-cell>
          <table:table-cell office:value-type="float" office:value="45.376518218623481" table:style-name="ce9">
            <text:p>45,4</text:p>
          </table:table-cell>
          <table:table-cell office:value-type="float" office:value="54.623481781376512" table:style-name="ce9">
            <text:p>54,6</text:p>
          </table:table-cell>
          <table:table-cell office:value-type="float" office:value="5893" table:style-name="ce8">
            <text:p>5.893</text:p>
          </table:table-cell>
          <table:table-cell office:value-type="float" office:value="32.302801074384696" table:style-name="ce9">
            <text:p>32,3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7674" table:style-name="ce8">
            <text:p>7.674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Pedro Juan Caballero/Paraguai - Ponta Porã/Brasil</text:p>
          </table:table-cell>
          <table:table-cell office:value-type="float" office:value="166061" table:style-name="ce8">
            <text:p>166.061</text:p>
          </table:table-cell>
          <table:table-cell office:value-type="float" office:value="77872" table:style-name="ce8">
            <text:p>77.872</text:p>
          </table:table-cell>
          <table:table-cell office:value-type="float" office:value="74.613468255598931" table:style-name="ce9">
            <text:p>74,6</text:p>
          </table:table-cell>
          <table:table-cell office:value-type="float" office:value="25.386531744401069" table:style-name="ce9">
            <text:p>25,4</text:p>
          </table:table-cell>
          <table:table-cell office:value-type="float" office:value="88189" table:style-name="ce8">
            <text:p>88.189</text:p>
          </table:table-cell>
          <table:table-cell office:value-type="float" office:value="53.106388616231385" table:style-name="ce9">
            <text:p>53,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56367" table:style-name="ce8">
            <text:p>56.367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Porto Mauá/Brasil - Alba Posse/Argentina</text:p>
          </table:table-cell>
          <table:table-cell office:value-type="float" office:value="4530" table:style-name="ce8">
            <text:p>4.530</text:p>
          </table:table-cell>
          <table:table-cell office:value-type="float" office:value="2542" table:style-name="ce8">
            <text:p>2.542</text:p>
          </table:table-cell>
          <table:table-cell office:value-type="float" office:value="37.529504327301339" table:style-name="ce9">
            <text:p>37,5</text:p>
          </table:table-cell>
          <table:table-cell office:value-type="float" office:value="62.470495672698668" table:style-name="ce9">
            <text:p>62,5</text:p>
          </table:table-cell>
          <table:table-cell office:value-type="float" office:value="1988" table:style-name="ce8">
            <text:p>1.988</text:p>
          </table:table-cell>
          <table:table-cell office:value-type="float" office:value="43.885209713024281" table:style-name="ce9">
            <text:p>43,9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2001" table:style-name="ce8">
            <text:p>2.001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Porto Vera Cruz/Brasil - Panambí/Argentina</text:p>
          </table:table-cell>
          <table:table-cell office:value-type="float" office:value="3381" table:style-name="ce8">
            <text:p>3.381</text:p>
          </table:table-cell>
          <table:table-cell office:value-type="float" office:value="1852" table:style-name="ce8">
            <text:p>1.852</text:p>
          </table:table-cell>
          <table:table-cell office:value-type="float" office:value="23.758099352051836" table:style-name="ce9">
            <text:p>23,8</text:p>
          </table:table-cell>
          <table:table-cell office:value-type="float" office:value="76.241900647948171" table:style-name="ce9">
            <text:p>76,2</text:p>
          </table:table-cell>
          <table:table-cell office:value-type="float" office:value="1529" table:style-name="ce8">
            <text:p>1.529</text:p>
          </table:table-cell>
          <table:table-cell office:value-type="float" office:value="45.223306713989942" table:style-name="ce9">
            <text:p>45,2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1354" table:style-name="ce8">
            <text:p>1.354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Porto Xavier/Brasil - San Javier/Argentina</text:p>
          </table:table-cell>
          <table:table-cell office:value-type="float" office:value="14147" table:style-name="ce8">
            <text:p>14.147</text:p>
          </table:table-cell>
          <table:table-cell office:value-type="float" office:value="10558" table:style-name="ce8">
            <text:p>10.558</text:p>
          </table:table-cell>
          <table:table-cell office:value-type="float" office:value="57.965523773441937" table:style-name="ce9">
            <text:p>58,0</text:p>
          </table:table-cell>
          <table:table-cell office:value-type="float" office:value="42.034476226558063" table:style-name="ce9">
            <text:p>42,0</text:p>
          </table:table-cell>
          <table:table-cell office:value-type="float" office:value="3589" table:style-name="ce8">
            <text:p>3.589</text:p>
          </table:table-cell>
          <table:table-cell office:value-type="float" office:value="25.369336255036401" table:style-name="ce9">
            <text:p>25,4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7686" table:style-name="ce8">
            <text:p>7.686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Sant'Ana do Livramento/Brasil - Rivera/Uruguai</text:p>
          </table:table-cell>
          <table:table-cell office:value-type="float" office:value="161364" table:style-name="ce8">
            <text:p>161.364</text:p>
          </table:table-cell>
          <table:table-cell office:value-type="float" office:value="82464" table:style-name="ce8">
            <text:p>82.464</text:p>
          </table:table-cell>
          <table:table-cell office:value-type="float" office:value="90.233313930927437" table:style-name="ce9">
            <text:p>90,2</text:p>
          </table:table-cell>
          <table:table-cell office:value-type="float" office:value="9.7666860690725645" table:style-name="ce9">
            <text:p>9,8</text:p>
          </table:table-cell>
          <table:table-cell office:value-type="float" office:value="78900" table:style-name="ce8">
            <text:p>78.900</text:p>
          </table:table-cell>
          <table:table-cell office:value-type="float" office:value="48.89566446047445" table:style-name="ce9">
            <text:p>48,9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56981" table:style-name="ce8">
            <text:p>56.981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Santo Antônio do Sudoeste/Brasil</text:p>
          </table:table-cell>
          <table:table-cell office:value-type="float" office:value="33674" table:style-name="ce8">
            <text:p>33.674</text:p>
          </table:table-cell>
          <table:table-cell office:value-type="float" office:value="24521" table:style-name="ce8">
            <text:p>24.521</text:p>
          </table:table-cell>
          <table:table-cell office:value-type="float" office:value="70.617022144284491" table:style-name="ce9">
            <text:p>70,6</text:p>
          </table:table-cell>
          <table:table-cell office:value-type="float" office:value="29.382977855715509" table:style-name="ce9">
            <text:p>29,4</text:p>
          </table:table-cell>
          <table:table-cell office:value-type="float" office:value="9153" table:style-name="ce8">
            <text:p>9.153</text:p>
          </table:table-cell>
          <table:table-cell office:value-type="float" office:value="27.181208053691275" table:style-name="ce9">
            <text:p>27,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73" table:style-name="ce8">
            <text:p>273</text:p>
          </table:table-cell>
          <table:table-cell office:value-type="float" office:value="17902" table:style-name="ce8">
            <text:p>17.902</text:p>
          </table:table-cell>
          <table:table-cell office:value-type="float" office:value="1.525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nternacional de São Borja/Brasil</text:p>
          </table:table-cell>
          <table:table-cell office:value-type="float" office:value="87495" table:style-name="ce8">
            <text:p>87.495</text:p>
          </table:table-cell>
          <table:table-cell office:value-type="float" office:value="61671" table:style-name="ce8">
            <text:p>61.671</text:p>
          </table:table-cell>
          <table:table-cell office:value-type="float" office:value="90.159069903195984" table:style-name="ce9">
            <text:p>90,2</text:p>
          </table:table-cell>
          <table:table-cell office:value-type="float" office:value="9.8409300968040085" table:style-name="ce9">
            <text:p>9,8</text:p>
          </table:table-cell>
          <table:table-cell office:value-type="float" office:value="25824" table:style-name="ce8">
            <text:p>25.824</text:p>
          </table:table-cell>
          <table:table-cell office:value-type="float" office:value="29.514829418823936" table:style-name="ce9">
            <text:p>29,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40874" table:style-name="ce8">
            <text:p>40.874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Tabatinga/Brasil - Letícia/Colômbia</text:p>
          </table:table-cell>
          <table:table-cell office:value-type="float" office:value="94947" table:style-name="ce8">
            <text:p>94.947</text:p>
          </table:table-cell>
          <table:table-cell office:value-type="float" office:value="52272" table:style-name="ce8">
            <text:p>52.272</text:p>
          </table:table-cell>
          <table:table-cell office:value-type="float" office:value="69.549663299663294" table:style-name="ce9">
            <text:p>69,5</text:p>
          </table:table-cell>
          <table:table-cell office:value-type="float" office:value="30.450336700336699" table:style-name="ce9">
            <text:p>30,5</text:p>
          </table:table-cell>
          <table:table-cell office:value-type="float" office:value="42675" table:style-name="ce8">
            <text:p>42.675</text:p>
          </table:table-cell>
          <table:table-cell office:value-type="float" office:value="44.946127839742175" table:style-name="ce9">
            <text:p>44,9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35446" table:style-name="ce8">
            <text:p>35.446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nternacional de Uruguaiana/Brasil</text:p>
          </table:table-cell>
          <table:table-cell office:value-type="float" office:value="137877" table:style-name="ce8">
            <text:p>137.877</text:p>
          </table:table-cell>
          <table:table-cell office:value-type="float" office:value="125435" table:style-name="ce8">
            <text:p>125.435</text:p>
          </table:table-cell>
          <table:table-cell office:value-type="float" office:value="93.606250249133012" table:style-name="ce9">
            <text:p>93,6</text:p>
          </table:table-cell>
          <table:table-cell office:value-type="float" office:value="6.3937497508669825" table:style-name="ce9">
            <text:p>6,4</text:p>
          </table:table-cell>
          <table:table-cell office:value-type="float" office:value="12442" table:style-name="ce8">
            <text:p>12.442</text:p>
          </table:table-cell>
          <table:table-cell office:value-type="float" office:value="9.0239851461810172" table:style-name="ce9">
            <text:p>9,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style-name="ce8"/>
          <table:table-cell office:value-type="float" office:value="86251" table:style-name="ce8">
            <text:p>86.251</text:p>
          </table:table-cell>
          <table:table-cell table:style-name="ce12"/>
          <table:table-cell table:number-columns-repeated="16372"/>
        </table:table-row>
        <table:table-row table:style-name="ro3">
          <table:table-cell office:value-type="string" table:style-name="ce1">
            <text:p>Ipatinga/MG</text:p>
          </table:table-cell>
          <table:table-cell office:value-type="float" office:value="509110" table:style-name="ce8">
            <text:p>509.110</text:p>
          </table:table-cell>
          <table:table-cell office:value-type="float" office:value="509110" table:style-name="ce8">
            <text:p>509.110</text:p>
          </table:table-cell>
          <table:table-cell office:value-type="float" office:value="96.55909331971479" table:style-name="ce9">
            <text:p>96,6</text:p>
          </table:table-cell>
          <table:table-cell office:value-type="float" office:value="3.4409066802852037" table:style-name="ce9">
            <text:p>3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40466" table:style-name="ce8">
            <text:p>40.466</text:p>
          </table:table-cell>
          <table:table-cell office:value-type="float" office:value="340346" table:style-name="ce8">
            <text:p>340.346</text:p>
          </table:table-cell>
          <table:table-cell office:value-type="float" office:value="0.118897" table:style-name="ce12">
            <text:p>0,1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tajaí - Balneário Camboriú/SC</text:p>
          </table:table-cell>
          <table:table-cell office:value-type="float" office:value="478984" table:style-name="ce8">
            <text:p>478.984</text:p>
          </table:table-cell>
          <table:table-cell office:value-type="float" office:value="478984" table:style-name="ce8">
            <text:p>478.984</text:p>
          </table:table-cell>
          <table:table-cell office:value-type="float" office:value="87.851995056202298" table:style-name="ce9">
            <text:p>87,9</text:p>
          </table:table-cell>
          <table:table-cell office:value-type="float" office:value="12.148004943797705" table:style-name="ce9">
            <text:p>12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0">
            <text:p>0</text:p>
          </table:table-cell>
          <table:table-cell office:value-type="float" office:value="45989" table:style-name="ce8">
            <text:p>45.989</text:p>
          </table:table-cell>
          <table:table-cell office:value-type="float" office:value="361254" table:style-name="ce8">
            <text:p>361.254</text:p>
          </table:table-cell>
          <table:table-cell office:value-type="float" office:value="0.127304" table:style-name="ce12">
            <text:p>0,1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tajubá/MG</text:p>
          </table:table-cell>
          <table:table-cell office:value-type="float" office:value="110440" table:style-name="ce8">
            <text:p>110.440</text:p>
          </table:table-cell>
          <table:table-cell office:value-type="float" office:value="110440" table:style-name="ce8">
            <text:p>110.440</text:p>
          </table:table-cell>
          <table:table-cell office:value-type="float" office:value="81.794639623324883" table:style-name="ce9">
            <text:p>81,8</text:p>
          </table:table-cell>
          <table:table-cell office:value-type="float" office:value="18.205360376675117" table:style-name="ce9">
            <text:p>18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748" table:style-name="ce8">
            <text:p>2.748</text:p>
          </table:table-cell>
          <table:table-cell office:value-type="float" office:value="77743" table:style-name="ce8">
            <text:p>77.743</text:p>
          </table:table-cell>
          <table:table-cell office:value-type="float" office:value="3.5347000000000003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també/PE - Pedras de Fogo/PB</text:p>
          </table:table-cell>
          <table:table-cell office:value-type="float" office:value="80823" table:style-name="ce8">
            <text:p>80.823</text:p>
          </table:table-cell>
          <table:table-cell office:value-type="float" office:value="80823" table:style-name="ce8">
            <text:p>80.823</text:p>
          </table:table-cell>
          <table:table-cell office:value-type="float" office:value="76.589584647934373" table:style-name="ce9">
            <text:p>76,6</text:p>
          </table:table-cell>
          <table:table-cell office:value-type="float" office:value="23.410415352065623" table:style-name="ce9">
            <text:p>23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175" table:style-name="ce8">
            <text:p>6.175</text:p>
          </table:table-cell>
          <table:table-cell office:value-type="float" office:value="49775" table:style-name="ce8">
            <text:p>49.775</text:p>
          </table:table-cell>
          <table:table-cell office:value-type="float" office:value="0.124058" table:style-name="ce12">
            <text:p>0,1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taocara/RJ</text:p>
          </table:table-cell>
          <table:table-cell office:value-type="float" office:value="33112" table:style-name="ce8">
            <text:p>33.112</text:p>
          </table:table-cell>
          <table:table-cell office:value-type="float" office:value="33112" table:style-name="ce8">
            <text:p>33.112</text:p>
          </table:table-cell>
          <table:table-cell office:value-type="float" office:value="80.726020777965687" table:style-name="ce9">
            <text:p>80,7</text:p>
          </table:table-cell>
          <table:table-cell office:value-type="float" office:value="19.273979222034306" table:style-name="ce9">
            <text:p>19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38" table:style-name="ce8">
            <text:p>638</text:p>
          </table:table-cell>
          <table:table-cell office:value-type="float" office:value="22910" table:style-name="ce8">
            <text:p>22.910</text:p>
          </table:table-cell>
          <table:table-cell office:value-type="float" office:value="2.7848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tapema/SC</text:p>
          </table:table-cell>
          <table:table-cell office:value-type="float" office:value="76173" table:style-name="ce8">
            <text:p>76.173</text:p>
          </table:table-cell>
          <table:table-cell office:value-type="float" office:value="76173" table:style-name="ce8">
            <text:p>76.173</text:p>
          </table:table-cell>
          <table:table-cell office:value-type="float" office:value="85.469917162249089" table:style-name="ce9">
            <text:p>85,5</text:p>
          </table:table-cell>
          <table:table-cell office:value-type="float" office:value="14.530082837750911" table:style-name="ce9">
            <text:p>14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3017" table:style-name="ce8">
            <text:p>3.017</text:p>
          </table:table-cell>
          <table:table-cell office:value-type="float" office:value="56011" table:style-name="ce8">
            <text:p>56.011</text:p>
          </table:table-cell>
          <table:table-cell office:value-type="float" office:value="5.3864000000000002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tapetininga/SP</text:p>
          </table:table-cell>
          <table:table-cell office:value-type="float" office:value="149261" table:style-name="ce8">
            <text:p>149.261</text:p>
          </table:table-cell>
          <table:table-cell office:value-type="float" office:value="149261" table:style-name="ce8">
            <text:p>149.261</text:p>
          </table:table-cell>
          <table:table-cell office:value-type="float" office:value="90.203067110631707" table:style-name="ce9">
            <text:p>90,2</text:p>
          </table:table-cell>
          <table:table-cell office:value-type="float" office:value="9.7969328893682874" table:style-name="ce9">
            <text:p>9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591" table:style-name="ce8">
            <text:p>591</text:p>
          </table:table-cell>
          <table:table-cell office:value-type="float" office:value="102398" table:style-name="ce8">
            <text:p>102.398</text:p>
          </table:table-cell>
          <table:table-cell office:value-type="float" office:value="5.7720000000000002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tapiranga/SC</text:p>
          </table:table-cell>
          <table:table-cell office:value-type="float" office:value="18498" table:style-name="ce8">
            <text:p>18.498</text:p>
          </table:table-cell>
          <table:table-cell office:value-type="float" office:value="18498" table:style-name="ce8">
            <text:p>18.498</text:p>
          </table:table-cell>
          <table:table-cell office:value-type="float" office:value="47.31322305114066" table:style-name="ce9">
            <text:p>47,3</text:p>
          </table:table-cell>
          <table:table-cell office:value-type="float" office:value="52.68677694885934" table:style-name="ce9">
            <text:p>52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22" table:style-name="ce8">
            <text:p>622</text:p>
          </table:table-cell>
          <table:table-cell office:value-type="float" office:value="15187" table:style-name="ce8">
            <text:p>15.187</text:p>
          </table:table-cell>
          <table:table-cell office:value-type="float" office:value="4.0955999999999999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taúna/MG</text:p>
          </table:table-cell>
          <table:table-cell office:value-type="float" office:value="95391" table:style-name="ce8">
            <text:p>95.391</text:p>
          </table:table-cell>
          <table:table-cell office:value-type="float" office:value="95391" table:style-name="ce8">
            <text:p>95.391</text:p>
          </table:table-cell>
          <table:table-cell office:value-type="float" office:value="90.797874013271695" table:style-name="ce9">
            <text:p>90,8</text:p>
          </table:table-cell>
          <table:table-cell office:value-type="float" office:value="9.2021259867283067" table:style-name="ce9">
            <text:p>9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84" table:style-name="ce8">
            <text:p>1.284</text:p>
          </table:table-cell>
          <table:table-cell office:value-type="float" office:value="68455" table:style-name="ce8">
            <text:p>68.455</text:p>
          </table:table-cell>
          <table:table-cell office:value-type="float" office:value="1.8756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tu - Salto/SP</text:p>
          </table:table-cell>
          <table:table-cell office:value-type="float" office:value="259663" table:style-name="ce8">
            <text:p>259.663</text:p>
          </table:table-cell>
          <table:table-cell office:value-type="float" office:value="259663" table:style-name="ce8">
            <text:p>259.663</text:p>
          </table:table-cell>
          <table:table-cell office:value-type="float" office:value="96.125747603624703" table:style-name="ce9">
            <text:p>96,1</text:p>
          </table:table-cell>
          <table:table-cell office:value-type="float" office:value="3.8742523963753017" table:style-name="ce9">
            <text:p>3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4295" table:style-name="ce8">
            <text:p>4.295</text:p>
          </table:table-cell>
          <table:table-cell office:value-type="float" office:value="187397" table:style-name="ce8">
            <text:p>187.397</text:p>
          </table:table-cell>
          <table:table-cell office:value-type="float" office:value="2.2918999999999998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tumbiara/GO</text:p>
          </table:table-cell>
          <table:table-cell office:value-type="float" office:value="99027" table:style-name="ce8">
            <text:p>99.027</text:p>
          </table:table-cell>
          <table:table-cell office:value-type="float" office:value="99027" table:style-name="ce8">
            <text:p>99.027</text:p>
          </table:table-cell>
          <table:table-cell office:value-type="float" office:value="95.501226938107791" table:style-name="ce9">
            <text:p>95,5</text:p>
          </table:table-cell>
          <table:table-cell office:value-type="float" office:value="4.4987730618922113" table:style-name="ce9">
            <text:p>4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335" table:style-name="ce8">
            <text:p>1.335</text:p>
          </table:table-cell>
          <table:table-cell office:value-type="float" office:value="70737" table:style-name="ce8">
            <text:p>70.737</text:p>
          </table:table-cell>
          <table:table-cell office:value-type="float" office:value="1.8873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Ivoti/RS</text:p>
          </table:table-cell>
          <table:table-cell office:value-type="float" office:value="27585" table:style-name="ce8">
            <text:p>27.585</text:p>
          </table:table-cell>
          <table:table-cell office:value-type="float" office:value="27585" table:style-name="ce8">
            <text:p>27.585</text:p>
          </table:table-cell>
          <table:table-cell office:value-type="float" office:value="86.49628421243429" table:style-name="ce9">
            <text:p>86,5</text:p>
          </table:table-cell>
          <table:table-cell office:value-type="float" office:value="13.503715787565707" table:style-name="ce9">
            <text:p>13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1378" table:style-name="ce8">
            <text:p>1.378</text:p>
          </table:table-cell>
          <table:table-cell office:value-type="float" office:value="22534" table:style-name="ce8">
            <text:p>22.534</text:p>
          </table:table-cell>
          <table:table-cell office:value-type="float" office:value="6.1151999999999998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acaraú/PB</text:p>
          </table:table-cell>
          <table:table-cell office:value-type="float" office:value="19707" table:style-name="ce8">
            <text:p>19.707</text:p>
          </table:table-cell>
          <table:table-cell office:value-type="float" office:value="19707" table:style-name="ce8">
            <text:p>19.707</text:p>
          </table:table-cell>
          <table:table-cell office:value-type="float" office:value="51.656771705485362" table:style-name="ce9">
            <text:p>51,7</text:p>
          </table:table-cell>
          <table:table-cell office:value-type="float" office:value="48.343228294514638" table:style-name="ce9">
            <text:p>48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88" table:style-name="ce8">
            <text:p>188</text:p>
          </table:table-cell>
          <table:table-cell office:value-type="float" office:value="12305" table:style-name="ce8">
            <text:p>12.305</text:p>
          </table:table-cell>
          <table:table-cell office:value-type="float" office:value="1.5278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aciara/MT</text:p>
          </table:table-cell>
          <table:table-cell office:value-type="float" office:value="29805" table:style-name="ce8">
            <text:p>29.805</text:p>
          </table:table-cell>
          <table:table-cell office:value-type="float" office:value="29805" table:style-name="ce8">
            <text:p>29.805</text:p>
          </table:table-cell>
          <table:table-cell office:value-type="float" office:value="85.136722026505623" table:style-name="ce9">
            <text:p>85,1</text:p>
          </table:table-cell>
          <table:table-cell office:value-type="float" office:value="14.863277973494379" table:style-name="ce9">
            <text:p>14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046" table:style-name="ce8">
            <text:p>1.046</text:p>
          </table:table-cell>
          <table:table-cell office:value-type="float" office:value="21556" table:style-name="ce8">
            <text:p>21.556</text:p>
          </table:table-cell>
          <table:table-cell office:value-type="float" office:value="4.8524999999999999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ales/SP</text:p>
          </table:table-cell>
          <table:table-cell office:value-type="float" office:value="50438" table:style-name="ce8">
            <text:p>50.438</text:p>
          </table:table-cell>
          <table:table-cell office:value-type="float" office:value="50438" table:style-name="ce8">
            <text:p>50.438</text:p>
          </table:table-cell>
          <table:table-cell office:value-type="float" office:value="93.090526983623462" table:style-name="ce9">
            <text:p>93,1</text:p>
          </table:table-cell>
          <table:table-cell office:value-type="float" office:value="6.9094730163765412" table:style-name="ce9">
            <text:p>6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550" table:style-name="ce8">
            <text:p>550</text:p>
          </table:table-cell>
          <table:table-cell office:value-type="float" office:value="35956" table:style-name="ce8">
            <text:p>35.956</text:p>
          </table:table-cell>
          <table:table-cell office:value-type="float" office:value="1.5296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anaúba/MG</text:p>
          </table:table-cell>
          <table:table-cell office:value-type="float" office:value="74201" table:style-name="ce8">
            <text:p>74.201</text:p>
          </table:table-cell>
          <table:table-cell office:value-type="float" office:value="74201" table:style-name="ce8">
            <text:p>74.201</text:p>
          </table:table-cell>
          <table:table-cell office:value-type="float" office:value="82.145793183380277" table:style-name="ce9">
            <text:p>82,1</text:p>
          </table:table-cell>
          <table:table-cell office:value-type="float" office:value="17.854206816619723" table:style-name="ce9">
            <text:p>17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260" table:style-name="ce8">
            <text:p>2.260</text:p>
          </table:table-cell>
          <table:table-cell office:value-type="float" office:value="53330" table:style-name="ce8">
            <text:p>53.330</text:p>
          </table:table-cell>
          <table:table-cell office:value-type="float" office:value="4.2377999999999999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andaia do Sul/PR</text:p>
          </table:table-cell>
          <table:table-cell office:value-type="float" office:value="27505" table:style-name="ce8">
            <text:p>27.505</text:p>
          </table:table-cell>
          <table:table-cell office:value-type="float" office:value="27505" table:style-name="ce8">
            <text:p>27.505</text:p>
          </table:table-cell>
          <table:table-cell office:value-type="float" office:value="75.960734411925102" table:style-name="ce9">
            <text:p>76,0</text:p>
          </table:table-cell>
          <table:table-cell office:value-type="float" office:value="24.039265588074894" table:style-name="ce9">
            <text:p>24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83" table:style-name="ce8">
            <text:p>383</text:p>
          </table:table-cell>
          <table:table-cell office:value-type="float" office:value="20474" table:style-name="ce8">
            <text:p>20.474</text:p>
          </table:table-cell>
          <table:table-cell office:value-type="float" office:value="1.8707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araguá do Sul/SC</text:p>
          </table:table-cell>
          <table:table-cell office:value-type="float" office:value="207463" table:style-name="ce8">
            <text:p>207.463</text:p>
          </table:table-cell>
          <table:table-cell office:value-type="float" office:value="207463" table:style-name="ce8">
            <text:p>207.463</text:p>
          </table:table-cell>
          <table:table-cell office:value-type="float" office:value="54.754341738044857" table:style-name="ce9">
            <text:p>54,8</text:p>
          </table:table-cell>
          <table:table-cell office:value-type="float" office:value="45.245658261955143" table:style-name="ce9">
            <text:p>45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2524" table:style-name="ce8">
            <text:p>12.524</text:p>
          </table:table-cell>
          <table:table-cell office:value-type="float" office:value="164609" table:style-name="ce8">
            <text:p>164.609</text:p>
          </table:table-cell>
          <table:table-cell office:value-type="float" office:value="7.6082999999999998E-2" table:style-name="ce12">
            <text:p>0,0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ardim/MS</text:p>
          </table:table-cell>
          <table:table-cell office:value-type="float" office:value="34712" table:style-name="ce8">
            <text:p>34.712</text:p>
          </table:table-cell>
          <table:table-cell office:value-type="float" office:value="34712" table:style-name="ce8">
            <text:p>34.712</text:p>
          </table:table-cell>
          <table:table-cell office:value-type="float" office:value="89.329338557271271" table:style-name="ce9">
            <text:p>89,3</text:p>
          </table:table-cell>
          <table:table-cell office:value-type="float" office:value="10.67066144272874" table:style-name="ce9">
            <text:p>10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894" table:style-name="ce8">
            <text:p>894</text:p>
          </table:table-cell>
          <table:table-cell office:value-type="float" office:value="23941" table:style-name="ce8">
            <text:p>23.941</text:p>
          </table:table-cell>
          <table:table-cell office:value-type="float" office:value="3.7342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oaçaba - Herval d´Oeste/SC</text:p>
          </table:table-cell>
          <table:table-cell office:value-type="float" office:value="53859" table:style-name="ce8">
            <text:p>53.859</text:p>
          </table:table-cell>
          <table:table-cell office:value-type="float" office:value="53859" table:style-name="ce8">
            <text:p>53.859</text:p>
          </table:table-cell>
          <table:table-cell office:value-type="float" office:value="61.089140162275569" table:style-name="ce9">
            <text:p>61,1</text:p>
          </table:table-cell>
          <table:table-cell office:value-type="float" office:value="38.910859837724423" table:style-name="ce9">
            <text:p>38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8501" table:style-name="ce8">
            <text:p>8.501</text:p>
          </table:table-cell>
          <table:table-cell office:value-type="float" office:value="41233" table:style-name="ce8">
            <text:p>41.233</text:p>
          </table:table-cell>
          <table:table-cell office:value-type="float" office:value="0.20616999999999999" table:style-name="ce12">
            <text:p>0,2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oão Monlevade/MG</text:p>
          </table:table-cell>
          <table:table-cell office:value-type="float" office:value="83614" table:style-name="ce8">
            <text:p>83.614</text:p>
          </table:table-cell>
          <table:table-cell office:value-type="float" office:value="83614" table:style-name="ce8">
            <text:p>83.614</text:p>
          </table:table-cell>
          <table:table-cell office:value-type="float" office:value="95.777022986581201" table:style-name="ce9">
            <text:p>95,8</text:p>
          </table:table-cell>
          <table:table-cell office:value-type="float" office:value="4.2229770134188058" table:style-name="ce9">
            <text:p>4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513" table:style-name="ce8">
            <text:p>1.513</text:p>
          </table:table-cell>
          <table:table-cell office:value-type="float" office:value="55318" table:style-name="ce8">
            <text:p>55.318</text:p>
          </table:table-cell>
          <table:table-cell office:value-type="float" office:value="2.735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oão Pessoa/PB</text:p>
          </table:table-cell>
          <table:table-cell office:value-type="float" office:value="1034615" table:style-name="ce8">
            <text:p>1.034.615</text:p>
          </table:table-cell>
          <table:table-cell office:value-type="float" office:value="1034615" table:style-name="ce8">
            <text:p>1.034.615</text:p>
          </table:table-cell>
          <table:table-cell office:value-type="float" office:value="97.471523223614582" table:style-name="ce9">
            <text:p>97,5</text:p>
          </table:table-cell>
          <table:table-cell office:value-type="float" office:value="2.5284767763854186" table:style-name="ce9">
            <text:p>2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56458" table:style-name="ce8">
            <text:p>56.458</text:p>
          </table:table-cell>
          <table:table-cell office:value-type="float" office:value="717489" table:style-name="ce8">
            <text:p>717.489</text:p>
          </table:table-cell>
          <table:table-cell office:value-type="float" office:value="7.8687999999999994E-2" table:style-name="ce12">
            <text:p>0,0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oinville/SC</text:p>
          </table:table-cell>
          <table:table-cell office:value-type="float" office:value="540098" table:style-name="ce8">
            <text:p>540.098</text:p>
          </table:table-cell>
          <table:table-cell office:value-type="float" office:value="540098" table:style-name="ce8">
            <text:p>540.098</text:p>
          </table:table-cell>
          <table:table-cell office:value-type="float" office:value="90.906465122996195" table:style-name="ce9">
            <text:p>90,9</text:p>
          </table:table-cell>
          <table:table-cell office:value-type="float" office:value="9.0935348770038029" table:style-name="ce9">
            <text:p>9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5713" table:style-name="ce8">
            <text:p>5.713</text:p>
          </table:table-cell>
          <table:table-cell office:value-type="float" office:value="406681" table:style-name="ce8">
            <text:p>406.681</text:p>
          </table:table-cell>
          <table:table-cell office:value-type="float" office:value="1.4048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uazeiro do Norte/CE</text:p>
          </table:table-cell>
          <table:table-cell office:value-type="float" office:value="426690" table:style-name="ce8">
            <text:p>426.690</text:p>
          </table:table-cell>
          <table:table-cell office:value-type="float" office:value="426690" table:style-name="ce8">
            <text:p>426.690</text:p>
          </table:table-cell>
          <table:table-cell office:value-type="float" office:value="86.829548384072737" table:style-name="ce9">
            <text:p>86,8</text:p>
          </table:table-cell>
          <table:table-cell office:value-type="float" office:value="13.170451615927254" table:style-name="ce9">
            <text:p>13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4466" table:style-name="ce8">
            <text:p>14.466</text:p>
          </table:table-cell>
          <table:table-cell office:value-type="float" office:value="298261" table:style-name="ce8">
            <text:p>298.261</text:p>
          </table:table-cell>
          <table:table-cell office:value-type="float" office:value="4.8501000000000002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ucás - Cariús/CE</text:p>
          </table:table-cell>
          <table:table-cell office:value-type="float" office:value="42374" table:style-name="ce8">
            <text:p>42.374</text:p>
          </table:table-cell>
          <table:table-cell office:value-type="float" office:value="42374" table:style-name="ce8">
            <text:p>42.374</text:p>
          </table:table-cell>
          <table:table-cell office:value-type="float" office:value="53.004200689101808" table:style-name="ce9">
            <text:p>53,0</text:p>
          </table:table-cell>
          <table:table-cell office:value-type="float" office:value="46.995799310898192" table:style-name="ce9">
            <text:p>47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46" table:style-name="ce8">
            <text:p>246</text:p>
          </table:table-cell>
          <table:table-cell office:value-type="float" office:value="23852" table:style-name="ce8">
            <text:p>23.852</text:p>
          </table:table-cell>
          <table:table-cell office:value-type="float" office:value="1.0314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uiz de Fora/MG</text:p>
          </table:table-cell>
          <table:table-cell office:value-type="float" office:value="538764" table:style-name="ce8">
            <text:p>538.764</text:p>
          </table:table-cell>
          <table:table-cell office:value-type="float" office:value="538764" table:style-name="ce8">
            <text:p>538.764</text:p>
          </table:table-cell>
          <table:table-cell office:value-type="float" office:value="95.389075736314979" table:style-name="ce9">
            <text:p>95,4</text:p>
          </table:table-cell>
          <table:table-cell office:value-type="float" office:value="4.6109242636850265" table:style-name="ce9">
            <text:p>4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880" table:style-name="ce8">
            <text:p>3.880</text:p>
          </table:table-cell>
          <table:table-cell office:value-type="float" office:value="378666" table:style-name="ce8">
            <text:p>378.666</text:p>
          </table:table-cell>
          <table:table-cell office:value-type="float" office:value="1.0246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Jundiaí/SP</text:p>
          </table:table-cell>
          <table:table-cell office:value-type="float" office:value="698724" table:style-name="ce8">
            <text:p>698.724</text:p>
          </table:table-cell>
          <table:table-cell office:value-type="float" office:value="698724" table:style-name="ce8">
            <text:p>698.724</text:p>
          </table:table-cell>
          <table:table-cell office:value-type="float" office:value="90.406226206628077" table:style-name="ce9">
            <text:p>90,4</text:p>
          </table:table-cell>
          <table:table-cell office:value-type="float" office:value="9.593773793371918" table:style-name="ce9">
            <text:p>9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68504" table:style-name="ce8">
            <text:p>68.504</text:p>
          </table:table-cell>
          <table:table-cell office:value-type="float" office:value="508796" table:style-name="ce8">
            <text:p>508.796</text:p>
          </table:table-cell>
          <table:table-cell office:value-type="float" office:value="0.13463900000000001" table:style-name="ce12">
            <text:p>0,1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Lagoa da Prata/MG</text:p>
          </table:table-cell>
          <table:table-cell office:value-type="float" office:value="49923" table:style-name="ce8">
            <text:p>49.923</text:p>
          </table:table-cell>
          <table:table-cell office:value-type="float" office:value="49923" table:style-name="ce8">
            <text:p>49.923</text:p>
          </table:table-cell>
          <table:table-cell office:value-type="float" office:value="93.98273340945056" table:style-name="ce9">
            <text:p>94,0</text:p>
          </table:table-cell>
          <table:table-cell office:value-type="float" office:value="6.017266590549446" table:style-name="ce9">
            <text:p>6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94" table:style-name="ce8">
            <text:p>494</text:p>
          </table:table-cell>
          <table:table-cell office:value-type="float" office:value="37011" table:style-name="ce8">
            <text:p>37.011</text:p>
          </table:table-cell>
          <table:table-cell office:value-type="float" office:value="1.3346999999999999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Lagoa Vermelha/RS</text:p>
          </table:table-cell>
          <table:table-cell office:value-type="float" office:value="29279" table:style-name="ce8">
            <text:p>29.279</text:p>
          </table:table-cell>
          <table:table-cell office:value-type="float" office:value="29279" table:style-name="ce8">
            <text:p>29.279</text:p>
          </table:table-cell>
          <table:table-cell office:value-type="float" office:value="84.138802554732067" table:style-name="ce9">
            <text:p>84,1</text:p>
          </table:table-cell>
          <table:table-cell office:value-type="float" office:value="15.861197445267939" table:style-name="ce9">
            <text:p>15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94" table:style-name="ce8">
            <text:p>194</text:p>
          </table:table-cell>
          <table:table-cell office:value-type="float" office:value="20329" table:style-name="ce8">
            <text:p>20.329</text:p>
          </table:table-cell>
          <table:table-cell office:value-type="float" office:value="9.5429999999999994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Lajeado/RS</text:p>
          </table:table-cell>
          <table:table-cell office:value-type="float" office:value="156512" table:style-name="ce8">
            <text:p>156.512</text:p>
          </table:table-cell>
          <table:table-cell office:value-type="float" office:value="156512" table:style-name="ce8">
            <text:p>156.512</text:p>
          </table:table-cell>
          <table:table-cell office:value-type="float" office:value="84.750051114291551" table:style-name="ce9">
            <text:p>84,8</text:p>
          </table:table-cell>
          <table:table-cell office:value-type="float" office:value="15.249948885708445" table:style-name="ce9">
            <text:p>15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0">
            <text:p>3</text:p>
          </table:table-cell>
          <table:table-cell office:value-type="float" office:value="14431" table:style-name="ce8">
            <text:p>14.431</text:p>
          </table:table-cell>
          <table:table-cell office:value-type="float" office:value="126205" table:style-name="ce8">
            <text:p>126.205</text:p>
          </table:table-cell>
          <table:table-cell office:value-type="float" office:value="0.114346" table:style-name="ce12">
            <text:p>0,1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Laranjal do Jari/AP - Almeirim/PA</text:p>
          </table:table-cell>
          <table:table-cell office:value-type="float" office:value="85984" table:style-name="ce8">
            <text:p>85.984</text:p>
          </table:table-cell>
          <table:table-cell office:value-type="float" office:value="85984" table:style-name="ce8">
            <text:p>85.984</text:p>
          </table:table-cell>
          <table:table-cell office:value-type="float" office:value="79.283355042798661" table:style-name="ce9">
            <text:p>79,3</text:p>
          </table:table-cell>
          <table:table-cell office:value-type="float" office:value="20.716644957201343" table:style-name="ce9">
            <text:p>20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5680" table:style-name="ce8">
            <text:p>5.680</text:p>
          </table:table-cell>
          <table:table-cell office:value-type="float" office:value="60788" table:style-name="ce8">
            <text:p>60.788</text:p>
          </table:table-cell>
          <table:table-cell office:value-type="float" office:value="9.3438999999999994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Lavras/MG</text:p>
          </table:table-cell>
          <table:table-cell office:value-type="float" office:value="108024" table:style-name="ce8">
            <text:p>108.024</text:p>
          </table:table-cell>
          <table:table-cell office:value-type="float" office:value="108024" table:style-name="ce8">
            <text:p>108.024</text:p>
          </table:table-cell>
          <table:table-cell office:value-type="float" office:value="89.43197807894542" table:style-name="ce9">
            <text:p>89,4</text:p>
          </table:table-cell>
          <table:table-cell office:value-type="float" office:value="10.56802192105458" table:style-name="ce9">
            <text:p>10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425" table:style-name="ce8">
            <text:p>2.425</text:p>
          </table:table-cell>
          <table:table-cell office:value-type="float" office:value="76996" table:style-name="ce8">
            <text:p>76.996</text:p>
          </table:table-cell>
          <table:table-cell office:value-type="float" office:value="3.1495000000000002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Leme/SP</text:p>
          </table:table-cell>
          <table:table-cell office:value-type="float" office:value="95758" table:style-name="ce8">
            <text:p>95.758</text:p>
          </table:table-cell>
          <table:table-cell office:value-type="float" office:value="95758" table:style-name="ce8">
            <text:p>95.758</text:p>
          </table:table-cell>
          <table:table-cell office:value-type="float" office:value="96.670774243405262" table:style-name="ce9">
            <text:p>96,7</text:p>
          </table:table-cell>
          <table:table-cell office:value-type="float" office:value="3.3292257565947496" table:style-name="ce9">
            <text:p>3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18" table:style-name="ce8">
            <text:p>718</text:p>
          </table:table-cell>
          <table:table-cell office:value-type="float" office:value="70187" table:style-name="ce8">
            <text:p>70.187</text:p>
          </table:table-cell>
          <table:table-cell office:value-type="float" office:value="1.023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Limeira/SP</text:p>
          </table:table-cell>
          <table:table-cell office:value-type="float" office:value="296051" table:style-name="ce8">
            <text:p>296.051</text:p>
          </table:table-cell>
          <table:table-cell office:value-type="float" office:value="296051" table:style-name="ce8">
            <text:p>296.051</text:p>
          </table:table-cell>
          <table:table-cell office:value-type="float" office:value="95.68047397238989" table:style-name="ce9">
            <text:p>95,7</text:p>
          </table:table-cell>
          <table:table-cell office:value-type="float" office:value="4.3195260276101077" table:style-name="ce9">
            <text:p>4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722" table:style-name="ce8">
            <text:p>2.722</text:p>
          </table:table-cell>
          <table:table-cell office:value-type="float" office:value="215762" table:style-name="ce8">
            <text:p>215.762</text:p>
          </table:table-cell>
          <table:table-cell office:value-type="float" office:value="1.2616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Londrina/PR</text:p>
          </table:table-cell>
          <table:table-cell office:value-type="float" office:value="663507" table:style-name="ce8">
            <text:p>663.507</text:p>
          </table:table-cell>
          <table:table-cell office:value-type="float" office:value="663507" table:style-name="ce8">
            <text:p>663.507</text:p>
          </table:table-cell>
          <table:table-cell office:value-type="float" office:value="95.845258603149631" table:style-name="ce9">
            <text:p>95,8</text:p>
          </table:table-cell>
          <table:table-cell office:value-type="float" office:value="4.1547413968503717" table:style-name="ce9">
            <text:p>4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2664" table:style-name="ce8">
            <text:p>32.664</text:p>
          </table:table-cell>
          <table:table-cell office:value-type="float" office:value="486965" table:style-name="ce8">
            <text:p>486.965</text:p>
          </table:table-cell>
          <table:table-cell office:value-type="float" office:value="6.7076999999999998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Lorena/SP</text:p>
          </table:table-cell>
          <table:table-cell office:value-type="float" office:value="86922" table:style-name="ce8">
            <text:p>86.922</text:p>
          </table:table-cell>
          <table:table-cell office:value-type="float" office:value="86922" table:style-name="ce8">
            <text:p>86.922</text:p>
          </table:table-cell>
          <table:table-cell office:value-type="float" office:value="96.917926416787466" table:style-name="ce9">
            <text:p>96,9</text:p>
          </table:table-cell>
          <table:table-cell office:value-type="float" office:value="3.0820735832125354" table:style-name="ce9">
            <text:p>3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552" table:style-name="ce8">
            <text:p>552</text:p>
          </table:table-cell>
          <table:table-cell office:value-type="float" office:value="57942" table:style-name="ce8">
            <text:p>57.942</text:p>
          </table:table-cell>
          <table:table-cell office:value-type="float" office:value="9.5270000000000007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caé - Rio das Ostras/RJ</text:p>
          </table:table-cell>
          <table:table-cell office:value-type="float" office:value="382321" table:style-name="ce8">
            <text:p>382.321</text:p>
          </table:table-cell>
          <table:table-cell office:value-type="float" office:value="382321" table:style-name="ce8">
            <text:p>382.321</text:p>
          </table:table-cell>
          <table:table-cell office:value-type="float" office:value="94.314986621190045" table:style-name="ce9">
            <text:p>94,3</text:p>
          </table:table-cell>
          <table:table-cell office:value-type="float" office:value="5.6850133788099528" table:style-name="ce9">
            <text:p>5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5379" table:style-name="ce8">
            <text:p>25.379</text:p>
          </table:table-cell>
          <table:table-cell office:value-type="float" office:value="279106" table:style-name="ce8">
            <text:p>279.106</text:p>
          </table:table-cell>
          <table:table-cell office:value-type="float" office:value="9.0929999999999997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capá/AP</text:p>
          </table:table-cell>
          <table:table-cell office:value-type="float" office:value="499466" table:style-name="ce8">
            <text:p>499.466</text:p>
          </table:table-cell>
          <table:table-cell office:value-type="float" office:value="499466" table:style-name="ce8">
            <text:p>499.466</text:p>
          </table:table-cell>
          <table:table-cell office:value-type="float" office:value="95.231707463571098" table:style-name="ce9">
            <text:p>95,2</text:p>
          </table:table-cell>
          <table:table-cell office:value-type="float" office:value="4.7682925364289055" table:style-name="ce9">
            <text:p>4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8594" table:style-name="ce8">
            <text:p>8.594</text:p>
          </table:table-cell>
          <table:table-cell office:value-type="float" office:value="354981" table:style-name="ce8">
            <text:p>354.981</text:p>
          </table:table-cell>
          <table:table-cell office:value-type="float" office:value="2.4209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ceió/AL</text:p>
          </table:table-cell>
          <table:table-cell office:value-type="float" office:value="1115485" table:style-name="ce8">
            <text:p>1.115.485</text:p>
          </table:table-cell>
          <table:table-cell office:value-type="float" office:value="1115485" table:style-name="ce8">
            <text:p>1.115.485</text:p>
          </table:table-cell>
          <table:table-cell office:value-type="float" office:value="98.773537967789792" table:style-name="ce9">
            <text:p>98,8</text:p>
          </table:table-cell>
          <table:table-cell office:value-type="float" office:value="1.2264620322102044" table:style-name="ce9">
            <text:p>1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0">
            <text:p>1</text:p>
          </table:table-cell>
          <table:table-cell office:value-type="float" office:value="25763" table:style-name="ce8">
            <text:p>25.763</text:p>
          </table:table-cell>
          <table:table-cell office:value-type="float" office:value="757706" table:style-name="ce8">
            <text:p>757.706</text:p>
          </table:table-cell>
          <table:table-cell office:value-type="float" office:value="3.4001000000000003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fra/SC - Rio Negro/PR</text:p>
          </table:table-cell>
          <table:table-cell office:value-type="float" office:value="84186" table:style-name="ce8">
            <text:p>84.186</text:p>
          </table:table-cell>
          <table:table-cell office:value-type="float" office:value="84186" table:style-name="ce8">
            <text:p>84.186</text:p>
          </table:table-cell>
          <table:table-cell office:value-type="float" office:value="78.606894257952632" table:style-name="ce9">
            <text:p>78,6</text:p>
          </table:table-cell>
          <table:table-cell office:value-type="float" office:value="21.393105742047371" table:style-name="ce9">
            <text:p>21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5969" table:style-name="ce8">
            <text:p>5.969</text:p>
          </table:table-cell>
          <table:table-cell office:value-type="float" office:value="63163" table:style-name="ce8">
            <text:p>63.163</text:p>
          </table:table-cell>
          <table:table-cell office:value-type="float" office:value="9.4502000000000003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manguape - Rio Tinto/PB</text:p>
          </table:table-cell>
          <table:table-cell office:value-type="float" office:value="65279" table:style-name="ce8">
            <text:p>65.279</text:p>
          </table:table-cell>
          <table:table-cell office:value-type="float" office:value="65279" table:style-name="ce8">
            <text:p>65.279</text:p>
          </table:table-cell>
          <table:table-cell office:value-type="float" office:value="73.006633067295752" table:style-name="ce9">
            <text:p>73,0</text:p>
          </table:table-cell>
          <table:table-cell office:value-type="float" office:value="26.993366932704237" table:style-name="ce9">
            <text:p>27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471" table:style-name="ce8">
            <text:p>1.471</text:p>
          </table:table-cell>
          <table:table-cell office:value-type="float" office:value="40949" table:style-name="ce8">
            <text:p>40.949</text:p>
          </table:table-cell>
          <table:table-cell office:value-type="float" office:value="3.5922999999999997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ragogi/AL - São José da Coroa Grande/PE</text:p>
          </table:table-cell>
          <table:table-cell office:value-type="float" office:value="46929" table:style-name="ce8">
            <text:p>46.929</text:p>
          </table:table-cell>
          <table:table-cell office:value-type="float" office:value="46929" table:style-name="ce8">
            <text:p>46.929</text:p>
          </table:table-cell>
          <table:table-cell office:value-type="float" office:value="60.374182275352126" table:style-name="ce9">
            <text:p>60,4</text:p>
          </table:table-cell>
          <table:table-cell office:value-type="float" office:value="39.625817724647874" table:style-name="ce9">
            <text:p>39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844" table:style-name="ce8">
            <text:p>844</text:p>
          </table:table-cell>
          <table:table-cell office:value-type="float" office:value="29880" table:style-name="ce8">
            <text:p>29.880</text:p>
          </table:table-cell>
          <table:table-cell office:value-type="float" office:value="2.8246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rília/SP</text:p>
          </table:table-cell>
          <table:table-cell office:value-type="float" office:value="233611" table:style-name="ce8">
            <text:p>233.611</text:p>
          </table:table-cell>
          <table:table-cell office:value-type="float" office:value="233611" table:style-name="ce8">
            <text:p>233.611</text:p>
          </table:table-cell>
          <table:table-cell office:value-type="float" office:value="97.18121150117075" table:style-name="ce9">
            <text:p>97,2</text:p>
          </table:table-cell>
          <table:table-cell office:value-type="float" office:value="2.8187884988292504" table:style-name="ce9">
            <text:p>2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756" table:style-name="ce8">
            <text:p>2.756</text:p>
          </table:table-cell>
          <table:table-cell office:value-type="float" office:value="167789" table:style-name="ce8">
            <text:p>167.789</text:p>
          </table:table-cell>
          <table:table-cell office:value-type="float" office:value="1.6424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ringá/PR</text:p>
          </table:table-cell>
          <table:table-cell office:value-type="float" office:value="551656" table:style-name="ce8">
            <text:p>551.656</text:p>
          </table:table-cell>
          <table:table-cell office:value-type="float" office:value="551656" table:style-name="ce8">
            <text:p>551.656</text:p>
          </table:table-cell>
          <table:table-cell office:value-type="float" office:value="96.523739431819834" table:style-name="ce9">
            <text:p>96,5</text:p>
          </table:table-cell>
          <table:table-cell office:value-type="float" office:value="3.4762605681801699" table:style-name="ce9">
            <text:p>3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47020" table:style-name="ce8">
            <text:p>47.020</text:p>
          </table:table-cell>
          <table:table-cell office:value-type="float" office:value="417712" table:style-name="ce8">
            <text:p>417.712</text:p>
          </table:table-cell>
          <table:table-cell office:value-type="float" office:value="0.112566" table:style-name="ce12">
            <text:p>0,1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tão/SP</text:p>
          </table:table-cell>
          <table:table-cell office:value-type="float" office:value="84725" table:style-name="ce8">
            <text:p>84.725</text:p>
          </table:table-cell>
          <table:table-cell office:value-type="float" office:value="84725" table:style-name="ce8">
            <text:p>84.725</text:p>
          </table:table-cell>
          <table:table-cell office:value-type="float" office:value="98.128061375036879" table:style-name="ce9">
            <text:p>98,1</text:p>
          </table:table-cell>
          <table:table-cell office:value-type="float" office:value="1.871938624963116" table:style-name="ce9">
            <text:p>1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87" table:style-name="ce8">
            <text:p>987</text:p>
          </table:table-cell>
          <table:table-cell office:value-type="float" office:value="59441" table:style-name="ce8">
            <text:p>59.441</text:p>
          </table:table-cell>
          <table:table-cell office:value-type="float" office:value="1.6605000000000002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tinhos - Pontal do Paraná/PR</text:p>
          </table:table-cell>
          <table:table-cell office:value-type="float" office:value="50348" table:style-name="ce8">
            <text:p>50.348</text:p>
          </table:table-cell>
          <table:table-cell office:value-type="float" office:value="50348" table:style-name="ce8">
            <text:p>50.348</text:p>
          </table:table-cell>
          <table:table-cell office:value-type="float" office:value="99.072455708270439" table:style-name="ce9">
            <text:p>99,1</text:p>
          </table:table-cell>
          <table:table-cell office:value-type="float" office:value="0.92754429172956232" table:style-name="ce9">
            <text:p>0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426" table:style-name="ce8">
            <text:p>426</text:p>
          </table:table-cell>
          <table:table-cell office:value-type="float" office:value="35901" table:style-name="ce8">
            <text:p>35.901</text:p>
          </table:table-cell>
          <table:table-cell office:value-type="float" office:value="1.1866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tozinhos/MG</text:p>
          </table:table-cell>
          <table:table-cell office:value-type="float" office:value="42836" table:style-name="ce8">
            <text:p>42.836</text:p>
          </table:table-cell>
          <table:table-cell office:value-type="float" office:value="42836" table:style-name="ce8">
            <text:p>42.836</text:p>
          </table:table-cell>
          <table:table-cell office:value-type="float" office:value="94.60033616584181" table:style-name="ce9">
            <text:p>94,6</text:p>
          </table:table-cell>
          <table:table-cell office:value-type="float" office:value="5.3996638341581846" table:style-name="ce9">
            <text:p>5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399" table:style-name="ce8">
            <text:p>1.399</text:p>
          </table:table-cell>
          <table:table-cell office:value-type="float" office:value="30384" table:style-name="ce8">
            <text:p>30.384</text:p>
          </table:table-cell>
          <table:table-cell office:value-type="float" office:value="4.6044000000000002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aurilândia/GO</text:p>
          </table:table-cell>
          <table:table-cell office:value-type="float" office:value="19267" table:style-name="ce8">
            <text:p>19.267</text:p>
          </table:table-cell>
          <table:table-cell office:value-type="float" office:value="19267" table:style-name="ce8">
            <text:p>19.267</text:p>
          </table:table-cell>
          <table:table-cell office:value-type="float" office:value="89.173197695541589" table:style-name="ce9">
            <text:p>89,2</text:p>
          </table:table-cell>
          <table:table-cell office:value-type="float" office:value="10.826802304458401" table:style-name="ce9">
            <text:p>10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60" table:style-name="ce8">
            <text:p>1.260</text:p>
          </table:table-cell>
          <table:table-cell office:value-type="float" office:value="13479" table:style-name="ce8">
            <text:p>13.479</text:p>
          </table:table-cell>
          <table:table-cell office:value-type="float" office:value="9.3479000000000007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endes - Engenheiro Paulo de Frontin/RJ</text:p>
          </table:table-cell>
          <table:table-cell office:value-type="float" office:value="31172" table:style-name="ce8">
            <text:p>31.172</text:p>
          </table:table-cell>
          <table:table-cell office:value-type="float" office:value="31172" table:style-name="ce8">
            <text:p>31.172</text:p>
          </table:table-cell>
          <table:table-cell office:value-type="float" office:value="88.534582317464398" table:style-name="ce9">
            <text:p>88,5</text:p>
          </table:table-cell>
          <table:table-cell office:value-type="float" office:value="11.465417682535609" table:style-name="ce9">
            <text:p>11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814" table:style-name="ce8">
            <text:p>814</text:p>
          </table:table-cell>
          <table:table-cell office:value-type="float" office:value="20367" table:style-name="ce8">
            <text:p>20.367</text:p>
          </table:table-cell>
          <table:table-cell office:value-type="float" office:value="3.9967000000000003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iracema do Tocantins/TO</text:p>
          </table:table-cell>
          <table:table-cell office:value-type="float" office:value="27420" table:style-name="ce8">
            <text:p>27.420</text:p>
          </table:table-cell>
          <table:table-cell office:value-type="float" office:value="27420" table:style-name="ce8">
            <text:p>27.420</text:p>
          </table:table-cell>
          <table:table-cell office:value-type="float" office:value="76.192560175054709" table:style-name="ce9">
            <text:p>76,2</text:p>
          </table:table-cell>
          <table:table-cell office:value-type="float" office:value="23.807439824945295" table:style-name="ce9">
            <text:p>23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84" table:style-name="ce8">
            <text:p>184</text:p>
          </table:table-cell>
          <table:table-cell office:value-type="float" office:value="18307" table:style-name="ce8">
            <text:p>18.307</text:p>
          </table:table-cell>
          <table:table-cell office:value-type="float" office:value="1.0050999999999999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ogi Guaçu - Mogi Mirim/SP</text:p>
          </table:table-cell>
          <table:table-cell office:value-type="float" office:value="233794" table:style-name="ce8">
            <text:p>233.794</text:p>
          </table:table-cell>
          <table:table-cell office:value-type="float" office:value="233794" table:style-name="ce8">
            <text:p>233.794</text:p>
          </table:table-cell>
          <table:table-cell office:value-type="float" office:value="94.202160876669211" table:style-name="ce9">
            <text:p>94,2</text:p>
          </table:table-cell>
          <table:table-cell office:value-type="float" office:value="5.7978391233307951" table:style-name="ce9">
            <text:p>5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8412" table:style-name="ce8">
            <text:p>8.412</text:p>
          </table:table-cell>
          <table:table-cell office:value-type="float" office:value="163122" table:style-name="ce8">
            <text:p>163.122</text:p>
          </table:table-cell>
          <table:table-cell office:value-type="float" office:value="5.1568999999999997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Morros - Axixá/MA</text:p>
          </table:table-cell>
          <table:table-cell office:value-type="float" office:value="29190" table:style-name="ce8">
            <text:p>29.190</text:p>
          </table:table-cell>
          <table:table-cell office:value-type="float" office:value="29190" table:style-name="ce8">
            <text:p>29.190</text:p>
          </table:table-cell>
          <table:table-cell office:value-type="float" office:value="39.133264816718054" table:style-name="ce9">
            <text:p>39,1</text:p>
          </table:table-cell>
          <table:table-cell office:value-type="float" office:value="60.866735183281953" table:style-name="ce9">
            <text:p>60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51" table:style-name="ce8">
            <text:p>151</text:p>
          </table:table-cell>
          <table:table-cell office:value-type="float" office:value="20510" table:style-name="ce8">
            <text:p>20.510</text:p>
          </table:table-cell>
          <table:table-cell office:value-type="float" office:value="7.3619999999999996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Natal/RN</text:p>
          </table:table-cell>
          <table:table-cell office:value-type="float" office:value="1187899" table:style-name="ce8">
            <text:p>1.187.899</text:p>
          </table:table-cell>
          <table:table-cell office:value-type="float" office:value="1187899" table:style-name="ce8">
            <text:p>1.187.899</text:p>
          </table:table-cell>
          <table:table-cell office:value-type="float" office:value="95.390769753994249" table:style-name="ce9">
            <text:p>95,4</text:p>
          </table:table-cell>
          <table:table-cell office:value-type="float" office:value="4.6092302460057635" table:style-name="ce9">
            <text:p>4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95263" table:style-name="ce8">
            <text:p>95.263</text:p>
          </table:table-cell>
          <table:table-cell office:value-type="float" office:value="836386" table:style-name="ce8">
            <text:p>836.386</text:p>
          </table:table-cell>
          <table:table-cell office:value-type="float" office:value="0.113898" table:style-name="ce12">
            <text:p>0,1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Nhamundá/AM</text:p>
          </table:table-cell>
          <table:table-cell office:value-type="float" office:value="26455" table:style-name="ce8">
            <text:p>26.455</text:p>
          </table:table-cell>
          <table:table-cell office:value-type="float" office:value="26455" table:style-name="ce8">
            <text:p>26.455</text:p>
          </table:table-cell>
          <table:table-cell office:value-type="float" office:value="49.661689661689664" table:style-name="ce9">
            <text:p>49,7</text:p>
          </table:table-cell>
          <table:table-cell office:value-type="float" office:value="50.338310338310343" table:style-name="ce9">
            <text:p>50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33" table:style-name="ce8">
            <text:p>333</text:p>
          </table:table-cell>
          <table:table-cell office:value-type="float" office:value="17278" table:style-name="ce8">
            <text:p>17.278</text:p>
          </table:table-cell>
          <table:table-cell office:value-type="float" office:value="1.9272999999999998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Nova Granada/SP</text:p>
          </table:table-cell>
          <table:table-cell office:value-type="float" office:value="23064" table:style-name="ce8">
            <text:p>23.064</text:p>
          </table:table-cell>
          <table:table-cell office:value-type="float" office:value="23064" table:style-name="ce8">
            <text:p>23.064</text:p>
          </table:table-cell>
          <table:table-cell office:value-type="float" office:value="90.248872702046484" table:style-name="ce9">
            <text:p>90,2</text:p>
          </table:table-cell>
          <table:table-cell office:value-type="float" office:value="9.7511272979535217" table:style-name="ce9">
            <text:p>9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538" table:style-name="ce8">
            <text:p>1.538</text:p>
          </table:table-cell>
          <table:table-cell office:value-type="float" office:value="16013" table:style-name="ce8">
            <text:p>16.013</text:p>
          </table:table-cell>
          <table:table-cell office:value-type="float" office:value="9.6046999999999993E-2" table:style-name="ce12">
            <text:p>0,1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Nova Londrina - Marilena/PR</text:p>
          </table:table-cell>
          <table:table-cell office:value-type="float" office:value="19925" table:style-name="ce8">
            <text:p>19.925</text:p>
          </table:table-cell>
          <table:table-cell office:value-type="float" office:value="19925" table:style-name="ce8">
            <text:p>19.925</text:p>
          </table:table-cell>
          <table:table-cell office:value-type="float" office:value="80.175658720200744" table:style-name="ce9">
            <text:p>80,2</text:p>
          </table:table-cell>
          <table:table-cell office:value-type="float" office:value="19.824341279799249" table:style-name="ce9">
            <text:p>19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89" table:style-name="ce8">
            <text:p>889</text:p>
          </table:table-cell>
          <table:table-cell office:value-type="float" office:value="14523" table:style-name="ce8">
            <text:p>14.523</text:p>
          </table:table-cell>
          <table:table-cell office:value-type="float" office:value="6.1212999999999997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Nova Serrana/MG</text:p>
          </table:table-cell>
          <table:table-cell office:value-type="float" office:value="76904" table:style-name="ce8">
            <text:p>76.904</text:p>
          </table:table-cell>
          <table:table-cell office:value-type="float" office:value="76904" table:style-name="ce8">
            <text:p>76.904</text:p>
          </table:table-cell>
          <table:table-cell office:value-type="float" office:value="93.424269218766256" table:style-name="ce9">
            <text:p>93,4</text:p>
          </table:table-cell>
          <table:table-cell office:value-type="float" office:value="6.5757307812337462" table:style-name="ce9">
            <text:p>6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65" table:style-name="ce8">
            <text:p>465</text:p>
          </table:table-cell>
          <table:table-cell office:value-type="float" office:value="61815" table:style-name="ce8">
            <text:p>61.815</text:p>
          </table:table-cell>
          <table:table-cell office:value-type="float" office:value="7.522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Novo Hamburgo - São Leopoldo/RS</text:p>
          </table:table-cell>
          <table:table-cell office:value-type="float" office:value="586595" table:style-name="ce8">
            <text:p>586.595</text:p>
          </table:table-cell>
          <table:table-cell office:value-type="float" office:value="586595" table:style-name="ce8">
            <text:p>586.595</text:p>
          </table:table-cell>
          <table:table-cell office:value-type="float" office:value="96.582139295425293" table:style-name="ce9">
            <text:p>96,6</text:p>
          </table:table-cell>
          <table:table-cell office:value-type="float" office:value="3.4178607045747067" table:style-name="ce9">
            <text:p>3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46781" table:style-name="ce8">
            <text:p>46.781</text:p>
          </table:table-cell>
          <table:table-cell office:value-type="float" office:value="430341" table:style-name="ce8">
            <text:p>430.341</text:p>
          </table:table-cell>
          <table:table-cell office:value-type="float" office:value="0.108707" table:style-name="ce12">
            <text:p>0,1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tacílio Costa/SC</text:p>
          </table:table-cell>
          <table:table-cell office:value-type="float" office:value="18710" table:style-name="ce8">
            <text:p>18.710</text:p>
          </table:table-cell>
          <table:table-cell office:value-type="float" office:value="18710" table:style-name="ce8">
            <text:p>18.710</text:p>
          </table:table-cell>
          <table:table-cell office:value-type="float" office:value="84.532335649385359" table:style-name="ce9">
            <text:p>84,5</text:p>
          </table:table-cell>
          <table:table-cell office:value-type="float" office:value="15.467664350614644" table:style-name="ce9">
            <text:p>15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352" table:style-name="ce8">
            <text:p>352</text:p>
          </table:table-cell>
          <table:table-cell office:value-type="float" office:value="13391" table:style-name="ce8">
            <text:p>13.391</text:p>
          </table:table-cell>
          <table:table-cell office:value-type="float" office:value="2.6286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Ourinhos/SP</text:p>
          </table:table-cell>
          <table:table-cell office:value-type="float" office:value="107404" table:style-name="ce8">
            <text:p>107.404</text:p>
          </table:table-cell>
          <table:table-cell office:value-type="float" office:value="107404" table:style-name="ce8">
            <text:p>107.404</text:p>
          </table:table-cell>
          <table:table-cell office:value-type="float" office:value="97.307362854269869" table:style-name="ce9">
            <text:p>97,3</text:p>
          </table:table-cell>
          <table:table-cell office:value-type="float" office:value="2.6926371457301403" table:style-name="ce9">
            <text:p>2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77" table:style-name="ce8">
            <text:p>777</text:p>
          </table:table-cell>
          <table:table-cell office:value-type="float" office:value="74126" table:style-name="ce8">
            <text:p>74.126</text:p>
          </table:table-cell>
          <table:table-cell office:value-type="float" office:value="1.0482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araguaçu Paulista/SP</text:p>
          </table:table-cell>
          <table:table-cell office:value-type="float" office:value="43083" table:style-name="ce8">
            <text:p>43.083</text:p>
          </table:table-cell>
          <table:table-cell office:value-type="float" office:value="43083" table:style-name="ce8">
            <text:p>43.083</text:p>
          </table:table-cell>
          <table:table-cell office:value-type="float" office:value="90.385999117981569" table:style-name="ce9">
            <text:p>90,4</text:p>
          </table:table-cell>
          <table:table-cell office:value-type="float" office:value="9.6140008820184288" table:style-name="ce9">
            <text:p>9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27" table:style-name="ce8">
            <text:p>527</text:p>
          </table:table-cell>
          <table:table-cell office:value-type="float" office:value="28865" table:style-name="ce8">
            <text:p>28.865</text:p>
          </table:table-cell>
          <table:table-cell office:value-type="float" office:value="1.8256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aranacity/PR</text:p>
          </table:table-cell>
          <table:table-cell office:value-type="float" office:value="14813" table:style-name="ce8">
            <text:p>14.813</text:p>
          </table:table-cell>
          <table:table-cell office:value-type="float" office:value="14813" table:style-name="ce8">
            <text:p>14.813</text:p>
          </table:table-cell>
          <table:table-cell office:value-type="float" office:value="81.32046175656518" table:style-name="ce9">
            <text:p>81,3</text:p>
          </table:table-cell>
          <table:table-cell office:value-type="float" office:value="18.67953824343482" table:style-name="ce9">
            <text:p>18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85" table:style-name="ce8">
            <text:p>685</text:p>
          </table:table-cell>
          <table:table-cell office:value-type="float" office:value="10631" table:style-name="ce8">
            <text:p>10.631</text:p>
          </table:table-cell>
          <table:table-cell office:value-type="float" office:value="6.4434000000000005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aranavaí/PR</text:p>
          </table:table-cell>
          <table:table-cell office:value-type="float" office:value="83021" table:style-name="ce8">
            <text:p>83.021</text:p>
          </table:table-cell>
          <table:table-cell office:value-type="float" office:value="83021" table:style-name="ce8">
            <text:p>83.021</text:p>
          </table:table-cell>
          <table:table-cell office:value-type="float" office:value="94.878404259163347" table:style-name="ce9">
            <text:p>94,9</text:p>
          </table:table-cell>
          <table:table-cell office:value-type="float" office:value="5.1215957408366553" table:style-name="ce9">
            <text:p>5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88" table:style-name="ce8">
            <text:p>188</text:p>
          </table:table-cell>
          <table:table-cell office:value-type="float" office:value="60734" table:style-name="ce8">
            <text:p>60.734</text:p>
          </table:table-cell>
          <table:table-cell office:value-type="float" office:value="3.0950000000000001E-3" table:style-name="ce12">
            <text:p>0,0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araopeba/MG</text:p>
          </table:table-cell>
          <table:table-cell office:value-type="float" office:value="32781" table:style-name="ce8">
            <text:p>32.781</text:p>
          </table:table-cell>
          <table:table-cell office:value-type="float" office:value="32781" table:style-name="ce8">
            <text:p>32.781</text:p>
          </table:table-cell>
          <table:table-cell office:value-type="float" office:value="85.573960525914401" table:style-name="ce9">
            <text:p>85,6</text:p>
          </table:table-cell>
          <table:table-cell office:value-type="float" office:value="14.426039474085597" table:style-name="ce9">
            <text:p>14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451" table:style-name="ce8">
            <text:p>1.451</text:p>
          </table:table-cell>
          <table:table-cell office:value-type="float" office:value="23481" table:style-name="ce8">
            <text:p>23.481</text:p>
          </table:table-cell>
          <table:table-cell office:value-type="float" office:value="6.1795000000000003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assos/SP</text:p>
          </table:table-cell>
          <table:table-cell office:value-type="float" office:value="110388" table:style-name="ce8">
            <text:p>110.388</text:p>
          </table:table-cell>
          <table:table-cell office:value-type="float" office:value="110388" table:style-name="ce8">
            <text:p>110.388</text:p>
          </table:table-cell>
          <table:table-cell office:value-type="float" office:value="94.024712831104836" table:style-name="ce9">
            <text:p>94,0</text:p>
          </table:table-cell>
          <table:table-cell office:value-type="float" office:value="5.9752871688951696" table:style-name="ce9">
            <text:p>6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50" table:style-name="ce8">
            <text:p>450</text:p>
          </table:table-cell>
          <table:table-cell office:value-type="float" office:value="75563" table:style-name="ce8">
            <text:p>75.563</text:p>
          </table:table-cell>
          <table:table-cell office:value-type="float" office:value="5.9550000000000002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ato Branco/PR</text:p>
          </table:table-cell>
          <table:table-cell office:value-type="float" office:value="78883" table:style-name="ce8">
            <text:p>78.883</text:p>
          </table:table-cell>
          <table:table-cell office:value-type="float" office:value="78883" table:style-name="ce8">
            <text:p>78.883</text:p>
          </table:table-cell>
          <table:table-cell office:value-type="float" office:value="89.843185477225759" table:style-name="ce9">
            <text:p>89,8</text:p>
          </table:table-cell>
          <table:table-cell office:value-type="float" office:value="10.156814522774235" table:style-name="ce9">
            <text:p>10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59" table:style-name="ce8">
            <text:p>959</text:p>
          </table:table-cell>
          <table:table-cell office:value-type="float" office:value="61103" table:style-name="ce8">
            <text:p>61.103</text:p>
          </table:table-cell>
          <table:table-cell office:value-type="float" office:value="1.5695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atos/PB</text:p>
          </table:table-cell>
          <table:table-cell office:value-type="float" office:value="102373" table:style-name="ce8">
            <text:p>102.373</text:p>
          </table:table-cell>
          <table:table-cell office:value-type="float" office:value="102373" table:style-name="ce8">
            <text:p>102.373</text:p>
          </table:table-cell>
          <table:table-cell office:value-type="float" office:value="95.641428892383729" table:style-name="ce9">
            <text:p>95,6</text:p>
          </table:table-cell>
          <table:table-cell office:value-type="float" office:value="4.3585711076162656" table:style-name="ce9">
            <text:p>4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19" table:style-name="ce8">
            <text:p>219</text:p>
          </table:table-cell>
          <table:table-cell office:value-type="float" office:value="68897" table:style-name="ce8">
            <text:p>68.897</text:p>
          </table:table-cell>
          <table:table-cell office:value-type="float" office:value="3.179E-3" table:style-name="ce12">
            <text:p>0,0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aty do Alferes - Miguel Pereira/RJ</text:p>
          </table:table-cell>
          <table:table-cell office:value-type="float" office:value="51001" table:style-name="ce8">
            <text:p>51.001</text:p>
          </table:table-cell>
          <table:table-cell office:value-type="float" office:value="51001" table:style-name="ce8">
            <text:p>51.001</text:p>
          </table:table-cell>
          <table:table-cell office:value-type="float" office:value="78.598458853747971" table:style-name="ce9">
            <text:p>78,6</text:p>
          </table:table-cell>
          <table:table-cell office:value-type="float" office:value="21.401541146252036" table:style-name="ce9">
            <text:p>21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568" table:style-name="ce8">
            <text:p>2.568</text:p>
          </table:table-cell>
          <table:table-cell office:value-type="float" office:value="35423" table:style-name="ce8">
            <text:p>35.423</text:p>
          </table:table-cell>
          <table:table-cell office:value-type="float" office:value="7.2495000000000004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aulo de Faria - Orindiúva/SP</text:p>
          </table:table-cell>
          <table:table-cell office:value-type="float" office:value="14264" table:style-name="ce8">
            <text:p>14.264</text:p>
          </table:table-cell>
          <table:table-cell office:value-type="float" office:value="14264" table:style-name="ce8">
            <text:p>14.264</text:p>
          </table:table-cell>
          <table:table-cell office:value-type="float" office:value="90.94924284913067" table:style-name="ce9">
            <text:p>90,9</text:p>
          </table:table-cell>
          <table:table-cell office:value-type="float" office:value="9.0507571508693214" table:style-name="ce9">
            <text:p>9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19" table:style-name="ce8">
            <text:p>919</text:p>
          </table:table-cell>
          <table:table-cell office:value-type="float" office:value="10151" table:style-name="ce8">
            <text:p>10.151</text:p>
          </table:table-cell>
          <table:table-cell office:value-type="float" office:value="9.0533000000000002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edreiras/MA</text:p>
          </table:table-cell>
          <table:table-cell office:value-type="float" office:value="58401" table:style-name="ce8">
            <text:p>58.401</text:p>
          </table:table-cell>
          <table:table-cell office:value-type="float" office:value="58401" table:style-name="ce8">
            <text:p>58.401</text:p>
          </table:table-cell>
          <table:table-cell office:value-type="float" office:value="84.085888940257874" table:style-name="ce9">
            <text:p>84,1</text:p>
          </table:table-cell>
          <table:table-cell office:value-type="float" office:value="15.914111059742128" table:style-name="ce9">
            <text:p>15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2057" table:style-name="ce8">
            <text:p>2.057</text:p>
          </table:table-cell>
          <table:table-cell office:value-type="float" office:value="39039" table:style-name="ce8">
            <text:p>39.039</text:p>
          </table:table-cell>
          <table:table-cell office:value-type="float" office:value="5.2691000000000002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edro Afonso/TO</text:p>
          </table:table-cell>
          <table:table-cell office:value-type="float" office:value="16881" table:style-name="ce8">
            <text:p>16.881</text:p>
          </table:table-cell>
          <table:table-cell office:value-type="float" office:value="16881" table:style-name="ce8">
            <text:p>16.881</text:p>
          </table:table-cell>
          <table:table-cell office:value-type="float" office:value="81.582844618209833" table:style-name="ce9">
            <text:p>81,6</text:p>
          </table:table-cell>
          <table:table-cell office:value-type="float" office:value="18.417155381790177" table:style-name="ce9">
            <text:p>18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988" table:style-name="ce8">
            <text:p>988</text:p>
          </table:table-cell>
          <table:table-cell office:value-type="float" office:value="12009" table:style-name="ce8">
            <text:p>12.009</text:p>
          </table:table-cell>
          <table:table-cell office:value-type="float" office:value="8.2271999999999998E-2" table:style-name="ce12">
            <text:p>0,0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edro Osório - Cerrito/RS</text:p>
          </table:table-cell>
          <table:table-cell office:value-type="float" office:value="14213" table:style-name="ce8">
            <text:p>14.213</text:p>
          </table:table-cell>
          <table:table-cell office:value-type="float" office:value="14213" table:style-name="ce8">
            <text:p>14.213</text:p>
          </table:table-cell>
          <table:table-cell office:value-type="float" office:value="77.105466826145076" table:style-name="ce9">
            <text:p>77,1</text:p>
          </table:table-cell>
          <table:table-cell office:value-type="float" office:value="22.894533173854921" table:style-name="ce9">
            <text:p>22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376" table:style-name="ce8">
            <text:p>376</text:p>
          </table:table-cell>
          <table:table-cell office:value-type="float" office:value="8762" table:style-name="ce8">
            <text:p>8.762</text:p>
          </table:table-cell>
          <table:table-cell office:value-type="float" office:value="4.2913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elotas/RS</text:p>
          </table:table-cell>
          <table:table-cell office:value-type="float" office:value="355303" table:style-name="ce8">
            <text:p>355.303</text:p>
          </table:table-cell>
          <table:table-cell office:value-type="float" office:value="355303" table:style-name="ce8">
            <text:p>355.303</text:p>
          </table:table-cell>
          <table:table-cell office:value-type="float" office:value="87.407086346020151" table:style-name="ce9">
            <text:p>87,4</text:p>
          </table:table-cell>
          <table:table-cell office:value-type="float" office:value="12.592913653979842" table:style-name="ce9">
            <text:p>12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5889" table:style-name="ce8">
            <text:p>5.889</text:p>
          </table:table-cell>
          <table:table-cell office:value-type="float" office:value="240962" table:style-name="ce8">
            <text:p>240.962</text:p>
          </table:table-cell>
          <table:table-cell office:value-type="float" office:value="2.444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enedo/AL</text:p>
          </table:table-cell>
          <table:table-cell office:value-type="float" office:value="78884" table:style-name="ce8">
            <text:p>78.884</text:p>
          </table:table-cell>
          <table:table-cell office:value-type="float" office:value="78884" table:style-name="ce8">
            <text:p>78.884</text:p>
          </table:table-cell>
          <table:table-cell office:value-type="float" office:value="72.77394655443436" table:style-name="ce9">
            <text:p>72,8</text:p>
          </table:table-cell>
          <table:table-cell office:value-type="float" office:value="27.22605344556564" table:style-name="ce9">
            <text:p>27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75" table:style-name="ce8">
            <text:p>375</text:p>
          </table:table-cell>
          <table:table-cell office:value-type="float" office:value="49609" table:style-name="ce8">
            <text:p>49.609</text:p>
          </table:table-cell>
          <table:table-cell office:value-type="float" office:value="7.5589999999999997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etrolina/PE - Juazeiro/BA</text:p>
          </table:table-cell>
          <table:table-cell office:value-type="float" office:value="491927" table:style-name="ce8">
            <text:p>491.927</text:p>
          </table:table-cell>
          <table:table-cell office:value-type="float" office:value="491927" table:style-name="ce8">
            <text:p>491.927</text:p>
          </table:table-cell>
          <table:table-cell office:value-type="float" office:value="77.548904613895957" table:style-name="ce9">
            <text:p>77,5</text:p>
          </table:table-cell>
          <table:table-cell office:value-type="float" office:value="22.451095386104036" table:style-name="ce9">
            <text:p>22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3286" table:style-name="ce8">
            <text:p>13.286</text:p>
          </table:table-cell>
          <table:table-cell office:value-type="float" office:value="344622" table:style-name="ce8">
            <text:p>344.622</text:p>
          </table:table-cell>
          <table:table-cell office:value-type="float" office:value="3.8552000000000003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etrópolis/RJ</text:p>
          </table:table-cell>
          <table:table-cell office:value-type="float" office:value="307340" table:style-name="ce8">
            <text:p>307.340</text:p>
          </table:table-cell>
          <table:table-cell office:value-type="float" office:value="307340" table:style-name="ce8">
            <text:p>307.340</text:p>
          </table:table-cell>
          <table:table-cell office:value-type="float" office:value="96.897247348213696" table:style-name="ce9">
            <text:p>96,9</text:p>
          </table:table-cell>
          <table:table-cell office:value-type="float" office:value="3.1027526517862953" table:style-name="ce9">
            <text:p>3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64" table:style-name="ce8">
            <text:p>1.464</text:p>
          </table:table-cell>
          <table:table-cell office:value-type="float" office:value="217239" table:style-name="ce8">
            <text:p>217.239</text:p>
          </table:table-cell>
          <table:table-cell office:value-type="float" office:value="6.7390000000000002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icos/PI</text:p>
          </table:table-cell>
          <table:table-cell office:value-type="float" office:value="78889" table:style-name="ce8">
            <text:p>78.889</text:p>
          </table:table-cell>
          <table:table-cell office:value-type="float" office:value="78889" table:style-name="ce8">
            <text:p>78.889</text:p>
          </table:table-cell>
          <table:table-cell office:value-type="float" office:value="77.49876408624776" table:style-name="ce9">
            <text:p>77,5</text:p>
          </table:table-cell>
          <table:table-cell office:value-type="float" office:value="22.501235913752236" table:style-name="ce9">
            <text:p>22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691" table:style-name="ce8">
            <text:p>691</text:p>
          </table:table-cell>
          <table:table-cell office:value-type="float" office:value="56667" table:style-name="ce8">
            <text:p>56.667</text:p>
          </table:table-cell>
          <table:table-cell office:value-type="float" office:value="1.2194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iracicaba/SP</text:p>
          </table:table-cell>
          <table:table-cell office:value-type="float" office:value="416216" table:style-name="ce8">
            <text:p>416.216</text:p>
          </table:table-cell>
          <table:table-cell office:value-type="float" office:value="416216" table:style-name="ce8">
            <text:p>416.216</text:p>
          </table:table-cell>
          <table:table-cell office:value-type="float" office:value="92.440223345570573" table:style-name="ce9">
            <text:p>92,4</text:p>
          </table:table-cell>
          <table:table-cell office:value-type="float" office:value="7.5597766544294318" table:style-name="ce9">
            <text:p>7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8398" table:style-name="ce8">
            <text:p>8.398</text:p>
          </table:table-cell>
          <table:table-cell office:value-type="float" office:value="299927" table:style-name="ce8">
            <text:p>299.927</text:p>
          </table:table-cell>
          <table:table-cell office:value-type="float" office:value="2.8000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irajuí/SP</text:p>
          </table:table-cell>
          <table:table-cell office:value-type="float" office:value="26406" table:style-name="ce8">
            <text:p>26.406</text:p>
          </table:table-cell>
          <table:table-cell office:value-type="float" office:value="26406" table:style-name="ce8">
            <text:p>26.406</text:p>
          </table:table-cell>
          <table:table-cell office:value-type="float" office:value="74.573960463531023" table:style-name="ce9">
            <text:p>74,6</text:p>
          </table:table-cell>
          <table:table-cell office:value-type="float" office:value="25.426039536468988" table:style-name="ce9">
            <text:p>25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56" table:style-name="ce8">
            <text:p>256</text:p>
          </table:table-cell>
          <table:table-cell office:value-type="float" office:value="15597" table:style-name="ce8">
            <text:p>15.597</text:p>
          </table:table-cell>
          <table:table-cell office:value-type="float" office:value="1.6413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irapora - Buritizeiro/MG</text:p>
          </table:table-cell>
          <table:table-cell office:value-type="float" office:value="80290" table:style-name="ce8">
            <text:p>80.290</text:p>
          </table:table-cell>
          <table:table-cell office:value-type="float" office:value="80290" table:style-name="ce8">
            <text:p>80.290</text:p>
          </table:table-cell>
          <table:table-cell office:value-type="float" office:value="94.498692240627719" table:style-name="ce9">
            <text:p>94,5</text:p>
          </table:table-cell>
          <table:table-cell office:value-type="float" office:value="5.501307759372275" table:style-name="ce9">
            <text:p>5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459" table:style-name="ce8">
            <text:p>2.459</text:p>
          </table:table-cell>
          <table:table-cell office:value-type="float" office:value="56426" table:style-name="ce8">
            <text:p>56.426</text:p>
          </table:table-cell>
          <table:table-cell office:value-type="float" office:value="4.3579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irapozinho/SP</text:p>
          </table:table-cell>
          <table:table-cell office:value-type="float" office:value="28982" table:style-name="ce8">
            <text:p>28.982</text:p>
          </table:table-cell>
          <table:table-cell office:value-type="float" office:value="28982" table:style-name="ce8">
            <text:p>28.982</text:p>
          </table:table-cell>
          <table:table-cell office:value-type="float" office:value="91.591332551238708" table:style-name="ce9">
            <text:p>91,6</text:p>
          </table:table-cell>
          <table:table-cell office:value-type="float" office:value="8.4086674487613013" table:style-name="ce9">
            <text:p>8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79" table:style-name="ce8">
            <text:p>779</text:p>
          </table:table-cell>
          <table:table-cell office:value-type="float" office:value="20488" table:style-name="ce8">
            <text:p>20.488</text:p>
          </table:table-cell>
          <table:table-cell office:value-type="float" office:value="3.8022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iratuba - Ipira/SC</text:p>
          </table:table-cell>
          <table:table-cell office:value-type="float" office:value="9538" table:style-name="ce8">
            <text:p>9.538</text:p>
          </table:table-cell>
          <table:table-cell office:value-type="float" office:value="9538" table:style-name="ce8">
            <text:p>9.538</text:p>
          </table:table-cell>
          <table:table-cell office:value-type="float" office:value="56.3640176137555" table:style-name="ce9">
            <text:p>56,4</text:p>
          </table:table-cell>
          <table:table-cell office:value-type="float" office:value="43.6359823862445" table:style-name="ce9">
            <text:p>43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81" table:style-name="ce8">
            <text:p>681</text:p>
          </table:table-cell>
          <table:table-cell office:value-type="float" office:value="7524" table:style-name="ce8">
            <text:p>7.524</text:p>
          </table:table-cell>
          <table:table-cell office:value-type="float" office:value="9.0509999999999993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ires do Rio/GO</text:p>
          </table:table-cell>
          <table:table-cell office:value-type="float" office:value="34171" table:style-name="ce8">
            <text:p>34.171</text:p>
          </table:table-cell>
          <table:table-cell office:value-type="float" office:value="34171" table:style-name="ce8">
            <text:p>34.171</text:p>
          </table:table-cell>
          <table:table-cell office:value-type="float" office:value="91.364022124023293" table:style-name="ce9">
            <text:p>91,4</text:p>
          </table:table-cell>
          <table:table-cell office:value-type="float" office:value="8.635977875976705" table:style-name="ce9">
            <text:p>8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93" table:style-name="ce8">
            <text:p>693</text:p>
          </table:table-cell>
          <table:table-cell office:value-type="float" office:value="24268" table:style-name="ce8">
            <text:p>24.268</text:p>
          </table:table-cell>
          <table:table-cell office:value-type="float" office:value="2.8556000000000002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itangui/MG</text:p>
          </table:table-cell>
          <table:table-cell office:value-type="float" office:value="30469" table:style-name="ce8">
            <text:p>30.469</text:p>
          </table:table-cell>
          <table:table-cell office:value-type="float" office:value="30469" table:style-name="ce8">
            <text:p>30.469</text:p>
          </table:table-cell>
          <table:table-cell office:value-type="float" office:value="80.839541829400375" table:style-name="ce9">
            <text:p>80,8</text:p>
          </table:table-cell>
          <table:table-cell office:value-type="float" office:value="19.160458170599625" table:style-name="ce9">
            <text:p>19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805" table:style-name="ce8">
            <text:p>805</text:p>
          </table:table-cell>
          <table:table-cell office:value-type="float" office:value="21449" table:style-name="ce8">
            <text:p>21.449</text:p>
          </table:table-cell>
          <table:table-cell office:value-type="float" office:value="3.7531000000000002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lanura/MG - Colômbia/SP</text:p>
          </table:table-cell>
          <table:table-cell office:value-type="float" office:value="16378" table:style-name="ce8">
            <text:p>16.378</text:p>
          </table:table-cell>
          <table:table-cell office:value-type="float" office:value="16378" table:style-name="ce8">
            <text:p>16.378</text:p>
          </table:table-cell>
          <table:table-cell office:value-type="float" office:value="83.618268408841118" table:style-name="ce9">
            <text:p>83,6</text:p>
          </table:table-cell>
          <table:table-cell office:value-type="float" office:value="16.381731591158871" table:style-name="ce9">
            <text:p>16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209" table:style-name="ce8">
            <text:p>1.209</text:p>
          </table:table-cell>
          <table:table-cell office:value-type="float" office:value="11542" table:style-name="ce8">
            <text:p>11.542</text:p>
          </table:table-cell>
          <table:table-cell office:value-type="float" office:value="0.10474799999999999" table:style-name="ce12">
            <text:p>0,1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ompéia/SP</text:p>
          </table:table-cell>
          <table:table-cell office:value-type="float" office:value="25968" table:style-name="ce8">
            <text:p>25.968</text:p>
          </table:table-cell>
          <table:table-cell office:value-type="float" office:value="25968" table:style-name="ce8">
            <text:p>25.968</text:p>
          </table:table-cell>
          <table:table-cell office:value-type="float" office:value="92.683302526186068" table:style-name="ce9">
            <text:p>92,7</text:p>
          </table:table-cell>
          <table:table-cell office:value-type="float" office:value="7.3166974738139254" table:style-name="ce9">
            <text:p>7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76" table:style-name="ce8">
            <text:p>676</text:p>
          </table:table-cell>
          <table:table-cell office:value-type="float" office:value="17714" table:style-name="ce8">
            <text:p>17.714</text:p>
          </table:table-cell>
          <table:table-cell office:value-type="float" office:value="3.8162000000000001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onta Grossa/PR</text:p>
          </table:table-cell>
          <table:table-cell office:value-type="float" office:value="330774" table:style-name="ce8">
            <text:p>330.774</text:p>
          </table:table-cell>
          <table:table-cell office:value-type="float" office:value="330774" table:style-name="ce8">
            <text:p>330.774</text:p>
          </table:table-cell>
          <table:table-cell office:value-type="float" office:value="84.902380477304746" table:style-name="ce9">
            <text:p>84,9</text:p>
          </table:table-cell>
          <table:table-cell office:value-type="float" office:value="15.097619522695254" table:style-name="ce9">
            <text:p>15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2742" table:style-name="ce8">
            <text:p>2.742</text:p>
          </table:table-cell>
          <table:table-cell office:value-type="float" office:value="231313" table:style-name="ce8">
            <text:p>231.313</text:p>
          </table:table-cell>
          <table:table-cell office:value-type="float" office:value="1.1854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onte Nova/MG</text:p>
          </table:table-cell>
          <table:table-cell office:value-type="float" office:value="61883" table:style-name="ce8">
            <text:p>61.883</text:p>
          </table:table-cell>
          <table:table-cell office:value-type="float" office:value="61883" table:style-name="ce8">
            <text:p>61.883</text:p>
          </table:table-cell>
          <table:table-cell office:value-type="float" office:value="86.498715317615506" table:style-name="ce9">
            <text:p>86,5</text:p>
          </table:table-cell>
          <table:table-cell office:value-type="float" office:value="13.501284682384499" table:style-name="ce9">
            <text:p>13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551" table:style-name="ce8">
            <text:p>551</text:p>
          </table:table-cell>
          <table:table-cell office:value-type="float" office:value="42782" table:style-name="ce8">
            <text:p>42.782</text:p>
          </table:table-cell>
          <table:table-cell office:value-type="float" office:value="1.2879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onto Belo - Mucurici/ES</text:p>
          </table:table-cell>
          <table:table-cell office:value-type="float" office:value="12634" table:style-name="ce8">
            <text:p>12.634</text:p>
          </table:table-cell>
          <table:table-cell office:value-type="float" office:value="12634" table:style-name="ce8">
            <text:p>12.634</text:p>
          </table:table-cell>
          <table:table-cell office:value-type="float" office:value="72.645242995092602" table:style-name="ce9">
            <text:p>72,6</text:p>
          </table:table-cell>
          <table:table-cell office:value-type="float" office:value="27.354757004907391" table:style-name="ce9">
            <text:p>27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246" table:style-name="ce8">
            <text:p>246</text:p>
          </table:table-cell>
          <table:table-cell office:value-type="float" office:value="7972" table:style-name="ce8">
            <text:p>7.972</text:p>
          </table:table-cell>
          <table:table-cell office:value-type="float" office:value="3.0858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orto Alegre/RS</text:p>
          </table:table-cell>
          <table:table-cell office:value-type="float" office:value="2913039" table:style-name="ce8">
            <text:p>2.913.039</text:p>
          </table:table-cell>
          <table:table-cell office:value-type="float" office:value="2913039" table:style-name="ce8">
            <text:p>2.913.039</text:p>
          </table:table-cell>
          <table:table-cell office:value-type="float" office:value="96.306091336229954" table:style-name="ce9">
            <text:p>96,3</text:p>
          </table:table-cell>
          <table:table-cell office:value-type="float" office:value="3.6939086637700353" table:style-name="ce9">
            <text:p>3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356154" table:style-name="ce8">
            <text:p>356.154</text:p>
          </table:table-cell>
          <table:table-cell office:value-type="float" office:value="2075944" table:style-name="ce8">
            <text:p>2.075.944</text:p>
          </table:table-cell>
          <table:table-cell office:value-type="float" office:value="0.17156199999999999" table:style-name="ce12">
            <text:p>0,1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orto Velho/RO</text:p>
          </table:table-cell>
          <table:table-cell office:value-type="float" office:value="448306" table:style-name="ce8">
            <text:p>448.306</text:p>
          </table:table-cell>
          <table:table-cell office:value-type="float" office:value="448306" table:style-name="ce8">
            <text:p>448.306</text:p>
          </table:table-cell>
          <table:table-cell office:value-type="float" office:value="90.415475144209537" table:style-name="ce9">
            <text:p>90,4</text:p>
          </table:table-cell>
          <table:table-cell office:value-type="float" office:value="9.5845248557904643" table:style-name="ce9">
            <text:p>9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3402" table:style-name="ce8">
            <text:p>3.402</text:p>
          </table:table-cell>
          <table:table-cell office:value-type="float" office:value="328525" table:style-name="ce8">
            <text:p>328.525</text:p>
          </table:table-cell>
          <table:table-cell office:value-type="float" office:value="1.0355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ouso Alto/MG</text:p>
          </table:table-cell>
          <table:table-cell office:value-type="float" office:value="8323" table:style-name="ce8">
            <text:p>8.323</text:p>
          </table:table-cell>
          <table:table-cell office:value-type="float" office:value="8323" table:style-name="ce8">
            <text:p>8.323</text:p>
          </table:table-cell>
          <table:table-cell office:value-type="float" office:value="59.822179502583204" table:style-name="ce9">
            <text:p>59,8</text:p>
          </table:table-cell>
          <table:table-cell office:value-type="float" office:value="40.177820497416796" table:style-name="ce9">
            <text:p>40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63" table:style-name="ce8">
            <text:p>163</text:p>
          </table:table-cell>
          <table:table-cell office:value-type="float" office:value="5324" table:style-name="ce8">
            <text:p>5.324</text:p>
          </table:table-cell>
          <table:table-cell office:value-type="float" office:value="3.0616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raia Grande/SC</text:p>
          </table:table-cell>
          <table:table-cell office:value-type="float" office:value="10270" table:style-name="ce8">
            <text:p>10.270</text:p>
          </table:table-cell>
          <table:table-cell office:value-type="float" office:value="10270" table:style-name="ce8">
            <text:p>10.270</text:p>
          </table:table-cell>
          <table:table-cell office:value-type="float" office:value="47.458617332035054" table:style-name="ce9">
            <text:p>47,5</text:p>
          </table:table-cell>
          <table:table-cell office:value-type="float" office:value="52.541382667964939" table:style-name="ce9">
            <text:p>52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05" table:style-name="ce8">
            <text:p>205</text:p>
          </table:table-cell>
          <table:table-cell office:value-type="float" office:value="7500" table:style-name="ce8">
            <text:p>7.500</text:p>
          </table:table-cell>
          <table:table-cell office:value-type="float" office:value="2.7333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residente Juscelino - Cachoeira Grande/MA</text:p>
          </table:table-cell>
          <table:table-cell office:value-type="float" office:value="19987" table:style-name="ce8">
            <text:p>19.987</text:p>
          </table:table-cell>
          <table:table-cell office:value-type="float" office:value="19987" table:style-name="ce8">
            <text:p>19.987</text:p>
          </table:table-cell>
          <table:table-cell office:value-type="float" office:value="41.076699854905691" table:style-name="ce9">
            <text:p>41,1</text:p>
          </table:table-cell>
          <table:table-cell office:value-type="float" office:value="58.923300145094316" table:style-name="ce9">
            <text:p>58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0" table:style-name="ce8">
            <text:p>120</text:p>
          </table:table-cell>
          <table:table-cell office:value-type="float" office:value="12601" table:style-name="ce8">
            <text:p>12.601</text:p>
          </table:table-cell>
          <table:table-cell office:value-type="float" office:value="9.5230000000000002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residente Prudente/SP</text:p>
          </table:table-cell>
          <table:table-cell office:value-type="float" office:value="297857" table:style-name="ce8">
            <text:p>297.857</text:p>
          </table:table-cell>
          <table:table-cell office:value-type="float" office:value="297857" table:style-name="ce8">
            <text:p>297.857</text:p>
          </table:table-cell>
          <table:table-cell office:value-type="float" office:value="92.746519302886952" table:style-name="ce9">
            <text:p>92,7</text:p>
          </table:table-cell>
          <table:table-cell office:value-type="float" office:value="7.2534806971130443" table:style-name="ce9">
            <text:p>7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5892" table:style-name="ce8">
            <text:p>15.892</text:p>
          </table:table-cell>
          <table:table-cell office:value-type="float" office:value="211745" table:style-name="ce8">
            <text:p>211.745</text:p>
          </table:table-cell>
          <table:table-cell office:value-type="float" office:value="7.5052999999999995E-2" table:style-name="ce12">
            <text:p>0,0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residente Venceslau/SP</text:p>
          </table:table-cell>
          <table:table-cell office:value-type="float" office:value="42949" table:style-name="ce8">
            <text:p>42.949</text:p>
          </table:table-cell>
          <table:table-cell office:value-type="float" office:value="42949" table:style-name="ce8">
            <text:p>42.949</text:p>
          </table:table-cell>
          <table:table-cell office:value-type="float" office:value="88.877505879065865" table:style-name="ce9">
            <text:p>88,9</text:p>
          </table:table-cell>
          <table:table-cell office:value-type="float" office:value="11.122494120934132" table:style-name="ce9">
            <text:p>11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66" table:style-name="ce8">
            <text:p>666</text:p>
          </table:table-cell>
          <table:table-cell office:value-type="float" office:value="27012" table:style-name="ce8">
            <text:p>27.012</text:p>
          </table:table-cell>
          <table:table-cell office:value-type="float" office:value="2.4656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Propriá/SE</text:p>
          </table:table-cell>
          <table:table-cell office:value-type="float" office:value="31408" table:style-name="ce8">
            <text:p>31.408</text:p>
          </table:table-cell>
          <table:table-cell office:value-type="float" office:value="31408" table:style-name="ce8">
            <text:p>31.408</text:p>
          </table:table-cell>
          <table:table-cell office:value-type="float" office:value="83.53604177279675" table:style-name="ce9">
            <text:p>83,5</text:p>
          </table:table-cell>
          <table:table-cell office:value-type="float" office:value="16.463958227203261" table:style-name="ce9">
            <text:p>16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65" table:style-name="ce8">
            <text:p>465</text:p>
          </table:table-cell>
          <table:table-cell office:value-type="float" office:value="20925" table:style-name="ce8">
            <text:p>20.925</text:p>
          </table:table-cell>
          <table:table-cell office:value-type="float" office:value="2.2221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Recife/PE</text:p>
          </table:table-cell>
          <table:table-cell office:value-type="float" office:value="3741904" table:style-name="ce8">
            <text:p>3.741.904</text:p>
          </table:table-cell>
          <table:table-cell office:value-type="float" office:value="3741904" table:style-name="ce8">
            <text:p>3.741.904</text:p>
          </table:table-cell>
          <table:table-cell office:value-type="float" office:value="96.554721874211637" table:style-name="ce9">
            <text:p>96,6</text:p>
          </table:table-cell>
          <table:table-cell office:value-type="float" office:value="3.4452781257883687" table:style-name="ce9">
            <text:p>3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10" table:style-name="ce10">
            <text:p>10</text:p>
          </table:table-cell>
          <table:table-cell office:value-type="float" office:value="1" table:style-name="ce10">
            <text:p>1</text:p>
          </table:table-cell>
          <table:table-cell office:value-type="float" office:value="435425" table:style-name="ce8">
            <text:p>435.425</text:p>
          </table:table-cell>
          <table:table-cell office:value-type="float" office:value="2490625" table:style-name="ce8">
            <text:p>2.490.625</text:p>
          </table:table-cell>
          <table:table-cell office:value-type="float" office:value="0.17482600000000001" table:style-name="ce12">
            <text:p>0,1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Redenção - Acarape/CE</text:p>
          </table:table-cell>
          <table:table-cell office:value-type="float" office:value="41753" table:style-name="ce8">
            <text:p>41.753</text:p>
          </table:table-cell>
          <table:table-cell office:value-type="float" office:value="41753" table:style-name="ce8">
            <text:p>41.753</text:p>
          </table:table-cell>
          <table:table-cell office:value-type="float" office:value="51.957943141810169" table:style-name="ce9">
            <text:p>52,0</text:p>
          </table:table-cell>
          <table:table-cell office:value-type="float" office:value="48.042056858189831" table:style-name="ce9">
            <text:p>48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745" table:style-name="ce8">
            <text:p>745</text:p>
          </table:table-cell>
          <table:table-cell office:value-type="float" office:value="26968" table:style-name="ce8">
            <text:p>26.968</text:p>
          </table:table-cell>
          <table:table-cell office:value-type="float" office:value="2.7625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Resende/RJ</text:p>
          </table:table-cell>
          <table:table-cell office:value-type="float" office:value="177937" table:style-name="ce8">
            <text:p>177.937</text:p>
          </table:table-cell>
          <table:table-cell office:value-type="float" office:value="177937" table:style-name="ce8">
            <text:p>177.937</text:p>
          </table:table-cell>
          <table:table-cell office:value-type="float" office:value="96.513372710566102" table:style-name="ce9">
            <text:p>96,5</text:p>
          </table:table-cell>
          <table:table-cell office:value-type="float" office:value="3.4866272894339008" table:style-name="ce9">
            <text:p>3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2" table:style-name="ce10">
            <text:p>2</text:p>
          </table:table-cell>
          <table:table-cell office:value-type="float" office:value="12344" table:style-name="ce8">
            <text:p>12.344</text:p>
          </table:table-cell>
          <table:table-cell office:value-type="float" office:value="127544" table:style-name="ce8">
            <text:p>127.544</text:p>
          </table:table-cell>
          <table:table-cell office:value-type="float" office:value="9.6782000000000007E-2" table:style-name="ce12">
            <text:p>0,1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Ribeirão Preto/SP</text:p>
          </table:table-cell>
          <table:table-cell office:value-type="float" office:value="747228" table:style-name="ce8">
            <text:p>747.228</text:p>
          </table:table-cell>
          <table:table-cell office:value-type="float" office:value="747228" table:style-name="ce8">
            <text:p>747.228</text:p>
          </table:table-cell>
          <table:table-cell office:value-type="float" office:value="98.254080414545498" table:style-name="ce9">
            <text:p>98,3</text:p>
          </table:table-cell>
          <table:table-cell office:value-type="float" office:value="1.7459195854545067" table:style-name="ce9">
            <text:p>1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3064" table:style-name="ce8">
            <text:p>23.064</text:p>
          </table:table-cell>
          <table:table-cell office:value-type="float" office:value="559615" table:style-name="ce8">
            <text:p>559.615</text:p>
          </table:table-cell>
          <table:table-cell office:value-type="float" office:value="4.1214000000000001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Rio Claro/SP</text:p>
          </table:table-cell>
          <table:table-cell office:value-type="float" office:value="213903" table:style-name="ce8">
            <text:p>213.903</text:p>
          </table:table-cell>
          <table:table-cell office:value-type="float" office:value="213903" table:style-name="ce8">
            <text:p>213.903</text:p>
          </table:table-cell>
          <table:table-cell office:value-type="float" office:value="97.38152340079381" table:style-name="ce9">
            <text:p>97,4</text:p>
          </table:table-cell>
          <table:table-cell office:value-type="float" office:value="2.6184765992061823" table:style-name="ce9">
            <text:p>2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4008" table:style-name="ce8">
            <text:p>4.008</text:p>
          </table:table-cell>
          <table:table-cell office:value-type="float" office:value="155910" table:style-name="ce8">
            <text:p>155.910</text:p>
          </table:table-cell>
          <table:table-cell office:value-type="float" office:value="2.5707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Rio de Janeiro/RJ</text:p>
          </table:table-cell>
          <table:table-cell office:value-type="float" office:value="11946398" table:style-name="ce8">
            <text:p>11.946.398</text:p>
          </table:table-cell>
          <table:table-cell office:value-type="float" office:value="11946398" table:style-name="ce8">
            <text:p>11.946.398</text:p>
          </table:table-cell>
          <table:table-cell office:value-type="float" office:value="99.351863214334571" table:style-name="ce9">
            <text:p>99,4</text:p>
          </table:table-cell>
          <table:table-cell office:value-type="float" office:value="0.64813678566543653" table:style-name="ce9">
            <text:p>0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18" table:style-name="ce10">
            <text:p>18</text:p>
          </table:table-cell>
          <table:table-cell office:value-type="float" office:value="7" table:style-name="ce10">
            <text:p>7</text:p>
          </table:table-cell>
          <table:table-cell office:value-type="float" office:value="1092510" table:style-name="ce8">
            <text:p>1.092.510</text:p>
          </table:table-cell>
          <table:table-cell office:value-type="float" office:value="8214664" table:style-name="ce8">
            <text:p>8.214.664</text:p>
          </table:table-cell>
          <table:table-cell office:value-type="float" office:value="0.132995" table:style-name="ce12">
            <text:p>0,1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Rio do Sul/SC</text:p>
          </table:table-cell>
          <table:table-cell office:value-type="float" office:value="76346" table:style-name="ce8">
            <text:p>76.346</text:p>
          </table:table-cell>
          <table:table-cell office:value-type="float" office:value="76346" table:style-name="ce8">
            <text:p>76.346</text:p>
          </table:table-cell>
          <table:table-cell office:value-type="float" office:value="85.999266497262454" table:style-name="ce9">
            <text:p>86,0</text:p>
          </table:table-cell>
          <table:table-cell office:value-type="float" office:value="14.000733502737535" table:style-name="ce9">
            <text:p>14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926" table:style-name="ce8">
            <text:p>1.926</text:p>
          </table:table-cell>
          <table:table-cell office:value-type="float" office:value="60807" table:style-name="ce8">
            <text:p>60.807</text:p>
          </table:table-cell>
          <table:table-cell office:value-type="float" office:value="3.1674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Riolândia/SP</text:p>
          </table:table-cell>
          <table:table-cell office:value-type="float" office:value="13093" table:style-name="ce8">
            <text:p>13.093</text:p>
          </table:table-cell>
          <table:table-cell office:value-type="float" office:value="13093" table:style-name="ce8">
            <text:p>13.093</text:p>
          </table:table-cell>
          <table:table-cell office:value-type="float" office:value="80.111509967158028" table:style-name="ce9">
            <text:p>80,1</text:p>
          </table:table-cell>
          <table:table-cell office:value-type="float" office:value="19.888490032841975" table:style-name="ce9">
            <text:p>19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05" table:style-name="ce8">
            <text:p>605</text:p>
          </table:table-cell>
          <table:table-cell office:value-type="float" office:value="8330" table:style-name="ce8">
            <text:p>8.330</text:p>
          </table:table-cell>
          <table:table-cell office:value-type="float" office:value="7.2628999999999999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lvador do Sul/RS</text:p>
          </table:table-cell>
          <table:table-cell office:value-type="float" office:value="10062" table:style-name="ce8">
            <text:p>10.062</text:p>
          </table:table-cell>
          <table:table-cell office:value-type="float" office:value="10062" table:style-name="ce8">
            <text:p>10.062</text:p>
          </table:table-cell>
          <table:table-cell office:value-type="float" office:value="54.044921486781952" table:style-name="ce9">
            <text:p>54,0</text:p>
          </table:table-cell>
          <table:table-cell office:value-type="float" office:value="45.955078513218048" table:style-name="ce9">
            <text:p>46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591" table:style-name="ce8">
            <text:p>591</text:p>
          </table:table-cell>
          <table:table-cell office:value-type="float" office:value="8459" table:style-name="ce8">
            <text:p>8.459</text:p>
          </table:table-cell>
          <table:table-cell office:value-type="float" office:value="6.9865999999999998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lvador/BA</text:p>
          </table:table-cell>
          <table:table-cell office:value-type="float" office:value="3482615" table:style-name="ce8">
            <text:p>3.482.615</text:p>
          </table:table-cell>
          <table:table-cell office:value-type="float" office:value="3482615" table:style-name="ce8">
            <text:p>3.482.615</text:p>
          </table:table-cell>
          <table:table-cell office:value-type="float" office:value="98.306617297634105" table:style-name="ce9">
            <text:p>98,3</text:p>
          </table:table-cell>
          <table:table-cell office:value-type="float" office:value="1.6933827023658945" table:style-name="ce9">
            <text:p>1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34500" table:style-name="ce8">
            <text:p>134.500</text:p>
          </table:table-cell>
          <table:table-cell office:value-type="float" office:value="2469244" table:style-name="ce8">
            <text:p>2.469.244</text:p>
          </table:table-cell>
          <table:table-cell office:value-type="float" office:value="5.4469999999999998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nta Adélia - Palmares Paulista - Ariranha/SP</text:p>
          </table:table-cell>
          <table:table-cell office:value-type="float" office:value="33814" table:style-name="ce8">
            <text:p>33.814</text:p>
          </table:table-cell>
          <table:table-cell office:value-type="float" office:value="33814" table:style-name="ce8">
            <text:p>33.814</text:p>
          </table:table-cell>
          <table:table-cell office:value-type="float" office:value="95.315549772283674" table:style-name="ce9">
            <text:p>95,3</text:p>
          </table:table-cell>
          <table:table-cell office:value-type="float" office:value="4.6844502277163302" table:style-name="ce9">
            <text:p>4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852" table:style-name="ce8">
            <text:p>2.852</text:p>
          </table:table-cell>
          <table:table-cell office:value-type="float" office:value="24075" table:style-name="ce8">
            <text:p>24.075</text:p>
          </table:table-cell>
          <table:table-cell office:value-type="float" office:value="0.118463" table:style-name="ce12">
            <text:p>0,1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nta Cruz do Sul/RS</text:p>
          </table:table-cell>
          <table:table-cell office:value-type="float" office:value="142357" table:style-name="ce8">
            <text:p>142.357</text:p>
          </table:table-cell>
          <table:table-cell office:value-type="float" office:value="142357" table:style-name="ce8">
            <text:p>142.357</text:p>
          </table:table-cell>
          <table:table-cell office:value-type="float" office:value="82.968171568661887" table:style-name="ce9">
            <text:p>83,0</text:p>
          </table:table-cell>
          <table:table-cell office:value-type="float" office:value="17.031828431338113" table:style-name="ce9">
            <text:p>17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760" table:style-name="ce8">
            <text:p>3.760</text:p>
          </table:table-cell>
          <table:table-cell office:value-type="float" office:value="108099" table:style-name="ce8">
            <text:p>108.099</text:p>
          </table:table-cell>
          <table:table-cell office:value-type="float" office:value="3.4783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nta Fé do Sul/SP</text:p>
          </table:table-cell>
          <table:table-cell office:value-type="float" office:value="43796" table:style-name="ce8">
            <text:p>43.796</text:p>
          </table:table-cell>
          <table:table-cell office:value-type="float" office:value="43796" table:style-name="ce8">
            <text:p>43.796</text:p>
          </table:table-cell>
          <table:table-cell office:value-type="float" office:value="90.149785368526807" table:style-name="ce9">
            <text:p>90,1</text:p>
          </table:table-cell>
          <table:table-cell office:value-type="float" office:value="9.8502146314731931" table:style-name="ce9">
            <text:p>9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219" table:style-name="ce8">
            <text:p>2.219</text:p>
          </table:table-cell>
          <table:table-cell office:value-type="float" office:value="30968" table:style-name="ce8">
            <text:p>30.968</text:p>
          </table:table-cell>
          <table:table-cell office:value-type="float" office:value="7.1654999999999996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nta Helena - Turilândia/MA</text:p>
          </table:table-cell>
          <table:table-cell office:value-type="float" office:value="61956" table:style-name="ce8">
            <text:p>61.956</text:p>
          </table:table-cell>
          <table:table-cell office:value-type="float" office:value="61956" table:style-name="ce8">
            <text:p>61.956</text:p>
          </table:table-cell>
          <table:table-cell office:value-type="float" office:value="48.310091032345539" table:style-name="ce9">
            <text:p>48,3</text:p>
          </table:table-cell>
          <table:table-cell office:value-type="float" office:value="51.689908967654461" table:style-name="ce9">
            <text:p>51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53" table:style-name="ce8">
            <text:p>653</text:p>
          </table:table-cell>
          <table:table-cell office:value-type="float" office:value="43972" table:style-name="ce8">
            <text:p>43.972</text:p>
          </table:table-cell>
          <table:table-cell office:value-type="float" office:value="1.485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nta Maria da Vitória/BA</text:p>
          </table:table-cell>
          <table:table-cell office:value-type="float" office:value="53357" table:style-name="ce8">
            <text:p>53.357</text:p>
          </table:table-cell>
          <table:table-cell office:value-type="float" office:value="53357" table:style-name="ce8">
            <text:p>53.357</text:p>
          </table:table-cell>
          <table:table-cell office:value-type="float" office:value="64.477013325336884" table:style-name="ce9">
            <text:p>64,5</text:p>
          </table:table-cell>
          <table:table-cell office:value-type="float" office:value="35.522986674663123" table:style-name="ce9">
            <text:p>35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229" table:style-name="ce8">
            <text:p>1.229</text:p>
          </table:table-cell>
          <table:table-cell office:value-type="float" office:value="35752" table:style-name="ce8">
            <text:p>35.752</text:p>
          </table:table-cell>
          <table:table-cell office:value-type="float" office:value="3.4375999999999997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nta Maria/RS</text:p>
          </table:table-cell>
          <table:table-cell office:value-type="float" office:value="266041" table:style-name="ce8">
            <text:p>266.041</text:p>
          </table:table-cell>
          <table:table-cell office:value-type="float" office:value="266041" table:style-name="ce8">
            <text:p>266.041</text:p>
          </table:table-cell>
          <table:table-cell office:value-type="float" office:value="93.91259241996535" table:style-name="ce9">
            <text:p>93,9</text:p>
          </table:table-cell>
          <table:table-cell office:value-type="float" office:value="6.0874075800346565" table:style-name="ce9">
            <text:p>6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871" table:style-name="ce8">
            <text:p>871</text:p>
          </table:table-cell>
          <table:table-cell office:value-type="float" office:value="186330" table:style-name="ce8">
            <text:p>186.330</text:p>
          </table:table-cell>
          <table:table-cell office:value-type="float" office:value="4.6750000000000003E-3" table:style-name="ce12">
            <text:p>0,0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nto Ângelo/RS</text:p>
          </table:table-cell>
          <table:table-cell office:value-type="float" office:value="85213" table:style-name="ce8">
            <text:p>85.213</text:p>
          </table:table-cell>
          <table:table-cell office:value-type="float" office:value="85213" table:style-name="ce8">
            <text:p>85.213</text:p>
          </table:table-cell>
          <table:table-cell office:value-type="float" office:value="90.006219708260488" table:style-name="ce9">
            <text:p>90,0</text:p>
          </table:table-cell>
          <table:table-cell office:value-type="float" office:value="9.9937802917395242" table:style-name="ce9">
            <text:p>10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041" table:style-name="ce8">
            <text:p>1.041</text:p>
          </table:table-cell>
          <table:table-cell office:value-type="float" office:value="61932" table:style-name="ce8">
            <text:p>61.932</text:p>
          </table:table-cell>
          <table:table-cell office:value-type="float" office:value="1.6809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nto Antônio de Pádua/RJ</text:p>
          </table:table-cell>
          <table:table-cell office:value-type="float" office:value="50953" table:style-name="ce8">
            <text:p>50.953</text:p>
          </table:table-cell>
          <table:table-cell office:value-type="float" office:value="50953" table:style-name="ce8">
            <text:p>50.953</text:p>
          </table:table-cell>
          <table:table-cell office:value-type="float" office:value="80.321080211175001" table:style-name="ce9">
            <text:p>80,3</text:p>
          </table:table-cell>
          <table:table-cell office:value-type="float" office:value="19.678919788824995" table:style-name="ce9">
            <text:p>19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467" table:style-name="ce8">
            <text:p>1.467</text:p>
          </table:table-cell>
          <table:table-cell office:value-type="float" office:value="34825" table:style-name="ce8">
            <text:p>34.825</text:p>
          </table:table-cell>
          <table:table-cell office:value-type="float" office:value="4.2125000000000003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nto Antônio do Aracanguá/SP</text:p>
          </table:table-cell>
          <table:table-cell office:value-type="float" office:value="11067" table:style-name="ce8">
            <text:p>11.067</text:p>
          </table:table-cell>
          <table:table-cell office:value-type="float" office:value="11067" table:style-name="ce8">
            <text:p>11.067</text:p>
          </table:table-cell>
          <table:table-cell office:value-type="float" office:value="81.84693232131562" table:style-name="ce9">
            <text:p>81,8</text:p>
          </table:table-cell>
          <table:table-cell office:value-type="float" office:value="18.153067678684376" table:style-name="ce9">
            <text:p>18,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49" table:style-name="ce8">
            <text:p>449</text:p>
          </table:table-cell>
          <table:table-cell office:value-type="float" office:value="8235" table:style-name="ce8">
            <text:p>8.235</text:p>
          </table:table-cell>
          <table:table-cell office:value-type="float" office:value="5.4523000000000002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nto Antônio/RN</text:p>
          </table:table-cell>
          <table:table-cell office:value-type="float" office:value="28797" table:style-name="ce8">
            <text:p>28.797</text:p>
          </table:table-cell>
          <table:table-cell office:value-type="float" office:value="28797" table:style-name="ce8">
            <text:p>28.797</text:p>
          </table:table-cell>
          <table:table-cell office:value-type="float" office:value="56.953849359308265" table:style-name="ce9">
            <text:p>57,0</text:p>
          </table:table-cell>
          <table:table-cell office:value-type="float" office:value="43.046150640691735" table:style-name="ce9">
            <text:p>43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69" table:style-name="ce8">
            <text:p>269</text:p>
          </table:table-cell>
          <table:table-cell office:value-type="float" office:value="18575" table:style-name="ce8">
            <text:p>18.575</text:p>
          </table:table-cell>
          <table:table-cell office:value-type="float" office:value="1.4482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Bento do Sul - Rio Negrinho/SC</text:p>
          </table:table-cell>
          <table:table-cell office:value-type="float" office:value="114647" table:style-name="ce8">
            <text:p>114.647</text:p>
          </table:table-cell>
          <table:table-cell office:value-type="float" office:value="114647" table:style-name="ce8">
            <text:p>114.647</text:p>
          </table:table-cell>
          <table:table-cell office:value-type="float" office:value="72.560991565413829" table:style-name="ce9">
            <text:p>72,6</text:p>
          </table:table-cell>
          <table:table-cell office:value-type="float" office:value="27.439008434586164" table:style-name="ce9">
            <text:p>27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385" table:style-name="ce8">
            <text:p>1.385</text:p>
          </table:table-cell>
          <table:table-cell office:value-type="float" office:value="88224" table:style-name="ce8">
            <text:p>88.224</text:p>
          </table:table-cell>
          <table:table-cell office:value-type="float" office:value="1.5699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Carlos - Águas de Chapecó/SC</text:p>
          </table:table-cell>
          <table:table-cell office:value-type="float" office:value="16401" table:style-name="ce8">
            <text:p>16.401</text:p>
          </table:table-cell>
          <table:table-cell office:value-type="float" office:value="16401" table:style-name="ce8">
            <text:p>16.401</text:p>
          </table:table-cell>
          <table:table-cell office:value-type="float" office:value="57.905005792329732" table:style-name="ce9">
            <text:p>57,9</text:p>
          </table:table-cell>
          <table:table-cell office:value-type="float" office:value="42.094994207670268" table:style-name="ce9">
            <text:p>42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59" table:style-name="ce8">
            <text:p>659</text:p>
          </table:table-cell>
          <table:table-cell office:value-type="float" office:value="12887" table:style-name="ce8">
            <text:p>12.887</text:p>
          </table:table-cell>
          <table:table-cell office:value-type="float" office:value="5.1137000000000002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Carlos/SP</text:p>
          </table:table-cell>
          <table:table-cell office:value-type="float" office:value="252684" table:style-name="ce8">
            <text:p>252.684</text:p>
          </table:table-cell>
          <table:table-cell office:value-type="float" office:value="252684" table:style-name="ce8">
            <text:p>252.684</text:p>
          </table:table-cell>
          <table:table-cell office:value-type="float" office:value="96.748508017919605" table:style-name="ce9">
            <text:p>96,7</text:p>
          </table:table-cell>
          <table:table-cell office:value-type="float" office:value="3.2514919820803851" table:style-name="ce9">
            <text:p>3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741" table:style-name="ce8">
            <text:p>3.741</text:p>
          </table:table-cell>
          <table:table-cell office:value-type="float" office:value="181676" table:style-name="ce8">
            <text:p>181.676</text:p>
          </table:table-cell>
          <table:table-cell office:value-type="float" office:value="2.0591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Gabriel/RS</text:p>
          </table:table-cell>
          <table:table-cell office:value-type="float" office:value="62777" table:style-name="ce8">
            <text:p>62.777</text:p>
          </table:table-cell>
          <table:table-cell office:value-type="float" office:value="62777" table:style-name="ce8">
            <text:p>62.777</text:p>
          </table:table-cell>
          <table:table-cell office:value-type="float" office:value="86.539656243528682" table:style-name="ce9">
            <text:p>86,5</text:p>
          </table:table-cell>
          <table:table-cell office:value-type="float" office:value="13.460343756471319" table:style-name="ce9">
            <text:p>13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387" table:style-name="ce8">
            <text:p>387</text:p>
          </table:table-cell>
          <table:table-cell office:value-type="float" office:value="40837" table:style-name="ce8">
            <text:p>40.837</text:p>
          </table:table-cell>
          <table:table-cell office:value-type="float" office:value="9.4769999999999993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Geraldo do Araguaia/PA</text:p>
          </table:table-cell>
          <table:table-cell office:value-type="float" office:value="37071" table:style-name="ce8">
            <text:p>37.071</text:p>
          </table:table-cell>
          <table:table-cell office:value-type="float" office:value="37071" table:style-name="ce8">
            <text:p>37.071</text:p>
          </table:table-cell>
          <table:table-cell office:value-type="float" office:value="62.927895120174803" table:style-name="ce9">
            <text:p>62,9</text:p>
          </table:table-cell>
          <table:table-cell office:value-type="float" office:value="37.072104879825204" table:style-name="ce9">
            <text:p>37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58" table:style-name="ce8">
            <text:p>258</text:p>
          </table:table-cell>
          <table:table-cell office:value-type="float" office:value="24567" table:style-name="ce8">
            <text:p>24.567</text:p>
          </table:table-cell>
          <table:table-cell office:value-type="float" office:value="1.0501999999999999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João da Boa Vista/SP</text:p>
          </table:table-cell>
          <table:table-cell office:value-type="float" office:value="91223" table:style-name="ce8">
            <text:p>91.223</text:p>
          </table:table-cell>
          <table:table-cell office:value-type="float" office:value="91223" table:style-name="ce8">
            <text:p>91.223</text:p>
          </table:table-cell>
          <table:table-cell office:value-type="float" office:value="94.090306172785375" table:style-name="ce9">
            <text:p>94,1</text:p>
          </table:table-cell>
          <table:table-cell office:value-type="float" office:value="5.9096938272146282" table:style-name="ce9">
            <text:p>5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015" table:style-name="ce8">
            <text:p>1.015</text:p>
          </table:table-cell>
          <table:table-cell office:value-type="float" office:value="64114" table:style-name="ce8">
            <text:p>64.114</text:p>
          </table:table-cell>
          <table:table-cell office:value-type="float" office:value="1.5831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João del Rei/MG</text:p>
          </table:table-cell>
          <table:table-cell office:value-type="float" office:value="102596" table:style-name="ce8">
            <text:p>102.596</text:p>
          </table:table-cell>
          <table:table-cell office:value-type="float" office:value="102596" table:style-name="ce8">
            <text:p>102.596</text:p>
          </table:table-cell>
          <table:table-cell office:value-type="float" office:value="88.621388748099335" table:style-name="ce9">
            <text:p>88,6</text:p>
          </table:table-cell>
          <table:table-cell office:value-type="float" office:value="11.378611251900658" table:style-name="ce9">
            <text:p>11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4471" table:style-name="ce8">
            <text:p>4.471</text:p>
          </table:table-cell>
          <table:table-cell office:value-type="float" office:value="69034" table:style-name="ce8">
            <text:p>69.034</text:p>
          </table:table-cell>
          <table:table-cell office:value-type="float" office:value="6.4765000000000003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José de Mipibu - Nísia Floresta/RN</text:p>
          </table:table-cell>
          <table:table-cell office:value-type="float" office:value="63560" table:style-name="ce8">
            <text:p>63.560</text:p>
          </table:table-cell>
          <table:table-cell office:value-type="float" office:value="63560" table:style-name="ce8">
            <text:p>63.560</text:p>
          </table:table-cell>
          <table:table-cell office:value-type="float" office:value="45.866897419760853" table:style-name="ce9">
            <text:p>45,9</text:p>
          </table:table-cell>
          <table:table-cell office:value-type="float" office:value="54.133102580239147" table:style-name="ce9">
            <text:p>54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664" table:style-name="ce8">
            <text:p>1.664</text:p>
          </table:table-cell>
          <table:table-cell office:value-type="float" office:value="40699" table:style-name="ce8">
            <text:p>40.699</text:p>
          </table:table-cell>
          <table:table-cell office:value-type="float" office:value="4.0885999999999999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José do Rio Preto/SP</text:p>
          </table:table-cell>
          <table:table-cell office:value-type="float" office:value="549203" table:style-name="ce8">
            <text:p>549.203</text:p>
          </table:table-cell>
          <table:table-cell office:value-type="float" office:value="549203" table:style-name="ce8">
            <text:p>549.203</text:p>
          </table:table-cell>
          <table:table-cell office:value-type="float" office:value="95.510949503189167" table:style-name="ce9">
            <text:p>95,5</text:p>
          </table:table-cell>
          <table:table-cell office:value-type="float" office:value="4.4890504968108331" table:style-name="ce9">
            <text:p>4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float" office:value="23055" table:style-name="ce8">
            <text:p>23.055</text:p>
          </table:table-cell>
          <table:table-cell office:value-type="float" office:value="404060" table:style-name="ce8">
            <text:p>404.060</text:p>
          </table:table-cell>
          <table:table-cell office:value-type="float" office:value="5.7057999999999998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José dos Campos/SP</text:p>
          </table:table-cell>
          <table:table-cell office:value-type="float" office:value="949119" table:style-name="ce8">
            <text:p>949.119</text:p>
          </table:table-cell>
          <table:table-cell office:value-type="float" office:value="949119" table:style-name="ce8">
            <text:p>949.119</text:p>
          </table:table-cell>
          <table:table-cell office:value-type="float" office:value="89.099364779337463" table:style-name="ce9">
            <text:p>89,1</text:p>
          </table:table-cell>
          <table:table-cell office:value-type="float" office:value="10.900635220662529" table:style-name="ce9">
            <text:p>10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4753" table:style-name="ce8">
            <text:p>34.753</text:p>
          </table:table-cell>
          <table:table-cell office:value-type="float" office:value="677128" table:style-name="ce8">
            <text:p>677.128</text:p>
          </table:table-cell>
          <table:table-cell office:value-type="float" office:value="5.1324000000000002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Lourenço/MG</text:p>
          </table:table-cell>
          <table:table-cell office:value-type="float" office:value="47333" table:style-name="ce8">
            <text:p>47.333</text:p>
          </table:table-cell>
          <table:table-cell office:value-type="float" office:value="47333" table:style-name="ce8">
            <text:p>47.333</text:p>
          </table:table-cell>
          <table:table-cell office:value-type="float" office:value="93.222487482306221" table:style-name="ce9">
            <text:p>93,2</text:p>
          </table:table-cell>
          <table:table-cell office:value-type="float" office:value="6.7775125176937872" table:style-name="ce9">
            <text:p>6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26" table:style-name="ce8">
            <text:p>1.026</text:p>
          </table:table-cell>
          <table:table-cell office:value-type="float" office:value="33214" table:style-name="ce8">
            <text:p>33.214</text:p>
          </table:table-cell>
          <table:table-cell office:value-type="float" office:value="3.0890999999999998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Luís/MA</text:p>
          </table:table-cell>
          <table:table-cell office:value-type="float" office:value="1309330" table:style-name="ce8">
            <text:p>1.309.330</text:p>
          </table:table-cell>
          <table:table-cell office:value-type="float" office:value="1309330" table:style-name="ce8">
            <text:p>1.309.330</text:p>
          </table:table-cell>
          <table:table-cell office:value-type="float" office:value="94.851030679813348" table:style-name="ce9">
            <text:p>94,9</text:p>
          </table:table-cell>
          <table:table-cell office:value-type="float" office:value="5.1489693201866604" table:style-name="ce9">
            <text:p>5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64560" table:style-name="ce8">
            <text:p>64.560</text:p>
          </table:table-cell>
          <table:table-cell office:value-type="float" office:value="928293" table:style-name="ce8">
            <text:p>928.293</text:p>
          </table:table-cell>
          <table:table-cell office:value-type="float" office:value="6.9546999999999998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Paulo/SP</text:p>
          </table:table-cell>
          <table:table-cell office:value-type="float" office:value="19629394" table:style-name="ce8">
            <text:p>19.629.394</text:p>
          </table:table-cell>
          <table:table-cell office:value-type="float" office:value="19629394" table:style-name="ce8">
            <text:p>19.629.394</text:p>
          </table:table-cell>
          <table:table-cell office:value-type="float" office:value="98.036556808630976" table:style-name="ce9">
            <text:p>98,0</text:p>
          </table:table-cell>
          <table:table-cell office:value-type="float" office:value="1.9634431913690256" table:style-name="ce9">
            <text:p>2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1" table:style-name="ce10">
            <text:p>31</text:p>
          </table:table-cell>
          <table:table-cell office:value-type="float" office:value="1" table:style-name="ce10">
            <text:p>1</text:p>
          </table:table-cell>
          <table:table-cell office:value-type="float" office:value="1801878" table:style-name="ce8">
            <text:p>1.801.878</text:p>
          </table:table-cell>
          <table:table-cell office:value-type="float" office:value="14278263" table:style-name="ce8">
            <text:p>14.278.263</text:p>
          </table:table-cell>
          <table:table-cell office:value-type="float" office:value="0.126197" table:style-name="ce12">
            <text:p>0,1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Pedro/SP</text:p>
          </table:table-cell>
          <table:table-cell office:value-type="float" office:value="34369" table:style-name="ce8">
            <text:p>34.369</text:p>
          </table:table-cell>
          <table:table-cell office:value-type="float" office:value="34369" table:style-name="ce8">
            <text:p>34.369</text:p>
          </table:table-cell>
          <table:table-cell office:value-type="float" office:value="81.92848206232361" table:style-name="ce9">
            <text:p>81,9</text:p>
          </table:table-cell>
          <table:table-cell office:value-type="float" office:value="18.071517937676397" table:style-name="ce9">
            <text:p>18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602" table:style-name="ce8">
            <text:p>1.602</text:p>
          </table:table-cell>
          <table:table-cell office:value-type="float" office:value="24042" table:style-name="ce8">
            <text:p>24.042</text:p>
          </table:table-cell>
          <table:table-cell office:value-type="float" office:value="6.6632999999999998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Roque - Mairinque/SP</text:p>
          </table:table-cell>
          <table:table-cell office:value-type="float" office:value="122044" table:style-name="ce8">
            <text:p>122.044</text:p>
          </table:table-cell>
          <table:table-cell office:value-type="float" office:value="122044" table:style-name="ce8">
            <text:p>122.044</text:p>
          </table:table-cell>
          <table:table-cell office:value-type="float" office:value="76.893579364819246" table:style-name="ce9">
            <text:p>76,9</text:p>
          </table:table-cell>
          <table:table-cell office:value-type="float" office:value="23.106420635180754" table:style-name="ce9">
            <text:p>23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746" table:style-name="ce8">
            <text:p>3.746</text:p>
          </table:table-cell>
          <table:table-cell office:value-type="float" office:value="86022" table:style-name="ce8">
            <text:p>86.022</text:p>
          </table:table-cell>
          <table:table-cell office:value-type="float" office:value="4.3547000000000002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ão Sebastião da Amoreira/PR</text:p>
          </table:table-cell>
          <table:table-cell office:value-type="float" office:value="12104" table:style-name="ce8">
            <text:p>12.104</text:p>
          </table:table-cell>
          <table:table-cell office:value-type="float" office:value="12104" table:style-name="ce8">
            <text:p>12.104</text:p>
          </table:table-cell>
          <table:table-cell office:value-type="float" office:value="83.583939193654984" table:style-name="ce9">
            <text:p>83,6</text:p>
          </table:table-cell>
          <table:table-cell office:value-type="float" office:value="16.416060806345008" table:style-name="ce9">
            <text:p>16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18" table:style-name="ce8">
            <text:p>618</text:p>
          </table:table-cell>
          <table:table-cell office:value-type="float" office:value="8433" table:style-name="ce8">
            <text:p>8.433</text:p>
          </table:table-cell>
          <table:table-cell office:value-type="float" office:value="7.3284000000000002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apiranga/RS</text:p>
          </table:table-cell>
          <table:table-cell office:value-type="float" office:value="98195" table:style-name="ce8">
            <text:p>98.195</text:p>
          </table:table-cell>
          <table:table-cell office:value-type="float" office:value="98195" table:style-name="ce8">
            <text:p>98.195</text:p>
          </table:table-cell>
          <table:table-cell office:value-type="float" office:value="94.93456896990682" table:style-name="ce9">
            <text:p>94,9</text:p>
          </table:table-cell>
          <table:table-cell office:value-type="float" office:value="5.0654310300931824" table:style-name="ce9">
            <text:p>5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1544" table:style-name="ce8">
            <text:p>1.544</text:p>
          </table:table-cell>
          <table:table-cell office:value-type="float" office:value="76897" table:style-name="ce8">
            <text:p>76.897</text:p>
          </table:table-cell>
          <table:table-cell office:value-type="float" office:value="2.007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erranos - Seritinga/MG</text:p>
          </table:table-cell>
          <table:table-cell office:value-type="float" office:value="3784" table:style-name="ce8">
            <text:p>3.784</text:p>
          </table:table-cell>
          <table:table-cell office:value-type="float" office:value="3784" table:style-name="ce8">
            <text:p>3.784</text:p>
          </table:table-cell>
          <table:table-cell office:value-type="float" office:value="79.968287526427062" table:style-name="ce9">
            <text:p>80,0</text:p>
          </table:table-cell>
          <table:table-cell office:value-type="float" office:value="20.031712473572938" table:style-name="ce9">
            <text:p>20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65" table:style-name="ce8">
            <text:p>65</text:p>
          </table:table-cell>
          <table:table-cell office:value-type="float" office:value="2451" table:style-name="ce8">
            <text:p>2.451</text:p>
          </table:table-cell>
          <table:table-cell office:value-type="float" office:value="2.6519999999999998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ete Lagoas/MG</text:p>
          </table:table-cell>
          <table:table-cell office:value-type="float" office:value="229485" table:style-name="ce8">
            <text:p>229.485</text:p>
          </table:table-cell>
          <table:table-cell office:value-type="float" office:value="229485" table:style-name="ce8">
            <text:p>229.485</text:p>
          </table:table-cell>
          <table:table-cell office:value-type="float" office:value="96.45554175654182" table:style-name="ce9">
            <text:p>96,5</text:p>
          </table:table-cell>
          <table:table-cell office:value-type="float" office:value="3.5444582434581782" table:style-name="ce9">
            <text:p>3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476" table:style-name="ce8">
            <text:p>2.476</text:p>
          </table:table-cell>
          <table:table-cell office:value-type="float" office:value="168121" table:style-name="ce8">
            <text:p>168.121</text:p>
          </table:table-cell>
          <table:table-cell office:value-type="float" office:value="1.4727000000000001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obral/CE</text:p>
          </table:table-cell>
          <table:table-cell office:value-type="float" office:value="210019" table:style-name="ce8">
            <text:p>210.019</text:p>
          </table:table-cell>
          <table:table-cell office:value-type="float" office:value="210019" table:style-name="ce8">
            <text:p>210.019</text:p>
          </table:table-cell>
          <table:table-cell office:value-type="float" office:value="87.363524252567629" table:style-name="ce9">
            <text:p>87,4</text:p>
          </table:table-cell>
          <table:table-cell office:value-type="float" office:value="12.636475747432375" table:style-name="ce9">
            <text:p>12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592" table:style-name="ce8">
            <text:p>2.592</text:p>
          </table:table-cell>
          <table:table-cell office:value-type="float" office:value="149394" table:style-name="ce8">
            <text:p>149.394</text:p>
          </table:table-cell>
          <table:table-cell office:value-type="float" office:value="1.7350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olânea - Bananeiras/PB</text:p>
          </table:table-cell>
          <table:table-cell office:value-type="float" office:value="48544" table:style-name="ce8">
            <text:p>48.544</text:p>
          </table:table-cell>
          <table:table-cell office:value-type="float" office:value="48544" table:style-name="ce8">
            <text:p>48.544</text:p>
          </table:table-cell>
          <table:table-cell office:value-type="float" office:value="58.987722478576131" table:style-name="ce9">
            <text:p>59,0</text:p>
          </table:table-cell>
          <table:table-cell office:value-type="float" office:value="41.012277521423862" table:style-name="ce9">
            <text:p>41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089" table:style-name="ce8">
            <text:p>1.089</text:p>
          </table:table-cell>
          <table:table-cell office:value-type="float" office:value="30086" table:style-name="ce8">
            <text:p>30.086</text:p>
          </table:table-cell>
          <table:table-cell office:value-type="float" office:value="3.6195999999999999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ombrio/SC</text:p>
          </table:table-cell>
          <table:table-cell office:value-type="float" office:value="34847" table:style-name="ce8">
            <text:p>34.847</text:p>
          </table:table-cell>
          <table:table-cell office:value-type="float" office:value="34847" table:style-name="ce8">
            <text:p>34.847</text:p>
          </table:table-cell>
          <table:table-cell office:value-type="float" office:value="70.172468218211037" table:style-name="ce9">
            <text:p>70,2</text:p>
          </table:table-cell>
          <table:table-cell office:value-type="float" office:value="29.827531781788963" table:style-name="ce9">
            <text:p>29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1242" table:style-name="ce8">
            <text:p>1.242</text:p>
          </table:table-cell>
          <table:table-cell office:value-type="float" office:value="26368" table:style-name="ce8">
            <text:p>26.368</text:p>
          </table:table-cell>
          <table:table-cell office:value-type="float" office:value="4.7102999999999999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orocaba/SP</text:p>
          </table:table-cell>
          <table:table-cell office:value-type="float" office:value="779704" table:style-name="ce8">
            <text:p>779.704</text:p>
          </table:table-cell>
          <table:table-cell office:value-type="float" office:value="779704" table:style-name="ce8">
            <text:p>779.704</text:p>
          </table:table-cell>
          <table:table-cell office:value-type="float" office:value="96.569980402819539" table:style-name="ce9">
            <text:p>96,6</text:p>
          </table:table-cell>
          <table:table-cell office:value-type="float" office:value="3.4300195971804683" table:style-name="ce9">
            <text:p>3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40079" table:style-name="ce8">
            <text:p>40.079</text:p>
          </table:table-cell>
          <table:table-cell office:value-type="float" office:value="546978" table:style-name="ce8">
            <text:p>546.978</text:p>
          </table:table-cell>
          <table:table-cell office:value-type="float" office:value="7.3274000000000006E-2" table:style-name="ce12">
            <text:p>0,07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oure - Salvaterra/PA</text:p>
          </table:table-cell>
          <table:table-cell office:value-type="float" office:value="43184" table:style-name="ce8">
            <text:p>43.184</text:p>
          </table:table-cell>
          <table:table-cell office:value-type="float" office:value="43184" table:style-name="ce8">
            <text:p>43.184</text:p>
          </table:table-cell>
          <table:table-cell office:value-type="float" office:value="78.008058540200082" table:style-name="ce9">
            <text:p>78,0</text:p>
          </table:table-cell>
          <table:table-cell office:value-type="float" office:value="21.991941459799929" table:style-name="ce9">
            <text:p>22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48" table:style-name="ce8">
            <text:p>348</text:p>
          </table:table-cell>
          <table:table-cell office:value-type="float" office:value="28722" table:style-name="ce8">
            <text:p>28.722</text:p>
          </table:table-cell>
          <table:table-cell office:value-type="float" office:value="1.2116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aquara - Parobé - Igrejinha/RS</text:p>
          </table:table-cell>
          <table:table-cell office:value-type="float" office:value="161653" table:style-name="ce8">
            <text:p>161.653</text:p>
          </table:table-cell>
          <table:table-cell office:value-type="float" office:value="161653" table:style-name="ce8">
            <text:p>161.653</text:p>
          </table:table-cell>
          <table:table-cell office:value-type="float" office:value="89.078458178938831" table:style-name="ce9">
            <text:p>89,1</text:p>
          </table:table-cell>
          <table:table-cell office:value-type="float" office:value="10.921541821061162" table:style-name="ce9">
            <text:p>10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0">
            <text:p>0</text:p>
          </table:table-cell>
          <table:table-cell office:value-type="float" office:value="11096" table:style-name="ce8">
            <text:p>11.096</text:p>
          </table:table-cell>
          <table:table-cell office:value-type="float" office:value="124056" table:style-name="ce8">
            <text:p>124.056</text:p>
          </table:table-cell>
          <table:table-cell office:value-type="float" office:value="8.9442999999999995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aquaruçu do Sul - Vista Alegre/RS</text:p>
          </table:table-cell>
          <table:table-cell office:value-type="float" office:value="5798" table:style-name="ce8">
            <text:p>5.798</text:p>
          </table:table-cell>
          <table:table-cell office:value-type="float" office:value="5798" table:style-name="ce8">
            <text:p>5.798</text:p>
          </table:table-cell>
          <table:table-cell office:value-type="float" office:value="40.513970334598135" table:style-name="ce9">
            <text:p>40,5</text:p>
          </table:table-cell>
          <table:table-cell office:value-type="float" office:value="59.486029665401865" table:style-name="ce9">
            <text:p>59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4" table:style-name="ce8">
            <text:p>34</text:p>
          </table:table-cell>
          <table:table-cell office:value-type="float" office:value="4711" table:style-name="ce8">
            <text:p>4.711</text:p>
          </table:table-cell>
          <table:table-cell office:value-type="float" office:value="7.2170000000000003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aubaté - Pindamonhangaba/SP</text:p>
          </table:table-cell>
          <table:table-cell office:value-type="float" office:value="470538" table:style-name="ce8">
            <text:p>470.538</text:p>
          </table:table-cell>
          <table:table-cell office:value-type="float" office:value="470538" table:style-name="ce8">
            <text:p>470.538</text:p>
          </table:table-cell>
          <table:table-cell office:value-type="float" office:value="95.228865681411492" table:style-name="ce9">
            <text:p>95,2</text:p>
          </table:table-cell>
          <table:table-cell office:value-type="float" office:value="4.7711343185885093" table:style-name="ce9">
            <text:p>4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20820" table:style-name="ce8">
            <text:p>20.820</text:p>
          </table:table-cell>
          <table:table-cell office:value-type="float" office:value="327956" table:style-name="ce8">
            <text:p>327.956</text:p>
          </table:table-cell>
          <table:table-cell office:value-type="float" office:value="6.3483999999999999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eresina/PI</text:p>
          </table:table-cell>
          <table:table-cell office:value-type="float" office:value="969690" table:style-name="ce8">
            <text:p>969.690</text:p>
          </table:table-cell>
          <table:table-cell office:value-type="float" office:value="969690" table:style-name="ce8">
            <text:p>969.690</text:p>
          </table:table-cell>
          <table:table-cell office:value-type="float" office:value="93.035299941218327" table:style-name="ce9">
            <text:p>93,0</text:p>
          </table:table-cell>
          <table:table-cell office:value-type="float" office:value="6.9647000587816725" table:style-name="ce9">
            <text:p>7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24460" table:style-name="ce8">
            <text:p>24.460</text:p>
          </table:table-cell>
          <table:table-cell office:value-type="float" office:value="709813" table:style-name="ce8">
            <text:p>709.813</text:p>
          </table:table-cell>
          <table:table-cell office:value-type="float" office:value="3.4459999999999998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eutônia/RS</text:p>
          </table:table-cell>
          <table:table-cell office:value-type="float" office:value="38109" table:style-name="ce8">
            <text:p>38.109</text:p>
          </table:table-cell>
          <table:table-cell office:value-type="float" office:value="38109" table:style-name="ce8">
            <text:p>38.109</text:p>
          </table:table-cell>
          <table:table-cell office:value-type="float" office:value="73.683381878296458" table:style-name="ce9">
            <text:p>73,7</text:p>
          </table:table-cell>
          <table:table-cell office:value-type="float" office:value="26.316618121703534" table:style-name="ce9">
            <text:p>26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708" table:style-name="ce8">
            <text:p>1.708</text:p>
          </table:table-cell>
          <table:table-cell office:value-type="float" office:value="31608" table:style-name="ce8">
            <text:p>31.608</text:p>
          </table:table-cell>
          <table:table-cell office:value-type="float" office:value="5.4037000000000002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cantinópolis/TO - Porto Franco/MA</text:p>
          </table:table-cell>
          <table:table-cell office:value-type="float" office:value="44149" table:style-name="ce8">
            <text:p>44.149</text:p>
          </table:table-cell>
          <table:table-cell office:value-type="float" office:value="44149" table:style-name="ce8">
            <text:p>44.149</text:p>
          </table:table-cell>
          <table:table-cell office:value-type="float" office:value="79.693764298172098" table:style-name="ce9">
            <text:p>79,7</text:p>
          </table:table-cell>
          <table:table-cell office:value-type="float" office:value="20.306235701827902" table:style-name="ce9">
            <text:p>20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86" table:style-name="ce8">
            <text:p>186</text:p>
          </table:table-cell>
          <table:table-cell office:value-type="float" office:value="30349" table:style-name="ce8">
            <text:p>30.349</text:p>
          </table:table-cell>
          <table:table-cell office:value-type="float" office:value="6.1289999999999999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ledo/PR</text:p>
          </table:table-cell>
          <table:table-cell office:value-type="float" office:value="125005" table:style-name="ce8">
            <text:p>125.005</text:p>
          </table:table-cell>
          <table:table-cell office:value-type="float" office:value="125005" table:style-name="ce8">
            <text:p>125.005</text:p>
          </table:table-cell>
          <table:table-cell office:value-type="float" office:value="86.074957001719937" table:style-name="ce9">
            <text:p>86,1</text:p>
          </table:table-cell>
          <table:table-cell office:value-type="float" office:value="13.925042998280068" table:style-name="ce9">
            <text:p>13,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925" table:style-name="ce8">
            <text:p>925</text:p>
          </table:table-cell>
          <table:table-cell office:value-type="float" office:value="98677" table:style-name="ce8">
            <text:p>98.677</text:p>
          </table:table-cell>
          <table:table-cell office:value-type="float" office:value="9.3740000000000004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rixoréu/MT - Baliza/GO</text:p>
          </table:table-cell>
          <table:table-cell office:value-type="float" office:value="7785" table:style-name="ce8">
            <text:p>7.785</text:p>
          </table:table-cell>
          <table:table-cell office:value-type="float" office:value="7785" table:style-name="ce8">
            <text:p>7.785</text:p>
          </table:table-cell>
          <table:table-cell office:value-type="float" office:value="51.046885035324344" table:style-name="ce9">
            <text:p>51,0</text:p>
          </table:table-cell>
          <table:table-cell office:value-type="float" office:value="48.953114964675656" table:style-name="ce9">
            <text:p>49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20" table:style-name="ce8">
            <text:p>120</text:p>
          </table:table-cell>
          <table:table-cell office:value-type="float" office:value="4922" table:style-name="ce8">
            <text:p>4.922</text:p>
          </table:table-cell>
          <table:table-cell office:value-type="float" office:value="2.4379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orres/RS</text:p>
          </table:table-cell>
          <table:table-cell office:value-type="float" office:value="41283" table:style-name="ce8">
            <text:p>41.283</text:p>
          </table:table-cell>
          <table:table-cell office:value-type="float" office:value="41283" table:style-name="ce8">
            <text:p>41.283</text:p>
          </table:table-cell>
          <table:table-cell office:value-type="float" office:value="69.17617421214544" table:style-name="ce9">
            <text:p>69,2</text:p>
          </table:table-cell>
          <table:table-cell office:value-type="float" office:value="30.823825787854563" table:style-name="ce9">
            <text:p>30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1517" table:style-name="ce8">
            <text:p>1.517</text:p>
          </table:table-cell>
          <table:table-cell office:value-type="float" office:value="29492" table:style-name="ce8">
            <text:p>29.492</text:p>
          </table:table-cell>
          <table:table-cell office:value-type="float" office:value="5.1437999999999998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ramandaí - Osório/RS</text:p>
          </table:table-cell>
          <table:table-cell office:value-type="float" office:value="100161" table:style-name="ce8">
            <text:p>100.161</text:p>
          </table:table-cell>
          <table:table-cell office:value-type="float" office:value="100161" table:style-name="ce8">
            <text:p>100.161</text:p>
          </table:table-cell>
          <table:table-cell office:value-type="float" office:value="90.591148251315374" table:style-name="ce9">
            <text:p>90,6</text:p>
          </table:table-cell>
          <table:table-cell office:value-type="float" office:value="9.4088517486846168" table:style-name="ce9">
            <text:p>9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float" office:value="4202" table:style-name="ce8">
            <text:p>4.202</text:p>
          </table:table-cell>
          <table:table-cell office:value-type="float" office:value="68137" table:style-name="ce8">
            <text:p>68.137</text:p>
          </table:table-cell>
          <table:table-cell office:value-type="float" office:value="6.1670000000000003E-2" table:style-name="ce12">
            <text:p>0,06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rês Rios - Paraíba do Sul/RJ</text:p>
          </table:table-cell>
          <table:table-cell office:value-type="float" office:value="133341" table:style-name="ce8">
            <text:p>133.341</text:p>
          </table:table-cell>
          <table:table-cell office:value-type="float" office:value="133341" table:style-name="ce8">
            <text:p>133.341</text:p>
          </table:table-cell>
          <table:table-cell office:value-type="float" office:value="91.321499013806701" table:style-name="ce9">
            <text:p>91,3</text:p>
          </table:table-cell>
          <table:table-cell office:value-type="float" office:value="8.6785009861932938" table:style-name="ce9">
            <text:p>8,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4699" table:style-name="ce8">
            <text:p>4.699</text:p>
          </table:table-cell>
          <table:table-cell office:value-type="float" office:value="89565" table:style-name="ce8">
            <text:p>89.565</text:p>
          </table:table-cell>
          <table:table-cell office:value-type="float" office:value="5.2464999999999998E-2" table:style-name="ce12">
            <text:p>0,0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ubarão - Laguna/SC</text:p>
          </table:table-cell>
          <table:table-cell office:value-type="float" office:value="181106" table:style-name="ce8">
            <text:p>181.106</text:p>
          </table:table-cell>
          <table:table-cell office:value-type="float" office:value="181106" table:style-name="ce8">
            <text:p>181.106</text:p>
          </table:table-cell>
          <table:table-cell office:value-type="float" office:value="83.50413569953507" table:style-name="ce9">
            <text:p>83,5</text:p>
          </table:table-cell>
          <table:table-cell office:value-type="float" office:value="16.49586430046492" table:style-name="ce9">
            <text:p>16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2040" table:style-name="ce8">
            <text:p>12.040</text:p>
          </table:table-cell>
          <table:table-cell office:value-type="float" office:value="129688" table:style-name="ce8">
            <text:p>129.688</text:p>
          </table:table-cell>
          <table:table-cell office:value-type="float" office:value="9.2838000000000004E-2" table:style-name="ce12">
            <text:p>0,09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upã/SP</text:p>
          </table:table-cell>
          <table:table-cell office:value-type="float" office:value="68209" table:style-name="ce8">
            <text:p>68.209</text:p>
          </table:table-cell>
          <table:table-cell office:value-type="float" office:value="68209" table:style-name="ce8">
            <text:p>68.209</text:p>
          </table:table-cell>
          <table:table-cell office:value-type="float" office:value="85.158850005131299" table:style-name="ce9">
            <text:p>85,2</text:p>
          </table:table-cell>
          <table:table-cell office:value-type="float" office:value="14.841149994868713" table:style-name="ce9">
            <text:p>14,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700" table:style-name="ce8">
            <text:p>700</text:p>
          </table:table-cell>
          <table:table-cell office:value-type="float" office:value="45104" table:style-name="ce8">
            <text:p>45.104</text:p>
          </table:table-cell>
          <table:table-cell office:value-type="float" office:value="1.5520000000000001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Tupi Paulista/SP</text:p>
          </table:table-cell>
          <table:table-cell office:value-type="float" office:value="16446" table:style-name="ce8">
            <text:p>16.446</text:p>
          </table:table-cell>
          <table:table-cell office:value-type="float" office:value="16446" table:style-name="ce8">
            <text:p>16.446</text:p>
          </table:table-cell>
          <table:table-cell office:value-type="float" office:value="79.630305241396087" table:style-name="ce9">
            <text:p>79,6</text:p>
          </table:table-cell>
          <table:table-cell office:value-type="float" office:value="20.369694758603917" table:style-name="ce9">
            <text:p>20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03" table:style-name="ce8">
            <text:p>303</text:p>
          </table:table-cell>
          <table:table-cell office:value-type="float" office:value="10562" table:style-name="ce8">
            <text:p>10.562</text:p>
          </table:table-cell>
          <table:table-cell office:value-type="float" office:value="2.8688000000000002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Ubá/MG</text:p>
          </table:table-cell>
          <table:table-cell office:value-type="float" office:value="108386" table:style-name="ce8">
            <text:p>108.386</text:p>
          </table:table-cell>
          <table:table-cell office:value-type="float" office:value="108386" table:style-name="ce8">
            <text:p>108.386</text:p>
          </table:table-cell>
          <table:table-cell office:value-type="float" office:value="90.960087096119423" table:style-name="ce9">
            <text:p>91,0</text:p>
          </table:table-cell>
          <table:table-cell office:value-type="float" office:value="9.039912903880575" table:style-name="ce9">
            <text:p>9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16" table:style-name="ce8">
            <text:p>916</text:p>
          </table:table-cell>
          <table:table-cell office:value-type="float" office:value="76472" table:style-name="ce8">
            <text:p>76.472</text:p>
          </table:table-cell>
          <table:table-cell office:value-type="float" office:value="1.1978000000000001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Ubaitaba - Aurelino Leal/BA</text:p>
          </table:table-cell>
          <table:table-cell office:value-type="float" office:value="34286" table:style-name="ce8">
            <text:p>34.286</text:p>
          </table:table-cell>
          <table:table-cell office:value-type="float" office:value="34286" table:style-name="ce8">
            <text:p>34.286</text:p>
          </table:table-cell>
          <table:table-cell office:value-type="float" office:value="84.034299714169052" table:style-name="ce9">
            <text:p>84,0</text:p>
          </table:table-cell>
          <table:table-cell office:value-type="float" office:value="15.965700285830952" table:style-name="ce9">
            <text:p>16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914" table:style-name="ce8">
            <text:p>914</text:p>
          </table:table-cell>
          <table:table-cell office:value-type="float" office:value="22548" table:style-name="ce8">
            <text:p>22.548</text:p>
          </table:table-cell>
          <table:table-cell office:value-type="float" office:value="4.0536000000000003E-2" table:style-name="ce12">
            <text:p>0,04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Umuarama/PR</text:p>
          </table:table-cell>
          <table:table-cell office:value-type="float" office:value="106632" table:style-name="ce8">
            <text:p>106.632</text:p>
          </table:table-cell>
          <table:table-cell office:value-type="float" office:value="106632" table:style-name="ce8">
            <text:p>106.632</text:p>
          </table:table-cell>
          <table:table-cell office:value-type="float" office:value="91.388138645059641" table:style-name="ce9">
            <text:p>91,4</text:p>
          </table:table-cell>
          <table:table-cell office:value-type="float" office:value="8.6118613549403555" table:style-name="ce9">
            <text:p>8,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43" table:style-name="ce8">
            <text:p>743</text:p>
          </table:table-cell>
          <table:table-cell office:value-type="float" office:value="79050" table:style-name="ce8">
            <text:p>79.050</text:p>
          </table:table-cell>
          <table:table-cell office:value-type="float" office:value="9.3989999999999994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União da Vitória/PR - Porto União/SC</text:p>
          </table:table-cell>
          <table:table-cell office:value-type="float" office:value="86228" table:style-name="ce8">
            <text:p>86.228</text:p>
          </table:table-cell>
          <table:table-cell office:value-type="float" office:value="86228" table:style-name="ce8">
            <text:p>86.228</text:p>
          </table:table-cell>
          <table:table-cell office:value-type="float" office:value="90.033399823723144" table:style-name="ce9">
            <text:p>90,0</text:p>
          </table:table-cell>
          <table:table-cell office:value-type="float" office:value="9.966600176276847" table:style-name="ce9">
            <text:p>10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9194" table:style-name="ce8">
            <text:p>9.194</text:p>
          </table:table-cell>
          <table:table-cell office:value-type="float" office:value="62160" table:style-name="ce8">
            <text:p>62.160</text:p>
          </table:table-cell>
          <table:table-cell office:value-type="float" office:value="0.14790900000000001" table:style-name="ce12">
            <text:p>0,15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Uruçuí/PI</text:p>
          </table:table-cell>
          <table:table-cell office:value-type="float" office:value="25618" table:style-name="ce8">
            <text:p>25.618</text:p>
          </table:table-cell>
          <table:table-cell office:value-type="float" office:value="25618" table:style-name="ce8">
            <text:p>25.618</text:p>
          </table:table-cell>
          <table:table-cell office:value-type="float" office:value="71.477086423608398" table:style-name="ce9">
            <text:p>71,5</text:p>
          </table:table-cell>
          <table:table-cell office:value-type="float" office:value="28.522913576391602" table:style-name="ce9">
            <text:p>28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399" table:style-name="ce8">
            <text:p>399</text:p>
          </table:table-cell>
          <table:table-cell office:value-type="float" office:value="16628" table:style-name="ce8">
            <text:p>16.628</text:p>
          </table:table-cell>
          <table:table-cell office:value-type="float" office:value="2.3996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Valença/RJ</text:p>
          </table:table-cell>
          <table:table-cell office:value-type="float" office:value="77135" table:style-name="ce8">
            <text:p>77.135</text:p>
          </table:table-cell>
          <table:table-cell office:value-type="float" office:value="77135" table:style-name="ce8">
            <text:p>77.135</text:p>
          </table:table-cell>
          <table:table-cell office:value-type="float" office:value="87.70597005250535" table:style-name="ce9">
            <text:p>87,7</text:p>
          </table:table-cell>
          <table:table-cell office:value-type="float" office:value="12.294029947494652" table:style-name="ce9">
            <text:p>12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709" table:style-name="ce8">
            <text:p>709</text:p>
          </table:table-cell>
          <table:table-cell office:value-type="float" office:value="53228" table:style-name="ce8">
            <text:p>53.228</text:p>
          </table:table-cell>
          <table:table-cell office:value-type="float" office:value="1.332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Valparaíso/SP</text:p>
          </table:table-cell>
          <table:table-cell office:value-type="float" office:value="25250" table:style-name="ce8">
            <text:p>25.250</text:p>
          </table:table-cell>
          <table:table-cell office:value-type="float" office:value="25250" table:style-name="ce8">
            <text:p>25.250</text:p>
          </table:table-cell>
          <table:table-cell office:value-type="float" office:value="94.704950495049502" table:style-name="ce9">
            <text:p>94,7</text:p>
          </table:table-cell>
          <table:table-cell office:value-type="float" office:value="5.2950495049504953" table:style-name="ce9">
            <text:p>5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25" table:style-name="ce8">
            <text:p>525</text:p>
          </table:table-cell>
          <table:table-cell office:value-type="float" office:value="15474" table:style-name="ce8">
            <text:p>15.474</text:p>
          </table:table-cell>
          <table:table-cell office:value-type="float" office:value="3.3928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Venâncio Aires/RS</text:p>
          </table:table-cell>
          <table:table-cell office:value-type="float" office:value="69811" table:style-name="ce8">
            <text:p>69.811</text:p>
          </table:table-cell>
          <table:table-cell office:value-type="float" office:value="69811" table:style-name="ce8">
            <text:p>69.811</text:p>
          </table:table-cell>
          <table:table-cell office:value-type="float" office:value="61.624958817378349" table:style-name="ce9">
            <text:p>61,6</text:p>
          </table:table-cell>
          <table:table-cell office:value-type="float" office:value="38.375041182621651" table:style-name="ce9">
            <text:p>38,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779" table:style-name="ce8">
            <text:p>779</text:p>
          </table:table-cell>
          <table:table-cell office:value-type="float" office:value="54598" table:style-name="ce8">
            <text:p>54.598</text:p>
          </table:table-cell>
          <table:table-cell office:value-type="float" office:value="1.4267999999999999E-2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Vera Cruz - Itaparica/BA</text:p>
          </table:table-cell>
          <table:table-cell office:value-type="float" office:value="58292" table:style-name="ce8">
            <text:p>58.292</text:p>
          </table:table-cell>
          <table:table-cell office:value-type="float" office:value="58292" table:style-name="ce8">
            <text:p>58.292</text:p>
          </table:table-cell>
          <table:table-cell office:value-type="float" office:value="96.014890551019008" table:style-name="ce9">
            <text:p>96,0</text:p>
          </table:table-cell>
          <table:table-cell office:value-type="float" office:value="3.9851094489809924" table:style-name="ce9">
            <text:p>4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952" table:style-name="ce8">
            <text:p>952</text:p>
          </table:table-cell>
          <table:table-cell office:value-type="float" office:value="40005" table:style-name="ce8">
            <text:p>40.005</text:p>
          </table:table-cell>
          <table:table-cell office:value-type="float" office:value="2.3796999999999999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Veranópolis/RS</text:p>
          </table:table-cell>
          <table:table-cell office:value-type="float" office:value="26017" table:style-name="ce8">
            <text:p>26.017</text:p>
          </table:table-cell>
          <table:table-cell office:value-type="float" office:value="26017" table:style-name="ce8">
            <text:p>26.017</text:p>
          </table:table-cell>
          <table:table-cell office:value-type="float" office:value="81.450589998846908" table:style-name="ce9">
            <text:p>81,5</text:p>
          </table:table-cell>
          <table:table-cell office:value-type="float" office:value="18.549410001153092" table:style-name="ce9">
            <text:p>18,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436" table:style-name="ce8">
            <text:p>436</text:p>
          </table:table-cell>
          <table:table-cell office:value-type="float" office:value="19877" table:style-name="ce8">
            <text:p>19.877</text:p>
          </table:table-cell>
          <table:table-cell office:value-type="float" office:value="2.1935E-2" table:style-name="ce12">
            <text:p>0,02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Viçosa/MG</text:p>
          </table:table-cell>
          <table:table-cell office:value-type="float" office:value="76267" table:style-name="ce8">
            <text:p>76.267</text:p>
          </table:table-cell>
          <table:table-cell office:value-type="float" office:value="76267" table:style-name="ce8">
            <text:p>76.267</text:p>
          </table:table-cell>
          <table:table-cell office:value-type="float" office:value="89.722947015091719" table:style-name="ce9">
            <text:p>89,7</text:p>
          </table:table-cell>
          <table:table-cell office:value-type="float" office:value="10.277052984908282" table:style-name="ce9">
            <text:p>10,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452" table:style-name="ce8">
            <text:p>452</text:p>
          </table:table-cell>
          <table:table-cell office:value-type="float" office:value="57285" table:style-name="ce8">
            <text:p>57.285</text:p>
          </table:table-cell>
          <table:table-cell office:value-type="float" office:value="7.8899999999999994E-3" table:style-name="ce12">
            <text:p>0,0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Vitória/ES</text:p>
          </table:table-cell>
          <table:table-cell office:value-type="float" office:value="1582418" table:style-name="ce8">
            <text:p>1.582.418</text:p>
          </table:table-cell>
          <table:table-cell office:value-type="float" office:value="1582418" table:style-name="ce8">
            <text:p>1.582.418</text:p>
          </table:table-cell>
          <table:table-cell office:value-type="float" office:value="98.034400518699854" table:style-name="ce9">
            <text:p>98,0</text:p>
          </table:table-cell>
          <table:table-cell office:value-type="float" office:value="1.9655994813001367" table:style-name="ce9">
            <text:p>2,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0">
            <text:p>0</text:p>
          </table:table-cell>
          <table:table-cell office:value-type="float" office:value="230643" table:style-name="ce8">
            <text:p>230.643</text:p>
          </table:table-cell>
          <table:table-cell office:value-type="float" office:value="1129875" table:style-name="ce8">
            <text:p>1.129.875</text:p>
          </table:table-cell>
          <table:table-cell office:value-type="float" office:value="0.20413100000000001" table:style-name="ce12">
            <text:p>0,20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Volta Redonda - Barra Mansa/RJ</text:p>
          </table:table-cell>
          <table:table-cell office:value-type="float" office:value="458335" table:style-name="ce8">
            <text:p>458.335</text:p>
          </table:table-cell>
          <table:table-cell office:value-type="float" office:value="458335" table:style-name="ce8">
            <text:p>458.335</text:p>
          </table:table-cell>
          <table:table-cell office:value-type="float" office:value="98.905167617572303" table:style-name="ce9">
            <text:p>98,9</text:p>
          </table:table-cell>
          <table:table-cell office:value-type="float" office:value="1.0948323824277002" table:style-name="ce9">
            <text:p>1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24328" table:style-name="ce8">
            <text:p>24.328</text:p>
          </table:table-cell>
          <table:table-cell office:value-type="float" office:value="310007" table:style-name="ce8">
            <text:p>310.007</text:p>
          </table:table-cell>
          <table:table-cell office:value-type="float" office:value="7.8476000000000004E-2" table:style-name="ce12">
            <text:p>0,08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Votuporanga/SP</text:p>
          </table:table-cell>
          <table:table-cell office:value-type="float" office:value="93652" table:style-name="ce8">
            <text:p>93.652</text:p>
          </table:table-cell>
          <table:table-cell office:value-type="float" office:value="93652" table:style-name="ce8">
            <text:p>93.652</text:p>
          </table:table-cell>
          <table:table-cell office:value-type="float" office:value="94.921624738393191" table:style-name="ce9">
            <text:p>94,9</text:p>
          </table:table-cell>
          <table:table-cell office:value-type="float" office:value="5.0783752616067996" table:style-name="ce9">
            <text:p>5,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,0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818" table:style-name="ce8">
            <text:p>1.818</text:p>
          </table:table-cell>
          <table:table-cell office:value-type="float" office:value="67090" table:style-name="ce8">
            <text:p>67.090</text:p>
          </table:table-cell>
          <table:table-cell office:value-type="float" office:value="2.7098000000000001E-2" table:style-name="ce12">
            <text:p>0,03</text:p>
          </table:table-cell>
          <table:table-cell table:number-columns-repeated="16372"/>
        </table:table-row>
        <table:table-row table:style-name="ro3">
          <table:table-cell office:value-type="string" table:number-columns-spanned="12" table:number-rows-spanned="1" table:style-name="ce59">
            <text:p>Fonte: IBGE, Censo Demográfico 2010.</text:p>
          </table:table-cell>
          <table:covered-table-cell table:number-columns-repeated="11"/>
          <table:table-cell table:number-columns-repeated="16372"/>
        </table:table-row>
        <table:table-row table:style-name="ro5">
          <table:table-cell office:value-type="string" table:number-columns-spanned="12" table:number-rows-spanned="1" table:style-name="ce54">
            <text:p>Notas: 1. Arranjos populacionais identificados segundo metodologia desenvolvida pela Coordenação de Geografia do IBGE.</text:p>
            <text:p>2. Foi considerada população urbana aquela que reside em setores censitários de situação:<text:s/></text:p>
            <text:p>1 (área urbanizada), 3 (área urbanizada isolada) e 4 (área rural de extensão urbana) e população rural aquela que reside em setores censitários de situação</text:p>
            <text:p>2 (área não urbanizada), 5 (aglomerado rural [povoado]), 6 (aglomerado rural [núcleo]), 7 (aglomerado rural [outros]) e 8 (área rural exclusive aglomerado rural).</text:p>
            <text:p>¹ Ver Apêndice 3.</text:p>
          </table:table-cell>
          <table:covered-table-cell table:number-columns-repeated="11"/>
          <table:table-cell table:number-columns-repeated="16372"/>
        </table:table-row>
        <table:table-row table:number-rows-repeated="1048275" table:style-name="ro3">
          <table:table-cell table:number-columns-repeated="16384"/>
        </table:table-row>
      </table:table>
      <table:table table:name="Tabela_1_3_Revisada" table:style-name="ta1">
        <table:table-column table:style-name="co24" table:default-cell-style-name="ce1"/>
        <table:table-column table:style-name="co14" table:default-cell-style-name="ce8"/>
        <table:table-column table:style-name="co15" table:default-cell-style-name="ce8"/>
        <table:table-column table:style-name="co25" table:default-cell-style-name="ce1"/>
        <table:table-column table:style-name="co6" table:number-columns-repeated="2" table:default-cell-style-name="ce16"/>
        <table:table-column table:style-name="co6" table:number-columns-repeated="5" table:default-cell-style-name="ce9"/>
        <table:table-column table:style-name="co6" table:number-columns-repeated="2" table:default-cell-style-name="ce8"/>
        <table:table-column table:style-name="co12" table:number-columns-repeated="16371" table:default-cell-style-name="ce1"/>
        <table:table-row table:style-name="ro6">
          <table:table-cell office:value-type="string" table:number-columns-spanned="13" table:number-rows-spanned="1" table:style-name="ce42">
            <text:p><text:span text:style-name="T2">Tabela 1.3<text:s text:c="2"/></text:span><text:s text:c="8"/>Arranjos populacionais, por população, número de municípios e características do Produto Interno Bruto - PIB e das empresas – 2010 - 2011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" table:number-rows-spanned="5" table:style-name="ce65">
            <text:p><text:s/>Arranjos populacionais</text:p>
          </table:table-cell>
          <table:table-cell office:value-type="string" table:number-columns-spanned="2" table:number-rows-spanned="1" table:style-name="ce85">
            <text:p>População</text:p>
          </table:table-cell>
          <table:covered-table-cell/>
          <table:table-cell office:value-type="string" table:number-columns-spanned="10" table:number-rows-spanned="1" table:style-name="ce86">
            <text:p>Brasil</text:p>
          </table:table-cell>
          <table:covered-table-cell table:number-columns-repeated="9"/>
          <table:table-cell table:number-columns-repeated="16371" table:style-name="ce13"/>
        </table:table-row>
        <table:table-row table:style-name="ro7">
          <table:covered-table-cell/>
          <table:table-cell office:value-type="string" table:number-columns-spanned="1" table:number-rows-spanned="4" table:style-name="ce67">
            <text:p>Total</text:p>
          </table:table-cell>
          <table:table-cell office:value-type="string" table:number-columns-spanned="1" table:number-rows-spanned="4" table:style-name="ce67">
            <text:p>No Brasil¹</text:p>
          </table:table-cell>
          <table:table-cell office:value-type="string" table:number-columns-spanned="1" table:number-rows-spanned="4" table:style-name="ce69">
            <text:p>Número de municípios¹</text:p>
          </table:table-cell>
          <table:table-cell office:value-type="string" table:number-columns-spanned="7" table:number-rows-spanned="1" table:style-name="ce87">
            <text:p>Produto Interno Bruto - PIB¹</text:p>
          </table:table-cell>
          <table:covered-table-cell table:number-columns-repeated="6"/>
          <table:table-cell office:value-type="string" table:number-columns-spanned="1" table:number-rows-spanned="4" table:style-name="ce67">
            <text:p>Número de empresas ²</text:p>
          </table:table-cell>
          <table:table-cell office:value-type="string" table:number-columns-spanned="1" table:number-rows-spanned="4" table:style-name="ce67">
            <text:p>Número de unidades locais²</text:p>
          </table:table-cell>
          <table:table-cell table:number-columns-repeated="16371" table:style-name="ce13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61">
            <text:p>Total</text:p>
            <text:p>(bilhões R$)</text:p>
          </table:table-cell>
          <table:table-cell office:value-type="string" table:number-columns-spanned="1" table:number-rows-spanned="3" table:style-name="ce61">
            <text:p><text:span text:style-name="T3">Per capita</text:span></text:p>
            <text:p>( 1 000 R$)</text:p>
          </table:table-cell>
          <table:table-cell office:value-type="string" table:number-columns-spanned="5" table:number-rows-spanned="1" table:style-name="ce88">
            <text:p>Percentual (%)</text:p>
          </table:table-cell>
          <table:covered-table-cell table:number-columns-repeated="4"/>
          <table:covered-table-cell/>
          <table:covered-table-cell/>
          <table:table-cell table:number-columns-repeated="16371" table:style-name="ce1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3">
            <text:p>Agropecuária</text:p>
          </table:table-cell>
          <table:table-cell office:value-type="string" table:number-columns-spanned="1" table:number-rows-spanned="2" table:style-name="ce63">
            <text:p>Indústria</text:p>
          </table:table-cell>
          <table:table-cell office:value-type="string" table:number-columns-spanned="2" table:number-rows-spanned="1" table:style-name="ce88">
            <text:p>Serviços</text:p>
          </table:table-cell>
          <table:covered-table-cell/>
          <table:table-cell office:value-type="string" table:number-columns-spanned="1" table:number-rows-spanned="2" table:style-name="ce63">
            <text:p>Impostos</text:p>
          </table:table-cell>
          <table:covered-table-cell/>
          <table:covered-table-cell/>
          <table:table-cell table:number-columns-repeated="16371" table:style-name="ce1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Sem administração pública</text:p>
          </table:table-cell>
          <table:table-cell office:value-type="string" table:style-name="ce15">
            <text:p>Administração pública</text:p>
          </table:table-cell>
          <table:covered-table-cell/>
          <table:covered-table-cell/>
          <table:covered-table-cell/>
          <table:table-cell table:number-columns-repeated="16371" table:style-name="ce13"/>
        </table:table-row>
        <table:table-row table:style-name="ro3">
          <table:table-cell office:value-type="string" table:style-name="ce1">
            <text:p>Adamantina - Lucélia/SP</text:p>
          </table:table-cell>
          <table:table-cell office:value-type="float" office:value="64083" table:style-name="ce8">
            <text:p>64.083</text:p>
          </table:table-cell>
          <table:table-cell office:value-type="float" office:value="64083" table:style-name="ce8">
            <text:p>64.083</text:p>
          </table:table-cell>
          <table:table-cell office:value-type="float" office:value="5" table:style-name="ce1">
            <text:p>5</text:p>
          </table:table-cell>
          <table:table-cell office:value-type="float" office:value="0.91941830599999996" table:style-name="ce16">
            <text:p>0,919</text:p>
          </table:table-cell>
          <table:table-cell office:value-type="float" office:value="14.347304370893996" table:style-name="ce16">
            <text:p>14,347</text:p>
          </table:table-cell>
          <table:table-cell office:value-type="float" office:value="6.4885901891102868" table:style-name="ce9">
            <text:p>6,5</text:p>
          </table:table-cell>
          <table:table-cell office:value-type="float" office:value="20.167676865898731" table:style-name="ce9">
            <text:p>20,2</text:p>
          </table:table-cell>
          <table:table-cell office:value-type="float" office:value="49.996714226832026" table:style-name="ce9">
            <text:p>50,0</text:p>
          </table:table-cell>
          <table:table-cell office:value-type="float" office:value="15.334604181787961" table:style-name="ce9">
            <text:p>15,3</text:p>
          </table:table-cell>
          <table:table-cell office:value-type="float" office:value="8.0124145363710007" table:style-name="ce9">
            <text:p>8,0</text:p>
          </table:table-cell>
          <table:table-cell office:value-type="float" office:value="2172" table:style-name="ce8">
            <text:p>2.172</text:p>
          </table:table-cell>
          <table:table-cell office:value-type="float" office:value="2346" table:style-name="ce8">
            <text:p>2.34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drianópolis/PR - Ribeira/SP</text:p>
          </table:table-cell>
          <table:table-cell office:value-type="float" office:value="9734" table:style-name="ce8">
            <text:p>9.734</text:p>
          </table:table-cell>
          <table:table-cell office:value-type="float" office:value="9734" table:style-name="ce8">
            <text:p>9.734</text:p>
          </table:table-cell>
          <table:table-cell office:value-type="float" office:value="2" table:style-name="ce1">
            <text:p>2</text:p>
          </table:table-cell>
          <table:table-cell office:value-type="float" office:value="0.10931649299999999" table:style-name="ce16">
            <text:p>0,109</text:p>
          </table:table-cell>
          <table:table-cell office:value-type="float" office:value="11.230377337168687" table:style-name="ce16">
            <text:p>11,230</text:p>
          </table:table-cell>
          <table:table-cell office:value-type="float" office:value="44.579454264051456" table:style-name="ce9">
            <text:p>44,6</text:p>
          </table:table-cell>
          <table:table-cell office:value-type="float" office:value="7.3868935769829367" table:style-name="ce9">
            <text:p>7,4</text:p>
          </table:table-cell>
          <table:table-cell office:value-type="float" office:value="22.739807432351501" table:style-name="ce9">
            <text:p>22,7</text:p>
          </table:table-cell>
          <table:table-cell office:value-type="float" office:value="21.487472160307959" table:style-name="ce9">
            <text:p>21,5</text:p>
          </table:table-cell>
          <table:table-cell office:value-type="float" office:value="3.8063725663061652" table:style-name="ce9">
            <text:p>3,8</text:p>
          </table:table-cell>
          <table:table-cell office:value-type="float" office:value="161" table:style-name="ce8">
            <text:p>161</text:p>
          </table:table-cell>
          <table:table-cell office:value-type="float" office:value="162" table:style-name="ce8">
            <text:p>16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Águas de Lindóia/SP</text:p>
          </table:table-cell>
          <table:table-cell office:value-type="float" office:value="23978" table:style-name="ce8">
            <text:p>23.978</text:p>
          </table:table-cell>
          <table:table-cell office:value-type="float" office:value="23978" table:style-name="ce8">
            <text:p>23.978</text:p>
          </table:table-cell>
          <table:table-cell office:value-type="float" office:value="2" table:style-name="ce1">
            <text:p>2</text:p>
          </table:table-cell>
          <table:table-cell office:value-type="float" office:value="0.27979871100000003" table:style-name="ce16">
            <text:p>0,280</text:p>
          </table:table-cell>
          <table:table-cell office:value-type="float" office:value="11.668976186504295" table:style-name="ce16">
            <text:p>11,669</text:p>
          </table:table-cell>
          <table:table-cell office:value-type="float" office:value="1.9950495769081651" table:style-name="ce9">
            <text:p>2,0</text:p>
          </table:table-cell>
          <table:table-cell office:value-type="float" office:value="16.796775021597579" table:style-name="ce9">
            <text:p>16,8</text:p>
          </table:table-cell>
          <table:table-cell office:value-type="float" office:value="51.929049094153967" table:style-name="ce9">
            <text:p>51,9</text:p>
          </table:table-cell>
          <table:table-cell office:value-type="float" office:value="20.224520262353888" table:style-name="ce9">
            <text:p>20,2</text:p>
          </table:table-cell>
          <table:table-cell office:value-type="float" office:value="9.0546060449863894" table:style-name="ce9">
            <text:p>9,1</text:p>
          </table:table-cell>
          <table:table-cell office:value-type="float" office:value="981" table:style-name="ce8">
            <text:p>981</text:p>
          </table:table-cell>
          <table:table-cell office:value-type="float" office:value="1049" table:style-name="ce8">
            <text:p>1.04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lém Paraíba/MG - Sapucaia/RJ</text:p>
          </table:table-cell>
          <table:table-cell office:value-type="float" office:value="51874" table:style-name="ce8">
            <text:p>51.874</text:p>
          </table:table-cell>
          <table:table-cell office:value-type="float" office:value="51874" table:style-name="ce8">
            <text:p>51.874</text:p>
          </table:table-cell>
          <table:table-cell office:value-type="float" office:value="2" table:style-name="ce1">
            <text:p>2</text:p>
          </table:table-cell>
          <table:table-cell office:value-type="float" office:value="1.0508266510000002" table:style-name="ce16">
            <text:p>1,051</text:p>
          </table:table-cell>
          <table:table-cell office:value-type="float" office:value="20.257289798357561" table:style-name="ce16">
            <text:p>20,257</text:p>
          </table:table-cell>
          <table:table-cell office:value-type="float" office:value="2.1875112301467503" table:style-name="ce9">
            <text:p>2,2</text:p>
          </table:table-cell>
          <table:table-cell office:value-type="float" office:value="14.961846166575764" table:style-name="ce9">
            <text:p>15,0</text:p>
          </table:table-cell>
          <table:table-cell office:value-type="float" office:value="56.721939192613803" table:style-name="ce9">
            <text:p>56,7</text:p>
          </table:table-cell>
          <table:table-cell office:value-type="float" office:value="13.782140932776931" table:style-name="ce9">
            <text:p>13,8</text:p>
          </table:table-cell>
          <table:table-cell office:value-type="float" office:value="12.346562477886753" table:style-name="ce9">
            <text:p>12,3</text:p>
          </table:table-cell>
          <table:table-cell office:value-type="float" office:value="1848" table:style-name="ce8">
            <text:p>1.848</text:p>
          </table:table-cell>
          <table:table-cell office:value-type="float" office:value="1939" table:style-name="ce8">
            <text:p>1.93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lto Araguaia/MT</text:p>
          </table:table-cell>
          <table:table-cell office:value-type="float" office:value="22568" table:style-name="ce8">
            <text:p>22.568</text:p>
          </table:table-cell>
          <table:table-cell office:value-type="float" office:value="22568" table:style-name="ce8">
            <text:p>22.568</text:p>
          </table:table-cell>
          <table:table-cell office:value-type="float" office:value="2" table:style-name="ce1">
            <text:p>2</text:p>
          </table:table-cell>
          <table:table-cell office:value-type="float" office:value="1.2253469590000001" table:style-name="ce16">
            <text:p>1,225</text:p>
          </table:table-cell>
          <table:table-cell office:value-type="float" office:value="54.295770958879828" table:style-name="ce16">
            <text:p>54,296</text:p>
          </table:table-cell>
          <table:table-cell office:value-type="float" office:value="9.9044527844623307" table:style-name="ce9">
            <text:p>9,9</text:p>
          </table:table-cell>
          <table:table-cell office:value-type="float" office:value="40.0246220384997" table:style-name="ce9">
            <text:p>40,0</text:p>
          </table:table-cell>
          <table:table-cell office:value-type="float" office:value="33.87489910112879" table:style-name="ce9">
            <text:p>33,9</text:p>
          </table:table-cell>
          <table:table-cell office:value-type="float" office:value="5.5342027416742452" table:style-name="ce9">
            <text:p>5,5</text:p>
          </table:table-cell>
          <table:table-cell office:value-type="float" office:value="10.661823334234921" table:style-name="ce9">
            <text:p>10,7</text:p>
          </table:table-cell>
          <table:table-cell office:value-type="float" office:value="492" table:style-name="ce8">
            <text:p>492</text:p>
          </table:table-cell>
          <table:table-cell office:value-type="float" office:value="517" table:style-name="ce8">
            <text:p>51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lto Parnaíba/MA - Santa Filomena/PI</text:p>
          </table:table-cell>
          <table:table-cell office:value-type="float" office:value="16862" table:style-name="ce8">
            <text:p>16.862</text:p>
          </table:table-cell>
          <table:table-cell office:value-type="float" office:value="16862" table:style-name="ce8">
            <text:p>16.862</text:p>
          </table:table-cell>
          <table:table-cell office:value-type="float" office:value="2" table:style-name="ce1">
            <text:p>2</text:p>
          </table:table-cell>
          <table:table-cell office:value-type="float" office:value="0.142592372" table:style-name="ce16">
            <text:p>0,143</text:p>
          </table:table-cell>
          <table:table-cell office:value-type="float" office:value="8.4564329261060376" table:style-name="ce16">
            <text:p>8,456</text:p>
          </table:table-cell>
          <table:table-cell office:value-type="float" office:value="52.498673631714318" table:style-name="ce9">
            <text:p>52,5</text:p>
          </table:table-cell>
          <table:table-cell office:value-type="float" office:value="6.4174379538338826" table:style-name="ce9">
            <text:p>6,4</text:p>
          </table:table-cell>
          <table:table-cell office:value-type="float" office:value="17.583889410297491" table:style-name="ce9">
            <text:p>17,6</text:p>
          </table:table-cell>
          <table:table-cell office:value-type="float" office:value="20.383320364430151" table:style-name="ce9">
            <text:p>20,4</text:p>
          </table:table-cell>
          <table:table-cell office:value-type="float" office:value="3.1166786397241504" table:style-name="ce9">
            <text:p>3,1</text:p>
          </table:table-cell>
          <table:table-cell office:value-type="float" office:value="160" table:style-name="ce8">
            <text:p>160</text:p>
          </table:table-cell>
          <table:table-cell office:value-type="float" office:value="168" table:style-name="ce8">
            <text:p>16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lvorada do Norte - Simolândia/GO</text:p>
          </table:table-cell>
          <table:table-cell office:value-type="float" office:value="14598" table:style-name="ce8">
            <text:p>14.598</text:p>
          </table:table-cell>
          <table:table-cell office:value-type="float" office:value="14598" table:style-name="ce8">
            <text:p>14.598</text:p>
          </table:table-cell>
          <table:table-cell office:value-type="float" office:value="2" table:style-name="ce1">
            <text:p>2</text:p>
          </table:table-cell>
          <table:table-cell office:value-type="float" office:value="0.10331731" table:style-name="ce16">
            <text:p>0,103</text:p>
          </table:table-cell>
          <table:table-cell office:value-type="float" office:value="7.077497602411289" table:style-name="ce16">
            <text:p>7,077</text:p>
          </table:table-cell>
          <table:table-cell office:value-type="float" office:value="19.474304934962014" table:style-name="ce9">
            <text:p>19,5</text:p>
          </table:table-cell>
          <table:table-cell office:value-type="float" office:value="10.035833298408564" table:style-name="ce9">
            <text:p>10,0</text:p>
          </table:table-cell>
          <table:table-cell office:value-type="float" office:value="36.859721763952244" table:style-name="ce9">
            <text:p>36,9</text:p>
          </table:table-cell>
          <table:table-cell office:value-type="float" office:value="28.2831221602653" table:style-name="ce9">
            <text:p>28,3</text:p>
          </table:table-cell>
          <table:table-cell office:value-type="float" office:value="5.3470178424118862" table:style-name="ce9">
            <text:p>5,3</text:p>
          </table:table-cell>
          <table:table-cell office:value-type="float" office:value="239" table:style-name="ce8">
            <text:p>239</text:p>
          </table:table-cell>
          <table:table-cell office:value-type="float" office:value="250" table:style-name="ce8">
            <text:p>25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marante/PI - São Francisco do Maranhão/MA</text:p>
          </table:table-cell>
          <table:table-cell office:value-type="float" office:value="29281" table:style-name="ce8">
            <text:p>29.281</text:p>
          </table:table-cell>
          <table:table-cell office:value-type="float" office:value="29281" table:style-name="ce8">
            <text:p>29.281</text:p>
          </table:table-cell>
          <table:table-cell office:value-type="float" office:value="2" table:style-name="ce1">
            <text:p>2</text:p>
          </table:table-cell>
          <table:table-cell office:value-type="float" office:value="0.10652352400000001" table:style-name="ce16">
            <text:p>0,107</text:p>
          </table:table-cell>
          <table:table-cell office:value-type="float" office:value="3.6379742495133365" table:style-name="ce16">
            <text:p>3,638</text:p>
          </table:table-cell>
          <table:table-cell office:value-type="float" office:value="16.404000115505003" table:style-name="ce9">
            <text:p>16,4</text:p>
          </table:table-cell>
          <table:table-cell office:value-type="float" office:value="10.197964348231663" table:style-name="ce9">
            <text:p>10,2</text:p>
          </table:table-cell>
          <table:table-cell office:value-type="float" office:value="26.029950905492012" table:style-name="ce9">
            <text:p>26,0</text:p>
          </table:table-cell>
          <table:table-cell office:value-type="float" office:value="43.420081558698712" table:style-name="ce9">
            <text:p>43,4</text:p>
          </table:table-cell>
          <table:table-cell office:value-type="float" office:value="3.9480030720726056" table:style-name="ce9">
            <text:p>3,9</text:p>
          </table:table-cell>
          <table:table-cell office:value-type="float" office:value="179" table:style-name="ce8">
            <text:p>179</text:p>
          </table:table-cell>
          <table:table-cell office:value-type="float" office:value="189" table:style-name="ce8">
            <text:p>18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mericana - Santa Bárbara d´Oeste/SP</text:p>
          </table:table-cell>
          <table:table-cell office:value-type="float" office:value="441889" table:style-name="ce8">
            <text:p>441.889</text:p>
          </table:table-cell>
          <table:table-cell office:value-type="float" office:value="441889" table:style-name="ce8">
            <text:p>441.889</text:p>
          </table:table-cell>
          <table:table-cell office:value-type="float" office:value="3" table:style-name="ce1">
            <text:p>3</text:p>
          </table:table-cell>
          <table:table-cell office:value-type="float" office:value="12.406827365" table:style-name="ce16">
            <text:p>12,407</text:p>
          </table:table-cell>
          <table:table-cell office:value-type="float" office:value="28.076796129797302" table:style-name="ce16">
            <text:p>28,077</text:p>
          </table:table-cell>
          <table:table-cell office:value-type="float" office:value="0.19484711351909748" table:style-name="ce9">
            <text:p>0,2</text:p>
          </table:table-cell>
          <table:table-cell office:value-type="float" office:value="36.910647994657573" table:style-name="ce9">
            <text:p>36,9</text:p>
          </table:table-cell>
          <table:table-cell office:value-type="float" office:value="41.408498239388528" table:style-name="ce9">
            <text:p>41,4</text:p>
          </table:table-cell>
          <table:table-cell office:value-type="float" office:value="8.2384891393223629" table:style-name="ce9">
            <text:p>8,2</text:p>
          </table:table-cell>
          <table:table-cell office:value-type="float" office:value="13.247517513112427" table:style-name="ce9">
            <text:p>13,2</text:p>
          </table:table-cell>
          <table:table-cell office:value-type="float" office:value="16851" table:style-name="ce8">
            <text:p>16.851</text:p>
          </table:table-cell>
          <table:table-cell office:value-type="float" office:value="17850" table:style-name="ce8">
            <text:p>17.85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mparo/SP</text:p>
          </table:table-cell>
          <table:table-cell office:value-type="float" office:value="72981" table:style-name="ce8">
            <text:p>72.981</text:p>
          </table:table-cell>
          <table:table-cell office:value-type="float" office:value="72981" table:style-name="ce8">
            <text:p>72.981</text:p>
          </table:table-cell>
          <table:table-cell office:value-type="float" office:value="2" table:style-name="ce1">
            <text:p>2</text:p>
          </table:table-cell>
          <table:table-cell office:value-type="float" office:value="2.152501048" table:style-name="ce16">
            <text:p>2,153</text:p>
          </table:table-cell>
          <table:table-cell office:value-type="float" office:value="29.4939922445568" table:style-name="ce16">
            <text:p>29,494</text:p>
          </table:table-cell>
          <table:table-cell office:value-type="float" office:value="2.3217557569337828" table:style-name="ce9">
            <text:p>2,3</text:p>
          </table:table-cell>
          <table:table-cell office:value-type="float" office:value="41.402414778290044" table:style-name="ce9">
            <text:p>41,4</text:p>
          </table:table-cell>
          <table:table-cell office:value-type="float" office:value="33.227529281091435" table:style-name="ce9">
            <text:p>33,2</text:p>
          </table:table-cell>
          <table:table-cell office:value-type="float" office:value="8.2874394958250459" table:style-name="ce9">
            <text:p>8,3</text:p>
          </table:table-cell>
          <table:table-cell office:value-type="float" office:value="14.760860687859697" table:style-name="ce9">
            <text:p>14,8</text:p>
          </table:table-cell>
          <table:table-cell office:value-type="float" office:value="2530" table:style-name="ce8">
            <text:p>2.530</text:p>
          </table:table-cell>
          <table:table-cell office:value-type="float" office:value="2657" table:style-name="ce8">
            <text:p>2.65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ngical do Piauí/PI</text:p>
          </table:table-cell>
          <table:table-cell office:value-type="float" office:value="8731" table:style-name="ce8">
            <text:p>8.731</text:p>
          </table:table-cell>
          <table:table-cell office:value-type="float" office:value="8731" table:style-name="ce8">
            <text:p>8.731</text:p>
          </table:table-cell>
          <table:table-cell office:value-type="float" office:value="2" table:style-name="ce1">
            <text:p>2</text:p>
          </table:table-cell>
          <table:table-cell office:value-type="float" office:value="3.2791229999999998E-2" table:style-name="ce16">
            <text:p>0,033</text:p>
          </table:table-cell>
          <table:table-cell office:value-type="float" office:value="3.7557244301912722" table:style-name="ce16">
            <text:p>3,756</text:p>
          </table:table-cell>
          <table:table-cell office:value-type="float" office:value="11.062247436280984" table:style-name="ce9">
            <text:p>11,1</text:p>
          </table:table-cell>
          <table:table-cell office:value-type="float" office:value="11.665128145543795" table:style-name="ce9">
            <text:p>11,7</text:p>
          </table:table-cell>
          <table:table-cell office:value-type="float" office:value="29.802438029924467" table:style-name="ce9">
            <text:p>29,8</text:p>
          </table:table-cell>
          <table:table-cell office:value-type="float" office:value="42.465897131641604" table:style-name="ce9">
            <text:p>42,5</text:p>
          </table:table-cell>
          <table:table-cell office:value-type="float" office:value="5.0042892566091606" table:style-name="ce9">
            <text:p>5,0</text:p>
          </table:table-cell>
          <table:table-cell office:value-type="float" office:value="58" table:style-name="ce8">
            <text:p>58</text:p>
          </table:table-cell>
          <table:table-cell office:value-type="float" office:value="58" table:style-name="ce8">
            <text:p>5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ntônio Prado/RS</text:p>
          </table:table-cell>
          <table:table-cell office:value-type="float" office:value="18849" table:style-name="ce8">
            <text:p>18.849</text:p>
          </table:table-cell>
          <table:table-cell office:value-type="float" office:value="18849" table:style-name="ce8">
            <text:p>18.849</text:p>
          </table:table-cell>
          <table:table-cell office:value-type="float" office:value="2" table:style-name="ce1">
            <text:p>2</text:p>
          </table:table-cell>
          <table:table-cell office:value-type="float" office:value="0.40086176299999998" table:style-name="ce16">
            <text:p>0,401</text:p>
          </table:table-cell>
          <table:table-cell office:value-type="float" office:value="21.267004244256988" table:style-name="ce16">
            <text:p>21,267</text:p>
          </table:table-cell>
          <table:table-cell office:value-type="float" office:value="24.504817387633953" table:style-name="ce9">
            <text:p>24,5</text:p>
          </table:table-cell>
          <table:table-cell office:value-type="float" office:value="23.70651775035974" table:style-name="ce9">
            <text:p>23,7</text:p>
          </table:table-cell>
          <table:table-cell office:value-type="float" office:value="29.733536845219135" table:style-name="ce9">
            <text:p>29,7</text:p>
          </table:table-cell>
          <table:table-cell office:value-type="float" office:value="14.573932310924853" table:style-name="ce9">
            <text:p>14,6</text:p>
          </table:table-cell>
          <table:table-cell office:value-type="float" office:value="7.481195705862322" table:style-name="ce9">
            <text:p>7,5</text:p>
          </table:table-cell>
          <table:table-cell office:value-type="float" office:value="840" table:style-name="ce8">
            <text:p>840</text:p>
          </table:table-cell>
          <table:table-cell office:value-type="float" office:value="886" table:style-name="ce8">
            <text:p>88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quidauana - Anastácio/MS</text:p>
          </table:table-cell>
          <table:table-cell office:value-type="float" office:value="69449" table:style-name="ce8">
            <text:p>69.449</text:p>
          </table:table-cell>
          <table:table-cell office:value-type="float" office:value="69449" table:style-name="ce8">
            <text:p>69.449</text:p>
          </table:table-cell>
          <table:table-cell office:value-type="float" office:value="2" table:style-name="ce1">
            <text:p>2</text:p>
          </table:table-cell>
          <table:table-cell office:value-type="float" office:value="0.74145279999999991" table:style-name="ce16">
            <text:p>0,741</text:p>
          </table:table-cell>
          <table:table-cell office:value-type="float" office:value="10.676219959970625" table:style-name="ce16">
            <text:p>10,676</text:p>
          </table:table-cell>
          <table:table-cell office:value-type="float" office:value="21.219969227980524" table:style-name="ce9">
            <text:p>21,2</text:p>
          </table:table-cell>
          <table:table-cell office:value-type="float" office:value="13.05680631322722" table:style-name="ce9">
            <text:p>13,1</text:p>
          </table:table-cell>
          <table:table-cell office:value-type="float" office:value="31.319989890118428" table:style-name="ce9">
            <text:p>31,3</text:p>
          </table:table-cell>
          <table:table-cell office:value-type="float" office:value="25.681397656061183" table:style-name="ce9">
            <text:p>25,7</text:p>
          </table:table-cell>
          <table:table-cell office:value-type="float" office:value="8.7218369126126447" table:style-name="ce9">
            <text:p>8,7</text:p>
          </table:table-cell>
          <table:table-cell office:value-type="float" office:value="1068" table:style-name="ce8">
            <text:p>1.068</text:p>
          </table:table-cell>
          <table:table-cell office:value-type="float" office:value="1126" table:style-name="ce8">
            <text:p>1.12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racaju/SE</text:p>
          </table:table-cell>
          <table:table-cell office:value-type="float" office:value="926399" table:style-name="ce8">
            <text:p>926.399</text:p>
          </table:table-cell>
          <table:table-cell office:value-type="float" office:value="926399" table:style-name="ce8">
            <text:p>926.399</text:p>
          </table:table-cell>
          <table:table-cell office:value-type="float" office:value="12" table:style-name="ce1">
            <text:p>12</text:p>
          </table:table-cell>
          <table:table-cell office:value-type="float" office:value="13.589800678999996" table:style-name="ce16">
            <text:p>13,590</text:p>
          </table:table-cell>
          <table:table-cell office:value-type="float" office:value="14.669489797592609" table:style-name="ce16">
            <text:p>14,669</text:p>
          </table:table-cell>
          <table:table-cell office:value-type="float" office:value="0.64256815874378004" table:style-name="ce9">
            <text:p>0,6</text:p>
          </table:table-cell>
          <table:table-cell office:value-type="float" office:value="22.724150080965298" table:style-name="ce9">
            <text:p>22,7</text:p>
          </table:table-cell>
          <table:table-cell office:value-type="float" office:value="44.922075284250759" table:style-name="ce9">
            <text:p>44,9</text:p>
          </table:table-cell>
          <table:table-cell office:value-type="float" office:value="18.591764807148873" table:style-name="ce9">
            <text:p>18,6</text:p>
          </table:table-cell>
          <table:table-cell office:value-type="float" office:value="13.119441668891316" table:style-name="ce9">
            <text:p>13,1</text:p>
          </table:table-cell>
          <table:table-cell office:value-type="float" office:value="15022" table:style-name="ce8">
            <text:p>15.022</text:p>
          </table:table-cell>
          <table:table-cell office:value-type="float" office:value="16635" table:style-name="ce8">
            <text:p>16.63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raranguá/SC</text:p>
          </table:table-cell>
          <table:table-cell office:value-type="float" office:value="72946" table:style-name="ce8">
            <text:p>72.946</text:p>
          </table:table-cell>
          <table:table-cell office:value-type="float" office:value="72946" table:style-name="ce8">
            <text:p>72.946</text:p>
          </table:table-cell>
          <table:table-cell office:value-type="float" office:value="3" table:style-name="ce1">
            <text:p>3</text:p>
          </table:table-cell>
          <table:table-cell office:value-type="float" office:value="0.92087360299999999" table:style-name="ce16">
            <text:p>0,921</text:p>
          </table:table-cell>
          <table:table-cell office:value-type="float" office:value="12.624045225235106" table:style-name="ce16">
            <text:p>12,624</text:p>
          </table:table-cell>
          <table:table-cell office:value-type="float" office:value="8.1362593906386529" table:style-name="ce9">
            <text:p>8,1</text:p>
          </table:table-cell>
          <table:table-cell office:value-type="float" office:value="21.025213163809191" table:style-name="ce9">
            <text:p>21,0</text:p>
          </table:table-cell>
          <table:table-cell office:value-type="float" office:value="46.484187689328309" table:style-name="ce9">
            <text:p>46,5</text:p>
          </table:table-cell>
          <table:table-cell office:value-type="float" office:value="16.758326386732143" table:style-name="ce9">
            <text:p>16,8</text:p>
          </table:table-cell>
          <table:table-cell office:value-type="float" office:value="7.5960133694917085" table:style-name="ce9">
            <text:p>7,6</text:p>
          </table:table-cell>
          <table:table-cell office:value-type="float" office:value="2436" table:style-name="ce8">
            <text:p>2.436</text:p>
          </table:table-cell>
          <table:table-cell office:value-type="float" office:value="2707" table:style-name="ce8">
            <text:p>2.70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raraquara/SP</text:p>
          </table:table-cell>
          <table:table-cell office:value-type="float" office:value="266221" table:style-name="ce8">
            <text:p>266.221</text:p>
          </table:table-cell>
          <table:table-cell office:value-type="float" office:value="266221" table:style-name="ce8">
            <text:p>266.221</text:p>
          </table:table-cell>
          <table:table-cell office:value-type="float" office:value="5" table:style-name="ce1">
            <text:p>5</text:p>
          </table:table-cell>
          <table:table-cell office:value-type="float" office:value="6.3138658620000001" table:style-name="ce16">
            <text:p>6,314</text:p>
          </table:table-cell>
          <table:table-cell office:value-type="float" office:value="23.716633406079911" table:style-name="ce16">
            <text:p>23,717</text:p>
          </table:table-cell>
          <table:table-cell office:value-type="float" office:value="3.4963698916795267" table:style-name="ce9">
            <text:p>3,5</text:p>
          </table:table-cell>
          <table:table-cell office:value-type="float" office:value="28.091283292454595" table:style-name="ce9">
            <text:p>28,1</text:p>
          </table:table-cell>
          <table:table-cell office:value-type="float" office:value="47.380256951679925" table:style-name="ce9">
            <text:p>47,4</text:p>
          </table:table-cell>
          <table:table-cell office:value-type="float" office:value="10.103043110864238" table:style-name="ce9">
            <text:p>10,1</text:p>
          </table:table-cell>
          <table:table-cell office:value-type="float" office:value="10.92904675332173" table:style-name="ce9">
            <text:p>10,9</text:p>
          </table:table-cell>
          <table:table-cell office:value-type="float" office:value="10097" table:style-name="ce8">
            <text:p>10.097</text:p>
          </table:table-cell>
          <table:table-cell office:value-type="float" office:value="10987" table:style-name="ce8">
            <text:p>10.98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raripina/PE</text:p>
          </table:table-cell>
          <table:table-cell office:value-type="float" office:value="85114" table:style-name="ce8">
            <text:p>85.114</text:p>
          </table:table-cell>
          <table:table-cell office:value-type="float" office:value="85114" table:style-name="ce8">
            <text:p>85.114</text:p>
          </table:table-cell>
          <table:table-cell office:value-type="float" office:value="2" table:style-name="ce1">
            <text:p>2</text:p>
          </table:table-cell>
          <table:table-cell office:value-type="float" office:value="0.44373148299999993" table:style-name="ce16">
            <text:p>0,444</text:p>
          </table:table-cell>
          <table:table-cell office:value-type="float" office:value="5.2133783278896537" table:style-name="ce16">
            <text:p>5,213</text:p>
          </table:table-cell>
          <table:table-cell office:value-type="float" office:value="6.5657457530458814" table:style-name="ce9">
            <text:p>6,6</text:p>
          </table:table-cell>
          <table:table-cell office:value-type="float" office:value="16.965456561936133" table:style-name="ce9">
            <text:p>17,0</text:p>
          </table:table-cell>
          <table:table-cell office:value-type="float" office:value="32.215724030561987" table:style-name="ce9">
            <text:p>32,2</text:p>
          </table:table-cell>
          <table:table-cell office:value-type="float" office:value="36.008236314392867" table:style-name="ce9">
            <text:p>36,0</text:p>
          </table:table-cell>
          <table:table-cell office:value-type="float" office:value="8.2448373400631567" table:style-name="ce9">
            <text:p>8,2</text:p>
          </table:table-cell>
          <table:table-cell office:value-type="float" office:value="1042" table:style-name="ce8">
            <text:p>1.042</text:p>
          </table:table-cell>
          <table:table-cell office:value-type="float" office:value="1092" table:style-name="ce8">
            <text:p>1.09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raruama/RJ</text:p>
          </table:table-cell>
          <table:table-cell office:value-type="float" office:value="134859" table:style-name="ce8">
            <text:p>134.859</text:p>
          </table:table-cell>
          <table:table-cell office:value-type="float" office:value="134859" table:style-name="ce8">
            <text:p>134.859</text:p>
          </table:table-cell>
          <table:table-cell office:value-type="float" office:value="2" table:style-name="ce1">
            <text:p>2</text:p>
          </table:table-cell>
          <table:table-cell office:value-type="float" office:value="1.5009419399999999" table:style-name="ce16">
            <text:p>1,501</text:p>
          </table:table-cell>
          <table:table-cell office:value-type="float" office:value="11.129712811158321" table:style-name="ce16">
            <text:p>11,130</text:p>
          </table:table-cell>
          <table:table-cell office:value-type="float" office:value="1.3417650918595827" table:style-name="ce9">
            <text:p>1,3</text:p>
          </table:table-cell>
          <table:table-cell office:value-type="float" office:value="13.481811894735914" table:style-name="ce9">
            <text:p>13,5</text:p>
          </table:table-cell>
          <table:table-cell office:value-type="float" office:value="44.522310236730412" table:style-name="ce9">
            <text:p>44,5</text:p>
          </table:table-cell>
          <table:table-cell office:value-type="float" office:value="33.959696535630158" table:style-name="ce9">
            <text:p>34,0</text:p>
          </table:table-cell>
          <table:table-cell office:value-type="float" office:value="6.6944162410439407" table:style-name="ce9">
            <text:p>6,7</text:p>
          </table:table-cell>
          <table:table-cell office:value-type="float" office:value="2228" table:style-name="ce8">
            <text:p>2.228</text:p>
          </table:table-cell>
          <table:table-cell office:value-type="float" office:value="2330" table:style-name="ce8">
            <text:p>2.33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raxá/MG</text:p>
          </table:table-cell>
          <table:table-cell office:value-type="float" office:value="97784" table:style-name="ce8">
            <text:p>97.784</text:p>
          </table:table-cell>
          <table:table-cell office:value-type="float" office:value="97784" table:style-name="ce8">
            <text:p>97.784</text:p>
          </table:table-cell>
          <table:table-cell office:value-type="float" office:value="2" table:style-name="ce1">
            <text:p>2</text:p>
          </table:table-cell>
          <table:table-cell office:value-type="float" office:value="3.2866341049999996" table:style-name="ce16">
            <text:p>3,287</text:p>
          </table:table-cell>
          <table:table-cell office:value-type="float" office:value="33.611164454307449" table:style-name="ce16">
            <text:p>33,611</text:p>
          </table:table-cell>
          <table:table-cell office:value-type="float" office:value="4.8729807116755408" table:style-name="ce9">
            <text:p>4,9</text:p>
          </table:table-cell>
          <table:table-cell office:value-type="float" office:value="48.806650565685658" table:style-name="ce9">
            <text:p>48,8</text:p>
          </table:table-cell>
          <table:table-cell office:value-type="float" office:value="29.024406566851479" table:style-name="ce9">
            <text:p>29,0</text:p>
          </table:table-cell>
          <table:table-cell office:value-type="float" office:value="6.4514367047256087" table:style-name="ce9">
            <text:p>6,5</text:p>
          </table:table-cell>
          <table:table-cell office:value-type="float" office:value="10.844525451061736" table:style-name="ce9">
            <text:p>10,8</text:p>
          </table:table-cell>
          <table:table-cell office:value-type="float" office:value="2922" table:style-name="ce8">
            <text:p>2.922</text:p>
          </table:table-cell>
          <table:table-cell office:value-type="float" office:value="3531" table:style-name="ce8">
            <text:p>3.53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renápolis - Nortelândia/MT</text:p>
          </table:table-cell>
          <table:table-cell office:value-type="float" office:value="16752" table:style-name="ce8">
            <text:p>16.752</text:p>
          </table:table-cell>
          <table:table-cell office:value-type="float" office:value="16752" table:style-name="ce8">
            <text:p>16.752</text:p>
          </table:table-cell>
          <table:table-cell office:value-type="float" office:value="2" table:style-name="ce1">
            <text:p>2</text:p>
          </table:table-cell>
          <table:table-cell office:value-type="float" office:value="0.15470010100000001" table:style-name="ce16">
            <text:p>0,155</text:p>
          </table:table-cell>
          <table:table-cell office:value-type="float" office:value="9.2347242717287479" table:style-name="ce16">
            <text:p>9,235</text:p>
          </table:table-cell>
          <table:table-cell office:value-type="float" office:value="20.474832139896275" table:style-name="ce9">
            <text:p>20,5</text:p>
          </table:table-cell>
          <table:table-cell office:value-type="float" office:value="12.730361436544893" table:style-name="ce9">
            <text:p>12,7</text:p>
          </table:table-cell>
          <table:table-cell office:value-type="float" office:value="33.663449256571596" table:style-name="ce9">
            <text:p>33,7</text:p>
          </table:table-cell>
          <table:table-cell office:value-type="float" office:value="27.198832274841244" table:style-name="ce9">
            <text:p>27,2</text:p>
          </table:table-cell>
          <table:table-cell office:value-type="float" office:value="5.9325248921459979" table:style-name="ce9">
            <text:p>5,9</text:p>
          </table:table-cell>
          <table:table-cell office:value-type="float" office:value="293" table:style-name="ce8">
            <text:p>293</text:p>
          </table:table-cell>
          <table:table-cell office:value-type="float" office:value="303" table:style-name="ce8">
            <text:p>30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rtur Nogueira/SP</text:p>
          </table:table-cell>
          <table:table-cell office:value-type="float" office:value="55476" table:style-name="ce8">
            <text:p>55.476</text:p>
          </table:table-cell>
          <table:table-cell office:value-type="float" office:value="55476" table:style-name="ce8">
            <text:p>55.476</text:p>
          </table:table-cell>
          <table:table-cell office:value-type="float" office:value="2" table:style-name="ce1">
            <text:p>2</text:p>
          </table:table-cell>
          <table:table-cell office:value-type="float" office:value="1.0565252919999999" table:style-name="ce16">
            <text:p>1,057</text:p>
          </table:table-cell>
          <table:table-cell office:value-type="float" office:value="19.044727305501475" table:style-name="ce16">
            <text:p>19,045</text:p>
          </table:table-cell>
          <table:table-cell office:value-type="float" office:value="7.5385665258641055" table:style-name="ce9">
            <text:p>7,5</text:p>
          </table:table-cell>
          <table:table-cell office:value-type="float" office:value="20.498458923783154" table:style-name="ce9">
            <text:p>20,5</text:p>
          </table:table-cell>
          <table:table-cell office:value-type="float" office:value="48.875881335739955" table:style-name="ce9">
            <text:p>48,9</text:p>
          </table:table-cell>
          <table:table-cell office:value-type="float" office:value="11.376298126519439" table:style-name="ce9">
            <text:p>11,4</text:p>
          </table:table-cell>
          <table:table-cell office:value-type="float" office:value="11.710795088093359" table:style-name="ce9">
            <text:p>11,7</text:p>
          </table:table-cell>
          <table:table-cell office:value-type="float" office:value="1855" table:style-name="ce8">
            <text:p>1.855</text:p>
          </table:table-cell>
          <table:table-cell office:value-type="float" office:value="1941" table:style-name="ce8">
            <text:p>1.94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Atibaia/SP</text:p>
          </table:table-cell>
          <table:table-cell office:value-type="float" office:value="146311" table:style-name="ce8">
            <text:p>146.311</text:p>
          </table:table-cell>
          <table:table-cell office:value-type="float" office:value="146311" table:style-name="ce8">
            <text:p>146.311</text:p>
          </table:table-cell>
          <table:table-cell office:value-type="float" office:value="2" table:style-name="ce1">
            <text:p>2</text:p>
          </table:table-cell>
          <table:table-cell office:value-type="float" office:value="3.3415702899999999" table:style-name="ce16">
            <text:p>3,342</text:p>
          </table:table-cell>
          <table:table-cell office:value-type="float" office:value="22.838817928932205" table:style-name="ce16">
            <text:p>22,839</text:p>
          </table:table-cell>
          <table:table-cell office:value-type="float" office:value="1.7285378725341731" table:style-name="ce9">
            <text:p>1,7</text:p>
          </table:table-cell>
          <table:table-cell office:value-type="float" office:value="31.579847569209747" table:style-name="ce9">
            <text:p>31,6</text:p>
          </table:table-cell>
          <table:table-cell office:value-type="float" office:value="43.111185071016422" table:style-name="ce9">
            <text:p>43,1</text:p>
          </table:table-cell>
          <table:table-cell office:value-type="float" office:value="10.184231408162301" table:style-name="ce9">
            <text:p>10,2</text:p>
          </table:table-cell>
          <table:table-cell office:value-type="float" office:value="13.396198079077367" table:style-name="ce9">
            <text:p>13,4</text:p>
          </table:table-cell>
          <table:table-cell office:value-type="float" office:value="5736" table:style-name="ce8">
            <text:p>5.736</text:p>
          </table:table-cell>
          <table:table-cell office:value-type="float" office:value="6041" table:style-name="ce8">
            <text:p>6.04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agé/RS</text:p>
          </table:table-cell>
          <table:table-cell office:value-type="float" office:value="137513" table:style-name="ce8">
            <text:p>137.513</text:p>
          </table:table-cell>
          <table:table-cell office:value-type="float" office:value="136002" table:style-name="ce8">
            <text:p>136.002</text:p>
          </table:table-cell>
          <table:table-cell office:value-type="float" office:value="4" table:style-name="ce1">
            <text:p>4</text:p>
          </table:table-cell>
          <table:table-cell office:value-type="float" office:value="1.9972802350000003" table:style-name="ce16">
            <text:p>1,997</text:p>
          </table:table-cell>
          <table:table-cell office:value-type="float" office:value="14.68566811517478" table:style-name="ce16">
            <text:p>14,686</text:p>
          </table:table-cell>
          <table:table-cell office:value-type="float" office:value="11.948662627205138" table:style-name="ce9">
            <text:p>11,9</text:p>
          </table:table-cell>
          <table:table-cell office:value-type="float" office:value="21.079791539618373" table:style-name="ce9">
            <text:p>21,1</text:p>
          </table:table-cell>
          <table:table-cell office:value-type="float" office:value="38.132532163169373" table:style-name="ce9">
            <text:p>38,1</text:p>
          </table:table-cell>
          <table:table-cell office:value-type="float" office:value="21.655366203531273" table:style-name="ce9">
            <text:p>21,7</text:p>
          </table:table-cell>
          <table:table-cell office:value-type="float" office:value="7.1836474664758292" table:style-name="ce9">
            <text:p>7,2</text:p>
          </table:table-cell>
          <table:table-cell office:value-type="float" office:value="3179" table:style-name="ce8">
            <text:p>3.179</text:p>
          </table:table-cell>
          <table:table-cell office:value-type="float" office:value="3473" table:style-name="ce8">
            <text:p>3.47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aixada Santista/SP</text:p>
          </table:table-cell>
          <table:table-cell office:value-type="float" office:value="1556718" table:style-name="ce8">
            <text:p>1.556.718</text:p>
          </table:table-cell>
          <table:table-cell office:value-type="float" office:value="1556718" table:style-name="ce8">
            <text:p>1.556.718</text:p>
          </table:table-cell>
          <table:table-cell office:value-type="float" office:value="7" table:style-name="ce1">
            <text:p>7</text:p>
          </table:table-cell>
          <table:table-cell office:value-type="float" office:value="45.853121225999999" table:style-name="ce16">
            <text:p>45,853</text:p>
          </table:table-cell>
          <table:table-cell office:value-type="float" office:value="29.454995205297298" table:style-name="ce16">
            <text:p>29,455</text:p>
          </table:table-cell>
          <table:table-cell office:value-type="float" office:value="0.14650781714268113" table:style-name="ce9">
            <text:p>0,1</text:p>
          </table:table-cell>
          <table:table-cell office:value-type="float" office:value="17.802067213194338" table:style-name="ce9">
            <text:p>17,8</text:p>
          </table:table-cell>
          <table:table-cell office:value-type="float" office:value="33.926445779614959" table:style-name="ce9">
            <text:p>33,9</text:p>
          </table:table-cell>
          <table:table-cell office:value-type="float" office:value="8.8528754432931649" table:style-name="ce9">
            <text:p>8,9</text:p>
          </table:table-cell>
          <table:table-cell office:value-type="float" office:value="39.27210374675488" table:style-name="ce9">
            <text:p>39,3</text:p>
          </table:table-cell>
          <table:table-cell office:value-type="float" office:value="38341" table:style-name="ce8">
            <text:p>38.341</text:p>
          </table:table-cell>
          <table:table-cell office:value-type="float" office:value="40436" table:style-name="ce8">
            <text:p>40.43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arbacena/MG</text:p>
          </table:table-cell>
          <table:table-cell office:value-type="float" office:value="143473" table:style-name="ce8">
            <text:p>143.473</text:p>
          </table:table-cell>
          <table:table-cell office:value-type="float" office:value="143473" table:style-name="ce8">
            <text:p>143.473</text:p>
          </table:table-cell>
          <table:table-cell office:value-type="float" office:value="3" table:style-name="ce1">
            <text:p>3</text:p>
          </table:table-cell>
          <table:table-cell office:value-type="float" office:value="1.672352404" table:style-name="ce16">
            <text:p>1,672</text:p>
          </table:table-cell>
          <table:table-cell office:value-type="float" office:value="11.656216877043066" table:style-name="ce16">
            <text:p>11,656</text:p>
          </table:table-cell>
          <table:table-cell office:value-type="float" office:value="6.0314724192545244" table:style-name="ce9">
            <text:p>6,0</text:p>
          </table:table-cell>
          <table:table-cell office:value-type="float" office:value="22.379509253242301" table:style-name="ce9">
            <text:p>22,4</text:p>
          </table:table-cell>
          <table:table-cell office:value-type="float" office:value="41.457181114561301" table:style-name="ce9">
            <text:p>41,5</text:p>
          </table:table-cell>
          <table:table-cell office:value-type="float" office:value="19.286744003747675" table:style-name="ce9">
            <text:p>19,3</text:p>
          </table:table-cell>
          <table:table-cell office:value-type="float" office:value="10.845093209194205" table:style-name="ce9">
            <text:p>10,8</text:p>
          </table:table-cell>
          <table:table-cell office:value-type="float" office:value="3003" table:style-name="ce8">
            <text:p>3.003</text:p>
          </table:table-cell>
          <table:table-cell office:value-type="float" office:value="3245" table:style-name="ce8">
            <text:p>3.24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arra Bonita - Igaraçu do Tietê/SP</text:p>
          </table:table-cell>
          <table:table-cell office:value-type="float" office:value="58608" table:style-name="ce8">
            <text:p>58.608</text:p>
          </table:table-cell>
          <table:table-cell office:value-type="float" office:value="58608" table:style-name="ce8">
            <text:p>58.608</text:p>
          </table:table-cell>
          <table:table-cell office:value-type="float" office:value="2" table:style-name="ce1">
            <text:p>2</text:p>
          </table:table-cell>
          <table:table-cell office:value-type="float" office:value="0.99055580099999996" table:style-name="ce16">
            <text:p>0,991</text:p>
          </table:table-cell>
          <table:table-cell office:value-type="float" office:value="16.901375255937754" table:style-name="ce16">
            <text:p>16,901</text:p>
          </table:table-cell>
          <table:table-cell office:value-type="float" office:value="5.0477668142998438" table:style-name="ce9">
            <text:p>5,0</text:p>
          </table:table-cell>
          <table:table-cell office:value-type="float" office:value="32.057048949633085" table:style-name="ce9">
            <text:p>32,1</text:p>
          </table:table-cell>
          <table:table-cell office:value-type="float" office:value="39.506754047064533" table:style-name="ce9">
            <text:p>39,5</text:p>
          </table:table-cell>
          <table:table-cell office:value-type="float" office:value="13.738476203219976" table:style-name="ce9">
            <text:p>13,7</text:p>
          </table:table-cell>
          <table:table-cell office:value-type="float" office:value="9.6499539857825756" table:style-name="ce9">
            <text:p>9,6</text:p>
          </table:table-cell>
          <table:table-cell office:value-type="float" office:value="2262" table:style-name="ce8">
            <text:p>2.262</text:p>
          </table:table-cell>
          <table:table-cell office:value-type="float" office:value="2377" table:style-name="ce8">
            <text:p>2.37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arra do Garças/MT</text:p>
          </table:table-cell>
          <table:table-cell office:value-type="float" office:value="80260" table:style-name="ce8">
            <text:p>80.260</text:p>
          </table:table-cell>
          <table:table-cell office:value-type="float" office:value="80260" table:style-name="ce8">
            <text:p>80.260</text:p>
          </table:table-cell>
          <table:table-cell office:value-type="float" office:value="3" table:style-name="ce1">
            <text:p>3</text:p>
          </table:table-cell>
          <table:table-cell office:value-type="float" office:value="0.97050699600000001" table:style-name="ce16">
            <text:p>0,971</text:p>
          </table:table-cell>
          <table:table-cell office:value-type="float" office:value="12.092038325442314" table:style-name="ce16">
            <text:p>12,092</text:p>
          </table:table-cell>
          <table:table-cell office:value-type="float" office:value="9.1209106544142831" table:style-name="ce9">
            <text:p>9,1</text:p>
          </table:table-cell>
          <table:table-cell office:value-type="float" office:value="20.219119368408965" table:style-name="ce9">
            <text:p>20,2</text:p>
          </table:table-cell>
          <table:table-cell office:value-type="float" office:value="40.830227461853347" table:style-name="ce9">
            <text:p>40,8</text:p>
          </table:table-cell>
          <table:table-cell office:value-type="float" office:value="20.460831896980984" table:style-name="ce9">
            <text:p>20,5</text:p>
          </table:table-cell>
          <table:table-cell office:value-type="float" office:value="9.3689106183424151" table:style-name="ce9">
            <text:p>9,4</text:p>
          </table:table-cell>
          <table:table-cell office:value-type="float" office:value="1749" table:style-name="ce8">
            <text:p>1.749</text:p>
          </table:table-cell>
          <table:table-cell office:value-type="float" office:value="1830" table:style-name="ce8">
            <text:p>1.83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auru/SP</text:p>
          </table:table-cell>
          <table:table-cell office:value-type="float" office:value="356009" table:style-name="ce8">
            <text:p>356.009</text:p>
          </table:table-cell>
          <table:table-cell office:value-type="float" office:value="356009" table:style-name="ce8">
            <text:p>356.009</text:p>
          </table:table-cell>
          <table:table-cell office:value-type="float" office:value="2" table:style-name="ce1">
            <text:p>2</text:p>
          </table:table-cell>
          <table:table-cell office:value-type="float" office:value="7.5441640179999991" table:style-name="ce16">
            <text:p>7,544</text:p>
          </table:table-cell>
          <table:table-cell office:value-type="float" office:value="21.190936234758109" table:style-name="ce16">
            <text:p>21,191</text:p>
          </table:table-cell>
          <table:table-cell office:value-type="float" office:value="0.37825990967207523" table:style-name="ce9">
            <text:p>0,4</text:p>
          </table:table-cell>
          <table:table-cell office:value-type="float" office:value="18.531987515969199" table:style-name="ce9">
            <text:p>18,5</text:p>
          </table:table-cell>
          <table:table-cell office:value-type="float" office:value="60.291310119286443" table:style-name="ce9">
            <text:p>60,3</text:p>
          </table:table-cell>
          <table:table-cell office:value-type="float" office:value="9.9850717879766009" table:style-name="ce9">
            <text:p>10,0</text:p>
          </table:table-cell>
          <table:table-cell office:value-type="float" office:value="10.813370667095697" table:style-name="ce9">
            <text:p>10,8</text:p>
          </table:table-cell>
          <table:table-cell office:value-type="float" office:value="12732" table:style-name="ce8">
            <text:p>12.732</text:p>
          </table:table-cell>
          <table:table-cell office:value-type="float" office:value="13487" table:style-name="ce8">
            <text:p>13.48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elém/PA</text:p>
          </table:table-cell>
          <table:table-cell office:value-type="float" office:value="2025276" table:style-name="ce8">
            <text:p>2.025.276</text:p>
          </table:table-cell>
          <table:table-cell office:value-type="float" office:value="2025276" table:style-name="ce8">
            <text:p>2.025.276</text:p>
          </table:table-cell>
          <table:table-cell office:value-type="float" office:value="4" table:style-name="ce1">
            <text:p>4</text:p>
          </table:table-cell>
          <table:table-cell office:value-type="float" office:value="22.889479480000002" table:style-name="ce16">
            <text:p>22,889</text:p>
          </table:table-cell>
          <table:table-cell office:value-type="float" office:value="11.30190624882732" table:style-name="ce16">
            <text:p>11,302</text:p>
          </table:table-cell>
          <table:table-cell office:value-type="float" office:value="0.25990045798979433" table:style-name="ce9">
            <text:p>0,3</text:p>
          </table:table-cell>
          <table:table-cell office:value-type="float" office:value="15.935590135140984" table:style-name="ce9">
            <text:p>15,9</text:p>
          </table:table-cell>
          <table:table-cell office:value-type="float" office:value="54.884255476306706" table:style-name="ce9">
            <text:p>54,9</text:p>
          </table:table-cell>
          <table:table-cell office:value-type="float" office:value="13.710207664364066" table:style-name="ce9">
            <text:p>13,7</text:p>
          </table:table-cell>
          <table:table-cell office:value-type="float" office:value="15.210046266198447" table:style-name="ce9">
            <text:p>15,2</text:p>
          </table:table-cell>
          <table:table-cell office:value-type="float" office:value="21060" table:style-name="ce8">
            <text:p>21.060</text:p>
          </table:table-cell>
          <table:table-cell office:value-type="float" office:value="23944" table:style-name="ce8">
            <text:p>23.94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elo Horizonte/MG</text:p>
          </table:table-cell>
          <table:table-cell office:value-type="float" office:value="4744706" table:style-name="ce8">
            <text:p>4.744.706</text:p>
          </table:table-cell>
          <table:table-cell office:value-type="float" office:value="4744706" table:style-name="ce8">
            <text:p>4.744.706</text:p>
          </table:table-cell>
          <table:table-cell office:value-type="float" office:value="23" table:style-name="ce1">
            <text:p>23</text:p>
          </table:table-cell>
          <table:table-cell office:value-type="float" office:value="118.68455403999997" table:style-name="ce16">
            <text:p>118,685</text:p>
          </table:table-cell>
          <table:table-cell office:value-type="float" office:value="25.014100776739372" table:style-name="ce16">
            <text:p>25,014</text:p>
          </table:table-cell>
          <table:table-cell office:value-type="float" office:value="0.16503011077076468" table:style-name="ce9">
            <text:p>0,2</text:p>
          </table:table-cell>
          <table:table-cell office:value-type="float" office:value="28.453569245091977" table:style-name="ce9">
            <text:p>28,5</text:p>
          </table:table-cell>
          <table:table-cell office:value-type="float" office:value="45.615142329096969" table:style-name="ce9">
            <text:p>45,6</text:p>
          </table:table-cell>
          <table:table-cell office:value-type="float" office:value="8.7474363677526501" table:style-name="ce9">
            <text:p>8,7</text:p>
          </table:table-cell>
          <table:table-cell office:value-type="float" office:value="17.018821947287666" table:style-name="ce9">
            <text:p>17,0</text:p>
          </table:table-cell>
          <table:table-cell office:value-type="float" office:value="136939" table:style-name="ce8">
            <text:p>136.939</text:p>
          </table:table-cell>
          <table:table-cell office:value-type="float" office:value="149331" table:style-name="ce8">
            <text:p>149.33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ento Gonçalves/RS</text:p>
          </table:table-cell>
          <table:table-cell office:value-type="float" office:value="165829" table:style-name="ce8">
            <text:p>165.829</text:p>
          </table:table-cell>
          <table:table-cell office:value-type="float" office:value="165829" table:style-name="ce8">
            <text:p>165.829</text:p>
          </table:table-cell>
          <table:table-cell office:value-type="float" office:value="4" table:style-name="ce1">
            <text:p>4</text:p>
          </table:table-cell>
          <table:table-cell office:value-type="float" office:value="5.1419120870000006" table:style-name="ce16">
            <text:p>5,142</text:p>
          </table:table-cell>
          <table:table-cell office:value-type="float" office:value="31.007315288640712" table:style-name="ce16">
            <text:p>31,007</text:p>
          </table:table-cell>
          <table:table-cell office:value-type="float" office:value="3.3399733619366323" table:style-name="ce9">
            <text:p>3,3</text:p>
          </table:table-cell>
          <table:table-cell office:value-type="float" office:value="36.651415545681616" table:style-name="ce9">
            <text:p>36,7</text:p>
          </table:table-cell>
          <table:table-cell office:value-type="float" office:value="35.19945874951712" table:style-name="ce9">
            <text:p>35,2</text:p>
          </table:table-cell>
          <table:table-cell office:value-type="float" office:value="10.143735563248651" table:style-name="ce9">
            <text:p>10,1</text:p>
          </table:table-cell>
          <table:table-cell office:value-type="float" office:value="14.665416779615972" table:style-name="ce9">
            <text:p>14,7</text:p>
          </table:table-cell>
          <table:table-cell office:value-type="float" office:value="9961" table:style-name="ce8">
            <text:p>9.961</text:p>
          </table:table-cell>
          <table:table-cell office:value-type="float" office:value="10614" table:style-name="ce8">
            <text:p>10.61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icas/MG</text:p>
          </table:table-cell>
          <table:table-cell office:value-type="float" office:value="17582" table:style-name="ce8">
            <text:p>17.582</text:p>
          </table:table-cell>
          <table:table-cell office:value-type="float" office:value="17582" table:style-name="ce8">
            <text:p>17.582</text:p>
          </table:table-cell>
          <table:table-cell office:value-type="float" office:value="2" table:style-name="ce1">
            <text:p>2</text:p>
          </table:table-cell>
          <table:table-cell office:value-type="float" office:value="0.142461646" table:style-name="ce16">
            <text:p>0,142</text:p>
          </table:table-cell>
          <table:table-cell office:value-type="float" office:value="8.1026985553406892" table:style-name="ce16">
            <text:p>8,103</text:p>
          </table:table-cell>
          <table:table-cell office:value-type="float" office:value="5.0492102274320203" table:style-name="ce9">
            <text:p>5,0</text:p>
          </table:table-cell>
          <table:table-cell office:value-type="float" office:value="15.756044261906114" table:style-name="ce9">
            <text:p>15,8</text:p>
          </table:table-cell>
          <table:table-cell office:value-type="float" office:value="47.297058465827355" table:style-name="ce9">
            <text:p>47,3</text:p>
          </table:table-cell>
          <table:table-cell office:value-type="float" office:value="25.674410641022632" table:style-name="ce9">
            <text:p>25,7</text:p>
          </table:table-cell>
          <table:table-cell office:value-type="float" office:value="6.2232764038118713" table:style-name="ce9">
            <text:p>6,2</text:p>
          </table:table-cell>
          <table:table-cell office:value-type="float" office:value="619" table:style-name="ce8">
            <text:p>619</text:p>
          </table:table-cell>
          <table:table-cell office:value-type="float" office:value="646" table:style-name="ce8">
            <text:p>64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irigui/SP</text:p>
          </table:table-cell>
          <table:table-cell office:value-type="float" office:value="121560" table:style-name="ce8">
            <text:p>121.560</text:p>
          </table:table-cell>
          <table:table-cell office:value-type="float" office:value="121560" table:style-name="ce8">
            <text:p>121.560</text:p>
          </table:table-cell>
          <table:table-cell office:value-type="float" office:value="4" table:style-name="ce1">
            <text:p>4</text:p>
          </table:table-cell>
          <table:table-cell office:value-type="float" office:value="1.9228051830000001" table:style-name="ce16">
            <text:p>1,923</text:p>
          </table:table-cell>
          <table:table-cell office:value-type="float" office:value="15.81774582922014" table:style-name="ce16">
            <text:p>15,818</text:p>
          </table:table-cell>
          <table:table-cell office:value-type="float" office:value="4.3596694423930096" table:style-name="ce9">
            <text:p>4,4</text:p>
          </table:table-cell>
          <table:table-cell office:value-type="float" office:value="25.502472290766647" table:style-name="ce9">
            <text:p>25,5</text:p>
          </table:table-cell>
          <table:table-cell office:value-type="float" office:value="46.548625046014337" table:style-name="ce9">
            <text:p>46,5</text:p>
          </table:table-cell>
          <table:table-cell office:value-type="float" office:value="12.88275365544404" table:style-name="ce9">
            <text:p>12,9</text:p>
          </table:table-cell>
          <table:table-cell office:value-type="float" office:value="10.706479565381947" table:style-name="ce9">
            <text:p>10,7</text:p>
          </table:table-cell>
          <table:table-cell office:value-type="float" office:value="4847" table:style-name="ce8">
            <text:p>4.847</text:p>
          </table:table-cell>
          <table:table-cell office:value-type="float" office:value="5058" table:style-name="ce8">
            <text:p>5.05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lumenau/SC</text:p>
          </table:table-cell>
          <table:table-cell office:value-type="float" office:value="434201" table:style-name="ce8">
            <text:p>434.201</text:p>
          </table:table-cell>
          <table:table-cell office:value-type="float" office:value="434201" table:style-name="ce8">
            <text:p>434.201</text:p>
          </table:table-cell>
          <table:table-cell office:value-type="float" office:value="4" table:style-name="ce1">
            <text:p>4</text:p>
          </table:table-cell>
          <table:table-cell office:value-type="float" office:value="11.915814729000003" table:style-name="ce16">
            <text:p>11,916</text:p>
          </table:table-cell>
          <table:table-cell office:value-type="float" office:value="27.443084490823381" table:style-name="ce16">
            <text:p>27,443</text:p>
          </table:table-cell>
          <table:table-cell office:value-type="float" office:value="0.53412348586709868" table:style-name="ce9">
            <text:p>0,5</text:p>
          </table:table-cell>
          <table:table-cell office:value-type="float" office:value="35.946671901296554" table:style-name="ce9">
            <text:p>35,9</text:p>
          </table:table-cell>
          <table:table-cell office:value-type="float" office:value="43.052340638654108" table:style-name="ce9">
            <text:p>43,1</text:p>
          </table:table-cell>
          <table:table-cell office:value-type="float" office:value="9.1063316749895726" table:style-name="ce9">
            <text:p>9,1</text:p>
          </table:table-cell>
          <table:table-cell office:value-type="float" office:value="11.360532299192649" table:style-name="ce9">
            <text:p>11,4</text:p>
          </table:table-cell>
          <table:table-cell office:value-type="float" office:value="23367" table:style-name="ce8">
            <text:p>23.367</text:p>
          </table:table-cell>
          <table:table-cell office:value-type="float" office:value="25416" table:style-name="ce8">
            <text:p>25.41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oituva - Iperó/SP</text:p>
          </table:table-cell>
          <table:table-cell office:value-type="float" office:value="76614" table:style-name="ce8">
            <text:p>76.614</text:p>
          </table:table-cell>
          <table:table-cell office:value-type="float" office:value="76614" table:style-name="ce8">
            <text:p>76.614</text:p>
          </table:table-cell>
          <table:table-cell office:value-type="float" office:value="2" table:style-name="ce1">
            <text:p>2</text:p>
          </table:table-cell>
          <table:table-cell office:value-type="float" office:value="1.750232928" table:style-name="ce16">
            <text:p>1,750</text:p>
          </table:table-cell>
          <table:table-cell office:value-type="float" office:value="22.844818544913462" table:style-name="ce16">
            <text:p>22,845</text:p>
          </table:table-cell>
          <table:table-cell office:value-type="float" office:value="1.2404746621245146" table:style-name="ce9">
            <text:p>1,2</text:p>
          </table:table-cell>
          <table:table-cell office:value-type="float" office:value="44.056256322472755" table:style-name="ce9">
            <text:p>44,1</text:p>
          </table:table-cell>
          <table:table-cell office:value-type="float" office:value="31.774763295962856" table:style-name="ce9">
            <text:p>31,8</text:p>
          </table:table-cell>
          <table:table-cell office:value-type="float" office:value="9.9721802857088058" table:style-name="ce9">
            <text:p>10,0</text:p>
          </table:table-cell>
          <table:table-cell office:value-type="float" office:value="12.95632543373107" table:style-name="ce9">
            <text:p>13,0</text:p>
          </table:table-cell>
          <table:table-cell office:value-type="float" office:value="2614" table:style-name="ce8">
            <text:p>2.614</text:p>
          </table:table-cell>
          <table:table-cell office:value-type="float" office:value="2718" table:style-name="ce8">
            <text:p>2.71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om Jesus do Itabapoana/RJ</text:p>
          </table:table-cell>
          <table:table-cell office:value-type="float" office:value="44887" table:style-name="ce8">
            <text:p>44.887</text:p>
          </table:table-cell>
          <table:table-cell office:value-type="float" office:value="44887" table:style-name="ce8">
            <text:p>44.887</text:p>
          </table:table-cell>
          <table:table-cell office:value-type="float" office:value="2" table:style-name="ce1">
            <text:p>2</text:p>
          </table:table-cell>
          <table:table-cell office:value-type="float" office:value="0.48301274800000005" table:style-name="ce16">
            <text:p>0,483</text:p>
          </table:table-cell>
          <table:table-cell office:value-type="float" office:value="10.760637779312496" table:style-name="ce16">
            <text:p>10,761</text:p>
          </table:table-cell>
          <table:table-cell office:value-type="float" office:value="3.2099328773823586" table:style-name="ce9">
            <text:p>3,2</text:p>
          </table:table-cell>
          <table:table-cell office:value-type="float" office:value="13.625386342805179" table:style-name="ce9">
            <text:p>13,6</text:p>
          </table:table-cell>
          <table:table-cell office:value-type="float" office:value="41.884416889137675" table:style-name="ce9">
            <text:p>41,9</text:p>
          </table:table-cell>
          <table:table-cell office:value-type="float" office:value="35.215227073054386" table:style-name="ce9">
            <text:p>35,2</text:p>
          </table:table-cell>
          <table:table-cell office:value-type="float" office:value="6.065036817620391" table:style-name="ce9">
            <text:p>6,1</text:p>
          </table:table-cell>
          <table:table-cell office:value-type="float" office:value="860" table:style-name="ce8">
            <text:p>860</text:p>
          </table:table-cell>
          <table:table-cell office:value-type="float" office:value="924" table:style-name="ce8">
            <text:p>92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rasília/DF</text:p>
          </table:table-cell>
          <table:table-cell office:value-type="float" office:value="3360552" table:style-name="ce8">
            <text:p>3.360.552</text:p>
          </table:table-cell>
          <table:table-cell office:value-type="float" office:value="3360552" table:style-name="ce8">
            <text:p>3.360.552</text:p>
          </table:table-cell>
          <table:table-cell office:value-type="float" office:value="9" table:style-name="ce1">
            <text:p>9</text:p>
          </table:table-cell>
          <table:table-cell office:value-type="float" office:value="155.11424890999999" table:style-name="ce16">
            <text:p>155,114</text:p>
          </table:table-cell>
          <table:table-cell office:value-type="float" office:value="46.157372035903627" table:style-name="ce16">
            <text:p>46,157</text:p>
          </table:table-cell>
          <table:table-cell office:value-type="float" office:value="0.44534701154425366" table:style-name="ce9">
            <text:p>0,4</text:p>
          </table:table-cell>
          <table:table-cell office:value-type="float" office:value="6.349902256700422" table:style-name="ce9">
            <text:p>6,3</text:p>
          </table:table-cell>
          <table:table-cell office:value-type="float" office:value="34.58586272311274" table:style-name="ce9">
            <text:p>34,6</text:p>
          </table:table-cell>
          <table:table-cell office:value-type="float" office:value="47.626209800921373" table:style-name="ce9">
            <text:p>47,6</text:p>
          </table:table-cell>
          <table:table-cell office:value-type="float" office:value="10.992678207721207" table:style-name="ce9">
            <text:p>11,0</text:p>
          </table:table-cell>
          <table:table-cell office:value-type="float" office:value="90670" table:style-name="ce8">
            <text:p>90.670</text:p>
          </table:table-cell>
          <table:table-cell office:value-type="float" office:value="112871" table:style-name="ce8">
            <text:p>112.87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rejões - Nova Itarana/BA</text:p>
          </table:table-cell>
          <table:table-cell office:value-type="float" office:value="21717" table:style-name="ce8">
            <text:p>21.717</text:p>
          </table:table-cell>
          <table:table-cell office:value-type="float" office:value="21717" table:style-name="ce8">
            <text:p>21.717</text:p>
          </table:table-cell>
          <table:table-cell office:value-type="float" office:value="2" table:style-name="ce1">
            <text:p>2</text:p>
          </table:table-cell>
          <table:table-cell office:value-type="float" office:value="0.11881699799999999" table:style-name="ce16">
            <text:p>0,119</text:p>
          </table:table-cell>
          <table:table-cell office:value-type="float" office:value="5.4711515402679929" table:style-name="ce16">
            <text:p>5,471</text:p>
          </table:table-cell>
          <table:table-cell office:value-type="float" office:value="29.157853323309858" table:style-name="ce9">
            <text:p>29,2</text:p>
          </table:table-cell>
          <table:table-cell office:value-type="float" office:value="8.1626864533305241" table:style-name="ce9">
            <text:p>8,2</text:p>
          </table:table-cell>
          <table:table-cell office:value-type="float" office:value="27.003588324963406" table:style-name="ce9">
            <text:p>27,0</text:p>
          </table:table-cell>
          <table:table-cell office:value-type="float" office:value="31.584969012598691" table:style-name="ce9">
            <text:p>31,6</text:p>
          </table:table-cell>
          <table:table-cell office:value-type="float" office:value="4.0909028857975356" table:style-name="ce9">
            <text:p>4,1</text:p>
          </table:table-cell>
          <table:table-cell office:value-type="float" office:value="179" table:style-name="ce8">
            <text:p>179</text:p>
          </table:table-cell>
          <table:table-cell office:value-type="float" office:value="194" table:style-name="ce8">
            <text:p>19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rusque/SC</text:p>
          </table:table-cell>
          <table:table-cell office:value-type="float" office:value="128401" table:style-name="ce8">
            <text:p>128.401</text:p>
          </table:table-cell>
          <table:table-cell office:value-type="float" office:value="128401" table:style-name="ce8">
            <text:p>128.401</text:p>
          </table:table-cell>
          <table:table-cell office:value-type="float" office:value="3" table:style-name="ce1">
            <text:p>3</text:p>
          </table:table-cell>
          <table:table-cell office:value-type="float" office:value="3.4917199970000001" table:style-name="ce16">
            <text:p>3,492</text:p>
          </table:table-cell>
          <table:table-cell office:value-type="float" office:value="27.193869183261814" table:style-name="ce16">
            <text:p>27,194</text:p>
          </table:table-cell>
          <table:table-cell office:value-type="float" office:value="0.35477397989080517" table:style-name="ce9">
            <text:p>0,4</text:p>
          </table:table-cell>
          <table:table-cell office:value-type="float" office:value="39.671696848262485" table:style-name="ce9">
            <text:p>39,7</text:p>
          </table:table-cell>
          <table:table-cell office:value-type="float" office:value="38.943465947106418" table:style-name="ce9">
            <text:p>38,9</text:p>
          </table:table-cell>
          <table:table-cell office:value-type="float" office:value="8.4403523837309571" table:style-name="ce9">
            <text:p>8,4</text:p>
          </table:table-cell>
          <table:table-cell office:value-type="float" office:value="12.589710841009341" table:style-name="ce9">
            <text:p>12,6</text:p>
          </table:table-cell>
          <table:table-cell office:value-type="float" office:value="6468" table:style-name="ce8">
            <text:p>6.468</text:p>
          </table:table-cell>
          <table:table-cell office:value-type="float" office:value="7294" table:style-name="ce8">
            <text:p>7.29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bo Frio/RJ</text:p>
          </table:table-cell>
          <table:table-cell office:value-type="float" office:value="329377" table:style-name="ce8">
            <text:p>329.377</text:p>
          </table:table-cell>
          <table:table-cell office:value-type="float" office:value="329377" table:style-name="ce8">
            <text:p>329.377</text:p>
          </table:table-cell>
          <table:table-cell office:value-type="float" office:value="4" table:style-name="ce1">
            <text:p>4</text:p>
          </table:table-cell>
          <table:table-cell office:value-type="float" office:value="9.1386372770000008" table:style-name="ce16">
            <text:p>9,139</text:p>
          </table:table-cell>
          <table:table-cell office:value-type="float" office:value="27.745219845344394" table:style-name="ce16">
            <text:p>27,745</text:p>
          </table:table-cell>
          <table:table-cell office:value-type="float" office:value="0.55954184907518567" table:style-name="ce9">
            <text:p>0,6</text:p>
          </table:table-cell>
          <table:table-cell office:value-type="float" office:value="48.341578203552984" table:style-name="ce9">
            <text:p>48,3</text:p>
          </table:table-cell>
          <table:table-cell office:value-type="float" office:value="31.391893485258848" table:style-name="ce9">
            <text:p>31,4</text:p>
          </table:table-cell>
          <table:table-cell office:value-type="float" office:value="15.272244325886705" table:style-name="ce9">
            <text:p>15,3</text:p>
          </table:table-cell>
          <table:table-cell office:value-type="float" office:value="4.4347421362262693" table:style-name="ce9">
            <text:p>4,4</text:p>
          </table:table-cell>
          <table:table-cell office:value-type="float" office:value="7758" table:style-name="ce8">
            <text:p>7.758</text:p>
          </table:table-cell>
          <table:table-cell office:value-type="float" office:value="8207" table:style-name="ce8">
            <text:p>8.20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choeira - Muritiba - Governador Mangabeira/BA</text:p>
          </table:table-cell>
          <table:table-cell office:value-type="float" office:value="94841" table:style-name="ce8">
            <text:p>94.841</text:p>
          </table:table-cell>
          <table:table-cell office:value-type="float" office:value="94841" table:style-name="ce8">
            <text:p>94.841</text:p>
          </table:table-cell>
          <table:table-cell office:value-type="float" office:value="4" table:style-name="ce1">
            <text:p>4</text:p>
          </table:table-cell>
          <table:table-cell office:value-type="float" office:value="0.542238993" table:style-name="ce16">
            <text:p>0,542</text:p>
          </table:table-cell>
          <table:table-cell office:value-type="float" office:value="5.7173479086049284" table:style-name="ce16">
            <text:p>5,717</text:p>
          </table:table-cell>
          <table:table-cell office:value-type="float" office:value="8.2498192821776666" table:style-name="ce9">
            <text:p>8,2</text:p>
          </table:table-cell>
          <table:table-cell office:value-type="float" office:value="23.697545299919074" table:style-name="ce9">
            <text:p>23,7</text:p>
          </table:table-cell>
          <table:table-cell office:value-type="float" office:value="33.019564677452109" table:style-name="ce9">
            <text:p>33,0</text:p>
          </table:table-cell>
          <table:table-cell office:value-type="float" office:value="28.497892256892708" table:style-name="ce9">
            <text:p>28,5</text:p>
          </table:table-cell>
          <table:table-cell office:value-type="float" office:value="6.5351784835584485" table:style-name="ce9">
            <text:p>6,5</text:p>
          </table:table-cell>
          <table:table-cell office:value-type="float" office:value="993" table:style-name="ce8">
            <text:p>993</text:p>
          </table:table-cell>
          <table:table-cell office:value-type="float" office:value="1068" table:style-name="ce8">
            <text:p>1.06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etés - Capoeiras/PE</text:p>
          </table:table-cell>
          <table:table-cell office:value-type="float" office:value="46170" table:style-name="ce8">
            <text:p>46.170</text:p>
          </table:table-cell>
          <table:table-cell office:value-type="float" office:value="46170" table:style-name="ce8">
            <text:p>46.170</text:p>
          </table:table-cell>
          <table:table-cell office:value-type="float" office:value="2" table:style-name="ce1">
            <text:p>2</text:p>
          </table:table-cell>
          <table:table-cell office:value-type="float" office:value="0.198115187" table:style-name="ce16">
            <text:p>0,198</text:p>
          </table:table-cell>
          <table:table-cell office:value-type="float" office:value="4.2909938704786663" table:style-name="ce16">
            <text:p>4,291</text:p>
          </table:table-cell>
          <table:table-cell office:value-type="float" office:value="17.200425932010958" table:style-name="ce9">
            <text:p>17,2</text:p>
          </table:table-cell>
          <table:table-cell office:value-type="float" office:value="8.0116336563334745" table:style-name="ce9">
            <text:p>8,0</text:p>
          </table:table-cell>
          <table:table-cell office:value-type="float" office:value="20.379967134977896" table:style-name="ce9">
            <text:p>20,4</text:p>
          </table:table-cell>
          <table:table-cell office:value-type="float" office:value="51.639500509367807" table:style-name="ce9">
            <text:p>51,6</text:p>
          </table:table-cell>
          <table:table-cell office:value-type="float" office:value="2.7684727673098575" table:style-name="ce9">
            <text:p>2,8</text:p>
          </table:table-cell>
          <table:table-cell office:value-type="float" office:value="280" table:style-name="ce8">
            <text:p>280</text:p>
          </table:table-cell>
          <table:table-cell office:value-type="float" office:value="291" table:style-name="ce8">
            <text:p>29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içara - Logradouro/PB</text:p>
          </table:table-cell>
          <table:table-cell office:value-type="float" office:value="11162" table:style-name="ce8">
            <text:p>11.162</text:p>
          </table:table-cell>
          <table:table-cell office:value-type="float" office:value="11162" table:style-name="ce8">
            <text:p>11.162</text:p>
          </table:table-cell>
          <table:table-cell office:value-type="float" office:value="2" table:style-name="ce1">
            <text:p>2</text:p>
          </table:table-cell>
          <table:table-cell office:value-type="float" office:value="5.0564299E-2" table:style-name="ce16">
            <text:p>0,051</text:p>
          </table:table-cell>
          <table:table-cell office:value-type="float" office:value="4.530039329869199" table:style-name="ce16">
            <text:p>4,530</text:p>
          </table:table-cell>
          <table:table-cell office:value-type="float" office:value="8.4818322112999134" table:style-name="ce9">
            <text:p>8,5</text:p>
          </table:table-cell>
          <table:table-cell office:value-type="float" office:value="10.510583761875154" table:style-name="ce9">
            <text:p>10,5</text:p>
          </table:table-cell>
          <table:table-cell office:value-type="float" office:value="20.819685446445124" table:style-name="ce9">
            <text:p>20,8</text:p>
          </table:table-cell>
          <table:table-cell office:value-type="float" office:value="57.443915122802359" table:style-name="ce9">
            <text:p>57,4</text:p>
          </table:table-cell>
          <table:table-cell office:value-type="float" office:value="2.7439834575774498" table:style-name="ce9">
            <text:p>2,7</text:p>
          </table:table-cell>
          <table:table-cell office:value-type="float" office:value="73" table:style-name="ce8">
            <text:p>73</text:p>
          </table:table-cell>
          <table:table-cell office:value-type="float" office:value="78" table:style-name="ce8">
            <text:p>7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içara do Norte/RN</text:p>
          </table:table-cell>
          <table:table-cell office:value-type="float" office:value="8991" table:style-name="ce8">
            <text:p>8.991</text:p>
          </table:table-cell>
          <table:table-cell office:value-type="float" office:value="8991" table:style-name="ce8">
            <text:p>8.991</text:p>
          </table:table-cell>
          <table:table-cell office:value-type="float" office:value="2" table:style-name="ce1">
            <text:p>2</text:p>
          </table:table-cell>
          <table:table-cell office:value-type="float" office:value="5.9297045999999999E-2" table:style-name="ce16">
            <text:p>0,059</text:p>
          </table:table-cell>
          <table:table-cell office:value-type="float" office:value="6.595155822489156" table:style-name="ce16">
            <text:p>6,595</text:p>
          </table:table-cell>
          <table:table-cell office:value-type="float" office:value="17.518793431969613" table:style-name="ce9">
            <text:p>17,5</text:p>
          </table:table-cell>
          <table:table-cell office:value-type="float" office:value="11.484165669905376" table:style-name="ce9">
            <text:p>11,5</text:p>
          </table:table-cell>
          <table:table-cell office:value-type="float" office:value="19.634927513927085" table:style-name="ce9">
            <text:p>19,6</text:p>
          </table:table-cell>
          <table:table-cell office:value-type="float" office:value="40.61150027608457" table:style-name="ce9">
            <text:p>40,6</text:p>
          </table:table-cell>
          <table:table-cell office:value-type="float" office:value="10.750613108113345" table:style-name="ce9">
            <text:p>10,8</text:p>
          </table:table-cell>
          <table:table-cell office:value-type="float" office:value="62" table:style-name="ce8">
            <text:p>62</text:p>
          </table:table-cell>
          <table:table-cell office:value-type="float" office:value="65" table:style-name="ce8">
            <text:p>6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ldas Novas/GO</text:p>
          </table:table-cell>
          <table:table-cell office:value-type="float" office:value="73785" table:style-name="ce8">
            <text:p>73.785</text:p>
          </table:table-cell>
          <table:table-cell office:value-type="float" office:value="73785" table:style-name="ce8">
            <text:p>73.785</text:p>
          </table:table-cell>
          <table:table-cell office:value-type="float" office:value="2" table:style-name="ce1">
            <text:p>2</text:p>
          </table:table-cell>
          <table:table-cell office:value-type="float" office:value="0.91240107000000004" table:style-name="ce16">
            <text:p>0,912</text:p>
          </table:table-cell>
          <table:table-cell office:value-type="float" office:value="12.365671477942673" table:style-name="ce16">
            <text:p>12,366</text:p>
          </table:table-cell>
          <table:table-cell office:value-type="float" office:value="6.2893048777332092" table:style-name="ce9">
            <text:p>6,3</text:p>
          </table:table-cell>
          <table:table-cell office:value-type="float" office:value="27.926347017545687" table:style-name="ce9">
            <text:p>27,9</text:p>
          </table:table-cell>
          <table:table-cell office:value-type="float" office:value="39.368831296964608" table:style-name="ce9">
            <text:p>39,4</text:p>
          </table:table-cell>
          <table:table-cell office:value-type="float" office:value="17.871438927619845" table:style-name="ce9">
            <text:p>17,9</text:p>
          </table:table-cell>
          <table:table-cell office:value-type="float" office:value="8.544077880136637" table:style-name="ce9">
            <text:p>8,5</text:p>
          </table:table-cell>
          <table:table-cell office:value-type="float" office:value="2878" table:style-name="ce8">
            <text:p>2.878</text:p>
          </table:table-cell>
          <table:table-cell office:value-type="float" office:value="3004" table:style-name="ce8">
            <text:p>3.00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mbuí/MG</text:p>
          </table:table-cell>
          <table:table-cell office:value-type="float" office:value="30218" table:style-name="ce8">
            <text:p>30.218</text:p>
          </table:table-cell>
          <table:table-cell office:value-type="float" office:value="30218" table:style-name="ce8">
            <text:p>30.218</text:p>
          </table:table-cell>
          <table:table-cell office:value-type="float" office:value="2" table:style-name="ce1">
            <text:p>2</text:p>
          </table:table-cell>
          <table:table-cell office:value-type="float" office:value="0.45464323500000003" table:style-name="ce16">
            <text:p>0,455</text:p>
          </table:table-cell>
          <table:table-cell office:value-type="float" office:value="15.045444271626184" table:style-name="ce16">
            <text:p>15,045</text:p>
          </table:table-cell>
          <table:table-cell office:value-type="float" office:value="3.9145069430099406" table:style-name="ce9">
            <text:p>3,9</text:p>
          </table:table-cell>
          <table:table-cell office:value-type="float" office:value="24.690827303302992" table:style-name="ce9">
            <text:p>24,7</text:p>
          </table:table-cell>
          <table:table-cell office:value-type="float" office:value="45.775427627335077" table:style-name="ce9">
            <text:p>45,8</text:p>
          </table:table-cell>
          <table:table-cell office:value-type="float" office:value="13.567263131057036" table:style-name="ce9">
            <text:p>13,6</text:p>
          </table:table-cell>
          <table:table-cell office:value-type="float" office:value="12.051974995294938" table:style-name="ce9">
            <text:p>12,1</text:p>
          </table:table-cell>
          <table:table-cell office:value-type="float" office:value="878" table:style-name="ce8">
            <text:p>878</text:p>
          </table:table-cell>
          <table:table-cell office:value-type="float" office:value="930" table:style-name="ce8">
            <text:p>93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mpina Grande/PB</text:p>
          </table:table-cell>
          <table:table-cell office:value-type="float" office:value="477987" table:style-name="ce8">
            <text:p>477.987</text:p>
          </table:table-cell>
          <table:table-cell office:value-type="float" office:value="477987" table:style-name="ce8">
            <text:p>477.987</text:p>
          </table:table-cell>
          <table:table-cell office:value-type="float" office:value="5" table:style-name="ce1">
            <text:p>5</text:p>
          </table:table-cell>
          <table:table-cell office:value-type="float" office:value="4.7984455700000002" table:style-name="ce16">
            <text:p>4,798</text:p>
          </table:table-cell>
          <table:table-cell office:value-type="float" office:value="10.038862082023153" table:style-name="ce16">
            <text:p>10,039</text:p>
          </table:table-cell>
          <table:table-cell office:value-type="float" office:value="1.1242808991579327" table:style-name="ce9">
            <text:p>1,1</text:p>
          </table:table-cell>
          <table:table-cell office:value-type="float" office:value="26.667548153515884" table:style-name="ce9">
            <text:p>26,7</text:p>
          </table:table-cell>
          <table:table-cell office:value-type="float" office:value="36.968503385566187" table:style-name="ce9">
            <text:p>37,0</text:p>
          </table:table-cell>
          <table:table-cell office:value-type="float" office:value="24.120828237299349" table:style-name="ce9">
            <text:p>24,1</text:p>
          </table:table-cell>
          <table:table-cell office:value-type="float" office:value="11.118839324460652" table:style-name="ce9">
            <text:p>11,1</text:p>
          </table:table-cell>
          <table:table-cell office:value-type="float" office:value="7943" table:style-name="ce8">
            <text:p>7.943</text:p>
          </table:table-cell>
          <table:table-cell office:value-type="float" office:value="8558" table:style-name="ce8">
            <text:p>8.55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mpinas/SP</text:p>
          </table:table-cell>
          <table:table-cell office:value-type="float" office:value="1874442" table:style-name="ce8">
            <text:p>1.874.442</text:p>
          </table:table-cell>
          <table:table-cell office:value-type="float" office:value="1874442" table:style-name="ce8">
            <text:p>1.874.442</text:p>
          </table:table-cell>
          <table:table-cell office:value-type="float" office:value="8" table:style-name="ce1">
            <text:p>8</text:p>
          </table:table-cell>
          <table:table-cell office:value-type="float" office:value="71.378273529999987" table:style-name="ce16">
            <text:p>71,378</text:p>
          </table:table-cell>
          <table:table-cell office:value-type="float" office:value="38.079745081469568" table:style-name="ce16">
            <text:p>38,080</text:p>
          </table:table-cell>
          <table:table-cell office:value-type="float" office:value="0.11125982609627293" table:style-name="ce9">
            <text:p>0,1</text:p>
          </table:table-cell>
          <table:table-cell office:value-type="float" office:value="26.901143470400225" table:style-name="ce9">
            <text:p>26,9</text:p>
          </table:table-cell>
          <table:table-cell office:value-type="float" office:value="45.731925204495781" table:style-name="ce9">
            <text:p>45,7</text:p>
          </table:table-cell>
          <table:table-cell office:value-type="float" office:value="6.6535086520465487" table:style-name="ce9">
            <text:p>6,7</text:p>
          </table:table-cell>
          <table:table-cell office:value-type="float" office:value="20.6021628469612" table:style-name="ce9">
            <text:p>20,6</text:p>
          </table:table-cell>
          <table:table-cell office:value-type="float" office:value="66281" table:style-name="ce8">
            <text:p>66.281</text:p>
          </table:table-cell>
          <table:table-cell office:value-type="float" office:value="70660" table:style-name="ce8">
            <text:p>70.66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mpos dos Goytacazes/RJ</text:p>
          </table:table-cell>
          <table:table-cell office:value-type="float" office:value="496478" table:style-name="ce8">
            <text:p>496.478</text:p>
          </table:table-cell>
          <table:table-cell office:value-type="float" office:value="496478" table:style-name="ce8">
            <text:p>496.478</text:p>
          </table:table-cell>
          <table:table-cell office:value-type="float" office:value="2" table:style-name="ce1">
            <text:p>2</text:p>
          </table:table-cell>
          <table:table-cell office:value-type="float" office:value="28.797885872999998" table:style-name="ce16">
            <text:p>28,798</text:p>
          </table:table-cell>
          <table:table-cell office:value-type="float" office:value="58.00435441852408" table:style-name="ce16">
            <text:p>58,004</text:p>
          </table:table-cell>
          <table:table-cell office:value-type="float" office:value="0.46234694653343872" table:style-name="ce9">
            <text:p>0,5</text:p>
          </table:table-cell>
          <table:table-cell office:value-type="float" office:value="73.06409763477572" table:style-name="ce9">
            <text:p>73,1</text:p>
          </table:table-cell>
          <table:table-cell office:value-type="float" office:value="15.915825686694845" table:style-name="ce9">
            <text:p>15,9</text:p>
          </table:table-cell>
          <table:table-cell office:value-type="float" office:value="7.6333945474136922" table:style-name="ce9">
            <text:p>7,6</text:p>
          </table:table-cell>
          <table:table-cell office:value-type="float" office:value="2.9243351845823184" table:style-name="ce9">
            <text:p>2,9</text:p>
          </table:table-cell>
          <table:table-cell office:value-type="float" office:value="9314" table:style-name="ce8">
            <text:p>9.314</text:p>
          </table:table-cell>
          <table:table-cell office:value-type="float" office:value="9889" table:style-name="ce8">
            <text:p>9.88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nela - Gramado/RS</text:p>
          </table:table-cell>
          <table:table-cell office:value-type="float" office:value="71502" table:style-name="ce8">
            <text:p>71.502</text:p>
          </table:table-cell>
          <table:table-cell office:value-type="float" office:value="71502" table:style-name="ce8">
            <text:p>71.502</text:p>
          </table:table-cell>
          <table:table-cell office:value-type="float" office:value="2" table:style-name="ce1">
            <text:p>2</text:p>
          </table:table-cell>
          <table:table-cell office:value-type="float" office:value="1.0674063549999999" table:style-name="ce16">
            <text:p>1,067</text:p>
          </table:table-cell>
          <table:table-cell office:value-type="float" office:value="14.928342633772482" table:style-name="ce16">
            <text:p>14,928</text:p>
          </table:table-cell>
          <table:table-cell office:value-type="float" office:value="1.7350768911245615" table:style-name="ce9">
            <text:p>1,7</text:p>
          </table:table-cell>
          <table:table-cell office:value-type="float" office:value="22.005045210734199" table:style-name="ce9">
            <text:p>22,0</text:p>
          </table:table-cell>
          <table:table-cell office:value-type="float" office:value="44.228378797688535" table:style-name="ce9">
            <text:p>44,2</text:p>
          </table:table-cell>
          <table:table-cell office:value-type="float" office:value="21.198398242626165" table:style-name="ce9">
            <text:p>21,2</text:p>
          </table:table-cell>
          <table:table-cell office:value-type="float" office:value="10.833100857826542" table:style-name="ce9">
            <text:p>10,8</text:p>
          </table:table-cell>
          <table:table-cell office:value-type="float" office:value="3892" table:style-name="ce8">
            <text:p>3.892</text:p>
          </table:table-cell>
          <table:table-cell office:value-type="float" office:value="4285" table:style-name="ce8">
            <text:p>4.28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noinhas/SC</text:p>
          </table:table-cell>
          <table:table-cell office:value-type="float" office:value="70894" table:style-name="ce8">
            <text:p>70.894</text:p>
          </table:table-cell>
          <table:table-cell office:value-type="float" office:value="70894" table:style-name="ce8">
            <text:p>70.894</text:p>
          </table:table-cell>
          <table:table-cell office:value-type="float" office:value="2" table:style-name="ce1">
            <text:p>2</text:p>
          </table:table-cell>
          <table:table-cell office:value-type="float" office:value="1.360513879" table:style-name="ce16">
            <text:p>1,361</text:p>
          </table:table-cell>
          <table:table-cell office:value-type="float" office:value="19.190818390837023" table:style-name="ce16">
            <text:p>19,191</text:p>
          </table:table-cell>
          <table:table-cell office:value-type="float" office:value="13.819675852053548" table:style-name="ce9">
            <text:p>13,8</text:p>
          </table:table-cell>
          <table:table-cell office:value-type="float" office:value="31.963243647292483" table:style-name="ce9">
            <text:p>32,0</text:p>
          </table:table-cell>
          <table:table-cell office:value-type="float" office:value="34.30306931841303" table:style-name="ce9">
            <text:p>34,3</text:p>
          </table:table-cell>
          <table:table-cell office:value-type="float" office:value="11.564060420731657" table:style-name="ce9">
            <text:p>11,6</text:p>
          </table:table-cell>
          <table:table-cell office:value-type="float" office:value="8.3499507615092838" table:style-name="ce9">
            <text:p>8,3</text:p>
          </table:table-cell>
          <table:table-cell office:value-type="float" office:value="2148" table:style-name="ce8">
            <text:p>2.148</text:p>
          </table:table-cell>
          <table:table-cell office:value-type="float" office:value="2282" table:style-name="ce8">
            <text:p>2.28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pão Bonito/SP</text:p>
          </table:table-cell>
          <table:table-cell office:value-type="float" office:value="53600" table:style-name="ce8">
            <text:p>53.600</text:p>
          </table:table-cell>
          <table:table-cell office:value-type="float" office:value="53600" table:style-name="ce8">
            <text:p>53.600</text:p>
          </table:table-cell>
          <table:table-cell office:value-type="float" office:value="2" table:style-name="ce1">
            <text:p>2</text:p>
          </table:table-cell>
          <table:table-cell office:value-type="float" office:value="0.72441718399999999" table:style-name="ce16">
            <text:p>0,724</text:p>
          </table:table-cell>
          <table:table-cell office:value-type="float" office:value="13.515245970149254" table:style-name="ce16">
            <text:p>13,515</text:p>
          </table:table-cell>
          <table:table-cell office:value-type="float" office:value="25.242412664799513" table:style-name="ce9">
            <text:p>25,2</text:p>
          </table:table-cell>
          <table:table-cell office:value-type="float" office:value="14.837299055567405" table:style-name="ce9">
            <text:p>14,8</text:p>
          </table:table-cell>
          <table:table-cell office:value-type="float" office:value="37.043907423377739" table:style-name="ce9">
            <text:p>37,0</text:p>
          </table:table-cell>
          <table:table-cell office:value-type="float" office:value="16.005643648563698" table:style-name="ce9">
            <text:p>16,0</text:p>
          </table:table-cell>
          <table:table-cell office:value-type="float" office:value="6.8707372076916382" table:style-name="ce9">
            <text:p>6,9</text:p>
          </table:table-cell>
          <table:table-cell office:value-type="float" office:value="1244" table:style-name="ce8">
            <text:p>1.244</text:p>
          </table:table-cell>
          <table:table-cell office:value-type="float" office:value="1262" table:style-name="ce8">
            <text:p>1.26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pão da Canoa/RS</text:p>
          </table:table-cell>
          <table:table-cell office:value-type="float" office:value="64352" table:style-name="ce8">
            <text:p>64.352</text:p>
          </table:table-cell>
          <table:table-cell office:value-type="float" office:value="64352" table:style-name="ce8">
            <text:p>64.352</text:p>
          </table:table-cell>
          <table:table-cell office:value-type="float" office:value="3" table:style-name="ce1">
            <text:p>3</text:p>
          </table:table-cell>
          <table:table-cell office:value-type="float" office:value="0.84892206899999989" table:style-name="ce16">
            <text:p>0,849</text:p>
          </table:table-cell>
          <table:table-cell office:value-type="float" office:value="13.191852141347587" table:style-name="ce16">
            <text:p>13,192</text:p>
          </table:table-cell>
          <table:table-cell office:value-type="float" office:value="2.1686468843584747" table:style-name="ce9">
            <text:p>2,2</text:p>
          </table:table-cell>
          <table:table-cell office:value-type="float" office:value="15.626840300696673" table:style-name="ce9">
            <text:p>15,6</text:p>
          </table:table-cell>
          <table:table-cell office:value-type="float" office:value="49.129216712588494" table:style-name="ce9">
            <text:p>49,1</text:p>
          </table:table-cell>
          <table:table-cell office:value-type="float" office:value="25.580921963285657" table:style-name="ce9">
            <text:p>25,6</text:p>
          </table:table-cell>
          <table:table-cell office:value-type="float" office:value="7.4943741390707102" table:style-name="ce9">
            <text:p>7,5</text:p>
          </table:table-cell>
          <table:table-cell office:value-type="float" office:value="3616" table:style-name="ce8">
            <text:p>3.616</text:p>
          </table:table-cell>
          <table:table-cell office:value-type="float" office:value="3814" table:style-name="ce8">
            <text:p>3.81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pinzal/SC</text:p>
          </table:table-cell>
          <table:table-cell office:value-type="float" office:value="31132" table:style-name="ce8">
            <text:p>31.132</text:p>
          </table:table-cell>
          <table:table-cell office:value-type="float" office:value="31132" table:style-name="ce8">
            <text:p>31.132</text:p>
          </table:table-cell>
          <table:table-cell office:value-type="float" office:value="3" table:style-name="ce1">
            <text:p>3</text:p>
          </table:table-cell>
          <table:table-cell office:value-type="float" office:value="0.70319272399999999" table:style-name="ce16">
            <text:p>0,703</text:p>
          </table:table-cell>
          <table:table-cell office:value-type="float" office:value="22.587457407169474" table:style-name="ce16">
            <text:p>22,587</text:p>
          </table:table-cell>
          <table:table-cell office:value-type="float" office:value="6.6495951115671668" table:style-name="ce9">
            <text:p>6,6</text:p>
          </table:table-cell>
          <table:table-cell office:value-type="float" office:value="48.447672931268826" table:style-name="ce9">
            <text:p>48,4</text:p>
          </table:table-cell>
          <table:table-cell office:value-type="float" office:value="27.015862866066854" table:style-name="ce9">
            <text:p>27,0</text:p>
          </table:table-cell>
          <table:table-cell office:value-type="float" office:value="10.4469118483086" table:style-name="ce9">
            <text:p>10,4</text:p>
          </table:table-cell>
          <table:table-cell office:value-type="float" office:value="7.4399572427885348" table:style-name="ce9">
            <text:p>7,4</text:p>
          </table:table-cell>
          <table:table-cell office:value-type="float" office:value="1070" table:style-name="ce8">
            <text:p>1.070</text:p>
          </table:table-cell>
          <table:table-cell office:value-type="float" office:value="1133" table:style-name="ce8">
            <text:p>1.13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pivari/SP</text:p>
          </table:table-cell>
          <table:table-cell office:value-type="float" office:value="57188" table:style-name="ce8">
            <text:p>57.188</text:p>
          </table:table-cell>
          <table:table-cell office:value-type="float" office:value="57188" table:style-name="ce8">
            <text:p>57.188</text:p>
          </table:table-cell>
          <table:table-cell office:value-type="float" office:value="2" table:style-name="ce1">
            <text:p>2</text:p>
          </table:table-cell>
          <table:table-cell office:value-type="float" office:value="1.2365853819999999" table:style-name="ce16">
            <text:p>1,237</text:p>
          </table:table-cell>
          <table:table-cell office:value-type="float" office:value="21.623161887109184" table:style-name="ce16">
            <text:p>21,623</text:p>
          </table:table-cell>
          <table:table-cell office:value-type="float" office:value="3.3948785592226902" table:style-name="ce9">
            <text:p>3,4</text:p>
          </table:table-cell>
          <table:table-cell office:value-type="float" office:value="35.552595752745198" table:style-name="ce9">
            <text:p>35,6</text:p>
          </table:table-cell>
          <table:table-cell office:value-type="float" office:value="37.644949614971267" table:style-name="ce9">
            <text:p>37,6</text:p>
          </table:table-cell>
          <table:table-cell office:value-type="float" office:value="10.470715883005642" table:style-name="ce9">
            <text:p>10,5</text:p>
          </table:table-cell>
          <table:table-cell office:value-type="float" office:value="12.936860190055199" table:style-name="ce9">
            <text:p>12,9</text:p>
          </table:table-cell>
          <table:table-cell office:value-type="float" office:value="1870" table:style-name="ce8">
            <text:p>1.870</text:p>
          </table:table-cell>
          <table:table-cell office:value-type="float" office:value="1985" table:style-name="ce8">
            <text:p>1.98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raguatatuba - Ubatuba - São Sebastião/SP</text:p>
          </table:table-cell>
          <table:table-cell office:value-type="float" office:value="281779" table:style-name="ce8">
            <text:p>281.779</text:p>
          </table:table-cell>
          <table:table-cell office:value-type="float" office:value="281779" table:style-name="ce8">
            <text:p>281.779</text:p>
          </table:table-cell>
          <table:table-cell office:value-type="float" office:value="4" table:style-name="ce1">
            <text:p>4</text:p>
          </table:table-cell>
          <table:table-cell office:value-type="float" office:value="5.7410738700000001" table:style-name="ce16">
            <text:p>5,741</text:p>
          </table:table-cell>
          <table:table-cell office:value-type="float" office:value="20.374385138707996" table:style-name="ce16">
            <text:p>20,374</text:p>
          </table:table-cell>
          <table:table-cell office:value-type="float" office:value="0.64744413400136236" table:style-name="ce9">
            <text:p>0,6</text:p>
          </table:table-cell>
          <table:table-cell office:value-type="float" office:value="10.373365375283004" table:style-name="ce9">
            <text:p>10,4</text:p>
          </table:table-cell>
          <table:table-cell office:value-type="float" office:value="47.293716898298676" table:style-name="ce9">
            <text:p>47,3</text:p>
          </table:table-cell>
          <table:table-cell office:value-type="float" office:value="13.170639136890255" table:style-name="ce9">
            <text:p>13,2</text:p>
          </table:table-cell>
          <table:table-cell office:value-type="float" office:value="28.514834455526696" table:style-name="ce9">
            <text:p>28,5</text:p>
          </table:table-cell>
          <table:table-cell office:value-type="float" office:value="9231" table:style-name="ce8">
            <text:p>9.231</text:p>
          </table:table-cell>
          <table:table-cell office:value-type="float" office:value="9531" table:style-name="ce8">
            <text:p>9.53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raí/MG</text:p>
          </table:table-cell>
          <table:table-cell office:value-type="float" office:value="29051" table:style-name="ce8">
            <text:p>29.051</text:p>
          </table:table-cell>
          <table:table-cell office:value-type="float" office:value="29051" table:style-name="ce8">
            <text:p>29.051</text:p>
          </table:table-cell>
          <table:table-cell office:value-type="float" office:value="2" table:style-name="ce1">
            <text:p>2</text:p>
          </table:table-cell>
          <table:table-cell office:value-type="float" office:value="0.126407671" table:style-name="ce16">
            <text:p>0,126</text:p>
          </table:table-cell>
          <table:table-cell office:value-type="float" office:value="4.3512330384496227" table:style-name="ce16">
            <text:p>4,351</text:p>
          </table:table-cell>
          <table:table-cell office:value-type="float" office:value="15.033018051570618" table:style-name="ce9">
            <text:p>15,0</text:p>
          </table:table-cell>
          <table:table-cell office:value-type="float" office:value="11.769029428601687" table:style-name="ce9">
            <text:p>11,8</text:p>
          </table:table-cell>
          <table:table-cell office:value-type="float" office:value="26.32193025690664" table:style-name="ce9">
            <text:p>26,3</text:p>
          </table:table-cell>
          <table:table-cell office:value-type="float" office:value="43.658174035972863" table:style-name="ce9">
            <text:p>43,7</text:p>
          </table:table-cell>
          <table:table-cell office:value-type="float" office:value="3.2178482269481892" table:style-name="ce9">
            <text:p>3,2</text:p>
          </table:table-cell>
          <table:table-cell office:value-type="float" office:value="145" table:style-name="ce8">
            <text:p>145</text:p>
          </table:table-cell>
          <table:table-cell office:value-type="float" office:value="148" table:style-name="ce8">
            <text:p>14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rolina/MA</text:p>
          </table:table-cell>
          <table:table-cell office:value-type="float" office:value="32464" table:style-name="ce8">
            <text:p>32.464</text:p>
          </table:table-cell>
          <table:table-cell office:value-type="float" office:value="32464" table:style-name="ce8">
            <text:p>32.464</text:p>
          </table:table-cell>
          <table:table-cell office:value-type="float" office:value="2" table:style-name="ce1">
            <text:p>2</text:p>
          </table:table-cell>
          <table:table-cell office:value-type="float" office:value="0.20151209" table:style-name="ce16">
            <text:p>0,202</text:p>
          </table:table-cell>
          <table:table-cell office:value-type="float" office:value="6.2072477205519956" table:style-name="ce16">
            <text:p>6,207</text:p>
          </table:table-cell>
          <table:table-cell office:value-type="float" office:value="30.760841198163348" table:style-name="ce9">
            <text:p>30,8</text:p>
          </table:table-cell>
          <table:table-cell office:value-type="float" office:value="10.781803215876527" table:style-name="ce9">
            <text:p>10,8</text:p>
          </table:table-cell>
          <table:table-cell office:value-type="float" office:value="24.361010299679787" table:style-name="ce9">
            <text:p>24,4</text:p>
          </table:table-cell>
          <table:table-cell office:value-type="float" office:value="28.357929789721304" table:style-name="ce9">
            <text:p>28,4</text:p>
          </table:table-cell>
          <table:table-cell office:value-type="float" office:value="5.7384154965590408" table:style-name="ce9">
            <text:p>5,7</text:p>
          </table:table-cell>
          <table:table-cell office:value-type="float" office:value="281" table:style-name="ce8">
            <text:p>281</text:p>
          </table:table-cell>
          <table:table-cell office:value-type="float" office:value="350" table:style-name="ce8">
            <text:p>35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scavel/PR</text:p>
          </table:table-cell>
          <table:table-cell office:value-type="float" office:value="296537" table:style-name="ce8">
            <text:p>296.537</text:p>
          </table:table-cell>
          <table:table-cell office:value-type="float" office:value="296537" table:style-name="ce8">
            <text:p>296.537</text:p>
          </table:table-cell>
          <table:table-cell office:value-type="float" office:value="2" table:style-name="ce1">
            <text:p>2</text:p>
          </table:table-cell>
          <table:table-cell office:value-type="float" office:value="5.3759414790000006" table:style-name="ce16">
            <text:p>5,376</text:p>
          </table:table-cell>
          <table:table-cell office:value-type="float" office:value="18.129074884415775" table:style-name="ce16">
            <text:p>18,129</text:p>
          </table:table-cell>
          <table:table-cell office:value-type="float" office:value="4.2438133839663399" table:style-name="ce9">
            <text:p>4,2</text:p>
          </table:table-cell>
          <table:table-cell office:value-type="float" office:value="16.801370858077377" table:style-name="ce9">
            <text:p>16,8</text:p>
          </table:table-cell>
          <table:table-cell office:value-type="float" office:value="57.740021912913377" table:style-name="ce9">
            <text:p>57,7</text:p>
          </table:table-cell>
          <table:table-cell office:value-type="float" office:value="10.716517809028776" table:style-name="ce9">
            <text:p>10,7</text:p>
          </table:table-cell>
          <table:table-cell office:value-type="float" office:value="10.498276036014117" table:style-name="ce9">
            <text:p>10,5</text:p>
          </table:table-cell>
          <table:table-cell office:value-type="float" office:value="12397" table:style-name="ce8">
            <text:p>12.397</text:p>
          </table:table-cell>
          <table:table-cell office:value-type="float" office:value="13491" table:style-name="ce8">
            <text:p>13.49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talão/GO</text:p>
          </table:table-cell>
          <table:table-cell office:value-type="float" office:value="100198" table:style-name="ce8">
            <text:p>100.198</text:p>
          </table:table-cell>
          <table:table-cell office:value-type="float" office:value="100198" table:style-name="ce8">
            <text:p>100.198</text:p>
          </table:table-cell>
          <table:table-cell office:value-type="float" office:value="4" table:style-name="ce1">
            <text:p>4</text:p>
          </table:table-cell>
          <table:table-cell office:value-type="float" office:value="4.2645529670000002" table:style-name="ce16">
            <text:p>4,265</text:p>
          </table:table-cell>
          <table:table-cell office:value-type="float" office:value="42.561258378410749" table:style-name="ce16">
            <text:p>42,561</text:p>
          </table:table-cell>
          <table:table-cell office:value-type="float" office:value="5.5706415616903273" table:style-name="ce9">
            <text:p>5,6</text:p>
          </table:table-cell>
          <table:table-cell office:value-type="float" office:value="41.204757183169484" table:style-name="ce9">
            <text:p>41,2</text:p>
          </table:table-cell>
          <table:table-cell office:value-type="float" office:value="32.111453594240238" table:style-name="ce9">
            <text:p>32,1</text:p>
          </table:table-cell>
          <table:table-cell office:value-type="float" office:value="4.8754152570946365" table:style-name="ce9">
            <text:p>4,9</text:p>
          </table:table-cell>
          <table:table-cell office:value-type="float" office:value="16.237732403805317" table:style-name="ce9">
            <text:p>16,2</text:p>
          </table:table-cell>
          <table:table-cell office:value-type="float" office:value="3358" table:style-name="ce8">
            <text:p>3.358</text:p>
          </table:table-cell>
          <table:table-cell office:value-type="float" office:value="3469" table:style-name="ce8">
            <text:p>3.46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tanduva/SP</text:p>
          </table:table-cell>
          <table:table-cell office:value-type="float" office:value="147754" table:style-name="ce8">
            <text:p>147.754</text:p>
          </table:table-cell>
          <table:table-cell office:value-type="float" office:value="147754" table:style-name="ce8">
            <text:p>147.754</text:p>
          </table:table-cell>
          <table:table-cell office:value-type="float" office:value="7" table:style-name="ce1">
            <text:p>7</text:p>
          </table:table-cell>
          <table:table-cell office:value-type="float" office:value="2.7843226960000003" table:style-name="ce16">
            <text:p>2,784</text:p>
          </table:table-cell>
          <table:table-cell office:value-type="float" office:value="18.844313494050926" table:style-name="ce16">
            <text:p>18,844</text:p>
          </table:table-cell>
          <table:table-cell office:value-type="float" office:value="5.4943854826804168" table:style-name="ce9">
            <text:p>5,5</text:p>
          </table:table-cell>
          <table:table-cell office:value-type="float" office:value="22.631754211006864" table:style-name="ce9">
            <text:p>22,6</text:p>
          </table:table-cell>
          <table:table-cell office:value-type="float" office:value="49.490319494202758" table:style-name="ce9">
            <text:p>49,5</text:p>
          </table:table-cell>
          <table:table-cell office:value-type="float" office:value="11.989116831880322" table:style-name="ce9">
            <text:p>12,0</text:p>
          </table:table-cell>
          <table:table-cell office:value-type="float" office:value="10.394423980229622" table:style-name="ce9">
            <text:p>10,4</text:p>
          </table:table-cell>
          <table:table-cell office:value-type="float" office:value="5715" table:style-name="ce8">
            <text:p>5.715</text:p>
          </table:table-cell>
          <table:table-cell office:value-type="float" office:value="6859" table:style-name="ce8">
            <text:p>6.85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xambu - Baependi/MG</text:p>
          </table:table-cell>
          <table:table-cell office:value-type="float" office:value="40012" table:style-name="ce8">
            <text:p>40.012</text:p>
          </table:table-cell>
          <table:table-cell office:value-type="float" office:value="40012" table:style-name="ce8">
            <text:p>40.012</text:p>
          </table:table-cell>
          <table:table-cell office:value-type="float" office:value="2" table:style-name="ce1">
            <text:p>2</text:p>
          </table:table-cell>
          <table:table-cell office:value-type="float" office:value="0.34104955799999997" table:style-name="ce16">
            <text:p>0,341</text:p>
          </table:table-cell>
          <table:table-cell office:value-type="float" office:value="8.5236818454463652" table:style-name="ce16">
            <text:p>8,524</text:p>
          </table:table-cell>
          <table:table-cell office:value-type="float" office:value="9.2296175912358187" table:style-name="ce9">
            <text:p>9,2</text:p>
          </table:table-cell>
          <table:table-cell office:value-type="float" office:value="17.706286545018777" table:style-name="ce9">
            <text:p>17,7</text:p>
          </table:table-cell>
          <table:table-cell office:value-type="float" office:value="44.908556075595342" table:style-name="ce9">
            <text:p>44,9</text:p>
          </table:table-cell>
          <table:table-cell office:value-type="float" office:value="23.324770589498904" table:style-name="ce9">
            <text:p>23,3</text:p>
          </table:table-cell>
          <table:table-cell office:value-type="float" office:value="4.8307691986511827" table:style-name="ce9">
            <text:p>4,8</text:p>
          </table:table-cell>
          <table:table-cell office:value-type="float" office:value="1315" table:style-name="ce8">
            <text:p>1.315</text:p>
          </table:table-cell>
          <table:table-cell office:value-type="float" office:value="1430" table:style-name="ce8">
            <text:p>1.43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axias do Sul/RS</text:p>
          </table:table-cell>
          <table:table-cell office:value-type="float" office:value="504317" table:style-name="ce8">
            <text:p>504.317</text:p>
          </table:table-cell>
          <table:table-cell office:value-type="float" office:value="504317" table:style-name="ce8">
            <text:p>504.317</text:p>
          </table:table-cell>
          <table:table-cell office:value-type="float" office:value="3" table:style-name="ce1">
            <text:p>3</text:p>
          </table:table-cell>
          <table:table-cell office:value-type="float" office:value="17.417546386999998" table:style-name="ce16">
            <text:p>17,418</text:p>
          </table:table-cell>
          <table:table-cell office:value-type="float" office:value="34.536901169304222" table:style-name="ce16">
            <text:p>34,537</text:p>
          </table:table-cell>
          <table:table-cell office:value-type="float" office:value="1.3458017724870492" table:style-name="ce9">
            <text:p>1,3</text:p>
          </table:table-cell>
          <table:table-cell office:value-type="float" office:value="38.038034983761811" table:style-name="ce9">
            <text:p>38,0</text:p>
          </table:table-cell>
          <table:table-cell office:value-type="float" office:value="36.032215098242474" table:style-name="ce9">
            <text:p>36,0</text:p>
          </table:table-cell>
          <table:table-cell office:value-type="float" office:value="9.223302538175119" table:style-name="ce9">
            <text:p>9,2</text:p>
          </table:table-cell>
          <table:table-cell office:value-type="float" office:value="15.360645607333559" table:style-name="ce9">
            <text:p>15,4</text:p>
          </table:table-cell>
          <table:table-cell office:value-type="float" office:value="25026" table:style-name="ce8">
            <text:p>25.026</text:p>
          </table:table-cell>
          <table:table-cell office:value-type="float" office:value="27690" table:style-name="ce8">
            <text:p>27.69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eres - Rialma/GO</text:p>
          </table:table-cell>
          <table:table-cell office:value-type="float" office:value="31245" table:style-name="ce8">
            <text:p>31.245</text:p>
          </table:table-cell>
          <table:table-cell office:value-type="float" office:value="31245" table:style-name="ce8">
            <text:p>31.245</text:p>
          </table:table-cell>
          <table:table-cell office:value-type="float" office:value="2" table:style-name="ce1">
            <text:p>2</text:p>
          </table:table-cell>
          <table:table-cell office:value-type="float" office:value="0.39125874699999996" table:style-name="ce16">
            <text:p>0,391</text:p>
          </table:table-cell>
          <table:table-cell office:value-type="float" office:value="12.522283469355097" table:style-name="ce16">
            <text:p>12,522</text:p>
          </table:table-cell>
          <table:table-cell office:value-type="float" office:value="5.3428776123949513" table:style-name="ce9">
            <text:p>5,3</text:p>
          </table:table-cell>
          <table:table-cell office:value-type="float" office:value="24.590547748188747" table:style-name="ce9">
            <text:p>24,6</text:p>
          </table:table-cell>
          <table:table-cell office:value-type="float" office:value="43.922959759414645" table:style-name="ce9">
            <text:p>43,9</text:p>
          </table:table-cell>
          <table:table-cell office:value-type="float" office:value="14.739625744392622" table:style-name="ce9">
            <text:p>14,7</text:p>
          </table:table-cell>
          <table:table-cell office:value-type="float" office:value="11.403989135609024" table:style-name="ce9">
            <text:p>11,4</text:p>
          </table:table-cell>
          <table:table-cell office:value-type="float" office:value="903" table:style-name="ce8">
            <text:p>903</text:p>
          </table:table-cell>
          <table:table-cell office:value-type="float" office:value="948" table:style-name="ce8">
            <text:p>94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erquilho - Tietê/SP</text:p>
          </table:table-cell>
          <table:table-cell office:value-type="float" office:value="76452" table:style-name="ce8">
            <text:p>76.452</text:p>
          </table:table-cell>
          <table:table-cell office:value-type="float" office:value="76452" table:style-name="ce8">
            <text:p>76.452</text:p>
          </table:table-cell>
          <table:table-cell office:value-type="float" office:value="2" table:style-name="ce1">
            <text:p>2</text:p>
          </table:table-cell>
          <table:table-cell office:value-type="float" office:value="3.7921175630000001" table:style-name="ce16">
            <text:p>3,792</text:p>
          </table:table-cell>
          <table:table-cell office:value-type="float" office:value="49.601286598126933" table:style-name="ce16">
            <text:p>49,601</text:p>
          </table:table-cell>
          <table:table-cell office:value-type="float" office:value="1.1766922902226489" table:style-name="ce9">
            <text:p>1,2</text:p>
          </table:table-cell>
          <table:table-cell office:value-type="float" office:value="54.649380552445706" table:style-name="ce9">
            <text:p>54,6</text:p>
          </table:table-cell>
          <table:table-cell office:value-type="float" office:value="26.611056019098427" table:style-name="ce9">
            <text:p>26,6</text:p>
          </table:table-cell>
          <table:table-cell office:value-type="float" office:value="4.7692330998547154" table:style-name="ce9">
            <text:p>4,8</text:p>
          </table:table-cell>
          <table:table-cell office:value-type="float" office:value="12.793638038378505" table:style-name="ce9">
            <text:p>12,8</text:p>
          </table:table-cell>
          <table:table-cell office:value-type="float" office:value="3052" table:style-name="ce8">
            <text:p>3.052</text:p>
          </table:table-cell>
          <table:table-cell office:value-type="float" office:value="3446" table:style-name="ce8">
            <text:p>3.44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erro Largo/RS</text:p>
          </table:table-cell>
          <table:table-cell office:value-type="float" office:value="15958" table:style-name="ce8">
            <text:p>15.958</text:p>
          </table:table-cell>
          <table:table-cell office:value-type="float" office:value="15958" table:style-name="ce8">
            <text:p>15.958</text:p>
          </table:table-cell>
          <table:table-cell office:value-type="float" office:value="2" table:style-name="ce1">
            <text:p>2</text:p>
          </table:table-cell>
          <table:table-cell office:value-type="float" office:value="0.39277375800000003" table:style-name="ce16">
            <text:p>0,393</text:p>
          </table:table-cell>
          <table:table-cell office:value-type="float" office:value="24.612968918410829" table:style-name="ce16">
            <text:p>24,613</text:p>
          </table:table-cell>
          <table:table-cell office:value-type="float" office:value="12.706208850134024" table:style-name="ce9">
            <text:p>12,7</text:p>
          </table:table-cell>
          <table:table-cell office:value-type="float" office:value="15.354328738021239" table:style-name="ce9">
            <text:p>15,4</text:p>
          </table:table-cell>
          <table:table-cell office:value-type="float" office:value="46.064020906406881" table:style-name="ce9">
            <text:p>46,1</text:p>
          </table:table-cell>
          <table:table-cell office:value-type="float" office:value="12.643499467191999" table:style-name="ce9">
            <text:p>12,6</text:p>
          </table:table-cell>
          <table:table-cell office:value-type="float" office:value="13.231942038245844" table:style-name="ce9">
            <text:p>13,2</text:p>
          </table:table-cell>
          <table:table-cell office:value-type="float" office:value="515" table:style-name="ce8">
            <text:p>515</text:p>
          </table:table-cell>
          <table:table-cell office:value-type="float" office:value="798" table:style-name="ce8">
            <text:p>79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hapecó/SC</text:p>
          </table:table-cell>
          <table:table-cell office:value-type="float" office:value="191976" table:style-name="ce8">
            <text:p>191.976</text:p>
          </table:table-cell>
          <table:table-cell office:value-type="float" office:value="191976" table:style-name="ce8">
            <text:p>191.976</text:p>
          </table:table-cell>
          <table:table-cell office:value-type="float" office:value="3" table:style-name="ce1">
            <text:p>3</text:p>
          </table:table-cell>
          <table:table-cell office:value-type="float" office:value="4.4226773099999992" table:style-name="ce16">
            <text:p>4,423</text:p>
          </table:table-cell>
          <table:table-cell office:value-type="float" office:value="23.037657363420426" table:style-name="ce16">
            <text:p>23,038</text:p>
          </table:table-cell>
          <table:table-cell office:value-type="float" office:value="1.6542681247526965" table:style-name="ce9">
            <text:p>1,7</text:p>
          </table:table-cell>
          <table:table-cell office:value-type="float" office:value="29.16200469981835" table:style-name="ce9">
            <text:p>29,2</text:p>
          </table:table-cell>
          <table:table-cell office:value-type="float" office:value="48.419131487573985" table:style-name="ce9">
            <text:p>48,4</text:p>
          </table:table-cell>
          <table:table-cell office:value-type="float" office:value="9.8743907228447565" table:style-name="ce9">
            <text:p>9,9</text:p>
          </table:table-cell>
          <table:table-cell office:value-type="float" office:value="10.890204965010211" table:style-name="ce9">
            <text:p>10,9</text:p>
          </table:table-cell>
          <table:table-cell office:value-type="float" office:value="8322" table:style-name="ce8">
            <text:p>8.322</text:p>
          </table:table-cell>
          <table:table-cell office:value-type="float" office:value="9122" table:style-name="ce8">
            <text:p>9.12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harqueadas - Triunfo - São Jerônimo/RS</text:p>
          </table:table-cell>
          <table:table-cell office:value-type="float" office:value="83247" table:style-name="ce8">
            <text:p>83.247</text:p>
          </table:table-cell>
          <table:table-cell office:value-type="float" office:value="83247" table:style-name="ce8">
            <text:p>83.247</text:p>
          </table:table-cell>
          <table:table-cell office:value-type="float" office:value="3" table:style-name="ce1">
            <text:p>3</text:p>
          </table:table-cell>
          <table:table-cell office:value-type="float" office:value="7.1180607569999994" table:style-name="ce16">
            <text:p>7,118</text:p>
          </table:table-cell>
          <table:table-cell office:value-type="float" office:value="85.50531258784099" table:style-name="ce16">
            <text:p>85,505</text:p>
          </table:table-cell>
          <table:table-cell office:value-type="float" office:value="1.5900442250186881" table:style-name="ce9">
            <text:p>1,6</text:p>
          </table:table-cell>
          <table:table-cell office:value-type="float" office:value="64.175444955393488" table:style-name="ce9">
            <text:p>64,2</text:p>
          </table:table-cell>
          <table:table-cell office:value-type="float" office:value="17.773131126422051" table:style-name="ce9">
            <text:p>17,8</text:p>
          </table:table-cell>
          <table:table-cell office:value-type="float" office:value="4.5922916670602962" table:style-name="ce9">
            <text:p>4,6</text:p>
          </table:table-cell>
          <table:table-cell office:value-type="float" office:value="11.86908802610548" table:style-name="ce9">
            <text:p>11,9</text:p>
          </table:table-cell>
          <table:table-cell office:value-type="float" office:value="2374" table:style-name="ce8">
            <text:p>2.374</text:p>
          </table:table-cell>
          <table:table-cell office:value-type="float" office:value="2675" table:style-name="ce8">
            <text:p>2.67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idreira - Balneário Pinhal/RS</text:p>
          </table:table-cell>
          <table:table-cell office:value-type="float" office:value="23524" table:style-name="ce8">
            <text:p>23.524</text:p>
          </table:table-cell>
          <table:table-cell office:value-type="float" office:value="23524" table:style-name="ce8">
            <text:p>23.524</text:p>
          </table:table-cell>
          <table:table-cell office:value-type="float" office:value="2" table:style-name="ce1">
            <text:p>2</text:p>
          </table:table-cell>
          <table:table-cell office:value-type="float" office:value="0.25690307699999998" table:style-name="ce16">
            <text:p>0,257</text:p>
          </table:table-cell>
          <table:table-cell office:value-type="float" office:value="10.920892577792891" table:style-name="ce16">
            <text:p>10,921</text:p>
          </table:table-cell>
          <table:table-cell office:value-type="float" office:value="5.7805333331994317" table:style-name="ce9">
            <text:p>5,8</text:p>
          </table:table-cell>
          <table:table-cell office:value-type="float" office:value="11.042562950695995" table:style-name="ce9">
            <text:p>11,0</text:p>
          </table:table-cell>
          <table:table-cell office:value-type="float" office:value="46.925193114755885" table:style-name="ce9">
            <text:p>46,9</text:p>
          </table:table-cell>
          <table:table-cell office:value-type="float" office:value="30.760570843610413" table:style-name="ce9">
            <text:p>30,8</text:p>
          </table:table-cell>
          <table:table-cell office:value-type="float" office:value="5.491139757738285" table:style-name="ce9">
            <text:p>5,5</text:p>
          </table:table-cell>
          <table:table-cell office:value-type="float" office:value="710" table:style-name="ce8">
            <text:p>710</text:p>
          </table:table-cell>
          <table:table-cell office:value-type="float" office:value="742" table:style-name="ce8">
            <text:p>74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olorado/PR</text:p>
          </table:table-cell>
          <table:table-cell office:value-type="float" office:value="26181" table:style-name="ce8">
            <text:p>26.181</text:p>
          </table:table-cell>
          <table:table-cell office:value-type="float" office:value="26181" table:style-name="ce8">
            <text:p>26.181</text:p>
          </table:table-cell>
          <table:table-cell office:value-type="float" office:value="2" table:style-name="ce1">
            <text:p>2</text:p>
          </table:table-cell>
          <table:table-cell office:value-type="float" office:value="0.47438513599999999" table:style-name="ce16">
            <text:p>0,474</text:p>
          </table:table-cell>
          <table:table-cell office:value-type="float" office:value="18.119442954814559" table:style-name="ce16">
            <text:p>18,119</text:p>
          </table:table-cell>
          <table:table-cell office:value-type="float" office:value="11.521937103864063" table:style-name="ce9">
            <text:p>11,5</text:p>
          </table:table-cell>
          <table:table-cell office:value-type="float" office:value="37.166683907229341" table:style-name="ce9">
            <text:p>37,2</text:p>
          </table:table-cell>
          <table:table-cell office:value-type="float" office:value="30.627965333213979" table:style-name="ce9">
            <text:p>30,6</text:p>
          </table:table-cell>
          <table:table-cell office:value-type="float" office:value="11.394257302362021" table:style-name="ce9">
            <text:p>11,4</text:p>
          </table:table-cell>
          <table:table-cell office:value-type="float" office:value="9.2891563533305987" table:style-name="ce9">
            <text:p>9,3</text:p>
          </table:table-cell>
          <table:table-cell office:value-type="float" office:value="993" table:style-name="ce8">
            <text:p>993</text:p>
          </table:table-cell>
          <table:table-cell office:value-type="float" office:value="1013" table:style-name="ce8">
            <text:p>1.01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onceição do Almeida - Sapeaçu/BA</text:p>
          </table:table-cell>
          <table:table-cell office:value-type="float" office:value="34474" table:style-name="ce8">
            <text:p>34.474</text:p>
          </table:table-cell>
          <table:table-cell office:value-type="float" office:value="34474" table:style-name="ce8">
            <text:p>34.474</text:p>
          </table:table-cell>
          <table:table-cell office:value-type="float" office:value="2" table:style-name="ce1">
            <text:p>2</text:p>
          </table:table-cell>
          <table:table-cell office:value-type="float" office:value="0.157874502" table:style-name="ce16">
            <text:p>0,158</text:p>
          </table:table-cell>
          <table:table-cell office:value-type="float" office:value="4.5795237570342868" table:style-name="ce16">
            <text:p>4,580</text:p>
          </table:table-cell>
          <table:table-cell office:value-type="float" office:value="13.272140677916438" table:style-name="ce9">
            <text:p>13,3</text:p>
          </table:table-cell>
          <table:table-cell office:value-type="float" office:value="11.810371379667121" table:style-name="ce9">
            <text:p>11,8</text:p>
          </table:table-cell>
          <table:table-cell office:value-type="float" office:value="33.566327892518075" table:style-name="ce9">
            <text:p>33,6</text:p>
          </table:table-cell>
          <table:table-cell office:value-type="float" office:value="36.42964713833269" table:style-name="ce9">
            <text:p>36,4</text:p>
          </table:table-cell>
          <table:table-cell office:value-type="float" office:value="4.9215129115656691" table:style-name="ce9">
            <text:p>4,9</text:p>
          </table:table-cell>
          <table:table-cell office:value-type="float" office:value="308" table:style-name="ce8">
            <text:p>308</text:p>
          </table:table-cell>
          <table:table-cell office:value-type="float" office:value="323" table:style-name="ce8">
            <text:p>32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onselheiro Lafaiete/MG</text:p>
          </table:table-cell>
          <table:table-cell office:value-type="float" office:value="211068" table:style-name="ce8">
            <text:p>211.068</text:p>
          </table:table-cell>
          <table:table-cell office:value-type="float" office:value="211068" table:style-name="ce8">
            <text:p>211.068</text:p>
          </table:table-cell>
          <table:table-cell office:value-type="float" office:value="6" table:style-name="ce1">
            <text:p>6</text:p>
          </table:table-cell>
          <table:table-cell office:value-type="float" office:value="4.7403957099999996" table:style-name="ce16">
            <text:p>4,740</text:p>
          </table:table-cell>
          <table:table-cell office:value-type="float" office:value="22.459092377811888" table:style-name="ce16">
            <text:p>22,459</text:p>
          </table:table-cell>
          <table:table-cell office:value-type="float" office:value="0.76084679858931015" table:style-name="ce9">
            <text:p>0,8</text:p>
          </table:table-cell>
          <table:table-cell office:value-type="float" office:value="48.759256450343898" table:style-name="ce9">
            <text:p>48,8</text:p>
          </table:table-cell>
          <table:table-cell office:value-type="float" office:value="28.93977500878297" table:style-name="ce9">
            <text:p>28,9</text:p>
          </table:table-cell>
          <table:table-cell office:value-type="float" office:value="10.427330907360052" table:style-name="ce9">
            <text:p>10,4</text:p>
          </table:table-cell>
          <table:table-cell office:value-type="float" office:value="11.112790834923779" table:style-name="ce9">
            <text:p>11,1</text:p>
          </table:table-cell>
          <table:table-cell office:value-type="float" office:value="5710" table:style-name="ce8">
            <text:p>5.710</text:p>
          </table:table-cell>
          <table:table-cell office:value-type="float" office:value="6038" table:style-name="ce8">
            <text:p>6.03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ordeiro - Cantagalo/RJ</text:p>
          </table:table-cell>
          <table:table-cell office:value-type="float" office:value="40260" table:style-name="ce8">
            <text:p>40.260</text:p>
          </table:table-cell>
          <table:table-cell office:value-type="float" office:value="40260" table:style-name="ce8">
            <text:p>40.260</text:p>
          </table:table-cell>
          <table:table-cell office:value-type="float" office:value="2" table:style-name="ce1">
            <text:p>2</text:p>
          </table:table-cell>
          <table:table-cell office:value-type="float" office:value="0.77441728300000001" table:style-name="ce16">
            <text:p>0,774</text:p>
          </table:table-cell>
          <table:table-cell office:value-type="float" office:value="19.235401962245405" table:style-name="ce16">
            <text:p>19,235</text:p>
          </table:table-cell>
          <table:table-cell office:value-type="float" office:value="2.0496325880681563" table:style-name="ce9">
            <text:p>2,0</text:p>
          </table:table-cell>
          <table:table-cell office:value-type="float" office:value="36.477826903044466" table:style-name="ce9">
            <text:p>36,5</text:p>
          </table:table-cell>
          <table:table-cell office:value-type="float" office:value="28.951683791385634" table:style-name="ce9">
            <text:p>29,0</text:p>
          </table:table-cell>
          <table:table-cell office:value-type="float" office:value="21.816354917275262" table:style-name="ce9">
            <text:p>21,8</text:p>
          </table:table-cell>
          <table:table-cell office:value-type="float" office:value="10.704501800226479" table:style-name="ce9">
            <text:p>10,7</text:p>
          </table:table-cell>
          <table:table-cell office:value-type="float" office:value="1258" table:style-name="ce8">
            <text:p>1.258</text:p>
          </table:table-cell>
          <table:table-cell office:value-type="float" office:value="1330" table:style-name="ce8">
            <text:p>1.33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riciúma/SC</text:p>
          </table:table-cell>
          <table:table-cell office:value-type="float" office:value="357921" table:style-name="ce8">
            <text:p>357.921</text:p>
          </table:table-cell>
          <table:table-cell office:value-type="float" office:value="357921" table:style-name="ce8">
            <text:p>357.921</text:p>
          </table:table-cell>
          <table:table-cell office:value-type="float" office:value="10" table:style-name="ce1">
            <text:p>10</text:p>
          </table:table-cell>
          <table:table-cell office:value-type="float" office:value="7.5231402959999993" table:style-name="ce16">
            <text:p>7,523</text:p>
          </table:table-cell>
          <table:table-cell office:value-type="float" office:value="21.018996638923113" table:style-name="ce16">
            <text:p>21,019</text:p>
          </table:table-cell>
          <table:table-cell office:value-type="float" office:value="2.7950897594160735" table:style-name="ce9">
            <text:p>2,8</text:p>
          </table:table-cell>
          <table:table-cell office:value-type="float" office:value="39.715034738732733" table:style-name="ce9">
            <text:p>39,7</text:p>
          </table:table-cell>
          <table:table-cell office:value-type="float" office:value="35.994558474999891" table:style-name="ce9">
            <text:p>36,0</text:p>
          </table:table-cell>
          <table:table-cell office:value-type="float" office:value="10.769890579214582" table:style-name="ce9">
            <text:p>10,8</text:p>
          </table:table-cell>
          <table:table-cell office:value-type="float" office:value="10.725426447636728" table:style-name="ce9">
            <text:p>10,7</text:p>
          </table:table-cell>
          <table:table-cell office:value-type="float" office:value="12746" table:style-name="ce8">
            <text:p>12.746</text:p>
          </table:table-cell>
          <table:table-cell office:value-type="float" office:value="13952" table:style-name="ce8">
            <text:p>13.95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ruzeiro/SP</text:p>
          </table:table-cell>
          <table:table-cell office:value-type="float" office:value="83629" table:style-name="ce8">
            <text:p>83.629</text:p>
          </table:table-cell>
          <table:table-cell office:value-type="float" office:value="83629" table:style-name="ce8">
            <text:p>83.629</text:p>
          </table:table-cell>
          <table:table-cell office:value-type="float" office:value="2" table:style-name="ce1">
            <text:p>2</text:p>
          </table:table-cell>
          <table:table-cell office:value-type="float" office:value="1.24495033" table:style-name="ce16">
            <text:p>1,245</text:p>
          </table:table-cell>
          <table:table-cell office:value-type="float" office:value="14.886586351624437" table:style-name="ce16">
            <text:p>14,887</text:p>
          </table:table-cell>
          <table:table-cell office:value-type="float" office:value="1.8370222047332605" table:style-name="ce9">
            <text:p>1,8</text:p>
          </table:table-cell>
          <table:table-cell office:value-type="float" office:value="29.436468360950595" table:style-name="ce9">
            <text:p>29,4</text:p>
          </table:table-cell>
          <table:table-cell office:value-type="float" office:value="42.112358892261987" table:style-name="ce9">
            <text:p>42,1</text:p>
          </table:table-cell>
          <table:table-cell office:value-type="float" office:value="14.357909925611247" table:style-name="ce9">
            <text:p>14,4</text:p>
          </table:table-cell>
          <table:table-cell office:value-type="float" office:value="12.256240616442907" table:style-name="ce9">
            <text:p>12,3</text:p>
          </table:table-cell>
          <table:table-cell office:value-type="float" office:value="2017" table:style-name="ce8">
            <text:p>2.017</text:p>
          </table:table-cell>
          <table:table-cell office:value-type="float" office:value="2105" table:style-name="ce8">
            <text:p>2.10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uiabá/MT</text:p>
          </table:table-cell>
          <table:table-cell office:value-type="float" office:value="803694" table:style-name="ce8">
            <text:p>803.694</text:p>
          </table:table-cell>
          <table:table-cell office:value-type="float" office:value="803694" table:style-name="ce8">
            <text:p>803.694</text:p>
          </table:table-cell>
          <table:table-cell office:value-type="float" office:value="2" table:style-name="ce1">
            <text:p>2</text:p>
          </table:table-cell>
          <table:table-cell office:value-type="float" office:value="14.501072845000001" table:style-name="ce16">
            <text:p>14,501</text:p>
          </table:table-cell>
          <table:table-cell office:value-type="float" office:value="18.043027377335157" table:style-name="ce16">
            <text:p>18,043</text:p>
          </table:table-cell>
          <table:table-cell office:value-type="float" office:value="0.45362976038480823" table:style-name="ce9">
            <text:p>0,5</text:p>
          </table:table-cell>
          <table:table-cell office:value-type="float" office:value="18.543041371777893" table:style-name="ce9">
            <text:p>18,5</text:p>
          </table:table-cell>
          <table:table-cell office:value-type="float" office:value="51.150926212728777" table:style-name="ce9">
            <text:p>51,2</text:p>
          </table:table-cell>
          <table:table-cell office:value-type="float" office:value="14.857703350844728" table:style-name="ce9">
            <text:p>14,9</text:p>
          </table:table-cell>
          <table:table-cell office:value-type="float" office:value="14.994699304263786" table:style-name="ce9">
            <text:p>15,0</text:p>
          </table:table-cell>
          <table:table-cell office:value-type="float" office:value="23117" table:style-name="ce8">
            <text:p>23.117</text:p>
          </table:table-cell>
          <table:table-cell office:value-type="float" office:value="25508" table:style-name="ce8">
            <text:p>25.50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uité - Nova Floresta/PB</text:p>
          </table:table-cell>
          <table:table-cell office:value-type="float" office:value="30511" table:style-name="ce8">
            <text:p>30.511</text:p>
          </table:table-cell>
          <table:table-cell office:value-type="float" office:value="30511" table:style-name="ce8">
            <text:p>30.511</text:p>
          </table:table-cell>
          <table:table-cell office:value-type="float" office:value="2" table:style-name="ce1">
            <text:p>2</text:p>
          </table:table-cell>
          <table:table-cell office:value-type="float" office:value="0.13777514799999999" table:style-name="ce16">
            <text:p>0,138</text:p>
          </table:table-cell>
          <table:table-cell office:value-type="float" office:value="4.5155893939890523" table:style-name="ce16">
            <text:p>4,516</text:p>
          </table:table-cell>
          <table:table-cell office:value-type="float" office:value="4.7419466390266551" table:style-name="ce9">
            <text:p>4,7</text:p>
          </table:table-cell>
          <table:table-cell office:value-type="float" office:value="11.319105242405547" table:style-name="ce9">
            <text:p>11,3</text:p>
          </table:table-cell>
          <table:table-cell office:value-type="float" office:value="23.945240109631392" table:style-name="ce9">
            <text:p>23,9</text:p>
          </table:table-cell>
          <table:table-cell office:value-type="float" office:value="56.195984634326066" table:style-name="ce9">
            <text:p>56,2</text:p>
          </table:table-cell>
          <table:table-cell office:value-type="float" office:value="3.7977233746103476" table:style-name="ce9">
            <text:p>3,8</text:p>
          </table:table-cell>
          <table:table-cell office:value-type="float" office:value="339" table:style-name="ce8">
            <text:p>339</text:p>
          </table:table-cell>
          <table:table-cell office:value-type="float" office:value="352" table:style-name="ce8">
            <text:p>35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uritiba/PR</text:p>
          </table:table-cell>
          <table:table-cell office:value-type="float" office:value="3054076" table:style-name="ce8">
            <text:p>3.054.076</text:p>
          </table:table-cell>
          <table:table-cell office:value-type="float" office:value="3054076" table:style-name="ce8">
            <text:p>3.054.076</text:p>
          </table:table-cell>
          <table:table-cell office:value-type="float" office:value="18" table:style-name="ce1">
            <text:p>18</text:p>
          </table:table-cell>
          <table:table-cell office:value-type="float" office:value="92.345332604999996" table:style-name="ce16">
            <text:p>92,345</text:p>
          </table:table-cell>
          <table:table-cell office:value-type="float" office:value="30.236750036672298" table:style-name="ce16">
            <text:p>30,237</text:p>
          </table:table-cell>
          <table:table-cell office:value-type="float" office:value="0.52470407039691025" table:style-name="ce9">
            <text:p>0,5</text:p>
          </table:table-cell>
          <table:table-cell office:value-type="float" office:value="24.245451352446302" table:style-name="ce9">
            <text:p>24,2</text:p>
          </table:table-cell>
          <table:table-cell office:value-type="float" office:value="51.201633263097811" table:style-name="ce9">
            <text:p>51,2</text:p>
          </table:table-cell>
          <table:table-cell office:value-type="float" office:value="7.0454781086009399" table:style-name="ce9">
            <text:p>7,0</text:p>
          </table:table-cell>
          <table:table-cell office:value-type="float" office:value="16.982733205458032" table:style-name="ce9">
            <text:p>17,0</text:p>
          </table:table-cell>
          <table:table-cell office:value-type="float" office:value="126135" table:style-name="ce8">
            <text:p>126.135</text:p>
          </table:table-cell>
          <table:table-cell office:value-type="float" office:value="136485" table:style-name="ce8">
            <text:p>136.48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Curvelo/MG</text:p>
          </table:table-cell>
          <table:table-cell office:value-type="float" office:value="80943" table:style-name="ce8">
            <text:p>80.943</text:p>
          </table:table-cell>
          <table:table-cell office:value-type="float" office:value="80943" table:style-name="ce8">
            <text:p>80.943</text:p>
          </table:table-cell>
          <table:table-cell office:value-type="float" office:value="2" table:style-name="ce1">
            <text:p>2</text:p>
          </table:table-cell>
          <table:table-cell office:value-type="float" office:value="0.83179842400000004" table:style-name="ce16">
            <text:p>0,832</text:p>
          </table:table-cell>
          <table:table-cell office:value-type="float" office:value="10.276347849721409" table:style-name="ce16">
            <text:p>10,276</text:p>
          </table:table-cell>
          <table:table-cell office:value-type="float" office:value="18.424342073531026" table:style-name="ce9">
            <text:p>18,4</text:p>
          </table:table-cell>
          <table:table-cell office:value-type="float" office:value="14.75180457903825" table:style-name="ce9">
            <text:p>14,8</text:p>
          </table:table-cell>
          <table:table-cell office:value-type="float" office:value="40.555517811368205" table:style-name="ce9">
            <text:p>40,6</text:p>
          </table:table-cell>
          <table:table-cell office:value-type="float" office:value="18.213143428605488" table:style-name="ce9">
            <text:p>18,2</text:p>
          </table:table-cell>
          <table:table-cell office:value-type="float" office:value="8.0551921074570334" table:style-name="ce9">
            <text:p>8,1</text:p>
          </table:table-cell>
          <table:table-cell office:value-type="float" office:value="2128" table:style-name="ce8">
            <text:p>2.128</text:p>
          </table:table-cell>
          <table:table-cell office:value-type="float" office:value="2283" table:style-name="ce8">
            <text:p>2.28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Duas Estradas - Serra da Raiz/PB</text:p>
          </table:table-cell>
          <table:table-cell office:value-type="float" office:value="6842" table:style-name="ce8">
            <text:p>6.842</text:p>
          </table:table-cell>
          <table:table-cell office:value-type="float" office:value="6842" table:style-name="ce8">
            <text:p>6.842</text:p>
          </table:table-cell>
          <table:table-cell office:value-type="float" office:value="2" table:style-name="ce1">
            <text:p>2</text:p>
          </table:table-cell>
          <table:table-cell office:value-type="float" office:value="3.6799128E-2" table:style-name="ce16">
            <text:p>0,037</text:p>
          </table:table-cell>
          <table:table-cell office:value-type="float" office:value="5.3784168371821099" table:style-name="ce16">
            <text:p>5,378</text:p>
          </table:table-cell>
          <table:table-cell office:value-type="float" office:value="13.413122180503844" table:style-name="ce9">
            <text:p>13,4</text:p>
          </table:table-cell>
          <table:table-cell office:value-type="float" office:value="11.233869454732734" table:style-name="ce9">
            <text:p>11,2</text:p>
          </table:table-cell>
          <table:table-cell office:value-type="float" office:value="17.451196126169073" table:style-name="ce9">
            <text:p>17,5</text:p>
          </table:table-cell>
          <table:table-cell office:value-type="float" office:value="54.439257365011471" table:style-name="ce9">
            <text:p>54,4</text:p>
          </table:table-cell>
          <table:table-cell office:value-type="float" office:value="3.4625548735828744" table:style-name="ce9">
            <text:p>3,5</text:p>
          </table:table-cell>
          <table:table-cell office:value-type="float" office:value="39" table:style-name="ce8">
            <text:p>39</text:p>
          </table:table-cell>
          <table:table-cell office:value-type="float" office:value="41" table:style-name="ce8">
            <text:p>4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Estreito/MA</text:p>
          </table:table-cell>
          <table:table-cell office:value-type="float" office:value="40997" table:style-name="ce8">
            <text:p>40.997</text:p>
          </table:table-cell>
          <table:table-cell office:value-type="float" office:value="40997" table:style-name="ce8">
            <text:p>40.997</text:p>
          </table:table-cell>
          <table:table-cell office:value-type="float" office:value="2" table:style-name="ce1">
            <text:p>2</text:p>
          </table:table-cell>
          <table:table-cell office:value-type="float" office:value="0.41412198300000003" table:style-name="ce16">
            <text:p>0,414</text:p>
          </table:table-cell>
          <table:table-cell office:value-type="float" office:value="10.101275288435739" table:style-name="ce16">
            <text:p>10,101</text:p>
          </table:table-cell>
          <table:table-cell office:value-type="float" office:value="10.063561634205737" table:style-name="ce9">
            <text:p>10,1</text:p>
          </table:table-cell>
          <table:table-cell office:value-type="float" office:value="37.110461243010121" table:style-name="ce9">
            <text:p>37,1</text:p>
          </table:table-cell>
          <table:table-cell office:value-type="float" office:value="26.575456391553111" table:style-name="ce9">
            <text:p>26,6</text:p>
          </table:table-cell>
          <table:table-cell office:value-type="float" office:value="15.794981354563834" table:style-name="ce9">
            <text:p>15,8</text:p>
          </table:table-cell>
          <table:table-cell office:value-type="float" office:value="10.455539376667188" table:style-name="ce9">
            <text:p>10,5</text:p>
          </table:table-cell>
          <table:table-cell office:value-type="float" office:value="564" table:style-name="ce8">
            <text:p>564</text:p>
          </table:table-cell>
          <table:table-cell office:value-type="float" office:value="598" table:style-name="ce8">
            <text:p>59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ernandópolis/SP</text:p>
          </table:table-cell>
          <table:table-cell office:value-type="float" office:value="70918" table:style-name="ce8">
            <text:p>70.918</text:p>
          </table:table-cell>
          <table:table-cell office:value-type="float" office:value="70918" table:style-name="ce8">
            <text:p>70.918</text:p>
          </table:table-cell>
          <table:table-cell office:value-type="float" office:value="3" table:style-name="ce1">
            <text:p>3</text:p>
          </table:table-cell>
          <table:table-cell office:value-type="float" office:value="1.2103586289999999" table:style-name="ce16">
            <text:p>1,210</text:p>
          </table:table-cell>
          <table:table-cell office:value-type="float" office:value="17.067015835189938" table:style-name="ce16">
            <text:p>17,067</text:p>
          </table:table-cell>
          <table:table-cell office:value-type="float" office:value="5.230100111096907" table:style-name="ce9">
            <text:p>5,2</text:p>
          </table:table-cell>
          <table:table-cell office:value-type="float" office:value="25.483821539310064" table:style-name="ce9">
            <text:p>25,5</text:p>
          </table:table-cell>
          <table:table-cell office:value-type="float" office:value="48.459909232406524" table:style-name="ce9">
            <text:p>48,5</text:p>
          </table:table-cell>
          <table:table-cell office:value-type="float" office:value="12.379377269676988" table:style-name="ce9">
            <text:p>12,4</text:p>
          </table:table-cell>
          <table:table-cell office:value-type="float" office:value="8.4467918475095196" table:style-name="ce9">
            <text:p>8,4</text:p>
          </table:table-cell>
          <table:table-cell office:value-type="float" office:value="2810" table:style-name="ce8">
            <text:p>2.810</text:p>
          </table:table-cell>
          <table:table-cell office:value-type="float" office:value="2917" table:style-name="ce8">
            <text:p>2.91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loriano/PI</text:p>
          </table:table-cell>
          <table:table-cell office:value-type="float" office:value="75531" table:style-name="ce8">
            <text:p>75.531</text:p>
          </table:table-cell>
          <table:table-cell office:value-type="float" office:value="75531" table:style-name="ce8">
            <text:p>75.531</text:p>
          </table:table-cell>
          <table:table-cell office:value-type="float" office:value="2" table:style-name="ce1">
            <text:p>2</text:p>
          </table:table-cell>
          <table:table-cell office:value-type="float" office:value="0.62073795200000004" table:style-name="ce16">
            <text:p>0,621</text:p>
          </table:table-cell>
          <table:table-cell office:value-type="float" office:value="8.2183203188094964" table:style-name="ce16">
            <text:p>8,218</text:p>
          </table:table-cell>
          <table:table-cell office:value-type="float" office:value="3.5608795835315705" table:style-name="ce9">
            <text:p>3,6</text:p>
          </table:table-cell>
          <table:table-cell office:value-type="float" office:value="13.026077065125218" table:style-name="ce9">
            <text:p>13,0</text:p>
          </table:table-cell>
          <table:table-cell office:value-type="float" office:value="51.63174926993991" table:style-name="ce9">
            <text:p>51,6</text:p>
          </table:table-cell>
          <table:table-cell office:value-type="float" office:value="20.322679094059964" table:style-name="ce9">
            <text:p>20,3</text:p>
          </table:table-cell>
          <table:table-cell office:value-type="float" office:value="11.458614987343323" table:style-name="ce9">
            <text:p>11,5</text:p>
          </table:table-cell>
          <table:table-cell office:value-type="float" office:value="1287" table:style-name="ce8">
            <text:p>1.287</text:p>
          </table:table-cell>
          <table:table-cell office:value-type="float" office:value="1429" table:style-name="ce8">
            <text:p>1.42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lorianópolis/SC</text:p>
          </table:table-cell>
          <table:table-cell office:value-type="float" office:value="883808" table:style-name="ce8">
            <text:p>883.808</text:p>
          </table:table-cell>
          <table:table-cell office:value-type="float" office:value="883808" table:style-name="ce8">
            <text:p>883.808</text:p>
          </table:table-cell>
          <table:table-cell office:value-type="float" office:value="10" table:style-name="ce1">
            <text:p>10</text:p>
          </table:table-cell>
          <table:table-cell office:value-type="float" office:value="18.811692294999997" table:style-name="ce16">
            <text:p>18,812</text:p>
          </table:table-cell>
          <table:table-cell office:value-type="float" office:value="21.284817850709654" table:style-name="ce16">
            <text:p>21,285</text:p>
          </table:table-cell>
          <table:table-cell office:value-type="float" office:value="1.036278671493122" table:style-name="ce9">
            <text:p>1,0</text:p>
          </table:table-cell>
          <table:table-cell office:value-type="float" office:value="15.608102056721423" table:style-name="ce9">
            <text:p>15,6</text:p>
          </table:table-cell>
          <table:table-cell office:value-type="float" office:value="58.572327875725563" table:style-name="ce9">
            <text:p>58,6</text:p>
          </table:table-cell>
          <table:table-cell office:value-type="float" office:value="11.18341091810847" table:style-name="ce9">
            <text:p>11,2</text:p>
          </table:table-cell>
          <table:table-cell office:value-type="float" office:value="13.599880477951437" table:style-name="ce9">
            <text:p>13,6</text:p>
          </table:table-cell>
          <table:table-cell office:value-type="float" office:value="36513" table:style-name="ce8">
            <text:p>36.513</text:p>
          </table:table-cell>
          <table:table-cell office:value-type="float" office:value="39809" table:style-name="ce8">
            <text:p>39.80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ortaleza/CE</text:p>
          </table:table-cell>
          <table:table-cell office:value-type="float" office:value="3327021" table:style-name="ce8">
            <text:p>3.327.021</text:p>
          </table:table-cell>
          <table:table-cell office:value-type="float" office:value="3327021" table:style-name="ce8">
            <text:p>3.327.021</text:p>
          </table:table-cell>
          <table:table-cell office:value-type="float" office:value="8" table:style-name="ce1">
            <text:p>8</text:p>
          </table:table-cell>
          <table:table-cell office:value-type="float" office:value="47.249548218000008" table:style-name="ce16">
            <text:p>47,250</text:p>
          </table:table-cell>
          <table:table-cell office:value-type="float" office:value="14.201758335159294" table:style-name="ce16">
            <text:p>14,202</text:p>
          </table:table-cell>
          <table:table-cell office:value-type="float" office:value="0.31052030872986486" table:style-name="ce9">
            <text:p>0,3</text:p>
          </table:table-cell>
          <table:table-cell office:value-type="float" office:value="22.707263532972124" table:style-name="ce9">
            <text:p>22,7</text:p>
          </table:table-cell>
          <table:table-cell office:value-type="float" office:value="50.326566574325916" table:style-name="ce9">
            <text:p>50,3</text:p>
          </table:table-cell>
          <table:table-cell office:value-type="float" office:value="12.726685197614643" table:style-name="ce9">
            <text:p>12,7</text:p>
          </table:table-cell>
          <table:table-cell office:value-type="float" office:value="13.92896438635742" table:style-name="ce9">
            <text:p>13,9</text:p>
          </table:table-cell>
          <table:table-cell office:value-type="float" office:value="67634" table:style-name="ce8">
            <text:p>67.634</text:p>
          </table:table-cell>
          <table:table-cell office:value-type="float" office:value="74966" table:style-name="ce8">
            <text:p>74.96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ranca/SP</text:p>
          </table:table-cell>
          <table:table-cell office:value-type="float" office:value="360544" table:style-name="ce8">
            <text:p>360.544</text:p>
          </table:table-cell>
          <table:table-cell office:value-type="float" office:value="360544" table:style-name="ce8">
            <text:p>360.544</text:p>
          </table:table-cell>
          <table:table-cell office:value-type="float" office:value="7" table:style-name="ce1">
            <text:p>7</text:p>
          </table:table-cell>
          <table:table-cell office:value-type="float" office:value="5.9199391869999989" table:style-name="ce16">
            <text:p>5,920</text:p>
          </table:table-cell>
          <table:table-cell office:value-type="float" office:value="16.419463885129137" table:style-name="ce16">
            <text:p>16,419</text:p>
          </table:table-cell>
          <table:table-cell office:value-type="float" office:value="3.532396607370758" table:style-name="ce9">
            <text:p>3,5</text:p>
          </table:table-cell>
          <table:table-cell office:value-type="float" office:value="21.789141159297522" table:style-name="ce9">
            <text:p>21,8</text:p>
          </table:table-cell>
          <table:table-cell office:value-type="float" office:value="51.751840081866717" table:style-name="ce9">
            <text:p>51,8</text:p>
          </table:table-cell>
          <table:table-cell office:value-type="float" office:value="12.147858842523616" table:style-name="ce9">
            <text:p>12,1</text:p>
          </table:table-cell>
          <table:table-cell office:value-type="float" office:value="10.778763308941405" table:style-name="ce9">
            <text:p>10,8</text:p>
          </table:table-cell>
          <table:table-cell office:value-type="float" office:value="16422" table:style-name="ce8">
            <text:p>16.422</text:p>
          </table:table-cell>
          <table:table-cell office:value-type="float" office:value="17773" table:style-name="ce8">
            <text:p>17.77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Gastão Vidigal - Monções/SP</text:p>
          </table:table-cell>
          <table:table-cell office:value-type="float" office:value="6325" table:style-name="ce8">
            <text:p>6.325</text:p>
          </table:table-cell>
          <table:table-cell office:value-type="float" office:value="6325" table:style-name="ce8">
            <text:p>6.325</text:p>
          </table:table-cell>
          <table:table-cell office:value-type="float" office:value="2" table:style-name="ce1">
            <text:p>2</text:p>
          </table:table-cell>
          <table:table-cell office:value-type="float" office:value="0.27101346900000001" table:style-name="ce16">
            <text:p>0,271</text:p>
          </table:table-cell>
          <table:table-cell office:value-type="float" office:value="42.847979288537545" table:style-name="ce16">
            <text:p>42,848</text:p>
          </table:table-cell>
          <table:table-cell office:value-type="float" office:value="10.196748191876766" table:style-name="ce9">
            <text:p>10,2</text:p>
          </table:table-cell>
          <table:table-cell office:value-type="float" office:value="7.7469120178672748" table:style-name="ce9">
            <text:p>7,7</text:p>
          </table:table-cell>
          <table:table-cell office:value-type="float" office:value="63.499641783486418" table:style-name="ce9">
            <text:p>63,5</text:p>
          </table:table-cell>
          <table:table-cell office:value-type="float" office:value="6.0435121768800357" table:style-name="ce9">
            <text:p>6,0</text:p>
          </table:table-cell>
          <table:table-cell office:value-type="float" office:value="12.513185829889512" table:style-name="ce9">
            <text:p>12,5</text:p>
          </table:table-cell>
          <table:table-cell office:value-type="float" office:value="214" table:style-name="ce8">
            <text:p>214</text:p>
          </table:table-cell>
          <table:table-cell office:value-type="float" office:value="216" table:style-name="ce8">
            <text:p>21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Getúlio Vargas/RS</text:p>
          </table:table-cell>
          <table:table-cell office:value-type="float" office:value="22165" table:style-name="ce8">
            <text:p>22.165</text:p>
          </table:table-cell>
          <table:table-cell office:value-type="float" office:value="22165" table:style-name="ce8">
            <text:p>22.165</text:p>
          </table:table-cell>
          <table:table-cell office:value-type="float" office:value="2" table:style-name="ce1">
            <text:p>2</text:p>
          </table:table-cell>
          <table:table-cell office:value-type="float" office:value="0.39172816600000004" table:style-name="ce16">
            <text:p>0,392</text:p>
          </table:table-cell>
          <table:table-cell office:value-type="float" office:value="17.673276156101963" table:style-name="ce16">
            <text:p>17,673</text:p>
          </table:table-cell>
          <table:table-cell office:value-type="float" office:value="12.591251352602505" table:style-name="ce9">
            <text:p>12,6</text:p>
          </table:table-cell>
          <table:table-cell office:value-type="float" office:value="23.354570066835581" table:style-name="ce9">
            <text:p>23,4</text:p>
          </table:table-cell>
          <table:table-cell office:value-type="float" office:value="38.469558760296039" table:style-name="ce9">
            <text:p>38,5</text:p>
          </table:table-cell>
          <table:table-cell office:value-type="float" office:value="16.955472892904002" table:style-name="ce9">
            <text:p>17,0</text:p>
          </table:table-cell>
          <table:table-cell office:value-type="float" office:value="8.6291469273618677" table:style-name="ce9">
            <text:p>8,6</text:p>
          </table:table-cell>
          <table:table-cell office:value-type="float" office:value="1073" table:style-name="ce8">
            <text:p>1.073</text:p>
          </table:table-cell>
          <table:table-cell office:value-type="float" office:value="1179" table:style-name="ce8">
            <text:p>1.17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Goianésia/GO</text:p>
          </table:table-cell>
          <table:table-cell office:value-type="float" office:value="71438" table:style-name="ce8">
            <text:p>71.438</text:p>
          </table:table-cell>
          <table:table-cell office:value-type="float" office:value="71438" table:style-name="ce8">
            <text:p>71.438</text:p>
          </table:table-cell>
          <table:table-cell office:value-type="float" office:value="3" table:style-name="ce1">
            <text:p>3</text:p>
          </table:table-cell>
          <table:table-cell office:value-type="float" office:value="0.83155482599999997" table:style-name="ce16">
            <text:p>0,832</text:p>
          </table:table-cell>
          <table:table-cell office:value-type="float" office:value="11.640231053500937" table:style-name="ce16">
            <text:p>11,640</text:p>
          </table:table-cell>
          <table:table-cell office:value-type="float" office:value="17.054764829180368" table:style-name="ce9">
            <text:p>17,1</text:p>
          </table:table-cell>
          <table:table-cell office:value-type="float" office:value="22.643050237074807" table:style-name="ce9">
            <text:p>22,6</text:p>
          </table:table-cell>
          <table:table-cell office:value-type="float" office:value="32.48115272197338" table:style-name="ce9">
            <text:p>32,5</text:p>
          </table:table-cell>
          <table:table-cell office:value-type="float" office:value="16.701202212732994" table:style-name="ce9">
            <text:p>16,7</text:p>
          </table:table-cell>
          <table:table-cell office:value-type="float" office:value="11.119829999038451" table:style-name="ce9">
            <text:p>11,1</text:p>
          </table:table-cell>
          <table:table-cell office:value-type="float" office:value="2167" table:style-name="ce8">
            <text:p>2.167</text:p>
          </table:table-cell>
          <table:table-cell office:value-type="float" office:value="2255" table:style-name="ce8">
            <text:p>2.25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Goiânia/GO</text:p>
          </table:table-cell>
          <table:table-cell office:value-type="float" office:value="2078399" table:style-name="ce8">
            <text:p>2.078.399</text:p>
          </table:table-cell>
          <table:table-cell office:value-type="float" office:value="2078399" table:style-name="ce8">
            <text:p>2.078.399</text:p>
          </table:table-cell>
          <table:table-cell office:value-type="float" office:value="15" table:style-name="ce1">
            <text:p>15</text:p>
          </table:table-cell>
          <table:table-cell office:value-type="float" office:value="34.946654238999997" table:style-name="ce16">
            <text:p>34,947</text:p>
          </table:table-cell>
          <table:table-cell office:value-type="float" office:value="16.814218174181185" table:style-name="ce16">
            <text:p>16,814</text:p>
          </table:table-cell>
          <table:table-cell office:value-type="float" office:value="0.79566063777771423" table:style-name="ce9">
            <text:p>0,8</text:p>
          </table:table-cell>
          <table:table-cell office:value-type="float" office:value="16.342526620549599" table:style-name="ce9">
            <text:p>16,3</text:p>
          </table:table-cell>
          <table:table-cell office:value-type="float" office:value="55.668175616907604" table:style-name="ce9">
            <text:p>55,7</text:p>
          </table:table-cell>
          <table:table-cell office:value-type="float" office:value="11.760476928327556" table:style-name="ce9">
            <text:p>11,8</text:p>
          </table:table-cell>
          <table:table-cell office:value-type="float" office:value="15.433160196437537" table:style-name="ce9">
            <text:p>15,4</text:p>
          </table:table-cell>
          <table:table-cell office:value-type="float" office:value="66300" table:style-name="ce8">
            <text:p>66.300</text:p>
          </table:table-cell>
          <table:table-cell office:value-type="float" office:value="71250" table:style-name="ce8">
            <text:p>71.25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Guarabira/PB</text:p>
          </table:table-cell>
          <table:table-cell office:value-type="float" office:value="60481" table:style-name="ce8">
            <text:p>60.481</text:p>
          </table:table-cell>
          <table:table-cell office:value-type="float" office:value="60481" table:style-name="ce8">
            <text:p>60.481</text:p>
          </table:table-cell>
          <table:table-cell office:value-type="float" office:value="2" table:style-name="ce1">
            <text:p>2</text:p>
          </table:table-cell>
          <table:table-cell office:value-type="float" office:value="0.45486161599999997" table:style-name="ce16">
            <text:p>0,455</text:p>
          </table:table-cell>
          <table:table-cell office:value-type="float" office:value="7.5207357021213275" table:style-name="ce16">
            <text:p>7,521</text:p>
          </table:table-cell>
          <table:table-cell office:value-type="float" office:value="2.8381201107987097" table:style-name="ce9">
            <text:p>2,8</text:p>
          </table:table-cell>
          <table:table-cell office:value-type="float" office:value="21.344587800963186" table:style-name="ce9">
            <text:p>21,3</text:p>
          </table:table-cell>
          <table:table-cell office:value-type="float" office:value="33.589065470848617" table:style-name="ce9">
            <text:p>33,6</text:p>
          </table:table-cell>
          <table:table-cell office:value-type="float" office:value="32.037633177647592" table:style-name="ce9">
            <text:p>32,0</text:p>
          </table:table-cell>
          <table:table-cell office:value-type="float" office:value="10.190593439741901" table:style-name="ce9">
            <text:p>10,2</text:p>
          </table:table-cell>
          <table:table-cell office:value-type="float" office:value="1149" table:style-name="ce8">
            <text:p>1.149</text:p>
          </table:table-cell>
          <table:table-cell office:value-type="float" office:value="1221" table:style-name="ce8">
            <text:p>1.22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Guaratinguetá/SP</text:p>
          </table:table-cell>
          <table:table-cell office:value-type="float" office:value="176075" table:style-name="ce8">
            <text:p>176.075</text:p>
          </table:table-cell>
          <table:table-cell office:value-type="float" office:value="176075" table:style-name="ce8">
            <text:p>176.075</text:p>
          </table:table-cell>
          <table:table-cell office:value-type="float" office:value="4" table:style-name="ce1">
            <text:p>4</text:p>
          </table:table-cell>
          <table:table-cell office:value-type="float" office:value="3.0978454930000003" table:style-name="ce16">
            <text:p>3,098</text:p>
          </table:table-cell>
          <table:table-cell office:value-type="float" office:value="17.593897447110606" table:style-name="ce16">
            <text:p>17,594</text:p>
          </table:table-cell>
          <table:table-cell office:value-type="float" office:value="1.1044245775752768" table:style-name="ce9">
            <text:p>1,1</text:p>
          </table:table-cell>
          <table:table-cell office:value-type="float" office:value="32.103161511677101" table:style-name="ce9">
            <text:p>32,1</text:p>
          </table:table-cell>
          <table:table-cell office:value-type="float" office:value="43.693047185810691" table:style-name="ce9">
            <text:p>43,7</text:p>
          </table:table-cell>
          <table:table-cell office:value-type="float" office:value="12.50641547086351" table:style-name="ce9">
            <text:p>12,5</text:p>
          </table:table-cell>
          <table:table-cell office:value-type="float" office:value="10.592951254073403" table:style-name="ce9">
            <text:p>10,6</text:p>
          </table:table-cell>
          <table:table-cell office:value-type="float" office:value="5767" table:style-name="ce8">
            <text:p>5.767</text:p>
          </table:table-cell>
          <table:table-cell office:value-type="float" office:value="6013" table:style-name="ce8">
            <text:p>6.01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Guariba/SP</text:p>
          </table:table-cell>
          <table:table-cell office:value-type="float" office:value="41054" table:style-name="ce8">
            <text:p>41.054</text:p>
          </table:table-cell>
          <table:table-cell office:value-type="float" office:value="41054" table:style-name="ce8">
            <text:p>41.054</text:p>
          </table:table-cell>
          <table:table-cell office:value-type="float" office:value="2" table:style-name="ce1">
            <text:p>2</text:p>
          </table:table-cell>
          <table:table-cell office:value-type="float" office:value="0.62976181999999992" table:style-name="ce16">
            <text:p>0,630</text:p>
          </table:table-cell>
          <table:table-cell office:value-type="float" office:value="15.33984069761777" table:style-name="ce16">
            <text:p>15,340</text:p>
          </table:table-cell>
          <table:table-cell office:value-type="float" office:value="11.298882329830665" table:style-name="ce9">
            <text:p>11,3</text:p>
          </table:table-cell>
          <table:table-cell office:value-type="float" office:value="30.747542936153227" table:style-name="ce9">
            <text:p>30,7</text:p>
          </table:table-cell>
          <table:table-cell office:value-type="float" office:value="35.478735436835471" table:style-name="ce9">
            <text:p>35,5</text:p>
          </table:table-cell>
          <table:table-cell office:value-type="float" office:value="14.872586591546627" table:style-name="ce9">
            <text:p>14,9</text:p>
          </table:table-cell>
          <table:table-cell office:value-type="float" office:value="7.6022527056340135" table:style-name="ce9">
            <text:p>7,6</text:p>
          </table:table-cell>
          <table:table-cell office:value-type="float" office:value="1209" table:style-name="ce8">
            <text:p>1.209</text:p>
          </table:table-cell>
          <table:table-cell office:value-type="float" office:value="1258" table:style-name="ce8">
            <text:p>1.25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garapava/SP</text:p>
          </table:table-cell>
          <table:table-cell office:value-type="float" office:value="41193" table:style-name="ce8">
            <text:p>41.193</text:p>
          </table:table-cell>
          <table:table-cell office:value-type="float" office:value="41193" table:style-name="ce8">
            <text:p>41.193</text:p>
          </table:table-cell>
          <table:table-cell office:value-type="float" office:value="3" table:style-name="ce1">
            <text:p>3</text:p>
          </table:table-cell>
          <table:table-cell office:value-type="float" office:value="0.95814675500000002" table:style-name="ce16">
            <text:p>0,958</text:p>
          </table:table-cell>
          <table:table-cell office:value-type="float" office:value="23.259941130774646" table:style-name="ce16">
            <text:p>23,260</text:p>
          </table:table-cell>
          <table:table-cell office:value-type="float" office:value="7.0173255452918593" table:style-name="ce9">
            <text:p>7,0</text:p>
          </table:table-cell>
          <table:table-cell office:value-type="float" office:value="29.261491471627437" table:style-name="ce9">
            <text:p>29,3</text:p>
          </table:table-cell>
          <table:table-cell office:value-type="float" office:value="43.423604456083552" table:style-name="ce9">
            <text:p>43,4</text:p>
          </table:table-cell>
          <table:table-cell office:value-type="float" office:value="10.051639740720093" table:style-name="ce9">
            <text:p>10,1</text:p>
          </table:table-cell>
          <table:table-cell office:value-type="float" office:value="10.245938786277057" table:style-name="ce9">
            <text:p>10,2</text:p>
          </table:table-cell>
          <table:table-cell office:value-type="float" office:value="1376" table:style-name="ce8">
            <text:p>1.376</text:p>
          </table:table-cell>
          <table:table-cell office:value-type="float" office:value="1419" table:style-name="ce8">
            <text:p>1.41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guape/SP</text:p>
          </table:table-cell>
          <table:table-cell office:value-type="float" office:value="37866" table:style-name="ce8">
            <text:p>37.866</text:p>
          </table:table-cell>
          <table:table-cell office:value-type="float" office:value="37866" table:style-name="ce8">
            <text:p>37.866</text:p>
          </table:table-cell>
          <table:table-cell office:value-type="float" office:value="2" table:style-name="ce1">
            <text:p>2</text:p>
          </table:table-cell>
          <table:table-cell office:value-type="float" office:value="0.39086406799999995" table:style-name="ce16">
            <text:p>0,391</text:p>
          </table:table-cell>
          <table:table-cell office:value-type="float" office:value="10.322296202397929" table:style-name="ce16">
            <text:p>10,322</text:p>
          </table:table-cell>
          <table:table-cell office:value-type="float" office:value="13.721203454291429" table:style-name="ce9">
            <text:p>13,7</text:p>
          </table:table-cell>
          <table:table-cell office:value-type="float" office:value="11.210098749726978" table:style-name="ce9">
            <text:p>11,2</text:p>
          </table:table-cell>
          <table:table-cell office:value-type="float" office:value="46.64453474398163" table:style-name="ce9">
            <text:p>46,6</text:p>
          </table:table-cell>
          <table:table-cell office:value-type="float" office:value="23.749197636657666" table:style-name="ce9">
            <text:p>23,7</text:p>
          </table:table-cell>
          <table:table-cell office:value-type="float" office:value="4.6749654153422977" table:style-name="ce9">
            <text:p>4,7</text:p>
          </table:table-cell>
          <table:table-cell office:value-type="float" office:value="835" table:style-name="ce8">
            <text:p>835</text:p>
          </table:table-cell>
          <table:table-cell office:value-type="float" office:value="859" table:style-name="ce8">
            <text:p>85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mbituba/SC</text:p>
          </table:table-cell>
          <table:table-cell office:value-type="float" office:value="58308" table:style-name="ce8">
            <text:p>58.308</text:p>
          </table:table-cell>
          <table:table-cell office:value-type="float" office:value="58308" table:style-name="ce8">
            <text:p>58.308</text:p>
          </table:table-cell>
          <table:table-cell office:value-type="float" office:value="2" table:style-name="ce1">
            <text:p>2</text:p>
          </table:table-cell>
          <table:table-cell office:value-type="float" office:value="1.243257761" table:style-name="ce16">
            <text:p>1,243</text:p>
          </table:table-cell>
          <table:table-cell office:value-type="float" office:value="21.322250137202442" table:style-name="ce16">
            <text:p>21,322</text:p>
          </table:table-cell>
          <table:table-cell office:value-type="float" office:value="2.6748861775253379" table:style-name="ce9">
            <text:p>2,7</text:p>
          </table:table-cell>
          <table:table-cell office:value-type="float" office:value="14.516132829513865" table:style-name="ce9">
            <text:p>14,5</text:p>
          </table:table-cell>
          <table:table-cell office:value-type="float" office:value="40.59637710156229" table:style-name="ce9">
            <text:p>40,6</text:p>
          </table:table-cell>
          <table:table-cell office:value-type="float" office:value="10.551353960138279" table:style-name="ce9">
            <text:p>10,6</text:p>
          </table:table-cell>
          <table:table-cell office:value-type="float" office:value="31.661249931260237" table:style-name="ce9">
            <text:p>31,7</text:p>
          </table:table-cell>
          <table:table-cell office:value-type="float" office:value="2083" table:style-name="ce8">
            <text:p>2.083</text:p>
          </table:table-cell>
          <table:table-cell office:value-type="float" office:value="2200" table:style-name="ce8">
            <text:p>2.20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mperatriz/MA</text:p>
          </table:table-cell>
          <table:table-cell office:value-type="float" office:value="260084" table:style-name="ce8">
            <text:p>260.084</text:p>
          </table:table-cell>
          <table:table-cell office:value-type="float" office:value="260084" table:style-name="ce8">
            <text:p>260.084</text:p>
          </table:table-cell>
          <table:table-cell office:value-type="float" office:value="2" table:style-name="ce1">
            <text:p>2</text:p>
          </table:table-cell>
          <table:table-cell office:value-type="float" office:value="2.1623847990000002" table:style-name="ce16">
            <text:p>2,162</text:p>
          </table:table-cell>
          <table:table-cell office:value-type="float" office:value="8.3141784923332462" table:style-name="ce16">
            <text:p>8,314</text:p>
          </table:table-cell>
          <table:table-cell office:value-type="float" office:value="3.1413257728880284" table:style-name="ce9">
            <text:p>3,1</text:p>
          </table:table-cell>
          <table:table-cell office:value-type="float" office:value="12.733874476334586" table:style-name="ce9">
            <text:p>12,7</text:p>
          </table:table-cell>
          <table:table-cell office:value-type="float" office:value="55.2033164750341" table:style-name="ce9">
            <text:p>55,2</text:p>
          </table:table-cell>
          <table:table-cell office:value-type="float" office:value="17.99627069982931" table:style-name="ce9">
            <text:p>18,0</text:p>
          </table:table-cell>
          <table:table-cell office:value-type="float" office:value="10.925212575913969" table:style-name="ce9">
            <text:p>10,9</text:p>
          </table:table-cell>
          <table:table-cell office:value-type="float" office:value="5394" table:style-name="ce8">
            <text:p>5.394</text:p>
          </table:table-cell>
          <table:table-cell office:value-type="float" office:value="5866" table:style-name="ce8">
            <text:p>5.86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diara/GO</text:p>
          </table:table-cell>
          <table:table-cell office:value-type="float" office:value="19851" table:style-name="ce8">
            <text:p>19.851</text:p>
          </table:table-cell>
          <table:table-cell office:value-type="float" office:value="19851" table:style-name="ce8">
            <text:p>19.851</text:p>
          </table:table-cell>
          <table:table-cell office:value-type="float" office:value="2" table:style-name="ce1">
            <text:p>2</text:p>
          </table:table-cell>
          <table:table-cell office:value-type="float" office:value="0.28578930299999999" table:style-name="ce16">
            <text:p>0,286</text:p>
          </table:table-cell>
          <table:table-cell office:value-type="float" office:value="14.396720719359227" table:style-name="ce16">
            <text:p>14,397</text:p>
          </table:table-cell>
          <table:table-cell office:value-type="float" office:value="35.696967986237048" table:style-name="ce9">
            <text:p>35,7</text:p>
          </table:table-cell>
          <table:table-cell office:value-type="float" office:value="18.778709152735505" table:style-name="ce9">
            <text:p>18,8</text:p>
          </table:table-cell>
          <table:table-cell office:value-type="float" office:value="25.928793073126322" table:style-name="ce9">
            <text:p>25,9</text:p>
          </table:table-cell>
          <table:table-cell office:value-type="float" office:value="14.216319705989832" table:style-name="ce9">
            <text:p>14,2</text:p>
          </table:table-cell>
          <table:table-cell office:value-type="float" office:value="5.379210081911288" table:style-name="ce9">
            <text:p>5,4</text:p>
          </table:table-cell>
          <table:table-cell office:value-type="float" office:value="415" table:style-name="ce8">
            <text:p>415</text:p>
          </table:table-cell>
          <table:table-cell office:value-type="float" office:value="425" table:style-name="ce8">
            <text:p>42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Chuy/Uruguai - Chuí/Brasil</text:p>
          </table:table-cell>
          <table:table-cell office:value-type="float" office:value="15962" table:style-name="ce8">
            <text:p>15.962</text:p>
          </table:table-cell>
          <table:table-cell office:value-type="float" office:value="5917" table:style-name="ce8">
            <text:p>5.917</text:p>
          </table:table-cell>
          <table:table-cell office:value-type="float" office:value="1" table:style-name="ce1">
            <text:p>1</text:p>
          </table:table-cell>
          <table:table-cell office:value-type="float" office:value="0.16106695499999998" table:style-name="ce16">
            <text:p>0,161</text:p>
          </table:table-cell>
          <table:table-cell office:value-type="float" office:value="27.221050363359808" table:style-name="ce16">
            <text:p>27,221</text:p>
          </table:table-cell>
          <table:table-cell office:value-type="float" office:value="7.2521877625363942" table:style-name="ce9">
            <text:p>7,3</text:p>
          </table:table-cell>
          <table:table-cell office:value-type="float" office:value="4.0772416663616697" table:style-name="ce9">
            <text:p>4,1</text:p>
          </table:table-cell>
          <table:table-cell office:value-type="float" office:value="19.362254039011294" table:style-name="ce9">
            <text:p>19,4</text:p>
          </table:table-cell>
          <table:table-cell office:value-type="float" office:value="11.834741645174828" table:style-name="ce9">
            <text:p>11,8</text:p>
          </table:table-cell>
          <table:table-cell office:value-type="float" office:value="57.473574886915827" table:style-name="ce9">
            <text:p>57,5</text:p>
          </table:table-cell>
          <table:table-cell office:value-type="float" office:value="300" table:style-name="ce8">
            <text:p>300</text:p>
          </table:table-cell>
          <table:table-cell office:value-type="float" office:value="319" table:style-name="ce8">
            <text:p>31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Artigas/Uruguai - Quaraí/Brasil</text:p>
          </table:table-cell>
          <table:table-cell office:value-type="float" office:value="66588" table:style-name="ce8">
            <text:p>66.588</text:p>
          </table:table-cell>
          <table:table-cell office:value-type="float" office:value="23021" table:style-name="ce8">
            <text:p>23.021</text:p>
          </table:table-cell>
          <table:table-cell office:value-type="float" office:value="1" table:style-name="ce1">
            <text:p>1</text:p>
          </table:table-cell>
          <table:table-cell office:value-type="float" office:value="0.28897142099999995" table:style-name="ce16">
            <text:p>0,289</text:p>
          </table:table-cell>
          <table:table-cell office:value-type="float" office:value="12.552513835193952" table:style-name="ce16">
            <text:p>12,553</text:p>
          </table:table-cell>
          <table:table-cell office:value-type="float" office:value="34.285726822791943" table:style-name="ce9">
            <text:p>34,3</text:p>
          </table:table-cell>
          <table:table-cell office:value-type="float" office:value="7.2632580506983775" table:style-name="ce9">
            <text:p>7,3</text:p>
          </table:table-cell>
          <table:table-cell office:value-type="float" office:value="32.650423240296831" table:style-name="ce9">
            <text:p>32,7</text:p>
          </table:table-cell>
          <table:table-cell office:value-type="float" office:value="22.121352270334029" table:style-name="ce9">
            <text:p>22,1</text:p>
          </table:table-cell>
          <table:table-cell office:value-type="float" office:value="3.6792396158788314" table:style-name="ce9">
            <text:p>3,7</text:p>
          </table:table-cell>
          <table:table-cell office:value-type="float" office:value="808" table:style-name="ce8">
            <text:p>808</text:p>
          </table:table-cell>
          <table:table-cell office:value-type="float" office:value="842" table:style-name="ce8">
            <text:p>84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Assis Brasil/Brasil</text:p>
          </table:table-cell>
          <table:table-cell office:value-type="float" office:value="8554" table:style-name="ce8">
            <text:p>8.554</text:p>
          </table:table-cell>
          <table:table-cell office:value-type="float" office:value="6072" table:style-name="ce8">
            <text:p>6.072</text:p>
          </table:table-cell>
          <table:table-cell office:value-type="float" office:value="1" table:style-name="ce1">
            <text:p>1</text:p>
          </table:table-cell>
          <table:table-cell office:value-type="float" office:value="5.4642311999999998E-2" table:style-name="ce16">
            <text:p>0,055</text:p>
          </table:table-cell>
          <table:table-cell office:value-type="float" office:value="8.9990632411067182" table:style-name="ce16">
            <text:p>8,999</text:p>
          </table:table-cell>
          <table:table-cell office:value-type="float" office:value="24.411769033491851" table:style-name="ce9">
            <text:p>24,4</text:p>
          </table:table-cell>
          <table:table-cell office:value-type="float" office:value="6.2222842986585194" table:style-name="ce9">
            <text:p>6,2</text:p>
          </table:table-cell>
          <table:table-cell office:value-type="float" office:value="21.862189872200133" table:style-name="ce9">
            <text:p>21,9</text:p>
          </table:table-cell>
          <table:table-cell office:value-type="float" office:value="42.793429018889242" table:style-name="ce9">
            <text:p>42,8</text:p>
          </table:table-cell>
          <table:table-cell office:value-type="float" office:value="4.7103277767602512" table:style-name="ce9">
            <text:p>4,7</text:p>
          </table:table-cell>
          <table:table-cell office:value-type="float" office:value="35" table:style-name="ce8">
            <text:p>35</text:p>
          </table:table-cell>
          <table:table-cell office:value-type="float" office:value="37" table:style-name="ce8">
            <text:p>3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Bela Vista/Brasil</text:p>
          </table:table-cell>
          <table:table-cell office:value-type="float" office:value="32792" table:style-name="ce8">
            <text:p>32.792</text:p>
          </table:table-cell>
          <table:table-cell office:value-type="float" office:value="23181" table:style-name="ce8">
            <text:p>23.181</text:p>
          </table:table-cell>
          <table:table-cell office:value-type="float" office:value="1" table:style-name="ce1">
            <text:p>1</text:p>
          </table:table-cell>
          <table:table-cell office:value-type="float" office:value="0.25612316200000002" table:style-name="ce16">
            <text:p>0,256</text:p>
          </table:table-cell>
          <table:table-cell office:value-type="float" office:value="11.048840084552005" table:style-name="ce16">
            <text:p>11,049</text:p>
          </table:table-cell>
          <table:table-cell office:value-type="float" office:value="28.455766136449618" table:style-name="ce9">
            <text:p>28,5</text:p>
          </table:table-cell>
          <table:table-cell office:value-type="float" office:value="12.622162614094229" table:style-name="ce9">
            <text:p>12,6</text:p>
          </table:table-cell>
          <table:table-cell office:value-type="float" office:value="25.278865641991406" table:style-name="ce9">
            <text:p>25,3</text:p>
          </table:table-cell>
          <table:table-cell office:value-type="float" office:value="26.949956208958564" table:style-name="ce9">
            <text:p>26,9</text:p>
          </table:table-cell>
          <table:table-cell office:value-type="float" office:value="6.6932493985061763" table:style-name="ce9">
            <text:p>6,7</text:p>
          </table:table-cell>
          <table:table-cell office:value-type="float" office:value="308" table:style-name="ce8">
            <text:p>308</text:p>
          </table:table-cell>
          <table:table-cell office:value-type="float" office:value="317" table:style-name="ce8">
            <text:p>31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Bella Unión/Uruguai - Monte Caseros/Argentina</text:p>
          </table:table-cell>
          <table:table-cell office:value-type="float" office:value="28846" table:style-name="ce8">
            <text:p>28.846</text:p>
          </table:table-cell>
          <table:table-cell office:value-type="float" office:value="4012" table:style-name="ce8">
            <text:p>4.012</text:p>
          </table:table-cell>
          <table:table-cell office:value-type="float" office:value="1" table:style-name="ce1">
            <text:p>1</text:p>
          </table:table-cell>
          <table:table-cell office:value-type="float" office:value="0.134255972" table:style-name="ce16">
            <text:p>0,134</text:p>
          </table:table-cell>
          <table:table-cell office:value-type="float" office:value="33.463602193419746" table:style-name="ce16">
            <text:p>33,464</text:p>
          </table:table-cell>
          <table:table-cell office:value-type="float" office:value="62.64799974782499" table:style-name="ce9">
            <text:p>62,6</text:p>
          </table:table-cell>
          <table:table-cell office:value-type="float" office:value="7.7493573246782645" table:style-name="ce9">
            <text:p>7,7</text:p>
          </table:table-cell>
          <table:table-cell office:value-type="float" office:value="15.037126244186737" table:style-name="ce9">
            <text:p>15,0</text:p>
          </table:table-cell>
          <table:table-cell office:value-type="float" office:value="11.541091818247011" table:style-name="ce9">
            <text:p>11,5</text:p>
          </table:table-cell>
          <table:table-cell office:value-type="float" office:value="3.0244248650629855" table:style-name="ce9">
            <text:p>3,0</text:p>
          </table:table-cell>
          <table:table-cell office:value-type="float" office:value="108" table:style-name="ce8">
            <text:p>108</text:p>
          </table:table-cell>
          <table:table-cell office:value-type="float" office:value="115" table:style-name="ce8">
            <text:p>11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Bonfim/Brasil - Ireng/Guiana</text:p>
          </table:table-cell>
          <table:table-cell office:value-type="float" office:value="16921" table:style-name="ce8">
            <text:p>16.921</text:p>
          </table:table-cell>
          <table:table-cell office:value-type="float" office:value="10943" table:style-name="ce8">
            <text:p>10.943</text:p>
          </table:table-cell>
          <table:table-cell office:value-type="float" office:value="1" table:style-name="ce1">
            <text:p>1</text:p>
          </table:table-cell>
          <table:table-cell office:value-type="float" office:value="0.12032989699999999" table:style-name="ce16">
            <text:p>0,120</text:p>
          </table:table-cell>
          <table:table-cell office:value-type="float" office:value="10.996061134972129" table:style-name="ce16">
            <text:p>10,996</text:p>
          </table:table-cell>
          <table:table-cell office:value-type="float" office:value="23.220206030758924" table:style-name="ce9">
            <text:p>23,2</text:p>
          </table:table-cell>
          <table:table-cell office:value-type="float" office:value="6.4287838624178333" table:style-name="ce9">
            <text:p>6,4</text:p>
          </table:table-cell>
          <table:table-cell office:value-type="float" office:value="10.351425797364392" table:style-name="ce9">
            <text:p>10,4</text:p>
          </table:table-cell>
          <table:table-cell office:value-type="float" office:value="57.325271374577845" table:style-name="ce9">
            <text:p>57,3</text:p>
          </table:table-cell>
          <table:table-cell office:value-type="float" office:value="2.6743129348810131" table:style-name="ce9">
            <text:p>2,7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Capitán Bado/Paraguai - Coronel Sapucaia/Brasil</text:p>
          </table:table-cell>
          <table:table-cell office:value-type="float" office:value="31181" table:style-name="ce8">
            <text:p>31.181</text:p>
          </table:table-cell>
          <table:table-cell office:value-type="float" office:value="14064" table:style-name="ce8">
            <text:p>14.064</text:p>
          </table:table-cell>
          <table:table-cell office:value-type="float" office:value="1" table:style-name="ce1">
            <text:p>1</text:p>
          </table:table-cell>
          <table:table-cell office:value-type="float" office:value="9.5737904999999998E-2" table:style-name="ce16">
            <text:p>0,096</text:p>
          </table:table-cell>
          <table:table-cell office:value-type="float" office:value="6.8073026877133103" table:style-name="ce16">
            <text:p>6,807</text:p>
          </table:table-cell>
          <table:table-cell office:value-type="float" office:value="18.924180553146634" table:style-name="ce9">
            <text:p>18,9</text:p>
          </table:table-cell>
          <table:table-cell office:value-type="float" office:value="10.825677666541795" table:style-name="ce9">
            <text:p>10,8</text:p>
          </table:table-cell>
          <table:table-cell office:value-type="float" office:value="20.61572686387904" table:style-name="ce9">
            <text:p>20,6</text:p>
          </table:table-cell>
          <table:table-cell office:value-type="float" office:value="44.469408433368166" table:style-name="ce9">
            <text:p>44,5</text:p>
          </table:table-cell>
          <table:table-cell office:value-type="float" office:value="5.1650064830643618" table:style-name="ce9">
            <text:p>5,2</text:p>
          </table:table-cell>
          <table:table-cell office:value-type="float" office:value="163" table:style-name="ce8">
            <text:p>163</text:p>
          </table:table-cell>
          <table:table-cell office:value-type="float" office:value="176" table:style-name="ce8">
            <text:p>17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Cobija/Bolívia - Brasiléia/Brasil</text:p>
          </table:table-cell>
          <table:table-cell office:value-type="float" office:value="58822" table:style-name="ce8">
            <text:p>58.822</text:p>
          </table:table-cell>
          <table:table-cell office:value-type="float" office:value="36498" table:style-name="ce8">
            <text:p>36.498</text:p>
          </table:table-cell>
          <table:table-cell office:value-type="float" office:value="2" table:style-name="ce1">
            <text:p>2</text:p>
          </table:table-cell>
          <table:table-cell office:value-type="float" office:value="0.37820502800000005" table:style-name="ce16">
            <text:p>0,378</text:p>
          </table:table-cell>
          <table:table-cell office:value-type="float" office:value="10.362349389007619" table:style-name="ce16">
            <text:p>10,362</text:p>
          </table:table-cell>
          <table:table-cell office:value-type="float" office:value="25.466643188043491" table:style-name="ce9">
            <text:p>25,5</text:p>
          </table:table-cell>
          <table:table-cell office:value-type="float" office:value="8.675988569882259" table:style-name="ce9">
            <text:p>8,7</text:p>
          </table:table-cell>
          <table:table-cell office:value-type="float" office:value="25.717217593416024" table:style-name="ce9">
            <text:p>25,7</text:p>
          </table:table-cell>
          <table:table-cell office:value-type="float" office:value="34.099718790623797" table:style-name="ce9">
            <text:p>34,1</text:p>
          </table:table-cell>
          <table:table-cell office:value-type="float" office:value="6.0404318580344185" table:style-name="ce9">
            <text:p>6,0</text:p>
          </table:table-cell>
          <table:table-cell office:value-type="float" office:value="266" table:style-name="ce8">
            <text:p>266</text:p>
          </table:table-cell>
          <table:table-cell office:value-type="float" office:value="281" table:style-name="ce8">
            <text:p>28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Corumbá/Brasil</text:p>
          </table:table-cell>
          <table:table-cell office:value-type="float" office:value="151432" table:style-name="ce8">
            <text:p>151.432</text:p>
          </table:table-cell>
          <table:table-cell office:value-type="float" office:value="123320" table:style-name="ce8">
            <text:p>123.320</text:p>
          </table:table-cell>
          <table:table-cell office:value-type="float" office:value="2" table:style-name="ce1">
            <text:p>2</text:p>
          </table:table-cell>
          <table:table-cell office:value-type="float" office:value="3.3848323410000001" table:style-name="ce16">
            <text:p>3,385</text:p>
          </table:table-cell>
          <table:table-cell office:value-type="float" office:value="27.447553851767758" table:style-name="ce16">
            <text:p>27,448</text:p>
          </table:table-cell>
          <table:table-cell office:value-type="float" office:value="8.2830391509781425" table:style-name="ce9">
            <text:p>8,3</text:p>
          </table:table-cell>
          <table:table-cell office:value-type="float" office:value="17.836792732299173" table:style-name="ce9">
            <text:p>17,8</text:p>
          </table:table-cell>
          <table:table-cell office:value-type="float" office:value="45.397927524706311" table:style-name="ce9">
            <text:p>45,4</text:p>
          </table:table-cell>
          <table:table-cell office:value-type="float" office:value="10.830969219931594" table:style-name="ce9">
            <text:p>10,8</text:p>
          </table:table-cell>
          <table:table-cell office:value-type="float" office:value="17.651271372084778" table:style-name="ce9">
            <text:p>17,7</text:p>
          </table:table-cell>
          <table:table-cell office:value-type="float" office:value="1395" table:style-name="ce8">
            <text:p>1.395</text:p>
          </table:table-cell>
          <table:table-cell office:value-type="float" office:value="1473" table:style-name="ce8">
            <text:p>1.47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Dionísio Cerqueira-Barracão/Brasil - Bernardo de Irigoyen/Argentina</text:p>
          </table:table-cell>
          <table:table-cell office:value-type="float" office:value="38314" table:style-name="ce8">
            <text:p>38.314</text:p>
          </table:table-cell>
          <table:table-cell office:value-type="float" office:value="24546" table:style-name="ce8">
            <text:p>24.546</text:p>
          </table:table-cell>
          <table:table-cell office:value-type="float" office:value="2" table:style-name="ce1">
            <text:p>2</text:p>
          </table:table-cell>
          <table:table-cell office:value-type="float" office:value="0.39061512100000007" table:style-name="ce16">
            <text:p>0,391</text:p>
          </table:table-cell>
          <table:table-cell office:value-type="float" office:value="15.913595738613218" table:style-name="ce16">
            <text:p>15,914</text:p>
          </table:table-cell>
          <table:table-cell office:value-type="float" office:value="17.800113529143179" table:style-name="ce9">
            <text:p>17,8</text:p>
          </table:table-cell>
          <table:table-cell office:value-type="float" office:value="8.5613943757184963" table:style-name="ce9">
            <text:p>8,6</text:p>
          </table:table-cell>
          <table:table-cell office:value-type="float" office:value="40.189331533839919" table:style-name="ce9">
            <text:p>40,2</text:p>
          </table:table-cell>
          <table:table-cell office:value-type="float" office:value="12.907783720948171" table:style-name="ce9">
            <text:p>12,9</text:p>
          </table:table-cell>
          <table:table-cell office:value-type="float" office:value="20.541376840350221" table:style-name="ce9">
            <text:p>20,5</text:p>
          </table:table-cell>
          <table:table-cell office:value-type="float" office:value="836" table:style-name="ce8">
            <text:p>836</text:p>
          </table:table-cell>
          <table:table-cell office:value-type="float" office:value="901" table:style-name="ce8">
            <text:p>90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Foz do Iguaçu/Brasil - Ciudad del Este/Paraguai</text:p>
          </table:table-cell>
          <table:table-cell office:value-type="float" office:value="674669" table:style-name="ce8">
            <text:p>674.669</text:p>
          </table:table-cell>
          <table:table-cell office:value-type="float" office:value="276929" table:style-name="ce8">
            <text:p>276.929</text:p>
          </table:table-cell>
          <table:table-cell office:value-type="float" office:value="2" table:style-name="ce1">
            <text:p>2</text:p>
          </table:table-cell>
          <table:table-cell office:value-type="float" office:value="6.9579456859999995" table:style-name="ce16">
            <text:p>6,958</text:p>
          </table:table-cell>
          <table:table-cell office:value-type="float" office:value="25.125377573313013" table:style-name="ce16">
            <text:p>25,125</text:p>
          </table:table-cell>
          <table:table-cell office:value-type="float" office:value="0.747246663690039" table:style-name="ce9">
            <text:p>0,7</text:p>
          </table:table-cell>
          <table:table-cell office:value-type="float" office:value="56.536118152158856" table:style-name="ce9">
            <text:p>56,5</text:p>
          </table:table-cell>
          <table:table-cell office:value-type="float" office:value="26.323005793006125" table:style-name="ce9">
            <text:p>26,3</text:p>
          </table:table-cell>
          <table:table-cell office:value-type="float" office:value="8.6633562865095346" table:style-name="ce9">
            <text:p>8,7</text:p>
          </table:table-cell>
          <table:table-cell office:value-type="float" office:value="7.730273104635442" table:style-name="ce9">
            <text:p>7,7</text:p>
          </table:table-cell>
          <table:table-cell office:value-type="float" office:value="9140" table:style-name="ce8">
            <text:p>9.140</text:p>
          </table:table-cell>
          <table:table-cell office:value-type="float" office:value="9656" table:style-name="ce8">
            <text:p>9.65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Garruchos/Brasil</text:p>
          </table:table-cell>
          <table:table-cell office:value-type="float" office:value="4280" table:style-name="ce8">
            <text:p>4.280</text:p>
          </table:table-cell>
          <table:table-cell office:value-type="float" office:value="3234" table:style-name="ce8">
            <text:p>3.234</text:p>
          </table:table-cell>
          <table:table-cell office:value-type="float" office:value="1" table:style-name="ce1">
            <text:p>1</text:p>
          </table:table-cell>
          <table:table-cell office:value-type="float" office:value="0.22201739300000001" table:style-name="ce16">
            <text:p>0,222</text:p>
          </table:table-cell>
          <table:table-cell office:value-type="float" office:value="68.651018243661099" table:style-name="ce16">
            <text:p>68,651</text:p>
          </table:table-cell>
          <table:table-cell office:value-type="float" office:value="14.833152734119345" table:style-name="ce9">
            <text:p>14,8</text:p>
          </table:table-cell>
          <table:table-cell office:value-type="float" office:value="53.191754665815751" table:style-name="ce9">
            <text:p>53,2</text:p>
          </table:table-cell>
          <table:table-cell office:value-type="float" office:value="17.888052131122897" table:style-name="ce9">
            <text:p>17,9</text:p>
          </table:table-cell>
          <table:table-cell office:value-type="float" office:value="5.8551056853460119" table:style-name="ce9">
            <text:p>5,9</text:p>
          </table:table-cell>
          <table:table-cell office:value-type="float" office:value="8.2319347835959853" table:style-name="ce9">
            <text:p>8,2</text:p>
          </table:table-cell>
          <table:table-cell office:value-type="float" office:value="36" table:style-name="ce8">
            <text:p>36</text:p>
          </table:table-cell>
          <table:table-cell office:value-type="float" office:value="38" table:style-name="ce8">
            <text:p>3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Guaíra/Brasil</text:p>
          </table:table-cell>
          <table:table-cell office:value-type="float" office:value="42002" table:style-name="ce8">
            <text:p>42.002</text:p>
          </table:table-cell>
          <table:table-cell office:value-type="float" office:value="30704" table:style-name="ce8">
            <text:p>30.704</text:p>
          </table:table-cell>
          <table:table-cell office:value-type="float" office:value="1" table:style-name="ce1">
            <text:p>1</text:p>
          </table:table-cell>
          <table:table-cell office:value-type="float" office:value="0.40869687800000004" table:style-name="ce16">
            <text:p>0,409</text:p>
          </table:table-cell>
          <table:table-cell office:value-type="float" office:value="13.310867574257427" table:style-name="ce16">
            <text:p>13,311</text:p>
          </table:table-cell>
          <table:table-cell office:value-type="float" office:value="16.378559417329335" table:style-name="ce9">
            <text:p>16,4</text:p>
          </table:table-cell>
          <table:table-cell office:value-type="float" office:value="16.698903435225162" table:style-name="ce9">
            <text:p>16,7</text:p>
          </table:table-cell>
          <table:table-cell office:value-type="float" office:value="44.757332352316133" table:style-name="ce9">
            <text:p>44,8</text:p>
          </table:table-cell>
          <table:table-cell office:value-type="float" office:value="14.898522175645295" table:style-name="ce9">
            <text:p>14,9</text:p>
          </table:table-cell>
          <table:table-cell office:value-type="float" office:value="7.2666826194840661" table:style-name="ce9">
            <text:p>7,3</text:p>
          </table:table-cell>
          <table:table-cell office:value-type="float" office:value="981" table:style-name="ce8">
            <text:p>981</text:p>
          </table:table-cell>
          <table:table-cell office:value-type="float" office:value="1043" table:style-name="ce8">
            <text:p>1.04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Guajará-Mirim/Brasil - Guayaramerín/Bolívia</text:p>
          </table:table-cell>
          <table:table-cell office:value-type="float" office:value="82100" table:style-name="ce8">
            <text:p>82.100</text:p>
          </table:table-cell>
          <table:table-cell office:value-type="float" office:value="41656" table:style-name="ce8">
            <text:p>41.656</text:p>
          </table:table-cell>
          <table:table-cell office:value-type="float" office:value="1" table:style-name="ce1">
            <text:p>1</text:p>
          </table:table-cell>
          <table:table-cell office:value-type="float" office:value="0.650142039" table:style-name="ce16">
            <text:p>0,650</text:p>
          </table:table-cell>
          <table:table-cell office:value-type="float" office:value="15.607404431534473" table:style-name="ce16">
            <text:p>15,607</text:p>
          </table:table-cell>
          <table:table-cell office:value-type="float" office:value="5.8872281292365409" table:style-name="ce9">
            <text:p>5,9</text:p>
          </table:table-cell>
          <table:table-cell office:value-type="float" office:value="4.1265404158859509" table:style-name="ce9">
            <text:p>4,1</text:p>
          </table:table-cell>
          <table:table-cell office:value-type="float" office:value="46.820864478815835" table:style-name="ce9">
            <text:p>46,8</text:p>
          </table:table-cell>
          <table:table-cell office:value-type="float" office:value="24.860967496981072" table:style-name="ce9">
            <text:p>24,9</text:p>
          </table:table-cell>
          <table:table-cell office:value-type="float" office:value="18.304399479080601" table:style-name="ce9">
            <text:p>18,3</text:p>
          </table:table-cell>
          <table:table-cell office:value-type="float" office:value="463" table:style-name="ce8">
            <text:p>463</text:p>
          </table:table-cell>
          <table:table-cell office:value-type="float" office:value="492" table:style-name="ce8">
            <text:p>49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Itaqui/Brasil</text:p>
          </table:table-cell>
          <table:table-cell office:value-type="float" office:value="40457" table:style-name="ce8">
            <text:p>40.457</text:p>
          </table:table-cell>
          <table:table-cell office:value-type="float" office:value="38159" table:style-name="ce8">
            <text:p>38.159</text:p>
          </table:table-cell>
          <table:table-cell office:value-type="float" office:value="1" table:style-name="ce1">
            <text:p>1</text:p>
          </table:table-cell>
          <table:table-cell office:value-type="float" office:value="0.84892611299999998" table:style-name="ce16">
            <text:p>0,849</text:p>
          </table:table-cell>
          <table:table-cell office:value-type="float" office:value="22.247074425430437" table:style-name="ce16">
            <text:p>22,247</text:p>
          </table:table-cell>
          <table:table-cell office:value-type="float" office:value="26.068143105877105" table:style-name="ce9">
            <text:p>26,1</text:p>
          </table:table-cell>
          <table:table-cell office:value-type="float" office:value="26.516891111346929" table:style-name="ce9">
            <text:p>26,5</text:p>
          </table:table-cell>
          <table:table-cell office:value-type="float" office:value="26.307930758633645" table:style-name="ce9">
            <text:p>26,3</text:p>
          </table:table-cell>
          <table:table-cell office:value-type="float" office:value="14.389892492328126" table:style-name="ce9">
            <text:p>14,4</text:p>
          </table:table-cell>
          <table:table-cell office:value-type="float" office:value="6.7171425318141909" table:style-name="ce9">
            <text:p>6,7</text:p>
          </table:table-cell>
          <table:table-cell office:value-type="float" office:value="1128" table:style-name="ce8">
            <text:p>1.128</text:p>
          </table:table-cell>
          <table:table-cell office:value-type="float" office:value="1191" table:style-name="ce8">
            <text:p>1.19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Jaguarão/Brasil - Rio Branco/Uruguai</text:p>
          </table:table-cell>
          <table:table-cell office:value-type="float" office:value="42535" table:style-name="ce8">
            <text:p>42.535</text:p>
          </table:table-cell>
          <table:table-cell office:value-type="float" office:value="27931" table:style-name="ce8">
            <text:p>27.931</text:p>
          </table:table-cell>
          <table:table-cell office:value-type="float" office:value="1" table:style-name="ce1">
            <text:p>1</text:p>
          </table:table-cell>
          <table:table-cell office:value-type="float" office:value="0.42791931800000005" table:style-name="ce16">
            <text:p>0,428</text:p>
          </table:table-cell>
          <table:table-cell office:value-type="float" office:value="15.320587089613692" table:style-name="ce16">
            <text:p>15,321</text:p>
          </table:table-cell>
          <table:table-cell office:value-type="float" office:value="23.852819142883376" table:style-name="ce9">
            <text:p>23,9</text:p>
          </table:table-cell>
          <table:table-cell office:value-type="float" office:value="6.8908840427718197" table:style-name="ce9">
            <text:p>6,9</text:p>
          </table:table-cell>
          <table:table-cell office:value-type="float" office:value="28.623743740402947" table:style-name="ce9">
            <text:p>28,6</text:p>
          </table:table-cell>
          <table:table-cell office:value-type="float" office:value="19.033988785708431" table:style-name="ce9">
            <text:p>19,0</text:p>
          </table:table-cell>
          <table:table-cell office:value-type="float" office:value="21.598564288233419" table:style-name="ce9">
            <text:p>21,6</text:p>
          </table:table-cell>
          <table:table-cell office:value-type="float" office:value="1112" table:style-name="ce8">
            <text:p>1.112</text:p>
          </table:table-cell>
          <table:table-cell office:value-type="float" office:value="1181" table:style-name="ce8">
            <text:p>1.18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Oiapoque/Brasil</text:p>
          </table:table-cell>
          <table:table-cell office:value-type="float" office:value="24455" table:style-name="ce8">
            <text:p>24.455</text:p>
          </table:table-cell>
          <table:table-cell office:value-type="float" office:value="20509" table:style-name="ce8">
            <text:p>20.509</text:p>
          </table:table-cell>
          <table:table-cell office:value-type="float" office:value="1" table:style-name="ce1">
            <text:p>1</text:p>
          </table:table-cell>
          <table:table-cell office:value-type="float" office:value="0.236269174" table:style-name="ce16">
            <text:p>0,236</text:p>
          </table:table-cell>
          <table:table-cell office:value-type="float" office:value="11.520267882393096" table:style-name="ce16">
            <text:p>11,520</text:p>
          </table:table-cell>
          <table:table-cell office:value-type="float" office:value="9.4118922174756499" table:style-name="ce9">
            <text:p>9,4</text:p>
          </table:table-cell>
          <table:table-cell office:value-type="float" office:value="4.2086869952827612" table:style-name="ce9">
            <text:p>4,2</text:p>
          </table:table-cell>
          <table:table-cell office:value-type="float" office:value="32.994470535542654" table:style-name="ce9">
            <text:p>33,0</text:p>
          </table:table-cell>
          <table:table-cell office:value-type="float" office:value="46.060264298380289" table:style-name="ce9">
            <text:p>46,1</text:p>
          </table:table-cell>
          <table:table-cell office:value-type="float" office:value="7.3246859533186495" table:style-name="ce9">
            <text:p>7,3</text:p>
          </table:table-cell>
          <table:table-cell office:value-type="float" office:value="243" table:style-name="ce8">
            <text:p>243</text:p>
          </table:table-cell>
          <table:table-cell office:value-type="float" office:value="255" table:style-name="ce8">
            <text:p>25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Paranhos/Brasil - Ypejhú/Paraguai</text:p>
          </table:table-cell>
          <table:table-cell office:value-type="float" office:value="18243" table:style-name="ce8">
            <text:p>18.243</text:p>
          </table:table-cell>
          <table:table-cell office:value-type="float" office:value="12350" table:style-name="ce8">
            <text:p>12.350</text:p>
          </table:table-cell>
          <table:table-cell office:value-type="float" office:value="1" table:style-name="ce1">
            <text:p>1</text:p>
          </table:table-cell>
          <table:table-cell office:value-type="float" office:value="8.1241137000000005E-2" table:style-name="ce16">
            <text:p>0,081</text:p>
          </table:table-cell>
          <table:table-cell office:value-type="float" office:value="6.5782297165991901" table:style-name="ce16">
            <text:p>6,578</text:p>
          </table:table-cell>
          <table:table-cell office:value-type="float" office:value="20.739488173337602" table:style-name="ce9">
            <text:p>20,7</text:p>
          </table:table-cell>
          <table:table-cell office:value-type="float" office:value="9.9258618204715674" table:style-name="ce9">
            <text:p>9,9</text:p>
          </table:table-cell>
          <table:table-cell office:value-type="float" office:value="17.132671346044802" table:style-name="ce9">
            <text:p>17,1</text:p>
          </table:table-cell>
          <table:table-cell office:value-type="float" office:value="47.72791892363594" table:style-name="ce9">
            <text:p>47,7</text:p>
          </table:table-cell>
          <table:table-cell office:value-type="float" office:value="4.4740597365100889" table:style-name="ce9">
            <text:p>4,5</text:p>
          </table:table-cell>
          <table:table-cell office:value-type="float" office:value="70" table:style-name="ce8">
            <text:p>70</text:p>
          </table:table-cell>
          <table:table-cell office:value-type="float" office:value="73" table:style-name="ce8">
            <text:p>7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Pedro Juan Caballero/Paraguai - Ponta Porã/Brasil</text:p>
          </table:table-cell>
          <table:table-cell office:value-type="float" office:value="166061" table:style-name="ce8">
            <text:p>166.061</text:p>
          </table:table-cell>
          <table:table-cell office:value-type="float" office:value="77872" table:style-name="ce8">
            <text:p>77.872</text:p>
          </table:table-cell>
          <table:table-cell office:value-type="float" office:value="1" table:style-name="ce1">
            <text:p>1</text:p>
          </table:table-cell>
          <table:table-cell office:value-type="float" office:value="0.9685208689999999" table:style-name="ce16">
            <text:p>0,969</text:p>
          </table:table-cell>
          <table:table-cell office:value-type="float" office:value="12.437344218717895" table:style-name="ce16">
            <text:p>12,437</text:p>
          </table:table-cell>
          <table:table-cell office:value-type="float" office:value="17.48753304354457" table:style-name="ce9">
            <text:p>17,5</text:p>
          </table:table-cell>
          <table:table-cell office:value-type="float" office:value="14.133600666894871" table:style-name="ce9">
            <text:p>14,1</text:p>
          </table:table-cell>
          <table:table-cell office:value-type="float" office:value="33.988105732804812" table:style-name="ce9">
            <text:p>34,0</text:p>
          </table:table-cell>
          <table:table-cell office:value-type="float" office:value="22.799984395586627" table:style-name="ce9">
            <text:p>22,8</text:p>
          </table:table-cell>
          <table:table-cell office:value-type="float" office:value="11.590776161169119" table:style-name="ce9">
            <text:p>11,6</text:p>
          </table:table-cell>
          <table:table-cell office:value-type="float" office:value="1375" table:style-name="ce8">
            <text:p>1.375</text:p>
          </table:table-cell>
          <table:table-cell office:value-type="float" office:value="1472" table:style-name="ce8">
            <text:p>1.47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Porto Mauá/Brasil - Alba Posse/Argentina</text:p>
          </table:table-cell>
          <table:table-cell office:value-type="float" office:value="4530" table:style-name="ce8">
            <text:p>4.530</text:p>
          </table:table-cell>
          <table:table-cell office:value-type="float" office:value="2542" table:style-name="ce8">
            <text:p>2.542</text:p>
          </table:table-cell>
          <table:table-cell office:value-type="float" office:value="1" table:style-name="ce1">
            <text:p>1</text:p>
          </table:table-cell>
          <table:table-cell office:value-type="float" office:value="3.6315574000000003E-2" table:style-name="ce16">
            <text:p>0,036</text:p>
          </table:table-cell>
          <table:table-cell office:value-type="float" office:value="14.286221085759244" table:style-name="ce16">
            <text:p>14,286</text:p>
          </table:table-cell>
          <table:table-cell office:value-type="float" office:value="42.193831219630454" table:style-name="ce9">
            <text:p>42,2</text:p>
          </table:table-cell>
          <table:table-cell office:value-type="float" office:value="6.0026643114604221" table:style-name="ce9">
            <text:p>6,0</text:p>
          </table:table-cell>
          <table:table-cell office:value-type="float" office:value="22.835145053744704" table:style-name="ce9">
            <text:p>22,8</text:p>
          </table:table-cell>
          <table:table-cell office:value-type="float" office:value="25.740713887656025" table:style-name="ce9">
            <text:p>25,7</text:p>
          </table:table-cell>
          <table:table-cell office:value-type="float" office:value="3.2276455275083902" table:style-name="ce9">
            <text:p>3,2</text:p>
          </table:table-cell>
          <table:table-cell office:value-type="float" office:value="66" table:style-name="ce8">
            <text:p>66</text:p>
          </table:table-cell>
          <table:table-cell office:value-type="float" office:value="69" table:style-name="ce8">
            <text:p>6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Porto Vera Cruz/Brasil - Panambí/Argentina</text:p>
          </table:table-cell>
          <table:table-cell office:value-type="float" office:value="3381" table:style-name="ce8">
            <text:p>3.381</text:p>
          </table:table-cell>
          <table:table-cell office:value-type="float" office:value="1852" table:style-name="ce8">
            <text:p>1.852</text:p>
          </table:table-cell>
          <table:table-cell office:value-type="float" office:value="1" table:style-name="ce1">
            <text:p>1</text:p>
          </table:table-cell>
          <table:table-cell office:value-type="float" office:value="3.0102405999999998E-2" table:style-name="ce16">
            <text:p>0,030</text:p>
          </table:table-cell>
          <table:table-cell office:value-type="float" office:value="16.253998920086392" table:style-name="ce16">
            <text:p>16,254</text:p>
          </table:table-cell>
          <table:table-cell office:value-type="float" office:value="53.949986589111852" table:style-name="ce9">
            <text:p>53,9</text:p>
          </table:table-cell>
          <table:table-cell office:value-type="float" office:value="4.0697677122552927" table:style-name="ce9">
            <text:p>4,1</text:p>
          </table:table-cell>
          <table:table-cell office:value-type="float" office:value="17.238582191735773" table:style-name="ce9">
            <text:p>17,2</text:p>
          </table:table-cell>
          <table:table-cell office:value-type="float" office:value="23.405962965219455" table:style-name="ce9">
            <text:p>23,4</text:p>
          </table:table-cell>
          <table:table-cell office:value-type="float" office:value="1.335700541677632" table:style-name="ce9">
            <text:p>1,3</text:p>
          </table:table-cell>
          <table:table-cell office:value-type="float" office:value="26" table:style-name="ce8">
            <text:p>26</text:p>
          </table:table-cell>
          <table:table-cell office:value-type="float" office:value="26" table:style-name="ce8">
            <text:p>2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Porto Xavier/Brasil - San Javier/Argentina</text:p>
          </table:table-cell>
          <table:table-cell office:value-type="float" office:value="14147" table:style-name="ce8">
            <text:p>14.147</text:p>
          </table:table-cell>
          <table:table-cell office:value-type="float" office:value="10558" table:style-name="ce8">
            <text:p>10.558</text:p>
          </table:table-cell>
          <table:table-cell office:value-type="float" office:value="1" table:style-name="ce1">
            <text:p>1</text:p>
          </table:table-cell>
          <table:table-cell office:value-type="float" office:value="0.18028741399999998" table:style-name="ce16">
            <text:p>0,180</text:p>
          </table:table-cell>
          <table:table-cell office:value-type="float" office:value="17.075905853381322" table:style-name="ce16">
            <text:p>17,076</text:p>
          </table:table-cell>
          <table:table-cell office:value-type="float" office:value="11.634704017663706" table:style-name="ce9">
            <text:p>11,6</text:p>
          </table:table-cell>
          <table:table-cell office:value-type="float" office:value="6.6160275614136888" table:style-name="ce9">
            <text:p>6,6</text:p>
          </table:table-cell>
          <table:table-cell office:value-type="float" office:value="24.656433865094993" table:style-name="ce9">
            <text:p>24,7</text:p>
          </table:table-cell>
          <table:table-cell office:value-type="float" office:value="17.177589557083557" table:style-name="ce9">
            <text:p>17,2</text:p>
          </table:table-cell>
          <table:table-cell office:value-type="float" office:value="39.915244998744065" table:style-name="ce9">
            <text:p>39,9</text:p>
          </table:table-cell>
          <table:table-cell office:value-type="float" office:value="333" table:style-name="ce8">
            <text:p>333</text:p>
          </table:table-cell>
          <table:table-cell office:value-type="float" office:value="341" table:style-name="ce8">
            <text:p>34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Sant'Ana do Livramento/Brasil - Rivera/Uruguai</text:p>
          </table:table-cell>
          <table:table-cell office:value-type="float" office:value="161364" table:style-name="ce8">
            <text:p>161.364</text:p>
          </table:table-cell>
          <table:table-cell office:value-type="float" office:value="82464" table:style-name="ce8">
            <text:p>82.464</text:p>
          </table:table-cell>
          <table:table-cell office:value-type="float" office:value="1" table:style-name="ce1">
            <text:p>1</text:p>
          </table:table-cell>
          <table:table-cell office:value-type="float" office:value="1.0100218329999999" table:style-name="ce16">
            <text:p>1,010</text:p>
          </table:table-cell>
          <table:table-cell office:value-type="float" office:value="12.248033481276678" table:style-name="ce16">
            <text:p>12,248</text:p>
          </table:table-cell>
          <table:table-cell office:value-type="float" office:value="16.79604662565745" table:style-name="ce9">
            <text:p>16,8</text:p>
          </table:table-cell>
          <table:table-cell office:value-type="float" office:value="8.2388876439268017" table:style-name="ce9">
            <text:p>8,2</text:p>
          </table:table-cell>
          <table:table-cell office:value-type="float" office:value="39.730810254672981" table:style-name="ce9">
            <text:p>39,7</text:p>
          </table:table-cell>
          <table:table-cell office:value-type="float" office:value="24.50870366482464" table:style-name="ce9">
            <text:p>24,5</text:p>
          </table:table-cell>
          <table:table-cell office:value-type="float" office:value="10.72555181091813" table:style-name="ce9">
            <text:p>10,7</text:p>
          </table:table-cell>
          <table:table-cell office:value-type="float" office:value="2529" table:style-name="ce8">
            <text:p>2.529</text:p>
          </table:table-cell>
          <table:table-cell office:value-type="float" office:value="2727" table:style-name="ce8">
            <text:p>2.72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Santo Antônio do Sudoeste/Brasil</text:p>
          </table:table-cell>
          <table:table-cell office:value-type="float" office:value="33674" table:style-name="ce8">
            <text:p>33.674</text:p>
          </table:table-cell>
          <table:table-cell office:value-type="float" office:value="24521" table:style-name="ce8">
            <text:p>24.521</text:p>
          </table:table-cell>
          <table:table-cell office:value-type="float" office:value="2" table:style-name="ce1">
            <text:p>2</text:p>
          </table:table-cell>
          <table:table-cell office:value-type="float" office:value="0.25244207699999999" table:style-name="ce16">
            <text:p>0,252</text:p>
          </table:table-cell>
          <table:table-cell office:value-type="float" office:value="10.294934015741608" table:style-name="ce16">
            <text:p>10,295</text:p>
          </table:table-cell>
          <table:table-cell office:value-type="float" office:value="24.488749155712267" table:style-name="ce9">
            <text:p>24,5</text:p>
          </table:table-cell>
          <table:table-cell office:value-type="float" office:value="11.644287414098562" table:style-name="ce9">
            <text:p>11,6</text:p>
          </table:table-cell>
          <table:table-cell office:value-type="float" office:value="39.169456682928498" table:style-name="ce9">
            <text:p>39,2</text:p>
          </table:table-cell>
          <table:table-cell office:value-type="float" office:value="18.780024536083975" table:style-name="ce9">
            <text:p>18,8</text:p>
          </table:table-cell>
          <table:table-cell office:value-type="float" office:value="5.9174822111767051" table:style-name="ce9">
            <text:p>5,9</text:p>
          </table:table-cell>
          <table:table-cell office:value-type="float" office:value="876" table:style-name="ce8">
            <text:p>876</text:p>
          </table:table-cell>
          <table:table-cell office:value-type="float" office:value="916" table:style-name="ce8">
            <text:p>91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São Borja/Brasil</text:p>
          </table:table-cell>
          <table:table-cell office:value-type="float" office:value="87495" table:style-name="ce8">
            <text:p>87.495</text:p>
          </table:table-cell>
          <table:table-cell office:value-type="float" office:value="61671" table:style-name="ce8">
            <text:p>61.671</text:p>
          </table:table-cell>
          <table:table-cell office:value-type="float" office:value="1" table:style-name="ce1">
            <text:p>1</text:p>
          </table:table-cell>
          <table:table-cell office:value-type="float" office:value="1.342379736" table:style-name="ce16">
            <text:p>1,342</text:p>
          </table:table-cell>
          <table:table-cell office:value-type="float" office:value="21.766790484992946" table:style-name="ce16">
            <text:p>21,767</text:p>
          </table:table-cell>
          <table:table-cell office:value-type="float" office:value="15.28664330195163" table:style-name="ce9">
            <text:p>15,3</text:p>
          </table:table-cell>
          <table:table-cell office:value-type="float" office:value="15.816967755538286" table:style-name="ce9">
            <text:p>15,8</text:p>
          </table:table-cell>
          <table:table-cell office:value-type="float" office:value="31.449099809712855" table:style-name="ce9">
            <text:p>31,4</text:p>
          </table:table-cell>
          <table:table-cell office:value-type="float" office:value="13.456734495878891" table:style-name="ce9">
            <text:p>13,5</text:p>
          </table:table-cell>
          <table:table-cell office:value-type="float" office:value="23.990554636918326" table:style-name="ce9">
            <text:p>24,0</text:p>
          </table:table-cell>
          <table:table-cell office:value-type="float" office:value="1573" table:style-name="ce8">
            <text:p>1.573</text:p>
          </table:table-cell>
          <table:table-cell office:value-type="float" office:value="1653" table:style-name="ce8">
            <text:p>1.65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Tabatinga/Brasil - Letícia/Colômbia</text:p>
          </table:table-cell>
          <table:table-cell office:value-type="float" office:value="94947" table:style-name="ce8">
            <text:p>94.947</text:p>
          </table:table-cell>
          <table:table-cell office:value-type="float" office:value="52272" table:style-name="ce8">
            <text:p>52.272</text:p>
          </table:table-cell>
          <table:table-cell office:value-type="float" office:value="1" table:style-name="ce1">
            <text:p>1</text:p>
          </table:table-cell>
          <table:table-cell office:value-type="float" office:value="0.23217301399999998" table:style-name="ce16">
            <text:p>0,232</text:p>
          </table:table-cell>
          <table:table-cell office:value-type="float" office:value="4.441632499234772" table:style-name="ce16">
            <text:p>4,442</text:p>
          </table:table-cell>
          <table:table-cell office:value-type="float" office:value="8.4045603163854352" table:style-name="ce9">
            <text:p>8,4</text:p>
          </table:table-cell>
          <table:table-cell office:value-type="float" office:value="13.139279399629105" table:style-name="ce9">
            <text:p>13,1</text:p>
          </table:table-cell>
          <table:table-cell office:value-type="float" office:value="25.047573789088172" table:style-name="ce9">
            <text:p>25,0</text:p>
          </table:table-cell>
          <table:table-cell office:value-type="float" office:value="48.612222865832287" table:style-name="ce9">
            <text:p>48,6</text:p>
          </table:table-cell>
          <table:table-cell office:value-type="float" office:value="4.796363629065004" table:style-name="ce9">
            <text:p>4,8</text:p>
          </table:table-cell>
          <table:table-cell office:value-type="float" office:value="212" table:style-name="ce8">
            <text:p>212</text:p>
          </table:table-cell>
          <table:table-cell office:value-type="float" office:value="235" table:style-name="ce8">
            <text:p>23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nternacional de Uruguaiana/Brasil</text:p>
          </table:table-cell>
          <table:table-cell office:value-type="float" office:value="137877" table:style-name="ce8">
            <text:p>137.877</text:p>
          </table:table-cell>
          <table:table-cell office:value-type="float" office:value="125435" table:style-name="ce8">
            <text:p>125.435</text:p>
          </table:table-cell>
          <table:table-cell office:value-type="float" office:value="1" table:style-name="ce1">
            <text:p>1</text:p>
          </table:table-cell>
          <table:table-cell office:value-type="float" office:value="2.6462135129999997" table:style-name="ce16">
            <text:p>2,646</text:p>
          </table:table-cell>
          <table:table-cell office:value-type="float" office:value="21.096293004344879" table:style-name="ce16">
            <text:p>21,096</text:p>
          </table:table-cell>
          <table:table-cell office:value-type="float" office:value="11.381548976316486" table:style-name="ce9">
            <text:p>11,4</text:p>
          </table:table-cell>
          <table:table-cell office:value-type="float" office:value="8.1232407341274122" table:style-name="ce9">
            <text:p>8,1</text:p>
          </table:table-cell>
          <table:table-cell office:value-type="float" office:value="26.433716953058273" table:style-name="ce9">
            <text:p>26,4</text:p>
          </table:table-cell>
          <table:table-cell office:value-type="float" office:value="13.542161176319262" table:style-name="ce9">
            <text:p>13,5</text:p>
          </table:table-cell>
          <table:table-cell office:value-type="float" office:value="40.519332160178571" table:style-name="ce9">
            <text:p>40,5</text:p>
          </table:table-cell>
          <table:table-cell office:value-type="float" office:value="3099" table:style-name="ce8">
            <text:p>3.099</text:p>
          </table:table-cell>
          <table:table-cell office:value-type="float" office:value="3283" table:style-name="ce8">
            <text:p>3.28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patinga/MG</text:p>
          </table:table-cell>
          <table:table-cell office:value-type="float" office:value="509110" table:style-name="ce8">
            <text:p>509.110</text:p>
          </table:table-cell>
          <table:table-cell office:value-type="float" office:value="509110" table:style-name="ce8">
            <text:p>509.110</text:p>
          </table:table-cell>
          <table:table-cell office:value-type="float" office:value="10" table:style-name="ce1">
            <text:p>10</text:p>
          </table:table-cell>
          <table:table-cell office:value-type="float" office:value="11.430633423" table:style-name="ce16">
            <text:p>11,431</text:p>
          </table:table-cell>
          <table:table-cell office:value-type="float" office:value="22.452187980986427" table:style-name="ce16">
            <text:p>22,452</text:p>
          </table:table-cell>
          <table:table-cell office:value-type="float" office:value="0.39029874678888127" table:style-name="ce9">
            <text:p>0,4</text:p>
          </table:table-cell>
          <table:table-cell office:value-type="float" office:value="46.657505088639908" table:style-name="ce9">
            <text:p>46,7</text:p>
          </table:table-cell>
          <table:table-cell office:value-type="float" office:value="29.161384873850306" table:style-name="ce9">
            <text:p>29,2</text:p>
          </table:table-cell>
          <table:table-cell office:value-type="float" office:value="10.129265694675055" table:style-name="ce9">
            <text:p>10,1</text:p>
          </table:table-cell>
          <table:table-cell office:value-type="float" office:value="13.661545596045835" table:style-name="ce9">
            <text:p>13,7</text:p>
          </table:table-cell>
          <table:table-cell office:value-type="float" office:value="12592" table:style-name="ce8">
            <text:p>12.592</text:p>
          </table:table-cell>
          <table:table-cell office:value-type="float" office:value="13381" table:style-name="ce8">
            <text:p>13.38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tajaí - Balneário Camboriú/SC</text:p>
          </table:table-cell>
          <table:table-cell office:value-type="float" office:value="478984" table:style-name="ce8">
            <text:p>478.984</text:p>
          </table:table-cell>
          <table:table-cell office:value-type="float" office:value="478984" table:style-name="ce8">
            <text:p>478.984</text:p>
          </table:table-cell>
          <table:table-cell office:value-type="float" office:value="7" table:style-name="ce1">
            <text:p>7</text:p>
          </table:table-cell>
          <table:table-cell office:value-type="float" office:value="20.167175423" table:style-name="ce16">
            <text:p>20,167</text:p>
          </table:table-cell>
          <table:table-cell office:value-type="float" office:value="42.104069077463969" table:style-name="ce16">
            <text:p>42,104</text:p>
          </table:table-cell>
          <table:table-cell office:value-type="float" office:value="0.75536369275722337" table:style-name="ce9">
            <text:p>0,8</text:p>
          </table:table-cell>
          <table:table-cell office:value-type="float" office:value="13.075557060869425" table:style-name="ce9">
            <text:p>13,1</text:p>
          </table:table-cell>
          <table:table-cell office:value-type="float" office:value="49.08314487962889" table:style-name="ce9">
            <text:p>49,1</text:p>
          </table:table-cell>
          <table:table-cell office:value-type="float" office:value="6.2645411987598196" table:style-name="ce9">
            <text:p>6,3</text:p>
          </table:table-cell>
          <table:table-cell office:value-type="float" office:value="30.821393167984645" table:style-name="ce9">
            <text:p>30,8</text:p>
          </table:table-cell>
          <table:table-cell office:value-type="float" office:value="20995" table:style-name="ce8">
            <text:p>20.995</text:p>
          </table:table-cell>
          <table:table-cell office:value-type="float" office:value="22911" table:style-name="ce8">
            <text:p>22.91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tajubá/MG</text:p>
          </table:table-cell>
          <table:table-cell office:value-type="float" office:value="110440" table:style-name="ce8">
            <text:p>110.440</text:p>
          </table:table-cell>
          <table:table-cell office:value-type="float" office:value="110440" table:style-name="ce8">
            <text:p>110.440</text:p>
          </table:table-cell>
          <table:table-cell office:value-type="float" office:value="5" table:style-name="ce1">
            <text:p>5</text:p>
          </table:table-cell>
          <table:table-cell office:value-type="float" office:value="1.8241331750000001" table:style-name="ce16">
            <text:p>1,824</text:p>
          </table:table-cell>
          <table:table-cell office:value-type="float" office:value="16.516961019558131" table:style-name="ce16">
            <text:p>16,517</text:p>
          </table:table-cell>
          <table:table-cell office:value-type="float" office:value="2.7082289646971636" table:style-name="ce9">
            <text:p>2,7</text:p>
          </table:table-cell>
          <table:table-cell office:value-type="float" office:value="35.314321335118528" table:style-name="ce9">
            <text:p>35,3</text:p>
          </table:table-cell>
          <table:table-cell office:value-type="float" office:value="37.660316275975852" table:style-name="ce9">
            <text:p>37,7</text:p>
          </table:table-cell>
          <table:table-cell office:value-type="float" office:value="11.612731455311645" table:style-name="ce9">
            <text:p>11,6</text:p>
          </table:table-cell>
          <table:table-cell office:value-type="float" office:value="12.704401968896818" table:style-name="ce9">
            <text:p>12,7</text:p>
          </table:table-cell>
          <table:table-cell office:value-type="float" office:value="3436" table:style-name="ce8">
            <text:p>3.436</text:p>
          </table:table-cell>
          <table:table-cell office:value-type="float" office:value="3611" table:style-name="ce8">
            <text:p>3.61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també/PE - Pedras de Fogo/PB</text:p>
          </table:table-cell>
          <table:table-cell office:value-type="float" office:value="80823" table:style-name="ce8">
            <text:p>80.823</text:p>
          </table:table-cell>
          <table:table-cell office:value-type="float" office:value="80823" table:style-name="ce8">
            <text:p>80.823</text:p>
          </table:table-cell>
          <table:table-cell office:value-type="float" office:value="4" table:style-name="ce1">
            <text:p>4</text:p>
          </table:table-cell>
          <table:table-cell office:value-type="float" office:value="0.67804567500000001" table:style-name="ce16">
            <text:p>0,678</text:p>
          </table:table-cell>
          <table:table-cell office:value-type="float" office:value="8.3892663598233188" table:style-name="ce16">
            <text:p>8,389</text:p>
          </table:table-cell>
          <table:table-cell office:value-type="float" office:value="23.78968009787836" table:style-name="ce9">
            <text:p>23,8</text:p>
          </table:table-cell>
          <table:table-cell office:value-type="float" office:value="21.496687962798376" table:style-name="ce9">
            <text:p>21,5</text:p>
          </table:table-cell>
          <table:table-cell office:value-type="float" office:value="18.596214923131829" table:style-name="ce9">
            <text:p>18,6</text:p>
          </table:table-cell>
          <table:table-cell office:value-type="float" office:value="29.290964358706368" table:style-name="ce9">
            <text:p>29,3</text:p>
          </table:table-cell>
          <table:table-cell office:value-type="float" office:value="6.8264526574850573" table:style-name="ce9">
            <text:p>6,8</text:p>
          </table:table-cell>
          <table:table-cell office:value-type="float" office:value="679" table:style-name="ce8">
            <text:p>679</text:p>
          </table:table-cell>
          <table:table-cell office:value-type="float" office:value="722" table:style-name="ce8">
            <text:p>72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taocara/RJ</text:p>
          </table:table-cell>
          <table:table-cell office:value-type="float" office:value="33112" table:style-name="ce8">
            <text:p>33.112</text:p>
          </table:table-cell>
          <table:table-cell office:value-type="float" office:value="33112" table:style-name="ce8">
            <text:p>33.112</text:p>
          </table:table-cell>
          <table:table-cell office:value-type="float" office:value="2" table:style-name="ce1">
            <text:p>2</text:p>
          </table:table-cell>
          <table:table-cell office:value-type="float" office:value="0.34948636" table:style-name="ce16">
            <text:p>0,349</text:p>
          </table:table-cell>
          <table:table-cell office:value-type="float" office:value="10.554673834259482" table:style-name="ce16">
            <text:p>10,555</text:p>
          </table:table-cell>
          <table:table-cell office:value-type="float" office:value="8.3278225793990934" table:style-name="ce9">
            <text:p>8,3</text:p>
          </table:table-cell>
          <table:table-cell office:value-type="float" office:value="9.1584464126153584" table:style-name="ce9">
            <text:p>9,2</text:p>
          </table:table-cell>
          <table:table-cell office:value-type="float" office:value="37.341797545403502" table:style-name="ce9">
            <text:p>37,3</text:p>
          </table:table-cell>
          <table:table-cell office:value-type="float" office:value="39.256869424031308" table:style-name="ce9">
            <text:p>39,3</text:p>
          </table:table-cell>
          <table:table-cell office:value-type="float" office:value="5.9150640385507467" table:style-name="ce9">
            <text:p>5,9</text:p>
          </table:table-cell>
          <table:table-cell office:value-type="float" office:value="885" table:style-name="ce8">
            <text:p>885</text:p>
          </table:table-cell>
          <table:table-cell office:value-type="float" office:value="928" table:style-name="ce8">
            <text:p>92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tapema/SC</text:p>
          </table:table-cell>
          <table:table-cell office:value-type="float" office:value="76173" table:style-name="ce8">
            <text:p>76.173</text:p>
          </table:table-cell>
          <table:table-cell office:value-type="float" office:value="76173" table:style-name="ce8">
            <text:p>76.173</text:p>
          </table:table-cell>
          <table:table-cell office:value-type="float" office:value="3" table:style-name="ce1">
            <text:p>3</text:p>
          </table:table-cell>
          <table:table-cell office:value-type="float" office:value="1.3122188000000001" table:style-name="ce16">
            <text:p>1,312</text:p>
          </table:table-cell>
          <table:table-cell office:value-type="float" office:value="17.22682315256062" table:style-name="ce16">
            <text:p>17,227</text:p>
          </table:table-cell>
          <table:table-cell office:value-type="float" office:value="2.6088224006545246" table:style-name="ce9">
            <text:p>2,6</text:p>
          </table:table-cell>
          <table:table-cell office:value-type="float" office:value="16.135070157507268" table:style-name="ce9">
            <text:p>16,1</text:p>
          </table:table-cell>
          <table:table-cell office:value-type="float" office:value="56.691625360039041" table:style-name="ce9">
            <text:p>56,7</text:p>
          </table:table-cell>
          <table:table-cell office:value-type="float" office:value="15.642383419594355" table:style-name="ce9">
            <text:p>15,6</text:p>
          </table:table-cell>
          <table:table-cell office:value-type="float" office:value="8.9220986622048102" table:style-name="ce9">
            <text:p>8,9</text:p>
          </table:table-cell>
          <table:table-cell office:value-type="float" office:value="4000" table:style-name="ce8">
            <text:p>4.000</text:p>
          </table:table-cell>
          <table:table-cell office:value-type="float" office:value="4296" table:style-name="ce8">
            <text:p>4.29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tapetininga/SP</text:p>
          </table:table-cell>
          <table:table-cell office:value-type="float" office:value="149261" table:style-name="ce8">
            <text:p>149.261</text:p>
          </table:table-cell>
          <table:table-cell office:value-type="float" office:value="149261" table:style-name="ce8">
            <text:p>149.261</text:p>
          </table:table-cell>
          <table:table-cell office:value-type="float" office:value="2" table:style-name="ce1">
            <text:p>2</text:p>
          </table:table-cell>
          <table:table-cell office:value-type="float" office:value="2.6421285810000001" table:style-name="ce16">
            <text:p>2,642</text:p>
          </table:table-cell>
          <table:table-cell office:value-type="float" office:value="17.70139943454754" table:style-name="ce16">
            <text:p>17,701</text:p>
          </table:table-cell>
          <table:table-cell office:value-type="float" office:value="19.487438488142221" table:style-name="ce9">
            <text:p>19,5</text:p>
          </table:table-cell>
          <table:table-cell office:value-type="float" office:value="23.1317400445622" table:style-name="ce9">
            <text:p>23,1</text:p>
          </table:table-cell>
          <table:table-cell office:value-type="float" office:value="37.803477589344467" table:style-name="ce9">
            <text:p>37,8</text:p>
          </table:table-cell>
          <table:table-cell office:value-type="float" office:value="11.20056374727964" table:style-name="ce9">
            <text:p>11,2</text:p>
          </table:table-cell>
          <table:table-cell office:value-type="float" office:value="8.3767801306714667" table:style-name="ce9">
            <text:p>8,4</text:p>
          </table:table-cell>
          <table:table-cell office:value-type="float" office:value="4102" table:style-name="ce8">
            <text:p>4.102</text:p>
          </table:table-cell>
          <table:table-cell office:value-type="float" office:value="4285" table:style-name="ce8">
            <text:p>4.28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tapiranga/SC</text:p>
          </table:table-cell>
          <table:table-cell office:value-type="float" office:value="18498" table:style-name="ce8">
            <text:p>18.498</text:p>
          </table:table-cell>
          <table:table-cell office:value-type="float" office:value="18498" table:style-name="ce8">
            <text:p>18.498</text:p>
          </table:table-cell>
          <table:table-cell office:value-type="float" office:value="2" table:style-name="ce1">
            <text:p>2</text:p>
          </table:table-cell>
          <table:table-cell office:value-type="float" office:value="0.53162071399999999" table:style-name="ce16">
            <text:p>0,532</text:p>
          </table:table-cell>
          <table:table-cell office:value-type="float" office:value="28.739361768839878" table:style-name="ce16">
            <text:p>28,739</text:p>
          </table:table-cell>
          <table:table-cell office:value-type="float" office:value="10.175874561576997" table:style-name="ce9">
            <text:p>10,2</text:p>
          </table:table-cell>
          <table:table-cell office:value-type="float" office:value="43.976416426843741" table:style-name="ce9">
            <text:p>44,0</text:p>
          </table:table-cell>
          <table:table-cell office:value-type="float" office:value="29.490976531061197" table:style-name="ce9">
            <text:p>29,5</text:p>
          </table:table-cell>
          <table:table-cell office:value-type="float" office:value="9.163119253475891" table:style-name="ce9">
            <text:p>9,2</text:p>
          </table:table-cell>
          <table:table-cell office:value-type="float" office:value="7.1936132270421655" table:style-name="ce9">
            <text:p>7,2</text:p>
          </table:table-cell>
          <table:table-cell office:value-type="float" office:value="641" table:style-name="ce8">
            <text:p>641</text:p>
          </table:table-cell>
          <table:table-cell office:value-type="float" office:value="692" table:style-name="ce8">
            <text:p>69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taúna/MG</text:p>
          </table:table-cell>
          <table:table-cell office:value-type="float" office:value="95391" table:style-name="ce8">
            <text:p>95.391</text:p>
          </table:table-cell>
          <table:table-cell office:value-type="float" office:value="95391" table:style-name="ce8">
            <text:p>95.391</text:p>
          </table:table-cell>
          <table:table-cell office:value-type="float" office:value="2" table:style-name="ce1">
            <text:p>2</text:p>
          </table:table-cell>
          <table:table-cell office:value-type="float" office:value="2.0278587240000001" table:style-name="ce16">
            <text:p>2,028</text:p>
          </table:table-cell>
          <table:table-cell office:value-type="float" office:value="21.258386262854987" table:style-name="ce16">
            <text:p>21,258</text:p>
          </table:table-cell>
          <table:table-cell office:value-type="float" office:value="2.4571860164751791" table:style-name="ce9">
            <text:p>2,5</text:p>
          </table:table-cell>
          <table:table-cell office:value-type="float" office:value="43.361338272399301" table:style-name="ce9">
            <text:p>43,4</text:p>
          </table:table-cell>
          <table:table-cell office:value-type="float" office:value="33.022183501970623" table:style-name="ce9">
            <text:p>33,0</text:p>
          </table:table-cell>
          <table:table-cell office:value-type="float" office:value="10.078667344086639" table:style-name="ce9">
            <text:p>10,1</text:p>
          </table:table-cell>
          <table:table-cell office:value-type="float" office:value="11.080624865068264" table:style-name="ce9">
            <text:p>11,1</text:p>
          </table:table-cell>
          <table:table-cell office:value-type="float" office:value="3340" table:style-name="ce8">
            <text:p>3.340</text:p>
          </table:table-cell>
          <table:table-cell office:value-type="float" office:value="3579" table:style-name="ce8">
            <text:p>3.57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tu - Salto/SP</text:p>
          </table:table-cell>
          <table:table-cell office:value-type="float" office:value="259663" table:style-name="ce8">
            <text:p>259.663</text:p>
          </table:table-cell>
          <table:table-cell office:value-type="float" office:value="259663" table:style-name="ce8">
            <text:p>259.663</text:p>
          </table:table-cell>
          <table:table-cell office:value-type="float" office:value="2" table:style-name="ce1">
            <text:p>2</text:p>
          </table:table-cell>
          <table:table-cell office:value-type="float" office:value="6.6262014399999991" table:style-name="ce16">
            <text:p>6,626</text:p>
          </table:table-cell>
          <table:table-cell office:value-type="float" office:value="25.518466011715184" table:style-name="ce16">
            <text:p>25,518</text:p>
          </table:table-cell>
          <table:table-cell office:value-type="float" office:value="0.44462249249096181" table:style-name="ce9">
            <text:p>0,4</text:p>
          </table:table-cell>
          <table:table-cell office:value-type="float" office:value="34.393569885192029" table:style-name="ce9">
            <text:p>34,4</text:p>
          </table:table-cell>
          <table:table-cell office:value-type="float" office:value="40.996996674462721" table:style-name="ce9">
            <text:p>41,0</text:p>
          </table:table-cell>
          <table:table-cell office:value-type="float" office:value="8.3302946793600654" table:style-name="ce9">
            <text:p>8,3</text:p>
          </table:table-cell>
          <table:table-cell office:value-type="float" office:value="15.834516268494244" table:style-name="ce9">
            <text:p>15,8</text:p>
          </table:table-cell>
          <table:table-cell office:value-type="float" office:value="9917" table:style-name="ce8">
            <text:p>9.917</text:p>
          </table:table-cell>
          <table:table-cell office:value-type="float" office:value="10669" table:style-name="ce8">
            <text:p>10.66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tumbiara/GO</text:p>
          </table:table-cell>
          <table:table-cell office:value-type="float" office:value="99027" table:style-name="ce8">
            <text:p>99.027</text:p>
          </table:table-cell>
          <table:table-cell office:value-type="float" office:value="99027" table:style-name="ce8">
            <text:p>99.027</text:p>
          </table:table-cell>
          <table:table-cell office:value-type="float" office:value="2" table:style-name="ce1">
            <text:p>2</text:p>
          </table:table-cell>
          <table:table-cell office:value-type="float" office:value="3.1819912289999999" table:style-name="ce16">
            <text:p>3,182</text:p>
          </table:table-cell>
          <table:table-cell office:value-type="float" office:value="32.132562119421976" table:style-name="ce16">
            <text:p>32,133</text:p>
          </table:table-cell>
          <table:table-cell office:value-type="float" office:value="5.8070357742020038" table:style-name="ce9">
            <text:p>5,8</text:p>
          </table:table-cell>
          <table:table-cell office:value-type="float" office:value="41.858010822317077" table:style-name="ce9">
            <text:p>41,9</text:p>
          </table:table-cell>
          <table:table-cell office:value-type="float" office:value="35.103541041218882" table:style-name="ce9">
            <text:p>35,1</text:p>
          </table:table-cell>
          <table:table-cell office:value-type="float" office:value="6.6137976145879573" table:style-name="ce9">
            <text:p>6,6</text:p>
          </table:table-cell>
          <table:table-cell office:value-type="float" office:value="10.617614747674089" table:style-name="ce9">
            <text:p>10,6</text:p>
          </table:table-cell>
          <table:table-cell office:value-type="float" office:value="3345" table:style-name="ce8">
            <text:p>3.345</text:p>
          </table:table-cell>
          <table:table-cell office:value-type="float" office:value="3563" table:style-name="ce8">
            <text:p>3.56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Ivoti/RS</text:p>
          </table:table-cell>
          <table:table-cell office:value-type="float" office:value="27585" table:style-name="ce8">
            <text:p>27.585</text:p>
          </table:table-cell>
          <table:table-cell office:value-type="float" office:value="27585" table:style-name="ce8">
            <text:p>27.585</text:p>
          </table:table-cell>
          <table:table-cell office:value-type="float" office:value="3" table:style-name="ce1">
            <text:p>3</text:p>
          </table:table-cell>
          <table:table-cell office:value-type="float" office:value="0.62071111300000004" table:style-name="ce16">
            <text:p>0,621</text:p>
          </table:table-cell>
          <table:table-cell office:value-type="float" office:value="22.501762298350553" table:style-name="ce16">
            <text:p>22,502</text:p>
          </table:table-cell>
          <table:table-cell office:value-type="float" office:value="2.7259850267897487" table:style-name="ce9">
            <text:p>2,7</text:p>
          </table:table-cell>
          <table:table-cell office:value-type="float" office:value="37.739591106692494" table:style-name="ce9">
            <text:p>37,7</text:p>
          </table:table-cell>
          <table:table-cell office:value-type="float" office:value="34.787808608156816" table:style-name="ce9">
            <text:p>34,8</text:p>
          </table:table-cell>
          <table:table-cell office:value-type="float" office:value="13.947290484551065" table:style-name="ce9">
            <text:p>13,9</text:p>
          </table:table-cell>
          <table:table-cell office:value-type="float" office:value="10.799324773809873" table:style-name="ce9">
            <text:p>10,8</text:p>
          </table:table-cell>
          <table:table-cell office:value-type="float" office:value="1213" table:style-name="ce8">
            <text:p>1.213</text:p>
          </table:table-cell>
          <table:table-cell office:value-type="float" office:value="1300" table:style-name="ce8">
            <text:p>1.30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acaraú/PB</text:p>
          </table:table-cell>
          <table:table-cell office:value-type="float" office:value="19707" table:style-name="ce8">
            <text:p>19.707</text:p>
          </table:table-cell>
          <table:table-cell office:value-type="float" office:value="19707" table:style-name="ce8">
            <text:p>19.707</text:p>
          </table:table-cell>
          <table:table-cell office:value-type="float" office:value="2" table:style-name="ce1">
            <text:p>2</text:p>
          </table:table-cell>
          <table:table-cell office:value-type="float" office:value="9.1779206000000002E-2" table:style-name="ce16">
            <text:p>0,092</text:p>
          </table:table-cell>
          <table:table-cell office:value-type="float" office:value="4.6571881057492268" table:style-name="ce16">
            <text:p>4,657</text:p>
          </table:table-cell>
          <table:table-cell office:value-type="float" office:value="13.001030974271014" table:style-name="ce9">
            <text:p>13,0</text:p>
          </table:table-cell>
          <table:table-cell office:value-type="float" office:value="10.217475622964093" table:style-name="ce9">
            <text:p>10,2</text:p>
          </table:table-cell>
          <table:table-cell office:value-type="float" office:value="18.279009735603946" table:style-name="ce9">
            <text:p>18,3</text:p>
          </table:table-cell>
          <table:table-cell office:value-type="float" office:value="56.010855007832596" table:style-name="ce9">
            <text:p>56,0</text:p>
          </table:table-cell>
          <table:table-cell office:value-type="float" office:value="2.4916286593283448" table:style-name="ce9">
            <text:p>2,5</text:p>
          </table:table-cell>
          <table:table-cell office:value-type="float" office:value="144" table:style-name="ce8">
            <text:p>144</text:p>
          </table:table-cell>
          <table:table-cell office:value-type="float" office:value="149" table:style-name="ce8">
            <text:p>14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aciara/MT</text:p>
          </table:table-cell>
          <table:table-cell office:value-type="float" office:value="29805" table:style-name="ce8">
            <text:p>29.805</text:p>
          </table:table-cell>
          <table:table-cell office:value-type="float" office:value="29805" table:style-name="ce8">
            <text:p>29.805</text:p>
          </table:table-cell>
          <table:table-cell office:value-type="float" office:value="2" table:style-name="ce1">
            <text:p>2</text:p>
          </table:table-cell>
          <table:table-cell office:value-type="float" office:value="0.430656759" table:style-name="ce16">
            <text:p>0,431</text:p>
          </table:table-cell>
          <table:table-cell office:value-type="float" office:value="14.449144740815299" table:style-name="ce16">
            <text:p>14,449</text:p>
          </table:table-cell>
          <table:table-cell office:value-type="float" office:value="23.258474157606337" table:style-name="ce9">
            <text:p>23,3</text:p>
          </table:table-cell>
          <table:table-cell office:value-type="float" office:value="17.711134309632417" table:style-name="ce9">
            <text:p>17,7</text:p>
          </table:table-cell>
          <table:table-cell office:value-type="float" office:value="31.778827602239023" table:style-name="ce9">
            <text:p>31,8</text:p>
          </table:table-cell>
          <table:table-cell office:value-type="float" office:value="19.06871383853051" table:style-name="ce9">
            <text:p>19,1</text:p>
          </table:table-cell>
          <table:table-cell office:value-type="float" office:value="8.1828500919917051" table:style-name="ce9">
            <text:p>8,2</text:p>
          </table:table-cell>
          <table:table-cell office:value-type="float" office:value="767" table:style-name="ce8">
            <text:p>767</text:p>
          </table:table-cell>
          <table:table-cell office:value-type="float" office:value="807" table:style-name="ce8">
            <text:p>80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ales/SP</text:p>
          </table:table-cell>
          <table:table-cell office:value-type="float" office:value="50438" table:style-name="ce8">
            <text:p>50.438</text:p>
          </table:table-cell>
          <table:table-cell office:value-type="float" office:value="50438" table:style-name="ce8">
            <text:p>50.438</text:p>
          </table:table-cell>
          <table:table-cell office:value-type="float" office:value="3" table:style-name="ce1">
            <text:p>3</text:p>
          </table:table-cell>
          <table:table-cell office:value-type="float" office:value="0.90546299299999999" table:style-name="ce16">
            <text:p>0,905</text:p>
          </table:table-cell>
          <table:table-cell office:value-type="float" office:value="17.952000337047465" table:style-name="ce16">
            <text:p>17,952</text:p>
          </table:table-cell>
          <table:table-cell office:value-type="float" office:value="7.7568889665267617" table:style-name="ce9">
            <text:p>7,8</text:p>
          </table:table-cell>
          <table:table-cell office:value-type="float" office:value="23.647653814163117" table:style-name="ce9">
            <text:p>23,6</text:p>
          </table:table-cell>
          <table:table-cell office:value-type="float" office:value="48.528306667084301" table:style-name="ce9">
            <text:p>48,5</text:p>
          </table:table-cell>
          <table:table-cell office:value-type="float" office:value="11.798252477006535" table:style-name="ce9">
            <text:p>11,8</text:p>
          </table:table-cell>
          <table:table-cell office:value-type="float" office:value="8.2688980752192922" table:style-name="ce9">
            <text:p>8,3</text:p>
          </table:table-cell>
          <table:table-cell office:value-type="float" office:value="2039" table:style-name="ce8">
            <text:p>2.039</text:p>
          </table:table-cell>
          <table:table-cell office:value-type="float" office:value="2104" table:style-name="ce8">
            <text:p>2.10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anaúba/MG</text:p>
          </table:table-cell>
          <table:table-cell office:value-type="float" office:value="74201" table:style-name="ce8">
            <text:p>74.201</text:p>
          </table:table-cell>
          <table:table-cell office:value-type="float" office:value="74201" table:style-name="ce8">
            <text:p>74.201</text:p>
          </table:table-cell>
          <table:table-cell office:value-type="float" office:value="2" table:style-name="ce1">
            <text:p>2</text:p>
          </table:table-cell>
          <table:table-cell office:value-type="float" office:value="0.59682400099999999" table:style-name="ce16">
            <text:p>0,597</text:p>
          </table:table-cell>
          <table:table-cell office:value-type="float" office:value="8.0433417474158038" table:style-name="ce16">
            <text:p>8,043</text:p>
          </table:table-cell>
          <table:table-cell office:value-type="float" office:value="18.506979916178" table:style-name="ce9">
            <text:p>18,5</text:p>
          </table:table-cell>
          <table:table-cell office:value-type="float" office:value="12.960887945255406" table:style-name="ce9">
            <text:p>13,0</text:p>
          </table:table-cell>
          <table:table-cell office:value-type="float" office:value="39.158557733672644" table:style-name="ce9">
            <text:p>39,2</text:p>
          </table:table-cell>
          <table:table-cell office:value-type="float" office:value="23.284051038021168" table:style-name="ce9">
            <text:p>23,3</text:p>
          </table:table-cell>
          <table:table-cell office:value-type="float" office:value="6.0895233668727737" table:style-name="ce9">
            <text:p>6,1</text:p>
          </table:table-cell>
          <table:table-cell office:value-type="float" office:value="1499" table:style-name="ce8">
            <text:p>1.499</text:p>
          </table:table-cell>
          <table:table-cell office:value-type="float" office:value="1641" table:style-name="ce8">
            <text:p>1.64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andaia do Sul/PR</text:p>
          </table:table-cell>
          <table:table-cell office:value-type="float" office:value="27505" table:style-name="ce8">
            <text:p>27.505</text:p>
          </table:table-cell>
          <table:table-cell office:value-type="float" office:value="27505" table:style-name="ce8">
            <text:p>27.505</text:p>
          </table:table-cell>
          <table:table-cell office:value-type="float" office:value="2" table:style-name="ce1">
            <text:p>2</text:p>
          </table:table-cell>
          <table:table-cell office:value-type="float" office:value="0.38156341699999996" table:style-name="ce16">
            <text:p>0,382</text:p>
          </table:table-cell>
          <table:table-cell office:value-type="float" office:value="13.872511070714413" table:style-name="ce16">
            <text:p>13,873</text:p>
          </table:table-cell>
          <table:table-cell office:value-type="float" office:value="9.5317486896287029" table:style-name="ce9">
            <text:p>9,5</text:p>
          </table:table-cell>
          <table:table-cell office:value-type="float" office:value="23.042924474072422" table:style-name="ce9">
            <text:p>23,0</text:p>
          </table:table-cell>
          <table:table-cell office:value-type="float" office:value="45.069944166057205" table:style-name="ce9">
            <text:p>45,1</text:p>
          </table:table-cell>
          <table:table-cell office:value-type="float" office:value="14.658958251230885" table:style-name="ce9">
            <text:p>14,7</text:p>
          </table:table-cell>
          <table:table-cell office:value-type="float" office:value="7.6964244190107989" table:style-name="ce9">
            <text:p>7,7</text:p>
          </table:table-cell>
          <table:table-cell office:value-type="float" office:value="1210" table:style-name="ce8">
            <text:p>1.210</text:p>
          </table:table-cell>
          <table:table-cell office:value-type="float" office:value="1332" table:style-name="ce8">
            <text:p>1.33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araguá do Sul/SC</text:p>
          </table:table-cell>
          <table:table-cell office:value-type="float" office:value="207463" table:style-name="ce8">
            <text:p>207.463</text:p>
          </table:table-cell>
          <table:table-cell office:value-type="float" office:value="207463" table:style-name="ce8">
            <text:p>207.463</text:p>
          </table:table-cell>
          <table:table-cell office:value-type="float" office:value="4" table:style-name="ce1">
            <text:p>4</text:p>
          </table:table-cell>
          <table:table-cell office:value-type="float" office:value="7.1990491330000008" table:style-name="ce16">
            <text:p>7,199</text:p>
          </table:table-cell>
          <table:table-cell office:value-type="float" office:value="34.700400230402529" table:style-name="ce16">
            <text:p>34,700</text:p>
          </table:table-cell>
          <table:table-cell office:value-type="float" office:value="1.424853409178698" table:style-name="ce9">
            <text:p>1,4</text:p>
          </table:table-cell>
          <table:table-cell office:value-type="float" office:value="42.487066284619004" table:style-name="ce9">
            <text:p>42,5</text:p>
          </table:table-cell>
          <table:table-cell office:value-type="float" office:value="36.886855957508843" table:style-name="ce9">
            <text:p>36,9</text:p>
          </table:table-cell>
          <table:table-cell office:value-type="float" office:value="7.2047616347335186" table:style-name="ce9">
            <text:p>7,2</text:p>
          </table:table-cell>
          <table:table-cell office:value-type="float" office:value="11.996462713959922" table:style-name="ce9">
            <text:p>12,0</text:p>
          </table:table-cell>
          <table:table-cell office:value-type="float" office:value="8929" table:style-name="ce8">
            <text:p>8.929</text:p>
          </table:table-cell>
          <table:table-cell office:value-type="float" office:value="9648" table:style-name="ce8">
            <text:p>9.64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ardim/MS</text:p>
          </table:table-cell>
          <table:table-cell office:value-type="float" office:value="34712" table:style-name="ce8">
            <text:p>34.712</text:p>
          </table:table-cell>
          <table:table-cell office:value-type="float" office:value="34712" table:style-name="ce8">
            <text:p>34.712</text:p>
          </table:table-cell>
          <table:table-cell office:value-type="float" office:value="2" table:style-name="ce1">
            <text:p>2</text:p>
          </table:table-cell>
          <table:table-cell office:value-type="float" office:value="0.366535587" table:style-name="ce16">
            <text:p>0,367</text:p>
          </table:table-cell>
          <table:table-cell office:value-type="float" office:value="10.559333573404009" table:style-name="ce16">
            <text:p>10,559</text:p>
          </table:table-cell>
          <table:table-cell office:value-type="float" office:value="14.770281773485749" table:style-name="ce9">
            <text:p>14,8</text:p>
          </table:table-cell>
          <table:table-cell office:value-type="float" office:value="14.395327458340354" table:style-name="ce9">
            <text:p>14,4</text:p>
          </table:table-cell>
          <table:table-cell office:value-type="float" office:value="33.877678567674792" table:style-name="ce9">
            <text:p>33,9</text:p>
          </table:table-cell>
          <table:table-cell office:value-type="float" office:value="28.642475034763816" table:style-name="ce9">
            <text:p>28,6</text:p>
          </table:table-cell>
          <table:table-cell office:value-type="float" office:value="8.3142371657352871" table:style-name="ce9">
            <text:p>8,3</text:p>
          </table:table-cell>
          <table:table-cell office:value-type="float" office:value="679" table:style-name="ce8">
            <text:p>679</text:p>
          </table:table-cell>
          <table:table-cell office:value-type="float" office:value="698" table:style-name="ce8">
            <text:p>69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oaçaba - Herval d´Oeste/SC</text:p>
          </table:table-cell>
          <table:table-cell office:value-type="float" office:value="53859" table:style-name="ce8">
            <text:p>53.859</text:p>
          </table:table-cell>
          <table:table-cell office:value-type="float" office:value="53859" table:style-name="ce8">
            <text:p>53.859</text:p>
          </table:table-cell>
          <table:table-cell office:value-type="float" office:value="3" table:style-name="ce1">
            <text:p>3</text:p>
          </table:table-cell>
          <table:table-cell office:value-type="float" office:value="1.3731432230000002" table:style-name="ce16">
            <text:p>1,373</text:p>
          </table:table-cell>
          <table:table-cell office:value-type="float" office:value="25.495148870198115" table:style-name="ce16">
            <text:p>25,495</text:p>
          </table:table-cell>
          <table:table-cell office:value-type="float" office:value="3.6952315789130172" table:style-name="ce9">
            <text:p>3,7</text:p>
          </table:table-cell>
          <table:table-cell office:value-type="float" office:value="32.811654928147284" table:style-name="ce9">
            <text:p>32,8</text:p>
          </table:table-cell>
          <table:table-cell office:value-type="float" office:value="43.784303846067182" table:style-name="ce9">
            <text:p>43,8</text:p>
          </table:table-cell>
          <table:table-cell office:value-type="float" office:value="9.7008448040092023" table:style-name="ce9">
            <text:p>9,7</text:p>
          </table:table-cell>
          <table:table-cell office:value-type="float" office:value="10.007964842863297" table:style-name="ce9">
            <text:p>10,0</text:p>
          </table:table-cell>
          <table:table-cell office:value-type="float" office:value="2387" table:style-name="ce8">
            <text:p>2.387</text:p>
          </table:table-cell>
          <table:table-cell office:value-type="float" office:value="2672" table:style-name="ce8">
            <text:p>2.67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oão Monlevade/MG</text:p>
          </table:table-cell>
          <table:table-cell office:value-type="float" office:value="83614" table:style-name="ce8">
            <text:p>83.614</text:p>
          </table:table-cell>
          <table:table-cell office:value-type="float" office:value="83614" table:style-name="ce8">
            <text:p>83.614</text:p>
          </table:table-cell>
          <table:table-cell office:value-type="float" office:value="2" table:style-name="ce1">
            <text:p>2</text:p>
          </table:table-cell>
          <table:table-cell office:value-type="float" office:value="1.5912980449999998" table:style-name="ce16">
            <text:p>1,591</text:p>
          </table:table-cell>
          <table:table-cell office:value-type="float" office:value="19.031478520343484" table:style-name="ce16">
            <text:p>19,031</text:p>
          </table:table-cell>
          <table:table-cell office:value-type="float" office:value="0.17234433289333928" table:style-name="ce9">
            <text:p>0,2</text:p>
          </table:table-cell>
          <table:table-cell office:value-type="float" office:value="42.94449749041199" table:style-name="ce9">
            <text:p>42,9</text:p>
          </table:table-cell>
          <table:table-cell office:value-type="float" office:value="32.103892266140498" table:style-name="ce9">
            <text:p>32,1</text:p>
          </table:table-cell>
          <table:table-cell office:value-type="float" office:value="11.912060634750542" table:style-name="ce9">
            <text:p>11,9</text:p>
          </table:table-cell>
          <table:table-cell office:value-type="float" office:value="12.867205275803631" table:style-name="ce9">
            <text:p>12,9</text:p>
          </table:table-cell>
          <table:table-cell office:value-type="float" office:value="2343" table:style-name="ce8">
            <text:p>2.343</text:p>
          </table:table-cell>
          <table:table-cell office:value-type="float" office:value="2523" table:style-name="ce8">
            <text:p>2.52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oão Pessoa/PB</text:p>
          </table:table-cell>
          <table:table-cell office:value-type="float" office:value="1034615" table:style-name="ce8">
            <text:p>1.034.615</text:p>
          </table:table-cell>
          <table:table-cell office:value-type="float" office:value="1034615" table:style-name="ce8">
            <text:p>1.034.615</text:p>
          </table:table-cell>
          <table:table-cell office:value-type="float" office:value="6" table:style-name="ce1">
            <text:p>6</text:p>
          </table:table-cell>
          <table:table-cell office:value-type="float" office:value="14.609534521000002" table:style-name="ce16">
            <text:p>14,610</text:p>
          </table:table-cell>
          <table:table-cell office:value-type="float" office:value="14.120744935072468" table:style-name="ce16">
            <text:p>14,121</text:p>
          </table:table-cell>
          <table:table-cell office:value-type="float" office:value="0.64618829480364659" table:style-name="ce9">
            <text:p>0,6</text:p>
          </table:table-cell>
          <table:table-cell office:value-type="float" office:value="22.212951037798497" table:style-name="ce9">
            <text:p>22,2</text:p>
          </table:table-cell>
          <table:table-cell office:value-type="float" office:value="44.148500663924743" table:style-name="ce9">
            <text:p>44,1</text:p>
          </table:table-cell>
          <table:table-cell office:value-type="float" office:value="18.115887143397099" table:style-name="ce9">
            <text:p>18,1</text:p>
          </table:table-cell>
          <table:table-cell office:value-type="float" office:value="14.876472860076003" table:style-name="ce9">
            <text:p>14,9</text:p>
          </table:table-cell>
          <table:table-cell office:value-type="float" office:value="17855" table:style-name="ce8">
            <text:p>17.855</text:p>
          </table:table-cell>
          <table:table-cell office:value-type="float" office:value="19282" table:style-name="ce8">
            <text:p>19.28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oinville/SC</text:p>
          </table:table-cell>
          <table:table-cell office:value-type="float" office:value="540098" table:style-name="ce8">
            <text:p>540.098</text:p>
          </table:table-cell>
          <table:table-cell office:value-type="float" office:value="540098" table:style-name="ce8">
            <text:p>540.098</text:p>
          </table:table-cell>
          <table:table-cell office:value-type="float" office:value="2" table:style-name="ce1">
            <text:p>2</text:p>
          </table:table-cell>
          <table:table-cell office:value-type="float" office:value="19.000204530000001" table:style-name="ce16">
            <text:p>19,000</text:p>
          </table:table-cell>
          <table:table-cell office:value-type="float" office:value="35.179179574817908" table:style-name="ce16">
            <text:p>35,179</text:p>
          </table:table-cell>
          <table:table-cell office:value-type="float" office:value="0.35000924803202632" table:style-name="ce9">
            <text:p>0,4</text:p>
          </table:table-cell>
          <table:table-cell office:value-type="float" office:value="44.41799413619259" table:style-name="ce9">
            <text:p>44,4</text:p>
          </table:table-cell>
          <table:table-cell office:value-type="float" office:value="36.986678516560154" table:style-name="ce9">
            <text:p>37,0</text:p>
          </table:table-cell>
          <table:table-cell office:value-type="float" office:value="6.8891024774668557" table:style-name="ce9">
            <text:p>6,9</text:p>
          </table:table-cell>
          <table:table-cell office:value-type="float" office:value="11.356215621748362" table:style-name="ce9">
            <text:p>11,4</text:p>
          </table:table-cell>
          <table:table-cell office:value-type="float" office:value="19120" table:style-name="ce8">
            <text:p>19.120</text:p>
          </table:table-cell>
          <table:table-cell office:value-type="float" office:value="20902" table:style-name="ce8">
            <text:p>20.90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uazeiro do Norte/CE</text:p>
          </table:table-cell>
          <table:table-cell office:value-type="float" office:value="426690" table:style-name="ce8">
            <text:p>426.690</text:p>
          </table:table-cell>
          <table:table-cell office:value-type="float" office:value="426690" table:style-name="ce8">
            <text:p>426.690</text:p>
          </table:table-cell>
          <table:table-cell office:value-type="float" office:value="3" table:style-name="ce1">
            <text:p>3</text:p>
          </table:table-cell>
          <table:table-cell office:value-type="float" office:value="3.2608077249999998" table:style-name="ce16">
            <text:p>3,261</text:p>
          </table:table-cell>
          <table:table-cell office:value-type="float" office:value="7.6421001781152587" table:style-name="ce16">
            <text:p>7,642</text:p>
          </table:table-cell>
          <table:table-cell office:value-type="float" office:value="1.239448118640605" table:style-name="ce9">
            <text:p>1,2</text:p>
          </table:table-cell>
          <table:table-cell office:value-type="float" office:value="18.240435473698469" table:style-name="ce9">
            <text:p>18,2</text:p>
          </table:table-cell>
          <table:table-cell office:value-type="float" office:value="47.883017052163062" table:style-name="ce9">
            <text:p>47,9</text:p>
          </table:table-cell>
          <table:table-cell office:value-type="float" office:value="22.857655429530116" table:style-name="ce9">
            <text:p>22,9</text:p>
          </table:table-cell>
          <table:table-cell office:value-type="float" office:value="9.7794439259677617" table:style-name="ce9">
            <text:p>9,8</text:p>
          </table:table-cell>
          <table:table-cell office:value-type="float" office:value="7847" table:style-name="ce8">
            <text:p>7.847</text:p>
          </table:table-cell>
          <table:table-cell office:value-type="float" office:value="8357" table:style-name="ce8">
            <text:p>8.35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ucás - Cariús/CE</text:p>
          </table:table-cell>
          <table:table-cell office:value-type="float" office:value="42374" table:style-name="ce8">
            <text:p>42.374</text:p>
          </table:table-cell>
          <table:table-cell office:value-type="float" office:value="42374" table:style-name="ce8">
            <text:p>42.374</text:p>
          </table:table-cell>
          <table:table-cell office:value-type="float" office:value="2" table:style-name="ce1">
            <text:p>2</text:p>
          </table:table-cell>
          <table:table-cell office:value-type="float" office:value="0.16827301299999997" table:style-name="ce16">
            <text:p>0,168</text:p>
          </table:table-cell>
          <table:table-cell office:value-type="float" office:value="3.9711382687497045" table:style-name="ce16">
            <text:p>3,971</text:p>
          </table:table-cell>
          <table:table-cell office:value-type="float" office:value="7.4980335676285783" table:style-name="ce9">
            <text:p>7,5</text:p>
          </table:table-cell>
          <table:table-cell office:value-type="float" office:value="16.251465705912096" table:style-name="ce9">
            <text:p>16,3</text:p>
          </table:table-cell>
          <table:table-cell office:value-type="float" office:value="25.539362630893169" table:style-name="ce9">
            <text:p>25,5</text:p>
          </table:table-cell>
          <table:table-cell office:value-type="float" office:value="46.504225249713699" table:style-name="ce9">
            <text:p>46,5</text:p>
          </table:table-cell>
          <table:table-cell office:value-type="float" office:value="4.2069128458524725" table:style-name="ce9">
            <text:p>4,2</text:p>
          </table:table-cell>
          <table:table-cell office:value-type="float" office:value="319" table:style-name="ce8">
            <text:p>319</text:p>
          </table:table-cell>
          <table:table-cell office:value-type="float" office:value="328" table:style-name="ce8">
            <text:p>32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uiz de Fora/MG</text:p>
          </table:table-cell>
          <table:table-cell office:value-type="float" office:value="538764" table:style-name="ce8">
            <text:p>538.764</text:p>
          </table:table-cell>
          <table:table-cell office:value-type="float" office:value="538764" table:style-name="ce8">
            <text:p>538.764</text:p>
          </table:table-cell>
          <table:table-cell office:value-type="float" office:value="5" table:style-name="ce1">
            <text:p>5</text:p>
          </table:table-cell>
          <table:table-cell office:value-type="float" office:value="8.9475695339999994" table:style-name="ce16">
            <text:p>8,948</text:p>
          </table:table-cell>
          <table:table-cell office:value-type="float" office:value="16.607586130476424" table:style-name="ce16">
            <text:p>16,608</text:p>
          </table:table-cell>
          <table:table-cell office:value-type="float" office:value="0.64794792350814046" table:style-name="ce9">
            <text:p>0,6</text:p>
          </table:table-cell>
          <table:table-cell office:value-type="float" office:value="22.567104657048873" table:style-name="ce9">
            <text:p>22,6</text:p>
          </table:table-cell>
          <table:table-cell office:value-type="float" office:value="49.872246703905851" table:style-name="ce9">
            <text:p>49,9</text:p>
          </table:table-cell>
          <table:table-cell office:value-type="float" office:value="13.160268579366818" table:style-name="ce9">
            <text:p>13,2</text:p>
          </table:table-cell>
          <table:table-cell office:value-type="float" office:value="13.752432136170309" table:style-name="ce9">
            <text:p>13,8</text:p>
          </table:table-cell>
          <table:table-cell office:value-type="float" office:value="19228" table:style-name="ce8">
            <text:p>19.228</text:p>
          </table:table-cell>
          <table:table-cell office:value-type="float" office:value="20669" table:style-name="ce8">
            <text:p>20.66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Jundiaí/SP</text:p>
          </table:table-cell>
          <table:table-cell office:value-type="float" office:value="698724" table:style-name="ce8">
            <text:p>698.724</text:p>
          </table:table-cell>
          <table:table-cell office:value-type="float" office:value="698724" table:style-name="ce8">
            <text:p>698.724</text:p>
          </table:table-cell>
          <table:table-cell office:value-type="float" office:value="7" table:style-name="ce1">
            <text:p>7</text:p>
          </table:table-cell>
          <table:table-cell office:value-type="float" office:value="35.460381557000005" table:style-name="ce16">
            <text:p>35,460</text:p>
          </table:table-cell>
          <table:table-cell office:value-type="float" office:value="50.750198300044083" table:style-name="ce16">
            <text:p>50,750</text:p>
          </table:table-cell>
          <table:table-cell office:value-type="float" office:value="0.27851476398032149" table:style-name="ce9">
            <text:p>0,3</text:p>
          </table:table-cell>
          <table:table-cell office:value-type="float" office:value="33.866018950462696" table:style-name="ce9">
            <text:p>33,9</text:p>
          </table:table-cell>
          <table:table-cell office:value-type="float" office:value="46.555159073693424" table:style-name="ce9">
            <text:p>46,6</text:p>
          </table:table-cell>
          <table:table-cell office:value-type="float" office:value="4.5607729499479834" table:style-name="ce9">
            <text:p>4,6</text:p>
          </table:table-cell>
          <table:table-cell office:value-type="float" office:value="14.739534261915555" table:style-name="ce9">
            <text:p>14,7</text:p>
          </table:table-cell>
          <table:table-cell office:value-type="float" office:value="22242" table:style-name="ce8">
            <text:p>22.242</text:p>
          </table:table-cell>
          <table:table-cell office:value-type="float" office:value="23691" table:style-name="ce8">
            <text:p>23.69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Lagoa da Prata/MG</text:p>
          </table:table-cell>
          <table:table-cell office:value-type="float" office:value="49923" table:style-name="ce8">
            <text:p>49.923</text:p>
          </table:table-cell>
          <table:table-cell office:value-type="float" office:value="49923" table:style-name="ce8">
            <text:p>49.923</text:p>
          </table:table-cell>
          <table:table-cell office:value-type="float" office:value="2" table:style-name="ce1">
            <text:p>2</text:p>
          </table:table-cell>
          <table:table-cell office:value-type="float" office:value="0.8695821170000001" table:style-name="ce16">
            <text:p>0,870</text:p>
          </table:table-cell>
          <table:table-cell office:value-type="float" office:value="17.418466778839413" table:style-name="ce16">
            <text:p>17,418</text:p>
          </table:table-cell>
          <table:table-cell office:value-type="float" office:value="9.5843058833280956" table:style-name="ce9">
            <text:p>9,6</text:p>
          </table:table-cell>
          <table:table-cell office:value-type="float" office:value="31.676877849133593" table:style-name="ce9">
            <text:p>31,7</text:p>
          </table:table-cell>
          <table:table-cell office:value-type="float" office:value="36.856588553786928" table:style-name="ce9">
            <text:p>36,9</text:p>
          </table:table-cell>
          <table:table-cell office:value-type="float" office:value="11.272798173240259" table:style-name="ce9">
            <text:p>11,3</text:p>
          </table:table-cell>
          <table:table-cell office:value-type="float" office:value="10.609429540511121" table:style-name="ce9">
            <text:p>10,6</text:p>
          </table:table-cell>
          <table:table-cell office:value-type="float" office:value="1334" table:style-name="ce8">
            <text:p>1.334</text:p>
          </table:table-cell>
          <table:table-cell office:value-type="float" office:value="1452" table:style-name="ce8">
            <text:p>1.45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Lagoa Vermelha/RS</text:p>
          </table:table-cell>
          <table:table-cell office:value-type="float" office:value="29279" table:style-name="ce8">
            <text:p>29.279</text:p>
          </table:table-cell>
          <table:table-cell office:value-type="float" office:value="29279" table:style-name="ce8">
            <text:p>29.279</text:p>
          </table:table-cell>
          <table:table-cell office:value-type="float" office:value="2" table:style-name="ce1">
            <text:p>2</text:p>
          </table:table-cell>
          <table:table-cell office:value-type="float" office:value="0.57537145300000003" table:style-name="ce16">
            <text:p>0,575</text:p>
          </table:table-cell>
          <table:table-cell office:value-type="float" office:value="19.651335530585062" table:style-name="ce16">
            <text:p>19,651</text:p>
          </table:table-cell>
          <table:table-cell office:value-type="float" office:value="22.703990842590514" table:style-name="ce9">
            <text:p>22,7</text:p>
          </table:table-cell>
          <table:table-cell office:value-type="float" office:value="16.98671397240836" table:style-name="ce9">
            <text:p>17,0</text:p>
          </table:table-cell>
          <table:table-cell office:value-type="float" office:value="37.760626785910425" table:style-name="ce9">
            <text:p>37,8</text:p>
          </table:table-cell>
          <table:table-cell office:value-type="float" office:value="14.697425386518089" table:style-name="ce9">
            <text:p>14,7</text:p>
          </table:table-cell>
          <table:table-cell office:value-type="float" office:value="7.8512430125726107" table:style-name="ce9">
            <text:p>7,9</text:p>
          </table:table-cell>
          <table:table-cell office:value-type="float" office:value="981" table:style-name="ce8">
            <text:p>981</text:p>
          </table:table-cell>
          <table:table-cell office:value-type="float" office:value="1096" table:style-name="ce8">
            <text:p>1.09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Lajeado/RS</text:p>
          </table:table-cell>
          <table:table-cell office:value-type="float" office:value="156512" table:style-name="ce8">
            <text:p>156.512</text:p>
          </table:table-cell>
          <table:table-cell office:value-type="float" office:value="156512" table:style-name="ce8">
            <text:p>156.512</text:p>
          </table:table-cell>
          <table:table-cell office:value-type="float" office:value="8" table:style-name="ce1">
            <text:p>8</text:p>
          </table:table-cell>
          <table:table-cell office:value-type="float" office:value="4.3849451809999991" table:style-name="ce16">
            <text:p>4,385</text:p>
          </table:table-cell>
          <table:table-cell office:value-type="float" office:value="28.016670804794515" table:style-name="ce16">
            <text:p>28,017</text:p>
          </table:table-cell>
          <table:table-cell office:value-type="float" office:value="5.1305020864296207" table:style-name="ce9">
            <text:p>5,1</text:p>
          </table:table-cell>
          <table:table-cell office:value-type="float" office:value="34.366674355010609" table:style-name="ce9">
            <text:p>34,4</text:p>
          </table:table-cell>
          <table:table-cell office:value-type="float" office:value="38.59955618906973" table:style-name="ce9">
            <text:p>38,6</text:p>
          </table:table-cell>
          <table:table-cell office:value-type="float" office:value="10.645012417089099" table:style-name="ce9">
            <text:p>10,6</text:p>
          </table:table-cell>
          <table:table-cell office:value-type="float" office:value="11.25825495240097" table:style-name="ce9">
            <text:p>11,3</text:p>
          </table:table-cell>
          <table:table-cell office:value-type="float" office:value="7413" table:style-name="ce8">
            <text:p>7.413</text:p>
          </table:table-cell>
          <table:table-cell office:value-type="float" office:value="8276" table:style-name="ce8">
            <text:p>8.27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Laranjal do Jari/AP - Almeirim/PA</text:p>
          </table:table-cell>
          <table:table-cell office:value-type="float" office:value="85984" table:style-name="ce8">
            <text:p>85.984</text:p>
          </table:table-cell>
          <table:table-cell office:value-type="float" office:value="85984" table:style-name="ce8">
            <text:p>85.984</text:p>
          </table:table-cell>
          <table:table-cell office:value-type="float" office:value="3" table:style-name="ce1">
            <text:p>3</text:p>
          </table:table-cell>
          <table:table-cell office:value-type="float" office:value="0.90164958100000014" table:style-name="ce16">
            <text:p>0,902</text:p>
          </table:table-cell>
          <table:table-cell office:value-type="float" office:value="10.486248383420172" table:style-name="ce16">
            <text:p>10,486</text:p>
          </table:table-cell>
          <table:table-cell office:value-type="float" office:value="7.3940713116130192" table:style-name="ce9">
            <text:p>7,4</text:p>
          </table:table-cell>
          <table:table-cell office:value-type="float" office:value="26.003171180977898" table:style-name="ce9">
            <text:p>26,0</text:p>
          </table:table-cell>
          <table:table-cell office:value-type="float" office:value="22.386960550253942" table:style-name="ce9">
            <text:p>22,4</text:p>
          </table:table-cell>
          <table:table-cell office:value-type="float" office:value="38.121997308397795" table:style-name="ce9">
            <text:p>38,1</text:p>
          </table:table-cell>
          <table:table-cell office:value-type="float" office:value="6.0937996487573347" table:style-name="ce9">
            <text:p>6,1</text:p>
          </table:table-cell>
          <table:table-cell office:value-type="float" office:value="796" table:style-name="ce8">
            <text:p>796</text:p>
          </table:table-cell>
          <table:table-cell office:value-type="float" office:value="857" table:style-name="ce8">
            <text:p>85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Lavras/MG</text:p>
          </table:table-cell>
          <table:table-cell office:value-type="float" office:value="108024" table:style-name="ce8">
            <text:p>108.024</text:p>
          </table:table-cell>
          <table:table-cell office:value-type="float" office:value="108024" table:style-name="ce8">
            <text:p>108.024</text:p>
          </table:table-cell>
          <table:table-cell office:value-type="float" office:value="4" table:style-name="ce1">
            <text:p>4</text:p>
          </table:table-cell>
          <table:table-cell office:value-type="float" office:value="1.819442139" table:style-name="ce16">
            <text:p>1,819</text:p>
          </table:table-cell>
          <table:table-cell office:value-type="float" office:value="16.842943595867585" table:style-name="ce16">
            <text:p>16,843</text:p>
          </table:table-cell>
          <table:table-cell office:value-type="float" office:value="5.1716356339705518" table:style-name="ce9">
            <text:p>5,2</text:p>
          </table:table-cell>
          <table:table-cell office:value-type="float" office:value="31.956382648121135" table:style-name="ce9">
            <text:p>32,0</text:p>
          </table:table-cell>
          <table:table-cell office:value-type="float" office:value="38.966381277156955" table:style-name="ce9">
            <text:p>39,0</text:p>
          </table:table-cell>
          <table:table-cell office:value-type="float" office:value="12.719628672951167" table:style-name="ce9">
            <text:p>12,7</text:p>
          </table:table-cell>
          <table:table-cell office:value-type="float" office:value="11.185971767800195" table:style-name="ce9">
            <text:p>11,2</text:p>
          </table:table-cell>
          <table:table-cell office:value-type="float" office:value="3306" table:style-name="ce8">
            <text:p>3.306</text:p>
          </table:table-cell>
          <table:table-cell office:value-type="float" office:value="3583" table:style-name="ce8">
            <text:p>3.58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Leme/SP</text:p>
          </table:table-cell>
          <table:table-cell office:value-type="float" office:value="95758" table:style-name="ce8">
            <text:p>95.758</text:p>
          </table:table-cell>
          <table:table-cell office:value-type="float" office:value="95758" table:style-name="ce8">
            <text:p>95.758</text:p>
          </table:table-cell>
          <table:table-cell office:value-type="float" office:value="2" table:style-name="ce1">
            <text:p>2</text:p>
          </table:table-cell>
          <table:table-cell office:value-type="float" office:value="1.5855307789999999" table:style-name="ce16">
            <text:p>1,586</text:p>
          </table:table-cell>
          <table:table-cell office:value-type="float" office:value="16.557684778295286" table:style-name="ce16">
            <text:p>16,558</text:p>
          </table:table-cell>
          <table:table-cell office:value-type="float" office:value="5.5430811034416392" table:style-name="ce9">
            <text:p>5,5</text:p>
          </table:table-cell>
          <table:table-cell office:value-type="float" office:value="27.106708093744299" table:style-name="ce9">
            <text:p>27,1</text:p>
          </table:table-cell>
          <table:table-cell office:value-type="float" office:value="43.802962402157192" table:style-name="ce9">
            <text:p>43,8</text:p>
          </table:table-cell>
          <table:table-cell office:value-type="float" office:value="12.466906579049136" table:style-name="ce9">
            <text:p>12,5</text:p>
          </table:table-cell>
          <table:table-cell office:value-type="float" office:value="11.080341821607741" table:style-name="ce9">
            <text:p>11,1</text:p>
          </table:table-cell>
          <table:table-cell office:value-type="float" office:value="2933" table:style-name="ce8">
            <text:p>2.933</text:p>
          </table:table-cell>
          <table:table-cell office:value-type="float" office:value="3039" table:style-name="ce8">
            <text:p>3.03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Limeira/SP</text:p>
          </table:table-cell>
          <table:table-cell office:value-type="float" office:value="296051" table:style-name="ce8">
            <text:p>296.051</text:p>
          </table:table-cell>
          <table:table-cell office:value-type="float" office:value="296051" table:style-name="ce8">
            <text:p>296.051</text:p>
          </table:table-cell>
          <table:table-cell office:value-type="float" office:value="2" table:style-name="ce1">
            <text:p>2</text:p>
          </table:table-cell>
          <table:table-cell office:value-type="float" office:value="7.2453997590000006" table:style-name="ce16">
            <text:p>7,245</text:p>
          </table:table-cell>
          <table:table-cell office:value-type="float" office:value="24.473485173162732" table:style-name="ce16">
            <text:p>24,473</text:p>
          </table:table-cell>
          <table:table-cell office:value-type="float" office:value="1.8737495723595172" table:style-name="ce9">
            <text:p>1,9</text:p>
          </table:table-cell>
          <table:table-cell office:value-type="float" office:value="36.493822424574383" table:style-name="ce9">
            <text:p>36,5</text:p>
          </table:table-cell>
          <table:table-cell office:value-type="float" office:value="40.228694467540144" table:style-name="ce9">
            <text:p>40,2</text:p>
          </table:table-cell>
          <table:table-cell office:value-type="float" office:value="8.0847781555789222" table:style-name="ce9">
            <text:p>8,1</text:p>
          </table:table-cell>
          <table:table-cell office:value-type="float" office:value="13.318955379947035" table:style-name="ce9">
            <text:p>13,3</text:p>
          </table:table-cell>
          <table:table-cell office:value-type="float" office:value="10143" table:style-name="ce8">
            <text:p>10.143</text:p>
          </table:table-cell>
          <table:table-cell office:value-type="float" office:value="10603" table:style-name="ce8">
            <text:p>10.60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Londrina/PR</text:p>
          </table:table-cell>
          <table:table-cell office:value-type="float" office:value="663507" table:style-name="ce8">
            <text:p>663.507</text:p>
          </table:table-cell>
          <table:table-cell office:value-type="float" office:value="663507" table:style-name="ce8">
            <text:p>663.507</text:p>
          </table:table-cell>
          <table:table-cell office:value-type="float" office:value="4" table:style-name="ce1">
            <text:p>4</text:p>
          </table:table-cell>
          <table:table-cell office:value-type="float" office:value="12.391144326000001" table:style-name="ce16">
            <text:p>12,391</text:p>
          </table:table-cell>
          <table:table-cell office:value-type="float" office:value="18.675227730830272" table:style-name="ce16">
            <text:p>18,675</text:p>
          </table:table-cell>
          <table:table-cell office:value-type="float" office:value="1.9189523400278081" table:style-name="ce9">
            <text:p>1,9</text:p>
          </table:table-cell>
          <table:table-cell office:value-type="float" office:value="18.53013362278547" table:style-name="ce9">
            <text:p>18,5</text:p>
          </table:table-cell>
          <table:table-cell office:value-type="float" office:value="53.938165557284933" table:style-name="ce9">
            <text:p>53,9</text:p>
          </table:table-cell>
          <table:table-cell office:value-type="float" office:value="10.131004457481289" table:style-name="ce9">
            <text:p>10,1</text:p>
          </table:table-cell>
          <table:table-cell office:value-type="float" office:value="15.481744022420482" table:style-name="ce9">
            <text:p>15,5</text:p>
          </table:table-cell>
          <table:table-cell office:value-type="float" office:value="27702" table:style-name="ce8">
            <text:p>27.702</text:p>
          </table:table-cell>
          <table:table-cell office:value-type="float" office:value="30374" table:style-name="ce8">
            <text:p>30.37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Lorena/SP</text:p>
          </table:table-cell>
          <table:table-cell office:value-type="float" office:value="86922" table:style-name="ce8">
            <text:p>86.922</text:p>
          </table:table-cell>
          <table:table-cell office:value-type="float" office:value="86922" table:style-name="ce8">
            <text:p>86.922</text:p>
          </table:table-cell>
          <table:table-cell office:value-type="float" office:value="2" table:style-name="ce1">
            <text:p>2</text:p>
          </table:table-cell>
          <table:table-cell office:value-type="float" office:value="1.377630007" table:style-name="ce16">
            <text:p>1,378</text:p>
          </table:table-cell>
          <table:table-cell office:value-type="float" office:value="15.849037148247854" table:style-name="ce16">
            <text:p>15,849</text:p>
          </table:table-cell>
          <table:table-cell office:value-type="float" office:value="1.0074861849318009" table:style-name="ce9">
            <text:p>1,0</text:p>
          </table:table-cell>
          <table:table-cell office:value-type="float" office:value="33.347335399612845" table:style-name="ce9">
            <text:p>33,3</text:p>
          </table:table-cell>
          <table:table-cell office:value-type="float" office:value="42.625822899921786" table:style-name="ce9">
            <text:p>42,6</text:p>
          </table:table-cell>
          <table:table-cell office:value-type="float" office:value="12.753017871800756" table:style-name="ce9">
            <text:p>12,8</text:p>
          </table:table-cell>
          <table:table-cell office:value-type="float" office:value="10.266337643732813" table:style-name="ce9">
            <text:p>10,3</text:p>
          </table:table-cell>
          <table:table-cell office:value-type="float" office:value="2321" table:style-name="ce8">
            <text:p>2.321</text:p>
          </table:table-cell>
          <table:table-cell office:value-type="float" office:value="2435" table:style-name="ce8">
            <text:p>2.43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caé - Rio das Ostras/RJ</text:p>
          </table:table-cell>
          <table:table-cell office:value-type="float" office:value="382321" table:style-name="ce8">
            <text:p>382.321</text:p>
          </table:table-cell>
          <table:table-cell office:value-type="float" office:value="382321" table:style-name="ce8">
            <text:p>382.321</text:p>
          </table:table-cell>
          <table:table-cell office:value-type="float" office:value="5" table:style-name="ce1">
            <text:p>5</text:p>
          </table:table-cell>
          <table:table-cell office:value-type="float" office:value="20.410069578999998" table:style-name="ce16">
            <text:p>20,410</text:p>
          </table:table-cell>
          <table:table-cell office:value-type="float" office:value="53.3846416466791" table:style-name="ce16">
            <text:p>53,385</text:p>
          </table:table-cell>
          <table:table-cell office:value-type="float" office:value="0.22325301157661478" table:style-name="ce9">
            <text:p>0,2</text:p>
          </table:table-cell>
          <table:table-cell office:value-type="float" office:value="48.353724478011003" table:style-name="ce9">
            <text:p>48,4</text:p>
          </table:table-cell>
          <table:table-cell office:value-type="float" office:value="33.532509316096728" table:style-name="ce9">
            <text:p>33,5</text:p>
          </table:table-cell>
          <table:table-cell office:value-type="float" office:value="9.4105279385044867" table:style-name="ce9">
            <text:p>9,4</text:p>
          </table:table-cell>
          <table:table-cell office:value-type="float" office:value="8.4799852558111652" table:style-name="ce9">
            <text:p>8,5</text:p>
          </table:table-cell>
          <table:table-cell office:value-type="float" office:value="9012" table:style-name="ce8">
            <text:p>9.012</text:p>
          </table:table-cell>
          <table:table-cell office:value-type="float" office:value="9486" table:style-name="ce8">
            <text:p>9.48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capá/AP</text:p>
          </table:table-cell>
          <table:table-cell office:value-type="float" office:value="499466" table:style-name="ce8">
            <text:p>499.466</text:p>
          </table:table-cell>
          <table:table-cell office:value-type="float" office:value="499466" table:style-name="ce8">
            <text:p>499.466</text:p>
          </table:table-cell>
          <table:table-cell office:value-type="float" office:value="2" table:style-name="ce1">
            <text:p>2</text:p>
          </table:table-cell>
          <table:table-cell office:value-type="float" office:value="6.4573892959999997" table:style-name="ce16">
            <text:p>6,457</text:p>
          </table:table-cell>
          <table:table-cell office:value-type="float" office:value="12.928586322192102" table:style-name="ce16">
            <text:p>12,929</text:p>
          </table:table-cell>
          <table:table-cell office:value-type="float" office:value="0.79333133952034229" table:style-name="ce9">
            <text:p>0,8</text:p>
          </table:table-cell>
          <table:table-cell office:value-type="float" office:value="9.3232275057805332" table:style-name="ce9">
            <text:p>9,3</text:p>
          </table:table-cell>
          <table:table-cell office:value-type="float" office:value="39.838135724502862" table:style-name="ce9">
            <text:p>39,8</text:p>
          </table:table-cell>
          <table:table-cell office:value-type="float" office:value="42.624607961997654" table:style-name="ce9">
            <text:p>42,6</text:p>
          </table:table-cell>
          <table:table-cell office:value-type="float" office:value="7.4206974681986102" table:style-name="ce9">
            <text:p>7,4</text:p>
          </table:table-cell>
          <table:table-cell office:value-type="float" office:value="6477" table:style-name="ce8">
            <text:p>6.477</text:p>
          </table:table-cell>
          <table:table-cell office:value-type="float" office:value="6987" table:style-name="ce8">
            <text:p>6.98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ceió/AL</text:p>
          </table:table-cell>
          <table:table-cell office:value-type="float" office:value="1115485" table:style-name="ce8">
            <text:p>1.115.485</text:p>
          </table:table-cell>
          <table:table-cell office:value-type="float" office:value="1115485" table:style-name="ce8">
            <text:p>1.115.485</text:p>
          </table:table-cell>
          <table:table-cell office:value-type="float" office:value="9" table:style-name="ce1">
            <text:p>9</text:p>
          </table:table-cell>
          <table:table-cell office:value-type="float" office:value="13.645408724000003" table:style-name="ce16">
            <text:p>13,645</text:p>
          </table:table-cell>
          <table:table-cell office:value-type="float" office:value="12.232713773829325" table:style-name="ce16">
            <text:p>12,233</text:p>
          </table:table-cell>
          <table:table-cell office:value-type="float" office:value="1.0224243540218634" table:style-name="ce9">
            <text:p>1,0</text:p>
          </table:table-cell>
          <table:table-cell office:value-type="float" office:value="20.266648401201817" table:style-name="ce9">
            <text:p>20,3</text:p>
          </table:table-cell>
          <table:table-cell office:value-type="float" office:value="48.958967372298964" table:style-name="ce9">
            <text:p>49,0</text:p>
          </table:table-cell>
          <table:table-cell office:value-type="float" office:value="15.59506908911554" table:style-name="ce9">
            <text:p>15,6</text:p>
          </table:table-cell>
          <table:table-cell office:value-type="float" office:value="14.156890783361774" table:style-name="ce9">
            <text:p>14,2</text:p>
          </table:table-cell>
          <table:table-cell office:value-type="float" office:value="15906" table:style-name="ce8">
            <text:p>15.906</text:p>
          </table:table-cell>
          <table:table-cell office:value-type="float" office:value="17067" table:style-name="ce8">
            <text:p>17.06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fra/SC - Rio Negro/PR</text:p>
          </table:table-cell>
          <table:table-cell office:value-type="float" office:value="84186" table:style-name="ce8">
            <text:p>84.186</text:p>
          </table:table-cell>
          <table:table-cell office:value-type="float" office:value="84186" table:style-name="ce8">
            <text:p>84.186</text:p>
          </table:table-cell>
          <table:table-cell office:value-type="float" office:value="2" table:style-name="ce1">
            <text:p>2</text:p>
          </table:table-cell>
          <table:table-cell office:value-type="float" office:value="1.537690504" table:style-name="ce16">
            <text:p>1,538</text:p>
          </table:table-cell>
          <table:table-cell office:value-type="float" office:value="18.265394531157199" table:style-name="ce16">
            <text:p>18,265</text:p>
          </table:table-cell>
          <table:table-cell office:value-type="float" office:value="15.028435722199141" table:style-name="ce9">
            <text:p>15,0</text:p>
          </table:table-cell>
          <table:table-cell office:value-type="float" office:value="29.361681029149416" table:style-name="ce9">
            <text:p>29,4</text:p>
          </table:table-cell>
          <table:table-cell office:value-type="float" office:value="35.291528209892618" table:style-name="ce9">
            <text:p>35,3</text:p>
          </table:table-cell>
          <table:table-cell office:value-type="float" office:value="11.921366004611809" table:style-name="ce9">
            <text:p>11,9</text:p>
          </table:table-cell>
          <table:table-cell office:value-type="float" office:value="8.3969890341470155" table:style-name="ce9">
            <text:p>8,4</text:p>
          </table:table-cell>
          <table:table-cell office:value-type="float" office:value="2794" table:style-name="ce8">
            <text:p>2.794</text:p>
          </table:table-cell>
          <table:table-cell office:value-type="float" office:value="3001" table:style-name="ce8">
            <text:p>3.00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manguape - Rio Tinto/PB</text:p>
          </table:table-cell>
          <table:table-cell office:value-type="float" office:value="65279" table:style-name="ce8">
            <text:p>65.279</text:p>
          </table:table-cell>
          <table:table-cell office:value-type="float" office:value="65279" table:style-name="ce8">
            <text:p>65.279</text:p>
          </table:table-cell>
          <table:table-cell office:value-type="float" office:value="2" table:style-name="ce1">
            <text:p>2</text:p>
          </table:table-cell>
          <table:table-cell office:value-type="float" office:value="0.45221284299999998" table:style-name="ce16">
            <text:p>0,452</text:p>
          </table:table-cell>
          <table:table-cell office:value-type="float" office:value="6.9273861885139167" table:style-name="ce16">
            <text:p>6,927</text:p>
          </table:table-cell>
          <table:table-cell office:value-type="float" office:value="9.913709151334297" table:style-name="ce9">
            <text:p>9,9</text:p>
          </table:table-cell>
          <table:table-cell office:value-type="float" office:value="22.689805163273526" table:style-name="ce9">
            <text:p>22,7</text:p>
          </table:table-cell>
          <table:table-cell office:value-type="float" office:value="25.061267001653913" table:style-name="ce9">
            <text:p>25,1</text:p>
          </table:table-cell>
          <table:table-cell office:value-type="float" office:value="35.954634530359861" table:style-name="ce9">
            <text:p>36,0</text:p>
          </table:table-cell>
          <table:table-cell office:value-type="float" office:value="6.380584153378412" table:style-name="ce9">
            <text:p>6,4</text:p>
          </table:table-cell>
          <table:table-cell office:value-type="float" office:value="752" table:style-name="ce8">
            <text:p>752</text:p>
          </table:table-cell>
          <table:table-cell office:value-type="float" office:value="792" table:style-name="ce8">
            <text:p>79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ragogi/AL - São José da Coroa Grande/PE</text:p>
          </table:table-cell>
          <table:table-cell office:value-type="float" office:value="46929" table:style-name="ce8">
            <text:p>46.929</text:p>
          </table:table-cell>
          <table:table-cell office:value-type="float" office:value="46929" table:style-name="ce8">
            <text:p>46.929</text:p>
          </table:table-cell>
          <table:table-cell office:value-type="float" office:value="2" table:style-name="ce1">
            <text:p>2</text:p>
          </table:table-cell>
          <table:table-cell office:value-type="float" office:value="0.21734182300000002" table:style-name="ce16">
            <text:p>0,217</text:p>
          </table:table-cell>
          <table:table-cell office:value-type="float" office:value="4.6312903108951824" table:style-name="ce16">
            <text:p>4,631</text:p>
          </table:table-cell>
          <table:table-cell office:value-type="float" office:value="12.541432028017912" table:style-name="ce9">
            <text:p>12,5</text:p>
          </table:table-cell>
          <table:table-cell office:value-type="float" office:value="10.387993754888125" table:style-name="ce9">
            <text:p>10,4</text:p>
          </table:table-cell>
          <table:table-cell office:value-type="float" office:value="27.456199720934503" table:style-name="ce9">
            <text:p>27,5</text:p>
          </table:table-cell>
          <table:table-cell office:value-type="float" office:value="43.950759536971404" table:style-name="ce9">
            <text:p>44,0</text:p>
          </table:table-cell>
          <table:table-cell office:value-type="float" office:value="5.6636149591880427" table:style-name="ce9">
            <text:p>5,7</text:p>
          </table:table-cell>
          <table:table-cell office:value-type="float" office:value="524" table:style-name="ce8">
            <text:p>524</text:p>
          </table:table-cell>
          <table:table-cell office:value-type="float" office:value="535" table:style-name="ce8">
            <text:p>53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rília/SP</text:p>
          </table:table-cell>
          <table:table-cell office:value-type="float" office:value="233611" table:style-name="ce8">
            <text:p>233.611</text:p>
          </table:table-cell>
          <table:table-cell office:value-type="float" office:value="233611" table:style-name="ce8">
            <text:p>233.611</text:p>
          </table:table-cell>
          <table:table-cell office:value-type="float" office:value="3" table:style-name="ce1">
            <text:p>3</text:p>
          </table:table-cell>
          <table:table-cell office:value-type="float" office:value="4.0923673220000003" table:style-name="ce16">
            <text:p>4,092</text:p>
          </table:table-cell>
          <table:table-cell office:value-type="float" office:value="17.517870828000394" table:style-name="ce16">
            <text:p>17,518</text:p>
          </table:table-cell>
          <table:table-cell office:value-type="float" office:value="1.4034686156161225" table:style-name="ce9">
            <text:p>1,4</text:p>
          </table:table-cell>
          <table:table-cell office:value-type="float" office:value="20.837044744635953" table:style-name="ce9">
            <text:p>20,8</text:p>
          </table:table-cell>
          <table:table-cell office:value-type="float" office:value="53.48089144476851" table:style-name="ce9">
            <text:p>53,5</text:p>
          </table:table-cell>
          <table:table-cell office:value-type="float" office:value="14.151115587468274" table:style-name="ce9">
            <text:p>14,2</text:p>
          </table:table-cell>
          <table:table-cell office:value-type="float" office:value="10.127479607511145" table:style-name="ce9">
            <text:p>10,1</text:p>
          </table:table-cell>
          <table:table-cell office:value-type="float" office:value="8720" table:style-name="ce8">
            <text:p>8.720</text:p>
          </table:table-cell>
          <table:table-cell office:value-type="float" office:value="9073" table:style-name="ce8">
            <text:p>9.07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ringá/PR</text:p>
          </table:table-cell>
          <table:table-cell office:value-type="float" office:value="551656" table:style-name="ce8">
            <text:p>551.656</text:p>
          </table:table-cell>
          <table:table-cell office:value-type="float" office:value="551656" table:style-name="ce8">
            <text:p>551.656</text:p>
          </table:table-cell>
          <table:table-cell office:value-type="float" office:value="10" table:style-name="ce1">
            <text:p>10</text:p>
          </table:table-cell>
          <table:table-cell office:value-type="float" office:value="10.258608714999999" table:style-name="ce16">
            <text:p>10,259</text:p>
          </table:table-cell>
          <table:table-cell office:value-type="float" office:value="18.59602490501327" table:style-name="ce16">
            <text:p>18,596</text:p>
          </table:table-cell>
          <table:table-cell office:value-type="float" office:value="2.8247028330098467" table:style-name="ce9">
            <text:p>2,8</text:p>
          </table:table-cell>
          <table:table-cell office:value-type="float" office:value="17.867886054761179" table:style-name="ce9">
            <text:p>17,9</text:p>
          </table:table-cell>
          <table:table-cell office:value-type="float" office:value="56.069623131151857" table:style-name="ce9">
            <text:p>56,1</text:p>
          </table:table-cell>
          <table:table-cell office:value-type="float" office:value="10.422125491897173" table:style-name="ce9">
            <text:p>10,4</text:p>
          </table:table-cell>
          <table:table-cell office:value-type="float" office:value="12.81566248917995" table:style-name="ce9">
            <text:p>12,8</text:p>
          </table:table-cell>
          <table:table-cell office:value-type="float" office:value="24871" table:style-name="ce8">
            <text:p>24.871</text:p>
          </table:table-cell>
          <table:table-cell office:value-type="float" office:value="26960" table:style-name="ce8">
            <text:p>26.96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tão/SP</text:p>
          </table:table-cell>
          <table:table-cell office:value-type="float" office:value="84725" table:style-name="ce8">
            <text:p>84.725</text:p>
          </table:table-cell>
          <table:table-cell office:value-type="float" office:value="84725" table:style-name="ce8">
            <text:p>84.725</text:p>
          </table:table-cell>
          <table:table-cell office:value-type="float" office:value="2" table:style-name="ce1">
            <text:p>2</text:p>
          </table:table-cell>
          <table:table-cell office:value-type="float" office:value="5.9298181029999988" table:style-name="ce16">
            <text:p>5,930</text:p>
          </table:table-cell>
          <table:table-cell office:value-type="float" office:value="69.989000920625543" table:style-name="ce16">
            <text:p>69,989</text:p>
          </table:table-cell>
          <table:table-cell office:value-type="float" office:value="1.8040895039575888" table:style-name="ce9">
            <text:p>1,8</text:p>
          </table:table-cell>
          <table:table-cell office:value-type="float" office:value="60.21452961927389" table:style-name="ce9">
            <text:p>60,2</text:p>
          </table:table-cell>
          <table:table-cell office:value-type="float" office:value="23.627496183924688" table:style-name="ce9">
            <text:p>23,6</text:p>
          </table:table-cell>
          <table:table-cell office:value-type="float" office:value="2.8746354616469758" table:style-name="ce9">
            <text:p>2,9</text:p>
          </table:table-cell>
          <table:table-cell office:value-type="float" office:value="11.479249231196865" table:style-name="ce9">
            <text:p>11,5</text:p>
          </table:table-cell>
          <table:table-cell office:value-type="float" office:value="2802" table:style-name="ce8">
            <text:p>2.802</text:p>
          </table:table-cell>
          <table:table-cell office:value-type="float" office:value="3108" table:style-name="ce8">
            <text:p>3.10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tinhos - Pontal do Paraná/PR</text:p>
          </table:table-cell>
          <table:table-cell office:value-type="float" office:value="50348" table:style-name="ce8">
            <text:p>50.348</text:p>
          </table:table-cell>
          <table:table-cell office:value-type="float" office:value="50348" table:style-name="ce8">
            <text:p>50.348</text:p>
          </table:table-cell>
          <table:table-cell office:value-type="float" office:value="2" table:style-name="ce1">
            <text:p>2</text:p>
          </table:table-cell>
          <table:table-cell office:value-type="float" office:value="0.55634534700000005" table:style-name="ce16">
            <text:p>0,556</text:p>
          </table:table-cell>
          <table:table-cell office:value-type="float" office:value="11.049998947326609" table:style-name="ce16">
            <text:p>11,050</text:p>
          </table:table-cell>
          <table:table-cell office:value-type="float" office:value="2.710679271664691" table:style-name="ce9">
            <text:p>2,7</text:p>
          </table:table-cell>
          <table:table-cell office:value-type="float" office:value="12.097124989525614" table:style-name="ce9">
            <text:p>12,1</text:p>
          </table:table-cell>
          <table:table-cell office:value-type="float" office:value="58.969974453655304" table:style-name="ce9">
            <text:p>59,0</text:p>
          </table:table-cell>
          <table:table-cell office:value-type="float" office:value="19.811056494735094" table:style-name="ce9">
            <text:p>19,8</text:p>
          </table:table-cell>
          <table:table-cell office:value-type="float" office:value="6.411164790419285" table:style-name="ce9">
            <text:p>6,4</text:p>
          </table:table-cell>
          <table:table-cell office:value-type="float" office:value="1824" table:style-name="ce8">
            <text:p>1.824</text:p>
          </table:table-cell>
          <table:table-cell office:value-type="float" office:value="1927" table:style-name="ce8">
            <text:p>1.92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tozinhos/MG</text:p>
          </table:table-cell>
          <table:table-cell office:value-type="float" office:value="42836" table:style-name="ce8">
            <text:p>42.836</text:p>
          </table:table-cell>
          <table:table-cell office:value-type="float" office:value="42836" table:style-name="ce8">
            <text:p>42.836</text:p>
          </table:table-cell>
          <table:table-cell office:value-type="float" office:value="2" table:style-name="ce1">
            <text:p>2</text:p>
          </table:table-cell>
          <table:table-cell office:value-type="float" office:value="0.72264622099999998" table:style-name="ce16">
            <text:p>0,723</text:p>
          </table:table-cell>
          <table:table-cell office:value-type="float" office:value="16.870067723410216" table:style-name="ce16">
            <text:p>16,870</text:p>
          </table:table-cell>
          <table:table-cell office:value-type="float" office:value="1.8230447509667389" table:style-name="ce9">
            <text:p>1,8</text:p>
          </table:table-cell>
          <table:table-cell office:value-type="float" office:value="47.219905409288785" table:style-name="ce9">
            <text:p>47,2</text:p>
          </table:table-cell>
          <table:table-cell office:value-type="float" office:value="26.317758880247432" table:style-name="ce9">
            <text:p>26,3</text:p>
          </table:table-cell>
          <table:table-cell office:value-type="float" office:value="11.982966558680724" table:style-name="ce9">
            <text:p>12,0</text:p>
          </table:table-cell>
          <table:table-cell office:value-type="float" office:value="12.656324400816315" table:style-name="ce9">
            <text:p>12,7</text:p>
          </table:table-cell>
          <table:table-cell office:value-type="float" office:value="1155" table:style-name="ce8">
            <text:p>1.155</text:p>
          </table:table-cell>
          <table:table-cell office:value-type="float" office:value="1217" table:style-name="ce8">
            <text:p>1.21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aurilândia/GO</text:p>
          </table:table-cell>
          <table:table-cell office:value-type="float" office:value="19267" table:style-name="ce8">
            <text:p>19.267</text:p>
          </table:table-cell>
          <table:table-cell office:value-type="float" office:value="19267" table:style-name="ce8">
            <text:p>19.267</text:p>
          </table:table-cell>
          <table:table-cell office:value-type="float" office:value="3" table:style-name="ce1">
            <text:p>3</text:p>
          </table:table-cell>
          <table:table-cell office:value-type="float" office:value="0.44293230099999997" table:style-name="ce16">
            <text:p>0,443</text:p>
          </table:table-cell>
          <table:table-cell office:value-type="float" office:value="22.989168059376134" table:style-name="ce16">
            <text:p>22,989</text:p>
          </table:table-cell>
          <table:table-cell office:value-type="float" office:value="40.014244072933401" table:style-name="ce9">
            <text:p>40,0</text:p>
          </table:table-cell>
          <table:table-cell office:value-type="float" office:value="21.503101441229052" table:style-name="ce9">
            <text:p>21,5</text:p>
          </table:table-cell>
          <table:table-cell office:value-type="float" office:value="18.655429467086886" table:style-name="ce9">
            <text:p>18,7</text:p>
          </table:table-cell>
          <table:table-cell office:value-type="float" office:value="9.880099938794034" table:style-name="ce9">
            <text:p>9,9</text:p>
          </table:table-cell>
          <table:table-cell office:value-type="float" office:value="9.9471250799566331" table:style-name="ce9">
            <text:p>9,9</text:p>
          </table:table-cell>
          <table:table-cell office:value-type="float" office:value="385" table:style-name="ce8">
            <text:p>385</text:p>
          </table:table-cell>
          <table:table-cell office:value-type="float" office:value="495" table:style-name="ce8">
            <text:p>49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endes - Engenheiro Paulo de Frontin/RJ</text:p>
          </table:table-cell>
          <table:table-cell office:value-type="float" office:value="31172" table:style-name="ce8">
            <text:p>31.172</text:p>
          </table:table-cell>
          <table:table-cell office:value-type="float" office:value="31172" table:style-name="ce8">
            <text:p>31.172</text:p>
          </table:table-cell>
          <table:table-cell office:value-type="float" office:value="2" table:style-name="ce1">
            <text:p>2</text:p>
          </table:table-cell>
          <table:table-cell office:value-type="float" office:value="0.32710298300000001" table:style-name="ce16">
            <text:p>0,327</text:p>
          </table:table-cell>
          <table:table-cell office:value-type="float" office:value="10.493487200051328" table:style-name="ce16">
            <text:p>10,493</text:p>
          </table:table-cell>
          <table:table-cell office:value-type="float" office:value="0.97143473619743792" table:style-name="ce9">
            <text:p>1,0</text:p>
          </table:table-cell>
          <table:table-cell office:value-type="float" office:value="13.941946533700673" table:style-name="ce9">
            <text:p>13,9</text:p>
          </table:table-cell>
          <table:table-cell office:value-type="float" office:value="39.103345015963974" table:style-name="ce9">
            <text:p>39,1</text:p>
          </table:table-cell>
          <table:table-cell office:value-type="float" office:value="40.484053610724793" table:style-name="ce9">
            <text:p>40,5</text:p>
          </table:table-cell>
          <table:table-cell office:value-type="float" office:value="5.4992201034131201" table:style-name="ce9">
            <text:p>5,5</text:p>
          </table:table-cell>
          <table:table-cell office:value-type="float" office:value="479" table:style-name="ce8">
            <text:p>479</text:p>
          </table:table-cell>
          <table:table-cell office:value-type="float" office:value="489" table:style-name="ce8">
            <text:p>48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iracema do Tocantins/TO</text:p>
          </table:table-cell>
          <table:table-cell office:value-type="float" office:value="27420" table:style-name="ce8">
            <text:p>27.420</text:p>
          </table:table-cell>
          <table:table-cell office:value-type="float" office:value="27420" table:style-name="ce8">
            <text:p>27.420</text:p>
          </table:table-cell>
          <table:table-cell office:value-type="float" office:value="2" table:style-name="ce1">
            <text:p>2</text:p>
          </table:table-cell>
          <table:table-cell office:value-type="float" office:value="0.62728859400000003" table:style-name="ce16">
            <text:p>0,627</text:p>
          </table:table-cell>
          <table:table-cell office:value-type="float" office:value="22.877045733041577" table:style-name="ce16">
            <text:p>22,877</text:p>
          </table:table-cell>
          <table:table-cell office:value-type="float" office:value="6.3135880962630733" table:style-name="ce9">
            <text:p>6,3</text:p>
          </table:table-cell>
          <table:table-cell office:value-type="float" office:value="66.628892665630062" table:style-name="ce9">
            <text:p>66,6</text:p>
          </table:table-cell>
          <table:table-cell office:value-type="float" office:value="7.6879378106466891" table:style-name="ce9">
            <text:p>7,7</text:p>
          </table:table-cell>
          <table:table-cell office:value-type="float" office:value="12.818588249350505" table:style-name="ce9">
            <text:p>12,8</text:p>
          </table:table-cell>
          <table:table-cell office:value-type="float" office:value="6.5509931781096595" table:style-name="ce9">
            <text:p>6,6</text:p>
          </table:table-cell>
          <table:table-cell office:value-type="float" office:value="316" table:style-name="ce8">
            <text:p>316</text:p>
          </table:table-cell>
          <table:table-cell office:value-type="float" office:value="329" table:style-name="ce8">
            <text:p>32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ogi Guaçu - Mogi Mirim/SP</text:p>
          </table:table-cell>
          <table:table-cell office:value-type="float" office:value="233794" table:style-name="ce8">
            <text:p>233.794</text:p>
          </table:table-cell>
          <table:table-cell office:value-type="float" office:value="233794" table:style-name="ce8">
            <text:p>233.794</text:p>
          </table:table-cell>
          <table:table-cell office:value-type="float" office:value="3" table:style-name="ce1">
            <text:p>3</text:p>
          </table:table-cell>
          <table:table-cell office:value-type="float" office:value="5.8531901329999991" table:style-name="ce16">
            <text:p>5,853</text:p>
          </table:table-cell>
          <table:table-cell office:value-type="float" office:value="25.035672998451627" table:style-name="ce16">
            <text:p>25,036</text:p>
          </table:table-cell>
          <table:table-cell office:value-type="float" office:value="5.3787627404243761" table:style-name="ce9">
            <text:p>5,4</text:p>
          </table:table-cell>
          <table:table-cell office:value-type="float" office:value="33.057924790293157" table:style-name="ce9">
            <text:p>33,1</text:p>
          </table:table-cell>
          <table:table-cell office:value-type="float" office:value="38.099614010949821" table:style-name="ce9">
            <text:p>38,1</text:p>
          </table:table-cell>
          <table:table-cell office:value-type="float" office:value="9.7891288336865685" table:style-name="ce9">
            <text:p>9,8</text:p>
          </table:table-cell>
          <table:table-cell office:value-type="float" office:value="13.674569624646091" table:style-name="ce9">
            <text:p>13,7</text:p>
          </table:table-cell>
          <table:table-cell office:value-type="float" office:value="7142" table:style-name="ce8">
            <text:p>7.142</text:p>
          </table:table-cell>
          <table:table-cell office:value-type="float" office:value="7611" table:style-name="ce8">
            <text:p>7.61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Morros - Axixá/MA</text:p>
          </table:table-cell>
          <table:table-cell office:value-type="float" office:value="29190" table:style-name="ce8">
            <text:p>29.190</text:p>
          </table:table-cell>
          <table:table-cell office:value-type="float" office:value="29190" table:style-name="ce8">
            <text:p>29.190</text:p>
          </table:table-cell>
          <table:table-cell office:value-type="float" office:value="2" table:style-name="ce1">
            <text:p>2</text:p>
          </table:table-cell>
          <table:table-cell office:value-type="float" office:value="8.6717261000000004E-2" table:style-name="ce16">
            <text:p>0,087</text:p>
          </table:table-cell>
          <table:table-cell office:value-type="float" office:value="2.9707866050017127" table:style-name="ce16">
            <text:p>2,971</text:p>
          </table:table-cell>
          <table:table-cell office:value-type="float" office:value="18.919322186617492" table:style-name="ce9">
            <text:p>18,9</text:p>
          </table:table-cell>
          <table:table-cell office:value-type="float" office:value="10.357702603176085" table:style-name="ce9">
            <text:p>10,4</text:p>
          </table:table-cell>
          <table:table-cell office:value-type="float" office:value="20.794358345796919" table:style-name="ce9">
            <text:p>20,8</text:p>
          </table:table-cell>
          <table:table-cell office:value-type="float" office:value="47.518003364981745" table:style-name="ce9">
            <text:p>47,5</text:p>
          </table:table-cell>
          <table:table-cell office:value-type="float" office:value="2.4106134994277553" table:style-name="ce9">
            <text:p>2,4</text:p>
          </table:table-cell>
          <table:table-cell office:value-type="float" office:value="86" table:style-name="ce8">
            <text:p>86</text:p>
          </table:table-cell>
          <table:table-cell office:value-type="float" office:value="90" table:style-name="ce8">
            <text:p>9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Natal/RN</text:p>
          </table:table-cell>
          <table:table-cell office:value-type="float" office:value="1187899" table:style-name="ce8">
            <text:p>1.187.899</text:p>
          </table:table-cell>
          <table:table-cell office:value-type="float" office:value="1187899" table:style-name="ce8">
            <text:p>1.187.899</text:p>
          </table:table-cell>
          <table:table-cell office:value-type="float" office:value="5" table:style-name="ce1">
            <text:p>5</text:p>
          </table:table-cell>
          <table:table-cell office:value-type="float" office:value="16.182148526999999" table:style-name="ce16">
            <text:p>16,182</text:p>
          </table:table-cell>
          <table:table-cell office:value-type="float" office:value="13.622495285373587" table:style-name="ce16">
            <text:p>13,622</text:p>
          </table:table-cell>
          <table:table-cell office:value-type="float" office:value="0.54567161370857931" table:style-name="ce9">
            <text:p>0,5</text:p>
          </table:table-cell>
          <table:table-cell office:value-type="float" office:value="17.271575491577494" table:style-name="ce9">
            <text:p>17,3</text:p>
          </table:table-cell>
          <table:table-cell office:value-type="float" office:value="49.353581155645273" table:style-name="ce9">
            <text:p>49,4</text:p>
          </table:table-cell>
          <table:table-cell office:value-type="float" office:value="18.713538056750281" table:style-name="ce9">
            <text:p>18,7</text:p>
          </table:table-cell>
          <table:table-cell office:value-type="float" office:value="14.115633682318386" table:style-name="ce9">
            <text:p>14,1</text:p>
          </table:table-cell>
          <table:table-cell office:value-type="float" office:value="24925" table:style-name="ce8">
            <text:p>24.925</text:p>
          </table:table-cell>
          <table:table-cell office:value-type="float" office:value="27383" table:style-name="ce8">
            <text:p>27.38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Nhamundá/AM</text:p>
          </table:table-cell>
          <table:table-cell office:value-type="float" office:value="26455" table:style-name="ce8">
            <text:p>26.455</text:p>
          </table:table-cell>
          <table:table-cell office:value-type="float" office:value="26455" table:style-name="ce8">
            <text:p>26.455</text:p>
          </table:table-cell>
          <table:table-cell office:value-type="float" office:value="2" table:style-name="ce1">
            <text:p>2</text:p>
          </table:table-cell>
          <table:table-cell office:value-type="float" office:value="0.116182548" table:style-name="ce16">
            <text:p>0,116</text:p>
          </table:table-cell>
          <table:table-cell office:value-type="float" office:value="4.3917047061047061" table:style-name="ce16">
            <text:p>4,392</text:p>
          </table:table-cell>
          <table:table-cell office:value-type="float" office:value="27.021931039074815" table:style-name="ce9">
            <text:p>27,0</text:p>
          </table:table-cell>
          <table:table-cell office:value-type="float" office:value="9.3957811977062171" table:style-name="ce9">
            <text:p>9,4</text:p>
          </table:table-cell>
          <table:table-cell office:value-type="float" office:value="16.546053887542566" table:style-name="ce9">
            <text:p>16,5</text:p>
          </table:table-cell>
          <table:table-cell office:value-type="float" office:value="44.974963881838775" table:style-name="ce9">
            <text:p>45,0</text:p>
          </table:table-cell>
          <table:table-cell office:value-type="float" office:value="2.0612699938376293" table:style-name="ce9">
            <text:p>2,1</text:p>
          </table:table-cell>
          <table:table-cell office:value-type="float" office:value="97" table:style-name="ce8">
            <text:p>97</text:p>
          </table:table-cell>
          <table:table-cell office:value-type="float" office:value="99" table:style-name="ce8">
            <text:p>9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Nova Granada/SP</text:p>
          </table:table-cell>
          <table:table-cell office:value-type="float" office:value="23064" table:style-name="ce8">
            <text:p>23.064</text:p>
          </table:table-cell>
          <table:table-cell office:value-type="float" office:value="23064" table:style-name="ce8">
            <text:p>23.064</text:p>
          </table:table-cell>
          <table:table-cell office:value-type="float" office:value="2" table:style-name="ce1">
            <text:p>2</text:p>
          </table:table-cell>
          <table:table-cell office:value-type="float" office:value="0.36042251199999997" table:style-name="ce16">
            <text:p>0,360</text:p>
          </table:table-cell>
          <table:table-cell office:value-type="float" office:value="15.627060006937217" table:style-name="ce16">
            <text:p>15,627</text:p>
          </table:table-cell>
          <table:table-cell office:value-type="float" office:value="19.676856089388775" table:style-name="ce9">
            <text:p>19,7</text:p>
          </table:table-cell>
          <table:table-cell office:value-type="float" office:value="20.93764997675839" table:style-name="ce9">
            <text:p>20,9</text:p>
          </table:table-cell>
          <table:table-cell office:value-type="float" office:value="39.066157721024922" table:style-name="ce9">
            <text:p>39,1</text:p>
          </table:table-cell>
          <table:table-cell office:value-type="float" office:value="13.786920446301091" table:style-name="ce9">
            <text:p>13,8</text:p>
          </table:table-cell>
          <table:table-cell office:value-type="float" office:value="6.5324157665268139" table:style-name="ce9">
            <text:p>6,5</text:p>
          </table:table-cell>
          <table:table-cell office:value-type="float" office:value="632" table:style-name="ce8">
            <text:p>632</text:p>
          </table:table-cell>
          <table:table-cell office:value-type="float" office:value="656" table:style-name="ce8">
            <text:p>65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Nova Londrina - Marilena/PR</text:p>
          </table:table-cell>
          <table:table-cell office:value-type="float" office:value="19925" table:style-name="ce8">
            <text:p>19.925</text:p>
          </table:table-cell>
          <table:table-cell office:value-type="float" office:value="19925" table:style-name="ce8">
            <text:p>19.925</text:p>
          </table:table-cell>
          <table:table-cell office:value-type="float" office:value="2" table:style-name="ce1">
            <text:p>2</text:p>
          </table:table-cell>
          <table:table-cell office:value-type="float" office:value="0.241609924" table:style-name="ce16">
            <text:p>0,242</text:p>
          </table:table-cell>
          <table:table-cell office:value-type="float" office:value="12.125968582183187" table:style-name="ce16">
            <text:p>12,126</text:p>
          </table:table-cell>
          <table:table-cell office:value-type="float" office:value="14.512958499171583" table:style-name="ce9">
            <text:p>14,5</text:p>
          </table:table-cell>
          <table:table-cell office:value-type="float" office:value="25.299561784556495" table:style-name="ce9">
            <text:p>25,3</text:p>
          </table:table-cell>
          <table:table-cell office:value-type="float" office:value="35.937592116456273" table:style-name="ce9">
            <text:p>35,9</text:p>
          </table:table-cell>
          <table:table-cell office:value-type="float" office:value="16.905841582897892" table:style-name="ce9">
            <text:p>16,9</text:p>
          </table:table-cell>
          <table:table-cell office:value-type="float" office:value="7.3440460169177495" table:style-name="ce9">
            <text:p>7,3</text:p>
          </table:table-cell>
          <table:table-cell office:value-type="float" office:value="600" table:style-name="ce8">
            <text:p>600</text:p>
          </table:table-cell>
          <table:table-cell office:value-type="float" office:value="664" table:style-name="ce8">
            <text:p>66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Nova Serrana/MG</text:p>
          </table:table-cell>
          <table:table-cell office:value-type="float" office:value="76904" table:style-name="ce8">
            <text:p>76.904</text:p>
          </table:table-cell>
          <table:table-cell office:value-type="float" office:value="76904" table:style-name="ce8">
            <text:p>76.904</text:p>
          </table:table-cell>
          <table:table-cell office:value-type="float" office:value="2" table:style-name="ce1">
            <text:p>2</text:p>
          </table:table-cell>
          <table:table-cell office:value-type="float" office:value="0.872365591" table:style-name="ce16">
            <text:p>0,872</text:p>
          </table:table-cell>
          <table:table-cell office:value-type="float" office:value="11.343565887340061" table:style-name="ce16">
            <text:p>11,344</text:p>
          </table:table-cell>
          <table:table-cell office:value-type="float" office:value="2.4705769258154979" table:style-name="ce9">
            <text:p>2,5</text:p>
          </table:table-cell>
          <table:table-cell office:value-type="float" office:value="31.071949856399133" table:style-name="ce9">
            <text:p>31,1</text:p>
          </table:table-cell>
          <table:table-cell office:value-type="float" office:value="37.026592214593663" table:style-name="ce9">
            <text:p>37,0</text:p>
          </table:table-cell>
          <table:table-cell office:value-type="float" office:value="17.224147370113318" table:style-name="ce9">
            <text:p>17,2</text:p>
          </table:table-cell>
          <table:table-cell office:value-type="float" office:value="12.206733633078382" table:style-name="ce9">
            <text:p>12,2</text:p>
          </table:table-cell>
          <table:table-cell office:value-type="float" office:value="2313" table:style-name="ce8">
            <text:p>2.313</text:p>
          </table:table-cell>
          <table:table-cell office:value-type="float" office:value="2369" table:style-name="ce8">
            <text:p>2.36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Novo Hamburgo - São Leopoldo/RS</text:p>
          </table:table-cell>
          <table:table-cell office:value-type="float" office:value="586595" table:style-name="ce8">
            <text:p>586.595</text:p>
          </table:table-cell>
          <table:table-cell office:value-type="float" office:value="586595" table:style-name="ce8">
            <text:p>586.595</text:p>
          </table:table-cell>
          <table:table-cell office:value-type="float" office:value="5" table:style-name="ce1">
            <text:p>5</text:p>
          </table:table-cell>
          <table:table-cell office:value-type="float" office:value="12.633980537999999" table:style-name="ce16">
            <text:p>12,634</text:p>
          </table:table-cell>
          <table:table-cell office:value-type="float" office:value="21.537825140002894" table:style-name="ce16">
            <text:p>21,538</text:p>
          </table:table-cell>
          <table:table-cell office:value-type="float" office:value="0.32055637475606819" table:style-name="ce9">
            <text:p>0,3</text:p>
          </table:table-cell>
          <table:table-cell office:value-type="float" office:value="29.550220643216257" table:style-name="ce9">
            <text:p>29,6</text:p>
          </table:table-cell>
          <table:table-cell office:value-type="float" office:value="41.353713584452578" table:style-name="ce9">
            <text:p>41,4</text:p>
          </table:table-cell>
          <table:table-cell office:value-type="float" office:value="14.708270939715771" table:style-name="ce9">
            <text:p>14,7</text:p>
          </table:table-cell>
          <table:table-cell office:value-type="float" office:value="14.067238457859338" table:style-name="ce9">
            <text:p>14,1</text:p>
          </table:table-cell>
          <table:table-cell office:value-type="float" office:value="26632" table:style-name="ce8">
            <text:p>26.632</text:p>
          </table:table-cell>
          <table:table-cell office:value-type="float" office:value="28459" table:style-name="ce8">
            <text:p>28.45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Otacílio Costa/SC</text:p>
          </table:table-cell>
          <table:table-cell office:value-type="float" office:value="18710" table:style-name="ce8">
            <text:p>18.710</text:p>
          </table:table-cell>
          <table:table-cell office:value-type="float" office:value="18710" table:style-name="ce8">
            <text:p>18.710</text:p>
          </table:table-cell>
          <table:table-cell office:value-type="float" office:value="2" table:style-name="ce1">
            <text:p>2</text:p>
          </table:table-cell>
          <table:table-cell office:value-type="float" office:value="0.55945055300000013" table:style-name="ce16">
            <text:p>0,559</text:p>
          </table:table-cell>
          <table:table-cell office:value-type="float" office:value="29.901151950828439" table:style-name="ce16">
            <text:p>29,901</text:p>
          </table:table-cell>
          <table:table-cell office:value-type="float" office:value="22.377977522528251" table:style-name="ce9">
            <text:p>22,4</text:p>
          </table:table-cell>
          <table:table-cell office:value-type="float" office:value="40.520322445726492" table:style-name="ce9">
            <text:p>40,5</text:p>
          </table:table-cell>
          <table:table-cell office:value-type="float" office:value="21.074796220641147" table:style-name="ce9">
            <text:p>21,1</text:p>
          </table:table-cell>
          <table:table-cell office:value-type="float" office:value="8.9384771776246676" table:style-name="ce9">
            <text:p>8,9</text:p>
          </table:table-cell>
          <table:table-cell office:value-type="float" office:value="7.088426633479437" table:style-name="ce9">
            <text:p>7,1</text:p>
          </table:table-cell>
          <table:table-cell office:value-type="float" office:value="533" table:style-name="ce8">
            <text:p>533</text:p>
          </table:table-cell>
          <table:table-cell office:value-type="float" office:value="573" table:style-name="ce8">
            <text:p>57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Ourinhos/SP</text:p>
          </table:table-cell>
          <table:table-cell office:value-type="float" office:value="107404" table:style-name="ce8">
            <text:p>107.404</text:p>
          </table:table-cell>
          <table:table-cell office:value-type="float" office:value="107404" table:style-name="ce8">
            <text:p>107.404</text:p>
          </table:table-cell>
          <table:table-cell office:value-type="float" office:value="2" table:style-name="ce1">
            <text:p>2</text:p>
          </table:table-cell>
          <table:table-cell office:value-type="float" office:value="1.8174871450000001" table:style-name="ce16">
            <text:p>1,817</text:p>
          </table:table-cell>
          <table:table-cell office:value-type="float" office:value="16.921968874529814" table:style-name="ce16">
            <text:p>16,922</text:p>
          </table:table-cell>
          <table:table-cell office:value-type="float" office:value="1.8668531490493703" table:style-name="ce9">
            <text:p>1,9</text:p>
          </table:table-cell>
          <table:table-cell office:value-type="float" office:value="25.625177943143029" table:style-name="ce9">
            <text:p>25,6</text:p>
          </table:table-cell>
          <table:table-cell office:value-type="float" office:value="49.268227038821792" table:style-name="ce9">
            <text:p>49,3</text:p>
          </table:table-cell>
          <table:table-cell office:value-type="float" office:value="13.44749632328211" table:style-name="ce9">
            <text:p>13,4</text:p>
          </table:table-cell>
          <table:table-cell office:value-type="float" office:value="9.7922455457037074" table:style-name="ce9">
            <text:p>9,8</text:p>
          </table:table-cell>
          <table:table-cell office:value-type="float" office:value="3581" table:style-name="ce8">
            <text:p>3.581</text:p>
          </table:table-cell>
          <table:table-cell office:value-type="float" office:value="3866" table:style-name="ce8">
            <text:p>3.86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araguaçu Paulista/SP</text:p>
          </table:table-cell>
          <table:table-cell office:value-type="float" office:value="43083" table:style-name="ce8">
            <text:p>43.083</text:p>
          </table:table-cell>
          <table:table-cell office:value-type="float" office:value="43083" table:style-name="ce8">
            <text:p>43.083</text:p>
          </table:table-cell>
          <table:table-cell office:value-type="float" office:value="2" table:style-name="ce1">
            <text:p>2</text:p>
          </table:table-cell>
          <table:table-cell office:value-type="float" office:value="0.95625932300000005" table:style-name="ce16">
            <text:p>0,956</text:p>
          </table:table-cell>
          <table:table-cell office:value-type="float" office:value="22.195745955481282" table:style-name="ce16">
            <text:p>22,196</text:p>
          </table:table-cell>
          <table:table-cell office:value-type="float" office:value="11.514582326325721" table:style-name="ce9">
            <text:p>11,5</text:p>
          </table:table-cell>
          <table:table-cell office:value-type="float" office:value="15.925560288628942" table:style-name="ce9">
            <text:p>15,9</text:p>
          </table:table-cell>
          <table:table-cell office:value-type="float" office:value="52.146557424988373" table:style-name="ce9">
            <text:p>52,1</text:p>
          </table:table-cell>
          <table:table-cell office:value-type="float" office:value="10.119635403544191" table:style-name="ce9">
            <text:p>10,1</text:p>
          </table:table-cell>
          <table:table-cell office:value-type="float" office:value="10.293664556512772" table:style-name="ce9">
            <text:p>10,3</text:p>
          </table:table-cell>
          <table:table-cell office:value-type="float" office:value="1448" table:style-name="ce8">
            <text:p>1.448</text:p>
          </table:table-cell>
          <table:table-cell office:value-type="float" office:value="1510" table:style-name="ce8">
            <text:p>1.51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aranacity/PR</text:p>
          </table:table-cell>
          <table:table-cell office:value-type="float" office:value="14813" table:style-name="ce8">
            <text:p>14.813</text:p>
          </table:table-cell>
          <table:table-cell office:value-type="float" office:value="14813" table:style-name="ce8">
            <text:p>14.813</text:p>
          </table:table-cell>
          <table:table-cell office:value-type="float" office:value="2" table:style-name="ce1">
            <text:p>2</text:p>
          </table:table-cell>
          <table:table-cell office:value-type="float" office:value="0.24912791499999998" table:style-name="ce16">
            <text:p>0,249</text:p>
          </table:table-cell>
          <table:table-cell office:value-type="float" office:value="16.818194491325187" table:style-name="ce16">
            <text:p>16,818</text:p>
          </table:table-cell>
          <table:table-cell office:value-type="float" office:value="27.086993041305714" table:style-name="ce9">
            <text:p>27,1</text:p>
          </table:table-cell>
          <table:table-cell office:value-type="float" office:value="26.091577493433444" table:style-name="ce9">
            <text:p>26,1</text:p>
          </table:table-cell>
          <table:table-cell office:value-type="float" office:value="26.070949134704556" table:style-name="ce9">
            <text:p>26,1</text:p>
          </table:table-cell>
          <table:table-cell office:value-type="float" office:value="16.103115140669807" table:style-name="ce9">
            <text:p>16,1</text:p>
          </table:table-cell>
          <table:table-cell office:value-type="float" office:value="4.6473651898864885" table:style-name="ce9">
            <text:p>4,6</text:p>
          </table:table-cell>
          <table:table-cell office:value-type="float" office:value="363" table:style-name="ce8">
            <text:p>363</text:p>
          </table:table-cell>
          <table:table-cell office:value-type="float" office:value="374" table:style-name="ce8">
            <text:p>37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aranavaí/PR</text:p>
          </table:table-cell>
          <table:table-cell office:value-type="float" office:value="83021" table:style-name="ce8">
            <text:p>83.021</text:p>
          </table:table-cell>
          <table:table-cell office:value-type="float" office:value="83021" table:style-name="ce8">
            <text:p>83.021</text:p>
          </table:table-cell>
          <table:table-cell office:value-type="float" office:value="2" table:style-name="ce1">
            <text:p>2</text:p>
          </table:table-cell>
          <table:table-cell office:value-type="float" office:value="1.078677047" table:style-name="ce16">
            <text:p>1,079</text:p>
          </table:table-cell>
          <table:table-cell office:value-type="float" office:value="12.992821659580107" table:style-name="ce16">
            <text:p>12,993</text:p>
          </table:table-cell>
          <table:table-cell office:value-type="float" office:value="10.20927814365554" table:style-name="ce9">
            <text:p>10,2</text:p>
          </table:table-cell>
          <table:table-cell office:value-type="float" office:value="19.803020430822237" table:style-name="ce9">
            <text:p>19,8</text:p>
          </table:table-cell>
          <table:table-cell office:value-type="float" office:value="47.917329699145803" table:style-name="ce9">
            <text:p>47,9</text:p>
          </table:table-cell>
          <table:table-cell office:value-type="float" office:value="14.377366555756515" table:style-name="ce9">
            <text:p>14,4</text:p>
          </table:table-cell>
          <table:table-cell office:value-type="float" office:value="7.6930051706198945" table:style-name="ce9">
            <text:p>7,7</text:p>
          </table:table-cell>
          <table:table-cell office:value-type="float" office:value="3109" table:style-name="ce8">
            <text:p>3.109</text:p>
          </table:table-cell>
          <table:table-cell office:value-type="float" office:value="3269" table:style-name="ce8">
            <text:p>3.26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araopeba/MG</text:p>
          </table:table-cell>
          <table:table-cell office:value-type="float" office:value="32781" table:style-name="ce8">
            <text:p>32.781</text:p>
          </table:table-cell>
          <table:table-cell office:value-type="float" office:value="32781" table:style-name="ce8">
            <text:p>32.781</text:p>
          </table:table-cell>
          <table:table-cell office:value-type="float" office:value="2" table:style-name="ce1">
            <text:p>2</text:p>
          </table:table-cell>
          <table:table-cell office:value-type="float" office:value="0.43585705899999999" table:style-name="ce16">
            <text:p>0,436</text:p>
          </table:table-cell>
          <table:table-cell office:value-type="float" office:value="13.296026936335073" table:style-name="ce16">
            <text:p>13,296</text:p>
          </table:table-cell>
          <table:table-cell office:value-type="float" office:value="8.0052038344984098" table:style-name="ce9">
            <text:p>8,0</text:p>
          </table:table-cell>
          <table:table-cell office:value-type="float" office:value="24.766319088111864" table:style-name="ce9">
            <text:p>24,8</text:p>
          </table:table-cell>
          <table:table-cell office:value-type="float" office:value="41.582997282602228" table:style-name="ce9">
            <text:p>41,6</text:p>
          </table:table-cell>
          <table:table-cell office:value-type="float" office:value="15.171243561297926" table:style-name="ce9">
            <text:p>15,2</text:p>
          </table:table-cell>
          <table:table-cell office:value-type="float" office:value="10.474236233489567" table:style-name="ce9">
            <text:p>10,5</text:p>
          </table:table-cell>
          <table:table-cell office:value-type="float" office:value="942" table:style-name="ce8">
            <text:p>942</text:p>
          </table:table-cell>
          <table:table-cell office:value-type="float" office:value="1005" table:style-name="ce8">
            <text:p>1.00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assos/SP</text:p>
          </table:table-cell>
          <table:table-cell office:value-type="float" office:value="110388" table:style-name="ce8">
            <text:p>110.388</text:p>
          </table:table-cell>
          <table:table-cell office:value-type="float" office:value="110388" table:style-name="ce8">
            <text:p>110.388</text:p>
          </table:table-cell>
          <table:table-cell office:value-type="float" office:value="2" table:style-name="ce1">
            <text:p>2</text:p>
          </table:table-cell>
          <table:table-cell office:value-type="float" office:value="1.766879426" table:style-name="ce16">
            <text:p>1,767</text:p>
          </table:table-cell>
          <table:table-cell office:value-type="float" office:value="16.00608241837881" table:style-name="ce16">
            <text:p>16,006</text:p>
          </table:table-cell>
          <table:table-cell office:value-type="float" office:value="10.27336276199302" table:style-name="ce9">
            <text:p>10,3</text:p>
          </table:table-cell>
          <table:table-cell office:value-type="float" office:value="28.988990842434543" table:style-name="ce9">
            <text:p>29,0</text:p>
          </table:table-cell>
          <table:table-cell office:value-type="float" office:value="40.770777416930542" table:style-name="ce9">
            <text:p>40,8</text:p>
          </table:table-cell>
          <table:table-cell office:value-type="float" office:value="12.111774060580407" table:style-name="ce9">
            <text:p>12,1</text:p>
          </table:table-cell>
          <table:table-cell office:value-type="float" office:value="7.8550949180614893" table:style-name="ce9">
            <text:p>7,9</text:p>
          </table:table-cell>
          <table:table-cell office:value-type="float" office:value="3208" table:style-name="ce8">
            <text:p>3.208</text:p>
          </table:table-cell>
          <table:table-cell office:value-type="float" office:value="3391" table:style-name="ce8">
            <text:p>3.39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ato Branco/PR</text:p>
          </table:table-cell>
          <table:table-cell office:value-type="float" office:value="78883" table:style-name="ce8">
            <text:p>78.883</text:p>
          </table:table-cell>
          <table:table-cell office:value-type="float" office:value="78883" table:style-name="ce8">
            <text:p>78.883</text:p>
          </table:table-cell>
          <table:table-cell office:value-type="float" office:value="2" table:style-name="ce1">
            <text:p>2</text:p>
          </table:table-cell>
          <table:table-cell office:value-type="float" office:value="1.6446281109999998" table:style-name="ce16">
            <text:p>1,645</text:p>
          </table:table-cell>
          <table:table-cell office:value-type="float" office:value="20.848954920578574" table:style-name="ce16">
            <text:p>20,849</text:p>
          </table:table-cell>
          <table:table-cell office:value-type="float" office:value="6.6764505766130622" table:style-name="ce9">
            <text:p>6,7</text:p>
          </table:table-cell>
          <table:table-cell office:value-type="float" office:value="21.896091134003491" table:style-name="ce9">
            <text:p>21,9</text:p>
          </table:table-cell>
          <table:table-cell office:value-type="float" office:value="52.033049677088982" table:style-name="ce9">
            <text:p>52,0</text:p>
          </table:table-cell>
          <table:table-cell office:value-type="float" office:value="9.5273143485749401" table:style-name="ce9">
            <text:p>9,5</text:p>
          </table:table-cell>
          <table:table-cell office:value-type="float" office:value="9.8670942637195385" table:style-name="ce9">
            <text:p>9,9</text:p>
          </table:table-cell>
          <table:table-cell office:value-type="float" office:value="3800" table:style-name="ce8">
            <text:p>3.800</text:p>
          </table:table-cell>
          <table:table-cell office:value-type="float" office:value="4124" table:style-name="ce8">
            <text:p>4.12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atos/PB</text:p>
          </table:table-cell>
          <table:table-cell office:value-type="float" office:value="102373" table:style-name="ce8">
            <text:p>102.373</text:p>
          </table:table-cell>
          <table:table-cell office:value-type="float" office:value="102373" table:style-name="ce8">
            <text:p>102.373</text:p>
          </table:table-cell>
          <table:table-cell office:value-type="float" office:value="2" table:style-name="ce1">
            <text:p>2</text:p>
          </table:table-cell>
          <table:table-cell office:value-type="float" office:value="0.7019148369999999" table:style-name="ce16">
            <text:p>0,702</text:p>
          </table:table-cell>
          <table:table-cell office:value-type="float" office:value="6.8564449317691185" table:style-name="ce16">
            <text:p>6,856</text:p>
          </table:table-cell>
          <table:table-cell office:value-type="float" office:value="1.040249132103757" table:style-name="ce9">
            <text:p>1,0</text:p>
          </table:table-cell>
          <table:table-cell office:value-type="float" office:value="15.983019033974347" table:style-name="ce9">
            <text:p>16,0</text:p>
          </table:table-cell>
          <table:table-cell office:value-type="float" office:value="39.022354217595776" table:style-name="ce9">
            <text:p>39,0</text:p>
          </table:table-cell>
          <table:table-cell office:value-type="float" office:value="35.615037155853713" table:style-name="ce9">
            <text:p>35,6</text:p>
          </table:table-cell>
          <table:table-cell office:value-type="float" office:value="8.3393404604724157" table:style-name="ce9">
            <text:p>8,3</text:p>
          </table:table-cell>
          <table:table-cell office:value-type="float" office:value="1684" table:style-name="ce8">
            <text:p>1.684</text:p>
          </table:table-cell>
          <table:table-cell office:value-type="float" office:value="1754" table:style-name="ce8">
            <text:p>1.75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aty do Alferes - Miguel Pereira/RJ</text:p>
          </table:table-cell>
          <table:table-cell office:value-type="float" office:value="51001" table:style-name="ce8">
            <text:p>51.001</text:p>
          </table:table-cell>
          <table:table-cell office:value-type="float" office:value="51001" table:style-name="ce8">
            <text:p>51.001</text:p>
          </table:table-cell>
          <table:table-cell office:value-type="float" office:value="2" table:style-name="ce1">
            <text:p>2</text:p>
          </table:table-cell>
          <table:table-cell office:value-type="float" office:value="0.60499177300000007" table:style-name="ce16">
            <text:p>0,605</text:p>
          </table:table-cell>
          <table:table-cell office:value-type="float" office:value="11.862351189192371" table:style-name="ce16">
            <text:p>11,862</text:p>
          </table:table-cell>
          <table:table-cell office:value-type="float" office:value="2.8504779353421053" table:style-name="ce9">
            <text:p>2,9</text:p>
          </table:table-cell>
          <table:table-cell office:value-type="float" office:value="10.434636273971282" table:style-name="ce9">
            <text:p>10,4</text:p>
          </table:table-cell>
          <table:table-cell office:value-type="float" office:value="46.066591718760435" table:style-name="ce9">
            <text:p>46,1</text:p>
          </table:table-cell>
          <table:table-cell office:value-type="float" office:value="34.545238022600351" table:style-name="ce9">
            <text:p>34,5</text:p>
          </table:table-cell>
          <table:table-cell office:value-type="float" office:value="6.1030560493258132" table:style-name="ce9">
            <text:p>6,1</text:p>
          </table:table-cell>
          <table:table-cell office:value-type="float" office:value="1576" table:style-name="ce8">
            <text:p>1.576</text:p>
          </table:table-cell>
          <table:table-cell office:value-type="float" office:value="1635" table:style-name="ce8">
            <text:p>1.63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aulo de Faria - Orindiúva/SP</text:p>
          </table:table-cell>
          <table:table-cell office:value-type="float" office:value="14264" table:style-name="ce8">
            <text:p>14.264</text:p>
          </table:table-cell>
          <table:table-cell office:value-type="float" office:value="14264" table:style-name="ce8">
            <text:p>14.264</text:p>
          </table:table-cell>
          <table:table-cell office:value-type="float" office:value="2" table:style-name="ce1">
            <text:p>2</text:p>
          </table:table-cell>
          <table:table-cell office:value-type="float" office:value="0.29293878200000001" table:style-name="ce16">
            <text:p>0,293</text:p>
          </table:table-cell>
          <table:table-cell office:value-type="float" office:value="20.536930874929894" table:style-name="ce16">
            <text:p>20,537</text:p>
          </table:table-cell>
          <table:table-cell office:value-type="float" office:value="34.365680540038568" table:style-name="ce9">
            <text:p>34,4</text:p>
          </table:table-cell>
          <table:table-cell office:value-type="float" office:value="16.61059306240988" table:style-name="ce9">
            <text:p>16,6</text:p>
          </table:table-cell>
          <table:table-cell office:value-type="float" office:value="28.884500857930107" table:style-name="ce9">
            <text:p>28,9</text:p>
          </table:table-cell>
          <table:table-cell office:value-type="float" office:value="12.429692904232805" table:style-name="ce9">
            <text:p>12,4</text:p>
          </table:table-cell>
          <table:table-cell office:value-type="float" office:value="7.7095326353886451" table:style-name="ce9">
            <text:p>7,7</text:p>
          </table:table-cell>
          <table:table-cell office:value-type="float" office:value="432" table:style-name="ce8">
            <text:p>432</text:p>
          </table:table-cell>
          <table:table-cell office:value-type="float" office:value="443" table:style-name="ce8">
            <text:p>44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edreiras/MA</text:p>
          </table:table-cell>
          <table:table-cell office:value-type="float" office:value="58401" table:style-name="ce8">
            <text:p>58.401</text:p>
          </table:table-cell>
          <table:table-cell office:value-type="float" office:value="58401" table:style-name="ce8">
            <text:p>58.401</text:p>
          </table:table-cell>
          <table:table-cell office:value-type="float" office:value="2" table:style-name="ce1">
            <text:p>2</text:p>
          </table:table-cell>
          <table:table-cell office:value-type="float" office:value="0.36436393299999997" table:style-name="ce16">
            <text:p>0,364</text:p>
          </table:table-cell>
          <table:table-cell office:value-type="float" office:value="6.2390016095614795" table:style-name="ce16">
            <text:p>6,239</text:p>
          </table:table-cell>
          <table:table-cell office:value-type="float" office:value="26.30974207867056" table:style-name="ce9">
            <text:p>26,3</text:p>
          </table:table-cell>
          <table:table-cell office:value-type="float" office:value="8.9069007826304265" table:style-name="ce9">
            <text:p>8,9</text:p>
          </table:table-cell>
          <table:table-cell office:value-type="float" office:value="37.416758535208807" table:style-name="ce9">
            <text:p>37,4</text:p>
          </table:table-cell>
          <table:table-cell office:value-type="float" office:value="21.550876716439443" table:style-name="ce9">
            <text:p>21,6</text:p>
          </table:table-cell>
          <table:table-cell office:value-type="float" office:value="5.8157218870507696" table:style-name="ce9">
            <text:p>5,8</text:p>
          </table:table-cell>
          <table:table-cell office:value-type="float" office:value="936" table:style-name="ce8">
            <text:p>936</text:p>
          </table:table-cell>
          <table:table-cell office:value-type="float" office:value="981" table:style-name="ce8">
            <text:p>98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edro Afonso/TO</text:p>
          </table:table-cell>
          <table:table-cell office:value-type="float" office:value="16881" table:style-name="ce8">
            <text:p>16.881</text:p>
          </table:table-cell>
          <table:table-cell office:value-type="float" office:value="16881" table:style-name="ce8">
            <text:p>16.881</text:p>
          </table:table-cell>
          <table:table-cell office:value-type="float" office:value="3" table:style-name="ce1">
            <text:p>3</text:p>
          </table:table-cell>
          <table:table-cell office:value-type="float" office:value="0.28895220900000002" table:style-name="ce16">
            <text:p>0,289</text:p>
          </table:table-cell>
          <table:table-cell office:value-type="float" office:value="17.117007819441977" table:style-name="ce16">
            <text:p>17,117</text:p>
          </table:table-cell>
          <table:table-cell office:value-type="float" office:value="35.569939871959932" table:style-name="ce9">
            <text:p>35,6</text:p>
          </table:table-cell>
          <table:table-cell office:value-type="float" office:value="8.4440299260698826" table:style-name="ce9">
            <text:p>8,4</text:p>
          </table:table-cell>
          <table:table-cell office:value-type="float" office:value="29.813593499816431" table:style-name="ce9">
            <text:p>29,8</text:p>
          </table:table-cell>
          <table:table-cell office:value-type="float" office:value="18.211188688299661" table:style-name="ce9">
            <text:p>18,2</text:p>
          </table:table-cell>
          <table:table-cell office:value-type="float" office:value="7.9612480138540818" table:style-name="ce9">
            <text:p>8,0</text:p>
          </table:table-cell>
          <table:table-cell office:value-type="float" office:value="336" table:style-name="ce8">
            <text:p>336</text:p>
          </table:table-cell>
          <table:table-cell office:value-type="float" office:value="345" table:style-name="ce8">
            <text:p>34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edro Osório - Cerrito/RS</text:p>
          </table:table-cell>
          <table:table-cell office:value-type="float" office:value="14213" table:style-name="ce8">
            <text:p>14.213</text:p>
          </table:table-cell>
          <table:table-cell office:value-type="float" office:value="14213" table:style-name="ce8">
            <text:p>14.213</text:p>
          </table:table-cell>
          <table:table-cell office:value-type="float" office:value="2" table:style-name="ce1">
            <text:p>2</text:p>
          </table:table-cell>
          <table:table-cell office:value-type="float" office:value="0.15226778999999999" table:style-name="ce16">
            <text:p>0,152</text:p>
          </table:table-cell>
          <table:table-cell office:value-type="float" office:value="10.713275874199676" table:style-name="ce16">
            <text:p>10,713</text:p>
          </table:table-cell>
          <table:table-cell office:value-type="float" office:value="31.231446256624601" table:style-name="ce9">
            <text:p>31,2</text:p>
          </table:table-cell>
          <table:table-cell office:value-type="float" office:value="9.5103160031415719" table:style-name="ce9">
            <text:p>9,5</text:p>
          </table:table-cell>
          <table:table-cell office:value-type="float" office:value="28.217058906548797" table:style-name="ce9">
            <text:p>28,2</text:p>
          </table:table-cell>
          <table:table-cell office:value-type="float" office:value="27.640731503359973" table:style-name="ce9">
            <text:p>27,6</text:p>
          </table:table-cell>
          <table:table-cell office:value-type="float" office:value="3.4004473303250813" table:style-name="ce9">
            <text:p>3,4</text:p>
          </table:table-cell>
          <table:table-cell office:value-type="float" office:value="287" table:style-name="ce8">
            <text:p>287</text:p>
          </table:table-cell>
          <table:table-cell office:value-type="float" office:value="293" table:style-name="ce8">
            <text:p>29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elotas/RS</text:p>
          </table:table-cell>
          <table:table-cell office:value-type="float" office:value="355303" table:style-name="ce8">
            <text:p>355.303</text:p>
          </table:table-cell>
          <table:table-cell office:value-type="float" office:value="355303" table:style-name="ce8">
            <text:p>355.303</text:p>
          </table:table-cell>
          <table:table-cell office:value-type="float" office:value="3" table:style-name="ce1">
            <text:p>3</text:p>
          </table:table-cell>
          <table:table-cell office:value-type="float" office:value="4.9617178580000001" table:style-name="ce16">
            <text:p>4,962</text:p>
          </table:table-cell>
          <table:table-cell office:value-type="float" office:value="13.964750812686637" table:style-name="ce16">
            <text:p>13,965</text:p>
          </table:table-cell>
          <table:table-cell office:value-type="float" office:value="3.6410549767297953" table:style-name="ce9">
            <text:p>3,6</text:p>
          </table:table-cell>
          <table:table-cell office:value-type="float" office:value="18.983887717059307" table:style-name="ce9">
            <text:p>19,0</text:p>
          </table:table-cell>
          <table:table-cell office:value-type="float" office:value="48.085442265790363" table:style-name="ce9">
            <text:p>48,1</text:p>
          </table:table-cell>
          <table:table-cell office:value-type="float" office:value="20.805178197216229" table:style-name="ce9">
            <text:p>20,8</text:p>
          </table:table-cell>
          <table:table-cell office:value-type="float" office:value="8.4844368432043158" table:style-name="ce9">
            <text:p>8,5</text:p>
          </table:table-cell>
          <table:table-cell office:value-type="float" office:value="10791" table:style-name="ce8">
            <text:p>10.791</text:p>
          </table:table-cell>
          <table:table-cell office:value-type="float" office:value="11431" table:style-name="ce8">
            <text:p>11.43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enedo/AL</text:p>
          </table:table-cell>
          <table:table-cell office:value-type="float" office:value="78884" table:style-name="ce8">
            <text:p>78.884</text:p>
          </table:table-cell>
          <table:table-cell office:value-type="float" office:value="78884" table:style-name="ce8">
            <text:p>78.884</text:p>
          </table:table-cell>
          <table:table-cell office:value-type="float" office:value="2" table:style-name="ce1">
            <text:p>2</text:p>
          </table:table-cell>
          <table:table-cell office:value-type="float" office:value="0.49993518100000001" table:style-name="ce16">
            <text:p>0,500</text:p>
          </table:table-cell>
          <table:table-cell office:value-type="float" office:value="6.337599272349272" table:style-name="ce16">
            <text:p>6,338</text:p>
          </table:table-cell>
          <table:table-cell office:value-type="float" office:value="12.376894715877178" table:style-name="ce9">
            <text:p>12,4</text:p>
          </table:table-cell>
          <table:table-cell office:value-type="float" office:value="14.266865727939241" table:style-name="ce9">
            <text:p>14,3</text:p>
          </table:table-cell>
          <table:table-cell office:value-type="float" office:value="33.38854562427764" table:style-name="ce9">
            <text:p>33,4</text:p>
          </table:table-cell>
          <table:table-cell office:value-type="float" office:value="33.180499853640029" table:style-name="ce9">
            <text:p>33,2</text:p>
          </table:table-cell>
          <table:table-cell office:value-type="float" office:value="6.7871940782659177" table:style-name="ce9">
            <text:p>6,8</text:p>
          </table:table-cell>
          <table:table-cell office:value-type="float" office:value="941" table:style-name="ce8">
            <text:p>941</text:p>
          </table:table-cell>
          <table:table-cell office:value-type="float" office:value="1011" table:style-name="ce8">
            <text:p>1.01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etrolina/PE - Juazeiro/BA</text:p>
          </table:table-cell>
          <table:table-cell office:value-type="float" office:value="491927" table:style-name="ce8">
            <text:p>491.927</text:p>
          </table:table-cell>
          <table:table-cell office:value-type="float" office:value="491927" table:style-name="ce8">
            <text:p>491.927</text:p>
          </table:table-cell>
          <table:table-cell office:value-type="float" office:value="2" table:style-name="ce1">
            <text:p>2</text:p>
          </table:table-cell>
          <table:table-cell office:value-type="float" office:value="5.0763582710000001" table:style-name="ce16">
            <text:p>5,076</text:p>
          </table:table-cell>
          <table:table-cell office:value-type="float" office:value="10.319332484291367" table:style-name="ce16">
            <text:p>10,319</text:p>
          </table:table-cell>
          <table:table-cell office:value-type="float" office:value="16.822537701456888" table:style-name="ce9">
            <text:p>16,8</text:p>
          </table:table-cell>
          <table:table-cell office:value-type="float" office:value="13.83224696750329" table:style-name="ce9">
            <text:p>13,8</text:p>
          </table:table-cell>
          <table:table-cell office:value-type="float" office:value="40.536560013023561" table:style-name="ce9">
            <text:p>40,5</text:p>
          </table:table-cell>
          <table:table-cell office:value-type="float" office:value="19.639629745904514" table:style-name="ce9">
            <text:p>19,6</text:p>
          </table:table-cell>
          <table:table-cell office:value-type="float" office:value="9.1690255721117531" table:style-name="ce9">
            <text:p>9,2</text:p>
          </table:table-cell>
          <table:table-cell office:value-type="float" office:value="8775" table:style-name="ce8">
            <text:p>8.775</text:p>
          </table:table-cell>
          <table:table-cell office:value-type="float" office:value="9383" table:style-name="ce8">
            <text:p>9.38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etrópolis/RJ</text:p>
          </table:table-cell>
          <table:table-cell office:value-type="float" office:value="307340" table:style-name="ce8">
            <text:p>307.340</text:p>
          </table:table-cell>
          <table:table-cell office:value-type="float" office:value="307340" table:style-name="ce8">
            <text:p>307.340</text:p>
          </table:table-cell>
          <table:table-cell office:value-type="float" office:value="2" table:style-name="ce1">
            <text:p>2</text:p>
          </table:table-cell>
          <table:table-cell office:value-type="float" office:value="7.2590410999999992" table:style-name="ce16">
            <text:p>7,259</text:p>
          </table:table-cell>
          <table:table-cell office:value-type="float" office:value="23.618927246697467" table:style-name="ce16">
            <text:p>23,619</text:p>
          </table:table-cell>
          <table:table-cell office:value-type="float" office:value="0.18204527041457311" table:style-name="ce9">
            <text:p>0,2</text:p>
          </table:table-cell>
          <table:table-cell office:value-type="float" office:value="34.112528526667255" table:style-name="ce9">
            <text:p>34,1</text:p>
          </table:table-cell>
          <table:table-cell office:value-type="float" office:value="39.929011643149401" table:style-name="ce9">
            <text:p>39,9</text:p>
          </table:table-cell>
          <table:table-cell office:value-type="float" office:value="16.676704971404558" table:style-name="ce9">
            <text:p>16,7</text:p>
          </table:table-cell>
          <table:table-cell office:value-type="float" office:value="9.0997095883642274" table:style-name="ce9">
            <text:p>9,1</text:p>
          </table:table-cell>
          <table:table-cell office:value-type="float" office:value="9670" table:style-name="ce8">
            <text:p>9.670</text:p>
          </table:table-cell>
          <table:table-cell office:value-type="float" office:value="10407" table:style-name="ce8">
            <text:p>10.40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icos/PI</text:p>
          </table:table-cell>
          <table:table-cell office:value-type="float" office:value="78889" table:style-name="ce8">
            <text:p>78.889</text:p>
          </table:table-cell>
          <table:table-cell office:value-type="float" office:value="78889" table:style-name="ce8">
            <text:p>78.889</text:p>
          </table:table-cell>
          <table:table-cell office:value-type="float" office:value="2" table:style-name="ce1">
            <text:p>2</text:p>
          </table:table-cell>
          <table:table-cell office:value-type="float" office:value="0.72577835099999999" table:style-name="ce16">
            <text:p>0,726</text:p>
          </table:table-cell>
          <table:table-cell office:value-type="float" office:value="9.1999943084587201" table:style-name="ce16">
            <text:p>9,200</text:p>
          </table:table-cell>
          <table:table-cell office:value-type="float" office:value="2.6149723223144199" table:style-name="ce9">
            <text:p>2,6</text:p>
          </table:table-cell>
          <table:table-cell office:value-type="float" office:value="12.808790985830878" table:style-name="ce9">
            <text:p>12,8</text:p>
          </table:table-cell>
          <table:table-cell office:value-type="float" office:value="53.666996744023855" table:style-name="ce9">
            <text:p>53,7</text:p>
          </table:table-cell>
          <table:table-cell office:value-type="float" office:value="18.668742022039176" table:style-name="ce9">
            <text:p>18,7</text:p>
          </table:table-cell>
          <table:table-cell office:value-type="float" office:value="12.240497925791672" table:style-name="ce9">
            <text:p>12,2</text:p>
          </table:table-cell>
          <table:table-cell office:value-type="float" office:value="1784" table:style-name="ce8">
            <text:p>1.784</text:p>
          </table:table-cell>
          <table:table-cell office:value-type="float" office:value="2084" table:style-name="ce8">
            <text:p>2.08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iracicaba/SP</text:p>
          </table:table-cell>
          <table:table-cell office:value-type="float" office:value="416216" table:style-name="ce8">
            <text:p>416.216</text:p>
          </table:table-cell>
          <table:table-cell office:value-type="float" office:value="416216" table:style-name="ce8">
            <text:p>416.216</text:p>
          </table:table-cell>
          <table:table-cell office:value-type="float" office:value="4" table:style-name="ce1">
            <text:p>4</text:p>
          </table:table-cell>
          <table:table-cell office:value-type="float" office:value="12.172843133999999" table:style-name="ce16">
            <text:p>12,173</text:p>
          </table:table-cell>
          <table:table-cell office:value-type="float" office:value="29.246456488938435" table:style-name="ce16">
            <text:p>29,246</text:p>
          </table:table-cell>
          <table:table-cell office:value-type="float" office:value="1.4241620555824377" table:style-name="ce9">
            <text:p>1,4</text:p>
          </table:table-cell>
          <table:table-cell office:value-type="float" office:value="35.226838691635436" table:style-name="ce9">
            <text:p>35,2</text:p>
          </table:table-cell>
          <table:table-cell office:value-type="float" office:value="40.89925982118551" table:style-name="ce9">
            <text:p>40,9</text:p>
          </table:table-cell>
          <table:table-cell office:value-type="float" office:value="7.5814964330090744" table:style-name="ce9">
            <text:p>7,6</text:p>
          </table:table-cell>
          <table:table-cell office:value-type="float" office:value="14.868242998587547" table:style-name="ce9">
            <text:p>14,9</text:p>
          </table:table-cell>
          <table:table-cell office:value-type="float" office:value="15664" table:style-name="ce8">
            <text:p>15.664</text:p>
          </table:table-cell>
          <table:table-cell office:value-type="float" office:value="16619" table:style-name="ce8">
            <text:p>16.61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irajuí/SP</text:p>
          </table:table-cell>
          <table:table-cell office:value-type="float" office:value="26406" table:style-name="ce8">
            <text:p>26.406</text:p>
          </table:table-cell>
          <table:table-cell office:value-type="float" office:value="26406" table:style-name="ce8">
            <text:p>26.406</text:p>
          </table:table-cell>
          <table:table-cell office:value-type="float" office:value="2" table:style-name="ce1">
            <text:p>2</text:p>
          </table:table-cell>
          <table:table-cell office:value-type="float" office:value="0.26508449000000001" table:style-name="ce16">
            <text:p>0,265</text:p>
          </table:table-cell>
          <table:table-cell office:value-type="float" office:value="10.038797621752632" table:style-name="ce16">
            <text:p>10,039</text:p>
          </table:table-cell>
          <table:table-cell office:value-type="float" office:value="13.216905296873463" table:style-name="ce9">
            <text:p>13,2</text:p>
          </table:table-cell>
          <table:table-cell office:value-type="float" office:value="14.15710666436954" table:style-name="ce9">
            <text:p>14,2</text:p>
          </table:table-cell>
          <table:table-cell office:value-type="float" office:value="45.895648968372328" table:style-name="ce9">
            <text:p>45,9</text:p>
          </table:table-cell>
          <table:table-cell office:value-type="float" office:value="19.796879477935509" table:style-name="ce9">
            <text:p>19,8</text:p>
          </table:table-cell>
          <table:table-cell office:value-type="float" office:value="6.933459592449184" table:style-name="ce9">
            <text:p>6,9</text:p>
          </table:table-cell>
          <table:table-cell office:value-type="float" office:value="701" table:style-name="ce8">
            <text:p>701</text:p>
          </table:table-cell>
          <table:table-cell office:value-type="float" office:value="725" table:style-name="ce8">
            <text:p>72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irapora - Buritizeiro/MG</text:p>
          </table:table-cell>
          <table:table-cell office:value-type="float" office:value="80290" table:style-name="ce8">
            <text:p>80.290</text:p>
          </table:table-cell>
          <table:table-cell office:value-type="float" office:value="80290" table:style-name="ce8">
            <text:p>80.290</text:p>
          </table:table-cell>
          <table:table-cell office:value-type="float" office:value="2" table:style-name="ce1">
            <text:p>2</text:p>
          </table:table-cell>
          <table:table-cell office:value-type="float" office:value="1.3609380170000001" table:style-name="ce16">
            <text:p>1,361</text:p>
          </table:table-cell>
          <table:table-cell office:value-type="float" office:value="16.950280445883671" table:style-name="ce16">
            <text:p>16,950</text:p>
          </table:table-cell>
          <table:table-cell office:value-type="float" office:value="13.189283623340797" table:style-name="ce9">
            <text:p>13,2</text:p>
          </table:table-cell>
          <table:table-cell office:value-type="float" office:value="32.532812403608538" table:style-name="ce9">
            <text:p>32,5</text:p>
          </table:table-cell>
          <table:table-cell office:value-type="float" office:value="26.487816895190754" table:style-name="ce9">
            <text:p>26,5</text:p>
          </table:table-cell>
          <table:table-cell office:value-type="float" office:value="12.361822059380387" table:style-name="ce9">
            <text:p>12,4</text:p>
          </table:table-cell>
          <table:table-cell office:value-type="float" office:value="15.428265018479529" table:style-name="ce9">
            <text:p>15,4</text:p>
          </table:table-cell>
          <table:table-cell office:value-type="float" office:value="1992" table:style-name="ce8">
            <text:p>1.992</text:p>
          </table:table-cell>
          <table:table-cell office:value-type="float" office:value="2231" table:style-name="ce8">
            <text:p>2.23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irapozinho/SP</text:p>
          </table:table-cell>
          <table:table-cell office:value-type="float" office:value="28982" table:style-name="ce8">
            <text:p>28.982</text:p>
          </table:table-cell>
          <table:table-cell office:value-type="float" office:value="28982" table:style-name="ce8">
            <text:p>28.982</text:p>
          </table:table-cell>
          <table:table-cell office:value-type="float" office:value="2" table:style-name="ce1">
            <text:p>2</text:p>
          </table:table-cell>
          <table:table-cell office:value-type="float" office:value="0.76335572099999993" table:style-name="ce16">
            <text:p>0,763</text:p>
          </table:table-cell>
          <table:table-cell office:value-type="float" office:value="26.338959388586016" table:style-name="ce16">
            <text:p>26,339</text:p>
          </table:table-cell>
          <table:table-cell office:value-type="float" office:value="8.190436028709609" table:style-name="ce9">
            <text:p>8,2</text:p>
          </table:table-cell>
          <table:table-cell office:value-type="float" office:value="21.316278181139094" table:style-name="ce9">
            <text:p>21,3</text:p>
          </table:table-cell>
          <table:table-cell office:value-type="float" office:value="50.921937218310319" table:style-name="ce9">
            <text:p>50,9</text:p>
          </table:table-cell>
          <table:table-cell office:value-type="float" office:value="8.7382579530048492" table:style-name="ce9">
            <text:p>8,7</text:p>
          </table:table-cell>
          <table:table-cell office:value-type="float" office:value="10.833090618836144" table:style-name="ce9">
            <text:p>10,8</text:p>
          </table:table-cell>
          <table:table-cell office:value-type="float" office:value="790" table:style-name="ce8">
            <text:p>790</text:p>
          </table:table-cell>
          <table:table-cell office:value-type="float" office:value="893" table:style-name="ce8">
            <text:p>89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iratuba - Ipira/SC</text:p>
          </table:table-cell>
          <table:table-cell office:value-type="float" office:value="9538" table:style-name="ce8">
            <text:p>9.538</text:p>
          </table:table-cell>
          <table:table-cell office:value-type="float" office:value="9538" table:style-name="ce8">
            <text:p>9.538</text:p>
          </table:table-cell>
          <table:table-cell office:value-type="float" office:value="2" table:style-name="ce1">
            <text:p>2</text:p>
          </table:table-cell>
          <table:table-cell office:value-type="float" office:value="0.12460691399999999" table:style-name="ce16">
            <text:p>0,125</text:p>
          </table:table-cell>
          <table:table-cell office:value-type="float" office:value="13.064260222268818" table:style-name="ce16">
            <text:p>13,064</text:p>
          </table:table-cell>
          <table:table-cell office:value-type="float" office:value="17.583773882723712" table:style-name="ce9">
            <text:p>17,6</text:p>
          </table:table-cell>
          <table:table-cell office:value-type="float" office:value="26.192213539611451" table:style-name="ce9">
            <text:p>26,2</text:p>
          </table:table-cell>
          <table:table-cell office:value-type="float" office:value="29.182003496210495" table:style-name="ce9">
            <text:p>29,2</text:p>
          </table:table-cell>
          <table:table-cell office:value-type="float" office:value="22.505309777593883" table:style-name="ce9">
            <text:p>22,5</text:p>
          </table:table-cell>
          <table:table-cell office:value-type="float" office:value="4.5366993038604591" table:style-name="ce9">
            <text:p>4,5</text:p>
          </table:table-cell>
          <table:table-cell office:value-type="float" office:value="401" table:style-name="ce8">
            <text:p>401</text:p>
          </table:table-cell>
          <table:table-cell office:value-type="float" office:value="423" table:style-name="ce8">
            <text:p>42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ires do Rio/GO</text:p>
          </table:table-cell>
          <table:table-cell office:value-type="float" office:value="34171" table:style-name="ce8">
            <text:p>34.171</text:p>
          </table:table-cell>
          <table:table-cell office:value-type="float" office:value="34171" table:style-name="ce8">
            <text:p>34.171</text:p>
          </table:table-cell>
          <table:table-cell office:value-type="float" office:value="3" table:style-name="ce1">
            <text:p>3</text:p>
          </table:table-cell>
          <table:table-cell office:value-type="float" office:value="0.44987592700000001" table:style-name="ce16">
            <text:p>0,450</text:p>
          </table:table-cell>
          <table:table-cell office:value-type="float" office:value="13.165430540516812" table:style-name="ce16">
            <text:p>13,165</text:p>
          </table:table-cell>
          <table:table-cell office:value-type="float" office:value="12.83729191404367" table:style-name="ce9">
            <text:p>12,8</text:p>
          </table:table-cell>
          <table:table-cell office:value-type="float" office:value="27.059645269705662" table:style-name="ce9">
            <text:p>27,1</text:p>
          </table:table-cell>
          <table:table-cell office:value-type="float" office:value="34.386465848838355" table:style-name="ce9">
            <text:p>34,4</text:p>
          </table:table-cell>
          <table:table-cell office:value-type="float" office:value="14.920245777009534" table:style-name="ce9">
            <text:p>14,9</text:p>
          </table:table-cell>
          <table:table-cell office:value-type="float" office:value="10.79635119040277" table:style-name="ce9">
            <text:p>10,8</text:p>
          </table:table-cell>
          <table:table-cell office:value-type="float" office:value="813" table:style-name="ce8">
            <text:p>813</text:p>
          </table:table-cell>
          <table:table-cell office:value-type="float" office:value="841" table:style-name="ce8">
            <text:p>84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itangui/MG</text:p>
          </table:table-cell>
          <table:table-cell office:value-type="float" office:value="30469" table:style-name="ce8">
            <text:p>30.469</text:p>
          </table:table-cell>
          <table:table-cell office:value-type="float" office:value="30469" table:style-name="ce8">
            <text:p>30.469</text:p>
          </table:table-cell>
          <table:table-cell office:value-type="float" office:value="2" table:style-name="ce1">
            <text:p>2</text:p>
          </table:table-cell>
          <table:table-cell office:value-type="float" office:value="0.44059929200000003" table:style-name="ce16">
            <text:p>0,441</text:p>
          </table:table-cell>
          <table:table-cell office:value-type="float" office:value="14.460576060914372" table:style-name="ce16">
            <text:p>14,461</text:p>
          </table:table-cell>
          <table:table-cell office:value-type="float" office:value="11.271334498649171" table:style-name="ce9">
            <text:p>11,3</text:p>
          </table:table-cell>
          <table:table-cell office:value-type="float" office:value="34.957223444653195" table:style-name="ce9">
            <text:p>35,0</text:p>
          </table:table-cell>
          <table:table-cell office:value-type="float" office:value="32.311682425490595" table:style-name="ce9">
            <text:p>32,3</text:p>
          </table:table-cell>
          <table:table-cell office:value-type="float" office:value="13.602266977768995" table:style-name="ce9">
            <text:p>13,6</text:p>
          </table:table-cell>
          <table:table-cell office:value-type="float" office:value="7.8574926534380367" table:style-name="ce9">
            <text:p>7,9</text:p>
          </table:table-cell>
          <table:table-cell office:value-type="float" office:value="869" table:style-name="ce8">
            <text:p>869</text:p>
          </table:table-cell>
          <table:table-cell office:value-type="float" office:value="950" table:style-name="ce8">
            <text:p>95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lanura/MG - Colômbia/SP</text:p>
          </table:table-cell>
          <table:table-cell office:value-type="float" office:value="16378" table:style-name="ce8">
            <text:p>16.378</text:p>
          </table:table-cell>
          <table:table-cell office:value-type="float" office:value="16378" table:style-name="ce8">
            <text:p>16.378</text:p>
          </table:table-cell>
          <table:table-cell office:value-type="float" office:value="2" table:style-name="ce1">
            <text:p>2</text:p>
          </table:table-cell>
          <table:table-cell office:value-type="float" office:value="0.47441856299999996" table:style-name="ce16">
            <text:p>0,474</text:p>
          </table:table-cell>
          <table:table-cell office:value-type="float" office:value="28.966819086579555" table:style-name="ce16">
            <text:p>28,967</text:p>
          </table:table-cell>
          <table:table-cell office:value-type="float" office:value="18.916396195062038" table:style-name="ce9">
            <text:p>18,9</text:p>
          </table:table-cell>
          <table:table-cell office:value-type="float" office:value="41.897343085203019" table:style-name="ce9">
            <text:p>41,9</text:p>
          </table:table-cell>
          <table:table-cell office:value-type="float" office:value="25.339650548201675" table:style-name="ce9">
            <text:p>25,3</text:p>
          </table:table-cell>
          <table:table-cell office:value-type="float" office:value="9.2969443946484027" table:style-name="ce9">
            <text:p>9,3</text:p>
          </table:table-cell>
          <table:table-cell office:value-type="float" office:value="4.5496657768848738" table:style-name="ce9">
            <text:p>4,5</text:p>
          </table:table-cell>
          <table:table-cell office:value-type="float" office:value="325" table:style-name="ce8">
            <text:p>325</text:p>
          </table:table-cell>
          <table:table-cell office:value-type="float" office:value="332" table:style-name="ce8">
            <text:p>33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ompéia/SP</text:p>
          </table:table-cell>
          <table:table-cell office:value-type="float" office:value="25968" table:style-name="ce8">
            <text:p>25.968</text:p>
          </table:table-cell>
          <table:table-cell office:value-type="float" office:value="25968" table:style-name="ce8">
            <text:p>25.968</text:p>
          </table:table-cell>
          <table:table-cell office:value-type="float" office:value="2" table:style-name="ce1">
            <text:p>2</text:p>
          </table:table-cell>
          <table:table-cell office:value-type="float" office:value="0.5890314350000001" table:style-name="ce16">
            <text:p>0,589</text:p>
          </table:table-cell>
          <table:table-cell office:value-type="float" office:value="22.682972697165745" table:style-name="ce16">
            <text:p>22,683</text:p>
          </table:table-cell>
          <table:table-cell office:value-type="float" office:value="6.6349455526087491" table:style-name="ce9">
            <text:p>6,6</text:p>
          </table:table-cell>
          <table:table-cell office:value-type="float" office:value="32.062814100914657" table:style-name="ce9">
            <text:p>32,1</text:p>
          </table:table-cell>
          <table:table-cell office:value-type="float" office:value="35.773118628210391" table:style-name="ce9">
            <text:p>35,8</text:p>
          </table:table-cell>
          <table:table-cell office:value-type="float" office:value="10.913858442885989" table:style-name="ce9">
            <text:p>10,9</text:p>
          </table:table-cell>
          <table:table-cell office:value-type="float" office:value="14.615263275380199" table:style-name="ce9">
            <text:p>14,6</text:p>
          </table:table-cell>
          <table:table-cell office:value-type="float" office:value="728" table:style-name="ce8">
            <text:p>728</text:p>
          </table:table-cell>
          <table:table-cell office:value-type="float" office:value="763" table:style-name="ce8">
            <text:p>76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onta Grossa/PR</text:p>
          </table:table-cell>
          <table:table-cell office:value-type="float" office:value="330774" table:style-name="ce8">
            <text:p>330.774</text:p>
          </table:table-cell>
          <table:table-cell office:value-type="float" office:value="330774" table:style-name="ce8">
            <text:p>330.774</text:p>
          </table:table-cell>
          <table:table-cell office:value-type="float" office:value="2" table:style-name="ce1">
            <text:p>2</text:p>
          </table:table-cell>
          <table:table-cell office:value-type="float" office:value="6.7101729849999998" table:style-name="ce16">
            <text:p>6,710</text:p>
          </table:table-cell>
          <table:table-cell office:value-type="float" office:value="20.286276989727124" table:style-name="ce16">
            <text:p>20,286</text:p>
          </table:table-cell>
          <table:table-cell office:value-type="float" office:value="3.150732946417476" table:style-name="ce9">
            <text:p>3,2</text:p>
          </table:table-cell>
          <table:table-cell office:value-type="float" office:value="32.388059307237071" table:style-name="ce9">
            <text:p>32,4</text:p>
          </table:table-cell>
          <table:table-cell office:value-type="float" office:value="44.208586196381049" table:style-name="ce9">
            <text:p>44,2</text:p>
          </table:table-cell>
          <table:table-cell office:value-type="float" office:value="9.5725379723575053" table:style-name="ce9">
            <text:p>9,6</text:p>
          </table:table-cell>
          <table:table-cell office:value-type="float" office:value="10.680083577606906" table:style-name="ce9">
            <text:p>10,7</text:p>
          </table:table-cell>
          <table:table-cell office:value-type="float" office:value="11841" table:style-name="ce8">
            <text:p>11.841</text:p>
          </table:table-cell>
          <table:table-cell office:value-type="float" office:value="12895" table:style-name="ce8">
            <text:p>12.89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onte Nova/MG</text:p>
          </table:table-cell>
          <table:table-cell office:value-type="float" office:value="61883" table:style-name="ce8">
            <text:p>61.883</text:p>
          </table:table-cell>
          <table:table-cell office:value-type="float" office:value="61883" table:style-name="ce8">
            <text:p>61.883</text:p>
          </table:table-cell>
          <table:table-cell office:value-type="float" office:value="2" table:style-name="ce1">
            <text:p>2</text:p>
          </table:table-cell>
          <table:table-cell office:value-type="float" office:value="0.82340393599999995" table:style-name="ce16">
            <text:p>0,823</text:p>
          </table:table-cell>
          <table:table-cell office:value-type="float" office:value="13.305818011408626" table:style-name="ce16">
            <text:p>13,306</text:p>
          </table:table-cell>
          <table:table-cell office:value-type="float" office:value="4.2067192644558844" table:style-name="ce9">
            <text:p>4,2</text:p>
          </table:table-cell>
          <table:table-cell office:value-type="float" office:value="16.878862235606316" table:style-name="ce9">
            <text:p>16,9</text:p>
          </table:table-cell>
          <table:table-cell office:value-type="float" office:value="52.15781528642097" table:style-name="ce9">
            <text:p>52,2</text:p>
          </table:table-cell>
          <table:table-cell office:value-type="float" office:value="16.058252361815285" table:style-name="ce9">
            <text:p>16,1</text:p>
          </table:table-cell>
          <table:table-cell office:value-type="float" office:value="10.698350851701541" table:style-name="ce9">
            <text:p>10,7</text:p>
          </table:table-cell>
          <table:table-cell office:value-type="float" office:value="1823" table:style-name="ce8">
            <text:p>1.823</text:p>
          </table:table-cell>
          <table:table-cell office:value-type="float" office:value="1951" table:style-name="ce8">
            <text:p>1.95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onto Belo - Mucurici/ES</text:p>
          </table:table-cell>
          <table:table-cell office:value-type="float" office:value="12634" table:style-name="ce8">
            <text:p>12.634</text:p>
          </table:table-cell>
          <table:table-cell office:value-type="float" office:value="12634" table:style-name="ce8">
            <text:p>12.634</text:p>
          </table:table-cell>
          <table:table-cell office:value-type="float" office:value="2" table:style-name="ce1">
            <text:p>2</text:p>
          </table:table-cell>
          <table:table-cell office:value-type="float" office:value="0.13502968900000001" table:style-name="ce16">
            <text:p>0,135</text:p>
          </table:table-cell>
          <table:table-cell office:value-type="float" office:value="10.687801883805605" table:style-name="ce16">
            <text:p>10,688</text:p>
          </table:table-cell>
          <table:table-cell office:value-type="float" office:value="38.419007985717869" table:style-name="ce9">
            <text:p>38,4</text:p>
          </table:table-cell>
          <table:table-cell office:value-type="float" office:value="11.439020643823003" table:style-name="ce9">
            <text:p>11,4</text:p>
          </table:table-cell>
          <table:table-cell office:value-type="float" office:value="18.189356120045566" table:style-name="ce9">
            <text:p>18,2</text:p>
          </table:table-cell>
          <table:table-cell office:value-type="float" office:value="30.035923433105143" table:style-name="ce9">
            <text:p>30,0</text:p>
          </table:table-cell>
          <table:table-cell office:value-type="float" office:value="1.9166918173084142" table:style-name="ce9">
            <text:p>1,9</text:p>
          </table:table-cell>
          <table:table-cell office:value-type="float" office:value="164" table:style-name="ce8">
            <text:p>164</text:p>
          </table:table-cell>
          <table:table-cell office:value-type="float" office:value="171" table:style-name="ce8">
            <text:p>17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orto Alegre/RS</text:p>
          </table:table-cell>
          <table:table-cell office:value-type="float" office:value="2913039" table:style-name="ce8">
            <text:p>2.913.039</text:p>
          </table:table-cell>
          <table:table-cell office:value-type="float" office:value="2913039" table:style-name="ce8">
            <text:p>2.913.039</text:p>
          </table:table-cell>
          <table:table-cell office:value-type="float" office:value="12" table:style-name="ce1">
            <text:p>12</text:p>
          </table:table-cell>
          <table:table-cell office:value-type="float" office:value="83.667543792999993" table:style-name="ce16">
            <text:p>83,668</text:p>
          </table:table-cell>
          <table:table-cell office:value-type="float" office:value="28.721738292209611" table:style-name="ce16">
            <text:p>28,722</text:p>
          </table:table-cell>
          <table:table-cell office:value-type="float" office:value="0.2963720180593446" table:style-name="ce9">
            <text:p>0,3</text:p>
          </table:table-cell>
          <table:table-cell office:value-type="float" office:value="22.947320891241841" table:style-name="ce9">
            <text:p>22,9</text:p>
          </table:table-cell>
          <table:table-cell office:value-type="float" office:value="48.977133866129343" table:style-name="ce9">
            <text:p>49,0</text:p>
          </table:table-cell>
          <table:table-cell office:value-type="float" office:value="11.339287111705259" table:style-name="ce9">
            <text:p>11,3</text:p>
          </table:table-cell>
          <table:table-cell office:value-type="float" office:value="16.439886112864226" table:style-name="ce9">
            <text:p>16,4</text:p>
          </table:table-cell>
          <table:table-cell office:value-type="float" office:value="114157" table:style-name="ce8">
            <text:p>114.157</text:p>
          </table:table-cell>
          <table:table-cell office:value-type="float" office:value="128319" table:style-name="ce8">
            <text:p>128.31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orto Velho/RO</text:p>
          </table:table-cell>
          <table:table-cell office:value-type="float" office:value="448306" table:style-name="ce8">
            <text:p>448.306</text:p>
          </table:table-cell>
          <table:table-cell office:value-type="float" office:value="448306" table:style-name="ce8">
            <text:p>448.306</text:p>
          </table:table-cell>
          <table:table-cell office:value-type="float" office:value="2" table:style-name="ce1">
            <text:p>2</text:p>
          </table:table-cell>
          <table:table-cell office:value-type="float" office:value="7.7855441770000002" table:style-name="ce16">
            <text:p>7,786</text:p>
          </table:table-cell>
          <table:table-cell office:value-type="float" office:value="17.366584825989392" table:style-name="ce16">
            <text:p>17,367</text:p>
          </table:table-cell>
          <table:table-cell office:value-type="float" office:value="4.6590966508364593" table:style-name="ce9">
            <text:p>4,7</text:p>
          </table:table-cell>
          <table:table-cell office:value-type="float" office:value="12.631807393827598" table:style-name="ce9">
            <text:p>12,6</text:p>
          </table:table-cell>
          <table:table-cell office:value-type="float" office:value="43.858101635173604" table:style-name="ce9">
            <text:p>43,9</text:p>
          </table:table-cell>
          <table:table-cell office:value-type="float" office:value="21.453850277214858" table:style-name="ce9">
            <text:p>21,5</text:p>
          </table:table-cell>
          <table:table-cell office:value-type="float" office:value="17.397144042947481" table:style-name="ce9">
            <text:p>17,4</text:p>
          </table:table-cell>
          <table:table-cell office:value-type="float" office:value="8902" table:style-name="ce8">
            <text:p>8.902</text:p>
          </table:table-cell>
          <table:table-cell office:value-type="float" office:value="9630" table:style-name="ce8">
            <text:p>9.63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ouso Alto/MG</text:p>
          </table:table-cell>
          <table:table-cell office:value-type="float" office:value="8323" table:style-name="ce8">
            <text:p>8.323</text:p>
          </table:table-cell>
          <table:table-cell office:value-type="float" office:value="8323" table:style-name="ce8">
            <text:p>8.323</text:p>
          </table:table-cell>
          <table:table-cell office:value-type="float" office:value="2" table:style-name="ce1">
            <text:p>2</text:p>
          </table:table-cell>
          <table:table-cell office:value-type="float" office:value="0.105065171" table:style-name="ce16">
            <text:p>0,105</text:p>
          </table:table-cell>
          <table:table-cell office:value-type="float" office:value="12.62347362729785" table:style-name="ce16">
            <text:p>12,623</text:p>
          </table:table-cell>
          <table:table-cell office:value-type="float" office:value="26.888276801072351" table:style-name="ce9">
            <text:p>26,9</text:p>
          </table:table-cell>
          <table:table-cell office:value-type="float" office:value="21.699461184905893" table:style-name="ce9">
            <text:p>21,7</text:p>
          </table:table-cell>
          <table:table-cell office:value-type="float" office:value="26.444819663406822" table:style-name="ce9">
            <text:p>26,4</text:p>
          </table:table-cell>
          <table:table-cell office:value-type="float" office:value="19.53317622259426" table:style-name="ce9">
            <text:p>19,5</text:p>
          </table:table-cell>
          <table:table-cell office:value-type="float" office:value="5.4342661280206732" table:style-name="ce9">
            <text:p>5,4</text:p>
          </table:table-cell>
          <table:table-cell office:value-type="float" office:value="176" table:style-name="ce8">
            <text:p>176</text:p>
          </table:table-cell>
          <table:table-cell office:value-type="float" office:value="186" table:style-name="ce8">
            <text:p>18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raia Grande/SC</text:p>
          </table:table-cell>
          <table:table-cell office:value-type="float" office:value="10270" table:style-name="ce8">
            <text:p>10.270</text:p>
          </table:table-cell>
          <table:table-cell office:value-type="float" office:value="10270" table:style-name="ce8">
            <text:p>10.270</text:p>
          </table:table-cell>
          <table:table-cell office:value-type="float" office:value="2" table:style-name="ce1">
            <text:p>2</text:p>
          </table:table-cell>
          <table:table-cell office:value-type="float" office:value="0.11761716899999999" table:style-name="ce16">
            <text:p>0,118</text:p>
          </table:table-cell>
          <table:table-cell office:value-type="float" office:value="11.452499415774099" table:style-name="ce16">
            <text:p>11,452</text:p>
          </table:table-cell>
          <table:table-cell office:value-type="float" office:value="23.865918758850587" table:style-name="ce9">
            <text:p>23,9</text:p>
          </table:table-cell>
          <table:table-cell office:value-type="float" office:value="16.898191113577983" table:style-name="ce9">
            <text:p>16,9</text:p>
          </table:table-cell>
          <table:table-cell office:value-type="float" office:value="32.342867392089673" table:style-name="ce9">
            <text:p>32,3</text:p>
          </table:table-cell>
          <table:table-cell office:value-type="float" office:value="22.006810927408058" table:style-name="ce9">
            <text:p>22,0</text:p>
          </table:table-cell>
          <table:table-cell office:value-type="float" office:value="4.8862118080737007" table:style-name="ce9">
            <text:p>4,9</text:p>
          </table:table-cell>
          <table:table-cell office:value-type="float" office:value="214" table:style-name="ce8">
            <text:p>214</text:p>
          </table:table-cell>
          <table:table-cell office:value-type="float" office:value="222" table:style-name="ce8">
            <text:p>22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residente Juscelino - Cachoeira Grande/MA</text:p>
          </table:table-cell>
          <table:table-cell office:value-type="float" office:value="19987" table:style-name="ce8">
            <text:p>19.987</text:p>
          </table:table-cell>
          <table:table-cell office:value-type="float" office:value="19987" table:style-name="ce8">
            <text:p>19.987</text:p>
          </table:table-cell>
          <table:table-cell office:value-type="float" office:value="2" table:style-name="ce1">
            <text:p>2</text:p>
          </table:table-cell>
          <table:table-cell office:value-type="float" office:value="6.5038498E-2" table:style-name="ce16">
            <text:p>0,065</text:p>
          </table:table-cell>
          <table:table-cell office:value-type="float" office:value="3.2540400260169116" table:style-name="ce16">
            <text:p>3,254</text:p>
          </table:table-cell>
          <table:table-cell office:value-type="float" office:value="23.032776679436843" table:style-name="ce9">
            <text:p>23,0</text:p>
          </table:table-cell>
          <table:table-cell office:value-type="float" office:value="9.0591221832951909" table:style-name="ce9">
            <text:p>9,1</text:p>
          </table:table-cell>
          <table:table-cell office:value-type="float" office:value="16.535407997890729" table:style-name="ce9">
            <text:p>16,5</text:p>
          </table:table-cell>
          <table:table-cell office:value-type="float" office:value="49.93901765689607" table:style-name="ce9">
            <text:p>49,9</text:p>
          </table:table-cell>
          <table:table-cell office:value-type="float" office:value="1.4336754824811604" table:style-name="ce9">
            <text:p>1,4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residente Prudente/SP</text:p>
          </table:table-cell>
          <table:table-cell office:value-type="float" office:value="297857" table:style-name="ce8">
            <text:p>297.857</text:p>
          </table:table-cell>
          <table:table-cell office:value-type="float" office:value="297857" table:style-name="ce8">
            <text:p>297.857</text:p>
          </table:table-cell>
          <table:table-cell office:value-type="float" office:value="12" table:style-name="ce1">
            <text:p>12</text:p>
          </table:table-cell>
          <table:table-cell office:value-type="float" office:value="5.5522589349999993" table:style-name="ce16">
            <text:p>5,552</text:p>
          </table:table-cell>
          <table:table-cell office:value-type="float" office:value="18.640686419993486" table:style-name="ce16">
            <text:p>18,641</text:p>
          </table:table-cell>
          <table:table-cell office:value-type="float" office:value="2.5659871534791812" table:style-name="ce9">
            <text:p>2,6</text:p>
          </table:table-cell>
          <table:table-cell office:value-type="float" office:value="21.079900301875959" table:style-name="ce9">
            <text:p>21,1</text:p>
          </table:table-cell>
          <table:table-cell office:value-type="float" office:value="54.811048649336811" table:style-name="ce9">
            <text:p>54,8</text:p>
          </table:table-cell>
          <table:table-cell office:value-type="float" office:value="11.473031165467432" table:style-name="ce9">
            <text:p>11,5</text:p>
          </table:table-cell>
          <table:table-cell office:value-type="float" office:value="10.070032729840616" table:style-name="ce9">
            <text:p>10,1</text:p>
          </table:table-cell>
          <table:table-cell office:value-type="float" office:value="10710" table:style-name="ce8">
            <text:p>10.710</text:p>
          </table:table-cell>
          <table:table-cell office:value-type="float" office:value="11319" table:style-name="ce8">
            <text:p>11.31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residente Venceslau/SP</text:p>
          </table:table-cell>
          <table:table-cell office:value-type="float" office:value="42949" table:style-name="ce8">
            <text:p>42.949</text:p>
          </table:table-cell>
          <table:table-cell office:value-type="float" office:value="42949" table:style-name="ce8">
            <text:p>42.949</text:p>
          </table:table-cell>
          <table:table-cell office:value-type="float" office:value="2" table:style-name="ce1">
            <text:p>2</text:p>
          </table:table-cell>
          <table:table-cell office:value-type="float" office:value="0.557897478" table:style-name="ce16">
            <text:p>0,558</text:p>
          </table:table-cell>
          <table:table-cell office:value-type="float" office:value="12.989766420638432" table:style-name="ce16">
            <text:p>12,990</text:p>
          </table:table-cell>
          <table:table-cell office:value-type="float" office:value="7.7111312914018928" table:style-name="ce9">
            <text:p>7,7</text:p>
          </table:table-cell>
          <table:table-cell office:value-type="float" office:value="20.694018265484974" table:style-name="ce9">
            <text:p>20,7</text:p>
          </table:table-cell>
          <table:table-cell office:value-type="float" office:value="47.321440123090127" table:style-name="ce9">
            <text:p>47,3</text:p>
          </table:table-cell>
          <table:table-cell office:value-type="float" office:value="16.86833759087185" table:style-name="ce9">
            <text:p>16,9</text:p>
          </table:table-cell>
          <table:table-cell office:value-type="float" office:value="7.4050727291511436" table:style-name="ce9">
            <text:p>7,4</text:p>
          </table:table-cell>
          <table:table-cell office:value-type="float" office:value="1085" table:style-name="ce8">
            <text:p>1.085</text:p>
          </table:table-cell>
          <table:table-cell office:value-type="float" office:value="1115" table:style-name="ce8">
            <text:p>1.11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Propriá/SE</text:p>
          </table:table-cell>
          <table:table-cell office:value-type="float" office:value="31408" table:style-name="ce8">
            <text:p>31.408</text:p>
          </table:table-cell>
          <table:table-cell office:value-type="float" office:value="31408" table:style-name="ce8">
            <text:p>31.408</text:p>
          </table:table-cell>
          <table:table-cell office:value-type="float" office:value="2" table:style-name="ce1">
            <text:p>2</text:p>
          </table:table-cell>
          <table:table-cell office:value-type="float" office:value="0.30415225499999998" table:style-name="ce16">
            <text:p>0,304</text:p>
          </table:table-cell>
          <table:table-cell office:value-type="float" office:value="9.6839103094752925" table:style-name="ce16">
            <text:p>9,684</text:p>
          </table:table-cell>
          <table:table-cell office:value-type="float" office:value="4.0694102366592686" table:style-name="ce9">
            <text:p>4,1</text:p>
          </table:table-cell>
          <table:table-cell office:value-type="float" office:value="17.829923042983854" table:style-name="ce9">
            <text:p>17,8</text:p>
          </table:table-cell>
          <table:table-cell office:value-type="float" office:value="39.962044338615868" table:style-name="ce9">
            <text:p>40,0</text:p>
          </table:table-cell>
          <table:table-cell office:value-type="float" office:value="27.188853490499355" table:style-name="ce9">
            <text:p>27,2</text:p>
          </table:table-cell>
          <table:table-cell office:value-type="float" office:value="10.949768891241657" table:style-name="ce9">
            <text:p>10,9</text:p>
          </table:table-cell>
          <table:table-cell office:value-type="float" office:value="361" table:style-name="ce8">
            <text:p>361</text:p>
          </table:table-cell>
          <table:table-cell office:value-type="float" office:value="404" table:style-name="ce8">
            <text:p>40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Recife/PE</text:p>
          </table:table-cell>
          <table:table-cell office:value-type="float" office:value="3741904" table:style-name="ce8">
            <text:p>3.741.904</text:p>
          </table:table-cell>
          <table:table-cell office:value-type="float" office:value="3741904" table:style-name="ce8">
            <text:p>3.741.904</text:p>
          </table:table-cell>
          <table:table-cell office:value-type="float" office:value="15" table:style-name="ce1">
            <text:p>15</text:p>
          </table:table-cell>
          <table:table-cell office:value-type="float" office:value="61.707844260999998" table:style-name="ce16">
            <text:p>61,708</text:p>
          </table:table-cell>
          <table:table-cell office:value-type="float" office:value="16.491028166676642" table:style-name="ce16">
            <text:p>16,491</text:p>
          </table:table-cell>
          <table:table-cell office:value-type="float" office:value="0.30505226564683352" table:style-name="ce9">
            <text:p>0,3</text:p>
          </table:table-cell>
          <table:table-cell office:value-type="float" office:value="20.358324090637122" table:style-name="ce9">
            <text:p>20,4</text:p>
          </table:table-cell>
          <table:table-cell office:value-type="float" office:value="47.712253016765608" table:style-name="ce9">
            <text:p>47,7</text:p>
          </table:table-cell>
          <table:table-cell office:value-type="float" office:value="13.672773027549079" table:style-name="ce9">
            <text:p>13,7</text:p>
          </table:table-cell>
          <table:table-cell office:value-type="float" office:value="17.951597599401346" table:style-name="ce9">
            <text:p>18,0</text:p>
          </table:table-cell>
          <table:table-cell office:value-type="float" office:value="58751" table:style-name="ce8">
            <text:p>58.751</text:p>
          </table:table-cell>
          <table:table-cell office:value-type="float" office:value="64775" table:style-name="ce8">
            <text:p>64.77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Redenção - Acarape/CE</text:p>
          </table:table-cell>
          <table:table-cell office:value-type="float" office:value="41753" table:style-name="ce8">
            <text:p>41.753</text:p>
          </table:table-cell>
          <table:table-cell office:value-type="float" office:value="41753" table:style-name="ce8">
            <text:p>41.753</text:p>
          </table:table-cell>
          <table:table-cell office:value-type="float" office:value="2" table:style-name="ce1">
            <text:p>2</text:p>
          </table:table-cell>
          <table:table-cell office:value-type="float" office:value="0.18902619500000001" table:style-name="ce16">
            <text:p>0,189</text:p>
          </table:table-cell>
          <table:table-cell office:value-type="float" office:value="4.5272482216846699" table:style-name="ce16">
            <text:p>4,527</text:p>
          </table:table-cell>
          <table:table-cell office:value-type="float" office:value="7.7063747699095355" table:style-name="ce9">
            <text:p>7,7</text:p>
          </table:table-cell>
          <table:table-cell office:value-type="float" office:value="17.616429299653412" table:style-name="ce9">
            <text:p>17,6</text:p>
          </table:table-cell>
          <table:table-cell office:value-type="float" office:value="27.750822577791396" table:style-name="ce9">
            <text:p>27,8</text:p>
          </table:table-cell>
          <table:table-cell office:value-type="float" office:value="41.857943551157021" table:style-name="ce9">
            <text:p>41,9</text:p>
          </table:table-cell>
          <table:table-cell office:value-type="float" office:value="5.068429801488624" table:style-name="ce9">
            <text:p>5,1</text:p>
          </table:table-cell>
          <table:table-cell office:value-type="float" office:value="373" table:style-name="ce8">
            <text:p>373</text:p>
          </table:table-cell>
          <table:table-cell office:value-type="float" office:value="396" table:style-name="ce8">
            <text:p>39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Resende/RJ</text:p>
          </table:table-cell>
          <table:table-cell office:value-type="float" office:value="177937" table:style-name="ce8">
            <text:p>177.937</text:p>
          </table:table-cell>
          <table:table-cell office:value-type="float" office:value="177937" table:style-name="ce8">
            <text:p>177.937</text:p>
          </table:table-cell>
          <table:table-cell office:value-type="float" office:value="4" table:style-name="ce1">
            <text:p>4</text:p>
          </table:table-cell>
          <table:table-cell office:value-type="float" office:value="12.833212491999999" table:style-name="ce16">
            <text:p>12,833</text:p>
          </table:table-cell>
          <table:table-cell office:value-type="float" office:value="72.12222579901875" table:style-name="ce16">
            <text:p>72,122</text:p>
          </table:table-cell>
          <table:table-cell office:value-type="float" office:value="0.18636153663713528" table:style-name="ce9">
            <text:p>0,2</text:p>
          </table:table-cell>
          <table:table-cell office:value-type="float" office:value="47.652605057480415" table:style-name="ce9">
            <text:p>47,7</text:p>
          </table:table-cell>
          <table:table-cell office:value-type="float" office:value="31.468121193484873" table:style-name="ce9">
            <text:p>31,5</text:p>
          </table:table-cell>
          <table:table-cell office:value-type="float" office:value="5.9710450635620953" table:style-name="ce9">
            <text:p>6,0</text:p>
          </table:table-cell>
          <table:table-cell office:value-type="float" office:value="14.721867148835488" table:style-name="ce9">
            <text:p>14,7</text:p>
          </table:table-cell>
          <table:table-cell office:value-type="float" office:value="4510" table:style-name="ce8">
            <text:p>4.510</text:p>
          </table:table-cell>
          <table:table-cell office:value-type="float" office:value="4793" table:style-name="ce8">
            <text:p>4.79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Ribeirão Preto/SP</text:p>
          </table:table-cell>
          <table:table-cell office:value-type="float" office:value="747228" table:style-name="ce8">
            <text:p>747.228</text:p>
          </table:table-cell>
          <table:table-cell office:value-type="float" office:value="747228" table:style-name="ce8">
            <text:p>747.228</text:p>
          </table:table-cell>
          <table:table-cell office:value-type="float" office:value="7" table:style-name="ce1">
            <text:p>7</text:p>
          </table:table-cell>
          <table:table-cell office:value-type="float" office:value="19.226769555000001" table:style-name="ce16">
            <text:p>19,227</text:p>
          </table:table-cell>
          <table:table-cell office:value-type="float" office:value="25.730793753713726" table:style-name="ce16">
            <text:p>25,731</text:p>
          </table:table-cell>
          <table:table-cell office:value-type="float" office:value="0.88080305698551353" table:style-name="ce9">
            <text:p>0,9</text:p>
          </table:table-cell>
          <table:table-cell office:value-type="float" office:value="17.052604206968144" table:style-name="ce9">
            <text:p>17,1</text:p>
          </table:table-cell>
          <table:table-cell office:value-type="float" office:value="61.567822109365267" table:style-name="ce9">
            <text:p>61,6</text:p>
          </table:table-cell>
          <table:table-cell office:value-type="float" office:value="9.0003733339071594" table:style-name="ce9">
            <text:p>9,0</text:p>
          </table:table-cell>
          <table:table-cell office:value-type="float" office:value="11.498397292773916" table:style-name="ce9">
            <text:p>11,5</text:p>
          </table:table-cell>
          <table:table-cell office:value-type="float" office:value="36101" table:style-name="ce8">
            <text:p>36.101</text:p>
          </table:table-cell>
          <table:table-cell office:value-type="float" office:value="37968" table:style-name="ce8">
            <text:p>37.96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Rio Claro/SP</text:p>
          </table:table-cell>
          <table:table-cell office:value-type="float" office:value="213903" table:style-name="ce8">
            <text:p>213.903</text:p>
          </table:table-cell>
          <table:table-cell office:value-type="float" office:value="213903" table:style-name="ce8">
            <text:p>213.903</text:p>
          </table:table-cell>
          <table:table-cell office:value-type="float" office:value="3" table:style-name="ce1">
            <text:p>3</text:p>
          </table:table-cell>
          <table:table-cell office:value-type="float" office:value="5.5629467980000005" table:style-name="ce16">
            <text:p>5,563</text:p>
          </table:table-cell>
          <table:table-cell office:value-type="float" office:value="26.006866654511626" table:style-name="ce16">
            <text:p>26,007</text:p>
          </table:table-cell>
          <table:table-cell office:value-type="float" office:value="1.2018178930640924" table:style-name="ce9">
            <text:p>1,2</text:p>
          </table:table-cell>
          <table:table-cell office:value-type="float" office:value="39.147085260332553" table:style-name="ce9">
            <text:p>39,1</text:p>
          </table:table-cell>
          <table:table-cell office:value-type="float" office:value="37.133494620920516" table:style-name="ce9">
            <text:p>37,1</text:p>
          </table:table-cell>
          <table:table-cell office:value-type="float" office:value="9.1480364180897933" table:style-name="ce9">
            <text:p>9,1</text:p>
          </table:table-cell>
          <table:table-cell office:value-type="float" office:value="13.369565807593043" table:style-name="ce9">
            <text:p>13,4</text:p>
          </table:table-cell>
          <table:table-cell office:value-type="float" office:value="7299" table:style-name="ce8">
            <text:p>7.299</text:p>
          </table:table-cell>
          <table:table-cell office:value-type="float" office:value="7688" table:style-name="ce8">
            <text:p>7.68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Rio de Janeiro/RJ</text:p>
          </table:table-cell>
          <table:table-cell office:value-type="float" office:value="11946398" table:style-name="ce8">
            <text:p>11.946.398</text:p>
          </table:table-cell>
          <table:table-cell office:value-type="float" office:value="11946398" table:style-name="ce8">
            <text:p>11.946.398</text:p>
          </table:table-cell>
          <table:table-cell office:value-type="float" office:value="21" table:style-name="ce1">
            <text:p>21</text:p>
          </table:table-cell>
          <table:table-cell office:value-type="float" office:value="277.07531333399999" table:style-name="ce16">
            <text:p>277,075</text:p>
          </table:table-cell>
          <table:table-cell office:value-type="float" office:value="23.193209646455777" table:style-name="ce16">
            <text:p>23,193</text:p>
          </table:table-cell>
          <table:table-cell office:value-type="float" office:value="8.5206933508150132E-2" table:style-name="ce9">
            <text:p>0,1</text:p>
          </table:table-cell>
          <table:table-cell office:value-type="float" office:value="14.299023730144183" table:style-name="ce9">
            <text:p>14,3</text:p>
          </table:table-cell>
          <table:table-cell office:value-type="float" office:value="49.756181339697456" table:style-name="ce9">
            <text:p>49,8</text:p>
          </table:table-cell>
          <table:table-cell office:value-type="float" office:value="17.061834703409133" table:style-name="ce9">
            <text:p>17,1</text:p>
          </table:table-cell>
          <table:table-cell office:value-type="float" office:value="18.797753293241072" table:style-name="ce9">
            <text:p>18,8</text:p>
          </table:table-cell>
          <table:table-cell office:value-type="float" office:value="236329" table:style-name="ce8">
            <text:p>236.329</text:p>
          </table:table-cell>
          <table:table-cell office:value-type="float" office:value="260526" table:style-name="ce8">
            <text:p>260.52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Rio do Sul/SC</text:p>
          </table:table-cell>
          <table:table-cell office:value-type="float" office:value="76346" table:style-name="ce8">
            <text:p>76.346</text:p>
          </table:table-cell>
          <table:table-cell office:value-type="float" office:value="76346" table:style-name="ce8">
            <text:p>76.346</text:p>
          </table:table-cell>
          <table:table-cell office:value-type="float" office:value="3" table:style-name="ce1">
            <text:p>3</text:p>
          </table:table-cell>
          <table:table-cell office:value-type="float" office:value="1.5600282539999999" table:style-name="ce16">
            <text:p>1,560</text:p>
          </table:table-cell>
          <table:table-cell office:value-type="float" office:value="20.433660624001256" table:style-name="ce16">
            <text:p>20,434</text:p>
          </table:table-cell>
          <table:table-cell office:value-type="float" office:value="4.9106632398210399" table:style-name="ce9">
            <text:p>4,9</text:p>
          </table:table-cell>
          <table:table-cell office:value-type="float" office:value="26.493507533614196" table:style-name="ce9">
            <text:p>26,5</text:p>
          </table:table-cell>
          <table:table-cell office:value-type="float" office:value="47.00128206780542" table:style-name="ce9">
            <text:p>47,0</text:p>
          </table:table-cell>
          <table:table-cell office:value-type="float" office:value="11.314174313665989" table:style-name="ce9">
            <text:p>11,3</text:p>
          </table:table-cell>
          <table:table-cell office:value-type="float" office:value="10.280372845093355" table:style-name="ce9">
            <text:p>10,3</text:p>
          </table:table-cell>
          <table:table-cell office:value-type="float" office:value="3717" table:style-name="ce8">
            <text:p>3.717</text:p>
          </table:table-cell>
          <table:table-cell office:value-type="float" office:value="4092" table:style-name="ce8">
            <text:p>4.09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Riolândia/SP</text:p>
          </table:table-cell>
          <table:table-cell office:value-type="float" office:value="13093" table:style-name="ce8">
            <text:p>13.093</text:p>
          </table:table-cell>
          <table:table-cell office:value-type="float" office:value="13093" table:style-name="ce8">
            <text:p>13.093</text:p>
          </table:table-cell>
          <table:table-cell office:value-type="float" office:value="2" table:style-name="ce1">
            <text:p>2</text:p>
          </table:table-cell>
          <table:table-cell office:value-type="float" office:value="0.20320822700000002" table:style-name="ce16">
            <text:p>0,203</text:p>
          </table:table-cell>
          <table:table-cell office:value-type="float" office:value="15.520371725349424" table:style-name="ce16">
            <text:p>15,520</text:p>
          </table:table-cell>
          <table:table-cell office:value-type="float" office:value="26.158877908028789" table:style-name="ce9">
            <text:p>26,2</text:p>
          </table:table-cell>
          <table:table-cell office:value-type="float" office:value="24.666696688417048" table:style-name="ce9">
            <text:p>24,7</text:p>
          </table:table-cell>
          <table:table-cell office:value-type="float" office:value="28.286879349623966" table:style-name="ce9">
            <text:p>28,3</text:p>
          </table:table-cell>
          <table:table-cell office:value-type="float" office:value="14.959450436029837" table:style-name="ce9">
            <text:p>15,0</text:p>
          </table:table-cell>
          <table:table-cell office:value-type="float" office:value="5.9280956179003512" table:style-name="ce9">
            <text:p>5,9</text:p>
          </table:table-cell>
          <table:table-cell office:value-type="float" office:value="217" table:style-name="ce8">
            <text:p>217</text:p>
          </table:table-cell>
          <table:table-cell office:value-type="float" office:value="217" table:style-name="ce8">
            <text:p>21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lvador do Sul/RS</text:p>
          </table:table-cell>
          <table:table-cell office:value-type="float" office:value="10062" table:style-name="ce8">
            <text:p>10.062</text:p>
          </table:table-cell>
          <table:table-cell office:value-type="float" office:value="10062" table:style-name="ce8">
            <text:p>10.062</text:p>
          </table:table-cell>
          <table:table-cell office:value-type="float" office:value="2" table:style-name="ce1">
            <text:p>2</text:p>
          </table:table-cell>
          <table:table-cell office:value-type="float" office:value="0.20877989399999999" table:style-name="ce16">
            <text:p>0,209</text:p>
          </table:table-cell>
          <table:table-cell office:value-type="float" office:value="20.749343470483005" table:style-name="ce16">
            <text:p>20,749</text:p>
          </table:table-cell>
          <table:table-cell office:value-type="float" office:value="25.857988509180867" table:style-name="ce9">
            <text:p>25,9</text:p>
          </table:table-cell>
          <table:table-cell office:value-type="float" office:value="15.134186244964756" table:style-name="ce9">
            <text:p>15,1</text:p>
          </table:table-cell>
          <table:table-cell office:value-type="float" office:value="34.074891330292559" table:style-name="ce9">
            <text:p>34,1</text:p>
          </table:table-cell>
          <table:table-cell office:value-type="float" office:value="16.508001963062593" table:style-name="ce9">
            <text:p>16,5</text:p>
          </table:table-cell>
          <table:table-cell office:value-type="float" office:value="8.4249319524992181" table:style-name="ce9">
            <text:p>8,4</text:p>
          </table:table-cell>
          <table:table-cell office:value-type="float" office:value="411" table:style-name="ce8">
            <text:p>411</text:p>
          </table:table-cell>
          <table:table-cell office:value-type="float" office:value="500" table:style-name="ce8">
            <text:p>50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lvador/BA</text:p>
          </table:table-cell>
          <table:table-cell office:value-type="float" office:value="3482615" table:style-name="ce8">
            <text:p>3.482.615</text:p>
          </table:table-cell>
          <table:table-cell office:value-type="float" office:value="3482615" table:style-name="ce8">
            <text:p>3.482.615</text:p>
          </table:table-cell>
          <table:table-cell office:value-type="float" office:value="10" table:style-name="ce1">
            <text:p>10</text:p>
          </table:table-cell>
          <table:table-cell office:value-type="float" office:value="74.233195341000027" table:style-name="ce16">
            <text:p>74,233</text:p>
          </table:table-cell>
          <table:table-cell office:value-type="float" office:value="21.315360825414242" table:style-name="ce16">
            <text:p>21,315</text:p>
          </table:table-cell>
          <table:table-cell office:value-type="float" office:value="0.12612836018967291" table:style-name="ce9">
            <text:p>0,1</text:p>
          </table:table-cell>
          <table:table-cell office:value-type="float" office:value="32.678954954807971" table:style-name="ce9">
            <text:p>32,7</text:p>
          </table:table-cell>
          <table:table-cell office:value-type="float" office:value="43.449432906447619" table:style-name="ce9">
            <text:p>43,4</text:p>
          </table:table-cell>
          <table:table-cell office:value-type="float" office:value="7.4527484794183074" table:style-name="ce9">
            <text:p>7,5</text:p>
          </table:table-cell>
          <table:table-cell office:value-type="float" office:value="16.292735299136414" table:style-name="ce9">
            <text:p>16,3</text:p>
          </table:table-cell>
          <table:table-cell office:value-type="float" office:value="69351" table:style-name="ce8">
            <text:p>69.351</text:p>
          </table:table-cell>
          <table:table-cell office:value-type="float" office:value="75585" table:style-name="ce8">
            <text:p>75.58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nta Adélia - Palmares Paulista - Ariranha/SP</text:p>
          </table:table-cell>
          <table:table-cell office:value-type="float" office:value="33814" table:style-name="ce8">
            <text:p>33.814</text:p>
          </table:table-cell>
          <table:table-cell office:value-type="float" office:value="33814" table:style-name="ce8">
            <text:p>33.814</text:p>
          </table:table-cell>
          <table:table-cell office:value-type="float" office:value="3" table:style-name="ce1">
            <text:p>3</text:p>
          </table:table-cell>
          <table:table-cell office:value-type="float" office:value="1.2276205929999999" table:style-name="ce16">
            <text:p>1,228</text:p>
          </table:table-cell>
          <table:table-cell office:value-type="float" office:value="36.305098272904708" table:style-name="ce16">
            <text:p>36,305</text:p>
          </table:table-cell>
          <table:table-cell office:value-type="float" office:value="7.3230049668937092" table:style-name="ce9">
            <text:p>7,3</text:p>
          </table:table-cell>
          <table:table-cell office:value-type="float" office:value="25.424769491464534" table:style-name="ce9">
            <text:p>25,4</text:p>
          </table:table-cell>
          <table:table-cell office:value-type="float" office:value="44.397836359853244" table:style-name="ce9">
            <text:p>44,4</text:p>
          </table:table-cell>
          <table:table-cell office:value-type="float" office:value="6.3181287803633319" table:style-name="ce9">
            <text:p>6,3</text:p>
          </table:table-cell>
          <table:table-cell office:value-type="float" office:value="16.536260401425185" table:style-name="ce9">
            <text:p>16,5</text:p>
          </table:table-cell>
          <table:table-cell office:value-type="float" office:value="1237" table:style-name="ce8">
            <text:p>1.237</text:p>
          </table:table-cell>
          <table:table-cell office:value-type="float" office:value="3244" table:style-name="ce8">
            <text:p>3.24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nta Cruz do Sul/RS</text:p>
          </table:table-cell>
          <table:table-cell office:value-type="float" office:value="142357" table:style-name="ce8">
            <text:p>142.357</text:p>
          </table:table-cell>
          <table:table-cell office:value-type="float" office:value="142357" table:style-name="ce8">
            <text:p>142.357</text:p>
          </table:table-cell>
          <table:table-cell office:value-type="float" office:value="2" table:style-name="ce1">
            <text:p>2</text:p>
          </table:table-cell>
          <table:table-cell office:value-type="float" office:value="5.2526864789999994" table:style-name="ce16">
            <text:p>5,253</text:p>
          </table:table-cell>
          <table:table-cell office:value-type="float" office:value="36.89798519918233" table:style-name="ce16">
            <text:p>36,898</text:p>
          </table:table-cell>
          <table:table-cell office:value-type="float" office:value="3.089565361435691" table:style-name="ce9">
            <text:p>3,1</text:p>
          </table:table-cell>
          <table:table-cell office:value-type="float" office:value="36.288060245371447" table:style-name="ce9">
            <text:p>36,3</text:p>
          </table:table-cell>
          <table:table-cell office:value-type="float" office:value="32.270982625308143" table:style-name="ce9">
            <text:p>32,3</text:p>
          </table:table-cell>
          <table:table-cell office:value-type="float" office:value="8.3807480754839858" table:style-name="ce9">
            <text:p>8,4</text:p>
          </table:table-cell>
          <table:table-cell office:value-type="float" office:value="19.970643692400742" table:style-name="ce9">
            <text:p>20,0</text:p>
          </table:table-cell>
          <table:table-cell office:value-type="float" office:value="5634" table:style-name="ce8">
            <text:p>5.634</text:p>
          </table:table-cell>
          <table:table-cell office:value-type="float" office:value="6467" table:style-name="ce8">
            <text:p>6.46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nta Fé do Sul/SP</text:p>
          </table:table-cell>
          <table:table-cell office:value-type="float" office:value="43796" table:style-name="ce8">
            <text:p>43.796</text:p>
          </table:table-cell>
          <table:table-cell office:value-type="float" office:value="43796" table:style-name="ce8">
            <text:p>43.796</text:p>
          </table:table-cell>
          <table:table-cell office:value-type="float" office:value="6" table:style-name="ce1">
            <text:p>6</text:p>
          </table:table-cell>
          <table:table-cell office:value-type="float" office:value="0.79067315000000005" table:style-name="ce16">
            <text:p>0,791</text:p>
          </table:table-cell>
          <table:table-cell office:value-type="float" office:value="18.05354712759156" table:style-name="ce16">
            <text:p>18,054</text:p>
          </table:table-cell>
          <table:table-cell office:value-type="float" office:value="6.1534162377968702" table:style-name="ce9">
            <text:p>6,2</text:p>
          </table:table-cell>
          <table:table-cell office:value-type="float" office:value="31.269904005213789" table:style-name="ce9">
            <text:p>31,3</text:p>
          </table:table-cell>
          <table:table-cell office:value-type="float" office:value="39.036584333235538" table:style-name="ce9">
            <text:p>39,0</text:p>
          </table:table-cell>
          <table:table-cell office:value-type="float" office:value="15.233249794810916" table:style-name="ce9">
            <text:p>15,2</text:p>
          </table:table-cell>
          <table:table-cell office:value-type="float" office:value="8.3068456289428809" table:style-name="ce9">
            <text:p>8,3</text:p>
          </table:table-cell>
          <table:table-cell office:value-type="float" office:value="1663" table:style-name="ce8">
            <text:p>1.663</text:p>
          </table:table-cell>
          <table:table-cell office:value-type="float" office:value="1693" table:style-name="ce8">
            <text:p>1.69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nta Helena - Turilândia/MA</text:p>
          </table:table-cell>
          <table:table-cell office:value-type="float" office:value="61956" table:style-name="ce8">
            <text:p>61.956</text:p>
          </table:table-cell>
          <table:table-cell office:value-type="float" office:value="61956" table:style-name="ce8">
            <text:p>61.956</text:p>
          </table:table-cell>
          <table:table-cell office:value-type="float" office:value="2" table:style-name="ce1">
            <text:p>2</text:p>
          </table:table-cell>
          <table:table-cell office:value-type="float" office:value="0.18630717999999999" table:style-name="ce16">
            <text:p>0,186</text:p>
          </table:table-cell>
          <table:table-cell office:value-type="float" office:value="3.0070885789915422" table:style-name="ce16">
            <text:p>3,007</text:p>
          </table:table-cell>
          <table:table-cell office:value-type="float" office:value="21.419163233537216" table:style-name="ce9">
            <text:p>21,4</text:p>
          </table:table-cell>
          <table:table-cell office:value-type="float" office:value="9.9951477983832948" table:style-name="ce9">
            <text:p>10,0</text:p>
          </table:table-cell>
          <table:table-cell office:value-type="float" office:value="20.550888591625942" table:style-name="ce9">
            <text:p>20,6</text:p>
          </table:table-cell>
          <table:table-cell office:value-type="float" office:value="46.111783238842428" table:style-name="ce9">
            <text:p>46,1</text:p>
          </table:table-cell>
          <table:table-cell office:value-type="float" office:value="1.9230171376111216" table:style-name="ce9">
            <text:p>1,9</text:p>
          </table:table-cell>
          <table:table-cell office:value-type="float" office:value="193" table:style-name="ce8">
            <text:p>193</text:p>
          </table:table-cell>
          <table:table-cell office:value-type="float" office:value="194" table:style-name="ce8">
            <text:p>19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nta Maria da Vitória/BA</text:p>
          </table:table-cell>
          <table:table-cell office:value-type="float" office:value="53357" table:style-name="ce8">
            <text:p>53.357</text:p>
          </table:table-cell>
          <table:table-cell office:value-type="float" office:value="53357" table:style-name="ce8">
            <text:p>53.357</text:p>
          </table:table-cell>
          <table:table-cell office:value-type="float" office:value="2" table:style-name="ce1">
            <text:p>2</text:p>
          </table:table-cell>
          <table:table-cell office:value-type="float" office:value="0.30837832599999998" table:style-name="ce16">
            <text:p>0,308</text:p>
          </table:table-cell>
          <table:table-cell office:value-type="float" office:value="5.7795289465299771" table:style-name="ce16">
            <text:p>5,780</text:p>
          </table:table-cell>
          <table:table-cell office:value-type="float" office:value="13.519897633791553" table:style-name="ce9">
            <text:p>13,5</text:p>
          </table:table-cell>
          <table:table-cell office:value-type="float" office:value="12.267639717325658" table:style-name="ce9">
            <text:p>12,3</text:p>
          </table:table-cell>
          <table:table-cell office:value-type="float" office:value="38.0522225806492" table:style-name="ce9">
            <text:p>38,1</text:p>
          </table:table-cell>
          <table:table-cell office:value-type="float" office:value="29.944795796057345" table:style-name="ce9">
            <text:p>29,9</text:p>
          </table:table-cell>
          <table:table-cell office:value-type="float" office:value="6.2154442721762484" table:style-name="ce9">
            <text:p>6,2</text:p>
          </table:table-cell>
          <table:table-cell office:value-type="float" office:value="940" table:style-name="ce8">
            <text:p>940</text:p>
          </table:table-cell>
          <table:table-cell office:value-type="float" office:value="981" table:style-name="ce8">
            <text:p>98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nta Maria/RS</text:p>
          </table:table-cell>
          <table:table-cell office:value-type="float" office:value="266041" table:style-name="ce8">
            <text:p>266.041</text:p>
          </table:table-cell>
          <table:table-cell office:value-type="float" office:value="266041" table:style-name="ce8">
            <text:p>266.041</text:p>
          </table:table-cell>
          <table:table-cell office:value-type="float" office:value="2" table:style-name="ce1">
            <text:p>2</text:p>
          </table:table-cell>
          <table:table-cell office:value-type="float" office:value="4.1614366689999995" table:style-name="ce16">
            <text:p>4,161</text:p>
          </table:table-cell>
          <table:table-cell office:value-type="float" office:value="15.642087757150213" table:style-name="ce16">
            <text:p>15,642</text:p>
          </table:table-cell>
          <table:table-cell office:value-type="float" office:value="2.5309320885402138" table:style-name="ce9">
            <text:p>2,5</text:p>
          </table:table-cell>
          <table:table-cell office:value-type="float" office:value="14.812942573222662" table:style-name="ce9">
            <text:p>14,8</text:p>
          </table:table-cell>
          <table:table-cell office:value-type="float" office:value="54.821395048364728" table:style-name="ce9">
            <text:p>54,8</text:p>
          </table:table-cell>
          <table:table-cell office:value-type="float" office:value="19.033110990256429" table:style-name="ce9">
            <text:p>19,0</text:p>
          </table:table-cell>
          <table:table-cell office:value-type="float" office:value="8.8016192996159717" table:style-name="ce9">
            <text:p>8,8</text:p>
          </table:table-cell>
          <table:table-cell office:value-type="float" office:value="8447" table:style-name="ce8">
            <text:p>8.447</text:p>
          </table:table-cell>
          <table:table-cell office:value-type="float" office:value="9105" table:style-name="ce8">
            <text:p>9.10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nto Ângelo/RS</text:p>
          </table:table-cell>
          <table:table-cell office:value-type="float" office:value="85213" table:style-name="ce8">
            <text:p>85.213</text:p>
          </table:table-cell>
          <table:table-cell office:value-type="float" office:value="85213" table:style-name="ce8">
            <text:p>85.213</text:p>
          </table:table-cell>
          <table:table-cell office:value-type="float" office:value="2" table:style-name="ce1">
            <text:p>2</text:p>
          </table:table-cell>
          <table:table-cell office:value-type="float" office:value="1.3870336189999999" table:style-name="ce16">
            <text:p>1,387</text:p>
          </table:table-cell>
          <table:table-cell office:value-type="float" office:value="16.277253693685235" table:style-name="ce16">
            <text:p>16,277</text:p>
          </table:table-cell>
          <table:table-cell office:value-type="float" office:value="8.9937837332261523" table:style-name="ce9">
            <text:p>9,0</text:p>
          </table:table-cell>
          <table:table-cell office:value-type="float" office:value="17.330544242561725" table:style-name="ce9">
            <text:p>17,3</text:p>
          </table:table-cell>
          <table:table-cell office:value-type="float" office:value="47.706532122636311" table:style-name="ce9">
            <text:p>47,7</text:p>
          </table:table-cell>
          <table:table-cell office:value-type="float" office:value="17.885474266936281" table:style-name="ce9">
            <text:p>17,9</text:p>
          </table:table-cell>
          <table:table-cell office:value-type="float" office:value="8.0836656346395301" table:style-name="ce9">
            <text:p>8,1</text:p>
          </table:table-cell>
          <table:table-cell office:value-type="float" office:value="2732" table:style-name="ce8">
            <text:p>2.732</text:p>
          </table:table-cell>
          <table:table-cell office:value-type="float" office:value="2943" table:style-name="ce8">
            <text:p>2.94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nto Antônio de Pádua/RJ</text:p>
          </table:table-cell>
          <table:table-cell office:value-type="float" office:value="50953" table:style-name="ce8">
            <text:p>50.953</text:p>
          </table:table-cell>
          <table:table-cell office:value-type="float" office:value="50953" table:style-name="ce8">
            <text:p>50.953</text:p>
          </table:table-cell>
          <table:table-cell office:value-type="float" office:value="2" table:style-name="ce1">
            <text:p>2</text:p>
          </table:table-cell>
          <table:table-cell office:value-type="float" office:value="0.84671145999999997" table:style-name="ce16">
            <text:p>0,847</text:p>
          </table:table-cell>
          <table:table-cell office:value-type="float" office:value="16.617499656546229" table:style-name="ce16">
            <text:p>16,617</text:p>
          </table:table-cell>
          <table:table-cell office:value-type="float" office:value="2.7032378893277293" table:style-name="ce9">
            <text:p>2,7</text:p>
          </table:table-cell>
          <table:table-cell office:value-type="float" office:value="20.677550177483131" table:style-name="ce9">
            <text:p>20,7</text:p>
          </table:table-cell>
          <table:table-cell office:value-type="float" office:value="41.31956546330435" table:style-name="ce9">
            <text:p>41,3</text:p>
          </table:table-cell>
          <table:table-cell office:value-type="float" office:value="21.616849144807841" table:style-name="ce9">
            <text:p>21,6</text:p>
          </table:table-cell>
          <table:table-cell office:value-type="float" office:value="13.682797325076951" table:style-name="ce9">
            <text:p>13,7</text:p>
          </table:table-cell>
          <table:table-cell office:value-type="float" office:value="1490" table:style-name="ce8">
            <text:p>1.490</text:p>
          </table:table-cell>
          <table:table-cell office:value-type="float" office:value="1596" table:style-name="ce8">
            <text:p>1.59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nto Antônio do Aracanguá/SP</text:p>
          </table:table-cell>
          <table:table-cell office:value-type="float" office:value="11067" table:style-name="ce8">
            <text:p>11.067</text:p>
          </table:table-cell>
          <table:table-cell office:value-type="float" office:value="11067" table:style-name="ce8">
            <text:p>11.067</text:p>
          </table:table-cell>
          <table:table-cell office:value-type="float" office:value="2" table:style-name="ce1">
            <text:p>2</text:p>
          </table:table-cell>
          <table:table-cell office:value-type="float" office:value="0.28450625099999999" table:style-name="ce16">
            <text:p>0,285</text:p>
          </table:table-cell>
          <table:table-cell office:value-type="float" office:value="25.707621848739496" table:style-name="ce16">
            <text:p>25,708</text:p>
          </table:table-cell>
          <table:table-cell office:value-type="float" office:value="22.689822024332255" table:style-name="ce9">
            <text:p>22,7</text:p>
          </table:table-cell>
          <table:table-cell office:value-type="float" office:value="31.167909207028288" table:style-name="ce9">
            <text:p>31,2</text:p>
          </table:table-cell>
          <table:table-cell office:value-type="float" office:value="26.547954828591795" table:style-name="ce9">
            <text:p>26,5</text:p>
          </table:table-cell>
          <table:table-cell office:value-type="float" office:value="12.115640299235466" table:style-name="ce9">
            <text:p>12,1</text:p>
          </table:table-cell>
          <table:table-cell office:value-type="float" office:value="7.478673640812203" table:style-name="ce9">
            <text:p>7,5</text:p>
          </table:table-cell>
          <table:table-cell office:value-type="float" office:value="230" table:style-name="ce8">
            <text:p>230</text:p>
          </table:table-cell>
          <table:table-cell office:value-type="float" office:value="240" table:style-name="ce8">
            <text:p>24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nto Antônio/RN</text:p>
          </table:table-cell>
          <table:table-cell office:value-type="float" office:value="28797" table:style-name="ce8">
            <text:p>28.797</text:p>
          </table:table-cell>
          <table:table-cell office:value-type="float" office:value="28797" table:style-name="ce8">
            <text:p>28.797</text:p>
          </table:table-cell>
          <table:table-cell office:value-type="float" office:value="2" table:style-name="ce1">
            <text:p>2</text:p>
          </table:table-cell>
          <table:table-cell office:value-type="float" office:value="0.15467699099999999" table:style-name="ce16">
            <text:p>0,155</text:p>
          </table:table-cell>
          <table:table-cell office:value-type="float" office:value="5.3712883633711836" table:style-name="ce16">
            <text:p>5,371</text:p>
          </table:table-cell>
          <table:table-cell office:value-type="float" office:value="10.312794357371487" table:style-name="ce9">
            <text:p>10,3</text:p>
          </table:table-cell>
          <table:table-cell office:value-type="float" office:value="10.120173594532881" table:style-name="ce9">
            <text:p>10,1</text:p>
          </table:table-cell>
          <table:table-cell office:value-type="float" office:value="25.730332444856014" table:style-name="ce9">
            <text:p>25,7</text:p>
          </table:table-cell>
          <table:table-cell office:value-type="float" office:value="45.771666840868406" table:style-name="ce9">
            <text:p>45,8</text:p>
          </table:table-cell>
          <table:table-cell office:value-type="float" office:value="8.0650327623712315" table:style-name="ce9">
            <text:p>8,1</text:p>
          </table:table-cell>
          <table:table-cell office:value-type="float" office:value="262" table:style-name="ce8">
            <text:p>262</text:p>
          </table:table-cell>
          <table:table-cell office:value-type="float" office:value="276" table:style-name="ce8">
            <text:p>27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Bento do Sul - Rio Negrinho/SC</text:p>
          </table:table-cell>
          <table:table-cell office:value-type="float" office:value="114647" table:style-name="ce8">
            <text:p>114.647</text:p>
          </table:table-cell>
          <table:table-cell office:value-type="float" office:value="114647" table:style-name="ce8">
            <text:p>114.647</text:p>
          </table:table-cell>
          <table:table-cell office:value-type="float" office:value="2" table:style-name="ce1">
            <text:p>2</text:p>
          </table:table-cell>
          <table:table-cell office:value-type="float" office:value="2.3486256969999997" table:style-name="ce16">
            <text:p>2,349</text:p>
          </table:table-cell>
          <table:table-cell office:value-type="float" office:value="20.485714384153095" table:style-name="ce16">
            <text:p>20,486</text:p>
          </table:table-cell>
          <table:table-cell office:value-type="float" office:value="3.6989237199851699" table:style-name="ce9">
            <text:p>3,7</text:p>
          </table:table-cell>
          <table:table-cell office:value-type="float" office:value="42.048536991716311" table:style-name="ce9">
            <text:p>42,0</text:p>
          </table:table-cell>
          <table:table-cell office:value-type="float" office:value="31.612152500433105" table:style-name="ce9">
            <text:p>31,6</text:p>
          </table:table-cell>
          <table:table-cell office:value-type="float" office:value="12.117517421508484" table:style-name="ce9">
            <text:p>12,1</text:p>
          </table:table-cell>
          <table:table-cell office:value-type="float" office:value="10.522869366356936" table:style-name="ce9">
            <text:p>10,5</text:p>
          </table:table-cell>
          <table:table-cell office:value-type="float" office:value="4959" table:style-name="ce8">
            <text:p>4.959</text:p>
          </table:table-cell>
          <table:table-cell office:value-type="float" office:value="5329" table:style-name="ce8">
            <text:p>5.32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Carlos - Águas de Chapecó/SC</text:p>
          </table:table-cell>
          <table:table-cell office:value-type="float" office:value="16401" table:style-name="ce8">
            <text:p>16.401</text:p>
          </table:table-cell>
          <table:table-cell office:value-type="float" office:value="16401" table:style-name="ce8">
            <text:p>16.401</text:p>
          </table:table-cell>
          <table:table-cell office:value-type="float" office:value="2" table:style-name="ce1">
            <text:p>2</text:p>
          </table:table-cell>
          <table:table-cell office:value-type="float" office:value="0.28360570699999998" table:style-name="ce16">
            <text:p>0,284</text:p>
          </table:table-cell>
          <table:table-cell office:value-type="float" office:value="17.291976525821596" table:style-name="ce16">
            <text:p>17,292</text:p>
          </table:table-cell>
          <table:table-cell office:value-type="float" office:value="20.148617460649337" table:style-name="ce9">
            <text:p>20,1</text:p>
          </table:table-cell>
          <table:table-cell office:value-type="float" office:value="33.782871301669545" table:style-name="ce9">
            <text:p>33,8</text:p>
          </table:table-cell>
          <table:table-cell office:value-type="float" office:value="27.627228248971729" table:style-name="ce9">
            <text:p>27,6</text:p>
          </table:table-cell>
          <table:table-cell office:value-type="float" office:value="13.259929568342574" table:style-name="ce9">
            <text:p>13,3</text:p>
          </table:table-cell>
          <table:table-cell office:value-type="float" office:value="5.1813534203668192" table:style-name="ce9">
            <text:p>5,2</text:p>
          </table:table-cell>
          <table:table-cell office:value-type="float" office:value="523" table:style-name="ce8">
            <text:p>523</text:p>
          </table:table-cell>
          <table:table-cell office:value-type="float" office:value="583" table:style-name="ce8">
            <text:p>58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Carlos/SP</text:p>
          </table:table-cell>
          <table:table-cell office:value-type="float" office:value="252684" table:style-name="ce8">
            <text:p>252.684</text:p>
          </table:table-cell>
          <table:table-cell office:value-type="float" office:value="252684" table:style-name="ce8">
            <text:p>252.684</text:p>
          </table:table-cell>
          <table:table-cell office:value-type="float" office:value="2" table:style-name="ce1">
            <text:p>2</text:p>
          </table:table-cell>
          <table:table-cell office:value-type="float" office:value="5.5600974560000003" table:style-name="ce16">
            <text:p>5,560</text:p>
          </table:table-cell>
          <table:table-cell office:value-type="float" office:value="22.004153234870433" table:style-name="ce16">
            <text:p>22,004</text:p>
          </table:table-cell>
          <table:table-cell office:value-type="float" office:value="3.1739193313880651" table:style-name="ce9">
            <text:p>3,2</text:p>
          </table:table-cell>
          <table:table-cell office:value-type="float" office:value="28.603236914198433" table:style-name="ce9">
            <text:p>28,6</text:p>
          </table:table-cell>
          <table:table-cell office:value-type="float" office:value="44.703121171335098" table:style-name="ce9">
            <text:p>44,7</text:p>
          </table:table-cell>
          <table:table-cell office:value-type="float" office:value="10.42073603178944" table:style-name="ce9">
            <text:p>10,4</text:p>
          </table:table-cell>
          <table:table-cell office:value-type="float" office:value="13.098986551288968" table:style-name="ce9">
            <text:p>13,1</text:p>
          </table:table-cell>
          <table:table-cell office:value-type="float" office:value="10974" table:style-name="ce8">
            <text:p>10.974</text:p>
          </table:table-cell>
          <table:table-cell office:value-type="float" office:value="11462" table:style-name="ce8">
            <text:p>11.46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Gabriel/RS</text:p>
          </table:table-cell>
          <table:table-cell office:value-type="float" office:value="62777" table:style-name="ce8">
            <text:p>62.777</text:p>
          </table:table-cell>
          <table:table-cell office:value-type="float" office:value="62777" table:style-name="ce8">
            <text:p>62.777</text:p>
          </table:table-cell>
          <table:table-cell office:value-type="float" office:value="2" table:style-name="ce1">
            <text:p>2</text:p>
          </table:table-cell>
          <table:table-cell office:value-type="float" office:value="1.2948695690000001" table:style-name="ce16">
            <text:p>1,295</text:p>
          </table:table-cell>
          <table:table-cell office:value-type="float" office:value="20.626496471637704" table:style-name="ce16">
            <text:p>20,626</text:p>
          </table:table-cell>
          <table:table-cell office:value-type="float" office:value="19.488786904992125" table:style-name="ce9">
            <text:p>19,5</text:p>
          </table:table-cell>
          <table:table-cell office:value-type="float" office:value="29.816814159758813" table:style-name="ce9">
            <text:p>29,8</text:p>
          </table:table-cell>
          <table:table-cell office:value-type="float" office:value="30.312690590383312" table:style-name="ce9">
            <text:p>30,3</text:p>
          </table:table-cell>
          <table:table-cell office:value-type="float" office:value="13.781563894332278" table:style-name="ce9">
            <text:p>13,8</text:p>
          </table:table-cell>
          <table:table-cell office:value-type="float" office:value="6.600144450533457" table:style-name="ce9">
            <text:p>6,6</text:p>
          </table:table-cell>
          <table:table-cell office:value-type="float" office:value="1462" table:style-name="ce8">
            <text:p>1.462</text:p>
          </table:table-cell>
          <table:table-cell office:value-type="float" office:value="1545" table:style-name="ce8">
            <text:p>1.54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Geraldo do Araguaia/PA</text:p>
          </table:table-cell>
          <table:table-cell office:value-type="float" office:value="37071" table:style-name="ce8">
            <text:p>37.071</text:p>
          </table:table-cell>
          <table:table-cell office:value-type="float" office:value="37071" table:style-name="ce8">
            <text:p>37.071</text:p>
          </table:table-cell>
          <table:table-cell office:value-type="float" office:value="2" table:style-name="ce1">
            <text:p>2</text:p>
          </table:table-cell>
          <table:table-cell office:value-type="float" office:value="0.33242187699999998" table:style-name="ce16">
            <text:p>0,332</text:p>
          </table:table-cell>
          <table:table-cell office:value-type="float" office:value="8.9671677861401093" table:style-name="ce16">
            <text:p>8,967</text:p>
          </table:table-cell>
          <table:table-cell office:value-type="float" office:value="22.035627336283888" table:style-name="ce9">
            <text:p>22,0</text:p>
          </table:table-cell>
          <table:table-cell office:value-type="float" office:value="25.674638134601473" table:style-name="ce9">
            <text:p>25,7</text:p>
          </table:table-cell>
          <table:table-cell office:value-type="float" office:value="21.052927572513521" table:style-name="ce9">
            <text:p>21,1</text:p>
          </table:table-cell>
          <table:table-cell office:value-type="float" office:value="22.908850249949104" table:style-name="ce9">
            <text:p>22,9</text:p>
          </table:table-cell>
          <table:table-cell office:value-type="float" office:value="8.3279567066520102" table:style-name="ce9">
            <text:p>8,3</text:p>
          </table:table-cell>
          <table:table-cell office:value-type="float" office:value="407" table:style-name="ce8">
            <text:p>407</text:p>
          </table:table-cell>
          <table:table-cell office:value-type="float" office:value="423" table:style-name="ce8">
            <text:p>42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João da Boa Vista/SP</text:p>
          </table:table-cell>
          <table:table-cell office:value-type="float" office:value="91223" table:style-name="ce8">
            <text:p>91.223</text:p>
          </table:table-cell>
          <table:table-cell office:value-type="float" office:value="91223" table:style-name="ce8">
            <text:p>91.223</text:p>
          </table:table-cell>
          <table:table-cell office:value-type="float" office:value="2" table:style-name="ce1">
            <text:p>2</text:p>
          </table:table-cell>
          <table:table-cell office:value-type="float" office:value="2.0036284019999999" table:style-name="ce16">
            <text:p>2,004</text:p>
          </table:table-cell>
          <table:table-cell office:value-type="float" office:value="21.964070486609735" table:style-name="ce16">
            <text:p>21,964</text:p>
          </table:table-cell>
          <table:table-cell office:value-type="float" office:value="2.09557415726831" table:style-name="ce9">
            <text:p>2,1</text:p>
          </table:table-cell>
          <table:table-cell office:value-type="float" office:value="28.152027463623476" table:style-name="ce9">
            <text:p>28,2</text:p>
          </table:table-cell>
          <table:table-cell office:value-type="float" office:value="48.483359191271845" table:style-name="ce9">
            <text:p>48,5</text:p>
          </table:table-cell>
          <table:table-cell office:value-type="float" office:value="10.106421270424775" table:style-name="ce9">
            <text:p>10,1</text:p>
          </table:table-cell>
          <table:table-cell office:value-type="float" office:value="11.162617917411616" table:style-name="ce9">
            <text:p>11,2</text:p>
          </table:table-cell>
          <table:table-cell office:value-type="float" office:value="3430" table:style-name="ce8">
            <text:p>3.430</text:p>
          </table:table-cell>
          <table:table-cell office:value-type="float" office:value="3596" table:style-name="ce8">
            <text:p>3.59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João del Rei/MG</text:p>
          </table:table-cell>
          <table:table-cell office:value-type="float" office:value="102596" table:style-name="ce8">
            <text:p>102.596</text:p>
          </table:table-cell>
          <table:table-cell office:value-type="float" office:value="102596" table:style-name="ce8">
            <text:p>102.596</text:p>
          </table:table-cell>
          <table:table-cell office:value-type="float" office:value="4" table:style-name="ce1">
            <text:p>4</text:p>
          </table:table-cell>
          <table:table-cell office:value-type="float" office:value="1.1322859030000001" table:style-name="ce16">
            <text:p>1,132</text:p>
          </table:table-cell>
          <table:table-cell office:value-type="float" office:value="11.036355247767945" table:style-name="ce16">
            <text:p>11,036</text:p>
          </table:table-cell>
          <table:table-cell office:value-type="float" office:value="6.0257319126934306" table:style-name="ce9">
            <text:p>6,0</text:p>
          </table:table-cell>
          <table:table-cell office:value-type="float" office:value="22.067312711213713" table:style-name="ce9">
            <text:p>22,1</text:p>
          </table:table-cell>
          <table:table-cell office:value-type="float" office:value="45.861738596598947" table:style-name="ce9">
            <text:p>45,9</text:p>
          </table:table-cell>
          <table:table-cell office:value-type="float" office:value="17.08089357004032" table:style-name="ce9">
            <text:p>17,1</text:p>
          </table:table-cell>
          <table:table-cell office:value-type="float" office:value="8.9643232094535747" table:style-name="ce9">
            <text:p>9,0</text:p>
          </table:table-cell>
          <table:table-cell office:value-type="float" office:value="3150" table:style-name="ce8">
            <text:p>3.150</text:p>
          </table:table-cell>
          <table:table-cell office:value-type="float" office:value="3340" table:style-name="ce8">
            <text:p>3.34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José de Mipibu - Nísia Floresta/RN</text:p>
          </table:table-cell>
          <table:table-cell office:value-type="float" office:value="63560" table:style-name="ce8">
            <text:p>63.560</text:p>
          </table:table-cell>
          <table:table-cell office:value-type="float" office:value="63560" table:style-name="ce8">
            <text:p>63.560</text:p>
          </table:table-cell>
          <table:table-cell office:value-type="float" office:value="2" table:style-name="ce1">
            <text:p>2</text:p>
          </table:table-cell>
          <table:table-cell office:value-type="float" office:value="0.39529869799999995" table:style-name="ce16">
            <text:p>0,395</text:p>
          </table:table-cell>
          <table:table-cell office:value-type="float" office:value="6.2192998426683443" table:style-name="ce16">
            <text:p>6,219</text:p>
          </table:table-cell>
          <table:table-cell office:value-type="float" office:value="12.370425009596161" table:style-name="ce9">
            <text:p>12,4</text:p>
          </table:table-cell>
          <table:table-cell office:value-type="float" office:value="9.6961437500105294" table:style-name="ce9">
            <text:p>9,7</text:p>
          </table:table-cell>
          <table:table-cell office:value-type="float" office:value="27.94652640115703" table:style-name="ce9">
            <text:p>27,9</text:p>
          </table:table-cell>
          <table:table-cell office:value-type="float" office:value="40.448875194625614" table:style-name="ce9">
            <text:p>40,4</text:p>
          </table:table-cell>
          <table:table-cell office:value-type="float" office:value="9.5380296446106705" table:style-name="ce9">
            <text:p>9,5</text:p>
          </table:table-cell>
          <table:table-cell office:value-type="float" office:value="570" table:style-name="ce8">
            <text:p>570</text:p>
          </table:table-cell>
          <table:table-cell office:value-type="float" office:value="599" table:style-name="ce8">
            <text:p>59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José do Rio Preto/SP</text:p>
          </table:table-cell>
          <table:table-cell office:value-type="float" office:value="549203" table:style-name="ce8">
            <text:p>549.203</text:p>
          </table:table-cell>
          <table:table-cell office:value-type="float" office:value="549203" table:style-name="ce8">
            <text:p>549.203</text:p>
          </table:table-cell>
          <table:table-cell office:value-type="float" office:value="12" table:style-name="ce1">
            <text:p>12</text:p>
          </table:table-cell>
          <table:table-cell office:value-type="float" office:value="11.487109528000001" table:style-name="ce16">
            <text:p>11,487</text:p>
          </table:table-cell>
          <table:table-cell office:value-type="float" office:value="20.915962818848406" table:style-name="ce16">
            <text:p>20,916</text:p>
          </table:table-cell>
          <table:table-cell office:value-type="float" office:value="2.1086698652047535" table:style-name="ce9">
            <text:p>2,1</text:p>
          </table:table-cell>
          <table:table-cell office:value-type="float" office:value="18.724606592782195" table:style-name="ce9">
            <text:p>18,7</text:p>
          </table:table-cell>
          <table:table-cell office:value-type="float" office:value="58.385074379696469" table:style-name="ce9">
            <text:p>58,4</text:p>
          </table:table-cell>
          <table:table-cell office:value-type="float" office:value="9.7173273074409892" table:style-name="ce9">
            <text:p>9,7</text:p>
          </table:table-cell>
          <table:table-cell office:value-type="float" office:value="11.064321854875587" table:style-name="ce9">
            <text:p>11,1</text:p>
          </table:table-cell>
          <table:table-cell office:value-type="float" office:value="26795" table:style-name="ce8">
            <text:p>26.795</text:p>
          </table:table-cell>
          <table:table-cell office:value-type="float" office:value="28237" table:style-name="ce8">
            <text:p>28.23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José dos Campos/SP</text:p>
          </table:table-cell>
          <table:table-cell office:value-type="float" office:value="949119" table:style-name="ce8">
            <text:p>949.119</text:p>
          </table:table-cell>
          <table:table-cell office:value-type="float" office:value="949119" table:style-name="ce8">
            <text:p>949.119</text:p>
          </table:table-cell>
          <table:table-cell office:value-type="float" office:value="6" table:style-name="ce1">
            <text:p>6</text:p>
          </table:table-cell>
          <table:table-cell office:value-type="float" office:value="33.068479525000001" table:style-name="ce16">
            <text:p>33,068</text:p>
          </table:table-cell>
          <table:table-cell office:value-type="float" office:value="34.841236478249826" table:style-name="ce16">
            <text:p>34,841</text:p>
          </table:table-cell>
          <table:table-cell office:value-type="float" office:value="0.31945970458101974" table:style-name="ce9">
            <text:p>0,3</text:p>
          </table:table-cell>
          <table:table-cell office:value-type="float" office:value="44.581688973194481" table:style-name="ce9">
            <text:p>44,6</text:p>
          </table:table-cell>
          <table:table-cell office:value-type="float" office:value="34.627164013825336" table:style-name="ce9">
            <text:p>34,6</text:p>
          </table:table-cell>
          <table:table-cell office:value-type="float" office:value="6.2860977095377972" table:style-name="ce9">
            <text:p>6,3</text:p>
          </table:table-cell>
          <table:table-cell office:value-type="float" office:value="14.185589598861364" table:style-name="ce9">
            <text:p>14,2</text:p>
          </table:table-cell>
          <table:table-cell office:value-type="float" office:value="26970" table:style-name="ce8">
            <text:p>26.970</text:p>
          </table:table-cell>
          <table:table-cell office:value-type="float" office:value="28264" table:style-name="ce8">
            <text:p>28.26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Lourenço/MG</text:p>
          </table:table-cell>
          <table:table-cell office:value-type="float" office:value="47333" table:style-name="ce8">
            <text:p>47.333</text:p>
          </table:table-cell>
          <table:table-cell office:value-type="float" office:value="47333" table:style-name="ce8">
            <text:p>47.333</text:p>
          </table:table-cell>
          <table:table-cell office:value-type="float" office:value="2" table:style-name="ce1">
            <text:p>2</text:p>
          </table:table-cell>
          <table:table-cell office:value-type="float" office:value="0.48025650200000003" table:style-name="ce16">
            <text:p>0,480</text:p>
          </table:table-cell>
          <table:table-cell office:value-type="float" office:value="10.146335579828028" table:style-name="ce16">
            <text:p>10,146</text:p>
          </table:table-cell>
          <table:table-cell office:value-type="float" office:value="2.2702497425011434" table:style-name="ce9">
            <text:p>2,3</text:p>
          </table:table-cell>
          <table:table-cell office:value-type="float" office:value="11.209068024236766" table:style-name="ce9">
            <text:p>11,2</text:p>
          </table:table-cell>
          <table:table-cell office:value-type="float" office:value="56.49097614924117" table:style-name="ce9">
            <text:p>56,5</text:p>
          </table:table-cell>
          <table:table-cell office:value-type="float" office:value="21.699044899136002" table:style-name="ce9">
            <text:p>21,7</text:p>
          </table:table-cell>
          <table:table-cell office:value-type="float" office:value="8.3306611848849048" table:style-name="ce9">
            <text:p>8,3</text:p>
          </table:table-cell>
          <table:table-cell office:value-type="float" office:value="1645" table:style-name="ce8">
            <text:p>1.645</text:p>
          </table:table-cell>
          <table:table-cell office:value-type="float" office:value="1793" table:style-name="ce8">
            <text:p>1.79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Luís/MA</text:p>
          </table:table-cell>
          <table:table-cell office:value-type="float" office:value="1309330" table:style-name="ce8">
            <text:p>1.309.330</text:p>
          </table:table-cell>
          <table:table-cell office:value-type="float" office:value="1309330" table:style-name="ce8">
            <text:p>1.309.330</text:p>
          </table:table-cell>
          <table:table-cell office:value-type="float" office:value="4" table:style-name="ce1">
            <text:p>4</text:p>
          </table:table-cell>
          <table:table-cell office:value-type="float" office:value="18.898051452000001" table:style-name="ce16">
            <text:p>18,898</text:p>
          </table:table-cell>
          <table:table-cell office:value-type="float" office:value="14.433375430181849" table:style-name="ce16">
            <text:p>14,433</text:p>
          </table:table-cell>
          <table:table-cell office:value-type="float" office:value="0.52193757250862627" table:style-name="ce9">
            <text:p>0,5</text:p>
          </table:table-cell>
          <table:table-cell office:value-type="float" office:value="17.856151077643919" table:style-name="ce9">
            <text:p>17,9</text:p>
          </table:table-cell>
          <table:table-cell office:value-type="float" office:value="52.222702658350229" table:style-name="ce9">
            <text:p>52,2</text:p>
          </table:table-cell>
          <table:table-cell office:value-type="float" office:value="11.350475658552567" table:style-name="ce9">
            <text:p>11,4</text:p>
          </table:table-cell>
          <table:table-cell office:value-type="float" office:value="18.04873303294465" table:style-name="ce9">
            <text:p>18,0</text:p>
          </table:table-cell>
          <table:table-cell office:value-type="float" office:value="20095" table:style-name="ce8">
            <text:p>20.095</text:p>
          </table:table-cell>
          <table:table-cell office:value-type="float" office:value="21548" table:style-name="ce8">
            <text:p>21.54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Paulo/SP</text:p>
          </table:table-cell>
          <table:table-cell office:value-type="float" office:value="19629394" table:style-name="ce8">
            <text:p>19.629.394</text:p>
          </table:table-cell>
          <table:table-cell office:value-type="float" office:value="19629394" table:style-name="ce8">
            <text:p>19.629.394</text:p>
          </table:table-cell>
          <table:table-cell office:value-type="float" office:value="37" table:style-name="ce1">
            <text:p>37</text:p>
          </table:table-cell>
          <table:table-cell office:value-type="float" office:value="701.13439507099997" table:style-name="ce16">
            <text:p>701,134</text:p>
          </table:table-cell>
          <table:table-cell office:value-type="float" office:value="35.718596054009616" table:style-name="ce16">
            <text:p>35,719</text:p>
          </table:table-cell>
          <table:table-cell office:value-type="float" office:value="3.5511609436131956E-2" table:style-name="ce9">
            <text:p>0,0</text:p>
          </table:table-cell>
          <table:table-cell office:value-type="float" office:value="20.106135929292797" table:style-name="ce9">
            <text:p>20,1</text:p>
          </table:table-cell>
          <table:table-cell office:value-type="float" office:value="55.746247704253626" table:style-name="ce9">
            <text:p>55,7</text:p>
          </table:table-cell>
          <table:table-cell office:value-type="float" office:value="6.2792584348314167" table:style-name="ce9">
            <text:p>6,3</text:p>
          </table:table-cell>
          <table:table-cell office:value-type="float" office:value="17.832846322186018" table:style-name="ce9">
            <text:p>17,8</text:p>
          </table:table-cell>
          <table:table-cell office:value-type="float" office:value="745592" table:style-name="ce8">
            <text:p>745.592</text:p>
          </table:table-cell>
          <table:table-cell office:value-type="float" office:value="830297" table:style-name="ce8">
            <text:p>830.29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Pedro/SP</text:p>
          </table:table-cell>
          <table:table-cell office:value-type="float" office:value="34369" table:style-name="ce8">
            <text:p>34.369</text:p>
          </table:table-cell>
          <table:table-cell office:value-type="float" office:value="34369" table:style-name="ce8">
            <text:p>34.369</text:p>
          </table:table-cell>
          <table:table-cell office:value-type="float" office:value="2" table:style-name="ce1">
            <text:p>2</text:p>
          </table:table-cell>
          <table:table-cell office:value-type="float" office:value="0.465036124" table:style-name="ce16">
            <text:p>0,465</text:p>
          </table:table-cell>
          <table:table-cell office:value-type="float" office:value="13.530685326893421" table:style-name="ce16">
            <text:p>13,531</text:p>
          </table:table-cell>
          <table:table-cell office:value-type="float" office:value="10.452808393009915" table:style-name="ce9">
            <text:p>10,5</text:p>
          </table:table-cell>
          <table:table-cell office:value-type="float" office:value="14.921497582411467" table:style-name="ce9">
            <text:p>14,9</text:p>
          </table:table-cell>
          <table:table-cell office:value-type="float" office:value="50.148223538866411" table:style-name="ce9">
            <text:p>50,1</text:p>
          </table:table-cell>
          <table:table-cell office:value-type="float" office:value="17.220423504131904" table:style-name="ce9">
            <text:p>17,2</text:p>
          </table:table-cell>
          <table:table-cell office:value-type="float" office:value="7.2570469815802952" table:style-name="ce9">
            <text:p>7,3</text:p>
          </table:table-cell>
          <table:table-cell office:value-type="float" office:value="1367" table:style-name="ce8">
            <text:p>1.367</text:p>
          </table:table-cell>
          <table:table-cell office:value-type="float" office:value="1396" table:style-name="ce8">
            <text:p>1.39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Roque - Mairinque/SP</text:p>
          </table:table-cell>
          <table:table-cell office:value-type="float" office:value="122044" table:style-name="ce8">
            <text:p>122.044</text:p>
          </table:table-cell>
          <table:table-cell office:value-type="float" office:value="122044" table:style-name="ce8">
            <text:p>122.044</text:p>
          </table:table-cell>
          <table:table-cell office:value-type="float" office:value="2" table:style-name="ce1">
            <text:p>2</text:p>
          </table:table-cell>
          <table:table-cell office:value-type="float" office:value="2.3207905670000004" table:style-name="ce16">
            <text:p>2,321</text:p>
          </table:table-cell>
          <table:table-cell office:value-type="float" office:value="19.0160152649864" table:style-name="ce16">
            <text:p>19,016</text:p>
          </table:table-cell>
          <table:table-cell office:value-type="float" office:value="0.59439340180668698" table:style-name="ce9">
            <text:p>0,6</text:p>
          </table:table-cell>
          <table:table-cell office:value-type="float" office:value="34.922661894807675" table:style-name="ce9">
            <text:p>34,9</text:p>
          </table:table-cell>
          <table:table-cell office:value-type="float" office:value="40.971238918345712" table:style-name="ce9">
            <text:p>41,0</text:p>
          </table:table-cell>
          <table:table-cell office:value-type="float" office:value="11.40133921442296" table:style-name="ce9">
            <text:p>11,4</text:p>
          </table:table-cell>
          <table:table-cell office:value-type="float" office:value="12.110366570616966" table:style-name="ce9">
            <text:p>12,1</text:p>
          </table:table-cell>
          <table:table-cell office:value-type="float" office:value="3377" table:style-name="ce8">
            <text:p>3.377</text:p>
          </table:table-cell>
          <table:table-cell office:value-type="float" office:value="3549" table:style-name="ce8">
            <text:p>3.54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ão Sebastião da Amoreira/PR</text:p>
          </table:table-cell>
          <table:table-cell office:value-type="float" office:value="12104" table:style-name="ce8">
            <text:p>12.104</text:p>
          </table:table-cell>
          <table:table-cell office:value-type="float" office:value="12104" table:style-name="ce8">
            <text:p>12.104</text:p>
          </table:table-cell>
          <table:table-cell office:value-type="float" office:value="2" table:style-name="ce1">
            <text:p>2</text:p>
          </table:table-cell>
          <table:table-cell office:value-type="float" office:value="0.14473633499999999" table:style-name="ce16">
            <text:p>0,145</text:p>
          </table:table-cell>
          <table:table-cell office:value-type="float" office:value="11.957727610707204" table:style-name="ce16">
            <text:p>11,958</text:p>
          </table:table-cell>
          <table:table-cell office:value-type="float" office:value="24.731693669043096" table:style-name="ce9">
            <text:p>24,7</text:p>
          </table:table-cell>
          <table:table-cell office:value-type="float" office:value="16.373978932104365" table:style-name="ce9">
            <text:p>16,4</text:p>
          </table:table-cell>
          <table:table-cell office:value-type="float" office:value="35.581399791558916" table:style-name="ce9">
            <text:p>35,6</text:p>
          </table:table-cell>
          <table:table-cell office:value-type="float" office:value="17.927277901571848" table:style-name="ce9">
            <text:p>17,9</text:p>
          </table:table-cell>
          <table:table-cell office:value-type="float" office:value="5.3856497057217876" table:style-name="ce9">
            <text:p>5,4</text:p>
          </table:table-cell>
          <table:table-cell office:value-type="float" office:value="205" table:style-name="ce8">
            <text:p>205</text:p>
          </table:table-cell>
          <table:table-cell office:value-type="float" office:value="210" table:style-name="ce8">
            <text:p>21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apiranga/RS</text:p>
          </table:table-cell>
          <table:table-cell office:value-type="float" office:value="98195" table:style-name="ce8">
            <text:p>98.195</text:p>
          </table:table-cell>
          <table:table-cell office:value-type="float" office:value="98195" table:style-name="ce8">
            <text:p>98.195</text:p>
          </table:table-cell>
          <table:table-cell office:value-type="float" office:value="3" table:style-name="ce1">
            <text:p>3</text:p>
          </table:table-cell>
          <table:table-cell office:value-type="float" office:value="1.8807731969999999" table:style-name="ce16">
            <text:p>1,881</text:p>
          </table:table-cell>
          <table:table-cell office:value-type="float" office:value="19.153451774530271" table:style-name="ce16">
            <text:p>19,153</text:p>
          </table:table-cell>
          <table:table-cell office:value-type="float" office:value="0.51198523114640071" table:style-name="ce9">
            <text:p>0,5</text:p>
          </table:table-cell>
          <table:table-cell office:value-type="float" office:value="41.114197992263286" table:style-name="ce9">
            <text:p>41,1</text:p>
          </table:table-cell>
          <table:table-cell office:value-type="float" office:value="32.051928906768659" table:style-name="ce9">
            <text:p>32,1</text:p>
          </table:table-cell>
          <table:table-cell office:value-type="float" office:value="15.647924187213949" table:style-name="ce9">
            <text:p>15,6</text:p>
          </table:table-cell>
          <table:table-cell office:value-type="float" office:value="10.673963682607713" table:style-name="ce9">
            <text:p>10,7</text:p>
          </table:table-cell>
          <table:table-cell office:value-type="float" office:value="4358" table:style-name="ce8">
            <text:p>4.358</text:p>
          </table:table-cell>
          <table:table-cell office:value-type="float" office:value="4519" table:style-name="ce8">
            <text:p>4.51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erranos - Seritinga/MG</text:p>
          </table:table-cell>
          <table:table-cell office:value-type="float" office:value="3784" table:style-name="ce8">
            <text:p>3.784</text:p>
          </table:table-cell>
          <table:table-cell office:value-type="float" office:value="3784" table:style-name="ce8">
            <text:p>3.784</text:p>
          </table:table-cell>
          <table:table-cell office:value-type="float" office:value="2" table:style-name="ce1">
            <text:p>2</text:p>
          </table:table-cell>
          <table:table-cell office:value-type="float" office:value="3.3118237000000002E-2" table:style-name="ce16">
            <text:p>0,033</text:p>
          </table:table-cell>
          <table:table-cell office:value-type="float" office:value="8.7521767970401694" table:style-name="ce16">
            <text:p>8,752</text:p>
          </table:table-cell>
          <table:table-cell office:value-type="float" office:value="24.472513437233992" table:style-name="ce9">
            <text:p>24,5</text:p>
          </table:table-cell>
          <table:table-cell office:value-type="float" office:value="7.6760336004600731" table:style-name="ce9">
            <text:p>7,7</text:p>
          </table:table-cell>
          <table:table-cell office:value-type="float" office:value="27.6207546917428" table:style-name="ce9">
            <text:p>27,6</text:p>
          </table:table-cell>
          <table:table-cell office:value-type="float" office:value="37.292706734359079" table:style-name="ce9">
            <text:p>37,3</text:p>
          </table:table-cell>
          <table:table-cell office:value-type="float" office:value="2.9379915362040556" table:style-name="ce9">
            <text:p>2,9</text:p>
          </table:table-cell>
          <table:table-cell office:value-type="float" office:value="86" table:style-name="ce8">
            <text:p>86</text:p>
          </table:table-cell>
          <table:table-cell office:value-type="float" office:value="90" table:style-name="ce8">
            <text:p>9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ete Lagoas/MG</text:p>
          </table:table-cell>
          <table:table-cell office:value-type="float" office:value="229485" table:style-name="ce8">
            <text:p>229.485</text:p>
          </table:table-cell>
          <table:table-cell office:value-type="float" office:value="229485" table:style-name="ce8">
            <text:p>229.485</text:p>
          </table:table-cell>
          <table:table-cell office:value-type="float" office:value="3" table:style-name="ce1">
            <text:p>3</text:p>
          </table:table-cell>
          <table:table-cell office:value-type="float" office:value="5.8856542840000001" table:style-name="ce16">
            <text:p>5,886</text:p>
          </table:table-cell>
          <table:table-cell office:value-type="float" office:value="25.647228725189009" table:style-name="ce16">
            <text:p>25,647</text:p>
          </table:table-cell>
          <table:table-cell office:value-type="float" office:value="1.0210267219290177" table:style-name="ce9">
            <text:p>1,0</text:p>
          </table:table-cell>
          <table:table-cell office:value-type="float" office:value="45.656661083629487" table:style-name="ce9">
            <text:p>45,7</text:p>
          </table:table-cell>
          <table:table-cell office:value-type="float" office:value="31.684102429690043" table:style-name="ce9">
            <text:p>31,7</text:p>
          </table:table-cell>
          <table:table-cell office:value-type="float" office:value="8.4674343573795952" table:style-name="ce9">
            <text:p>8,5</text:p>
          </table:table-cell>
          <table:table-cell office:value-type="float" office:value="13.170775407371854" table:style-name="ce9">
            <text:p>13,2</text:p>
          </table:table-cell>
          <table:table-cell office:value-type="float" office:value="6071" table:style-name="ce8">
            <text:p>6.071</text:p>
          </table:table-cell>
          <table:table-cell office:value-type="float" office:value="6430" table:style-name="ce8">
            <text:p>6.43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obral/CE</text:p>
          </table:table-cell>
          <table:table-cell office:value-type="float" office:value="210019" table:style-name="ce8">
            <text:p>210.019</text:p>
          </table:table-cell>
          <table:table-cell office:value-type="float" office:value="210019" table:style-name="ce8">
            <text:p>210.019</text:p>
          </table:table-cell>
          <table:table-cell office:value-type="float" office:value="2" table:style-name="ce1">
            <text:p>2</text:p>
          </table:table-cell>
          <table:table-cell office:value-type="float" office:value="2.4459731090000001" table:style-name="ce16">
            <text:p>2,446</text:p>
          </table:table-cell>
          <table:table-cell office:value-type="float" office:value="11.646437269961289" table:style-name="ce16">
            <text:p>11,646</text:p>
          </table:table-cell>
          <table:table-cell office:value-type="float" office:value="1.2320049181701775" table:style-name="ce9">
            <text:p>1,2</text:p>
          </table:table-cell>
          <table:table-cell office:value-type="float" office:value="31.7580983266648" table:style-name="ce9">
            <text:p>31,8</text:p>
          </table:table-cell>
          <table:table-cell office:value-type="float" office:value="36.773673663474433" table:style-name="ce9">
            <text:p>36,8</text:p>
          </table:table-cell>
          <table:table-cell office:value-type="float" office:value="17.077366691523999" table:style-name="ce9">
            <text:p>17,1</text:p>
          </table:table-cell>
          <table:table-cell office:value-type="float" office:value="13.158856400166579" table:style-name="ce9">
            <text:p>13,2</text:p>
          </table:table-cell>
          <table:table-cell office:value-type="float" office:value="3194" table:style-name="ce8">
            <text:p>3.194</text:p>
          </table:table-cell>
          <table:table-cell office:value-type="float" office:value="3364" table:style-name="ce8">
            <text:p>3.36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olânea - Bananeiras/PB</text:p>
          </table:table-cell>
          <table:table-cell office:value-type="float" office:value="48544" table:style-name="ce8">
            <text:p>48.544</text:p>
          </table:table-cell>
          <table:table-cell office:value-type="float" office:value="48544" table:style-name="ce8">
            <text:p>48.544</text:p>
          </table:table-cell>
          <table:table-cell office:value-type="float" office:value="2" table:style-name="ce1">
            <text:p>2</text:p>
          </table:table-cell>
          <table:table-cell office:value-type="float" office:value="0.22725515499999999" table:style-name="ce16">
            <text:p>0,227</text:p>
          </table:table-cell>
          <table:table-cell office:value-type="float" office:value="4.6814262318721163" table:style-name="ce16">
            <text:p>4,681</text:p>
          </table:table-cell>
          <table:table-cell office:value-type="float" office:value="10.266091433657468" table:style-name="ce9">
            <text:p>10,3</text:p>
          </table:table-cell>
          <table:table-cell office:value-type="float" office:value="10.928149902694177" table:style-name="ce9">
            <text:p>10,9</text:p>
          </table:table-cell>
          <table:table-cell office:value-type="float" office:value="22.942338535730904" table:style-name="ce9">
            <text:p>22,9</text:p>
          </table:table-cell>
          <table:table-cell office:value-type="float" office:value="52.621073876189961" table:style-name="ce9">
            <text:p>52,6</text:p>
          </table:table-cell>
          <table:table-cell office:value-type="float" office:value="3.2423462517274912" table:style-name="ce9">
            <text:p>3,2</text:p>
          </table:table-cell>
          <table:table-cell office:value-type="float" office:value="555" table:style-name="ce8">
            <text:p>555</text:p>
          </table:table-cell>
          <table:table-cell office:value-type="float" office:value="572" table:style-name="ce8">
            <text:p>57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ombrio/SC</text:p>
          </table:table-cell>
          <table:table-cell office:value-type="float" office:value="34847" table:style-name="ce8">
            <text:p>34.847</text:p>
          </table:table-cell>
          <table:table-cell office:value-type="float" office:value="34847" table:style-name="ce8">
            <text:p>34.847</text:p>
          </table:table-cell>
          <table:table-cell office:value-type="float" office:value="2" table:style-name="ce1">
            <text:p>2</text:p>
          </table:table-cell>
          <table:table-cell office:value-type="float" office:value="0.426069843" table:style-name="ce16">
            <text:p>0,426</text:p>
          </table:table-cell>
          <table:table-cell office:value-type="float" office:value="12.226872987631646" table:style-name="ce16">
            <text:p>12,227</text:p>
          </table:table-cell>
          <table:table-cell office:value-type="float" office:value="7.8229437139487947" table:style-name="ce9">
            <text:p>7,8</text:p>
          </table:table-cell>
          <table:table-cell office:value-type="float" office:value="21.072793926886774" table:style-name="ce9">
            <text:p>21,1</text:p>
          </table:table-cell>
          <table:table-cell office:value-type="float" office:value="45.46394263346162" table:style-name="ce9">
            <text:p>45,5</text:p>
          </table:table-cell>
          <table:table-cell office:value-type="float" office:value="18.003146024113235" table:style-name="ce9">
            <text:p>18,0</text:p>
          </table:table-cell>
          <table:table-cell office:value-type="float" office:value="7.6371737015895764" table:style-name="ce9">
            <text:p>7,6</text:p>
          </table:table-cell>
          <table:table-cell office:value-type="float" office:value="1202" table:style-name="ce8">
            <text:p>1.202</text:p>
          </table:table-cell>
          <table:table-cell office:value-type="float" office:value="1362" table:style-name="ce8">
            <text:p>1.36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orocaba/SP</text:p>
          </table:table-cell>
          <table:table-cell office:value-type="float" office:value="779704" table:style-name="ce8">
            <text:p>779.704</text:p>
          </table:table-cell>
          <table:table-cell office:value-type="float" office:value="779704" table:style-name="ce8">
            <text:p>779.704</text:p>
          </table:table-cell>
          <table:table-cell office:value-type="float" office:value="5" table:style-name="ce1">
            <text:p>5</text:p>
          </table:table-cell>
          <table:table-cell office:value-type="float" office:value="20.867179211" table:style-name="ce16">
            <text:p>20,867</text:p>
          </table:table-cell>
          <table:table-cell office:value-type="float" office:value="26.76295005668818" table:style-name="ce16">
            <text:p>26,763</text:p>
          </table:table-cell>
          <table:table-cell office:value-type="float" office:value="0.32895864508517064" table:style-name="ce9">
            <text:p>0,3</text:p>
          </table:table-cell>
          <table:table-cell office:value-type="float" office:value="33.383635251130642" table:style-name="ce9">
            <text:p>33,4</text:p>
          </table:table-cell>
          <table:table-cell office:value-type="float" office:value="40.346824608483026" table:style-name="ce9">
            <text:p>40,3</text:p>
          </table:table-cell>
          <table:table-cell office:value-type="float" office:value="7.783627875989108" table:style-name="ce9">
            <text:p>7,8</text:p>
          </table:table-cell>
          <table:table-cell office:value-type="float" office:value="18.15695361931207" table:style-name="ce9">
            <text:p>18,2</text:p>
          </table:table-cell>
          <table:table-cell office:value-type="float" office:value="26680" table:style-name="ce8">
            <text:p>26.680</text:p>
          </table:table-cell>
          <table:table-cell office:value-type="float" office:value="27893" table:style-name="ce8">
            <text:p>27.89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Soure - Salvaterra/PA</text:p>
          </table:table-cell>
          <table:table-cell office:value-type="float" office:value="43184" table:style-name="ce8">
            <text:p>43.184</text:p>
          </table:table-cell>
          <table:table-cell office:value-type="float" office:value="43184" table:style-name="ce8">
            <text:p>43.184</text:p>
          </table:table-cell>
          <table:table-cell office:value-type="float" office:value="2" table:style-name="ce1">
            <text:p>2</text:p>
          </table:table-cell>
          <table:table-cell office:value-type="float" office:value="0.17423525500000001" table:style-name="ce16">
            <text:p>0,174</text:p>
          </table:table-cell>
          <table:table-cell office:value-type="float" office:value="4.0347178353093742" table:style-name="ce16">
            <text:p>4,035</text:p>
          </table:table-cell>
          <table:table-cell office:value-type="float" office:value="16.203389491983124" table:style-name="ce9">
            <text:p>16,2</text:p>
          </table:table-cell>
          <table:table-cell office:value-type="float" office:value="9.285675278519264" table:style-name="ce9">
            <text:p>9,3</text:p>
          </table:table-cell>
          <table:table-cell office:value-type="float" office:value="30.423597681192582" table:style-name="ce9">
            <text:p>30,4</text:p>
          </table:table-cell>
          <table:table-cell office:value-type="float" office:value="41.261283200119287" table:style-name="ce9">
            <text:p>41,3</text:p>
          </table:table-cell>
          <table:table-cell office:value-type="float" office:value="2.8260543481857332" table:style-name="ce9">
            <text:p>2,8</text:p>
          </table:table-cell>
          <table:table-cell office:value-type="float" office:value="245" table:style-name="ce8">
            <text:p>245</text:p>
          </table:table-cell>
          <table:table-cell office:value-type="float" office:value="263" table:style-name="ce8">
            <text:p>26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aquara - Parobé - Igrejinha/RS</text:p>
          </table:table-cell>
          <table:table-cell office:value-type="float" office:value="161653" table:style-name="ce8">
            <text:p>161.653</text:p>
          </table:table-cell>
          <table:table-cell office:value-type="float" office:value="161653" table:style-name="ce8">
            <text:p>161.653</text:p>
          </table:table-cell>
          <table:table-cell office:value-type="float" office:value="4" table:style-name="ce1">
            <text:p>4</text:p>
          </table:table-cell>
          <table:table-cell office:value-type="float" office:value="2.823403023" table:style-name="ce16">
            <text:p>2,823</text:p>
          </table:table-cell>
          <table:table-cell office:value-type="float" office:value="17.465825088306435" table:style-name="ce16">
            <text:p>17,466</text:p>
          </table:table-cell>
          <table:table-cell office:value-type="float" office:value="1.3135735740834049" table:style-name="ce9">
            <text:p>1,3</text:p>
          </table:table-cell>
          <table:table-cell office:value-type="float" office:value="37.009576439771344" table:style-name="ce9">
            <text:p>37,0</text:p>
          </table:table-cell>
          <table:table-cell office:value-type="float" office:value="33.667262847582499" table:style-name="ce9">
            <text:p>33,7</text:p>
          </table:table-cell>
          <table:table-cell office:value-type="float" office:value="17.217780070358732" table:style-name="ce9">
            <text:p>17,2</text:p>
          </table:table-cell>
          <table:table-cell office:value-type="float" office:value="10.791807068204021" table:style-name="ce9">
            <text:p>10,8</text:p>
          </table:table-cell>
          <table:table-cell office:value-type="float" office:value="6913" table:style-name="ce8">
            <text:p>6.913</text:p>
          </table:table-cell>
          <table:table-cell office:value-type="float" office:value="7227" table:style-name="ce8">
            <text:p>7.22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aquaruçu do Sul - Vista Alegre/RS</text:p>
          </table:table-cell>
          <table:table-cell office:value-type="float" office:value="5798" table:style-name="ce8">
            <text:p>5.798</text:p>
          </table:table-cell>
          <table:table-cell office:value-type="float" office:value="5798" table:style-name="ce8">
            <text:p>5.798</text:p>
          </table:table-cell>
          <table:table-cell office:value-type="float" office:value="2" table:style-name="ce1">
            <text:p>2</text:p>
          </table:table-cell>
          <table:table-cell office:value-type="float" office:value="9.3061802999999998E-2" table:style-name="ce16">
            <text:p>0,093</text:p>
          </table:table-cell>
          <table:table-cell office:value-type="float" office:value="16.050673163159711" table:style-name="ce16">
            <text:p>16,051</text:p>
          </table:table-cell>
          <table:table-cell office:value-type="float" office:value="36.899311955088599" table:style-name="ce9">
            <text:p>36,9</text:p>
          </table:table-cell>
          <table:table-cell office:value-type="float" office:value="5.8105074538476318" table:style-name="ce9">
            <text:p>5,8</text:p>
          </table:table-cell>
          <table:table-cell office:value-type="float" office:value="30.86588275105737" table:style-name="ce9">
            <text:p>30,9</text:p>
          </table:table-cell>
          <table:table-cell office:value-type="float" office:value="21.472175861454133" table:style-name="ce9">
            <text:p>21,5</text:p>
          </table:table-cell>
          <table:table-cell office:value-type="float" office:value="4.9521219785522526" table:style-name="ce9">
            <text:p>5,0</text:p>
          </table:table-cell>
          <table:table-cell office:value-type="float" office:value="155" table:style-name="ce8">
            <text:p>155</text:p>
          </table:table-cell>
          <table:table-cell office:value-type="float" office:value="161" table:style-name="ce8">
            <text:p>16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aubaté - Pindamonhangaba/SP</text:p>
          </table:table-cell>
          <table:table-cell office:value-type="float" office:value="470538" table:style-name="ce8">
            <text:p>470.538</text:p>
          </table:table-cell>
          <table:table-cell office:value-type="float" office:value="470538" table:style-name="ce8">
            <text:p>470.538</text:p>
          </table:table-cell>
          <table:table-cell office:value-type="float" office:value="4" table:style-name="ce1">
            <text:p>4</text:p>
          </table:table-cell>
          <table:table-cell office:value-type="float" office:value="14.893273399" table:style-name="ce16">
            <text:p>14,893</text:p>
          </table:table-cell>
          <table:table-cell office:value-type="float" office:value="31.651584779550216" table:style-name="ce16">
            <text:p>31,652</text:p>
          </table:table-cell>
          <table:table-cell office:value-type="float" office:value="0.61473992014507295" table:style-name="ce9">
            <text:p>0,6</text:p>
          </table:table-cell>
          <table:table-cell office:value-type="float" office:value="44.940803560682681" table:style-name="ce9">
            <text:p>44,9</text:p>
          </table:table-cell>
          <table:table-cell office:value-type="float" office:value="30.270366414563405" table:style-name="ce9">
            <text:p>30,3</text:p>
          </table:table-cell>
          <table:table-cell office:value-type="float" office:value="7.3327277405202755" table:style-name="ce9">
            <text:p>7,3</text:p>
          </table:table-cell>
          <table:table-cell office:value-type="float" office:value="16.841362364088567" table:style-name="ce9">
            <text:p>16,8</text:p>
          </table:table-cell>
          <table:table-cell office:value-type="float" office:value="12438" table:style-name="ce8">
            <text:p>12.438</text:p>
          </table:table-cell>
          <table:table-cell office:value-type="float" office:value="12996" table:style-name="ce8">
            <text:p>12.99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eresina/PI</text:p>
          </table:table-cell>
          <table:table-cell office:value-type="float" office:value="969690" table:style-name="ce8">
            <text:p>969.690</text:p>
          </table:table-cell>
          <table:table-cell office:value-type="float" office:value="969690" table:style-name="ce8">
            <text:p>969.690</text:p>
          </table:table-cell>
          <table:table-cell office:value-type="float" office:value="2" table:style-name="ce1">
            <text:p>2</text:p>
          </table:table-cell>
          <table:table-cell office:value-type="float" office:value="11.356769239" table:style-name="ce16">
            <text:p>11,357</text:p>
          </table:table-cell>
          <table:table-cell office:value-type="float" office:value="11.711752455939527" table:style-name="ce16">
            <text:p>11,712</text:p>
          </table:table-cell>
          <table:table-cell office:value-type="float" office:value="0.71350579812551562" table:style-name="ce9">
            <text:p>0,7</text:p>
          </table:table-cell>
          <table:table-cell office:value-type="float" office:value="18.229205643191285" table:style-name="ce9">
            <text:p>18,2</text:p>
          </table:table-cell>
          <table:table-cell office:value-type="float" office:value="50.688928997793823" table:style-name="ce9">
            <text:p>50,7</text:p>
          </table:table-cell>
          <table:table-cell office:value-type="float" office:value="15.837806528843219" table:style-name="ce9">
            <text:p>15,8</text:p>
          </table:table-cell>
          <table:table-cell office:value-type="float" office:value="14.530553032046159" table:style-name="ce9">
            <text:p>14,5</text:p>
          </table:table-cell>
          <table:table-cell office:value-type="float" office:value="16240" table:style-name="ce8">
            <text:p>16.240</text:p>
          </table:table-cell>
          <table:table-cell office:value-type="float" office:value="18120" table:style-name="ce8">
            <text:p>18.12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eutônia/RS</text:p>
          </table:table-cell>
          <table:table-cell office:value-type="float" office:value="38109" table:style-name="ce8">
            <text:p>38.109</text:p>
          </table:table-cell>
          <table:table-cell office:value-type="float" office:value="38109" table:style-name="ce8">
            <text:p>38.109</text:p>
          </table:table-cell>
          <table:table-cell office:value-type="float" office:value="3" table:style-name="ce1">
            <text:p>3</text:p>
          </table:table-cell>
          <table:table-cell office:value-type="float" office:value="0.98000313599999989" table:style-name="ce16">
            <text:p>0,980</text:p>
          </table:table-cell>
          <table:table-cell office:value-type="float" office:value="25.715792489963" table:style-name="ce16">
            <text:p>25,716</text:p>
          </table:table-cell>
          <table:table-cell office:value-type="float" office:value="10.674319719727919" table:style-name="ce9">
            <text:p>10,7</text:p>
          </table:table-cell>
          <table:table-cell office:value-type="float" office:value="37.509698234271774" table:style-name="ce9">
            <text:p>37,5</text:p>
          </table:table-cell>
          <table:table-cell office:value-type="float" office:value="30.949495247329494" table:style-name="ce9">
            <text:p>30,9</text:p>
          </table:table-cell>
          <table:table-cell office:value-type="float" office:value="11.569347161762552" table:style-name="ce9">
            <text:p>11,6</text:p>
          </table:table-cell>
          <table:table-cell office:value-type="float" office:value="9.2971396369082644" table:style-name="ce9">
            <text:p>9,3</text:p>
          </table:table-cell>
          <table:table-cell office:value-type="float" office:value="1607" table:style-name="ce8">
            <text:p>1.607</text:p>
          </table:table-cell>
          <table:table-cell office:value-type="float" office:value="1808" table:style-name="ce8">
            <text:p>1.80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ocantinópolis/TO - Porto Franco/MA</text:p>
          </table:table-cell>
          <table:table-cell office:value-type="float" office:value="44149" table:style-name="ce8">
            <text:p>44.149</text:p>
          </table:table-cell>
          <table:table-cell office:value-type="float" office:value="44149" table:style-name="ce8">
            <text:p>44.149</text:p>
          </table:table-cell>
          <table:table-cell office:value-type="float" office:value="2" table:style-name="ce1">
            <text:p>2</text:p>
          </table:table-cell>
          <table:table-cell office:value-type="float" office:value="0.362486266" table:style-name="ce16">
            <text:p>0,362</text:p>
          </table:table-cell>
          <table:table-cell office:value-type="float" office:value="8.2105204194885495" table:style-name="ce16">
            <text:p>8,211</text:p>
          </table:table-cell>
          <table:table-cell office:value-type="float" office:value="9.3520892181884747" table:style-name="ce9">
            <text:p>9,4</text:p>
          </table:table-cell>
          <table:table-cell office:value-type="float" office:value="26.829182819301629" table:style-name="ce9">
            <text:p>26,8</text:p>
          </table:table-cell>
          <table:table-cell office:value-type="float" office:value="27.599181923212505" table:style-name="ce9">
            <text:p>27,6</text:p>
          </table:table-cell>
          <table:table-cell office:value-type="float" office:value="26.126825174667445" table:style-name="ce9">
            <text:p>26,1</text:p>
          </table:table-cell>
          <table:table-cell office:value-type="float" office:value="10.092720864629943" table:style-name="ce9">
            <text:p>10,1</text:p>
          </table:table-cell>
          <table:table-cell office:value-type="float" office:value="612" table:style-name="ce8">
            <text:p>612</text:p>
          </table:table-cell>
          <table:table-cell office:value-type="float" office:value="652" table:style-name="ce8">
            <text:p>65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oledo/PR</text:p>
          </table:table-cell>
          <table:table-cell office:value-type="float" office:value="125005" table:style-name="ce8">
            <text:p>125.005</text:p>
          </table:table-cell>
          <table:table-cell office:value-type="float" office:value="125005" table:style-name="ce8">
            <text:p>125.005</text:p>
          </table:table-cell>
          <table:table-cell office:value-type="float" office:value="2" table:style-name="ce1">
            <text:p>2</text:p>
          </table:table-cell>
          <table:table-cell office:value-type="float" office:value="2.5278485550000003" table:style-name="ce16">
            <text:p>2,528</text:p>
          </table:table-cell>
          <table:table-cell office:value-type="float" office:value="20.221979560817569" table:style-name="ce16">
            <text:p>20,222</text:p>
          </table:table-cell>
          <table:table-cell office:value-type="float" office:value="7.9456333569793296" table:style-name="ce9">
            <text:p>7,9</text:p>
          </table:table-cell>
          <table:table-cell office:value-type="float" office:value="33.407958136162947" table:style-name="ce9">
            <text:p>33,4</text:p>
          </table:table-cell>
          <table:table-cell office:value-type="float" office:value="39.578613047093711" table:style-name="ce9">
            <text:p>39,6</text:p>
          </table:table-cell>
          <table:table-cell office:value-type="float" office:value="10.227888157643209" table:style-name="ce9">
            <text:p>10,2</text:p>
          </table:table-cell>
          <table:table-cell office:value-type="float" office:value="8.8399073021207943" table:style-name="ce9">
            <text:p>8,8</text:p>
          </table:table-cell>
          <table:table-cell office:value-type="float" office:value="4541" table:style-name="ce8">
            <text:p>4.541</text:p>
          </table:table-cell>
          <table:table-cell office:value-type="float" office:value="4793" table:style-name="ce8">
            <text:p>4.79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orixoréu/MT - Baliza/GO</text:p>
          </table:table-cell>
          <table:table-cell office:value-type="float" office:value="7785" table:style-name="ce8">
            <text:p>7.785</text:p>
          </table:table-cell>
          <table:table-cell office:value-type="float" office:value="7785" table:style-name="ce8">
            <text:p>7.785</text:p>
          </table:table-cell>
          <table:table-cell office:value-type="float" office:value="2" table:style-name="ce1">
            <text:p>2</text:p>
          </table:table-cell>
          <table:table-cell office:value-type="float" office:value="8.7107975000000004E-2" table:style-name="ce16">
            <text:p>0,087</text:p>
          </table:table-cell>
          <table:table-cell office:value-type="float" office:value="11.189206807964034" table:style-name="ce16">
            <text:p>11,189</text:p>
          </table:table-cell>
          <table:table-cell office:value-type="float" office:value="42.397251227571296" table:style-name="ce9">
            <text:p>42,4</text:p>
          </table:table-cell>
          <table:table-cell office:value-type="float" office:value="7.2806123664337266" table:style-name="ce9">
            <text:p>7,3</text:p>
          </table:table-cell>
          <table:table-cell office:value-type="float" office:value="22.107421278017313" table:style-name="ce9">
            <text:p>22,1</text:p>
          </table:table-cell>
          <table:table-cell office:value-type="float" office:value="23.97307135196289" table:style-name="ce9">
            <text:p>24,0</text:p>
          </table:table-cell>
          <table:table-cell office:value-type="float" office:value="4.2416437760147678" table:style-name="ce9">
            <text:p>4,2</text:p>
          </table:table-cell>
          <table:table-cell office:value-type="float" office:value="79" table:style-name="ce8">
            <text:p>79</text:p>
          </table:table-cell>
          <table:table-cell office:value-type="float" office:value="81" table:style-name="ce8">
            <text:p>8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orres/RS</text:p>
          </table:table-cell>
          <table:table-cell office:value-type="float" office:value="41283" table:style-name="ce8">
            <text:p>41.283</text:p>
          </table:table-cell>
          <table:table-cell office:value-type="float" office:value="41283" table:style-name="ce8">
            <text:p>41.283</text:p>
          </table:table-cell>
          <table:table-cell office:value-type="float" office:value="2" table:style-name="ce1">
            <text:p>2</text:p>
          </table:table-cell>
          <table:table-cell office:value-type="float" office:value="0.53583360499999999" table:style-name="ce16">
            <text:p>0,536</text:p>
          </table:table-cell>
          <table:table-cell office:value-type="float" office:value="12.979521958191022" table:style-name="ce16">
            <text:p>12,980</text:p>
          </table:table-cell>
          <table:table-cell office:value-type="float" office:value="6.7257429664195847" table:style-name="ce9">
            <text:p>6,7</text:p>
          </table:table-cell>
          <table:table-cell office:value-type="float" office:value="12.922180571336133" table:style-name="ce9">
            <text:p>12,9</text:p>
          </table:table-cell>
          <table:table-cell office:value-type="float" office:value="50.939805651047223" table:style-name="ce9">
            <text:p>50,9</text:p>
          </table:table-cell>
          <table:table-cell office:value-type="float" office:value="22.460176793129651" table:style-name="ce9">
            <text:p>22,5</text:p>
          </table:table-cell>
          <table:table-cell office:value-type="float" office:value="6.9520940180674184" table:style-name="ce9">
            <text:p>7,0</text:p>
          </table:table-cell>
          <table:table-cell office:value-type="float" office:value="1677" table:style-name="ce8">
            <text:p>1.677</text:p>
          </table:table-cell>
          <table:table-cell office:value-type="float" office:value="1766" table:style-name="ce8">
            <text:p>1.76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ramandaí - Osório/RS</text:p>
          </table:table-cell>
          <table:table-cell office:value-type="float" office:value="100161" table:style-name="ce8">
            <text:p>100.161</text:p>
          </table:table-cell>
          <table:table-cell office:value-type="float" office:value="100161" table:style-name="ce8">
            <text:p>100.161</text:p>
          </table:table-cell>
          <table:table-cell office:value-type="float" office:value="3" table:style-name="ce1">
            <text:p>3</text:p>
          </table:table-cell>
          <table:table-cell office:value-type="float" office:value="1.4412455729999998" table:style-name="ce16">
            <text:p>1,441</text:p>
          </table:table-cell>
          <table:table-cell office:value-type="float" office:value="14.38928897475065" table:style-name="ce16">
            <text:p>14,389</text:p>
          </table:table-cell>
          <table:table-cell office:value-type="float" office:value="1.8596088343370751" table:style-name="ce9">
            <text:p>1,9</text:p>
          </table:table-cell>
          <table:table-cell office:value-type="float" office:value="15.635614861312744" table:style-name="ce9">
            <text:p>15,6</text:p>
          </table:table-cell>
          <table:table-cell office:value-type="float" office:value="50.313429271501398" table:style-name="ce9">
            <text:p>50,3</text:p>
          </table:table-cell>
          <table:table-cell office:value-type="float" office:value="24.66460752139983" table:style-name="ce9">
            <text:p>24,7</text:p>
          </table:table-cell>
          <table:table-cell office:value-type="float" office:value="7.5267395114489624" table:style-name="ce9">
            <text:p>7,5</text:p>
          </table:table-cell>
          <table:table-cell office:value-type="float" office:value="3775" table:style-name="ce8">
            <text:p>3.775</text:p>
          </table:table-cell>
          <table:table-cell office:value-type="float" office:value="3984" table:style-name="ce8">
            <text:p>3.98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rês Rios - Paraíba do Sul/RJ</text:p>
          </table:table-cell>
          <table:table-cell office:value-type="float" office:value="133341" table:style-name="ce8">
            <text:p>133.341</text:p>
          </table:table-cell>
          <table:table-cell office:value-type="float" office:value="133341" table:style-name="ce8">
            <text:p>133.341</text:p>
          </table:table-cell>
          <table:table-cell office:value-type="float" office:value="5" table:style-name="ce1">
            <text:p>5</text:p>
          </table:table-cell>
          <table:table-cell office:value-type="float" office:value="2.444363574" table:style-name="ce16">
            <text:p>2,444</text:p>
          </table:table-cell>
          <table:table-cell office:value-type="float" office:value="18.331672733817804" table:style-name="ce16">
            <text:p>18,332</text:p>
          </table:table-cell>
          <table:table-cell office:value-type="float" office:value="3.0219711906081614" table:style-name="ce9">
            <text:p>3,0</text:p>
          </table:table-cell>
          <table:table-cell office:value-type="float" office:value="22.34817924839523" table:style-name="ce9">
            <text:p>22,3</text:p>
          </table:table-cell>
          <table:table-cell office:value-type="float" office:value="41.452157967724652" table:style-name="ce9">
            <text:p>41,5</text:p>
          </table:table-cell>
          <table:table-cell office:value-type="float" office:value="21.324668864501742" table:style-name="ce9">
            <text:p>21,3</text:p>
          </table:table-cell>
          <table:table-cell office:value-type="float" office:value="11.853022728770215" table:style-name="ce9">
            <text:p>11,9</text:p>
          </table:table-cell>
          <table:table-cell office:value-type="float" office:value="3823" table:style-name="ce8">
            <text:p>3.823</text:p>
          </table:table-cell>
          <table:table-cell office:value-type="float" office:value="4143" table:style-name="ce8">
            <text:p>4.14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ubarão - Laguna/SC</text:p>
          </table:table-cell>
          <table:table-cell office:value-type="float" office:value="181106" table:style-name="ce8">
            <text:p>181.106</text:p>
          </table:table-cell>
          <table:table-cell office:value-type="float" office:value="181106" table:style-name="ce8">
            <text:p>181.106</text:p>
          </table:table-cell>
          <table:table-cell office:value-type="float" office:value="4" table:style-name="ce1">
            <text:p>4</text:p>
          </table:table-cell>
          <table:table-cell office:value-type="float" office:value="2.7361304520000003" table:style-name="ce16">
            <text:p>2,736</text:p>
          </table:table-cell>
          <table:table-cell office:value-type="float" office:value="15.107895111150377" table:style-name="ce16">
            <text:p>15,108</text:p>
          </table:table-cell>
          <table:table-cell office:value-type="float" office:value="3.9211220693654263" table:style-name="ce9">
            <text:p>3,9</text:p>
          </table:table-cell>
          <table:table-cell office:value-type="float" office:value="26.666886714654346" table:style-name="ce9">
            <text:p>26,7</text:p>
          </table:table-cell>
          <table:table-cell office:value-type="float" office:value="46.285718214724945" table:style-name="ce9">
            <text:p>46,3</text:p>
          </table:table-cell>
          <table:table-cell office:value-type="float" office:value="14.49472143077482" table:style-name="ce9">
            <text:p>14,5</text:p>
          </table:table-cell>
          <table:table-cell office:value-type="float" office:value="8.6315515704804557" table:style-name="ce9">
            <text:p>8,6</text:p>
          </table:table-cell>
          <table:table-cell office:value-type="float" office:value="6267" table:style-name="ce8">
            <text:p>6.267</text:p>
          </table:table-cell>
          <table:table-cell office:value-type="float" office:value="6851" table:style-name="ce8">
            <text:p>6.85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upã/SP</text:p>
          </table:table-cell>
          <table:table-cell office:value-type="float" office:value="68209" table:style-name="ce8">
            <text:p>68.209</text:p>
          </table:table-cell>
          <table:table-cell office:value-type="float" office:value="68209" table:style-name="ce8">
            <text:p>68.209</text:p>
          </table:table-cell>
          <table:table-cell office:value-type="float" office:value="3" table:style-name="ce1">
            <text:p>3</text:p>
          </table:table-cell>
          <table:table-cell office:value-type="float" office:value="1.3424987639999999" table:style-name="ce16">
            <text:p>1,342</text:p>
          </table:table-cell>
          <table:table-cell office:value-type="float" office:value="19.682135260742715" table:style-name="ce16">
            <text:p>19,682</text:p>
          </table:table-cell>
          <table:table-cell office:value-type="float" office:value="4.0231520093973057" table:style-name="ce9">
            <text:p>4,0</text:p>
          </table:table-cell>
          <table:table-cell office:value-type="float" office:value="27.026071883966367" table:style-name="ce9">
            <text:p>27,0</text:p>
          </table:table-cell>
          <table:table-cell office:value-type="float" office:value="49.290812903869465" table:style-name="ce9">
            <text:p>49,3</text:p>
          </table:table-cell>
          <table:table-cell office:value-type="float" office:value="10.360355460260223" table:style-name="ce9">
            <text:p>10,4</text:p>
          </table:table-cell>
          <table:table-cell office:value-type="float" office:value="9.2996077425066446" table:style-name="ce9">
            <text:p>9,3</text:p>
          </table:table-cell>
          <table:table-cell office:value-type="float" office:value="2592" table:style-name="ce8">
            <text:p>2.592</text:p>
          </table:table-cell>
          <table:table-cell office:value-type="float" office:value="2676" table:style-name="ce8">
            <text:p>2.67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Tupi Paulista/SP</text:p>
          </table:table-cell>
          <table:table-cell office:value-type="float" office:value="16446" table:style-name="ce8">
            <text:p>16.446</text:p>
          </table:table-cell>
          <table:table-cell office:value-type="float" office:value="16446" table:style-name="ce8">
            <text:p>16.446</text:p>
          </table:table-cell>
          <table:table-cell office:value-type="float" office:value="2" table:style-name="ce1">
            <text:p>2</text:p>
          </table:table-cell>
          <table:table-cell office:value-type="float" office:value="0.210041801" table:style-name="ce16">
            <text:p>0,210</text:p>
          </table:table-cell>
          <table:table-cell office:value-type="float" office:value="12.771604098260976" table:style-name="ce16">
            <text:p>12,772</text:p>
          </table:table-cell>
          <table:table-cell office:value-type="float" office:value="12.604359643631124" table:style-name="ce9">
            <text:p>12,6</text:p>
          </table:table-cell>
          <table:table-cell office:value-type="float" office:value="17.096943955455799" table:style-name="ce9">
            <text:p>17,1</text:p>
          </table:table-cell>
          <table:table-cell office:value-type="float" office:value="45.559829778835308" table:style-name="ce9">
            <text:p>45,6</text:p>
          </table:table-cell>
          <table:table-cell office:value-type="float" office:value="17.941204950913555" table:style-name="ce9">
            <text:p>17,9</text:p>
          </table:table-cell>
          <table:table-cell office:value-type="float" office:value="6.7976616711642084" table:style-name="ce9">
            <text:p>6,8</text:p>
          </table:table-cell>
          <table:table-cell office:value-type="float" office:value="542" table:style-name="ce8">
            <text:p>542</text:p>
          </table:table-cell>
          <table:table-cell office:value-type="float" office:value="572" table:style-name="ce8">
            <text:p>57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Ubá/MG</text:p>
          </table:table-cell>
          <table:table-cell office:value-type="float" office:value="108386" table:style-name="ce8">
            <text:p>108.386</text:p>
          </table:table-cell>
          <table:table-cell office:value-type="float" office:value="108386" table:style-name="ce8">
            <text:p>108.386</text:p>
          </table:table-cell>
          <table:table-cell office:value-type="float" office:value="2" table:style-name="ce1">
            <text:p>2</text:p>
          </table:table-cell>
          <table:table-cell office:value-type="float" office:value="1.50525156" table:style-name="ce16">
            <text:p>1,505</text:p>
          </table:table-cell>
          <table:table-cell office:value-type="float" office:value="13.887878139243076" table:style-name="ce16">
            <text:p>13,888</text:p>
          </table:table-cell>
          <table:table-cell office:value-type="float" office:value="1.4282517667678085" table:style-name="ce9">
            <text:p>1,4</text:p>
          </table:table-cell>
          <table:table-cell office:value-type="float" office:value="34.092763803546561" table:style-name="ce9">
            <text:p>34,1</text:p>
          </table:table-cell>
          <table:table-cell office:value-type="float" office:value="38.173051818660788" table:style-name="ce9">
            <text:p>38,2</text:p>
          </table:table-cell>
          <table:table-cell office:value-type="float" office:value="13.11958580531217" table:style-name="ce9">
            <text:p>13,1</text:p>
          </table:table-cell>
          <table:table-cell office:value-type="float" office:value="13.18634680571266" table:style-name="ce9">
            <text:p>13,2</text:p>
          </table:table-cell>
          <table:table-cell office:value-type="float" office:value="4051" table:style-name="ce8">
            <text:p>4.051</text:p>
          </table:table-cell>
          <table:table-cell office:value-type="float" office:value="4320" table:style-name="ce8">
            <text:p>4.32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Ubaitaba - Aurelino Leal/BA</text:p>
          </table:table-cell>
          <table:table-cell office:value-type="float" office:value="34286" table:style-name="ce8">
            <text:p>34.286</text:p>
          </table:table-cell>
          <table:table-cell office:value-type="float" office:value="34286" table:style-name="ce8">
            <text:p>34.286</text:p>
          </table:table-cell>
          <table:table-cell office:value-type="float" office:value="2" table:style-name="ce1">
            <text:p>2</text:p>
          </table:table-cell>
          <table:table-cell office:value-type="float" office:value="0.191618337" table:style-name="ce16">
            <text:p>0,192</text:p>
          </table:table-cell>
          <table:table-cell office:value-type="float" office:value="5.5888215889867583" table:style-name="ce16">
            <text:p>5,589</text:p>
          </table:table-cell>
          <table:table-cell office:value-type="float" office:value="9.638980949928607" table:style-name="ce9">
            <text:p>9,6</text:p>
          </table:table-cell>
          <table:table-cell office:value-type="float" office:value="12.815000059206232" table:style-name="ce9">
            <text:p>12,8</text:p>
          </table:table-cell>
          <table:table-cell office:value-type="float" office:value="42.603875640565654" table:style-name="ce9">
            <text:p>42,6</text:p>
          </table:table-cell>
          <table:table-cell office:value-type="float" office:value="26.856452156768274" table:style-name="ce9">
            <text:p>26,9</text:p>
          </table:table-cell>
          <table:table-cell office:value-type="float" office:value="8.0856911935312326" table:style-name="ce9">
            <text:p>8,1</text:p>
          </table:table-cell>
          <table:table-cell office:value-type="float" office:value="547" table:style-name="ce8">
            <text:p>547</text:p>
          </table:table-cell>
          <table:table-cell office:value-type="float" office:value="572" table:style-name="ce8">
            <text:p>57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Umuarama/PR</text:p>
          </table:table-cell>
          <table:table-cell office:value-type="float" office:value="106632" table:style-name="ce8">
            <text:p>106.632</text:p>
          </table:table-cell>
          <table:table-cell office:value-type="float" office:value="106632" table:style-name="ce8">
            <text:p>106.632</text:p>
          </table:table-cell>
          <table:table-cell office:value-type="float" office:value="2" table:style-name="ce1">
            <text:p>2</text:p>
          </table:table-cell>
          <table:table-cell office:value-type="float" office:value="1.4312800829999999" table:style-name="ce16">
            <text:p>1,431</text:p>
          </table:table-cell>
          <table:table-cell office:value-type="float" office:value="13.422613127391401" table:style-name="ce16">
            <text:p>13,423</text:p>
          </table:table-cell>
          <table:table-cell office:value-type="float" office:value="6.1412214173876691" table:style-name="ce9">
            <text:p>6,1</text:p>
          </table:table-cell>
          <table:table-cell office:value-type="float" office:value="17.496413523417974" table:style-name="ce9">
            <text:p>17,5</text:p>
          </table:table-cell>
          <table:table-cell office:value-type="float" office:value="53.860118795490855" table:style-name="ce9">
            <text:p>53,9</text:p>
          </table:table-cell>
          <table:table-cell office:value-type="float" office:value="14.301507820255194" table:style-name="ce9">
            <text:p>14,3</text:p>
          </table:table-cell>
          <table:table-cell office:value-type="float" office:value="8.2007384434483193" table:style-name="ce9">
            <text:p>8,2</text:p>
          </table:table-cell>
          <table:table-cell office:value-type="float" office:value="3728" table:style-name="ce8">
            <text:p>3.728</text:p>
          </table:table-cell>
          <table:table-cell office:value-type="float" office:value="4066" table:style-name="ce8">
            <text:p>4.06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União da Vitória/PR - Porto União/SC</text:p>
          </table:table-cell>
          <table:table-cell office:value-type="float" office:value="86228" table:style-name="ce8">
            <text:p>86.228</text:p>
          </table:table-cell>
          <table:table-cell office:value-type="float" office:value="86228" table:style-name="ce8">
            <text:p>86.228</text:p>
          </table:table-cell>
          <table:table-cell office:value-type="float" office:value="2" table:style-name="ce1">
            <text:p>2</text:p>
          </table:table-cell>
          <table:table-cell office:value-type="float" office:value="0.98218192699999995" table:style-name="ce16">
            <text:p>0,982</text:p>
          </table:table-cell>
          <table:table-cell office:value-type="float" office:value="11.3905219534258" table:style-name="ce16">
            <text:p>11,391</text:p>
          </table:table-cell>
          <table:table-cell office:value-type="float" office:value="7.5996761850414316" table:style-name="ce9">
            <text:p>7,6</text:p>
          </table:table-cell>
          <table:table-cell office:value-type="float" office:value="21.153926913990144" table:style-name="ce9">
            <text:p>21,2</text:p>
          </table:table-cell>
          <table:table-cell office:value-type="float" office:value="44.418509647449454" table:style-name="ce9">
            <text:p>44,4</text:p>
          </table:table-cell>
          <table:table-cell office:value-type="float" office:value="18.231418139299567" table:style-name="ce9">
            <text:p>18,2</text:p>
          </table:table-cell>
          <table:table-cell office:value-type="float" office:value="8.5964691142194063" table:style-name="ce9">
            <text:p>8,6</text:p>
          </table:table-cell>
          <table:table-cell office:value-type="float" office:value="2884" table:style-name="ce8">
            <text:p>2.884</text:p>
          </table:table-cell>
          <table:table-cell office:value-type="float" office:value="3114" table:style-name="ce8">
            <text:p>3.11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Uruçuí/PI</text:p>
          </table:table-cell>
          <table:table-cell office:value-type="float" office:value="25618" table:style-name="ce8">
            <text:p>25.618</text:p>
          </table:table-cell>
          <table:table-cell office:value-type="float" office:value="25618" table:style-name="ce8">
            <text:p>25.618</text:p>
          </table:table-cell>
          <table:table-cell office:value-type="float" office:value="2" table:style-name="ce1">
            <text:p>2</text:p>
          </table:table-cell>
          <table:table-cell office:value-type="float" office:value="0.46397735100000004" table:style-name="ce16">
            <text:p>0,464</text:p>
          </table:table-cell>
          <table:table-cell office:value-type="float" office:value="18.11138070887657" table:style-name="ce16">
            <text:p>18,111</text:p>
          </table:table-cell>
          <table:table-cell office:value-type="float" office:value="12.930652298154961" table:style-name="ce9">
            <text:p>12,9</text:p>
          </table:table-cell>
          <table:table-cell office:value-type="float" office:value="36.981319374789912" table:style-name="ce9">
            <text:p>37,0</text:p>
          </table:table-cell>
          <table:table-cell office:value-type="float" office:value="25.269563642989112" table:style-name="ce9">
            <text:p>25,3</text:p>
          </table:table-cell>
          <table:table-cell office:value-type="float" office:value="11.461155352818073" table:style-name="ce9">
            <text:p>11,5</text:p>
          </table:table-cell>
          <table:table-cell office:value-type="float" office:value="13.357309331247938" table:style-name="ce9">
            <text:p>13,4</text:p>
          </table:table-cell>
          <table:table-cell office:value-type="float" office:value="464" table:style-name="ce8">
            <text:p>464</text:p>
          </table:table-cell>
          <table:table-cell office:value-type="float" office:value="494" table:style-name="ce8">
            <text:p>49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Valença/RJ</text:p>
          </table:table-cell>
          <table:table-cell office:value-type="float" office:value="77135" table:style-name="ce8">
            <text:p>77.135</text:p>
          </table:table-cell>
          <table:table-cell office:value-type="float" office:value="77135" table:style-name="ce8">
            <text:p>77.135</text:p>
          </table:table-cell>
          <table:table-cell office:value-type="float" office:value="2" table:style-name="ce1">
            <text:p>2</text:p>
          </table:table-cell>
          <table:table-cell office:value-type="float" office:value="1.0248170940000001" table:style-name="ce16">
            <text:p>1,025</text:p>
          </table:table-cell>
          <table:table-cell office:value-type="float" office:value="13.286019238996564" table:style-name="ce16">
            <text:p>13,286</text:p>
          </table:table-cell>
          <table:table-cell office:value-type="float" office:value="2.4336389533330718" table:style-name="ce9">
            <text:p>2,4</text:p>
          </table:table-cell>
          <table:table-cell office:value-type="float" office:value="23.785373256078802" table:style-name="ce9">
            <text:p>23,8</text:p>
          </table:table-cell>
          <table:table-cell office:value-type="float" office:value="39.487498146669282" table:style-name="ce9">
            <text:p>39,5</text:p>
          </table:table-cell>
          <table:table-cell office:value-type="float" office:value="27.636007211253638" table:style-name="ce9">
            <text:p>27,6</text:p>
          </table:table-cell>
          <table:table-cell office:value-type="float" office:value="6.6574824326651987" table:style-name="ce9">
            <text:p>6,7</text:p>
          </table:table-cell>
          <table:table-cell office:value-type="float" office:value="1393" table:style-name="ce8">
            <text:p>1.393</text:p>
          </table:table-cell>
          <table:table-cell office:value-type="float" office:value="1459" table:style-name="ce8">
            <text:p>1.45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Valparaíso/SP</text:p>
          </table:table-cell>
          <table:table-cell office:value-type="float" office:value="25250" table:style-name="ce8">
            <text:p>25.250</text:p>
          </table:table-cell>
          <table:table-cell office:value-type="float" office:value="25250" table:style-name="ce8">
            <text:p>25.250</text:p>
          </table:table-cell>
          <table:table-cell office:value-type="float" office:value="2" table:style-name="ce1">
            <text:p>2</text:p>
          </table:table-cell>
          <table:table-cell office:value-type="float" office:value="0.47703752500000002" table:style-name="ce16">
            <text:p>0,477</text:p>
          </table:table-cell>
          <table:table-cell office:value-type="float" office:value="18.892575247524753" table:style-name="ce16">
            <text:p>18,893</text:p>
          </table:table-cell>
          <table:table-cell office:value-type="float" office:value="17.106333301557356" table:style-name="ce9">
            <text:p>17,1</text:p>
          </table:table-cell>
          <table:table-cell office:value-type="float" office:value="31.129645199295382" table:style-name="ce9">
            <text:p>31,1</text:p>
          </table:table-cell>
          <table:table-cell office:value-type="float" office:value="29.567469141971586" table:style-name="ce9">
            <text:p>29,6</text:p>
          </table:table-cell>
          <table:table-cell office:value-type="float" office:value="12.227207702371004" table:style-name="ce9">
            <text:p>12,2</text:p>
          </table:table-cell>
          <table:table-cell office:value-type="float" office:value="9.9693446548046705" table:style-name="ce9">
            <text:p>10,0</text:p>
          </table:table-cell>
          <table:table-cell office:value-type="float" office:value="679" table:style-name="ce8">
            <text:p>679</text:p>
          </table:table-cell>
          <table:table-cell office:value-type="float" office:value="698" table:style-name="ce8">
            <text:p>698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Venâncio Aires/RS</text:p>
          </table:table-cell>
          <table:table-cell office:value-type="float" office:value="69811" table:style-name="ce8">
            <text:p>69.811</text:p>
          </table:table-cell>
          <table:table-cell office:value-type="float" office:value="69811" table:style-name="ce8">
            <text:p>69.811</text:p>
          </table:table-cell>
          <table:table-cell office:value-type="float" office:value="2" table:style-name="ce1">
            <text:p>2</text:p>
          </table:table-cell>
          <table:table-cell office:value-type="float" office:value="1.930585108" table:style-name="ce16">
            <text:p>1,931</text:p>
          </table:table-cell>
          <table:table-cell office:value-type="float" office:value="27.654454283708873" table:style-name="ce16">
            <text:p>27,654</text:p>
          </table:table-cell>
          <table:table-cell office:value-type="float" office:value="8.4671714457252509" table:style-name="ce9">
            <text:p>8,5</text:p>
          </table:table-cell>
          <table:table-cell office:value-type="float" office:value="42.208019663228434" table:style-name="ce9">
            <text:p>42,2</text:p>
          </table:table-cell>
          <table:table-cell office:value-type="float" office:value="29.398660781547893" table:style-name="ce9">
            <text:p>29,4</text:p>
          </table:table-cell>
          <table:table-cell office:value-type="float" office:value="10.59703268984296" table:style-name="ce9">
            <text:p>10,6</text:p>
          </table:table-cell>
          <table:table-cell office:value-type="float" office:value="9.3291154196554587" table:style-name="ce9">
            <text:p>9,3</text:p>
          </table:table-cell>
          <table:table-cell office:value-type="float" office:value="2458" table:style-name="ce8">
            <text:p>2.458</text:p>
          </table:table-cell>
          <table:table-cell office:value-type="float" office:value="2676" table:style-name="ce8">
            <text:p>2.67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Vera Cruz - Itaparica/BA</text:p>
          </table:table-cell>
          <table:table-cell office:value-type="float" office:value="58292" table:style-name="ce8">
            <text:p>58.292</text:p>
          </table:table-cell>
          <table:table-cell office:value-type="float" office:value="58292" table:style-name="ce8">
            <text:p>58.292</text:p>
          </table:table-cell>
          <table:table-cell office:value-type="float" office:value="2" table:style-name="ce1">
            <text:p>2</text:p>
          </table:table-cell>
          <table:table-cell office:value-type="float" office:value="0.36255144900000003" table:style-name="ce16">
            <text:p>0,363</text:p>
          </table:table-cell>
          <table:table-cell office:value-type="float" office:value="6.2195747100802858" table:style-name="ce16">
            <text:p>6,220</text:p>
          </table:table-cell>
          <table:table-cell office:value-type="float" office:value="3.7484012372544671" table:style-name="ce9">
            <text:p>3,7</text:p>
          </table:table-cell>
          <table:table-cell office:value-type="float" office:value="16.275346619839326" table:style-name="ce9">
            <text:p>16,3</text:p>
          </table:table-cell>
          <table:table-cell office:value-type="float" office:value="43.053611130375039" table:style-name="ce9">
            <text:p>43,1</text:p>
          </table:table-cell>
          <table:table-cell office:value-type="float" office:value="29.876575393303696" table:style-name="ce9">
            <text:p>29,9</text:p>
          </table:table-cell>
          <table:table-cell office:value-type="float" office:value="7.0460656192274653" table:style-name="ce9">
            <text:p>7,0</text:p>
          </table:table-cell>
          <table:table-cell office:value-type="float" office:value="699" table:style-name="ce8">
            <text:p>699</text:p>
          </table:table-cell>
          <table:table-cell office:value-type="float" office:value="711" table:style-name="ce8">
            <text:p>71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Veranópolis/RS</text:p>
          </table:table-cell>
          <table:table-cell office:value-type="float" office:value="26017" table:style-name="ce8">
            <text:p>26.017</text:p>
          </table:table-cell>
          <table:table-cell office:value-type="float" office:value="26017" table:style-name="ce8">
            <text:p>26.017</text:p>
          </table:table-cell>
          <table:table-cell office:value-type="float" office:value="2" table:style-name="ce1">
            <text:p>2</text:p>
          </table:table-cell>
          <table:table-cell office:value-type="float" office:value="0.81114817399999994" table:style-name="ce16">
            <text:p>0,811</text:p>
          </table:table-cell>
          <table:table-cell office:value-type="float" office:value="31.177621324518583" table:style-name="ce16">
            <text:p>31,178</text:p>
          </table:table-cell>
          <table:table-cell office:value-type="float" office:value="5.3679683189424274" table:style-name="ce9">
            <text:p>5,4</text:p>
          </table:table-cell>
          <table:table-cell office:value-type="float" office:value="46.316848393718999" table:style-name="ce9">
            <text:p>46,3</text:p>
          </table:table-cell>
          <table:table-cell office:value-type="float" office:value="28.187473550301057" table:style-name="ce9">
            <text:p>28,2</text:p>
          </table:table-cell>
          <table:table-cell office:value-type="float" office:value="9.7932601645725939" table:style-name="ce9">
            <text:p>9,8</text:p>
          </table:table-cell>
          <table:table-cell office:value-type="float" office:value="10.334449572464917" table:style-name="ce9">
            <text:p>10,3</text:p>
          </table:table-cell>
          <table:table-cell office:value-type="float" office:value="1489" table:style-name="ce8">
            <text:p>1.489</text:p>
          </table:table-cell>
          <table:table-cell office:value-type="float" office:value="1569" table:style-name="ce8">
            <text:p>1.56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Viçosa/MG</text:p>
          </table:table-cell>
          <table:table-cell office:value-type="float" office:value="76267" table:style-name="ce8">
            <text:p>76.267</text:p>
          </table:table-cell>
          <table:table-cell office:value-type="float" office:value="76267" table:style-name="ce8">
            <text:p>76.267</text:p>
          </table:table-cell>
          <table:table-cell office:value-type="float" office:value="2" table:style-name="ce1">
            <text:p>2</text:p>
          </table:table-cell>
          <table:table-cell office:value-type="float" office:value="0.73066582800000002" table:style-name="ce16">
            <text:p>0,731</text:p>
          </table:table-cell>
          <table:table-cell office:value-type="float" office:value="9.5803667116839524" table:style-name="ce16">
            <text:p>9,580</text:p>
          </table:table-cell>
          <table:table-cell office:value-type="float" office:value="3.8409245272655621" table:style-name="ce9">
            <text:p>3,8</text:p>
          </table:table-cell>
          <table:table-cell office:value-type="float" office:value="13.872012637766332" table:style-name="ce9">
            <text:p>13,9</text:p>
          </table:table-cell>
          <table:table-cell office:value-type="float" office:value="54.709987066755239" table:style-name="ce9">
            <text:p>54,7</text:p>
          </table:table-cell>
          <table:table-cell office:value-type="float" office:value="20.488930132366885" table:style-name="ce9">
            <text:p>20,5</text:p>
          </table:table-cell>
          <table:table-cell office:value-type="float" office:value="7.0881456358459953" table:style-name="ce9">
            <text:p>7,1</text:p>
          </table:table-cell>
          <table:table-cell office:value-type="float" office:value="2467" table:style-name="ce8">
            <text:p>2.467</text:p>
          </table:table-cell>
          <table:table-cell office:value-type="float" office:value="2564" table:style-name="ce8">
            <text:p>2.56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Vitória/ES</text:p>
          </table:table-cell>
          <table:table-cell office:value-type="float" office:value="1582418" table:style-name="ce8">
            <text:p>1.582.418</text:p>
          </table:table-cell>
          <table:table-cell office:value-type="float" office:value="1582418" table:style-name="ce8">
            <text:p>1.582.418</text:p>
          </table:table-cell>
          <table:table-cell office:value-type="float" office:value="6" table:style-name="ce1">
            <text:p>6</text:p>
          </table:table-cell>
          <table:table-cell office:value-type="float" office:value="50.807494375000005" table:style-name="ce16">
            <text:p>50,807</text:p>
          </table:table-cell>
          <table:table-cell office:value-type="float" office:value="32.107505333609708" table:style-name="ce16">
            <text:p>32,108</text:p>
          </table:table-cell>
          <table:table-cell office:value-type="float" office:value="0.1795533436990121" table:style-name="ce9">
            <text:p>0,2</text:p>
          </table:table-cell>
          <table:table-cell office:value-type="float" office:value="25.671084009247597" table:style-name="ce9">
            <text:p>25,7</text:p>
          </table:table-cell>
          <table:table-cell office:value-type="float" office:value="41.272522296077113" table:style-name="ce9">
            <text:p>41,3</text:p>
          </table:table-cell>
          <table:table-cell office:value-type="float" office:value="8.697169632860879" table:style-name="ce9">
            <text:p>8,7</text:p>
          </table:table-cell>
          <table:table-cell office:value-type="float" office:value="24.179670718115389" table:style-name="ce9">
            <text:p>24,2</text:p>
          </table:table-cell>
          <table:table-cell office:value-type="float" office:value="44666" table:style-name="ce8">
            <text:p>44.666</text:p>
          </table:table-cell>
          <table:table-cell office:value-type="float" office:value="49079" table:style-name="ce8">
            <text:p>49.07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Volta Redonda - Barra Mansa/RJ</text:p>
          </table:table-cell>
          <table:table-cell office:value-type="float" office:value="458335" table:style-name="ce8">
            <text:p>458.335</text:p>
          </table:table-cell>
          <table:table-cell office:value-type="float" office:value="458335" table:style-name="ce8">
            <text:p>458.335</text:p>
          </table:table-cell>
          <table:table-cell office:value-type="float" office:value="3" table:style-name="ce1">
            <text:p>3</text:p>
          </table:table-cell>
          <table:table-cell office:value-type="float" office:value="12.584196794" table:style-name="ce16">
            <text:p>12,584</text:p>
          </table:table-cell>
          <table:table-cell office:value-type="float" office:value="27.45632952752899" table:style-name="ce16">
            <text:p>27,456</text:p>
          </table:table-cell>
          <table:table-cell office:value-type="float" office:value="0.18582977827516003" table:style-name="ce9">
            <text:p>0,2</text:p>
          </table:table-cell>
          <table:table-cell office:value-type="float" office:value="35.000342827601202" table:style-name="ce9">
            <text:p>35,0</text:p>
          </table:table-cell>
          <table:table-cell office:value-type="float" office:value="36.861555234194157" table:style-name="ce9">
            <text:p>36,9</text:p>
          </table:table-cell>
          <table:table-cell office:value-type="float" office:value="14.698255520621666" table:style-name="ce9">
            <text:p>14,7</text:p>
          </table:table-cell>
          <table:table-cell office:value-type="float" office:value="13.254016639307812" table:style-name="ce9">
            <text:p>13,3</text:p>
          </table:table-cell>
          <table:table-cell office:value-type="float" office:value="10427" table:style-name="ce8">
            <text:p>10.427</text:p>
          </table:table-cell>
          <table:table-cell office:value-type="float" office:value="11215" table:style-name="ce8">
            <text:p>11.21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Votuporanga/SP</text:p>
          </table:table-cell>
          <table:table-cell office:value-type="float" office:value="93652" table:style-name="ce8">
            <text:p>93.652</text:p>
          </table:table-cell>
          <table:table-cell office:value-type="float" office:value="93652" table:style-name="ce8">
            <text:p>93.652</text:p>
          </table:table-cell>
          <table:table-cell office:value-type="float" office:value="4" table:style-name="ce1">
            <text:p>4</text:p>
          </table:table-cell>
          <table:table-cell office:value-type="float" office:value="1.5409150730000001" table:style-name="ce16">
            <text:p>1,541</text:p>
          </table:table-cell>
          <table:table-cell office:value-type="float" office:value="16.453626970059371" table:style-name="ce16">
            <text:p>16,454</text:p>
          </table:table-cell>
          <table:table-cell office:value-type="float" office:value="4.6321442531570325" table:style-name="ce9">
            <text:p>4,6</text:p>
          </table:table-cell>
          <table:table-cell office:value-type="float" office:value="22.330278094437197" table:style-name="ce9">
            <text:p>22,3</text:p>
          </table:table-cell>
          <table:table-cell office:value-type="float" office:value="50.700448239433882" table:style-name="ce9">
            <text:p>50,7</text:p>
          </table:table-cell>
          <table:table-cell office:value-type="float" office:value="12.71356562296409" table:style-name="ce9">
            <text:p>12,7</text:p>
          </table:table-cell>
          <table:table-cell office:value-type="float" office:value="9.6235637900077826" table:style-name="ce9">
            <text:p>9,6</text:p>
          </table:table-cell>
          <table:table-cell office:value-type="float" office:value="3555" table:style-name="ce8">
            <text:p>3.555</text:p>
          </table:table-cell>
          <table:table-cell office:value-type="float" office:value="3775" table:style-name="ce8">
            <text:p>3.775</text:p>
          </table:table-cell>
          <table:table-cell table:number-columns-repeated="16371"/>
        </table:table-row>
        <table:table-row table:style-name="ro10">
          <table:table-cell office:value-type="string" table:number-columns-spanned="13" table:number-rows-spanned="1" table:style-name="ce60">
            <text:p>Fonte: IBGE, Censo Demográfico 2010, Cadastro Central de Empresas 2011 e Produto Interno Bruto dos Municípios 2010.</text:p>
            <text:p>Nota: Arranjos populacionais identificados segundo metodologia desenvolvida pela Coordenação de Geografia do IBGE.</text:p>
            <text:p>¹ Em 2010.</text:p>
            <text:p>² Em 2011.</text:p>
          </table:table-cell>
          <table:covered-table-cell table:number-columns-repeated="12"/>
          <table:table-cell table:number-columns-repeated="16371"/>
        </table:table-row>
        <table:table-row table:number-rows-repeated="1048275" table:style-name="ro3">
          <table:table-cell table:number-columns-repeated="16384"/>
        </table:table-row>
      </table:table>
      <table:table table:name="Tabela_1_4_Revisada" table:style-name="ta1">
        <table:table-column table:style-name="co26" table:default-cell-style-name="ce1"/>
        <table:table-column table:style-name="co27" table:default-cell-style-name="ce8"/>
        <table:table-column table:style-name="co28" table:default-cell-style-name="ce1"/>
        <table:table-column table:style-name="co29" table:default-cell-style-name="ce16"/>
        <table:table-column table:style-name="co30" table:default-cell-style-name="ce8"/>
        <table:table-column table:style-name="co31" table:default-cell-style-name="ce8"/>
        <table:table-column table:style-name="co12" table:number-columns-repeated="16378" table:default-cell-style-name="ce1"/>
        <table:table-row table:style-name="ro1">
          <table:table-cell office:value-type="string" table:number-columns-spanned="6" table:number-rows-spanned="1" table:style-name="ce89">
            <text:p><text:span text:style-name="T2">Tabela 1.4</text:span><text:s text:c="5"/>Composição das 1as Integrações dos Arranjos Populacionais, por população, número de municípios,</text:p>
            <text:p>Produto Interno Bruto - PIB e características das empresas – 2010 - 2011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Composição das 1as Integrações</text:p>
            <text:p>dos Arranjos Populacionais</text:p>
          </table:table-cell>
          <table:table-cell office:value-type="float" office:value="2010" table:number-columns-spanned="3" table:number-rows-spanned="1" table:style-name="ce73">
            <text:p>2010</text:p>
          </table:table-cell>
          <table:covered-table-cell table:number-columns-repeated="2"/>
          <table:table-cell office:value-type="float" office:value="2011" table:number-columns-spanned="2" table:number-rows-spanned="1" table:style-name="ce73">
            <text:p>2011</text:p>
          </table:table-cell>
          <table:covered-table-cell/>
          <table:table-cell table:number-columns-repeated="16378"/>
        </table:table-row>
        <table:table-row table:style-name="ro9">
          <table:covered-table-cell/>
          <table:table-cell office:value-type="string" table:style-name="ce14">
            <text:p>População</text:p>
          </table:table-cell>
          <table:table-cell office:value-type="string" table:style-name="ce14">
            <text:p>Número de municípios</text:p>
          </table:table-cell>
          <table:table-cell office:value-type="string" table:style-name="ce14">
            <text:p>Produto Interno Bruto PIB (bilhões R$)</text:p>
          </table:table-cell>
          <table:table-cell office:value-type="string" table:style-name="ce14">
            <text:p>Número de empresas</text:p>
          </table:table-cell>
          <table:table-cell office:value-type="string" table:style-name="ce14">
            <text:p>Número de unidades locais</text:p>
          </table:table-cell>
          <table:table-cell table:number-columns-repeated="16378"/>
        </table:table-row>
        <table:table-row table:style-name="ro3">
          <table:table-cell office:value-type="string" table:style-name="ce18">
            <text:p>Rio de Janeiro/RJ</text:p>
          </table:table-cell>
          <table:table-cell office:value-type="float" office:value="12309289" table:style-name="ce19">
            <text:p>12.309.289</text:p>
          </table:table-cell>
          <table:table-cell office:value-type="float" office:value="24" table:style-name="ce18">
            <text:p>24</text:p>
          </table:table-cell>
          <table:table-cell office:value-type="float" office:value="285.19134296000004" table:style-name="ce20">
            <text:p>285,191</text:p>
          </table:table-cell>
          <table:table-cell office:value-type="float" office:value="250050" table:style-name="ce19">
            <text:p>250.050</text:p>
          </table:table-cell>
          <table:table-cell office:value-type="float" office:value="275111" table:style-name="ce19">
            <text:p>275.111</text:p>
          </table:table-cell>
          <table:table-cell table:number-columns-repeated="16378" table:style-name="ce18"/>
        </table:table-row>
        <table:table-row table:style-name="ro3">
          <table:table-cell office:value-type="string" table:style-name="ce21">
            <text:p>Arranjos populacionais</text:p>
          </table:table-cell>
          <table:table-cell office:value-type="float" office:value="12253738" table:style-name="ce8">
            <text:p>12.253.738</text:p>
          </table:table-cell>
          <table:table-cell office:value-type="float" office:value="23" table:style-name="ce1">
            <text:p>23</text:p>
          </table:table-cell>
          <table:table-cell office:value-type="float" office:value="284.33435443400003" table:style-name="ce22">
            <text:p>284,334</text:p>
          </table:table-cell>
          <table:table-cell office:value-type="float" office:value="245999" table:style-name="ce8">
            <text:p>245.999</text:p>
          </table:table-cell>
          <table:table-cell office:value-type="float" office:value="270933" table:style-name="ce8">
            <text:p>270.933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Petrópolis/RJ</text:p>
          </table:table-cell>
          <table:table-cell office:value-type="float" office:value="307340" table:style-name="ce8">
            <text:p>307.340</text:p>
          </table:table-cell>
          <table:table-cell office:value-type="float" office:value="2" table:style-name="ce1">
            <text:p>2</text:p>
          </table:table-cell>
          <table:table-cell office:value-type="float" office:value="7.2590410999999992" table:style-name="ce22">
            <text:p>7,259</text:p>
          </table:table-cell>
          <table:table-cell office:value-type="float" office:value="9670" table:style-name="ce8">
            <text:p>9.670</text:p>
          </table:table-cell>
          <table:table-cell office:value-type="float" office:value="10407" table:style-name="ce8">
            <text:p>10.407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Rio de Janeiro/RJ</text:p>
          </table:table-cell>
          <table:table-cell office:value-type="float" office:value="11946398" table:style-name="ce8">
            <text:p>11.946.398</text:p>
          </table:table-cell>
          <table:table-cell office:value-type="float" office:value="21" table:style-name="ce10">
            <text:p>21</text:p>
          </table:table-cell>
          <table:table-cell office:value-type="float" office:value="277.07531333399999" table:style-name="ce22">
            <text:p>277,075</text:p>
          </table:table-cell>
          <table:table-cell office:value-type="float" office:value="236329" table:style-name="ce8">
            <text:p>236.329</text:p>
          </table:table-cell>
          <table:table-cell office:value-type="float" office:value="260526" table:style-name="ce8">
            <text:p>260.526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Municípios isolados</text:p>
          </table:table-cell>
          <table:table-cell office:value-type="float" office:value="55551" table:style-name="ce8">
            <text:p>55.551</text:p>
          </table:table-cell>
          <table:table-cell office:value-type="float" office:value="1" table:style-name="ce1">
            <text:p>1</text:p>
          </table:table-cell>
          <table:table-cell office:value-type="float" office:value="0.85698852599999997" table:style-name="ce22">
            <text:p>0,857</text:p>
          </table:table-cell>
          <table:table-cell office:value-type="float" office:value="4051" table:style-name="ce8">
            <text:p>4.051</text:p>
          </table:table-cell>
          <table:table-cell office:value-type="float" office:value="4178" table:style-name="ce8">
            <text:p>4.17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Rio Bonito (RJ)</text:p>
          </table:table-cell>
          <table:table-cell office:value-type="float" office:value="55551" table:style-name="ce8">
            <text:p>55.551</text:p>
          </table:table-cell>
          <table:table-cell office:value-type="string" table:style-name="ce24">
            <text:p>..</text:p>
          </table:table-cell>
          <table:table-cell office:value-type="float" office:value="0.85698852599999997" table:style-name="ce22">
            <text:p>0,857</text:p>
          </table:table-cell>
          <table:table-cell office:value-type="float" office:value="4051" table:style-name="ce8">
            <text:p>4.051</text:p>
          </table:table-cell>
          <table:table-cell office:value-type="float" office:value="4178" table:style-name="ce8">
            <text:p>4.178</text:p>
          </table:table-cell>
          <table:table-cell table:number-columns-repeated="16378"/>
        </table:table-row>
        <table:table-row table:style-name="ro3">
          <table:table-cell table:style-name="ce23"/>
          <table:table-cell table:style-name="ce8"/>
          <table:table-cell table:style-name="ce24"/>
          <table:table-cell table:style-name="ce22"/>
          <table:table-cell table:number-columns-repeated="2" table:style-name="ce8"/>
          <table:table-cell table:number-columns-repeated="16378"/>
        </table:table-row>
        <table:table-row table:style-name="ro3">
          <table:table-cell office:value-type="string" table:style-name="ce25">
            <text:p>São Paulo/SP</text:p>
          </table:table-cell>
          <table:table-cell office:value-type="float" office:value="26213618" table:style-name="ce19">
            <text:p>26.213.618</text:p>
          </table:table-cell>
          <table:table-cell office:value-type="float" office:value="81" table:style-name="ce18">
            <text:p>81</text:p>
          </table:table-cell>
          <table:table-cell office:value-type="float" office:value="928.161146401" table:style-name="ce20">
            <text:p>928,161</text:p>
          </table:table-cell>
          <table:table-cell office:value-type="float" office:value="952123" table:style-name="ce19">
            <text:p>952.123</text:p>
          </table:table-cell>
          <table:table-cell office:value-type="float" office:value="1048860" table:style-name="ce19">
            <text:p>1.048.860</text:p>
          </table:table-cell>
          <table:table-cell table:number-columns-repeated="16378" table:style-name="ce18"/>
        </table:table-row>
        <table:table-row table:style-name="ro3">
          <table:table-cell office:value-type="string" table:style-name="ce21">
            <text:p>Arranjos populacionais</text:p>
          </table:table-cell>
          <table:table-cell office:value-type="float" office:value="25869808" table:style-name="ce8">
            <text:p>25.869.808</text:p>
          </table:table-cell>
          <table:table-cell office:value-type="float" office:value="74" table:style-name="ce1">
            <text:p>74</text:p>
          </table:table-cell>
          <table:table-cell office:value-type="float" office:value="916.70882212699996" table:style-name="ce22">
            <text:p>916,709</text:p>
          </table:table-cell>
          <table:table-cell office:value-type="float" office:value="939400" table:style-name="ce8">
            <text:p>939.400</text:p>
          </table:table-cell>
          <table:table-cell office:value-type="float" office:value="1035459" table:style-name="ce8">
            <text:p>1.035.45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Baixada Santista/SP</text:p>
          </table:table-cell>
          <table:table-cell office:value-type="float" office:value="1556718" table:style-name="ce8">
            <text:p>1.556.718</text:p>
          </table:table-cell>
          <table:table-cell office:value-type="float" office:value="7" table:style-name="ce1">
            <text:p>7</text:p>
          </table:table-cell>
          <table:table-cell office:value-type="float" office:value="45.853121225999999" table:style-name="ce22">
            <text:p>45,853</text:p>
          </table:table-cell>
          <table:table-cell office:value-type="float" office:value="38341" table:style-name="ce8">
            <text:p>38.341</text:p>
          </table:table-cell>
          <table:table-cell office:value-type="float" office:value="40436" table:style-name="ce8">
            <text:p>40.436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Campinas/SP</text:p>
          </table:table-cell>
          <table:table-cell office:value-type="float" office:value="1874442" table:style-name="ce8">
            <text:p>1.874.442</text:p>
          </table:table-cell>
          <table:table-cell office:value-type="float" office:value="8" table:style-name="ce1">
            <text:p>8</text:p>
          </table:table-cell>
          <table:table-cell office:value-type="float" office:value="71.378273529999987" table:style-name="ce22">
            <text:p>71,378</text:p>
          </table:table-cell>
          <table:table-cell office:value-type="float" office:value="66281" table:style-name="ce8">
            <text:p>66.281</text:p>
          </table:table-cell>
          <table:table-cell office:value-type="float" office:value="70660" table:style-name="ce8">
            <text:p>70.660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Itu - Salto/SP</text:p>
          </table:table-cell>
          <table:table-cell office:value-type="float" office:value="259663" table:style-name="ce8">
            <text:p>259.663</text:p>
          </table:table-cell>
          <table:table-cell office:value-type="float" office:value="2" table:style-name="ce1">
            <text:p>2</text:p>
          </table:table-cell>
          <table:table-cell office:value-type="float" office:value="6.6262014399999991" table:style-name="ce22">
            <text:p>6,626</text:p>
          </table:table-cell>
          <table:table-cell office:value-type="float" office:value="9917" table:style-name="ce8">
            <text:p>9.917</text:p>
          </table:table-cell>
          <table:table-cell office:value-type="float" office:value="10669" table:style-name="ce8">
            <text:p>10.66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Jundiaí/SP</text:p>
          </table:table-cell>
          <table:table-cell office:value-type="float" office:value="698724" table:style-name="ce8">
            <text:p>698.724</text:p>
          </table:table-cell>
          <table:table-cell office:value-type="float" office:value="7" table:style-name="ce1">
            <text:p>7</text:p>
          </table:table-cell>
          <table:table-cell office:value-type="float" office:value="35.460381557000005" table:style-name="ce22">
            <text:p>35,460</text:p>
          </table:table-cell>
          <table:table-cell office:value-type="float" office:value="22242" table:style-name="ce8">
            <text:p>22.242</text:p>
          </table:table-cell>
          <table:table-cell office:value-type="float" office:value="23691" table:style-name="ce8">
            <text:p>23.691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ão José dos Campos/SP</text:p>
          </table:table-cell>
          <table:table-cell office:value-type="float" office:value="949119" table:style-name="ce8">
            <text:p>949.119</text:p>
          </table:table-cell>
          <table:table-cell office:value-type="float" office:value="6" table:style-name="ce1">
            <text:p>6</text:p>
          </table:table-cell>
          <table:table-cell office:value-type="float" office:value="33.068479525000001" table:style-name="ce22">
            <text:p>33,068</text:p>
          </table:table-cell>
          <table:table-cell office:value-type="float" office:value="26970" table:style-name="ce8">
            <text:p>26.970</text:p>
          </table:table-cell>
          <table:table-cell office:value-type="float" office:value="28264" table:style-name="ce8">
            <text:p>28.264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ão Paulo/SP</text:p>
          </table:table-cell>
          <table:table-cell office:value-type="float" office:value="19629394" table:style-name="ce8">
            <text:p>19.629.394</text:p>
          </table:table-cell>
          <table:table-cell office:value-type="float" office:value="37" table:style-name="ce10">
            <text:p>37</text:p>
          </table:table-cell>
          <table:table-cell office:value-type="float" office:value="701.13439507099997" table:style-name="ce22">
            <text:p>701,134</text:p>
          </table:table-cell>
          <table:table-cell office:value-type="float" office:value="745592" table:style-name="ce8">
            <text:p>745.592</text:p>
          </table:table-cell>
          <table:table-cell office:value-type="float" office:value="830297" table:style-name="ce8">
            <text:p>830.297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ão Roque - Mairinque/SP</text:p>
          </table:table-cell>
          <table:table-cell office:value-type="float" office:value="122044" table:style-name="ce8">
            <text:p>122.044</text:p>
          </table:table-cell>
          <table:table-cell office:value-type="float" office:value="2" table:style-name="ce1">
            <text:p>2</text:p>
          </table:table-cell>
          <table:table-cell office:value-type="float" office:value="2.3207905670000004" table:style-name="ce22">
            <text:p>2,321</text:p>
          </table:table-cell>
          <table:table-cell office:value-type="float" office:value="3377" table:style-name="ce8">
            <text:p>3.377</text:p>
          </table:table-cell>
          <table:table-cell office:value-type="float" office:value="3549" table:style-name="ce8">
            <text:p>3.54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orocaba/SP</text:p>
          </table:table-cell>
          <table:table-cell office:value-type="float" office:value="779704" table:style-name="ce8">
            <text:p>779.704</text:p>
          </table:table-cell>
          <table:table-cell office:value-type="float" office:value="5" table:style-name="ce1">
            <text:p>5</text:p>
          </table:table-cell>
          <table:table-cell office:value-type="float" office:value="20.867179211" table:style-name="ce22">
            <text:p>20,867</text:p>
          </table:table-cell>
          <table:table-cell office:value-type="float" office:value="26680" table:style-name="ce8">
            <text:p>26.680</text:p>
          </table:table-cell>
          <table:table-cell office:value-type="float" office:value="27893" table:style-name="ce8">
            <text:p>27.893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Municípios isolados</text:p>
          </table:table-cell>
          <table:table-cell office:value-type="float" office:value="343810" table:style-name="ce8">
            <text:p>343.810</text:p>
          </table:table-cell>
          <table:table-cell office:value-type="float" office:value="7" table:style-name="ce1">
            <text:p>7</text:p>
          </table:table-cell>
          <table:table-cell office:value-type="float" office:value="11.452324274" table:style-name="ce22">
            <text:p>11,452</text:p>
          </table:table-cell>
          <table:table-cell office:value-type="float" office:value="12723" table:style-name="ce8">
            <text:p>12.723</text:p>
          </table:table-cell>
          <table:table-cell office:value-type="float" office:value="13401" table:style-name="ce8">
            <text:p>13.401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Araçariguama (SP)</text:p>
          </table:table-cell>
          <table:table-cell office:value-type="float" office:value="17080" table:style-name="ce8">
            <text:p>17.080</text:p>
          </table:table-cell>
          <table:table-cell office:value-type="string" table:style-name="ce24">
            <text:p>..</text:p>
          </table:table-cell>
          <table:table-cell office:value-type="float" office:value="1.501869707" table:style-name="ce22">
            <text:p>1,502</text:p>
          </table:table-cell>
          <table:table-cell office:value-type="float" office:value="582" table:style-name="ce8">
            <text:p>582</text:p>
          </table:table-cell>
          <table:table-cell office:value-type="float" office:value="608" table:style-name="ce8">
            <text:p>60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Guararema (SP)</text:p>
          </table:table-cell>
          <table:table-cell office:value-type="float" office:value="25844" table:style-name="ce8">
            <text:p>25.844</text:p>
          </table:table-cell>
          <table:table-cell office:value-type="string" table:style-name="ce24">
            <text:p>..</text:p>
          </table:table-cell>
          <table:table-cell office:value-type="float" office:value="0.45744275400000001" table:style-name="ce22">
            <text:p>0,457</text:p>
          </table:table-cell>
          <table:table-cell office:value-type="float" office:value="977" table:style-name="ce8">
            <text:p>977</text:p>
          </table:table-cell>
          <table:table-cell office:value-type="float" office:value="1032" table:style-name="ce8">
            <text:p>1.032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Igaratá (SP)</text:p>
          </table:table-cell>
          <table:table-cell office:value-type="float" office:value="8831" table:style-name="ce8">
            <text:p>8.831</text:p>
          </table:table-cell>
          <table:table-cell office:value-type="string" table:style-name="ce24">
            <text:p>..</text:p>
          </table:table-cell>
          <table:table-cell office:value-type="float" office:value="0.113433809" table:style-name="ce22">
            <text:p>0,113</text:p>
          </table:table-cell>
          <table:table-cell office:value-type="float" office:value="167" table:style-name="ce8">
            <text:p>167</text:p>
          </table:table-cell>
          <table:table-cell office:value-type="float" office:value="169" table:style-name="ce8">
            <text:p>16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Indaiatuba (SP)</text:p>
          </table:table-cell>
          <table:table-cell office:value-type="float" office:value="201619" table:style-name="ce8">
            <text:p>201.619</text:p>
          </table:table-cell>
          <table:table-cell office:value-type="string" table:style-name="ce24">
            <text:p>..</text:p>
          </table:table-cell>
          <table:table-cell office:value-type="float" office:value="5.8345901580000001" table:style-name="ce22">
            <text:p>5,835</text:p>
          </table:table-cell>
          <table:table-cell office:value-type="float" office:value="7710" table:style-name="ce8">
            <text:p>7.710</text:p>
          </table:table-cell>
          <table:table-cell office:value-type="float" office:value="8068" table:style-name="ce8">
            <text:p>8.06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Jaguariúna (SP)</text:p>
          </table:table-cell>
          <table:table-cell office:value-type="float" office:value="44311" table:style-name="ce8">
            <text:p>44.311</text:p>
          </table:table-cell>
          <table:table-cell office:value-type="string" table:style-name="ce24">
            <text:p>..</text:p>
          </table:table-cell>
          <table:table-cell office:value-type="float" office:value="3.066231003" table:style-name="ce22">
            <text:p>3,066</text:p>
          </table:table-cell>
          <table:table-cell office:value-type="float" office:value="1734" table:style-name="ce8">
            <text:p>1.734</text:p>
          </table:table-cell>
          <table:table-cell office:value-type="float" office:value="1941" table:style-name="ce8">
            <text:p>1.941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Juquitiba (SP)</text:p>
          </table:table-cell>
          <table:table-cell office:value-type="float" office:value="28737" table:style-name="ce8">
            <text:p>28.737</text:p>
          </table:table-cell>
          <table:table-cell office:value-type="string" table:style-name="ce24">
            <text:p>..</text:p>
          </table:table-cell>
          <table:table-cell office:value-type="float" office:value="0.25675291099999997" table:style-name="ce22">
            <text:p>0,257</text:p>
          </table:table-cell>
          <table:table-cell office:value-type="float" office:value="1042" table:style-name="ce8">
            <text:p>1.042</text:p>
          </table:table-cell>
          <table:table-cell office:value-type="float" office:value="1070" table:style-name="ce8">
            <text:p>1.070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Paraibuna (SP)</text:p>
          </table:table-cell>
          <table:table-cell office:value-type="float" office:value="17388" table:style-name="ce8">
            <text:p>17.388</text:p>
          </table:table-cell>
          <table:table-cell office:value-type="string" table:style-name="ce24">
            <text:p>..</text:p>
          </table:table-cell>
          <table:table-cell office:value-type="float" office:value="0.22200393199999999" table:style-name="ce22">
            <text:p>0,222</text:p>
          </table:table-cell>
          <table:table-cell office:value-type="float" office:value="511" table:style-name="ce8">
            <text:p>511</text:p>
          </table:table-cell>
          <table:table-cell office:value-type="float" office:value="513" table:style-name="ce8">
            <text:p>513</text:p>
          </table:table-cell>
          <table:table-cell table:number-columns-repeated="16378"/>
        </table:table-row>
        <table:table-row table:style-name="ro3">
          <table:table-cell table:style-name="ce23"/>
          <table:table-cell table:style-name="ce8"/>
          <table:table-cell table:style-name="ce24"/>
          <table:table-cell table:style-name="ce22"/>
          <table:table-cell table:number-columns-repeated="2" table:style-name="ce8"/>
          <table:table-cell table:number-columns-repeated="16378"/>
        </table:table-row>
        <table:table-row table:style-name="ro3">
          <table:table-cell office:value-type="string" table:style-name="ce25">
            <text:p>Campinas/SP</text:p>
          </table:table-cell>
          <table:table-cell office:value-type="float" office:value="3216674" table:style-name="ce8">
            <text:p>3.216.674</text:p>
          </table:table-cell>
          <table:table-cell office:value-type="float" office:value="19" table:style-name="ce1">
            <text:p>19</text:p>
          </table:table-cell>
          <table:table-cell office:value-type="float" office:value="125.08007260999999" table:style-name="ce20">
            <text:p>125,080</text:p>
          </table:table-cell>
          <table:table-cell office:value-type="float" office:value="113084" table:style-name="ce8">
            <text:p>113.084</text:p>
          </table:table-cell>
          <table:table-cell office:value-type="float" office:value="120269" table:style-name="ce8">
            <text:p>120.269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Arranjos populacionais</text:p>
          </table:table-cell>
          <table:table-cell office:value-type="float" office:value="3015055" table:style-name="ce8">
            <text:p>3.015.055</text:p>
          </table:table-cell>
          <table:table-cell office:value-type="float" office:value="18" table:style-name="ce1">
            <text:p>18</text:p>
          </table:table-cell>
          <table:table-cell office:value-type="float" office:value="119.24548245199999" table:style-name="ce22">
            <text:p>119,245</text:p>
          </table:table-cell>
          <table:table-cell office:value-type="float" office:value="105374" table:style-name="ce8">
            <text:p>105.374</text:p>
          </table:table-cell>
          <table:table-cell office:value-type="float" office:value="112201" table:style-name="ce8">
            <text:p>112.201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Americana - Santa Bárbara d´Oeste/SP</text:p>
          </table:table-cell>
          <table:table-cell office:value-type="float" office:value="441889" table:style-name="ce8">
            <text:p>441.889</text:p>
          </table:table-cell>
          <table:table-cell office:value-type="float" office:value="3" table:style-name="ce1">
            <text:p>3</text:p>
          </table:table-cell>
          <table:table-cell office:value-type="float" office:value="12.406827365" table:style-name="ce22">
            <text:p>12,407</text:p>
          </table:table-cell>
          <table:table-cell office:value-type="float" office:value="16851" table:style-name="ce8">
            <text:p>16.851</text:p>
          </table:table-cell>
          <table:table-cell office:value-type="float" office:value="17850" table:style-name="ce8">
            <text:p>17.850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Campinas/SP</text:p>
          </table:table-cell>
          <table:table-cell office:value-type="float" office:value="1874442" table:style-name="ce8">
            <text:p>1.874.442</text:p>
          </table:table-cell>
          <table:table-cell office:value-type="float" office:value="8" table:style-name="ce10">
            <text:p>8</text:p>
          </table:table-cell>
          <table:table-cell office:value-type="float" office:value="71.378273529999987" table:style-name="ce22">
            <text:p>71,378</text:p>
          </table:table-cell>
          <table:table-cell office:value-type="float" office:value="66281" table:style-name="ce8">
            <text:p>66.281</text:p>
          </table:table-cell>
          <table:table-cell office:value-type="float" office:value="70660" table:style-name="ce8">
            <text:p>70.660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Jundiaí/SP</text:p>
          </table:table-cell>
          <table:table-cell office:value-type="float" office:value="698724" table:style-name="ce8">
            <text:p>698.724</text:p>
          </table:table-cell>
          <table:table-cell office:value-type="float" office:value="7" table:style-name="ce1">
            <text:p>7</text:p>
          </table:table-cell>
          <table:table-cell office:value-type="float" office:value="35.460381557000005" table:style-name="ce22">
            <text:p>35,460</text:p>
          </table:table-cell>
          <table:table-cell office:value-type="float" office:value="22242" table:style-name="ce8">
            <text:p>22.242</text:p>
          </table:table-cell>
          <table:table-cell office:value-type="float" office:value="23691" table:style-name="ce8">
            <text:p>23.691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Municípios isolados</text:p>
          </table:table-cell>
          <table:table-cell office:value-type="float" office:value="201619" table:style-name="ce8">
            <text:p>201.619</text:p>
          </table:table-cell>
          <table:table-cell office:value-type="float" office:value="1" table:style-name="ce1">
            <text:p>1</text:p>
          </table:table-cell>
          <table:table-cell office:value-type="float" office:value="5.8345901580000001" table:style-name="ce22">
            <text:p>5,835</text:p>
          </table:table-cell>
          <table:table-cell office:value-type="float" office:value="7710" table:style-name="ce8">
            <text:p>7.710</text:p>
          </table:table-cell>
          <table:table-cell office:value-type="float" office:value="8068" table:style-name="ce8">
            <text:p>8.06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Indaiatuba (SP)</text:p>
          </table:table-cell>
          <table:table-cell office:value-type="float" office:value="201619" table:style-name="ce8">
            <text:p>201.619</text:p>
          </table:table-cell>
          <table:table-cell office:value-type="string" table:style-name="ce24">
            <text:p>..</text:p>
          </table:table-cell>
          <table:table-cell office:value-type="float" office:value="5.8345901580000001" table:style-name="ce22">
            <text:p>5,835</text:p>
          </table:table-cell>
          <table:table-cell office:value-type="float" office:value="7710" table:style-name="ce8">
            <text:p>7.710</text:p>
          </table:table-cell>
          <table:table-cell office:value-type="float" office:value="8068" table:style-name="ce8">
            <text:p>8.068</text:p>
          </table:table-cell>
          <table:table-cell table:number-columns-repeated="16378"/>
        </table:table-row>
        <table:table-row table:style-name="ro3">
          <table:table-cell table:style-name="ce23"/>
          <table:table-cell table:style-name="ce8"/>
          <table:table-cell table:style-name="ce24"/>
          <table:table-cell table:style-name="ce22"/>
          <table:table-cell table:number-columns-repeated="2" table:style-name="ce8"/>
          <table:table-cell table:number-columns-repeated="16378"/>
        </table:table-row>
        <table:table-row table:style-name="ro3">
          <table:table-cell office:value-type="string" table:style-name="ce25">
            <text:p>São José dos Campos/SP</text:p>
          </table:table-cell>
          <table:table-cell office:value-type="float" office:value="1419657" table:style-name="ce8">
            <text:p>1.419.657</text:p>
          </table:table-cell>
          <table:table-cell office:value-type="float" office:value="10" table:style-name="ce1">
            <text:p>10</text:p>
          </table:table-cell>
          <table:table-cell office:value-type="float" office:value="47.961752923999995" table:style-name="ce20">
            <text:p>47,962</text:p>
          </table:table-cell>
          <table:table-cell office:value-type="float" office:value="39408" table:style-name="ce8">
            <text:p>39.408</text:p>
          </table:table-cell>
          <table:table-cell office:value-type="float" office:value="41260" table:style-name="ce8">
            <text:p>41.260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Arranjos populacionais</text:p>
          </table:table-cell>
          <table:table-cell office:value-type="float" office:value="1419657" table:style-name="ce8">
            <text:p>1.419.657</text:p>
          </table:table-cell>
          <table:table-cell office:value-type="float" office:value="10" table:style-name="ce1">
            <text:p>10</text:p>
          </table:table-cell>
          <table:table-cell office:value-type="float" office:value="47.961752923999995" table:style-name="ce22">
            <text:p>47,962</text:p>
          </table:table-cell>
          <table:table-cell office:value-type="float" office:value="39408" table:style-name="ce8">
            <text:p>39.408</text:p>
          </table:table-cell>
          <table:table-cell office:value-type="float" office:value="41260" table:style-name="ce8">
            <text:p>41.260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ão José dos Campos/SP</text:p>
          </table:table-cell>
          <table:table-cell office:value-type="float" office:value="949119" table:style-name="ce8">
            <text:p>949.119</text:p>
          </table:table-cell>
          <table:table-cell office:value-type="float" office:value="6" table:style-name="ce1">
            <text:p>6</text:p>
          </table:table-cell>
          <table:table-cell office:value-type="float" office:value="33.068479525000001" table:style-name="ce22">
            <text:p>33,068</text:p>
          </table:table-cell>
          <table:table-cell office:value-type="float" office:value="26970" table:style-name="ce8">
            <text:p>26.970</text:p>
          </table:table-cell>
          <table:table-cell office:value-type="float" office:value="28264" table:style-name="ce8">
            <text:p>28.264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Taubaté - Pindamonhangaba/SP</text:p>
          </table:table-cell>
          <table:table-cell office:value-type="float" office:value="470538" table:style-name="ce8">
            <text:p>470.538</text:p>
          </table:table-cell>
          <table:table-cell office:value-type="float" office:value="4" table:style-name="ce1">
            <text:p>4</text:p>
          </table:table-cell>
          <table:table-cell office:value-type="float" office:value="14.893273399" table:style-name="ce22">
            <text:p>14,893</text:p>
          </table:table-cell>
          <table:table-cell office:value-type="float" office:value="12438" table:style-name="ce8">
            <text:p>12.438</text:p>
          </table:table-cell>
          <table:table-cell office:value-type="float" office:value="12996" table:style-name="ce8">
            <text:p>12.996</text:p>
          </table:table-cell>
          <table:table-cell table:number-columns-repeated="16378"/>
        </table:table-row>
        <table:table-row table:style-name="ro3">
          <table:table-cell table:style-name="ce23"/>
          <table:table-cell table:style-name="ce8"/>
          <table:table-cell table:style-name="ce1"/>
          <table:table-cell table:style-name="ce22"/>
          <table:table-cell table:number-columns-repeated="2" table:style-name="ce8"/>
          <table:table-cell table:number-columns-repeated="16378"/>
        </table:table-row>
        <table:table-row table:style-name="ro3">
          <table:table-cell office:value-type="string" table:style-name="ce25">
            <text:p>Presidente Prudente/SP</text:p>
          </table:table-cell>
          <table:table-cell office:value-type="float" office:value="329497" table:style-name="ce8">
            <text:p>329.497</text:p>
          </table:table-cell>
          <table:table-cell office:value-type="float" office:value="15" table:style-name="ce1">
            <text:p>15</text:p>
          </table:table-cell>
          <table:table-cell office:value-type="float" office:value="6.3596977719999996" table:style-name="ce20">
            <text:p>6,360</text:p>
          </table:table-cell>
          <table:table-cell office:value-type="float" office:value="11547" table:style-name="ce8">
            <text:p>11.547</text:p>
          </table:table-cell>
          <table:table-cell office:value-type="float" office:value="12259" table:style-name="ce8">
            <text:p>12.259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Arranjos populacionais</text:p>
          </table:table-cell>
          <table:table-cell office:value-type="float" office:value="326839" table:style-name="ce8">
            <text:p>326.839</text:p>
          </table:table-cell>
          <table:table-cell office:value-type="float" office:value="14" table:style-name="ce1">
            <text:p>14</text:p>
          </table:table-cell>
          <table:table-cell office:value-type="float" office:value="6.3156146559999993" table:style-name="ce22">
            <text:p>6,316</text:p>
          </table:table-cell>
          <table:table-cell office:value-type="float" office:value="11500" table:style-name="ce8">
            <text:p>11.500</text:p>
          </table:table-cell>
          <table:table-cell office:value-type="float" office:value="12212" table:style-name="ce8">
            <text:p>12.212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Pirapozinho/SP</text:p>
          </table:table-cell>
          <table:table-cell office:value-type="float" office:value="28982" table:style-name="ce8">
            <text:p>28.982</text:p>
          </table:table-cell>
          <table:table-cell office:value-type="float" office:value="2" table:style-name="ce1">
            <text:p>2</text:p>
          </table:table-cell>
          <table:table-cell office:value-type="float" office:value="0.76335572099999993" table:style-name="ce22">
            <text:p>0,763</text:p>
          </table:table-cell>
          <table:table-cell office:value-type="float" office:value="790" table:style-name="ce8">
            <text:p>790</text:p>
          </table:table-cell>
          <table:table-cell office:value-type="float" office:value="893" table:style-name="ce8">
            <text:p>893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Presidente Prudente/SP</text:p>
          </table:table-cell>
          <table:table-cell office:value-type="float" office:value="297857" table:style-name="ce8">
            <text:p>297.857</text:p>
          </table:table-cell>
          <table:table-cell office:value-type="float" office:value="12" table:style-name="ce10">
            <text:p>12</text:p>
          </table:table-cell>
          <table:table-cell office:value-type="float" office:value="5.5522589349999993" table:style-name="ce22">
            <text:p>5,552</text:p>
          </table:table-cell>
          <table:table-cell office:value-type="float" office:value="10710" table:style-name="ce8">
            <text:p>10.710</text:p>
          </table:table-cell>
          <table:table-cell office:value-type="float" office:value="11319" table:style-name="ce8">
            <text:p>11.319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Municípios isolados</text:p>
          </table:table-cell>
          <table:table-cell office:value-type="float" office:value="2658" table:style-name="ce8">
            <text:p>2.658</text:p>
          </table:table-cell>
          <table:table-cell office:value-type="float" office:value="1" table:style-name="ce1">
            <text:p>1</text:p>
          </table:table-cell>
          <table:table-cell office:value-type="float" office:value="4.4083115999999999E-2" table:style-name="ce22">
            <text:p>0,044</text:p>
          </table:table-cell>
          <table:table-cell office:value-type="float" office:value="47" table:style-name="ce8">
            <text:p>47</text:p>
          </table:table-cell>
          <table:table-cell office:value-type="float" office:value="47" table:style-name="ce8">
            <text:p>47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Estrela do Norte (SP)</text:p>
          </table:table-cell>
          <table:table-cell office:value-type="float" office:value="2658" table:style-name="ce8">
            <text:p>2.658</text:p>
          </table:table-cell>
          <table:table-cell office:value-type="string" table:style-name="ce24">
            <text:p>..</text:p>
          </table:table-cell>
          <table:table-cell office:value-type="float" office:value="4.4083115999999999E-2" table:style-name="ce22">
            <text:p>0,044</text:p>
          </table:table-cell>
          <table:table-cell office:value-type="float" office:value="47" table:style-name="ce8">
            <text:p>47</text:p>
          </table:table-cell>
          <table:table-cell office:value-type="float" office:value="47" table:style-name="ce8">
            <text:p>47</text:p>
          </table:table-cell>
          <table:table-cell table:number-columns-repeated="16378"/>
        </table:table-row>
        <table:table-row table:style-name="ro3">
          <table:table-cell table:style-name="ce23"/>
          <table:table-cell table:style-name="ce8"/>
          <table:table-cell table:style-name="ce24"/>
          <table:table-cell table:style-name="ce22"/>
          <table:table-cell table:number-columns-repeated="2" table:style-name="ce8"/>
          <table:table-cell table:number-columns-repeated="16378"/>
        </table:table-row>
        <table:table-row table:style-name="ro3">
          <table:table-cell office:value-type="string" table:style-name="ce25">
            <text:p>Porto Alegre/RS</text:p>
          </table:table-cell>
          <table:table-cell office:value-type="float" office:value="3511246" table:style-name="ce8">
            <text:p>3.511.246</text:p>
          </table:table-cell>
          <table:table-cell office:value-type="float" office:value="18" table:style-name="ce1">
            <text:p>18</text:p>
          </table:table-cell>
          <table:table-cell office:value-type="float" office:value="96.408058768000004" table:style-name="ce20">
            <text:p>96,408</text:p>
          </table:table-cell>
          <table:table-cell office:value-type="float" office:value="141056" table:style-name="ce8">
            <text:p>141.056</text:p>
          </table:table-cell>
          <table:table-cell office:value-type="float" office:value="157056" table:style-name="ce8">
            <text:p>157.056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Arranjos populacionais</text:p>
          </table:table-cell>
          <table:table-cell office:value-type="float" office:value="3499634" table:style-name="ce8">
            <text:p>3.499.634</text:p>
          </table:table-cell>
          <table:table-cell office:value-type="float" office:value="17" table:style-name="ce1">
            <text:p>17</text:p>
          </table:table-cell>
          <table:table-cell office:value-type="float" office:value="96.301524330999996" table:style-name="ce22">
            <text:p>96,302</text:p>
          </table:table-cell>
          <table:table-cell office:value-type="float" office:value="140789" table:style-name="ce8">
            <text:p>140.789</text:p>
          </table:table-cell>
          <table:table-cell office:value-type="float" office:value="156778" table:style-name="ce8">
            <text:p>156.77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Novo Hamburgo - São Leopoldo/RS</text:p>
          </table:table-cell>
          <table:table-cell office:value-type="float" office:value="586595" table:style-name="ce8">
            <text:p>586.595</text:p>
          </table:table-cell>
          <table:table-cell office:value-type="float" office:value="5" table:style-name="ce1">
            <text:p>5</text:p>
          </table:table-cell>
          <table:table-cell office:value-type="float" office:value="12.633980537999999" table:style-name="ce22">
            <text:p>12,634</text:p>
          </table:table-cell>
          <table:table-cell office:value-type="float" office:value="26632" table:style-name="ce8">
            <text:p>26.632</text:p>
          </table:table-cell>
          <table:table-cell office:value-type="float" office:value="28459" table:style-name="ce8">
            <text:p>28.45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Porto Alegre/RS</text:p>
          </table:table-cell>
          <table:table-cell office:value-type="float" office:value="2913039" table:style-name="ce8">
            <text:p>2.913.039</text:p>
          </table:table-cell>
          <table:table-cell office:value-type="float" office:value="12" table:style-name="ce1">
            <text:p>12</text:p>
          </table:table-cell>
          <table:table-cell office:value-type="float" office:value="83.667543792999993" table:style-name="ce22">
            <text:p>83,668</text:p>
          </table:table-cell>
          <table:table-cell office:value-type="float" office:value="114157" table:style-name="ce8">
            <text:p>114.157</text:p>
          </table:table-cell>
          <table:table-cell office:value-type="float" office:value="128319" table:style-name="ce8">
            <text:p>128.319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Municípios isolados</text:p>
          </table:table-cell>
          <table:table-cell office:value-type="float" office:value="11612" table:style-name="ce8">
            <text:p>11.612</text:p>
          </table:table-cell>
          <table:table-cell office:value-type="float" office:value="1" table:style-name="ce1">
            <text:p>1</text:p>
          </table:table-cell>
          <table:table-cell office:value-type="float" office:value="0.10653443700000001" table:style-name="ce22">
            <text:p>0,107</text:p>
          </table:table-cell>
          <table:table-cell office:value-type="float" office:value="267" table:style-name="ce8">
            <text:p>267</text:p>
          </table:table-cell>
          <table:table-cell office:value-type="float" office:value="278" table:style-name="ce8">
            <text:p>27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Capela de Santana (RS)</text:p>
          </table:table-cell>
          <table:table-cell office:value-type="float" office:value="11612" table:style-name="ce8">
            <text:p>11.612</text:p>
          </table:table-cell>
          <table:table-cell office:value-type="string" table:style-name="ce24">
            <text:p>..</text:p>
          </table:table-cell>
          <table:table-cell office:value-type="float" office:value="0.10653443700000001" table:style-name="ce22">
            <text:p>0,107</text:p>
          </table:table-cell>
          <table:table-cell office:value-type="float" office:value="267" table:style-name="ce8">
            <text:p>267</text:p>
          </table:table-cell>
          <table:table-cell office:value-type="float" office:value="278" table:style-name="ce8">
            <text:p>278</text:p>
          </table:table-cell>
          <table:table-cell table:number-columns-repeated="16378"/>
        </table:table-row>
        <table:table-row table:style-name="ro3">
          <table:table-cell table:style-name="ce23"/>
          <table:table-cell table:style-name="ce8"/>
          <table:table-cell table:style-name="ce24"/>
          <table:table-cell table:style-name="ce22"/>
          <table:table-cell table:number-columns-repeated="2" table:style-name="ce8"/>
          <table:table-cell table:number-columns-repeated="16378"/>
        </table:table-row>
        <table:table-row table:style-name="ro3">
          <table:table-cell office:value-type="string" table:style-name="ce25">
            <text:p>Novo Hamburgo - São Leopoldo/RS</text:p>
          </table:table-cell>
          <table:table-cell office:value-type="float" office:value="745129" table:style-name="ce8">
            <text:p>745.129</text:p>
          </table:table-cell>
          <table:table-cell office:value-type="float" office:value="13" table:style-name="ce1">
            <text:p>13</text:p>
          </table:table-cell>
          <table:table-cell office:value-type="float" office:value="16.0369362" table:style-name="ce20">
            <text:p>16,037</text:p>
          </table:table-cell>
          <table:table-cell office:value-type="float" office:value="33494" table:style-name="ce8">
            <text:p>33.494</text:p>
          </table:table-cell>
          <table:table-cell office:value-type="float" office:value="35822" table:style-name="ce8">
            <text:p>35.822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Arranjos populacionais</text:p>
          </table:table-cell>
          <table:table-cell office:value-type="float" office:value="712375" table:style-name="ce8">
            <text:p>712.375</text:p>
          </table:table-cell>
          <table:table-cell office:value-type="float" office:value="11" table:style-name="ce1">
            <text:p>11</text:p>
          </table:table-cell>
          <table:table-cell office:value-type="float" office:value="15.135464848" table:style-name="ce22">
            <text:p>15,135</text:p>
          </table:table-cell>
          <table:table-cell office:value-type="float" office:value="32203" table:style-name="ce8">
            <text:p>32.203</text:p>
          </table:table-cell>
          <table:table-cell office:value-type="float" office:value="34278" table:style-name="ce8">
            <text:p>34.27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Ivoti/RS</text:p>
          </table:table-cell>
          <table:table-cell office:value-type="float" office:value="27585" table:style-name="ce8">
            <text:p>27.585</text:p>
          </table:table-cell>
          <table:table-cell office:value-type="float" office:value="3" table:style-name="ce10">
            <text:p>3</text:p>
          </table:table-cell>
          <table:table-cell office:value-type="float" office:value="0.62071111300000004" table:style-name="ce22">
            <text:p>0,621</text:p>
          </table:table-cell>
          <table:table-cell office:value-type="float" office:value="1213" table:style-name="ce8">
            <text:p>1.213</text:p>
          </table:table-cell>
          <table:table-cell office:value-type="float" office:value="1300" table:style-name="ce8">
            <text:p>1.300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Novo Hamburgo - São Leopoldo/RS</text:p>
          </table:table-cell>
          <table:table-cell office:value-type="float" office:value="586595" table:style-name="ce8">
            <text:p>586.595</text:p>
          </table:table-cell>
          <table:table-cell office:value-type="float" office:value="5" table:style-name="ce1">
            <text:p>5</text:p>
          </table:table-cell>
          <table:table-cell office:value-type="float" office:value="12.633980537999999" table:style-name="ce22">
            <text:p>12,634</text:p>
          </table:table-cell>
          <table:table-cell office:value-type="float" office:value="26632" table:style-name="ce8">
            <text:p>26.632</text:p>
          </table:table-cell>
          <table:table-cell office:value-type="float" office:value="28459" table:style-name="ce8">
            <text:p>28.45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apiranga/RS</text:p>
          </table:table-cell>
          <table:table-cell office:value-type="float" office:value="98195" table:style-name="ce8">
            <text:p>98.195</text:p>
          </table:table-cell>
          <table:table-cell office:value-type="float" office:value="3" table:style-name="ce1">
            <text:p>3</text:p>
          </table:table-cell>
          <table:table-cell office:value-type="float" office:value="1.8807731969999999" table:style-name="ce22">
            <text:p>1,881</text:p>
          </table:table-cell>
          <table:table-cell office:value-type="float" office:value="4358" table:style-name="ce8">
            <text:p>4.358</text:p>
          </table:table-cell>
          <table:table-cell office:value-type="float" office:value="4519" table:style-name="ce8">
            <text:p>4.519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Municípios isolados</text:p>
          </table:table-cell>
          <table:table-cell office:value-type="float" office:value="32754" table:style-name="ce8">
            <text:p>32.754</text:p>
          </table:table-cell>
          <table:table-cell office:value-type="float" office:value="2" table:style-name="ce24">
            <text:p>2</text:p>
          </table:table-cell>
          <table:table-cell office:value-type="float" office:value="0.90147135199999995" table:style-name="ce22">
            <text:p>0,901</text:p>
          </table:table-cell>
          <table:table-cell office:value-type="float" office:value="1291" table:style-name="ce8">
            <text:p>1.291</text:p>
          </table:table-cell>
          <table:table-cell office:value-type="float" office:value="1544" table:style-name="ce8">
            <text:p>1.544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Dois Irmãos (RS)</text:p>
          </table:table-cell>
          <table:table-cell office:value-type="float" office:value="27572" table:style-name="ce8">
            <text:p>27.572</text:p>
          </table:table-cell>
          <table:table-cell office:value-type="string" table:style-name="ce24">
            <text:p>..</text:p>
          </table:table-cell>
          <table:table-cell office:value-type="float" office:value="0.72337905299999994" table:style-name="ce22">
            <text:p>0,723</text:p>
          </table:table-cell>
          <table:table-cell office:value-type="float" office:value="1073" table:style-name="ce8">
            <text:p>1.073</text:p>
          </table:table-cell>
          <table:table-cell office:value-type="float" office:value="1296" table:style-name="ce8">
            <text:p>1.296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Picada Café (RS)</text:p>
          </table:table-cell>
          <table:table-cell office:value-type="float" office:value="5182" table:style-name="ce8">
            <text:p>5.182</text:p>
          </table:table-cell>
          <table:table-cell office:value-type="string" table:style-name="ce24">
            <text:p>..</text:p>
          </table:table-cell>
          <table:table-cell office:value-type="float" office:value="0.17809229900000001" table:style-name="ce22">
            <text:p>0,178</text:p>
          </table:table-cell>
          <table:table-cell office:value-type="float" office:value="218" table:style-name="ce8">
            <text:p>218</text:p>
          </table:table-cell>
          <table:table-cell office:value-type="float" office:value="248" table:style-name="ce8">
            <text:p>248</text:p>
          </table:table-cell>
          <table:table-cell table:number-columns-repeated="16378"/>
        </table:table-row>
        <table:table-row table:style-name="ro11">
          <table:table-cell office:value-type="string" table:number-columns-spanned="6" table:number-rows-spanned="1" table:style-name="ce74">
            <text:p>Fonte: IBGE, Censo Demográfico 2010, Cadastro Central de Empresas 2011 e Produto Interno Bruto dos Municípios 2010.</text:p>
            <text:p>Nota: Arranjos populacionais identificados segundo metodologia desenvolvida pela Coordenação de Geografia do IBGE.</text:p>
          </table:table-cell>
          <table:covered-table-cell table:number-columns-repeated="5"/>
          <table:table-cell table:number-columns-repeated="16378"/>
        </table:table-row>
        <table:table-row table:number-rows-repeated="1048511" table:style-name="ro3">
          <table:table-cell table:number-columns-repeated="16384"/>
        </table:table-row>
      </table:table>
      <table:table table:name="Tabela_1_5_Revisada" table:style-name="ta1">
        <table:table-column table:style-name="co32" table:default-cell-style-name="ce1"/>
        <table:table-column table:style-name="co27" table:default-cell-style-name="ce8"/>
        <table:table-column table:style-name="co33" table:default-cell-style-name="ce1"/>
        <table:table-column table:style-name="co34" table:default-cell-style-name="ce16"/>
        <table:table-column table:style-name="co35" table:default-cell-style-name="ce8"/>
        <table:table-column table:style-name="co36" table:default-cell-style-name="ce8"/>
        <table:table-column table:style-name="co12" table:number-columns-repeated="16378" table:default-cell-style-name="ce1"/>
        <table:table-row table:style-name="ro4">
          <table:table-cell office:value-type="string" table:number-columns-spanned="6" table:number-rows-spanned="1" table:style-name="ce89">
            <text:p><text:span text:style-name="T2">Tabela 1.5</text:span><text:s text:c="5"/>Composição das 2as Integrações dos Arranjos Populacionais, por população, número de municípios,</text:p>
            <text:p>Produto Interno Bruto - PIB e características das empresas – 2010 - 2011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65">
            <text:p>Composição das 2as Integrações</text:p>
            <text:p>dos Arranjos Populacionais</text:p>
          </table:table-cell>
          <table:table-cell office:value-type="float" office:value="2010" table:number-columns-spanned="3" table:number-rows-spanned="1" table:style-name="ce73">
            <text:p>2010</text:p>
          </table:table-cell>
          <table:covered-table-cell table:number-columns-repeated="2"/>
          <table:table-cell office:value-type="float" office:value="2011" table:number-columns-spanned="2" table:number-rows-spanned="1" table:style-name="ce73">
            <text:p>2011</text:p>
          </table:table-cell>
          <table:covered-table-cell/>
          <table:table-cell table:number-columns-repeated="16378"/>
        </table:table-row>
        <table:table-row table:style-name="ro12">
          <table:covered-table-cell/>
          <table:table-cell office:value-type="string" table:style-name="ce14">
            <text:p>População</text:p>
          </table:table-cell>
          <table:table-cell office:value-type="string" table:style-name="ce14">
            <text:p>Número de municípios</text:p>
          </table:table-cell>
          <table:table-cell office:value-type="string" table:style-name="ce14">
            <text:p>Produto Interno Bruto PIB (bilhões R$)</text:p>
          </table:table-cell>
          <table:table-cell office:value-type="string" table:style-name="ce14">
            <text:p>Número de empresas</text:p>
          </table:table-cell>
          <table:table-cell office:value-type="string" table:style-name="ce14">
            <text:p>Número de unidades locais</text:p>
          </table:table-cell>
          <table:table-cell table:number-columns-repeated="16378"/>
        </table:table-row>
        <table:table-row table:style-name="ro3">
          <table:table-cell office:value-type="string" table:style-name="ce25">
            <text:p>São Paulo/SP</text:p>
          </table:table-cell>
          <table:table-cell office:value-type="float" office:value="27542261" table:style-name="ce19">
            <text:p>27.542.261</text:p>
          </table:table-cell>
          <table:table-cell office:value-type="float" office:value="92" table:style-name="ce18">
            <text:p>92</text:p>
          </table:table-cell>
          <table:table-cell office:value-type="float" office:value="967.63409029900015" table:style-name="ce20">
            <text:p>967,634</text:p>
          </table:table-cell>
          <table:table-cell office:value-type="float" office:value="997076" table:style-name="ce19">
            <text:p>997.076</text:p>
          </table:table-cell>
          <table:table-cell office:value-type="float" office:value="1096325" table:style-name="ce19">
            <text:p>1.096.325</text:p>
          </table:table-cell>
          <table:table-cell table:number-columns-repeated="16378" table:style-name="ce18"/>
        </table:table-row>
        <table:table-row table:style-name="ro3">
          <table:table-cell office:value-type="string" table:style-name="ce21">
            <text:p>Arranjos populacionais</text:p>
          </table:table-cell>
          <table:table-cell office:value-type="float" office:value="27198451" table:style-name="ce8">
            <text:p>27.198.451</text:p>
          </table:table-cell>
          <table:table-cell office:value-type="float" office:value="85" table:style-name="ce1">
            <text:p>85</text:p>
          </table:table-cell>
          <table:table-cell office:value-type="float" office:value="956.18176602500012" table:style-name="ce22">
            <text:p>956,182</text:p>
          </table:table-cell>
          <table:table-cell office:value-type="float" office:value="984353" table:style-name="ce8">
            <text:p>984.353</text:p>
          </table:table-cell>
          <table:table-cell office:value-type="float" office:value="1082924" table:style-name="ce8">
            <text:p>1.082.924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Americana - Santa Bárbara d´Oeste/SP</text:p>
          </table:table-cell>
          <table:table-cell office:value-type="float" office:value="441889" table:style-name="ce8">
            <text:p>441.889</text:p>
          </table:table-cell>
          <table:table-cell office:value-type="float" office:value="3" table:style-name="ce1">
            <text:p>3</text:p>
          </table:table-cell>
          <table:table-cell office:value-type="float" office:value="12.406827365" table:style-name="ce22">
            <text:p>12,407</text:p>
          </table:table-cell>
          <table:table-cell office:value-type="float" office:value="16851" table:style-name="ce8">
            <text:p>16.851</text:p>
          </table:table-cell>
          <table:table-cell office:value-type="float" office:value="17850" table:style-name="ce8">
            <text:p>17.850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Baixada Santista/SP</text:p>
          </table:table-cell>
          <table:table-cell office:value-type="float" office:value="1556718" table:style-name="ce8">
            <text:p>1.556.718</text:p>
          </table:table-cell>
          <table:table-cell office:value-type="float" office:value="7" table:style-name="ce1">
            <text:p>7</text:p>
          </table:table-cell>
          <table:table-cell office:value-type="float" office:value="45.853121225999999" table:style-name="ce22">
            <text:p>45,853</text:p>
          </table:table-cell>
          <table:table-cell office:value-type="float" office:value="38341" table:style-name="ce8">
            <text:p>38.341</text:p>
          </table:table-cell>
          <table:table-cell office:value-type="float" office:value="40436" table:style-name="ce8">
            <text:p>40.436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Campinas/SP</text:p>
          </table:table-cell>
          <table:table-cell office:value-type="float" office:value="1874442" table:style-name="ce8">
            <text:p>1.874.442</text:p>
          </table:table-cell>
          <table:table-cell office:value-type="float" office:value="8" table:style-name="ce10">
            <text:p>8</text:p>
          </table:table-cell>
          <table:table-cell office:value-type="float" office:value="71.378273529999987" table:style-name="ce22">
            <text:p>71,378</text:p>
          </table:table-cell>
          <table:table-cell office:value-type="float" office:value="66281" table:style-name="ce8">
            <text:p>66.281</text:p>
          </table:table-cell>
          <table:table-cell office:value-type="float" office:value="70660" table:style-name="ce8">
            <text:p>70.660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Itu - Salto/SP</text:p>
          </table:table-cell>
          <table:table-cell office:value-type="float" office:value="259663" table:style-name="ce8">
            <text:p>259.663</text:p>
          </table:table-cell>
          <table:table-cell office:value-type="float" office:value="2" table:style-name="ce10">
            <text:p>2</text:p>
          </table:table-cell>
          <table:table-cell office:value-type="float" office:value="6.6262014399999991" table:style-name="ce22">
            <text:p>6,626</text:p>
          </table:table-cell>
          <table:table-cell office:value-type="float" office:value="9917" table:style-name="ce8">
            <text:p>9.917</text:p>
          </table:table-cell>
          <table:table-cell office:value-type="float" office:value="10669" table:style-name="ce8">
            <text:p>10.66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Jundiaí/SP</text:p>
          </table:table-cell>
          <table:table-cell office:value-type="float" office:value="698724" table:style-name="ce8">
            <text:p>698.724</text:p>
          </table:table-cell>
          <table:table-cell office:value-type="float" office:value="7" table:style-name="ce10">
            <text:p>7</text:p>
          </table:table-cell>
          <table:table-cell office:value-type="float" office:value="35.460381557000005" table:style-name="ce22">
            <text:p>35,460</text:p>
          </table:table-cell>
          <table:table-cell office:value-type="float" office:value="22242" table:style-name="ce8">
            <text:p>22.242</text:p>
          </table:table-cell>
          <table:table-cell office:value-type="float" office:value="23691" table:style-name="ce8">
            <text:p>23.691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Piracicaba/SP</text:p>
          </table:table-cell>
          <table:table-cell office:value-type="float" office:value="416216" table:style-name="ce8">
            <text:p>416.216</text:p>
          </table:table-cell>
          <table:table-cell office:value-type="float" office:value="4" table:style-name="ce1">
            <text:p>4</text:p>
          </table:table-cell>
          <table:table-cell office:value-type="float" office:value="12.172843133999999" table:style-name="ce22">
            <text:p>12,173</text:p>
          </table:table-cell>
          <table:table-cell office:value-type="float" office:value="15664" table:style-name="ce8">
            <text:p>15.664</text:p>
          </table:table-cell>
          <table:table-cell office:value-type="float" office:value="16619" table:style-name="ce8">
            <text:p>16.61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ão José dos Campos/SP</text:p>
          </table:table-cell>
          <table:table-cell office:value-type="float" office:value="949119" table:style-name="ce8">
            <text:p>949.119</text:p>
          </table:table-cell>
          <table:table-cell office:value-type="float" office:value="6" table:style-name="ce1">
            <text:p>6</text:p>
          </table:table-cell>
          <table:table-cell office:value-type="float" office:value="33.068479525000001" table:style-name="ce22">
            <text:p>33,068</text:p>
          </table:table-cell>
          <table:table-cell office:value-type="float" office:value="26970" table:style-name="ce8">
            <text:p>26.970</text:p>
          </table:table-cell>
          <table:table-cell office:value-type="float" office:value="28264" table:style-name="ce8">
            <text:p>28.264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ão Paulo/SP</text:p>
          </table:table-cell>
          <table:table-cell office:value-type="float" office:value="19629394" table:style-name="ce8">
            <text:p>19.629.394</text:p>
          </table:table-cell>
          <table:table-cell office:value-type="float" office:value="37" table:style-name="ce1">
            <text:p>37</text:p>
          </table:table-cell>
          <table:table-cell office:value-type="float" office:value="701.13439507099997" table:style-name="ce22">
            <text:p>701,134</text:p>
          </table:table-cell>
          <table:table-cell office:value-type="float" office:value="745592" table:style-name="ce8">
            <text:p>745.592</text:p>
          </table:table-cell>
          <table:table-cell office:value-type="float" office:value="830297" table:style-name="ce8">
            <text:p>830.297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ão Roque - Mairinque/SP</text:p>
          </table:table-cell>
          <table:table-cell office:value-type="float" office:value="122044" table:style-name="ce8">
            <text:p>122.044</text:p>
          </table:table-cell>
          <table:table-cell office:value-type="float" office:value="2" table:style-name="ce1">
            <text:p>2</text:p>
          </table:table-cell>
          <table:table-cell office:value-type="float" office:value="2.3207905670000004" table:style-name="ce22">
            <text:p>2,321</text:p>
          </table:table-cell>
          <table:table-cell office:value-type="float" office:value="3377" table:style-name="ce8">
            <text:p>3.377</text:p>
          </table:table-cell>
          <table:table-cell office:value-type="float" office:value="3549" table:style-name="ce8">
            <text:p>3.54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orocaba/SP</text:p>
          </table:table-cell>
          <table:table-cell office:value-type="float" office:value="779704" table:style-name="ce8">
            <text:p>779.704</text:p>
          </table:table-cell>
          <table:table-cell office:value-type="float" office:value="5" table:style-name="ce1">
            <text:p>5</text:p>
          </table:table-cell>
          <table:table-cell office:value-type="float" office:value="20.867179211" table:style-name="ce22">
            <text:p>20,867</text:p>
          </table:table-cell>
          <table:table-cell office:value-type="float" office:value="26680" table:style-name="ce8">
            <text:p>26.680</text:p>
          </table:table-cell>
          <table:table-cell office:value-type="float" office:value="27893" table:style-name="ce8">
            <text:p>27.893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Taubaté - Pindamonhangaba/SP</text:p>
          </table:table-cell>
          <table:table-cell office:value-type="float" office:value="470538" table:style-name="ce8">
            <text:p>470.538</text:p>
          </table:table-cell>
          <table:table-cell office:value-type="float" office:value="4" table:style-name="ce1">
            <text:p>4</text:p>
          </table:table-cell>
          <table:table-cell office:value-type="float" office:value="14.893273399" table:style-name="ce22">
            <text:p>14,893</text:p>
          </table:table-cell>
          <table:table-cell office:value-type="float" office:value="12438" table:style-name="ce8">
            <text:p>12.438</text:p>
          </table:table-cell>
          <table:table-cell office:value-type="float" office:value="12996" table:style-name="ce8">
            <text:p>12.996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Municípios isolados</text:p>
          </table:table-cell>
          <table:table-cell office:value-type="float" office:value="343810" table:style-name="ce8">
            <text:p>343.810</text:p>
          </table:table-cell>
          <table:table-cell office:value-type="float" office:value="7" table:style-name="ce1">
            <text:p>7</text:p>
          </table:table-cell>
          <table:table-cell office:value-type="float" office:value="11.452324274" table:style-name="ce22">
            <text:p>11,452</text:p>
          </table:table-cell>
          <table:table-cell office:value-type="float" office:value="12723" table:style-name="ce8">
            <text:p>12.723</text:p>
          </table:table-cell>
          <table:table-cell office:value-type="float" office:value="13401" table:style-name="ce8">
            <text:p>13.401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Araçariguama (SP)</text:p>
          </table:table-cell>
          <table:table-cell office:value-type="float" office:value="17080" table:style-name="ce8">
            <text:p>17.080</text:p>
          </table:table-cell>
          <table:table-cell office:value-type="string" table:style-name="ce24">
            <text:p>..</text:p>
          </table:table-cell>
          <table:table-cell office:value-type="float" office:value="1.501869707" table:style-name="ce22">
            <text:p>1,502</text:p>
          </table:table-cell>
          <table:table-cell office:value-type="float" office:value="582" table:style-name="ce8">
            <text:p>582</text:p>
          </table:table-cell>
          <table:table-cell office:value-type="float" office:value="608" table:style-name="ce8">
            <text:p>60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Guararema (SP)</text:p>
          </table:table-cell>
          <table:table-cell office:value-type="float" office:value="25844" table:style-name="ce8">
            <text:p>25.844</text:p>
          </table:table-cell>
          <table:table-cell office:value-type="string" table:style-name="ce24">
            <text:p>..</text:p>
          </table:table-cell>
          <table:table-cell office:value-type="float" office:value="0.45744275400000001" table:style-name="ce22">
            <text:p>0,457</text:p>
          </table:table-cell>
          <table:table-cell office:value-type="float" office:value="977" table:style-name="ce8">
            <text:p>977</text:p>
          </table:table-cell>
          <table:table-cell office:value-type="float" office:value="1032" table:style-name="ce8">
            <text:p>1.032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Igaratá (SP)</text:p>
          </table:table-cell>
          <table:table-cell office:value-type="float" office:value="8831" table:style-name="ce8">
            <text:p>8.831</text:p>
          </table:table-cell>
          <table:table-cell office:value-type="string" table:style-name="ce24">
            <text:p>..</text:p>
          </table:table-cell>
          <table:table-cell office:value-type="float" office:value="0.113433809" table:style-name="ce22">
            <text:p>0,113</text:p>
          </table:table-cell>
          <table:table-cell office:value-type="float" office:value="167" table:style-name="ce8">
            <text:p>167</text:p>
          </table:table-cell>
          <table:table-cell office:value-type="float" office:value="169" table:style-name="ce8">
            <text:p>16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Indaiatuba (SP)</text:p>
          </table:table-cell>
          <table:table-cell office:value-type="float" office:value="201619" table:style-name="ce8">
            <text:p>201.619</text:p>
          </table:table-cell>
          <table:table-cell office:value-type="string" table:style-name="ce24">
            <text:p>..</text:p>
          </table:table-cell>
          <table:table-cell office:value-type="float" office:value="5.8345901580000001" table:style-name="ce22">
            <text:p>5,835</text:p>
          </table:table-cell>
          <table:table-cell office:value-type="float" office:value="7710" table:style-name="ce8">
            <text:p>7.710</text:p>
          </table:table-cell>
          <table:table-cell office:value-type="float" office:value="8068" table:style-name="ce8">
            <text:p>8.06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Jaguariúna (SP)</text:p>
          </table:table-cell>
          <table:table-cell office:value-type="float" office:value="44311" table:style-name="ce8">
            <text:p>44.311</text:p>
          </table:table-cell>
          <table:table-cell office:value-type="string" table:style-name="ce24">
            <text:p>..</text:p>
          </table:table-cell>
          <table:table-cell office:value-type="float" office:value="3.066231003" table:style-name="ce22">
            <text:p>3,066</text:p>
          </table:table-cell>
          <table:table-cell office:value-type="float" office:value="1734" table:style-name="ce8">
            <text:p>1.734</text:p>
          </table:table-cell>
          <table:table-cell office:value-type="float" office:value="1941" table:style-name="ce8">
            <text:p>1.941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Juquitiba (SP)</text:p>
          </table:table-cell>
          <table:table-cell office:value-type="float" office:value="28737" table:style-name="ce8">
            <text:p>28.737</text:p>
          </table:table-cell>
          <table:table-cell office:value-type="string" table:style-name="ce24">
            <text:p>..</text:p>
          </table:table-cell>
          <table:table-cell office:value-type="float" office:value="0.25675291099999997" table:style-name="ce22">
            <text:p>0,257</text:p>
          </table:table-cell>
          <table:table-cell office:value-type="float" office:value="1042" table:style-name="ce8">
            <text:p>1.042</text:p>
          </table:table-cell>
          <table:table-cell office:value-type="float" office:value="1070" table:style-name="ce8">
            <text:p>1.070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Paraibuna (SP)</text:p>
          </table:table-cell>
          <table:table-cell office:value-type="float" office:value="17388" table:style-name="ce8">
            <text:p>17.388</text:p>
          </table:table-cell>
          <table:table-cell office:value-type="string" table:style-name="ce24">
            <text:p>..</text:p>
          </table:table-cell>
          <table:table-cell office:value-type="float" office:value="0.22200393199999999" table:style-name="ce22">
            <text:p>0,222</text:p>
          </table:table-cell>
          <table:table-cell office:value-type="float" office:value="511" table:style-name="ce8">
            <text:p>511</text:p>
          </table:table-cell>
          <table:table-cell office:value-type="float" office:value="513" table:style-name="ce8">
            <text:p>513</text:p>
          </table:table-cell>
          <table:table-cell table:number-columns-repeated="16378"/>
        </table:table-row>
        <table:table-row table:style-name="ro3">
          <table:table-cell table:style-name="ce23"/>
          <table:table-cell table:style-name="ce8"/>
          <table:table-cell table:style-name="ce24"/>
          <table:table-cell table:style-name="ce22"/>
          <table:table-cell table:number-columns-repeated="2" table:style-name="ce8"/>
          <table:table-cell table:number-columns-repeated="16378"/>
        </table:table-row>
        <table:table-row table:style-name="ro3">
          <table:table-cell office:value-type="string" table:style-name="ce25">
            <text:p>Porto Alegre/RS</text:p>
          </table:table-cell>
          <table:table-cell office:value-type="float" office:value="3701482" table:style-name="ce8">
            <text:p>3.701.482</text:p>
          </table:table-cell>
          <table:table-cell office:value-type="float" office:value="29" table:style-name="ce1">
            <text:p>29</text:p>
          </table:table-cell>
          <table:table-cell office:value-type="float" office:value="100.40540443699999" table:style-name="ce20">
            <text:p>100,405</text:p>
          </table:table-cell>
          <table:table-cell office:value-type="float" office:value="149247" table:style-name="ce8">
            <text:p>149.247</text:p>
          </table:table-cell>
          <table:table-cell office:value-type="float" office:value="165848" table:style-name="ce8">
            <text:p>165.848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Arranjos populacionais</text:p>
          </table:table-cell>
          <table:table-cell office:value-type="float" office:value="3625414" table:style-name="ce8">
            <text:p>3.625.414</text:p>
          </table:table-cell>
          <table:table-cell office:value-type="float" office:value="23" table:style-name="ce1">
            <text:p>23</text:p>
          </table:table-cell>
          <table:table-cell office:value-type="float" office:value="98.803008640999991" table:style-name="ce22">
            <text:p>98,803</text:p>
          </table:table-cell>
          <table:table-cell office:value-type="float" office:value="146360" table:style-name="ce8">
            <text:p>146.360</text:p>
          </table:table-cell>
          <table:table-cell office:value-type="float" office:value="162597" table:style-name="ce8">
            <text:p>162.597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Ivoti/RS</text:p>
          </table:table-cell>
          <table:table-cell office:value-type="float" office:value="27585" table:style-name="ce8">
            <text:p>27.585</text:p>
          </table:table-cell>
          <table:table-cell office:value-type="float" office:value="3" table:style-name="ce10">
            <text:p>3</text:p>
          </table:table-cell>
          <table:table-cell office:value-type="float" office:value="0.62071111300000004" table:style-name="ce22">
            <text:p>0,621</text:p>
          </table:table-cell>
          <table:table-cell office:value-type="float" office:value="1213" table:style-name="ce8">
            <text:p>1.213</text:p>
          </table:table-cell>
          <table:table-cell office:value-type="float" office:value="1300" table:style-name="ce8">
            <text:p>1.300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Novo Hamburgo - São Leopoldo/RS</text:p>
          </table:table-cell>
          <table:table-cell office:value-type="float" office:value="586595" table:style-name="ce8">
            <text:p>586.595</text:p>
          </table:table-cell>
          <table:table-cell office:value-type="float" office:value="5" table:style-name="ce10">
            <text:p>5</text:p>
          </table:table-cell>
          <table:table-cell office:value-type="float" office:value="12.633980537999999" table:style-name="ce22">
            <text:p>12,634</text:p>
          </table:table-cell>
          <table:table-cell office:value-type="float" office:value="26632" table:style-name="ce8">
            <text:p>26.632</text:p>
          </table:table-cell>
          <table:table-cell office:value-type="float" office:value="28459" table:style-name="ce8">
            <text:p>28.45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Porto Alegre/RS</text:p>
          </table:table-cell>
          <table:table-cell office:value-type="float" office:value="2913039" table:style-name="ce8">
            <text:p>2.913.039</text:p>
          </table:table-cell>
          <table:table-cell office:value-type="float" office:value="12" table:style-name="ce1">
            <text:p>12</text:p>
          </table:table-cell>
          <table:table-cell office:value-type="float" office:value="83.667543792999993" table:style-name="ce22">
            <text:p>83,668</text:p>
          </table:table-cell>
          <table:table-cell office:value-type="float" office:value="114157" table:style-name="ce8">
            <text:p>114.157</text:p>
          </table:table-cell>
          <table:table-cell office:value-type="float" office:value="128319" table:style-name="ce8">
            <text:p>128.319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apiranga/RS</text:p>
          </table:table-cell>
          <table:table-cell office:value-type="float" office:value="98195" table:style-name="ce8">
            <text:p>98.195</text:p>
          </table:table-cell>
          <table:table-cell office:value-type="float" office:value="3" table:style-name="ce1">
            <text:p>3</text:p>
          </table:table-cell>
          <table:table-cell office:value-type="float" office:value="1.8807731969999999" table:style-name="ce22">
            <text:p>1,881</text:p>
          </table:table-cell>
          <table:table-cell office:value-type="float" office:value="4358" table:style-name="ce8">
            <text:p>4.358</text:p>
          </table:table-cell>
          <table:table-cell office:value-type="float" office:value="4519" table:style-name="ce8">
            <text:p>4.519</text:p>
          </table:table-cell>
          <table:table-cell table:number-columns-repeated="16378"/>
        </table:table-row>
        <table:table-row table:style-name="ro3">
          <table:table-cell office:value-type="string" table:style-name="ce21">
            <text:p>Municípios isolados</text:p>
          </table:table-cell>
          <table:table-cell office:value-type="float" office:value="76068" table:style-name="ce8">
            <text:p>76.068</text:p>
          </table:table-cell>
          <table:table-cell office:value-type="float" office:value="6" table:style-name="ce1">
            <text:p>6</text:p>
          </table:table-cell>
          <table:table-cell office:value-type="float" office:value="1.6023957960000001" table:style-name="ce22">
            <text:p>1,602</text:p>
          </table:table-cell>
          <table:table-cell office:value-type="float" office:value="2887" table:style-name="ce8">
            <text:p>2.887</text:p>
          </table:table-cell>
          <table:table-cell office:value-type="float" office:value="3251" table:style-name="ce8">
            <text:p>3.251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Capela de Santana (RS)</text:p>
          </table:table-cell>
          <table:table-cell office:value-type="float" office:value="11612" table:style-name="ce8">
            <text:p>11.612</text:p>
          </table:table-cell>
          <table:table-cell office:value-type="string" table:style-name="ce24">
            <text:p>..</text:p>
          </table:table-cell>
          <table:table-cell office:value-type="float" office:value="0.10653443700000001" table:style-name="ce22">
            <text:p>0,107</text:p>
          </table:table-cell>
          <table:table-cell office:value-type="float" office:value="267" table:style-name="ce8">
            <text:p>267</text:p>
          </table:table-cell>
          <table:table-cell office:value-type="float" office:value="278" table:style-name="ce8">
            <text:p>27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Dois Irmãos (RS)</text:p>
          </table:table-cell>
          <table:table-cell office:value-type="float" office:value="27572" table:style-name="ce8">
            <text:p>27.572</text:p>
          </table:table-cell>
          <table:table-cell office:value-type="string" table:style-name="ce24">
            <text:p>..</text:p>
          </table:table-cell>
          <table:table-cell office:value-type="float" office:value="0.72337905299999994" table:style-name="ce22">
            <text:p>0,723</text:p>
          </table:table-cell>
          <table:table-cell office:value-type="float" office:value="1073" table:style-name="ce8">
            <text:p>1.073</text:p>
          </table:table-cell>
          <table:table-cell office:value-type="float" office:value="1296" table:style-name="ce8">
            <text:p>1.296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Morro Reuter (RS)</text:p>
          </table:table-cell>
          <table:table-cell office:value-type="float" office:value="5676" table:style-name="ce8">
            <text:p>5.676</text:p>
          </table:table-cell>
          <table:table-cell office:value-type="string" table:style-name="ce24">
            <text:p>..</text:p>
          </table:table-cell>
          <table:table-cell office:value-type="float" office:value="9.1989278000000008E-2" table:style-name="ce22">
            <text:p>0,092</text:p>
          </table:table-cell>
          <table:table-cell office:value-type="float" office:value="194" table:style-name="ce8">
            <text:p>194</text:p>
          </table:table-cell>
          <table:table-cell office:value-type="float" office:value="215" table:style-name="ce8">
            <text:p>215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Picada Café (RS)</text:p>
          </table:table-cell>
          <table:table-cell office:value-type="float" office:value="5182" table:style-name="ce8">
            <text:p>5.182</text:p>
          </table:table-cell>
          <table:table-cell office:value-type="string" table:style-name="ce24">
            <text:p>..</text:p>
          </table:table-cell>
          <table:table-cell office:value-type="float" office:value="0.17809229900000001" table:style-name="ce22">
            <text:p>0,178</text:p>
          </table:table-cell>
          <table:table-cell office:value-type="float" office:value="218" table:style-name="ce8">
            <text:p>218</text:p>
          </table:table-cell>
          <table:table-cell office:value-type="float" office:value="248" table:style-name="ce8">
            <text:p>24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ão José do Hortêncio (RS)</text:p>
          </table:table-cell>
          <table:table-cell office:value-type="float" office:value="4094" table:style-name="ce8">
            <text:p>4.094</text:p>
          </table:table-cell>
          <table:table-cell office:value-type="string" table:style-name="ce24">
            <text:p>..</text:p>
          </table:table-cell>
          <table:table-cell office:value-type="float" office:value="7.5554468E-2" table:style-name="ce22">
            <text:p>0,076</text:p>
          </table:table-cell>
          <table:table-cell office:value-type="float" office:value="93" table:style-name="ce8">
            <text:p>93</text:p>
          </table:table-cell>
          <table:table-cell office:value-type="float" office:value="98" table:style-name="ce8">
            <text:p>98</text:p>
          </table:table-cell>
          <table:table-cell table:number-columns-repeated="16378"/>
        </table:table-row>
        <table:table-row table:style-name="ro3">
          <table:table-cell office:value-type="string" table:style-name="ce23">
            <text:p>São Sebastião do Caí (RS)</text:p>
          </table:table-cell>
          <table:table-cell office:value-type="float" office:value="21932" table:style-name="ce8">
            <text:p>21.932</text:p>
          </table:table-cell>
          <table:table-cell office:value-type="string" table:style-name="ce24">
            <text:p>..</text:p>
          </table:table-cell>
          <table:table-cell office:value-type="float" office:value="0.426846261" table:style-name="ce22">
            <text:p>0,427</text:p>
          </table:table-cell>
          <table:table-cell office:value-type="float" office:value="1042" table:style-name="ce8">
            <text:p>1.042</text:p>
          </table:table-cell>
          <table:table-cell office:value-type="float" office:value="1116" table:style-name="ce8">
            <text:p>1.116</text:p>
          </table:table-cell>
          <table:table-cell table:number-columns-repeated="16378"/>
        </table:table-row>
        <table:table-row table:style-name="ro13">
          <table:table-cell office:value-type="string" table:number-columns-spanned="6" table:number-rows-spanned="1" table:style-name="ce74">
            <text:p>Fonte: IBGE, Censo Demográfico 2010; IBGE, PIB dos muncípios 2010.</text:p>
            <text:p>Nota: Arranjos Populacionais identificados segundo metodologia desenvolvida pela Coordenação de Geografia do IBGE.</text:p>
          </table:table-cell>
          <table:covered-table-cell table:number-columns-repeated="5"/>
          <table:table-cell table:number-columns-repeated="16378"/>
        </table:table-row>
        <table:table-row table:number-rows-repeated="1048537" table:style-name="ro3">
          <table:table-cell table:number-columns-repeated="16384"/>
        </table:table-row>
      </table:table>
      <table:table table:name="Tabela_1_6_Revisada" table:style-name="ta1">
        <table:table-column table:style-name="co37" table:default-cell-style-name="ce1"/>
        <table:table-column table:style-name="co38" table:default-cell-style-name="ce1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39" table:default-cell-style-name="ce16"/>
        <table:table-column table:style-name="co40" table:default-cell-style-name="ce8"/>
        <table:table-column table:style-name="co41" table:default-cell-style-name="ce8"/>
        <table:table-column table:style-name="co12" table:number-columns-repeated="16376" table:default-cell-style-name="ce1"/>
        <table:table-row table:style-name="ro1">
          <table:table-cell office:value-type="string" table:number-columns-spanned="8" table:number-rows-spanned="1" table:style-name="ce55">
            <text:p><text:span text:style-name="T2">Tabela 1.6<text:s/></text:span><text:s text:c="3"/>Médias concentrações urbanas, por população, Produto Interno Bruto - PIB e características das empresas – 2010-2011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2" table:number-rows-spanned="1" table:style-name="ce90">
            <text:p>Médias concentrações urbanas</text:p>
          </table:table-cell>
          <table:covered-table-cell/>
          <table:table-cell office:value-type="string" table:number-columns-spanned="3" table:number-rows-spanned="1" table:style-name="ce91">
            <text:p>População</text:p>
          </table:table-cell>
          <table:covered-table-cell table:number-columns-repeated="2"/>
          <table:table-cell office:value-type="string" table:number-columns-spanned="1" table:number-rows-spanned="2" table:style-name="ce76">
            <text:p>Produto Interno Bruto</text:p>
            <text:p>PIB<text:s/><text:span text:style-name="T1">(bilhões R$)</text:span></text:p>
          </table:table-cell>
          <table:table-cell office:value-type="string" table:number-columns-spanned="1" table:number-rows-spanned="2" table:style-name="ce48">
            <text:p>Número</text:p>
            <text:p>de empresas ² ³</text:p>
          </table:table-cell>
          <table:table-cell office:value-type="string" table:number-columns-spanned="1" table:number-rows-spanned="2" table:style-name="ce48">
            <text:p>Número de</text:p>
            <text:p>unidades locais ² ³</text:p>
          </table:table-cell>
          <table:table-cell table:number-columns-repeated="16376"/>
        </table:table-row>
        <table:table-row table:style-name="ro7">
          <table:table-cell office:value-type="string" table:style-name="ce26">
            <text:p>Nome</text:p>
          </table:table-cell>
          <table:table-cell office:value-type="string" table:style-name="ce26">
            <text:p>Tipo</text:p>
          </table:table-cell>
          <table:table-cell office:value-type="string" table:style-name="ce17">
            <text:p>Total</text:p>
          </table:table-cell>
          <table:table-cell office:value-type="string" table:style-name="ce17">
            <text:p>No Brasil¹</text:p>
          </table:table-cell>
          <table:table-cell office:value-type="string" table:style-name="ce17">
            <text:p>Em países vizinhos (4)</text:p>
          </table:table-cell>
          <table:covered-table-cell/>
          <table:covered-table-cell/>
          <table:covered-table-cell/>
          <table:table-cell table:number-columns-repeated="16376"/>
        </table:table-row>
        <table:table-row table:style-name="ro3">
          <table:table-cell office:value-type="string" table:style-name="ce1">
            <text:p>Ji-Paraná (RO)</text:p>
          </table:table-cell>
          <table:table-cell office:value-type="string" table:style-name="ce1">
            <text:p>Município isolado</text:p>
          </table:table-cell>
          <table:table-cell office:value-type="float" office:value="116610" table:style-name="ce8">
            <text:p>116.610</text:p>
          </table:table-cell>
          <table:table-cell office:value-type="float" office:value="116610" table:style-name="ce8">
            <text:p>116.610</text:p>
          </table:table-cell>
          <table:table-cell office:value-type="string" table:style-name="ce6">
            <text:p>-</text:p>
          </table:table-cell>
          <table:table-cell office:value-type="float" office:value="1.6864000490000002" table:style-name="ce16">
            <text:p>1,686</text:p>
          </table:table-cell>
          <table:table-cell office:value-type="float" office:value="2734" table:style-name="ce8">
            <text:p>2.734</text:p>
          </table:table-cell>
          <table:table-cell office:value-type="float" office:value="3082" table:style-name="ce8">
            <text:p>3.08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orto Velho/RO</text:p>
          </table:table-cell>
          <table:table-cell office:value-type="string" table:style-name="ce1">
            <text:p>Arranjo populacional</text:p>
          </table:table-cell>
          <table:table-cell office:value-type="float" office:value="448306" table:style-name="ce8">
            <text:p>448.306</text:p>
          </table:table-cell>
          <table:table-cell office:value-type="float" office:value="448306" table:style-name="ce8">
            <text:p>448.306</text:p>
          </table:table-cell>
          <table:table-cell office:value-type="string" table:style-name="ce6">
            <text:p>-</text:p>
          </table:table-cell>
          <table:table-cell office:value-type="float" office:value="7.7855441770000002" table:style-name="ce16">
            <text:p>7,786</text:p>
          </table:table-cell>
          <table:table-cell office:value-type="float" office:value="8902" table:style-name="ce8">
            <text:p>8.902</text:p>
          </table:table-cell>
          <table:table-cell office:value-type="float" office:value="9630" table:style-name="ce8">
            <text:p>9.63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Rio Branco (AC)</text:p>
          </table:table-cell>
          <table:table-cell office:value-type="string" table:style-name="ce1">
            <text:p>Município isolado</text:p>
          </table:table-cell>
          <table:table-cell office:value-type="float" office:value="336038" table:style-name="ce8">
            <text:p>336.038</text:p>
          </table:table-cell>
          <table:table-cell office:value-type="float" office:value="336038" table:style-name="ce8">
            <text:p>336.038</text:p>
          </table:table-cell>
          <table:table-cell office:value-type="string" table:style-name="ce6">
            <text:p>-</text:p>
          </table:table-cell>
          <table:table-cell office:value-type="float" office:value="4.3111243530000003" table:style-name="ce16">
            <text:p>4,311</text:p>
          </table:table-cell>
          <table:table-cell office:value-type="float" office:value="5035" table:style-name="ce8">
            <text:p>5.035</text:p>
          </table:table-cell>
          <table:table-cell office:value-type="float" office:value="5365" table:style-name="ce8">
            <text:p>5.365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arintins (AM)</text:p>
          </table:table-cell>
          <table:table-cell office:value-type="string" table:style-name="ce1">
            <text:p>Município isolado</text:p>
          </table:table-cell>
          <table:table-cell office:value-type="float" office:value="102033" table:style-name="ce8">
            <text:p>102.033</text:p>
          </table:table-cell>
          <table:table-cell office:value-type="float" office:value="102033" table:style-name="ce8">
            <text:p>102.033</text:p>
          </table:table-cell>
          <table:table-cell office:value-type="string" table:style-name="ce6">
            <text:p>-</text:p>
          </table:table-cell>
          <table:table-cell office:value-type="float" office:value="0.67541509399999999" table:style-name="ce16">
            <text:p>0,675</text:p>
          </table:table-cell>
          <table:table-cell office:value-type="float" office:value="634" table:style-name="ce8">
            <text:p>634</text:p>
          </table:table-cell>
          <table:table-cell office:value-type="float" office:value="683" table:style-name="ce8">
            <text:p>68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oa Vista (RR)</text:p>
          </table:table-cell>
          <table:table-cell office:value-type="string" table:style-name="ce1">
            <text:p>Município isolado</text:p>
          </table:table-cell>
          <table:table-cell office:value-type="float" office:value="284313" table:style-name="ce8">
            <text:p>284.313</text:p>
          </table:table-cell>
          <table:table-cell office:value-type="float" office:value="284313" table:style-name="ce8">
            <text:p>284.313</text:p>
          </table:table-cell>
          <table:table-cell office:value-type="string" table:style-name="ce6">
            <text:p>-</text:p>
          </table:table-cell>
          <table:table-cell office:value-type="float" office:value="4.6599772259999996" table:style-name="ce16">
            <text:p>4,660</text:p>
          </table:table-cell>
          <table:table-cell office:value-type="float" office:value="4776" table:style-name="ce8">
            <text:p>4.776</text:p>
          </table:table-cell>
          <table:table-cell office:value-type="float" office:value="5108" table:style-name="ce8">
            <text:p>5.10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baetetuba (PA)</text:p>
          </table:table-cell>
          <table:table-cell office:value-type="string" table:style-name="ce1">
            <text:p>Município isolado</text:p>
          </table:table-cell>
          <table:table-cell office:value-type="float" office:value="141100" table:style-name="ce8">
            <text:p>141.100</text:p>
          </table:table-cell>
          <table:table-cell office:value-type="float" office:value="141100" table:style-name="ce8">
            <text:p>141.100</text:p>
          </table:table-cell>
          <table:table-cell office:value-type="string" table:style-name="ce6">
            <text:p>-</text:p>
          </table:table-cell>
          <table:table-cell office:value-type="float" office:value="0.53433467500000009" table:style-name="ce16">
            <text:p>0,534</text:p>
          </table:table-cell>
          <table:table-cell office:value-type="float" office:value="846" table:style-name="ce8">
            <text:p>846</text:p>
          </table:table-cell>
          <table:table-cell office:value-type="float" office:value="895" table:style-name="ce8">
            <text:p>895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ragança (PA)</text:p>
          </table:table-cell>
          <table:table-cell office:value-type="string" table:style-name="ce1">
            <text:p>Município isolado</text:p>
          </table:table-cell>
          <table:table-cell office:value-type="float" office:value="113227" table:style-name="ce8">
            <text:p>113.227</text:p>
          </table:table-cell>
          <table:table-cell office:value-type="float" office:value="113227" table:style-name="ce8">
            <text:p>113.227</text:p>
          </table:table-cell>
          <table:table-cell office:value-type="string" table:style-name="ce6">
            <text:p>-</text:p>
          </table:table-cell>
          <table:table-cell office:value-type="float" office:value="0.45183403299999997" table:style-name="ce16">
            <text:p>0,452</text:p>
          </table:table-cell>
          <table:table-cell office:value-type="float" office:value="654" table:style-name="ce8">
            <text:p>654</text:p>
          </table:table-cell>
          <table:table-cell office:value-type="float" office:value="686" table:style-name="ce8">
            <text:p>68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metá (PA)</text:p>
          </table:table-cell>
          <table:table-cell office:value-type="string" table:style-name="ce1">
            <text:p>Município isolado</text:p>
          </table:table-cell>
          <table:table-cell office:value-type="float" office:value="120896" table:style-name="ce8">
            <text:p>120.896</text:p>
          </table:table-cell>
          <table:table-cell office:value-type="float" office:value="120896" table:style-name="ce8">
            <text:p>120.896</text:p>
          </table:table-cell>
          <table:table-cell office:value-type="string" table:style-name="ce6">
            <text:p>-</text:p>
          </table:table-cell>
          <table:table-cell office:value-type="float" office:value="0.37830882900000001" table:style-name="ce16">
            <text:p>0,378</text:p>
          </table:table-cell>
          <table:table-cell office:value-type="float" office:value="432" table:style-name="ce8">
            <text:p>432</text:p>
          </table:table-cell>
          <table:table-cell office:value-type="float" office:value="451" table:style-name="ce8">
            <text:p>45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stanhal (PA)</text:p>
          </table:table-cell>
          <table:table-cell office:value-type="string" table:style-name="ce1">
            <text:p>Município isolado</text:p>
          </table:table-cell>
          <table:table-cell office:value-type="float" office:value="173149" table:style-name="ce8">
            <text:p>173.149</text:p>
          </table:table-cell>
          <table:table-cell office:value-type="float" office:value="173149" table:style-name="ce8">
            <text:p>173.149</text:p>
          </table:table-cell>
          <table:table-cell office:value-type="string" table:style-name="ce6">
            <text:p>-</text:p>
          </table:table-cell>
          <table:table-cell office:value-type="float" office:value="1.449213426" table:style-name="ce16">
            <text:p>1,449</text:p>
          </table:table-cell>
          <table:table-cell office:value-type="float" office:value="2476" table:style-name="ce8">
            <text:p>2.476</text:p>
          </table:table-cell>
          <table:table-cell office:value-type="float" office:value="2618" table:style-name="ce8">
            <text:p>2.61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Marabá (PA)</text:p>
          </table:table-cell>
          <table:table-cell office:value-type="string" table:style-name="ce1">
            <text:p>Município isolado</text:p>
          </table:table-cell>
          <table:table-cell office:value-type="float" office:value="233669" table:style-name="ce8">
            <text:p>233.669</text:p>
          </table:table-cell>
          <table:table-cell office:value-type="float" office:value="233669" table:style-name="ce8">
            <text:p>233.669</text:p>
          </table:table-cell>
          <table:table-cell office:value-type="string" table:style-name="ce6">
            <text:p>-</text:p>
          </table:table-cell>
          <table:table-cell office:value-type="float" office:value="3.6016473280000003" table:style-name="ce16">
            <text:p>3,602</text:p>
          </table:table-cell>
          <table:table-cell office:value-type="float" office:value="3035" table:style-name="ce8">
            <text:p>3.035</text:p>
          </table:table-cell>
          <table:table-cell office:value-type="float" office:value="3337" table:style-name="ce8">
            <text:p>3.33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arauapebas (PA)</text:p>
          </table:table-cell>
          <table:table-cell office:value-type="string" table:style-name="ce1">
            <text:p>Município isolado</text:p>
          </table:table-cell>
          <table:table-cell office:value-type="float" office:value="153908" table:style-name="ce8">
            <text:p>153.908</text:p>
          </table:table-cell>
          <table:table-cell office:value-type="float" office:value="153908" table:style-name="ce8">
            <text:p>153.908</text:p>
          </table:table-cell>
          <table:table-cell office:value-type="string" table:style-name="ce6">
            <text:p>-</text:p>
          </table:table-cell>
          <table:table-cell office:value-type="float" office:value="15.918216384999999" table:style-name="ce16">
            <text:p>15,918</text:p>
          </table:table-cell>
          <table:table-cell office:value-type="float" office:value="2320" table:style-name="ce8">
            <text:p>2.320</text:p>
          </table:table-cell>
          <table:table-cell office:value-type="float" office:value="2429" table:style-name="ce8">
            <text:p>2.42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antarém (PA)</text:p>
          </table:table-cell>
          <table:table-cell office:value-type="string" table:style-name="ce1">
            <text:p>Município isolado</text:p>
          </table:table-cell>
          <table:table-cell office:value-type="float" office:value="294580" table:style-name="ce8">
            <text:p>294.580</text:p>
          </table:table-cell>
          <table:table-cell office:value-type="float" office:value="294580" table:style-name="ce8">
            <text:p>294.580</text:p>
          </table:table-cell>
          <table:table-cell office:value-type="string" table:style-name="ce6">
            <text:p>-</text:p>
          </table:table-cell>
          <table:table-cell office:value-type="float" office:value="2.051528877" table:style-name="ce16">
            <text:p>2,052</text:p>
          </table:table-cell>
          <table:table-cell office:value-type="float" office:value="3193" table:style-name="ce8">
            <text:p>3.193</text:p>
          </table:table-cell>
          <table:table-cell office:value-type="float" office:value="3476" table:style-name="ce8">
            <text:p>3.47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Macapá/AP</text:p>
          </table:table-cell>
          <table:table-cell office:value-type="string" table:style-name="ce1">
            <text:p>Arranjo populacional</text:p>
          </table:table-cell>
          <table:table-cell office:value-type="float" office:value="499466" table:style-name="ce8">
            <text:p>499.466</text:p>
          </table:table-cell>
          <table:table-cell office:value-type="float" office:value="499466" table:style-name="ce8">
            <text:p>499.466</text:p>
          </table:table-cell>
          <table:table-cell office:value-type="string" table:style-name="ce6">
            <text:p>-</text:p>
          </table:table-cell>
          <table:table-cell office:value-type="float" office:value="6.4573892959999997" table:style-name="ce16">
            <text:p>6,457</text:p>
          </table:table-cell>
          <table:table-cell office:value-type="float" office:value="6477" table:style-name="ce8">
            <text:p>6.477</text:p>
          </table:table-cell>
          <table:table-cell office:value-type="float" office:value="6987" table:style-name="ce8">
            <text:p>6.98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raguaína (TO)</text:p>
          </table:table-cell>
          <table:table-cell office:value-type="string" table:style-name="ce1">
            <text:p>Município isolado</text:p>
          </table:table-cell>
          <table:table-cell office:value-type="float" office:value="150484" table:style-name="ce8">
            <text:p>150.484</text:p>
          </table:table-cell>
          <table:table-cell office:value-type="float" office:value="150484" table:style-name="ce8">
            <text:p>150.484</text:p>
          </table:table-cell>
          <table:table-cell office:value-type="string" table:style-name="ce6">
            <text:p>-</text:p>
          </table:table-cell>
          <table:table-cell office:value-type="float" office:value="1.9228141110000001" table:style-name="ce16">
            <text:p>1,923</text:p>
          </table:table-cell>
          <table:table-cell office:value-type="float" office:value="3240" table:style-name="ce8">
            <text:p>3.240</text:p>
          </table:table-cell>
          <table:table-cell office:value-type="float" office:value="3439" table:style-name="ce8">
            <text:p>3.43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almas (TO)</text:p>
          </table:table-cell>
          <table:table-cell office:value-type="string" table:style-name="ce1">
            <text:p>Município isolado</text:p>
          </table:table-cell>
          <table:table-cell office:value-type="float" office:value="228332" table:style-name="ce8">
            <text:p>228.332</text:p>
          </table:table-cell>
          <table:table-cell office:value-type="float" office:value="228332" table:style-name="ce8">
            <text:p>228.332</text:p>
          </table:table-cell>
          <table:table-cell office:value-type="string" table:style-name="ce6">
            <text:p>-</text:p>
          </table:table-cell>
          <table:table-cell office:value-type="float" office:value="3.9274464710000001" table:style-name="ce16">
            <text:p>3,927</text:p>
          </table:table-cell>
          <table:table-cell office:value-type="float" office:value="5626" table:style-name="ce8">
            <text:p>5.626</text:p>
          </table:table-cell>
          <table:table-cell office:value-type="float" office:value="6064" table:style-name="ce8">
            <text:p>6.064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çailândia (MA)</text:p>
          </table:table-cell>
          <table:table-cell office:value-type="string" table:style-name="ce1">
            <text:p>Município isolado</text:p>
          </table:table-cell>
          <table:table-cell office:value-type="float" office:value="104047" table:style-name="ce8">
            <text:p>104.047</text:p>
          </table:table-cell>
          <table:table-cell office:value-type="float" office:value="104047" table:style-name="ce8">
            <text:p>104.047</text:p>
          </table:table-cell>
          <table:table-cell office:value-type="string" table:style-name="ce6">
            <text:p>-</text:p>
          </table:table-cell>
          <table:table-cell office:value-type="float" office:value="1.307215276" table:style-name="ce16">
            <text:p>1,307</text:p>
          </table:table-cell>
          <table:table-cell office:value-type="float" office:value="1160" table:style-name="ce8">
            <text:p>1.160</text:p>
          </table:table-cell>
          <table:table-cell office:value-type="float" office:value="1252" table:style-name="ce8">
            <text:p>1.25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acabal (MA)</text:p>
          </table:table-cell>
          <table:table-cell office:value-type="string" table:style-name="ce1">
            <text:p>Município isolado</text:p>
          </table:table-cell>
          <table:table-cell office:value-type="float" office:value="100014" table:style-name="ce8">
            <text:p>100.014</text:p>
          </table:table-cell>
          <table:table-cell office:value-type="float" office:value="100014" table:style-name="ce8">
            <text:p>100.014</text:p>
          </table:table-cell>
          <table:table-cell office:value-type="string" table:style-name="ce6">
            <text:p>-</text:p>
          </table:table-cell>
          <table:table-cell office:value-type="float" office:value="0.52193223200000005" table:style-name="ce16">
            <text:p>0,522</text:p>
          </table:table-cell>
          <table:table-cell office:value-type="float" office:value="1123" table:style-name="ce8">
            <text:p>1.123</text:p>
          </table:table-cell>
          <table:table-cell office:value-type="float" office:value="1206" table:style-name="ce8">
            <text:p>1.20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xias (MA)</text:p>
          </table:table-cell>
          <table:table-cell office:value-type="string" table:style-name="ce1">
            <text:p>Município isolado</text:p>
          </table:table-cell>
          <table:table-cell office:value-type="float" office:value="155129" table:style-name="ce8">
            <text:p>155.129</text:p>
          </table:table-cell>
          <table:table-cell office:value-type="float" office:value="155129" table:style-name="ce8">
            <text:p>155.129</text:p>
          </table:table-cell>
          <table:table-cell office:value-type="string" table:style-name="ce6">
            <text:p>-</text:p>
          </table:table-cell>
          <table:table-cell office:value-type="float" office:value="0.78568832499999997" table:style-name="ce16">
            <text:p>0,786</text:p>
          </table:table-cell>
          <table:table-cell office:value-type="float" office:value="1320" table:style-name="ce8">
            <text:p>1.320</text:p>
          </table:table-cell>
          <table:table-cell office:value-type="float" office:value="1389" table:style-name="ce8">
            <text:p>1.38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odó (MA)</text:p>
          </table:table-cell>
          <table:table-cell office:value-type="string" table:style-name="ce1">
            <text:p>Município isolado</text:p>
          </table:table-cell>
          <table:table-cell office:value-type="float" office:value="118038" table:style-name="ce8">
            <text:p>118.038</text:p>
          </table:table-cell>
          <table:table-cell office:value-type="float" office:value="118038" table:style-name="ce8">
            <text:p>118.038</text:p>
          </table:table-cell>
          <table:table-cell office:value-type="string" table:style-name="ce6">
            <text:p>-</text:p>
          </table:table-cell>
          <table:table-cell office:value-type="float" office:value="0.55135393399999999" table:style-name="ce16">
            <text:p>0,551</text:p>
          </table:table-cell>
          <table:table-cell office:value-type="float" office:value="799" table:style-name="ce8">
            <text:p>799</text:p>
          </table:table-cell>
          <table:table-cell office:value-type="float" office:value="888" table:style-name="ce8">
            <text:p>88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mperatriz/MA</text:p>
          </table:table-cell>
          <table:table-cell office:value-type="string" table:style-name="ce1">
            <text:p>Arranjo populacional</text:p>
          </table:table-cell>
          <table:table-cell office:value-type="float" office:value="260084" table:style-name="ce8">
            <text:p>260.084</text:p>
          </table:table-cell>
          <table:table-cell office:value-type="float" office:value="260084" table:style-name="ce8">
            <text:p>260.084</text:p>
          </table:table-cell>
          <table:table-cell office:value-type="string" table:style-name="ce6">
            <text:p>-</text:p>
          </table:table-cell>
          <table:table-cell office:value-type="float" office:value="2.1623847990000002" table:style-name="ce16">
            <text:p>2,162</text:p>
          </table:table-cell>
          <table:table-cell office:value-type="float" office:value="5394" table:style-name="ce8">
            <text:p>5.394</text:p>
          </table:table-cell>
          <table:table-cell office:value-type="float" office:value="5866" table:style-name="ce8">
            <text:p>5.86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arnaíba (PI)</text:p>
          </table:table-cell>
          <table:table-cell office:value-type="string" table:style-name="ce1">
            <text:p>Município isolado</text:p>
          </table:table-cell>
          <table:table-cell office:value-type="float" office:value="145705" table:style-name="ce8">
            <text:p>145.705</text:p>
          </table:table-cell>
          <table:table-cell office:value-type="float" office:value="145705" table:style-name="ce8">
            <text:p>145.705</text:p>
          </table:table-cell>
          <table:table-cell office:value-type="string" table:style-name="ce6">
            <text:p>-</text:p>
          </table:table-cell>
          <table:table-cell office:value-type="float" office:value="0.94708805399999996" table:style-name="ce16">
            <text:p>0,947</text:p>
          </table:table-cell>
          <table:table-cell office:value-type="float" office:value="2347" table:style-name="ce8">
            <text:p>2.347</text:p>
          </table:table-cell>
          <table:table-cell office:value-type="float" office:value="2559" table:style-name="ce8">
            <text:p>2.55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tapipoca (CE)</text:p>
          </table:table-cell>
          <table:table-cell office:value-type="string" table:style-name="ce1">
            <text:p>Município isolado</text:p>
          </table:table-cell>
          <table:table-cell office:value-type="float" office:value="116065" table:style-name="ce8">
            <text:p>116.065</text:p>
          </table:table-cell>
          <table:table-cell office:value-type="float" office:value="116065" table:style-name="ce8">
            <text:p>116.065</text:p>
          </table:table-cell>
          <table:table-cell office:value-type="string" table:style-name="ce6">
            <text:p>-</text:p>
          </table:table-cell>
          <table:table-cell office:value-type="float" office:value="0.62653009500000001" table:style-name="ce16">
            <text:p>0,627</text:p>
          </table:table-cell>
          <table:table-cell office:value-type="float" office:value="1145" table:style-name="ce8">
            <text:p>1.145</text:p>
          </table:table-cell>
          <table:table-cell office:value-type="float" office:value="1212" table:style-name="ce8">
            <text:p>1.21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Juazeiro do Norte/CE</text:p>
          </table:table-cell>
          <table:table-cell office:value-type="string" table:style-name="ce1">
            <text:p>Arranjo populacional</text:p>
          </table:table-cell>
          <table:table-cell office:value-type="float" office:value="426690" table:style-name="ce8">
            <text:p>426.690</text:p>
          </table:table-cell>
          <table:table-cell office:value-type="float" office:value="426690" table:style-name="ce8">
            <text:p>426.690</text:p>
          </table:table-cell>
          <table:table-cell office:value-type="string" table:style-name="ce6">
            <text:p>-</text:p>
          </table:table-cell>
          <table:table-cell office:value-type="float" office:value="3.2608077250000003" table:style-name="ce16">
            <text:p>3,261</text:p>
          </table:table-cell>
          <table:table-cell office:value-type="float" office:value="7847" table:style-name="ce8">
            <text:p>7.847</text:p>
          </table:table-cell>
          <table:table-cell office:value-type="float" office:value="8357" table:style-name="ce8">
            <text:p>8.35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obral/CE</text:p>
          </table:table-cell>
          <table:table-cell office:value-type="string" table:style-name="ce1">
            <text:p>Arranjo populacional</text:p>
          </table:table-cell>
          <table:table-cell office:value-type="float" office:value="210019" table:style-name="ce8">
            <text:p>210.019</text:p>
          </table:table-cell>
          <table:table-cell office:value-type="float" office:value="210019" table:style-name="ce8">
            <text:p>210.019</text:p>
          </table:table-cell>
          <table:table-cell office:value-type="string" table:style-name="ce6">
            <text:p>-</text:p>
          </table:table-cell>
          <table:table-cell office:value-type="float" office:value="2.4459731090000001" table:style-name="ce16">
            <text:p>2,446</text:p>
          </table:table-cell>
          <table:table-cell office:value-type="float" office:value="3194" table:style-name="ce8">
            <text:p>3.194</text:p>
          </table:table-cell>
          <table:table-cell office:value-type="float" office:value="3364" table:style-name="ce8">
            <text:p>3.364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Mossoró (RN)</text:p>
          </table:table-cell>
          <table:table-cell office:value-type="string" table:style-name="ce1">
            <text:p>Município isolado</text:p>
          </table:table-cell>
          <table:table-cell office:value-type="float" office:value="259815" table:style-name="ce8">
            <text:p>259.815</text:p>
          </table:table-cell>
          <table:table-cell office:value-type="float" office:value="259815" table:style-name="ce8">
            <text:p>259.815</text:p>
          </table:table-cell>
          <table:table-cell office:value-type="string" table:style-name="ce6">
            <text:p>-</text:p>
          </table:table-cell>
          <table:table-cell office:value-type="float" office:value="3.4967761460000002" table:style-name="ce16">
            <text:p>3,497</text:p>
          </table:table-cell>
          <table:table-cell office:value-type="float" office:value="4951" table:style-name="ce8">
            <text:p>4.951</text:p>
          </table:table-cell>
          <table:table-cell office:value-type="float" office:value="5402" table:style-name="ce8">
            <text:p>5.40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mpina Grande/PB</text:p>
          </table:table-cell>
          <table:table-cell office:value-type="string" table:style-name="ce1">
            <text:p>Arranjo populacional</text:p>
          </table:table-cell>
          <table:table-cell office:value-type="float" office:value="477987" table:style-name="ce8">
            <text:p>477.987</text:p>
          </table:table-cell>
          <table:table-cell office:value-type="float" office:value="477987" table:style-name="ce8">
            <text:p>477.987</text:p>
          </table:table-cell>
          <table:table-cell office:value-type="string" table:style-name="ce6">
            <text:p>-</text:p>
          </table:table-cell>
          <table:table-cell office:value-type="float" office:value="4.7984455700000002" table:style-name="ce16">
            <text:p>4,798</text:p>
          </table:table-cell>
          <table:table-cell office:value-type="float" office:value="7943" table:style-name="ce8">
            <text:p>7.943</text:p>
          </table:table-cell>
          <table:table-cell office:value-type="float" office:value="8558" table:style-name="ce8">
            <text:p>8.55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atos/PB</text:p>
          </table:table-cell>
          <table:table-cell office:value-type="string" table:style-name="ce1">
            <text:p>Arranjo populacional</text:p>
          </table:table-cell>
          <table:table-cell office:value-type="float" office:value="102373" table:style-name="ce8">
            <text:p>102.373</text:p>
          </table:table-cell>
          <table:table-cell office:value-type="float" office:value="102373" table:style-name="ce8">
            <text:p>102.373</text:p>
          </table:table-cell>
          <table:table-cell office:value-type="string" table:style-name="ce6">
            <text:p>-</text:p>
          </table:table-cell>
          <table:table-cell office:value-type="float" office:value="0.70191483700000001" table:style-name="ce16">
            <text:p>0,702</text:p>
          </table:table-cell>
          <table:table-cell office:value-type="float" office:value="1684" table:style-name="ce8">
            <text:p>1.684</text:p>
          </table:table-cell>
          <table:table-cell office:value-type="float" office:value="1754" table:style-name="ce8">
            <text:p>1.754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ruaru (PE)</text:p>
          </table:table-cell>
          <table:table-cell office:value-type="string" table:style-name="ce1">
            <text:p>Município isolado</text:p>
          </table:table-cell>
          <table:table-cell office:value-type="float" office:value="314912" table:style-name="ce8">
            <text:p>314.912</text:p>
          </table:table-cell>
          <table:table-cell office:value-type="float" office:value="314912" table:style-name="ce8">
            <text:p>314.912</text:p>
          </table:table-cell>
          <table:table-cell office:value-type="string" table:style-name="ce6">
            <text:p>-</text:p>
          </table:table-cell>
          <table:table-cell office:value-type="float" office:value="3.003634436" table:style-name="ce16">
            <text:p>3,004</text:p>
          </table:table-cell>
          <table:table-cell office:value-type="float" office:value="7316" table:style-name="ce8">
            <text:p>7.316</text:p>
          </table:table-cell>
          <table:table-cell office:value-type="float" office:value="8021" table:style-name="ce8">
            <text:p>8.02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Garanhuns (PE)</text:p>
          </table:table-cell>
          <table:table-cell office:value-type="string" table:style-name="ce1">
            <text:p>Município isolado</text:p>
          </table:table-cell>
          <table:table-cell office:value-type="float" office:value="129408" table:style-name="ce8">
            <text:p>129.408</text:p>
          </table:table-cell>
          <table:table-cell office:value-type="float" office:value="129408" table:style-name="ce8">
            <text:p>129.408</text:p>
          </table:table-cell>
          <table:table-cell office:value-type="string" table:style-name="ce6">
            <text:p>-</text:p>
          </table:table-cell>
          <table:table-cell office:value-type="float" office:value="1.1400822909999999" table:style-name="ce16">
            <text:p>1,140</text:p>
          </table:table-cell>
          <table:table-cell office:value-type="float" office:value="2156" table:style-name="ce8">
            <text:p>2.156</text:p>
          </table:table-cell>
          <table:table-cell office:value-type="float" office:value="2333" table:style-name="ce8">
            <text:p>2.33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etrolina/PE - Juazeiro/BA</text:p>
          </table:table-cell>
          <table:table-cell office:value-type="string" table:style-name="ce1">
            <text:p>Arranjo populacional</text:p>
          </table:table-cell>
          <table:table-cell office:value-type="float" office:value="491927" table:style-name="ce8">
            <text:p>491.927</text:p>
          </table:table-cell>
          <table:table-cell office:value-type="float" office:value="491927" table:style-name="ce8">
            <text:p>491.927</text:p>
          </table:table-cell>
          <table:table-cell office:value-type="string" table:style-name="ce6">
            <text:p>-</text:p>
          </table:table-cell>
          <table:table-cell office:value-type="float" office:value="5.0763582710000001" table:style-name="ce16">
            <text:p>5,076</text:p>
          </table:table-cell>
          <table:table-cell office:value-type="float" office:value="8775" table:style-name="ce8">
            <text:p>8.775</text:p>
          </table:table-cell>
          <table:table-cell office:value-type="float" office:value="9383" table:style-name="ce8">
            <text:p>9.38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Vitória de Santo Antão (PE)</text:p>
          </table:table-cell>
          <table:table-cell office:value-type="string" table:style-name="ce1">
            <text:p>Município isolado</text:p>
          </table:table-cell>
          <table:table-cell office:value-type="float" office:value="129974" table:style-name="ce8">
            <text:p>129.974</text:p>
          </table:table-cell>
          <table:table-cell office:value-type="float" office:value="129974" table:style-name="ce8">
            <text:p>129.974</text:p>
          </table:table-cell>
          <table:table-cell office:value-type="string" table:style-name="ce6">
            <text:p>-</text:p>
          </table:table-cell>
          <table:table-cell office:value-type="float" office:value="1.2525738929999999" table:style-name="ce16">
            <text:p>1,253</text:p>
          </table:table-cell>
          <table:table-cell office:value-type="float" office:value="1613" table:style-name="ce8">
            <text:p>1.613</text:p>
          </table:table-cell>
          <table:table-cell office:value-type="float" office:value="1691" table:style-name="ce8">
            <text:p>1.69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rapiraca (AL)</text:p>
          </table:table-cell>
          <table:table-cell office:value-type="string" table:style-name="ce1">
            <text:p>Município isolado</text:p>
          </table:table-cell>
          <table:table-cell office:value-type="float" office:value="214006" table:style-name="ce8">
            <text:p>214.006</text:p>
          </table:table-cell>
          <table:table-cell office:value-type="float" office:value="214006" table:style-name="ce8">
            <text:p>214.006</text:p>
          </table:table-cell>
          <table:table-cell office:value-type="string" table:style-name="ce6">
            <text:p>-</text:p>
          </table:table-cell>
          <table:table-cell office:value-type="float" office:value="1.881363034" table:style-name="ce16">
            <text:p>1,881</text:p>
          </table:table-cell>
          <table:table-cell office:value-type="float" office:value="3666" table:style-name="ce8">
            <text:p>3.666</text:p>
          </table:table-cell>
          <table:table-cell office:value-type="float" office:value="3962" table:style-name="ce8">
            <text:p>3.96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lagoinhas (BA)</text:p>
          </table:table-cell>
          <table:table-cell office:value-type="string" table:style-name="ce1">
            <text:p>Município isolado</text:p>
          </table:table-cell>
          <table:table-cell office:value-type="float" office:value="141949" table:style-name="ce8">
            <text:p>141.949</text:p>
          </table:table-cell>
          <table:table-cell office:value-type="float" office:value="141949" table:style-name="ce8">
            <text:p>141.949</text:p>
          </table:table-cell>
          <table:table-cell office:value-type="string" table:style-name="ce6">
            <text:p>-</text:p>
          </table:table-cell>
          <table:table-cell office:value-type="float" office:value="1.6164658110000001" table:style-name="ce16">
            <text:p>1,616</text:p>
          </table:table-cell>
          <table:table-cell office:value-type="float" office:value="2143" table:style-name="ce8">
            <text:p>2.143</text:p>
          </table:table-cell>
          <table:table-cell office:value-type="float" office:value="2251" table:style-name="ce8">
            <text:p>2.25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arreiras (BA)</text:p>
          </table:table-cell>
          <table:table-cell office:value-type="string" table:style-name="ce1">
            <text:p>Município isolado</text:p>
          </table:table-cell>
          <table:table-cell office:value-type="float" office:value="137427" table:style-name="ce8">
            <text:p>137.427</text:p>
          </table:table-cell>
          <table:table-cell office:value-type="float" office:value="137427" table:style-name="ce8">
            <text:p>137.427</text:p>
          </table:table-cell>
          <table:table-cell office:value-type="string" table:style-name="ce6">
            <text:p>-</text:p>
          </table:table-cell>
          <table:table-cell office:value-type="float" office:value="1.8742121110000001" table:style-name="ce16">
            <text:p>1,874</text:p>
          </table:table-cell>
          <table:table-cell office:value-type="float" office:value="3343" table:style-name="ce8">
            <text:p>3.343</text:p>
          </table:table-cell>
          <table:table-cell office:value-type="float" office:value="3627" table:style-name="ce8">
            <text:p>3.62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Eunápolis (BA)</text:p>
          </table:table-cell>
          <table:table-cell office:value-type="string" table:style-name="ce1">
            <text:p>Município isolado</text:p>
          </table:table-cell>
          <table:table-cell office:value-type="float" office:value="100196" table:style-name="ce8">
            <text:p>100.196</text:p>
          </table:table-cell>
          <table:table-cell office:value-type="float" office:value="100196" table:style-name="ce8">
            <text:p>100.196</text:p>
          </table:table-cell>
          <table:table-cell office:value-type="string" table:style-name="ce6">
            <text:p>-</text:p>
          </table:table-cell>
          <table:table-cell office:value-type="float" office:value="1.2848373130000001" table:style-name="ce16">
            <text:p>1,285</text:p>
          </table:table-cell>
          <table:table-cell office:value-type="float" office:value="2147" table:style-name="ce8">
            <text:p>2.147</text:p>
          </table:table-cell>
          <table:table-cell office:value-type="float" office:value="2327" table:style-name="ce8">
            <text:p>2.32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Feira de Santana (BA)</text:p>
          </table:table-cell>
          <table:table-cell office:value-type="string" table:style-name="ce1">
            <text:p>Município isolado</text:p>
          </table:table-cell>
          <table:table-cell office:value-type="float" office:value="556642" table:style-name="ce8">
            <text:p>556.642</text:p>
          </table:table-cell>
          <table:table-cell office:value-type="float" office:value="556642" table:style-name="ce8">
            <text:p>556.642</text:p>
          </table:table-cell>
          <table:table-cell office:value-type="string" table:style-name="ce6">
            <text:p>-</text:p>
          </table:table-cell>
          <table:table-cell office:value-type="float" office:value="7.4331388260000004" table:style-name="ce16">
            <text:p>7,433</text:p>
          </table:table-cell>
          <table:table-cell office:value-type="float" office:value="13914" table:style-name="ce8">
            <text:p>13.914</text:p>
          </table:table-cell>
          <table:table-cell office:value-type="float" office:value="14980" table:style-name="ce8">
            <text:p>14.98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lhéus (BA)</text:p>
          </table:table-cell>
          <table:table-cell office:value-type="string" table:style-name="ce1">
            <text:p>Município isolado</text:p>
          </table:table-cell>
          <table:table-cell office:value-type="float" office:value="184236" table:style-name="ce8">
            <text:p>184.236</text:p>
          </table:table-cell>
          <table:table-cell office:value-type="float" office:value="184236" table:style-name="ce8">
            <text:p>184.236</text:p>
          </table:table-cell>
          <table:table-cell office:value-type="string" table:style-name="ce6">
            <text:p>-</text:p>
          </table:table-cell>
          <table:table-cell office:value-type="float" office:value="2.24197544" table:style-name="ce16">
            <text:p>2,242</text:p>
          </table:table-cell>
          <table:table-cell office:value-type="float" office:value="3235" table:style-name="ce8">
            <text:p>3.235</text:p>
          </table:table-cell>
          <table:table-cell office:value-type="float" office:value="3487" table:style-name="ce8">
            <text:p>3.48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tabuna (BA)</text:p>
          </table:table-cell>
          <table:table-cell office:value-type="string" table:style-name="ce1">
            <text:p>Município isolado</text:p>
          </table:table-cell>
          <table:table-cell office:value-type="float" office:value="204667" table:style-name="ce8">
            <text:p>204.667</text:p>
          </table:table-cell>
          <table:table-cell office:value-type="float" office:value="204667" table:style-name="ce8">
            <text:p>204.667</text:p>
          </table:table-cell>
          <table:table-cell office:value-type="string" table:style-name="ce6">
            <text:p>-</text:p>
          </table:table-cell>
          <table:table-cell office:value-type="float" office:value="2.5824888179999999" table:style-name="ce16">
            <text:p>2,582</text:p>
          </table:table-cell>
          <table:table-cell office:value-type="float" office:value="4895" table:style-name="ce8">
            <text:p>4.895</text:p>
          </table:table-cell>
          <table:table-cell office:value-type="float" office:value="5188" table:style-name="ce8">
            <text:p>5.18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Jequié (BA)</text:p>
          </table:table-cell>
          <table:table-cell office:value-type="string" table:style-name="ce1">
            <text:p>Município isolado</text:p>
          </table:table-cell>
          <table:table-cell office:value-type="float" office:value="151895" table:style-name="ce8">
            <text:p>151.895</text:p>
          </table:table-cell>
          <table:table-cell office:value-type="float" office:value="151895" table:style-name="ce8">
            <text:p>151.895</text:p>
          </table:table-cell>
          <table:table-cell office:value-type="string" table:style-name="ce6">
            <text:p>-</text:p>
          </table:table-cell>
          <table:table-cell office:value-type="float" office:value="1.6751638999999998" table:style-name="ce16">
            <text:p>1,675</text:p>
          </table:table-cell>
          <table:table-cell office:value-type="float" office:value="2775" table:style-name="ce8">
            <text:p>2.775</text:p>
          </table:table-cell>
          <table:table-cell office:value-type="float" office:value="3031" table:style-name="ce8">
            <text:p>3.03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aulo Afonso (BA)</text:p>
          </table:table-cell>
          <table:table-cell office:value-type="string" table:style-name="ce1">
            <text:p>Município isolado</text:p>
          </table:table-cell>
          <table:table-cell office:value-type="float" office:value="108396" table:style-name="ce8">
            <text:p>108.396</text:p>
          </table:table-cell>
          <table:table-cell office:value-type="float" office:value="108396" table:style-name="ce8">
            <text:p>108.396</text:p>
          </table:table-cell>
          <table:table-cell office:value-type="string" table:style-name="ce6">
            <text:p>-</text:p>
          </table:table-cell>
          <table:table-cell office:value-type="float" office:value="2.1115211069999997" table:style-name="ce16">
            <text:p>2,112</text:p>
          </table:table-cell>
          <table:table-cell office:value-type="float" office:value="1418" table:style-name="ce8">
            <text:p>1.418</text:p>
          </table:table-cell>
          <table:table-cell office:value-type="float" office:value="1479" table:style-name="ce8">
            <text:p>1.47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orto Seguro (BA)</text:p>
          </table:table-cell>
          <table:table-cell office:value-type="string" table:style-name="ce1">
            <text:p>Município isolado</text:p>
          </table:table-cell>
          <table:table-cell office:value-type="float" office:value="126929" table:style-name="ce8">
            <text:p>126.929</text:p>
          </table:table-cell>
          <table:table-cell office:value-type="float" office:value="126929" table:style-name="ce8">
            <text:p>126.929</text:p>
          </table:table-cell>
          <table:table-cell office:value-type="string" table:style-name="ce6">
            <text:p>-</text:p>
          </table:table-cell>
          <table:table-cell office:value-type="float" office:value="0.96196473299999996" table:style-name="ce16">
            <text:p>0,962</text:p>
          </table:table-cell>
          <table:table-cell office:value-type="float" office:value="3640" table:style-name="ce8">
            <text:p>3.640</text:p>
          </table:table-cell>
          <table:table-cell office:value-type="float" office:value="3858" table:style-name="ce8">
            <text:p>3.85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Teixeira de Freitas (BA)</text:p>
          </table:table-cell>
          <table:table-cell office:value-type="string" table:style-name="ce1">
            <text:p>Município isolado</text:p>
          </table:table-cell>
          <table:table-cell office:value-type="float" office:value="138341" table:style-name="ce8">
            <text:p>138.341</text:p>
          </table:table-cell>
          <table:table-cell office:value-type="float" office:value="138341" table:style-name="ce8">
            <text:p>138.341</text:p>
          </table:table-cell>
          <table:table-cell office:value-type="string" table:style-name="ce6">
            <text:p>-</text:p>
          </table:table-cell>
          <table:table-cell office:value-type="float" office:value="1.2721658980000001" table:style-name="ce16">
            <text:p>1,272</text:p>
          </table:table-cell>
          <table:table-cell office:value-type="float" office:value="2806" table:style-name="ce8">
            <text:p>2.806</text:p>
          </table:table-cell>
          <table:table-cell office:value-type="float" office:value="2955" table:style-name="ce8">
            <text:p>2.955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Vitória da Conquista (BA)</text:p>
          </table:table-cell>
          <table:table-cell office:value-type="string" table:style-name="ce1">
            <text:p>Município isolado</text:p>
          </table:table-cell>
          <table:table-cell office:value-type="float" office:value="306866" table:style-name="ce8">
            <text:p>306.866</text:p>
          </table:table-cell>
          <table:table-cell office:value-type="float" office:value="306866" table:style-name="ce8">
            <text:p>306.866</text:p>
          </table:table-cell>
          <table:table-cell office:value-type="string" table:style-name="ce6">
            <text:p>-</text:p>
          </table:table-cell>
          <table:table-cell office:value-type="float" office:value="3.46917885" table:style-name="ce16">
            <text:p>3,469</text:p>
          </table:table-cell>
          <table:table-cell office:value-type="float" office:value="7628" table:style-name="ce8">
            <text:p>7.628</text:p>
          </table:table-cell>
          <table:table-cell office:value-type="float" office:value="8360" table:style-name="ce8">
            <text:p>8.36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raguari (MG)</text:p>
          </table:table-cell>
          <table:table-cell office:value-type="string" table:style-name="ce1">
            <text:p>Município isolado</text:p>
          </table:table-cell>
          <table:table-cell office:value-type="float" office:value="109801" table:style-name="ce8">
            <text:p>109.801</text:p>
          </table:table-cell>
          <table:table-cell office:value-type="float" office:value="109801" table:style-name="ce8">
            <text:p>109.801</text:p>
          </table:table-cell>
          <table:table-cell office:value-type="string" table:style-name="ce6">
            <text:p>-</text:p>
          </table:table-cell>
          <table:table-cell office:value-type="float" office:value="2.2125357409999999" table:style-name="ce16">
            <text:p>2,213</text:p>
          </table:table-cell>
          <table:table-cell office:value-type="float" office:value="3113" table:style-name="ce8">
            <text:p>3.113</text:p>
          </table:table-cell>
          <table:table-cell office:value-type="float" office:value="3265" table:style-name="ce8">
            <text:p>3.265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arbacena/MG</text:p>
          </table:table-cell>
          <table:table-cell office:value-type="string" table:style-name="ce1">
            <text:p>Arranjo populacional</text:p>
          </table:table-cell>
          <table:table-cell office:value-type="float" office:value="143473" table:style-name="ce8">
            <text:p>143.473</text:p>
          </table:table-cell>
          <table:table-cell office:value-type="float" office:value="143473" table:style-name="ce8">
            <text:p>143.473</text:p>
          </table:table-cell>
          <table:table-cell office:value-type="string" table:style-name="ce6">
            <text:p>-</text:p>
          </table:table-cell>
          <table:table-cell office:value-type="float" office:value="1.6723524040000002" table:style-name="ce16">
            <text:p>1,672</text:p>
          </table:table-cell>
          <table:table-cell office:value-type="float" office:value="3003" table:style-name="ce8">
            <text:p>3.003</text:p>
          </table:table-cell>
          <table:table-cell office:value-type="float" office:value="3245" table:style-name="ce8">
            <text:p>3.245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onselheiro Lafaiete/MG</text:p>
          </table:table-cell>
          <table:table-cell office:value-type="string" table:style-name="ce1">
            <text:p>Arranjo populacional</text:p>
          </table:table-cell>
          <table:table-cell office:value-type="float" office:value="211068" table:style-name="ce8">
            <text:p>211.068</text:p>
          </table:table-cell>
          <table:table-cell office:value-type="float" office:value="211068" table:style-name="ce8">
            <text:p>211.068</text:p>
          </table:table-cell>
          <table:table-cell office:value-type="string" table:style-name="ce6">
            <text:p>-</text:p>
          </table:table-cell>
          <table:table-cell office:value-type="float" office:value="4.7403957099999996" table:style-name="ce16">
            <text:p>4,740</text:p>
          </table:table-cell>
          <table:table-cell office:value-type="float" office:value="5710" table:style-name="ce8">
            <text:p>5.710</text:p>
          </table:table-cell>
          <table:table-cell office:value-type="float" office:value="6038" table:style-name="ce8">
            <text:p>6.03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Divinópolis (MG)</text:p>
          </table:table-cell>
          <table:table-cell office:value-type="string" table:style-name="ce1">
            <text:p>Município isolado</text:p>
          </table:table-cell>
          <table:table-cell office:value-type="float" office:value="213016" table:style-name="ce8">
            <text:p>213.016</text:p>
          </table:table-cell>
          <table:table-cell office:value-type="float" office:value="213016" table:style-name="ce8">
            <text:p>213.016</text:p>
          </table:table-cell>
          <table:table-cell office:value-type="string" table:style-name="ce6">
            <text:p>-</text:p>
          </table:table-cell>
          <table:table-cell office:value-type="float" office:value="3.3746337140000002" table:style-name="ce16">
            <text:p>3,375</text:p>
          </table:table-cell>
          <table:table-cell office:value-type="float" office:value="7317" table:style-name="ce8">
            <text:p>7.317</text:p>
          </table:table-cell>
          <table:table-cell office:value-type="float" office:value="8013" table:style-name="ce8">
            <text:p>8.01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Governador Valadares (MG)</text:p>
          </table:table-cell>
          <table:table-cell office:value-type="string" table:style-name="ce1">
            <text:p>Município isolado</text:p>
          </table:table-cell>
          <table:table-cell office:value-type="float" office:value="263689" table:style-name="ce8">
            <text:p>263.689</text:p>
          </table:table-cell>
          <table:table-cell office:value-type="float" office:value="263689" table:style-name="ce8">
            <text:p>263.689</text:p>
          </table:table-cell>
          <table:table-cell office:value-type="string" table:style-name="ce6">
            <text:p>-</text:p>
          </table:table-cell>
          <table:table-cell office:value-type="float" office:value="3.3443410929999997" table:style-name="ce16">
            <text:p>3,344</text:p>
          </table:table-cell>
          <table:table-cell office:value-type="float" office:value="7059" table:style-name="ce8">
            <text:p>7.059</text:p>
          </table:table-cell>
          <table:table-cell office:value-type="float" office:value="7588" table:style-name="ce8">
            <text:p>7.58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patinga/MG</text:p>
          </table:table-cell>
          <table:table-cell office:value-type="string" table:style-name="ce1">
            <text:p>Arranjo populacional</text:p>
          </table:table-cell>
          <table:table-cell office:value-type="float" office:value="509110" table:style-name="ce8">
            <text:p>509.110</text:p>
          </table:table-cell>
          <table:table-cell office:value-type="float" office:value="509110" table:style-name="ce8">
            <text:p>509.110</text:p>
          </table:table-cell>
          <table:table-cell office:value-type="string" table:style-name="ce6">
            <text:p>-</text:p>
          </table:table-cell>
          <table:table-cell office:value-type="float" office:value="11.430633423" table:style-name="ce16">
            <text:p>11,431</text:p>
          </table:table-cell>
          <table:table-cell office:value-type="float" office:value="12592" table:style-name="ce8">
            <text:p>12.592</text:p>
          </table:table-cell>
          <table:table-cell office:value-type="float" office:value="13381" table:style-name="ce8">
            <text:p>13.38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tabira (MG)</text:p>
          </table:table-cell>
          <table:table-cell office:value-type="string" table:style-name="ce1">
            <text:p>Município isolado</text:p>
          </table:table-cell>
          <table:table-cell office:value-type="float" office:value="109783" table:style-name="ce8">
            <text:p>109.783</text:p>
          </table:table-cell>
          <table:table-cell office:value-type="float" office:value="109783" table:style-name="ce8">
            <text:p>109.783</text:p>
          </table:table-cell>
          <table:table-cell office:value-type="string" table:style-name="ce6">
            <text:p>-</text:p>
          </table:table-cell>
          <table:table-cell office:value-type="float" office:value="7.0396875209999994" table:style-name="ce16">
            <text:p>7,040</text:p>
          </table:table-cell>
          <table:table-cell office:value-type="float" office:value="2725" table:style-name="ce8">
            <text:p>2.725</text:p>
          </table:table-cell>
          <table:table-cell office:value-type="float" office:value="2936" table:style-name="ce8">
            <text:p>2.93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tajubá/MG</text:p>
          </table:table-cell>
          <table:table-cell office:value-type="string" table:style-name="ce1">
            <text:p>Arranjo populacional</text:p>
          </table:table-cell>
          <table:table-cell office:value-type="float" office:value="110440" table:style-name="ce8">
            <text:p>110.440</text:p>
          </table:table-cell>
          <table:table-cell office:value-type="float" office:value="110440" table:style-name="ce8">
            <text:p>110.440</text:p>
          </table:table-cell>
          <table:table-cell office:value-type="string" table:style-name="ce6">
            <text:p>-</text:p>
          </table:table-cell>
          <table:table-cell office:value-type="float" office:value="1.8241331750000001" table:style-name="ce16">
            <text:p>1,824</text:p>
          </table:table-cell>
          <table:table-cell office:value-type="float" office:value="3436" table:style-name="ce8">
            <text:p>3.436</text:p>
          </table:table-cell>
          <table:table-cell office:value-type="float" office:value="3611" table:style-name="ce8">
            <text:p>3.61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Juiz de Fora/MG</text:p>
          </table:table-cell>
          <table:table-cell office:value-type="string" table:style-name="ce1">
            <text:p>Arranjo populacional</text:p>
          </table:table-cell>
          <table:table-cell office:value-type="float" office:value="538764" table:style-name="ce8">
            <text:p>538.764</text:p>
          </table:table-cell>
          <table:table-cell office:value-type="float" office:value="538764" table:style-name="ce8">
            <text:p>538.764</text:p>
          </table:table-cell>
          <table:table-cell office:value-type="string" table:style-name="ce6">
            <text:p>-</text:p>
          </table:table-cell>
          <table:table-cell office:value-type="float" office:value="8.9475695339999994" table:style-name="ce16">
            <text:p>8,948</text:p>
          </table:table-cell>
          <table:table-cell office:value-type="float" office:value="19228" table:style-name="ce8">
            <text:p>19.228</text:p>
          </table:table-cell>
          <table:table-cell office:value-type="float" office:value="20669" table:style-name="ce8">
            <text:p>20.66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Lavras/MG</text:p>
          </table:table-cell>
          <table:table-cell office:value-type="string" table:style-name="ce1">
            <text:p>Arranjo populacional</text:p>
          </table:table-cell>
          <table:table-cell office:value-type="float" office:value="108024" table:style-name="ce8">
            <text:p>108.024</text:p>
          </table:table-cell>
          <table:table-cell office:value-type="float" office:value="108024" table:style-name="ce8">
            <text:p>108.024</text:p>
          </table:table-cell>
          <table:table-cell office:value-type="string" table:style-name="ce6">
            <text:p>-</text:p>
          </table:table-cell>
          <table:table-cell office:value-type="float" office:value="1.819442139" table:style-name="ce16">
            <text:p>1,819</text:p>
          </table:table-cell>
          <table:table-cell office:value-type="float" office:value="3306" table:style-name="ce8">
            <text:p>3.306</text:p>
          </table:table-cell>
          <table:table-cell office:value-type="float" office:value="3583" table:style-name="ce8">
            <text:p>3.58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Montes Claros (MG)</text:p>
          </table:table-cell>
          <table:table-cell office:value-type="string" table:style-name="ce1">
            <text:p>Município isolado</text:p>
          </table:table-cell>
          <table:table-cell office:value-type="float" office:value="361915" table:style-name="ce8">
            <text:p>361.915</text:p>
          </table:table-cell>
          <table:table-cell office:value-type="float" office:value="361915" table:style-name="ce8">
            <text:p>361.915</text:p>
          </table:table-cell>
          <table:table-cell office:value-type="string" table:style-name="ce6">
            <text:p>-</text:p>
          </table:table-cell>
          <table:table-cell office:value-type="float" office:value="4.5016615180000006" table:style-name="ce16">
            <text:p>4,502</text:p>
          </table:table-cell>
          <table:table-cell office:value-type="float" office:value="10270" table:style-name="ce8">
            <text:p>10.270</text:p>
          </table:table-cell>
          <table:table-cell office:value-type="float" office:value="10989" table:style-name="ce8">
            <text:p>10.98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Muriaé (MG)</text:p>
          </table:table-cell>
          <table:table-cell office:value-type="string" table:style-name="ce1">
            <text:p>Município isolado</text:p>
          </table:table-cell>
          <table:table-cell office:value-type="float" office:value="100765" table:style-name="ce8">
            <text:p>100.765</text:p>
          </table:table-cell>
          <table:table-cell office:value-type="float" office:value="100765" table:style-name="ce8">
            <text:p>100.765</text:p>
          </table:table-cell>
          <table:table-cell office:value-type="string" table:style-name="ce6">
            <text:p>-</text:p>
          </table:table-cell>
          <table:table-cell office:value-type="float" office:value="1.080501795" table:style-name="ce16">
            <text:p>1,081</text:p>
          </table:table-cell>
          <table:table-cell office:value-type="float" office:value="3958" table:style-name="ce8">
            <text:p>3.958</text:p>
          </table:table-cell>
          <table:table-cell office:value-type="float" office:value="4258" table:style-name="ce8">
            <text:p>4.25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assos/SP</text:p>
          </table:table-cell>
          <table:table-cell office:value-type="string" table:style-name="ce1">
            <text:p>Arranjo populacional</text:p>
          </table:table-cell>
          <table:table-cell office:value-type="float" office:value="110388" table:style-name="ce8">
            <text:p>110.388</text:p>
          </table:table-cell>
          <table:table-cell office:value-type="float" office:value="110388" table:style-name="ce8">
            <text:p>110.388</text:p>
          </table:table-cell>
          <table:table-cell office:value-type="string" table:style-name="ce6">
            <text:p>-</text:p>
          </table:table-cell>
          <table:table-cell office:value-type="float" office:value="1.766879426" table:style-name="ce16">
            <text:p>1,767</text:p>
          </table:table-cell>
          <table:table-cell office:value-type="float" office:value="3208" table:style-name="ce8">
            <text:p>3.208</text:p>
          </table:table-cell>
          <table:table-cell office:value-type="float" office:value="3391" table:style-name="ce8">
            <text:p>3.39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atos de Minas (MG)</text:p>
          </table:table-cell>
          <table:table-cell office:value-type="string" table:style-name="ce1">
            <text:p>Município isolado</text:p>
          </table:table-cell>
          <table:table-cell office:value-type="float" office:value="138710" table:style-name="ce8">
            <text:p>138.710</text:p>
          </table:table-cell>
          <table:table-cell office:value-type="float" office:value="138710" table:style-name="ce8">
            <text:p>138.710</text:p>
          </table:table-cell>
          <table:table-cell office:value-type="string" table:style-name="ce6">
            <text:p>-</text:p>
          </table:table-cell>
          <table:table-cell office:value-type="float" office:value="1.9995710249999998" table:style-name="ce16">
            <text:p>2,000</text:p>
          </table:table-cell>
          <table:table-cell office:value-type="float" office:value="4622" table:style-name="ce8">
            <text:p>4.622</text:p>
          </table:table-cell>
          <table:table-cell office:value-type="float" office:value="5017" table:style-name="ce8">
            <text:p>5.01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oços de Caldas (MG)</text:p>
          </table:table-cell>
          <table:table-cell office:value-type="string" table:style-name="ce1">
            <text:p>Município isolado</text:p>
          </table:table-cell>
          <table:table-cell office:value-type="float" office:value="152435" table:style-name="ce8">
            <text:p>152.435</text:p>
          </table:table-cell>
          <table:table-cell office:value-type="float" office:value="152435" table:style-name="ce8">
            <text:p>152.435</text:p>
          </table:table-cell>
          <table:table-cell office:value-type="string" table:style-name="ce6">
            <text:p>-</text:p>
          </table:table-cell>
          <table:table-cell office:value-type="float" office:value="3.756596059" table:style-name="ce16">
            <text:p>3,757</text:p>
          </table:table-cell>
          <table:table-cell office:value-type="float" office:value="5420" table:style-name="ce8">
            <text:p>5.420</text:p>
          </table:table-cell>
          <table:table-cell office:value-type="float" office:value="5965" table:style-name="ce8">
            <text:p>5.965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ouso Alegre (MG)</text:p>
          </table:table-cell>
          <table:table-cell office:value-type="string" table:style-name="ce1">
            <text:p>Município isolado</text:p>
          </table:table-cell>
          <table:table-cell office:value-type="float" office:value="130615" table:style-name="ce8">
            <text:p>130.615</text:p>
          </table:table-cell>
          <table:table-cell office:value-type="float" office:value="130615" table:style-name="ce8">
            <text:p>130.615</text:p>
          </table:table-cell>
          <table:table-cell office:value-type="string" table:style-name="ce6">
            <text:p>-</text:p>
          </table:table-cell>
          <table:table-cell office:value-type="float" office:value="3.0413145630000002" table:style-name="ce16">
            <text:p>3,041</text:p>
          </table:table-cell>
          <table:table-cell office:value-type="float" office:value="4817" table:style-name="ce8">
            <text:p>4.817</text:p>
          </table:table-cell>
          <table:table-cell office:value-type="float" office:value="5140" table:style-name="ce8">
            <text:p>5.14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ão João del Rei/MG</text:p>
          </table:table-cell>
          <table:table-cell office:value-type="string" table:style-name="ce1">
            <text:p>Arranjo populacional</text:p>
          </table:table-cell>
          <table:table-cell office:value-type="float" office:value="102596" table:style-name="ce8">
            <text:p>102.596</text:p>
          </table:table-cell>
          <table:table-cell office:value-type="float" office:value="102596" table:style-name="ce8">
            <text:p>102.596</text:p>
          </table:table-cell>
          <table:table-cell office:value-type="string" table:style-name="ce6">
            <text:p>-</text:p>
          </table:table-cell>
          <table:table-cell office:value-type="float" office:value="1.1322859029999999" table:style-name="ce16">
            <text:p>1,132</text:p>
          </table:table-cell>
          <table:table-cell office:value-type="float" office:value="3150" table:style-name="ce8">
            <text:p>3.150</text:p>
          </table:table-cell>
          <table:table-cell office:value-type="float" office:value="3340" table:style-name="ce8">
            <text:p>3.34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ete Lagoas/MG</text:p>
          </table:table-cell>
          <table:table-cell office:value-type="string" table:style-name="ce1">
            <text:p>Arranjo populacional</text:p>
          </table:table-cell>
          <table:table-cell office:value-type="float" office:value="229485" table:style-name="ce8">
            <text:p>229.485</text:p>
          </table:table-cell>
          <table:table-cell office:value-type="float" office:value="229485" table:style-name="ce8">
            <text:p>229.485</text:p>
          </table:table-cell>
          <table:table-cell office:value-type="string" table:style-name="ce6">
            <text:p>-</text:p>
          </table:table-cell>
          <table:table-cell office:value-type="float" office:value="5.8856542840000001" table:style-name="ce16">
            <text:p>5,886</text:p>
          </table:table-cell>
          <table:table-cell office:value-type="float" office:value="6071" table:style-name="ce8">
            <text:p>6.071</text:p>
          </table:table-cell>
          <table:table-cell office:value-type="float" office:value="6430" table:style-name="ce8">
            <text:p>6.43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Teófilo Otoni (MG)</text:p>
          </table:table-cell>
          <table:table-cell office:value-type="string" table:style-name="ce1">
            <text:p>Município isolado</text:p>
          </table:table-cell>
          <table:table-cell office:value-type="float" office:value="134745" table:style-name="ce8">
            <text:p>134.745</text:p>
          </table:table-cell>
          <table:table-cell office:value-type="float" office:value="134745" table:style-name="ce8">
            <text:p>134.745</text:p>
          </table:table-cell>
          <table:table-cell office:value-type="string" table:style-name="ce6">
            <text:p>-</text:p>
          </table:table-cell>
          <table:table-cell office:value-type="float" office:value="1.281417407" table:style-name="ce16">
            <text:p>1,281</text:p>
          </table:table-cell>
          <table:table-cell office:value-type="float" office:value="2923" table:style-name="ce8">
            <text:p>2.923</text:p>
          </table:table-cell>
          <table:table-cell office:value-type="float" office:value="3218" table:style-name="ce8">
            <text:p>3.21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Ubá/MG</text:p>
          </table:table-cell>
          <table:table-cell office:value-type="string" table:style-name="ce1">
            <text:p>Arranjo populacional</text:p>
          </table:table-cell>
          <table:table-cell office:value-type="float" office:value="108386" table:style-name="ce8">
            <text:p>108.386</text:p>
          </table:table-cell>
          <table:table-cell office:value-type="float" office:value="108386" table:style-name="ce8">
            <text:p>108.386</text:p>
          </table:table-cell>
          <table:table-cell office:value-type="string" table:style-name="ce6">
            <text:p>-</text:p>
          </table:table-cell>
          <table:table-cell office:value-type="float" office:value="1.50525156" table:style-name="ce16">
            <text:p>1,505</text:p>
          </table:table-cell>
          <table:table-cell office:value-type="float" office:value="4051" table:style-name="ce8">
            <text:p>4.051</text:p>
          </table:table-cell>
          <table:table-cell office:value-type="float" office:value="4320" table:style-name="ce8">
            <text:p>4.32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Uberaba (MG)</text:p>
          </table:table-cell>
          <table:table-cell office:value-type="string" table:style-name="ce1">
            <text:p>Município isolado</text:p>
          </table:table-cell>
          <table:table-cell office:value-type="float" office:value="295988" table:style-name="ce8">
            <text:p>295.988</text:p>
          </table:table-cell>
          <table:table-cell office:value-type="float" office:value="295988" table:style-name="ce8">
            <text:p>295.988</text:p>
          </table:table-cell>
          <table:table-cell office:value-type="string" table:style-name="ce6">
            <text:p>-</text:p>
          </table:table-cell>
          <table:table-cell office:value-type="float" office:value="7.1552136969999998" table:style-name="ce16">
            <text:p>7,155</text:p>
          </table:table-cell>
          <table:table-cell office:value-type="float" office:value="9521" table:style-name="ce8">
            <text:p>9.521</text:p>
          </table:table-cell>
          <table:table-cell office:value-type="float" office:value="10121" table:style-name="ce8">
            <text:p>10.12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Uberlândia (MG)</text:p>
          </table:table-cell>
          <table:table-cell office:value-type="string" table:style-name="ce1">
            <text:p>Município isolado</text:p>
          </table:table-cell>
          <table:table-cell office:value-type="float" office:value="604013" table:style-name="ce8">
            <text:p>604.013</text:p>
          </table:table-cell>
          <table:table-cell office:value-type="float" office:value="604013" table:style-name="ce8">
            <text:p>604.013</text:p>
          </table:table-cell>
          <table:table-cell office:value-type="string" table:style-name="ce6">
            <text:p>-</text:p>
          </table:table-cell>
          <table:table-cell office:value-type="float" office:value="18.286903940999998" table:style-name="ce16">
            <text:p>18,287</text:p>
          </table:table-cell>
          <table:table-cell office:value-type="float" office:value="23278" table:style-name="ce8">
            <text:p>23.278</text:p>
          </table:table-cell>
          <table:table-cell office:value-type="float" office:value="25418" table:style-name="ce8">
            <text:p>25.41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Varginha (MG)</text:p>
          </table:table-cell>
          <table:table-cell office:value-type="string" table:style-name="ce1">
            <text:p>Município isolado</text:p>
          </table:table-cell>
          <table:table-cell office:value-type="float" office:value="123081" table:style-name="ce8">
            <text:p>123.081</text:p>
          </table:table-cell>
          <table:table-cell office:value-type="float" office:value="123081" table:style-name="ce8">
            <text:p>123.081</text:p>
          </table:table-cell>
          <table:table-cell office:value-type="string" table:style-name="ce6">
            <text:p>-</text:p>
          </table:table-cell>
          <table:table-cell office:value-type="float" office:value="3.9563157009999999" table:style-name="ce16">
            <text:p>3,956</text:p>
          </table:table-cell>
          <table:table-cell office:value-type="float" office:value="4785" table:style-name="ce8">
            <text:p>4.785</text:p>
          </table:table-cell>
          <table:table-cell office:value-type="float" office:value="5194" table:style-name="ce8">
            <text:p>5.194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choeiro de Itapemirim (ES)</text:p>
          </table:table-cell>
          <table:table-cell office:value-type="string" table:style-name="ce1">
            <text:p>Município isolado</text:p>
          </table:table-cell>
          <table:table-cell office:value-type="float" office:value="189889" table:style-name="ce8">
            <text:p>189.889</text:p>
          </table:table-cell>
          <table:table-cell office:value-type="float" office:value="189889" table:style-name="ce8">
            <text:p>189.889</text:p>
          </table:table-cell>
          <table:table-cell office:value-type="string" table:style-name="ce6">
            <text:p>-</text:p>
          </table:table-cell>
          <table:table-cell office:value-type="float" office:value="2.7008286130000001" table:style-name="ce16">
            <text:p>2,701</text:p>
          </table:table-cell>
          <table:table-cell office:value-type="float" office:value="5603" table:style-name="ce8">
            <text:p>5.603</text:p>
          </table:table-cell>
          <table:table-cell office:value-type="float" office:value="6188" table:style-name="ce8">
            <text:p>6.18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olatina (ES)</text:p>
          </table:table-cell>
          <table:table-cell office:value-type="string" table:style-name="ce1">
            <text:p>Município isolado</text:p>
          </table:table-cell>
          <table:table-cell office:value-type="float" office:value="111788" table:style-name="ce8">
            <text:p>111.788</text:p>
          </table:table-cell>
          <table:table-cell office:value-type="float" office:value="111788" table:style-name="ce8">
            <text:p>111.788</text:p>
          </table:table-cell>
          <table:table-cell office:value-type="string" table:style-name="ce6">
            <text:p>-</text:p>
          </table:table-cell>
          <table:table-cell office:value-type="float" office:value="1.8345594430000001" table:style-name="ce16">
            <text:p>1,835</text:p>
          </table:table-cell>
          <table:table-cell office:value-type="float" office:value="3916" table:style-name="ce8">
            <text:p>3.916</text:p>
          </table:table-cell>
          <table:table-cell office:value-type="float" office:value="4198" table:style-name="ce8">
            <text:p>4.19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Guarapari (ES)</text:p>
          </table:table-cell>
          <table:table-cell office:value-type="string" table:style-name="ce1">
            <text:p>Município isolado</text:p>
          </table:table-cell>
          <table:table-cell office:value-type="float" office:value="105286" table:style-name="ce8">
            <text:p>105.286</text:p>
          </table:table-cell>
          <table:table-cell office:value-type="float" office:value="105286" table:style-name="ce8">
            <text:p>105.286</text:p>
          </table:table-cell>
          <table:table-cell office:value-type="string" table:style-name="ce6">
            <text:p>-</text:p>
          </table:table-cell>
          <table:table-cell office:value-type="float" office:value="1.0598015589999998" table:style-name="ce16">
            <text:p>1,060</text:p>
          </table:table-cell>
          <table:table-cell office:value-type="float" office:value="3343" table:style-name="ce8">
            <text:p>3.343</text:p>
          </table:table-cell>
          <table:table-cell office:value-type="float" office:value="3496" table:style-name="ce8">
            <text:p>3.49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Linhares (ES)</text:p>
          </table:table-cell>
          <table:table-cell office:value-type="string" table:style-name="ce1">
            <text:p>Município isolado</text:p>
          </table:table-cell>
          <table:table-cell office:value-type="float" office:value="141306" table:style-name="ce8">
            <text:p>141.306</text:p>
          </table:table-cell>
          <table:table-cell office:value-type="float" office:value="141306" table:style-name="ce8">
            <text:p>141.306</text:p>
          </table:table-cell>
          <table:table-cell office:value-type="string" table:style-name="ce6">
            <text:p>-</text:p>
          </table:table-cell>
          <table:table-cell office:value-type="float" office:value="2.7103799640000004" table:style-name="ce16">
            <text:p>2,710</text:p>
          </table:table-cell>
          <table:table-cell office:value-type="float" office:value="3344" table:style-name="ce8">
            <text:p>3.344</text:p>
          </table:table-cell>
          <table:table-cell office:value-type="float" office:value="3606" table:style-name="ce8">
            <text:p>3.60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ão Mateus (ES)</text:p>
          </table:table-cell>
          <table:table-cell office:value-type="string" table:style-name="ce1">
            <text:p>Município isolado</text:p>
          </table:table-cell>
          <table:table-cell office:value-type="float" office:value="109028" table:style-name="ce8">
            <text:p>109.028</text:p>
          </table:table-cell>
          <table:table-cell office:value-type="float" office:value="109028" table:style-name="ce8">
            <text:p>109.028</text:p>
          </table:table-cell>
          <table:table-cell office:value-type="string" table:style-name="ce6">
            <text:p>-</text:p>
          </table:table-cell>
          <table:table-cell office:value-type="float" office:value="1.1883443549999999" table:style-name="ce16">
            <text:p>1,188</text:p>
          </table:table-cell>
          <table:table-cell office:value-type="float" office:value="2126" table:style-name="ce8">
            <text:p>2.126</text:p>
          </table:table-cell>
          <table:table-cell office:value-type="float" office:value="2230" table:style-name="ce8">
            <text:p>2.23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ngra dos Reis (RJ)</text:p>
          </table:table-cell>
          <table:table-cell office:value-type="string" table:style-name="ce1">
            <text:p>Município isolado</text:p>
          </table:table-cell>
          <table:table-cell office:value-type="float" office:value="169511" table:style-name="ce8">
            <text:p>169.511</text:p>
          </table:table-cell>
          <table:table-cell office:value-type="float" office:value="169511" table:style-name="ce8">
            <text:p>169.511</text:p>
          </table:table-cell>
          <table:table-cell office:value-type="string" table:style-name="ce6">
            <text:p>-</text:p>
          </table:table-cell>
          <table:table-cell office:value-type="float" office:value="10.17644773" table:style-name="ce16">
            <text:p>10,176</text:p>
          </table:table-cell>
          <table:table-cell office:value-type="float" office:value="3579" table:style-name="ce8">
            <text:p>3.579</text:p>
          </table:table-cell>
          <table:table-cell office:value-type="float" office:value="3769" table:style-name="ce8">
            <text:p>3.76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raruama/RJ</text:p>
          </table:table-cell>
          <table:table-cell office:value-type="string" table:style-name="ce1">
            <text:p>Arranjo populacional</text:p>
          </table:table-cell>
          <table:table-cell office:value-type="float" office:value="134859" table:style-name="ce8">
            <text:p>134.859</text:p>
          </table:table-cell>
          <table:table-cell office:value-type="float" office:value="134859" table:style-name="ce8">
            <text:p>134.859</text:p>
          </table:table-cell>
          <table:table-cell office:value-type="string" table:style-name="ce6">
            <text:p>-</text:p>
          </table:table-cell>
          <table:table-cell office:value-type="float" office:value="1.5009419399999999" table:style-name="ce16">
            <text:p>1,501</text:p>
          </table:table-cell>
          <table:table-cell office:value-type="float" office:value="2228" table:style-name="ce8">
            <text:p>2.228</text:p>
          </table:table-cell>
          <table:table-cell office:value-type="float" office:value="2330" table:style-name="ce8">
            <text:p>2.33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bo Frio/RJ</text:p>
          </table:table-cell>
          <table:table-cell office:value-type="string" table:style-name="ce1">
            <text:p>Arranjo populacional</text:p>
          </table:table-cell>
          <table:table-cell office:value-type="float" office:value="329377" table:style-name="ce8">
            <text:p>329.377</text:p>
          </table:table-cell>
          <table:table-cell office:value-type="float" office:value="329377" table:style-name="ce8">
            <text:p>329.377</text:p>
          </table:table-cell>
          <table:table-cell office:value-type="string" table:style-name="ce6">
            <text:p>-</text:p>
          </table:table-cell>
          <table:table-cell office:value-type="float" office:value="9.1386372770000008" table:style-name="ce16">
            <text:p>9,139</text:p>
          </table:table-cell>
          <table:table-cell office:value-type="float" office:value="7758" table:style-name="ce8">
            <text:p>7.758</text:p>
          </table:table-cell>
          <table:table-cell office:value-type="float" office:value="8207" table:style-name="ce8">
            <text:p>8.20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mpos dos Goytacazes/RJ</text:p>
          </table:table-cell>
          <table:table-cell office:value-type="string" table:style-name="ce1">
            <text:p>Arranjo populacional</text:p>
          </table:table-cell>
          <table:table-cell office:value-type="float" office:value="496478" table:style-name="ce8">
            <text:p>496.478</text:p>
          </table:table-cell>
          <table:table-cell office:value-type="float" office:value="496478" table:style-name="ce8">
            <text:p>496.478</text:p>
          </table:table-cell>
          <table:table-cell office:value-type="string" table:style-name="ce6">
            <text:p>-</text:p>
          </table:table-cell>
          <table:table-cell office:value-type="float" office:value="28.797885872999998" table:style-name="ce16">
            <text:p>28,798</text:p>
          </table:table-cell>
          <table:table-cell office:value-type="float" office:value="9314" table:style-name="ce8">
            <text:p>9.314</text:p>
          </table:table-cell>
          <table:table-cell office:value-type="float" office:value="9889" table:style-name="ce8">
            <text:p>9.88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Macaé - Rio das Ostras/RJ</text:p>
          </table:table-cell>
          <table:table-cell office:value-type="string" table:style-name="ce1">
            <text:p>Arranjo populacional</text:p>
          </table:table-cell>
          <table:table-cell office:value-type="float" office:value="382321" table:style-name="ce8">
            <text:p>382.321</text:p>
          </table:table-cell>
          <table:table-cell office:value-type="float" office:value="382321" table:style-name="ce8">
            <text:p>382.321</text:p>
          </table:table-cell>
          <table:table-cell office:value-type="string" table:style-name="ce6">
            <text:p>-</text:p>
          </table:table-cell>
          <table:table-cell office:value-type="float" office:value="20.410069578999998" table:style-name="ce16">
            <text:p>20,410</text:p>
          </table:table-cell>
          <table:table-cell office:value-type="float" office:value="9012" table:style-name="ce8">
            <text:p>9.012</text:p>
          </table:table-cell>
          <table:table-cell office:value-type="float" office:value="9486" table:style-name="ce8">
            <text:p>9.48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Nova Friburgo (RJ)</text:p>
          </table:table-cell>
          <table:table-cell office:value-type="string" table:style-name="ce1">
            <text:p>Município isolado</text:p>
          </table:table-cell>
          <table:table-cell office:value-type="float" office:value="182082" table:style-name="ce8">
            <text:p>182.082</text:p>
          </table:table-cell>
          <table:table-cell office:value-type="float" office:value="182082" table:style-name="ce8">
            <text:p>182.082</text:p>
          </table:table-cell>
          <table:table-cell office:value-type="string" table:style-name="ce6">
            <text:p>-</text:p>
          </table:table-cell>
          <table:table-cell office:value-type="float" office:value="2.8358092480000003" table:style-name="ce16">
            <text:p>2,836</text:p>
          </table:table-cell>
          <table:table-cell office:value-type="float" office:value="6401" table:style-name="ce8">
            <text:p>6.401</text:p>
          </table:table-cell>
          <table:table-cell office:value-type="float" office:value="6814" table:style-name="ce8">
            <text:p>6.814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etrópolis/RJ</text:p>
          </table:table-cell>
          <table:table-cell office:value-type="string" table:style-name="ce1">
            <text:p>Arranjo populacional</text:p>
          </table:table-cell>
          <table:table-cell office:value-type="float" office:value="307340" table:style-name="ce8">
            <text:p>307.340</text:p>
          </table:table-cell>
          <table:table-cell office:value-type="float" office:value="307340" table:style-name="ce8">
            <text:p>307.340</text:p>
          </table:table-cell>
          <table:table-cell office:value-type="string" table:style-name="ce6">
            <text:p>-</text:p>
          </table:table-cell>
          <table:table-cell office:value-type="float" office:value="7.2590410999999992" table:style-name="ce16">
            <text:p>7,259</text:p>
          </table:table-cell>
          <table:table-cell office:value-type="float" office:value="9670" table:style-name="ce8">
            <text:p>9.670</text:p>
          </table:table-cell>
          <table:table-cell office:value-type="float" office:value="10407" table:style-name="ce8">
            <text:p>10.40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Resende/RJ</text:p>
          </table:table-cell>
          <table:table-cell office:value-type="string" table:style-name="ce1">
            <text:p>Arranjo populacional</text:p>
          </table:table-cell>
          <table:table-cell office:value-type="float" office:value="177937" table:style-name="ce8">
            <text:p>177.937</text:p>
          </table:table-cell>
          <table:table-cell office:value-type="float" office:value="177937" table:style-name="ce8">
            <text:p>177.937</text:p>
          </table:table-cell>
          <table:table-cell office:value-type="string" table:style-name="ce6">
            <text:p>-</text:p>
          </table:table-cell>
          <table:table-cell office:value-type="float" office:value="12.833212492000001" table:style-name="ce16">
            <text:p>12,833</text:p>
          </table:table-cell>
          <table:table-cell office:value-type="float" office:value="4510" table:style-name="ce8">
            <text:p>4.510</text:p>
          </table:table-cell>
          <table:table-cell office:value-type="float" office:value="4793" table:style-name="ce8">
            <text:p>4.79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Teresópolis (RJ)</text:p>
          </table:table-cell>
          <table:table-cell office:value-type="string" table:style-name="ce1">
            <text:p>Município isolado</text:p>
          </table:table-cell>
          <table:table-cell office:value-type="float" office:value="163746" table:style-name="ce8">
            <text:p>163.746</text:p>
          </table:table-cell>
          <table:table-cell office:value-type="float" office:value="163746" table:style-name="ce8">
            <text:p>163.746</text:p>
          </table:table-cell>
          <table:table-cell office:value-type="string" table:style-name="ce6">
            <text:p>-</text:p>
          </table:table-cell>
          <table:table-cell office:value-type="float" office:value="2.7641289849999997" table:style-name="ce16">
            <text:p>2,764</text:p>
          </table:table-cell>
          <table:table-cell office:value-type="float" office:value="3846" table:style-name="ce8">
            <text:p>3.846</text:p>
          </table:table-cell>
          <table:table-cell office:value-type="float" office:value="4109" table:style-name="ce8">
            <text:p>4.10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Três Rios - Paraíba do Sul/RJ</text:p>
          </table:table-cell>
          <table:table-cell office:value-type="string" table:style-name="ce1">
            <text:p>Arranjo populacional</text:p>
          </table:table-cell>
          <table:table-cell office:value-type="float" office:value="133341" table:style-name="ce8">
            <text:p>133.341</text:p>
          </table:table-cell>
          <table:table-cell office:value-type="float" office:value="133341" table:style-name="ce8">
            <text:p>133.341</text:p>
          </table:table-cell>
          <table:table-cell office:value-type="string" table:style-name="ce6">
            <text:p>-</text:p>
          </table:table-cell>
          <table:table-cell office:value-type="float" office:value="2.444363574" table:style-name="ce16">
            <text:p>2,444</text:p>
          </table:table-cell>
          <table:table-cell office:value-type="float" office:value="3823" table:style-name="ce8">
            <text:p>3.823</text:p>
          </table:table-cell>
          <table:table-cell office:value-type="float" office:value="4143" table:style-name="ce8">
            <text:p>4.14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Volta Redonda - Barra Mansa/RJ</text:p>
          </table:table-cell>
          <table:table-cell office:value-type="string" table:style-name="ce1">
            <text:p>Arranjo populacional</text:p>
          </table:table-cell>
          <table:table-cell office:value-type="float" office:value="458335" table:style-name="ce8">
            <text:p>458.335</text:p>
          </table:table-cell>
          <table:table-cell office:value-type="float" office:value="458335" table:style-name="ce8">
            <text:p>458.335</text:p>
          </table:table-cell>
          <table:table-cell office:value-type="string" table:style-name="ce6">
            <text:p>-</text:p>
          </table:table-cell>
          <table:table-cell office:value-type="float" office:value="12.584196794" table:style-name="ce16">
            <text:p>12,584</text:p>
          </table:table-cell>
          <table:table-cell office:value-type="float" office:value="10427" table:style-name="ce8">
            <text:p>10.427</text:p>
          </table:table-cell>
          <table:table-cell office:value-type="float" office:value="11215" table:style-name="ce8">
            <text:p>11.215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mericana - Santa Bárbara d´Oeste/SP</text:p>
          </table:table-cell>
          <table:table-cell office:value-type="string" table:style-name="ce1">
            <text:p>Arranjo populacional</text:p>
          </table:table-cell>
          <table:table-cell office:value-type="float" office:value="441889" table:style-name="ce8">
            <text:p>441.889</text:p>
          </table:table-cell>
          <table:table-cell office:value-type="float" office:value="441889" table:style-name="ce8">
            <text:p>441.889</text:p>
          </table:table-cell>
          <table:table-cell office:value-type="string" table:style-name="ce6">
            <text:p>-</text:p>
          </table:table-cell>
          <table:table-cell office:value-type="float" office:value="12.406827365" table:style-name="ce16">
            <text:p>12,407</text:p>
          </table:table-cell>
          <table:table-cell office:value-type="float" office:value="16851" table:style-name="ce8">
            <text:p>16.851</text:p>
          </table:table-cell>
          <table:table-cell office:value-type="float" office:value="17850" table:style-name="ce8">
            <text:p>17.85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raçatuba (SP)</text:p>
          </table:table-cell>
          <table:table-cell office:value-type="string" table:style-name="ce1">
            <text:p>Município isolado</text:p>
          </table:table-cell>
          <table:table-cell office:value-type="float" office:value="181579" table:style-name="ce8">
            <text:p>181.579</text:p>
          </table:table-cell>
          <table:table-cell office:value-type="float" office:value="181579" table:style-name="ce8">
            <text:p>181.579</text:p>
          </table:table-cell>
          <table:table-cell office:value-type="string" table:style-name="ce6">
            <text:p>-</text:p>
          </table:table-cell>
          <table:table-cell office:value-type="float" office:value="3.5018412910000003" table:style-name="ce16">
            <text:p>3,502</text:p>
          </table:table-cell>
          <table:table-cell office:value-type="float" office:value="7242" table:style-name="ce8">
            <text:p>7.242</text:p>
          </table:table-cell>
          <table:table-cell office:value-type="float" office:value="7598" table:style-name="ce8">
            <text:p>7.59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raraquara/SP</text:p>
          </table:table-cell>
          <table:table-cell office:value-type="string" table:style-name="ce1">
            <text:p>Arranjo populacional</text:p>
          </table:table-cell>
          <table:table-cell office:value-type="float" office:value="266221" table:style-name="ce8">
            <text:p>266.221</text:p>
          </table:table-cell>
          <table:table-cell office:value-type="float" office:value="266221" table:style-name="ce8">
            <text:p>266.221</text:p>
          </table:table-cell>
          <table:table-cell office:value-type="string" table:style-name="ce6">
            <text:p>-</text:p>
          </table:table-cell>
          <table:table-cell office:value-type="float" office:value="6.3138658620000001" table:style-name="ce16">
            <text:p>6,314</text:p>
          </table:table-cell>
          <table:table-cell office:value-type="float" office:value="10097" table:style-name="ce8">
            <text:p>10.097</text:p>
          </table:table-cell>
          <table:table-cell office:value-type="float" office:value="10987" table:style-name="ce8">
            <text:p>10.98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raras (SP)</text:p>
          </table:table-cell>
          <table:table-cell office:value-type="string" table:style-name="ce1">
            <text:p>Município isolado</text:p>
          </table:table-cell>
          <table:table-cell office:value-type="float" office:value="118843" table:style-name="ce8">
            <text:p>118.843</text:p>
          </table:table-cell>
          <table:table-cell office:value-type="float" office:value="118843" table:style-name="ce8">
            <text:p>118.843</text:p>
          </table:table-cell>
          <table:table-cell office:value-type="string" table:style-name="ce6">
            <text:p>-</text:p>
          </table:table-cell>
          <table:table-cell office:value-type="float" office:value="2.593933442" table:style-name="ce16">
            <text:p>2,594</text:p>
          </table:table-cell>
          <table:table-cell office:value-type="float" office:value="4212" table:style-name="ce8">
            <text:p>4.212</text:p>
          </table:table-cell>
          <table:table-cell office:value-type="float" office:value="4503" table:style-name="ce8">
            <text:p>4.50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tibaia/SP</text:p>
          </table:table-cell>
          <table:table-cell office:value-type="string" table:style-name="ce1">
            <text:p>Arranjo populacional</text:p>
          </table:table-cell>
          <table:table-cell office:value-type="float" office:value="146311" table:style-name="ce8">
            <text:p>146.311</text:p>
          </table:table-cell>
          <table:table-cell office:value-type="float" office:value="146311" table:style-name="ce8">
            <text:p>146.311</text:p>
          </table:table-cell>
          <table:table-cell office:value-type="string" table:style-name="ce6">
            <text:p>-</text:p>
          </table:table-cell>
          <table:table-cell office:value-type="float" office:value="3.3415702899999999" table:style-name="ce16">
            <text:p>3,342</text:p>
          </table:table-cell>
          <table:table-cell office:value-type="float" office:value="5736" table:style-name="ce8">
            <text:p>5.736</text:p>
          </table:table-cell>
          <table:table-cell office:value-type="float" office:value="6041" table:style-name="ce8">
            <text:p>6.04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arretos (SP)</text:p>
          </table:table-cell>
          <table:table-cell office:value-type="string" table:style-name="ce1">
            <text:p>Município isolado</text:p>
          </table:table-cell>
          <table:table-cell office:value-type="float" office:value="112101" table:style-name="ce8">
            <text:p>112.101</text:p>
          </table:table-cell>
          <table:table-cell office:value-type="float" office:value="112101" table:style-name="ce8">
            <text:p>112.101</text:p>
          </table:table-cell>
          <table:table-cell office:value-type="string" table:style-name="ce6">
            <text:p>-</text:p>
          </table:table-cell>
          <table:table-cell office:value-type="float" office:value="1.992336544" table:style-name="ce16">
            <text:p>1,992</text:p>
          </table:table-cell>
          <table:table-cell office:value-type="float" office:value="3680" table:style-name="ce8">
            <text:p>3.680</text:p>
          </table:table-cell>
          <table:table-cell office:value-type="float" office:value="3824" table:style-name="ce8">
            <text:p>3.824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auru/SP</text:p>
          </table:table-cell>
          <table:table-cell office:value-type="string" table:style-name="ce1">
            <text:p>Arranjo populacional</text:p>
          </table:table-cell>
          <table:table-cell office:value-type="float" office:value="356009" table:style-name="ce8">
            <text:p>356.009</text:p>
          </table:table-cell>
          <table:table-cell office:value-type="float" office:value="356009" table:style-name="ce8">
            <text:p>356.009</text:p>
          </table:table-cell>
          <table:table-cell office:value-type="string" table:style-name="ce6">
            <text:p>-</text:p>
          </table:table-cell>
          <table:table-cell office:value-type="float" office:value="7.544164018" table:style-name="ce16">
            <text:p>7,544</text:p>
          </table:table-cell>
          <table:table-cell office:value-type="float" office:value="12732" table:style-name="ce8">
            <text:p>12.732</text:p>
          </table:table-cell>
          <table:table-cell office:value-type="float" office:value="13487" table:style-name="ce8">
            <text:p>13.48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irigui/SP</text:p>
          </table:table-cell>
          <table:table-cell office:value-type="string" table:style-name="ce1">
            <text:p>Arranjo populacional</text:p>
          </table:table-cell>
          <table:table-cell office:value-type="float" office:value="121560" table:style-name="ce8">
            <text:p>121.560</text:p>
          </table:table-cell>
          <table:table-cell office:value-type="float" office:value="121560" table:style-name="ce8">
            <text:p>121.560</text:p>
          </table:table-cell>
          <table:table-cell office:value-type="string" table:style-name="ce6">
            <text:p>-</text:p>
          </table:table-cell>
          <table:table-cell office:value-type="float" office:value="1.9228051829999999" table:style-name="ce16">
            <text:p>1,923</text:p>
          </table:table-cell>
          <table:table-cell office:value-type="float" office:value="4847" table:style-name="ce8">
            <text:p>4.847</text:p>
          </table:table-cell>
          <table:table-cell office:value-type="float" office:value="5058" table:style-name="ce8">
            <text:p>5.05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otucatu (SP)</text:p>
          </table:table-cell>
          <table:table-cell office:value-type="string" table:style-name="ce1">
            <text:p>Município isolado</text:p>
          </table:table-cell>
          <table:table-cell office:value-type="float" office:value="127328" table:style-name="ce8">
            <text:p>127.328</text:p>
          </table:table-cell>
          <table:table-cell office:value-type="float" office:value="127328" table:style-name="ce8">
            <text:p>127.328</text:p>
          </table:table-cell>
          <table:table-cell office:value-type="string" table:style-name="ce6">
            <text:p>-</text:p>
          </table:table-cell>
          <table:table-cell office:value-type="float" office:value="2.8605835669999999" table:style-name="ce16">
            <text:p>2,861</text:p>
          </table:table-cell>
          <table:table-cell office:value-type="float" office:value="4083" table:style-name="ce8">
            <text:p>4.083</text:p>
          </table:table-cell>
          <table:table-cell office:value-type="float" office:value="4317" table:style-name="ce8">
            <text:p>4.31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ragança Paulista (SP)</text:p>
          </table:table-cell>
          <table:table-cell office:value-type="string" table:style-name="ce1">
            <text:p>Município isolado</text:p>
          </table:table-cell>
          <table:table-cell office:value-type="float" office:value="146744" table:style-name="ce8">
            <text:p>146.744</text:p>
          </table:table-cell>
          <table:table-cell office:value-type="float" office:value="146744" table:style-name="ce8">
            <text:p>146.744</text:p>
          </table:table-cell>
          <table:table-cell office:value-type="string" table:style-name="ce6">
            <text:p>-</text:p>
          </table:table-cell>
          <table:table-cell office:value-type="float" office:value="2.769883144" table:style-name="ce16">
            <text:p>2,770</text:p>
          </table:table-cell>
          <table:table-cell office:value-type="float" office:value="5035" table:style-name="ce8">
            <text:p>5.035</text:p>
          </table:table-cell>
          <table:table-cell office:value-type="float" office:value="5306" table:style-name="ce8">
            <text:p>5.30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raguatatuba - Ubatuba - São Sebastião/SP</text:p>
          </table:table-cell>
          <table:table-cell office:value-type="string" table:style-name="ce1">
            <text:p>Arranjo populacional</text:p>
          </table:table-cell>
          <table:table-cell office:value-type="float" office:value="281779" table:style-name="ce8">
            <text:p>281.779</text:p>
          </table:table-cell>
          <table:table-cell office:value-type="float" office:value="281779" table:style-name="ce8">
            <text:p>281.779</text:p>
          </table:table-cell>
          <table:table-cell office:value-type="string" table:style-name="ce6">
            <text:p>-</text:p>
          </table:table-cell>
          <table:table-cell office:value-type="float" office:value="5.7410738700000001" table:style-name="ce16">
            <text:p>5,741</text:p>
          </table:table-cell>
          <table:table-cell office:value-type="float" office:value="9231" table:style-name="ce8">
            <text:p>9.231</text:p>
          </table:table-cell>
          <table:table-cell office:value-type="float" office:value="9531" table:style-name="ce8">
            <text:p>9.53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tanduva/SP</text:p>
          </table:table-cell>
          <table:table-cell office:value-type="string" table:style-name="ce1">
            <text:p>Arranjo populacional</text:p>
          </table:table-cell>
          <table:table-cell office:value-type="float" office:value="147754" table:style-name="ce8">
            <text:p>147.754</text:p>
          </table:table-cell>
          <table:table-cell office:value-type="float" office:value="147754" table:style-name="ce8">
            <text:p>147.754</text:p>
          </table:table-cell>
          <table:table-cell office:value-type="string" table:style-name="ce6">
            <text:p>-</text:p>
          </table:table-cell>
          <table:table-cell office:value-type="float" office:value="2.7843226959999998" table:style-name="ce16">
            <text:p>2,784</text:p>
          </table:table-cell>
          <table:table-cell office:value-type="float" office:value="5715" table:style-name="ce8">
            <text:p>5.715</text:p>
          </table:table-cell>
          <table:table-cell office:value-type="float" office:value="6859" table:style-name="ce8">
            <text:p>6.85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Franca/SP</text:p>
          </table:table-cell>
          <table:table-cell office:value-type="string" table:style-name="ce1">
            <text:p>Arranjo populacional</text:p>
          </table:table-cell>
          <table:table-cell office:value-type="float" office:value="360544" table:style-name="ce8">
            <text:p>360.544</text:p>
          </table:table-cell>
          <table:table-cell office:value-type="float" office:value="360544" table:style-name="ce8">
            <text:p>360.544</text:p>
          </table:table-cell>
          <table:table-cell office:value-type="string" table:style-name="ce6">
            <text:p>-</text:p>
          </table:table-cell>
          <table:table-cell office:value-type="float" office:value="5.9199391869999998" table:style-name="ce16">
            <text:p>5,920</text:p>
          </table:table-cell>
          <table:table-cell office:value-type="float" office:value="16422" table:style-name="ce8">
            <text:p>16.422</text:p>
          </table:table-cell>
          <table:table-cell office:value-type="float" office:value="17773" table:style-name="ce8">
            <text:p>17.77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Guaratinguetá/SP</text:p>
          </table:table-cell>
          <table:table-cell office:value-type="string" table:style-name="ce1">
            <text:p>Arranjo populacional</text:p>
          </table:table-cell>
          <table:table-cell office:value-type="float" office:value="176075" table:style-name="ce8">
            <text:p>176.075</text:p>
          </table:table-cell>
          <table:table-cell office:value-type="float" office:value="176075" table:style-name="ce8">
            <text:p>176.075</text:p>
          </table:table-cell>
          <table:table-cell office:value-type="string" table:style-name="ce6">
            <text:p>-</text:p>
          </table:table-cell>
          <table:table-cell office:value-type="float" office:value="3.0978454929999999" table:style-name="ce16">
            <text:p>3,098</text:p>
          </table:table-cell>
          <table:table-cell office:value-type="float" office:value="5767" table:style-name="ce8">
            <text:p>5.767</text:p>
          </table:table-cell>
          <table:table-cell office:value-type="float" office:value="6013" table:style-name="ce8">
            <text:p>6.01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ndaiatuba (SP)</text:p>
          </table:table-cell>
          <table:table-cell office:value-type="string" table:style-name="ce1">
            <text:p>Município isolado</text:p>
          </table:table-cell>
          <table:table-cell office:value-type="float" office:value="201619" table:style-name="ce8">
            <text:p>201.619</text:p>
          </table:table-cell>
          <table:table-cell office:value-type="float" office:value="201619" table:style-name="ce8">
            <text:p>201.619</text:p>
          </table:table-cell>
          <table:table-cell office:value-type="string" table:style-name="ce6">
            <text:p>-</text:p>
          </table:table-cell>
          <table:table-cell office:value-type="float" office:value="5.8345901580000001" table:style-name="ce16">
            <text:p>5,835</text:p>
          </table:table-cell>
          <table:table-cell office:value-type="float" office:value="7710" table:style-name="ce8">
            <text:p>7.710</text:p>
          </table:table-cell>
          <table:table-cell office:value-type="float" office:value="8068" table:style-name="ce8">
            <text:p>8.06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tapetininga/SP</text:p>
          </table:table-cell>
          <table:table-cell office:value-type="string" table:style-name="ce1">
            <text:p>Arranjo populacional</text:p>
          </table:table-cell>
          <table:table-cell office:value-type="float" office:value="149261" table:style-name="ce8">
            <text:p>149.261</text:p>
          </table:table-cell>
          <table:table-cell office:value-type="float" office:value="149261" table:style-name="ce8">
            <text:p>149.261</text:p>
          </table:table-cell>
          <table:table-cell office:value-type="string" table:style-name="ce6">
            <text:p>-</text:p>
          </table:table-cell>
          <table:table-cell office:value-type="float" office:value="2.6421285809999997" table:style-name="ce16">
            <text:p>2,642</text:p>
          </table:table-cell>
          <table:table-cell office:value-type="float" office:value="4102" table:style-name="ce8">
            <text:p>4.102</text:p>
          </table:table-cell>
          <table:table-cell office:value-type="float" office:value="4285" table:style-name="ce8">
            <text:p>4.285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tatiba (SP)</text:p>
          </table:table-cell>
          <table:table-cell office:value-type="string" table:style-name="ce1">
            <text:p>Município isolado</text:p>
          </table:table-cell>
          <table:table-cell office:value-type="float" office:value="101471" table:style-name="ce8">
            <text:p>101.471</text:p>
          </table:table-cell>
          <table:table-cell office:value-type="float" office:value="101471" table:style-name="ce8">
            <text:p>101.471</text:p>
          </table:table-cell>
          <table:table-cell office:value-type="string" table:style-name="ce6">
            <text:p>-</text:p>
          </table:table-cell>
          <table:table-cell office:value-type="float" office:value="3.4210792059999999" table:style-name="ce16">
            <text:p>3,421</text:p>
          </table:table-cell>
          <table:table-cell office:value-type="float" office:value="3758" table:style-name="ce8">
            <text:p>3.758</text:p>
          </table:table-cell>
          <table:table-cell office:value-type="float" office:value="3949" table:style-name="ce8">
            <text:p>3.94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tu - Salto/SP</text:p>
          </table:table-cell>
          <table:table-cell office:value-type="string" table:style-name="ce1">
            <text:p>Arranjo populacional</text:p>
          </table:table-cell>
          <table:table-cell office:value-type="float" office:value="259663" table:style-name="ce8">
            <text:p>259.663</text:p>
          </table:table-cell>
          <table:table-cell office:value-type="float" office:value="259663" table:style-name="ce8">
            <text:p>259.663</text:p>
          </table:table-cell>
          <table:table-cell office:value-type="string" table:style-name="ce6">
            <text:p>-</text:p>
          </table:table-cell>
          <table:table-cell office:value-type="float" office:value="6.62620144" table:style-name="ce16">
            <text:p>6,626</text:p>
          </table:table-cell>
          <table:table-cell office:value-type="float" office:value="9917" table:style-name="ce8">
            <text:p>9.917</text:p>
          </table:table-cell>
          <table:table-cell office:value-type="float" office:value="10669" table:style-name="ce8">
            <text:p>10.66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Jaú (SP)</text:p>
          </table:table-cell>
          <table:table-cell office:value-type="string" table:style-name="ce1">
            <text:p>Município isolado</text:p>
          </table:table-cell>
          <table:table-cell office:value-type="float" office:value="131040" table:style-name="ce8">
            <text:p>131.040</text:p>
          </table:table-cell>
          <table:table-cell office:value-type="float" office:value="131040" table:style-name="ce8">
            <text:p>131.040</text:p>
          </table:table-cell>
          <table:table-cell office:value-type="string" table:style-name="ce6">
            <text:p>-</text:p>
          </table:table-cell>
          <table:table-cell office:value-type="float" office:value="2.0504367019999998" table:style-name="ce16">
            <text:p>2,050</text:p>
          </table:table-cell>
          <table:table-cell office:value-type="float" office:value="5323" table:style-name="ce8">
            <text:p>5.323</text:p>
          </table:table-cell>
          <table:table-cell office:value-type="float" office:value="5619" table:style-name="ce8">
            <text:p>5.61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Jundiaí/SP</text:p>
          </table:table-cell>
          <table:table-cell office:value-type="string" table:style-name="ce1">
            <text:p>Arranjo populacional</text:p>
          </table:table-cell>
          <table:table-cell office:value-type="float" office:value="698724" table:style-name="ce8">
            <text:p>698.724</text:p>
          </table:table-cell>
          <table:table-cell office:value-type="float" office:value="698724" table:style-name="ce8">
            <text:p>698.724</text:p>
          </table:table-cell>
          <table:table-cell office:value-type="string" table:style-name="ce6">
            <text:p>-</text:p>
          </table:table-cell>
          <table:table-cell office:value-type="float" office:value="35.460381556999998" table:style-name="ce16">
            <text:p>35,460</text:p>
          </table:table-cell>
          <table:table-cell office:value-type="float" office:value="22242" table:style-name="ce8">
            <text:p>22.242</text:p>
          </table:table-cell>
          <table:table-cell office:value-type="float" office:value="23691" table:style-name="ce8">
            <text:p>23.69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Limeira/SP</text:p>
          </table:table-cell>
          <table:table-cell office:value-type="string" table:style-name="ce1">
            <text:p>Arranjo populacional</text:p>
          </table:table-cell>
          <table:table-cell office:value-type="float" office:value="296051" table:style-name="ce8">
            <text:p>296.051</text:p>
          </table:table-cell>
          <table:table-cell office:value-type="float" office:value="296051" table:style-name="ce8">
            <text:p>296.051</text:p>
          </table:table-cell>
          <table:table-cell office:value-type="string" table:style-name="ce6">
            <text:p>-</text:p>
          </table:table-cell>
          <table:table-cell office:value-type="float" office:value="7.2453997589999997" table:style-name="ce16">
            <text:p>7,245</text:p>
          </table:table-cell>
          <table:table-cell office:value-type="float" office:value="10143" table:style-name="ce8">
            <text:p>10.143</text:p>
          </table:table-cell>
          <table:table-cell office:value-type="float" office:value="10603" table:style-name="ce8">
            <text:p>10.60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Marília/SP</text:p>
          </table:table-cell>
          <table:table-cell office:value-type="string" table:style-name="ce1">
            <text:p>Arranjo populacional</text:p>
          </table:table-cell>
          <table:table-cell office:value-type="float" office:value="233611" table:style-name="ce8">
            <text:p>233.611</text:p>
          </table:table-cell>
          <table:table-cell office:value-type="float" office:value="233611" table:style-name="ce8">
            <text:p>233.611</text:p>
          </table:table-cell>
          <table:table-cell office:value-type="string" table:style-name="ce6">
            <text:p>-</text:p>
          </table:table-cell>
          <table:table-cell office:value-type="float" office:value="4.0923673220000003" table:style-name="ce16">
            <text:p>4,092</text:p>
          </table:table-cell>
          <table:table-cell office:value-type="float" office:value="8720" table:style-name="ce8">
            <text:p>8.720</text:p>
          </table:table-cell>
          <table:table-cell office:value-type="float" office:value="9073" table:style-name="ce8">
            <text:p>9.07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Mogi Guaçu - Mogi Mirim/SP</text:p>
          </table:table-cell>
          <table:table-cell office:value-type="string" table:style-name="ce1">
            <text:p>Arranjo populacional</text:p>
          </table:table-cell>
          <table:table-cell office:value-type="float" office:value="233794" table:style-name="ce8">
            <text:p>233.794</text:p>
          </table:table-cell>
          <table:table-cell office:value-type="float" office:value="233794" table:style-name="ce8">
            <text:p>233.794</text:p>
          </table:table-cell>
          <table:table-cell office:value-type="string" table:style-name="ce6">
            <text:p>-</text:p>
          </table:table-cell>
          <table:table-cell office:value-type="float" office:value="5.853190133" table:style-name="ce16">
            <text:p>5,853</text:p>
          </table:table-cell>
          <table:table-cell office:value-type="float" office:value="7142" table:style-name="ce8">
            <text:p>7.142</text:p>
          </table:table-cell>
          <table:table-cell office:value-type="float" office:value="7611" table:style-name="ce8">
            <text:p>7.61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Ourinhos/SP</text:p>
          </table:table-cell>
          <table:table-cell office:value-type="string" table:style-name="ce1">
            <text:p>Arranjo populacional</text:p>
          </table:table-cell>
          <table:table-cell office:value-type="float" office:value="107404" table:style-name="ce8">
            <text:p>107.404</text:p>
          </table:table-cell>
          <table:table-cell office:value-type="float" office:value="107404" table:style-name="ce8">
            <text:p>107.404</text:p>
          </table:table-cell>
          <table:table-cell office:value-type="string" table:style-name="ce6">
            <text:p>-</text:p>
          </table:table-cell>
          <table:table-cell office:value-type="float" office:value="1.8174871450000001" table:style-name="ce16">
            <text:p>1,817</text:p>
          </table:table-cell>
          <table:table-cell office:value-type="float" office:value="3581" table:style-name="ce8">
            <text:p>3.581</text:p>
          </table:table-cell>
          <table:table-cell office:value-type="float" office:value="3866" table:style-name="ce8">
            <text:p>3.86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iracicaba/SP</text:p>
          </table:table-cell>
          <table:table-cell office:value-type="string" table:style-name="ce1">
            <text:p>Arranjo populacional</text:p>
          </table:table-cell>
          <table:table-cell office:value-type="float" office:value="416216" table:style-name="ce8">
            <text:p>416.216</text:p>
          </table:table-cell>
          <table:table-cell office:value-type="float" office:value="416216" table:style-name="ce8">
            <text:p>416.216</text:p>
          </table:table-cell>
          <table:table-cell office:value-type="string" table:style-name="ce6">
            <text:p>-</text:p>
          </table:table-cell>
          <table:table-cell office:value-type="float" office:value="12.172843133999999" table:style-name="ce16">
            <text:p>12,173</text:p>
          </table:table-cell>
          <table:table-cell office:value-type="float" office:value="15664" table:style-name="ce8">
            <text:p>15.664</text:p>
          </table:table-cell>
          <table:table-cell office:value-type="float" office:value="16619" table:style-name="ce8">
            <text:p>16.61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residente Prudente/SP</text:p>
          </table:table-cell>
          <table:table-cell office:value-type="string" table:style-name="ce1">
            <text:p>1a Integração do arranjo</text:p>
          </table:table-cell>
          <table:table-cell office:value-type="float" office:value="329497" table:style-name="ce8">
            <text:p>329.497</text:p>
          </table:table-cell>
          <table:table-cell office:value-type="float" office:value="329497" table:style-name="ce8">
            <text:p>329.497</text:p>
          </table:table-cell>
          <table:table-cell office:value-type="string" table:style-name="ce6">
            <text:p>-</text:p>
          </table:table-cell>
          <table:table-cell office:value-type="float" office:value="6.3596977719999996" table:style-name="ce16">
            <text:p>6,360</text:p>
          </table:table-cell>
          <table:table-cell office:value-type="float" office:value="11547" table:style-name="ce8">
            <text:p>11.547</text:p>
          </table:table-cell>
          <table:table-cell office:value-type="float" office:value="12259" table:style-name="ce8">
            <text:p>12.25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Ribeirão Preto/SP</text:p>
          </table:table-cell>
          <table:table-cell office:value-type="string" table:style-name="ce1">
            <text:p>Arranjo populacional</text:p>
          </table:table-cell>
          <table:table-cell office:value-type="float" office:value="747228" table:style-name="ce8">
            <text:p>747.228</text:p>
          </table:table-cell>
          <table:table-cell office:value-type="float" office:value="747228" table:style-name="ce8">
            <text:p>747.228</text:p>
          </table:table-cell>
          <table:table-cell office:value-type="string" table:style-name="ce6">
            <text:p>-</text:p>
          </table:table-cell>
          <table:table-cell office:value-type="float" office:value="19.226769555000001" table:style-name="ce16">
            <text:p>19,227</text:p>
          </table:table-cell>
          <table:table-cell office:value-type="float" office:value="36101" table:style-name="ce8">
            <text:p>36.101</text:p>
          </table:table-cell>
          <table:table-cell office:value-type="float" office:value="37968" table:style-name="ce8">
            <text:p>37.96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Rio Claro/SP</text:p>
          </table:table-cell>
          <table:table-cell office:value-type="string" table:style-name="ce1">
            <text:p>Arranjo populacional</text:p>
          </table:table-cell>
          <table:table-cell office:value-type="float" office:value="213903" table:style-name="ce8">
            <text:p>213.903</text:p>
          </table:table-cell>
          <table:table-cell office:value-type="float" office:value="213903" table:style-name="ce8">
            <text:p>213.903</text:p>
          </table:table-cell>
          <table:table-cell office:value-type="string" table:style-name="ce6">
            <text:p>-</text:p>
          </table:table-cell>
          <table:table-cell office:value-type="float" office:value="5.5629467980000005" table:style-name="ce16">
            <text:p>5,563</text:p>
          </table:table-cell>
          <table:table-cell office:value-type="float" office:value="7299" table:style-name="ce8">
            <text:p>7.299</text:p>
          </table:table-cell>
          <table:table-cell office:value-type="float" office:value="7688" table:style-name="ce8">
            <text:p>7.68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ão Carlos/SP</text:p>
          </table:table-cell>
          <table:table-cell office:value-type="string" table:style-name="ce1">
            <text:p>Arranjo populacional</text:p>
          </table:table-cell>
          <table:table-cell office:value-type="float" office:value="252684" table:style-name="ce8">
            <text:p>252.684</text:p>
          </table:table-cell>
          <table:table-cell office:value-type="float" office:value="252684" table:style-name="ce8">
            <text:p>252.684</text:p>
          </table:table-cell>
          <table:table-cell office:value-type="string" table:style-name="ce6">
            <text:p>-</text:p>
          </table:table-cell>
          <table:table-cell office:value-type="float" office:value="5.5600974560000003" table:style-name="ce16">
            <text:p>5,560</text:p>
          </table:table-cell>
          <table:table-cell office:value-type="float" office:value="10974" table:style-name="ce8">
            <text:p>10.974</text:p>
          </table:table-cell>
          <table:table-cell office:value-type="float" office:value="11462" table:style-name="ce8">
            <text:p>11.46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ão José do Rio Preto/SP</text:p>
          </table:table-cell>
          <table:table-cell office:value-type="string" table:style-name="ce1">
            <text:p>Arranjo populacional</text:p>
          </table:table-cell>
          <table:table-cell office:value-type="float" office:value="549203" table:style-name="ce8">
            <text:p>549.203</text:p>
          </table:table-cell>
          <table:table-cell office:value-type="float" office:value="549203" table:style-name="ce8">
            <text:p>549.203</text:p>
          </table:table-cell>
          <table:table-cell office:value-type="string" table:style-name="ce6">
            <text:p>-</text:p>
          </table:table-cell>
          <table:table-cell office:value-type="float" office:value="11.487109528000001" table:style-name="ce16">
            <text:p>11,487</text:p>
          </table:table-cell>
          <table:table-cell office:value-type="float" office:value="26795" table:style-name="ce8">
            <text:p>26.795</text:p>
          </table:table-cell>
          <table:table-cell office:value-type="float" office:value="28237" table:style-name="ce8">
            <text:p>28.23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ão Roque - Mairinque/SP</text:p>
          </table:table-cell>
          <table:table-cell office:value-type="string" table:style-name="ce1">
            <text:p>Arranjo populacional</text:p>
          </table:table-cell>
          <table:table-cell office:value-type="float" office:value="122044" table:style-name="ce8">
            <text:p>122.044</text:p>
          </table:table-cell>
          <table:table-cell office:value-type="float" office:value="122044" table:style-name="ce8">
            <text:p>122.044</text:p>
          </table:table-cell>
          <table:table-cell office:value-type="string" table:style-name="ce6">
            <text:p>-</text:p>
          </table:table-cell>
          <table:table-cell office:value-type="float" office:value="2.320790567" table:style-name="ce16">
            <text:p>2,321</text:p>
          </table:table-cell>
          <table:table-cell office:value-type="float" office:value="3377" table:style-name="ce8">
            <text:p>3.377</text:p>
          </table:table-cell>
          <table:table-cell office:value-type="float" office:value="3549" table:style-name="ce8">
            <text:p>3.54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ertãozinho (SP)</text:p>
          </table:table-cell>
          <table:table-cell office:value-type="string" table:style-name="ce1">
            <text:p>Município isolado</text:p>
          </table:table-cell>
          <table:table-cell office:value-type="float" office:value="110074" table:style-name="ce8">
            <text:p>110.074</text:p>
          </table:table-cell>
          <table:table-cell office:value-type="float" office:value="110074" table:style-name="ce8">
            <text:p>110.074</text:p>
          </table:table-cell>
          <table:table-cell office:value-type="string" table:style-name="ce6">
            <text:p>-</text:p>
          </table:table-cell>
          <table:table-cell office:value-type="float" office:value="4.7667499199999996" table:style-name="ce16">
            <text:p>4,767</text:p>
          </table:table-cell>
          <table:table-cell office:value-type="float" office:value="4550" table:style-name="ce8">
            <text:p>4.550</text:p>
          </table:table-cell>
          <table:table-cell office:value-type="float" office:value="4962" table:style-name="ce8">
            <text:p>4.96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Tatuí (SP)</text:p>
          </table:table-cell>
          <table:table-cell office:value-type="string" table:style-name="ce1">
            <text:p>Município isolado</text:p>
          </table:table-cell>
          <table:table-cell office:value-type="float" office:value="107326" table:style-name="ce8">
            <text:p>107.326</text:p>
          </table:table-cell>
          <table:table-cell office:value-type="float" office:value="107326" table:style-name="ce8">
            <text:p>107.326</text:p>
          </table:table-cell>
          <table:table-cell office:value-type="string" table:style-name="ce6">
            <text:p>-</text:p>
          </table:table-cell>
          <table:table-cell office:value-type="float" office:value="2.2229798610000002" table:style-name="ce16">
            <text:p>2,223</text:p>
          </table:table-cell>
          <table:table-cell office:value-type="float" office:value="3091" table:style-name="ce8">
            <text:p>3.091</text:p>
          </table:table-cell>
          <table:table-cell office:value-type="float" office:value="3269" table:style-name="ce8">
            <text:p>3.26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pucarana (PR)</text:p>
          </table:table-cell>
          <table:table-cell office:value-type="string" table:style-name="ce1">
            <text:p>Município isolado</text:p>
          </table:table-cell>
          <table:table-cell office:value-type="float" office:value="120919" table:style-name="ce8">
            <text:p>120.919</text:p>
          </table:table-cell>
          <table:table-cell office:value-type="float" office:value="120919" table:style-name="ce8">
            <text:p>120.919</text:p>
          </table:table-cell>
          <table:table-cell office:value-type="string" table:style-name="ce6">
            <text:p>-</text:p>
          </table:table-cell>
          <table:table-cell office:value-type="float" office:value="1.6503744979999999" table:style-name="ce16">
            <text:p>1,650</text:p>
          </table:table-cell>
          <table:table-cell office:value-type="float" office:value="5227" table:style-name="ce8">
            <text:p>5.227</text:p>
          </table:table-cell>
          <table:table-cell office:value-type="float" office:value="5512" table:style-name="ce8">
            <text:p>5.51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rapongas (PR)</text:p>
          </table:table-cell>
          <table:table-cell office:value-type="string" table:style-name="ce1">
            <text:p>Município isolado</text:p>
          </table:table-cell>
          <table:table-cell office:value-type="float" office:value="104150" table:style-name="ce8">
            <text:p>104.150</text:p>
          </table:table-cell>
          <table:table-cell office:value-type="float" office:value="104150" table:style-name="ce8">
            <text:p>104.150</text:p>
          </table:table-cell>
          <table:table-cell office:value-type="string" table:style-name="ce6">
            <text:p>-</text:p>
          </table:table-cell>
          <table:table-cell office:value-type="float" office:value="2.1414158539999999" table:style-name="ce16">
            <text:p>2,141</text:p>
          </table:table-cell>
          <table:table-cell office:value-type="float" office:value="3992" table:style-name="ce8">
            <text:p>3.992</text:p>
          </table:table-cell>
          <table:table-cell office:value-type="float" office:value="4488" table:style-name="ce8">
            <text:p>4.48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scavel/PR</text:p>
          </table:table-cell>
          <table:table-cell office:value-type="string" table:style-name="ce1">
            <text:p>Arranjo populacional</text:p>
          </table:table-cell>
          <table:table-cell office:value-type="float" office:value="296537" table:style-name="ce8">
            <text:p>296.537</text:p>
          </table:table-cell>
          <table:table-cell office:value-type="float" office:value="296537" table:style-name="ce8">
            <text:p>296.537</text:p>
          </table:table-cell>
          <table:table-cell office:value-type="string" table:style-name="ce6">
            <text:p>-</text:p>
          </table:table-cell>
          <table:table-cell office:value-type="float" office:value="5.3759414790000006" table:style-name="ce16">
            <text:p>5,376</text:p>
          </table:table-cell>
          <table:table-cell office:value-type="float" office:value="12397" table:style-name="ce8">
            <text:p>12.397</text:p>
          </table:table-cell>
          <table:table-cell office:value-type="float" office:value="13491" table:style-name="ce8">
            <text:p>13.49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nternacional de Foz do Iguaçu/Brasil - Ciudad del Este/Paraguai</text:p>
          </table:table-cell>
          <table:table-cell office:value-type="string" table:style-name="ce1">
            <text:p>Arranjo populacional</text:p>
          </table:table-cell>
          <table:table-cell office:value-type="float" office:value="674669" table:style-name="ce8">
            <text:p>674.669</text:p>
          </table:table-cell>
          <table:table-cell office:value-type="float" office:value="276929" table:style-name="ce8">
            <text:p>276.929</text:p>
          </table:table-cell>
          <table:table-cell office:value-type="float" office:value="397740" table:style-name="ce8">
            <text:p>397.740</text:p>
          </table:table-cell>
          <table:table-cell office:value-type="float" office:value="6.9579456859999995" table:style-name="ce16">
            <text:p>6,958</text:p>
          </table:table-cell>
          <table:table-cell office:value-type="float" office:value="9140" table:style-name="ce8">
            <text:p>9.140</text:p>
          </table:table-cell>
          <table:table-cell office:value-type="float" office:value="9656" table:style-name="ce8">
            <text:p>9.65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Guarapuava (PR)</text:p>
          </table:table-cell>
          <table:table-cell office:value-type="string" table:style-name="ce1">
            <text:p>Município isolado</text:p>
          </table:table-cell>
          <table:table-cell office:value-type="float" office:value="167328" table:style-name="ce8">
            <text:p>167.328</text:p>
          </table:table-cell>
          <table:table-cell office:value-type="float" office:value="167328" table:style-name="ce8">
            <text:p>167.328</text:p>
          </table:table-cell>
          <table:table-cell office:value-type="string" table:style-name="ce6">
            <text:p>-</text:p>
          </table:table-cell>
          <table:table-cell office:value-type="float" office:value="2.6504419970000002" table:style-name="ce16">
            <text:p>2,650</text:p>
          </table:table-cell>
          <table:table-cell office:value-type="float" office:value="5353" table:style-name="ce8">
            <text:p>5.353</text:p>
          </table:table-cell>
          <table:table-cell office:value-type="float" office:value="5659" table:style-name="ce8">
            <text:p>5.65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Londrina/PR</text:p>
          </table:table-cell>
          <table:table-cell office:value-type="string" table:style-name="ce1">
            <text:p>Arranjo populacional</text:p>
          </table:table-cell>
          <table:table-cell office:value-type="float" office:value="663507" table:style-name="ce8">
            <text:p>663.507</text:p>
          </table:table-cell>
          <table:table-cell office:value-type="float" office:value="663507" table:style-name="ce8">
            <text:p>663.507</text:p>
          </table:table-cell>
          <table:table-cell office:value-type="string" table:style-name="ce6">
            <text:p>-</text:p>
          </table:table-cell>
          <table:table-cell office:value-type="float" office:value="12.391144325999999" table:style-name="ce16">
            <text:p>12,391</text:p>
          </table:table-cell>
          <table:table-cell office:value-type="float" office:value="27702" table:style-name="ce8">
            <text:p>27.702</text:p>
          </table:table-cell>
          <table:table-cell office:value-type="float" office:value="30374" table:style-name="ce8">
            <text:p>30.374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Maringá/PR</text:p>
          </table:table-cell>
          <table:table-cell office:value-type="string" table:style-name="ce1">
            <text:p>Arranjo populacional</text:p>
          </table:table-cell>
          <table:table-cell office:value-type="float" office:value="551656" table:style-name="ce8">
            <text:p>551.656</text:p>
          </table:table-cell>
          <table:table-cell office:value-type="float" office:value="551656" table:style-name="ce8">
            <text:p>551.656</text:p>
          </table:table-cell>
          <table:table-cell office:value-type="string" table:style-name="ce6">
            <text:p>-</text:p>
          </table:table-cell>
          <table:table-cell office:value-type="float" office:value="10.258608714999999" table:style-name="ce16">
            <text:p>10,259</text:p>
          </table:table-cell>
          <table:table-cell office:value-type="float" office:value="24871" table:style-name="ce8">
            <text:p>24.871</text:p>
          </table:table-cell>
          <table:table-cell office:value-type="float" office:value="26960" table:style-name="ce8">
            <text:p>26.96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aranaguá (PR)</text:p>
          </table:table-cell>
          <table:table-cell office:value-type="string" table:style-name="ce1">
            <text:p>Município isolado</text:p>
          </table:table-cell>
          <table:table-cell office:value-type="float" office:value="140469" table:style-name="ce8">
            <text:p>140.469</text:p>
          </table:table-cell>
          <table:table-cell office:value-type="float" office:value="140469" table:style-name="ce8">
            <text:p>140.469</text:p>
          </table:table-cell>
          <table:table-cell office:value-type="string" table:style-name="ce6">
            <text:p>-</text:p>
          </table:table-cell>
          <table:table-cell office:value-type="float" office:value="7.200842315" table:style-name="ce16">
            <text:p>7,201</text:p>
          </table:table-cell>
          <table:table-cell office:value-type="float" office:value="4133" table:style-name="ce8">
            <text:p>4.133</text:p>
          </table:table-cell>
          <table:table-cell office:value-type="float" office:value="4419" table:style-name="ce8">
            <text:p>4.41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onta Grossa/PR</text:p>
          </table:table-cell>
          <table:table-cell office:value-type="string" table:style-name="ce1">
            <text:p>Arranjo populacional</text:p>
          </table:table-cell>
          <table:table-cell office:value-type="float" office:value="330774" table:style-name="ce8">
            <text:p>330.774</text:p>
          </table:table-cell>
          <table:table-cell office:value-type="float" office:value="330774" table:style-name="ce8">
            <text:p>330.774</text:p>
          </table:table-cell>
          <table:table-cell office:value-type="string" table:style-name="ce6">
            <text:p>-</text:p>
          </table:table-cell>
          <table:table-cell office:value-type="float" office:value="6.7101729850000007" table:style-name="ce16">
            <text:p>6,710</text:p>
          </table:table-cell>
          <table:table-cell office:value-type="float" office:value="11841" table:style-name="ce8">
            <text:p>11.841</text:p>
          </table:table-cell>
          <table:table-cell office:value-type="float" office:value="12895" table:style-name="ce8">
            <text:p>12.895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Toledo/PR</text:p>
          </table:table-cell>
          <table:table-cell office:value-type="string" table:style-name="ce1">
            <text:p>Arranjo populacional</text:p>
          </table:table-cell>
          <table:table-cell office:value-type="float" office:value="125005" table:style-name="ce8">
            <text:p>125.005</text:p>
          </table:table-cell>
          <table:table-cell office:value-type="float" office:value="125005" table:style-name="ce8">
            <text:p>125.005</text:p>
          </table:table-cell>
          <table:table-cell office:value-type="string" table:style-name="ce6">
            <text:p>-</text:p>
          </table:table-cell>
          <table:table-cell office:value-type="float" office:value="2.5278485550000003" table:style-name="ce16">
            <text:p>2,528</text:p>
          </table:table-cell>
          <table:table-cell office:value-type="float" office:value="4541" table:style-name="ce8">
            <text:p>4.541</text:p>
          </table:table-cell>
          <table:table-cell office:value-type="float" office:value="4793" table:style-name="ce8">
            <text:p>4.79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Umuarama/PR</text:p>
          </table:table-cell>
          <table:table-cell office:value-type="string" table:style-name="ce1">
            <text:p>Arranjo populacional</text:p>
          </table:table-cell>
          <table:table-cell office:value-type="float" office:value="106632" table:style-name="ce8">
            <text:p>106.632</text:p>
          </table:table-cell>
          <table:table-cell office:value-type="float" office:value="106632" table:style-name="ce8">
            <text:p>106.632</text:p>
          </table:table-cell>
          <table:table-cell office:value-type="string" table:style-name="ce6">
            <text:p>-</text:p>
          </table:table-cell>
          <table:table-cell office:value-type="float" office:value="1.4312800830000001" table:style-name="ce16">
            <text:p>1,431</text:p>
          </table:table-cell>
          <table:table-cell office:value-type="float" office:value="3728" table:style-name="ce8">
            <text:p>3.728</text:p>
          </table:table-cell>
          <table:table-cell office:value-type="float" office:value="4066" table:style-name="ce8">
            <text:p>4.06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lumenau/SC</text:p>
          </table:table-cell>
          <table:table-cell office:value-type="string" table:style-name="ce1">
            <text:p>Arranjo populacional</text:p>
          </table:table-cell>
          <table:table-cell office:value-type="float" office:value="434201" table:style-name="ce8">
            <text:p>434.201</text:p>
          </table:table-cell>
          <table:table-cell office:value-type="float" office:value="434201" table:style-name="ce8">
            <text:p>434.201</text:p>
          </table:table-cell>
          <table:table-cell office:value-type="string" table:style-name="ce6">
            <text:p>-</text:p>
          </table:table-cell>
          <table:table-cell office:value-type="float" office:value="11.915814729000001" table:style-name="ce16">
            <text:p>11,916</text:p>
          </table:table-cell>
          <table:table-cell office:value-type="float" office:value="23367" table:style-name="ce8">
            <text:p>23.367</text:p>
          </table:table-cell>
          <table:table-cell office:value-type="float" office:value="25416" table:style-name="ce8">
            <text:p>25.41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rusque/SC</text:p>
          </table:table-cell>
          <table:table-cell office:value-type="string" table:style-name="ce1">
            <text:p>Arranjo populacional</text:p>
          </table:table-cell>
          <table:table-cell office:value-type="float" office:value="128401" table:style-name="ce8">
            <text:p>128.401</text:p>
          </table:table-cell>
          <table:table-cell office:value-type="float" office:value="128401" table:style-name="ce8">
            <text:p>128.401</text:p>
          </table:table-cell>
          <table:table-cell office:value-type="string" table:style-name="ce6">
            <text:p>-</text:p>
          </table:table-cell>
          <table:table-cell office:value-type="float" office:value="3.4917199970000001" table:style-name="ce16">
            <text:p>3,492</text:p>
          </table:table-cell>
          <table:table-cell office:value-type="float" office:value="6468" table:style-name="ce8">
            <text:p>6.468</text:p>
          </table:table-cell>
          <table:table-cell office:value-type="float" office:value="7294" table:style-name="ce8">
            <text:p>7.294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hapecó/SC</text:p>
          </table:table-cell>
          <table:table-cell office:value-type="string" table:style-name="ce1">
            <text:p>Arranjo populacional</text:p>
          </table:table-cell>
          <table:table-cell office:value-type="float" office:value="191976" table:style-name="ce8">
            <text:p>191.976</text:p>
          </table:table-cell>
          <table:table-cell office:value-type="float" office:value="191976" table:style-name="ce8">
            <text:p>191.976</text:p>
          </table:table-cell>
          <table:table-cell office:value-type="string" table:style-name="ce6">
            <text:p>-</text:p>
          </table:table-cell>
          <table:table-cell office:value-type="float" office:value="4.4226773099999992" table:style-name="ce16">
            <text:p>4,423</text:p>
          </table:table-cell>
          <table:table-cell office:value-type="float" office:value="8322" table:style-name="ce8">
            <text:p>8.322</text:p>
          </table:table-cell>
          <table:table-cell office:value-type="float" office:value="9122" table:style-name="ce8">
            <text:p>9.12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riciúma/SC</text:p>
          </table:table-cell>
          <table:table-cell office:value-type="string" table:style-name="ce1">
            <text:p>Arranjo populacional</text:p>
          </table:table-cell>
          <table:table-cell office:value-type="float" office:value="357921" table:style-name="ce8">
            <text:p>357.921</text:p>
          </table:table-cell>
          <table:table-cell office:value-type="float" office:value="357921" table:style-name="ce8">
            <text:p>357.921</text:p>
          </table:table-cell>
          <table:table-cell office:value-type="string" table:style-name="ce6">
            <text:p>-</text:p>
          </table:table-cell>
          <table:table-cell office:value-type="float" office:value="7.5231402960000002" table:style-name="ce16">
            <text:p>7,523</text:p>
          </table:table-cell>
          <table:table-cell office:value-type="float" office:value="12746" table:style-name="ce8">
            <text:p>12.746</text:p>
          </table:table-cell>
          <table:table-cell office:value-type="float" office:value="13952" table:style-name="ce8">
            <text:p>13.95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tajaí - Balneário Camboriú/SC</text:p>
          </table:table-cell>
          <table:table-cell office:value-type="string" table:style-name="ce1">
            <text:p>Arranjo populacional</text:p>
          </table:table-cell>
          <table:table-cell office:value-type="float" office:value="478984" table:style-name="ce8">
            <text:p>478.984</text:p>
          </table:table-cell>
          <table:table-cell office:value-type="float" office:value="478984" table:style-name="ce8">
            <text:p>478.984</text:p>
          </table:table-cell>
          <table:table-cell office:value-type="string" table:style-name="ce6">
            <text:p>-</text:p>
          </table:table-cell>
          <table:table-cell office:value-type="float" office:value="20.167175423" table:style-name="ce16">
            <text:p>20,167</text:p>
          </table:table-cell>
          <table:table-cell office:value-type="float" office:value="20995" table:style-name="ce8">
            <text:p>20.995</text:p>
          </table:table-cell>
          <table:table-cell office:value-type="float" office:value="22911" table:style-name="ce8">
            <text:p>22.91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Jaraguá do Sul/SC</text:p>
          </table:table-cell>
          <table:table-cell office:value-type="string" table:style-name="ce1">
            <text:p>Arranjo populacional</text:p>
          </table:table-cell>
          <table:table-cell office:value-type="float" office:value="207463" table:style-name="ce8">
            <text:p>207.463</text:p>
          </table:table-cell>
          <table:table-cell office:value-type="float" office:value="207463" table:style-name="ce8">
            <text:p>207.463</text:p>
          </table:table-cell>
          <table:table-cell office:value-type="string" table:style-name="ce6">
            <text:p>-</text:p>
          </table:table-cell>
          <table:table-cell office:value-type="float" office:value="7.1990491330000008" table:style-name="ce16">
            <text:p>7,199</text:p>
          </table:table-cell>
          <table:table-cell office:value-type="float" office:value="8929" table:style-name="ce8">
            <text:p>8.929</text:p>
          </table:table-cell>
          <table:table-cell office:value-type="float" office:value="9648" table:style-name="ce8">
            <text:p>9.64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Joinville/SC</text:p>
          </table:table-cell>
          <table:table-cell office:value-type="string" table:style-name="ce1">
            <text:p>Arranjo populacional</text:p>
          </table:table-cell>
          <table:table-cell office:value-type="float" office:value="540098" table:style-name="ce8">
            <text:p>540.098</text:p>
          </table:table-cell>
          <table:table-cell office:value-type="float" office:value="540098" table:style-name="ce8">
            <text:p>540.098</text:p>
          </table:table-cell>
          <table:table-cell office:value-type="string" table:style-name="ce6">
            <text:p>-</text:p>
          </table:table-cell>
          <table:table-cell office:value-type="float" office:value="19.000204530000001" table:style-name="ce16">
            <text:p>19,000</text:p>
          </table:table-cell>
          <table:table-cell office:value-type="float" office:value="19120" table:style-name="ce8">
            <text:p>19.120</text:p>
          </table:table-cell>
          <table:table-cell office:value-type="float" office:value="20902" table:style-name="ce8">
            <text:p>20.90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Lages (SC)</text:p>
          </table:table-cell>
          <table:table-cell office:value-type="string" table:style-name="ce1">
            <text:p>Município isolado</text:p>
          </table:table-cell>
          <table:table-cell office:value-type="float" office:value="156727" table:style-name="ce8">
            <text:p>156.727</text:p>
          </table:table-cell>
          <table:table-cell office:value-type="float" office:value="156727" table:style-name="ce8">
            <text:p>156.727</text:p>
          </table:table-cell>
          <table:table-cell office:value-type="string" table:style-name="ce6">
            <text:p>-</text:p>
          </table:table-cell>
          <table:table-cell office:value-type="float" office:value="2.6949647289999996" table:style-name="ce16">
            <text:p>2,695</text:p>
          </table:table-cell>
          <table:table-cell office:value-type="float" office:value="4823" table:style-name="ce8">
            <text:p>4.823</text:p>
          </table:table-cell>
          <table:table-cell office:value-type="float" office:value="5242" table:style-name="ce8">
            <text:p>5.24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ão Bento do Sul - Rio Negrinho/SC</text:p>
          </table:table-cell>
          <table:table-cell office:value-type="string" table:style-name="ce1">
            <text:p>Arranjo populacional</text:p>
          </table:table-cell>
          <table:table-cell office:value-type="float" office:value="114647" table:style-name="ce8">
            <text:p>114.647</text:p>
          </table:table-cell>
          <table:table-cell office:value-type="float" office:value="114647" table:style-name="ce8">
            <text:p>114.647</text:p>
          </table:table-cell>
          <table:table-cell office:value-type="string" table:style-name="ce6">
            <text:p>-</text:p>
          </table:table-cell>
          <table:table-cell office:value-type="float" office:value="2.3486256970000001" table:style-name="ce16">
            <text:p>2,349</text:p>
          </table:table-cell>
          <table:table-cell office:value-type="float" office:value="4959" table:style-name="ce8">
            <text:p>4.959</text:p>
          </table:table-cell>
          <table:table-cell office:value-type="float" office:value="5329" table:style-name="ce8">
            <text:p>5.32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Tubarão - Laguna/SC</text:p>
          </table:table-cell>
          <table:table-cell office:value-type="string" table:style-name="ce1">
            <text:p>Arranjo populacional</text:p>
          </table:table-cell>
          <table:table-cell office:value-type="float" office:value="181106" table:style-name="ce8">
            <text:p>181.106</text:p>
          </table:table-cell>
          <table:table-cell office:value-type="float" office:value="181106" table:style-name="ce8">
            <text:p>181.106</text:p>
          </table:table-cell>
          <table:table-cell office:value-type="string" table:style-name="ce6">
            <text:p>-</text:p>
          </table:table-cell>
          <table:table-cell office:value-type="float" office:value="2.7361304520000003" table:style-name="ce16">
            <text:p>2,736</text:p>
          </table:table-cell>
          <table:table-cell office:value-type="float" office:value="6267" table:style-name="ce8">
            <text:p>6.267</text:p>
          </table:table-cell>
          <table:table-cell office:value-type="float" office:value="6851" table:style-name="ce8">
            <text:p>6.85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agé/RS</text:p>
          </table:table-cell>
          <table:table-cell office:value-type="string" table:style-name="ce1">
            <text:p>Arranjo populacional</text:p>
          </table:table-cell>
          <table:table-cell office:value-type="float" office:value="137513" table:style-name="ce8">
            <text:p>137.513</text:p>
          </table:table-cell>
          <table:table-cell office:value-type="float" office:value="136002" table:style-name="ce8">
            <text:p>136.002</text:p>
          </table:table-cell>
          <table:table-cell office:value-type="float" office:value="1511" table:style-name="ce8">
            <text:p>1.511</text:p>
          </table:table-cell>
          <table:table-cell office:value-type="float" office:value="1.9972802350000001" table:style-name="ce16">
            <text:p>1,997</text:p>
          </table:table-cell>
          <table:table-cell office:value-type="float" office:value="3179" table:style-name="ce8">
            <text:p>3.179</text:p>
          </table:table-cell>
          <table:table-cell office:value-type="float" office:value="3473" table:style-name="ce8">
            <text:p>3.47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Bento Gonçalves/RS</text:p>
          </table:table-cell>
          <table:table-cell office:value-type="string" table:style-name="ce1">
            <text:p>Arranjo populacional</text:p>
          </table:table-cell>
          <table:table-cell office:value-type="float" office:value="165829" table:style-name="ce8">
            <text:p>165.829</text:p>
          </table:table-cell>
          <table:table-cell office:value-type="float" office:value="165829" table:style-name="ce8">
            <text:p>165.829</text:p>
          </table:table-cell>
          <table:table-cell office:value-type="string" table:style-name="ce6">
            <text:p>-</text:p>
          </table:table-cell>
          <table:table-cell office:value-type="float" office:value="5.1419120870000006" table:style-name="ce16">
            <text:p>5,142</text:p>
          </table:table-cell>
          <table:table-cell office:value-type="float" office:value="9961" table:style-name="ce8">
            <text:p>9.961</text:p>
          </table:table-cell>
          <table:table-cell office:value-type="float" office:value="10614" table:style-name="ce8">
            <text:p>10.614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xias do Sul/RS</text:p>
          </table:table-cell>
          <table:table-cell office:value-type="string" table:style-name="ce1">
            <text:p>Arranjo populacional</text:p>
          </table:table-cell>
          <table:table-cell office:value-type="float" office:value="504317" table:style-name="ce8">
            <text:p>504.317</text:p>
          </table:table-cell>
          <table:table-cell office:value-type="float" office:value="504317" table:style-name="ce8">
            <text:p>504.317</text:p>
          </table:table-cell>
          <table:table-cell office:value-type="string" table:style-name="ce6">
            <text:p>-</text:p>
          </table:table-cell>
          <table:table-cell office:value-type="float" office:value="17.417546386999998" table:style-name="ce16">
            <text:p>17,418</text:p>
          </table:table-cell>
          <table:table-cell office:value-type="float" office:value="25026" table:style-name="ce8">
            <text:p>25.026</text:p>
          </table:table-cell>
          <table:table-cell office:value-type="float" office:value="27690" table:style-name="ce8">
            <text:p>27.69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Lajeado/RS</text:p>
          </table:table-cell>
          <table:table-cell office:value-type="string" table:style-name="ce1">
            <text:p>Arranjo populacional</text:p>
          </table:table-cell>
          <table:table-cell office:value-type="float" office:value="156512" table:style-name="ce8">
            <text:p>156.512</text:p>
          </table:table-cell>
          <table:table-cell office:value-type="float" office:value="156512" table:style-name="ce8">
            <text:p>156.512</text:p>
          </table:table-cell>
          <table:table-cell office:value-type="string" table:style-name="ce6">
            <text:p>-</text:p>
          </table:table-cell>
          <table:table-cell office:value-type="float" office:value="4.384945181" table:style-name="ce16">
            <text:p>4,385</text:p>
          </table:table-cell>
          <table:table-cell office:value-type="float" office:value="7413" table:style-name="ce8">
            <text:p>7.413</text:p>
          </table:table-cell>
          <table:table-cell office:value-type="float" office:value="8276" table:style-name="ce8">
            <text:p>8.276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asso Fundo (RS)</text:p>
          </table:table-cell>
          <table:table-cell office:value-type="string" table:style-name="ce1">
            <text:p>Município isolado</text:p>
          </table:table-cell>
          <table:table-cell office:value-type="float" office:value="184826" table:style-name="ce8">
            <text:p>184.826</text:p>
          </table:table-cell>
          <table:table-cell office:value-type="float" office:value="184826" table:style-name="ce8">
            <text:p>184.826</text:p>
          </table:table-cell>
          <table:table-cell office:value-type="string" table:style-name="ce6">
            <text:p>-</text:p>
          </table:table-cell>
          <table:table-cell office:value-type="float" office:value="4.551198028" table:style-name="ce16">
            <text:p>4,551</text:p>
          </table:table-cell>
          <table:table-cell office:value-type="float" office:value="7594" table:style-name="ce8">
            <text:p>7.594</text:p>
          </table:table-cell>
          <table:table-cell office:value-type="float" office:value="8657" table:style-name="ce8">
            <text:p>8.65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Pelotas/RS</text:p>
          </table:table-cell>
          <table:table-cell office:value-type="string" table:style-name="ce1">
            <text:p>Arranjo populacional</text:p>
          </table:table-cell>
          <table:table-cell office:value-type="float" office:value="355303" table:style-name="ce8">
            <text:p>355.303</text:p>
          </table:table-cell>
          <table:table-cell office:value-type="float" office:value="355303" table:style-name="ce8">
            <text:p>355.303</text:p>
          </table:table-cell>
          <table:table-cell office:value-type="string" table:style-name="ce6">
            <text:p>-</text:p>
          </table:table-cell>
          <table:table-cell office:value-type="float" office:value="4.9617178580000001" table:style-name="ce16">
            <text:p>4,962</text:p>
          </table:table-cell>
          <table:table-cell office:value-type="float" office:value="10791" table:style-name="ce8">
            <text:p>10.791</text:p>
          </table:table-cell>
          <table:table-cell office:value-type="float" office:value="11431" table:style-name="ce8">
            <text:p>11.431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Rio Grande (RS)</text:p>
          </table:table-cell>
          <table:table-cell office:value-type="string" table:style-name="ce1">
            <text:p>Município isolado</text:p>
          </table:table-cell>
          <table:table-cell office:value-type="float" office:value="197228" table:style-name="ce8">
            <text:p>197.228</text:p>
          </table:table-cell>
          <table:table-cell office:value-type="float" office:value="197228" table:style-name="ce8">
            <text:p>197.228</text:p>
          </table:table-cell>
          <table:table-cell office:value-type="string" table:style-name="ce6">
            <text:p>-</text:p>
          </table:table-cell>
          <table:table-cell office:value-type="float" office:value="7.737854638" table:style-name="ce16">
            <text:p>7,738</text:p>
          </table:table-cell>
          <table:table-cell office:value-type="float" office:value="4729" table:style-name="ce8">
            <text:p>4.729</text:p>
          </table:table-cell>
          <table:table-cell office:value-type="float" office:value="5009" table:style-name="ce8">
            <text:p>5.00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anta Cruz do Sul/RS</text:p>
          </table:table-cell>
          <table:table-cell office:value-type="string" table:style-name="ce1">
            <text:p>Arranjo populacional</text:p>
          </table:table-cell>
          <table:table-cell office:value-type="float" office:value="142357" table:style-name="ce8">
            <text:p>142.357</text:p>
          </table:table-cell>
          <table:table-cell office:value-type="float" office:value="142357" table:style-name="ce8">
            <text:p>142.357</text:p>
          </table:table-cell>
          <table:table-cell office:value-type="string" table:style-name="ce6">
            <text:p>-</text:p>
          </table:table-cell>
          <table:table-cell office:value-type="float" office:value="5.2526864790000003" table:style-name="ce16">
            <text:p>5,253</text:p>
          </table:table-cell>
          <table:table-cell office:value-type="float" office:value="5634" table:style-name="ce8">
            <text:p>5.634</text:p>
          </table:table-cell>
          <table:table-cell office:value-type="float" office:value="6467" table:style-name="ce8">
            <text:p>6.46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anta Maria/RS</text:p>
          </table:table-cell>
          <table:table-cell office:value-type="string" table:style-name="ce1">
            <text:p>Arranjo populacional</text:p>
          </table:table-cell>
          <table:table-cell office:value-type="float" office:value="266041" table:style-name="ce8">
            <text:p>266.041</text:p>
          </table:table-cell>
          <table:table-cell office:value-type="float" office:value="266041" table:style-name="ce8">
            <text:p>266.041</text:p>
          </table:table-cell>
          <table:table-cell office:value-type="string" table:style-name="ce6">
            <text:p>-</text:p>
          </table:table-cell>
          <table:table-cell office:value-type="float" office:value="4.1614366690000004" table:style-name="ce16">
            <text:p>4,161</text:p>
          </table:table-cell>
          <table:table-cell office:value-type="float" office:value="8447" table:style-name="ce8">
            <text:p>8.447</text:p>
          </table:table-cell>
          <table:table-cell office:value-type="float" office:value="9105" table:style-name="ce8">
            <text:p>9.105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nternacional de Sant'Ana do Livramento/Brasil - Rivera/Uruguai</text:p>
          </table:table-cell>
          <table:table-cell office:value-type="string" table:style-name="ce1">
            <text:p>Arranjo populacional</text:p>
          </table:table-cell>
          <table:table-cell office:value-type="float" office:value="161364" table:style-name="ce8">
            <text:p>161.364</text:p>
          </table:table-cell>
          <table:table-cell office:value-type="float" office:value="82464" table:style-name="ce8">
            <text:p>82.464</text:p>
          </table:table-cell>
          <table:table-cell office:value-type="float" office:value="78900" table:style-name="ce8">
            <text:p>78.900</text:p>
          </table:table-cell>
          <table:table-cell office:value-type="float" office:value="1.0100218329999999" table:style-name="ce16">
            <text:p>1,010</text:p>
          </table:table-cell>
          <table:table-cell office:value-type="float" office:value="2529" table:style-name="ce8">
            <text:p>2.529</text:p>
          </table:table-cell>
          <table:table-cell office:value-type="float" office:value="2727" table:style-name="ce8">
            <text:p>2.72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Taquara - Parobé - Igrejinha/RS</text:p>
          </table:table-cell>
          <table:table-cell office:value-type="string" table:style-name="ce1">
            <text:p>Arranjo populacional</text:p>
          </table:table-cell>
          <table:table-cell office:value-type="float" office:value="161653" table:style-name="ce8">
            <text:p>161.653</text:p>
          </table:table-cell>
          <table:table-cell office:value-type="float" office:value="161653" table:style-name="ce8">
            <text:p>161.653</text:p>
          </table:table-cell>
          <table:table-cell office:value-type="string" table:style-name="ce6">
            <text:p>-</text:p>
          </table:table-cell>
          <table:table-cell office:value-type="float" office:value="2.823403023" table:style-name="ce16">
            <text:p>2,823</text:p>
          </table:table-cell>
          <table:table-cell office:value-type="float" office:value="6913" table:style-name="ce8">
            <text:p>6.913</text:p>
          </table:table-cell>
          <table:table-cell office:value-type="float" office:value="7227" table:style-name="ce8">
            <text:p>7.227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Tramandaí - Osório/RS</text:p>
          </table:table-cell>
          <table:table-cell office:value-type="string" table:style-name="ce1">
            <text:p>Arranjo populacional</text:p>
          </table:table-cell>
          <table:table-cell office:value-type="float" office:value="100161" table:style-name="ce8">
            <text:p>100.161</text:p>
          </table:table-cell>
          <table:table-cell office:value-type="float" office:value="100161" table:style-name="ce8">
            <text:p>100.161</text:p>
          </table:table-cell>
          <table:table-cell office:value-type="string" table:style-name="ce6">
            <text:p>-</text:p>
          </table:table-cell>
          <table:table-cell office:value-type="float" office:value="1.441245573" table:style-name="ce16">
            <text:p>1,441</text:p>
          </table:table-cell>
          <table:table-cell office:value-type="float" office:value="3775" table:style-name="ce8">
            <text:p>3.775</text:p>
          </table:table-cell>
          <table:table-cell office:value-type="float" office:value="3984" table:style-name="ce8">
            <text:p>3.984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nternacional de Uruguaiana/Brasil</text:p>
          </table:table-cell>
          <table:table-cell office:value-type="string" table:style-name="ce1">
            <text:p>Arranjo populacional</text:p>
          </table:table-cell>
          <table:table-cell office:value-type="float" office:value="137877" table:style-name="ce8">
            <text:p>137.877</text:p>
          </table:table-cell>
          <table:table-cell office:value-type="float" office:value="125435" table:style-name="ce8">
            <text:p>125.435</text:p>
          </table:table-cell>
          <table:table-cell office:value-type="float" office:value="12442" table:style-name="ce8">
            <text:p>12.442</text:p>
          </table:table-cell>
          <table:table-cell office:value-type="float" office:value="2.6462135129999997" table:style-name="ce16">
            <text:p>2,646</text:p>
          </table:table-cell>
          <table:table-cell office:value-type="float" office:value="3099" table:style-name="ce8">
            <text:p>3.099</text:p>
          </table:table-cell>
          <table:table-cell office:value-type="float" office:value="3283" table:style-name="ce8">
            <text:p>3.28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nternacional de Corumbá/Brasil</text:p>
          </table:table-cell>
          <table:table-cell office:value-type="string" table:style-name="ce1">
            <text:p>Arranjo populacional</text:p>
          </table:table-cell>
          <table:table-cell office:value-type="float" office:value="151432" table:style-name="ce8">
            <text:p>151.432</text:p>
          </table:table-cell>
          <table:table-cell office:value-type="float" office:value="123320" table:style-name="ce8">
            <text:p>123.320</text:p>
          </table:table-cell>
          <table:table-cell office:value-type="float" office:value="28112" table:style-name="ce8">
            <text:p>28.112</text:p>
          </table:table-cell>
          <table:table-cell office:value-type="float" office:value="3.3848323410000001" table:style-name="ce16">
            <text:p>3,385</text:p>
          </table:table-cell>
          <table:table-cell office:value-type="float" office:value="1395" table:style-name="ce8">
            <text:p>1.395</text:p>
          </table:table-cell>
          <table:table-cell office:value-type="float" office:value="1473" table:style-name="ce8">
            <text:p>1.47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Dourados (MS)</text:p>
          </table:table-cell>
          <table:table-cell office:value-type="string" table:style-name="ce1">
            <text:p>Município isolado</text:p>
          </table:table-cell>
          <table:table-cell office:value-type="float" office:value="196035" table:style-name="ce8">
            <text:p>196.035</text:p>
          </table:table-cell>
          <table:table-cell office:value-type="float" office:value="196035" table:style-name="ce8">
            <text:p>196.035</text:p>
          </table:table-cell>
          <table:table-cell office:value-type="string" table:style-name="ce6">
            <text:p>-</text:p>
          </table:table-cell>
          <table:table-cell office:value-type="float" office:value="3.5438575619999999" table:style-name="ce16">
            <text:p>3,544</text:p>
          </table:table-cell>
          <table:table-cell office:value-type="float" office:value="4908" table:style-name="ce8">
            <text:p>4.908</text:p>
          </table:table-cell>
          <table:table-cell office:value-type="float" office:value="5224" table:style-name="ce8">
            <text:p>5.224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Internacional de Pedro Juan Caballero/Paraguai - Ponta Porã/Brasil</text:p>
          </table:table-cell>
          <table:table-cell office:value-type="string" table:style-name="ce1">
            <text:p>Arranjo populacional</text:p>
          </table:table-cell>
          <table:table-cell office:value-type="float" office:value="166061" table:style-name="ce8">
            <text:p>166.061</text:p>
          </table:table-cell>
          <table:table-cell office:value-type="float" office:value="77872" table:style-name="ce8">
            <text:p>77.872</text:p>
          </table:table-cell>
          <table:table-cell office:value-type="float" office:value="88189" table:style-name="ce8">
            <text:p>88.189</text:p>
          </table:table-cell>
          <table:table-cell office:value-type="float" office:value="0.9685208689999999" table:style-name="ce16">
            <text:p>0,969</text:p>
          </table:table-cell>
          <table:table-cell office:value-type="float" office:value="1375" table:style-name="ce8">
            <text:p>1.375</text:p>
          </table:table-cell>
          <table:table-cell office:value-type="float" office:value="1472" table:style-name="ce8">
            <text:p>1.472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Três Lagoas (MS)</text:p>
          </table:table-cell>
          <table:table-cell office:value-type="string" table:style-name="ce1">
            <text:p>Município isolado</text:p>
          </table:table-cell>
          <table:table-cell office:value-type="float" office:value="101791" table:style-name="ce8">
            <text:p>101.791</text:p>
          </table:table-cell>
          <table:table-cell office:value-type="float" office:value="101791" table:style-name="ce8">
            <text:p>101.791</text:p>
          </table:table-cell>
          <table:table-cell office:value-type="string" table:style-name="ce6">
            <text:p>-</text:p>
          </table:table-cell>
          <table:table-cell office:value-type="float" office:value="2.8219088870000002" table:style-name="ce16">
            <text:p>2,822</text:p>
          </table:table-cell>
          <table:table-cell office:value-type="float" office:value="2393" table:style-name="ce8">
            <text:p>2.393</text:p>
          </table:table-cell>
          <table:table-cell office:value-type="float" office:value="2559" table:style-name="ce8">
            <text:p>2.55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Rondonópolis (MT)</text:p>
          </table:table-cell>
          <table:table-cell office:value-type="string" table:style-name="ce1">
            <text:p>Município isolado</text:p>
          </table:table-cell>
          <table:table-cell office:value-type="float" office:value="195476" table:style-name="ce8">
            <text:p>195.476</text:p>
          </table:table-cell>
          <table:table-cell office:value-type="float" office:value="195476" table:style-name="ce8">
            <text:p>195.476</text:p>
          </table:table-cell>
          <table:table-cell office:value-type="string" table:style-name="ce6">
            <text:p>-</text:p>
          </table:table-cell>
          <table:table-cell office:value-type="float" office:value="5.0949366649999996" table:style-name="ce16">
            <text:p>5,095</text:p>
          </table:table-cell>
          <table:table-cell office:value-type="float" office:value="5614" table:style-name="ce8">
            <text:p>5.614</text:p>
          </table:table-cell>
          <table:table-cell office:value-type="float" office:value="6039" table:style-name="ce8">
            <text:p>6.03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Sinop (MT)</text:p>
          </table:table-cell>
          <table:table-cell office:value-type="string" table:style-name="ce1">
            <text:p>Município isolado</text:p>
          </table:table-cell>
          <table:table-cell office:value-type="float" office:value="113099" table:style-name="ce8">
            <text:p>113.099</text:p>
          </table:table-cell>
          <table:table-cell office:value-type="float" office:value="113099" table:style-name="ce8">
            <text:p>113.099</text:p>
          </table:table-cell>
          <table:table-cell office:value-type="string" table:style-name="ce6">
            <text:p>-</text:p>
          </table:table-cell>
          <table:table-cell office:value-type="float" office:value="2.0114029439999999" table:style-name="ce16">
            <text:p>2,011</text:p>
          </table:table-cell>
          <table:table-cell office:value-type="float" office:value="3167" table:style-name="ce8">
            <text:p>3.167</text:p>
          </table:table-cell>
          <table:table-cell office:value-type="float" office:value="3448" table:style-name="ce8">
            <text:p>3.448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Anápolis (GO)</text:p>
          </table:table-cell>
          <table:table-cell office:value-type="string" table:style-name="ce1">
            <text:p>Município isolado</text:p>
          </table:table-cell>
          <table:table-cell office:value-type="float" office:value="334613" table:style-name="ce8">
            <text:p>334.613</text:p>
          </table:table-cell>
          <table:table-cell office:value-type="float" office:value="334613" table:style-name="ce8">
            <text:p>334.613</text:p>
          </table:table-cell>
          <table:table-cell office:value-type="string" table:style-name="ce6">
            <text:p>-</text:p>
          </table:table-cell>
          <table:table-cell office:value-type="float" office:value="10.059556703" table:style-name="ce16">
            <text:p>10,060</text:p>
          </table:table-cell>
          <table:table-cell office:value-type="float" office:value="7959" table:style-name="ce8">
            <text:p>7.959</text:p>
          </table:table-cell>
          <table:table-cell office:value-type="float" office:value="8563" table:style-name="ce8">
            <text:p>8.563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Catalão/GO</text:p>
          </table:table-cell>
          <table:table-cell office:value-type="string" table:style-name="ce1">
            <text:p>Arranjo populacional</text:p>
          </table:table-cell>
          <table:table-cell office:value-type="float" office:value="100198" table:style-name="ce8">
            <text:p>100.198</text:p>
          </table:table-cell>
          <table:table-cell office:value-type="float" office:value="100198" table:style-name="ce8">
            <text:p>100.198</text:p>
          </table:table-cell>
          <table:table-cell office:value-type="string" table:style-name="ce6">
            <text:p>-</text:p>
          </table:table-cell>
          <table:table-cell office:value-type="float" office:value="4.2645529670000002" table:style-name="ce16">
            <text:p>4,265</text:p>
          </table:table-cell>
          <table:table-cell office:value-type="float" office:value="3358" table:style-name="ce8">
            <text:p>3.358</text:p>
          </table:table-cell>
          <table:table-cell office:value-type="float" office:value="3469" table:style-name="ce8">
            <text:p>3.46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Formosa (GO)</text:p>
          </table:table-cell>
          <table:table-cell office:value-type="string" table:style-name="ce1">
            <text:p>Município isolado</text:p>
          </table:table-cell>
          <table:table-cell office:value-type="float" office:value="100085" table:style-name="ce8">
            <text:p>100.085</text:p>
          </table:table-cell>
          <table:table-cell office:value-type="float" office:value="100085" table:style-name="ce8">
            <text:p>100.085</text:p>
          </table:table-cell>
          <table:table-cell office:value-type="string" table:style-name="ce6">
            <text:p>-</text:p>
          </table:table-cell>
          <table:table-cell office:value-type="float" office:value="0.91142777800000008" table:style-name="ce16">
            <text:p>0,911</text:p>
          </table:table-cell>
          <table:table-cell office:value-type="float" office:value="2194" table:style-name="ce8">
            <text:p>2.194</text:p>
          </table:table-cell>
          <table:table-cell office:value-type="float" office:value="2279" table:style-name="ce8">
            <text:p>2.279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Rio Verde (GO)</text:p>
          </table:table-cell>
          <table:table-cell office:value-type="string" table:style-name="ce1">
            <text:p>Município isolado</text:p>
          </table:table-cell>
          <table:table-cell office:value-type="float" office:value="176424" table:style-name="ce8">
            <text:p>176.424</text:p>
          </table:table-cell>
          <table:table-cell office:value-type="float" office:value="176424" table:style-name="ce8">
            <text:p>176.424</text:p>
          </table:table-cell>
          <table:table-cell office:value-type="string" table:style-name="ce6">
            <text:p>-</text:p>
          </table:table-cell>
          <table:table-cell office:value-type="float" office:value="4.1605005390000001" table:style-name="ce16">
            <text:p>4,161</text:p>
          </table:table-cell>
          <table:table-cell office:value-type="float" office:value="4874" table:style-name="ce8">
            <text:p>4.874</text:p>
          </table:table-cell>
          <table:table-cell office:value-type="float" office:value="5189" table:style-name="ce8">
            <text:p>5.189</text:p>
          </table:table-cell>
          <table:table-cell table:number-columns-repeated="16376"/>
        </table:table-row>
        <table:table-row table:style-name="ro14">
          <table:table-cell office:value-type="string" table:number-columns-spanned="8" table:number-rows-spanned="1" table:style-name="ce40">
            <text:p>Fonte: IBGE, Censo Demográfico 2010 , Cadastro Central de Empresas 2011 e Produto Interno Bruto dos Municípios 2010.</text:p>
            <text:p>Notas: 1. Arranjos populacionais identificados segundo metodologia desenvolvida pela Coordenação de Geografia do IBGE.</text:p>
            <text:p>2. Para "Presidente Prudente/SP", considerou-se a 1ª Integração do Arranjo. Os Arranjos Populacionais de "Taubaté - Pindamonhangaba/SP" e</text:p>
            <text:p>"Novo Hamburgo - São Leopoldo/RS" não foram considerados, pois são parte das Grandes Concentrações Urbanas de "São José dos Campos/</text:p>
            <text:p>SP" e "Porto Alegre/RS", respectivamente.</text:p>
            <text:p>¹ Em 2010.</text:p>
            <text:p>² Em 2011.</text:p>
            <text:p>³ Considerandos os municípios brasileiros</text:p>
            <text:p>(4) Ver Apêndice 3.</text:p>
          </table:table-cell>
          <table:covered-table-cell table:number-columns-repeated="7"/>
          <table:table-cell table:number-columns-repeated="16376"/>
        </table:table-row>
        <table:table-row table:number-rows-repeated="1048413" table:style-name="ro3">
          <table:table-cell table:number-columns-repeated="16384"/>
        </table:table-row>
      </table:table>
      <table:table table:name="Tabela_1_7_Revisada" table:style-name="ta1">
        <table:table-column table:style-name="co42" table:default-cell-style-name="ce1"/>
        <table:table-column table:style-name="co43" table:default-cell-style-name="ce1"/>
        <table:table-column table:style-name="co14" table:default-cell-style-name="ce8"/>
        <table:table-column table:style-name="co44" table:default-cell-style-name="ce16"/>
        <table:table-column table:style-name="co45" table:default-cell-style-name="ce9"/>
        <table:table-column table:style-name="co46" table:default-cell-style-name="ce9"/>
        <table:table-column table:style-name="co47" table:default-cell-style-name="ce9"/>
        <table:table-column table:style-name="co48" table:default-cell-style-name="ce9"/>
        <table:table-column table:style-name="co18" table:default-cell-style-name="ce9"/>
        <table:table-column table:style-name="co49" table:default-cell-style-name="ce8"/>
        <table:table-column table:style-name="co50" table:default-cell-style-name="ce8"/>
        <table:table-column table:style-name="co12" table:number-columns-repeated="16373" table:default-cell-style-name="ce1"/>
        <table:table-row table:style-name="ro15">
          <table:table-cell office:value-type="string" table:number-columns-spanned="11" table:number-rows-spanned="1" table:style-name="ce79">
            <text:p><text:span text:style-name="T2">Tabela 1.7<text:s text:c="2"/></text:span><text:s text:c="2"/>Grandes concentrações urbanas, em ordem decrescente de população, por Produto Interno Bruto - PIB</text:p>
            <text:p>e características das empresas – 2010-2011</text:p>
          </table:table-cell>
          <table:covered-table-cell table:number-columns-repeated="10"/>
          <table:table-cell table:number-columns-repeated="16373"/>
        </table:table-row>
        <table:table-row table:style-name="ro3">
          <table:table-cell office:value-type="string" table:number-columns-spanned="2" table:number-rows-spanned="1" table:style-name="ce92">
            <text:p>Grandes concentrações urbanas</text:p>
          </table:table-cell>
          <table:covered-table-cell/>
          <table:table-cell office:value-type="string" table:number-columns-spanned="1" table:number-rows-spanned="4" table:style-name="ce48">
            <text:p>População¹</text:p>
          </table:table-cell>
          <table:table-cell office:value-type="string" table:number-columns-spanned="6" table:number-rows-spanned="1" table:style-name="ce93">
            <text:p>Produto Interno Bruto - PIB¹</text:p>
          </table:table-cell>
          <table:covered-table-cell table:number-columns-repeated="5"/>
          <table:table-cell office:value-type="string" table:number-columns-spanned="1" table:number-rows-spanned="4" table:style-name="ce48">
            <text:p>Número de empresas²</text:p>
          </table:table-cell>
          <table:table-cell office:value-type="string" table:number-columns-spanned="1" table:number-rows-spanned="4" table:style-name="ce48">
            <text:p>Número de unidades locais²</text:p>
          </table:table-cell>
          <table:table-cell table:number-columns-repeated="16373" table:style-name="ce13"/>
        </table:table-row>
        <table:table-row table:style-name="ro8">
          <table:table-cell office:value-type="string" table:number-columns-spanned="1" table:number-rows-spanned="3" table:style-name="ce40">
            <text:p>Nome</text:p>
          </table:table-cell>
          <table:table-cell office:value-type="string" table:number-columns-spanned="1" table:number-rows-spanned="3" table:style-name="ce40">
            <text:p>Tipo</text:p>
          </table:table-cell>
          <table:covered-table-cell/>
          <table:table-cell office:value-type="string" table:number-columns-spanned="1" table:number-rows-spanned="3" table:style-name="ce61">
            <text:p>Total</text:p>
            <text:p>(bilhões R$)</text:p>
          </table:table-cell>
          <table:table-cell office:value-type="string" table:number-columns-spanned="5" table:number-rows-spanned="1" table:style-name="ce88">
            <text:p>Percentual (%)</text:p>
          </table:table-cell>
          <table:covered-table-cell table:number-columns-repeated="4"/>
          <table:covered-table-cell/>
          <table:covered-table-cell/>
          <table:table-cell table:number-columns-repeated="16373" table:style-name="ce1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3">
            <text:p>Agropecuária</text:p>
          </table:table-cell>
          <table:table-cell office:value-type="string" table:number-columns-spanned="1" table:number-rows-spanned="2" table:style-name="ce63">
            <text:p>Indústria</text:p>
          </table:table-cell>
          <table:table-cell office:value-type="string" table:number-columns-spanned="2" table:number-rows-spanned="1" table:style-name="ce88">
            <text:p>Serviços</text:p>
          </table:table-cell>
          <table:covered-table-cell/>
          <table:table-cell office:value-type="string" table:number-columns-spanned="1" table:number-rows-spanned="2" table:style-name="ce63">
            <text:p>Impostos</text:p>
          </table:table-cell>
          <table:covered-table-cell/>
          <table:covered-table-cell/>
          <table:table-cell table:number-columns-repeated="16373" table:style-name="ce1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">
            <text:p>Sem Administração pública</text:p>
          </table:table-cell>
          <table:table-cell office:value-type="string" table:style-name="ce27">
            <text:p>Administração pública</text:p>
          </table:table-cell>
          <table:covered-table-cell/>
          <table:covered-table-cell/>
          <table:covered-table-cell/>
          <table:table-cell table:number-columns-repeated="16373" table:style-name="ce13"/>
        </table:table-row>
        <table:table-row table:style-name="ro3">
          <table:table-cell office:value-type="string" table:style-name="ce1">
            <text:p>São Paulo/SP</text:p>
          </table:table-cell>
          <table:table-cell office:value-type="string" table:style-name="ce1">
            <text:p>Arranjo populacional</text:p>
          </table:table-cell>
          <table:table-cell office:value-type="float" office:value="19629394" table:style-name="ce8">
            <text:p>19.629.394</text:p>
          </table:table-cell>
          <table:table-cell office:value-type="float" office:value="701.13439507099997" table:style-name="ce16">
            <text:p>701,134</text:p>
          </table:table-cell>
          <table:table-cell office:value-type="float" office:value="3.5511609436131963E-2" table:style-name="ce9">
            <text:p>0,0</text:p>
          </table:table-cell>
          <table:table-cell office:value-type="float" office:value="20.106135929292794" table:style-name="ce9">
            <text:p>20,1</text:p>
          </table:table-cell>
          <table:table-cell office:value-type="float" office:value="55.746247704253648" table:style-name="ce9">
            <text:p>55,7</text:p>
          </table:table-cell>
          <table:table-cell office:value-type="float" office:value="6.2792584348314167" table:style-name="ce9">
            <text:p>6,3</text:p>
          </table:table-cell>
          <table:table-cell office:value-type="float" office:value="17.832846322186018" table:style-name="ce9">
            <text:p>17,8</text:p>
          </table:table-cell>
          <table:table-cell office:value-type="float" office:value="745592" table:style-name="ce8">
            <text:p>745.592</text:p>
          </table:table-cell>
          <table:table-cell office:value-type="float" office:value="830297" table:style-name="ce8">
            <text:p>830.29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Rio de Janeiro/RJ</text:p>
          </table:table-cell>
          <table:table-cell office:value-type="string" table:style-name="ce1">
            <text:p>Arranjo populacional</text:p>
          </table:table-cell>
          <table:table-cell office:value-type="float" office:value="11946398" table:style-name="ce8">
            <text:p>11.946.398</text:p>
          </table:table-cell>
          <table:table-cell office:value-type="float" office:value="277.07531333399999" table:style-name="ce16">
            <text:p>277,075</text:p>
          </table:table-cell>
          <table:table-cell office:value-type="float" office:value="8.5206933508150132E-2" table:style-name="ce9">
            <text:p>0,1</text:p>
          </table:table-cell>
          <table:table-cell office:value-type="float" office:value="14.299023730144178" table:style-name="ce9">
            <text:p>14,3</text:p>
          </table:table-cell>
          <table:table-cell office:value-type="float" office:value="49.75618133969747" table:style-name="ce9">
            <text:p>49,8</text:p>
          </table:table-cell>
          <table:table-cell office:value-type="float" office:value="17.061834703409133" table:style-name="ce9">
            <text:p>17,1</text:p>
          </table:table-cell>
          <table:table-cell office:value-type="float" office:value="18.797753293241072" table:style-name="ce9">
            <text:p>18,8</text:p>
          </table:table-cell>
          <table:table-cell office:value-type="float" office:value="236329" table:style-name="ce8">
            <text:p>236.329</text:p>
          </table:table-cell>
          <table:table-cell office:value-type="float" office:value="260526" table:style-name="ce8">
            <text:p>260.52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elo Horizonte/MG</text:p>
          </table:table-cell>
          <table:table-cell office:value-type="string" table:style-name="ce1">
            <text:p>Arranjo populacional</text:p>
          </table:table-cell>
          <table:table-cell office:value-type="float" office:value="4744706" table:style-name="ce8">
            <text:p>4.744.706</text:p>
          </table:table-cell>
          <table:table-cell office:value-type="float" office:value="118.68455404000001" table:style-name="ce16">
            <text:p>118,685</text:p>
          </table:table-cell>
          <table:table-cell office:value-type="float" office:value="0.1650301107707646" table:style-name="ce9">
            <text:p>0,2</text:p>
          </table:table-cell>
          <table:table-cell office:value-type="float" office:value="28.453569245091963" table:style-name="ce9">
            <text:p>28,5</text:p>
          </table:table-cell>
          <table:table-cell office:value-type="float" office:value="45.615142329096955" table:style-name="ce9">
            <text:p>45,6</text:p>
          </table:table-cell>
          <table:table-cell office:value-type="float" office:value="8.747436367752643" table:style-name="ce9">
            <text:p>8,7</text:p>
          </table:table-cell>
          <table:table-cell office:value-type="float" office:value="17.018821947287659" table:style-name="ce9">
            <text:p>17,0</text:p>
          </table:table-cell>
          <table:table-cell office:value-type="float" office:value="136939" table:style-name="ce8">
            <text:p>136.939</text:p>
          </table:table-cell>
          <table:table-cell office:value-type="float" office:value="149331" table:style-name="ce8">
            <text:p>149.33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Recife/PE</text:p>
          </table:table-cell>
          <table:table-cell office:value-type="string" table:style-name="ce1">
            <text:p>Arranjo populacional</text:p>
          </table:table-cell>
          <table:table-cell office:value-type="float" office:value="3741904" table:style-name="ce8">
            <text:p>3.741.904</text:p>
          </table:table-cell>
          <table:table-cell office:value-type="float" office:value="61.707844260999998" table:style-name="ce16">
            <text:p>61,708</text:p>
          </table:table-cell>
          <table:table-cell office:value-type="float" office:value="0.30505226564683346" table:style-name="ce9">
            <text:p>0,3</text:p>
          </table:table-cell>
          <table:table-cell office:value-type="float" office:value="20.358324090637122" table:style-name="ce9">
            <text:p>20,4</text:p>
          </table:table-cell>
          <table:table-cell office:value-type="float" office:value="47.712253016765608" table:style-name="ce9">
            <text:p>47,7</text:p>
          </table:table-cell>
          <table:table-cell office:value-type="float" office:value="13.672773027549079" table:style-name="ce9">
            <text:p>13,7</text:p>
          </table:table-cell>
          <table:table-cell office:value-type="float" office:value="17.951597599401349" table:style-name="ce9">
            <text:p>18,0</text:p>
          </table:table-cell>
          <table:table-cell office:value-type="float" office:value="58751" table:style-name="ce8">
            <text:p>58.751</text:p>
          </table:table-cell>
          <table:table-cell office:value-type="float" office:value="64775" table:style-name="ce8">
            <text:p>64.77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Porto Alegre/RS</text:p>
          </table:table-cell>
          <table:table-cell office:value-type="string" table:style-name="ce1">
            <text:p>2a integração do arranjo</text:p>
          </table:table-cell>
          <table:table-cell office:value-type="float" office:value="3701482" table:style-name="ce8">
            <text:p>3.701.482</text:p>
          </table:table-cell>
          <table:table-cell office:value-type="float" office:value="100.405404437" table:style-name="ce16">
            <text:p>100,405</text:p>
          </table:table-cell>
          <table:table-cell office:value-type="float" office:value="0.39885651698288771" table:style-name="ce9">
            <text:p>0,4</text:p>
          </table:table-cell>
          <table:table-cell office:value-type="float" office:value="24.382366256351162" table:style-name="ce9">
            <text:p>24,4</text:p>
          </table:table-cell>
          <table:table-cell office:value-type="float" office:value="47.385684955686799" table:style-name="ce9">
            <text:p>47,4</text:p>
          </table:table-cell>
          <table:table-cell office:value-type="float" office:value="11.91087908868875" table:style-name="ce9">
            <text:p>11,9</text:p>
          </table:table-cell>
          <table:table-cell office:value-type="float" office:value="15.922213182290394" table:style-name="ce9">
            <text:p>15,9</text:p>
          </table:table-cell>
          <table:table-cell office:value-type="float" office:value="149247" table:style-name="ce8">
            <text:p>149.247</text:p>
          </table:table-cell>
          <table:table-cell office:value-type="float" office:value="165848" table:style-name="ce8">
            <text:p>165.84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alvador/BA</text:p>
          </table:table-cell>
          <table:table-cell office:value-type="string" table:style-name="ce1">
            <text:p>Arranjo populacional</text:p>
          </table:table-cell>
          <table:table-cell office:value-type="float" office:value="3482615" table:style-name="ce8">
            <text:p>3.482.615</text:p>
          </table:table-cell>
          <table:table-cell office:value-type="float" office:value="74.233195341000012" table:style-name="ce16">
            <text:p>74,233</text:p>
          </table:table-cell>
          <table:table-cell office:value-type="float" office:value="0.12612836018967294" table:style-name="ce9">
            <text:p>0,1</text:p>
          </table:table-cell>
          <table:table-cell office:value-type="float" office:value="32.678954954807971" table:style-name="ce9">
            <text:p>32,7</text:p>
          </table:table-cell>
          <table:table-cell office:value-type="float" office:value="43.449432906447619" table:style-name="ce9">
            <text:p>43,4</text:p>
          </table:table-cell>
          <table:table-cell office:value-type="float" office:value="7.4527484794183083" table:style-name="ce9">
            <text:p>7,5</text:p>
          </table:table-cell>
          <table:table-cell office:value-type="float" office:value="16.292735299136417" table:style-name="ce9">
            <text:p>16,3</text:p>
          </table:table-cell>
          <table:table-cell office:value-type="float" office:value="69351" table:style-name="ce8">
            <text:p>69.351</text:p>
          </table:table-cell>
          <table:table-cell office:value-type="float" office:value="75585" table:style-name="ce8">
            <text:p>75.58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rasília/DF</text:p>
          </table:table-cell>
          <table:table-cell office:value-type="string" table:style-name="ce1">
            <text:p>Arranjo populacional</text:p>
          </table:table-cell>
          <table:table-cell office:value-type="float" office:value="3360552" table:style-name="ce8">
            <text:p>3.360.552</text:p>
          </table:table-cell>
          <table:table-cell office:value-type="float" office:value="155.11424890999999" table:style-name="ce16">
            <text:p>155,114</text:p>
          </table:table-cell>
          <table:table-cell office:value-type="float" office:value="0.44534701154425366" table:style-name="ce9">
            <text:p>0,4</text:p>
          </table:table-cell>
          <table:table-cell office:value-type="float" office:value="6.349902256700422" table:style-name="ce9">
            <text:p>6,3</text:p>
          </table:table-cell>
          <table:table-cell office:value-type="float" office:value="34.58586272311274" table:style-name="ce9">
            <text:p>34,6</text:p>
          </table:table-cell>
          <table:table-cell office:value-type="float" office:value="47.626209800921373" table:style-name="ce9">
            <text:p>47,6</text:p>
          </table:table-cell>
          <table:table-cell office:value-type="float" office:value="10.992678207721207" table:style-name="ce9">
            <text:p>11,0</text:p>
          </table:table-cell>
          <table:table-cell office:value-type="float" office:value="90670" table:style-name="ce8">
            <text:p>90.670</text:p>
          </table:table-cell>
          <table:table-cell office:value-type="float" office:value="112871" table:style-name="ce8">
            <text:p>112.87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Fortaleza/CE</text:p>
          </table:table-cell>
          <table:table-cell office:value-type="string" table:style-name="ce1">
            <text:p>Arranjo populacional</text:p>
          </table:table-cell>
          <table:table-cell office:value-type="float" office:value="3327021" table:style-name="ce8">
            <text:p>3.327.021</text:p>
          </table:table-cell>
          <table:table-cell office:value-type="float" office:value="47.249548218000001" table:style-name="ce16">
            <text:p>47,250</text:p>
          </table:table-cell>
          <table:table-cell office:value-type="float" office:value="0.31052030872986491" table:style-name="ce9">
            <text:p>0,3</text:p>
          </table:table-cell>
          <table:table-cell office:value-type="float" office:value="22.707263532972135" table:style-name="ce9">
            <text:p>22,7</text:p>
          </table:table-cell>
          <table:table-cell office:value-type="float" office:value="50.326566574325923" table:style-name="ce9">
            <text:p>50,3</text:p>
          </table:table-cell>
          <table:table-cell office:value-type="float" office:value="12.726685197614643" table:style-name="ce9">
            <text:p>12,7</text:p>
          </table:table-cell>
          <table:table-cell office:value-type="float" office:value="13.928964386357427" table:style-name="ce9">
            <text:p>13,9</text:p>
          </table:table-cell>
          <table:table-cell office:value-type="float" office:value="67634" table:style-name="ce8">
            <text:p>67.634</text:p>
          </table:table-cell>
          <table:table-cell office:value-type="float" office:value="74966" table:style-name="ce8">
            <text:p>74.96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Curitiba/PR</text:p>
          </table:table-cell>
          <table:table-cell office:value-type="string" table:style-name="ce1">
            <text:p>Arranjo populacional</text:p>
          </table:table-cell>
          <table:table-cell office:value-type="float" office:value="3054076" table:style-name="ce8">
            <text:p>3.054.076</text:p>
          </table:table-cell>
          <table:table-cell office:value-type="float" office:value="92.34533260500001" table:style-name="ce16">
            <text:p>92,345</text:p>
          </table:table-cell>
          <table:table-cell office:value-type="float" office:value="0.52470407039691003" table:style-name="ce9">
            <text:p>0,5</text:p>
          </table:table-cell>
          <table:table-cell office:value-type="float" office:value="24.245451352446292" table:style-name="ce9">
            <text:p>24,2</text:p>
          </table:table-cell>
          <table:table-cell office:value-type="float" office:value="51.201633263097825" table:style-name="ce9">
            <text:p>51,2</text:p>
          </table:table-cell>
          <table:table-cell office:value-type="float" office:value="7.045478108600939" table:style-name="ce9">
            <text:p>7,0</text:p>
          </table:table-cell>
          <table:table-cell office:value-type="float" office:value="16.982733205458032" table:style-name="ce9">
            <text:p>17,0</text:p>
          </table:table-cell>
          <table:table-cell office:value-type="float" office:value="126135" table:style-name="ce8">
            <text:p>126.135</text:p>
          </table:table-cell>
          <table:table-cell office:value-type="float" office:value="136485" table:style-name="ce8">
            <text:p>136.48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Goiânia/GO</text:p>
          </table:table-cell>
          <table:table-cell office:value-type="string" table:style-name="ce1">
            <text:p>Arranjo populacional</text:p>
          </table:table-cell>
          <table:table-cell office:value-type="float" office:value="2078399" table:style-name="ce8">
            <text:p>2.078.399</text:p>
          </table:table-cell>
          <table:table-cell office:value-type="float" office:value="34.946654238999997" table:style-name="ce16">
            <text:p>34,947</text:p>
          </table:table-cell>
          <table:table-cell office:value-type="float" office:value="0.79566063777771423" table:style-name="ce9">
            <text:p>0,8</text:p>
          </table:table-cell>
          <table:table-cell office:value-type="float" office:value="16.342526620549599" table:style-name="ce9">
            <text:p>16,3</text:p>
          </table:table-cell>
          <table:table-cell office:value-type="float" office:value="55.66817561690759" table:style-name="ce9">
            <text:p>55,7</text:p>
          </table:table-cell>
          <table:table-cell office:value-type="float" office:value="11.760476928327558" table:style-name="ce9">
            <text:p>11,8</text:p>
          </table:table-cell>
          <table:table-cell office:value-type="float" office:value="15.433160196437539" table:style-name="ce9">
            <text:p>15,4</text:p>
          </table:table-cell>
          <table:table-cell office:value-type="float" office:value="66300" table:style-name="ce8">
            <text:p>66.300</text:p>
          </table:table-cell>
          <table:table-cell office:value-type="float" office:value="71250" table:style-name="ce8">
            <text:p>71.25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elém/PA</text:p>
          </table:table-cell>
          <table:table-cell office:value-type="string" table:style-name="ce1">
            <text:p>Arranjo populacional</text:p>
          </table:table-cell>
          <table:table-cell office:value-type="float" office:value="2025276" table:style-name="ce8">
            <text:p>2.025.276</text:p>
          </table:table-cell>
          <table:table-cell office:value-type="float" office:value="22.889479480000002" table:style-name="ce16">
            <text:p>22,889</text:p>
          </table:table-cell>
          <table:table-cell office:value-type="float" office:value="0.25990045798979439" table:style-name="ce9">
            <text:p>0,3</text:p>
          </table:table-cell>
          <table:table-cell office:value-type="float" office:value="15.935590135140984" table:style-name="ce9">
            <text:p>15,9</text:p>
          </table:table-cell>
          <table:table-cell office:value-type="float" office:value="54.884255476306706" table:style-name="ce9">
            <text:p>54,9</text:p>
          </table:table-cell>
          <table:table-cell office:value-type="float" office:value="13.710207664364066" table:style-name="ce9">
            <text:p>13,7</text:p>
          </table:table-cell>
          <table:table-cell office:value-type="float" office:value="15.210046266198448" table:style-name="ce9">
            <text:p>15,2</text:p>
          </table:table-cell>
          <table:table-cell office:value-type="float" office:value="21060" table:style-name="ce8">
            <text:p>21.060</text:p>
          </table:table-cell>
          <table:table-cell office:value-type="float" office:value="23944" table:style-name="ce8">
            <text:p>23.94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Campinas/SP</text:p>
          </table:table-cell>
          <table:table-cell office:value-type="string" table:style-name="ce1">
            <text:p>Arranjo populacional</text:p>
          </table:table-cell>
          <table:table-cell office:value-type="float" office:value="1874442" table:style-name="ce8">
            <text:p>1.874.442</text:p>
          </table:table-cell>
          <table:table-cell office:value-type="float" office:value="71.378273530000001" table:style-name="ce16">
            <text:p>71,378</text:p>
          </table:table-cell>
          <table:table-cell office:value-type="float" office:value="0.11125982609627291" table:style-name="ce9">
            <text:p>0,1</text:p>
          </table:table-cell>
          <table:table-cell office:value-type="float" office:value="26.901143470400218" table:style-name="ce9">
            <text:p>26,9</text:p>
          </table:table-cell>
          <table:table-cell office:value-type="float" office:value="45.731925204495766" table:style-name="ce9">
            <text:p>45,7</text:p>
          </table:table-cell>
          <table:table-cell office:value-type="float" office:value="6.653508652046547" table:style-name="ce9">
            <text:p>6,7</text:p>
          </table:table-cell>
          <table:table-cell office:value-type="float" office:value="20.6021628469612" table:style-name="ce9">
            <text:p>20,6</text:p>
          </table:table-cell>
          <table:table-cell office:value-type="float" office:value="66281" table:style-name="ce8">
            <text:p>66.281</text:p>
          </table:table-cell>
          <table:table-cell office:value-type="float" office:value="70660" table:style-name="ce8">
            <text:p>70.66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Manaus (AM)</text:p>
          </table:table-cell>
          <table:table-cell office:value-type="string" table:style-name="ce1">
            <text:p>Município isolado</text:p>
          </table:table-cell>
          <table:table-cell office:value-type="float" office:value="1802014" table:style-name="ce8">
            <text:p>1.802.014</text:p>
          </table:table-cell>
          <table:table-cell office:value-type="float" office:value="48.598153154999999" table:style-name="ce16">
            <text:p>48,598</text:p>
          </table:table-cell>
          <table:table-cell office:value-type="float" office:value="0.33976640938054181" table:style-name="ce9">
            <text:p>0,3</text:p>
          </table:table-cell>
          <table:table-cell office:value-type="float" office:value="41.347340807194094" table:style-name="ce9">
            <text:p>41,3</text:p>
          </table:table-cell>
          <table:table-cell office:value-type="float" office:value="29.655264627102891" table:style-name="ce9">
            <text:p>29,7</text:p>
          </table:table-cell>
          <table:table-cell office:value-type="float" office:value="9.3009217975497354" table:style-name="ce9">
            <text:p>9,3</text:p>
          </table:table-cell>
          <table:table-cell office:value-type="float" office:value="19.356706358772737" table:style-name="ce9">
            <text:p>19,4</text:p>
          </table:table-cell>
          <table:table-cell office:value-type="float" office:value="21129" table:style-name="ce8">
            <text:p>21.129</text:p>
          </table:table-cell>
          <table:table-cell office:value-type="float" office:value="24023" table:style-name="ce8">
            <text:p>24.02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Vitória/ES</text:p>
          </table:table-cell>
          <table:table-cell office:value-type="string" table:style-name="ce1">
            <text:p>Arranjo populacional</text:p>
          </table:table-cell>
          <table:table-cell office:value-type="float" office:value="1582418" table:style-name="ce8">
            <text:p>1.582.418</text:p>
          </table:table-cell>
          <table:table-cell office:value-type="float" office:value="50.807494374999997" table:style-name="ce16">
            <text:p>50,807</text:p>
          </table:table-cell>
          <table:table-cell office:value-type="float" office:value="0.1795533436990121" table:style-name="ce9">
            <text:p>0,2</text:p>
          </table:table-cell>
          <table:table-cell office:value-type="float" office:value="25.6710840092476" table:style-name="ce9">
            <text:p>25,7</text:p>
          </table:table-cell>
          <table:table-cell office:value-type="float" office:value="41.272522296077121" table:style-name="ce9">
            <text:p>41,3</text:p>
          </table:table-cell>
          <table:table-cell office:value-type="float" office:value="8.6971696328608807" table:style-name="ce9">
            <text:p>8,7</text:p>
          </table:table-cell>
          <table:table-cell office:value-type="float" office:value="24.179670718115393" table:style-name="ce9">
            <text:p>24,2</text:p>
          </table:table-cell>
          <table:table-cell office:value-type="float" office:value="44666" table:style-name="ce8">
            <text:p>44.666</text:p>
          </table:table-cell>
          <table:table-cell office:value-type="float" office:value="49079" table:style-name="ce8">
            <text:p>49.07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aixada Santista/SP</text:p>
          </table:table-cell>
          <table:table-cell office:value-type="string" table:style-name="ce1">
            <text:p>Arranjo populacional</text:p>
          </table:table-cell>
          <table:table-cell office:value-type="float" office:value="1556718" table:style-name="ce8">
            <text:p>1.556.718</text:p>
          </table:table-cell>
          <table:table-cell office:value-type="float" office:value="45.853121226000006" table:style-name="ce16">
            <text:p>45,853</text:p>
          </table:table-cell>
          <table:table-cell office:value-type="float" office:value="0.14650781714268116" table:style-name="ce9">
            <text:p>0,1</text:p>
          </table:table-cell>
          <table:table-cell office:value-type="float" office:value="17.802067213194338" table:style-name="ce9">
            <text:p>17,8</text:p>
          </table:table-cell>
          <table:table-cell office:value-type="float" office:value="33.926445779614937" table:style-name="ce9">
            <text:p>33,9</text:p>
          </table:table-cell>
          <table:table-cell office:value-type="float" office:value="8.8528754432931631" table:style-name="ce9">
            <text:p>8,9</text:p>
          </table:table-cell>
          <table:table-cell office:value-type="float" office:value="39.272103746754873" table:style-name="ce9">
            <text:p>39,3</text:p>
          </table:table-cell>
          <table:table-cell office:value-type="float" office:value="38341" table:style-name="ce8">
            <text:p>38.341</text:p>
          </table:table-cell>
          <table:table-cell office:value-type="float" office:value="40436" table:style-name="ce8">
            <text:p>40.436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ão José dos Campos/SP</text:p>
          </table:table-cell>
          <table:table-cell office:value-type="string" table:style-name="ce1">
            <text:p>1a integração do arranjo</text:p>
          </table:table-cell>
          <table:table-cell office:value-type="float" office:value="1419657" table:style-name="ce8">
            <text:p>1.419.657</text:p>
          </table:table-cell>
          <table:table-cell office:value-type="float" office:value="47.961752924000002" table:style-name="ce16">
            <text:p>47,962</text:p>
          </table:table-cell>
          <table:table-cell office:value-type="float" office:value="0.41115128613517304" table:style-name="ce9">
            <text:p>0,4</text:p>
          </table:table-cell>
          <table:table-cell office:value-type="float" office:value="44.693202656639414" table:style-name="ce9">
            <text:p>44,7</text:p>
          </table:table-cell>
          <table:table-cell office:value-type="float" office:value="33.274273974699064" table:style-name="ce9">
            <text:p>33,3</text:p>
          </table:table-cell>
          <table:table-cell office:value-type="float" office:value="6.6111014103767989" table:style-name="ce9">
            <text:p>6,6</text:p>
          </table:table-cell>
          <table:table-cell office:value-type="float" office:value="15.010270672149547" table:style-name="ce9">
            <text:p>15,0</text:p>
          </table:table-cell>
          <table:table-cell office:value-type="float" office:value="39408" table:style-name="ce8">
            <text:p>39.408</text:p>
          </table:table-cell>
          <table:table-cell office:value-type="float" office:value="41260" table:style-name="ce8">
            <text:p>41.26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ão Luís/MA</text:p>
          </table:table-cell>
          <table:table-cell office:value-type="string" table:style-name="ce1">
            <text:p>Arranjo populacional</text:p>
          </table:table-cell>
          <table:table-cell office:value-type="float" office:value="1309330" table:style-name="ce8">
            <text:p>1.309.330</text:p>
          </table:table-cell>
          <table:table-cell office:value-type="float" office:value="18.898051452000001" table:style-name="ce16">
            <text:p>18,898</text:p>
          </table:table-cell>
          <table:table-cell office:value-type="float" office:value="0.52193757250862627" table:style-name="ce9">
            <text:p>0,5</text:p>
          </table:table-cell>
          <table:table-cell office:value-type="float" office:value="17.856151077643919" table:style-name="ce9">
            <text:p>17,9</text:p>
          </table:table-cell>
          <table:table-cell office:value-type="float" office:value="52.222702658350237" table:style-name="ce9">
            <text:p>52,2</text:p>
          </table:table-cell>
          <table:table-cell office:value-type="float" office:value="11.350475658552567" table:style-name="ce9">
            <text:p>11,4</text:p>
          </table:table-cell>
          <table:table-cell office:value-type="float" office:value="18.04873303294465" table:style-name="ce9">
            <text:p>18,0</text:p>
          </table:table-cell>
          <table:table-cell office:value-type="float" office:value="20095" table:style-name="ce8">
            <text:p>20.095</text:p>
          </table:table-cell>
          <table:table-cell office:value-type="float" office:value="21548" table:style-name="ce8">
            <text:p>21.54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Natal/RN</text:p>
          </table:table-cell>
          <table:table-cell office:value-type="string" table:style-name="ce1">
            <text:p>Arranjo populacional</text:p>
          </table:table-cell>
          <table:table-cell office:value-type="float" office:value="1187899" table:style-name="ce8">
            <text:p>1.187.899</text:p>
          </table:table-cell>
          <table:table-cell office:value-type="float" office:value="16.182148526999999" table:style-name="ce16">
            <text:p>16,182</text:p>
          </table:table-cell>
          <table:table-cell office:value-type="float" office:value="0.54567161370857931" table:style-name="ce9">
            <text:p>0,5</text:p>
          </table:table-cell>
          <table:table-cell office:value-type="float" office:value="17.27157549157749" table:style-name="ce9">
            <text:p>17,3</text:p>
          </table:table-cell>
          <table:table-cell office:value-type="float" office:value="49.353581155645266" table:style-name="ce9">
            <text:p>49,4</text:p>
          </table:table-cell>
          <table:table-cell office:value-type="float" office:value="18.713538056750281" table:style-name="ce9">
            <text:p>18,7</text:p>
          </table:table-cell>
          <table:table-cell office:value-type="float" office:value="14.115633682318382" table:style-name="ce9">
            <text:p>14,1</text:p>
          </table:table-cell>
          <table:table-cell office:value-type="float" office:value="24925" table:style-name="ce8">
            <text:p>24.925</text:p>
          </table:table-cell>
          <table:table-cell office:value-type="float" office:value="27383" table:style-name="ce8">
            <text:p>27.38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Maceió/AL</text:p>
          </table:table-cell>
          <table:table-cell office:value-type="string" table:style-name="ce1">
            <text:p>Arranjo populacional</text:p>
          </table:table-cell>
          <table:table-cell office:value-type="float" office:value="1115485" table:style-name="ce8">
            <text:p>1.115.485</text:p>
          </table:table-cell>
          <table:table-cell office:value-type="float" office:value="13.645408723999999" table:style-name="ce16">
            <text:p>13,645</text:p>
          </table:table-cell>
          <table:table-cell office:value-type="float" office:value="1.0224243540218634" table:style-name="ce9">
            <text:p>1,0</text:p>
          </table:table-cell>
          <table:table-cell office:value-type="float" office:value="20.266648401201824" table:style-name="ce9">
            <text:p>20,3</text:p>
          </table:table-cell>
          <table:table-cell office:value-type="float" office:value="48.958967372298993" table:style-name="ce9">
            <text:p>49,0</text:p>
          </table:table-cell>
          <table:table-cell office:value-type="float" office:value="15.595069089115546" table:style-name="ce9">
            <text:p>15,6</text:p>
          </table:table-cell>
          <table:table-cell office:value-type="float" office:value="14.156890783361778" table:style-name="ce9">
            <text:p>14,2</text:p>
          </table:table-cell>
          <table:table-cell office:value-type="float" office:value="15906" table:style-name="ce8">
            <text:p>15.906</text:p>
          </table:table-cell>
          <table:table-cell office:value-type="float" office:value="17067" table:style-name="ce8">
            <text:p>17.06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João Pessoa/PB</text:p>
          </table:table-cell>
          <table:table-cell office:value-type="string" table:style-name="ce1">
            <text:p>Arranjo populacional</text:p>
          </table:table-cell>
          <table:table-cell office:value-type="float" office:value="1034615" table:style-name="ce8">
            <text:p>1.034.615</text:p>
          </table:table-cell>
          <table:table-cell office:value-type="float" office:value="14.609534521" table:style-name="ce16">
            <text:p>14,610</text:p>
          </table:table-cell>
          <table:table-cell office:value-type="float" office:value="0.64618829480364659" table:style-name="ce9">
            <text:p>0,6</text:p>
          </table:table-cell>
          <table:table-cell office:value-type="float" office:value="22.212951037798504" table:style-name="ce9">
            <text:p>22,2</text:p>
          </table:table-cell>
          <table:table-cell office:value-type="float" office:value="44.14850066392475" table:style-name="ce9">
            <text:p>44,1</text:p>
          </table:table-cell>
          <table:table-cell office:value-type="float" office:value="18.115887143397099" table:style-name="ce9">
            <text:p>18,1</text:p>
          </table:table-cell>
          <table:table-cell office:value-type="float" office:value="14.876472860076007" table:style-name="ce9">
            <text:p>14,9</text:p>
          </table:table-cell>
          <table:table-cell office:value-type="float" office:value="17855" table:style-name="ce8">
            <text:p>17.855</text:p>
          </table:table-cell>
          <table:table-cell office:value-type="float" office:value="19282" table:style-name="ce8">
            <text:p>19.28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Teresina/PI</text:p>
          </table:table-cell>
          <table:table-cell office:value-type="string" table:style-name="ce1">
            <text:p>Arranjo populacional</text:p>
          </table:table-cell>
          <table:table-cell office:value-type="float" office:value="969690" table:style-name="ce8">
            <text:p>969.690</text:p>
          </table:table-cell>
          <table:table-cell office:value-type="float" office:value="11.356769239" table:style-name="ce16">
            <text:p>11,357</text:p>
          </table:table-cell>
          <table:table-cell office:value-type="float" office:value="0.71350579812551562" table:style-name="ce9">
            <text:p>0,7</text:p>
          </table:table-cell>
          <table:table-cell office:value-type="float" office:value="18.229205643191285" table:style-name="ce9">
            <text:p>18,2</text:p>
          </table:table-cell>
          <table:table-cell office:value-type="float" office:value="50.688928997793823" table:style-name="ce9">
            <text:p>50,7</text:p>
          </table:table-cell>
          <table:table-cell office:value-type="float" office:value="15.837806528843215" table:style-name="ce9">
            <text:p>15,8</text:p>
          </table:table-cell>
          <table:table-cell office:value-type="float" office:value="14.530553032046159" table:style-name="ce9">
            <text:p>14,5</text:p>
          </table:table-cell>
          <table:table-cell office:value-type="float" office:value="16240" table:style-name="ce8">
            <text:p>16.240</text:p>
          </table:table-cell>
          <table:table-cell office:value-type="float" office:value="18120" table:style-name="ce8">
            <text:p>18.12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Aracaju/SE</text:p>
          </table:table-cell>
          <table:table-cell office:value-type="string" table:style-name="ce1">
            <text:p>Arranjo populacional</text:p>
          </table:table-cell>
          <table:table-cell office:value-type="float" office:value="926399" table:style-name="ce8">
            <text:p>926.399</text:p>
          </table:table-cell>
          <table:table-cell office:value-type="float" office:value="13.589800679" table:style-name="ce16">
            <text:p>13,590</text:p>
          </table:table-cell>
          <table:table-cell office:value-type="float" office:value="0.64256815874377993" table:style-name="ce9">
            <text:p>0,6</text:p>
          </table:table-cell>
          <table:table-cell office:value-type="float" office:value="22.724150080965291" table:style-name="ce9">
            <text:p>22,7</text:p>
          </table:table-cell>
          <table:table-cell office:value-type="float" office:value="44.922075284250759" table:style-name="ce9">
            <text:p>44,9</text:p>
          </table:table-cell>
          <table:table-cell office:value-type="float" office:value="18.591764807148866" table:style-name="ce9">
            <text:p>18,6</text:p>
          </table:table-cell>
          <table:table-cell office:value-type="float" office:value="13.11944166889131" table:style-name="ce9">
            <text:p>13,1</text:p>
          </table:table-cell>
          <table:table-cell office:value-type="float" office:value="15022" table:style-name="ce8">
            <text:p>15.022</text:p>
          </table:table-cell>
          <table:table-cell office:value-type="float" office:value="16635" table:style-name="ce8">
            <text:p>16.635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Florianópolis/SC</text:p>
          </table:table-cell>
          <table:table-cell office:value-type="string" table:style-name="ce1">
            <text:p>Arranjo populacional</text:p>
          </table:table-cell>
          <table:table-cell office:value-type="float" office:value="883808" table:style-name="ce8">
            <text:p>883.808</text:p>
          </table:table-cell>
          <table:table-cell office:value-type="float" office:value="18.811692295" table:style-name="ce16">
            <text:p>18,812</text:p>
          </table:table-cell>
          <table:table-cell office:value-type="float" office:value="1.0362786714931218" table:style-name="ce9">
            <text:p>1,0</text:p>
          </table:table-cell>
          <table:table-cell office:value-type="float" office:value="15.608102056721421" table:style-name="ce9">
            <text:p>15,6</text:p>
          </table:table-cell>
          <table:table-cell office:value-type="float" office:value="58.572327875725541" table:style-name="ce9">
            <text:p>58,6</text:p>
          </table:table-cell>
          <table:table-cell office:value-type="float" office:value="11.18341091810847" table:style-name="ce9">
            <text:p>11,2</text:p>
          </table:table-cell>
          <table:table-cell office:value-type="float" office:value="13.599880477951437" table:style-name="ce9">
            <text:p>13,6</text:p>
          </table:table-cell>
          <table:table-cell office:value-type="float" office:value="36513" table:style-name="ce8">
            <text:p>36.513</text:p>
          </table:table-cell>
          <table:table-cell office:value-type="float" office:value="39809" table:style-name="ce8">
            <text:p>39.80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Cuiabá/MT</text:p>
          </table:table-cell>
          <table:table-cell office:value-type="string" table:style-name="ce1">
            <text:p>Arranjo populacional</text:p>
          </table:table-cell>
          <table:table-cell office:value-type="float" office:value="803694" table:style-name="ce8">
            <text:p>803.694</text:p>
          </table:table-cell>
          <table:table-cell office:value-type="float" office:value="14.501072845000001" table:style-name="ce16">
            <text:p>14,501</text:p>
          </table:table-cell>
          <table:table-cell office:value-type="float" office:value="0.45362976038480823" table:style-name="ce9">
            <text:p>0,5</text:p>
          </table:table-cell>
          <table:table-cell office:value-type="float" office:value="18.543041371777893" table:style-name="ce9">
            <text:p>18,5</text:p>
          </table:table-cell>
          <table:table-cell office:value-type="float" office:value="51.150926212728777" table:style-name="ce9">
            <text:p>51,2</text:p>
          </table:table-cell>
          <table:table-cell office:value-type="float" office:value="14.857703350844728" table:style-name="ce9">
            <text:p>14,9</text:p>
          </table:table-cell>
          <table:table-cell office:value-type="float" office:value="14.994699304263786" table:style-name="ce9">
            <text:p>15,0</text:p>
          </table:table-cell>
          <table:table-cell office:value-type="float" office:value="23117" table:style-name="ce8">
            <text:p>23.117</text:p>
          </table:table-cell>
          <table:table-cell office:value-type="float" office:value="25508" table:style-name="ce8">
            <text:p>25.50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Campo Grande (MS)</text:p>
          </table:table-cell>
          <table:table-cell office:value-type="string" table:style-name="ce1">
            <text:p>Município isolado</text:p>
          </table:table-cell>
          <table:table-cell office:value-type="float" office:value="786797" table:style-name="ce8">
            <text:p>786.797</text:p>
          </table:table-cell>
          <table:table-cell office:value-type="float" office:value="13.875046175000001" table:style-name="ce16">
            <text:p>13,875</text:p>
          </table:table-cell>
          <table:table-cell office:value-type="float" office:value="0.86786788657299729" table:style-name="ce9">
            <text:p>0,9</text:p>
          </table:table-cell>
          <table:table-cell office:value-type="float" office:value="17.652360180343688" table:style-name="ce9">
            <text:p>17,7</text:p>
          </table:table-cell>
          <table:table-cell office:value-type="float" office:value="48.775029406343577" table:style-name="ce9">
            <text:p>48,8</text:p>
          </table:table-cell>
          <table:table-cell office:value-type="float" office:value="16.327439169765501" table:style-name="ce9">
            <text:p>16,3</text:p>
          </table:table-cell>
          <table:table-cell office:value-type="float" office:value="16.377303356974231" table:style-name="ce9">
            <text:p>16,4</text:p>
          </table:table-cell>
          <table:table-cell office:value-type="float" office:value="20332" table:style-name="ce8">
            <text:p>20.332</text:p>
          </table:table-cell>
          <table:table-cell office:value-type="float" office:value="22143" table:style-name="ce8">
            <text:p>22.14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Sorocaba/SP</text:p>
          </table:table-cell>
          <table:table-cell office:value-type="string" table:style-name="ce1">
            <text:p>Arranjo populacional</text:p>
          </table:table-cell>
          <table:table-cell office:value-type="float" office:value="779704" table:style-name="ce8">
            <text:p>779.704</text:p>
          </table:table-cell>
          <table:table-cell office:value-type="float" office:value="20.867179211" table:style-name="ce16">
            <text:p>20,867</text:p>
          </table:table-cell>
          <table:table-cell office:value-type="float" office:value="0.32895864508517064" table:style-name="ce9">
            <text:p>0,3</text:p>
          </table:table-cell>
          <table:table-cell office:value-type="float" office:value="33.383635251130642" table:style-name="ce9">
            <text:p>33,4</text:p>
          </table:table-cell>
          <table:table-cell office:value-type="float" office:value="40.346824608483026" table:style-name="ce9">
            <text:p>40,3</text:p>
          </table:table-cell>
          <table:table-cell office:value-type="float" office:value="7.783627875989108" table:style-name="ce9">
            <text:p>7,8</text:p>
          </table:table-cell>
          <table:table-cell office:value-type="float" office:value="18.15695361931207" table:style-name="ce9">
            <text:p>18,2</text:p>
          </table:table-cell>
          <table:table-cell office:value-type="float" office:value="26680" table:style-name="ce8">
            <text:p>26.680</text:p>
          </table:table-cell>
          <table:table-cell office:value-type="float" office:value="27893" table:style-name="ce8">
            <text:p>27.893</text:p>
          </table:table-cell>
          <table:table-cell table:number-columns-repeated="16373"/>
        </table:table-row>
        <table:table-row table:style-name="ro16">
          <table:table-cell office:value-type="string" table:number-columns-spanned="11" table:number-rows-spanned="1" table:style-name="ce40">
            <text:p>Fonte: IBGE, Censo Demográfico 2010, Cadastro Central de Empresas 2011 e Produto Interno Bruto dos Municípios 2010.</text:p>
            <text:p>Notas: 1. Arranjos Populacionais identificados segundo metodologia desenvolvida pela Coordenação de Geografia do IBGE.</text:p>
            <text:p>2. Para "São José dos Campos/SP" considerou-se a 1ª Integração do Arranjo e para "Porto Alegre/RS" a 2ª Integração do Arranjo.</text:p>
            <text:p>¹ Em 2010.</text:p>
            <text:p>² Em 2011.</text:p>
          </table:table-cell>
          <table:covered-table-cell table:number-columns-repeated="10"/>
          <table:table-cell table:number-columns-repeated="16373"/>
        </table:table-row>
        <table:table-row table:number-rows-repeated="104854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uricio Gonçalves e Silva</meta:initial-creator>
    <dc:creator>Paulo Wagner Teixeira Marques</dc:creator>
    <meta:creation-date>2016-02-23T20:02:34Z</meta:creation-date>
    <dc:date>2016-09-05T20:44:23Z</dc:date>
  </office:meta>
</office:document-meta>
</file>